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895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868cm"/>
    </style:style>
    <style:style style:name="co13" style:family="table-column">
      <style:table-column-properties fo:break-before="auto" style:column-width="2.731cm"/>
    </style:style>
    <style:style style:name="co14" style:family="table-column">
      <style:table-column-properties fo:break-before="auto" style:column-width="2.595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3.549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1temp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9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ADN</text:p>
          </table:table-cell>
          <table:table-cell office:value-type="string" calcext:value-type="string">
            <text:p>TMAX_AIR</text:p>
          </table:table-cell>
          <table:table-cell office:value-type="string" calcext:value-type="string">
            <text:p>TMIN_AIR</text:p>
          </table:table-cell>
          <table:table-cell office:value-type="string" calcext:value-type="string">
            <text:p>HMAX_AIR</text:p>
          </table:table-cell>
          <table:table-cell office:value-type="string" calcext:value-type="string">
            <text:p>HMIN_AI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TMAX_SOIL_1</text:p>
          </table:table-cell>
          <table:table-cell office:value-type="string" calcext:value-type="string">
            <text:p>TMIN_SOIL_1</text:p>
          </table:table-cell>
          <table:table-cell office:value-type="string" calcext:value-type="string">
            <text:p>TMAX_SOIL_2</text:p>
          </table:table-cell>
          <table:table-cell office:value-type="string" calcext:value-type="string">
            <text:p>TMIN_SOIL_2</text:p>
          </table:table-cell>
          <table:table-cell office:value-type="string" calcext:value-type="string">
            <text:p>TMAX_SOIL_3</text:p>
          </table:table-cell>
          <table:table-cell office:value-type="string" calcext:value-type="string">
            <text:p>TMIN_SOIL_3</text:p>
          </table:table-cell>
          <table:table-cell office:value-type="string" calcext:value-type="string">
            <text:p>TMAX_SOIL_4</text:p>
          </table:table-cell>
          <table:table-cell office:value-type="string" calcext:value-type="string">
            <text:p>TMIN_SOIL_4</text:p>
          </table:table-cell>
          <table:table-cell office:value-type="string" calcext:value-type="string">
            <text:p>TMAX_SOIL_5</text:p>
          </table:table-cell>
          <table:table-cell office:value-type="string" calcext:value-type="string">
            <text:p>TMIN_SOIL_5</text:p>
          </table:table-cell>
          <table:table-cell office:value-type="string" calcext:value-type="string">
            <text:p>TMAX_SOIL_6</text:p>
          </table:table-cell>
          <table:table-cell office:value-type="string" calcext:value-type="string">
            <text:p>TMIN_SOIL_6</text:p>
          </table:table-cell>
          <table:table-cell office:value-type="string" calcext:value-type="string">
            <text:p>TMAX_SOIL_7</text:p>
          </table:table-cell>
          <table:table-cell office:value-type="string" calcext:value-type="string">
            <text:p>TMIN_SOIL_7</text:p>
          </table:table-cell>
          <table:table-cell office:value-type="string" calcext:value-type="string">
            <text:p>TMAX_SOIL_8</text:p>
          </table:table-cell>
          <table:table-cell office:value-type="string" calcext:value-type="string">
            <text:p>TMIN_SOIL_8</text:p>
          </table:table-cell>
          <table:table-cell office:value-type="string" calcext:value-type="string">
            <text:p>TMAX_SOIL_9</text:p>
          </table:table-cell>
          <table:table-cell office:value-type="string" calcext:value-type="string">
            <text:p>TMIN_SOIL_9</text:p>
          </table:table-cell>
          <table:table-cell office:value-type="string" calcext:value-type="string">
            <text:p>TMAX_SOIL_10</text:p>
          </table:table-cell>
          <table:table-cell office:value-type="string" calcext:value-type="string">
            <text:p>TMIN_SOIL_10</text:p>
          </table:table-cell>
          <table:table-cell office:value-type="string" calcext:value-type="string">
            <text:p>TMAX_SOIL_11</text:p>
          </table:table-cell>
          <table:table-cell office:value-type="string" calcext:value-type="string">
            <text:p>TMIN_SOIL_11</text:p>
          </table:table-cell>
          <table:table-cell office:value-type="string" calcext:value-type="string">
            <text:p>TMAX_SOIL_12</text:p>
          </table:table-cell>
          <table:table-cell office:value-type="string" calcext:value-type="string">
            <text:p>TMIN_SOIL_12</text:p>
          </table:table-cell>
          <table:table-cell office:value-type="string" calcext:value-type="string">
            <text:p>TMAX_SOIL_13</text:p>
          </table:table-cell>
          <table:table-cell office:value-type="string" calcext:value-type="string">
            <text:p>TMIN_SOIL_13</text:p>
          </table:table-cell>
          <table:table-cell office:value-type="string" calcext:value-type="string">
            <text:p>TMAX_SOIL_14</text:p>
          </table:table-cell>
          <table:table-cell office:value-type="string" calcext:value-type="string">
            <text:p>TMIN_SOIL_14</text:p>
          </table:table-cell>
          <table:table-cell office:value-type="string" calcext:value-type="string">
            <text:p>TMAX_LITTER</text:p>
          </table:table-cell>
          <table:table-cell office:value-type="string" calcext:value-type="string">
            <text:p>TMIN_LITTER</text:p>
          </table:table-cell>
          <table:table-cell office:value-type="string" calcext:value-type="string">
            <text:p>ECND_1</text:p>
          </table:table-cell>
          <table:table-cell office:value-type="string" calcext:value-type="string">
            <text:p>ECND_2</text:p>
          </table:table-cell>
          <table:table-cell office:value-type="string" calcext:value-type="string">
            <text:p>ECND_3</text:p>
          </table:table-cell>
          <table:table-cell office:value-type="string" calcext:value-type="string">
            <text:p>ECND_4</text:p>
          </table:table-cell>
          <table:table-cell office:value-type="string" calcext:value-type="string">
            <text:p>ECND_5</text:p>
          </table:table-cell>
          <table:table-cell office:value-type="string" calcext:value-type="string">
            <text:p>ECND_6</text:p>
          </table:table-cell>
          <table:table-cell office:value-type="string" calcext:value-type="string">
            <text:p>ECND_7</text:p>
          </table:table-cell>
          <table:table-cell office:value-type="string" calcext:value-type="string">
            <text:p>ECND_8</text:p>
          </table:table-cell>
          <table:table-cell office:value-type="string" calcext:value-type="string">
            <text:p>ECND_9</text:p>
          </table:table-cell>
          <table:table-cell office:value-type="string" calcext:value-type="string">
            <text:p>ECND_10</text:p>
          </table:table-cell>
          <table:table-cell office:value-type="string" calcext:value-type="string">
            <text:p>ECND_11</text:p>
          </table:table-cell>
          <table:table-cell office:value-type="string" calcext:value-type="string">
            <text:p>ECND_12</text:p>
          </table:table-cell>
          <table:table-cell office:value-type="string" calcext:value-type="string">
            <text:p>TTL_SALT_DISCH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1" calcext:value-type="float">
            <text:p>1012001</text:p>
          </table:table-cell>
          <table:table-cell office:value-type="float" office:value="7.099775" calcext:value-type="float">
            <text:p>7.099775</text:p>
          </table:table-cell>
          <table:table-cell office:value-type="float" office:value="-10.34934" calcext:value-type="float">
            <text:p>-10.34934</text:p>
          </table:table-cell>
          <table:table-cell office:value-type="float" office:value="-19.56337" calcext:value-type="float">
            <text:p>-19.56337</text:p>
          </table:table-cell>
          <table:table-cell office:value-type="float" office:value="0.2489139" calcext:value-type="float">
            <text:p>0.2489139</text:p>
          </table:table-cell>
          <table:table-cell office:value-type="float" office:value="0.1186327" calcext:value-type="float">
            <text:p>0.1186327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12.2735" calcext:value-type="float">
            <text:p>12.2735</text:p>
          </table:table-cell>
          <table:table-cell office:value-type="float" office:value="-6.289581" calcext:value-type="float">
            <text:p>-6.289581</text:p>
          </table:table-cell>
          <table:table-cell office:value-type="float" office:value="15.995" calcext:value-type="float">
            <text:p>15.995</text:p>
          </table:table-cell>
          <table:table-cell office:value-type="float" office:value="-0.3803711" calcext:value-type="float">
            <text:p>-0.3803711</text:p>
          </table:table-cell>
          <table:table-cell office:value-type="float" office:value="16.32217" calcext:value-type="float">
            <text:p>16.32217</text:p>
          </table:table-cell>
          <table:table-cell office:value-type="float" office:value="2.397675" calcext:value-type="float">
            <text:p>2.397675</text:p>
          </table:table-cell>
          <table:table-cell office:value-type="float" office:value="16.33502" calcext:value-type="float">
            <text:p>16.33502</text:p>
          </table:table-cell>
          <table:table-cell office:value-type="float" office:value="5.057373" calcext:value-type="float">
            <text:p>5.057373</text:p>
          </table:table-cell>
          <table:table-cell office:value-type="float" office:value="16.38666" calcext:value-type="float">
            <text:p>16.38666</text:p>
          </table:table-cell>
          <table:table-cell office:value-type="float" office:value="6.760071" calcext:value-type="float">
            <text:p>6.760071</text:p>
          </table:table-cell>
          <table:table-cell office:value-type="float" office:value="12.95929" calcext:value-type="float">
            <text:p>12.95929</text:p>
          </table:table-cell>
          <table:table-cell office:value-type="float" office:value="8.623901" calcext:value-type="float">
            <text:p>8.623901</text:p>
          </table:table-cell>
          <table:table-cell office:value-type="float" office:value="12.22134" calcext:value-type="float">
            <text:p>12.22134</text:p>
          </table:table-cell>
          <table:table-cell office:value-type="float" office:value="9.825928" calcext:value-type="float">
            <text:p>9.825928</text:p>
          </table:table-cell>
          <table:table-cell office:value-type="float" office:value="11.53558" calcext:value-type="float">
            <text:p>11.53558</text:p>
          </table:table-cell>
          <table:table-cell office:value-type="float" office:value="11.04279" calcext:value-type="float">
            <text:p>11.04279</text:p>
          </table:table-cell>
          <table:table-cell office:value-type="float" office:value="11.14658" calcext:value-type="float">
            <text:p>11.14658</text:p>
          </table:table-cell>
          <table:table-cell office:value-type="float" office:value="11.11597" calcext:value-type="float">
            <text:p>11.11597</text:p>
          </table:table-cell>
          <table:table-cell office:value-type="float" office:value="10.75095" calcext:value-type="float">
            <text:p>10.75095</text:p>
          </table:table-cell>
          <table:table-cell office:value-type="float" office:value="10.73822" calcext:value-type="float">
            <text:p>10.73822</text:p>
          </table:table-cell>
          <table:table-cell office:value-type="float" office:value="10.44348" calcext:value-type="float">
            <text:p>10.44348</text:p>
          </table:table-cell>
          <table:table-cell office:value-type="float" office:value="10.36914" calcext:value-type="float">
            <text:p>10.36914</text:p>
          </table:table-cell>
          <table:table-cell office:value-type="float" office:value="10.25177" calcext:value-type="float">
            <text:p>10.25177</text:p>
          </table:table-cell>
          <table:table-cell office:value-type="float" office:value="10.24487" calcext:value-type="float">
            <text:p>10.24487</text:p>
          </table:table-cell>
          <table:table-cell office:value-type="float" office:value="10.09125" calcext:value-type="float">
            <text:p>10.09125</text:p>
          </table:table-cell>
          <table:table-cell office:value-type="float" office:value="10.06088" calcext:value-type="float">
            <text:p>10.06088</text:p>
          </table:table-cell>
          <table:table-cell office:value-type="float" office:value="10.03381" calcext:value-type="float">
            <text:p>10.03381</text:p>
          </table:table-cell>
          <table:table-cell office:value-type="float" office:value="10.01468" calcext:value-type="float">
            <text:p>10.01468</text:p>
          </table:table-cell>
          <table:table-cell office:value-type="float" office:value="0.6613464" calcext:value-type="float">
            <text:p>0.6613464</text:p>
          </table:table-cell>
          <table:table-cell office:value-type="float" office:value="-17.55794" calcext:value-type="float">
            <text:p>-17.557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1" calcext:value-type="float">
            <text:p>2012001</text:p>
          </table:table-cell>
          <table:table-cell office:value-type="float" office:value="8.12213" calcext:value-type="float">
            <text:p>8.12213</text:p>
          </table:table-cell>
          <table:table-cell office:value-type="float" office:value="-4.238232" calcext:value-type="float">
            <text:p>-4.238232</text:p>
          </table:table-cell>
          <table:table-cell office:value-type="float" office:value="-19.54543" calcext:value-type="float">
            <text:p>-19.54543</text:p>
          </table:table-cell>
          <table:table-cell office:value-type="float" office:value="0.3956798" calcext:value-type="float">
            <text:p>0.3956798</text:p>
          </table:table-cell>
          <table:table-cell office:value-type="float" office:value="0.1188102" calcext:value-type="float">
            <text:p>0.1188102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4.022888" calcext:value-type="float">
            <text:p>4.022888</text:p>
          </table:table-cell>
          <table:table-cell office:value-type="float" office:value="-6.97348" calcext:value-type="float">
            <text:p>-6.97348</text:p>
          </table:table-cell>
          <table:table-cell office:value-type="float" office:value="0.7614441" calcext:value-type="float">
            <text:p>0.7614441</text:p>
          </table:table-cell>
          <table:table-cell office:value-type="float" office:value="-0.589386" calcext:value-type="float">
            <text:p>-0.589386</text:p>
          </table:table-cell>
          <table:table-cell office:value-type="float" office:value="2.336029" calcext:value-type="float">
            <text:p>2.336029</text:p>
          </table:table-cell>
          <table:table-cell office:value-type="float" office:value="1.168823" calcext:value-type="float">
            <text:p>1.168823</text:p>
          </table:table-cell>
          <table:table-cell office:value-type="float" office:value="4.980225" calcext:value-type="float">
            <text:p>4.980225</text:p>
          </table:table-cell>
          <table:table-cell office:value-type="float" office:value="2.910736" calcext:value-type="float">
            <text:p>2.910736</text:p>
          </table:table-cell>
          <table:table-cell office:value-type="float" office:value="6.688934" calcext:value-type="float">
            <text:p>6.688934</text:p>
          </table:table-cell>
          <table:table-cell office:value-type="float" office:value="4.201111" calcext:value-type="float">
            <text:p>4.201111</text:p>
          </table:table-cell>
          <table:table-cell office:value-type="float" office:value="8.568298" calcext:value-type="float">
            <text:p>8.568298</text:p>
          </table:table-cell>
          <table:table-cell office:value-type="float" office:value="5.757599" calcext:value-type="float">
            <text:p>5.757599</text:p>
          </table:table-cell>
          <table:table-cell office:value-type="float" office:value="9.788879" calcext:value-type="float">
            <text:p>9.788879</text:p>
          </table:table-cell>
          <table:table-cell office:value-type="float" office:value="7.250977" calcext:value-type="float">
            <text:p>7.250977</text:p>
          </table:table-cell>
          <table:table-cell office:value-type="float" office:value="11.02866" calcext:value-type="float">
            <text:p>11.02866</text:p>
          </table:table-cell>
          <table:table-cell office:value-type="float" office:value="9.347198" calcext:value-type="float">
            <text:p>9.347198</text:p>
          </table:table-cell>
          <table:table-cell office:value-type="float" office:value="11.11423" calcext:value-type="float">
            <text:p>11.11423</text:p>
          </table:table-cell>
          <table:table-cell office:value-type="float" office:value="10.69662" calcext:value-type="float">
            <text:p>10.69662</text:p>
          </table:table-cell>
          <table:table-cell office:value-type="float" office:value="10.7525" calcext:value-type="float">
            <text:p>10.7525</text:p>
          </table:table-cell>
          <table:table-cell office:value-type="float" office:value="10.7229" calcext:value-type="float">
            <text:p>10.7229</text:p>
          </table:table-cell>
          <table:table-cell office:value-type="float" office:value="10.47879" calcext:value-type="float">
            <text:p>10.47879</text:p>
          </table:table-cell>
          <table:table-cell office:value-type="float" office:value="10.44403" calcext:value-type="float">
            <text:p>10.44403</text:p>
          </table:table-cell>
          <table:table-cell office:value-type="float" office:value="10.27219" calcext:value-type="float">
            <text:p>10.27219</text:p>
          </table:table-cell>
          <table:table-cell office:value-type="float" office:value="10.25192" calcext:value-type="float">
            <text:p>10.25192</text:p>
          </table:table-cell>
          <table:table-cell office:value-type="float" office:value="10.1167" calcext:value-type="float">
            <text:p>10.1167</text:p>
          </table:table-cell>
          <table:table-cell office:value-type="float" office:value="10.09152" calcext:value-type="float">
            <text:p>10.09152</text:p>
          </table:table-cell>
          <table:table-cell office:value-type="float" office:value="10.05426" calcext:value-type="float">
            <text:p>10.05426</text:p>
          </table:table-cell>
          <table:table-cell office:value-type="float" office:value="10.034" calcext:value-type="float">
            <text:p>10.034</text:p>
          </table:table-cell>
          <table:table-cell office:value-type="float" office:value="4.818176" calcext:value-type="float">
            <text:p>4.818176</text:p>
          </table:table-cell>
          <table:table-cell office:value-type="float" office:value="-18.69748" calcext:value-type="float">
            <text:p>-18.697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1" calcext:value-type="float">
            <text:p>3012001</text:p>
          </table:table-cell>
          <table:table-cell office:value-type="float" office:value="8.737134" calcext:value-type="float">
            <text:p>8.737134</text:p>
          </table:table-cell>
          <table:table-cell office:value-type="float" office:value="2.98399" calcext:value-type="float">
            <text:p>2.98399</text:p>
          </table:table-cell>
          <table:table-cell office:value-type="float" office:value="-16.49255" calcext:value-type="float">
            <text:p>-16.49255</text:p>
          </table:table-cell>
          <table:table-cell office:value-type="float" office:value="0.6664237" calcext:value-type="float">
            <text:p>0.6664237</text:p>
          </table:table-cell>
          <table:table-cell office:value-type="float" office:value="0.1527689" calcext:value-type="float">
            <text:p>0.1527689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6.236847" calcext:value-type="float">
            <text:p>6.236847</text:p>
          </table:table-cell>
          <table:table-cell office:value-type="float" office:value="-6.039429" calcext:value-type="float">
            <text:p>-6.039429</text:p>
          </table:table-cell>
          <table:table-cell office:value-type="float" office:value="0.9959106" calcext:value-type="float">
            <text:p>0.9959106</text:p>
          </table:table-cell>
          <table:table-cell office:value-type="float" office:value="-0.6399231" calcext:value-type="float">
            <text:p>-0.6399231</text:p>
          </table:table-cell>
          <table:table-cell office:value-type="float" office:value="1.807007" calcext:value-type="float">
            <text:p>1.807007</text:p>
          </table:table-cell>
          <table:table-cell office:value-type="float" office:value="0.8474731" calcext:value-type="float">
            <text:p>0.8474731</text:p>
          </table:table-cell>
          <table:table-cell office:value-type="float" office:value="2.903595" calcext:value-type="float">
            <text:p>2.903595</text:p>
          </table:table-cell>
          <table:table-cell office:value-type="float" office:value="2.438446" calcext:value-type="float">
            <text:p>2.438446</text:p>
          </table:table-cell>
          <table:table-cell office:value-type="float" office:value="4.182526" calcext:value-type="float">
            <text:p>4.182526</text:p>
          </table:table-cell>
          <table:table-cell office:value-type="float" office:value="3.513153" calcext:value-type="float">
            <text:p>3.513153</text:p>
          </table:table-cell>
          <table:table-cell office:value-type="float" office:value="5.73938" calcext:value-type="float">
            <text:p>5.73938</text:p>
          </table:table-cell>
          <table:table-cell office:value-type="float" office:value="4.774597" calcext:value-type="float">
            <text:p>4.774597</text:p>
          </table:table-cell>
          <table:table-cell office:value-type="float" office:value="7.233398" calcext:value-type="float">
            <text:p>7.233398</text:p>
          </table:table-cell>
          <table:table-cell office:value-type="float" office:value="6.080353" calcext:value-type="float">
            <text:p>6.080353</text:p>
          </table:table-cell>
          <table:table-cell office:value-type="float" office:value="9.330994" calcext:value-type="float">
            <text:p>9.330994</text:p>
          </table:table-cell>
          <table:table-cell office:value-type="float" office:value="8.036591" calcext:value-type="float">
            <text:p>8.036591</text:p>
          </table:table-cell>
          <table:table-cell office:value-type="float" office:value="10.69012" calcext:value-type="float">
            <text:p>10.69012</text:p>
          </table:table-cell>
          <table:table-cell office:value-type="float" office:value="10.00415" calcext:value-type="float">
            <text:p>10.00415</text:p>
          </table:table-cell>
          <table:table-cell office:value-type="float" office:value="10.72205" calcext:value-type="float">
            <text:p>10.72205</text:p>
          </table:table-cell>
          <table:table-cell office:value-type="float" office:value="10.57831" calcext:value-type="float">
            <text:p>10.57831</text:p>
          </table:table-cell>
          <table:table-cell office:value-type="float" office:value="10.48203" calcext:value-type="float">
            <text:p>10.48203</text:p>
          </table:table-cell>
          <table:table-cell office:value-type="float" office:value="10.47183" calcext:value-type="float">
            <text:p>10.47183</text:p>
          </table:table-cell>
          <table:table-cell office:value-type="float" office:value="10.29196" calcext:value-type="float">
            <text:p>10.29196</text:p>
          </table:table-cell>
          <table:table-cell office:value-type="float" office:value="10.27246" calcext:value-type="float">
            <text:p>10.27246</text:p>
          </table:table-cell>
          <table:table-cell office:value-type="float" office:value="10.14035" calcext:value-type="float">
            <text:p>10.14035</text:p>
          </table:table-cell>
          <table:table-cell office:value-type="float" office:value="10.11697" calcext:value-type="float">
            <text:p>10.11697</text:p>
          </table:table-cell>
          <table:table-cell office:value-type="float" office:value="10.07507" calcext:value-type="float">
            <text:p>10.07507</text:p>
          </table:table-cell>
          <table:table-cell office:value-type="float" office:value="10.05447" calcext:value-type="float">
            <text:p>10.05447</text:p>
          </table:table-cell>
          <table:table-cell office:value-type="float" office:value="9.703339" calcext:value-type="float">
            <text:p>9.703339</text:p>
          </table:table-cell>
          <table:table-cell office:value-type="float" office:value="-16.12814" calcext:value-type="float">
            <text:p>-16.128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1" calcext:value-type="float">
            <text:p>4012001</text:p>
          </table:table-cell>
          <table:table-cell office:value-type="float" office:value="8.23298" calcext:value-type="float">
            <text:p>8.23298</text:p>
          </table:table-cell>
          <table:table-cell office:value-type="float" office:value="8.539546" calcext:value-type="float">
            <text:p>8.539546</text:p>
          </table:table-cell>
          <table:table-cell office:value-type="float" office:value="-7.811173" calcext:value-type="float">
            <text:p>-7.811173</text:p>
          </table:table-cell>
          <table:table-cell office:value-type="float" office:value="0.8379694" calcext:value-type="float">
            <text:p>0.8379694</text:p>
          </table:table-cell>
          <table:table-cell office:value-type="float" office:value="0.3025375" calcext:value-type="float">
            <text:p>0.3025375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9.481476" calcext:value-type="float">
            <text:p>9.481476</text:p>
          </table:table-cell>
          <table:table-cell office:value-type="float" office:value="-3.230774" calcext:value-type="float">
            <text:p>-3.230774</text:p>
          </table:table-cell>
          <table:table-cell office:value-type="float" office:value="6.423645" calcext:value-type="float">
            <text:p>6.423645</text:p>
          </table:table-cell>
          <table:table-cell office:value-type="float" office:value="-0.3034363" calcext:value-type="float">
            <text:p>-0.3034363</text:p>
          </table:table-cell>
          <table:table-cell office:value-type="float" office:value="5.186737" calcext:value-type="float">
            <text:p>5.186737</text:p>
          </table:table-cell>
          <table:table-cell office:value-type="float" office:value="0.9197998" calcext:value-type="float">
            <text:p>0.9197998</text:p>
          </table:table-cell>
          <table:table-cell office:value-type="float" office:value="4.878632" calcext:value-type="float">
            <text:p>4.878632</text:p>
          </table:table-cell>
          <table:table-cell office:value-type="float" office:value="2.212158" calcext:value-type="float">
            <text:p>2.212158</text:p>
          </table:table-cell>
          <table:table-cell office:value-type="float" office:value="4.975464" calcext:value-type="float">
            <text:p>4.975464</text:p>
          </table:table-cell>
          <table:table-cell office:value-type="float" office:value="3.201447" calcext:value-type="float">
            <text:p>3.201447</text:p>
          </table:table-cell>
          <table:table-cell office:value-type="float" office:value="5.356689" calcext:value-type="float">
            <text:p>5.356689</text:p>
          </table:table-cell>
          <table:table-cell office:value-type="float" office:value="4.368744" calcext:value-type="float">
            <text:p>4.368744</text:p>
          </table:table-cell>
          <table:table-cell office:value-type="float" office:value="6.070892" calcext:value-type="float">
            <text:p>6.070892</text:p>
          </table:table-cell>
          <table:table-cell office:value-type="float" office:value="5.584229" calcext:value-type="float">
            <text:p>5.584229</text:p>
          </table:table-cell>
          <table:table-cell office:value-type="float" office:value="8.026093" calcext:value-type="float">
            <text:p>8.026093</text:p>
          </table:table-cell>
          <table:table-cell office:value-type="float" office:value="7.284485" calcext:value-type="float">
            <text:p>7.284485</text:p>
          </table:table-cell>
          <table:table-cell office:value-type="float" office:value="9.996735" calcext:value-type="float">
            <text:p>9.996735</text:p>
          </table:table-cell>
          <table:table-cell office:value-type="float" office:value="9.327698" calcext:value-type="float">
            <text:p>9.327698</text:p>
          </table:table-cell>
          <table:table-cell office:value-type="float" office:value="10.5762" calcext:value-type="float">
            <text:p>10.5762</text:p>
          </table:table-cell>
          <table:table-cell office:value-type="float" office:value="10.33588" calcext:value-type="float">
            <text:p>10.33588</text:p>
          </table:table-cell>
          <table:table-cell office:value-type="float" office:value="10.4715" calcext:value-type="float">
            <text:p>10.4715</text:p>
          </table:table-cell>
          <table:table-cell office:value-type="float" office:value="10.41248" calcext:value-type="float">
            <text:p>10.41248</text:p>
          </table:table-cell>
          <table:table-cell office:value-type="float" office:value="10.29932" calcext:value-type="float">
            <text:p>10.29932</text:p>
          </table:table-cell>
          <table:table-cell office:value-type="float" office:value="10.29214" calcext:value-type="float">
            <text:p>10.29214</text:p>
          </table:table-cell>
          <table:table-cell office:value-type="float" office:value="10.16119" calcext:value-type="float">
            <text:p>10.16119</text:p>
          </table:table-cell>
          <table:table-cell office:value-type="float" office:value="10.14059" calcext:value-type="float">
            <text:p>10.14059</text:p>
          </table:table-cell>
          <table:table-cell office:value-type="float" office:value="10.09561" calcext:value-type="float">
            <text:p>10.09561</text:p>
          </table:table-cell>
          <table:table-cell office:value-type="float" office:value="10.07535" calcext:value-type="float">
            <text:p>10.07535</text:p>
          </table:table-cell>
          <table:table-cell office:value-type="float" office:value="14.65881" calcext:value-type="float">
            <text:p>14.65881</text:p>
          </table:table-cell>
          <table:table-cell office:value-type="float" office:value="-9.317078" calcext:value-type="float">
            <text:p>-9.3170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1" calcext:value-type="float">
            <text:p>5012001</text:p>
          </table:table-cell>
          <table:table-cell office:value-type="float" office:value="8.136024" calcext:value-type="float">
            <text:p>8.136024</text:p>
          </table:table-cell>
          <table:table-cell office:value-type="float" office:value="8.539546" calcext:value-type="float">
            <text:p>8.539546</text:p>
          </table:table-cell>
          <table:table-cell office:value-type="float" office:value="-4.524794" calcext:value-type="float">
            <text:p>-4.524794</text:p>
          </table:table-cell>
          <table:table-cell office:value-type="float" office:value="0.8428636" calcext:value-type="float">
            <text:p>0.8428636</text:p>
          </table:table-cell>
          <table:table-cell office:value-type="float" office:value="0.3873553" calcext:value-type="float">
            <text:p>0.3873553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12.24771" calcext:value-type="float">
            <text:p>12.24771</text:p>
          </table:table-cell>
          <table:table-cell office:value-type="float" office:value="-0.8392334" calcext:value-type="float">
            <text:p>-0.8392334</text:p>
          </table:table-cell>
          <table:table-cell office:value-type="float" office:value="8.853058" calcext:value-type="float">
            <text:p>8.853058</text:p>
          </table:table-cell>
          <table:table-cell office:value-type="float" office:value="0.6475525" calcext:value-type="float">
            <text:p>0.6475525</text:p>
          </table:table-cell>
          <table:table-cell office:value-type="float" office:value="7.147644" calcext:value-type="float">
            <text:p>7.147644</text:p>
          </table:table-cell>
          <table:table-cell office:value-type="float" office:value="1.835388" calcext:value-type="float">
            <text:p>1.835388</text:p>
          </table:table-cell>
          <table:table-cell office:value-type="float" office:value="6.314972" calcext:value-type="float">
            <text:p>6.314972</text:p>
          </table:table-cell>
          <table:table-cell office:value-type="float" office:value="3.008423" calcext:value-type="float">
            <text:p>3.008423</text:p>
          </table:table-cell>
          <table:table-cell office:value-type="float" office:value="6.050262" calcext:value-type="float">
            <text:p>6.050262</text:p>
          </table:table-cell>
          <table:table-cell office:value-type="float" office:value="3.848083" calcext:value-type="float">
            <text:p>3.848083</text:p>
          </table:table-cell>
          <table:table-cell office:value-type="float" office:value="6.061493" calcext:value-type="float">
            <text:p>6.061493</text:p>
          </table:table-cell>
          <table:table-cell office:value-type="float" office:value="4.805817" calcext:value-type="float">
            <text:p>4.805817</text:p>
          </table:table-cell>
          <table:table-cell office:value-type="float" office:value="6.411224" calcext:value-type="float">
            <text:p>6.411224</text:p>
          </table:table-cell>
          <table:table-cell office:value-type="float" office:value="5.727386" calcext:value-type="float">
            <text:p>5.727386</text:p>
          </table:table-cell>
          <table:table-cell office:value-type="float" office:value="7.282959" calcext:value-type="float">
            <text:p>7.282959</text:p>
          </table:table-cell>
          <table:table-cell office:value-type="float" office:value="7.078613" calcext:value-type="float">
            <text:p>7.078613</text:p>
          </table:table-cell>
          <table:table-cell office:value-type="float" office:value="9.321533" calcext:value-type="float">
            <text:p>9.321533</text:p>
          </table:table-cell>
          <table:table-cell office:value-type="float" office:value="8.843811" calcext:value-type="float">
            <text:p>8.843811</text:p>
          </table:table-cell>
          <table:table-cell office:value-type="float" office:value="10.33304" calcext:value-type="float">
            <text:p>10.33304</text:p>
          </table:table-cell>
          <table:table-cell office:value-type="float" office:value="10.05618" calcext:value-type="float">
            <text:p>10.05618</text:p>
          </table:table-cell>
          <table:table-cell office:value-type="float" office:value="10.41159" calcext:value-type="float">
            <text:p>10.41159</text:p>
          </table:table-cell>
          <table:table-cell office:value-type="float" office:value="10.3075" calcext:value-type="float">
            <text:p>10.3075</text:p>
          </table:table-cell>
          <table:table-cell office:value-type="float" office:value="10.29926" calcext:value-type="float">
            <text:p>10.29926</text:p>
          </table:table-cell>
          <table:table-cell office:value-type="float" office:value="10.28699" calcext:value-type="float">
            <text:p>10.28699</text:p>
          </table:table-cell>
          <table:table-cell office:value-type="float" office:value="10.17685" calcext:value-type="float">
            <text:p>10.17685</text:p>
          </table:table-cell>
          <table:table-cell office:value-type="float" office:value="10.16141" calcext:value-type="float">
            <text:p>10.16141</text:p>
          </table:table-cell>
          <table:table-cell office:value-type="float" office:value="10.11508" calcext:value-type="float">
            <text:p>10.11508</text:p>
          </table:table-cell>
          <table:table-cell office:value-type="float" office:value="10.09583" calcext:value-type="float">
            <text:p>10.09583</text:p>
          </table:table-cell>
          <table:table-cell office:value-type="float" office:value="17.7941" calcext:value-type="float">
            <text:p>17.7941</text:p>
          </table:table-cell>
          <table:table-cell office:value-type="float" office:value="-4.769379" calcext:value-type="float">
            <text:p>-4.7693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1" calcext:value-type="float">
            <text:p>6012001</text:p>
          </table:table-cell>
          <table:table-cell office:value-type="float" office:value="8.039413" calcext:value-type="float">
            <text:p>8.039413</text:p>
          </table:table-cell>
          <table:table-cell office:value-type="float" office:value="10.20621" calcext:value-type="float">
            <text:p>10.20621</text:p>
          </table:table-cell>
          <table:table-cell office:value-type="float" office:value="-3.521458" calcext:value-type="float">
            <text:p>-3.521458</text:p>
          </table:table-cell>
          <table:table-cell office:value-type="float" office:value="0.9063443" calcext:value-type="float">
            <text:p>0.9063443</text:p>
          </table:table-cell>
          <table:table-cell office:value-type="float" office:value="0.4172114" calcext:value-type="float">
            <text:p>0.4172114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13.47183" calcext:value-type="float">
            <text:p>13.47183</text:p>
          </table:table-cell>
          <table:table-cell office:value-type="float" office:value="-0.4786682" calcext:value-type="float">
            <text:p>-0.4786682</text:p>
          </table:table-cell>
          <table:table-cell office:value-type="float" office:value="9.963287" calcext:value-type="float">
            <text:p>9.963287</text:p>
          </table:table-cell>
          <table:table-cell office:value-type="float" office:value="1.146545" calcext:value-type="float">
            <text:p>1.146545</text:p>
          </table:table-cell>
          <table:table-cell office:value-type="float" office:value="8.100555" calcext:value-type="float">
            <text:p>8.100555</text:p>
          </table:table-cell>
          <table:table-cell office:value-type="float" office:value="2.390594" calcext:value-type="float">
            <text:p>2.390594</text:p>
          </table:table-cell>
          <table:table-cell office:value-type="float" office:value="7.094421" calcext:value-type="float">
            <text:p>7.094421</text:p>
          </table:table-cell>
          <table:table-cell office:value-type="float" office:value="3.568268" calcext:value-type="float">
            <text:p>3.568268</text:p>
          </table:table-cell>
          <table:table-cell office:value-type="float" office:value="6.694214" calcext:value-type="float">
            <text:p>6.694214</text:p>
          </table:table-cell>
          <table:table-cell office:value-type="float" office:value="4.367004" calcext:value-type="float">
            <text:p>4.367004</text:p>
          </table:table-cell>
          <table:table-cell office:value-type="float" office:value="6.544006" calcext:value-type="float">
            <text:p>6.544006</text:p>
          </table:table-cell>
          <table:table-cell office:value-type="float" office:value="5.244476" calcext:value-type="float">
            <text:p>5.244476</text:p>
          </table:table-cell>
          <table:table-cell office:value-type="float" office:value="6.719147" calcext:value-type="float">
            <text:p>6.719147</text:p>
          </table:table-cell>
          <table:table-cell office:value-type="float" office:value="5.996307" calcext:value-type="float">
            <text:p>5.996307</text:p>
          </table:table-cell>
          <table:table-cell office:value-type="float" office:value="7.162994" calcext:value-type="float">
            <text:p>7.162994</text:p>
          </table:table-cell>
          <table:table-cell office:value-type="float" office:value="7.077728" calcext:value-type="float">
            <text:p>7.077728</text:p>
          </table:table-cell>
          <table:table-cell office:value-type="float" office:value="8.839966" calcext:value-type="float">
            <text:p>8.839966</text:p>
          </table:table-cell>
          <table:table-cell office:value-type="float" office:value="8.555054" calcext:value-type="float">
            <text:p>8.555054</text:p>
          </table:table-cell>
          <table:table-cell office:value-type="float" office:value="10.05331" calcext:value-type="float">
            <text:p>10.05331</text:p>
          </table:table-cell>
          <table:table-cell office:value-type="float" office:value="9.793579" calcext:value-type="float">
            <text:p>9.793579</text:p>
          </table:table-cell>
          <table:table-cell office:value-type="float" office:value="10.30621" calcext:value-type="float">
            <text:p>10.30621</text:p>
          </table:table-cell>
          <table:table-cell office:value-type="float" office:value="10.17685" calcext:value-type="float">
            <text:p>10.17685</text:p>
          </table:table-cell>
          <table:table-cell office:value-type="float" office:value="10.28671" calcext:value-type="float">
            <text:p>10.28671</text:p>
          </table:table-cell>
          <table:table-cell office:value-type="float" office:value="10.25449" calcext:value-type="float">
            <text:p>10.25449</text:p>
          </table:table-cell>
          <table:table-cell office:value-type="float" office:value="10.18512" calcext:value-type="float">
            <text:p>10.18512</text:p>
          </table:table-cell>
          <table:table-cell office:value-type="float" office:value="10.177" calcext:value-type="float">
            <text:p>10.177</text:p>
          </table:table-cell>
          <table:table-cell office:value-type="float" office:value="10.13266" calcext:value-type="float">
            <text:p>10.13266</text:p>
          </table:table-cell>
          <table:table-cell office:value-type="float" office:value="10.11526" calcext:value-type="float">
            <text:p>10.11526</text:p>
          </table:table-cell>
          <table:table-cell office:value-type="float" office:value="18.85513" calcext:value-type="float">
            <text:p>18.85513</text:p>
          </table:table-cell>
          <table:table-cell office:value-type="float" office:value="-4.161438" calcext:value-type="float">
            <text:p>-4.1614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1" calcext:value-type="float">
            <text:p>7012001</text:p>
          </table:table-cell>
          <table:table-cell office:value-type="float" office:value="8.11674" calcext:value-type="float">
            <text:p>8.11674</text:p>
          </table:table-cell>
          <table:table-cell office:value-type="float" office:value="4.095101" calcext:value-type="float">
            <text:p>4.095101</text:p>
          </table:table-cell>
          <table:table-cell office:value-type="float" office:value="-2.666662" calcext:value-type="float">
            <text:p>-2.666662</text:p>
          </table:table-cell>
          <table:table-cell office:value-type="float" office:value="0.7008905" calcext:value-type="float">
            <text:p>0.7008905</text:p>
          </table:table-cell>
          <table:table-cell office:value-type="float" office:value="0.4442626" calcext:value-type="float">
            <text:p>0.4442626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11.78741" calcext:value-type="float">
            <text:p>11.78741</text:p>
          </table:table-cell>
          <table:table-cell office:value-type="float" office:value="-0.2757263" calcext:value-type="float">
            <text:p>-0.2757263</text:p>
          </table:table-cell>
          <table:table-cell office:value-type="float" office:value="8.847748" calcext:value-type="float">
            <text:p>8.847748</text:p>
          </table:table-cell>
          <table:table-cell office:value-type="float" office:value="1.401978" calcext:value-type="float">
            <text:p>1.401978</text:p>
          </table:table-cell>
          <table:table-cell office:value-type="float" office:value="7.378998" calcext:value-type="float">
            <text:p>7.378998</text:p>
          </table:table-cell>
          <table:table-cell office:value-type="float" office:value="2.734406" calcext:value-type="float">
            <text:p>2.734406</text:p>
          </table:table-cell>
          <table:table-cell office:value-type="float" office:value="6.647919" calcext:value-type="float">
            <text:p>6.647919</text:p>
          </table:table-cell>
          <table:table-cell office:value-type="float" office:value="3.962036" calcext:value-type="float">
            <text:p>3.962036</text:p>
          </table:table-cell>
          <table:table-cell office:value-type="float" office:value="6.412994" calcext:value-type="float">
            <text:p>6.412994</text:p>
          </table:table-cell>
          <table:table-cell office:value-type="float" office:value="4.752625" calcext:value-type="float">
            <text:p>4.752625</text:p>
          </table:table-cell>
          <table:table-cell office:value-type="float" office:value="6.527496" calcext:value-type="float">
            <text:p>6.527496</text:p>
          </table:table-cell>
          <table:table-cell office:value-type="float" office:value="5.580811" calcext:value-type="float">
            <text:p>5.580811</text:p>
          </table:table-cell>
          <table:table-cell office:value-type="float" office:value="6.73761" calcext:value-type="float">
            <text:p>6.73761</text:p>
          </table:table-cell>
          <table:table-cell office:value-type="float" office:value="6.23288" calcext:value-type="float">
            <text:p>6.23288</text:p>
          </table:table-cell>
          <table:table-cell office:value-type="float" office:value="7.22345" calcext:value-type="float">
            <text:p>7.22345</text:p>
          </table:table-cell>
          <table:table-cell office:value-type="float" office:value="7.145355" calcext:value-type="float">
            <text:p>7.145355</text:p>
          </table:table-cell>
          <table:table-cell office:value-type="float" office:value="8.552856" calcext:value-type="float">
            <text:p>8.552856</text:p>
          </table:table-cell>
          <table:table-cell office:value-type="float" office:value="8.388458" calcext:value-type="float">
            <text:p>8.388458</text:p>
          </table:table-cell>
          <table:table-cell office:value-type="float" office:value="9.791016" calcext:value-type="float">
            <text:p>9.791016</text:p>
          </table:table-cell>
          <table:table-cell office:value-type="float" office:value="9.57132" calcext:value-type="float">
            <text:p>9.57132</text:p>
          </table:table-cell>
          <table:table-cell office:value-type="float" office:value="10.17542" calcext:value-type="float">
            <text:p>10.17542</text:p>
          </table:table-cell>
          <table:table-cell office:value-type="float" office:value="10.03958" calcext:value-type="float">
            <text:p>10.03958</text:p>
          </table:table-cell>
          <table:table-cell office:value-type="float" office:value="10.25406" calcext:value-type="float">
            <text:p>10.25406</text:p>
          </table:table-cell>
          <table:table-cell office:value-type="float" office:value="10.20563" calcext:value-type="float">
            <text:p>10.20563</text:p>
          </table:table-cell>
          <table:table-cell office:value-type="float" office:value="10.1861" calcext:value-type="float">
            <text:p>10.1861</text:p>
          </table:table-cell>
          <table:table-cell office:value-type="float" office:value="10.18466" calcext:value-type="float">
            <text:p>10.18466</text:p>
          </table:table-cell>
          <table:table-cell office:value-type="float" office:value="10.14667" calcext:value-type="float">
            <text:p>10.14667</text:p>
          </table:table-cell>
          <table:table-cell office:value-type="float" office:value="10.13281" calcext:value-type="float">
            <text:p>10.13281</text:p>
          </table:table-cell>
          <table:table-cell office:value-type="float" office:value="15.40271" calcext:value-type="float">
            <text:p>15.40271</text:p>
          </table:table-cell>
          <table:table-cell office:value-type="float" office:value="-3.81308" calcext:value-type="float">
            <text:p>-3.813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1" calcext:value-type="float">
            <text:p>8012001</text:p>
          </table:table-cell>
          <table:table-cell office:value-type="float" office:value="7.197141" calcext:value-type="float">
            <text:p>7.197141</text:p>
          </table:table-cell>
          <table:table-cell office:value-type="float" office:value="4.095101" calcext:value-type="float">
            <text:p>4.095101</text:p>
          </table:table-cell>
          <table:table-cell office:value-type="float" office:value="-5.044531" calcext:value-type="float">
            <text:p>-5.044531</text:p>
          </table:table-cell>
          <table:table-cell office:value-type="float" office:value="0.6997926" calcext:value-type="float">
            <text:p>0.6997926</text:p>
          </table:table-cell>
          <table:table-cell office:value-type="float" office:value="0.3726581" calcext:value-type="float">
            <text:p>0.3726581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9.477295" calcext:value-type="float">
            <text:p>9.477295</text:p>
          </table:table-cell>
          <table:table-cell office:value-type="float" office:value="-0.8778381" calcext:value-type="float">
            <text:p>-0.8778381</text:p>
          </table:table-cell>
          <table:table-cell office:value-type="float" office:value="7.054443" calcext:value-type="float">
            <text:p>7.054443</text:p>
          </table:table-cell>
          <table:table-cell office:value-type="float" office:value="0.8085632" calcext:value-type="float">
            <text:p>0.8085632</text:p>
          </table:table-cell>
          <table:table-cell office:value-type="float" office:value="6.02771" calcext:value-type="float">
            <text:p>6.02771</text:p>
          </table:table-cell>
          <table:table-cell office:value-type="float" office:value="2.14743" calcext:value-type="float">
            <text:p>2.14743</text:p>
          </table:table-cell>
          <table:table-cell office:value-type="float" office:value="5.634308" calcext:value-type="float">
            <text:p>5.634308</text:p>
          </table:table-cell>
          <table:table-cell office:value-type="float" office:value="3.418793" calcext:value-type="float">
            <text:p>3.418793</text:p>
          </table:table-cell>
          <table:table-cell office:value-type="float" office:value="5.684753" calcext:value-type="float">
            <text:p>5.684753</text:p>
          </table:table-cell>
          <table:table-cell office:value-type="float" office:value="4.26178" calcext:value-type="float">
            <text:p>4.26178</text:p>
          </table:table-cell>
          <table:table-cell office:value-type="float" office:value="6.255737" calcext:value-type="float">
            <text:p>6.255737</text:p>
          </table:table-cell>
          <table:table-cell office:value-type="float" office:value="5.164673" calcext:value-type="float">
            <text:p>5.164673</text:p>
          </table:table-cell>
          <table:table-cell office:value-type="float" office:value="6.628967" calcext:value-type="float">
            <text:p>6.628967</text:p>
          </table:table-cell>
          <table:table-cell office:value-type="float" office:value="5.925659" calcext:value-type="float">
            <text:p>5.925659</text:p>
          </table:table-cell>
          <table:table-cell office:value-type="float" office:value="7.184052" calcext:value-type="float">
            <text:p>7.184052</text:p>
          </table:table-cell>
          <table:table-cell office:value-type="float" office:value="6.947876" calcext:value-type="float">
            <text:p>6.947876</text:p>
          </table:table-cell>
          <table:table-cell office:value-type="float" office:value="8.386993" calcext:value-type="float">
            <text:p>8.386993</text:p>
          </table:table-cell>
          <table:table-cell office:value-type="float" office:value="8.227844" calcext:value-type="float">
            <text:p>8.227844</text:p>
          </table:table-cell>
          <table:table-cell office:value-type="float" office:value="9.569244" calcext:value-type="float">
            <text:p>9.569244</text:p>
          </table:table-cell>
          <table:table-cell office:value-type="float" office:value="9.38443" calcext:value-type="float">
            <text:p>9.38443</text:p>
          </table:table-cell>
          <table:table-cell office:value-type="float" office:value="10.03818" calcext:value-type="float">
            <text:p>10.03818</text:p>
          </table:table-cell>
          <table:table-cell office:value-type="float" office:value="9.907959" calcext:value-type="float">
            <text:p>9.907959</text:p>
          </table:table-cell>
          <table:table-cell office:value-type="float" office:value="10.20505" calcext:value-type="float">
            <text:p>10.20505</text:p>
          </table:table-cell>
          <table:table-cell office:value-type="float" office:value="10.14511" calcext:value-type="float">
            <text:p>10.14511</text:p>
          </table:table-cell>
          <table:table-cell office:value-type="float" office:value="10.18463" calcext:value-type="float">
            <text:p>10.18463</text:p>
          </table:table-cell>
          <table:table-cell office:value-type="float" office:value="10.17554" calcext:value-type="float">
            <text:p>10.17554</text:p>
          </table:table-cell>
          <table:table-cell office:value-type="float" office:value="10.15613" calcext:value-type="float">
            <text:p>10.15613</text:p>
          </table:table-cell>
          <table:table-cell office:value-type="float" office:value="10.14679" calcext:value-type="float">
            <text:p>10.14679</text:p>
          </table:table-cell>
          <table:table-cell office:value-type="float" office:value="12.17148" calcext:value-type="float">
            <text:p>12.17148</text:p>
          </table:table-cell>
          <table:table-cell office:value-type="float" office:value="-5.302917" calcext:value-type="float">
            <text:p>-5.3029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1" calcext:value-type="float">
            <text:p>9012001</text:p>
          </table:table-cell>
          <table:table-cell office:value-type="float" office:value="8.334399" calcext:value-type="float">
            <text:p>8.334399</text:p>
          </table:table-cell>
          <table:table-cell office:value-type="float" office:value="5.761768" calcext:value-type="float">
            <text:p>5.761768</text:p>
          </table:table-cell>
          <table:table-cell office:value-type="float" office:value="-7.523682" calcext:value-type="float">
            <text:p>-7.523682</text:p>
          </table:table-cell>
          <table:table-cell office:value-type="float" office:value="0.7482395" calcext:value-type="float">
            <text:p>0.7482395</text:p>
          </table:table-cell>
          <table:table-cell office:value-type="float" office:value="0.3092251" calcext:value-type="float">
            <text:p>0.3092251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.3175" calcext:value-type="float">
            <text:p>0.3175</text:p>
          </table:table-cell>
          <table:table-cell office:value-type="float" office:value="10.5217" calcext:value-type="float">
            <text:p>10.5217</text:p>
          </table:table-cell>
          <table:table-cell office:value-type="float" office:value="-1.636322" calcext:value-type="float">
            <text:p>-1.636322</text:p>
          </table:table-cell>
          <table:table-cell office:value-type="float" office:value="7.455963" calcext:value-type="float">
            <text:p>7.455963</text:p>
          </table:table-cell>
          <table:table-cell office:value-type="float" office:value="0.1217957" calcext:value-type="float">
            <text:p>0.1217957</text:p>
          </table:table-cell>
          <table:table-cell office:value-type="float" office:value="6.077362" calcext:value-type="float">
            <text:p>6.077362</text:p>
          </table:table-cell>
          <table:table-cell office:value-type="float" office:value="1.491486" calcext:value-type="float">
            <text:p>1.491486</text:p>
          </table:table-cell>
          <table:table-cell office:value-type="float" office:value="5.502533" calcext:value-type="float">
            <text:p>5.502533</text:p>
          </table:table-cell>
          <table:table-cell office:value-type="float" office:value="2.811249" calcext:value-type="float">
            <text:p>2.811249</text:p>
          </table:table-cell>
          <table:table-cell office:value-type="float" office:value="5.381866" calcext:value-type="float">
            <text:p>5.381866</text:p>
          </table:table-cell>
          <table:table-cell office:value-type="float" office:value="3.702423" calcext:value-type="float">
            <text:p>3.702423</text:p>
          </table:table-cell>
          <table:table-cell office:value-type="float" office:value="5.657562" calcext:value-type="float">
            <text:p>5.657562</text:p>
          </table:table-cell>
          <table:table-cell office:value-type="float" office:value="4.66153" calcext:value-type="float">
            <text:p>4.66153</text:p>
          </table:table-cell>
          <table:table-cell office:value-type="float" office:value="6.177185" calcext:value-type="float">
            <text:p>6.177185</text:p>
          </table:table-cell>
          <table:table-cell office:value-type="float" office:value="5.499786" calcext:value-type="float">
            <text:p>5.499786</text:p>
          </table:table-cell>
          <table:table-cell office:value-type="float" office:value="6.947021" calcext:value-type="float">
            <text:p>6.947021</text:p>
          </table:table-cell>
          <table:table-cell office:value-type="float" office:value="6.64505" calcext:value-type="float">
            <text:p>6.64505</text:p>
          </table:table-cell>
          <table:table-cell office:value-type="float" office:value="8.225983" calcext:value-type="float">
            <text:p>8.225983</text:p>
          </table:table-cell>
          <table:table-cell office:value-type="float" office:value="8.020996" calcext:value-type="float">
            <text:p>8.020996</text:p>
          </table:table-cell>
          <table:table-cell office:value-type="float" office:value="9.382599" calcext:value-type="float">
            <text:p>9.382599</text:p>
          </table:table-cell>
          <table:table-cell office:value-type="float" office:value="9.210602" calcext:value-type="float">
            <text:p>9.210602</text:p>
          </table:table-cell>
          <table:table-cell office:value-type="float" office:value="9.906647" calcext:value-type="float">
            <text:p>9.906647</text:p>
          </table:table-cell>
          <table:table-cell office:value-type="float" office:value="9.782318" calcext:value-type="float">
            <text:p>9.782318</text:p>
          </table:table-cell>
          <table:table-cell office:value-type="float" office:value="10.14447" calcext:value-type="float">
            <text:p>10.14447</text:p>
          </table:table-cell>
          <table:table-cell office:value-type="float" office:value="10.07843" calcext:value-type="float">
            <text:p>10.07843</text:p>
          </table:table-cell>
          <table:table-cell office:value-type="float" office:value="10.17542" calcext:value-type="float">
            <text:p>10.17542</text:p>
          </table:table-cell>
          <table:table-cell office:value-type="float" office:value="10.15866" calcext:value-type="float">
            <text:p>10.15866</text:p>
          </table:table-cell>
          <table:table-cell office:value-type="float" office:value="10.16055" calcext:value-type="float">
            <text:p>10.16055</text:p>
          </table:table-cell>
          <table:table-cell office:value-type="float" office:value="10.15622" calcext:value-type="float">
            <text:p>10.15622</text:p>
          </table:table-cell>
          <table:table-cell office:value-type="float" office:value="14.30438" calcext:value-type="float">
            <text:p>14.30438</text:p>
          </table:table-cell>
          <table:table-cell office:value-type="float" office:value="-6.986176" calcext:value-type="float">
            <text:p>-6.9861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1" calcext:value-type="float">
            <text:p>10012001</text:p>
          </table:table-cell>
          <table:table-cell office:value-type="float" office:value="8.649401" calcext:value-type="float">
            <text:p>8.649401</text:p>
          </table:table-cell>
          <table:table-cell office:value-type="float" office:value="7.98399" calcext:value-type="float">
            <text:p>7.98399</text:p>
          </table:table-cell>
          <table:table-cell office:value-type="float" office:value="-6.020068" calcext:value-type="float">
            <text:p>-6.020068</text:p>
          </table:table-cell>
          <table:table-cell office:value-type="float" office:value="0.8200656" calcext:value-type="float">
            <text:p>0.8200656</text:p>
          </table:table-cell>
          <table:table-cell office:value-type="float" office:value="0.3464194" calcext:value-type="float">
            <text:p>0.3464194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.9525" calcext:value-type="float">
            <text:p>0.9525</text:p>
          </table:table-cell>
          <table:table-cell office:value-type="float" office:value="10.15161" calcext:value-type="float">
            <text:p>10.15161</text:p>
          </table:table-cell>
          <table:table-cell office:value-type="float" office:value="-1.204041" calcext:value-type="float">
            <text:p>-1.204041</text:p>
          </table:table-cell>
          <table:table-cell office:value-type="float" office:value="7.287537" calcext:value-type="float">
            <text:p>7.287537</text:p>
          </table:table-cell>
          <table:table-cell office:value-type="float" office:value="0.4415283" calcext:value-type="float">
            <text:p>0.4415283</text:p>
          </table:table-cell>
          <table:table-cell office:value-type="float" office:value="5.962341" calcext:value-type="float">
            <text:p>5.962341</text:p>
          </table:table-cell>
          <table:table-cell office:value-type="float" office:value="1.667114" calcext:value-type="float">
            <text:p>1.667114</text:p>
          </table:table-cell>
          <table:table-cell office:value-type="float" office:value="5.403748" calcext:value-type="float">
            <text:p>5.403748</text:p>
          </table:table-cell>
          <table:table-cell office:value-type="float" office:value="2.849152" calcext:value-type="float">
            <text:p>2.849152</text:p>
          </table:table-cell>
          <table:table-cell office:value-type="float" office:value="5.275818" calcext:value-type="float">
            <text:p>5.275818</text:p>
          </table:table-cell>
          <table:table-cell office:value-type="float" office:value="3.657898" calcext:value-type="float">
            <text:p>3.657898</text:p>
          </table:table-cell>
          <table:table-cell office:value-type="float" office:value="5.420746" calcext:value-type="float">
            <text:p>5.420746</text:p>
          </table:table-cell>
          <table:table-cell office:value-type="float" office:value="4.534515" calcext:value-type="float">
            <text:p>4.534515</text:p>
          </table:table-cell>
          <table:table-cell office:value-type="float" office:value="5.892426" calcext:value-type="float">
            <text:p>5.892426</text:p>
          </table:table-cell>
          <table:table-cell office:value-type="float" office:value="5.319519" calcext:value-type="float">
            <text:p>5.319519</text:p>
          </table:table-cell>
          <table:table-cell office:value-type="float" office:value="6.645081" calcext:value-type="float">
            <text:p>6.645081</text:p>
          </table:table-cell>
          <table:table-cell office:value-type="float" office:value="6.419983" calcext:value-type="float">
            <text:p>6.419983</text:p>
          </table:table-cell>
          <table:table-cell office:value-type="float" office:value="8.018768" calcext:value-type="float">
            <text:p>8.018768</text:p>
          </table:table-cell>
          <table:table-cell office:value-type="float" office:value="7.808228" calcext:value-type="float">
            <text:p>7.808228</text:p>
          </table:table-cell>
          <table:table-cell office:value-type="float" office:value="9.208771" calcext:value-type="float">
            <text:p>9.208771</text:p>
          </table:table-cell>
          <table:table-cell office:value-type="float" office:value="9.039795" calcext:value-type="float">
            <text:p>9.039795</text:p>
          </table:table-cell>
          <table:table-cell office:value-type="float" office:value="9.781036" calcext:value-type="float">
            <text:p>9.781036</text:p>
          </table:table-cell>
          <table:table-cell office:value-type="float" office:value="9.659851" calcext:value-type="float">
            <text:p>9.659851</text:p>
          </table:table-cell>
          <table:table-cell office:value-type="float" office:value="10.07773" calcext:value-type="float">
            <text:p>10.07773</text:p>
          </table:table-cell>
          <table:table-cell office:value-type="float" office:value="10.00732" calcext:value-type="float">
            <text:p>10.00732</text:p>
          </table:table-cell>
          <table:table-cell office:value-type="float" office:value="10.15842" calcext:value-type="float">
            <text:p>10.15842</text:p>
          </table:table-cell>
          <table:table-cell office:value-type="float" office:value="10.13495" calcext:value-type="float">
            <text:p>10.13495</text:p>
          </table:table-cell>
          <table:table-cell office:value-type="float" office:value="10.16086" calcext:value-type="float">
            <text:p>10.16086</text:p>
          </table:table-cell>
          <table:table-cell office:value-type="float" office:value="10.15936" calcext:value-type="float">
            <text:p>10.15936</text:p>
          </table:table-cell>
          <table:table-cell office:value-type="float" office:value="14.7688" calcext:value-type="float">
            <text:p>14.7688</text:p>
          </table:table-cell>
          <table:table-cell office:value-type="float" office:value="-4.804382" calcext:value-type="float">
            <text:p>-4.8043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1" calcext:value-type="float">
            <text:p>11012001</text:p>
          </table:table-cell>
          <table:table-cell office:value-type="float" office:value="7.525189" calcext:value-type="float">
            <text:p>7.525189</text:p>
          </table:table-cell>
          <table:table-cell office:value-type="float" office:value="6.872879" calcext:value-type="float">
            <text:p>6.872879</text:p>
          </table:table-cell>
          <table:table-cell office:value-type="float" office:value="-2.282282" calcext:value-type="float">
            <text:p>-2.282282</text:p>
          </table:table-cell>
          <table:table-cell office:value-type="float" office:value="0.7921899" calcext:value-type="float">
            <text:p>0.7921899</text:p>
          </table:table-cell>
          <table:table-cell office:value-type="float" office:value="0.4351069" calcext:value-type="float">
            <text:p>0.4351069</text:p>
          </table:table-cell>
          <table:table-cell office:value-type="float" office:value="304.6488" calcext:value-type="float">
            <text:p>304.6488</text:p>
          </table:table-cell>
          <table:table-cell office:value-type="float" office:value="0" calcext:value-type="float">
            <text:p>0</text:p>
          </table:table-cell>
          <table:table-cell office:value-type="float" office:value="11.7243" calcext:value-type="float">
            <text:p>11.7243</text:p>
          </table:table-cell>
          <table:table-cell office:value-type="float" office:value="-0.420929" calcext:value-type="float">
            <text:p>-0.420929</text:p>
          </table:table-cell>
          <table:table-cell office:value-type="float" office:value="8.63446" calcext:value-type="float">
            <text:p>8.63446</text:p>
          </table:table-cell>
          <table:table-cell office:value-type="float" office:value="0.9451294" calcext:value-type="float">
            <text:p>0.9451294</text:p>
          </table:table-cell>
          <table:table-cell office:value-type="float" office:value="6.956146" calcext:value-type="float">
            <text:p>6.956146</text:p>
          </table:table-cell>
          <table:table-cell office:value-type="float" office:value="2.03299" calcext:value-type="float">
            <text:p>2.03299</text:p>
          </table:table-cell>
          <table:table-cell office:value-type="float" office:value="6.082336" calcext:value-type="float">
            <text:p>6.082336</text:p>
          </table:table-cell>
          <table:table-cell office:value-type="float" office:value="3.078613" calcext:value-type="float">
            <text:p>3.078613</text:p>
          </table:table-cell>
          <table:table-cell office:value-type="float" office:value="5.757416" calcext:value-type="float">
            <text:p>5.757416</text:p>
          </table:table-cell>
          <table:table-cell office:value-type="float" office:value="3.799835" calcext:value-type="float">
            <text:p>3.799835</text:p>
          </table:table-cell>
          <table:table-cell office:value-type="float" office:value="5.658447" calcext:value-type="float">
            <text:p>5.658447</text:p>
          </table:table-cell>
          <table:table-cell office:value-type="float" office:value="4.599731" calcext:value-type="float">
            <text:p>4.599731</text:p>
          </table:table-cell>
          <table:table-cell office:value-type="float" office:value="5.881226" calcext:value-type="float">
            <text:p>5.881226</text:p>
          </table:table-cell>
          <table:table-cell office:value-type="float" office:value="5.302795" calcext:value-type="float">
            <text:p>5.302795</text:p>
          </table:table-cell>
          <table:table-cell office:value-type="float" office:value="6.431915" calcext:value-type="float">
            <text:p>6.431915</text:p>
          </table:table-cell>
          <table:table-cell office:value-type="float" office:value="6.304596" calcext:value-type="float">
            <text:p>6.304596</text:p>
          </table:table-cell>
          <table:table-cell office:value-type="float" office:value="7.806122" calcext:value-type="float">
            <text:p>7.806122</text:p>
          </table:table-cell>
          <table:table-cell office:value-type="float" office:value="7.625549" calcext:value-type="float">
            <text:p>7.625549</text:p>
          </table:table-cell>
          <table:table-cell office:value-type="float" office:value="9.037994" calcext:value-type="float">
            <text:p>9.037994</text:p>
          </table:table-cell>
          <table:table-cell office:value-type="float" office:value="8.873993" calcext:value-type="float">
            <text:p>8.873993</text:p>
          </table:table-cell>
          <table:table-cell office:value-type="float" office:value="9.6586" calcext:value-type="float">
            <text:p>9.6586</text:p>
          </table:table-cell>
          <table:table-cell office:value-type="float" office:value="9.538452" calcext:value-type="float">
            <text:p>9.538452</text:p>
          </table:table-cell>
          <table:table-cell office:value-type="float" office:value="10.00656" calcext:value-type="float">
            <text:p>10.00656</text:p>
          </table:table-cell>
          <table:table-cell office:value-type="float" office:value="9.933472" calcext:value-type="float">
            <text:p>9.933472</text:p>
          </table:table-cell>
          <table:table-cell office:value-type="float" office:value="10.13467" calcext:value-type="float">
            <text:p>10.13467</text:p>
          </table:table-cell>
          <table:table-cell office:value-type="float" office:value="10.10526" calcext:value-type="float">
            <text:p>10.10526</text:p>
          </table:table-cell>
          <table:table-cell office:value-type="float" office:value="10.15933" calcext:value-type="float">
            <text:p>10.15933</text:p>
          </table:table-cell>
          <table:table-cell office:value-type="float" office:value="10.15253" calcext:value-type="float">
            <text:p>10.15253</text:p>
          </table:table-cell>
          <table:table-cell office:value-type="float" office:value="16.19397" calcext:value-type="float">
            <text:p>16.19397</text:p>
          </table:table-cell>
          <table:table-cell office:value-type="float" office:value="-3.47403" calcext:value-type="float">
            <text:p>-3.474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1" calcext:value-type="float">
            <text:p>12012001</text:p>
          </table:table-cell>
          <table:table-cell office:value-type="float" office:value="8.739968" calcext:value-type="float">
            <text:p>8.739968</text:p>
          </table:table-cell>
          <table:table-cell office:value-type="float" office:value="-0.349343" calcext:value-type="float">
            <text:p>-0.349343</text:p>
          </table:table-cell>
          <table:table-cell office:value-type="float" office:value="-5.564268" calcext:value-type="float">
            <text:p>-5.564268</text:p>
          </table:table-cell>
          <table:table-cell office:value-type="float" office:value="0.5257087" calcext:value-type="float">
            <text:p>0.5257087</text:p>
          </table:table-cell>
          <table:table-cell office:value-type="float" office:value="0.3584645" calcext:value-type="float">
            <text:p>0.3584645</text:p>
          </table:table-cell>
          <table:table-cell office:value-type="float" office:value="310.8099" calcext:value-type="float">
            <text:p>310.8099</text:p>
          </table:table-cell>
          <table:table-cell office:value-type="float" office:value="2.54" calcext:value-type="float">
            <text:p>2.54</text:p>
          </table:table-cell>
          <table:table-cell office:value-type="float" office:value="8.92099" calcext:value-type="float">
            <text:p>8.92099</text:p>
          </table:table-cell>
          <table:table-cell office:value-type="float" office:value="-1.084106" calcext:value-type="float">
            <text:p>-1.084106</text:p>
          </table:table-cell>
          <table:table-cell office:value-type="float" office:value="6.476013" calcext:value-type="float">
            <text:p>6.476013</text:p>
          </table:table-cell>
          <table:table-cell office:value-type="float" office:value="0.4980469" calcext:value-type="float">
            <text:p>0.4980469</text:p>
          </table:table-cell>
          <table:table-cell office:value-type="float" office:value="5.425598" calcext:value-type="float">
            <text:p>5.425598</text:p>
          </table:table-cell>
          <table:table-cell office:value-type="float" office:value="1.783417" calcext:value-type="float">
            <text:p>1.783417</text:p>
          </table:table-cell>
          <table:table-cell office:value-type="float" office:value="5.000641" calcext:value-type="float">
            <text:p>5.000641</text:p>
          </table:table-cell>
          <table:table-cell office:value-type="float" office:value="2.989655" calcext:value-type="float">
            <text:p>2.989655</text:p>
          </table:table-cell>
          <table:table-cell office:value-type="float" office:value="5.218231" calcext:value-type="float">
            <text:p>5.218231</text:p>
          </table:table-cell>
          <table:table-cell office:value-type="float" office:value="3.775635" calcext:value-type="float">
            <text:p>3.775635</text:p>
          </table:table-cell>
          <table:table-cell office:value-type="float" office:value="5.615082" calcext:value-type="float">
            <text:p>5.615082</text:p>
          </table:table-cell>
          <table:table-cell office:value-type="float" office:value="4.599792" calcext:value-type="float">
            <text:p>4.599792</text:p>
          </table:table-cell>
          <table:table-cell office:value-type="float" office:value="5.884247" calcext:value-type="float">
            <text:p>5.884247</text:p>
          </table:table-cell>
          <table:table-cell office:value-type="float" office:value="5.289642" calcext:value-type="float">
            <text:p>5.289642</text:p>
          </table:table-cell>
          <table:table-cell office:value-type="float" office:value="6.387604" calcext:value-type="float">
            <text:p>6.387604</text:p>
          </table:table-cell>
          <table:table-cell office:value-type="float" office:value="6.233002" calcext:value-type="float">
            <text:p>6.233002</text:p>
          </table:table-cell>
          <table:table-cell office:value-type="float" office:value="7.624054" calcext:value-type="float">
            <text:p>7.624054</text:p>
          </table:table-cell>
          <table:table-cell office:value-type="float" office:value="7.490448" calcext:value-type="float">
            <text:p>7.490448</text:p>
          </table:table-cell>
          <table:table-cell office:value-type="float" office:value="8.872284" calcext:value-type="float">
            <text:p>8.872284</text:p>
          </table:table-cell>
          <table:table-cell office:value-type="float" office:value="8.72226" calcext:value-type="float">
            <text:p>8.72226</text:p>
          </table:table-cell>
          <table:table-cell office:value-type="float" office:value="9.537201" calcext:value-type="float">
            <text:p>9.537201</text:p>
          </table:table-cell>
          <table:table-cell office:value-type="float" office:value="9.420013" calcext:value-type="float">
            <text:p>9.420013</text:p>
          </table:table-cell>
          <table:table-cell office:value-type="float" office:value="9.932709" calcext:value-type="float">
            <text:p>9.932709</text:p>
          </table:table-cell>
          <table:table-cell office:value-type="float" office:value="9.857697" calcext:value-type="float">
            <text:p>9.857697</text:p>
          </table:table-cell>
          <table:table-cell office:value-type="float" office:value="10.10492" calcext:value-type="float">
            <text:p>10.10492</text:p>
          </table:table-cell>
          <table:table-cell office:value-type="float" office:value="10.07089" calcext:value-type="float">
            <text:p>10.07089</text:p>
          </table:table-cell>
          <table:table-cell office:value-type="float" office:value="10.15244" calcext:value-type="float">
            <text:p>10.15244</text:p>
          </table:table-cell>
          <table:table-cell office:value-type="float" office:value="10.14014" calcext:value-type="float">
            <text:p>10.14014</text:p>
          </table:table-cell>
          <table:table-cell office:value-type="float" office:value="9.305634" calcext:value-type="float">
            <text:p>9.305634</text:p>
          </table:table-cell>
          <table:table-cell office:value-type="float" office:value="-5.310883" calcext:value-type="float">
            <text:p>-5.3108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1" calcext:value-type="float">
            <text:p>13012001</text:p>
          </table:table-cell>
          <table:table-cell office:value-type="float" office:value="5.523043" calcext:value-type="float">
            <text:p>5.523043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4.063434" calcext:value-type="float">
            <text:p>-4.063434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4008357" calcext:value-type="float">
            <text:p>0.4008357</text:p>
          </table:table-cell>
          <table:table-cell office:value-type="float" office:value="313.2281" calcext:value-type="float">
            <text:p>313.2281</text:p>
          </table:table-cell>
          <table:table-cell office:value-type="float" office:value="7.62" calcext:value-type="float">
            <text:p>7.62</text:p>
          </table:table-cell>
          <table:table-cell office:value-type="float" office:value="1.811096" calcext:value-type="float">
            <text:p>1.811096</text:p>
          </table:table-cell>
          <table:table-cell office:value-type="float" office:value="-0.5925598" calcext:value-type="float">
            <text:p>-0.5925598</text:p>
          </table:table-cell>
          <table:table-cell office:value-type="float" office:value="2.268921" calcext:value-type="float">
            <text:p>2.268921</text:p>
          </table:table-cell>
          <table:table-cell office:value-type="float" office:value="0.9058228" calcext:value-type="float">
            <text:p>0.9058228</text:p>
          </table:table-cell>
          <table:table-cell office:value-type="float" office:value="2.729889" calcext:value-type="float">
            <text:p>2.729889</text:p>
          </table:table-cell>
          <table:table-cell office:value-type="float" office:value="2.041199" calcext:value-type="float">
            <text:p>2.041199</text:p>
          </table:table-cell>
          <table:table-cell office:value-type="float" office:value="3.42276" calcext:value-type="float">
            <text:p>3.42276</text:p>
          </table:table-cell>
          <table:table-cell office:value-type="float" office:value="2.922516" calcext:value-type="float">
            <text:p>2.922516</text:p>
          </table:table-cell>
          <table:table-cell office:value-type="float" office:value="4.138885" calcext:value-type="float">
            <text:p>4.138885</text:p>
          </table:table-cell>
          <table:table-cell office:value-type="float" office:value="3.55246" calcext:value-type="float">
            <text:p>3.55246</text:p>
          </table:table-cell>
          <table:table-cell office:value-type="float" office:value="4.901398" calcext:value-type="float">
            <text:p>4.901398</text:p>
          </table:table-cell>
          <table:table-cell office:value-type="float" office:value="4.227905" calcext:value-type="float">
            <text:p>4.227905</text:p>
          </table:table-cell>
          <table:table-cell office:value-type="float" office:value="5.462524" calcext:value-type="float">
            <text:p>5.462524</text:p>
          </table:table-cell>
          <table:table-cell office:value-type="float" office:value="4.877899" calcext:value-type="float">
            <text:p>4.877899</text:p>
          </table:table-cell>
          <table:table-cell office:value-type="float" office:value="6.232056" calcext:value-type="float">
            <text:p>6.232056</text:p>
          </table:table-cell>
          <table:table-cell office:value-type="float" office:value="5.906281" calcext:value-type="float">
            <text:p>5.906281</text:p>
          </table:table-cell>
          <table:table-cell office:value-type="float" office:value="7.488953" calcext:value-type="float">
            <text:p>7.488953</text:p>
          </table:table-cell>
          <table:table-cell office:value-type="float" office:value="7.317169" calcext:value-type="float">
            <text:p>7.317169</text:p>
          </table:table-cell>
          <table:table-cell office:value-type="float" office:value="8.720734" calcext:value-type="float">
            <text:p>8.720734</text:p>
          </table:table-cell>
          <table:table-cell office:value-type="float" office:value="8.578247" calcext:value-type="float">
            <text:p>8.578247</text:p>
          </table:table-cell>
          <table:table-cell office:value-type="float" office:value="9.418793" calcext:value-type="float">
            <text:p>9.418793</text:p>
          </table:table-cell>
          <table:table-cell office:value-type="float" office:value="9.305695" calcext:value-type="float">
            <text:p>9.305695</text:p>
          </table:table-cell>
          <table:table-cell office:value-type="float" office:value="9.856903" calcext:value-type="float">
            <text:p>9.856903</text:p>
          </table:table-cell>
          <table:table-cell office:value-type="float" office:value="9.779602" calcext:value-type="float">
            <text:p>9.779602</text:p>
          </table:table-cell>
          <table:table-cell office:value-type="float" office:value="10.0705" calcext:value-type="float">
            <text:p>10.0705</text:p>
          </table:table-cell>
          <table:table-cell office:value-type="float" office:value="10.03189" calcext:value-type="float">
            <text:p>10.03189</text:p>
          </table:table-cell>
          <table:table-cell office:value-type="float" office:value="10.13995" calcext:value-type="float">
            <text:p>10.13995</text:p>
          </table:table-cell>
          <table:table-cell office:value-type="float" office:value="10.12268" calcext:value-type="float">
            <text:p>10.12268</text:p>
          </table:table-cell>
          <table:table-cell office:value-type="float" office:value="0.6498108" calcext:value-type="float">
            <text:p>0.6498108</text:p>
          </table:table-cell>
          <table:table-cell office:value-type="float" office:value="-3.124054" calcext:value-type="float">
            <text:p>-3.1240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1" calcext:value-type="float">
            <text:p>14012001</text:p>
          </table:table-cell>
          <table:table-cell office:value-type="float" office:value="3.768916" calcext:value-type="float">
            <text:p>3.768916</text:p>
          </table:table-cell>
          <table:table-cell office:value-type="float" office:value="-1.460454" calcext:value-type="float">
            <text:p>-1.460454</text:p>
          </table:table-cell>
          <table:table-cell office:value-type="float" office:value="-4.018258" calcext:value-type="float">
            <text:p>-4.018258</text:p>
          </table:table-cell>
          <table:table-cell office:value-type="float" office:value="0.485119" calcext:value-type="float">
            <text:p>0.485119</text:p>
          </table:table-cell>
          <table:table-cell office:value-type="float" office:value="0.4021791" calcext:value-type="float">
            <text:p>0.4021791</text:p>
          </table:table-cell>
          <table:table-cell office:value-type="float" office:value="313.1647" calcext:value-type="float">
            <text:p>313.1647</text:p>
          </table:table-cell>
          <table:table-cell office:value-type="float" office:value="0" calcext:value-type="float">
            <text:p>0</text:p>
          </table:table-cell>
          <table:table-cell office:value-type="float" office:value="1.837067" calcext:value-type="float">
            <text:p>1.837067</text:p>
          </table:table-cell>
          <table:table-cell office:value-type="float" office:value="1.621582" calcext:value-type="float">
            <text:p>1.621582</text:p>
          </table:table-cell>
          <table:table-cell office:value-type="float" office:value="2.302429" calcext:value-type="float">
            <text:p>2.302429</text:p>
          </table:table-cell>
          <table:table-cell office:value-type="float" office:value="2.171295" calcext:value-type="float">
            <text:p>2.171295</text:p>
          </table:table-cell>
          <table:table-cell office:value-type="float" office:value="2.757294" calcext:value-type="float">
            <text:p>2.757294</text:p>
          </table:table-cell>
          <table:table-cell office:value-type="float" office:value="2.678131" calcext:value-type="float">
            <text:p>2.678131</text:p>
          </table:table-cell>
          <table:table-cell office:value-type="float" office:value="3.266693" calcext:value-type="float">
            <text:p>3.266693</text:p>
          </table:table-cell>
          <table:table-cell office:value-type="float" office:value="3.230255" calcext:value-type="float">
            <text:p>3.230255</text:p>
          </table:table-cell>
          <table:table-cell office:value-type="float" office:value="3.696136" calcext:value-type="float">
            <text:p>3.696136</text:p>
          </table:table-cell>
          <table:table-cell office:value-type="float" office:value="3.652069" calcext:value-type="float">
            <text:p>3.652069</text:p>
          </table:table-cell>
          <table:table-cell office:value-type="float" office:value="4.240692" calcext:value-type="float">
            <text:p>4.240692</text:p>
          </table:table-cell>
          <table:table-cell office:value-type="float" office:value="4.172211" calcext:value-type="float">
            <text:p>4.172211</text:p>
          </table:table-cell>
          <table:table-cell office:value-type="float" office:value="4.876923" calcext:value-type="float">
            <text:p>4.876923</text:p>
          </table:table-cell>
          <table:table-cell office:value-type="float" office:value="4.755341" calcext:value-type="float">
            <text:p>4.755341</text:p>
          </table:table-cell>
          <table:table-cell office:value-type="float" office:value="5.903198" calcext:value-type="float">
            <text:p>5.903198</text:p>
          </table:table-cell>
          <table:table-cell office:value-type="float" office:value="5.686951" calcext:value-type="float">
            <text:p>5.686951</text:p>
          </table:table-cell>
          <table:table-cell office:value-type="float" office:value="7.315033" calcext:value-type="float">
            <text:p>7.315033</text:p>
          </table:table-cell>
          <table:table-cell office:value-type="float" office:value="7.114441" calcext:value-type="float">
            <text:p>7.114441</text:p>
          </table:table-cell>
          <table:table-cell office:value-type="float" office:value="8.576752" calcext:value-type="float">
            <text:p>8.576752</text:p>
          </table:table-cell>
          <table:table-cell office:value-type="float" office:value="8.429626" calcext:value-type="float">
            <text:p>8.429626</text:p>
          </table:table-cell>
          <table:table-cell office:value-type="float" office:value="9.304535" calcext:value-type="float">
            <text:p>9.304535</text:p>
          </table:table-cell>
          <table:table-cell office:value-type="float" office:value="9.192505" calcext:value-type="float">
            <text:p>9.192505</text:p>
          </table:table-cell>
          <table:table-cell office:value-type="float" office:value="9.778778" calcext:value-type="float">
            <text:p>9.778778</text:p>
          </table:table-cell>
          <table:table-cell office:value-type="float" office:value="9.70105" calcext:value-type="float">
            <text:p>9.70105</text:p>
          </table:table-cell>
          <table:table-cell office:value-type="float" office:value="10.03143" calcext:value-type="float">
            <text:p>10.03143</text:p>
          </table:table-cell>
          <table:table-cell office:value-type="float" office:value="9.989197" calcext:value-type="float">
            <text:p>9.989197</text:p>
          </table:table-cell>
          <table:table-cell office:value-type="float" office:value="10.12247" calcext:value-type="float">
            <text:p>10.12247</text:p>
          </table:table-cell>
          <table:table-cell office:value-type="float" office:value="10.10034" calcext:value-type="float">
            <text:p>10.10034</text:p>
          </table:table-cell>
          <table:table-cell office:value-type="float" office:value="0.6541138" calcext:value-type="float">
            <text:p>0.6541138</text:p>
          </table:table-cell>
          <table:table-cell office:value-type="float" office:value="0.31604" calcext:value-type="float">
            <text:p>0.316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1" calcext:value-type="float">
            <text:p>15012001</text:p>
          </table:table-cell>
          <table:table-cell office:value-type="float" office:value="5.333638" calcext:value-type="float">
            <text:p>5.333638</text:p>
          </table:table-cell>
          <table:table-cell office:value-type="float" office:value="-0.904899" calcext:value-type="float">
            <text:p>-0.904899</text:p>
          </table:table-cell>
          <table:table-cell office:value-type="float" office:value="-5.567048" calcext:value-type="float">
            <text:p>-5.567048</text:p>
          </table:table-cell>
          <table:table-cell office:value-type="float" office:value="0.5050469" calcext:value-type="float">
            <text:p>0.5050469</text:p>
          </table:table-cell>
          <table:table-cell office:value-type="float" office:value="0.3583902" calcext:value-type="float">
            <text:p>0.3583902</text:p>
          </table:table-cell>
          <table:table-cell office:value-type="float" office:value="312.2102" calcext:value-type="float">
            <text:p>312.2102</text:p>
          </table:table-cell>
          <table:table-cell office:value-type="float" office:value="0" calcext:value-type="float">
            <text:p>0</text:p>
          </table:table-cell>
          <table:table-cell office:value-type="float" office:value="2.352661" calcext:value-type="float">
            <text:p>2.352661</text:p>
          </table:table-cell>
          <table:table-cell office:value-type="float" office:value="1.473846" calcext:value-type="float">
            <text:p>1.473846</text:p>
          </table:table-cell>
          <table:table-cell office:value-type="float" office:value="2.63916" calcext:value-type="float">
            <text:p>2.63916</text:p>
          </table:table-cell>
          <table:table-cell office:value-type="float" office:value="2.036926" calcext:value-type="float">
            <text:p>2.036926</text:p>
          </table:table-cell>
          <table:table-cell office:value-type="float" office:value="2.962769" calcext:value-type="float">
            <text:p>2.962769</text:p>
          </table:table-cell>
          <table:table-cell office:value-type="float" office:value="2.557465" calcext:value-type="float">
            <text:p>2.557465</text:p>
          </table:table-cell>
          <table:table-cell office:value-type="float" office:value="3.364319" calcext:value-type="float">
            <text:p>3.364319</text:p>
          </table:table-cell>
          <table:table-cell office:value-type="float" office:value="3.113556" calcext:value-type="float">
            <text:p>3.113556</text:p>
          </table:table-cell>
          <table:table-cell office:value-type="float" office:value="3.700439" calcext:value-type="float">
            <text:p>3.700439</text:p>
          </table:table-cell>
          <table:table-cell office:value-type="float" office:value="3.54303" calcext:value-type="float">
            <text:p>3.54303</text:p>
          </table:table-cell>
          <table:table-cell office:value-type="float" office:value="4.170959" calcext:value-type="float">
            <text:p>4.170959</text:p>
          </table:table-cell>
          <table:table-cell office:value-type="float" office:value="4.067383" calcext:value-type="float">
            <text:p>4.067383</text:p>
          </table:table-cell>
          <table:table-cell office:value-type="float" office:value="4.754059" calcext:value-type="float">
            <text:p>4.754059</text:p>
          </table:table-cell>
          <table:table-cell office:value-type="float" office:value="4.639984" calcext:value-type="float">
            <text:p>4.639984</text:p>
          </table:table-cell>
          <table:table-cell office:value-type="float" office:value="5.68515" calcext:value-type="float">
            <text:p>5.68515</text:p>
          </table:table-cell>
          <table:table-cell office:value-type="float" office:value="5.522552" calcext:value-type="float">
            <text:p>5.522552</text:p>
          </table:table-cell>
          <table:table-cell office:value-type="float" office:value="7.112427" calcext:value-type="float">
            <text:p>7.112427</text:p>
          </table:table-cell>
          <table:table-cell office:value-type="float" office:value="6.931091" calcext:value-type="float">
            <text:p>6.931091</text:p>
          </table:table-cell>
          <table:table-cell office:value-type="float" office:value="8.42807" calcext:value-type="float">
            <text:p>8.42807</text:p>
          </table:table-cell>
          <table:table-cell office:value-type="float" office:value="8.279297" calcext:value-type="float">
            <text:p>8.279297</text:p>
          </table:table-cell>
          <table:table-cell office:value-type="float" office:value="9.191284" calcext:value-type="float">
            <text:p>9.191284</text:p>
          </table:table-cell>
          <table:table-cell office:value-type="float" office:value="9.0784" calcext:value-type="float">
            <text:p>9.0784</text:p>
          </table:table-cell>
          <table:table-cell office:value-type="float" office:value="9.700226" calcext:value-type="float">
            <text:p>9.700226</text:p>
          </table:table-cell>
          <table:table-cell office:value-type="float" office:value="9.621124" calcext:value-type="float">
            <text:p>9.621124</text:p>
          </table:table-cell>
          <table:table-cell office:value-type="float" office:value="9.988739" calcext:value-type="float">
            <text:p>9.988739</text:p>
          </table:table-cell>
          <table:table-cell office:value-type="float" office:value="9.942932" calcext:value-type="float">
            <text:p>9.942932</text:p>
          </table:table-cell>
          <table:table-cell office:value-type="float" office:value="10.1001" calcext:value-type="float">
            <text:p>10.1001</text:p>
          </table:table-cell>
          <table:table-cell office:value-type="float" office:value="10.07303" calcext:value-type="float">
            <text:p>10.07303</text:p>
          </table:table-cell>
          <table:table-cell office:value-type="float" office:value="1.78476" calcext:value-type="float">
            <text:p>1.78476</text:p>
          </table:table-cell>
          <table:table-cell office:value-type="float" office:value="0.1731262" calcext:value-type="float">
            <text:p>0.17312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1" calcext:value-type="float">
            <text:p>16012001</text:p>
          </table:table-cell>
          <table:table-cell office:value-type="float" office:value="5.069305" calcext:value-type="float">
            <text:p>5.069305</text:p>
          </table:table-cell>
          <table:table-cell office:value-type="float" office:value="-3.127121" calcext:value-type="float">
            <text:p>-3.127121</text:p>
          </table:table-cell>
          <table:table-cell office:value-type="float" office:value="-6.075665" calcext:value-type="float">
            <text:p>-6.075665</text:p>
          </table:table-cell>
          <table:table-cell office:value-type="float" office:value="0.4295012" calcext:value-type="float">
            <text:p>0.4295012</text:p>
          </table:table-cell>
          <table:table-cell office:value-type="float" office:value="0.3449763" calcext:value-type="float">
            <text:p>0.3449763</text:p>
          </table:table-cell>
          <table:table-cell office:value-type="float" office:value="310.7349" calcext:value-type="float">
            <text:p>310.7349</text:p>
          </table:table-cell>
          <table:table-cell office:value-type="float" office:value="0" calcext:value-type="float">
            <text:p>0</text:p>
          </table:table-cell>
          <table:table-cell office:value-type="float" office:value="2.310974" calcext:value-type="float">
            <text:p>2.310974</text:p>
          </table:table-cell>
          <table:table-cell office:value-type="float" office:value="1.706573" calcext:value-type="float">
            <text:p>1.706573</text:p>
          </table:table-cell>
          <table:table-cell office:value-type="float" office:value="2.617188" calcext:value-type="float">
            <text:p>2.617188</text:p>
          </table:table-cell>
          <table:table-cell office:value-type="float" office:value="2.237335" calcext:value-type="float">
            <text:p>2.237335</text:p>
          </table:table-cell>
          <table:table-cell office:value-type="float" office:value="2.951477" calcext:value-type="float">
            <text:p>2.951477</text:p>
          </table:table-cell>
          <table:table-cell office:value-type="float" office:value="2.71756" calcext:value-type="float">
            <text:p>2.71756</text:p>
          </table:table-cell>
          <table:table-cell office:value-type="float" office:value="3.362549" calcext:value-type="float">
            <text:p>3.362549</text:p>
          </table:table-cell>
          <table:table-cell office:value-type="float" office:value="3.221436" calcext:value-type="float">
            <text:p>3.221436</text:p>
          </table:table-cell>
          <table:table-cell office:value-type="float" office:value="3.701416" calcext:value-type="float">
            <text:p>3.701416</text:p>
          </table:table-cell>
          <table:table-cell office:value-type="float" office:value="3.608948" calcext:value-type="float">
            <text:p>3.608948</text:p>
          </table:table-cell>
          <table:table-cell office:value-type="float" office:value="4.137848" calcext:value-type="float">
            <text:p>4.137848</text:p>
          </table:table-cell>
          <table:table-cell office:value-type="float" office:value="4.082458" calcext:value-type="float">
            <text:p>4.082458</text:p>
          </table:table-cell>
          <table:table-cell office:value-type="float" office:value="4.655853" calcext:value-type="float">
            <text:p>4.655853</text:p>
          </table:table-cell>
          <table:table-cell office:value-type="float" office:value="4.604065" calcext:value-type="float">
            <text:p>4.604065</text:p>
          </table:table-cell>
          <table:table-cell office:value-type="float" office:value="5.521362" calcext:value-type="float">
            <text:p>5.521362</text:p>
          </table:table-cell>
          <table:table-cell office:value-type="float" office:value="5.420715" calcext:value-type="float">
            <text:p>5.420715</text:p>
          </table:table-cell>
          <table:table-cell office:value-type="float" office:value="6.929321" calcext:value-type="float">
            <text:p>6.929321</text:p>
          </table:table-cell>
          <table:table-cell office:value-type="float" office:value="6.774506" calcext:value-type="float">
            <text:p>6.774506</text:p>
          </table:table-cell>
          <table:table-cell office:value-type="float" office:value="8.277771" calcext:value-type="float">
            <text:p>8.277771</text:p>
          </table:table-cell>
          <table:table-cell office:value-type="float" office:value="8.133545" calcext:value-type="float">
            <text:p>8.133545</text:p>
          </table:table-cell>
          <table:table-cell office:value-type="float" office:value="9.077209" calcext:value-type="float">
            <text:p>9.077209</text:p>
          </table:table-cell>
          <table:table-cell office:value-type="float" office:value="8.964355" calcext:value-type="float">
            <text:p>8.964355</text:p>
          </table:table-cell>
          <table:table-cell office:value-type="float" office:value="9.62027" calcext:value-type="float">
            <text:p>9.62027</text:p>
          </table:table-cell>
          <table:table-cell office:value-type="float" office:value="9.540131" calcext:value-type="float">
            <text:p>9.540131</text:p>
          </table:table-cell>
          <table:table-cell office:value-type="float" office:value="9.942413" calcext:value-type="float">
            <text:p>9.942413</text:p>
          </table:table-cell>
          <table:table-cell office:value-type="float" office:value="9.893494" calcext:value-type="float">
            <text:p>9.893494</text:p>
          </table:table-cell>
          <table:table-cell office:value-type="float" office:value="10.07269" calcext:value-type="float">
            <text:p>10.07269</text:p>
          </table:table-cell>
          <table:table-cell office:value-type="float" office:value="10.04181" calcext:value-type="float">
            <text:p>10.04181</text:p>
          </table:table-cell>
          <table:table-cell office:value-type="float" office:value="1.733582" calcext:value-type="float">
            <text:p>1.733582</text:p>
          </table:table-cell>
          <table:table-cell office:value-type="float" office:value="0.5244141" calcext:value-type="float">
            <text:p>0.52441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1" calcext:value-type="float">
            <text:p>17012001</text:p>
          </table:table-cell>
          <table:table-cell office:value-type="float" office:value="5.811482" calcext:value-type="float">
            <text:p>5.811482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7.048423" calcext:value-type="float">
            <text:p>-7.048423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3205725" calcext:value-type="float">
            <text:p>0.3205725</text:p>
          </table:table-cell>
          <table:table-cell office:value-type="float" office:value="312.0096" calcext:value-type="float">
            <text:p>312.0096</text:p>
          </table:table-cell>
          <table:table-cell office:value-type="float" office:value="0" calcext:value-type="float">
            <text:p>0</text:p>
          </table:table-cell>
          <table:table-cell office:value-type="float" office:value="2.302246" calcext:value-type="float">
            <text:p>2.302246</text:p>
          </table:table-cell>
          <table:table-cell office:value-type="float" office:value="1.497894" calcext:value-type="float">
            <text:p>1.497894</text:p>
          </table:table-cell>
          <table:table-cell office:value-type="float" office:value="2.627319" calcext:value-type="float">
            <text:p>2.627319</text:p>
          </table:table-cell>
          <table:table-cell office:value-type="float" office:value="2.067932" calcext:value-type="float">
            <text:p>2.067932</text:p>
          </table:table-cell>
          <table:table-cell office:value-type="float" office:value="2.948059" calcext:value-type="float">
            <text:p>2.948059</text:p>
          </table:table-cell>
          <table:table-cell office:value-type="float" office:value="2.575195" calcext:value-type="float">
            <text:p>2.575195</text:p>
          </table:table-cell>
          <table:table-cell office:value-type="float" office:value="3.319244" calcext:value-type="float">
            <text:p>3.319244</text:p>
          </table:table-cell>
          <table:table-cell office:value-type="float" office:value="3.103088" calcext:value-type="float">
            <text:p>3.103088</text:p>
          </table:table-cell>
          <table:table-cell office:value-type="float" office:value="3.663788" calcext:value-type="float">
            <text:p>3.663788</text:p>
          </table:table-cell>
          <table:table-cell office:value-type="float" office:value="3.504089" calcext:value-type="float">
            <text:p>3.504089</text:p>
          </table:table-cell>
          <table:table-cell office:value-type="float" office:value="4.10437" calcext:value-type="float">
            <text:p>4.10437</text:p>
          </table:table-cell>
          <table:table-cell office:value-type="float" office:value="3.985565" calcext:value-type="float">
            <text:p>3.985565</text:p>
          </table:table-cell>
          <table:table-cell office:value-type="float" office:value="4.604675" calcext:value-type="float">
            <text:p>4.604675</text:p>
          </table:table-cell>
          <table:table-cell office:value-type="float" office:value="4.504181" calcext:value-type="float">
            <text:p>4.504181</text:p>
          </table:table-cell>
          <table:table-cell office:value-type="float" office:value="5.41983" calcext:value-type="float">
            <text:p>5.41983</text:p>
          </table:table-cell>
          <table:table-cell office:value-type="float" office:value="5.313019" calcext:value-type="float">
            <text:p>5.313019</text:p>
          </table:table-cell>
          <table:table-cell office:value-type="float" office:value="6.77301" calcext:value-type="float">
            <text:p>6.77301</text:p>
          </table:table-cell>
          <table:table-cell office:value-type="float" office:value="6.63913" calcext:value-type="float">
            <text:p>6.63913</text:p>
          </table:table-cell>
          <table:table-cell office:value-type="float" office:value="8.13205" calcext:value-type="float">
            <text:p>8.13205</text:p>
          </table:table-cell>
          <table:table-cell office:value-type="float" office:value="7.995911" calcext:value-type="float">
            <text:p>7.995911</text:p>
          </table:table-cell>
          <table:table-cell office:value-type="float" office:value="8.963165" calcext:value-type="float">
            <text:p>8.963165</text:p>
          </table:table-cell>
          <table:table-cell office:value-type="float" office:value="8.851776" calcext:value-type="float">
            <text:p>8.851776</text:p>
          </table:table-cell>
          <table:table-cell office:value-type="float" office:value="9.539307" calcext:value-type="float">
            <text:p>9.539307</text:p>
          </table:table-cell>
          <table:table-cell office:value-type="float" office:value="9.457397" calcext:value-type="float">
            <text:p>9.457397</text:p>
          </table:table-cell>
          <table:table-cell office:value-type="float" office:value="9.892944" calcext:value-type="float">
            <text:p>9.892944</text:p>
          </table:table-cell>
          <table:table-cell office:value-type="float" office:value="9.840881" calcext:value-type="float">
            <text:p>9.840881</text:p>
          </table:table-cell>
          <table:table-cell office:value-type="float" office:value="10.04147" calcext:value-type="float">
            <text:p>10.04147</text:p>
          </table:table-cell>
          <table:table-cell office:value-type="float" office:value="10.00665" calcext:value-type="float">
            <text:p>10.00665</text:p>
          </table:table-cell>
          <table:table-cell office:value-type="float" office:value="1.654175" calcext:value-type="float">
            <text:p>1.654175</text:p>
          </table:table-cell>
          <table:table-cell office:value-type="float" office:value="0.223175" calcext:value-type="float">
            <text:p>0.2231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1" calcext:value-type="float">
            <text:p>18012001</text:p>
          </table:table-cell>
          <table:table-cell office:value-type="float" office:value="7.91695" calcext:value-type="float">
            <text:p>7.91695</text:p>
          </table:table-cell>
          <table:table-cell office:value-type="float" office:value="0.761768" calcext:value-type="float">
            <text:p>0.761768</text:p>
          </table:table-cell>
          <table:table-cell office:value-type="float" office:value="-11.45815" calcext:value-type="float">
            <text:p>-11.45815</text:p>
          </table:table-cell>
          <table:table-cell office:value-type="float" office:value="0.5693237" calcext:value-type="float">
            <text:p>0.5693237</text:p>
          </table:table-cell>
          <table:table-cell office:value-type="float" office:value="0.2198786" calcext:value-type="float">
            <text:p>0.2198786</text:p>
          </table:table-cell>
          <table:table-cell office:value-type="float" office:value="317.0184" calcext:value-type="float">
            <text:p>317.0184</text:p>
          </table:table-cell>
          <table:table-cell office:value-type="float" office:value="0" calcext:value-type="float">
            <text:p>0</text:p>
          </table:table-cell>
          <table:table-cell office:value-type="float" office:value="2.29245" calcext:value-type="float">
            <text:p>2.29245</text:p>
          </table:table-cell>
          <table:table-cell office:value-type="float" office:value="1.269928" calcext:value-type="float">
            <text:p>1.269928</text:p>
          </table:table-cell>
          <table:table-cell office:value-type="float" office:value="2.628906" calcext:value-type="float">
            <text:p>2.628906</text:p>
          </table:table-cell>
          <table:table-cell office:value-type="float" office:value="2.031158" calcext:value-type="float">
            <text:p>2.031158</text:p>
          </table:table-cell>
          <table:table-cell office:value-type="float" office:value="2.953003" calcext:value-type="float">
            <text:p>2.953003</text:p>
          </table:table-cell>
          <table:table-cell office:value-type="float" office:value="2.555145" calcext:value-type="float">
            <text:p>2.555145</text:p>
          </table:table-cell>
          <table:table-cell office:value-type="float" office:value="3.329132" calcext:value-type="float">
            <text:p>3.329132</text:p>
          </table:table-cell>
          <table:table-cell office:value-type="float" office:value="3.080109" calcext:value-type="float">
            <text:p>3.080109</text:p>
          </table:table-cell>
          <table:table-cell office:value-type="float" office:value="3.640137" calcext:value-type="float">
            <text:p>3.640137</text:p>
          </table:table-cell>
          <table:table-cell office:value-type="float" office:value="3.471497" calcext:value-type="float">
            <text:p>3.471497</text:p>
          </table:table-cell>
          <table:table-cell office:value-type="float" office:value="4.039459" calcext:value-type="float">
            <text:p>4.039459</text:p>
          </table:table-cell>
          <table:table-cell office:value-type="float" office:value="3.935852" calcext:value-type="float">
            <text:p>3.935852</text:p>
          </table:table-cell>
          <table:table-cell office:value-type="float" office:value="4.515381" calcext:value-type="float">
            <text:p>4.515381</text:p>
          </table:table-cell>
          <table:table-cell office:value-type="float" office:value="4.42868" calcext:value-type="float">
            <text:p>4.42868</text:p>
          </table:table-cell>
          <table:table-cell office:value-type="float" office:value="5.312103" calcext:value-type="float">
            <text:p>5.312103</text:p>
          </table:table-cell>
          <table:table-cell office:value-type="float" office:value="5.219879" calcext:value-type="float">
            <text:p>5.219879</text:p>
          </table:table-cell>
          <table:table-cell office:value-type="float" office:value="6.637756" calcext:value-type="float">
            <text:p>6.637756</text:p>
          </table:table-cell>
          <table:table-cell office:value-type="float" office:value="6.516022" calcext:value-type="float">
            <text:p>6.516022</text:p>
          </table:table-cell>
          <table:table-cell office:value-type="float" office:value="7.994507" calcext:value-type="float">
            <text:p>7.994507</text:p>
          </table:table-cell>
          <table:table-cell office:value-type="float" office:value="7.866272" calcext:value-type="float">
            <text:p>7.866272</text:p>
          </table:table-cell>
          <table:table-cell office:value-type="float" office:value="8.850586" calcext:value-type="float">
            <text:p>8.850586</text:p>
          </table:table-cell>
          <table:table-cell office:value-type="float" office:value="8.741913" calcext:value-type="float">
            <text:p>8.741913</text:p>
          </table:table-cell>
          <table:table-cell office:value-type="float" office:value="9.456573" calcext:value-type="float">
            <text:p>9.456573</text:p>
          </table:table-cell>
          <table:table-cell office:value-type="float" office:value="9.374542" calcext:value-type="float">
            <text:p>9.374542</text:p>
          </table:table-cell>
          <table:table-cell office:value-type="float" office:value="9.840302" calcext:value-type="float">
            <text:p>9.840302</text:p>
          </table:table-cell>
          <table:table-cell office:value-type="float" office:value="9.785736" calcext:value-type="float">
            <text:p>9.785736</text:p>
          </table:table-cell>
          <table:table-cell office:value-type="float" office:value="10.00629" calcext:value-type="float">
            <text:p>10.00629</text:p>
          </table:table-cell>
          <table:table-cell office:value-type="float" office:value="9.968079" calcext:value-type="float">
            <text:p>9.968079</text:p>
          </table:table-cell>
          <table:table-cell office:value-type="float" office:value="1.709534" calcext:value-type="float">
            <text:p>1.709534</text:p>
          </table:table-cell>
          <table:table-cell office:value-type="float" office:value="-0.4730225" calcext:value-type="float">
            <text:p>-0.47302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1" calcext:value-type="float">
            <text:p>19012001</text:p>
          </table:table-cell>
          <table:table-cell office:value-type="float" office:value="10.23249" calcext:value-type="float">
            <text:p>10.23249</text:p>
          </table:table-cell>
          <table:table-cell office:value-type="float" office:value="-12.57157" calcext:value-type="float">
            <text:p>-12.57157</text:p>
          </table:table-cell>
          <table:table-cell office:value-type="float" office:value="-17.06788" calcext:value-type="float">
            <text:p>-17.06788</text:p>
          </table:table-cell>
          <table:table-cell office:value-type="float" office:value="0.2091749" calcext:value-type="float">
            <text:p>0.2091749</text:p>
          </table:table-cell>
          <table:table-cell office:value-type="float" office:value="0.1457667" calcext:value-type="float">
            <text:p>0.1457667</text:p>
          </table:table-cell>
          <table:table-cell office:value-type="float" office:value="320.4672" calcext:value-type="float">
            <text:p>320.4672</text:p>
          </table:table-cell>
          <table:table-cell office:value-type="float" office:value="0" calcext:value-type="float">
            <text:p>0</text:p>
          </table:table-cell>
          <table:table-cell office:value-type="float" office:value="1.181244" calcext:value-type="float">
            <text:p>1.181244</text:p>
          </table:table-cell>
          <table:table-cell office:value-type="float" office:value="-0.2362671" calcext:value-type="float">
            <text:p>-0.2362671</text:p>
          </table:table-cell>
          <table:table-cell office:value-type="float" office:value="2.063965" calcext:value-type="float">
            <text:p>2.063965</text:p>
          </table:table-cell>
          <table:table-cell office:value-type="float" office:value="0.6324158" calcext:value-type="float">
            <text:p>0.6324158</text:p>
          </table:table-cell>
          <table:table-cell office:value-type="float" office:value="2.652557" calcext:value-type="float">
            <text:p>2.652557</text:p>
          </table:table-cell>
          <table:table-cell office:value-type="float" office:value="1.396149" calcext:value-type="float">
            <text:p>1.396149</text:p>
          </table:table-cell>
          <table:table-cell office:value-type="float" office:value="3.149506" calcext:value-type="float">
            <text:p>3.149506</text:p>
          </table:table-cell>
          <table:table-cell office:value-type="float" office:value="2.167114" calcext:value-type="float">
            <text:p>2.167114</text:p>
          </table:table-cell>
          <table:table-cell office:value-type="float" office:value="3.505096" calcext:value-type="float">
            <text:p>3.505096</text:p>
          </table:table-cell>
          <table:table-cell office:value-type="float" office:value="2.725708" calcext:value-type="float">
            <text:p>2.725708</text:p>
          </table:table-cell>
          <table:table-cell office:value-type="float" office:value="3.939453" calcext:value-type="float">
            <text:p>3.939453</text:p>
          </table:table-cell>
          <table:table-cell office:value-type="float" office:value="3.392853" calcext:value-type="float">
            <text:p>3.392853</text:p>
          </table:table-cell>
          <table:table-cell office:value-type="float" office:value="4.428162" calcext:value-type="float">
            <text:p>4.428162</text:p>
          </table:table-cell>
          <table:table-cell office:value-type="float" office:value="4.049011" calcext:value-type="float">
            <text:p>4.049011</text:p>
          </table:table-cell>
          <table:table-cell office:value-type="float" office:value="5.218933" calcext:value-type="float">
            <text:p>5.218933</text:p>
          </table:table-cell>
          <table:table-cell office:value-type="float" office:value="5.027802" calcext:value-type="float">
            <text:p>5.027802</text:p>
          </table:table-cell>
          <table:table-cell office:value-type="float" office:value="6.514771" calcext:value-type="float">
            <text:p>6.514771</text:p>
          </table:table-cell>
          <table:table-cell office:value-type="float" office:value="6.388458" calcext:value-type="float">
            <text:p>6.388458</text:p>
          </table:table-cell>
          <table:table-cell office:value-type="float" office:value="7.86496" calcext:value-type="float">
            <text:p>7.86496</text:p>
          </table:table-cell>
          <table:table-cell office:value-type="float" office:value="7.743011" calcext:value-type="float">
            <text:p>7.743011</text:p>
          </table:table-cell>
          <table:table-cell office:value-type="float" office:value="8.740814" calcext:value-type="float">
            <text:p>8.740814</text:p>
          </table:table-cell>
          <table:table-cell office:value-type="float" office:value="8.635284" calcext:value-type="float">
            <text:p>8.635284</text:p>
          </table:table-cell>
          <table:table-cell office:value-type="float" office:value="9.373657" calcext:value-type="float">
            <text:p>9.373657</text:p>
          </table:table-cell>
          <table:table-cell office:value-type="float" office:value="9.290771" calcext:value-type="float">
            <text:p>9.290771</text:p>
          </table:table-cell>
          <table:table-cell office:value-type="float" office:value="9.785156" calcext:value-type="float">
            <text:p>9.785156</text:p>
          </table:table-cell>
          <table:table-cell office:value-type="float" office:value="9.728088" calcext:value-type="float">
            <text:p>9.728088</text:p>
          </table:table-cell>
          <table:table-cell office:value-type="float" office:value="9.967651" calcext:value-type="float">
            <text:p>9.967651</text:p>
          </table:table-cell>
          <table:table-cell office:value-type="float" office:value="9.926056" calcext:value-type="float">
            <text:p>9.926056</text:p>
          </table:table-cell>
          <table:table-cell office:value-type="float" office:value="0.2311096" calcext:value-type="float">
            <text:p>0.2311096</text:p>
          </table:table-cell>
          <table:table-cell office:value-type="float" office:value="-1.722961" calcext:value-type="float">
            <text:p>-1.7229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1" calcext:value-type="float">
            <text:p>20012001</text:p>
          </table:table-cell>
          <table:table-cell office:value-type="float" office:value="7.688144" calcext:value-type="float">
            <text:p>7.688144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17.49588" calcext:value-type="float">
            <text:p>-17.49588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1407475" calcext:value-type="float">
            <text:p>0.1407475</text:p>
          </table:table-cell>
          <table:table-cell office:value-type="float" office:value="316.9882" calcext:value-type="float">
            <text:p>316.9882</text:p>
          </table:table-cell>
          <table:table-cell office:value-type="float" office:value="0" calcext:value-type="float">
            <text:p>0</text:p>
          </table:table-cell>
          <table:table-cell office:value-type="float" office:value="0.8219604" calcext:value-type="float">
            <text:p>0.8219604</text:p>
          </table:table-cell>
          <table:table-cell office:value-type="float" office:value="-0.3294983" calcext:value-type="float">
            <text:p>-0.3294983</text:p>
          </table:table-cell>
          <table:table-cell office:value-type="float" office:value="1.166046" calcext:value-type="float">
            <text:p>1.166046</text:p>
          </table:table-cell>
          <table:table-cell office:value-type="float" office:value="0.4710693" calcext:value-type="float">
            <text:p>0.4710693</text:p>
          </table:table-cell>
          <table:table-cell office:value-type="float" office:value="1.593658" calcext:value-type="float">
            <text:p>1.593658</text:p>
          </table:table-cell>
          <table:table-cell office:value-type="float" office:value="1.165314" calcext:value-type="float">
            <text:p>1.165314</text:p>
          </table:table-cell>
          <table:table-cell office:value-type="float" office:value="2.156342" calcext:value-type="float">
            <text:p>2.156342</text:p>
          </table:table-cell>
          <table:table-cell office:value-type="float" office:value="1.889008" calcext:value-type="float">
            <text:p>1.889008</text:p>
          </table:table-cell>
          <table:table-cell office:value-type="float" office:value="2.716431" calcext:value-type="float">
            <text:p>2.716431</text:p>
          </table:table-cell>
          <table:table-cell office:value-type="float" office:value="2.431366" calcext:value-type="float">
            <text:p>2.431366</text:p>
          </table:table-cell>
          <table:table-cell office:value-type="float" office:value="3.385895" calcext:value-type="float">
            <text:p>3.385895</text:p>
          </table:table-cell>
          <table:table-cell office:value-type="float" office:value="3.056549" calcext:value-type="float">
            <text:p>3.056549</text:p>
          </table:table-cell>
          <table:table-cell office:value-type="float" office:value="4.044159" calcext:value-type="float">
            <text:p>4.044159</text:p>
          </table:table-cell>
          <table:table-cell office:value-type="float" office:value="3.703766" calcext:value-type="float">
            <text:p>3.703766</text:p>
          </table:table-cell>
          <table:table-cell office:value-type="float" office:value="5.024994" calcext:value-type="float">
            <text:p>5.024994</text:p>
          </table:table-cell>
          <table:table-cell office:value-type="float" office:value="4.726959" calcext:value-type="float">
            <text:p>4.726959</text:p>
          </table:table-cell>
          <table:table-cell office:value-type="float" office:value="6.386902" calcext:value-type="float">
            <text:p>6.386902</text:p>
          </table:table-cell>
          <table:table-cell office:value-type="float" office:value="6.215454" calcext:value-type="float">
            <text:p>6.215454</text:p>
          </table:table-cell>
          <table:table-cell office:value-type="float" office:value="7.741791" calcext:value-type="float">
            <text:p>7.741791</text:p>
          </table:table-cell>
          <table:table-cell office:value-type="float" office:value="7.618073" calcext:value-type="float">
            <text:p>7.618073</text:p>
          </table:table-cell>
          <table:table-cell office:value-type="float" office:value="8.634186" calcext:value-type="float">
            <text:p>8.634186</text:p>
          </table:table-cell>
          <table:table-cell office:value-type="float" office:value="8.530762" calcext:value-type="float">
            <text:p>8.530762</text:p>
          </table:table-cell>
          <table:table-cell office:value-type="float" office:value="9.289886" calcext:value-type="float">
            <text:p>9.289886</text:p>
          </table:table-cell>
          <table:table-cell office:value-type="float" office:value="9.207306" calcext:value-type="float">
            <text:p>9.207306</text:p>
          </table:table-cell>
          <table:table-cell office:value-type="float" office:value="9.727509" calcext:value-type="float">
            <text:p>9.727509</text:p>
          </table:table-cell>
          <table:table-cell office:value-type="float" office:value="9.668549" calcext:value-type="float">
            <text:p>9.668549</text:p>
          </table:table-cell>
          <table:table-cell office:value-type="float" office:value="9.925629" calcext:value-type="float">
            <text:p>9.925629</text:p>
          </table:table-cell>
          <table:table-cell office:value-type="float" office:value="9.881042" calcext:value-type="float">
            <text:p>9.881042</text:p>
          </table:table-cell>
          <table:table-cell office:value-type="float" office:value="0.507019" calcext:value-type="float">
            <text:p>0.507019</text:p>
          </table:table-cell>
          <table:table-cell office:value-type="float" office:value="-1.867004" calcext:value-type="float">
            <text:p>-1.8670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1" calcext:value-type="float">
            <text:p>21012001</text:p>
          </table:table-cell>
          <table:table-cell office:value-type="float" office:value="10.34449" calcext:value-type="float">
            <text:p>10.34449</text:p>
          </table:table-cell>
          <table:table-cell office:value-type="float" office:value="-1.460454" calcext:value-type="float">
            <text:p>-1.460454</text:p>
          </table:table-cell>
          <table:table-cell office:value-type="float" office:value="-14.52479" calcext:value-type="float">
            <text:p>-14.52479</text:p>
          </table:table-cell>
          <table:table-cell office:value-type="float" office:value="0.485119" calcext:value-type="float">
            <text:p>0.485119</text:p>
          </table:table-cell>
          <table:table-cell office:value-type="float" office:value="0.1790784" calcext:value-type="float">
            <text:p>0.1790784</text:p>
          </table:table-cell>
          <table:table-cell office:value-type="float" office:value="316.9955" calcext:value-type="float">
            <text:p>316.9955</text:p>
          </table:table-cell>
          <table:table-cell office:value-type="float" office:value="0" calcext:value-type="float">
            <text:p>0</text:p>
          </table:table-cell>
          <table:table-cell office:value-type="float" office:value="0.6799927" calcext:value-type="float">
            <text:p>0.6799927</text:p>
          </table:table-cell>
          <table:table-cell office:value-type="float" office:value="-0.7650757" calcext:value-type="float">
            <text:p>-0.7650757</text:p>
          </table:table-cell>
          <table:table-cell office:value-type="float" office:value="0.9787292" calcext:value-type="float">
            <text:p>0.9787292</text:p>
          </table:table-cell>
          <table:table-cell office:value-type="float" office:value="0.2015381" calcext:value-type="float">
            <text:p>0.2015381</text:p>
          </table:table-cell>
          <table:table-cell office:value-type="float" office:value="1.373993" calcext:value-type="float">
            <text:p>1.373993</text:p>
          </table:table-cell>
          <table:table-cell office:value-type="float" office:value="0.911377" calcext:value-type="float">
            <text:p>0.911377</text:p>
          </table:table-cell>
          <table:table-cell office:value-type="float" office:value="2.013062" calcext:value-type="float">
            <text:p>2.013062</text:p>
          </table:table-cell>
          <table:table-cell office:value-type="float" office:value="1.634766" calcext:value-type="float">
            <text:p>1.634766</text:p>
          </table:table-cell>
          <table:table-cell office:value-type="float" office:value="2.49173" calcext:value-type="float">
            <text:p>2.49173</text:p>
          </table:table-cell>
          <table:table-cell office:value-type="float" office:value="2.175476" calcext:value-type="float">
            <text:p>2.175476</text:p>
          </table:table-cell>
          <table:table-cell office:value-type="float" office:value="3.0672" calcext:value-type="float">
            <text:p>3.0672</text:p>
          </table:table-cell>
          <table:table-cell office:value-type="float" office:value="2.809479" calcext:value-type="float">
            <text:p>2.809479</text:p>
          </table:table-cell>
          <table:table-cell office:value-type="float" office:value="3.702545" calcext:value-type="float">
            <text:p>3.702545</text:p>
          </table:table-cell>
          <table:table-cell office:value-type="float" office:value="3.455383" calcext:value-type="float">
            <text:p>3.455383</text:p>
          </table:table-cell>
          <table:table-cell office:value-type="float" office:value="4.724426" calcext:value-type="float">
            <text:p>4.724426</text:p>
          </table:table-cell>
          <table:table-cell office:value-type="float" office:value="4.478943" calcext:value-type="float">
            <text:p>4.478943</text:p>
          </table:table-cell>
          <table:table-cell office:value-type="float" office:value="6.21347" calcext:value-type="float">
            <text:p>6.21347</text:p>
          </table:table-cell>
          <table:table-cell office:value-type="float" office:value="6.02243" calcext:value-type="float">
            <text:p>6.02243</text:p>
          </table:table-cell>
          <table:table-cell office:value-type="float" office:value="7.61676" calcext:value-type="float">
            <text:p>7.61676</text:p>
          </table:table-cell>
          <table:table-cell office:value-type="float" office:value="7.484192" calcext:value-type="float">
            <text:p>7.484192</text:p>
          </table:table-cell>
          <table:table-cell office:value-type="float" office:value="8.529694" calcext:value-type="float">
            <text:p>8.529694</text:p>
          </table:table-cell>
          <table:table-cell office:value-type="float" office:value="8.425232" calcext:value-type="float">
            <text:p>8.425232</text:p>
          </table:table-cell>
          <table:table-cell office:value-type="float" office:value="9.206421" calcext:value-type="float">
            <text:p>9.206421</text:p>
          </table:table-cell>
          <table:table-cell office:value-type="float" office:value="9.123535" calcext:value-type="float">
            <text:p>9.123535</text:p>
          </table:table-cell>
          <table:table-cell office:value-type="float" office:value="9.667908" calcext:value-type="float">
            <text:p>9.667908</text:p>
          </table:table-cell>
          <table:table-cell office:value-type="float" office:value="9.60672" calcext:value-type="float">
            <text:p>9.60672</text:p>
          </table:table-cell>
          <table:table-cell office:value-type="float" office:value="9.880524" calcext:value-type="float">
            <text:p>9.880524</text:p>
          </table:table-cell>
          <table:table-cell office:value-type="float" office:value="9.833313" calcext:value-type="float">
            <text:p>9.833313</text:p>
          </table:table-cell>
          <table:table-cell office:value-type="float" office:value="0.7976074" calcext:value-type="float">
            <text:p>0.7976074</text:p>
          </table:table-cell>
          <table:table-cell office:value-type="float" office:value="-2.621307" calcext:value-type="float">
            <text:p>-2.6213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1" calcext:value-type="float">
            <text:p>22012001</text:p>
          </table:table-cell>
          <table:table-cell office:value-type="float" office:value="9.291799" calcext:value-type="float">
            <text:p>9.291799</text:p>
          </table:table-cell>
          <table:table-cell office:value-type="float" office:value="11.31732" calcext:value-type="float">
            <text:p>11.31732</text:p>
          </table:table-cell>
          <table:table-cell office:value-type="float" office:value="-9.983374" calcext:value-type="float">
            <text:p>-9.983374</text:p>
          </table:table-cell>
          <table:table-cell office:value-type="float" office:value="0.9437403" calcext:value-type="float">
            <text:p>0.9437403</text:p>
          </table:table-cell>
          <table:table-cell office:value-type="float" office:value="0.2560749" calcext:value-type="float">
            <text:p>0.2560749</text:p>
          </table:table-cell>
          <table:table-cell office:value-type="float" office:value="315.1385" calcext:value-type="float">
            <text:p>315.1385</text:p>
          </table:table-cell>
          <table:table-cell office:value-type="float" office:value="0" calcext:value-type="float">
            <text:p>0</text:p>
          </table:table-cell>
          <table:table-cell office:value-type="float" office:value="2.744873" calcext:value-type="float">
            <text:p>2.744873</text:p>
          </table:table-cell>
          <table:table-cell office:value-type="float" office:value="-1.389282" calcext:value-type="float">
            <text:p>-1.389282</text:p>
          </table:table-cell>
          <table:table-cell office:value-type="float" office:value="2.071503" calcext:value-type="float">
            <text:p>2.071503</text:p>
          </table:table-cell>
          <table:table-cell office:value-type="float" office:value="-0.1509705" calcext:value-type="float">
            <text:p>-0.1509705</text:p>
          </table:table-cell>
          <table:table-cell office:value-type="float" office:value="1.972717" calcext:value-type="float">
            <text:p>1.972717</text:p>
          </table:table-cell>
          <table:table-cell office:value-type="float" office:value="0.5715027" calcext:value-type="float">
            <text:p>0.5715027</text:p>
          </table:table-cell>
          <table:table-cell office:value-type="float" office:value="2.16272" calcext:value-type="float">
            <text:p>2.16272</text:p>
          </table:table-cell>
          <table:table-cell office:value-type="float" office:value="1.310516" calcext:value-type="float">
            <text:p>1.310516</text:p>
          </table:table-cell>
          <table:table-cell office:value-type="float" office:value="2.415649" calcext:value-type="float">
            <text:p>2.415649</text:p>
          </table:table-cell>
          <table:table-cell office:value-type="float" office:value="1.852203" calcext:value-type="float">
            <text:p>1.852203</text:p>
          </table:table-cell>
          <table:table-cell office:value-type="float" office:value="2.809662" calcext:value-type="float">
            <text:p>2.809662</text:p>
          </table:table-cell>
          <table:table-cell office:value-type="float" office:value="2.504791" calcext:value-type="float">
            <text:p>2.504791</text:p>
          </table:table-cell>
          <table:table-cell office:value-type="float" office:value="3.453583" calcext:value-type="float">
            <text:p>3.453583</text:p>
          </table:table-cell>
          <table:table-cell office:value-type="float" office:value="3.190613" calcext:value-type="float">
            <text:p>3.190613</text:p>
          </table:table-cell>
          <table:table-cell office:value-type="float" office:value="4.476807" calcext:value-type="float">
            <text:p>4.476807</text:p>
          </table:table-cell>
          <table:table-cell office:value-type="float" office:value="4.246918" calcext:value-type="float">
            <text:p>4.246918</text:p>
          </table:table-cell>
          <table:table-cell office:value-type="float" office:value="6.020386" calcext:value-type="float">
            <text:p>6.020386</text:p>
          </table:table-cell>
          <table:table-cell office:value-type="float" office:value="5.826263" calcext:value-type="float">
            <text:p>5.826263</text:p>
          </table:table-cell>
          <table:table-cell office:value-type="float" office:value="7.482697" calcext:value-type="float">
            <text:p>7.482697</text:p>
          </table:table-cell>
          <table:table-cell office:value-type="float" office:value="7.342957" calcext:value-type="float">
            <text:p>7.342957</text:p>
          </table:table-cell>
          <table:table-cell office:value-type="float" office:value="8.424103" calcext:value-type="float">
            <text:p>8.424103</text:p>
          </table:table-cell>
          <table:table-cell office:value-type="float" office:value="8.315338" calcext:value-type="float">
            <text:p>8.315338</text:p>
          </table:table-cell>
          <table:table-cell office:value-type="float" office:value="9.12265" calcext:value-type="float">
            <text:p>9.12265</text:p>
          </table:table-cell>
          <table:table-cell office:value-type="float" office:value="9.037903" calcext:value-type="float">
            <text:p>9.037903</text:p>
          </table:table-cell>
          <table:table-cell office:value-type="float" office:value="9.606049" calcext:value-type="float">
            <text:p>9.606049</text:p>
          </table:table-cell>
          <table:table-cell office:value-type="float" office:value="9.543457" calcext:value-type="float">
            <text:p>9.543457</text:p>
          </table:table-cell>
          <table:table-cell office:value-type="float" office:value="9.832764" calcext:value-type="float">
            <text:p>9.832764</text:p>
          </table:table-cell>
          <table:table-cell office:value-type="float" office:value="9.783112" calcext:value-type="float">
            <text:p>9.783112</text:p>
          </table:table-cell>
          <table:table-cell office:value-type="float" office:value="3.368073" calcext:value-type="float">
            <text:p>3.368073</text:p>
          </table:table-cell>
          <table:table-cell office:value-type="float" office:value="-3.657745" calcext:value-type="float">
            <text:p>-3.6577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1" calcext:value-type="float">
            <text:p>23012001</text:p>
          </table:table-cell>
          <table:table-cell office:value-type="float" office:value="10.6688" calcext:value-type="float">
            <text:p>10.6688</text:p>
          </table:table-cell>
          <table:table-cell office:value-type="float" office:value="5.206212" calcext:value-type="float">
            <text:p>5.206212</text:p>
          </table:table-cell>
          <table:table-cell office:value-type="float" office:value="-8.02396" calcext:value-type="float">
            <text:p>-8.02396</text:p>
          </table:table-cell>
          <table:table-cell office:value-type="float" office:value="0.7374179" calcext:value-type="float">
            <text:p>0.7374179</text:p>
          </table:table-cell>
          <table:table-cell office:value-type="float" office:value="0.2976725" calcext:value-type="float">
            <text:p>0.2976725</text:p>
          </table:table-cell>
          <table:table-cell office:value-type="float" office:value="316.0434" calcext:value-type="float">
            <text:p>316.0434</text:p>
          </table:table-cell>
          <table:table-cell office:value-type="float" office:value="0" calcext:value-type="float">
            <text:p>0</text:p>
          </table:table-cell>
          <table:table-cell office:value-type="float" office:value="5.140839" calcext:value-type="float">
            <text:p>5.140839</text:p>
          </table:table-cell>
          <table:table-cell office:value-type="float" office:value="-1.344025" calcext:value-type="float">
            <text:p>-1.344025</text:p>
          </table:table-cell>
          <table:table-cell office:value-type="float" office:value="3.470825" calcext:value-type="float">
            <text:p>3.470825</text:p>
          </table:table-cell>
          <table:table-cell office:value-type="float" office:value="-0.1429443" calcext:value-type="float">
            <text:p>-0.1429443</text:p>
          </table:table-cell>
          <table:table-cell office:value-type="float" office:value="2.842834" calcext:value-type="float">
            <text:p>2.842834</text:p>
          </table:table-cell>
          <table:table-cell office:value-type="float" office:value="0.5997009" calcext:value-type="float">
            <text:p>0.5997009</text:p>
          </table:table-cell>
          <table:table-cell office:value-type="float" office:value="2.679688" calcext:value-type="float">
            <text:p>2.679688</text:p>
          </table:table-cell>
          <table:table-cell office:value-type="float" office:value="1.342133" calcext:value-type="float">
            <text:p>1.342133</text:p>
          </table:table-cell>
          <table:table-cell office:value-type="float" office:value="2.744171" calcext:value-type="float">
            <text:p>2.744171</text:p>
          </table:table-cell>
          <table:table-cell office:value-type="float" office:value="1.885406" calcext:value-type="float">
            <text:p>1.885406</text:p>
          </table:table-cell>
          <table:table-cell office:value-type="float" office:value="2.97113" calcext:value-type="float">
            <text:p>2.97113</text:p>
          </table:table-cell>
          <table:table-cell office:value-type="float" office:value="2.519592" calcext:value-type="float">
            <text:p>2.519592</text:p>
          </table:table-cell>
          <table:table-cell office:value-type="float" office:value="3.396606" calcext:value-type="float">
            <text:p>3.396606</text:p>
          </table:table-cell>
          <table:table-cell office:value-type="float" office:value="3.154358" calcext:value-type="float">
            <text:p>3.154358</text:p>
          </table:table-cell>
          <table:table-cell office:value-type="float" office:value="4.246094" calcext:value-type="float">
            <text:p>4.246094</text:p>
          </table:table-cell>
          <table:table-cell office:value-type="float" office:value="4.1427" calcext:value-type="float">
            <text:p>4.1427</text:p>
          </table:table-cell>
          <table:table-cell office:value-type="float" office:value="5.82428" calcext:value-type="float">
            <text:p>5.82428</text:p>
          </table:table-cell>
          <table:table-cell office:value-type="float" office:value="5.653717" calcext:value-type="float">
            <text:p>5.653717</text:p>
          </table:table-cell>
          <table:table-cell office:value-type="float" office:value="7.341461" calcext:value-type="float">
            <text:p>7.341461</text:p>
          </table:table-cell>
          <table:table-cell office:value-type="float" office:value="7.198792" calcext:value-type="float">
            <text:p>7.198792</text:p>
          </table:table-cell>
          <table:table-cell office:value-type="float" office:value="8.314178" calcext:value-type="float">
            <text:p>8.314178</text:p>
          </table:table-cell>
          <table:table-cell office:value-type="float" office:value="8.203033" calcext:value-type="float">
            <text:p>8.203033</text:p>
          </table:table-cell>
          <table:table-cell office:value-type="float" office:value="9.037018" calcext:value-type="float">
            <text:p>9.037018</text:p>
          </table:table-cell>
          <table:table-cell office:value-type="float" office:value="8.951233" calcext:value-type="float">
            <text:p>8.951233</text:p>
          </table:table-cell>
          <table:table-cell office:value-type="float" office:value="9.542816" calcext:value-type="float">
            <text:p>9.542816</text:p>
          </table:table-cell>
          <table:table-cell office:value-type="float" office:value="9.478485" calcext:value-type="float">
            <text:p>9.478485</text:p>
          </table:table-cell>
          <table:table-cell office:value-type="float" office:value="9.782593" calcext:value-type="float">
            <text:p>9.782593</text:p>
          </table:table-cell>
          <table:table-cell office:value-type="float" office:value="9.730652" calcext:value-type="float">
            <text:p>9.730652</text:p>
          </table:table-cell>
          <table:table-cell office:value-type="float" office:value="6.117279" calcext:value-type="float">
            <text:p>6.117279</text:p>
          </table:table-cell>
          <table:table-cell office:value-type="float" office:value="-3.96582" calcext:value-type="float">
            <text:p>-3.965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1" calcext:value-type="float">
            <text:p>24012001</text:p>
          </table:table-cell>
          <table:table-cell office:value-type="float" office:value="10.03106" calcext:value-type="float">
            <text:p>10.03106</text:p>
          </table:table-cell>
          <table:table-cell office:value-type="float" office:value="-3.682677" calcext:value-type="float">
            <text:p>-3.682677</text:p>
          </table:table-cell>
          <table:table-cell office:value-type="float" office:value="-11.25914" calcext:value-type="float">
            <text:p>-11.25914</text:p>
          </table:table-cell>
          <table:table-cell office:value-type="float" office:value="0.4122783" calcext:value-type="float">
            <text:p>0.4122783</text:p>
          </table:table-cell>
          <table:table-cell office:value-type="float" office:value="0.2318878" calcext:value-type="float">
            <text:p>0.2318878</text:p>
          </table:table-cell>
          <table:table-cell office:value-type="float" office:value="313.7822" calcext:value-type="float">
            <text:p>313.7822</text:p>
          </table:table-cell>
          <table:table-cell office:value-type="float" office:value="1.27" calcext:value-type="float">
            <text:p>1.27</text:p>
          </table:table-cell>
          <table:table-cell office:value-type="float" office:value="1.717438" calcext:value-type="float">
            <text:p>1.717438</text:p>
          </table:table-cell>
          <table:table-cell office:value-type="float" office:value="-2.711884" calcext:value-type="float">
            <text:p>-2.711884</text:p>
          </table:table-cell>
          <table:table-cell office:value-type="float" office:value="1.198975" calcext:value-type="float">
            <text:p>1.198975</text:p>
          </table:table-cell>
          <table:table-cell office:value-type="float" office:value="-0.3565369" calcext:value-type="float">
            <text:p>-0.3565369</text:p>
          </table:table-cell>
          <table:table-cell office:value-type="float" office:value="1.309814" calcext:value-type="float">
            <text:p>1.309814</text:p>
          </table:table-cell>
          <table:table-cell office:value-type="float" office:value="0.412384" calcext:value-type="float">
            <text:p>0.412384</text:p>
          </table:table-cell>
          <table:table-cell office:value-type="float" office:value="2.015198" calcext:value-type="float">
            <text:p>2.015198</text:p>
          </table:table-cell>
          <table:table-cell office:value-type="float" office:value="1.192749" calcext:value-type="float">
            <text:p>1.192749</text:p>
          </table:table-cell>
          <table:table-cell office:value-type="float" office:value="2.466003" calcext:value-type="float">
            <text:p>2.466003</text:p>
          </table:table-cell>
          <table:table-cell office:value-type="float" office:value="1.749237" calcext:value-type="float">
            <text:p>1.749237</text:p>
          </table:table-cell>
          <table:table-cell office:value-type="float" office:value="2.947083" calcext:value-type="float">
            <text:p>2.947083</text:p>
          </table:table-cell>
          <table:table-cell office:value-type="float" office:value="2.407135" calcext:value-type="float">
            <text:p>2.407135</text:p>
          </table:table-cell>
          <table:table-cell office:value-type="float" office:value="3.397766" calcext:value-type="float">
            <text:p>3.397766</text:p>
          </table:table-cell>
          <table:table-cell office:value-type="float" office:value="3.049835" calcext:value-type="float">
            <text:p>3.049835</text:p>
          </table:table-cell>
          <table:table-cell office:value-type="float" office:value="4.157257" calcext:value-type="float">
            <text:p>4.157257</text:p>
          </table:table-cell>
          <table:table-cell office:value-type="float" office:value="4.023224" calcext:value-type="float">
            <text:p>4.023224</text:p>
          </table:table-cell>
          <table:table-cell office:value-type="float" office:value="5.652161" calcext:value-type="float">
            <text:p>5.652161</text:p>
          </table:table-cell>
          <table:table-cell office:value-type="float" office:value="5.516388" calcext:value-type="float">
            <text:p>5.516388</text:p>
          </table:table-cell>
          <table:table-cell office:value-type="float" office:value="7.197327" calcext:value-type="float">
            <text:p>7.197327</text:p>
          </table:table-cell>
          <table:table-cell office:value-type="float" office:value="7.060577" calcext:value-type="float">
            <text:p>7.060577</text:p>
          </table:table-cell>
          <table:table-cell office:value-type="float" office:value="8.201874" calcext:value-type="float">
            <text:p>8.201874</text:p>
          </table:table-cell>
          <table:table-cell office:value-type="float" office:value="8.089844" calcext:value-type="float">
            <text:p>8.089844</text:p>
          </table:table-cell>
          <table:table-cell office:value-type="float" office:value="8.950317" calcext:value-type="float">
            <text:p>8.950317</text:p>
          </table:table-cell>
          <table:table-cell office:value-type="float" office:value="8.863037" calcext:value-type="float">
            <text:p>8.863037</text:p>
          </table:table-cell>
          <table:table-cell office:value-type="float" office:value="9.477783" calcext:value-type="float">
            <text:p>9.477783</text:p>
          </table:table-cell>
          <table:table-cell office:value-type="float" office:value="9.411713" calcext:value-type="float">
            <text:p>9.411713</text:p>
          </table:table-cell>
          <table:table-cell office:value-type="float" office:value="9.730072" calcext:value-type="float">
            <text:p>9.730072</text:p>
          </table:table-cell>
          <table:table-cell office:value-type="float" office:value="9.676086" calcext:value-type="float">
            <text:p>9.676086</text:p>
          </table:table-cell>
          <table:table-cell office:value-type="float" office:value="3.798309" calcext:value-type="float">
            <text:p>3.798309</text:p>
          </table:table-cell>
          <table:table-cell office:value-type="float" office:value="-7.019775" calcext:value-type="float">
            <text:p>-7.0197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1" calcext:value-type="float">
            <text:p>25012001</text:p>
          </table:table-cell>
          <table:table-cell office:value-type="float" office:value="10.24642" calcext:value-type="float">
            <text:p>10.24642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15.00839" calcext:value-type="float">
            <text:p>-15.00839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1722586" calcext:value-type="float">
            <text:p>0.1722586</text:p>
          </table:table-cell>
          <table:table-cell office:value-type="float" office:value="306.7605" calcext:value-type="float">
            <text:p>306.7605</text:p>
          </table:table-cell>
          <table:table-cell office:value-type="float" office:value="3.81" calcext:value-type="float">
            <text:p>3.81</text:p>
          </table:table-cell>
          <table:table-cell office:value-type="float" office:value="-0.3635864" calcext:value-type="float">
            <text:p>-0.3635864</text:p>
          </table:table-cell>
          <table:table-cell office:value-type="float" office:value="-2.581085" calcext:value-type="float">
            <text:p>-2.581085</text:p>
          </table:table-cell>
          <table:table-cell office:value-type="float" office:value="-0.07775879" calcext:value-type="float">
            <text:p>-0.07775879</text:p>
          </table:table-cell>
          <table:table-cell office:value-type="float" office:value="-0.353302" calcext:value-type="float">
            <text:p>-0.353302</text:p>
          </table:table-cell>
          <table:table-cell office:value-type="float" office:value="0.4511414" calcext:value-type="float">
            <text:p>0.4511414</text:p>
          </table:table-cell>
          <table:table-cell office:value-type="float" office:value="0.3700256" calcext:value-type="float">
            <text:p>0.3700256</text:p>
          </table:table-cell>
          <table:table-cell office:value-type="float" office:value="1.180573" calcext:value-type="float">
            <text:p>1.180573</text:p>
          </table:table-cell>
          <table:table-cell office:value-type="float" office:value="1.038239" calcext:value-type="float">
            <text:p>1.038239</text:p>
          </table:table-cell>
          <table:table-cell office:value-type="float" office:value="1.738922" calcext:value-type="float">
            <text:p>1.738922</text:p>
          </table:table-cell>
          <table:table-cell office:value-type="float" office:value="1.505249" calcext:value-type="float">
            <text:p>1.505249</text:p>
          </table:table-cell>
          <table:table-cell office:value-type="float" office:value="2.400269" calcext:value-type="float">
            <text:p>2.400269</text:p>
          </table:table-cell>
          <table:table-cell office:value-type="float" office:value="2.089203" calcext:value-type="float">
            <text:p>2.089203</text:p>
          </table:table-cell>
          <table:table-cell office:value-type="float" office:value="3.045807" calcext:value-type="float">
            <text:p>3.045807</text:p>
          </table:table-cell>
          <table:table-cell office:value-type="float" office:value="2.745056" calcext:value-type="float">
            <text:p>2.745056</text:p>
          </table:table-cell>
          <table:table-cell office:value-type="float" office:value="4.021301" calcext:value-type="float">
            <text:p>4.021301</text:p>
          </table:table-cell>
          <table:table-cell office:value-type="float" office:value="3.788696" calcext:value-type="float">
            <text:p>3.788696</text:p>
          </table:table-cell>
          <table:table-cell office:value-type="float" office:value="5.514862" calcext:value-type="float">
            <text:p>5.514862</text:p>
          </table:table-cell>
          <table:table-cell office:value-type="float" office:value="5.357147" calcext:value-type="float">
            <text:p>5.357147</text:p>
          </table:table-cell>
          <table:table-cell office:value-type="float" office:value="7.059143" calcext:value-type="float">
            <text:p>7.059143</text:p>
          </table:table-cell>
          <table:table-cell office:value-type="float" office:value="6.925995" calcext:value-type="float">
            <text:p>6.925995</text:p>
          </table:table-cell>
          <table:table-cell office:value-type="float" office:value="8.088684" calcext:value-type="float">
            <text:p>8.088684</text:p>
          </table:table-cell>
          <table:table-cell office:value-type="float" office:value="7.977478" calcext:value-type="float">
            <text:p>7.977478</text:p>
          </table:table-cell>
          <table:table-cell office:value-type="float" office:value="8.862122" calcext:value-type="float">
            <text:p>8.862122</text:p>
          </table:table-cell>
          <table:table-cell office:value-type="float" office:value="8.773224" calcext:value-type="float">
            <text:p>8.773224</text:p>
          </table:table-cell>
          <table:table-cell office:value-type="float" office:value="9.411011" calcext:value-type="float">
            <text:p>9.411011</text:p>
          </table:table-cell>
          <table:table-cell office:value-type="float" office:value="9.342804" calcext:value-type="float">
            <text:p>9.342804</text:p>
          </table:table-cell>
          <table:table-cell office:value-type="float" office:value="9.675507" calcext:value-type="float">
            <text:p>9.675507</text:p>
          </table:table-cell>
          <table:table-cell office:value-type="float" office:value="9.619293" calcext:value-type="float">
            <text:p>9.619293</text:p>
          </table:table-cell>
          <table:table-cell office:value-type="float" office:value="-0.6543579" calcext:value-type="float">
            <text:p>-0.6543579</text:p>
          </table:table-cell>
          <table:table-cell office:value-type="float" office:value="-6.986603" calcext:value-type="float">
            <text:p>-6.9866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1" calcext:value-type="float">
            <text:p>26012001</text:p>
          </table:table-cell>
          <table:table-cell office:value-type="float" office:value="8.399737" calcext:value-type="float">
            <text:p>8.399737</text:p>
          </table:table-cell>
          <table:table-cell office:value-type="float" office:value="-2.571566" calcext:value-type="float">
            <text:p>-2.571566</text:p>
          </table:table-cell>
          <table:table-cell office:value-type="float" office:value="-13.53536" calcext:value-type="float">
            <text:p>-13.53536</text:p>
          </table:table-cell>
          <table:table-cell office:value-type="float" office:value="0.4473677" calcext:value-type="float">
            <text:p>0.4473677</text:p>
          </table:table-cell>
          <table:table-cell office:value-type="float" office:value="0.1937963" calcext:value-type="float">
            <text:p>0.1937963</text:p>
          </table:table-cell>
          <table:table-cell office:value-type="float" office:value="307.2665" calcext:value-type="float">
            <text:p>307.2665</text:p>
          </table:table-cell>
          <table:table-cell office:value-type="float" office:value="0" calcext:value-type="float">
            <text:p>0</text:p>
          </table:table-cell>
          <table:table-cell office:value-type="float" office:value="-0.4250183" calcext:value-type="float">
            <text:p>-0.4250183</text:p>
          </table:table-cell>
          <table:table-cell office:value-type="float" office:value="-0.6217041" calcext:value-type="float">
            <text:p>-0.6217041</text:p>
          </table:table-cell>
          <table:table-cell office:value-type="float" office:value="-0.08169556" calcext:value-type="float">
            <text:p>-0.08169556</text:p>
          </table:table-cell>
          <table:table-cell office:value-type="float" office:value="-0.1129456" calcext:value-type="float">
            <text:p>-0.1129456</text:p>
          </table:table-cell>
          <table:table-cell office:value-type="float" office:value="0.4466553" calcext:value-type="float">
            <text:p>0.4466553</text:p>
          </table:table-cell>
          <table:table-cell office:value-type="float" office:value="0.4118958" calcext:value-type="float">
            <text:p>0.4118958</text:p>
          </table:table-cell>
          <table:table-cell office:value-type="float" office:value="1.037506" calcext:value-type="float">
            <text:p>1.037506</text:p>
          </table:table-cell>
          <table:table-cell office:value-type="float" office:value="0.974884" calcext:value-type="float">
            <text:p>0.974884</text:p>
          </table:table-cell>
          <table:table-cell office:value-type="float" office:value="1.504395" calcext:value-type="float">
            <text:p>1.504395</text:p>
          </table:table-cell>
          <table:table-cell office:value-type="float" office:value="1.419006" calcext:value-type="float">
            <text:p>1.419006</text:p>
          </table:table-cell>
          <table:table-cell office:value-type="float" office:value="2.087982" calcext:value-type="float">
            <text:p>2.087982</text:p>
          </table:table-cell>
          <table:table-cell office:value-type="float" office:value="1.973877" calcext:value-type="float">
            <text:p>1.973877</text:p>
          </table:table-cell>
          <table:table-cell office:value-type="float" office:value="2.743378" calcext:value-type="float">
            <text:p>2.743378</text:p>
          </table:table-cell>
          <table:table-cell office:value-type="float" office:value="2.600006" calcext:value-type="float">
            <text:p>2.600006</text:p>
          </table:table-cell>
          <table:table-cell office:value-type="float" office:value="3.786469" calcext:value-type="float">
            <text:p>3.786469</text:p>
          </table:table-cell>
          <table:table-cell office:value-type="float" office:value="3.603699" calcext:value-type="float">
            <text:p>3.603699</text:p>
          </table:table-cell>
          <table:table-cell office:value-type="float" office:value="5.355347" calcext:value-type="float">
            <text:p>5.355347</text:p>
          </table:table-cell>
          <table:table-cell office:value-type="float" office:value="5.187103" calcext:value-type="float">
            <text:p>5.187103</text:p>
          </table:table-cell>
          <table:table-cell office:value-type="float" office:value="6.924591" calcext:value-type="float">
            <text:p>6.924591</text:p>
          </table:table-cell>
          <table:table-cell office:value-type="float" office:value="6.789307" calcext:value-type="float">
            <text:p>6.789307</text:p>
          </table:table-cell>
          <table:table-cell office:value-type="float" office:value="7.976288" calcext:value-type="float">
            <text:p>7.976288</text:p>
          </table:table-cell>
          <table:table-cell office:value-type="float" office:value="7.864838" calcext:value-type="float">
            <text:p>7.864838</text:p>
          </table:table-cell>
          <table:table-cell office:value-type="float" office:value="8.772278" calcext:value-type="float">
            <text:p>8.772278</text:p>
          </table:table-cell>
          <table:table-cell office:value-type="float" office:value="8.682281" calcext:value-type="float">
            <text:p>8.682281</text:p>
          </table:table-cell>
          <table:table-cell office:value-type="float" office:value="9.342072" calcext:value-type="float">
            <text:p>9.342072</text:p>
          </table:table-cell>
          <table:table-cell office:value-type="float" office:value="9.272156" calcext:value-type="float">
            <text:p>9.272156</text:p>
          </table:table-cell>
          <table:table-cell office:value-type="float" office:value="9.618683" calcext:value-type="float">
            <text:p>9.618683</text:p>
          </table:table-cell>
          <table:table-cell office:value-type="float" office:value="9.560669" calcext:value-type="float">
            <text:p>9.560669</text:p>
          </table:table-cell>
          <table:table-cell office:value-type="float" office:value="-0.8631287" calcext:value-type="float">
            <text:p>-0.8631287</text:p>
          </table:table-cell>
          <table:table-cell office:value-type="float" office:value="-1.666595" calcext:value-type="float">
            <text:p>-1.6665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1" calcext:value-type="float">
            <text:p>27012001</text:p>
          </table:table-cell>
          <table:table-cell office:value-type="float" office:value="10.56867" calcext:value-type="float">
            <text:p>10.56867</text:p>
          </table:table-cell>
          <table:table-cell office:value-type="float" office:value="-0.349343" calcext:value-type="float">
            <text:p>-0.349343</text:p>
          </table:table-cell>
          <table:table-cell office:value-type="float" office:value="-15.01673" calcext:value-type="float">
            <text:p>-15.01673</text:p>
          </table:table-cell>
          <table:table-cell office:value-type="float" office:value="0.5257087" calcext:value-type="float">
            <text:p>0.5257087</text:p>
          </table:table-cell>
          <table:table-cell office:value-type="float" office:value="0.1721431" calcext:value-type="float">
            <text:p>0.1721431</text:p>
          </table:table-cell>
          <table:table-cell office:value-type="float" office:value="315.7996" calcext:value-type="float">
            <text:p>315.7996</text:p>
          </table:table-cell>
          <table:table-cell office:value-type="float" office:value="0.254" calcext:value-type="float">
            <text:p>0.254</text:p>
          </table:table-cell>
          <table:table-cell office:value-type="float" office:value="-0.2663879" calcext:value-type="float">
            <text:p>-0.2663879</text:p>
          </table:table-cell>
          <table:table-cell office:value-type="float" office:value="-0.7393494" calcext:value-type="float">
            <text:p>-0.7393494</text:p>
          </table:table-cell>
          <table:table-cell office:value-type="float" office:value="0.09918213" calcext:value-type="float">
            <text:p>0.09918213</text:p>
          </table:table-cell>
          <table:table-cell office:value-type="float" office:value="-0.1304626" calcext:value-type="float">
            <text:p>-0.1304626</text:p>
          </table:table-cell>
          <table:table-cell office:value-type="float" office:value="0.5129395" calcext:value-type="float">
            <text:p>0.5129395</text:p>
          </table:table-cell>
          <table:table-cell office:value-type="float" office:value="0.3799438" calcext:value-type="float">
            <text:p>0.3799438</text:p>
          </table:table-cell>
          <table:table-cell office:value-type="float" office:value="0.9968567" calcext:value-type="float">
            <text:p>0.9968567</text:p>
          </table:table-cell>
          <table:table-cell office:value-type="float" office:value="0.9348755" calcext:value-type="float">
            <text:p>0.9348755</text:p>
          </table:table-cell>
          <table:table-cell office:value-type="float" office:value="1.418152" calcext:value-type="float">
            <text:p>1.418152</text:p>
          </table:table-cell>
          <table:table-cell office:value-type="float" office:value="1.363647" calcext:value-type="float">
            <text:p>1.363647</text:p>
          </table:table-cell>
          <table:table-cell office:value-type="float" office:value="1.972809" calcext:value-type="float">
            <text:p>1.972809</text:p>
          </table:table-cell>
          <table:table-cell office:value-type="float" office:value="1.891144" calcext:value-type="float">
            <text:p>1.891144</text:p>
          </table:table-cell>
          <table:table-cell office:value-type="float" office:value="2.598694" calcext:value-type="float">
            <text:p>2.598694</text:p>
          </table:table-cell>
          <table:table-cell office:value-type="float" office:value="2.488129" calcext:value-type="float">
            <text:p>2.488129</text:p>
          </table:table-cell>
          <table:table-cell office:value-type="float" office:value="3.602051" calcext:value-type="float">
            <text:p>3.602051</text:p>
          </table:table-cell>
          <table:table-cell office:value-type="float" office:value="3.456848" calcext:value-type="float">
            <text:p>3.456848</text:p>
          </table:table-cell>
          <table:table-cell office:value-type="float" office:value="5.185364" calcext:value-type="float">
            <text:p>5.185364</text:p>
          </table:table-cell>
          <table:table-cell office:value-type="float" office:value="5.028076" calcext:value-type="float">
            <text:p>5.028076</text:p>
          </table:table-cell>
          <table:table-cell office:value-type="float" office:value="6.787872" calcext:value-type="float">
            <text:p>6.787872</text:p>
          </table:table-cell>
          <table:table-cell office:value-type="float" office:value="6.651917" calcext:value-type="float">
            <text:p>6.651917</text:p>
          </table:table-cell>
          <table:table-cell office:value-type="float" office:value="7.863678" calcext:value-type="float">
            <text:p>7.863678</text:p>
          </table:table-cell>
          <table:table-cell office:value-type="float" office:value="7.75116" calcext:value-type="float">
            <text:p>7.75116</text:p>
          </table:table-cell>
          <table:table-cell office:value-type="float" office:value="8.681305" calcext:value-type="float">
            <text:p>8.681305</text:p>
          </table:table-cell>
          <table:table-cell office:value-type="float" office:value="8.590515" calcext:value-type="float">
            <text:p>8.590515</text:p>
          </table:table-cell>
          <table:table-cell office:value-type="float" office:value="9.271393" calcext:value-type="float">
            <text:p>9.271393</text:p>
          </table:table-cell>
          <table:table-cell office:value-type="float" office:value="9.199432" calcext:value-type="float">
            <text:p>9.199432</text:p>
          </table:table-cell>
          <table:table-cell office:value-type="float" office:value="9.560028" calcext:value-type="float">
            <text:p>9.560028</text:p>
          </table:table-cell>
          <table:table-cell office:value-type="float" office:value="9.499908" calcext:value-type="float">
            <text:p>9.499908</text:p>
          </table:table-cell>
          <table:table-cell office:value-type="float" office:value="-0.5254517" calcext:value-type="float">
            <text:p>-0.5254517</text:p>
          </table:table-cell>
          <table:table-cell office:value-type="float" office:value="-1.982758" calcext:value-type="float">
            <text:p>-1.9827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1" calcext:value-type="float">
            <text:p>28012001</text:p>
          </table:table-cell>
          <table:table-cell office:value-type="float" office:value="10.57361" calcext:value-type="float">
            <text:p>10.57361</text:p>
          </table:table-cell>
          <table:table-cell office:value-type="float" office:value="-0.349343" calcext:value-type="float">
            <text:p>-0.349343</text:p>
          </table:table-cell>
          <table:table-cell office:value-type="float" office:value="-12.52924" calcext:value-type="float">
            <text:p>-12.52924</text:p>
          </table:table-cell>
          <table:table-cell office:value-type="float" office:value="0.5257087" calcext:value-type="float">
            <text:p>0.5257087</text:p>
          </table:table-cell>
          <table:table-cell office:value-type="float" office:value="0.2098749" calcext:value-type="float">
            <text:p>0.2098749</text:p>
          </table:table-cell>
          <table:table-cell office:value-type="float" office:value="315.3141" calcext:value-type="float">
            <text:p>315.3141</text:p>
          </table:table-cell>
          <table:table-cell office:value-type="float" office:value="3.429" calcext:value-type="float">
            <text:p>3.429</text:p>
          </table:table-cell>
          <table:table-cell office:value-type="float" office:value="0.09588623" calcext:value-type="float">
            <text:p>0.09588623</text:p>
          </table:table-cell>
          <table:table-cell office:value-type="float" office:value="-0.5973206" calcext:value-type="float">
            <text:p>-0.5973206</text:p>
          </table:table-cell>
          <table:table-cell office:value-type="float" office:value="0.4067688" calcext:value-type="float">
            <text:p>0.4067688</text:p>
          </table:table-cell>
          <table:table-cell office:value-type="float" office:value="-0.02319336" calcext:value-type="float">
            <text:p>-0.02319336</text:p>
          </table:table-cell>
          <table:table-cell office:value-type="float" office:value="0.7460022" calcext:value-type="float">
            <text:p>0.7460022</text:p>
          </table:table-cell>
          <table:table-cell office:value-type="float" office:value="0.4539795" calcext:value-type="float">
            <text:p>0.4539795</text:p>
          </table:table-cell>
          <table:table-cell office:value-type="float" office:value="1.143829" calcext:value-type="float">
            <text:p>1.143829</text:p>
          </table:table-cell>
          <table:table-cell office:value-type="float" office:value="0.9699402" calcext:value-type="float">
            <text:p>0.9699402</text:p>
          </table:table-cell>
          <table:table-cell office:value-type="float" office:value="1.481628" calcext:value-type="float">
            <text:p>1.481628</text:p>
          </table:table-cell>
          <table:table-cell office:value-type="float" office:value="1.376251" calcext:value-type="float">
            <text:p>1.376251</text:p>
          </table:table-cell>
          <table:table-cell office:value-type="float" office:value="1.919495" calcext:value-type="float">
            <text:p>1.919495</text:p>
          </table:table-cell>
          <table:table-cell office:value-type="float" office:value="1.880402" calcext:value-type="float">
            <text:p>1.880402</text:p>
          </table:table-cell>
          <table:table-cell office:value-type="float" office:value="2.487701" calcext:value-type="float">
            <text:p>2.487701</text:p>
          </table:table-cell>
          <table:table-cell office:value-type="float" office:value="2.449829" calcext:value-type="float">
            <text:p>2.449829</text:p>
          </table:table-cell>
          <table:table-cell office:value-type="float" office:value="3.455536" calcext:value-type="float">
            <text:p>3.455536</text:p>
          </table:table-cell>
          <table:table-cell office:value-type="float" office:value="3.354858" calcext:value-type="float">
            <text:p>3.354858</text:p>
          </table:table-cell>
          <table:table-cell office:value-type="float" office:value="5.026489" calcext:value-type="float">
            <text:p>5.026489</text:p>
          </table:table-cell>
          <table:table-cell office:value-type="float" office:value="4.886475" calcext:value-type="float">
            <text:p>4.886475</text:p>
          </table:table-cell>
          <table:table-cell office:value-type="float" office:value="6.650482" calcext:value-type="float">
            <text:p>6.650482</text:p>
          </table:table-cell>
          <table:table-cell office:value-type="float" office:value="6.516968" calcext:value-type="float">
            <text:p>6.516968</text:p>
          </table:table-cell>
          <table:table-cell office:value-type="float" office:value="7.749969" calcext:value-type="float">
            <text:p>7.749969</text:p>
          </table:table-cell>
          <table:table-cell office:value-type="float" office:value="7.637512" calcext:value-type="float">
            <text:p>7.637512</text:p>
          </table:table-cell>
          <table:table-cell office:value-type="float" office:value="8.589539" calcext:value-type="float">
            <text:p>8.589539</text:p>
          </table:table-cell>
          <table:table-cell office:value-type="float" office:value="8.498047" calcext:value-type="float">
            <text:p>8.498047</text:p>
          </table:table-cell>
          <table:table-cell office:value-type="float" office:value="9.198669" calcext:value-type="float">
            <text:p>9.198669</text:p>
          </table:table-cell>
          <table:table-cell office:value-type="float" office:value="9.125122" calcext:value-type="float">
            <text:p>9.125122</text:p>
          </table:table-cell>
          <table:table-cell office:value-type="float" office:value="9.499237" calcext:value-type="float">
            <text:p>9.499237</text:p>
          </table:table-cell>
          <table:table-cell office:value-type="float" office:value="9.437531" calcext:value-type="float">
            <text:p>9.437531</text:p>
          </table:table-cell>
          <table:table-cell office:value-type="float" office:value="-0.3803406" calcext:value-type="float">
            <text:p>-0.3803406</text:p>
          </table:table-cell>
          <table:table-cell office:value-type="float" office:value="-1.711426" calcext:value-type="float">
            <text:p>-1.7114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1" calcext:value-type="float">
            <text:p>29012001</text:p>
          </table:table-cell>
          <table:table-cell office:value-type="float" office:value="3.348194" calcext:value-type="float">
            <text:p>3.348194</text:p>
          </table:table-cell>
          <table:table-cell office:value-type="float" office:value="-0.904899" calcext:value-type="float">
            <text:p>-0.904899</text:p>
          </table:table-cell>
          <table:table-cell office:value-type="float" office:value="-3.833143" calcext:value-type="float">
            <text:p>-3.833143</text:p>
          </table:table-cell>
          <table:table-cell office:value-type="float" office:value="0.5050469" calcext:value-type="float">
            <text:p>0.5050469</text:p>
          </table:table-cell>
          <table:table-cell office:value-type="float" office:value="0.4077224" calcext:value-type="float">
            <text:p>0.4077224</text:p>
          </table:table-cell>
          <table:table-cell office:value-type="float" office:value="317.0462" calcext:value-type="float">
            <text:p>317.0462</text:p>
          </table:table-cell>
          <table:table-cell office:value-type="float" office:value="8.128" calcext:value-type="float">
            <text:p>8.128</text:p>
          </table:table-cell>
          <table:table-cell office:value-type="float" office:value="0.6037292" calcext:value-type="float">
            <text:p>0.6037292</text:p>
          </table:table-cell>
          <table:table-cell office:value-type="float" office:value="-0.06948853" calcext:value-type="float">
            <text:p>-0.06948853</text:p>
          </table:table-cell>
          <table:table-cell office:value-type="float" office:value="0.9073486" calcext:value-type="float">
            <text:p>0.9073486</text:p>
          </table:table-cell>
          <table:table-cell office:value-type="float" office:value="0.3936157" calcext:value-type="float">
            <text:p>0.3936157</text:p>
          </table:table-cell>
          <table:table-cell office:value-type="float" office:value="1.179108" calcext:value-type="float">
            <text:p>1.179108</text:p>
          </table:table-cell>
          <table:table-cell office:value-type="float" office:value="0.7480469" calcext:value-type="float">
            <text:p>0.7480469</text:p>
          </table:table-cell>
          <table:table-cell office:value-type="float" office:value="1.496277" calcext:value-type="float">
            <text:p>1.496277</text:p>
          </table:table-cell>
          <table:table-cell office:value-type="float" office:value="1.147552" calcext:value-type="float">
            <text:p>1.147552</text:p>
          </table:table-cell>
          <table:table-cell office:value-type="float" office:value="1.765259" calcext:value-type="float">
            <text:p>1.765259</text:p>
          </table:table-cell>
          <table:table-cell office:value-type="float" office:value="1.484772" calcext:value-type="float">
            <text:p>1.484772</text:p>
          </table:table-cell>
          <table:table-cell office:value-type="float" office:value="2.115021" calcext:value-type="float">
            <text:p>2.115021</text:p>
          </table:table-cell>
          <table:table-cell office:value-type="float" office:value="1.921204" calcext:value-type="float">
            <text:p>1.921204</text:p>
          </table:table-cell>
          <table:table-cell office:value-type="float" office:value="2.562592" calcext:value-type="float">
            <text:p>2.562592</text:p>
          </table:table-cell>
          <table:table-cell office:value-type="float" office:value="2.458008" calcext:value-type="float">
            <text:p>2.458008</text:p>
          </table:table-cell>
          <table:table-cell office:value-type="float" office:value="3.354126" calcext:value-type="float">
            <text:p>3.354126</text:p>
          </table:table-cell>
          <table:table-cell office:value-type="float" office:value="3.328552" calcext:value-type="float">
            <text:p>3.328552</text:p>
          </table:table-cell>
          <table:table-cell office:value-type="float" office:value="4.885101" calcext:value-type="float">
            <text:p>4.885101</text:p>
          </table:table-cell>
          <table:table-cell office:value-type="float" office:value="4.773041" calcext:value-type="float">
            <text:p>4.773041</text:p>
          </table:table-cell>
          <table:table-cell office:value-type="float" office:value="6.515625" calcext:value-type="float">
            <text:p>6.515625</text:p>
          </table:table-cell>
          <table:table-cell office:value-type="float" office:value="6.388916" calcext:value-type="float">
            <text:p>6.388916</text:p>
          </table:table-cell>
          <table:table-cell office:value-type="float" office:value="7.636322" calcext:value-type="float">
            <text:p>7.636322</text:p>
          </table:table-cell>
          <table:table-cell office:value-type="float" office:value="7.524689" calcext:value-type="float">
            <text:p>7.524689</text:p>
          </table:table-cell>
          <table:table-cell office:value-type="float" office:value="8.497101" calcext:value-type="float">
            <text:p>8.497101</text:p>
          </table:table-cell>
          <table:table-cell office:value-type="float" office:value="8.40448" calcext:value-type="float">
            <text:p>8.40448</text:p>
          </table:table-cell>
          <table:table-cell office:value-type="float" office:value="9.124329" calcext:value-type="float">
            <text:p>9.124329</text:p>
          </table:table-cell>
          <table:table-cell office:value-type="float" office:value="9.049408" calcext:value-type="float">
            <text:p>9.049408</text:p>
          </table:table-cell>
          <table:table-cell office:value-type="float" office:value="9.436859" calcext:value-type="float">
            <text:p>9.436859</text:p>
          </table:table-cell>
          <table:table-cell office:value-type="float" office:value="9.373016" calcext:value-type="float">
            <text:p>9.373016</text:p>
          </table:table-cell>
          <table:table-cell office:value-type="float" office:value="0.02676392" calcext:value-type="float">
            <text:p>0.02676392</text:p>
          </table:table-cell>
          <table:table-cell office:value-type="float" office:value="-0.8901672" calcext:value-type="float">
            <text:p>-0.89016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1" calcext:value-type="float">
            <text:p>30012001</text:p>
          </table:table-cell>
          <table:table-cell office:value-type="float" office:value="3.12278" calcext:value-type="float">
            <text:p>3.12278</text:p>
          </table:table-cell>
          <table:table-cell office:value-type="float" office:value="-0.904899" calcext:value-type="float">
            <text:p>-0.904899</text:p>
          </table:table-cell>
          <table:table-cell office:value-type="float" office:value="-3.868629" calcext:value-type="float">
            <text:p>-3.868629</text:p>
          </table:table-cell>
          <table:table-cell office:value-type="float" office:value="0.5050469" calcext:value-type="float">
            <text:p>0.5050469</text:p>
          </table:table-cell>
          <table:table-cell office:value-type="float" office:value="0.4066543" calcext:value-type="float">
            <text:p>0.4066543</text:p>
          </table:table-cell>
          <table:table-cell office:value-type="float" office:value="319.5124" calcext:value-type="float">
            <text:p>319.5124</text:p>
          </table:table-cell>
          <table:table-cell office:value-type="float" office:value="0.381" calcext:value-type="float">
            <text:p>0.381</text:p>
          </table:table-cell>
          <table:table-cell office:value-type="float" office:value="0.845459" calcext:value-type="float">
            <text:p>0.845459</text:p>
          </table:table-cell>
          <table:table-cell office:value-type="float" office:value="0.5990295" calcext:value-type="float">
            <text:p>0.5990295</text:p>
          </table:table-cell>
          <table:table-cell office:value-type="float" office:value="1.140961" calcext:value-type="float">
            <text:p>1.140961</text:p>
          </table:table-cell>
          <table:table-cell office:value-type="float" office:value="0.9091492" calcext:value-type="float">
            <text:p>0.9091492</text:p>
          </table:table-cell>
          <table:table-cell office:value-type="float" office:value="1.409393" calcext:value-type="float">
            <text:p>1.409393</text:p>
          </table:table-cell>
          <table:table-cell office:value-type="float" office:value="1.181976" calcext:value-type="float">
            <text:p>1.181976</text:p>
          </table:table-cell>
          <table:table-cell office:value-type="float" office:value="1.713287" calcext:value-type="float">
            <text:p>1.713287</text:p>
          </table:table-cell>
          <table:table-cell office:value-type="float" office:value="1.499359" calcext:value-type="float">
            <text:p>1.499359</text:p>
          </table:table-cell>
          <table:table-cell office:value-type="float" office:value="1.96402" calcext:value-type="float">
            <text:p>1.96402</text:p>
          </table:table-cell>
          <table:table-cell office:value-type="float" office:value="1.768127" calcext:value-type="float">
            <text:p>1.768127</text:p>
          </table:table-cell>
          <table:table-cell office:value-type="float" office:value="2.285858" calcext:value-type="float">
            <text:p>2.285858</text:p>
          </table:table-cell>
          <table:table-cell office:value-type="float" office:value="2.117432" calcext:value-type="float">
            <text:p>2.117432</text:p>
          </table:table-cell>
          <table:table-cell office:value-type="float" office:value="2.686798" calcext:value-type="float">
            <text:p>2.686798</text:p>
          </table:table-cell>
          <table:table-cell office:value-type="float" office:value="2.56424" calcext:value-type="float">
            <text:p>2.56424</text:p>
          </table:table-cell>
          <table:table-cell office:value-type="float" office:value="3.370514" calcext:value-type="float">
            <text:p>3.370514</text:p>
          </table:table-cell>
          <table:table-cell office:value-type="float" office:value="3.331421" calcext:value-type="float">
            <text:p>3.331421</text:p>
          </table:table-cell>
          <table:table-cell office:value-type="float" office:value="4.772064" calcext:value-type="float">
            <text:p>4.772064</text:p>
          </table:table-cell>
          <table:table-cell office:value-type="float" office:value="4.699554" calcext:value-type="float">
            <text:p>4.699554</text:p>
          </table:table-cell>
          <table:table-cell office:value-type="float" office:value="6.387604" calcext:value-type="float">
            <text:p>6.387604</text:p>
          </table:table-cell>
          <table:table-cell office:value-type="float" office:value="6.272705" calcext:value-type="float">
            <text:p>6.272705</text:p>
          </table:table-cell>
          <table:table-cell office:value-type="float" office:value="7.523529" calcext:value-type="float">
            <text:p>7.523529</text:p>
          </table:table-cell>
          <table:table-cell office:value-type="float" office:value="7.415009" calcext:value-type="float">
            <text:p>7.415009</text:p>
          </table:table-cell>
          <table:table-cell office:value-type="float" office:value="8.403503" calcext:value-type="float">
            <text:p>8.403503</text:p>
          </table:table-cell>
          <table:table-cell office:value-type="float" office:value="8.310852" calcext:value-type="float">
            <text:p>8.310852</text:p>
          </table:table-cell>
          <table:table-cell office:value-type="float" office:value="9.048615" calcext:value-type="float">
            <text:p>9.048615</text:p>
          </table:table-cell>
          <table:table-cell office:value-type="float" office:value="8.972046" calcext:value-type="float">
            <text:p>8.972046</text:p>
          </table:table-cell>
          <table:table-cell office:value-type="float" office:value="9.372345" calcext:value-type="float">
            <text:p>9.372345</text:p>
          </table:table-cell>
          <table:table-cell office:value-type="float" office:value="9.307007" calcext:value-type="float">
            <text:p>9.307007</text:p>
          </table:table-cell>
          <table:table-cell office:value-type="float" office:value="0.2272644" calcext:value-type="float">
            <text:p>0.2272644</text:p>
          </table:table-cell>
          <table:table-cell office:value-type="float" office:value="0.02783203" calcext:value-type="float">
            <text:p>0.027832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1" calcext:value-type="float">
            <text:p>31012001</text:p>
          </table:table-cell>
          <table:table-cell office:value-type="float" office:value="6.721342" calcext:value-type="float">
            <text:p>6.721342</text:p>
          </table:table-cell>
          <table:table-cell office:value-type="float" office:value="1.872879" calcext:value-type="float">
            <text:p>1.872879</text:p>
          </table:table-cell>
          <table:table-cell office:value-type="float" office:value="-7.829183" calcext:value-type="float">
            <text:p>-7.829183</text:p>
          </table:table-cell>
          <table:table-cell office:value-type="float" office:value="0.6161601" calcext:value-type="float">
            <text:p>0.6161601</text:p>
          </table:table-cell>
          <table:table-cell office:value-type="float" office:value="0.2935334" calcext:value-type="float">
            <text:p>0.2935334</text:p>
          </table:table-cell>
          <table:table-cell office:value-type="float" office:value="320.5906" calcext:value-type="float">
            <text:p>320.5906</text:p>
          </table:table-cell>
          <table:table-cell office:value-type="float" office:value="0" calcext:value-type="float">
            <text:p>0</text:p>
          </table:table-cell>
          <table:table-cell office:value-type="float" office:value="1.124634" calcext:value-type="float">
            <text:p>1.124634</text:p>
          </table:table-cell>
          <table:table-cell office:value-type="float" office:value="0.8464661" calcext:value-type="float">
            <text:p>0.8464661</text:p>
          </table:table-cell>
          <table:table-cell office:value-type="float" office:value="1.376312" calcext:value-type="float">
            <text:p>1.376312</text:p>
          </table:table-cell>
          <table:table-cell office:value-type="float" office:value="1.141968" calcext:value-type="float">
            <text:p>1.141968</text:p>
          </table:table-cell>
          <table:table-cell office:value-type="float" office:value="1.615753" calcext:value-type="float">
            <text:p>1.615753</text:p>
          </table:table-cell>
          <table:table-cell office:value-type="float" office:value="1.410858" calcext:value-type="float">
            <text:p>1.410858</text:p>
          </table:table-cell>
          <table:table-cell office:value-type="float" office:value="1.892181" calcext:value-type="float">
            <text:p>1.892181</text:p>
          </table:table-cell>
          <table:table-cell office:value-type="float" office:value="1.714966" calcext:value-type="float">
            <text:p>1.714966</text:p>
          </table:table-cell>
          <table:table-cell office:value-type="float" office:value="2.122498" calcext:value-type="float">
            <text:p>2.122498</text:p>
          </table:table-cell>
          <table:table-cell office:value-type="float" office:value="1.965668" calcext:value-type="float">
            <text:p>1.965668</text:p>
          </table:table-cell>
          <table:table-cell office:value-type="float" office:value="2.418976" calcext:value-type="float">
            <text:p>2.418976</text:p>
          </table:table-cell>
          <table:table-cell office:value-type="float" office:value="2.287445" calcext:value-type="float">
            <text:p>2.287445</text:p>
          </table:table-cell>
          <table:table-cell office:value-type="float" office:value="2.788971" calcext:value-type="float">
            <text:p>2.788971</text:p>
          </table:table-cell>
          <table:table-cell office:value-type="float" office:value="2.688019" calcext:value-type="float">
            <text:p>2.688019</text:p>
          </table:table-cell>
          <table:table-cell office:value-type="float" office:value="3.41983" calcext:value-type="float">
            <text:p>3.41983</text:p>
          </table:table-cell>
          <table:table-cell office:value-type="float" office:value="3.371033" calcext:value-type="float">
            <text:p>3.371033</text:p>
          </table:table-cell>
          <table:table-cell office:value-type="float" office:value="4.698975" calcext:value-type="float">
            <text:p>4.698975</text:p>
          </table:table-cell>
          <table:table-cell office:value-type="float" office:value="4.65625" calcext:value-type="float">
            <text:p>4.65625</text:p>
          </table:table-cell>
          <table:table-cell office:value-type="float" office:value="6.271515" calcext:value-type="float">
            <text:p>6.271515</text:p>
          </table:table-cell>
          <table:table-cell office:value-type="float" office:value="6.171936" calcext:value-type="float">
            <text:p>6.171936</text:p>
          </table:table-cell>
          <table:table-cell office:value-type="float" office:value="7.413879" calcext:value-type="float">
            <text:p>7.413879</text:p>
          </table:table-cell>
          <table:table-cell office:value-type="float" office:value="7.310791" calcext:value-type="float">
            <text:p>7.310791</text:p>
          </table:table-cell>
          <table:table-cell office:value-type="float" office:value="8.309814" calcext:value-type="float">
            <text:p>8.309814</text:p>
          </table:table-cell>
          <table:table-cell office:value-type="float" office:value="8.217804" calcext:value-type="float">
            <text:p>8.217804</text:p>
          </table:table-cell>
          <table:table-cell office:value-type="float" office:value="8.971222" calcext:value-type="float">
            <text:p>8.971222</text:p>
          </table:table-cell>
          <table:table-cell office:value-type="float" office:value="8.893707" calcext:value-type="float">
            <text:p>8.893707</text:p>
          </table:table-cell>
          <table:table-cell office:value-type="float" office:value="9.306335" calcext:value-type="float">
            <text:p>9.306335</text:p>
          </table:table-cell>
          <table:table-cell office:value-type="float" office:value="9.239166" calcext:value-type="float">
            <text:p>9.239166</text:p>
          </table:table-cell>
          <table:table-cell office:value-type="float" office:value="0.4031372" calcext:value-type="float">
            <text:p>0.4031372</text:p>
          </table:table-cell>
          <table:table-cell office:value-type="float" office:value="0.1194153" calcext:value-type="float">
            <text:p>0.11941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1" calcext:value-type="float">
            <text:p>1022001</text:p>
          </table:table-cell>
          <table:table-cell office:value-type="float" office:value="11.11586" calcext:value-type="float">
            <text:p>11.11586</text:p>
          </table:table-cell>
          <table:table-cell office:value-type="float" office:value="-3.682677" calcext:value-type="float">
            <text:p>-3.682677</text:p>
          </table:table-cell>
          <table:table-cell office:value-type="float" office:value="-16.79636" calcext:value-type="float">
            <text:p>-16.79636</text:p>
          </table:table-cell>
          <table:table-cell office:value-type="float" office:value="0.4122783" calcext:value-type="float">
            <text:p>0.4122783</text:p>
          </table:table-cell>
          <table:table-cell office:value-type="float" office:value="0.1457599" calcext:value-type="float">
            <text:p>0.1457599</text:p>
          </table:table-cell>
          <table:table-cell office:value-type="float" office:value="327.6288" calcext:value-type="float">
            <text:p>327.6288</text:p>
          </table:table-cell>
          <table:table-cell office:value-type="float" office:value="0" calcext:value-type="float">
            <text:p>0</text:p>
          </table:table-cell>
          <table:table-cell office:value-type="float" office:value="1.131989" calcext:value-type="float">
            <text:p>1.131989</text:p>
          </table:table-cell>
          <table:table-cell office:value-type="float" office:value="0.8018799" calcext:value-type="float">
            <text:p>0.8018799</text:p>
          </table:table-cell>
          <table:table-cell office:value-type="float" office:value="1.386658" calcext:value-type="float">
            <text:p>1.386658</text:p>
          </table:table-cell>
          <table:table-cell office:value-type="float" office:value="1.194977" calcext:value-type="float">
            <text:p>1.194977</text:p>
          </table:table-cell>
          <table:table-cell office:value-type="float" office:value="1.631866" calcext:value-type="float">
            <text:p>1.631866</text:p>
          </table:table-cell>
          <table:table-cell office:value-type="float" office:value="1.518005" calcext:value-type="float">
            <text:p>1.518005</text:p>
          </table:table-cell>
          <table:table-cell office:value-type="float" office:value="1.915436" calcext:value-type="float">
            <text:p>1.915436</text:p>
          </table:table-cell>
          <table:table-cell office:value-type="float" office:value="1.855072" calcext:value-type="float">
            <text:p>1.855072</text:p>
          </table:table-cell>
          <table:table-cell office:value-type="float" office:value="2.150238" calcext:value-type="float">
            <text:p>2.150238</text:p>
          </table:table-cell>
          <table:table-cell office:value-type="float" office:value="2.119141" calcext:value-type="float">
            <text:p>2.119141</text:p>
          </table:table-cell>
          <table:table-cell office:value-type="float" office:value="2.456665" calcext:value-type="float">
            <text:p>2.456665</text:p>
          </table:table-cell>
          <table:table-cell office:value-type="float" office:value="2.420502" calcext:value-type="float">
            <text:p>2.420502</text:p>
          </table:table-cell>
          <table:table-cell office:value-type="float" office:value="2.833862" calcext:value-type="float">
            <text:p>2.833862</text:p>
          </table:table-cell>
          <table:table-cell office:value-type="float" office:value="2.7901" calcext:value-type="float">
            <text:p>2.7901</text:p>
          </table:table-cell>
          <table:table-cell office:value-type="float" office:value="3.458649" calcext:value-type="float">
            <text:p>3.458649</text:p>
          </table:table-cell>
          <table:table-cell office:value-type="float" office:value="3.420349" calcext:value-type="float">
            <text:p>3.420349</text:p>
          </table:table-cell>
          <table:table-cell office:value-type="float" office:value="4.655884" calcext:value-type="float">
            <text:p>4.655884</text:p>
          </table:table-cell>
          <table:table-cell office:value-type="float" office:value="4.630066" calcext:value-type="float">
            <text:p>4.630066</text:p>
          </table:table-cell>
          <table:table-cell office:value-type="float" office:value="6.17099" calcext:value-type="float">
            <text:p>6.17099</text:p>
          </table:table-cell>
          <table:table-cell office:value-type="float" office:value="6.086823" calcext:value-type="float">
            <text:p>6.086823</text:p>
          </table:table-cell>
          <table:table-cell office:value-type="float" office:value="7.309753" calcext:value-type="float">
            <text:p>7.309753</text:p>
          </table:table-cell>
          <table:table-cell office:value-type="float" office:value="7.214081" calcext:value-type="float">
            <text:p>7.214081</text:p>
          </table:table-cell>
          <table:table-cell office:value-type="float" office:value="8.216797" calcext:value-type="float">
            <text:p>8.216797</text:p>
          </table:table-cell>
          <table:table-cell office:value-type="float" office:value="8.126434" calcext:value-type="float">
            <text:p>8.126434</text:p>
          </table:table-cell>
          <table:table-cell office:value-type="float" office:value="8.892883" calcext:value-type="float">
            <text:p>8.892883</text:p>
          </table:table-cell>
          <table:table-cell office:value-type="float" office:value="8.814667" calcext:value-type="float">
            <text:p>8.814667</text:p>
          </table:table-cell>
          <table:table-cell office:value-type="float" office:value="9.238495" calcext:value-type="float">
            <text:p>9.238495</text:p>
          </table:table-cell>
          <table:table-cell office:value-type="float" office:value="9.169861" calcext:value-type="float">
            <text:p>9.169861</text:p>
          </table:table-cell>
          <table:table-cell office:value-type="float" office:value="0.406311" calcext:value-type="float">
            <text:p>0.406311</text:p>
          </table:table-cell>
          <table:table-cell office:value-type="float" office:value="-0.0871582" calcext:value-type="float">
            <text:p>-0.08715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1" calcext:value-type="float">
            <text:p>2022001</text:p>
          </table:table-cell>
          <table:table-cell office:value-type="float" office:value="12.43035" calcext:value-type="float">
            <text:p>12.43035</text:p>
          </table:table-cell>
          <table:table-cell office:value-type="float" office:value="-3.127121" calcext:value-type="float">
            <text:p>-3.127121</text:p>
          </table:table-cell>
          <table:table-cell office:value-type="float" office:value="-23.4881" calcext:value-type="float">
            <text:p>-23.4881</text:p>
          </table:table-cell>
          <table:table-cell office:value-type="float" office:value="0.4295012" calcext:value-type="float">
            <text:p>0.4295012</text:p>
          </table:table-cell>
          <table:table-cell office:value-type="float" office:value="0.08509428" calcext:value-type="float">
            <text:p>0.08509428</text:p>
          </table:table-cell>
          <table:table-cell office:value-type="float" office:value="322.0728" calcext:value-type="float">
            <text:p>322.0728</text:p>
          </table:table-cell>
          <table:table-cell office:value-type="float" office:value="0" calcext:value-type="float">
            <text:p>0</text:p>
          </table:table-cell>
          <table:table-cell office:value-type="float" office:value="0.7932739" calcext:value-type="float">
            <text:p>0.7932739</text:p>
          </table:table-cell>
          <table:table-cell office:value-type="float" office:value="0.3932495" calcext:value-type="float">
            <text:p>0.3932495</text:p>
          </table:table-cell>
          <table:table-cell office:value-type="float" office:value="1.187653" calcext:value-type="float">
            <text:p>1.187653</text:p>
          </table:table-cell>
          <table:table-cell office:value-type="float" office:value="0.8630066" calcext:value-type="float">
            <text:p>0.8630066</text:p>
          </table:table-cell>
          <table:table-cell office:value-type="float" office:value="1.522552" calcext:value-type="float">
            <text:p>1.522552</text:p>
          </table:table-cell>
          <table:table-cell office:value-type="float" office:value="1.261414" calcext:value-type="float">
            <text:p>1.261414</text:p>
          </table:table-cell>
          <table:table-cell office:value-type="float" office:value="1.865173" calcext:value-type="float">
            <text:p>1.865173</text:p>
          </table:table-cell>
          <table:table-cell office:value-type="float" office:value="1.671082" calcext:value-type="float">
            <text:p>1.671082</text:p>
          </table:table-cell>
          <table:table-cell office:value-type="float" office:value="2.128235" calcext:value-type="float">
            <text:p>2.128235</text:p>
          </table:table-cell>
          <table:table-cell office:value-type="float" office:value="1.982391" calcext:value-type="float">
            <text:p>1.982391</text:p>
          </table:table-cell>
          <table:table-cell office:value-type="float" office:value="2.455353" calcext:value-type="float">
            <text:p>2.455353</text:p>
          </table:table-cell>
          <table:table-cell office:value-type="float" office:value="2.357178" calcext:value-type="float">
            <text:p>2.357178</text:p>
          </table:table-cell>
          <table:table-cell office:value-type="float" office:value="2.834717" calcext:value-type="float">
            <text:p>2.834717</text:p>
          </table:table-cell>
          <table:table-cell office:value-type="float" office:value="2.770447" calcext:value-type="float">
            <text:p>2.770447</text:p>
          </table:table-cell>
          <table:table-cell office:value-type="float" office:value="3.461884" calcext:value-type="float">
            <text:p>3.461884</text:p>
          </table:table-cell>
          <table:table-cell office:value-type="float" office:value="3.439667" calcext:value-type="float">
            <text:p>3.439667</text:p>
          </table:table-cell>
          <table:table-cell office:value-type="float" office:value="4.629822" calcext:value-type="float">
            <text:p>4.629822</text:p>
          </table:table-cell>
          <table:table-cell office:value-type="float" office:value="4.602051" calcext:value-type="float">
            <text:p>4.602051</text:p>
          </table:table-cell>
          <table:table-cell office:value-type="float" office:value="6.085999" calcext:value-type="float">
            <text:p>6.085999</text:p>
          </table:table-cell>
          <table:table-cell office:value-type="float" office:value="6.01297" calcext:value-type="float">
            <text:p>6.01297</text:p>
          </table:table-cell>
          <table:table-cell office:value-type="float" office:value="7.213135" calcext:value-type="float">
            <text:p>7.213135</text:p>
          </table:table-cell>
          <table:table-cell office:value-type="float" office:value="7.124878" calcext:value-type="float">
            <text:p>7.124878</text:p>
          </table:table-cell>
          <table:table-cell office:value-type="float" office:value="8.125488" calcext:value-type="float">
            <text:p>8.125488</text:p>
          </table:table-cell>
          <table:table-cell office:value-type="float" office:value="8.037415" calcext:value-type="float">
            <text:p>8.037415</text:p>
          </table:table-cell>
          <table:table-cell office:value-type="float" office:value="8.813843" calcext:value-type="float">
            <text:p>8.813843</text:p>
          </table:table-cell>
          <table:table-cell office:value-type="float" office:value="8.734344" calcext:value-type="float">
            <text:p>8.734344</text:p>
          </table:table-cell>
          <table:table-cell office:value-type="float" office:value="9.169128" calcext:value-type="float">
            <text:p>9.169128</text:p>
          </table:table-cell>
          <table:table-cell office:value-type="float" office:value="9.099426" calcext:value-type="float">
            <text:p>9.099426</text:p>
          </table:table-cell>
          <table:table-cell office:value-type="float" office:value="0.1165771" calcext:value-type="float">
            <text:p>0.1165771</text:p>
          </table:table-cell>
          <table:table-cell office:value-type="float" office:value="-0.5388794" calcext:value-type="float">
            <text:p>-0.53887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1" calcext:value-type="float">
            <text:p>3022001</text:p>
          </table:table-cell>
          <table:table-cell office:value-type="float" office:value="12.65014" calcext:value-type="float">
            <text:p>12.65014</text:p>
          </table:table-cell>
          <table:table-cell office:value-type="float" office:value="6.317323" calcext:value-type="float">
            <text:p>6.317323</text:p>
          </table:table-cell>
          <table:table-cell office:value-type="float" office:value="-21.45085" calcext:value-type="float">
            <text:p>-21.45085</text:p>
          </table:table-cell>
          <table:table-cell office:value-type="float" office:value="0.7820684" calcext:value-type="float">
            <text:p>0.7820684</text:p>
          </table:table-cell>
          <table:table-cell office:value-type="float" office:value="0.1012434" calcext:value-type="float">
            <text:p>0.1012434</text:p>
          </table:table-cell>
          <table:table-cell office:value-type="float" office:value="316.5528" calcext:value-type="float">
            <text:p>316.5528</text:p>
          </table:table-cell>
          <table:table-cell office:value-type="float" office:value="0" calcext:value-type="float">
            <text:p>0</text:p>
          </table:table-cell>
          <table:table-cell office:value-type="float" office:value="0.9623718" calcext:value-type="float">
            <text:p>0.9623718</text:p>
          </table:table-cell>
          <table:table-cell office:value-type="float" office:value="0.2729187" calcext:value-type="float">
            <text:p>0.2729187</text:p>
          </table:table-cell>
          <table:table-cell office:value-type="float" office:value="1.200684" calcext:value-type="float">
            <text:p>1.200684</text:p>
          </table:table-cell>
          <table:table-cell office:value-type="float" office:value="0.7443237" calcext:value-type="float">
            <text:p>0.7443237</text:p>
          </table:table-cell>
          <table:table-cell office:value-type="float" office:value="1.446045" calcext:value-type="float">
            <text:p>1.446045</text:p>
          </table:table-cell>
          <table:table-cell office:value-type="float" office:value="1.150116" calcext:value-type="float">
            <text:p>1.150116</text:p>
          </table:table-cell>
          <table:table-cell office:value-type="float" office:value="1.739227" calcext:value-type="float">
            <text:p>1.739227</text:p>
          </table:table-cell>
          <table:table-cell office:value-type="float" office:value="1.57135" calcext:value-type="float">
            <text:p>1.57135</text:p>
          </table:table-cell>
          <table:table-cell office:value-type="float" office:value="2.009369" calcext:value-type="float">
            <text:p>2.009369</text:p>
          </table:table-cell>
          <table:table-cell office:value-type="float" office:value="1.893585" calcext:value-type="float">
            <text:p>1.893585</text:p>
          </table:table-cell>
          <table:table-cell office:value-type="float" office:value="2.361725" calcext:value-type="float">
            <text:p>2.361725</text:p>
          </table:table-cell>
          <table:table-cell office:value-type="float" office:value="2.276459" calcext:value-type="float">
            <text:p>2.276459</text:p>
          </table:table-cell>
          <table:table-cell office:value-type="float" office:value="2.770386" calcext:value-type="float">
            <text:p>2.770386</text:p>
          </table:table-cell>
          <table:table-cell office:value-type="float" office:value="2.702209" calcext:value-type="float">
            <text:p>2.702209</text:p>
          </table:table-cell>
          <table:table-cell office:value-type="float" office:value="3.43924" calcext:value-type="float">
            <text:p>3.43924</text:p>
          </table:table-cell>
          <table:table-cell office:value-type="float" office:value="3.38736" calcext:value-type="float">
            <text:p>3.38736</text:p>
          </table:table-cell>
          <table:table-cell office:value-type="float" office:value="4.601654" calcext:value-type="float">
            <text:p>4.601654</text:p>
          </table:table-cell>
          <table:table-cell office:value-type="float" office:value="4.55957" calcext:value-type="float">
            <text:p>4.55957</text:p>
          </table:table-cell>
          <table:table-cell office:value-type="float" office:value="6.012238" calcext:value-type="float">
            <text:p>6.012238</text:p>
          </table:table-cell>
          <table:table-cell office:value-type="float" office:value="5.945221" calcext:value-type="float">
            <text:p>5.945221</text:p>
          </table:table-cell>
          <table:table-cell office:value-type="float" office:value="7.123993" calcext:value-type="float">
            <text:p>7.123993</text:p>
          </table:table-cell>
          <table:table-cell office:value-type="float" office:value="7.042267" calcext:value-type="float">
            <text:p>7.042267</text:p>
          </table:table-cell>
          <table:table-cell office:value-type="float" office:value="8.036499" calcext:value-type="float">
            <text:p>8.036499</text:p>
          </table:table-cell>
          <table:table-cell office:value-type="float" office:value="7.951416" calcext:value-type="float">
            <text:p>7.951416</text:p>
          </table:table-cell>
          <table:table-cell office:value-type="float" office:value="8.733551" calcext:value-type="float">
            <text:p>8.733551</text:p>
          </table:table-cell>
          <table:table-cell office:value-type="float" office:value="8.655212" calcext:value-type="float">
            <text:p>8.655212</text:p>
          </table:table-cell>
          <table:table-cell office:value-type="float" office:value="9.098724" calcext:value-type="float">
            <text:p>9.098724</text:p>
          </table:table-cell>
          <table:table-cell office:value-type="float" office:value="9.028015" calcext:value-type="float">
            <text:p>9.028015</text:p>
          </table:table-cell>
          <table:table-cell office:value-type="float" office:value="0.3476868" calcext:value-type="float">
            <text:p>0.3476868</text:p>
          </table:table-cell>
          <table:table-cell office:value-type="float" office:value="-0.6054993" calcext:value-type="float">
            <text:p>-0.60549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1" calcext:value-type="float">
            <text:p>4022001</text:p>
          </table:table-cell>
          <table:table-cell office:value-type="float" office:value="9.455064" calcext:value-type="float">
            <text:p>9.455064</text:p>
          </table:table-cell>
          <table:table-cell office:value-type="float" office:value="2.98399" calcext:value-type="float">
            <text:p>2.98399</text:p>
          </table:table-cell>
          <table:table-cell office:value-type="float" office:value="-5.429086" calcext:value-type="float">
            <text:p>-5.429086</text:p>
          </table:table-cell>
          <table:table-cell office:value-type="float" office:value="0.6664237" calcext:value-type="float">
            <text:p>0.6664237</text:p>
          </table:table-cell>
          <table:table-cell office:value-type="float" office:value="0.3621087" calcext:value-type="float">
            <text:p>0.3621087</text:p>
          </table:table-cell>
          <table:table-cell office:value-type="float" office:value="317.4926" calcext:value-type="float">
            <text:p>317.4926</text:p>
          </table:table-cell>
          <table:table-cell office:value-type="float" office:value="0" calcext:value-type="float">
            <text:p>0</text:p>
          </table:table-cell>
          <table:table-cell office:value-type="float" office:value="1.044037" calcext:value-type="float">
            <text:p>1.044037</text:p>
          </table:table-cell>
          <table:table-cell office:value-type="float" office:value="0.9652405" calcext:value-type="float">
            <text:p>0.9652405</text:p>
          </table:table-cell>
          <table:table-cell office:value-type="float" office:value="1.296448" calcext:value-type="float">
            <text:p>1.296448</text:p>
          </table:table-cell>
          <table:table-cell office:value-type="float" office:value="1.203888" calcext:value-type="float">
            <text:p>1.203888</text:p>
          </table:table-cell>
          <table:table-cell office:value-type="float" office:value="1.559296" calcext:value-type="float">
            <text:p>1.559296</text:p>
          </table:table-cell>
          <table:table-cell office:value-type="float" office:value="1.44931" calcext:value-type="float">
            <text:p>1.44931</text:p>
          </table:table-cell>
          <table:table-cell office:value-type="float" office:value="1.859497" calcext:value-type="float">
            <text:p>1.859497</text:p>
          </table:table-cell>
          <table:table-cell office:value-type="float" office:value="1.742157" calcext:value-type="float">
            <text:p>1.742157</text:p>
          </table:table-cell>
          <table:table-cell office:value-type="float" office:value="2.102844" calcext:value-type="float">
            <text:p>2.102844</text:p>
          </table:table-cell>
          <table:table-cell office:value-type="float" office:value="1.991058" calcext:value-type="float">
            <text:p>1.991058</text:p>
          </table:table-cell>
          <table:table-cell office:value-type="float" office:value="2.410828" calcext:value-type="float">
            <text:p>2.410828</text:p>
          </table:table-cell>
          <table:table-cell office:value-type="float" office:value="2.313324" calcext:value-type="float">
            <text:p>2.313324</text:p>
          </table:table-cell>
          <table:table-cell office:value-type="float" office:value="2.775787" calcext:value-type="float">
            <text:p>2.775787</text:p>
          </table:table-cell>
          <table:table-cell office:value-type="float" office:value="2.713562" calcext:value-type="float">
            <text:p>2.713562</text:p>
          </table:table-cell>
          <table:table-cell office:value-type="float" office:value="3.386902" calcext:value-type="float">
            <text:p>3.386902</text:p>
          </table:table-cell>
          <table:table-cell office:value-type="float" office:value="3.379364" calcext:value-type="float">
            <text:p>3.379364</text:p>
          </table:table-cell>
          <table:table-cell office:value-type="float" office:value="4.559052" calcext:value-type="float">
            <text:p>4.559052</text:p>
          </table:table-cell>
          <table:table-cell office:value-type="float" office:value="4.514587" calcext:value-type="float">
            <text:p>4.514587</text:p>
          </table:table-cell>
          <table:table-cell office:value-type="float" office:value="5.944519" calcext:value-type="float">
            <text:p>5.944519</text:p>
          </table:table-cell>
          <table:table-cell office:value-type="float" office:value="5.879333" calcext:value-type="float">
            <text:p>5.879333</text:p>
          </table:table-cell>
          <table:table-cell office:value-type="float" office:value="7.041473" calcext:value-type="float">
            <text:p>7.041473</text:p>
          </table:table-cell>
          <table:table-cell office:value-type="float" office:value="6.963959" calcext:value-type="float">
            <text:p>6.963959</text:p>
          </table:table-cell>
          <table:table-cell office:value-type="float" office:value="7.950531" calcext:value-type="float">
            <text:p>7.950531</text:p>
          </table:table-cell>
          <table:table-cell office:value-type="float" office:value="7.868195" calcext:value-type="float">
            <text:p>7.868195</text:p>
          </table:table-cell>
          <table:table-cell office:value-type="float" office:value="8.654358" calcext:value-type="float">
            <text:p>8.654358</text:p>
          </table:table-cell>
          <table:table-cell office:value-type="float" office:value="8.576904" calcext:value-type="float">
            <text:p>8.576904</text:p>
          </table:table-cell>
          <table:table-cell office:value-type="float" office:value="9.027252" calcext:value-type="float">
            <text:p>9.027252</text:p>
          </table:table-cell>
          <table:table-cell office:value-type="float" office:value="8.956268" calcext:value-type="float">
            <text:p>8.956268</text:p>
          </table:table-cell>
          <table:table-cell office:value-type="float" office:value="0.381958" calcext:value-type="float">
            <text:p>0.381958</text:p>
          </table:table-cell>
          <table:table-cell office:value-type="float" office:value="0.3046875" calcext:value-type="float">
            <text:p>0.30468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1" calcext:value-type="float">
            <text:p>5022001</text:p>
          </table:table-cell>
          <table:table-cell office:value-type="float" office:value="8.19388" calcext:value-type="float">
            <text:p>8.19388</text:p>
          </table:table-cell>
          <table:table-cell office:value-type="float" office:value="7.98399" calcext:value-type="float">
            <text:p>7.98399</text:p>
          </table:table-cell>
          <table:table-cell office:value-type="float" office:value="-3.532577" calcext:value-type="float">
            <text:p>-3.532577</text:p>
          </table:table-cell>
          <table:table-cell office:value-type="float" office:value="0.8461978" calcext:value-type="float">
            <text:p>0.8461978</text:p>
          </table:table-cell>
          <table:table-cell office:value-type="float" office:value="0.4168694" calcext:value-type="float">
            <text:p>0.4168694</text:p>
          </table:table-cell>
          <table:table-cell office:value-type="float" office:value="317.0708" calcext:value-type="float">
            <text:p>317.0708</text:p>
          </table:table-cell>
          <table:table-cell office:value-type="float" office:value="0" calcext:value-type="float">
            <text:p>0</text:p>
          </table:table-cell>
          <table:table-cell office:value-type="float" office:value="1.147308" calcext:value-type="float">
            <text:p>1.147308</text:p>
          </table:table-cell>
          <table:table-cell office:value-type="float" office:value="0.7831116" calcext:value-type="float">
            <text:p>0.7831116</text:p>
          </table:table-cell>
          <table:table-cell office:value-type="float" office:value="1.343323" calcext:value-type="float">
            <text:p>1.343323</text:p>
          </table:table-cell>
          <table:table-cell office:value-type="float" office:value="1.104797" calcext:value-type="float">
            <text:p>1.104797</text:p>
          </table:table-cell>
          <table:table-cell office:value-type="float" office:value="1.59317" calcext:value-type="float">
            <text:p>1.59317</text:p>
          </table:table-cell>
          <table:table-cell office:value-type="float" office:value="1.465118" calcext:value-type="float">
            <text:p>1.465118</text:p>
          </table:table-cell>
          <table:table-cell office:value-type="float" office:value="1.890747" calcext:value-type="float">
            <text:p>1.890747</text:p>
          </table:table-cell>
          <table:table-cell office:value-type="float" office:value="1.819672" calcext:value-type="float">
            <text:p>1.819672</text:p>
          </table:table-cell>
          <table:table-cell office:value-type="float" office:value="2.131714" calcext:value-type="float">
            <text:p>2.131714</text:p>
          </table:table-cell>
          <table:table-cell office:value-type="float" office:value="2.087921" calcext:value-type="float">
            <text:p>2.087921</text:p>
          </table:table-cell>
          <table:table-cell office:value-type="float" office:value="2.436432" calcext:value-type="float">
            <text:p>2.436432</text:p>
          </table:table-cell>
          <table:table-cell office:value-type="float" office:value="2.411346" calcext:value-type="float">
            <text:p>2.411346</text:p>
          </table:table-cell>
          <table:table-cell office:value-type="float" office:value="2.796051" calcext:value-type="float">
            <text:p>2.796051</text:p>
          </table:table-cell>
          <table:table-cell office:value-type="float" office:value="2.776184" calcext:value-type="float">
            <text:p>2.776184</text:p>
          </table:table-cell>
          <table:table-cell office:value-type="float" office:value="3.390808" calcext:value-type="float">
            <text:p>3.390808</text:p>
          </table:table-cell>
          <table:table-cell office:value-type="float" office:value="3.383392" calcext:value-type="float">
            <text:p>3.383392</text:p>
          </table:table-cell>
          <table:table-cell office:value-type="float" office:value="4.514191" calcext:value-type="float">
            <text:p>4.514191</text:p>
          </table:table-cell>
          <table:table-cell office:value-type="float" office:value="4.481445" calcext:value-type="float">
            <text:p>4.481445</text:p>
          </table:table-cell>
          <table:table-cell office:value-type="float" office:value="5.878693" calcext:value-type="float">
            <text:p>5.878693</text:p>
          </table:table-cell>
          <table:table-cell office:value-type="float" office:value="5.8172" calcext:value-type="float">
            <text:p>5.8172</text:p>
          </table:table-cell>
          <table:table-cell office:value-type="float" office:value="6.963135" calcext:value-type="float">
            <text:p>6.963135</text:p>
          </table:table-cell>
          <table:table-cell office:value-type="float" office:value="6.889008" calcext:value-type="float">
            <text:p>6.889008</text:p>
          </table:table-cell>
          <table:table-cell office:value-type="float" office:value="7.86734" calcext:value-type="float">
            <text:p>7.86734</text:p>
          </table:table-cell>
          <table:table-cell office:value-type="float" office:value="7.787476" calcext:value-type="float">
            <text:p>7.787476</text:p>
          </table:table-cell>
          <table:table-cell office:value-type="float" office:value="8.57608" calcext:value-type="float">
            <text:p>8.57608</text:p>
          </table:table-cell>
          <table:table-cell office:value-type="float" office:value="8.499817" calcext:value-type="float">
            <text:p>8.499817</text:p>
          </table:table-cell>
          <table:table-cell office:value-type="float" office:value="8.955536" calcext:value-type="float">
            <text:p>8.955536</text:p>
          </table:table-cell>
          <table:table-cell office:value-type="float" office:value="8.884186" calcext:value-type="float">
            <text:p>8.884186</text:p>
          </table:table-cell>
          <table:table-cell office:value-type="float" office:value="0.9197693" calcext:value-type="float">
            <text:p>0.9197693</text:p>
          </table:table-cell>
          <table:table-cell office:value-type="float" office:value="0.3591309" calcext:value-type="float">
            <text:p>0.35913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1" calcext:value-type="float">
            <text:p>6022001</text:p>
          </table:table-cell>
          <table:table-cell office:value-type="float" office:value="10.88341" calcext:value-type="float">
            <text:p>10.88341</text:p>
          </table:table-cell>
          <table:table-cell office:value-type="float" office:value="2.428434" calcext:value-type="float">
            <text:p>2.428434</text:p>
          </table:table-cell>
          <table:table-cell office:value-type="float" office:value="-4.057874" calcext:value-type="float">
            <text:p>-4.057874</text:p>
          </table:table-cell>
          <table:table-cell office:value-type="float" office:value="0.6408501" calcext:value-type="float">
            <text:p>0.6408501</text:p>
          </table:table-cell>
          <table:table-cell office:value-type="float" office:value="0.4010014" calcext:value-type="float">
            <text:p>0.4010014</text:p>
          </table:table-cell>
          <table:table-cell office:value-type="float" office:value="312.4968" calcext:value-type="float">
            <text:p>312.4968</text:p>
          </table:table-cell>
          <table:table-cell office:value-type="float" office:value="0.127" calcext:value-type="float">
            <text:p>0.127</text:p>
          </table:table-cell>
          <table:table-cell office:value-type="float" office:value="1.632111" calcext:value-type="float">
            <text:p>1.632111</text:p>
          </table:table-cell>
          <table:table-cell office:value-type="float" office:value="0.294342" calcext:value-type="float">
            <text:p>0.294342</text:p>
          </table:table-cell>
          <table:table-cell office:value-type="float" office:value="1.622498" calcext:value-type="float">
            <text:p>1.622498</text:p>
          </table:table-cell>
          <table:table-cell office:value-type="float" office:value="0.940033" calcext:value-type="float">
            <text:p>0.940033</text:p>
          </table:table-cell>
          <table:table-cell office:value-type="float" office:value="1.753265" calcext:value-type="float">
            <text:p>1.753265</text:p>
          </table:table-cell>
          <table:table-cell office:value-type="float" office:value="1.424408" calcext:value-type="float">
            <text:p>1.424408</text:p>
          </table:table-cell>
          <table:table-cell office:value-type="float" office:value="1.976471" calcext:value-type="float">
            <text:p>1.976471</text:p>
          </table:table-cell>
          <table:table-cell office:value-type="float" office:value="1.82608" calcext:value-type="float">
            <text:p>1.82608</text:p>
          </table:table-cell>
          <table:table-cell office:value-type="float" office:value="2.184021" calcext:value-type="float">
            <text:p>2.184021</text:p>
          </table:table-cell>
          <table:table-cell office:value-type="float" office:value="2.092468" calcext:value-type="float">
            <text:p>2.092468</text:p>
          </table:table-cell>
          <table:table-cell office:value-type="float" office:value="2.462341" calcext:value-type="float">
            <text:p>2.462341</text:p>
          </table:table-cell>
          <table:table-cell office:value-type="float" office:value="2.418335" calcext:value-type="float">
            <text:p>2.418335</text:p>
          </table:table-cell>
          <table:table-cell office:value-type="float" office:value="2.808868" calcext:value-type="float">
            <text:p>2.808868</text:p>
          </table:table-cell>
          <table:table-cell office:value-type="float" office:value="2.786743" calcext:value-type="float">
            <text:p>2.786743</text:p>
          </table:table-cell>
          <table:table-cell office:value-type="float" office:value="3.389801" calcext:value-type="float">
            <text:p>3.389801</text:p>
          </table:table-cell>
          <table:table-cell office:value-type="float" office:value="3.384674" calcext:value-type="float">
            <text:p>3.384674</text:p>
          </table:table-cell>
          <table:table-cell office:value-type="float" office:value="4.48114" calcext:value-type="float">
            <text:p>4.48114</text:p>
          </table:table-cell>
          <table:table-cell office:value-type="float" office:value="4.451569" calcext:value-type="float">
            <text:p>4.451569</text:p>
          </table:table-cell>
          <table:table-cell office:value-type="float" office:value="5.816559" calcext:value-type="float">
            <text:p>5.816559</text:p>
          </table:table-cell>
          <table:table-cell office:value-type="float" office:value="5.759247" calcext:value-type="float">
            <text:p>5.759247</text:p>
          </table:table-cell>
          <table:table-cell office:value-type="float" office:value="6.888275" calcext:value-type="float">
            <text:p>6.888275</text:p>
          </table:table-cell>
          <table:table-cell office:value-type="float" office:value="6.817291" calcext:value-type="float">
            <text:p>6.817291</text:p>
          </table:table-cell>
          <table:table-cell office:value-type="float" office:value="7.786652" calcext:value-type="float">
            <text:p>7.786652</text:p>
          </table:table-cell>
          <table:table-cell office:value-type="float" office:value="7.709564" calcext:value-type="float">
            <text:p>7.709564</text:p>
          </table:table-cell>
          <table:table-cell office:value-type="float" office:value="8.499023" calcext:value-type="float">
            <text:p>8.499023</text:p>
          </table:table-cell>
          <table:table-cell office:value-type="float" office:value="8.422333" calcext:value-type="float">
            <text:p>8.422333</text:p>
          </table:table-cell>
          <table:table-cell office:value-type="float" office:value="8.883392" calcext:value-type="float">
            <text:p>8.883392</text:p>
          </table:table-cell>
          <table:table-cell office:value-type="float" office:value="8.812134" calcext:value-type="float">
            <text:p>8.812134</text:p>
          </table:table-cell>
          <table:table-cell office:value-type="float" office:value="1.957428" calcext:value-type="float">
            <text:p>1.957428</text:p>
          </table:table-cell>
          <table:table-cell office:value-type="float" office:value="-0.6042786" calcext:value-type="float">
            <text:p>-0.60427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1" calcext:value-type="float">
            <text:p>7022001</text:p>
          </table:table-cell>
          <table:table-cell office:value-type="float" office:value="8.14156" calcext:value-type="float">
            <text:p>8.14156</text:p>
          </table:table-cell>
          <table:table-cell office:value-type="float" office:value="-0.904899" calcext:value-type="float">
            <text:p>-0.904899</text:p>
          </table:table-cell>
          <table:table-cell office:value-type="float" office:value="-4.074553" calcext:value-type="float">
            <text:p>-4.074553</text:p>
          </table:table-cell>
          <table:table-cell office:value-type="float" office:value="0.5050469" calcext:value-type="float">
            <text:p>0.5050469</text:p>
          </table:table-cell>
          <table:table-cell office:value-type="float" office:value="0.4005062" calcext:value-type="float">
            <text:p>0.4005062</text:p>
          </table:table-cell>
          <table:table-cell office:value-type="float" office:value="309.1238" calcext:value-type="float">
            <text:p>309.1238</text:p>
          </table:table-cell>
          <table:table-cell office:value-type="float" office:value="2.6035" calcext:value-type="float">
            <text:p>2.6035</text:p>
          </table:table-cell>
          <table:table-cell office:value-type="float" office:value="1.117889" calcext:value-type="float">
            <text:p>1.117889</text:p>
          </table:table-cell>
          <table:table-cell office:value-type="float" office:value="-0.1106567" calcext:value-type="float">
            <text:p>-0.1106567</text:p>
          </table:table-cell>
          <table:table-cell office:value-type="float" office:value="1.186066" calcext:value-type="float">
            <text:p>1.186066</text:p>
          </table:table-cell>
          <table:table-cell office:value-type="float" office:value="0.4566345" calcext:value-type="float">
            <text:p>0.4566345</text:p>
          </table:table-cell>
          <table:table-cell office:value-type="float" office:value="1.404297" calcext:value-type="float">
            <text:p>1.404297</text:p>
          </table:table-cell>
          <table:table-cell office:value-type="float" office:value="0.9464722" calcext:value-type="float">
            <text:p>0.9464722</text:p>
          </table:table-cell>
          <table:table-cell office:value-type="float" office:value="1.82605" calcext:value-type="float">
            <text:p>1.82605</text:p>
          </table:table-cell>
          <table:table-cell office:value-type="float" office:value="1.436157" calcext:value-type="float">
            <text:p>1.436157</text:p>
          </table:table-cell>
          <table:table-cell office:value-type="float" office:value="2.112152" calcext:value-type="float">
            <text:p>2.112152</text:p>
          </table:table-cell>
          <table:table-cell office:value-type="float" office:value="1.800293" calcext:value-type="float">
            <text:p>1.800293</text:p>
          </table:table-cell>
          <table:table-cell office:value-type="float" office:value="2.450256" calcext:value-type="float">
            <text:p>2.450256</text:p>
          </table:table-cell>
          <table:table-cell office:value-type="float" office:value="2.224609" calcext:value-type="float">
            <text:p>2.224609</text:p>
          </table:table-cell>
          <table:table-cell office:value-type="float" office:value="2.807892" calcext:value-type="float">
            <text:p>2.807892</text:p>
          </table:table-cell>
          <table:table-cell office:value-type="float" office:value="2.654572" calcext:value-type="float">
            <text:p>2.654572</text:p>
          </table:table-cell>
          <table:table-cell office:value-type="float" office:value="3.385895" calcext:value-type="float">
            <text:p>3.385895</text:p>
          </table:table-cell>
          <table:table-cell office:value-type="float" office:value="3.316925" calcext:value-type="float">
            <text:p>3.316925</text:p>
          </table:table-cell>
          <table:table-cell office:value-type="float" office:value="4.451294" calcext:value-type="float">
            <text:p>4.451294</text:p>
          </table:table-cell>
          <table:table-cell office:value-type="float" office:value="4.414642" calcext:value-type="float">
            <text:p>4.414642</text:p>
          </table:table-cell>
          <table:table-cell office:value-type="float" office:value="5.758667" calcext:value-type="float">
            <text:p>5.758667</text:p>
          </table:table-cell>
          <table:table-cell office:value-type="float" office:value="5.704315" calcext:value-type="float">
            <text:p>5.704315</text:p>
          </table:table-cell>
          <table:table-cell office:value-type="float" office:value="6.816559" calcext:value-type="float">
            <text:p>6.816559</text:p>
          </table:table-cell>
          <table:table-cell office:value-type="float" office:value="6.748871" calcext:value-type="float">
            <text:p>6.748871</text:p>
          </table:table-cell>
          <table:table-cell office:value-type="float" office:value="7.708771" calcext:value-type="float">
            <text:p>7.708771</text:p>
          </table:table-cell>
          <table:table-cell office:value-type="float" office:value="7.633545" calcext:value-type="float">
            <text:p>7.633545</text:p>
          </table:table-cell>
          <table:table-cell office:value-type="float" office:value="8.42157" calcext:value-type="float">
            <text:p>8.42157</text:p>
          </table:table-cell>
          <table:table-cell office:value-type="float" office:value="8.34729" calcext:value-type="float">
            <text:p>8.34729</text:p>
          </table:table-cell>
          <table:table-cell office:value-type="float" office:value="8.811371" calcext:value-type="float">
            <text:p>8.811371</text:p>
          </table:table-cell>
          <table:table-cell office:value-type="float" office:value="8.740479" calcext:value-type="float">
            <text:p>8.740479</text:p>
          </table:table-cell>
          <table:table-cell office:value-type="float" office:value="0.9500122" calcext:value-type="float">
            <text:p>0.9500122</text:p>
          </table:table-cell>
          <table:table-cell office:value-type="float" office:value="-0.8952332" calcext:value-type="float">
            <text:p>-0.89523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1" calcext:value-type="float">
            <text:p>8022001</text:p>
          </table:table-cell>
          <table:table-cell office:value-type="float" office:value="4.095511" calcext:value-type="float">
            <text:p>4.095511</text:p>
          </table:table-cell>
          <table:table-cell office:value-type="float" office:value="-2.571566" calcext:value-type="float">
            <text:p>-2.571566</text:p>
          </table:table-cell>
          <table:table-cell office:value-type="float" office:value="-9.477206" calcext:value-type="float">
            <text:p>-9.477206</text:p>
          </table:table-cell>
          <table:table-cell office:value-type="float" office:value="0.4473677" calcext:value-type="float">
            <text:p>0.4473677</text:p>
          </table:table-cell>
          <table:table-cell office:value-type="float" office:value="0.2416362" calcext:value-type="float">
            <text:p>0.2416362</text:p>
          </table:table-cell>
          <table:table-cell office:value-type="float" office:value="306.4279" calcext:value-type="float">
            <text:p>306.4279</text:p>
          </table:table-cell>
          <table:table-cell office:value-type="float" office:value="6.6675" calcext:value-type="float">
            <text:p>6.6675</text:p>
          </table:table-cell>
          <table:table-cell office:value-type="float" office:value="0.6456909" calcext:value-type="float">
            <text:p>0.6456909</text:p>
          </table:table-cell>
          <table:table-cell office:value-type="float" office:value="-0.019104" calcext:value-type="float">
            <text:p>-0.019104</text:p>
          </table:table-cell>
          <table:table-cell office:value-type="float" office:value="0.9014282" calcext:value-type="float">
            <text:p>0.9014282</text:p>
          </table:table-cell>
          <table:table-cell office:value-type="float" office:value="0.4741211" calcext:value-type="float">
            <text:p>0.4741211</text:p>
          </table:table-cell>
          <table:table-cell office:value-type="float" office:value="1.18512" calcext:value-type="float">
            <text:p>1.18512</text:p>
          </table:table-cell>
          <table:table-cell office:value-type="float" office:value="0.925293" calcext:value-type="float">
            <text:p>0.925293</text:p>
          </table:table-cell>
          <table:table-cell office:value-type="float" office:value="1.51535" calcext:value-type="float">
            <text:p>1.51535</text:p>
          </table:table-cell>
          <table:table-cell office:value-type="float" office:value="1.376953" calcext:value-type="float">
            <text:p>1.376953</text:p>
          </table:table-cell>
          <table:table-cell office:value-type="float" office:value="1.826355" calcext:value-type="float">
            <text:p>1.826355</text:p>
          </table:table-cell>
          <table:table-cell office:value-type="float" office:value="1.711853" calcext:value-type="float">
            <text:p>1.711853</text:p>
          </table:table-cell>
          <table:table-cell office:value-type="float" office:value="2.233673" calcext:value-type="float">
            <text:p>2.233673</text:p>
          </table:table-cell>
          <table:table-cell office:value-type="float" office:value="2.10849" calcext:value-type="float">
            <text:p>2.10849</text:p>
          </table:table-cell>
          <table:table-cell office:value-type="float" office:value="2.653381" calcext:value-type="float">
            <text:p>2.653381</text:p>
          </table:table-cell>
          <table:table-cell office:value-type="float" office:value="2.542084" calcext:value-type="float">
            <text:p>2.542084</text:p>
          </table:table-cell>
          <table:table-cell office:value-type="float" office:value="3.316162" calcext:value-type="float">
            <text:p>3.316162</text:p>
          </table:table-cell>
          <table:table-cell office:value-type="float" office:value="3.222321" calcext:value-type="float">
            <text:p>3.222321</text:p>
          </table:table-cell>
          <table:table-cell office:value-type="float" office:value="4.414124" calcext:value-type="float">
            <text:p>4.414124</text:p>
          </table:table-cell>
          <table:table-cell office:value-type="float" office:value="4.356018" calcext:value-type="float">
            <text:p>4.356018</text:p>
          </table:table-cell>
          <table:table-cell office:value-type="float" office:value="5.703735" calcext:value-type="float">
            <text:p>5.703735</text:p>
          </table:table-cell>
          <table:table-cell office:value-type="float" office:value="5.647705" calcext:value-type="float">
            <text:p>5.647705</text:p>
          </table:table-cell>
          <table:table-cell office:value-type="float" office:value="6.748169" calcext:value-type="float">
            <text:p>6.748169</text:p>
          </table:table-cell>
          <table:table-cell office:value-type="float" office:value="6.682281" calcext:value-type="float">
            <text:p>6.682281</text:p>
          </table:table-cell>
          <table:table-cell office:value-type="float" office:value="7.632812" calcext:value-type="float">
            <text:p>7.632812</text:p>
          </table:table-cell>
          <table:table-cell office:value-type="float" office:value="7.559906" calcext:value-type="float">
            <text:p>7.559906</text:p>
          </table:table-cell>
          <table:table-cell office:value-type="float" office:value="8.346497" calcext:value-type="float">
            <text:p>8.346497</text:p>
          </table:table-cell>
          <table:table-cell office:value-type="float" office:value="8.272278" calcext:value-type="float">
            <text:p>8.272278</text:p>
          </table:table-cell>
          <table:table-cell office:value-type="float" office:value="8.739746" calcext:value-type="float">
            <text:p>8.739746</text:p>
          </table:table-cell>
          <table:table-cell office:value-type="float" office:value="8.66925" calcext:value-type="float">
            <text:p>8.66925</text:p>
          </table:table-cell>
          <table:table-cell office:value-type="float" office:value="0.1252747" calcext:value-type="float">
            <text:p>0.1252747</text:p>
          </table:table-cell>
          <table:table-cell office:value-type="float" office:value="-0.5782166" calcext:value-type="float">
            <text:p>-0.57821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1" calcext:value-type="float">
            <text:p>9022001</text:p>
          </table:table-cell>
          <table:table-cell office:value-type="float" office:value="8.9027" calcext:value-type="float">
            <text:p>8.9027</text:p>
          </table:table-cell>
          <table:table-cell office:value-type="float" office:value="-10.9049" calcext:value-type="float">
            <text:p>-10.9049</text:p>
          </table:table-cell>
          <table:table-cell office:value-type="float" office:value="-17.31814" calcext:value-type="float">
            <text:p>-17.31814</text:p>
          </table:table-cell>
          <table:table-cell office:value-type="float" office:value="0.2383875" calcext:value-type="float">
            <text:p>0.2383875</text:p>
          </table:table-cell>
          <table:table-cell office:value-type="float" office:value="0.1428123" calcext:value-type="float">
            <text:p>0.1428123</text:p>
          </table:table-cell>
          <table:table-cell office:value-type="float" office:value="303.8503" calcext:value-type="float">
            <text:p>303.8503</text:p>
          </table:table-cell>
          <table:table-cell office:value-type="float" office:value="0" calcext:value-type="float">
            <text:p>0</text:p>
          </table:table-cell>
          <table:table-cell office:value-type="float" office:value="0.4980469" calcext:value-type="float">
            <text:p>0.4980469</text:p>
          </table:table-cell>
          <table:table-cell office:value-type="float" office:value="0.0484314" calcext:value-type="float">
            <text:p>0.0484314</text:p>
          </table:table-cell>
          <table:table-cell office:value-type="float" office:value="0.847229" calcext:value-type="float">
            <text:p>0.847229</text:p>
          </table:table-cell>
          <table:table-cell office:value-type="float" office:value="0.5016785" calcext:value-type="float">
            <text:p>0.5016785</text:p>
          </table:table-cell>
          <table:table-cell office:value-type="float" office:value="1.171265" calcext:value-type="float">
            <text:p>1.171265</text:p>
          </table:table-cell>
          <table:table-cell office:value-type="float" office:value="0.9067993" calcext:value-type="float">
            <text:p>0.9067993</text:p>
          </table:table-cell>
          <table:table-cell office:value-type="float" office:value="1.513977" calcext:value-type="float">
            <text:p>1.513977</text:p>
          </table:table-cell>
          <table:table-cell office:value-type="float" office:value="1.319763" calcext:value-type="float">
            <text:p>1.319763</text:p>
          </table:table-cell>
          <table:table-cell office:value-type="float" office:value="1.785797" calcext:value-type="float">
            <text:p>1.785797</text:p>
          </table:table-cell>
          <table:table-cell office:value-type="float" office:value="1.63324" calcext:value-type="float">
            <text:p>1.63324</text:p>
          </table:table-cell>
          <table:table-cell office:value-type="float" office:value="2.133942" calcext:value-type="float">
            <text:p>2.133942</text:p>
          </table:table-cell>
          <table:table-cell office:value-type="float" office:value="2.023895" calcext:value-type="float">
            <text:p>2.023895</text:p>
          </table:table-cell>
          <table:table-cell office:value-type="float" office:value="2.543884" calcext:value-type="float">
            <text:p>2.543884</text:p>
          </table:table-cell>
          <table:table-cell office:value-type="float" office:value="2.457245" calcext:value-type="float">
            <text:p>2.457245</text:p>
          </table:table-cell>
          <table:table-cell office:value-type="float" office:value="3.221619" calcext:value-type="float">
            <text:p>3.221619</text:p>
          </table:table-cell>
          <table:table-cell office:value-type="float" office:value="3.152252" calcext:value-type="float">
            <text:p>3.152252</text:p>
          </table:table-cell>
          <table:table-cell office:value-type="float" office:value="4.355316" calcext:value-type="float">
            <text:p>4.355316</text:p>
          </table:table-cell>
          <table:table-cell office:value-type="float" office:value="4.291656" calcext:value-type="float">
            <text:p>4.291656</text:p>
          </table:table-cell>
          <table:table-cell office:value-type="float" office:value="5.647125" calcext:value-type="float">
            <text:p>5.647125</text:p>
          </table:table-cell>
          <table:table-cell office:value-type="float" office:value="5.587769" calcext:value-type="float">
            <text:p>5.587769</text:p>
          </table:table-cell>
          <table:table-cell office:value-type="float" office:value="6.68161" calcext:value-type="float">
            <text:p>6.68161</text:p>
          </table:table-cell>
          <table:table-cell office:value-type="float" office:value="6.616638" calcext:value-type="float">
            <text:p>6.616638</text:p>
          </table:table-cell>
          <table:table-cell office:value-type="float" office:value="7.559174" calcext:value-type="float">
            <text:p>7.559174</text:p>
          </table:table-cell>
          <table:table-cell office:value-type="float" office:value="7.488525" calcext:value-type="float">
            <text:p>7.488525</text:p>
          </table:table-cell>
          <table:table-cell office:value-type="float" office:value="8.271515" calcext:value-type="float">
            <text:p>8.271515</text:p>
          </table:table-cell>
          <table:table-cell office:value-type="float" office:value="8.200592" calcext:value-type="float">
            <text:p>8.200592</text:p>
          </table:table-cell>
          <table:table-cell office:value-type="float" office:value="8.668488" calcext:value-type="float">
            <text:p>8.668488</text:p>
          </table:table-cell>
          <table:table-cell office:value-type="float" office:value="8.598633" calcext:value-type="float">
            <text:p>8.598633</text:p>
          </table:table-cell>
          <table:table-cell office:value-type="float" office:value="-0.1453552" calcext:value-type="float">
            <text:p>-0.1453552</text:p>
          </table:table-cell>
          <table:table-cell office:value-type="float" office:value="-0.608429" calcext:value-type="float">
            <text:p>-0.6084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1" calcext:value-type="float">
            <text:p>10022001</text:p>
          </table:table-cell>
          <table:table-cell office:value-type="float" office:value="11.79159" calcext:value-type="float">
            <text:p>11.79159</text:p>
          </table:table-cell>
          <table:table-cell office:value-type="float" office:value="-9.793788" calcext:value-type="float">
            <text:p>-9.793788</text:p>
          </table:table-cell>
          <table:table-cell office:value-type="float" office:value="-21.03397" calcext:value-type="float">
            <text:p>-21.03397</text:p>
          </table:table-cell>
          <table:table-cell office:value-type="float" office:value="0.2598568" calcext:value-type="float">
            <text:p>0.2598568</text:p>
          </table:table-cell>
          <table:table-cell office:value-type="float" office:value="0.104872" calcext:value-type="float">
            <text:p>0.104872</text:p>
          </table:table-cell>
          <table:table-cell office:value-type="float" office:value="309.3477" calcext:value-type="float">
            <text:p>309.3477</text:p>
          </table:table-cell>
          <table:table-cell office:value-type="float" office:value="0" calcext:value-type="float">
            <text:p>0</text:p>
          </table:table-cell>
          <table:table-cell office:value-type="float" office:value="0.03616333" calcext:value-type="float">
            <text:p>0.03616333</text:p>
          </table:table-cell>
          <table:table-cell office:value-type="float" office:value="-0.1353455" calcext:value-type="float">
            <text:p>-0.1353455</text:p>
          </table:table-cell>
          <table:table-cell office:value-type="float" office:value="0.4932861" calcext:value-type="float">
            <text:p>0.4932861</text:p>
          </table:table-cell>
          <table:table-cell office:value-type="float" office:value="0.3119202" calcext:value-type="float">
            <text:p>0.3119202</text:p>
          </table:table-cell>
          <table:table-cell office:value-type="float" office:value="0.9012146" calcext:value-type="float">
            <text:p>0.9012146</text:p>
          </table:table-cell>
          <table:table-cell office:value-type="float" office:value="0.7080688" calcext:value-type="float">
            <text:p>0.7080688</text:p>
          </table:table-cell>
          <table:table-cell office:value-type="float" office:value="1.316315" calcext:value-type="float">
            <text:p>1.316315</text:p>
          </table:table-cell>
          <table:table-cell office:value-type="float" office:value="1.126526" calcext:value-type="float">
            <text:p>1.126526</text:p>
          </table:table-cell>
          <table:table-cell office:value-type="float" office:value="1.630798" calcext:value-type="float">
            <text:p>1.630798</text:p>
          </table:table-cell>
          <table:table-cell office:value-type="float" office:value="1.451477" calcext:value-type="float">
            <text:p>1.451477</text:p>
          </table:table-cell>
          <table:table-cell office:value-type="float" office:value="2.022461" calcext:value-type="float">
            <text:p>2.022461</text:p>
          </table:table-cell>
          <table:table-cell office:value-type="float" office:value="1.859039" calcext:value-type="float">
            <text:p>1.859039</text:p>
          </table:table-cell>
          <table:table-cell office:value-type="float" office:value="2.456177" calcext:value-type="float">
            <text:p>2.456177</text:p>
          </table:table-cell>
          <table:table-cell office:value-type="float" office:value="2.314697" calcext:value-type="float">
            <text:p>2.314697</text:p>
          </table:table-cell>
          <table:table-cell office:value-type="float" office:value="3.151398" calcext:value-type="float">
            <text:p>3.151398</text:p>
          </table:table-cell>
          <table:table-cell office:value-type="float" office:value="3.047791" calcext:value-type="float">
            <text:p>3.047791</text:p>
          </table:table-cell>
          <table:table-cell office:value-type="float" office:value="4.290985" calcext:value-type="float">
            <text:p>4.290985</text:p>
          </table:table-cell>
          <table:table-cell office:value-type="float" office:value="4.219879" calcext:value-type="float">
            <text:p>4.219879</text:p>
          </table:table-cell>
          <table:table-cell office:value-type="float" office:value="5.587097" calcext:value-type="float">
            <text:p>5.587097</text:p>
          </table:table-cell>
          <table:table-cell office:value-type="float" office:value="5.524445" calcext:value-type="float">
            <text:p>5.524445</text:p>
          </table:table-cell>
          <table:table-cell office:value-type="float" office:value="6.615967" calcext:value-type="float">
            <text:p>6.615967</text:p>
          </table:table-cell>
          <table:table-cell office:value-type="float" office:value="6.550659" calcext:value-type="float">
            <text:p>6.550659</text:p>
          </table:table-cell>
          <table:table-cell office:value-type="float" office:value="7.487762" calcext:value-type="float">
            <text:p>7.487762</text:p>
          </table:table-cell>
          <table:table-cell office:value-type="float" office:value="7.418457" calcext:value-type="float">
            <text:p>7.418457</text:p>
          </table:table-cell>
          <table:table-cell office:value-type="float" office:value="8.199799" calcext:value-type="float">
            <text:p>8.199799</text:p>
          </table:table-cell>
          <table:table-cell office:value-type="float" office:value="8.127411" calcext:value-type="float">
            <text:p>8.127411</text:p>
          </table:table-cell>
          <table:table-cell office:value-type="float" office:value="8.5979" calcext:value-type="float">
            <text:p>8.5979</text:p>
          </table:table-cell>
          <table:table-cell office:value-type="float" office:value="8.528351" calcext:value-type="float">
            <text:p>8.528351</text:p>
          </table:table-cell>
          <table:table-cell office:value-type="float" office:value="-0.3658142" calcext:value-type="float">
            <text:p>-0.3658142</text:p>
          </table:table-cell>
          <table:table-cell office:value-type="float" office:value="-0.8934326" calcext:value-type="float">
            <text:p>-0.89343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1" calcext:value-type="float">
            <text:p>11022001</text:p>
          </table:table-cell>
          <table:table-cell office:value-type="float" office:value="12.66563" calcext:value-type="float">
            <text:p>12.66563</text:p>
          </table:table-cell>
          <table:table-cell office:value-type="float" office:value="-2.01601" calcext:value-type="float">
            <text:p>-2.01601</text:p>
          </table:table-cell>
          <table:table-cell office:value-type="float" office:value="-19.00506" calcext:value-type="float">
            <text:p>-19.00506</text:p>
          </table:table-cell>
          <table:table-cell office:value-type="float" office:value="0.4658989" calcext:value-type="float">
            <text:p>0.4658989</text:p>
          </table:table-cell>
          <table:table-cell office:value-type="float" office:value="0.1242713" calcext:value-type="float">
            <text:p>0.1242713</text:p>
          </table:table-cell>
          <table:table-cell office:value-type="float" office:value="309.6134" calcext:value-type="float">
            <text:p>309.6134</text:p>
          </table:table-cell>
          <table:table-cell office:value-type="float" office:value="0" calcext:value-type="float">
            <text:p>0</text:p>
          </table:table-cell>
          <table:table-cell office:value-type="float" office:value="0.0592041" calcext:value-type="float">
            <text:p>0.0592041</text:p>
          </table:table-cell>
          <table:table-cell office:value-type="float" office:value="-0.2450867" calcext:value-type="float">
            <text:p>-0.2450867</text:p>
          </table:table-cell>
          <table:table-cell office:value-type="float" office:value="0.3964844" calcext:value-type="float">
            <text:p>0.3964844</text:p>
          </table:table-cell>
          <table:table-cell office:value-type="float" office:value="0.2114868" calcext:value-type="float">
            <text:p>0.2114868</text:p>
          </table:table-cell>
          <table:table-cell office:value-type="float" office:value="0.7194214" calcext:value-type="float">
            <text:p>0.7194214</text:p>
          </table:table-cell>
          <table:table-cell office:value-type="float" office:value="0.6100769" calcext:value-type="float">
            <text:p>0.6100769</text:p>
          </table:table-cell>
          <table:table-cell office:value-type="float" office:value="1.124512" calcext:value-type="float">
            <text:p>1.124512</text:p>
          </table:table-cell>
          <table:table-cell office:value-type="float" office:value="1.034973" calcext:value-type="float">
            <text:p>1.034973</text:p>
          </table:table-cell>
          <table:table-cell office:value-type="float" office:value="1.449951" calcext:value-type="float">
            <text:p>1.449951</text:p>
          </table:table-cell>
          <table:table-cell office:value-type="float" office:value="1.365448" calcext:value-type="float">
            <text:p>1.365448</text:p>
          </table:table-cell>
          <table:table-cell office:value-type="float" office:value="1.857819" calcext:value-type="float">
            <text:p>1.857819</text:p>
          </table:table-cell>
          <table:table-cell office:value-type="float" office:value="1.768738" calcext:value-type="float">
            <text:p>1.768738</text:p>
          </table:table-cell>
          <table:table-cell office:value-type="float" office:value="2.313629" calcext:value-type="float">
            <text:p>2.313629</text:p>
          </table:table-cell>
          <table:table-cell office:value-type="float" office:value="2.213745" calcext:value-type="float">
            <text:p>2.213745</text:p>
          </table:table-cell>
          <table:table-cell office:value-type="float" office:value="3.046661" calcext:value-type="float">
            <text:p>3.046661</text:p>
          </table:table-cell>
          <table:table-cell office:value-type="float" office:value="2.941803" calcext:value-type="float">
            <text:p>2.941803</text:p>
          </table:table-cell>
          <table:table-cell office:value-type="float" office:value="4.219055" calcext:value-type="float">
            <text:p>4.219055</text:p>
          </table:table-cell>
          <table:table-cell office:value-type="float" office:value="4.13736" calcext:value-type="float">
            <text:p>4.13736</text:p>
          </table:table-cell>
          <table:table-cell office:value-type="float" office:value="5.523773" calcext:value-type="float">
            <text:p>5.523773</text:p>
          </table:table-cell>
          <table:table-cell office:value-type="float" office:value="5.457489" calcext:value-type="float">
            <text:p>5.457489</text:p>
          </table:table-cell>
          <table:table-cell office:value-type="float" office:value="6.549957" calcext:value-type="float">
            <text:p>6.549957</text:p>
          </table:table-cell>
          <table:table-cell office:value-type="float" office:value="6.483582" calcext:value-type="float">
            <text:p>6.483582</text:p>
          </table:table-cell>
          <table:table-cell office:value-type="float" office:value="7.417786" calcext:value-type="float">
            <text:p>7.417786</text:p>
          </table:table-cell>
          <table:table-cell office:value-type="float" office:value="7.348206" calcext:value-type="float">
            <text:p>7.348206</text:p>
          </table:table-cell>
          <table:table-cell office:value-type="float" office:value="8.126648" calcext:value-type="float">
            <text:p>8.126648</text:p>
          </table:table-cell>
          <table:table-cell office:value-type="float" office:value="8.05603" calcext:value-type="float">
            <text:p>8.05603</text:p>
          </table:table-cell>
          <table:table-cell office:value-type="float" office:value="8.527679" calcext:value-type="float">
            <text:p>8.527679</text:p>
          </table:table-cell>
          <table:table-cell office:value-type="float" office:value="8.459656" calcext:value-type="float">
            <text:p>8.459656</text:p>
          </table:table-cell>
          <table:table-cell office:value-type="float" office:value="-0.2986145" calcext:value-type="float">
            <text:p>-0.2986145</text:p>
          </table:table-cell>
          <table:table-cell office:value-type="float" office:value="-1.146729" calcext:value-type="float">
            <text:p>-1.1467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1" calcext:value-type="float">
            <text:p>12022001</text:p>
          </table:table-cell>
          <table:table-cell office:value-type="float" office:value="9.203136" calcext:value-type="float">
            <text:p>9.203136</text:p>
          </table:table-cell>
          <table:table-cell office:value-type="float" office:value="0.761768" calcext:value-type="float">
            <text:p>0.761768</text:p>
          </table:table-cell>
          <table:table-cell office:value-type="float" office:value="-9.30752" calcext:value-type="float">
            <text:p>-9.30752</text:p>
          </table:table-cell>
          <table:table-cell office:value-type="float" office:value="0.5693237" calcext:value-type="float">
            <text:p>0.5693237</text:p>
          </table:table-cell>
          <table:table-cell office:value-type="float" office:value="0.2697893" calcext:value-type="float">
            <text:p>0.2697893</text:p>
          </table:table-cell>
          <table:table-cell office:value-type="float" office:value="314.8142" calcext:value-type="float">
            <text:p>314.8142</text:p>
          </table:table-cell>
          <table:table-cell office:value-type="float" office:value="0.508" calcext:value-type="float">
            <text:p>0.508</text:p>
          </table:table-cell>
          <table:table-cell office:value-type="float" office:value="0.5821228" calcext:value-type="float">
            <text:p>0.5821228</text:p>
          </table:table-cell>
          <table:table-cell office:value-type="float" office:value="-0.2785339" calcext:value-type="float">
            <text:p>-0.2785339</text:p>
          </table:table-cell>
          <table:table-cell office:value-type="float" office:value="0.7903748" calcext:value-type="float">
            <text:p>0.7903748</text:p>
          </table:table-cell>
          <table:table-cell office:value-type="float" office:value="0.192627" calcext:value-type="float">
            <text:p>0.192627</text:p>
          </table:table-cell>
          <table:table-cell office:value-type="float" office:value="0.9945068" calcext:value-type="float">
            <text:p>0.9945068</text:p>
          </table:table-cell>
          <table:table-cell office:value-type="float" office:value="0.5834656" calcext:value-type="float">
            <text:p>0.5834656</text:p>
          </table:table-cell>
          <table:table-cell office:value-type="float" office:value="1.252289" calcext:value-type="float">
            <text:p>1.252289</text:p>
          </table:table-cell>
          <table:table-cell office:value-type="float" office:value="0.9985962" calcext:value-type="float">
            <text:p>0.9985962</text:p>
          </table:table-cell>
          <table:table-cell office:value-type="float" office:value="1.481689" calcext:value-type="float">
            <text:p>1.481689</text:p>
          </table:table-cell>
          <table:table-cell office:value-type="float" office:value="1.321259" calcext:value-type="float">
            <text:p>1.321259</text:p>
          </table:table-cell>
          <table:table-cell office:value-type="float" office:value="1.786072" calcext:value-type="float">
            <text:p>1.786072</text:p>
          </table:table-cell>
          <table:table-cell office:value-type="float" office:value="1.719208" calcext:value-type="float">
            <text:p>1.719208</text:p>
          </table:table-cell>
          <table:table-cell office:value-type="float" office:value="2.213379" calcext:value-type="float">
            <text:p>2.213379</text:p>
          </table:table-cell>
          <table:table-cell office:value-type="float" office:value="2.162872" calcext:value-type="float">
            <text:p>2.162872</text:p>
          </table:table-cell>
          <table:table-cell office:value-type="float" office:value="2.940826" calcext:value-type="float">
            <text:p>2.940826</text:p>
          </table:table-cell>
          <table:table-cell office:value-type="float" office:value="2.865387" calcext:value-type="float">
            <text:p>2.865387</text:p>
          </table:table-cell>
          <table:table-cell office:value-type="float" office:value="4.136505" calcext:value-type="float">
            <text:p>4.136505</text:p>
          </table:table-cell>
          <table:table-cell office:value-type="float" office:value="4.05542" calcext:value-type="float">
            <text:p>4.05542</text:p>
          </table:table-cell>
          <table:table-cell office:value-type="float" office:value="5.456787" calcext:value-type="float">
            <text:p>5.456787</text:p>
          </table:table-cell>
          <table:table-cell office:value-type="float" office:value="5.387604" calcext:value-type="float">
            <text:p>5.387604</text:p>
          </table:table-cell>
          <table:table-cell office:value-type="float" office:value="6.48288" calcext:value-type="float">
            <text:p>6.48288</text:p>
          </table:table-cell>
          <table:table-cell office:value-type="float" office:value="6.415283" calcext:value-type="float">
            <text:p>6.415283</text:p>
          </table:table-cell>
          <table:table-cell office:value-type="float" office:value="7.347473" calcext:value-type="float">
            <text:p>7.347473</text:p>
          </table:table-cell>
          <table:table-cell office:value-type="float" office:value="7.278595" calcext:value-type="float">
            <text:p>7.278595</text:p>
          </table:table-cell>
          <table:table-cell office:value-type="float" office:value="8.055267" calcext:value-type="float">
            <text:p>8.055267</text:p>
          </table:table-cell>
          <table:table-cell office:value-type="float" office:value="7.986603" calcext:value-type="float">
            <text:p>7.986603</text:p>
          </table:table-cell>
          <table:table-cell office:value-type="float" office:value="8.458954" calcext:value-type="float">
            <text:p>8.458954</text:p>
          </table:table-cell>
          <table:table-cell office:value-type="float" office:value="8.391632" calcext:value-type="float">
            <text:p>8.391632</text:p>
          </table:table-cell>
          <table:table-cell office:value-type="float" office:value="0.007598877" calcext:value-type="float">
            <text:p>0.007598877</text:p>
          </table:table-cell>
          <table:table-cell office:value-type="float" office:value="-1.138153" calcext:value-type="float">
            <text:p>-1.1381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1" calcext:value-type="float">
            <text:p>13022001</text:p>
          </table:table-cell>
          <table:table-cell office:value-type="float" office:value="7.37609" calcext:value-type="float">
            <text:p>7.37609</text:p>
          </table:table-cell>
          <table:table-cell office:value-type="float" office:value="1.872879" calcext:value-type="float">
            <text:p>1.872879</text:p>
          </table:table-cell>
          <table:table-cell office:value-type="float" office:value="-7.067302" calcext:value-type="float">
            <text:p>-7.067302</text:p>
          </table:table-cell>
          <table:table-cell office:value-type="float" office:value="0.6161601" calcext:value-type="float">
            <text:p>0.6161601</text:p>
          </table:table-cell>
          <table:table-cell office:value-type="float" office:value="0.2850642" calcext:value-type="float">
            <text:p>0.2850642</text:p>
          </table:table-cell>
          <table:table-cell office:value-type="float" office:value="316.5381" calcext:value-type="float">
            <text:p>316.5381</text:p>
          </table:table-cell>
          <table:table-cell office:value-type="float" office:value="1.524" calcext:value-type="float">
            <text:p>1.524</text:p>
          </table:table-cell>
          <table:table-cell office:value-type="float" office:value="0.7967224" calcext:value-type="float">
            <text:p>0.7967224</text:p>
          </table:table-cell>
          <table:table-cell office:value-type="float" office:value="0.4509583" calcext:value-type="float">
            <text:p>0.4509583</text:p>
          </table:table-cell>
          <table:table-cell office:value-type="float" office:value="1.018402" calcext:value-type="float">
            <text:p>1.018402</text:p>
          </table:table-cell>
          <table:table-cell office:value-type="float" office:value="0.7698059" calcext:value-type="float">
            <text:p>0.7698059</text:p>
          </table:table-cell>
          <table:table-cell office:value-type="float" office:value="1.227051" calcext:value-type="float">
            <text:p>1.227051</text:p>
          </table:table-cell>
          <table:table-cell office:value-type="float" office:value="0.9994507" calcext:value-type="float">
            <text:p>0.9994507</text:p>
          </table:table-cell>
          <table:table-cell office:value-type="float" office:value="1.470917" calcext:value-type="float">
            <text:p>1.470917</text:p>
          </table:table-cell>
          <table:table-cell office:value-type="float" office:value="1.256592" calcext:value-type="float">
            <text:p>1.256592</text:p>
          </table:table-cell>
          <table:table-cell office:value-type="float" office:value="1.677094" calcext:value-type="float">
            <text:p>1.677094</text:p>
          </table:table-cell>
          <table:table-cell office:value-type="float" office:value="1.485229" calcext:value-type="float">
            <text:p>1.485229</text:p>
          </table:table-cell>
          <table:table-cell office:value-type="float" office:value="1.945129" calcext:value-type="float">
            <text:p>1.945129</text:p>
          </table:table-cell>
          <table:table-cell office:value-type="float" office:value="1.788513" calcext:value-type="float">
            <text:p>1.788513</text:p>
          </table:table-cell>
          <table:table-cell office:value-type="float" office:value="2.285614" calcext:value-type="float">
            <text:p>2.285614</text:p>
          </table:table-cell>
          <table:table-cell office:value-type="float" office:value="2.184662" calcext:value-type="float">
            <text:p>2.184662</text:p>
          </table:table-cell>
          <table:table-cell office:value-type="float" office:value="2.871155" calcext:value-type="float">
            <text:p>2.871155</text:p>
          </table:table-cell>
          <table:table-cell office:value-type="float" office:value="2.860321" calcext:value-type="float">
            <text:p>2.860321</text:p>
          </table:table-cell>
          <table:table-cell office:value-type="float" office:value="4.054596" calcext:value-type="float">
            <text:p>4.054596</text:p>
          </table:table-cell>
          <table:table-cell office:value-type="float" office:value="3.992188" calcext:value-type="float">
            <text:p>3.992188</text:p>
          </table:table-cell>
          <table:table-cell office:value-type="float" office:value="5.386871" calcext:value-type="float">
            <text:p>5.386871</text:p>
          </table:table-cell>
          <table:table-cell office:value-type="float" office:value="5.316101" calcext:value-type="float">
            <text:p>5.316101</text:p>
          </table:table-cell>
          <table:table-cell office:value-type="float" office:value="6.414581" calcext:value-type="float">
            <text:p>6.414581</text:p>
          </table:table-cell>
          <table:table-cell office:value-type="float" office:value="6.346039" calcext:value-type="float">
            <text:p>6.346039</text:p>
          </table:table-cell>
          <table:table-cell office:value-type="float" office:value="7.277832" calcext:value-type="float">
            <text:p>7.277832</text:p>
          </table:table-cell>
          <table:table-cell office:value-type="float" office:value="7.208862" calcext:value-type="float">
            <text:p>7.208862</text:p>
          </table:table-cell>
          <table:table-cell office:value-type="float" office:value="7.985901" calcext:value-type="float">
            <text:p>7.985901</text:p>
          </table:table-cell>
          <table:table-cell office:value-type="float" office:value="7.916931" calcext:value-type="float">
            <text:p>7.916931</text:p>
          </table:table-cell>
          <table:table-cell office:value-type="float" office:value="8.39093" calcext:value-type="float">
            <text:p>8.39093</text:p>
          </table:table-cell>
          <table:table-cell office:value-type="float" office:value="8.32431" calcext:value-type="float">
            <text:p>8.32431</text:p>
          </table:table-cell>
          <table:table-cell office:value-type="float" office:value="0.2140503" calcext:value-type="float">
            <text:p>0.2140503</text:p>
          </table:table-cell>
          <table:table-cell office:value-type="float" office:value="-0.2552185" calcext:value-type="float">
            <text:p>-0.25521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1" calcext:value-type="float">
            <text:p>14022001</text:p>
          </table:table-cell>
          <table:table-cell office:value-type="float" office:value="10.10248" calcext:value-type="float">
            <text:p>10.10248</text:p>
          </table:table-cell>
          <table:table-cell office:value-type="float" office:value="-8.660489" calcext:value-type="float">
            <text:p>-8.660489</text:p>
          </table:table-cell>
          <table:table-cell office:value-type="float" office:value="-11.82101" calcext:value-type="float">
            <text:p>-11.82101</text:p>
          </table:table-cell>
          <table:table-cell office:value-type="float" office:value="0.2835361" calcext:value-type="float">
            <text:p>0.2835361</text:p>
          </table:table-cell>
          <table:table-cell office:value-type="float" office:value="0.2219046" calcext:value-type="float">
            <text:p>0.2219046</text:p>
          </table:table-cell>
          <table:table-cell office:value-type="float" office:value="317.8989" calcext:value-type="float">
            <text:p>317.8989</text:p>
          </table:table-cell>
          <table:table-cell office:value-type="float" office:value="0" calcext:value-type="float">
            <text:p>0</text:p>
          </table:table-cell>
          <table:table-cell office:value-type="float" office:value="0.824646" calcext:value-type="float">
            <text:p>0.824646</text:p>
          </table:table-cell>
          <table:table-cell office:value-type="float" office:value="-0.1628723" calcext:value-type="float">
            <text:p>-0.1628723</text:p>
          </table:table-cell>
          <table:table-cell office:value-type="float" office:value="1.05246" calcext:value-type="float">
            <text:p>1.05246</text:p>
          </table:table-cell>
          <table:table-cell office:value-type="float" office:value="0.3807678" calcext:value-type="float">
            <text:p>0.3807678</text:p>
          </table:table-cell>
          <table:table-cell office:value-type="float" office:value="1.267303" calcext:value-type="float">
            <text:p>1.267303</text:p>
          </table:table-cell>
          <table:table-cell office:value-type="float" office:value="0.8213806" calcext:value-type="float">
            <text:p>0.8213806</text:p>
          </table:table-cell>
          <table:table-cell office:value-type="float" office:value="1.516144" calcext:value-type="float">
            <text:p>1.516144</text:p>
          </table:table-cell>
          <table:table-cell office:value-type="float" office:value="1.247467" calcext:value-type="float">
            <text:p>1.247467</text:p>
          </table:table-cell>
          <table:table-cell office:value-type="float" office:value="1.723602" calcext:value-type="float">
            <text:p>1.723602</text:p>
          </table:table-cell>
          <table:table-cell office:value-type="float" office:value="1.552246" calcext:value-type="float">
            <text:p>1.552246</text:p>
          </table:table-cell>
          <table:table-cell office:value-type="float" office:value="1.994904" calcext:value-type="float">
            <text:p>1.994904</text:p>
          </table:table-cell>
          <table:table-cell office:value-type="float" office:value="1.917328" calcext:value-type="float">
            <text:p>1.917328</text:p>
          </table:table-cell>
          <table:table-cell office:value-type="float" office:value="2.329071" calcext:value-type="float">
            <text:p>2.329071</text:p>
          </table:table-cell>
          <table:table-cell office:value-type="float" office:value="2.286743" calcext:value-type="float">
            <text:p>2.286743</text:p>
          </table:table-cell>
          <table:table-cell office:value-type="float" office:value="2.894867" calcext:value-type="float">
            <text:p>2.894867</text:p>
          </table:table-cell>
          <table:table-cell office:value-type="float" office:value="2.871429" calcext:value-type="float">
            <text:p>2.871429</text:p>
          </table:table-cell>
          <table:table-cell office:value-type="float" office:value="3.991699" calcext:value-type="float">
            <text:p>3.991699</text:p>
          </table:table-cell>
          <table:table-cell office:value-type="float" office:value="3.955414" calcext:value-type="float">
            <text:p>3.955414</text:p>
          </table:table-cell>
          <table:table-cell office:value-type="float" office:value="5.315369" calcext:value-type="float">
            <text:p>5.315369</text:p>
          </table:table-cell>
          <table:table-cell office:value-type="float" office:value="5.250824" calcext:value-type="float">
            <text:p>5.250824</text:p>
          </table:table-cell>
          <table:table-cell office:value-type="float" office:value="6.345306" calcext:value-type="float">
            <text:p>6.345306</text:p>
          </table:table-cell>
          <table:table-cell office:value-type="float" office:value="6.27713" calcext:value-type="float">
            <text:p>6.27713</text:p>
          </table:table-cell>
          <table:table-cell office:value-type="float" office:value="7.20813" calcext:value-type="float">
            <text:p>7.20813</text:p>
          </table:table-cell>
          <table:table-cell office:value-type="float" office:value="7.140869" calcext:value-type="float">
            <text:p>7.140869</text:p>
          </table:table-cell>
          <table:table-cell office:value-type="float" office:value="7.916199" calcext:value-type="float">
            <text:p>7.916199</text:p>
          </table:table-cell>
          <table:table-cell office:value-type="float" office:value="7.849854" calcext:value-type="float">
            <text:p>7.849854</text:p>
          </table:table-cell>
          <table:table-cell office:value-type="float" office:value="8.323578" calcext:value-type="float">
            <text:p>8.323578</text:p>
          </table:table-cell>
          <table:table-cell office:value-type="float" office:value="8.257721" calcext:value-type="float">
            <text:p>8.257721</text:p>
          </table:table-cell>
          <table:table-cell office:value-type="float" office:value="0.2359314" calcext:value-type="float">
            <text:p>0.2359314</text:p>
          </table:table-cell>
          <table:table-cell office:value-type="float" office:value="-1.000061" calcext:value-type="float">
            <text:p>-1.0000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1" calcext:value-type="float">
            <text:p>15022001</text:p>
          </table:table-cell>
          <table:table-cell office:value-type="float" office:value="4.881719" calcext:value-type="float">
            <text:p>4.881719</text:p>
          </table:table-cell>
          <table:table-cell office:value-type="float" office:value="-10.34934" calcext:value-type="float">
            <text:p>-10.34934</text:p>
          </table:table-cell>
          <table:table-cell office:value-type="float" office:value="-12.08178" calcext:value-type="float">
            <text:p>-12.08178</text:p>
          </table:table-cell>
          <table:table-cell office:value-type="float" office:value="0.2489139" calcext:value-type="float">
            <text:p>0.2489139</text:p>
          </table:table-cell>
          <table:table-cell office:value-type="float" office:value="0.2174048" calcext:value-type="float">
            <text:p>0.2174048</text:p>
          </table:table-cell>
          <table:table-cell office:value-type="float" office:value="322.5463" calcext:value-type="float">
            <text:p>322.5463</text:p>
          </table:table-cell>
          <table:table-cell office:value-type="float" office:value="0" calcext:value-type="float">
            <text:p>0</text:p>
          </table:table-cell>
          <table:table-cell office:value-type="float" office:value="-0.1696472" calcext:value-type="float">
            <text:p>-0.1696472</text:p>
          </table:table-cell>
          <table:table-cell office:value-type="float" office:value="-0.6856689" calcext:value-type="float">
            <text:p>-0.6856689</text:p>
          </table:table-cell>
          <table:table-cell office:value-type="float" office:value="0.3712463" calcext:value-type="float">
            <text:p>0.3712463</text:p>
          </table:table-cell>
          <table:table-cell office:value-type="float" office:value="-0.07574463" calcext:value-type="float">
            <text:p>-0.07574463</text:p>
          </table:table-cell>
          <table:table-cell office:value-type="float" office:value="0.812561" calcext:value-type="float">
            <text:p>0.812561</text:p>
          </table:table-cell>
          <table:table-cell office:value-type="float" office:value="0.3947754" calcext:value-type="float">
            <text:p>0.3947754</text:p>
          </table:table-cell>
          <table:table-cell office:value-type="float" office:value="1.240906" calcext:value-type="float">
            <text:p>1.240906</text:p>
          </table:table-cell>
          <table:table-cell office:value-type="float" office:value="0.8693542" calcext:value-type="float">
            <text:p>0.8693542</text:p>
          </table:table-cell>
          <table:table-cell office:value-type="float" office:value="1.547455" calcext:value-type="float">
            <text:p>1.547455</text:p>
          </table:table-cell>
          <table:table-cell office:value-type="float" office:value="1.222076" calcext:value-type="float">
            <text:p>1.222076</text:p>
          </table:table-cell>
          <table:table-cell office:value-type="float" office:value="1.914703" calcext:value-type="float">
            <text:p>1.914703</text:p>
          </table:table-cell>
          <table:table-cell office:value-type="float" office:value="1.651672" calcext:value-type="float">
            <text:p>1.651672</text:p>
          </table:table-cell>
          <table:table-cell office:value-type="float" office:value="2.294739" calcext:value-type="float">
            <text:p>2.294739</text:p>
          </table:table-cell>
          <table:table-cell office:value-type="float" office:value="2.104553" calcext:value-type="float">
            <text:p>2.104553</text:p>
          </table:table-cell>
          <table:table-cell office:value-type="float" office:value="2.892914" calcext:value-type="float">
            <text:p>2.892914</text:p>
          </table:table-cell>
          <table:table-cell office:value-type="float" office:value="2.810333" calcext:value-type="float">
            <text:p>2.810333</text:p>
          </table:table-cell>
          <table:table-cell office:value-type="float" office:value="3.955078" calcext:value-type="float">
            <text:p>3.955078</text:p>
          </table:table-cell>
          <table:table-cell office:value-type="float" office:value="3.913574" calcext:value-type="float">
            <text:p>3.913574</text:p>
          </table:table-cell>
          <table:table-cell office:value-type="float" office:value="5.250183" calcext:value-type="float">
            <text:p>5.250183</text:p>
          </table:table-cell>
          <table:table-cell office:value-type="float" office:value="5.191559" calcext:value-type="float">
            <text:p>5.191559</text:p>
          </table:table-cell>
          <table:table-cell office:value-type="float" office:value="6.276428" calcext:value-type="float">
            <text:p>6.276428</text:p>
          </table:table-cell>
          <table:table-cell office:value-type="float" office:value="6.210846" calcext:value-type="float">
            <text:p>6.210846</text:p>
          </table:table-cell>
          <table:table-cell office:value-type="float" office:value="7.140198" calcext:value-type="float">
            <text:p>7.140198</text:p>
          </table:table-cell>
          <table:table-cell office:value-type="float" office:value="7.072479" calcext:value-type="float">
            <text:p>7.072479</text:p>
          </table:table-cell>
          <table:table-cell office:value-type="float" office:value="7.849121" calcext:value-type="float">
            <text:p>7.849121</text:p>
          </table:table-cell>
          <table:table-cell office:value-type="float" office:value="7.780548" calcext:value-type="float">
            <text:p>7.780548</text:p>
          </table:table-cell>
          <table:table-cell office:value-type="float" office:value="8.257019" calcext:value-type="float">
            <text:p>8.257019</text:p>
          </table:table-cell>
          <table:table-cell office:value-type="float" office:value="8.191559" calcext:value-type="float">
            <text:p>8.191559</text:p>
          </table:table-cell>
          <table:table-cell office:value-type="float" office:value="-1.010498" calcext:value-type="float">
            <text:p>-1.010498</text:p>
          </table:table-cell>
          <table:table-cell office:value-type="float" office:value="-2.034332" calcext:value-type="float">
            <text:p>-2.0343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1" calcext:value-type="float">
            <text:p>16022001</text:p>
          </table:table-cell>
          <table:table-cell office:value-type="float" office:value="8.621184" calcext:value-type="float">
            <text:p>8.621184</text:p>
          </table:table-cell>
          <table:table-cell office:value-type="float" office:value="-10.34934" calcext:value-type="float">
            <text:p>-10.34934</text:p>
          </table:table-cell>
          <table:table-cell office:value-type="float" office:value="-13.36805" calcext:value-type="float">
            <text:p>-13.36805</text:p>
          </table:table-cell>
          <table:table-cell office:value-type="float" office:value="0.2489139" calcext:value-type="float">
            <text:p>0.2489139</text:p>
          </table:table-cell>
          <table:table-cell office:value-type="float" office:value="0.1963907" calcext:value-type="float">
            <text:p>0.1963907</text:p>
          </table:table-cell>
          <table:table-cell office:value-type="float" office:value="325.7537" calcext:value-type="float">
            <text:p>325.7537</text:p>
          </table:table-cell>
          <table:table-cell office:value-type="float" office:value="0" calcext:value-type="float">
            <text:p>0</text:p>
          </table:table-cell>
          <table:table-cell office:value-type="float" office:value="-0.6978149" calcext:value-type="float">
            <text:p>-0.6978149</text:p>
          </table:table-cell>
          <table:table-cell office:value-type="float" office:value="-0.9877319" calcext:value-type="float">
            <text:p>-0.9877319</text:p>
          </table:table-cell>
          <table:table-cell office:value-type="float" office:value="-0.08428955" calcext:value-type="float">
            <text:p>-0.08428955</text:p>
          </table:table-cell>
          <table:table-cell office:value-type="float" office:value="-0.1700745" calcext:value-type="float">
            <text:p>-0.1700745</text:p>
          </table:table-cell>
          <table:table-cell office:value-type="float" office:value="0.3882141" calcext:value-type="float">
            <text:p>0.3882141</text:p>
          </table:table-cell>
          <table:table-cell office:value-type="float" office:value="0.2373352" calcext:value-type="float">
            <text:p>0.2373352</text:p>
          </table:table-cell>
          <table:table-cell office:value-type="float" office:value="0.8645325" calcext:value-type="float">
            <text:p>0.8645325</text:p>
          </table:table-cell>
          <table:table-cell office:value-type="float" office:value="0.6777344" calcext:value-type="float">
            <text:p>0.6777344</text:p>
          </table:table-cell>
          <table:table-cell office:value-type="float" office:value="1.218323" calcext:value-type="float">
            <text:p>1.218323</text:p>
          </table:table-cell>
          <table:table-cell office:value-type="float" office:value="1.021637" calcext:value-type="float">
            <text:p>1.021637</text:p>
          </table:table-cell>
          <table:table-cell office:value-type="float" office:value="1.648926" calcext:value-type="float">
            <text:p>1.648926</text:p>
          </table:table-cell>
          <table:table-cell office:value-type="float" office:value="1.449677" calcext:value-type="float">
            <text:p>1.449677</text:p>
          </table:table-cell>
          <table:table-cell office:value-type="float" office:value="2.1026" calcext:value-type="float">
            <text:p>2.1026</text:p>
          </table:table-cell>
          <table:table-cell office:value-type="float" office:value="1.923523" calcext:value-type="float">
            <text:p>1.923523</text:p>
          </table:table-cell>
          <table:table-cell office:value-type="float" office:value="2.809113" calcext:value-type="float">
            <text:p>2.809113</text:p>
          </table:table-cell>
          <table:table-cell office:value-type="float" office:value="2.675751" calcext:value-type="float">
            <text:p>2.675751</text:p>
          </table:table-cell>
          <table:table-cell office:value-type="float" office:value="3.912994" calcext:value-type="float">
            <text:p>3.912994</text:p>
          </table:table-cell>
          <table:table-cell office:value-type="float" office:value="3.842957" calcext:value-type="float">
            <text:p>3.842957</text:p>
          </table:table-cell>
          <table:table-cell office:value-type="float" office:value="5.190918" calcext:value-type="float">
            <text:p>5.190918</text:p>
          </table:table-cell>
          <table:table-cell office:value-type="float" office:value="5.130798" calcext:value-type="float">
            <text:p>5.130798</text:p>
          </table:table-cell>
          <table:table-cell office:value-type="float" office:value="6.210175" calcext:value-type="float">
            <text:p>6.210175</text:p>
          </table:table-cell>
          <table:table-cell office:value-type="float" office:value="6.145782" calcext:value-type="float">
            <text:p>6.145782</text:p>
          </table:table-cell>
          <table:table-cell office:value-type="float" office:value="7.071777" calcext:value-type="float">
            <text:p>7.071777</text:p>
          </table:table-cell>
          <table:table-cell office:value-type="float" office:value="7.004242" calcext:value-type="float">
            <text:p>7.004242</text:p>
          </table:table-cell>
          <table:table-cell office:value-type="float" office:value="7.779846" calcext:value-type="float">
            <text:p>7.779846</text:p>
          </table:table-cell>
          <table:table-cell office:value-type="float" office:value="7.712616" calcext:value-type="float">
            <text:p>7.712616</text:p>
          </table:table-cell>
          <table:table-cell office:value-type="float" office:value="8.190857" calcext:value-type="float">
            <text:p>8.190857</text:p>
          </table:table-cell>
          <table:table-cell office:value-type="float" office:value="8.126251" calcext:value-type="float">
            <text:p>8.126251</text:p>
          </table:table-cell>
          <table:table-cell office:value-type="float" office:value="-1.845428" calcext:value-type="float">
            <text:p>-1.845428</text:p>
          </table:table-cell>
          <table:table-cell office:value-type="float" office:value="-2.657166" calcext:value-type="float">
            <text:p>-2.6571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1" calcext:value-type="float">
            <text:p>17022001</text:p>
          </table:table-cell>
          <table:table-cell office:value-type="float" office:value="9.333243" calcext:value-type="float">
            <text:p>9.333243</text:p>
          </table:table-cell>
          <table:table-cell office:value-type="float" office:value="-8.127121" calcext:value-type="float">
            <text:p>-8.127121</text:p>
          </table:table-cell>
          <table:table-cell office:value-type="float" office:value="-15.05565" calcext:value-type="float">
            <text:p>-15.05565</text:p>
          </table:table-cell>
          <table:table-cell office:value-type="float" office:value="0.2953395" calcext:value-type="float">
            <text:p>0.2953395</text:p>
          </table:table-cell>
          <table:table-cell office:value-type="float" office:value="0.1716046" calcext:value-type="float">
            <text:p>0.1716046</text:p>
          </table:table-cell>
          <table:table-cell office:value-type="float" office:value="318.4433" calcext:value-type="float">
            <text:p>318.4433</text:p>
          </table:table-cell>
          <table:table-cell office:value-type="float" office:value="0" calcext:value-type="float">
            <text:p>0</text:p>
          </table:table-cell>
          <table:table-cell office:value-type="float" office:value="-0.6543579" calcext:value-type="float">
            <text:p>-0.6543579</text:p>
          </table:table-cell>
          <table:table-cell office:value-type="float" office:value="-1.234833" calcext:value-type="float">
            <text:p>-1.234833</text:p>
          </table:table-cell>
          <table:table-cell office:value-type="float" office:value="-0.1661377" calcext:value-type="float">
            <text:p>-0.1661377</text:p>
          </table:table-cell>
          <table:table-cell office:value-type="float" office:value="-0.2364502" calcext:value-type="float">
            <text:p>-0.2364502</text:p>
          </table:table-cell>
          <table:table-cell office:value-type="float" office:value="0.2358398" calcext:value-type="float">
            <text:p>0.2358398</text:p>
          </table:table-cell>
          <table:table-cell office:value-type="float" office:value="0.160553" calcext:value-type="float">
            <text:p>0.160553</text:p>
          </table:table-cell>
          <table:table-cell office:value-type="float" office:value="0.6763611" calcext:value-type="float">
            <text:p>0.6763611</text:p>
          </table:table-cell>
          <table:table-cell office:value-type="float" office:value="0.5895386" calcext:value-type="float">
            <text:p>0.5895386</text:p>
          </table:table-cell>
          <table:table-cell office:value-type="float" office:value="1.020233" calcext:value-type="float">
            <text:p>1.020233</text:p>
          </table:table-cell>
          <table:table-cell office:value-type="float" office:value="0.923645" calcext:value-type="float">
            <text:p>0.923645</text:p>
          </table:table-cell>
          <table:table-cell office:value-type="float" office:value="1.448273" calcext:value-type="float">
            <text:p>1.448273</text:p>
          </table:table-cell>
          <table:table-cell office:value-type="float" office:value="1.339569" calcext:value-type="float">
            <text:p>1.339569</text:p>
          </table:table-cell>
          <table:table-cell office:value-type="float" office:value="1.922119" calcext:value-type="float">
            <text:p>1.922119</text:p>
          </table:table-cell>
          <table:table-cell office:value-type="float" office:value="1.806213" calcext:value-type="float">
            <text:p>1.806213</text:p>
          </table:table-cell>
          <table:table-cell office:value-type="float" office:value="2.674377" calcext:value-type="float">
            <text:p>2.674377</text:p>
          </table:table-cell>
          <table:table-cell office:value-type="float" office:value="2.554932" calcext:value-type="float">
            <text:p>2.554932</text:p>
          </table:table-cell>
          <table:table-cell office:value-type="float" office:value="3.842102" calcext:value-type="float">
            <text:p>3.842102</text:p>
          </table:table-cell>
          <table:table-cell office:value-type="float" office:value="3.755402" calcext:value-type="float">
            <text:p>3.755402</text:p>
          </table:table-cell>
          <table:table-cell office:value-type="float" office:value="5.130127" calcext:value-type="float">
            <text:p>5.130127</text:p>
          </table:table-cell>
          <table:table-cell office:value-type="float" office:value="5.064789" calcext:value-type="float">
            <text:p>5.064789</text:p>
          </table:table-cell>
          <table:table-cell office:value-type="float" office:value="6.145111" calcext:value-type="float">
            <text:p>6.145111</text:p>
          </table:table-cell>
          <table:table-cell office:value-type="float" office:value="6.080139" calcext:value-type="float">
            <text:p>6.080139</text:p>
          </table:table-cell>
          <table:table-cell office:value-type="float" office:value="7.00351" calcext:value-type="float">
            <text:p>7.00351</text:p>
          </table:table-cell>
          <table:table-cell office:value-type="float" office:value="6.936523" calcext:value-type="float">
            <text:p>6.936523</text:p>
          </table:table-cell>
          <table:table-cell office:value-type="float" office:value="7.711914" calcext:value-type="float">
            <text:p>7.711914</text:p>
          </table:table-cell>
          <table:table-cell office:value-type="float" office:value="7.64566" calcext:value-type="float">
            <text:p>7.64566</text:p>
          </table:table-cell>
          <table:table-cell office:value-type="float" office:value="8.125519" calcext:value-type="float">
            <text:p>8.125519</text:p>
          </table:table-cell>
          <table:table-cell office:value-type="float" office:value="8.062042" calcext:value-type="float">
            <text:p>8.062042</text:p>
          </table:table-cell>
          <table:table-cell office:value-type="float" office:value="-1.758911" calcext:value-type="float">
            <text:p>-1.758911</text:p>
          </table:table-cell>
          <table:table-cell office:value-type="float" office:value="-3.253571" calcext:value-type="float">
            <text:p>-3.2535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1" calcext:value-type="float">
            <text:p>18022001</text:p>
          </table:table-cell>
          <table:table-cell office:value-type="float" office:value="10.97191" calcext:value-type="float">
            <text:p>10.97191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14.0134" calcext:value-type="float">
            <text:p>-14.0134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1865542" calcext:value-type="float">
            <text:p>0.1865542</text:p>
          </table:table-cell>
          <table:table-cell office:value-type="float" office:value="316.8401" calcext:value-type="float">
            <text:p>316.8401</text:p>
          </table:table-cell>
          <table:table-cell office:value-type="float" office:value="0" calcext:value-type="float">
            <text:p>0</text:p>
          </table:table-cell>
          <table:table-cell office:value-type="float" office:value="-0.2070312" calcext:value-type="float">
            <text:p>-0.2070312</text:p>
          </table:table-cell>
          <table:table-cell office:value-type="float" office:value="-1.286407" calcext:value-type="float">
            <text:p>-1.286407</text:p>
          </table:table-cell>
          <table:table-cell office:value-type="float" office:value="-0.1347656" calcext:value-type="float">
            <text:p>-0.1347656</text:p>
          </table:table-cell>
          <table:table-cell office:value-type="float" office:value="-0.299408" calcext:value-type="float">
            <text:p>-0.299408</text:p>
          </table:table-cell>
          <table:table-cell office:value-type="float" office:value="0.2011414" calcext:value-type="float">
            <text:p>0.2011414</text:p>
          </table:table-cell>
          <table:table-cell office:value-type="float" office:value="0.09796143" calcext:value-type="float">
            <text:p>0.09796143</text:p>
          </table:table-cell>
          <table:table-cell office:value-type="float" office:value="0.5880127" calcext:value-type="float">
            <text:p>0.5880127</text:p>
          </table:table-cell>
          <table:table-cell office:value-type="float" office:value="0.528717" calcext:value-type="float">
            <text:p>0.528717</text:p>
          </table:table-cell>
          <table:table-cell office:value-type="float" office:value="0.9223938" calcext:value-type="float">
            <text:p>0.9223938</text:p>
          </table:table-cell>
          <table:table-cell office:value-type="float" office:value="0.8635864" calcext:value-type="float">
            <text:p>0.8635864</text:p>
          </table:table-cell>
          <table:table-cell office:value-type="float" office:value="1.338593" calcext:value-type="float">
            <text:p>1.338593</text:p>
          </table:table-cell>
          <table:table-cell office:value-type="float" office:value="1.270477" calcext:value-type="float">
            <text:p>1.270477</text:p>
          </table:table-cell>
          <table:table-cell office:value-type="float" office:value="1.805237" calcext:value-type="float">
            <text:p>1.805237</text:p>
          </table:table-cell>
          <table:table-cell office:value-type="float" office:value="1.721313" calcext:value-type="float">
            <text:p>1.721313</text:p>
          </table:table-cell>
          <table:table-cell office:value-type="float" office:value="2.553802" calcext:value-type="float">
            <text:p>2.553802</text:p>
          </table:table-cell>
          <table:table-cell office:value-type="float" office:value="2.454803" calcext:value-type="float">
            <text:p>2.454803</text:p>
          </table:table-cell>
          <table:table-cell office:value-type="float" office:value="3.754456" calcext:value-type="float">
            <text:p>3.754456</text:p>
          </table:table-cell>
          <table:table-cell office:value-type="float" office:value="3.66571" calcext:value-type="float">
            <text:p>3.66571</text:p>
          </table:table-cell>
          <table:table-cell office:value-type="float" office:value="5.064056" calcext:value-type="float">
            <text:p>5.064056</text:p>
          </table:table-cell>
          <table:table-cell office:value-type="float" office:value="4.993408" calcext:value-type="float">
            <text:p>4.993408</text:p>
          </table:table-cell>
          <table:table-cell office:value-type="float" office:value="6.079468" calcext:value-type="float">
            <text:p>6.079468</text:p>
          </table:table-cell>
          <table:table-cell office:value-type="float" office:value="6.013397" calcext:value-type="float">
            <text:p>6.013397</text:p>
          </table:table-cell>
          <table:table-cell office:value-type="float" office:value="6.935822" calcext:value-type="float">
            <text:p>6.935822</text:p>
          </table:table-cell>
          <table:table-cell office:value-type="float" office:value="6.871124" calcext:value-type="float">
            <text:p>6.871124</text:p>
          </table:table-cell>
          <table:table-cell office:value-type="float" office:value="7.644928" calcext:value-type="float">
            <text:p>7.644928</text:p>
          </table:table-cell>
          <table:table-cell office:value-type="float" office:value="7.582703" calcext:value-type="float">
            <text:p>7.582703</text:p>
          </table:table-cell>
          <table:table-cell office:value-type="float" office:value="8.061371" calcext:value-type="float">
            <text:p>8.061371</text:p>
          </table:table-cell>
          <table:table-cell office:value-type="float" office:value="7.998169" calcext:value-type="float">
            <text:p>7.998169</text:p>
          </table:table-cell>
          <table:table-cell office:value-type="float" office:value="-0.399231" calcext:value-type="float">
            <text:p>-0.399231</text:p>
          </table:table-cell>
          <table:table-cell office:value-type="float" office:value="-3.185791" calcext:value-type="float">
            <text:p>-3.1857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1" calcext:value-type="float">
            <text:p>19022001</text:p>
          </table:table-cell>
          <table:table-cell office:value-type="float" office:value="13.74047" calcext:value-type="float">
            <text:p>13.74047</text:p>
          </table:table-cell>
          <table:table-cell office:value-type="float" office:value="1.872879" calcext:value-type="float">
            <text:p>1.872879</text:p>
          </table:table-cell>
          <table:table-cell office:value-type="float" office:value="-10.52813" calcext:value-type="float">
            <text:p>-10.52813</text:p>
          </table:table-cell>
          <table:table-cell office:value-type="float" office:value="0.6161601" calcext:value-type="float">
            <text:p>0.6161601</text:p>
          </table:table-cell>
          <table:table-cell office:value-type="float" office:value="0.2454813" calcext:value-type="float">
            <text:p>0.2454813</text:p>
          </table:table-cell>
          <table:table-cell office:value-type="float" office:value="320.6859" calcext:value-type="float">
            <text:p>320.6859</text:p>
          </table:table-cell>
          <table:table-cell office:value-type="float" office:value="0" calcext:value-type="float">
            <text:p>0</text:p>
          </table:table-cell>
          <table:table-cell office:value-type="float" office:value="-0.1151733" calcext:value-type="float">
            <text:p>-0.1151733</text:p>
          </table:table-cell>
          <table:table-cell office:value-type="float" office:value="-0.7763367" calcext:value-type="float">
            <text:p>-0.7763367</text:p>
          </table:table-cell>
          <table:table-cell office:value-type="float" office:value="-0.08981323" calcext:value-type="float">
            <text:p>-0.08981323</text:p>
          </table:table-cell>
          <table:table-cell office:value-type="float" office:value="-0.2128906" calcext:value-type="float">
            <text:p>-0.2128906</text:p>
          </table:table-cell>
          <table:table-cell office:value-type="float" office:value="0.2294006" calcext:value-type="float">
            <text:p>0.2294006</text:p>
          </table:table-cell>
          <table:table-cell office:value-type="float" office:value="0.1511841" calcext:value-type="float">
            <text:p>0.1511841</text:p>
          </table:table-cell>
          <table:table-cell office:value-type="float" office:value="0.5880737" calcext:value-type="float">
            <text:p>0.5880737</text:p>
          </table:table-cell>
          <table:table-cell office:value-type="float" office:value="0.5484924" calcext:value-type="float">
            <text:p>0.5484924</text:p>
          </table:table-cell>
          <table:table-cell office:value-type="float" office:value="0.8883057" calcext:value-type="float">
            <text:p>0.8883057</text:p>
          </table:table-cell>
          <table:table-cell office:value-type="float" office:value="0.8554688" calcext:value-type="float">
            <text:p>0.8554688</text:p>
          </table:table-cell>
          <table:table-cell office:value-type="float" office:value="1.27243" calcext:value-type="float">
            <text:p>1.27243</text:p>
          </table:table-cell>
          <table:table-cell office:value-type="float" office:value="1.237152" calcext:value-type="float">
            <text:p>1.237152</text:p>
          </table:table-cell>
          <table:table-cell office:value-type="float" office:value="1.721008" calcext:value-type="float">
            <text:p>1.721008</text:p>
          </table:table-cell>
          <table:table-cell office:value-type="float" office:value="1.67337" calcext:value-type="float">
            <text:p>1.67337</text:p>
          </table:table-cell>
          <table:table-cell office:value-type="float" office:value="2.453949" calcext:value-type="float">
            <text:p>2.453949</text:p>
          </table:table-cell>
          <table:table-cell office:value-type="float" office:value="2.380554" calcext:value-type="float">
            <text:p>2.380554</text:p>
          </table:table-cell>
          <table:table-cell office:value-type="float" office:value="3.664795" calcext:value-type="float">
            <text:p>3.664795</text:p>
          </table:table-cell>
          <table:table-cell office:value-type="float" office:value="3.581726" calcext:value-type="float">
            <text:p>3.581726</text:p>
          </table:table-cell>
          <table:table-cell office:value-type="float" office:value="4.992615" calcext:value-type="float">
            <text:p>4.992615</text:p>
          </table:table-cell>
          <table:table-cell office:value-type="float" office:value="4.919708" calcext:value-type="float">
            <text:p>4.919708</text:p>
          </table:table-cell>
          <table:table-cell office:value-type="float" office:value="6.012695" calcext:value-type="float">
            <text:p>6.012695</text:p>
          </table:table-cell>
          <table:table-cell office:value-type="float" office:value="5.94519" calcext:value-type="float">
            <text:p>5.94519</text:p>
          </table:table-cell>
          <table:table-cell office:value-type="float" office:value="6.870483" calcext:value-type="float">
            <text:p>6.870483</text:p>
          </table:table-cell>
          <table:table-cell office:value-type="float" office:value="6.805176" calcext:value-type="float">
            <text:p>6.805176</text:p>
          </table:table-cell>
          <table:table-cell office:value-type="float" office:value="7.58197" calcext:value-type="float">
            <text:p>7.58197</text:p>
          </table:table-cell>
          <table:table-cell office:value-type="float" office:value="7.515381" calcext:value-type="float">
            <text:p>7.515381</text:p>
          </table:table-cell>
          <table:table-cell office:value-type="float" office:value="7.997498" calcext:value-type="float">
            <text:p>7.997498</text:p>
          </table:table-cell>
          <table:table-cell office:value-type="float" office:value="7.934418" calcext:value-type="float">
            <text:p>7.934418</text:p>
          </table:table-cell>
          <table:table-cell office:value-type="float" office:value="-0.1504211" calcext:value-type="float">
            <text:p>-0.1504211</text:p>
          </table:table-cell>
          <table:table-cell office:value-type="float" office:value="-1.898712" calcext:value-type="float">
            <text:p>-1.8987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1" calcext:value-type="float">
            <text:p>20022001</text:p>
          </table:table-cell>
          <table:table-cell office:value-type="float" office:value="11.17332" calcext:value-type="float">
            <text:p>11.17332</text:p>
          </table:table-cell>
          <table:table-cell office:value-type="float" office:value="-3.127121" calcext:value-type="float">
            <text:p>-3.127121</text:p>
          </table:table-cell>
          <table:table-cell office:value-type="float" office:value="-8.33786" calcext:value-type="float">
            <text:p>-8.33786</text:p>
          </table:table-cell>
          <table:table-cell office:value-type="float" office:value="0.4295012" calcext:value-type="float">
            <text:p>0.4295012</text:p>
          </table:table-cell>
          <table:table-cell office:value-type="float" office:value="0.2906237" calcext:value-type="float">
            <text:p>0.2906237</text:p>
          </table:table-cell>
          <table:table-cell office:value-type="float" office:value="324.9031" calcext:value-type="float">
            <text:p>324.9031</text:p>
          </table:table-cell>
          <table:table-cell office:value-type="float" office:value="0" calcext:value-type="float">
            <text:p>0</text:p>
          </table:table-cell>
          <table:table-cell office:value-type="float" office:value="-0.1403809" calcext:value-type="float">
            <text:p>-0.1403809</text:p>
          </table:table-cell>
          <table:table-cell office:value-type="float" office:value="-0.6697083" calcext:value-type="float">
            <text:p>-0.6697083</text:p>
          </table:table-cell>
          <table:table-cell office:value-type="float" office:value="-0.07919312" calcext:value-type="float">
            <text:p>-0.07919312</text:p>
          </table:table-cell>
          <table:table-cell office:value-type="float" office:value="-0.1636963" calcext:value-type="float">
            <text:p>-0.1636963</text:p>
          </table:table-cell>
          <table:table-cell office:value-type="float" office:value="0.2367249" calcext:value-type="float">
            <text:p>0.2367249</text:p>
          </table:table-cell>
          <table:table-cell office:value-type="float" office:value="0.1829834" calcext:value-type="float">
            <text:p>0.1829834</text:p>
          </table:table-cell>
          <table:table-cell office:value-type="float" office:value="0.5903931" calcext:value-type="float">
            <text:p>0.5903931</text:p>
          </table:table-cell>
          <table:table-cell office:value-type="float" office:value="0.5614014" calcext:value-type="float">
            <text:p>0.5614014</text:p>
          </table:table-cell>
          <table:table-cell office:value-type="float" office:value="0.8802185" calcext:value-type="float">
            <text:p>0.8802185</text:p>
          </table:table-cell>
          <table:table-cell office:value-type="float" office:value="0.8598022" calcext:value-type="float">
            <text:p>0.8598022</text:p>
          </table:table-cell>
          <table:table-cell office:value-type="float" office:value="1.246674" calcext:value-type="float">
            <text:p>1.246674</text:p>
          </table:table-cell>
          <table:table-cell office:value-type="float" office:value="1.229462" calcext:value-type="float">
            <text:p>1.229462</text:p>
          </table:table-cell>
          <table:table-cell office:value-type="float" office:value="1.673309" calcext:value-type="float">
            <text:p>1.673309</text:p>
          </table:table-cell>
          <table:table-cell office:value-type="float" office:value="1.647583" calcext:value-type="float">
            <text:p>1.647583</text:p>
          </table:table-cell>
          <table:table-cell office:value-type="float" office:value="2.379883" calcext:value-type="float">
            <text:p>2.379883</text:p>
          </table:table-cell>
          <table:table-cell office:value-type="float" office:value="2.328674" calcext:value-type="float">
            <text:p>2.328674</text:p>
          </table:table-cell>
          <table:table-cell office:value-type="float" office:value="3.580902" calcext:value-type="float">
            <text:p>3.580902</text:p>
          </table:table-cell>
          <table:table-cell office:value-type="float" office:value="3.50705" calcext:value-type="float">
            <text:p>3.50705</text:p>
          </table:table-cell>
          <table:table-cell office:value-type="float" office:value="4.918945" calcext:value-type="float">
            <text:p>4.918945</text:p>
          </table:table-cell>
          <table:table-cell office:value-type="float" office:value="4.845856" calcext:value-type="float">
            <text:p>4.845856</text:p>
          </table:table-cell>
          <table:table-cell office:value-type="float" office:value="5.944489" calcext:value-type="float">
            <text:p>5.944489</text:p>
          </table:table-cell>
          <table:table-cell office:value-type="float" office:value="5.875916" calcext:value-type="float">
            <text:p>5.875916</text:p>
          </table:table-cell>
          <table:table-cell office:value-type="float" office:value="6.804504" calcext:value-type="float">
            <text:p>6.804504</text:p>
          </table:table-cell>
          <table:table-cell office:value-type="float" office:value="6.738098" calcext:value-type="float">
            <text:p>6.738098</text:p>
          </table:table-cell>
          <table:table-cell office:value-type="float" office:value="7.514709" calcext:value-type="float">
            <text:p>7.514709</text:p>
          </table:table-cell>
          <table:table-cell office:value-type="float" office:value="7.449249" calcext:value-type="float">
            <text:p>7.449249</text:p>
          </table:table-cell>
          <table:table-cell office:value-type="float" office:value="7.933777" calcext:value-type="float">
            <text:p>7.933777</text:p>
          </table:table-cell>
          <table:table-cell office:value-type="float" office:value="7.871307" calcext:value-type="float">
            <text:p>7.871307</text:p>
          </table:table-cell>
          <table:table-cell office:value-type="float" office:value="-0.3679504" calcext:value-type="float">
            <text:p>-0.3679504</text:p>
          </table:table-cell>
          <table:table-cell office:value-type="float" office:value="-1.666565" calcext:value-type="float">
            <text:p>-1.6665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1" calcext:value-type="float">
            <text:p>21022001</text:p>
          </table:table-cell>
          <table:table-cell office:value-type="float" office:value="11.04789" calcext:value-type="float">
            <text:p>11.04789</text:p>
          </table:table-cell>
          <table:table-cell office:value-type="float" office:value="-6.460454" calcext:value-type="float">
            <text:p>-6.460454</text:p>
          </table:table-cell>
          <table:table-cell office:value-type="float" office:value="-11.06733" calcext:value-type="float">
            <text:p>-11.06733</text:p>
          </table:table-cell>
          <table:table-cell office:value-type="float" office:value="0.3351297" calcext:value-type="float">
            <text:p>0.3351297</text:p>
          </table:table-cell>
          <table:table-cell office:value-type="float" office:value="0.2353872" calcext:value-type="float">
            <text:p>0.2353872</text:p>
          </table:table-cell>
          <table:table-cell office:value-type="float" office:value="325.2991" calcext:value-type="float">
            <text:p>325.2991</text:p>
          </table:table-cell>
          <table:table-cell office:value-type="float" office:value="0" calcext:value-type="float">
            <text:p>0</text:p>
          </table:table-cell>
          <table:table-cell office:value-type="float" office:value="-0.5975952" calcext:value-type="float">
            <text:p>-0.5975952</text:p>
          </table:table-cell>
          <table:table-cell office:value-type="float" office:value="-1.137543" calcext:value-type="float">
            <text:p>-1.137543</text:p>
          </table:table-cell>
          <table:table-cell office:value-type="float" office:value="-0.1473694" calcext:value-type="float">
            <text:p>-0.1473694</text:p>
          </table:table-cell>
          <table:table-cell office:value-type="float" office:value="-0.2608032" calcext:value-type="float">
            <text:p>-0.2608032</text:p>
          </table:table-cell>
          <table:table-cell office:value-type="float" office:value="0.2050781" calcext:value-type="float">
            <text:p>0.2050781</text:p>
          </table:table-cell>
          <table:table-cell office:value-type="float" office:value="0.1045227" calcext:value-type="float">
            <text:p>0.1045227</text:p>
          </table:table-cell>
          <table:table-cell office:value-type="float" office:value="0.5796509" calcext:value-type="float">
            <text:p>0.5796509</text:p>
          </table:table-cell>
          <table:table-cell office:value-type="float" office:value="0.4951477" calcext:value-type="float">
            <text:p>0.4951477</text:p>
          </table:table-cell>
          <table:table-cell office:value-type="float" office:value="0.8699646" calcext:value-type="float">
            <text:p>0.8699646</text:p>
          </table:table-cell>
          <table:table-cell office:value-type="float" office:value="0.797699" calcext:value-type="float">
            <text:p>0.797699</text:p>
          </table:table-cell>
          <table:table-cell office:value-type="float" office:value="1.231567" calcext:value-type="float">
            <text:p>1.231567</text:p>
          </table:table-cell>
          <table:table-cell office:value-type="float" office:value="1.173462" calcext:value-type="float">
            <text:p>1.173462</text:p>
          </table:table-cell>
          <table:table-cell office:value-type="float" office:value="1.6474" calcext:value-type="float">
            <text:p>1.6474</text:p>
          </table:table-cell>
          <table:table-cell office:value-type="float" office:value="1.595886" calcext:value-type="float">
            <text:p>1.595886</text:p>
          </table:table-cell>
          <table:table-cell office:value-type="float" office:value="2.328217" calcext:value-type="float">
            <text:p>2.328217</text:p>
          </table:table-cell>
          <table:table-cell office:value-type="float" office:value="2.278351" calcext:value-type="float">
            <text:p>2.278351</text:p>
          </table:table-cell>
          <table:table-cell office:value-type="float" office:value="3.506317" calcext:value-type="float">
            <text:p>3.506317</text:p>
          </table:table-cell>
          <table:table-cell office:value-type="float" office:value="3.441132" calcext:value-type="float">
            <text:p>3.441132</text:p>
          </table:table-cell>
          <table:table-cell office:value-type="float" office:value="4.845093" calcext:value-type="float">
            <text:p>4.845093</text:p>
          </table:table-cell>
          <table:table-cell office:value-type="float" office:value="4.774597" calcext:value-type="float">
            <text:p>4.774597</text:p>
          </table:table-cell>
          <table:table-cell office:value-type="float" office:value="5.875183" calcext:value-type="float">
            <text:p>5.875183</text:p>
          </table:table-cell>
          <table:table-cell office:value-type="float" office:value="5.80603" calcext:value-type="float">
            <text:p>5.80603</text:p>
          </table:table-cell>
          <table:table-cell office:value-type="float" office:value="6.737335" calcext:value-type="float">
            <text:p>6.737335</text:p>
          </table:table-cell>
          <table:table-cell office:value-type="float" office:value="6.670135" calcext:value-type="float">
            <text:p>6.670135</text:p>
          </table:table-cell>
          <table:table-cell office:value-type="float" office:value="7.448578" calcext:value-type="float">
            <text:p>7.448578</text:p>
          </table:table-cell>
          <table:table-cell office:value-type="float" office:value="7.384155" calcext:value-type="float">
            <text:p>7.384155</text:p>
          </table:table-cell>
          <table:table-cell office:value-type="float" office:value="7.870636" calcext:value-type="float">
            <text:p>7.870636</text:p>
          </table:table-cell>
          <table:table-cell office:value-type="float" office:value="7.809265" calcext:value-type="float">
            <text:p>7.809265</text:p>
          </table:table-cell>
          <table:table-cell office:value-type="float" office:value="-1.085663" calcext:value-type="float">
            <text:p>-1.085663</text:p>
          </table:table-cell>
          <table:table-cell office:value-type="float" office:value="-2.816254" calcext:value-type="float">
            <text:p>-2.8162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1" calcext:value-type="float">
            <text:p>22022001</text:p>
          </table:table-cell>
          <table:table-cell office:value-type="float" office:value="10.39543" calcext:value-type="float">
            <text:p>10.39543</text:p>
          </table:table-cell>
          <table:table-cell office:value-type="float" office:value="2.98399" calcext:value-type="float">
            <text:p>2.98399</text:p>
          </table:table-cell>
          <table:table-cell office:value-type="float" office:value="-11.02007" calcext:value-type="float">
            <text:p>-11.02007</text:p>
          </table:table-cell>
          <table:table-cell office:value-type="float" office:value="0.6648917" calcext:value-type="float">
            <text:p>0.6648917</text:p>
          </table:table-cell>
          <table:table-cell office:value-type="float" office:value="0.2362565" calcext:value-type="float">
            <text:p>0.2362565</text:p>
          </table:table-cell>
          <table:table-cell office:value-type="float" office:value="320.3448" calcext:value-type="float">
            <text:p>320.3448</text:p>
          </table:table-cell>
          <table:table-cell office:value-type="float" office:value="1.5875" calcext:value-type="float">
            <text:p>1.5875</text:p>
          </table:table-cell>
          <table:table-cell office:value-type="float" office:value="-0.1667786" calcext:value-type="float">
            <text:p>-0.1667786</text:p>
          </table:table-cell>
          <table:table-cell office:value-type="float" office:value="-1.474091" calcext:value-type="float">
            <text:p>-1.474091</text:p>
          </table:table-cell>
          <table:table-cell office:value-type="float" office:value="-0.175293" calcext:value-type="float">
            <text:p>-0.175293</text:p>
          </table:table-cell>
          <table:table-cell office:value-type="float" office:value="-0.3520813" calcext:value-type="float">
            <text:p>-0.3520813</text:p>
          </table:table-cell>
          <table:table-cell office:value-type="float" office:value="0.131012" calcext:value-type="float">
            <text:p>0.131012</text:p>
          </table:table-cell>
          <table:table-cell office:value-type="float" office:value="0.02017212" calcext:value-type="float">
            <text:p>0.02017212</text:p>
          </table:table-cell>
          <table:table-cell office:value-type="float" office:value="0.4934692" calcext:value-type="float">
            <text:p>0.4934692</text:p>
          </table:table-cell>
          <table:table-cell office:value-type="float" office:value="0.4206543" calcext:value-type="float">
            <text:p>0.4206543</text:p>
          </table:table-cell>
          <table:table-cell office:value-type="float" office:value="0.7964172" calcext:value-type="float">
            <text:p>0.7964172</text:p>
          </table:table-cell>
          <table:table-cell office:value-type="float" office:value="0.7284546" calcext:value-type="float">
            <text:p>0.7284546</text:p>
          </table:table-cell>
          <table:table-cell office:value-type="float" office:value="1.172668" calcext:value-type="float">
            <text:p>1.172668</text:p>
          </table:table-cell>
          <table:table-cell office:value-type="float" office:value="1.102509" calcext:value-type="float">
            <text:p>1.102509</text:p>
          </table:table-cell>
          <table:table-cell office:value-type="float" office:value="1.595276" calcext:value-type="float">
            <text:p>1.595276</text:p>
          </table:table-cell>
          <table:table-cell office:value-type="float" office:value="1.526886" calcext:value-type="float">
            <text:p>1.526886</text:p>
          </table:table-cell>
          <table:table-cell office:value-type="float" office:value="2.277771" calcext:value-type="float">
            <text:p>2.277771</text:p>
          </table:table-cell>
          <table:table-cell office:value-type="float" office:value="2.211426" calcext:value-type="float">
            <text:p>2.211426</text:p>
          </table:table-cell>
          <table:table-cell office:value-type="float" office:value="3.44046" calcext:value-type="float">
            <text:p>3.44046</text:p>
          </table:table-cell>
          <table:table-cell office:value-type="float" office:value="3.37619" calcext:value-type="float">
            <text:p>3.37619</text:p>
          </table:table-cell>
          <table:table-cell office:value-type="float" office:value="4.773865" calcext:value-type="float">
            <text:p>4.773865</text:p>
          </table:table-cell>
          <table:table-cell office:value-type="float" office:value="4.704742" calcext:value-type="float">
            <text:p>4.704742</text:p>
          </table:table-cell>
          <table:table-cell office:value-type="float" office:value="5.805298" calcext:value-type="float">
            <text:p>5.805298</text:p>
          </table:table-cell>
          <table:table-cell office:value-type="float" office:value="5.736633" calcext:value-type="float">
            <text:p>5.736633</text:p>
          </table:table-cell>
          <table:table-cell office:value-type="float" office:value="6.669434" calcext:value-type="float">
            <text:p>6.669434</text:p>
          </table:table-cell>
          <table:table-cell office:value-type="float" office:value="6.601898" calcext:value-type="float">
            <text:p>6.601898</text:p>
          </table:table-cell>
          <table:table-cell office:value-type="float" office:value="7.383484" calcext:value-type="float">
            <text:p>7.383484</text:p>
          </table:table-cell>
          <table:table-cell office:value-type="float" office:value="7.319427" calcext:value-type="float">
            <text:p>7.319427</text:p>
          </table:table-cell>
          <table:table-cell office:value-type="float" office:value="7.808624" calcext:value-type="float">
            <text:p>7.808624</text:p>
          </table:table-cell>
          <table:table-cell office:value-type="float" office:value="7.748108" calcext:value-type="float">
            <text:p>7.748108</text:p>
          </table:table-cell>
          <table:table-cell office:value-type="float" office:value="-0.1893921" calcext:value-type="float">
            <text:p>-0.1893921</text:p>
          </table:table-cell>
          <table:table-cell office:value-type="float" office:value="-3.463867" calcext:value-type="float">
            <text:p>-3.4638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1" calcext:value-type="float">
            <text:p>23022001</text:p>
          </table:table-cell>
          <table:table-cell office:value-type="float" office:value="14.06539" calcext:value-type="float">
            <text:p>14.06539</text:p>
          </table:table-cell>
          <table:table-cell office:value-type="float" office:value="0.761768" calcext:value-type="float">
            <text:p>0.761768</text:p>
          </table:table-cell>
          <table:table-cell office:value-type="float" office:value="-8.046199" calcext:value-type="float">
            <text:p>-8.046199</text:p>
          </table:table-cell>
          <table:table-cell office:value-type="float" office:value="0.5693237" calcext:value-type="float">
            <text:p>0.5693237</text:p>
          </table:table-cell>
          <table:table-cell office:value-type="float" office:value="0.2971681" calcext:value-type="float">
            <text:p>0.2971681</text:p>
          </table:table-cell>
          <table:table-cell office:value-type="float" office:value="322.6618" calcext:value-type="float">
            <text:p>322.6618</text:p>
          </table:table-cell>
          <table:table-cell office:value-type="float" office:value="7.9375" calcext:value-type="float">
            <text:p>7.9375</text:p>
          </table:table-cell>
          <table:table-cell office:value-type="float" office:value="-0.2180176" calcext:value-type="float">
            <text:p>-0.2180176</text:p>
          </table:table-cell>
          <table:table-cell office:value-type="float" office:value="-0.9397888" calcext:value-type="float">
            <text:p>-0.9397888</text:p>
          </table:table-cell>
          <table:table-cell office:value-type="float" office:value="-0.1533203" calcext:value-type="float">
            <text:p>-0.1533203</text:p>
          </table:table-cell>
          <table:table-cell office:value-type="float" office:value="-0.2781982" calcext:value-type="float">
            <text:p>-0.2781982</text:p>
          </table:table-cell>
          <table:table-cell office:value-type="float" office:value="0.1430054" calcext:value-type="float">
            <text:p>0.1430054</text:p>
          </table:table-cell>
          <table:table-cell office:value-type="float" office:value="0.06011963" calcext:value-type="float">
            <text:p>0.06011963</text:p>
          </table:table-cell>
          <table:table-cell office:value-type="float" office:value="0.4780579" calcext:value-type="float">
            <text:p>0.4780579</text:p>
          </table:table-cell>
          <table:table-cell office:value-type="float" office:value="0.4317017" calcext:value-type="float">
            <text:p>0.4317017</text:p>
          </table:table-cell>
          <table:table-cell office:value-type="float" office:value="0.7577209" calcext:value-type="float">
            <text:p>0.7577209</text:p>
          </table:table-cell>
          <table:table-cell office:value-type="float" office:value="0.723999" calcext:value-type="float">
            <text:p>0.723999</text:p>
          </table:table-cell>
          <table:table-cell office:value-type="float" office:value="1.113251" calcext:value-type="float">
            <text:p>1.113251</text:p>
          </table:table-cell>
          <table:table-cell office:value-type="float" office:value="1.084473" calcext:value-type="float">
            <text:p>1.084473</text:p>
          </table:table-cell>
          <table:table-cell office:value-type="float" office:value="1.527191" calcext:value-type="float">
            <text:p>1.527191</text:p>
          </table:table-cell>
          <table:table-cell office:value-type="float" office:value="1.495148" calcext:value-type="float">
            <text:p>1.495148</text:p>
          </table:table-cell>
          <table:table-cell office:value-type="float" office:value="2.210815" calcext:value-type="float">
            <text:p>2.210815</text:p>
          </table:table-cell>
          <table:table-cell office:value-type="float" office:value="2.159851" calcext:value-type="float">
            <text:p>2.159851</text:p>
          </table:table-cell>
          <table:table-cell office:value-type="float" office:value="3.375488" calcext:value-type="float">
            <text:p>3.375488</text:p>
          </table:table-cell>
          <table:table-cell office:value-type="float" office:value="3.311554" calcext:value-type="float">
            <text:p>3.311554</text:p>
          </table:table-cell>
          <table:table-cell office:value-type="float" office:value="4.703979" calcext:value-type="float">
            <text:p>4.703979</text:p>
          </table:table-cell>
          <table:table-cell office:value-type="float" office:value="4.6362" calcext:value-type="float">
            <text:p>4.6362</text:p>
          </table:table-cell>
          <table:table-cell office:value-type="float" office:value="5.735931" calcext:value-type="float">
            <text:p>5.735931</text:p>
          </table:table-cell>
          <table:table-cell office:value-type="float" office:value="5.667664" calcext:value-type="float">
            <text:p>5.667664</text:p>
          </table:table-cell>
          <table:table-cell office:value-type="float" office:value="6.601227" calcext:value-type="float">
            <text:p>6.601227</text:p>
          </table:table-cell>
          <table:table-cell office:value-type="float" office:value="6.535553" calcext:value-type="float">
            <text:p>6.535553</text:p>
          </table:table-cell>
          <table:table-cell office:value-type="float" office:value="7.318756" calcext:value-type="float">
            <text:p>7.318756</text:p>
          </table:table-cell>
          <table:table-cell office:value-type="float" office:value="7.260986" calcext:value-type="float">
            <text:p>7.260986</text:p>
          </table:table-cell>
          <table:table-cell office:value-type="float" office:value="7.747467" calcext:value-type="float">
            <text:p>7.747467</text:p>
          </table:table-cell>
          <table:table-cell office:value-type="float" office:value="7.687286" calcext:value-type="float">
            <text:p>7.687286</text:p>
          </table:table-cell>
          <table:table-cell office:value-type="float" office:value="-0.3596497" calcext:value-type="float">
            <text:p>-0.3596497</text:p>
          </table:table-cell>
          <table:table-cell office:value-type="float" office:value="-2.243134" calcext:value-type="float">
            <text:p>-2.2431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1" calcext:value-type="float">
            <text:p>24022001</text:p>
          </table:table-cell>
          <table:table-cell office:value-type="float" office:value="9.772376" calcext:value-type="float">
            <text:p>9.772376</text:p>
          </table:table-cell>
          <table:table-cell office:value-type="float" office:value="2.428434" calcext:value-type="float">
            <text:p>2.428434</text:p>
          </table:table-cell>
          <table:table-cell office:value-type="float" office:value="-7.042863" calcext:value-type="float">
            <text:p>-7.042863</text:p>
          </table:table-cell>
          <table:table-cell office:value-type="float" office:value="0.6408501" calcext:value-type="float">
            <text:p>0.6408501</text:p>
          </table:table-cell>
          <table:table-cell office:value-type="float" office:value="0.3207074" calcext:value-type="float">
            <text:p>0.3207074</text:p>
          </table:table-cell>
          <table:table-cell office:value-type="float" office:value="328.1698" calcext:value-type="float">
            <text:p>328.1698</text:p>
          </table:table-cell>
          <table:table-cell office:value-type="float" office:value="9.525" calcext:value-type="float">
            <text:p>9.525</text:p>
          </table:table-cell>
          <table:table-cell office:value-type="float" office:value="-0.1681824" calcext:value-type="float">
            <text:p>-0.1681824</text:p>
          </table:table-cell>
          <table:table-cell office:value-type="float" office:value="-0.4587097" calcext:value-type="float">
            <text:p>-0.4587097</text:p>
          </table:table-cell>
          <table:table-cell office:value-type="float" office:value="-0.1088562" calcext:value-type="float">
            <text:p>-0.1088562</text:p>
          </table:table-cell>
          <table:table-cell office:value-type="float" office:value="-0.1786804" calcext:value-type="float">
            <text:p>-0.1786804</text:p>
          </table:table-cell>
          <table:table-cell office:value-type="float" office:value="0.1824646" calcext:value-type="float">
            <text:p>0.1824646</text:p>
          </table:table-cell>
          <table:table-cell office:value-type="float" office:value="0.1344299" calcext:value-type="float">
            <text:p>0.1344299</text:p>
          </table:table-cell>
          <table:table-cell office:value-type="float" office:value="0.5088196" calcext:value-type="float">
            <text:p>0.5088196</text:p>
          </table:table-cell>
          <table:table-cell office:value-type="float" office:value="0.4787292" calcext:value-type="float">
            <text:p>0.4787292</text:p>
          </table:table-cell>
          <table:table-cell office:value-type="float" office:value="0.7712097" calcext:value-type="float">
            <text:p>0.7712097</text:p>
          </table:table-cell>
          <table:table-cell office:value-type="float" office:value="0.7497253" calcext:value-type="float">
            <text:p>0.7497253</text:p>
          </table:table-cell>
          <table:table-cell office:value-type="float" office:value="1.102234" calcext:value-type="float">
            <text:p>1.102234</text:p>
          </table:table-cell>
          <table:table-cell office:value-type="float" office:value="1.092468" calcext:value-type="float">
            <text:p>1.092468</text:p>
          </table:table-cell>
          <table:table-cell office:value-type="float" office:value="1.496063" calcext:value-type="float">
            <text:p>1.496063</text:p>
          </table:table-cell>
          <table:table-cell office:value-type="float" office:value="1.489502" calcext:value-type="float">
            <text:p>1.489502</text:p>
          </table:table-cell>
          <table:table-cell office:value-type="float" office:value="2.159393" calcext:value-type="float">
            <text:p>2.159393</text:p>
          </table:table-cell>
          <table:table-cell office:value-type="float" office:value="2.127045" calcext:value-type="float">
            <text:p>2.127045</text:p>
          </table:table-cell>
          <table:table-cell office:value-type="float" office:value="3.310913" calcext:value-type="float">
            <text:p>3.310913</text:p>
          </table:table-cell>
          <table:table-cell office:value-type="float" office:value="3.253296" calcext:value-type="float">
            <text:p>3.253296</text:p>
          </table:table-cell>
          <table:table-cell office:value-type="float" office:value="4.635468" calcext:value-type="float">
            <text:p>4.635468</text:p>
          </table:table-cell>
          <table:table-cell office:value-type="float" office:value="4.569183" calcext:value-type="float">
            <text:p>4.569183</text:p>
          </table:table-cell>
          <table:table-cell office:value-type="float" office:value="5.666931" calcext:value-type="float">
            <text:p>5.666931</text:p>
          </table:table-cell>
          <table:table-cell office:value-type="float" office:value="5.600739" calcext:value-type="float">
            <text:p>5.600739</text:p>
          </table:table-cell>
          <table:table-cell office:value-type="float" office:value="6.534912" calcext:value-type="float">
            <text:p>6.534912</text:p>
          </table:table-cell>
          <table:table-cell office:value-type="float" office:value="6.471466" calcext:value-type="float">
            <text:p>6.471466</text:p>
          </table:table-cell>
          <table:table-cell office:value-type="float" office:value="7.260254" calcext:value-type="float">
            <text:p>7.260254</text:p>
          </table:table-cell>
          <table:table-cell office:value-type="float" office:value="7.193298" calcext:value-type="float">
            <text:p>7.193298</text:p>
          </table:table-cell>
          <table:table-cell office:value-type="float" office:value="7.686615" calcext:value-type="float">
            <text:p>7.686615</text:p>
          </table:table-cell>
          <table:table-cell office:value-type="float" office:value="7.625427" calcext:value-type="float">
            <text:p>7.625427</text:p>
          </table:table-cell>
          <table:table-cell office:value-type="float" office:value="-0.3342285" calcext:value-type="float">
            <text:p>-0.3342285</text:p>
          </table:table-cell>
          <table:table-cell office:value-type="float" office:value="-0.8779297" calcext:value-type="float">
            <text:p>-0.87792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1" calcext:value-type="float">
            <text:p>25022001</text:p>
          </table:table-cell>
          <table:table-cell office:value-type="float" office:value="9.719793" calcext:value-type="float">
            <text:p>9.719793</text:p>
          </table:table-cell>
          <table:table-cell office:value-type="float" office:value="0.206212" calcext:value-type="float">
            <text:p>0.206212</text:p>
          </table:table-cell>
          <table:table-cell office:value-type="float" office:value="-6.556484" calcext:value-type="float">
            <text:p>-6.556484</text:p>
          </table:table-cell>
          <table:table-cell office:value-type="float" office:value="0.5471258" calcext:value-type="float">
            <text:p>0.5471258</text:p>
          </table:table-cell>
          <table:table-cell office:value-type="float" office:value="0.3327123" calcext:value-type="float">
            <text:p>0.3327123</text:p>
          </table:table-cell>
          <table:table-cell office:value-type="float" office:value="328.3598" calcext:value-type="float">
            <text:p>328.3598</text:p>
          </table:table-cell>
          <table:table-cell office:value-type="float" office:value="0" calcext:value-type="float">
            <text:p>0</text:p>
          </table:table-cell>
          <table:table-cell office:value-type="float" office:value="-0.09689331" calcext:value-type="float">
            <text:p>-0.09689331</text:p>
          </table:table-cell>
          <table:table-cell office:value-type="float" office:value="-0.1670837" calcext:value-type="float">
            <text:p>-0.1670837</text:p>
          </table:table-cell>
          <table:table-cell office:value-type="float" office:value="-0.06018066" calcext:value-type="float">
            <text:p>-0.06018066</text:p>
          </table:table-cell>
          <table:table-cell office:value-type="float" office:value="-0.1081848" calcext:value-type="float">
            <text:p>-0.1081848</text:p>
          </table:table-cell>
          <table:table-cell office:value-type="float" office:value="0.2262573" calcext:value-type="float">
            <text:p>0.2262573</text:p>
          </table:table-cell>
          <table:table-cell office:value-type="float" office:value="0.1830444" calcext:value-type="float">
            <text:p>0.1830444</text:p>
          </table:table-cell>
          <table:table-cell office:value-type="float" office:value="0.5433044" calcext:value-type="float">
            <text:p>0.5433044</text:p>
          </table:table-cell>
          <table:table-cell office:value-type="float" office:value="0.5092468" calcext:value-type="float">
            <text:p>0.5092468</text:p>
          </table:table-cell>
          <table:table-cell office:value-type="float" office:value="0.7973938" calcext:value-type="float">
            <text:p>0.7973938</text:p>
          </table:table-cell>
          <table:table-cell office:value-type="float" office:value="0.7714844" calcext:value-type="float">
            <text:p>0.7714844</text:p>
          </table:table-cell>
          <table:table-cell office:value-type="float" office:value="1.117584" calcext:value-type="float">
            <text:p>1.117584</text:p>
          </table:table-cell>
          <table:table-cell office:value-type="float" office:value="1.102448" calcext:value-type="float">
            <text:p>1.102448</text:p>
          </table:table-cell>
          <table:table-cell office:value-type="float" office:value="1.491425" calcext:value-type="float">
            <text:p>1.491425</text:p>
          </table:table-cell>
          <table:table-cell office:value-type="float" office:value="1.489655" calcext:value-type="float">
            <text:p>1.489655</text:p>
          </table:table-cell>
          <table:table-cell office:value-type="float" office:value="2.12677" calcext:value-type="float">
            <text:p>2.12677</text:p>
          </table:table-cell>
          <table:table-cell office:value-type="float" office:value="2.106323" calcext:value-type="float">
            <text:p>2.106323</text:p>
          </table:table-cell>
          <table:table-cell office:value-type="float" office:value="3.252747" calcext:value-type="float">
            <text:p>3.252747</text:p>
          </table:table-cell>
          <table:table-cell office:value-type="float" office:value="3.203979" calcext:value-type="float">
            <text:p>3.203979</text:p>
          </table:table-cell>
          <table:table-cell office:value-type="float" office:value="4.568542" calcext:value-type="float">
            <text:p>4.568542</text:p>
          </table:table-cell>
          <table:table-cell office:value-type="float" office:value="4.505432" calcext:value-type="float">
            <text:p>4.505432</text:p>
          </table:table-cell>
          <table:table-cell office:value-type="float" office:value="5.600037" calcext:value-type="float">
            <text:p>5.600037</text:p>
          </table:table-cell>
          <table:table-cell office:value-type="float" office:value="5.534943" calcext:value-type="float">
            <text:p>5.534943</text:p>
          </table:table-cell>
          <table:table-cell office:value-type="float" office:value="6.470734" calcext:value-type="float">
            <text:p>6.470734</text:p>
          </table:table-cell>
          <table:table-cell office:value-type="float" office:value="6.405212" calcext:value-type="float">
            <text:p>6.405212</text:p>
          </table:table-cell>
          <table:table-cell office:value-type="float" office:value="7.192627" calcext:value-type="float">
            <text:p>7.192627</text:p>
          </table:table-cell>
          <table:table-cell office:value-type="float" office:value="7.128021" calcext:value-type="float">
            <text:p>7.128021</text:p>
          </table:table-cell>
          <table:table-cell office:value-type="float" office:value="7.624786" calcext:value-type="float">
            <text:p>7.624786</text:p>
          </table:table-cell>
          <table:table-cell office:value-type="float" office:value="7.56424" calcext:value-type="float">
            <text:p>7.56424</text:p>
          </table:table-cell>
          <table:table-cell office:value-type="float" office:value="-0.1987" calcext:value-type="float">
            <text:p>-0.1987</text:p>
          </table:table-cell>
          <table:table-cell office:value-type="float" office:value="-0.3319397" calcext:value-type="float">
            <text:p>-0.33193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1" calcext:value-type="float">
            <text:p>26022001</text:p>
          </table:table-cell>
          <table:table-cell office:value-type="float" office:value="11.19665" calcext:value-type="float">
            <text:p>11.19665</text:p>
          </table:table-cell>
          <table:table-cell office:value-type="float" office:value="0.761768" calcext:value-type="float">
            <text:p>0.761768</text:p>
          </table:table-cell>
          <table:table-cell office:value-type="float" office:value="-8.305648" calcext:value-type="float">
            <text:p>-8.305648</text:p>
          </table:table-cell>
          <table:table-cell office:value-type="float" office:value="0.5693237" calcext:value-type="float">
            <text:p>0.5693237</text:p>
          </table:table-cell>
          <table:table-cell office:value-type="float" office:value="0.2870227" calcext:value-type="float">
            <text:p>0.2870227</text:p>
          </table:table-cell>
          <table:table-cell office:value-type="float" office:value="336.9604" calcext:value-type="float">
            <text:p>336.9604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32724" calcext:value-type="float">
            <text:p>0.32724</text:p>
          </table:table-cell>
          <table:table-cell office:value-type="float" office:value="-0.09640503" calcext:value-type="float">
            <text:p>-0.09640503</text:p>
          </table:table-cell>
          <table:table-cell office:value-type="float" office:value="0.5096436" calcext:value-type="float">
            <text:p>0.5096436</text:p>
          </table:table-cell>
          <table:table-cell office:value-type="float" office:value="-0.05981445" calcext:value-type="float">
            <text:p>-0.05981445</text:p>
          </table:table-cell>
          <table:table-cell office:value-type="float" office:value="0.6792603" calcext:value-type="float">
            <text:p>0.6792603</text:p>
          </table:table-cell>
          <table:table-cell office:value-type="float" office:value="0.2266235" calcext:value-type="float">
            <text:p>0.2266235</text:p>
          </table:table-cell>
          <table:table-cell office:value-type="float" office:value="0.8809509" calcext:value-type="float">
            <text:p>0.8809509</text:p>
          </table:table-cell>
          <table:table-cell office:value-type="float" office:value="0.5435791" calcext:value-type="float">
            <text:p>0.5435791</text:p>
          </table:table-cell>
          <table:table-cell office:value-type="float" office:value="1.055084" calcext:value-type="float">
            <text:p>1.055084</text:p>
          </table:table-cell>
          <table:table-cell office:value-type="float" office:value="0.7976379" calcext:value-type="float">
            <text:p>0.7976379</text:p>
          </table:table-cell>
          <table:table-cell office:value-type="float" office:value="1.283752" calcext:value-type="float">
            <text:p>1.283752</text:p>
          </table:table-cell>
          <table:table-cell office:value-type="float" office:value="1.117767" calcext:value-type="float">
            <text:p>1.117767</text:p>
          </table:table-cell>
          <table:table-cell office:value-type="float" office:value="1.586395" calcext:value-type="float">
            <text:p>1.586395</text:p>
          </table:table-cell>
          <table:table-cell office:value-type="float" office:value="1.491486" calcext:value-type="float">
            <text:p>1.491486</text:p>
          </table:table-cell>
          <table:table-cell office:value-type="float" office:value="2.11618" calcext:value-type="float">
            <text:p>2.11618</text:p>
          </table:table-cell>
          <table:table-cell office:value-type="float" office:value="2.100983" calcext:value-type="float">
            <text:p>2.100983</text:p>
          </table:table-cell>
          <table:table-cell office:value-type="float" office:value="3.203491" calcext:value-type="float">
            <text:p>3.203491</text:p>
          </table:table-cell>
          <table:table-cell office:value-type="float" office:value="3.164612" calcext:value-type="float">
            <text:p>3.164612</text:p>
          </table:table-cell>
          <table:table-cell office:value-type="float" office:value="4.504791" calcext:value-type="float">
            <text:p>4.504791</text:p>
          </table:table-cell>
          <table:table-cell office:value-type="float" office:value="4.445496" calcext:value-type="float">
            <text:p>4.445496</text:p>
          </table:table-cell>
          <table:table-cell office:value-type="float" office:value="5.534271" calcext:value-type="float">
            <text:p>5.534271</text:p>
          </table:table-cell>
          <table:table-cell office:value-type="float" office:value="5.470001" calcext:value-type="float">
            <text:p>5.470001</text:p>
          </table:table-cell>
          <table:table-cell office:value-type="float" office:value="6.40451" calcext:value-type="float">
            <text:p>6.40451</text:p>
          </table:table-cell>
          <table:table-cell office:value-type="float" office:value="6.338684" calcext:value-type="float">
            <text:p>6.338684</text:p>
          </table:table-cell>
          <table:table-cell office:value-type="float" office:value="7.127319" calcext:value-type="float">
            <text:p>7.127319</text:p>
          </table:table-cell>
          <table:table-cell office:value-type="float" office:value="7.064056" calcext:value-type="float">
            <text:p>7.064056</text:p>
          </table:table-cell>
          <table:table-cell office:value-type="float" office:value="7.563599" calcext:value-type="float">
            <text:p>7.563599</text:p>
          </table:table-cell>
          <table:table-cell office:value-type="float" office:value="7.50354" calcext:value-type="float">
            <text:p>7.50354</text:p>
          </table:table-cell>
          <table:table-cell office:value-type="float" office:value="0.02670288" calcext:value-type="float">
            <text:p>0.02670288</text:p>
          </table:table-cell>
          <table:table-cell office:value-type="float" office:value="-0.2547607" calcext:value-type="float">
            <text:p>-0.25476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1" calcext:value-type="float">
            <text:p>27022001</text:p>
          </table:table-cell>
          <table:table-cell office:value-type="float" office:value="15.51016" calcext:value-type="float">
            <text:p>15.51016</text:p>
          </table:table-cell>
          <table:table-cell office:value-type="float" office:value="-9.686457" calcext:value-type="float">
            <text:p>-9.686457</text:p>
          </table:table-cell>
          <table:table-cell office:value-type="float" office:value="-15.51596" calcext:value-type="float">
            <text:p>-15.51596</text:p>
          </table:table-cell>
          <table:table-cell office:value-type="float" office:value="0.2620204" calcext:value-type="float">
            <text:p>0.2620204</text:p>
          </table:table-cell>
          <table:table-cell office:value-type="float" office:value="0.1653541" calcext:value-type="float">
            <text:p>0.1653541</text:p>
          </table:table-cell>
          <table:table-cell office:value-type="float" office:value="342.1591" calcext:value-type="float">
            <text:p>342.1591</text:p>
          </table:table-cell>
          <table:table-cell office:value-type="float" office:value="1.4525" calcext:value-type="float">
            <text:p>1.4525</text:p>
          </table:table-cell>
          <table:table-cell office:value-type="float" office:value="0.3795471" calcext:value-type="float">
            <text:p>0.3795471</text:p>
          </table:table-cell>
          <table:table-cell office:value-type="float" office:value="0.2720032" calcext:value-type="float">
            <text:p>0.2720032</text:p>
          </table:table-cell>
          <table:table-cell office:value-type="float" office:value="0.5877075" calcext:value-type="float">
            <text:p>0.5877075</text:p>
          </table:table-cell>
          <table:table-cell office:value-type="float" office:value="0.5108643" calcext:value-type="float">
            <text:p>0.5108643</text:p>
          </table:table-cell>
          <table:table-cell office:value-type="float" office:value="0.7856445" calcext:value-type="float">
            <text:p>0.7856445</text:p>
          </table:table-cell>
          <table:table-cell office:value-type="float" office:value="0.6815796" calcext:value-type="float">
            <text:p>0.6815796</text:p>
          </table:table-cell>
          <table:table-cell office:value-type="float" office:value="1.010559" calcext:value-type="float">
            <text:p>1.010559</text:p>
          </table:table-cell>
          <table:table-cell office:value-type="float" office:value="0.8834534" calcext:value-type="float">
            <text:p>0.8834534</text:p>
          </table:table-cell>
          <table:table-cell office:value-type="float" office:value="1.191528" calcext:value-type="float">
            <text:p>1.191528</text:p>
          </table:table-cell>
          <table:table-cell office:value-type="float" office:value="1.057465" calcext:value-type="float">
            <text:p>1.057465</text:p>
          </table:table-cell>
          <table:table-cell office:value-type="float" office:value="1.421173" calcext:value-type="float">
            <text:p>1.421173</text:p>
          </table:table-cell>
          <table:table-cell office:value-type="float" office:value="1.285889" calcext:value-type="float">
            <text:p>1.285889</text:p>
          </table:table-cell>
          <table:table-cell office:value-type="float" office:value="1.701355" calcext:value-type="float">
            <text:p>1.701355</text:p>
          </table:table-cell>
          <table:table-cell office:value-type="float" office:value="1.587952" calcext:value-type="float">
            <text:p>1.587952</text:p>
          </table:table-cell>
          <table:table-cell office:value-type="float" office:value="2.178192" calcext:value-type="float">
            <text:p>2.178192</text:p>
          </table:table-cell>
          <table:table-cell office:value-type="float" office:value="2.116699" calcext:value-type="float">
            <text:p>2.116699</text:p>
          </table:table-cell>
          <table:table-cell office:value-type="float" office:value="3.164307" calcext:value-type="float">
            <text:p>3.164307</text:p>
          </table:table-cell>
          <table:table-cell office:value-type="float" office:value="3.148224" calcext:value-type="float">
            <text:p>3.148224</text:p>
          </table:table-cell>
          <table:table-cell office:value-type="float" office:value="4.444885" calcext:value-type="float">
            <text:p>4.444885</text:p>
          </table:table-cell>
          <table:table-cell office:value-type="float" office:value="4.391907" calcext:value-type="float">
            <text:p>4.391907</text:p>
          </table:table-cell>
          <table:table-cell office:value-type="float" office:value="5.46933" calcext:value-type="float">
            <text:p>5.46933</text:p>
          </table:table-cell>
          <table:table-cell office:value-type="float" office:value="5.407104" calcext:value-type="float">
            <text:p>5.407104</text:p>
          </table:table-cell>
          <table:table-cell office:value-type="float" office:value="6.337982" calcext:value-type="float">
            <text:p>6.337982</text:p>
          </table:table-cell>
          <table:table-cell office:value-type="float" office:value="6.272858" calcext:value-type="float">
            <text:p>6.272858</text:p>
          </table:table-cell>
          <table:table-cell office:value-type="float" office:value="7.063416" calcext:value-type="float">
            <text:p>7.063416</text:p>
          </table:table-cell>
          <table:table-cell office:value-type="float" office:value="7.00058" calcext:value-type="float">
            <text:p>7.00058</text:p>
          </table:table-cell>
          <table:table-cell office:value-type="float" office:value="7.50293" calcext:value-type="float">
            <text:p>7.50293</text:p>
          </table:table-cell>
          <table:table-cell office:value-type="float" office:value="7.444489" calcext:value-type="float">
            <text:p>7.444489</text:p>
          </table:table-cell>
          <table:table-cell office:value-type="float" office:value="0.06393433" calcext:value-type="float">
            <text:p>0.06393433</text:p>
          </table:table-cell>
          <table:table-cell office:value-type="float" office:value="-0.1327515" calcext:value-type="float">
            <text:p>-0.13275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1" calcext:value-type="float">
            <text:p>28022001</text:p>
          </table:table-cell>
          <table:table-cell office:value-type="float" office:value="14.00942" calcext:value-type="float">
            <text:p>14.00942</text:p>
          </table:table-cell>
          <table:table-cell office:value-type="float" office:value="-3.682677" calcext:value-type="float">
            <text:p>-3.682677</text:p>
          </table:table-cell>
          <table:table-cell office:value-type="float" office:value="-18.5159" calcext:value-type="float">
            <text:p>-18.5159</text:p>
          </table:table-cell>
          <table:table-cell office:value-type="float" office:value="0.4122783" calcext:value-type="float">
            <text:p>0.4122783</text:p>
          </table:table-cell>
          <table:table-cell office:value-type="float" office:value="0.1294094" calcext:value-type="float">
            <text:p>0.1294094</text:p>
          </table:table-cell>
          <table:table-cell office:value-type="float" office:value="339.5479" calcext:value-type="float">
            <text:p>339.5479</text:p>
          </table:table-cell>
          <table:table-cell office:value-type="float" office:value="1.5" calcext:value-type="float">
            <text:p>1.5</text:p>
          </table:table-cell>
          <table:table-cell office:value-type="float" office:value="0.1853638" calcext:value-type="float">
            <text:p>0.1853638</text:p>
          </table:table-cell>
          <table:table-cell office:value-type="float" office:value="-0.2125854" calcext:value-type="float">
            <text:p>-0.2125854</text:p>
          </table:table-cell>
          <table:table-cell office:value-type="float" office:value="0.5547485" calcext:value-type="float">
            <text:p>0.5547485</text:p>
          </table:table-cell>
          <table:table-cell office:value-type="float" office:value="0.1561279" calcext:value-type="float">
            <text:p>0.1561279</text:p>
          </table:table-cell>
          <table:table-cell office:value-type="float" office:value="0.7832642" calcext:value-type="float">
            <text:p>0.7832642</text:p>
          </table:table-cell>
          <table:table-cell office:value-type="float" office:value="0.4537048" calcext:value-type="float">
            <text:p>0.4537048</text:p>
          </table:table-cell>
          <table:table-cell office:value-type="float" office:value="1.010773" calcext:value-type="float">
            <text:p>1.010773</text:p>
          </table:table-cell>
          <table:table-cell office:value-type="float" office:value="0.7647705" calcext:value-type="float">
            <text:p>0.7647705</text:p>
          </table:table-cell>
          <table:table-cell office:value-type="float" office:value="1.19281" calcext:value-type="float">
            <text:p>1.19281</text:p>
          </table:table-cell>
          <table:table-cell office:value-type="float" office:value="1.006775" calcext:value-type="float">
            <text:p>1.006775</text:p>
          </table:table-cell>
          <table:table-cell office:value-type="float" office:value="1.426575" calcext:value-type="float">
            <text:p>1.426575</text:p>
          </table:table-cell>
          <table:table-cell office:value-type="float" office:value="1.308167" calcext:value-type="float">
            <text:p>1.308167</text:p>
          </table:table-cell>
          <table:table-cell office:value-type="float" office:value="1.711517" calcext:value-type="float">
            <text:p>1.711517</text:p>
          </table:table-cell>
          <table:table-cell office:value-type="float" office:value="1.646484" calcext:value-type="float">
            <text:p>1.646484</text:p>
          </table:table-cell>
          <table:table-cell office:value-type="float" office:value="2.199249" calcext:value-type="float">
            <text:p>2.199249</text:p>
          </table:table-cell>
          <table:table-cell office:value-type="float" office:value="2.178864" calcext:value-type="float">
            <text:p>2.178864</text:p>
          </table:table-cell>
          <table:table-cell office:value-type="float" office:value="3.148163" calcext:value-type="float">
            <text:p>3.148163</text:p>
          </table:table-cell>
          <table:table-cell office:value-type="float" office:value="3.143066" calcext:value-type="float">
            <text:p>3.143066</text:p>
          </table:table-cell>
          <table:table-cell office:value-type="float" office:value="4.391357" calcext:value-type="float">
            <text:p>4.391357</text:p>
          </table:table-cell>
          <table:table-cell office:value-type="float" office:value="4.346588" calcext:value-type="float">
            <text:p>4.346588</text:p>
          </table:table-cell>
          <table:table-cell office:value-type="float" office:value="5.406464" calcext:value-type="float">
            <text:p>5.406464</text:p>
          </table:table-cell>
          <table:table-cell office:value-type="float" office:value="5.347748" calcext:value-type="float">
            <text:p>5.347748</text:p>
          </table:table-cell>
          <table:table-cell office:value-type="float" office:value="6.272156" calcext:value-type="float">
            <text:p>6.272156</text:p>
          </table:table-cell>
          <table:table-cell office:value-type="float" office:value="6.208527" calcext:value-type="float">
            <text:p>6.208527</text:p>
          </table:table-cell>
          <table:table-cell office:value-type="float" office:value="6.999908" calcext:value-type="float">
            <text:p>6.999908</text:p>
          </table:table-cell>
          <table:table-cell office:value-type="float" office:value="6.937805" calcext:value-type="float">
            <text:p>6.937805</text:p>
          </table:table-cell>
          <table:table-cell office:value-type="float" office:value="7.443878" calcext:value-type="float">
            <text:p>7.443878</text:p>
          </table:table-cell>
          <table:table-cell office:value-type="float" office:value="7.385254" calcext:value-type="float">
            <text:p>7.385254</text:p>
          </table:table-cell>
          <table:table-cell office:value-type="float" office:value="-0.2600403" calcext:value-type="float">
            <text:p>-0.2600403</text:p>
          </table:table-cell>
          <table:table-cell office:value-type="float" office:value="-0.7207947" calcext:value-type="float">
            <text:p>-0.72079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1" calcext:value-type="float">
            <text:p>1032001</text:p>
          </table:table-cell>
          <table:table-cell office:value-type="float" office:value="16.95262" calcext:value-type="float">
            <text:p>16.95262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16.50089" calcext:value-type="float">
            <text:p>-16.50089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1526653" calcext:value-type="float">
            <text:p>0.1526653</text:p>
          </table:table-cell>
          <table:table-cell office:value-type="float" office:value="345.5339" calcext:value-type="float">
            <text:p>345.5339</text:p>
          </table:table-cell>
          <table:table-cell office:value-type="float" office:value="0" calcext:value-type="float">
            <text:p>0</text:p>
          </table:table-cell>
          <table:table-cell office:value-type="float" office:value="0.2835693" calcext:value-type="float">
            <text:p>0.2835693</text:p>
          </table:table-cell>
          <table:table-cell office:value-type="float" office:value="-0.3243103" calcext:value-type="float">
            <text:p>-0.3243103</text:p>
          </table:table-cell>
          <table:table-cell office:value-type="float" office:value="0.4633789" calcext:value-type="float">
            <text:p>0.4633789</text:p>
          </table:table-cell>
          <table:table-cell office:value-type="float" office:value="0.04467773" calcext:value-type="float">
            <text:p>0.04467773</text:p>
          </table:table-cell>
          <table:table-cell office:value-type="float" office:value="0.6359253" calcext:value-type="float">
            <text:p>0.6359253</text:p>
          </table:table-cell>
          <table:table-cell office:value-type="float" office:value="0.3522339" calcext:value-type="float">
            <text:p>0.3522339</text:p>
          </table:table-cell>
          <table:table-cell office:value-type="float" office:value="0.8493042" calcext:value-type="float">
            <text:p>0.8493042</text:p>
          </table:table-cell>
          <table:table-cell office:value-type="float" office:value="0.6810608" calcext:value-type="float">
            <text:p>0.6810608</text:p>
          </table:table-cell>
          <table:table-cell office:value-type="float" office:value="1.037415" calcext:value-type="float">
            <text:p>1.037415</text:p>
          </table:table-cell>
          <table:table-cell office:value-type="float" office:value="0.9363098" calcext:value-type="float">
            <text:p>0.9363098</text:p>
          </table:table-cell>
          <table:table-cell office:value-type="float" office:value="1.307526" calcext:value-type="float">
            <text:p>1.307526</text:p>
          </table:table-cell>
          <table:table-cell office:value-type="float" office:value="1.246674" calcext:value-type="float">
            <text:p>1.246674</text:p>
          </table:table-cell>
          <table:table-cell office:value-type="float" office:value="1.645905" calcext:value-type="float">
            <text:p>1.645905</text:p>
          </table:table-cell>
          <table:table-cell office:value-type="float" office:value="1.594482" calcext:value-type="float">
            <text:p>1.594482</text:p>
          </table:table-cell>
          <table:table-cell office:value-type="float" office:value="2.19104" calcext:value-type="float">
            <text:p>2.19104</text:p>
          </table:table-cell>
          <table:table-cell office:value-type="float" office:value="2.154327" calcext:value-type="float">
            <text:p>2.154327</text:p>
          </table:table-cell>
          <table:table-cell office:value-type="float" office:value="3.142914" calcext:value-type="float">
            <text:p>3.142914</text:p>
          </table:table-cell>
          <table:table-cell office:value-type="float" office:value="3.122772" calcext:value-type="float">
            <text:p>3.122772</text:p>
          </table:table-cell>
          <table:table-cell office:value-type="float" office:value="4.346161" calcext:value-type="float">
            <text:p>4.346161</text:p>
          </table:table-cell>
          <table:table-cell office:value-type="float" office:value="4.305573" calcext:value-type="float">
            <text:p>4.305573</text:p>
          </table:table-cell>
          <table:table-cell office:value-type="float" office:value="5.347168" calcext:value-type="float">
            <text:p>5.347168</text:p>
          </table:table-cell>
          <table:table-cell office:value-type="float" office:value="5.291992" calcext:value-type="float">
            <text:p>5.291992</text:p>
          </table:table-cell>
          <table:table-cell office:value-type="float" office:value="6.207855" calcext:value-type="float">
            <text:p>6.207855</text:p>
          </table:table-cell>
          <table:table-cell office:value-type="float" office:value="6.146118" calcext:value-type="float">
            <text:p>6.146118</text:p>
          </table:table-cell>
          <table:table-cell office:value-type="float" office:value="6.937164" calcext:value-type="float">
            <text:p>6.937164</text:p>
          </table:table-cell>
          <table:table-cell office:value-type="float" office:value="6.875671" calcext:value-type="float">
            <text:p>6.875671</text:p>
          </table:table-cell>
          <table:table-cell office:value-type="float" office:value="7.384674" calcext:value-type="float">
            <text:p>7.384674</text:p>
          </table:table-cell>
          <table:table-cell office:value-type="float" office:value="7.326385" calcext:value-type="float">
            <text:p>7.326385</text:p>
          </table:table-cell>
          <table:table-cell office:value-type="float" office:value="-0.04818726" calcext:value-type="float">
            <text:p>-0.04818726</text:p>
          </table:table-cell>
          <table:table-cell office:value-type="float" office:value="-0.8609009" calcext:value-type="float">
            <text:p>-0.86090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1" calcext:value-type="float">
            <text:p>2032001</text:p>
          </table:table-cell>
          <table:table-cell office:value-type="float" office:value="14.09775" calcext:value-type="float">
            <text:p>14.09775</text:p>
          </table:table-cell>
          <table:table-cell office:value-type="float" office:value="2.98399" calcext:value-type="float">
            <text:p>2.98399</text:p>
          </table:table-cell>
          <table:table-cell office:value-type="float" office:value="-7.766074" calcext:value-type="float">
            <text:p>-7.766074</text:p>
          </table:table-cell>
          <table:table-cell office:value-type="float" office:value="0.6618912" calcext:value-type="float">
            <text:p>0.6618912</text:p>
          </table:table-cell>
          <table:table-cell office:value-type="float" office:value="0.3035779" calcext:value-type="float">
            <text:p>0.3035779</text:p>
          </table:table-cell>
          <table:table-cell office:value-type="float" office:value="350.1459" calcext:value-type="float">
            <text:p>350.1459</text:p>
          </table:table-cell>
          <table:table-cell office:value-type="float" office:value="0" calcext:value-type="float">
            <text:p>0</text:p>
          </table:table-cell>
          <table:table-cell office:value-type="float" office:value="0.4619446" calcext:value-type="float">
            <text:p>0.4619446</text:p>
          </table:table-cell>
          <table:table-cell office:value-type="float" office:value="0.2859192" calcext:value-type="float">
            <text:p>0.2859192</text:p>
          </table:table-cell>
          <table:table-cell office:value-type="float" office:value="0.643158" calcext:value-type="float">
            <text:p>0.643158</text:p>
          </table:table-cell>
          <table:table-cell office:value-type="float" office:value="0.4665833" calcext:value-type="float">
            <text:p>0.4665833</text:p>
          </table:table-cell>
          <table:table-cell office:value-type="float" office:value="0.8156128" calcext:value-type="float">
            <text:p>0.8156128</text:p>
          </table:table-cell>
          <table:table-cell office:value-type="float" office:value="0.6394653" calcext:value-type="float">
            <text:p>0.6394653</text:p>
          </table:table-cell>
          <table:table-cell office:value-type="float" office:value="1.018402" calcext:value-type="float">
            <text:p>1.018402</text:p>
          </table:table-cell>
          <table:table-cell office:value-type="float" office:value="0.8526306" calcext:value-type="float">
            <text:p>0.8526306</text:p>
          </table:table-cell>
          <table:table-cell office:value-type="float" office:value="1.189758" calcext:value-type="float">
            <text:p>1.189758</text:p>
          </table:table-cell>
          <table:table-cell office:value-type="float" office:value="1.040161" calcext:value-type="float">
            <text:p>1.040161</text:p>
          </table:table-cell>
          <table:table-cell office:value-type="float" office:value="1.411499" calcext:value-type="float">
            <text:p>1.411499</text:p>
          </table:table-cell>
          <table:table-cell office:value-type="float" office:value="1.287323" calcext:value-type="float">
            <text:p>1.287323</text:p>
          </table:table-cell>
          <table:table-cell office:value-type="float" office:value="1.689606" calcext:value-type="float">
            <text:p>1.689606</text:p>
          </table:table-cell>
          <table:table-cell office:value-type="float" office:value="1.607269" calcext:value-type="float">
            <text:p>1.607269</text:p>
          </table:table-cell>
          <table:table-cell office:value-type="float" office:value="2.16803" calcext:value-type="float">
            <text:p>2.16803</text:p>
          </table:table-cell>
          <table:table-cell office:value-type="float" office:value="2.152313" calcext:value-type="float">
            <text:p>2.152313</text:p>
          </table:table-cell>
          <table:table-cell office:value-type="float" office:value="3.122467" calcext:value-type="float">
            <text:p>3.122467</text:p>
          </table:table-cell>
          <table:table-cell office:value-type="float" office:value="3.100128" calcext:value-type="float">
            <text:p>3.100128</text:p>
          </table:table-cell>
          <table:table-cell office:value-type="float" office:value="4.305176" calcext:value-type="float">
            <text:p>4.305176</text:p>
          </table:table-cell>
          <table:table-cell office:value-type="float" office:value="4.265442" calcext:value-type="float">
            <text:p>4.265442</text:p>
          </table:table-cell>
          <table:table-cell office:value-type="float" office:value="5.291443" calcext:value-type="float">
            <text:p>5.291443</text:p>
          </table:table-cell>
          <table:table-cell office:value-type="float" office:value="5.238861" calcext:value-type="float">
            <text:p>5.238861</text:p>
          </table:table-cell>
          <table:table-cell office:value-type="float" office:value="6.145477" calcext:value-type="float">
            <text:p>6.145477</text:p>
          </table:table-cell>
          <table:table-cell office:value-type="float" office:value="6.085419" calcext:value-type="float">
            <text:p>6.085419</text:p>
          </table:table-cell>
          <table:table-cell office:value-type="float" office:value="6.875" calcext:value-type="float">
            <text:p>6.875</text:p>
          </table:table-cell>
          <table:table-cell office:value-type="float" office:value="6.814636" calcext:value-type="float">
            <text:p>6.814636</text:p>
          </table:table-cell>
          <table:table-cell office:value-type="float" office:value="7.325745" calcext:value-type="float">
            <text:p>7.325745</text:p>
          </table:table-cell>
          <table:table-cell office:value-type="float" office:value="7.268646" calcext:value-type="float">
            <text:p>7.268646</text:p>
          </table:table-cell>
          <table:table-cell office:value-type="float" office:value="0.1050415" calcext:value-type="float">
            <text:p>0.1050415</text:p>
          </table:table-cell>
          <table:table-cell office:value-type="float" office:value="-0.04641724" calcext:value-type="float">
            <text:p>-0.046417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1" calcext:value-type="float">
            <text:p>3032001</text:p>
          </table:table-cell>
          <table:table-cell office:value-type="float" office:value="15.74354" calcext:value-type="float">
            <text:p>15.74354</text:p>
          </table:table-cell>
          <table:table-cell office:value-type="float" office:value="6.317323" calcext:value-type="float">
            <text:p>6.317323</text:p>
          </table:table-cell>
          <table:table-cell office:value-type="float" office:value="-6.525906" calcext:value-type="float">
            <text:p>-6.525906</text:p>
          </table:table-cell>
          <table:table-cell office:value-type="float" office:value="0.7460481" calcext:value-type="float">
            <text:p>0.7460481</text:p>
          </table:table-cell>
          <table:table-cell office:value-type="float" office:value="0.3334801" calcext:value-type="float">
            <text:p>0.3334801</text:p>
          </table:table-cell>
          <table:table-cell office:value-type="float" office:value="348.4104" calcext:value-type="float">
            <text:p>348.4104</text:p>
          </table:table-cell>
          <table:table-cell office:value-type="float" office:value="0" calcext:value-type="float">
            <text:p>0</text:p>
          </table:table-cell>
          <table:table-cell office:value-type="float" office:value="0.6073303" calcext:value-type="float">
            <text:p>0.6073303</text:p>
          </table:table-cell>
          <table:table-cell office:value-type="float" office:value="0.4635315" calcext:value-type="float">
            <text:p>0.4635315</text:p>
          </table:table-cell>
          <table:table-cell office:value-type="float" office:value="0.7746582" calcext:value-type="float">
            <text:p>0.7746582</text:p>
          </table:table-cell>
          <table:table-cell office:value-type="float" office:value="0.6450195" calcext:value-type="float">
            <text:p>0.6450195</text:p>
          </table:table-cell>
          <table:table-cell office:value-type="float" office:value="0.9380798" calcext:value-type="float">
            <text:p>0.9380798</text:p>
          </table:table-cell>
          <table:table-cell office:value-type="float" office:value="0.8175354" calcext:value-type="float">
            <text:p>0.8175354</text:p>
          </table:table-cell>
          <table:table-cell office:value-type="float" office:value="1.129761" calcext:value-type="float">
            <text:p>1.129761</text:p>
          </table:table-cell>
          <table:table-cell office:value-type="float" office:value="1.020233" calcext:value-type="float">
            <text:p>1.020233</text:p>
          </table:table-cell>
          <table:table-cell office:value-type="float" office:value="1.291229" calcext:value-type="float">
            <text:p>1.291229</text:p>
          </table:table-cell>
          <table:table-cell office:value-type="float" office:value="1.191345" calcext:value-type="float">
            <text:p>1.191345</text:p>
          </table:table-cell>
          <table:table-cell office:value-type="float" office:value="1.499207" calcext:value-type="float">
            <text:p>1.499207</text:p>
          </table:table-cell>
          <table:table-cell office:value-type="float" office:value="1.412811" calcext:value-type="float">
            <text:p>1.412811</text:p>
          </table:table-cell>
          <table:table-cell office:value-type="float" office:value="1.756561" calcext:value-type="float">
            <text:p>1.756561</text:p>
          </table:table-cell>
          <table:table-cell office:value-type="float" office:value="1.690552" calcext:value-type="float">
            <text:p>1.690552</text:p>
          </table:table-cell>
          <table:table-cell office:value-type="float" office:value="2.201538" calcext:value-type="float">
            <text:p>2.201538</text:p>
          </table:table-cell>
          <table:table-cell office:value-type="float" office:value="2.168335" calcext:value-type="float">
            <text:p>2.168335</text:p>
          </table:table-cell>
          <table:table-cell office:value-type="float" office:value="3.099976" calcext:value-type="float">
            <text:p>3.099976</text:p>
          </table:table-cell>
          <table:table-cell office:value-type="float" office:value="3.089569" calcext:value-type="float">
            <text:p>3.089569</text:p>
          </table:table-cell>
          <table:table-cell office:value-type="float" office:value="4.265015" calcext:value-type="float">
            <text:p>4.265015</text:p>
          </table:table-cell>
          <table:table-cell office:value-type="float" office:value="4.228088" calcext:value-type="float">
            <text:p>4.228088</text:p>
          </table:table-cell>
          <table:table-cell office:value-type="float" office:value="5.238342" calcext:value-type="float">
            <text:p>5.238342</text:p>
          </table:table-cell>
          <table:table-cell office:value-type="float" office:value="5.188263" calcext:value-type="float">
            <text:p>5.188263</text:p>
          </table:table-cell>
          <table:table-cell office:value-type="float" office:value="6.084808" calcext:value-type="float">
            <text:p>6.084808</text:p>
          </table:table-cell>
          <table:table-cell office:value-type="float" office:value="6.026855" calcext:value-type="float">
            <text:p>6.026855</text:p>
          </table:table-cell>
          <table:table-cell office:value-type="float" office:value="6.814026" calcext:value-type="float">
            <text:p>6.814026</text:p>
          </table:table-cell>
          <table:table-cell office:value-type="float" office:value="6.754883" calcext:value-type="float">
            <text:p>6.754883</text:p>
          </table:table-cell>
          <table:table-cell office:value-type="float" office:value="7.268066" calcext:value-type="float">
            <text:p>7.268066</text:p>
          </table:table-cell>
          <table:table-cell office:value-type="float" office:value="7.211456" calcext:value-type="float">
            <text:p>7.211456</text:p>
          </table:table-cell>
          <table:table-cell office:value-type="float" office:value="0.1854858" calcext:value-type="float">
            <text:p>0.1854858</text:p>
          </table:table-cell>
          <table:table-cell office:value-type="float" office:value="0.09625244" calcext:value-type="float">
            <text:p>0.096252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1" calcext:value-type="float">
            <text:p>4032001</text:p>
          </table:table-cell>
          <table:table-cell office:value-type="float" office:value="15.37615" calcext:value-type="float">
            <text:p>15.37615</text:p>
          </table:table-cell>
          <table:table-cell office:value-type="float" office:value="1.872879" calcext:value-type="float">
            <text:p>1.872879</text:p>
          </table:table-cell>
          <table:table-cell office:value-type="float" office:value="-5.05565" calcext:value-type="float">
            <text:p>-5.05565</text:p>
          </table:table-cell>
          <table:table-cell office:value-type="float" office:value="0.6161601" calcext:value-type="float">
            <text:p>0.6161601</text:p>
          </table:table-cell>
          <table:table-cell office:value-type="float" office:value="0.3723485" calcext:value-type="float">
            <text:p>0.3723485</text:p>
          </table:table-cell>
          <table:table-cell office:value-type="float" office:value="355.1846" calcext:value-type="float">
            <text:p>355.1846</text:p>
          </table:table-cell>
          <table:table-cell office:value-type="float" office:value="0" calcext:value-type="float">
            <text:p>0</text:p>
          </table:table-cell>
          <table:table-cell office:value-type="float" office:value="0.649292" calcext:value-type="float">
            <text:p>0.649292</text:p>
          </table:table-cell>
          <table:table-cell office:value-type="float" office:value="0.5977173" calcext:value-type="float">
            <text:p>0.5977173</text:p>
          </table:table-cell>
          <table:table-cell office:value-type="float" office:value="0.8249512" calcext:value-type="float">
            <text:p>0.8249512</text:p>
          </table:table-cell>
          <table:table-cell office:value-type="float" office:value="0.7762146" calcext:value-type="float">
            <text:p>0.7762146</text:p>
          </table:table-cell>
          <table:table-cell office:value-type="float" office:value="0.9956055" calcext:value-type="float">
            <text:p>0.9956055</text:p>
          </table:table-cell>
          <table:table-cell office:value-type="float" office:value="0.9398193" calcext:value-type="float">
            <text:p>0.9398193</text:p>
          </table:table-cell>
          <table:table-cell office:value-type="float" office:value="1.196564" calcext:value-type="float">
            <text:p>1.196564</text:p>
          </table:table-cell>
          <table:table-cell office:value-type="float" office:value="1.131439" calcext:value-type="float">
            <text:p>1.131439</text:p>
          </table:table-cell>
          <table:table-cell office:value-type="float" office:value="1.360718" calcext:value-type="float">
            <text:p>1.360718</text:p>
          </table:table-cell>
          <table:table-cell office:value-type="float" office:value="1.292633" calcext:value-type="float">
            <text:p>1.292633</text:p>
          </table:table-cell>
          <table:table-cell office:value-type="float" office:value="1.568878" calcext:value-type="float">
            <text:p>1.568878</text:p>
          </table:table-cell>
          <table:table-cell office:value-type="float" office:value="1.500397" calcext:value-type="float">
            <text:p>1.500397</text:p>
          </table:table-cell>
          <table:table-cell office:value-type="float" office:value="1.817657" calcext:value-type="float">
            <text:p>1.817657</text:p>
          </table:table-cell>
          <table:table-cell office:value-type="float" office:value="1.757477" calcext:value-type="float">
            <text:p>1.757477</text:p>
          </table:table-cell>
          <table:table-cell office:value-type="float" office:value="2.240417" calcext:value-type="float">
            <text:p>2.240417</text:p>
          </table:table-cell>
          <table:table-cell office:value-type="float" office:value="2.201904" calcext:value-type="float">
            <text:p>2.201904</text:p>
          </table:table-cell>
          <table:table-cell office:value-type="float" office:value="3.089478" calcext:value-type="float">
            <text:p>3.089478</text:p>
          </table:table-cell>
          <table:table-cell office:value-type="float" office:value="3.086792" calcext:value-type="float">
            <text:p>3.086792</text:p>
          </table:table-cell>
          <table:table-cell office:value-type="float" office:value="4.227783" calcext:value-type="float">
            <text:p>4.227783</text:p>
          </table:table-cell>
          <table:table-cell office:value-type="float" office:value="4.194611" calcext:value-type="float">
            <text:p>4.194611</text:p>
          </table:table-cell>
          <table:table-cell office:value-type="float" office:value="5.187744" calcext:value-type="float">
            <text:p>5.187744</text:p>
          </table:table-cell>
          <table:table-cell office:value-type="float" office:value="5.139771" calcext:value-type="float">
            <text:p>5.139771</text:p>
          </table:table-cell>
          <table:table-cell office:value-type="float" office:value="6.026215" calcext:value-type="float">
            <text:p>6.026215</text:p>
          </table:table-cell>
          <table:table-cell office:value-type="float" office:value="5.970306" calcext:value-type="float">
            <text:p>5.970306</text:p>
          </table:table-cell>
          <table:table-cell office:value-type="float" office:value="6.754242" calcext:value-type="float">
            <text:p>6.754242</text:p>
          </table:table-cell>
          <table:table-cell office:value-type="float" office:value="6.695892" calcext:value-type="float">
            <text:p>6.695892</text:p>
          </table:table-cell>
          <table:table-cell office:value-type="float" office:value="7.210846" calcext:value-type="float">
            <text:p>7.210846</text:p>
          </table:table-cell>
          <table:table-cell office:value-type="float" office:value="7.154205" calcext:value-type="float">
            <text:p>7.154205</text:p>
          </table:table-cell>
          <table:table-cell office:value-type="float" office:value="0.2088928" calcext:value-type="float">
            <text:p>0.2088928</text:p>
          </table:table-cell>
          <table:table-cell office:value-type="float" office:value="0.1835938" calcext:value-type="float">
            <text:p>0.18359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1" calcext:value-type="float">
            <text:p>5032001</text:p>
          </table:table-cell>
          <table:table-cell office:value-type="float" office:value="12.83014" calcext:value-type="float">
            <text:p>12.83014</text:p>
          </table:table-cell>
          <table:table-cell office:value-type="float" office:value="0.206212" calcext:value-type="float">
            <text:p>0.206212</text:p>
          </table:table-cell>
          <table:table-cell office:value-type="float" office:value="-5.06399" calcext:value-type="float">
            <text:p>-5.06399</text:p>
          </table:table-cell>
          <table:table-cell office:value-type="float" office:value="0.5471258" calcext:value-type="float">
            <text:p>0.5471258</text:p>
          </table:table-cell>
          <table:table-cell office:value-type="float" office:value="0.3721177" calcext:value-type="float">
            <text:p>0.3721177</text:p>
          </table:table-cell>
          <table:table-cell office:value-type="float" office:value="356.0095" calcext:value-type="float">
            <text:p>356.0095</text:p>
          </table:table-cell>
          <table:table-cell office:value-type="float" office:value="0" calcext:value-type="float">
            <text:p>0</text:p>
          </table:table-cell>
          <table:table-cell office:value-type="float" office:value="0.6641541" calcext:value-type="float">
            <text:p>0.6641541</text:p>
          </table:table-cell>
          <table:table-cell office:value-type="float" office:value="0.6258545" calcext:value-type="float">
            <text:p>0.6258545</text:p>
          </table:table-cell>
          <table:table-cell office:value-type="float" office:value="0.8483276" calcext:value-type="float">
            <text:p>0.8483276</text:p>
          </table:table-cell>
          <table:table-cell office:value-type="float" office:value="0.816803" calcext:value-type="float">
            <text:p>0.816803</text:p>
          </table:table-cell>
          <table:table-cell office:value-type="float" office:value="1.027924" calcext:value-type="float">
            <text:p>1.027924</text:p>
          </table:table-cell>
          <table:table-cell office:value-type="float" office:value="0.9964905" calcext:value-type="float">
            <text:p>0.9964905</text:p>
          </table:table-cell>
          <table:table-cell office:value-type="float" office:value="1.229797" calcext:value-type="float">
            <text:p>1.229797</text:p>
          </table:table-cell>
          <table:table-cell office:value-type="float" office:value="1.197388" calcext:value-type="float">
            <text:p>1.197388</text:p>
          </table:table-cell>
          <table:table-cell office:value-type="float" office:value="1.397552" calcext:value-type="float">
            <text:p>1.397552</text:p>
          </table:table-cell>
          <table:table-cell office:value-type="float" office:value="1.361572" calcext:value-type="float">
            <text:p>1.361572</text:p>
          </table:table-cell>
          <table:table-cell office:value-type="float" office:value="1.608887" calcext:value-type="float">
            <text:p>1.608887</text:p>
          </table:table-cell>
          <table:table-cell office:value-type="float" office:value="1.569519" calcext:value-type="float">
            <text:p>1.569519</text:p>
          </table:table-cell>
          <table:table-cell office:value-type="float" office:value="1.857513" calcext:value-type="float">
            <text:p>1.857513</text:p>
          </table:table-cell>
          <table:table-cell office:value-type="float" office:value="1.818237" calcext:value-type="float">
            <text:p>1.818237</text:p>
          </table:table-cell>
          <table:table-cell office:value-type="float" office:value="2.273315" calcext:value-type="float">
            <text:p>2.273315</text:p>
          </table:table-cell>
          <table:table-cell office:value-type="float" office:value="2.240814" calcext:value-type="float">
            <text:p>2.240814</text:p>
          </table:table-cell>
          <table:table-cell office:value-type="float" office:value="3.088501" calcext:value-type="float">
            <text:p>3.088501</text:p>
          </table:table-cell>
          <table:table-cell office:value-type="float" office:value="3.086823" calcext:value-type="float">
            <text:p>3.086823</text:p>
          </table:table-cell>
          <table:table-cell office:value-type="float" office:value="4.194275" calcext:value-type="float">
            <text:p>4.194275</text:p>
          </table:table-cell>
          <table:table-cell office:value-type="float" office:value="4.165222" calcext:value-type="float">
            <text:p>4.165222</text:p>
          </table:table-cell>
          <table:table-cell office:value-type="float" office:value="5.139313" calcext:value-type="float">
            <text:p>5.139313</text:p>
          </table:table-cell>
          <table:table-cell office:value-type="float" office:value="5.09433" calcext:value-type="float">
            <text:p>5.09433</text:p>
          </table:table-cell>
          <table:table-cell office:value-type="float" office:value="5.969727" calcext:value-type="float">
            <text:p>5.969727</text:p>
          </table:table-cell>
          <table:table-cell office:value-type="float" office:value="5.915192" calcext:value-type="float">
            <text:p>5.915192</text:p>
          </table:table-cell>
          <table:table-cell office:value-type="float" office:value="6.695282" calcext:value-type="float">
            <text:p>6.695282</text:p>
          </table:table-cell>
          <table:table-cell office:value-type="float" office:value="6.638245" calcext:value-type="float">
            <text:p>6.638245</text:p>
          </table:table-cell>
          <table:table-cell office:value-type="float" office:value="7.153595" calcext:value-type="float">
            <text:p>7.153595</text:p>
          </table:table-cell>
          <table:table-cell office:value-type="float" office:value="7.098145" calcext:value-type="float">
            <text:p>7.098145</text:p>
          </table:table-cell>
          <table:table-cell office:value-type="float" office:value="0.2210388" calcext:value-type="float">
            <text:p>0.2210388</text:p>
          </table:table-cell>
          <table:table-cell office:value-type="float" office:value="0.2073669" calcext:value-type="float">
            <text:p>0.20736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1" calcext:value-type="float">
            <text:p>6032001</text:p>
          </table:table-cell>
          <table:table-cell office:value-type="float" office:value="12.45896" calcext:value-type="float">
            <text:p>12.45896</text:p>
          </table:table-cell>
          <table:table-cell office:value-type="float" office:value="0.206212" calcext:value-type="float">
            <text:p>0.206212</text:p>
          </table:table-cell>
          <table:table-cell office:value-type="float" office:value="-6.058986" calcext:value-type="float">
            <text:p>-6.058986</text:p>
          </table:table-cell>
          <table:table-cell office:value-type="float" office:value="0.5471258" calcext:value-type="float">
            <text:p>0.5471258</text:p>
          </table:table-cell>
          <table:table-cell office:value-type="float" office:value="0.3454083" calcext:value-type="float">
            <text:p>0.3454083</text:p>
          </table:table-cell>
          <table:table-cell office:value-type="float" office:value="355.3509" calcext:value-type="float">
            <text:p>355.3509</text:p>
          </table:table-cell>
          <table:table-cell office:value-type="float" office:value="0" calcext:value-type="float">
            <text:p>0</text:p>
          </table:table-cell>
          <table:table-cell office:value-type="float" office:value="0.6627808" calcext:value-type="float">
            <text:p>0.6627808</text:p>
          </table:table-cell>
          <table:table-cell office:value-type="float" office:value="0.6226196" calcext:value-type="float">
            <text:p>0.6226196</text:p>
          </table:table-cell>
          <table:table-cell office:value-type="float" office:value="0.851532" calcext:value-type="float">
            <text:p>0.851532</text:p>
          </table:table-cell>
          <table:table-cell office:value-type="float" office:value="0.8161316" calcext:value-type="float">
            <text:p>0.8161316</text:p>
          </table:table-cell>
          <table:table-cell office:value-type="float" office:value="1.038147" calcext:value-type="float">
            <text:p>1.038147</text:p>
          </table:table-cell>
          <table:table-cell office:value-type="float" office:value="1.015442" calcext:value-type="float">
            <text:p>1.015442</text:p>
          </table:table-cell>
          <table:table-cell office:value-type="float" office:value="1.247009" calcext:value-type="float">
            <text:p>1.247009</text:p>
          </table:table-cell>
          <table:table-cell office:value-type="float" office:value="1.229706" calcext:value-type="float">
            <text:p>1.229706</text:p>
          </table:table-cell>
          <table:table-cell office:value-type="float" office:value="1.414246" calcext:value-type="float">
            <text:p>1.414246</text:p>
          </table:table-cell>
          <table:table-cell office:value-type="float" office:value="1.397858" calcext:value-type="float">
            <text:p>1.397858</text:p>
          </table:table-cell>
          <table:table-cell office:value-type="float" office:value="1.625732" calcext:value-type="float">
            <text:p>1.625732</text:p>
          </table:table-cell>
          <table:table-cell office:value-type="float" office:value="1.609192" calcext:value-type="float">
            <text:p>1.609192</text:p>
          </table:table-cell>
          <table:table-cell office:value-type="float" office:value="1.878204" calcext:value-type="float">
            <text:p>1.878204</text:p>
          </table:table-cell>
          <table:table-cell office:value-type="float" office:value="1.857819" calcext:value-type="float">
            <text:p>1.857819</text:p>
          </table:table-cell>
          <table:table-cell office:value-type="float" office:value="2.295746" calcext:value-type="float">
            <text:p>2.295746</text:p>
          </table:table-cell>
          <table:table-cell office:value-type="float" office:value="2.273621" calcext:value-type="float">
            <text:p>2.273621</text:p>
          </table:table-cell>
          <table:table-cell office:value-type="float" office:value="3.091187" calcext:value-type="float">
            <text:p>3.091187</text:p>
          </table:table-cell>
          <table:table-cell office:value-type="float" office:value="3.088531" calcext:value-type="float">
            <text:p>3.088531</text:p>
          </table:table-cell>
          <table:table-cell office:value-type="float" office:value="4.164917" calcext:value-type="float">
            <text:p>4.164917</text:p>
          </table:table-cell>
          <table:table-cell office:value-type="float" office:value="4.139282" calcext:value-type="float">
            <text:p>4.139282</text:p>
          </table:table-cell>
          <table:table-cell office:value-type="float" office:value="5.093872" calcext:value-type="float">
            <text:p>5.093872</text:p>
          </table:table-cell>
          <table:table-cell office:value-type="float" office:value="5.052216" calcext:value-type="float">
            <text:p>5.052216</text:p>
          </table:table-cell>
          <table:table-cell office:value-type="float" office:value="5.914612" calcext:value-type="float">
            <text:p>5.914612</text:p>
          </table:table-cell>
          <table:table-cell office:value-type="float" office:value="5.864929" calcext:value-type="float">
            <text:p>5.864929</text:p>
          </table:table-cell>
          <table:table-cell office:value-type="float" office:value="6.637634" calcext:value-type="float">
            <text:p>6.637634</text:p>
          </table:table-cell>
          <table:table-cell office:value-type="float" office:value="6.585083" calcext:value-type="float">
            <text:p>6.585083</text:p>
          </table:table-cell>
          <table:table-cell office:value-type="float" office:value="7.097595" calcext:value-type="float">
            <text:p>7.097595</text:p>
          </table:table-cell>
          <table:table-cell office:value-type="float" office:value="7.042877" calcext:value-type="float">
            <text:p>7.042877</text:p>
          </table:table-cell>
          <table:table-cell office:value-type="float" office:value="0.2240906" calcext:value-type="float">
            <text:p>0.2240906</text:p>
          </table:table-cell>
          <table:table-cell office:value-type="float" office:value="0.2082825" calcext:value-type="float">
            <text:p>0.20828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1" calcext:value-type="float">
            <text:p>7032001</text:p>
          </table:table-cell>
          <table:table-cell office:value-type="float" office:value="12.69455" calcext:value-type="float">
            <text:p>12.69455</text:p>
          </table:table-cell>
          <table:table-cell office:value-type="float" office:value="3.539546" calcext:value-type="float">
            <text:p>3.539546</text:p>
          </table:table-cell>
          <table:table-cell office:value-type="float" office:value="-5.047311" calcext:value-type="float">
            <text:p>-5.047311</text:p>
          </table:table-cell>
          <table:table-cell office:value-type="float" office:value="0.6722404" calcext:value-type="float">
            <text:p>0.6722404</text:p>
          </table:table-cell>
          <table:table-cell office:value-type="float" office:value="0.3725809" calcext:value-type="float">
            <text:p>0.3725809</text:p>
          </table:table-cell>
          <table:table-cell office:value-type="float" office:value="354.0374" calcext:value-type="float">
            <text:p>354.0374</text:p>
          </table:table-cell>
          <table:table-cell office:value-type="float" office:value="0" calcext:value-type="float">
            <text:p>0</text:p>
          </table:table-cell>
          <table:table-cell office:value-type="float" office:value="0.6333618" calcext:value-type="float">
            <text:p>0.6333618</text:p>
          </table:table-cell>
          <table:table-cell office:value-type="float" office:value="0.4761353" calcext:value-type="float">
            <text:p>0.4761353</text:p>
          </table:table-cell>
          <table:table-cell office:value-type="float" office:value="0.8264771" calcext:value-type="float">
            <text:p>0.8264771</text:p>
          </table:table-cell>
          <table:table-cell office:value-type="float" office:value="0.7436523" calcext:value-type="float">
            <text:p>0.7436523</text:p>
          </table:table-cell>
          <table:table-cell office:value-type="float" office:value="1.02066" calcext:value-type="float">
            <text:p>1.02066</text:p>
          </table:table-cell>
          <table:table-cell office:value-type="float" office:value="0.9572754" calcext:value-type="float">
            <text:p>0.9572754</text:p>
          </table:table-cell>
          <table:table-cell office:value-type="float" office:value="1.237488" calcext:value-type="float">
            <text:p>1.237488</text:p>
          </table:table-cell>
          <table:table-cell office:value-type="float" office:value="1.191315" calcext:value-type="float">
            <text:p>1.191315</text:p>
          </table:table-cell>
          <table:table-cell office:value-type="float" office:value="1.410675" calcext:value-type="float">
            <text:p>1.410675</text:p>
          </table:table-cell>
          <table:table-cell office:value-type="float" office:value="1.375458" calcext:value-type="float">
            <text:p>1.375458</text:p>
          </table:table-cell>
          <table:table-cell office:value-type="float" office:value="1.628326" calcext:value-type="float">
            <text:p>1.628326</text:p>
          </table:table-cell>
          <table:table-cell office:value-type="float" office:value="1.605621" calcext:value-type="float">
            <text:p>1.605621</text:p>
          </table:table-cell>
          <table:table-cell office:value-type="float" office:value="1.88208" calcext:value-type="float">
            <text:p>1.88208</text:p>
          </table:table-cell>
          <table:table-cell office:value-type="float" office:value="1.869507" calcext:value-type="float">
            <text:p>1.869507</text:p>
          </table:table-cell>
          <table:table-cell office:value-type="float" office:value="2.302917" calcext:value-type="float">
            <text:p>2.302917</text:p>
          </table:table-cell>
          <table:table-cell office:value-type="float" office:value="2.295898" calcext:value-type="float">
            <text:p>2.295898</text:p>
          </table:table-cell>
          <table:table-cell office:value-type="float" office:value="3.091888" calcext:value-type="float">
            <text:p>3.091888</text:p>
          </table:table-cell>
          <table:table-cell office:value-type="float" office:value="3.091187" calcext:value-type="float">
            <text:p>3.091187</text:p>
          </table:table-cell>
          <table:table-cell office:value-type="float" office:value="4.139038" calcext:value-type="float">
            <text:p>4.139038</text:p>
          </table:table-cell>
          <table:table-cell office:value-type="float" office:value="4.115936" calcext:value-type="float">
            <text:p>4.115936</text:p>
          </table:table-cell>
          <table:table-cell office:value-type="float" office:value="5.051788" calcext:value-type="float">
            <text:p>5.051788</text:p>
          </table:table-cell>
          <table:table-cell office:value-type="float" office:value="5.013275" calcext:value-type="float">
            <text:p>5.013275</text:p>
          </table:table-cell>
          <table:table-cell office:value-type="float" office:value="5.864441" calcext:value-type="float">
            <text:p>5.864441</text:p>
          </table:table-cell>
          <table:table-cell office:value-type="float" office:value="5.815643" calcext:value-type="float">
            <text:p>5.815643</text:p>
          </table:table-cell>
          <table:table-cell office:value-type="float" office:value="6.584473" calcext:value-type="float">
            <text:p>6.584473</text:p>
          </table:table-cell>
          <table:table-cell office:value-type="float" office:value="6.528503" calcext:value-type="float">
            <text:p>6.528503</text:p>
          </table:table-cell>
          <table:table-cell office:value-type="float" office:value="7.042328" calcext:value-type="float">
            <text:p>7.042328</text:p>
          </table:table-cell>
          <table:table-cell office:value-type="float" office:value="6.987152" calcext:value-type="float">
            <text:p>6.987152</text:p>
          </table:table-cell>
          <table:table-cell office:value-type="float" office:value="0.2094727" calcext:value-type="float">
            <text:p>0.2094727</text:p>
          </table:table-cell>
          <table:table-cell office:value-type="float" office:value="-0.01727295" calcext:value-type="float">
            <text:p>-0.017272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1" calcext:value-type="float">
            <text:p>8032001</text:p>
          </table:table-cell>
          <table:table-cell office:value-type="float" office:value="13.98902" calcext:value-type="float">
            <text:p>13.98902</text:p>
          </table:table-cell>
          <table:table-cell office:value-type="float" office:value="1.872879" calcext:value-type="float">
            <text:p>1.872879</text:p>
          </table:table-cell>
          <table:table-cell office:value-type="float" office:value="-3.563156" calcext:value-type="float">
            <text:p>-3.563156</text:p>
          </table:table-cell>
          <table:table-cell office:value-type="float" office:value="0.6161601" calcext:value-type="float">
            <text:p>0.6161601</text:p>
          </table:table-cell>
          <table:table-cell office:value-type="float" office:value="0.415931" calcext:value-type="float">
            <text:p>0.415931</text:p>
          </table:table-cell>
          <table:table-cell office:value-type="float" office:value="350.7775" calcext:value-type="float">
            <text:p>350.7775</text:p>
          </table:table-cell>
          <table:table-cell office:value-type="float" office:value="0" calcext:value-type="float">
            <text:p>0</text:p>
          </table:table-cell>
          <table:table-cell office:value-type="float" office:value="0.5684509" calcext:value-type="float">
            <text:p>0.5684509</text:p>
          </table:table-cell>
          <table:table-cell office:value-type="float" office:value="0.3381653" calcext:value-type="float">
            <text:p>0.3381653</text:p>
          </table:table-cell>
          <table:table-cell office:value-type="float" office:value="0.7636719" calcext:value-type="float">
            <text:p>0.7636719</text:p>
          </table:table-cell>
          <table:table-cell office:value-type="float" office:value="0.64328" calcext:value-type="float">
            <text:p>0.64328</text:p>
          </table:table-cell>
          <table:table-cell office:value-type="float" office:value="0.9659119" calcext:value-type="float">
            <text:p>0.9659119</text:p>
          </table:table-cell>
          <table:table-cell office:value-type="float" office:value="0.9004517" calcext:value-type="float">
            <text:p>0.9004517</text:p>
          </table:table-cell>
          <table:table-cell office:value-type="float" office:value="1.192932" calcext:value-type="float">
            <text:p>1.192932</text:p>
          </table:table-cell>
          <table:table-cell office:value-type="float" office:value="1.143524" calcext:value-type="float">
            <text:p>1.143524</text:p>
          </table:table-cell>
          <table:table-cell office:value-type="float" office:value="1.375427" calcext:value-type="float">
            <text:p>1.375427</text:p>
          </table:table-cell>
          <table:table-cell office:value-type="float" office:value="1.335358" calcext:value-type="float">
            <text:p>1.335358</text:p>
          </table:table-cell>
          <table:table-cell office:value-type="float" office:value="1.60556" calcext:value-type="float">
            <text:p>1.60556</text:p>
          </table:table-cell>
          <table:table-cell office:value-type="float" office:value="1.57373" calcext:value-type="float">
            <text:p>1.57373</text:p>
          </table:table-cell>
          <table:table-cell office:value-type="float" office:value="1.869415" calcext:value-type="float">
            <text:p>1.869415</text:p>
          </table:table-cell>
          <table:table-cell office:value-type="float" office:value="1.847015" calcext:value-type="float">
            <text:p>1.847015</text:p>
          </table:table-cell>
          <table:table-cell office:value-type="float" office:value="2.301605" calcext:value-type="float">
            <text:p>2.301605</text:p>
          </table:table-cell>
          <table:table-cell office:value-type="float" office:value="2.292633" calcext:value-type="float">
            <text:p>2.292633</text:p>
          </table:table-cell>
          <table:table-cell office:value-type="float" office:value="3.091248" calcext:value-type="float">
            <text:p>3.091248</text:p>
          </table:table-cell>
          <table:table-cell office:value-type="float" office:value="3.08493" calcext:value-type="float">
            <text:p>3.08493</text:p>
          </table:table-cell>
          <table:table-cell office:value-type="float" office:value="4.115692" calcext:value-type="float">
            <text:p>4.115692</text:p>
          </table:table-cell>
          <table:table-cell office:value-type="float" office:value="4.093658" calcext:value-type="float">
            <text:p>4.093658</text:p>
          </table:table-cell>
          <table:table-cell office:value-type="float" office:value="5.012878" calcext:value-type="float">
            <text:p>5.012878</text:p>
          </table:table-cell>
          <table:table-cell office:value-type="float" office:value="4.976501" calcext:value-type="float">
            <text:p>4.976501</text:p>
          </table:table-cell>
          <table:table-cell office:value-type="float" office:value="5.815125" calcext:value-type="float">
            <text:p>5.815125</text:p>
          </table:table-cell>
          <table:table-cell office:value-type="float" office:value="5.767151" calcext:value-type="float">
            <text:p>5.767151</text:p>
          </table:table-cell>
          <table:table-cell office:value-type="float" office:value="6.527924" calcext:value-type="float">
            <text:p>6.527924</text:p>
          </table:table-cell>
          <table:table-cell office:value-type="float" office:value="6.474091" calcext:value-type="float">
            <text:p>6.474091</text:p>
          </table:table-cell>
          <table:table-cell office:value-type="float" office:value="6.986603" calcext:value-type="float">
            <text:p>6.986603</text:p>
          </table:table-cell>
          <table:table-cell office:value-type="float" office:value="6.93277" calcext:value-type="float">
            <text:p>6.93277</text:p>
          </table:table-cell>
          <table:table-cell office:value-type="float" office:value="0.3208923" calcext:value-type="float">
            <text:p>0.3208923</text:p>
          </table:table-cell>
          <table:table-cell office:value-type="float" office:value="-0.1257324" calcext:value-type="float">
            <text:p>-0.12573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1" calcext:value-type="float">
            <text:p>9032001</text:p>
          </table:table-cell>
          <table:table-cell office:value-type="float" office:value="14.7567" calcext:value-type="float">
            <text:p>14.7567</text:p>
          </table:table-cell>
          <table:table-cell office:value-type="float" office:value="3.539546" calcext:value-type="float">
            <text:p>3.539546</text:p>
          </table:table-cell>
          <table:table-cell office:value-type="float" office:value="-5.047311" calcext:value-type="float">
            <text:p>-5.047311</text:p>
          </table:table-cell>
          <table:table-cell office:value-type="float" office:value="0.6740369" calcext:value-type="float">
            <text:p>0.6740369</text:p>
          </table:table-cell>
          <table:table-cell office:value-type="float" office:value="0.3725809" calcext:value-type="float">
            <text:p>0.3725809</text:p>
          </table:table-cell>
          <table:table-cell office:value-type="float" office:value="358.1283" calcext:value-type="float">
            <text:p>358.1283</text:p>
          </table:table-cell>
          <table:table-cell office:value-type="float" office:value="0" calcext:value-type="float">
            <text:p>0</text:p>
          </table:table-cell>
          <table:table-cell office:value-type="float" office:value="1.238342" calcext:value-type="float">
            <text:p>1.238342</text:p>
          </table:table-cell>
          <table:table-cell office:value-type="float" office:value="-0.1864014" calcext:value-type="float">
            <text:p>-0.1864014</text:p>
          </table:table-cell>
          <table:table-cell office:value-type="float" office:value="1.071136" calcext:value-type="float">
            <text:p>1.071136</text:p>
          </table:table-cell>
          <table:table-cell office:value-type="float" office:value="0.3226013" calcext:value-type="float">
            <text:p>0.3226013</text:p>
          </table:table-cell>
          <table:table-cell office:value-type="float" office:value="1.086365" calcext:value-type="float">
            <text:p>1.086365</text:p>
          </table:table-cell>
          <table:table-cell office:value-type="float" office:value="0.6640015" calcext:value-type="float">
            <text:p>0.6640015</text:p>
          </table:table-cell>
          <table:table-cell office:value-type="float" office:value="1.213562" calcext:value-type="float">
            <text:p>1.213562</text:p>
          </table:table-cell>
          <table:table-cell office:value-type="float" office:value="0.9858093" calcext:value-type="float">
            <text:p>0.9858093</text:p>
          </table:table-cell>
          <table:table-cell office:value-type="float" office:value="1.354218" calcext:value-type="float">
            <text:p>1.354218</text:p>
          </table:table-cell>
          <table:table-cell office:value-type="float" office:value="1.220306" calcext:value-type="float">
            <text:p>1.220306</text:p>
          </table:table-cell>
          <table:table-cell office:value-type="float" office:value="1.573639" calcext:value-type="float">
            <text:p>1.573639</text:p>
          </table:table-cell>
          <table:table-cell office:value-type="float" office:value="1.500366" calcext:value-type="float">
            <text:p>1.500366</text:p>
          </table:table-cell>
          <table:table-cell office:value-type="float" office:value="1.846802" calcext:value-type="float">
            <text:p>1.846802</text:p>
          </table:table-cell>
          <table:table-cell office:value-type="float" office:value="1.797791" calcext:value-type="float">
            <text:p>1.797791</text:p>
          </table:table-cell>
          <table:table-cell office:value-type="float" office:value="2.29245" calcext:value-type="float">
            <text:p>2.29245</text:p>
          </table:table-cell>
          <table:table-cell office:value-type="float" office:value="2.266602" calcext:value-type="float">
            <text:p>2.266602</text:p>
          </table:table-cell>
          <table:table-cell office:value-type="float" office:value="3.084808" calcext:value-type="float">
            <text:p>3.084808</text:p>
          </table:table-cell>
          <table:table-cell office:value-type="float" office:value="3.070892" calcext:value-type="float">
            <text:p>3.070892</text:p>
          </table:table-cell>
          <table:table-cell office:value-type="float" office:value="4.093414" calcext:value-type="float">
            <text:p>4.093414</text:p>
          </table:table-cell>
          <table:table-cell office:value-type="float" office:value="4.07016" calcext:value-type="float">
            <text:p>4.07016</text:p>
          </table:table-cell>
          <table:table-cell office:value-type="float" office:value="4.976135" calcext:value-type="float">
            <text:p>4.976135</text:p>
          </table:table-cell>
          <table:table-cell office:value-type="float" office:value="4.940369" calcext:value-type="float">
            <text:p>4.940369</text:p>
          </table:table-cell>
          <table:table-cell office:value-type="float" office:value="5.766663" calcext:value-type="float">
            <text:p>5.766663</text:p>
          </table:table-cell>
          <table:table-cell office:value-type="float" office:value="5.720001" calcext:value-type="float">
            <text:p>5.720001</text:p>
          </table:table-cell>
          <table:table-cell office:value-type="float" office:value="6.473541" calcext:value-type="float">
            <text:p>6.473541</text:p>
          </table:table-cell>
          <table:table-cell office:value-type="float" office:value="6.421661" calcext:value-type="float">
            <text:p>6.421661</text:p>
          </table:table-cell>
          <table:table-cell office:value-type="float" office:value="6.93222" calcext:value-type="float">
            <text:p>6.93222</text:p>
          </table:table-cell>
          <table:table-cell office:value-type="float" office:value="6.880066" calcext:value-type="float">
            <text:p>6.880066</text:p>
          </table:table-cell>
          <table:table-cell office:value-type="float" office:value="2.065247" calcext:value-type="float">
            <text:p>2.065247</text:p>
          </table:table-cell>
          <table:table-cell office:value-type="float" office:value="-0.8417053" calcext:value-type="float">
            <text:p>-0.84170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1" calcext:value-type="float">
            <text:p>10032001</text:p>
          </table:table-cell>
          <table:table-cell office:value-type="float" office:value="14.64524" calcext:value-type="float">
            <text:p>14.64524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4.170652" calcext:value-type="float">
            <text:p>-4.170652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3976659" calcext:value-type="float">
            <text:p>0.3976659</text:p>
          </table:table-cell>
          <table:table-cell office:value-type="float" office:value="367.3255" calcext:value-type="float">
            <text:p>367.3255</text:p>
          </table:table-cell>
          <table:table-cell office:value-type="float" office:value="3.3655" calcext:value-type="float">
            <text:p>3.3655</text:p>
          </table:table-cell>
          <table:table-cell office:value-type="float" office:value="3.39856" calcext:value-type="float">
            <text:p>3.39856</text:p>
          </table:table-cell>
          <table:table-cell office:value-type="float" office:value="-0.364563" calcext:value-type="float">
            <text:p>-0.364563</text:p>
          </table:table-cell>
          <table:table-cell office:value-type="float" office:value="2.394867" calcext:value-type="float">
            <text:p>2.394867</text:p>
          </table:table-cell>
          <table:table-cell office:value-type="float" office:value="0.03967285" calcext:value-type="float">
            <text:p>0.03967285</text:p>
          </table:table-cell>
          <table:table-cell office:value-type="float" office:value="1.880829" calcext:value-type="float">
            <text:p>1.880829</text:p>
          </table:table-cell>
          <table:table-cell office:value-type="float" office:value="0.420929" calcext:value-type="float">
            <text:p>0.420929</text:p>
          </table:table-cell>
          <table:table-cell office:value-type="float" office:value="1.67334" calcext:value-type="float">
            <text:p>1.67334</text:p>
          </table:table-cell>
          <table:table-cell office:value-type="float" office:value="0.798645" calcext:value-type="float">
            <text:p>0.798645</text:p>
          </table:table-cell>
          <table:table-cell office:value-type="float" office:value="1.641388" calcext:value-type="float">
            <text:p>1.641388</text:p>
          </table:table-cell>
          <table:table-cell office:value-type="float" office:value="1.070435" calcext:value-type="float">
            <text:p>1.070435</text:p>
          </table:table-cell>
          <table:table-cell office:value-type="float" office:value="1.695862" calcext:value-type="float">
            <text:p>1.695862</text:p>
          </table:table-cell>
          <table:table-cell office:value-type="float" office:value="1.388947" calcext:value-type="float">
            <text:p>1.388947</text:p>
          </table:table-cell>
          <table:table-cell office:value-type="float" office:value="1.879822" calcext:value-type="float">
            <text:p>1.879822</text:p>
          </table:table-cell>
          <table:table-cell office:value-type="float" office:value="1.715485" calcext:value-type="float">
            <text:p>1.715485</text:p>
          </table:table-cell>
          <table:table-cell office:value-type="float" office:value="2.266571" calcext:value-type="float">
            <text:p>2.266571</text:p>
          </table:table-cell>
          <table:table-cell office:value-type="float" office:value="2.225677" calcext:value-type="float">
            <text:p>2.225677</text:p>
          </table:table-cell>
          <table:table-cell office:value-type="float" office:value="3.070679" calcext:value-type="float">
            <text:p>3.070679</text:p>
          </table:table-cell>
          <table:table-cell office:value-type="float" office:value="3.047577" calcext:value-type="float">
            <text:p>3.047577</text:p>
          </table:table-cell>
          <table:table-cell office:value-type="float" office:value="4.069916" calcext:value-type="float">
            <text:p>4.069916</text:p>
          </table:table-cell>
          <table:table-cell office:value-type="float" office:value="4.045197" calcext:value-type="float">
            <text:p>4.045197</text:p>
          </table:table-cell>
          <table:table-cell office:value-type="float" office:value="4.940002" calcext:value-type="float">
            <text:p>4.940002</text:p>
          </table:table-cell>
          <table:table-cell office:value-type="float" office:value="4.90451" calcext:value-type="float">
            <text:p>4.90451</text:p>
          </table:table-cell>
          <table:table-cell office:value-type="float" office:value="5.719513" calcext:value-type="float">
            <text:p>5.719513</text:p>
          </table:table-cell>
          <table:table-cell office:value-type="float" office:value="5.674347" calcext:value-type="float">
            <text:p>5.674347</text:p>
          </table:table-cell>
          <table:table-cell office:value-type="float" office:value="6.421112" calcext:value-type="float">
            <text:p>6.421112</text:p>
          </table:table-cell>
          <table:table-cell office:value-type="float" office:value="6.370483" calcext:value-type="float">
            <text:p>6.370483</text:p>
          </table:table-cell>
          <table:table-cell office:value-type="float" office:value="6.879547" calcext:value-type="float">
            <text:p>6.879547</text:p>
          </table:table-cell>
          <table:table-cell office:value-type="float" office:value="6.829285" calcext:value-type="float">
            <text:p>6.829285</text:p>
          </table:table-cell>
          <table:table-cell office:value-type="float" office:value="5.731506" calcext:value-type="float">
            <text:p>5.731506</text:p>
          </table:table-cell>
          <table:table-cell office:value-type="float" office:value="-1.589935" calcext:value-type="float">
            <text:p>-1.5899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1" calcext:value-type="float">
            <text:p>11032001</text:p>
          </table:table-cell>
          <table:table-cell office:value-type="float" office:value="15.02314" calcext:value-type="float">
            <text:p>15.02314</text:p>
          </table:table-cell>
          <table:table-cell office:value-type="float" office:value="-0.349343" calcext:value-type="float">
            <text:p>-0.349343</text:p>
          </table:table-cell>
          <table:table-cell office:value-type="float" office:value="-6.061766" calcext:value-type="float">
            <text:p>-6.061766</text:p>
          </table:table-cell>
          <table:table-cell office:value-type="float" office:value="0.5257087" calcext:value-type="float">
            <text:p>0.5257087</text:p>
          </table:table-cell>
          <table:table-cell office:value-type="float" office:value="0.3453363" calcext:value-type="float">
            <text:p>0.3453363</text:p>
          </table:table-cell>
          <table:table-cell office:value-type="float" office:value="378.3679" calcext:value-type="float">
            <text:p>378.3679</text:p>
          </table:table-cell>
          <table:table-cell office:value-type="float" office:value="10.0965" calcext:value-type="float">
            <text:p>10.0965</text:p>
          </table:table-cell>
          <table:table-cell office:value-type="float" office:value="0.5644836" calcext:value-type="float">
            <text:p>0.5644836</text:p>
          </table:table-cell>
          <table:table-cell office:value-type="float" office:value="-0.03533936" calcext:value-type="float">
            <text:p>-0.03533936</text:p>
          </table:table-cell>
          <table:table-cell office:value-type="float" office:value="0.730896" calcext:value-type="float">
            <text:p>0.730896</text:p>
          </table:table-cell>
          <table:table-cell office:value-type="float" office:value="0.3754272" calcext:value-type="float">
            <text:p>0.3754272</text:p>
          </table:table-cell>
          <table:table-cell office:value-type="float" office:value="0.9081421" calcext:value-type="float">
            <text:p>0.9081421</text:p>
          </table:table-cell>
          <table:table-cell office:value-type="float" office:value="0.703186" calcext:value-type="float">
            <text:p>0.703186</text:p>
          </table:table-cell>
          <table:table-cell office:value-type="float" office:value="1.283661" calcext:value-type="float">
            <text:p>1.283661</text:p>
          </table:table-cell>
          <table:table-cell office:value-type="float" office:value="1.011658" calcext:value-type="float">
            <text:p>1.011658</text:p>
          </table:table-cell>
          <table:table-cell office:value-type="float" office:value="1.487122" calcext:value-type="float">
            <text:p>1.487122</text:p>
          </table:table-cell>
          <table:table-cell office:value-type="float" office:value="1.2341" calcext:value-type="float">
            <text:p>1.2341</text:p>
          </table:table-cell>
          <table:table-cell office:value-type="float" office:value="1.689636" calcext:value-type="float">
            <text:p>1.689636</text:p>
          </table:table-cell>
          <table:table-cell office:value-type="float" office:value="1.493042" calcext:value-type="float">
            <text:p>1.493042</text:p>
          </table:table-cell>
          <table:table-cell office:value-type="float" office:value="1.885132" calcext:value-type="float">
            <text:p>1.885132</text:p>
          </table:table-cell>
          <table:table-cell office:value-type="float" office:value="1.775116" calcext:value-type="float">
            <text:p>1.775116</text:p>
          </table:table-cell>
          <table:table-cell office:value-type="float" office:value="2.256561" calcext:value-type="float">
            <text:p>2.256561</text:p>
          </table:table-cell>
          <table:table-cell office:value-type="float" office:value="2.234039" calcext:value-type="float">
            <text:p>2.234039</text:p>
          </table:table-cell>
          <table:table-cell office:value-type="float" office:value="3.047333" calcext:value-type="float">
            <text:p>3.047333</text:p>
          </table:table-cell>
          <table:table-cell office:value-type="float" office:value="3.03183" calcext:value-type="float">
            <text:p>3.03183</text:p>
          </table:table-cell>
          <table:table-cell office:value-type="float" office:value="4.044952" calcext:value-type="float">
            <text:p>4.044952</text:p>
          </table:table-cell>
          <table:table-cell office:value-type="float" office:value="4.017914" calcext:value-type="float">
            <text:p>4.017914</text:p>
          </table:table-cell>
          <table:table-cell office:value-type="float" office:value="4.904144" calcext:value-type="float">
            <text:p>4.904144</text:p>
          </table:table-cell>
          <table:table-cell office:value-type="float" office:value="4.868469" calcext:value-type="float">
            <text:p>4.868469</text:p>
          </table:table-cell>
          <table:table-cell office:value-type="float" office:value="5.67392" calcext:value-type="float">
            <text:p>5.67392</text:p>
          </table:table-cell>
          <table:table-cell office:value-type="float" office:value="5.629791" calcext:value-type="float">
            <text:p>5.629791</text:p>
          </table:table-cell>
          <table:table-cell office:value-type="float" office:value="6.369965" calcext:value-type="float">
            <text:p>6.369965</text:p>
          </table:table-cell>
          <table:table-cell office:value-type="float" office:value="6.32074" calcext:value-type="float">
            <text:p>6.32074</text:p>
          </table:table-cell>
          <table:table-cell office:value-type="float" office:value="6.828766" calcext:value-type="float">
            <text:p>6.828766</text:p>
          </table:table-cell>
          <table:table-cell office:value-type="float" office:value="6.779266" calcext:value-type="float">
            <text:p>6.779266</text:p>
          </table:table-cell>
          <table:table-cell office:value-type="float" office:value="0.2008972" calcext:value-type="float">
            <text:p>0.2008972</text:p>
          </table:table-cell>
          <table:table-cell office:value-type="float" office:value="-0.5520935" calcext:value-type="float">
            <text:p>-0.55209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1" calcext:value-type="float">
            <text:p>12032001</text:p>
          </table:table-cell>
          <table:table-cell office:value-type="float" office:value="10.87857" calcext:value-type="float">
            <text:p>10.87857</text:p>
          </table:table-cell>
          <table:table-cell office:value-type="float" office:value="5.206212" calcext:value-type="float">
            <text:p>5.206212</text:p>
          </table:table-cell>
          <table:table-cell office:value-type="float" office:value="-5.536469" calcext:value-type="float">
            <text:p>-5.536469</text:p>
          </table:table-cell>
          <table:table-cell office:value-type="float" office:value="0.7131598" calcext:value-type="float">
            <text:p>0.7131598</text:p>
          </table:table-cell>
          <table:table-cell office:value-type="float" office:value="0.3592114" calcext:value-type="float">
            <text:p>0.3592114</text:p>
          </table:table-cell>
          <table:table-cell office:value-type="float" office:value="374.6918" calcext:value-type="float">
            <text:p>374.6918</text:p>
          </table:table-cell>
          <table:table-cell office:value-type="float" office:value="0" calcext:value-type="float">
            <text:p>0</text:p>
          </table:table-cell>
          <table:table-cell office:value-type="float" office:value="0.7722778" calcext:value-type="float">
            <text:p>0.7722778</text:p>
          </table:table-cell>
          <table:table-cell office:value-type="float" office:value="0.5470886" calcext:value-type="float">
            <text:p>0.5470886</text:p>
          </table:table-cell>
          <table:table-cell office:value-type="float" office:value="0.8626099" calcext:value-type="float">
            <text:p>0.8626099</text:p>
          </table:table-cell>
          <table:table-cell office:value-type="float" office:value="0.731781" calcext:value-type="float">
            <text:p>0.731781</text:p>
          </table:table-cell>
          <table:table-cell office:value-type="float" office:value="1.008026" calcext:value-type="float">
            <text:p>1.008026</text:p>
          </table:table-cell>
          <table:table-cell office:value-type="float" office:value="0.9093628" calcext:value-type="float">
            <text:p>0.9093628</text:p>
          </table:table-cell>
          <table:table-cell office:value-type="float" office:value="1.191071" calcext:value-type="float">
            <text:p>1.191071</text:p>
          </table:table-cell>
          <table:table-cell office:value-type="float" office:value="1.114044" calcext:value-type="float">
            <text:p>1.114044</text:p>
          </table:table-cell>
          <table:table-cell office:value-type="float" office:value="1.346252" calcext:value-type="float">
            <text:p>1.346252</text:p>
          </table:table-cell>
          <table:table-cell office:value-type="float" office:value="1.284393" calcext:value-type="float">
            <text:p>1.284393</text:p>
          </table:table-cell>
          <table:table-cell office:value-type="float" office:value="1.549927" calcext:value-type="float">
            <text:p>1.549927</text:p>
          </table:table-cell>
          <table:table-cell office:value-type="float" office:value="1.50592" calcext:value-type="float">
            <text:p>1.50592</text:p>
          </table:table-cell>
          <table:table-cell office:value-type="float" office:value="1.800262" calcext:value-type="float">
            <text:p>1.800262</text:p>
          </table:table-cell>
          <table:table-cell office:value-type="float" office:value="1.776978" calcext:value-type="float">
            <text:p>1.776978</text:p>
          </table:table-cell>
          <table:table-cell office:value-type="float" office:value="2.233734" calcext:value-type="float">
            <text:p>2.233734</text:p>
          </table:table-cell>
          <table:table-cell office:value-type="float" office:value="2.224365" calcext:value-type="float">
            <text:p>2.224365</text:p>
          </table:table-cell>
          <table:table-cell office:value-type="float" office:value="3.031616" calcext:value-type="float">
            <text:p>3.031616</text:p>
          </table:table-cell>
          <table:table-cell office:value-type="float" office:value="3.011383" calcext:value-type="float">
            <text:p>3.011383</text:p>
          </table:table-cell>
          <table:table-cell office:value-type="float" office:value="4.017639" calcext:value-type="float">
            <text:p>4.017639</text:p>
          </table:table-cell>
          <table:table-cell office:value-type="float" office:value="3.990845" calcext:value-type="float">
            <text:p>3.990845</text:p>
          </table:table-cell>
          <table:table-cell office:value-type="float" office:value="4.868073" calcext:value-type="float">
            <text:p>4.868073</text:p>
          </table:table-cell>
          <table:table-cell office:value-type="float" office:value="4.832581" calcext:value-type="float">
            <text:p>4.832581</text:p>
          </table:table-cell>
          <table:table-cell office:value-type="float" office:value="5.629333" calcext:value-type="float">
            <text:p>5.629333</text:p>
          </table:table-cell>
          <table:table-cell office:value-type="float" office:value="5.586212" calcext:value-type="float">
            <text:p>5.586212</text:p>
          </table:table-cell>
          <table:table-cell office:value-type="float" office:value="6.320282" calcext:value-type="float">
            <text:p>6.320282</text:p>
          </table:table-cell>
          <table:table-cell office:value-type="float" office:value="6.272308" calcext:value-type="float">
            <text:p>6.272308</text:p>
          </table:table-cell>
          <table:table-cell office:value-type="float" office:value="6.778748" calcext:value-type="float">
            <text:p>6.778748</text:p>
          </table:table-cell>
          <table:table-cell office:value-type="float" office:value="6.73172" calcext:value-type="float">
            <text:p>6.73172</text:p>
          </table:table-cell>
          <table:table-cell office:value-type="float" office:value="0.6120605" calcext:value-type="float">
            <text:p>0.6120605</text:p>
          </table:table-cell>
          <table:table-cell office:value-type="float" office:value="0.1949158" calcext:value-type="float">
            <text:p>0.19491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1" calcext:value-type="float">
            <text:p>13032001</text:p>
          </table:table-cell>
          <table:table-cell office:value-type="float" office:value="16.46091" calcext:value-type="float">
            <text:p>16.46091</text:p>
          </table:table-cell>
          <table:table-cell office:value-type="float" office:value="10.20621" calcext:value-type="float">
            <text:p>10.20621</text:p>
          </table:table-cell>
          <table:table-cell office:value-type="float" office:value="-2.028963" calcext:value-type="float">
            <text:p>-2.028963</text:p>
          </table:table-cell>
          <table:table-cell office:value-type="float" office:value="0.8439949" calcext:value-type="float">
            <text:p>0.8439949</text:p>
          </table:table-cell>
          <table:table-cell office:value-type="float" office:value="0.4654596" calcext:value-type="float">
            <text:p>0.4654596</text:p>
          </table:table-cell>
          <table:table-cell office:value-type="float" office:value="371.7648" calcext:value-type="float">
            <text:p>371.7648</text:p>
          </table:table-cell>
          <table:table-cell office:value-type="float" office:value="0" calcext:value-type="float">
            <text:p>0</text:p>
          </table:table-cell>
          <table:table-cell office:value-type="float" office:value="1.025665" calcext:value-type="float">
            <text:p>1.025665</text:p>
          </table:table-cell>
          <table:table-cell office:value-type="float" office:value="0.7928467" calcext:value-type="float">
            <text:p>0.7928467</text:p>
          </table:table-cell>
          <table:table-cell office:value-type="float" office:value="1.097412" calcext:value-type="float">
            <text:p>1.097412</text:p>
          </table:table-cell>
          <table:table-cell office:value-type="float" office:value="0.8722839" calcext:value-type="float">
            <text:p>0.8722839</text:p>
          </table:table-cell>
          <table:table-cell office:value-type="float" office:value="1.20285" calcext:value-type="float">
            <text:p>1.20285</text:p>
          </table:table-cell>
          <table:table-cell office:value-type="float" office:value="1.0112" calcext:value-type="float">
            <text:p>1.0112</text:p>
          </table:table-cell>
          <table:table-cell office:value-type="float" office:value="1.35675" calcext:value-type="float">
            <text:p>1.35675</text:p>
          </table:table-cell>
          <table:table-cell office:value-type="float" office:value="1.192505" calcext:value-type="float">
            <text:p>1.192505</text:p>
          </table:table-cell>
          <table:table-cell office:value-type="float" office:value="1.486298" calcext:value-type="float">
            <text:p>1.486298</text:p>
          </table:table-cell>
          <table:table-cell office:value-type="float" office:value="1.34729" calcext:value-type="float">
            <text:p>1.34729</text:p>
          </table:table-cell>
          <table:table-cell office:value-type="float" office:value="1.659515" calcext:value-type="float">
            <text:p>1.659515</text:p>
          </table:table-cell>
          <table:table-cell office:value-type="float" office:value="1.550568" calcext:value-type="float">
            <text:p>1.550568</text:p>
          </table:table-cell>
          <table:table-cell office:value-type="float" office:value="1.876404" calcext:value-type="float">
            <text:p>1.876404</text:p>
          </table:table-cell>
          <table:table-cell office:value-type="float" office:value="1.800629" calcext:value-type="float">
            <text:p>1.800629</text:p>
          </table:table-cell>
          <table:table-cell office:value-type="float" office:value="2.249756" calcext:value-type="float">
            <text:p>2.249756</text:p>
          </table:table-cell>
          <table:table-cell office:value-type="float" office:value="2.224609" calcext:value-type="float">
            <text:p>2.224609</text:p>
          </table:table-cell>
          <table:table-cell office:value-type="float" office:value="3.0112" calcext:value-type="float">
            <text:p>3.0112</text:p>
          </table:table-cell>
          <table:table-cell office:value-type="float" office:value="2.998749" calcext:value-type="float">
            <text:p>2.998749</text:p>
          </table:table-cell>
          <table:table-cell office:value-type="float" office:value="3.99057" calcext:value-type="float">
            <text:p>3.99057</text:p>
          </table:table-cell>
          <table:table-cell office:value-type="float" office:value="3.964264" calcext:value-type="float">
            <text:p>3.964264</text:p>
          </table:table-cell>
          <table:table-cell office:value-type="float" office:value="4.832214" calcext:value-type="float">
            <text:p>4.832214</text:p>
          </table:table-cell>
          <table:table-cell office:value-type="float" office:value="4.797211" calcext:value-type="float">
            <text:p>4.797211</text:p>
          </table:table-cell>
          <table:table-cell office:value-type="float" office:value="5.585754" calcext:value-type="float">
            <text:p>5.585754</text:p>
          </table:table-cell>
          <table:table-cell office:value-type="float" office:value="5.543457" calcext:value-type="float">
            <text:p>5.543457</text:p>
          </table:table-cell>
          <table:table-cell office:value-type="float" office:value="6.27182" calcext:value-type="float">
            <text:p>6.27182</text:p>
          </table:table-cell>
          <table:table-cell office:value-type="float" office:value="6.225281" calcext:value-type="float">
            <text:p>6.225281</text:p>
          </table:table-cell>
          <table:table-cell office:value-type="float" office:value="6.731201" calcext:value-type="float">
            <text:p>6.731201</text:p>
          </table:table-cell>
          <table:table-cell office:value-type="float" office:value="6.684387" calcext:value-type="float">
            <text:p>6.684387</text:p>
          </table:table-cell>
          <table:table-cell office:value-type="float" office:value="0.8977661" calcext:value-type="float">
            <text:p>0.8977661</text:p>
          </table:table-cell>
          <table:table-cell office:value-type="float" office:value="0.6566467" calcext:value-type="float">
            <text:p>0.65664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1" calcext:value-type="float">
            <text:p>14032001</text:p>
          </table:table-cell>
          <table:table-cell office:value-type="float" office:value="17.11572" calcext:value-type="float">
            <text:p>17.11572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1.97326" calcext:value-type="float">
            <text:p>1.97326</text:p>
          </table:table-cell>
          <table:table-cell office:value-type="float" office:value="0.9969426" calcext:value-type="float">
            <text:p>0.9969426</text:p>
          </table:table-cell>
          <table:table-cell office:value-type="float" office:value="0.6205564" calcext:value-type="float">
            <text:p>0.6205564</text:p>
          </table:table-cell>
          <table:table-cell office:value-type="float" office:value="375.2942" calcext:value-type="float">
            <text:p>375.2942</text:p>
          </table:table-cell>
          <table:table-cell office:value-type="float" office:value="0" calcext:value-type="float">
            <text:p>0</text:p>
          </table:table-cell>
          <table:table-cell office:value-type="float" office:value="9.587463" calcext:value-type="float">
            <text:p>9.587463</text:p>
          </table:table-cell>
          <table:table-cell office:value-type="float" office:value="0.936676" calcext:value-type="float">
            <text:p>0.936676</text:p>
          </table:table-cell>
          <table:table-cell office:value-type="float" office:value="6.66153" calcext:value-type="float">
            <text:p>6.66153</text:p>
          </table:table-cell>
          <table:table-cell office:value-type="float" office:value="1.068542" calcext:value-type="float">
            <text:p>1.068542</text:p>
          </table:table-cell>
          <table:table-cell office:value-type="float" office:value="5.036285" calcext:value-type="float">
            <text:p>5.036285</text:p>
          </table:table-cell>
          <table:table-cell office:value-type="float" office:value="1.202667" calcext:value-type="float">
            <text:p>1.202667</text:p>
          </table:table-cell>
          <table:table-cell office:value-type="float" office:value="3.963806" calcext:value-type="float">
            <text:p>3.963806</text:p>
          </table:table-cell>
          <table:table-cell office:value-type="float" office:value="1.357483" calcext:value-type="float">
            <text:p>1.357483</text:p>
          </table:table-cell>
          <table:table-cell office:value-type="float" office:value="3.413391" calcext:value-type="float">
            <text:p>3.413391</text:p>
          </table:table-cell>
          <table:table-cell office:value-type="float" office:value="1.487" calcext:value-type="float">
            <text:p>1.487</text:p>
          </table:table-cell>
          <table:table-cell office:value-type="float" office:value="2.94223" calcext:value-type="float">
            <text:p>2.94223</text:p>
          </table:table-cell>
          <table:table-cell office:value-type="float" office:value="1.660065" calcext:value-type="float">
            <text:p>1.660065</text:p>
          </table:table-cell>
          <table:table-cell office:value-type="float" office:value="2.628296" calcext:value-type="float">
            <text:p>2.628296</text:p>
          </table:table-cell>
          <table:table-cell office:value-type="float" office:value="1.876862" calcext:value-type="float">
            <text:p>1.876862</text:p>
          </table:table-cell>
          <table:table-cell office:value-type="float" office:value="2.405365" calcext:value-type="float">
            <text:p>2.405365</text:p>
          </table:table-cell>
          <table:table-cell office:value-type="float" office:value="2.250153" calcext:value-type="float">
            <text:p>2.250153</text:p>
          </table:table-cell>
          <table:table-cell office:value-type="float" office:value="3.004303" calcext:value-type="float">
            <text:p>3.004303</text:p>
          </table:table-cell>
          <table:table-cell office:value-type="float" office:value="2.997223" calcext:value-type="float">
            <text:p>2.997223</text:p>
          </table:table-cell>
          <table:table-cell office:value-type="float" office:value="3.963989" calcext:value-type="float">
            <text:p>3.963989</text:p>
          </table:table-cell>
          <table:table-cell office:value-type="float" office:value="3.940125" calcext:value-type="float">
            <text:p>3.940125</text:p>
          </table:table-cell>
          <table:table-cell office:value-type="float" office:value="4.796844" calcext:value-type="float">
            <text:p>4.796844</text:p>
          </table:table-cell>
          <table:table-cell office:value-type="float" office:value="4.762482" calcext:value-type="float">
            <text:p>4.762482</text:p>
          </table:table-cell>
          <table:table-cell office:value-type="float" office:value="5.54303" calcext:value-type="float">
            <text:p>5.54303</text:p>
          </table:table-cell>
          <table:table-cell office:value-type="float" office:value="5.501556" calcext:value-type="float">
            <text:p>5.501556</text:p>
          </table:table-cell>
          <table:table-cell office:value-type="float" office:value="6.224792" calcext:value-type="float">
            <text:p>6.224792</text:p>
          </table:table-cell>
          <table:table-cell office:value-type="float" office:value="6.179413" calcext:value-type="float">
            <text:p>6.179413</text:p>
          </table:table-cell>
          <table:table-cell office:value-type="float" office:value="6.683899" calcext:value-type="float">
            <text:p>6.683899</text:p>
          </table:table-cell>
          <table:table-cell office:value-type="float" office:value="6.638367" calcext:value-type="float">
            <text:p>6.638367</text:p>
          </table:table-cell>
          <table:table-cell office:value-type="float" office:value="12.45364" calcext:value-type="float">
            <text:p>12.45364</text:p>
          </table:table-cell>
          <table:table-cell office:value-type="float" office:value="0.5625916" calcext:value-type="float">
            <text:p>0.56259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1" calcext:value-type="float">
            <text:p>15032001</text:p>
          </table:table-cell>
          <table:table-cell office:value-type="float" office:value="18.96271" calcext:value-type="float">
            <text:p>18.96271</text:p>
          </table:table-cell>
          <table:table-cell office:value-type="float" office:value="4.650657" calcext:value-type="float">
            <text:p>4.650657</text:p>
          </table:table-cell>
          <table:table-cell office:value-type="float" office:value="0.138269" calcext:value-type="float">
            <text:p>0.138269</text:p>
          </table:table-cell>
          <table:table-cell office:value-type="float" office:value="0.7072372" calcext:value-type="float">
            <text:p>0.7072372</text:p>
          </table:table-cell>
          <table:table-cell office:value-type="float" office:value="0.5444653" calcext:value-type="float">
            <text:p>0.5444653</text:p>
          </table:table-cell>
          <table:table-cell office:value-type="float" office:value="374.9644" calcext:value-type="float">
            <text:p>374.9644</text:p>
          </table:table-cell>
          <table:table-cell office:value-type="float" office:value="0" calcext:value-type="float">
            <text:p>0</text:p>
          </table:table-cell>
          <table:table-cell office:value-type="float" office:value="18.73709" calcext:value-type="float">
            <text:p>18.73709</text:p>
          </table:table-cell>
          <table:table-cell office:value-type="float" office:value="0.1824036" calcext:value-type="float">
            <text:p>0.1824036</text:p>
          </table:table-cell>
          <table:table-cell office:value-type="float" office:value="13.16931" calcext:value-type="float">
            <text:p>13.16931</text:p>
          </table:table-cell>
          <table:table-cell office:value-type="float" office:value="1.143616" calcext:value-type="float">
            <text:p>1.143616</text:p>
          </table:table-cell>
          <table:table-cell office:value-type="float" office:value="9.814636" calcext:value-type="float">
            <text:p>9.814636</text:p>
          </table:table-cell>
          <table:table-cell office:value-type="float" office:value="1.791809" calcext:value-type="float">
            <text:p>1.791809</text:p>
          </table:table-cell>
          <table:table-cell office:value-type="float" office:value="7.427094" calcext:value-type="float">
            <text:p>7.427094</text:p>
          </table:table-cell>
          <table:table-cell office:value-type="float" office:value="2.248138" calcext:value-type="float">
            <text:p>2.248138</text:p>
          </table:table-cell>
          <table:table-cell office:value-type="float" office:value="6.090179" calcext:value-type="float">
            <text:p>6.090179</text:p>
          </table:table-cell>
          <table:table-cell office:value-type="float" office:value="2.453949" calcext:value-type="float">
            <text:p>2.453949</text:p>
          </table:table-cell>
          <table:table-cell office:value-type="float" office:value="4.83371" calcext:value-type="float">
            <text:p>4.83371</text:p>
          </table:table-cell>
          <table:table-cell office:value-type="float" office:value="2.631378" calcext:value-type="float">
            <text:p>2.631378</text:p>
          </table:table-cell>
          <table:table-cell office:value-type="float" office:value="4.065308" calcext:value-type="float">
            <text:p>4.065308</text:p>
          </table:table-cell>
          <table:table-cell office:value-type="float" office:value="2.641998" calcext:value-type="float">
            <text:p>2.641998</text:p>
          </table:table-cell>
          <table:table-cell office:value-type="float" office:value="3.051208" calcext:value-type="float">
            <text:p>3.051208</text:p>
          </table:table-cell>
          <table:table-cell office:value-type="float" office:value="2.411896" calcext:value-type="float">
            <text:p>2.411896</text:p>
          </table:table-cell>
          <table:table-cell office:value-type="float" office:value="3.135406" calcext:value-type="float">
            <text:p>3.135406</text:p>
          </table:table-cell>
          <table:table-cell office:value-type="float" office:value="3.004883" calcext:value-type="float">
            <text:p>3.004883</text:p>
          </table:table-cell>
          <table:table-cell office:value-type="float" office:value="3.939941" calcext:value-type="float">
            <text:p>3.939941</text:p>
          </table:table-cell>
          <table:table-cell office:value-type="float" office:value="3.932312" calcext:value-type="float">
            <text:p>3.932312</text:p>
          </table:table-cell>
          <table:table-cell office:value-type="float" office:value="4.762146" calcext:value-type="float">
            <text:p>4.762146</text:p>
          </table:table-cell>
          <table:table-cell office:value-type="float" office:value="4.731415" calcext:value-type="float">
            <text:p>4.731415</text:p>
          </table:table-cell>
          <table:table-cell office:value-type="float" office:value="5.501099" calcext:value-type="float">
            <text:p>5.501099</text:p>
          </table:table-cell>
          <table:table-cell office:value-type="float" office:value="5.461151" calcext:value-type="float">
            <text:p>5.461151</text:p>
          </table:table-cell>
          <table:table-cell office:value-type="float" office:value="6.178986" calcext:value-type="float">
            <text:p>6.178986</text:p>
          </table:table-cell>
          <table:table-cell office:value-type="float" office:value="6.134491" calcext:value-type="float">
            <text:p>6.134491</text:p>
          </table:table-cell>
          <table:table-cell office:value-type="float" office:value="6.637909" calcext:value-type="float">
            <text:p>6.637909</text:p>
          </table:table-cell>
          <table:table-cell office:value-type="float" office:value="6.593018" calcext:value-type="float">
            <text:p>6.593018</text:p>
          </table:table-cell>
          <table:table-cell office:value-type="float" office:value="24.3605" calcext:value-type="float">
            <text:p>24.3605</text:p>
          </table:table-cell>
          <table:table-cell office:value-type="float" office:value="-1.402405" calcext:value-type="float">
            <text:p>-1.4024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1" calcext:value-type="float">
            <text:p>16032001</text:p>
          </table:table-cell>
          <table:table-cell office:value-type="float" office:value="15.14738" calcext:value-type="float">
            <text:p>15.14738</text:p>
          </table:table-cell>
          <table:table-cell office:value-type="float" office:value="6.317323" calcext:value-type="float">
            <text:p>6.317323</text:p>
          </table:table-cell>
          <table:table-cell office:value-type="float" office:value="-2.342038" calcext:value-type="float">
            <text:p>-2.342038</text:p>
          </table:table-cell>
          <table:table-cell office:value-type="float" office:value="0.7383401" calcext:value-type="float">
            <text:p>0.7383401</text:p>
          </table:table-cell>
          <table:table-cell office:value-type="float" office:value="0.454942" calcext:value-type="float">
            <text:p>0.454942</text:p>
          </table:table-cell>
          <table:table-cell office:value-type="float" office:value="371.6527" calcext:value-type="float">
            <text:p>371.6527</text:p>
          </table:table-cell>
          <table:table-cell office:value-type="float" office:value="0" calcext:value-type="float">
            <text:p>0</text:p>
          </table:table-cell>
          <table:table-cell office:value-type="float" office:value="17.47427" calcext:value-type="float">
            <text:p>17.47427</text:p>
          </table:table-cell>
          <table:table-cell office:value-type="float" office:value="-0.3564148" calcext:value-type="float">
            <text:p>-0.3564148</text:p>
          </table:table-cell>
          <table:table-cell office:value-type="float" office:value="12.74438" calcext:value-type="float">
            <text:p>12.74438</text:p>
          </table:table-cell>
          <table:table-cell office:value-type="float" office:value="1.014435" calcext:value-type="float">
            <text:p>1.014435</text:p>
          </table:table-cell>
          <table:table-cell office:value-type="float" office:value="9.559265" calcext:value-type="float">
            <text:p>9.559265</text:p>
          </table:table-cell>
          <table:table-cell office:value-type="float" office:value="2.129181" calcext:value-type="float">
            <text:p>2.129181</text:p>
          </table:table-cell>
          <table:table-cell office:value-type="float" office:value="7.401154" calcext:value-type="float">
            <text:p>7.401154</text:p>
          </table:table-cell>
          <table:table-cell office:value-type="float" office:value="2.938873" calcext:value-type="float">
            <text:p>2.938873</text:p>
          </table:table-cell>
          <table:table-cell office:value-type="float" office:value="6.245087" calcext:value-type="float">
            <text:p>6.245087</text:p>
          </table:table-cell>
          <table:table-cell office:value-type="float" office:value="3.33963" calcext:value-type="float">
            <text:p>3.33963</text:p>
          </table:table-cell>
          <table:table-cell office:value-type="float" office:value="5.194336" calcext:value-type="float">
            <text:p>5.194336</text:p>
          </table:table-cell>
          <table:table-cell office:value-type="float" office:value="3.640991" calcext:value-type="float">
            <text:p>3.640991</text:p>
          </table:table-cell>
          <table:table-cell office:value-type="float" office:value="4.54187" calcext:value-type="float">
            <text:p>4.54187</text:p>
          </table:table-cell>
          <table:table-cell office:value-type="float" office:value="3.608978" calcext:value-type="float">
            <text:p>3.608978</text:p>
          </table:table-cell>
          <table:table-cell office:value-type="float" office:value="3.667755" calcext:value-type="float">
            <text:p>3.667755</text:p>
          </table:table-cell>
          <table:table-cell office:value-type="float" office:value="3.063843" calcext:value-type="float">
            <text:p>3.063843</text:p>
          </table:table-cell>
          <table:table-cell office:value-type="float" office:value="3.423767" calcext:value-type="float">
            <text:p>3.423767</text:p>
          </table:table-cell>
          <table:table-cell office:value-type="float" office:value="3.13797" calcext:value-type="float">
            <text:p>3.13797</text:p>
          </table:table-cell>
          <table:table-cell office:value-type="float" office:value="3.974854" calcext:value-type="float">
            <text:p>3.974854</text:p>
          </table:table-cell>
          <table:table-cell office:value-type="float" office:value="3.93396" calcext:value-type="float">
            <text:p>3.93396</text:p>
          </table:table-cell>
          <table:table-cell office:value-type="float" office:value="4.73114" calcext:value-type="float">
            <text:p>4.73114</text:p>
          </table:table-cell>
          <table:table-cell office:value-type="float" office:value="4.712494" calcext:value-type="float">
            <text:p>4.712494</text:p>
          </table:table-cell>
          <table:table-cell office:value-type="float" office:value="5.460724" calcext:value-type="float">
            <text:p>5.460724</text:p>
          </table:table-cell>
          <table:table-cell office:value-type="float" office:value="5.423035" calcext:value-type="float">
            <text:p>5.423035</text:p>
          </table:table-cell>
          <table:table-cell office:value-type="float" office:value="6.134033" calcext:value-type="float">
            <text:p>6.134033</text:p>
          </table:table-cell>
          <table:table-cell office:value-type="float" office:value="6.090637" calcext:value-type="float">
            <text:p>6.090637</text:p>
          </table:table-cell>
          <table:table-cell office:value-type="float" office:value="6.59256" calcext:value-type="float">
            <text:p>6.59256</text:p>
          </table:table-cell>
          <table:table-cell office:value-type="float" office:value="6.548584" calcext:value-type="float">
            <text:p>6.548584</text:p>
          </table:table-cell>
          <table:table-cell office:value-type="float" office:value="21.64481" calcext:value-type="float">
            <text:p>21.64481</text:p>
          </table:table-cell>
          <table:table-cell office:value-type="float" office:value="-2.682648" calcext:value-type="float">
            <text:p>-2.6826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1" calcext:value-type="float">
            <text:p>17032001</text:p>
          </table:table-cell>
          <table:table-cell office:value-type="float" office:value="19.38219" calcext:value-type="float">
            <text:p>19.38219</text:p>
          </table:table-cell>
          <table:table-cell office:value-type="float" office:value="8.539546" calcext:value-type="float">
            <text:p>8.539546</text:p>
          </table:table-cell>
          <table:table-cell office:value-type="float" office:value="-5.51979" calcext:value-type="float">
            <text:p>-5.51979</text:p>
          </table:table-cell>
          <table:table-cell office:value-type="float" office:value="0.7966344" calcext:value-type="float">
            <text:p>0.7966344</text:p>
          </table:table-cell>
          <table:table-cell office:value-type="float" office:value="0.3596604" calcext:value-type="float">
            <text:p>0.3596604</text:p>
          </table:table-cell>
          <table:table-cell office:value-type="float" office:value="372.3772" calcext:value-type="float">
            <text:p>372.3772</text:p>
          </table:table-cell>
          <table:table-cell office:value-type="float" office:value="0" calcext:value-type="float">
            <text:p>0</text:p>
          </table:table-cell>
          <table:table-cell office:value-type="float" office:value="21.78851" calcext:value-type="float">
            <text:p>21.78851</text:p>
          </table:table-cell>
          <table:table-cell office:value-type="float" office:value="-0.933197" calcext:value-type="float">
            <text:p>-0.933197</text:p>
          </table:table-cell>
          <table:table-cell office:value-type="float" office:value="15.44513" calcext:value-type="float">
            <text:p>15.44513</text:p>
          </table:table-cell>
          <table:table-cell office:value-type="float" office:value="0.615387" calcext:value-type="float">
            <text:p>0.615387</text:p>
          </table:table-cell>
          <table:table-cell office:value-type="float" office:value="11.44843" calcext:value-type="float">
            <text:p>11.44843</text:p>
          </table:table-cell>
          <table:table-cell office:value-type="float" office:value="1.914764" calcext:value-type="float">
            <text:p>1.914764</text:p>
          </table:table-cell>
          <table:table-cell office:value-type="float" office:value="8.685181" calcext:value-type="float">
            <text:p>8.685181</text:p>
          </table:table-cell>
          <table:table-cell office:value-type="float" office:value="2.908478" calcext:value-type="float">
            <text:p>2.908478</text:p>
          </table:table-cell>
          <table:table-cell office:value-type="float" office:value="7.203674" calcext:value-type="float">
            <text:p>7.203674</text:p>
          </table:table-cell>
          <table:table-cell office:value-type="float" office:value="3.420288" calcext:value-type="float">
            <text:p>3.420288</text:p>
          </table:table-cell>
          <table:table-cell office:value-type="float" office:value="5.916412" calcext:value-type="float">
            <text:p>5.916412</text:p>
          </table:table-cell>
          <table:table-cell office:value-type="float" office:value="3.852509" calcext:value-type="float">
            <text:p>3.852509</text:p>
          </table:table-cell>
          <table:table-cell office:value-type="float" office:value="5.123322" calcext:value-type="float">
            <text:p>5.123322</text:p>
          </table:table-cell>
          <table:table-cell office:value-type="float" office:value="3.924347" calcext:value-type="float">
            <text:p>3.924347</text:p>
          </table:table-cell>
          <table:table-cell office:value-type="float" office:value="4.090576" calcext:value-type="float">
            <text:p>4.090576</text:p>
          </table:table-cell>
          <table:table-cell office:value-type="float" office:value="3.676575" calcext:value-type="float">
            <text:p>3.676575</text:p>
          </table:table-cell>
          <table:table-cell office:value-type="float" office:value="3.715179" calcext:value-type="float">
            <text:p>3.715179</text:p>
          </table:table-cell>
          <table:table-cell office:value-type="float" office:value="3.427002" calcext:value-type="float">
            <text:p>3.427002</text:p>
          </table:table-cell>
          <table:table-cell office:value-type="float" office:value="4.060577" calcext:value-type="float">
            <text:p>4.060577</text:p>
          </table:table-cell>
          <table:table-cell office:value-type="float" office:value="3.975525" calcext:value-type="float">
            <text:p>3.975525</text:p>
          </table:table-cell>
          <table:table-cell office:value-type="float" office:value="4.71405" calcext:value-type="float">
            <text:p>4.71405</text:p>
          </table:table-cell>
          <table:table-cell office:value-type="float" office:value="4.710327" calcext:value-type="float">
            <text:p>4.710327</text:p>
          </table:table-cell>
          <table:table-cell office:value-type="float" office:value="5.422638" calcext:value-type="float">
            <text:p>5.422638</text:p>
          </table:table-cell>
          <table:table-cell office:value-type="float" office:value="5.390869" calcext:value-type="float">
            <text:p>5.390869</text:p>
          </table:table-cell>
          <table:table-cell office:value-type="float" office:value="6.090179" calcext:value-type="float">
            <text:p>6.090179</text:p>
          </table:table-cell>
          <table:table-cell office:value-type="float" office:value="6.048553" calcext:value-type="float">
            <text:p>6.048553</text:p>
          </table:table-cell>
          <table:table-cell office:value-type="float" office:value="6.548126" calcext:value-type="float">
            <text:p>6.548126</text:p>
          </table:table-cell>
          <table:table-cell office:value-type="float" office:value="6.505005" calcext:value-type="float">
            <text:p>6.505005</text:p>
          </table:table-cell>
          <table:table-cell office:value-type="float" office:value="26.49765" calcext:value-type="float">
            <text:p>26.49765</text:p>
          </table:table-cell>
          <table:table-cell office:value-type="float" office:value="-4.406311" calcext:value-type="float">
            <text:p>-4.4063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1" calcext:value-type="float">
            <text:p>18032001</text:p>
          </table:table-cell>
          <table:table-cell office:value-type="float" office:value="19.66092" calcext:value-type="float">
            <text:p>19.66092</text:p>
          </table:table-cell>
          <table:table-cell office:value-type="float" office:value="9.095101" calcext:value-type="float">
            <text:p>9.095101</text:p>
          </table:table-cell>
          <table:table-cell office:value-type="float" office:value="-4.024516" calcext:value-type="float">
            <text:p>-4.024516</text:p>
          </table:table-cell>
          <table:table-cell office:value-type="float" office:value="0.8110646" calcext:value-type="float">
            <text:p>0.8110646</text:p>
          </table:table-cell>
          <table:table-cell office:value-type="float" office:value="0.401993" calcext:value-type="float">
            <text:p>0.401993</text:p>
          </table:table-cell>
          <table:table-cell office:value-type="float" office:value="374.6137" calcext:value-type="float">
            <text:p>374.6137</text:p>
          </table:table-cell>
          <table:table-cell office:value-type="float" office:value="0" calcext:value-type="float">
            <text:p>0</text:p>
          </table:table-cell>
          <table:table-cell office:value-type="float" office:value="22.86707" calcext:value-type="float">
            <text:p>22.86707</text:p>
          </table:table-cell>
          <table:table-cell office:value-type="float" office:value="-0.6010132" calcext:value-type="float">
            <text:p>-0.6010132</text:p>
          </table:table-cell>
          <table:table-cell office:value-type="float" office:value="16.43243" calcext:value-type="float">
            <text:p>16.43243</text:p>
          </table:table-cell>
          <table:table-cell office:value-type="float" office:value="1.103882" calcext:value-type="float">
            <text:p>1.103882</text:p>
          </table:table-cell>
          <table:table-cell office:value-type="float" office:value="12.37012" calcext:value-type="float">
            <text:p>12.37012</text:p>
          </table:table-cell>
          <table:table-cell office:value-type="float" office:value="2.495209" calcext:value-type="float">
            <text:p>2.495209</text:p>
          </table:table-cell>
          <table:table-cell office:value-type="float" office:value="9.531403" calcext:value-type="float">
            <text:p>9.531403</text:p>
          </table:table-cell>
          <table:table-cell office:value-type="float" office:value="3.537903" calcext:value-type="float">
            <text:p>3.537903</text:p>
          </table:table-cell>
          <table:table-cell office:value-type="float" office:value="7.970398" calcext:value-type="float">
            <text:p>7.970398</text:p>
          </table:table-cell>
          <table:table-cell office:value-type="float" office:value="4.073578" calcext:value-type="float">
            <text:p>4.073578</text:p>
          </table:table-cell>
          <table:table-cell office:value-type="float" office:value="6.593781" calcext:value-type="float">
            <text:p>6.593781</text:p>
          </table:table-cell>
          <table:table-cell office:value-type="float" office:value="4.494751" calcext:value-type="float">
            <text:p>4.494751</text:p>
          </table:table-cell>
          <table:table-cell office:value-type="float" office:value="5.726379" calcext:value-type="float">
            <text:p>5.726379</text:p>
          </table:table-cell>
          <table:table-cell office:value-type="float" office:value="4.502167" calcext:value-type="float">
            <text:p>4.502167</text:p>
          </table:table-cell>
          <table:table-cell office:value-type="float" office:value="4.568848" calcext:value-type="float">
            <text:p>4.568848</text:p>
          </table:table-cell>
          <table:table-cell office:value-type="float" office:value="4.100433" calcext:value-type="float">
            <text:p>4.100433</text:p>
          </table:table-cell>
          <table:table-cell office:value-type="float" office:value="4.014771" calcext:value-type="float">
            <text:p>4.014771</text:p>
          </table:table-cell>
          <table:table-cell office:value-type="float" office:value="3.718292" calcext:value-type="float">
            <text:p>3.718292</text:p>
          </table:table-cell>
          <table:table-cell office:value-type="float" office:value="4.175079" calcext:value-type="float">
            <text:p>4.175079</text:p>
          </table:table-cell>
          <table:table-cell office:value-type="float" office:value="4.061615" calcext:value-type="float">
            <text:p>4.061615</text:p>
          </table:table-cell>
          <table:table-cell office:value-type="float" office:value="4.736542" calcext:value-type="float">
            <text:p>4.736542</text:p>
          </table:table-cell>
          <table:table-cell office:value-type="float" office:value="4.714203" calcext:value-type="float">
            <text:p>4.714203</text:p>
          </table:table-cell>
          <table:table-cell office:value-type="float" office:value="5.390564" calcext:value-type="float">
            <text:p>5.390564</text:p>
          </table:table-cell>
          <table:table-cell office:value-type="float" office:value="5.36731" calcext:value-type="float">
            <text:p>5.36731</text:p>
          </table:table-cell>
          <table:table-cell office:value-type="float" office:value="6.048126" calcext:value-type="float">
            <text:p>6.048126</text:p>
          </table:table-cell>
          <table:table-cell office:value-type="float" office:value="6.009186" calcext:value-type="float">
            <text:p>6.009186</text:p>
          </table:table-cell>
          <table:table-cell office:value-type="float" office:value="6.504547" calcext:value-type="float">
            <text:p>6.504547</text:p>
          </table:table-cell>
          <table:table-cell office:value-type="float" office:value="6.463348" calcext:value-type="float">
            <text:p>6.463348</text:p>
          </table:table-cell>
          <table:table-cell office:value-type="float" office:value="27.14764" calcext:value-type="float">
            <text:p>27.14764</text:p>
          </table:table-cell>
          <table:table-cell office:value-type="float" office:value="-3.76535" calcext:value-type="float">
            <text:p>-3.765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1" calcext:value-type="float">
            <text:p>19032001</text:p>
          </table:table-cell>
          <table:table-cell office:value-type="float" office:value="18.87656" calcext:value-type="float">
            <text:p>18.87656</text:p>
          </table:table-cell>
          <table:table-cell office:value-type="float" office:value="7.98399" calcext:value-type="float">
            <text:p>7.98399</text:p>
          </table:table-cell>
          <table:table-cell office:value-type="float" office:value="-2.040083" calcext:value-type="float">
            <text:p>-2.040083</text:p>
          </table:table-cell>
          <table:table-cell office:value-type="float" office:value="0.7794949" calcext:value-type="float">
            <text:p>0.7794949</text:p>
          </table:table-cell>
          <table:table-cell office:value-type="float" office:value="0.4650827" calcext:value-type="float">
            <text:p>0.4650827</text:p>
          </table:table-cell>
          <table:table-cell office:value-type="float" office:value="366.4927" calcext:value-type="float">
            <text:p>366.4927</text:p>
          </table:table-cell>
          <table:table-cell office:value-type="float" office:value="0" calcext:value-type="float">
            <text:p>0</text:p>
          </table:table-cell>
          <table:table-cell office:value-type="float" office:value="22.27322" calcext:value-type="float">
            <text:p>22.27322</text:p>
          </table:table-cell>
          <table:table-cell office:value-type="float" office:value="-0.1754761" calcext:value-type="float">
            <text:p>-0.1754761</text:p>
          </table:table-cell>
          <table:table-cell office:value-type="float" office:value="16.25757" calcext:value-type="float">
            <text:p>16.25757</text:p>
          </table:table-cell>
          <table:table-cell office:value-type="float" office:value="1.64505" calcext:value-type="float">
            <text:p>1.64505</text:p>
          </table:table-cell>
          <table:table-cell office:value-type="float" office:value="12.517" calcext:value-type="float">
            <text:p>12.517</text:p>
          </table:table-cell>
          <table:table-cell office:value-type="float" office:value="3.114594" calcext:value-type="float">
            <text:p>3.114594</text:p>
          </table:table-cell>
          <table:table-cell office:value-type="float" office:value="9.861481" calcext:value-type="float">
            <text:p>9.861481</text:p>
          </table:table-cell>
          <table:table-cell office:value-type="float" office:value="4.215393" calcext:value-type="float">
            <text:p>4.215393</text:p>
          </table:table-cell>
          <table:table-cell office:value-type="float" office:value="8.377899" calcext:value-type="float">
            <text:p>8.377899</text:p>
          </table:table-cell>
          <table:table-cell office:value-type="float" office:value="4.744843" calcext:value-type="float">
            <text:p>4.744843</text:p>
          </table:table-cell>
          <table:table-cell office:value-type="float" office:value="7.042725" calcext:value-type="float">
            <text:p>7.042725</text:p>
          </table:table-cell>
          <table:table-cell office:value-type="float" office:value="5.132477" calcext:value-type="float">
            <text:p>5.132477</text:p>
          </table:table-cell>
          <table:table-cell office:value-type="float" office:value="6.195435" calcext:value-type="float">
            <text:p>6.195435</text:p>
          </table:table-cell>
          <table:table-cell office:value-type="float" office:value="5.081573" calcext:value-type="float">
            <text:p>5.081573</text:p>
          </table:table-cell>
          <table:table-cell office:value-type="float" office:value="5.033386" calcext:value-type="float">
            <text:p>5.033386</text:p>
          </table:table-cell>
          <table:table-cell office:value-type="float" office:value="4.578979" calcext:value-type="float">
            <text:p>4.578979</text:p>
          </table:table-cell>
          <table:table-cell office:value-type="float" office:value="4.329407" calcext:value-type="float">
            <text:p>4.329407</text:p>
          </table:table-cell>
          <table:table-cell office:value-type="float" office:value="4.018036" calcext:value-type="float">
            <text:p>4.018036</text:p>
          </table:table-cell>
          <table:table-cell office:value-type="float" office:value="4.313812" calcext:value-type="float">
            <text:p>4.313812</text:p>
          </table:table-cell>
          <table:table-cell office:value-type="float" office:value="4.176422" calcext:value-type="float">
            <text:p>4.176422</text:p>
          </table:table-cell>
          <table:table-cell office:value-type="float" office:value="4.778015" calcext:value-type="float">
            <text:p>4.778015</text:p>
          </table:table-cell>
          <table:table-cell office:value-type="float" office:value="4.736877" calcext:value-type="float">
            <text:p>4.736877</text:p>
          </table:table-cell>
          <table:table-cell office:value-type="float" office:value="5.367157" calcext:value-type="float">
            <text:p>5.367157</text:p>
          </table:table-cell>
          <table:table-cell office:value-type="float" office:value="5.353882" calcext:value-type="float">
            <text:p>5.353882</text:p>
          </table:table-cell>
          <table:table-cell office:value-type="float" office:value="6.008759" calcext:value-type="float">
            <text:p>6.008759</text:p>
          </table:table-cell>
          <table:table-cell office:value-type="float" office:value="5.973969" calcext:value-type="float">
            <text:p>5.973969</text:p>
          </table:table-cell>
          <table:table-cell office:value-type="float" office:value="6.462921" calcext:value-type="float">
            <text:p>6.462921</text:p>
          </table:table-cell>
          <table:table-cell office:value-type="float" office:value="6.423523" calcext:value-type="float">
            <text:p>6.423523</text:p>
          </table:table-cell>
          <table:table-cell office:value-type="float" office:value="25.92697" calcext:value-type="float">
            <text:p>25.92697</text:p>
          </table:table-cell>
          <table:table-cell office:value-type="float" office:value="-2.789825" calcext:value-type="float">
            <text:p>-2.7898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1" calcext:value-type="float">
            <text:p>20032001</text:p>
          </table:table-cell>
          <table:table-cell office:value-type="float" office:value="18.87528" calcext:value-type="float">
            <text:p>18.87528</text:p>
          </table:table-cell>
          <table:table-cell office:value-type="float" office:value="15.76177" calcext:value-type="float">
            <text:p>15.76177</text:p>
          </table:table-cell>
          <table:table-cell office:value-type="float" office:value="-1.503667" calcext:value-type="float">
            <text:p>-1.503667</text:p>
          </table:table-cell>
          <table:table-cell office:value-type="float" office:value="1.007082" calcext:value-type="float">
            <text:p>1.007082</text:p>
          </table:table-cell>
          <table:table-cell office:value-type="float" office:value="0.4835987" calcext:value-type="float">
            <text:p>0.4835987</text:p>
          </table:table-cell>
          <table:table-cell office:value-type="float" office:value="365.6425" calcext:value-type="float">
            <text:p>365.6425</text:p>
          </table:table-cell>
          <table:table-cell office:value-type="float" office:value="0.1905" calcext:value-type="float">
            <text:p>0.1905</text:p>
          </table:table-cell>
          <table:table-cell office:value-type="float" office:value="25.30139" calcext:value-type="float">
            <text:p>25.30139</text:p>
          </table:table-cell>
          <table:table-cell office:value-type="float" office:value="0.1895447" calcext:value-type="float">
            <text:p>0.1895447</text:p>
          </table:table-cell>
          <table:table-cell office:value-type="float" office:value="18.56583" calcext:value-type="float">
            <text:p>18.56583</text:p>
          </table:table-cell>
          <table:table-cell office:value-type="float" office:value="2.0513" calcext:value-type="float">
            <text:p>2.0513</text:p>
          </table:table-cell>
          <table:table-cell office:value-type="float" office:value="14.37009" calcext:value-type="float">
            <text:p>14.37009</text:p>
          </table:table-cell>
          <table:table-cell office:value-type="float" office:value="3.566193" calcext:value-type="float">
            <text:p>3.566193</text:p>
          </table:table-cell>
          <table:table-cell office:value-type="float" office:value="11.30389" calcext:value-type="float">
            <text:p>11.30389</text:p>
          </table:table-cell>
          <table:table-cell office:value-type="float" office:value="4.645691" calcext:value-type="float">
            <text:p>4.645691</text:p>
          </table:table-cell>
          <table:table-cell office:value-type="float" office:value="9.57373" calcext:value-type="float">
            <text:p>9.57373</text:p>
          </table:table-cell>
          <table:table-cell office:value-type="float" office:value="5.174072" calcext:value-type="float">
            <text:p>5.174072</text:p>
          </table:table-cell>
          <table:table-cell office:value-type="float" office:value="8.031219" calcext:value-type="float">
            <text:p>8.031219</text:p>
          </table:table-cell>
          <table:table-cell office:value-type="float" office:value="5.565186" calcext:value-type="float">
            <text:p>5.565186</text:p>
          </table:table-cell>
          <table:table-cell office:value-type="float" office:value="6.95755" calcext:value-type="float">
            <text:p>6.95755</text:p>
          </table:table-cell>
          <table:table-cell office:value-type="float" office:value="5.511139" calcext:value-type="float">
            <text:p>5.511139</text:p>
          </table:table-cell>
          <table:table-cell office:value-type="float" office:value="5.496613" calcext:value-type="float">
            <text:p>5.496613</text:p>
          </table:table-cell>
          <table:table-cell office:value-type="float" office:value="5.04248" calcext:value-type="float">
            <text:p>5.04248</text:p>
          </table:table-cell>
          <table:table-cell office:value-type="float" office:value="4.64035" calcext:value-type="float">
            <text:p>4.64035</text:p>
          </table:table-cell>
          <table:table-cell office:value-type="float" office:value="4.332794" calcext:value-type="float">
            <text:p>4.332794</text:p>
          </table:table-cell>
          <table:table-cell office:value-type="float" office:value="4.470306" calcext:value-type="float">
            <text:p>4.470306</text:p>
          </table:table-cell>
          <table:table-cell office:value-type="float" office:value="4.315338" calcext:value-type="float">
            <text:p>4.315338</text:p>
          </table:table-cell>
          <table:table-cell office:value-type="float" office:value="4.836578" calcext:value-type="float">
            <text:p>4.836578</text:p>
          </table:table-cell>
          <table:table-cell office:value-type="float" office:value="4.778534" calcext:value-type="float">
            <text:p>4.778534</text:p>
          </table:table-cell>
          <table:table-cell office:value-type="float" office:value="5.35379" calcext:value-type="float">
            <text:p>5.35379</text:p>
          </table:table-cell>
          <table:table-cell office:value-type="float" office:value="5.350708" calcext:value-type="float">
            <text:p>5.350708</text:p>
          </table:table-cell>
          <table:table-cell office:value-type="float" office:value="5.973602" calcext:value-type="float">
            <text:p>5.973602</text:p>
          </table:table-cell>
          <table:table-cell office:value-type="float" office:value="5.943359" calcext:value-type="float">
            <text:p>5.943359</text:p>
          </table:table-cell>
          <table:table-cell office:value-type="float" office:value="6.423096" calcext:value-type="float">
            <text:p>6.423096</text:p>
          </table:table-cell>
          <table:table-cell office:value-type="float" office:value="6.385712" calcext:value-type="float">
            <text:p>6.385712</text:p>
          </table:table-cell>
          <table:table-cell office:value-type="float" office:value="29.67654" calcext:value-type="float">
            <text:p>29.67654</text:p>
          </table:table-cell>
          <table:table-cell office:value-type="float" office:value="-2.52243" calcext:value-type="float">
            <text:p>-2.522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1" calcext:value-type="float">
            <text:p>21032001</text:p>
          </table:table-cell>
          <table:table-cell office:value-type="float" office:value="20.76388" calcext:value-type="float">
            <text:p>20.76388</text:p>
          </table:table-cell>
          <table:table-cell office:value-type="float" office:value="10.76177" calcext:value-type="float">
            <text:p>10.76177</text:p>
          </table:table-cell>
          <table:table-cell office:value-type="float" office:value="-0.036191" calcext:value-type="float">
            <text:p>-0.036191</text:p>
          </table:table-cell>
          <table:table-cell office:value-type="float" office:value="0.8616446" calcext:value-type="float">
            <text:p>0.8616446</text:p>
          </table:table-cell>
          <table:table-cell office:value-type="float" office:value="0.5376859" calcext:value-type="float">
            <text:p>0.5376859</text:p>
          </table:table-cell>
          <table:table-cell office:value-type="float" office:value="371.3067" calcext:value-type="float">
            <text:p>371.3067</text:p>
          </table:table-cell>
          <table:table-cell office:value-type="float" office:value="0.5715" calcext:value-type="float">
            <text:p>0.5715</text:p>
          </table:table-cell>
          <table:table-cell office:value-type="float" office:value="25.74979" calcext:value-type="float">
            <text:p>25.74979</text:p>
          </table:table-cell>
          <table:table-cell office:value-type="float" office:value="1.456573" calcext:value-type="float">
            <text:p>1.456573</text:p>
          </table:table-cell>
          <table:table-cell office:value-type="float" office:value="19.22128" calcext:value-type="float">
            <text:p>19.22128</text:p>
          </table:table-cell>
          <table:table-cell office:value-type="float" office:value="3.362823" calcext:value-type="float">
            <text:p>3.362823</text:p>
          </table:table-cell>
          <table:table-cell office:value-type="float" office:value="15.07809" calcext:value-type="float">
            <text:p>15.07809</text:p>
          </table:table-cell>
          <table:table-cell office:value-type="float" office:value="4.913116" calcext:value-type="float">
            <text:p>4.913116</text:p>
          </table:table-cell>
          <table:table-cell office:value-type="float" office:value="12.07037" calcext:value-type="float">
            <text:p>12.07037</text:p>
          </table:table-cell>
          <table:table-cell office:value-type="float" office:value="5.936035" calcext:value-type="float">
            <text:p>5.936035</text:p>
          </table:table-cell>
          <table:table-cell office:value-type="float" office:value="10.34326" calcext:value-type="float">
            <text:p>10.34326</text:p>
          </table:table-cell>
          <table:table-cell office:value-type="float" office:value="6.371979" calcext:value-type="float">
            <text:p>6.371979</text:p>
          </table:table-cell>
          <table:table-cell office:value-type="float" office:value="8.743835" calcext:value-type="float">
            <text:p>8.743835</text:p>
          </table:table-cell>
          <table:table-cell office:value-type="float" office:value="6.62384" calcext:value-type="float">
            <text:p>6.62384</text:p>
          </table:table-cell>
          <table:table-cell office:value-type="float" office:value="7.654541" calcext:value-type="float">
            <text:p>7.654541</text:p>
          </table:table-cell>
          <table:table-cell office:value-type="float" office:value="6.388336" calcext:value-type="float">
            <text:p>6.388336</text:p>
          </table:table-cell>
          <table:table-cell office:value-type="float" office:value="6.116669" calcext:value-type="float">
            <text:p>6.116669</text:p>
          </table:table-cell>
          <table:table-cell office:value-type="float" office:value="5.508301" calcext:value-type="float">
            <text:p>5.508301</text:p>
          </table:table-cell>
          <table:table-cell office:value-type="float" office:value="5.000519" calcext:value-type="float">
            <text:p>5.000519</text:p>
          </table:table-cell>
          <table:table-cell office:value-type="float" office:value="4.64386" calcext:value-type="float">
            <text:p>4.64386</text:p>
          </table:table-cell>
          <table:table-cell office:value-type="float" office:value="4.645325" calcext:value-type="float">
            <text:p>4.645325</text:p>
          </table:table-cell>
          <table:table-cell office:value-type="float" office:value="4.472015" calcext:value-type="float">
            <text:p>4.472015</text:p>
          </table:table-cell>
          <table:table-cell office:value-type="float" office:value="4.910492" calcext:value-type="float">
            <text:p>4.910492</text:p>
          </table:table-cell>
          <table:table-cell office:value-type="float" office:value="4.83728" calcext:value-type="float">
            <text:p>4.83728</text:p>
          </table:table-cell>
          <table:table-cell office:value-type="float" office:value="5.360016" calcext:value-type="float">
            <text:p>5.360016</text:p>
          </table:table-cell>
          <table:table-cell office:value-type="float" office:value="5.351105" calcext:value-type="float">
            <text:p>5.351105</text:p>
          </table:table-cell>
          <table:table-cell office:value-type="float" office:value="5.943054" calcext:value-type="float">
            <text:p>5.943054</text:p>
          </table:table-cell>
          <table:table-cell office:value-type="float" office:value="5.919647" calcext:value-type="float">
            <text:p>5.919647</text:p>
          </table:table-cell>
          <table:table-cell office:value-type="float" office:value="6.385345" calcext:value-type="float">
            <text:p>6.385345</text:p>
          </table:table-cell>
          <table:table-cell office:value-type="float" office:value="6.350952" calcext:value-type="float">
            <text:p>6.350952</text:p>
          </table:table-cell>
          <table:table-cell office:value-type="float" office:value="29.02771" calcext:value-type="float">
            <text:p>29.02771</text:p>
          </table:table-cell>
          <table:table-cell office:value-type="float" office:value="-1.435364" calcext:value-type="float">
            <text:p>-1.4353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1" calcext:value-type="float">
            <text:p>22032001</text:p>
          </table:table-cell>
          <table:table-cell office:value-type="float" office:value="18.21411" calcext:value-type="float">
            <text:p>18.21411</text:p>
          </table:table-cell>
          <table:table-cell office:value-type="float" office:value="15.76177" calcext:value-type="float">
            <text:p>15.76177</text:p>
          </table:table-cell>
          <table:table-cell office:value-type="float" office:value="2.476318" calcext:value-type="float">
            <text:p>2.476318</text:p>
          </table:table-cell>
          <table:table-cell office:value-type="float" office:value="1.022737" calcext:value-type="float">
            <text:p>1.022737</text:p>
          </table:table-cell>
          <table:table-cell office:value-type="float" office:value="0.6229512" calcext:value-type="float">
            <text:p>0.6229512</text:p>
          </table:table-cell>
          <table:table-cell office:value-type="float" office:value="368.6633" calcext:value-type="float">
            <text:p>368.6633</text:p>
          </table:table-cell>
          <table:table-cell office:value-type="float" office:value="0" calcext:value-type="float">
            <text:p>0</text:p>
          </table:table-cell>
          <table:table-cell office:value-type="float" office:value="25.71207" calcext:value-type="float">
            <text:p>25.71207</text:p>
          </table:table-cell>
          <table:table-cell office:value-type="float" office:value="2.760162" calcext:value-type="float">
            <text:p>2.760162</text:p>
          </table:table-cell>
          <table:table-cell office:value-type="float" office:value="19.48709" calcext:value-type="float">
            <text:p>19.48709</text:p>
          </table:table-cell>
          <table:table-cell office:value-type="float" office:value="4.431732" calcext:value-type="float">
            <text:p>4.431732</text:p>
          </table:table-cell>
          <table:table-cell office:value-type="float" office:value="15.57822" calcext:value-type="float">
            <text:p>15.57822</text:p>
          </table:table-cell>
          <table:table-cell office:value-type="float" office:value="5.775116" calcext:value-type="float">
            <text:p>5.775116</text:p>
          </table:table-cell>
          <table:table-cell office:value-type="float" office:value="12.66321" calcext:value-type="float">
            <text:p>12.66321</text:p>
          </table:table-cell>
          <table:table-cell office:value-type="float" office:value="6.663727" calcext:value-type="float">
            <text:p>6.663727</text:p>
          </table:table-cell>
          <table:table-cell office:value-type="float" office:value="10.9704" calcext:value-type="float">
            <text:p>10.9704</text:p>
          </table:table-cell>
          <table:table-cell office:value-type="float" office:value="7.042969" calcext:value-type="float">
            <text:p>7.042969</text:p>
          </table:table-cell>
          <table:table-cell office:value-type="float" office:value="9.398865" calcext:value-type="float">
            <text:p>9.398865</text:p>
          </table:table-cell>
          <table:table-cell office:value-type="float" office:value="7.242157" calcext:value-type="float">
            <text:p>7.242157</text:p>
          </table:table-cell>
          <table:table-cell office:value-type="float" office:value="8.265167" calcext:value-type="float">
            <text:p>8.265167</text:p>
          </table:table-cell>
          <table:table-cell office:value-type="float" office:value="6.980133" calcext:value-type="float">
            <text:p>6.980133</text:p>
          </table:table-cell>
          <table:table-cell office:value-type="float" office:value="6.65036" calcext:value-type="float">
            <text:p>6.65036</text:p>
          </table:table-cell>
          <table:table-cell office:value-type="float" office:value="6.127563" calcext:value-type="float">
            <text:p>6.127563</text:p>
          </table:table-cell>
          <table:table-cell office:value-type="float" office:value="5.381561" calcext:value-type="float">
            <text:p>5.381561</text:p>
          </table:table-cell>
          <table:table-cell office:value-type="float" office:value="5.004578" calcext:value-type="float">
            <text:p>5.004578</text:p>
          </table:table-cell>
          <table:table-cell office:value-type="float" office:value="4.843292" calcext:value-type="float">
            <text:p>4.843292</text:p>
          </table:table-cell>
          <table:table-cell office:value-type="float" office:value="4.647247" calcext:value-type="float">
            <text:p>4.647247</text:p>
          </table:table-cell>
          <table:table-cell office:value-type="float" office:value="5.000671" calcext:value-type="float">
            <text:p>5.000671</text:p>
          </table:table-cell>
          <table:table-cell office:value-type="float" office:value="4.911346" calcext:value-type="float">
            <text:p>4.911346</text:p>
          </table:table-cell>
          <table:table-cell office:value-type="float" office:value="5.379547" calcext:value-type="float">
            <text:p>5.379547</text:p>
          </table:table-cell>
          <table:table-cell office:value-type="float" office:value="5.360168" calcext:value-type="float">
            <text:p>5.360168</text:p>
          </table:table-cell>
          <table:table-cell office:value-type="float" office:value="5.919403" calcext:value-type="float">
            <text:p>5.919403</text:p>
          </table:table-cell>
          <table:table-cell office:value-type="float" office:value="5.900299" calcext:value-type="float">
            <text:p>5.900299</text:p>
          </table:table-cell>
          <table:table-cell office:value-type="float" office:value="6.350586" calcext:value-type="float">
            <text:p>6.350586</text:p>
          </table:table-cell>
          <table:table-cell office:value-type="float" office:value="6.319946" calcext:value-type="float">
            <text:p>6.319946</text:p>
          </table:table-cell>
          <table:table-cell office:value-type="float" office:value="29.16769" calcext:value-type="float">
            <text:p>29.16769</text:p>
          </table:table-cell>
          <table:table-cell office:value-type="float" office:value="-0.1455994" calcext:value-type="float">
            <text:p>-0.14559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1" calcext:value-type="float">
            <text:p>23032001</text:p>
          </table:table-cell>
          <table:table-cell office:value-type="float" office:value="20.49502" calcext:value-type="float">
            <text:p>20.49502</text:p>
          </table:table-cell>
          <table:table-cell office:value-type="float" office:value="2.98399" calcext:value-type="float">
            <text:p>2.98399</text:p>
          </table:table-cell>
          <table:table-cell office:value-type="float" office:value="-2.033645" calcext:value-type="float">
            <text:p>-2.033645</text:p>
          </table:table-cell>
          <table:table-cell office:value-type="float" office:value="0.6570926" calcext:value-type="float">
            <text:p>0.6570926</text:p>
          </table:table-cell>
          <table:table-cell office:value-type="float" office:value="0.458697" calcext:value-type="float">
            <text:p>0.458697</text:p>
          </table:table-cell>
          <table:table-cell office:value-type="float" office:value="370.1849" calcext:value-type="float">
            <text:p>370.1849</text:p>
          </table:table-cell>
          <table:table-cell office:value-type="float" office:value="0" calcext:value-type="float">
            <text:p>0</text:p>
          </table:table-cell>
          <table:table-cell office:value-type="float" office:value="23.1369" calcext:value-type="float">
            <text:p>23.1369</text:p>
          </table:table-cell>
          <table:table-cell office:value-type="float" office:value="1.4328" calcext:value-type="float">
            <text:p>1.4328</text:p>
          </table:table-cell>
          <table:table-cell office:value-type="float" office:value="17.6149" calcext:value-type="float">
            <text:p>17.6149</text:p>
          </table:table-cell>
          <table:table-cell office:value-type="float" office:value="4.223938" calcext:value-type="float">
            <text:p>4.223938</text:p>
          </table:table-cell>
          <table:table-cell office:value-type="float" office:value="14.25403" calcext:value-type="float">
            <text:p>14.25403</text:p>
          </table:table-cell>
          <table:table-cell office:value-type="float" office:value="5.901581" calcext:value-type="float">
            <text:p>5.901581</text:p>
          </table:table-cell>
          <table:table-cell office:value-type="float" office:value="11.85696" calcext:value-type="float">
            <text:p>11.85696</text:p>
          </table:table-cell>
          <table:table-cell office:value-type="float" office:value="7.024384" calcext:value-type="float">
            <text:p>7.024384</text:p>
          </table:table-cell>
          <table:table-cell office:value-type="float" office:value="10.48972" calcext:value-type="float">
            <text:p>10.48972</text:p>
          </table:table-cell>
          <table:table-cell office:value-type="float" office:value="7.500824" calcext:value-type="float">
            <text:p>7.500824</text:p>
          </table:table-cell>
          <table:table-cell office:value-type="float" office:value="9.339417" calcext:value-type="float">
            <text:p>9.339417</text:p>
          </table:table-cell>
          <table:table-cell office:value-type="float" office:value="7.769409" calcext:value-type="float">
            <text:p>7.769409</text:p>
          </table:table-cell>
          <table:table-cell office:value-type="float" office:value="8.288483" calcext:value-type="float">
            <text:p>8.288483</text:p>
          </table:table-cell>
          <table:table-cell office:value-type="float" office:value="7.516968" calcext:value-type="float">
            <text:p>7.516968</text:p>
          </table:table-cell>
          <table:table-cell office:value-type="float" office:value="7.059235" calcext:value-type="float">
            <text:p>7.059235</text:p>
          </table:table-cell>
          <table:table-cell office:value-type="float" office:value="6.661163" calcext:value-type="float">
            <text:p>6.661163</text:p>
          </table:table-cell>
          <table:table-cell office:value-type="float" office:value="5.75946" calcext:value-type="float">
            <text:p>5.75946</text:p>
          </table:table-cell>
          <table:table-cell office:value-type="float" office:value="5.385651" calcext:value-type="float">
            <text:p>5.385651</text:p>
          </table:table-cell>
          <table:table-cell office:value-type="float" office:value="5.059021" calcext:value-type="float">
            <text:p>5.059021</text:p>
          </table:table-cell>
          <table:table-cell office:value-type="float" office:value="4.845428" calcext:value-type="float">
            <text:p>4.845428</text:p>
          </table:table-cell>
          <table:table-cell office:value-type="float" office:value="5.106354" calcext:value-type="float">
            <text:p>5.106354</text:p>
          </table:table-cell>
          <table:table-cell office:value-type="float" office:value="5.001678" calcext:value-type="float">
            <text:p>5.001678</text:p>
          </table:table-cell>
          <table:table-cell office:value-type="float" office:value="5.409973" calcext:value-type="float">
            <text:p>5.409973</text:p>
          </table:table-cell>
          <table:table-cell office:value-type="float" office:value="5.379822" calcext:value-type="float">
            <text:p>5.379822</text:p>
          </table:table-cell>
          <table:table-cell office:value-type="float" office:value="5.900085" calcext:value-type="float">
            <text:p>5.900085</text:p>
          </table:table-cell>
          <table:table-cell office:value-type="float" office:value="5.888031" calcext:value-type="float">
            <text:p>5.888031</text:p>
          </table:table-cell>
          <table:table-cell office:value-type="float" office:value="6.319611" calcext:value-type="float">
            <text:p>6.319611</text:p>
          </table:table-cell>
          <table:table-cell office:value-type="float" office:value="6.293365" calcext:value-type="float">
            <text:p>6.293365</text:p>
          </table:table-cell>
          <table:table-cell office:value-type="float" office:value="25.18307" calcext:value-type="float">
            <text:p>25.18307</text:p>
          </table:table-cell>
          <table:table-cell office:value-type="float" office:value="-3.089752" calcext:value-type="float">
            <text:p>-3.0897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1" calcext:value-type="float">
            <text:p>24032001</text:p>
          </table:table-cell>
          <table:table-cell office:value-type="float" office:value="16.05742" calcext:value-type="float">
            <text:p>16.05742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5.220932" calcext:value-type="float">
            <text:p>-5.220932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3677852" calcext:value-type="float">
            <text:p>0.3677852</text:p>
          </table:table-cell>
          <table:table-cell office:value-type="float" office:value="370.5422" calcext:value-type="float">
            <text:p>370.5422</text:p>
          </table:table-cell>
          <table:table-cell office:value-type="float" office:value="0" calcext:value-type="float">
            <text:p>0</text:p>
          </table:table-cell>
          <table:table-cell office:value-type="float" office:value="17.28821" calcext:value-type="float">
            <text:p>17.28821</text:p>
          </table:table-cell>
          <table:table-cell office:value-type="float" office:value="-0.8201599" calcext:value-type="float">
            <text:p>-0.8201599</text:p>
          </table:table-cell>
          <table:table-cell office:value-type="float" office:value="13.06845" calcext:value-type="float">
            <text:p>13.06845</text:p>
          </table:table-cell>
          <table:table-cell office:value-type="float" office:value="1.662903" calcext:value-type="float">
            <text:p>1.662903</text:p>
          </table:table-cell>
          <table:table-cell office:value-type="float" office:value="10.67282" calcext:value-type="float">
            <text:p>10.67282</text:p>
          </table:table-cell>
          <table:table-cell office:value-type="float" office:value="3.677917" calcext:value-type="float">
            <text:p>3.677917</text:p>
          </table:table-cell>
          <table:table-cell office:value-type="float" office:value="9.135284" calcext:value-type="float">
            <text:p>9.135284</text:p>
          </table:table-cell>
          <table:table-cell office:value-type="float" office:value="5.192841" calcext:value-type="float">
            <text:p>5.192841</text:p>
          </table:table-cell>
          <table:table-cell office:value-type="float" office:value="8.795532" calcext:value-type="float">
            <text:p>8.795532</text:p>
          </table:table-cell>
          <table:table-cell office:value-type="float" office:value="6.036469" calcext:value-type="float">
            <text:p>6.036469</text:p>
          </table:table-cell>
          <table:table-cell office:value-type="float" office:value="8.868286" calcext:value-type="float">
            <text:p>8.868286</text:p>
          </table:table-cell>
          <table:table-cell office:value-type="float" office:value="6.73053" calcext:value-type="float">
            <text:p>6.73053</text:p>
          </table:table-cell>
          <table:table-cell office:value-type="float" office:value="8.260895" calcext:value-type="float">
            <text:p>8.260895</text:p>
          </table:table-cell>
          <table:table-cell office:value-type="float" office:value="6.91098" calcext:value-type="float">
            <text:p>6.91098</text:p>
          </table:table-cell>
          <table:table-cell office:value-type="float" office:value="7.127899" calcext:value-type="float">
            <text:p>7.127899</text:p>
          </table:table-cell>
          <table:table-cell office:value-type="float" office:value="6.849182" calcext:value-type="float">
            <text:p>6.849182</text:p>
          </table:table-cell>
          <table:table-cell office:value-type="float" office:value="6.001526" calcext:value-type="float">
            <text:p>6.001526</text:p>
          </table:table-cell>
          <table:table-cell office:value-type="float" office:value="5.763092" calcext:value-type="float">
            <text:p>5.763092</text:p>
          </table:table-cell>
          <table:table-cell office:value-type="float" office:value="5.27359" calcext:value-type="float">
            <text:p>5.27359</text:p>
          </table:table-cell>
          <table:table-cell office:value-type="float" office:value="5.061279" calcext:value-type="float">
            <text:p>5.061279</text:p>
          </table:table-cell>
          <table:table-cell office:value-type="float" office:value="5.224823" calcext:value-type="float">
            <text:p>5.224823</text:p>
          </table:table-cell>
          <table:table-cell office:value-type="float" office:value="5.107544" calcext:value-type="float">
            <text:p>5.107544</text:p>
          </table:table-cell>
          <table:table-cell office:value-type="float" office:value="5.451416" calcext:value-type="float">
            <text:p>5.451416</text:p>
          </table:table-cell>
          <table:table-cell office:value-type="float" office:value="5.410339" calcext:value-type="float">
            <text:p>5.410339</text:p>
          </table:table-cell>
          <table:table-cell office:value-type="float" office:value="5.887939" calcext:value-type="float">
            <text:p>5.887939</text:p>
          </table:table-cell>
          <table:table-cell office:value-type="float" office:value="5.882904" calcext:value-type="float">
            <text:p>5.882904</text:p>
          </table:table-cell>
          <table:table-cell office:value-type="float" office:value="6.293091" calcext:value-type="float">
            <text:p>6.293091</text:p>
          </table:table-cell>
          <table:table-cell office:value-type="float" office:value="6.271515" calcext:value-type="float">
            <text:p>6.271515</text:p>
          </table:table-cell>
          <table:table-cell office:value-type="float" office:value="19.27469" calcext:value-type="float">
            <text:p>19.27469</text:p>
          </table:table-cell>
          <table:table-cell office:value-type="float" office:value="-5.109344" calcext:value-type="float">
            <text:p>-5.1093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1" calcext:value-type="float">
            <text:p>25032001</text:p>
          </table:table-cell>
          <table:table-cell office:value-type="float" office:value="17.95809" calcext:value-type="float">
            <text:p>17.95809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7.545921" calcext:value-type="float">
            <text:p>-7.545921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3087031" calcext:value-type="float">
            <text:p>0.3087031</text:p>
          </table:table-cell>
          <table:table-cell office:value-type="float" office:value="365.4346" calcext:value-type="float">
            <text:p>365.4346</text:p>
          </table:table-cell>
          <table:table-cell office:value-type="float" office:value="0" calcext:value-type="float">
            <text:p>0</text:p>
          </table:table-cell>
          <table:table-cell office:value-type="float" office:value="17.79227" calcext:value-type="float">
            <text:p>17.79227</text:p>
          </table:table-cell>
          <table:table-cell office:value-type="float" office:value="-1.855011" calcext:value-type="float">
            <text:p>-1.855011</text:p>
          </table:table-cell>
          <table:table-cell office:value-type="float" office:value="12.86755" calcext:value-type="float">
            <text:p>12.86755</text:p>
          </table:table-cell>
          <table:table-cell office:value-type="float" office:value="0.3570557" calcext:value-type="float">
            <text:p>0.3570557</text:p>
          </table:table-cell>
          <table:table-cell office:value-type="float" office:value="10.09048" calcext:value-type="float">
            <text:p>10.09048</text:p>
          </table:table-cell>
          <table:table-cell office:value-type="float" office:value="2.245209" calcext:value-type="float">
            <text:p>2.245209</text:p>
          </table:table-cell>
          <table:table-cell office:value-type="float" office:value="8.345428" calcext:value-type="float">
            <text:p>8.345428</text:p>
          </table:table-cell>
          <table:table-cell office:value-type="float" office:value="3.785858" calcext:value-type="float">
            <text:p>3.785858</text:p>
          </table:table-cell>
          <table:table-cell office:value-type="float" office:value="7.501678" calcext:value-type="float">
            <text:p>7.501678</text:p>
          </table:table-cell>
          <table:table-cell office:value-type="float" office:value="4.698883" calcext:value-type="float">
            <text:p>4.698883</text:p>
          </table:table-cell>
          <table:table-cell office:value-type="float" office:value="7.345764" calcext:value-type="float">
            <text:p>7.345764</text:p>
          </table:table-cell>
          <table:table-cell office:value-type="float" office:value="5.539673" calcext:value-type="float">
            <text:p>5.539673</text:p>
          </table:table-cell>
          <table:table-cell office:value-type="float" office:value="7.257782" calcext:value-type="float">
            <text:p>7.257782</text:p>
          </table:table-cell>
          <table:table-cell office:value-type="float" office:value="6.007355" calcext:value-type="float">
            <text:p>6.007355</text:p>
          </table:table-cell>
          <table:table-cell office:value-type="float" office:value="6.848602" calcext:value-type="float">
            <text:p>6.848602</text:p>
          </table:table-cell>
          <table:table-cell office:value-type="float" office:value="6.384033" calcext:value-type="float">
            <text:p>6.384033</text:p>
          </table:table-cell>
          <table:table-cell office:value-type="float" office:value="6.045349" calcext:value-type="float">
            <text:p>6.045349</text:p>
          </table:table-cell>
          <table:table-cell office:value-type="float" office:value="6.002869" calcext:value-type="float">
            <text:p>6.002869</text:p>
          </table:table-cell>
          <table:table-cell office:value-type="float" office:value="5.445038" calcext:value-type="float">
            <text:p>5.445038</text:p>
          </table:table-cell>
          <table:table-cell office:value-type="float" office:value="5.275635" calcext:value-type="float">
            <text:p>5.275635</text:p>
          </table:table-cell>
          <table:table-cell office:value-type="float" office:value="5.343964" calcext:value-type="float">
            <text:p>5.343964</text:p>
          </table:table-cell>
          <table:table-cell office:value-type="float" office:value="5.226105" calcext:value-type="float">
            <text:p>5.226105</text:p>
          </table:table-cell>
          <table:table-cell office:value-type="float" office:value="5.502045" calcext:value-type="float">
            <text:p>5.502045</text:p>
          </table:table-cell>
          <table:table-cell office:value-type="float" office:value="5.451904" calcext:value-type="float">
            <text:p>5.451904</text:p>
          </table:table-cell>
          <table:table-cell office:value-type="float" office:value="5.885071" calcext:value-type="float">
            <text:p>5.885071</text:p>
          </table:table-cell>
          <table:table-cell office:value-type="float" office:value="5.882751" calcext:value-type="float">
            <text:p>5.882751</text:p>
          </table:table-cell>
          <table:table-cell office:value-type="float" office:value="6.271271" calcext:value-type="float">
            <text:p>6.271271</text:p>
          </table:table-cell>
          <table:table-cell office:value-type="float" office:value="6.254913" calcext:value-type="float">
            <text:p>6.254913</text:p>
          </table:table-cell>
          <table:table-cell office:value-type="float" office:value="20.47839" calcext:value-type="float">
            <text:p>20.47839</text:p>
          </table:table-cell>
          <table:table-cell office:value-type="float" office:value="-6.588531" calcext:value-type="float">
            <text:p>-6.5885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1" calcext:value-type="float">
            <text:p>26032001</text:p>
          </table:table-cell>
          <table:table-cell office:value-type="float" office:value="20.92114" calcext:value-type="float">
            <text:p>20.92114</text:p>
          </table:table-cell>
          <table:table-cell office:value-type="float" office:value="5.761768" calcext:value-type="float">
            <text:p>5.761768</text:p>
          </table:table-cell>
          <table:table-cell office:value-type="float" office:value="-10.50867" calcext:value-type="float">
            <text:p>-10.50867</text:p>
          </table:table-cell>
          <table:table-cell office:value-type="float" office:value="0.7114421" calcext:value-type="float">
            <text:p>0.7114421</text:p>
          </table:table-cell>
          <table:table-cell office:value-type="float" office:value="0.2458529" calcext:value-type="float">
            <text:p>0.2458529</text:p>
          </table:table-cell>
          <table:table-cell office:value-type="float" office:value="363.6483" calcext:value-type="float">
            <text:p>363.6483</text:p>
          </table:table-cell>
          <table:table-cell office:value-type="float" office:value="0" calcext:value-type="float">
            <text:p>0</text:p>
          </table:table-cell>
          <table:table-cell office:value-type="float" office:value="21.75638" calcext:value-type="float">
            <text:p>21.75638</text:p>
          </table:table-cell>
          <table:table-cell office:value-type="float" office:value="-3.311005" calcext:value-type="float">
            <text:p>-3.311005</text:p>
          </table:table-cell>
          <table:table-cell office:value-type="float" office:value="15.11838" calcext:value-type="float">
            <text:p>15.11838</text:p>
          </table:table-cell>
          <table:table-cell office:value-type="float" office:value="-0.2220764" calcext:value-type="float">
            <text:p>-0.2220764</text:p>
          </table:table-cell>
          <table:table-cell office:value-type="float" office:value="11.46741" calcext:value-type="float">
            <text:p>11.46741</text:p>
          </table:table-cell>
          <table:table-cell office:value-type="float" office:value="1.55777" calcext:value-type="float">
            <text:p>1.55777</text:p>
          </table:table-cell>
          <table:table-cell office:value-type="float" office:value="9.080383" calcext:value-type="float">
            <text:p>9.080383</text:p>
          </table:table-cell>
          <table:table-cell office:value-type="float" office:value="3.06134" calcext:value-type="float">
            <text:p>3.06134</text:p>
          </table:table-cell>
          <table:table-cell office:value-type="float" office:value="7.871246" calcext:value-type="float">
            <text:p>7.871246</text:p>
          </table:table-cell>
          <table:table-cell office:value-type="float" office:value="4.006531" calcext:value-type="float">
            <text:p>4.006531</text:p>
          </table:table-cell>
          <table:table-cell office:value-type="float" office:value="6.912506" calcext:value-type="float">
            <text:p>6.912506</text:p>
          </table:table-cell>
          <table:table-cell office:value-type="float" office:value="4.919891" calcext:value-type="float">
            <text:p>4.919891</text:p>
          </table:table-cell>
          <table:table-cell office:value-type="float" office:value="6.584808" calcext:value-type="float">
            <text:p>6.584808</text:p>
          </table:table-cell>
          <table:table-cell office:value-type="float" office:value="5.472351" calcext:value-type="float">
            <text:p>5.472351</text:p>
          </table:table-cell>
          <table:table-cell office:value-type="float" office:value="6.386047" calcext:value-type="float">
            <text:p>6.386047</text:p>
          </table:table-cell>
          <table:table-cell office:value-type="float" office:value="6.016266" calcext:value-type="float">
            <text:p>6.016266</text:p>
          </table:table-cell>
          <table:table-cell office:value-type="float" office:value="6.025757" calcext:value-type="float">
            <text:p>6.025757</text:p>
          </table:table-cell>
          <table:table-cell office:value-type="float" office:value="5.943573" calcext:value-type="float">
            <text:p>5.943573</text:p>
          </table:table-cell>
          <table:table-cell office:value-type="float" office:value="5.555115" calcext:value-type="float">
            <text:p>5.555115</text:p>
          </table:table-cell>
          <table:table-cell office:value-type="float" office:value="5.446533" calcext:value-type="float">
            <text:p>5.446533</text:p>
          </table:table-cell>
          <table:table-cell office:value-type="float" office:value="5.448944" calcext:value-type="float">
            <text:p>5.448944</text:p>
          </table:table-cell>
          <table:table-cell office:value-type="float" office:value="5.345154" calcext:value-type="float">
            <text:p>5.345154</text:p>
          </table:table-cell>
          <table:table-cell office:value-type="float" office:value="5.557373" calcext:value-type="float">
            <text:p>5.557373</text:p>
          </table:table-cell>
          <table:table-cell office:value-type="float" office:value="5.502625" calcext:value-type="float">
            <text:p>5.502625</text:p>
          </table:table-cell>
          <table:table-cell office:value-type="float" office:value="5.894104" calcext:value-type="float">
            <text:p>5.894104</text:p>
          </table:table-cell>
          <table:table-cell office:value-type="float" office:value="5.885132" calcext:value-type="float">
            <text:p>5.885132</text:p>
          </table:table-cell>
          <table:table-cell office:value-type="float" office:value="6.254761" calcext:value-type="float">
            <text:p>6.254761</text:p>
          </table:table-cell>
          <table:table-cell office:value-type="float" office:value="6.244232" calcext:value-type="float">
            <text:p>6.244232</text:p>
          </table:table-cell>
          <table:table-cell office:value-type="float" office:value="25.31677" calcext:value-type="float">
            <text:p>25.31677</text:p>
          </table:table-cell>
          <table:table-cell office:value-type="float" office:value="-9.32196" calcext:value-type="float">
            <text:p>-9.321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1" calcext:value-type="float">
            <text:p>27032001</text:p>
          </table:table-cell>
          <table:table-cell office:value-type="float" office:value="21.86881" calcext:value-type="float">
            <text:p>21.86881</text:p>
          </table:table-cell>
          <table:table-cell office:value-type="float" office:value="9.650657" calcext:value-type="float">
            <text:p>9.650657</text:p>
          </table:table-cell>
          <table:table-cell office:value-type="float" office:value="-8.499219" calcext:value-type="float">
            <text:p>-8.499219</text:p>
          </table:table-cell>
          <table:table-cell office:value-type="float" office:value="0.8047837" calcext:value-type="float">
            <text:p>0.8047837</text:p>
          </table:table-cell>
          <table:table-cell office:value-type="float" office:value="0.2870594" calcext:value-type="float">
            <text:p>0.2870594</text:p>
          </table:table-cell>
          <table:table-cell office:value-type="float" office:value="369.8856" calcext:value-type="float">
            <text:p>369.8856</text:p>
          </table:table-cell>
          <table:table-cell office:value-type="float" office:value="0" calcext:value-type="float">
            <text:p>0</text:p>
          </table:table-cell>
          <table:table-cell office:value-type="float" office:value="24.48813" calcext:value-type="float">
            <text:p>24.48813</text:p>
          </table:table-cell>
          <table:table-cell office:value-type="float" office:value="-2.66452" calcext:value-type="float">
            <text:p>-2.66452</text:p>
          </table:table-cell>
          <table:table-cell office:value-type="float" office:value="16.94916" calcext:value-type="float">
            <text:p>16.94916</text:p>
          </table:table-cell>
          <table:table-cell office:value-type="float" office:value="-0.050354" calcext:value-type="float">
            <text:p>-0.050354</text:p>
          </table:table-cell>
          <table:table-cell office:value-type="float" office:value="12.96802" calcext:value-type="float">
            <text:p>12.96802</text:p>
          </table:table-cell>
          <table:table-cell office:value-type="float" office:value="1.891327" calcext:value-type="float">
            <text:p>1.891327</text:p>
          </table:table-cell>
          <table:table-cell office:value-type="float" office:value="10.23669" calcext:value-type="float">
            <text:p>10.23669</text:p>
          </table:table-cell>
          <table:table-cell office:value-type="float" office:value="3.433746" calcext:value-type="float">
            <text:p>3.433746</text:p>
          </table:table-cell>
          <table:table-cell office:value-type="float" office:value="8.772949" calcext:value-type="float">
            <text:p>8.772949</text:p>
          </table:table-cell>
          <table:table-cell office:value-type="float" office:value="4.322418" calcext:value-type="float">
            <text:p>4.322418</text:p>
          </table:table-cell>
          <table:table-cell office:value-type="float" office:value="7.56543" calcext:value-type="float">
            <text:p>7.56543</text:p>
          </table:table-cell>
          <table:table-cell office:value-type="float" office:value="5.149536" calcext:value-type="float">
            <text:p>5.149536</text:p>
          </table:table-cell>
          <table:table-cell office:value-type="float" office:value="6.921021" calcext:value-type="float">
            <text:p>6.921021</text:p>
          </table:table-cell>
          <table:table-cell office:value-type="float" office:value="5.572845" calcext:value-type="float">
            <text:p>5.572845</text:p>
          </table:table-cell>
          <table:table-cell office:value-type="float" office:value="6.132385" calcext:value-type="float">
            <text:p>6.132385</text:p>
          </table:table-cell>
          <table:table-cell office:value-type="float" office:value="5.957977" calcext:value-type="float">
            <text:p>5.957977</text:p>
          </table:table-cell>
          <table:table-cell office:value-type="float" office:value="5.94281" calcext:value-type="float">
            <text:p>5.94281</text:p>
          </table:table-cell>
          <table:table-cell office:value-type="float" office:value="5.891296" calcext:value-type="float">
            <text:p>5.891296</text:p>
          </table:table-cell>
          <table:table-cell office:value-type="float" office:value="5.620483" calcext:value-type="float">
            <text:p>5.620483</text:p>
          </table:table-cell>
          <table:table-cell office:value-type="float" office:value="5.555939" calcext:value-type="float">
            <text:p>5.555939</text:p>
          </table:table-cell>
          <table:table-cell office:value-type="float" office:value="5.532837" calcext:value-type="float">
            <text:p>5.532837</text:p>
          </table:table-cell>
          <table:table-cell office:value-type="float" office:value="5.449951" calcext:value-type="float">
            <text:p>5.449951</text:p>
          </table:table-cell>
          <table:table-cell office:value-type="float" office:value="5.613098" calcext:value-type="float">
            <text:p>5.613098</text:p>
          </table:table-cell>
          <table:table-cell office:value-type="float" office:value="5.557983" calcext:value-type="float">
            <text:p>5.557983</text:p>
          </table:table-cell>
          <table:table-cell office:value-type="float" office:value="5.908661" calcext:value-type="float">
            <text:p>5.908661</text:p>
          </table:table-cell>
          <table:table-cell office:value-type="float" office:value="5.894257" calcext:value-type="float">
            <text:p>5.894257</text:p>
          </table:table-cell>
          <table:table-cell office:value-type="float" office:value="6.244141" calcext:value-type="float">
            <text:p>6.244141</text:p>
          </table:table-cell>
          <table:table-cell office:value-type="float" office:value="6.239471" calcext:value-type="float">
            <text:p>6.239471</text:p>
          </table:table-cell>
          <table:table-cell office:value-type="float" office:value="27.50433" calcext:value-type="float">
            <text:p>27.50433</text:p>
          </table:table-cell>
          <table:table-cell office:value-type="float" office:value="-8.461487" calcext:value-type="float">
            <text:p>-8.4614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1" calcext:value-type="float">
            <text:p>28032001</text:p>
          </table:table-cell>
          <table:table-cell office:value-type="float" office:value="20.3955" calcext:value-type="float">
            <text:p>20.3955</text:p>
          </table:table-cell>
          <table:table-cell office:value-type="float" office:value="14.0951" calcext:value-type="float">
            <text:p>14.0951</text:p>
          </table:table-cell>
          <table:table-cell office:value-type="float" office:value="-1.512006" calcext:value-type="float">
            <text:p>-1.512006</text:p>
          </table:table-cell>
          <table:table-cell office:value-type="float" office:value="0.9315476" calcext:value-type="float">
            <text:p>0.9315476</text:p>
          </table:table-cell>
          <table:table-cell office:value-type="float" office:value="0.4833061" calcext:value-type="float">
            <text:p>0.4833061</text:p>
          </table:table-cell>
          <table:table-cell office:value-type="float" office:value="376.2699" calcext:value-type="float">
            <text:p>376.2699</text:p>
          </table:table-cell>
          <table:table-cell office:value-type="float" office:value="0.762" calcext:value-type="float">
            <text:p>0.762</text:p>
          </table:table-cell>
          <table:table-cell office:value-type="float" office:value="26.97241" calcext:value-type="float">
            <text:p>26.97241</text:p>
          </table:table-cell>
          <table:table-cell office:value-type="float" office:value="-0.3009033" calcext:value-type="float">
            <text:p>-0.3009033</text:p>
          </table:table-cell>
          <table:table-cell office:value-type="float" office:value="18.69006" calcext:value-type="float">
            <text:p>18.69006</text:p>
          </table:table-cell>
          <table:table-cell office:value-type="float" office:value="2.244568" calcext:value-type="float">
            <text:p>2.244568</text:p>
          </table:table-cell>
          <table:table-cell office:value-type="float" office:value="14.78894" calcext:value-type="float">
            <text:p>14.78894</text:p>
          </table:table-cell>
          <table:table-cell office:value-type="float" office:value="3.834381" calcext:value-type="float">
            <text:p>3.834381</text:p>
          </table:table-cell>
          <table:table-cell office:value-type="float" office:value="11.8938" calcext:value-type="float">
            <text:p>11.8938</text:p>
          </table:table-cell>
          <table:table-cell office:value-type="float" office:value="5.027252" calcext:value-type="float">
            <text:p>5.027252</text:p>
          </table:table-cell>
          <table:table-cell office:value-type="float" office:value="10.24658" calcext:value-type="float">
            <text:p>10.24658</text:p>
          </table:table-cell>
          <table:table-cell office:value-type="float" office:value="5.651367" calcext:value-type="float">
            <text:p>5.651367</text:p>
          </table:table-cell>
          <table:table-cell office:value-type="float" office:value="8.810089" calcext:value-type="float">
            <text:p>8.810089</text:p>
          </table:table-cell>
          <table:table-cell office:value-type="float" office:value="6.168243" calcext:value-type="float">
            <text:p>6.168243</text:p>
          </table:table-cell>
          <table:table-cell office:value-type="float" office:value="7.822021" calcext:value-type="float">
            <text:p>7.822021</text:p>
          </table:table-cell>
          <table:table-cell office:value-type="float" office:value="6.274628" calcext:value-type="float">
            <text:p>6.274628</text:p>
          </table:table-cell>
          <table:table-cell office:value-type="float" office:value="6.520325" calcext:value-type="float">
            <text:p>6.520325</text:p>
          </table:table-cell>
          <table:table-cell office:value-type="float" office:value="6.122803" calcext:value-type="float">
            <text:p>6.122803</text:p>
          </table:table-cell>
          <table:table-cell office:value-type="float" office:value="5.959045" calcext:value-type="float">
            <text:p>5.959045</text:p>
          </table:table-cell>
          <table:table-cell office:value-type="float" office:value="5.891449" calcext:value-type="float">
            <text:p>5.891449</text:p>
          </table:table-cell>
          <table:table-cell office:value-type="float" office:value="5.675049" calcext:value-type="float">
            <text:p>5.675049</text:p>
          </table:table-cell>
          <table:table-cell office:value-type="float" office:value="5.621033" calcext:value-type="float">
            <text:p>5.621033</text:p>
          </table:table-cell>
          <table:table-cell office:value-type="float" office:value="5.599884" calcext:value-type="float">
            <text:p>5.599884</text:p>
          </table:table-cell>
          <table:table-cell office:value-type="float" office:value="5.5336" calcext:value-type="float">
            <text:p>5.5336</text:p>
          </table:table-cell>
          <table:table-cell office:value-type="float" office:value="5.664978" calcext:value-type="float">
            <text:p>5.664978</text:p>
          </table:table-cell>
          <table:table-cell office:value-type="float" office:value="5.613678" calcext:value-type="float">
            <text:p>5.613678</text:p>
          </table:table-cell>
          <table:table-cell office:value-type="float" office:value="5.927582" calcext:value-type="float">
            <text:p>5.927582</text:p>
          </table:table-cell>
          <table:table-cell office:value-type="float" office:value="5.908844" calcext:value-type="float">
            <text:p>5.908844</text:p>
          </table:table-cell>
          <table:table-cell office:value-type="float" office:value="6.239624" calcext:value-type="float">
            <text:p>6.239624</text:p>
          </table:table-cell>
          <table:table-cell office:value-type="float" office:value="6.239288" calcext:value-type="float">
            <text:p>6.239288</text:p>
          </table:table-cell>
          <table:table-cell office:value-type="float" office:value="40.88211" calcext:value-type="float">
            <text:p>40.88211</text:p>
          </table:table-cell>
          <table:table-cell office:value-type="float" office:value="-4.914429" calcext:value-type="float">
            <text:p>-4.9144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1" calcext:value-type="float">
            <text:p>29032001</text:p>
          </table:table-cell>
          <table:table-cell office:value-type="float" office:value="21.34709" calcext:value-type="float">
            <text:p>21.34709</text:p>
          </table:table-cell>
          <table:table-cell office:value-type="float" office:value="6.317323" calcext:value-type="float">
            <text:p>6.317323</text:p>
          </table:table-cell>
          <table:table-cell office:value-type="float" office:value="-1.053426" calcext:value-type="float">
            <text:p>-1.053426</text:p>
          </table:table-cell>
          <table:table-cell office:value-type="float" office:value="0.7260991" calcext:value-type="float">
            <text:p>0.7260991</text:p>
          </table:table-cell>
          <table:table-cell office:value-type="float" office:value="0.4996479" calcext:value-type="float">
            <text:p>0.4996479</text:p>
          </table:table-cell>
          <table:table-cell office:value-type="float" office:value="378.1153" calcext:value-type="float">
            <text:p>378.1153</text:p>
          </table:table-cell>
          <table:table-cell office:value-type="float" office:value="4.572" calcext:value-type="float">
            <text:p>4.572</text:p>
          </table:table-cell>
          <table:table-cell office:value-type="float" office:value="24.21927" calcext:value-type="float">
            <text:p>24.21927</text:p>
          </table:table-cell>
          <table:table-cell office:value-type="float" office:value="0.7833252" calcext:value-type="float">
            <text:p>0.7833252</text:p>
          </table:table-cell>
          <table:table-cell office:value-type="float" office:value="18.25742" calcext:value-type="float">
            <text:p>18.25742</text:p>
          </table:table-cell>
          <table:table-cell office:value-type="float" office:value="3.345551" calcext:value-type="float">
            <text:p>3.345551</text:p>
          </table:table-cell>
          <table:table-cell office:value-type="float" office:value="14.535" calcext:value-type="float">
            <text:p>14.535</text:p>
          </table:table-cell>
          <table:table-cell office:value-type="float" office:value="5.159271" calcext:value-type="float">
            <text:p>5.159271</text:p>
          </table:table-cell>
          <table:table-cell office:value-type="float" office:value="11.91403" calcext:value-type="float">
            <text:p>11.91403</text:p>
          </table:table-cell>
          <table:table-cell office:value-type="float" office:value="6.360046" calcext:value-type="float">
            <text:p>6.360046</text:p>
          </table:table-cell>
          <table:table-cell office:value-type="float" office:value="10.43381" calcext:value-type="float">
            <text:p>10.43381</text:p>
          </table:table-cell>
          <table:table-cell office:value-type="float" office:value="6.91449" calcext:value-type="float">
            <text:p>6.91449</text:p>
          </table:table-cell>
          <table:table-cell office:value-type="float" office:value="9.068329" calcext:value-type="float">
            <text:p>9.068329</text:p>
          </table:table-cell>
          <table:table-cell office:value-type="float" office:value="7.293457" calcext:value-type="float">
            <text:p>7.293457</text:p>
          </table:table-cell>
          <table:table-cell office:value-type="float" office:value="8.202759" calcext:value-type="float">
            <text:p>8.202759</text:p>
          </table:table-cell>
          <table:table-cell office:value-type="float" office:value="7.187653" calcext:value-type="float">
            <text:p>7.187653</text:p>
          </table:table-cell>
          <table:table-cell office:value-type="float" office:value="7.042236" calcext:value-type="float">
            <text:p>7.042236</text:p>
          </table:table-cell>
          <table:table-cell office:value-type="float" office:value="6.532043" calcext:value-type="float">
            <text:p>6.532043</text:p>
          </table:table-cell>
          <table:table-cell office:value-type="float" office:value="6.173218" calcext:value-type="float">
            <text:p>6.173218</text:p>
          </table:table-cell>
          <table:table-cell office:value-type="float" office:value="5.960724" calcext:value-type="float">
            <text:p>5.960724</text:p>
          </table:table-cell>
          <table:table-cell office:value-type="float" office:value="5.75293" calcext:value-type="float">
            <text:p>5.75293</text:p>
          </table:table-cell>
          <table:table-cell office:value-type="float" office:value="5.675659" calcext:value-type="float">
            <text:p>5.675659</text:p>
          </table:table-cell>
          <table:table-cell office:value-type="float" office:value="5.661163" calcext:value-type="float">
            <text:p>5.661163</text:p>
          </table:table-cell>
          <table:table-cell office:value-type="float" office:value="5.600525" calcext:value-type="float">
            <text:p>5.600525</text:p>
          </table:table-cell>
          <table:table-cell office:value-type="float" office:value="5.71286" calcext:value-type="float">
            <text:p>5.71286</text:p>
          </table:table-cell>
          <table:table-cell office:value-type="float" office:value="5.665527" calcext:value-type="float">
            <text:p>5.665527</text:p>
          </table:table-cell>
          <table:table-cell office:value-type="float" office:value="5.948822" calcext:value-type="float">
            <text:p>5.948822</text:p>
          </table:table-cell>
          <table:table-cell office:value-type="float" office:value="5.927826" calcext:value-type="float">
            <text:p>5.927826</text:p>
          </table:table-cell>
          <table:table-cell office:value-type="float" office:value="6.243958" calcext:value-type="float">
            <text:p>6.243958</text:p>
          </table:table-cell>
          <table:table-cell office:value-type="float" office:value="6.239624" calcext:value-type="float">
            <text:p>6.239624</text:p>
          </table:table-cell>
          <table:table-cell office:value-type="float" office:value="27.37515" calcext:value-type="float">
            <text:p>27.37515</text:p>
          </table:table-cell>
          <table:table-cell office:value-type="float" office:value="-1.719116" calcext:value-type="float">
            <text:p>-1.7191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1" calcext:value-type="float">
            <text:p>30032001</text:p>
          </table:table-cell>
          <table:table-cell office:value-type="float" office:value="19.43938" calcext:value-type="float">
            <text:p>19.43938</text:p>
          </table:table-cell>
          <table:table-cell office:value-type="float" office:value="16.31732" calcext:value-type="float">
            <text:p>16.31732</text:p>
          </table:table-cell>
          <table:table-cell office:value-type="float" office:value="-1.500887" calcext:value-type="float">
            <text:p>-1.500887</text:p>
          </table:table-cell>
          <table:table-cell office:value-type="float" office:value="0.9808626" calcext:value-type="float">
            <text:p>0.9808626</text:p>
          </table:table-cell>
          <table:table-cell office:value-type="float" office:value="0.4836965" calcext:value-type="float">
            <text:p>0.4836965</text:p>
          </table:table-cell>
          <table:table-cell office:value-type="float" office:value="368.9891" calcext:value-type="float">
            <text:p>368.9891</text:p>
          </table:table-cell>
          <table:table-cell office:value-type="float" office:value="6.858" calcext:value-type="float">
            <text:p>6.858</text:p>
          </table:table-cell>
          <table:table-cell office:value-type="float" office:value="17.86115" calcext:value-type="float">
            <text:p>17.86115</text:p>
          </table:table-cell>
          <table:table-cell office:value-type="float" office:value="1.92395" calcext:value-type="float">
            <text:p>1.92395</text:p>
          </table:table-cell>
          <table:table-cell office:value-type="float" office:value="14.5119" calcext:value-type="float">
            <text:p>14.5119</text:p>
          </table:table-cell>
          <table:table-cell office:value-type="float" office:value="3.790009" calcext:value-type="float">
            <text:p>3.790009</text:p>
          </table:table-cell>
          <table:table-cell office:value-type="float" office:value="12.07513" calcext:value-type="float">
            <text:p>12.07513</text:p>
          </table:table-cell>
          <table:table-cell office:value-type="float" office:value="5.08728" calcext:value-type="float">
            <text:p>5.08728</text:p>
          </table:table-cell>
          <table:table-cell office:value-type="float" office:value="10.28967" calcext:value-type="float">
            <text:p>10.28967</text:p>
          </table:table-cell>
          <table:table-cell office:value-type="float" office:value="6.118896" calcext:value-type="float">
            <text:p>6.118896</text:p>
          </table:table-cell>
          <table:table-cell office:value-type="float" office:value="9.304871" calcext:value-type="float">
            <text:p>9.304871</text:p>
          </table:table-cell>
          <table:table-cell office:value-type="float" office:value="6.678314" calcext:value-type="float">
            <text:p>6.678314</text:p>
          </table:table-cell>
          <table:table-cell office:value-type="float" office:value="8.842773" calcext:value-type="float">
            <text:p>8.842773</text:p>
          </table:table-cell>
          <table:table-cell office:value-type="float" office:value="7.104248" calcext:value-type="float">
            <text:p>7.104248</text:p>
          </table:table-cell>
          <table:table-cell office:value-type="float" office:value="8.198639" calcext:value-type="float">
            <text:p>8.198639</text:p>
          </table:table-cell>
          <table:table-cell office:value-type="float" office:value="7.164703" calcext:value-type="float">
            <text:p>7.164703</text:p>
          </table:table-cell>
          <table:table-cell office:value-type="float" office:value="7.16571" calcext:value-type="float">
            <text:p>7.16571</text:p>
          </table:table-cell>
          <table:table-cell office:value-type="float" office:value="7.044312" calcext:value-type="float">
            <text:p>7.044312</text:p>
          </table:table-cell>
          <table:table-cell office:value-type="float" office:value="6.375488" calcext:value-type="float">
            <text:p>6.375488</text:p>
          </table:table-cell>
          <table:table-cell office:value-type="float" office:value="6.175812" calcext:value-type="float">
            <text:p>6.175812</text:p>
          </table:table-cell>
          <table:table-cell office:value-type="float" office:value="5.859131" calcext:value-type="float">
            <text:p>5.859131</text:p>
          </table:table-cell>
          <table:table-cell office:value-type="float" office:value="5.753937" calcext:value-type="float">
            <text:p>5.753937</text:p>
          </table:table-cell>
          <table:table-cell office:value-type="float" office:value="5.728149" calcext:value-type="float">
            <text:p>5.728149</text:p>
          </table:table-cell>
          <table:table-cell office:value-type="float" office:value="5.661804" calcext:value-type="float">
            <text:p>5.661804</text:p>
          </table:table-cell>
          <table:table-cell office:value-type="float" office:value="5.759277" calcext:value-type="float">
            <text:p>5.759277</text:p>
          </table:table-cell>
          <table:table-cell office:value-type="float" office:value="5.713348" calcext:value-type="float">
            <text:p>5.713348</text:p>
          </table:table-cell>
          <table:table-cell office:value-type="float" office:value="5.972015" calcext:value-type="float">
            <text:p>5.972015</text:p>
          </table:table-cell>
          <table:table-cell office:value-type="float" office:value="5.949066" calcext:value-type="float">
            <text:p>5.949066</text:p>
          </table:table-cell>
          <table:table-cell office:value-type="float" office:value="6.252594" calcext:value-type="float">
            <text:p>6.252594</text:p>
          </table:table-cell>
          <table:table-cell office:value-type="float" office:value="6.244019" calcext:value-type="float">
            <text:p>6.244019</text:p>
          </table:table-cell>
          <table:table-cell office:value-type="float" office:value="21.11966" calcext:value-type="float">
            <text:p>21.11966</text:p>
          </table:table-cell>
          <table:table-cell office:value-type="float" office:value="-1.231262" calcext:value-type="float">
            <text:p>-1.2312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1" calcext:value-type="float">
            <text:p>31032001</text:p>
          </table:table-cell>
          <table:table-cell office:value-type="float" office:value="17.21802" calcext:value-type="float">
            <text:p>17.21802</text:p>
          </table:table-cell>
          <table:table-cell office:value-type="float" office:value="9.650657" calcext:value-type="float">
            <text:p>9.650657</text:p>
          </table:table-cell>
          <table:table-cell office:value-type="float" office:value="-0.539249" calcext:value-type="float">
            <text:p>-0.539249</text:p>
          </table:table-cell>
          <table:table-cell office:value-type="float" office:value="0.7975255" calcext:value-type="float">
            <text:p>0.7975255</text:p>
          </table:table-cell>
          <table:table-cell office:value-type="float" office:value="0.518562" calcext:value-type="float">
            <text:p>0.518562</text:p>
          </table:table-cell>
          <table:table-cell office:value-type="float" office:value="366.6346" calcext:value-type="float">
            <text:p>366.6346</text:p>
          </table:table-cell>
          <table:table-cell office:value-type="float" office:value="0" calcext:value-type="float">
            <text:p>0</text:p>
          </table:table-cell>
          <table:table-cell office:value-type="float" office:value="21.64807" calcext:value-type="float">
            <text:p>21.64807</text:p>
          </table:table-cell>
          <table:table-cell office:value-type="float" office:value="0.8780823" calcext:value-type="float">
            <text:p>0.8780823</text:p>
          </table:table-cell>
          <table:table-cell office:value-type="float" office:value="16.78665" calcext:value-type="float">
            <text:p>16.78665</text:p>
          </table:table-cell>
          <table:table-cell office:value-type="float" office:value="2.938629" calcext:value-type="float">
            <text:p>2.938629</text:p>
          </table:table-cell>
          <table:table-cell office:value-type="float" office:value="13.54608" calcext:value-type="float">
            <text:p>13.54608</text:p>
          </table:table-cell>
          <table:table-cell office:value-type="float" office:value="4.682465" calcext:value-type="float">
            <text:p>4.682465</text:p>
          </table:table-cell>
          <table:table-cell office:value-type="float" office:value="11.26639" calcext:value-type="float">
            <text:p>11.26639</text:p>
          </table:table-cell>
          <table:table-cell office:value-type="float" office:value="5.904907" calcext:value-type="float">
            <text:p>5.904907</text:p>
          </table:table-cell>
          <table:table-cell office:value-type="float" office:value="10.00037" calcext:value-type="float">
            <text:p>10.00037</text:p>
          </table:table-cell>
          <table:table-cell office:value-type="float" office:value="6.535767" calcext:value-type="float">
            <text:p>6.535767</text:p>
          </table:table-cell>
          <table:table-cell office:value-type="float" office:value="8.860931" calcext:value-type="float">
            <text:p>8.860931</text:p>
          </table:table-cell>
          <table:table-cell office:value-type="float" office:value="7.05838" calcext:value-type="float">
            <text:p>7.05838</text:p>
          </table:table-cell>
          <table:table-cell office:value-type="float" office:value="8.165558" calcext:value-type="float">
            <text:p>8.165558</text:p>
          </table:table-cell>
          <table:table-cell office:value-type="float" office:value="7.16037" calcext:value-type="float">
            <text:p>7.16037</text:p>
          </table:table-cell>
          <table:table-cell office:value-type="float" office:value="7.226196" calcext:value-type="float">
            <text:p>7.226196</text:p>
          </table:table-cell>
          <table:table-cell office:value-type="float" office:value="7.084961" calcext:value-type="float">
            <text:p>7.084961</text:p>
          </table:table-cell>
          <table:table-cell office:value-type="float" office:value="6.505493" calcext:value-type="float">
            <text:p>6.505493</text:p>
          </table:table-cell>
          <table:table-cell office:value-type="float" office:value="6.377075" calcext:value-type="float">
            <text:p>6.377075</text:p>
          </table:table-cell>
          <table:table-cell office:value-type="float" office:value="5.968048" calcext:value-type="float">
            <text:p>5.968048</text:p>
          </table:table-cell>
          <table:table-cell office:value-type="float" office:value="5.860229" calcext:value-type="float">
            <text:p>5.860229</text:p>
          </table:table-cell>
          <table:table-cell office:value-type="float" office:value="5.801849" calcext:value-type="float">
            <text:p>5.801849</text:p>
          </table:table-cell>
          <table:table-cell office:value-type="float" office:value="5.728912" calcext:value-type="float">
            <text:p>5.728912</text:p>
          </table:table-cell>
          <table:table-cell office:value-type="float" office:value="5.806366" calcext:value-type="float">
            <text:p>5.806366</text:p>
          </table:table-cell>
          <table:table-cell office:value-type="float" office:value="5.759735" calcext:value-type="float">
            <text:p>5.759735</text:p>
          </table:table-cell>
          <table:table-cell office:value-type="float" office:value="5.997162" calcext:value-type="float">
            <text:p>5.997162</text:p>
          </table:table-cell>
          <table:table-cell office:value-type="float" office:value="5.97226" calcext:value-type="float">
            <text:p>5.97226</text:p>
          </table:table-cell>
          <table:table-cell office:value-type="float" office:value="6.265076" calcext:value-type="float">
            <text:p>6.265076</text:p>
          </table:table-cell>
          <table:table-cell office:value-type="float" office:value="6.252716" calcext:value-type="float">
            <text:p>6.252716</text:p>
          </table:table-cell>
          <table:table-cell office:value-type="float" office:value="24.55051" calcext:value-type="float">
            <text:p>24.55051</text:p>
          </table:table-cell>
          <table:table-cell office:value-type="float" office:value="-1.6008" calcext:value-type="float">
            <text:p>-1.60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1" calcext:value-type="float">
            <text:p>1042001</text:p>
          </table:table-cell>
          <table:table-cell office:value-type="float" office:value="21.61558" calcext:value-type="float">
            <text:p>21.61558</text:p>
          </table:table-cell>
          <table:table-cell office:value-type="float" office:value="10.76177" calcext:value-type="float">
            <text:p>10.76177</text:p>
          </table:table-cell>
          <table:table-cell office:value-type="float" office:value="-3.02118" calcext:value-type="float">
            <text:p>-3.02118</text:p>
          </table:table-cell>
          <table:table-cell office:value-type="float" office:value="0.8204566" calcext:value-type="float">
            <text:p>0.8204566</text:p>
          </table:table-cell>
          <table:table-cell office:value-type="float" office:value="0.4328573" calcext:value-type="float">
            <text:p>0.4328573</text:p>
          </table:table-cell>
          <table:table-cell office:value-type="float" office:value="360.2492" calcext:value-type="float">
            <text:p>360.2492</text:p>
          </table:table-cell>
          <table:table-cell office:value-type="float" office:value="0" calcext:value-type="float">
            <text:p>0</text:p>
          </table:table-cell>
          <table:table-cell office:value-type="float" office:value="25.48459" calcext:value-type="float">
            <text:p>25.48459</text:p>
          </table:table-cell>
          <table:table-cell office:value-type="float" office:value="-0.2402649" calcext:value-type="float">
            <text:p>-0.2402649</text:p>
          </table:table-cell>
          <table:table-cell office:value-type="float" office:value="19.09088" calcext:value-type="float">
            <text:p>19.09088</text:p>
          </table:table-cell>
          <table:table-cell office:value-type="float" office:value="2.047089" calcext:value-type="float">
            <text:p>2.047089</text:p>
          </table:table-cell>
          <table:table-cell office:value-type="float" office:value="15.10284" calcext:value-type="float">
            <text:p>15.10284</text:p>
          </table:table-cell>
          <table:table-cell office:value-type="float" office:value="4.046417" calcext:value-type="float">
            <text:p>4.046417</text:p>
          </table:table-cell>
          <table:table-cell office:value-type="float" office:value="12.30707" calcext:value-type="float">
            <text:p>12.30707</text:p>
          </table:table-cell>
          <table:table-cell office:value-type="float" office:value="5.548798" calcext:value-type="float">
            <text:p>5.548798</text:p>
          </table:table-cell>
          <table:table-cell office:value-type="float" office:value="10.746" calcext:value-type="float">
            <text:p>10.746</text:p>
          </table:table-cell>
          <table:table-cell office:value-type="float" office:value="6.359833" calcext:value-type="float">
            <text:p>6.359833</text:p>
          </table:table-cell>
          <table:table-cell office:value-type="float" office:value="9.363251" calcext:value-type="float">
            <text:p>9.363251</text:p>
          </table:table-cell>
          <table:table-cell office:value-type="float" office:value="7.044922" calcext:value-type="float">
            <text:p>7.044922</text:p>
          </table:table-cell>
          <table:table-cell office:value-type="float" office:value="8.527344" calcext:value-type="float">
            <text:p>8.527344</text:p>
          </table:table-cell>
          <table:table-cell office:value-type="float" office:value="7.220306" calcext:value-type="float">
            <text:p>7.220306</text:p>
          </table:table-cell>
          <table:table-cell office:value-type="float" office:value="7.395905" calcext:value-type="float">
            <text:p>7.395905</text:p>
          </table:table-cell>
          <table:table-cell office:value-type="float" office:value="7.208679" calcext:value-type="float">
            <text:p>7.208679</text:p>
          </table:table-cell>
          <table:table-cell office:value-type="float" office:value="6.632233" calcext:value-type="float">
            <text:p>6.632233</text:p>
          </table:table-cell>
          <table:table-cell office:value-type="float" office:value="6.506958" calcext:value-type="float">
            <text:p>6.506958</text:p>
          </table:table-cell>
          <table:table-cell office:value-type="float" office:value="6.073029" calcext:value-type="float">
            <text:p>6.073029</text:p>
          </table:table-cell>
          <table:table-cell office:value-type="float" office:value="5.969147" calcext:value-type="float">
            <text:p>5.969147</text:p>
          </table:table-cell>
          <table:table-cell office:value-type="float" office:value="5.877808" calcext:value-type="float">
            <text:p>5.877808</text:p>
          </table:table-cell>
          <table:table-cell office:value-type="float" office:value="5.802643" calcext:value-type="float">
            <text:p>5.802643</text:p>
          </table:table-cell>
          <table:table-cell office:value-type="float" office:value="5.856201" calcext:value-type="float">
            <text:p>5.856201</text:p>
          </table:table-cell>
          <table:table-cell office:value-type="float" office:value="5.806885" calcext:value-type="float">
            <text:p>5.806885</text:p>
          </table:table-cell>
          <table:table-cell office:value-type="float" office:value="6.024658" calcext:value-type="float">
            <text:p>6.024658</text:p>
          </table:table-cell>
          <table:table-cell office:value-type="float" office:value="5.997467" calcext:value-type="float">
            <text:p>5.997467</text:p>
          </table:table-cell>
          <table:table-cell office:value-type="float" office:value="6.280579" calcext:value-type="float">
            <text:p>6.280579</text:p>
          </table:table-cell>
          <table:table-cell office:value-type="float" office:value="6.265228" calcext:value-type="float">
            <text:p>6.265228</text:p>
          </table:table-cell>
          <table:table-cell office:value-type="float" office:value="28.46722" calcext:value-type="float">
            <text:p>28.46722</text:p>
          </table:table-cell>
          <table:table-cell office:value-type="float" office:value="-3.331085" calcext:value-type="float">
            <text:p>-3.3310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1" calcext:value-type="float">
            <text:p>2042001</text:p>
          </table:table-cell>
          <table:table-cell office:value-type="float" office:value="21.6193" calcext:value-type="float">
            <text:p>21.6193</text:p>
          </table:table-cell>
          <table:table-cell office:value-type="float" office:value="17.42843" calcext:value-type="float">
            <text:p>17.42843</text:p>
          </table:table-cell>
          <table:table-cell office:value-type="float" office:value="-1.495327" calcext:value-type="float">
            <text:p>-1.495327</text:p>
          </table:table-cell>
          <table:table-cell office:value-type="float" office:value="1.013399" calcext:value-type="float">
            <text:p>1.013399</text:p>
          </table:table-cell>
          <table:table-cell office:value-type="float" office:value="0.4838916" calcext:value-type="float">
            <text:p>0.4838916</text:p>
          </table:table-cell>
          <table:table-cell office:value-type="float" office:value="358.0718" calcext:value-type="float">
            <text:p>358.0718</text:p>
          </table:table-cell>
          <table:table-cell office:value-type="float" office:value="1.143" calcext:value-type="float">
            <text:p>1.143</text:p>
          </table:table-cell>
          <table:table-cell office:value-type="float" office:value="28.26312" calcext:value-type="float">
            <text:p>28.26312</text:p>
          </table:table-cell>
          <table:table-cell office:value-type="float" office:value="0.550354" calcext:value-type="float">
            <text:p>0.550354</text:p>
          </table:table-cell>
          <table:table-cell office:value-type="float" office:value="21.05911" calcext:value-type="float">
            <text:p>21.05911</text:p>
          </table:table-cell>
          <table:table-cell office:value-type="float" office:value="2.964966" calcext:value-type="float">
            <text:p>2.964966</text:p>
          </table:table-cell>
          <table:table-cell office:value-type="float" office:value="16.76038" calcext:value-type="float">
            <text:p>16.76038</text:p>
          </table:table-cell>
          <table:table-cell office:value-type="float" office:value="4.87793" calcext:value-type="float">
            <text:p>4.87793</text:p>
          </table:table-cell>
          <table:table-cell office:value-type="float" office:value="13.65469" calcext:value-type="float">
            <text:p>13.65469</text:p>
          </table:table-cell>
          <table:table-cell office:value-type="float" office:value="6.297577" calcext:value-type="float">
            <text:p>6.297577</text:p>
          </table:table-cell>
          <table:table-cell office:value-type="float" office:value="11.87729" calcext:value-type="float">
            <text:p>11.87729</text:p>
          </table:table-cell>
          <table:table-cell office:value-type="float" office:value="7.019165" calcext:value-type="float">
            <text:p>7.019165</text:p>
          </table:table-cell>
          <table:table-cell office:value-type="float" office:value="10.29416" calcext:value-type="float">
            <text:p>10.29416</text:p>
          </table:table-cell>
          <table:table-cell office:value-type="float" office:value="7.596649" calcext:value-type="float">
            <text:p>7.596649</text:p>
          </table:table-cell>
          <table:table-cell office:value-type="float" office:value="9.223541" calcext:value-type="float">
            <text:p>9.223541</text:p>
          </table:table-cell>
          <table:table-cell office:value-type="float" office:value="7.654663" calcext:value-type="float">
            <text:p>7.654663</text:p>
          </table:table-cell>
          <table:table-cell office:value-type="float" office:value="7.745941" calcext:value-type="float">
            <text:p>7.745941</text:p>
          </table:table-cell>
          <table:table-cell office:value-type="float" office:value="7.404266" calcext:value-type="float">
            <text:p>7.404266</text:p>
          </table:table-cell>
          <table:table-cell office:value-type="float" office:value="6.796844" calcext:value-type="float">
            <text:p>6.796844</text:p>
          </table:table-cell>
          <table:table-cell office:value-type="float" office:value="6.63385" calcext:value-type="float">
            <text:p>6.63385</text:p>
          </table:table-cell>
          <table:table-cell office:value-type="float" office:value="6.179993" calcext:value-type="float">
            <text:p>6.179993</text:p>
          </table:table-cell>
          <table:table-cell office:value-type="float" office:value="6.074097" calcext:value-type="float">
            <text:p>6.074097</text:p>
          </table:table-cell>
          <table:table-cell office:value-type="float" office:value="5.954865" calcext:value-type="float">
            <text:p>5.954865</text:p>
          </table:table-cell>
          <table:table-cell office:value-type="float" office:value="5.878601" calcext:value-type="float">
            <text:p>5.878601</text:p>
          </table:table-cell>
          <table:table-cell office:value-type="float" office:value="5.907654" calcext:value-type="float">
            <text:p>5.907654</text:p>
          </table:table-cell>
          <table:table-cell office:value-type="float" office:value="5.85672" calcext:value-type="float">
            <text:p>5.85672</text:p>
          </table:table-cell>
          <table:table-cell office:value-type="float" office:value="6.054291" calcext:value-type="float">
            <text:p>6.054291</text:p>
          </table:table-cell>
          <table:table-cell office:value-type="float" office:value="6.024963" calcext:value-type="float">
            <text:p>6.024963</text:p>
          </table:table-cell>
          <table:table-cell office:value-type="float" office:value="6.299286" calcext:value-type="float">
            <text:p>6.299286</text:p>
          </table:table-cell>
          <table:table-cell office:value-type="float" office:value="6.280762" calcext:value-type="float">
            <text:p>6.280762</text:p>
          </table:table-cell>
          <table:table-cell office:value-type="float" office:value="31.20306" calcext:value-type="float">
            <text:p>31.20306</text:p>
          </table:table-cell>
          <table:table-cell office:value-type="float" office:value="-2.696014" calcext:value-type="float">
            <text:p>-2.6960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1" calcext:value-type="float">
            <text:p>3042001</text:p>
          </table:table-cell>
          <table:table-cell office:value-type="float" office:value="22.19005" calcext:value-type="float">
            <text:p>22.19005</text:p>
          </table:table-cell>
          <table:table-cell office:value-type="float" office:value="7.98399" calcext:value-type="float">
            <text:p>7.98399</text:p>
          </table:table-cell>
          <table:table-cell office:value-type="float" office:value="0.944906" calcext:value-type="float">
            <text:p>0.944906</text:p>
          </table:table-cell>
          <table:table-cell office:value-type="float" office:value="0.769505" calcext:value-type="float">
            <text:p>0.769505</text:p>
          </table:table-cell>
          <table:table-cell office:value-type="float" office:value="0.5768164" calcext:value-type="float">
            <text:p>0.5768164</text:p>
          </table:table-cell>
          <table:table-cell office:value-type="float" office:value="358.1095" calcext:value-type="float">
            <text:p>358.1095</text:p>
          </table:table-cell>
          <table:table-cell office:value-type="float" office:value="3.429" calcext:value-type="float">
            <text:p>3.429</text:p>
          </table:table-cell>
          <table:table-cell office:value-type="float" office:value="25.62872" calcext:value-type="float">
            <text:p>25.62872</text:p>
          </table:table-cell>
          <table:table-cell office:value-type="float" office:value="1.962524" calcext:value-type="float">
            <text:p>1.962524</text:p>
          </table:table-cell>
          <table:table-cell office:value-type="float" office:value="19.91272" calcext:value-type="float">
            <text:p>19.91272</text:p>
          </table:table-cell>
          <table:table-cell office:value-type="float" office:value="4.062164" calcext:value-type="float">
            <text:p>4.062164</text:p>
          </table:table-cell>
          <table:table-cell office:value-type="float" office:value="16.164" calcext:value-type="float">
            <text:p>16.164</text:p>
          </table:table-cell>
          <table:table-cell office:value-type="float" office:value="6.078766" calcext:value-type="float">
            <text:p>6.078766</text:p>
          </table:table-cell>
          <table:table-cell office:value-type="float" office:value="13.45511" calcext:value-type="float">
            <text:p>13.45511</text:p>
          </table:table-cell>
          <table:table-cell office:value-type="float" office:value="7.45929" calcext:value-type="float">
            <text:p>7.45929</text:p>
          </table:table-cell>
          <table:table-cell office:value-type="float" office:value="11.90488" calcext:value-type="float">
            <text:p>11.90488</text:p>
          </table:table-cell>
          <table:table-cell office:value-type="float" office:value="8.105377" calcext:value-type="float">
            <text:p>8.105377</text:p>
          </table:table-cell>
          <table:table-cell office:value-type="float" office:value="10.45108" calcext:value-type="float">
            <text:p>10.45108</text:p>
          </table:table-cell>
          <table:table-cell office:value-type="float" office:value="8.547424" calcext:value-type="float">
            <text:p>8.547424</text:p>
          </table:table-cell>
          <table:table-cell office:value-type="float" office:value="9.496948" calcext:value-type="float">
            <text:p>9.496948</text:p>
          </table:table-cell>
          <table:table-cell office:value-type="float" office:value="8.422546" calcext:value-type="float">
            <text:p>8.422546</text:p>
          </table:table-cell>
          <table:table-cell office:value-type="float" office:value="8.1922" calcext:value-type="float">
            <text:p>8.1922</text:p>
          </table:table-cell>
          <table:table-cell office:value-type="float" office:value="7.757233" calcext:value-type="float">
            <text:p>7.757233</text:p>
          </table:table-cell>
          <table:table-cell office:value-type="float" office:value="7.042145" calcext:value-type="float">
            <text:p>7.042145</text:p>
          </table:table-cell>
          <table:table-cell office:value-type="float" office:value="6.799103" calcext:value-type="float">
            <text:p>6.799103</text:p>
          </table:table-cell>
          <table:table-cell office:value-type="float" office:value="6.302856" calcext:value-type="float">
            <text:p>6.302856</text:p>
          </table:table-cell>
          <table:table-cell office:value-type="float" office:value="6.181152" calcext:value-type="float">
            <text:p>6.181152</text:p>
          </table:table-cell>
          <table:table-cell office:value-type="float" office:value="6.035736" calcext:value-type="float">
            <text:p>6.035736</text:p>
          </table:table-cell>
          <table:table-cell office:value-type="float" office:value="5.955658" calcext:value-type="float">
            <text:p>5.955658</text:p>
          </table:table-cell>
          <table:table-cell office:value-type="float" office:value="5.961365" calcext:value-type="float">
            <text:p>5.961365</text:p>
          </table:table-cell>
          <table:table-cell office:value-type="float" office:value="5.908234" calcext:value-type="float">
            <text:p>5.908234</text:p>
          </table:table-cell>
          <table:table-cell office:value-type="float" office:value="6.086365" calcext:value-type="float">
            <text:p>6.086365</text:p>
          </table:table-cell>
          <table:table-cell office:value-type="float" office:value="6.054596" calcext:value-type="float">
            <text:p>6.054596</text:p>
          </table:table-cell>
          <table:table-cell office:value-type="float" office:value="6.319916" calcext:value-type="float">
            <text:p>6.319916</text:p>
          </table:table-cell>
          <table:table-cell office:value-type="float" office:value="6.2995" calcext:value-type="float">
            <text:p>6.2995</text:p>
          </table:table-cell>
          <table:table-cell office:value-type="float" office:value="27.86301" calcext:value-type="float">
            <text:p>27.86301</text:p>
          </table:table-cell>
          <table:table-cell office:value-type="float" office:value="-0.6522522" calcext:value-type="float">
            <text:p>-0.65225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1" calcext:value-type="float">
            <text:p>4042001</text:p>
          </table:table-cell>
          <table:table-cell office:value-type="float" office:value="9.536994" calcext:value-type="float">
            <text:p>9.536994</text:p>
          </table:table-cell>
          <table:table-cell office:value-type="float" office:value="14.0951" calcext:value-type="float">
            <text:p>14.0951</text:p>
          </table:table-cell>
          <table:table-cell office:value-type="float" office:value="3.960473" calcext:value-type="float">
            <text:p>3.960473</text:p>
          </table:table-cell>
          <table:table-cell office:value-type="float" office:value="0.9409009" calcext:value-type="float">
            <text:p>0.9409009</text:p>
          </table:table-cell>
          <table:table-cell office:value-type="float" office:value="0.7136032" calcext:value-type="float">
            <text:p>0.7136032</text:p>
          </table:table-cell>
          <table:table-cell office:value-type="float" office:value="356.3668" calcext:value-type="float">
            <text:p>356.3668</text:p>
          </table:table-cell>
          <table:table-cell office:value-type="float" office:value="0.5715" calcext:value-type="float">
            <text:p>0.5715</text:p>
          </table:table-cell>
          <table:table-cell office:value-type="float" office:value="18.14423" calcext:value-type="float">
            <text:p>18.14423</text:p>
          </table:table-cell>
          <table:table-cell office:value-type="float" office:value="3.544647" calcext:value-type="float">
            <text:p>3.544647</text:p>
          </table:table-cell>
          <table:table-cell office:value-type="float" office:value="14.92947" calcext:value-type="float">
            <text:p>14.92947</text:p>
          </table:table-cell>
          <table:table-cell office:value-type="float" office:value="5.254028" calcext:value-type="float">
            <text:p>5.254028</text:p>
          </table:table-cell>
          <table:table-cell office:value-type="float" office:value="12.8576" calcext:value-type="float">
            <text:p>12.8576</text:p>
          </table:table-cell>
          <table:table-cell office:value-type="float" office:value="6.695709" calcext:value-type="float">
            <text:p>6.695709</text:p>
          </table:table-cell>
          <table:table-cell office:value-type="float" office:value="11.3573" calcext:value-type="float">
            <text:p>11.3573</text:p>
          </table:table-cell>
          <table:table-cell office:value-type="float" office:value="7.770966" calcext:value-type="float">
            <text:p>7.770966</text:p>
          </table:table-cell>
          <table:table-cell office:value-type="float" office:value="10.49515" calcext:value-type="float">
            <text:p>10.49515</text:p>
          </table:table-cell>
          <table:table-cell office:value-type="float" office:value="8.288208" calcext:value-type="float">
            <text:p>8.288208</text:p>
          </table:table-cell>
          <table:table-cell office:value-type="float" office:value="10.21722" calcext:value-type="float">
            <text:p>10.21722</text:p>
          </table:table-cell>
          <table:table-cell office:value-type="float" office:value="8.633301" calcext:value-type="float">
            <text:p>8.633301</text:p>
          </table:table-cell>
          <table:table-cell office:value-type="float" office:value="9.491791" calcext:value-type="float">
            <text:p>9.491791</text:p>
          </table:table-cell>
          <table:table-cell office:value-type="float" office:value="8.557617" calcext:value-type="float">
            <text:p>8.557617</text:p>
          </table:table-cell>
          <table:table-cell office:value-type="float" office:value="8.315796" calcext:value-type="float">
            <text:p>8.315796</text:p>
          </table:table-cell>
          <table:table-cell office:value-type="float" office:value="8.200073" calcext:value-type="float">
            <text:p>8.200073</text:p>
          </table:table-cell>
          <table:table-cell office:value-type="float" office:value="7.265137" calcext:value-type="float">
            <text:p>7.265137</text:p>
          </table:table-cell>
          <table:table-cell office:value-type="float" office:value="7.044922" calcext:value-type="float">
            <text:p>7.044922</text:p>
          </table:table-cell>
          <table:table-cell office:value-type="float" office:value="6.44339" calcext:value-type="float">
            <text:p>6.44339</text:p>
          </table:table-cell>
          <table:table-cell office:value-type="float" office:value="6.30423" calcext:value-type="float">
            <text:p>6.30423</text:p>
          </table:table-cell>
          <table:table-cell office:value-type="float" office:value="6.124634" calcext:value-type="float">
            <text:p>6.124634</text:p>
          </table:table-cell>
          <table:table-cell office:value-type="float" office:value="6.036652" calcext:value-type="float">
            <text:p>6.036652</text:p>
          </table:table-cell>
          <table:table-cell office:value-type="float" office:value="6.018372" calcext:value-type="float">
            <text:p>6.018372</text:p>
          </table:table-cell>
          <table:table-cell office:value-type="float" office:value="5.961945" calcext:value-type="float">
            <text:p>5.961945</text:p>
          </table:table-cell>
          <table:table-cell office:value-type="float" office:value="6.12088" calcext:value-type="float">
            <text:p>6.12088</text:p>
          </table:table-cell>
          <table:table-cell office:value-type="float" office:value="6.0867" calcext:value-type="float">
            <text:p>6.0867</text:p>
          </table:table-cell>
          <table:table-cell office:value-type="float" office:value="6.342743" calcext:value-type="float">
            <text:p>6.342743</text:p>
          </table:table-cell>
          <table:table-cell office:value-type="float" office:value="6.32016" calcext:value-type="float">
            <text:p>6.32016</text:p>
          </table:table-cell>
          <table:table-cell office:value-type="float" office:value="20.37714" calcext:value-type="float">
            <text:p>20.37714</text:p>
          </table:table-cell>
          <table:table-cell office:value-type="float" office:value="1.032288" calcext:value-type="float">
            <text:p>1.0322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1" calcext:value-type="float">
            <text:p>5042001</text:p>
          </table:table-cell>
          <table:table-cell office:value-type="float" office:value="15.38305" calcext:value-type="float">
            <text:p>15.38305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6.948242" calcext:value-type="float">
            <text:p>6.948242</text:p>
          </table:table-cell>
          <table:table-cell office:value-type="float" office:value="0.9744393" calcext:value-type="float">
            <text:p>0.9744393</text:p>
          </table:table-cell>
          <table:table-cell office:value-type="float" office:value="0.8585103" calcext:value-type="float">
            <text:p>0.8585103</text:p>
          </table:table-cell>
          <table:table-cell office:value-type="float" office:value="364.5003" calcext:value-type="float">
            <text:p>364.5003</text:p>
          </table:table-cell>
          <table:table-cell office:value-type="float" office:value="1.7145" calcext:value-type="float">
            <text:p>1.7145</text:p>
          </table:table-cell>
          <table:table-cell office:value-type="float" office:value="23.47858" calcext:value-type="float">
            <text:p>23.47858</text:p>
          </table:table-cell>
          <table:table-cell office:value-type="float" office:value="5.184753" calcext:value-type="float">
            <text:p>5.184753</text:p>
          </table:table-cell>
          <table:table-cell office:value-type="float" office:value="18.7789" calcext:value-type="float">
            <text:p>18.7789</text:p>
          </table:table-cell>
          <table:table-cell office:value-type="float" office:value="6.239471" calcext:value-type="float">
            <text:p>6.239471</text:p>
          </table:table-cell>
          <table:table-cell office:value-type="float" office:value="15.59305" calcext:value-type="float">
            <text:p>15.59305</text:p>
          </table:table-cell>
          <table:table-cell office:value-type="float" office:value="7.227661" calcext:value-type="float">
            <text:p>7.227661</text:p>
          </table:table-cell>
          <table:table-cell office:value-type="float" office:value="13.2142" calcext:value-type="float">
            <text:p>13.2142</text:p>
          </table:table-cell>
          <table:table-cell office:value-type="float" office:value="7.989899" calcext:value-type="float">
            <text:p>7.989899</text:p>
          </table:table-cell>
          <table:table-cell office:value-type="float" office:value="11.83017" calcext:value-type="float">
            <text:p>11.83017</text:p>
          </table:table-cell>
          <table:table-cell office:value-type="float" office:value="8.355225" calcext:value-type="float">
            <text:p>8.355225</text:p>
          </table:table-cell>
          <table:table-cell office:value-type="float" office:value="10.55316" calcext:value-type="float">
            <text:p>10.55316</text:p>
          </table:table-cell>
          <table:table-cell office:value-type="float" office:value="8.617279" calcext:value-type="float">
            <text:p>8.617279</text:p>
          </table:table-cell>
          <table:table-cell office:value-type="float" office:value="9.683472" calcext:value-type="float">
            <text:p>9.683472</text:p>
          </table:table-cell>
          <table:table-cell office:value-type="float" office:value="8.549164" calcext:value-type="float">
            <text:p>8.549164</text:p>
          </table:table-cell>
          <table:table-cell office:value-type="float" office:value="8.450012" calcext:value-type="float">
            <text:p>8.450012</text:p>
          </table:table-cell>
          <table:table-cell office:value-type="float" office:value="8.254181" calcext:value-type="float">
            <text:p>8.254181</text:p>
          </table:table-cell>
          <table:table-cell office:value-type="float" office:value="7.413727" calcext:value-type="float">
            <text:p>7.413727</text:p>
          </table:table-cell>
          <table:table-cell office:value-type="float" office:value="7.266968" calcext:value-type="float">
            <text:p>7.266968</text:p>
          </table:table-cell>
          <table:table-cell office:value-type="float" office:value="6.579926" calcext:value-type="float">
            <text:p>6.579926</text:p>
          </table:table-cell>
          <table:table-cell office:value-type="float" office:value="6.444885" calcext:value-type="float">
            <text:p>6.444885</text:p>
          </table:table-cell>
          <table:table-cell office:value-type="float" office:value="6.219849" calcext:value-type="float">
            <text:p>6.219849</text:p>
          </table:table-cell>
          <table:table-cell office:value-type="float" office:value="6.12561" calcext:value-type="float">
            <text:p>6.12561</text:p>
          </table:table-cell>
          <table:table-cell office:value-type="float" office:value="6.079102" calcext:value-type="float">
            <text:p>6.079102</text:p>
          </table:table-cell>
          <table:table-cell office:value-type="float" office:value="6.018982" calcext:value-type="float">
            <text:p>6.018982</text:p>
          </table:table-cell>
          <table:table-cell office:value-type="float" office:value="6.15799" calcext:value-type="float">
            <text:p>6.15799</text:p>
          </table:table-cell>
          <table:table-cell office:value-type="float" office:value="6.121277" calcext:value-type="float">
            <text:p>6.121277</text:p>
          </table:table-cell>
          <table:table-cell office:value-type="float" office:value="6.368408" calcext:value-type="float">
            <text:p>6.368408</text:p>
          </table:table-cell>
          <table:table-cell office:value-type="float" office:value="6.342987" calcext:value-type="float">
            <text:p>6.342987</text:p>
          </table:table-cell>
          <table:table-cell office:value-type="float" office:value="25.95282" calcext:value-type="float">
            <text:p>25.95282</text:p>
          </table:table-cell>
          <table:table-cell office:value-type="float" office:value="3.827789" calcext:value-type="float">
            <text:p>3.8277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1" calcext:value-type="float">
            <text:p>6042001</text:p>
          </table:table-cell>
          <table:table-cell office:value-type="float" office:value="16.82341" calcext:value-type="float">
            <text:p>16.82341</text:p>
          </table:table-cell>
          <table:table-cell office:value-type="float" office:value="20.20621" calcext:value-type="float">
            <text:p>20.20621</text:p>
          </table:table-cell>
          <table:table-cell office:value-type="float" office:value="7.971037" calcext:value-type="float">
            <text:p>7.971037</text:p>
          </table:table-cell>
          <table:table-cell office:value-type="float" office:value="1.133282" calcext:value-type="float">
            <text:p>1.133282</text:p>
          </table:table-cell>
          <table:table-cell office:value-type="float" office:value="0.8998128" calcext:value-type="float">
            <text:p>0.8998128</text:p>
          </table:table-cell>
          <table:table-cell office:value-type="float" office:value="373.7345" calcext:value-type="float">
            <text:p>373.7345</text:p>
          </table:table-cell>
          <table:table-cell office:value-type="float" office:value="0" calcext:value-type="float">
            <text:p>0</text:p>
          </table:table-cell>
          <table:table-cell office:value-type="float" office:value="26.97235" calcext:value-type="float">
            <text:p>26.97235</text:p>
          </table:table-cell>
          <table:table-cell office:value-type="float" office:value="6.412872" calcext:value-type="float">
            <text:p>6.412872</text:p>
          </table:table-cell>
          <table:table-cell office:value-type="float" office:value="21.28772" calcext:value-type="float">
            <text:p>21.28772</text:p>
          </table:table-cell>
          <table:table-cell office:value-type="float" office:value="7.66272" calcext:value-type="float">
            <text:p>7.66272</text:p>
          </table:table-cell>
          <table:table-cell office:value-type="float" office:value="17.65564" calcext:value-type="float">
            <text:p>17.65564</text:p>
          </table:table-cell>
          <table:table-cell office:value-type="float" office:value="8.542419" calcext:value-type="float">
            <text:p>8.542419</text:p>
          </table:table-cell>
          <table:table-cell office:value-type="float" office:value="14.8996" calcext:value-type="float">
            <text:p>14.8996</text:p>
          </table:table-cell>
          <table:table-cell office:value-type="float" office:value="9.164948" calcext:value-type="float">
            <text:p>9.164948</text:p>
          </table:table-cell>
          <table:table-cell office:value-type="float" office:value="13.25555" calcext:value-type="float">
            <text:p>13.25555</text:p>
          </table:table-cell>
          <table:table-cell office:value-type="float" office:value="9.39682" calcext:value-type="float">
            <text:p>9.39682</text:p>
          </table:table-cell>
          <table:table-cell office:value-type="float" office:value="11.71579" calcext:value-type="float">
            <text:p>11.71579</text:p>
          </table:table-cell>
          <table:table-cell office:value-type="float" office:value="9.483978" calcext:value-type="float">
            <text:p>9.483978</text:p>
          </table:table-cell>
          <table:table-cell office:value-type="float" office:value="10.57272" calcext:value-type="float">
            <text:p>10.57272</text:p>
          </table:table-cell>
          <table:table-cell office:value-type="float" office:value="9.210022" calcext:value-type="float">
            <text:p>9.210022</text:p>
          </table:table-cell>
          <table:table-cell office:value-type="float" office:value="8.929626" calcext:value-type="float">
            <text:p>8.929626</text:p>
          </table:table-cell>
          <table:table-cell office:value-type="float" office:value="8.457825" calcext:value-type="float">
            <text:p>8.457825</text:p>
          </table:table-cell>
          <table:table-cell office:value-type="float" office:value="7.624359" calcext:value-type="float">
            <text:p>7.624359</text:p>
          </table:table-cell>
          <table:table-cell office:value-type="float" office:value="7.415619" calcext:value-type="float">
            <text:p>7.415619</text:p>
          </table:table-cell>
          <table:table-cell office:value-type="float" office:value="6.715912" calcext:value-type="float">
            <text:p>6.715912</text:p>
          </table:table-cell>
          <table:table-cell office:value-type="float" office:value="6.581268" calcext:value-type="float">
            <text:p>6.581268</text:p>
          </table:table-cell>
          <table:table-cell office:value-type="float" office:value="6.317261" calcext:value-type="float">
            <text:p>6.317261</text:p>
          </table:table-cell>
          <table:table-cell office:value-type="float" office:value="6.220856" calcext:value-type="float">
            <text:p>6.220856</text:p>
          </table:table-cell>
          <table:table-cell office:value-type="float" office:value="6.14386" calcext:value-type="float">
            <text:p>6.14386</text:p>
          </table:table-cell>
          <table:table-cell office:value-type="float" office:value="6.079773" calcext:value-type="float">
            <text:p>6.079773</text:p>
          </table:table-cell>
          <table:table-cell office:value-type="float" office:value="6.197937" calcext:value-type="float">
            <text:p>6.197937</text:p>
          </table:table-cell>
          <table:table-cell office:value-type="float" office:value="6.158386" calcext:value-type="float">
            <text:p>6.158386</text:p>
          </table:table-cell>
          <table:table-cell office:value-type="float" office:value="6.396484" calcext:value-type="float">
            <text:p>6.396484</text:p>
          </table:table-cell>
          <table:table-cell office:value-type="float" office:value="6.368683" calcext:value-type="float">
            <text:p>6.368683</text:p>
          </table:table-cell>
          <table:table-cell office:value-type="float" office:value="29.53925" calcext:value-type="float">
            <text:p>29.53925</text:p>
          </table:table-cell>
          <table:table-cell office:value-type="float" office:value="4.728729" calcext:value-type="float">
            <text:p>4.7287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1" calcext:value-type="float">
            <text:p>7042001</text:p>
          </table:table-cell>
          <table:table-cell office:value-type="float" office:value="21.42941" calcext:value-type="float">
            <text:p>21.42941</text:p>
          </table:table-cell>
          <table:table-cell office:value-type="float" office:value="20.76177" calcext:value-type="float">
            <text:p>20.76177</text:p>
          </table:table-cell>
          <table:table-cell office:value-type="float" office:value="7.973816" calcext:value-type="float">
            <text:p>7.973816</text:p>
          </table:table-cell>
          <table:table-cell office:value-type="float" office:value="1.144003" calcext:value-type="float">
            <text:p>1.144003</text:p>
          </table:table-cell>
          <table:table-cell office:value-type="float" office:value="0.7621083" calcext:value-type="float">
            <text:p>0.7621083</text:p>
          </table:table-cell>
          <table:table-cell office:value-type="float" office:value="373.3711" calcext:value-type="float">
            <text:p>373.3711</text:p>
          </table:table-cell>
          <table:table-cell office:value-type="float" office:value="0" calcext:value-type="float">
            <text:p>0</text:p>
          </table:table-cell>
          <table:table-cell office:value-type="float" office:value="34.36304" calcext:value-type="float">
            <text:p>34.36304</text:p>
          </table:table-cell>
          <table:table-cell office:value-type="float" office:value="7.311676" calcext:value-type="float">
            <text:p>7.311676</text:p>
          </table:table-cell>
          <table:table-cell office:value-type="float" office:value="24.9375" calcext:value-type="float">
            <text:p>24.9375</text:p>
          </table:table-cell>
          <table:table-cell office:value-type="float" office:value="8.971222" calcext:value-type="float">
            <text:p>8.971222</text:p>
          </table:table-cell>
          <table:table-cell office:value-type="float" office:value="20.61856" calcext:value-type="float">
            <text:p>20.61856</text:p>
          </table:table-cell>
          <table:table-cell office:value-type="float" office:value="9.950226" calcext:value-type="float">
            <text:p>9.950226</text:p>
          </table:table-cell>
          <table:table-cell office:value-type="float" office:value="17.26065" calcext:value-type="float">
            <text:p>17.26065</text:p>
          </table:table-cell>
          <table:table-cell office:value-type="float" office:value="10.52493" calcext:value-type="float">
            <text:p>10.52493</text:p>
          </table:table-cell>
          <table:table-cell office:value-type="float" office:value="15.23279" calcext:value-type="float">
            <text:p>15.23279</text:p>
          </table:table-cell>
          <table:table-cell office:value-type="float" office:value="10.66632" calcext:value-type="float">
            <text:p>10.66632</text:p>
          </table:table-cell>
          <table:table-cell office:value-type="float" office:value="13.31998" calcext:value-type="float">
            <text:p>13.31998</text:p>
          </table:table-cell>
          <table:table-cell office:value-type="float" office:value="10.61084" calcext:value-type="float">
            <text:p>10.61084</text:p>
          </table:table-cell>
          <table:table-cell office:value-type="float" office:value="11.78928" calcext:value-type="float">
            <text:p>11.78928</text:p>
          </table:table-cell>
          <table:table-cell office:value-type="float" office:value="10.13754" calcext:value-type="float">
            <text:p>10.13754</text:p>
          </table:table-cell>
          <table:table-cell office:value-type="float" office:value="9.634125" calcext:value-type="float">
            <text:p>9.634125</text:p>
          </table:table-cell>
          <table:table-cell office:value-type="float" office:value="8.940582" calcext:value-type="float">
            <text:p>8.940582</text:p>
          </table:table-cell>
          <table:table-cell office:value-type="float" office:value="7.94455" calcext:value-type="float">
            <text:p>7.94455</text:p>
          </table:table-cell>
          <table:table-cell office:value-type="float" office:value="7.627258" calcext:value-type="float">
            <text:p>7.627258</text:p>
          </table:table-cell>
          <table:table-cell office:value-type="float" office:value="6.873016" calcext:value-type="float">
            <text:p>6.873016</text:p>
          </table:table-cell>
          <table:table-cell office:value-type="float" office:value="6.717377" calcext:value-type="float">
            <text:p>6.717377</text:p>
          </table:table-cell>
          <table:table-cell office:value-type="float" office:value="6.419495" calcext:value-type="float">
            <text:p>6.419495</text:p>
          </table:table-cell>
          <table:table-cell office:value-type="float" office:value="6.318268" calcext:value-type="float">
            <text:p>6.318268</text:p>
          </table:table-cell>
          <table:table-cell office:value-type="float" office:value="6.212036" calcext:value-type="float">
            <text:p>6.212036</text:p>
          </table:table-cell>
          <table:table-cell office:value-type="float" office:value="6.144531" calcext:value-type="float">
            <text:p>6.144531</text:p>
          </table:table-cell>
          <table:table-cell office:value-type="float" office:value="6.240906" calcext:value-type="float">
            <text:p>6.240906</text:p>
          </table:table-cell>
          <table:table-cell office:value-type="float" office:value="6.198364" calcext:value-type="float">
            <text:p>6.198364</text:p>
          </table:table-cell>
          <table:table-cell office:value-type="float" office:value="6.427368" calcext:value-type="float">
            <text:p>6.427368</text:p>
          </table:table-cell>
          <table:table-cell office:value-type="float" office:value="6.396759" calcext:value-type="float">
            <text:p>6.396759</text:p>
          </table:table-cell>
          <table:table-cell office:value-type="float" office:value="47.30908" calcext:value-type="float">
            <text:p>47.30908</text:p>
          </table:table-cell>
          <table:table-cell office:value-type="float" office:value="4.675507" calcext:value-type="float">
            <text:p>4.6755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1" calcext:value-type="float">
            <text:p>8042001</text:p>
          </table:table-cell>
          <table:table-cell office:value-type="float" office:value="24.20383" calcext:value-type="float">
            <text:p>24.20383</text:p>
          </table:table-cell>
          <table:table-cell office:value-type="float" office:value="23.53955" calcext:value-type="float">
            <text:p>23.53955</text:p>
          </table:table-cell>
          <table:table-cell office:value-type="float" office:value="3.510233" calcext:value-type="float">
            <text:p>3.510233</text:p>
          </table:table-cell>
          <table:table-cell office:value-type="float" office:value="1.18407" calcext:value-type="float">
            <text:p>1.18407</text:p>
          </table:table-cell>
          <table:table-cell office:value-type="float" office:value="0.6914897" calcext:value-type="float">
            <text:p>0.6914897</text:p>
          </table:table-cell>
          <table:table-cell office:value-type="float" office:value="375.1539" calcext:value-type="float">
            <text:p>375.1539</text:p>
          </table:table-cell>
          <table:table-cell office:value-type="float" office:value="0" calcext:value-type="float">
            <text:p>0</text:p>
          </table:table-cell>
          <table:table-cell office:value-type="float" office:value="44.01996" calcext:value-type="float">
            <text:p>44.01996</text:p>
          </table:table-cell>
          <table:table-cell office:value-type="float" office:value="6.728912" calcext:value-type="float">
            <text:p>6.728912</text:p>
          </table:table-cell>
          <table:table-cell office:value-type="float" office:value="30.93884" calcext:value-type="float">
            <text:p>30.93884</text:p>
          </table:table-cell>
          <table:table-cell office:value-type="float" office:value="9.734131" calcext:value-type="float">
            <text:p>9.734131</text:p>
          </table:table-cell>
          <table:table-cell office:value-type="float" office:value="25.07251" calcext:value-type="float">
            <text:p>25.07251</text:p>
          </table:table-cell>
          <table:table-cell office:value-type="float" office:value="11.15222" calcext:value-type="float">
            <text:p>11.15222</text:p>
          </table:table-cell>
          <table:table-cell office:value-type="float" office:value="20.61752" calcext:value-type="float">
            <text:p>20.61752</text:p>
          </table:table-cell>
          <table:table-cell office:value-type="float" office:value="11.89911" calcext:value-type="float">
            <text:p>11.89911</text:p>
          </table:table-cell>
          <table:table-cell office:value-type="float" office:value="17.94296" calcext:value-type="float">
            <text:p>17.94296</text:p>
          </table:table-cell>
          <table:table-cell office:value-type="float" office:value="12.06662" calcext:value-type="float">
            <text:p>12.06662</text:p>
          </table:table-cell>
          <table:table-cell office:value-type="float" office:value="15.41742" calcext:value-type="float">
            <text:p>15.41742</text:p>
          </table:table-cell>
          <table:table-cell office:value-type="float" office:value="11.96536" calcext:value-type="float">
            <text:p>11.96536</text:p>
          </table:table-cell>
          <table:table-cell office:value-type="float" office:value="13.42957" calcext:value-type="float">
            <text:p>13.42957</text:p>
          </table:table-cell>
          <table:table-cell office:value-type="float" office:value="11.31119" calcext:value-type="float">
            <text:p>11.31119</text:p>
          </table:table-cell>
          <table:table-cell office:value-type="float" office:value="10.60843" calcext:value-type="float">
            <text:p>10.60843</text:p>
          </table:table-cell>
          <table:table-cell office:value-type="float" office:value="9.648651" calcext:value-type="float">
            <text:p>9.648651</text:p>
          </table:table-cell>
          <table:table-cell office:value-type="float" office:value="8.396545" calcext:value-type="float">
            <text:p>8.396545</text:p>
          </table:table-cell>
          <table:table-cell office:value-type="float" office:value="7.94873" calcext:value-type="float">
            <text:p>7.94873</text:p>
          </table:table-cell>
          <table:table-cell office:value-type="float" office:value="7.069794" calcext:value-type="float">
            <text:p>7.069794</text:p>
          </table:table-cell>
          <table:table-cell office:value-type="float" office:value="6.874817" calcext:value-type="float">
            <text:p>6.874817</text:p>
          </table:table-cell>
          <table:table-cell office:value-type="float" office:value="6.534973" calcext:value-type="float">
            <text:p>6.534973</text:p>
          </table:table-cell>
          <table:table-cell office:value-type="float" office:value="6.420624" calcext:value-type="float">
            <text:p>6.420624</text:p>
          </table:table-cell>
          <table:table-cell office:value-type="float" office:value="6.28476" calcext:value-type="float">
            <text:p>6.28476</text:p>
          </table:table-cell>
          <table:table-cell office:value-type="float" office:value="6.212769" calcext:value-type="float">
            <text:p>6.212769</text:p>
          </table:table-cell>
          <table:table-cell office:value-type="float" office:value="6.286774" calcext:value-type="float">
            <text:p>6.286774</text:p>
          </table:table-cell>
          <table:table-cell office:value-type="float" office:value="6.241364" calcext:value-type="float">
            <text:p>6.241364</text:p>
          </table:table-cell>
          <table:table-cell office:value-type="float" office:value="6.460724" calcext:value-type="float">
            <text:p>6.460724</text:p>
          </table:table-cell>
          <table:table-cell office:value-type="float" office:value="6.427704" calcext:value-type="float">
            <text:p>6.427704</text:p>
          </table:table-cell>
          <table:table-cell office:value-type="float" office:value="53.44827" calcext:value-type="float">
            <text:p>53.44827</text:p>
          </table:table-cell>
          <table:table-cell office:value-type="float" office:value="1.001984" calcext:value-type="float">
            <text:p>1.0019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1" calcext:value-type="float">
            <text:p>9042001</text:p>
          </table:table-cell>
          <table:table-cell office:value-type="float" office:value="24.50202" calcext:value-type="float">
            <text:p>24.50202</text:p>
          </table:table-cell>
          <table:table-cell office:value-type="float" office:value="20.76177" calcext:value-type="float">
            <text:p>20.76177</text:p>
          </table:table-cell>
          <table:table-cell office:value-type="float" office:value="4.491329" calcext:value-type="float">
            <text:p>4.491329</text:p>
          </table:table-cell>
          <table:table-cell office:value-type="float" office:value="1.114622" calcext:value-type="float">
            <text:p>1.114622</text:p>
          </table:table-cell>
          <table:table-cell office:value-type="float" office:value="0.740489" calcext:value-type="float">
            <text:p>0.740489</text:p>
          </table:table-cell>
          <table:table-cell office:value-type="float" office:value="384.4725" calcext:value-type="float">
            <text:p>384.4725</text:p>
          </table:table-cell>
          <table:table-cell office:value-type="float" office:value="4.3815" calcext:value-type="float">
            <text:p>4.3815</text:p>
          </table:table-cell>
          <table:table-cell office:value-type="float" office:value="43.89896" calcext:value-type="float">
            <text:p>43.89896</text:p>
          </table:table-cell>
          <table:table-cell office:value-type="float" office:value="8.322723" calcext:value-type="float">
            <text:p>8.322723</text:p>
          </table:table-cell>
          <table:table-cell office:value-type="float" office:value="31.40732" calcext:value-type="float">
            <text:p>31.40732</text:p>
          </table:table-cell>
          <table:table-cell office:value-type="float" office:value="11.49777" calcext:value-type="float">
            <text:p>11.49777</text:p>
          </table:table-cell>
          <table:table-cell office:value-type="float" office:value="25.87772" calcext:value-type="float">
            <text:p>25.87772</text:p>
          </table:table-cell>
          <table:table-cell office:value-type="float" office:value="13.0535" calcext:value-type="float">
            <text:p>13.0535</text:p>
          </table:table-cell>
          <table:table-cell office:value-type="float" office:value="21.62946" calcext:value-type="float">
            <text:p>21.62946</text:p>
          </table:table-cell>
          <table:table-cell office:value-type="float" office:value="13.79102" calcext:value-type="float">
            <text:p>13.79102</text:p>
          </table:table-cell>
          <table:table-cell office:value-type="float" office:value="19.05109" calcext:value-type="float">
            <text:p>19.05109</text:p>
          </table:table-cell>
          <table:table-cell office:value-type="float" office:value="13.9025" calcext:value-type="float">
            <text:p>13.9025</text:p>
          </table:table-cell>
          <table:table-cell office:value-type="float" office:value="16.5415" calcext:value-type="float">
            <text:p>16.5415</text:p>
          </table:table-cell>
          <table:table-cell office:value-type="float" office:value="13.6701" calcext:value-type="float">
            <text:p>13.6701</text:p>
          </table:table-cell>
          <table:table-cell office:value-type="float" office:value="14.56689" calcext:value-type="float">
            <text:p>14.56689</text:p>
          </table:table-cell>
          <table:table-cell office:value-type="float" office:value="12.79657" calcext:value-type="float">
            <text:p>12.79657</text:p>
          </table:table-cell>
          <table:table-cell office:value-type="float" office:value="11.67435" calcext:value-type="float">
            <text:p>11.67435</text:p>
          </table:table-cell>
          <table:table-cell office:value-type="float" office:value="10.62744" calcext:value-type="float">
            <text:p>10.62744</text:p>
          </table:table-cell>
          <table:table-cell office:value-type="float" office:value="8.992126" calcext:value-type="float">
            <text:p>8.992126</text:p>
          </table:table-cell>
          <table:table-cell office:value-type="float" office:value="8.402222" calcext:value-type="float">
            <text:p>8.402222</text:p>
          </table:table-cell>
          <table:table-cell office:value-type="float" office:value="7.324463" calcext:value-type="float">
            <text:p>7.324463</text:p>
          </table:table-cell>
          <table:table-cell office:value-type="float" office:value="7.072113" calcext:value-type="float">
            <text:p>7.072113</text:p>
          </table:table-cell>
          <table:table-cell office:value-type="float" office:value="6.672089" calcext:value-type="float">
            <text:p>6.672089</text:p>
          </table:table-cell>
          <table:table-cell office:value-type="float" office:value="6.536255" calcext:value-type="float">
            <text:p>6.536255</text:p>
          </table:table-cell>
          <table:table-cell office:value-type="float" office:value="6.365204" calcext:value-type="float">
            <text:p>6.365204</text:p>
          </table:table-cell>
          <table:table-cell office:value-type="float" office:value="6.285583" calcext:value-type="float">
            <text:p>6.285583</text:p>
          </table:table-cell>
          <table:table-cell office:value-type="float" office:value="6.336517" calcext:value-type="float">
            <text:p>6.336517</text:p>
          </table:table-cell>
          <table:table-cell office:value-type="float" office:value="6.287262" calcext:value-type="float">
            <text:p>6.287262</text:p>
          </table:table-cell>
          <table:table-cell office:value-type="float" office:value="6.496948" calcext:value-type="float">
            <text:p>6.496948</text:p>
          </table:table-cell>
          <table:table-cell office:value-type="float" office:value="6.46106" calcext:value-type="float">
            <text:p>6.46106</text:p>
          </table:table-cell>
          <table:table-cell office:value-type="float" office:value="51.94662" calcext:value-type="float">
            <text:p>51.94662</text:p>
          </table:table-cell>
          <table:table-cell office:value-type="float" office:value="2.268921" calcext:value-type="float">
            <text:p>2.2689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1" calcext:value-type="float">
            <text:p>10042001</text:p>
          </table:table-cell>
          <table:table-cell office:value-type="float" office:value="22.69409" calcext:value-type="float">
            <text:p>22.69409</text:p>
          </table:table-cell>
          <table:table-cell office:value-type="float" office:value="16.87288" calcext:value-type="float">
            <text:p>16.87288</text:p>
          </table:table-cell>
          <table:table-cell office:value-type="float" office:value="5.466867" calcext:value-type="float">
            <text:p>5.466867</text:p>
          </table:table-cell>
          <table:table-cell office:value-type="float" office:value="1.020121" calcext:value-type="float">
            <text:p>1.020121</text:p>
          </table:table-cell>
          <table:table-cell office:value-type="float" office:value="0.7881022" calcext:value-type="float">
            <text:p>0.7881022</text:p>
          </table:table-cell>
          <table:table-cell office:value-type="float" office:value="387.6096" calcext:value-type="float">
            <text:p>387.6096</text:p>
          </table:table-cell>
          <table:table-cell office:value-type="float" office:value="16.1925" calcext:value-type="float">
            <text:p>16.1925</text:p>
          </table:table-cell>
          <table:table-cell office:value-type="float" office:value="30.11841" calcext:value-type="float">
            <text:p>30.11841</text:p>
          </table:table-cell>
          <table:table-cell office:value-type="float" office:value="7.381744" calcext:value-type="float">
            <text:p>7.381744</text:p>
          </table:table-cell>
          <table:table-cell office:value-type="float" office:value="24.96625" calcext:value-type="float">
            <text:p>24.96625</text:p>
          </table:table-cell>
          <table:table-cell office:value-type="float" office:value="9.70874" calcext:value-type="float">
            <text:p>9.70874</text:p>
          </table:table-cell>
          <table:table-cell office:value-type="float" office:value="21.26492" calcext:value-type="float">
            <text:p>21.26492</text:p>
          </table:table-cell>
          <table:table-cell office:value-type="float" office:value="11.51138" calcext:value-type="float">
            <text:p>11.51138</text:p>
          </table:table-cell>
          <table:table-cell office:value-type="float" office:value="18.58536" calcext:value-type="float">
            <text:p>18.58536</text:p>
          </table:table-cell>
          <table:table-cell office:value-type="float" office:value="12.90128" calcext:value-type="float">
            <text:p>12.90128</text:p>
          </table:table-cell>
          <table:table-cell office:value-type="float" office:value="17.71826" calcext:value-type="float">
            <text:p>17.71826</text:p>
          </table:table-cell>
          <table:table-cell office:value-type="float" office:value="13.54965" calcext:value-type="float">
            <text:p>13.54965</text:p>
          </table:table-cell>
          <table:table-cell office:value-type="float" office:value="16.46259" calcext:value-type="float">
            <text:p>16.46259</text:p>
          </table:table-cell>
          <table:table-cell office:value-type="float" office:value="13.80841" calcext:value-type="float">
            <text:p>13.80841</text:p>
          </table:table-cell>
          <table:table-cell office:value-type="float" office:value="14.62439" calcext:value-type="float">
            <text:p>14.62439</text:p>
          </table:table-cell>
          <table:table-cell office:value-type="float" office:value="13.24506" calcext:value-type="float">
            <text:p>13.24506</text:p>
          </table:table-cell>
          <table:table-cell office:value-type="float" office:value="12.14465" calcext:value-type="float">
            <text:p>12.14465</text:p>
          </table:table-cell>
          <table:table-cell office:value-type="float" office:value="11.69113" calcext:value-type="float">
            <text:p>11.69113</text:p>
          </table:table-cell>
          <table:table-cell office:value-type="float" office:value="9.578949" calcext:value-type="float">
            <text:p>9.578949</text:p>
          </table:table-cell>
          <table:table-cell office:value-type="float" office:value="8.99881" calcext:value-type="float">
            <text:p>8.99881</text:p>
          </table:table-cell>
          <table:table-cell office:value-type="float" office:value="7.633514" calcext:value-type="float">
            <text:p>7.633514</text:p>
          </table:table-cell>
          <table:table-cell office:value-type="float" office:value="7.327423" calcext:value-type="float">
            <text:p>7.327423</text:p>
          </table:table-cell>
          <table:table-cell office:value-type="float" office:value="6.838318" calcext:value-type="float">
            <text:p>6.838318</text:p>
          </table:table-cell>
          <table:table-cell office:value-type="float" office:value="6.673676" calcext:value-type="float">
            <text:p>6.673676</text:p>
          </table:table-cell>
          <table:table-cell office:value-type="float" office:value="6.456451" calcext:value-type="float">
            <text:p>6.456451</text:p>
          </table:table-cell>
          <table:table-cell office:value-type="float" office:value="6.366089" calcext:value-type="float">
            <text:p>6.366089</text:p>
          </table:table-cell>
          <table:table-cell office:value-type="float" office:value="6.390778" calcext:value-type="float">
            <text:p>6.390778</text:p>
          </table:table-cell>
          <table:table-cell office:value-type="float" office:value="6.337097" calcext:value-type="float">
            <text:p>6.337097</text:p>
          </table:table-cell>
          <table:table-cell office:value-type="float" office:value="6.536377" calcext:value-type="float">
            <text:p>6.536377</text:p>
          </table:table-cell>
          <table:table-cell office:value-type="float" office:value="6.497314" calcext:value-type="float">
            <text:p>6.497314</text:p>
          </table:table-cell>
          <table:table-cell office:value-type="float" office:value="32.34152" calcext:value-type="float">
            <text:p>32.34152</text:p>
          </table:table-cell>
          <table:table-cell office:value-type="float" office:value="4.833954" calcext:value-type="float">
            <text:p>4.8339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1" calcext:value-type="float">
            <text:p>11042001</text:p>
          </table:table-cell>
          <table:table-cell office:value-type="float" office:value="14.34319" calcext:value-type="float">
            <text:p>14.34319</text:p>
          </table:table-cell>
          <table:table-cell office:value-type="float" office:value="17.42843" calcext:value-type="float">
            <text:p>17.42843</text:p>
          </table:table-cell>
          <table:table-cell office:value-type="float" office:value="6.962141" calcext:value-type="float">
            <text:p>6.962141</text:p>
          </table:table-cell>
          <table:table-cell office:value-type="float" office:value="1.047719" calcext:value-type="float">
            <text:p>1.047719</text:p>
          </table:table-cell>
          <table:table-cell office:value-type="float" office:value="0.7695362" calcext:value-type="float">
            <text:p>0.7695362</text:p>
          </table:table-cell>
          <table:table-cell office:value-type="float" office:value="386.4604" calcext:value-type="float">
            <text:p>386.4604</text:p>
          </table:table-cell>
          <table:table-cell office:value-type="float" office:value="9.144" calcext:value-type="float">
            <text:p>9.144</text:p>
          </table:table-cell>
          <table:table-cell office:value-type="float" office:value="24.29355" calcext:value-type="float">
            <text:p>24.29355</text:p>
          </table:table-cell>
          <table:table-cell office:value-type="float" office:value="7.308929" calcext:value-type="float">
            <text:p>7.308929</text:p>
          </table:table-cell>
          <table:table-cell office:value-type="float" office:value="20.47238" calcext:value-type="float">
            <text:p>20.47238</text:p>
          </table:table-cell>
          <table:table-cell office:value-type="float" office:value="9.193024" calcext:value-type="float">
            <text:p>9.193024</text:p>
          </table:table-cell>
          <table:table-cell office:value-type="float" office:value="17.95969" calcext:value-type="float">
            <text:p>17.95969</text:p>
          </table:table-cell>
          <table:table-cell office:value-type="float" office:value="10.64343" calcext:value-type="float">
            <text:p>10.64343</text:p>
          </table:table-cell>
          <table:table-cell office:value-type="float" office:value="16.19324" calcext:value-type="float">
            <text:p>16.19324</text:p>
          </table:table-cell>
          <table:table-cell office:value-type="float" office:value="11.83798" calcext:value-type="float">
            <text:p>11.83798</text:p>
          </table:table-cell>
          <table:table-cell office:value-type="float" office:value="15.40854" calcext:value-type="float">
            <text:p>15.40854</text:p>
          </table:table-cell>
          <table:table-cell office:value-type="float" office:value="12.44138" calcext:value-type="float">
            <text:p>12.44138</text:p>
          </table:table-cell>
          <table:table-cell office:value-type="float" office:value="15.08859" calcext:value-type="float">
            <text:p>15.08859</text:p>
          </table:table-cell>
          <table:table-cell office:value-type="float" office:value="12.84473" calcext:value-type="float">
            <text:p>12.84473</text:p>
          </table:table-cell>
          <table:table-cell office:value-type="float" office:value="14.04251" calcext:value-type="float">
            <text:p>14.04251</text:p>
          </table:table-cell>
          <table:table-cell office:value-type="float" office:value="12.64725" calcext:value-type="float">
            <text:p>12.64725</text:p>
          </table:table-cell>
          <table:table-cell office:value-type="float" office:value="12.2168" calcext:value-type="float">
            <text:p>12.2168</text:p>
          </table:table-cell>
          <table:table-cell office:value-type="float" office:value="11.95148" calcext:value-type="float">
            <text:p>11.95148</text:p>
          </table:table-cell>
          <table:table-cell office:value-type="float" office:value="9.931183" calcext:value-type="float">
            <text:p>9.931183</text:p>
          </table:table-cell>
          <table:table-cell office:value-type="float" office:value="9.584076" calcext:value-type="float">
            <text:p>9.584076</text:p>
          </table:table-cell>
          <table:table-cell office:value-type="float" office:value="7.946716" calcext:value-type="float">
            <text:p>7.946716</text:p>
          </table:table-cell>
          <table:table-cell office:value-type="float" office:value="7.636871" calcext:value-type="float">
            <text:p>7.636871</text:p>
          </table:table-cell>
          <table:table-cell office:value-type="float" office:value="7.028748" calcext:value-type="float">
            <text:p>7.028748</text:p>
          </table:table-cell>
          <table:table-cell office:value-type="float" office:value="6.84021" calcext:value-type="float">
            <text:p>6.84021</text:p>
          </table:table-cell>
          <table:table-cell office:value-type="float" office:value="6.561798" calcext:value-type="float">
            <text:p>6.561798</text:p>
          </table:table-cell>
          <table:table-cell office:value-type="float" office:value="6.457458" calcext:value-type="float">
            <text:p>6.457458</text:p>
          </table:table-cell>
          <table:table-cell office:value-type="float" office:value="6.451019" calcext:value-type="float">
            <text:p>6.451019</text:p>
          </table:table-cell>
          <table:table-cell office:value-type="float" office:value="6.391388" calcext:value-type="float">
            <text:p>6.391388</text:p>
          </table:table-cell>
          <table:table-cell office:value-type="float" office:value="6.579071" calcext:value-type="float">
            <text:p>6.579071</text:p>
          </table:table-cell>
          <table:table-cell office:value-type="float" office:value="6.536804" calcext:value-type="float">
            <text:p>6.536804</text:p>
          </table:table-cell>
          <table:table-cell office:value-type="float" office:value="26.65369" calcext:value-type="float">
            <text:p>26.65369</text:p>
          </table:table-cell>
          <table:table-cell office:value-type="float" office:value="5.024323" calcext:value-type="float">
            <text:p>5.0243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1" calcext:value-type="float">
            <text:p>12042001</text:p>
          </table:table-cell>
          <table:table-cell office:value-type="float" office:value="16.54803" calcext:value-type="float">
            <text:p>16.54803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4.460751" calcext:value-type="float">
            <text:p>4.460751</text:p>
          </table:table-cell>
          <table:table-cell office:value-type="float" office:value="0.9517376" calcext:value-type="float">
            <text:p>0.9517376</text:p>
          </table:table-cell>
          <table:table-cell office:value-type="float" office:value="0.6869934" calcext:value-type="float">
            <text:p>0.6869934</text:p>
          </table:table-cell>
          <table:table-cell office:value-type="float" office:value="381.7852" calcext:value-type="float">
            <text:p>381.7852</text:p>
          </table:table-cell>
          <table:table-cell office:value-type="float" office:value="0" calcext:value-type="float">
            <text:p>0</text:p>
          </table:table-cell>
          <table:table-cell office:value-type="float" office:value="24.66467" calcext:value-type="float">
            <text:p>24.66467</text:p>
          </table:table-cell>
          <table:table-cell office:value-type="float" office:value="5.797791" calcext:value-type="float">
            <text:p>5.797791</text:p>
          </table:table-cell>
          <table:table-cell office:value-type="float" office:value="20.49908" calcext:value-type="float">
            <text:p>20.49908</text:p>
          </table:table-cell>
          <table:table-cell office:value-type="float" office:value="7.87973" calcext:value-type="float">
            <text:p>7.87973</text:p>
          </table:table-cell>
          <table:table-cell office:value-type="float" office:value="17.6369" calcext:value-type="float">
            <text:p>17.6369</text:p>
          </table:table-cell>
          <table:table-cell office:value-type="float" office:value="9.776428" calcext:value-type="float">
            <text:p>9.776428</text:p>
          </table:table-cell>
          <table:table-cell office:value-type="float" office:value="15.66663" calcext:value-type="float">
            <text:p>15.66663</text:p>
          </table:table-cell>
          <table:table-cell office:value-type="float" office:value="11.10754" calcext:value-type="float">
            <text:p>11.10754</text:p>
          </table:table-cell>
          <table:table-cell office:value-type="float" office:value="14.56638" calcext:value-type="float">
            <text:p>14.56638</text:p>
          </table:table-cell>
          <table:table-cell office:value-type="float" office:value="11.75394" calcext:value-type="float">
            <text:p>11.75394</text:p>
          </table:table-cell>
          <table:table-cell office:value-type="float" office:value="13.92151" calcext:value-type="float">
            <text:p>13.92151</text:p>
          </table:table-cell>
          <table:table-cell office:value-type="float" office:value="12.22034" calcext:value-type="float">
            <text:p>12.22034</text:p>
          </table:table-cell>
          <table:table-cell office:value-type="float" office:value="13.24088" calcext:value-type="float">
            <text:p>13.24088</text:p>
          </table:table-cell>
          <table:table-cell office:value-type="float" office:value="12.15924" calcext:value-type="float">
            <text:p>12.15924</text:p>
          </table:table-cell>
          <table:table-cell office:value-type="float" office:value="11.99182" calcext:value-type="float">
            <text:p>11.99182</text:p>
          </table:table-cell>
          <table:table-cell office:value-type="float" office:value="11.70923" calcext:value-type="float">
            <text:p>11.70923</text:p>
          </table:table-cell>
          <table:table-cell office:value-type="float" office:value="10.08426" calcext:value-type="float">
            <text:p>10.08426</text:p>
          </table:table-cell>
          <table:table-cell office:value-type="float" office:value="9.933655" calcext:value-type="float">
            <text:p>9.933655</text:p>
          </table:table-cell>
          <table:table-cell office:value-type="float" office:value="8.21524" calcext:value-type="float">
            <text:p>8.21524</text:p>
          </table:table-cell>
          <table:table-cell office:value-type="float" office:value="7.949768" calcext:value-type="float">
            <text:p>7.949768</text:p>
          </table:table-cell>
          <table:table-cell office:value-type="float" office:value="7.225342" calcext:value-type="float">
            <text:p>7.225342</text:p>
          </table:table-cell>
          <table:table-cell office:value-type="float" office:value="7.030792" calcext:value-type="float">
            <text:p>7.030792</text:p>
          </table:table-cell>
          <table:table-cell office:value-type="float" office:value="6.679291" calcext:value-type="float">
            <text:p>6.679291</text:p>
          </table:table-cell>
          <table:table-cell office:value-type="float" office:value="6.562958" calcext:value-type="float">
            <text:p>6.562958</text:p>
          </table:table-cell>
          <table:table-cell office:value-type="float" office:value="6.51828" calcext:value-type="float">
            <text:p>6.51828</text:p>
          </table:table-cell>
          <table:table-cell office:value-type="float" office:value="6.451721" calcext:value-type="float">
            <text:p>6.451721</text:p>
          </table:table-cell>
          <table:table-cell office:value-type="float" office:value="6.625305" calcext:value-type="float">
            <text:p>6.625305</text:p>
          </table:table-cell>
          <table:table-cell office:value-type="float" office:value="6.579529" calcext:value-type="float">
            <text:p>6.579529</text:p>
          </table:table-cell>
          <table:table-cell office:value-type="float" office:value="26.83826" calcext:value-type="float">
            <text:p>26.83826</text:p>
          </table:table-cell>
          <table:table-cell office:value-type="float" office:value="2.696899" calcext:value-type="float">
            <text:p>2.6968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1" calcext:value-type="float">
            <text:p>13042001</text:p>
          </table:table-cell>
          <table:table-cell office:value-type="float" office:value="22.70023" calcext:value-type="float">
            <text:p>22.70023</text:p>
          </table:table-cell>
          <table:table-cell office:value-type="float" office:value="19.0951" calcext:value-type="float">
            <text:p>19.0951</text:p>
          </table:table-cell>
          <table:table-cell office:value-type="float" office:value="1.498001" calcext:value-type="float">
            <text:p>1.498001</text:p>
          </table:table-cell>
          <table:table-cell office:value-type="float" office:value="1.060442" calcext:value-type="float">
            <text:p>1.060442</text:p>
          </table:table-cell>
          <table:table-cell office:value-type="float" office:value="0.5999838" calcext:value-type="float">
            <text:p>0.5999838</text:p>
          </table:table-cell>
          <table:table-cell office:value-type="float" office:value="384.2156" calcext:value-type="float">
            <text:p>384.2156</text:p>
          </table:table-cell>
          <table:table-cell office:value-type="float" office:value="0" calcext:value-type="float">
            <text:p>0</text:p>
          </table:table-cell>
          <table:table-cell office:value-type="float" office:value="30.15427" calcext:value-type="float">
            <text:p>30.15427</text:p>
          </table:table-cell>
          <table:table-cell office:value-type="float" office:value="3.692657" calcext:value-type="float">
            <text:p>3.692657</text:p>
          </table:table-cell>
          <table:table-cell office:value-type="float" office:value="23.90625" calcext:value-type="float">
            <text:p>23.90625</text:p>
          </table:table-cell>
          <table:table-cell office:value-type="float" office:value="6.189819" calcext:value-type="float">
            <text:p>6.189819</text:p>
          </table:table-cell>
          <table:table-cell office:value-type="float" office:value="19.82806" calcext:value-type="float">
            <text:p>19.82806</text:p>
          </table:table-cell>
          <table:table-cell office:value-type="float" office:value="8.395142" calcext:value-type="float">
            <text:p>8.395142</text:p>
          </table:table-cell>
          <table:table-cell office:value-type="float" office:value="16.96838" calcext:value-type="float">
            <text:p>16.96838</text:p>
          </table:table-cell>
          <table:table-cell office:value-type="float" office:value="10.05515" calcext:value-type="float">
            <text:p>10.05515</text:p>
          </table:table-cell>
          <table:table-cell office:value-type="float" office:value="15.36163" calcext:value-type="float">
            <text:p>15.36163</text:p>
          </table:table-cell>
          <table:table-cell office:value-type="float" office:value="10.90192" calcext:value-type="float">
            <text:p>10.90192</text:p>
          </table:table-cell>
          <table:table-cell office:value-type="float" office:value="13.90018" calcext:value-type="float">
            <text:p>13.90018</text:p>
          </table:table-cell>
          <table:table-cell office:value-type="float" office:value="11.58643" calcext:value-type="float">
            <text:p>11.58643</text:p>
          </table:table-cell>
          <table:table-cell office:value-type="float" office:value="12.94638" calcext:value-type="float">
            <text:p>12.94638</text:p>
          </table:table-cell>
          <table:table-cell office:value-type="float" office:value="11.69003" calcext:value-type="float">
            <text:p>11.69003</text:p>
          </table:table-cell>
          <table:table-cell office:value-type="float" office:value="11.74936" calcext:value-type="float">
            <text:p>11.74936</text:p>
          </table:table-cell>
          <table:table-cell office:value-type="float" office:value="11.47409" calcext:value-type="float">
            <text:p>11.47409</text:p>
          </table:table-cell>
          <table:table-cell office:value-type="float" office:value="10.13715" calcext:value-type="float">
            <text:p>10.13715</text:p>
          </table:table-cell>
          <table:table-cell office:value-type="float" office:value="10.0853" calcext:value-type="float">
            <text:p>10.0853</text:p>
          </table:table-cell>
          <table:table-cell office:value-type="float" office:value="8.427307" calcext:value-type="float">
            <text:p>8.427307</text:p>
          </table:table-cell>
          <table:table-cell office:value-type="float" office:value="8.217712" calcext:value-type="float">
            <text:p>8.217712</text:p>
          </table:table-cell>
          <table:table-cell office:value-type="float" office:value="7.411621" calcext:value-type="float">
            <text:p>7.411621</text:p>
          </table:table-cell>
          <table:table-cell office:value-type="float" office:value="7.227356" calcext:value-type="float">
            <text:p>7.227356</text:p>
          </table:table-cell>
          <table:table-cell office:value-type="float" office:value="6.804443" calcext:value-type="float">
            <text:p>6.804443</text:p>
          </table:table-cell>
          <table:table-cell office:value-type="float" office:value="6.680573" calcext:value-type="float">
            <text:p>6.680573</text:p>
          </table:table-cell>
          <table:table-cell office:value-type="float" office:value="6.592712" calcext:value-type="float">
            <text:p>6.592712</text:p>
          </table:table-cell>
          <table:table-cell office:value-type="float" office:value="6.519012" calcext:value-type="float">
            <text:p>6.519012</text:p>
          </table:table-cell>
          <table:table-cell office:value-type="float" office:value="6.676636" calcext:value-type="float">
            <text:p>6.676636</text:p>
          </table:table-cell>
          <table:table-cell office:value-type="float" office:value="6.625793" calcext:value-type="float">
            <text:p>6.625793</text:p>
          </table:table-cell>
          <table:table-cell office:value-type="float" office:value="32.80005" calcext:value-type="float">
            <text:p>32.80005</text:p>
          </table:table-cell>
          <table:table-cell office:value-type="float" office:value="-0.08700562" calcext:value-type="float">
            <text:p>-0.087005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1" calcext:value-type="float">
            <text:p>14042001</text:p>
          </table:table-cell>
          <table:table-cell office:value-type="float" office:value="24.6875" calcext:value-type="float">
            <text:p>24.6875</text:p>
          </table:table-cell>
          <table:table-cell office:value-type="float" office:value="20.76177" calcext:value-type="float">
            <text:p>20.76177</text:p>
          </table:table-cell>
          <table:table-cell office:value-type="float" office:value="2.003839" calcext:value-type="float">
            <text:p>2.003839</text:p>
          </table:table-cell>
          <table:table-cell office:value-type="float" office:value="1.111827" calcext:value-type="float">
            <text:p>1.111827</text:p>
          </table:table-cell>
          <table:table-cell office:value-type="float" office:value="0.6219016" calcext:value-type="float">
            <text:p>0.6219016</text:p>
          </table:table-cell>
          <table:table-cell office:value-type="float" office:value="386.2615" calcext:value-type="float">
            <text:p>386.2615</text:p>
          </table:table-cell>
          <table:table-cell office:value-type="float" office:value="0" calcext:value-type="float">
            <text:p>0</text:p>
          </table:table-cell>
          <table:table-cell office:value-type="float" office:value="32.3891" calcext:value-type="float">
            <text:p>32.3891</text:p>
          </table:table-cell>
          <table:table-cell office:value-type="float" office:value="4.269104" calcext:value-type="float">
            <text:p>4.269104</text:p>
          </table:table-cell>
          <table:table-cell office:value-type="float" office:value="25.25684" calcext:value-type="float">
            <text:p>25.25684</text:p>
          </table:table-cell>
          <table:table-cell office:value-type="float" office:value="6.897522" calcext:value-type="float">
            <text:p>6.897522</text:p>
          </table:table-cell>
          <table:table-cell office:value-type="float" office:value="20.91873" calcext:value-type="float">
            <text:p>20.91873</text:p>
          </table:table-cell>
          <table:table-cell office:value-type="float" office:value="9.086243" calcext:value-type="float">
            <text:p>9.086243</text:p>
          </table:table-cell>
          <table:table-cell office:value-type="float" office:value="17.86111" calcext:value-type="float">
            <text:p>17.86111</text:p>
          </table:table-cell>
          <table:table-cell office:value-type="float" office:value="10.67584" calcext:value-type="float">
            <text:p>10.67584</text:p>
          </table:table-cell>
          <table:table-cell office:value-type="float" office:value="16.10352" calcext:value-type="float">
            <text:p>16.10352</text:p>
          </table:table-cell>
          <table:table-cell office:value-type="float" office:value="11.44565" calcext:value-type="float">
            <text:p>11.44565</text:p>
          </table:table-cell>
          <table:table-cell office:value-type="float" office:value="14.492" calcext:value-type="float">
            <text:p>14.492</text:p>
          </table:table-cell>
          <table:table-cell office:value-type="float" office:value="12.0163" calcext:value-type="float">
            <text:p>12.0163</text:p>
          </table:table-cell>
          <table:table-cell office:value-type="float" office:value="13.37051" calcext:value-type="float">
            <text:p>13.37051</text:p>
          </table:table-cell>
          <table:table-cell office:value-type="float" office:value="11.97498" calcext:value-type="float">
            <text:p>11.97498</text:p>
          </table:table-cell>
          <table:table-cell office:value-type="float" office:value="11.76871" calcext:value-type="float">
            <text:p>11.76871</text:p>
          </table:table-cell>
          <table:table-cell office:value-type="float" office:value="11.57477" calcext:value-type="float">
            <text:p>11.57477</text:p>
          </table:table-cell>
          <table:table-cell office:value-type="float" office:value="10.2243" calcext:value-type="float">
            <text:p>10.2243</text:p>
          </table:table-cell>
          <table:table-cell office:value-type="float" office:value="10.13785" calcext:value-type="float">
            <text:p>10.13785</text:p>
          </table:table-cell>
          <table:table-cell office:value-type="float" office:value="8.599091" calcext:value-type="float">
            <text:p>8.599091</text:p>
          </table:table-cell>
          <table:table-cell office:value-type="float" office:value="8.429199" calcext:value-type="float">
            <text:p>8.429199</text:p>
          </table:table-cell>
          <table:table-cell office:value-type="float" office:value="7.580627" calcext:value-type="float">
            <text:p>7.580627</text:p>
          </table:table-cell>
          <table:table-cell office:value-type="float" office:value="7.413452" calcext:value-type="float">
            <text:p>7.413452</text:p>
          </table:table-cell>
          <table:table-cell office:value-type="float" office:value="6.932404" calcext:value-type="float">
            <text:p>6.932404</text:p>
          </table:table-cell>
          <table:table-cell office:value-type="float" office:value="6.805786" calcext:value-type="float">
            <text:p>6.805786</text:p>
          </table:table-cell>
          <table:table-cell office:value-type="float" office:value="6.673279" calcext:value-type="float">
            <text:p>6.673279</text:p>
          </table:table-cell>
          <table:table-cell office:value-type="float" office:value="6.593536" calcext:value-type="float">
            <text:p>6.593536</text:p>
          </table:table-cell>
          <table:table-cell office:value-type="float" office:value="6.732941" calcext:value-type="float">
            <text:p>6.732941</text:p>
          </table:table-cell>
          <table:table-cell office:value-type="float" office:value="6.677185" calcext:value-type="float">
            <text:p>6.677185</text:p>
          </table:table-cell>
          <table:table-cell office:value-type="float" office:value="34.79297" calcext:value-type="float">
            <text:p>34.79297</text:p>
          </table:table-cell>
          <table:table-cell office:value-type="float" office:value="0.3891296" calcext:value-type="float">
            <text:p>0.38912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1" calcext:value-type="float">
            <text:p>15042001</text:p>
          </table:table-cell>
          <table:table-cell office:value-type="float" office:value="24.17612" calcext:value-type="float">
            <text:p>24.17612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3.465755" calcext:value-type="float">
            <text:p>3.465755</text:p>
          </table:table-cell>
          <table:table-cell office:value-type="float" office:value="0.9482927" calcext:value-type="float">
            <text:p>0.9482927</text:p>
          </table:table-cell>
          <table:table-cell office:value-type="float" office:value="0.6511306" calcext:value-type="float">
            <text:p>0.6511306</text:p>
          </table:table-cell>
          <table:table-cell office:value-type="float" office:value="385.6385" calcext:value-type="float">
            <text:p>385.6385</text:p>
          </table:table-cell>
          <table:table-cell office:value-type="float" office:value="0" calcext:value-type="float">
            <text:p>0</text:p>
          </table:table-cell>
          <table:table-cell office:value-type="float" office:value="38.32486" calcext:value-type="float">
            <text:p>38.32486</text:p>
          </table:table-cell>
          <table:table-cell office:value-type="float" office:value="5.452698" calcext:value-type="float">
            <text:p>5.452698</text:p>
          </table:table-cell>
          <table:table-cell office:value-type="float" office:value="26.86523" calcext:value-type="float">
            <text:p>26.86523</text:p>
          </table:table-cell>
          <table:table-cell office:value-type="float" office:value="8.659943" calcext:value-type="float">
            <text:p>8.659943</text:p>
          </table:table-cell>
          <table:table-cell office:value-type="float" office:value="22.28659" calcext:value-type="float">
            <text:p>22.28659</text:p>
          </table:table-cell>
          <table:table-cell office:value-type="float" office:value="10.59286" calcext:value-type="float">
            <text:p>10.59286</text:p>
          </table:table-cell>
          <table:table-cell office:value-type="float" office:value="18.9422" calcext:value-type="float">
            <text:p>18.9422</text:p>
          </table:table-cell>
          <table:table-cell office:value-type="float" office:value="11.86624" calcext:value-type="float">
            <text:p>11.86624</text:p>
          </table:table-cell>
          <table:table-cell office:value-type="float" office:value="17.01956" calcext:value-type="float">
            <text:p>17.01956</text:p>
          </table:table-cell>
          <table:table-cell office:value-type="float" office:value="12.41797" calcext:value-type="float">
            <text:p>12.41797</text:p>
          </table:table-cell>
          <table:table-cell office:value-type="float" office:value="15.23553" calcext:value-type="float">
            <text:p>15.23553</text:p>
          </table:table-cell>
          <table:table-cell office:value-type="float" office:value="12.74698" calcext:value-type="float">
            <text:p>12.74698</text:p>
          </table:table-cell>
          <table:table-cell office:value-type="float" office:value="13.94641" calcext:value-type="float">
            <text:p>13.94641</text:p>
          </table:table-cell>
          <table:table-cell office:value-type="float" office:value="12.51801" calcext:value-type="float">
            <text:p>12.51801</text:p>
          </table:table-cell>
          <table:table-cell office:value-type="float" office:value="12.11298" calcext:value-type="float">
            <text:p>12.11298</text:p>
          </table:table-cell>
          <table:table-cell office:value-type="float" office:value="11.77768" calcext:value-type="float">
            <text:p>11.77768</text:p>
          </table:table-cell>
          <table:table-cell office:value-type="float" office:value="10.39191" calcext:value-type="float">
            <text:p>10.39191</text:p>
          </table:table-cell>
          <table:table-cell office:value-type="float" office:value="10.22577" calcext:value-type="float">
            <text:p>10.22577</text:p>
          </table:table-cell>
          <table:table-cell office:value-type="float" office:value="8.759552" calcext:value-type="float">
            <text:p>8.759552</text:p>
          </table:table-cell>
          <table:table-cell office:value-type="float" office:value="8.600769" calcext:value-type="float">
            <text:p>8.600769</text:p>
          </table:table-cell>
          <table:table-cell office:value-type="float" office:value="7.73587" calcext:value-type="float">
            <text:p>7.73587</text:p>
          </table:table-cell>
          <table:table-cell office:value-type="float" office:value="7.582275" calcext:value-type="float">
            <text:p>7.582275</text:p>
          </table:table-cell>
          <table:table-cell office:value-type="float" office:value="7.059387" calcext:value-type="float">
            <text:p>7.059387</text:p>
          </table:table-cell>
          <table:table-cell office:value-type="float" office:value="6.933746" calcext:value-type="float">
            <text:p>6.933746</text:p>
          </table:table-cell>
          <table:table-cell office:value-type="float" office:value="6.758575" calcext:value-type="float">
            <text:p>6.758575</text:p>
          </table:table-cell>
          <table:table-cell office:value-type="float" office:value="6.674164" calcext:value-type="float">
            <text:p>6.674164</text:p>
          </table:table-cell>
          <table:table-cell office:value-type="float" office:value="6.79422" calcext:value-type="float">
            <text:p>6.79422</text:p>
          </table:table-cell>
          <table:table-cell office:value-type="float" office:value="6.733551" calcext:value-type="float">
            <text:p>6.733551</text:p>
          </table:table-cell>
          <table:table-cell office:value-type="float" office:value="46.05826" calcext:value-type="float">
            <text:p>46.05826</text:p>
          </table:table-cell>
          <table:table-cell office:value-type="float" office:value="0.809082" calcext:value-type="float">
            <text:p>0.8090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1" calcext:value-type="float">
            <text:p>16042001</text:p>
          </table:table-cell>
          <table:table-cell office:value-type="float" office:value="21.11825" calcext:value-type="float">
            <text:p>21.11825</text:p>
          </table:table-cell>
          <table:table-cell office:value-type="float" office:value="7.428434" calcext:value-type="float">
            <text:p>7.428434</text:p>
          </table:table-cell>
          <table:table-cell office:value-type="float" office:value="0.711785" calcext:value-type="float">
            <text:p>0.711785</text:p>
          </table:table-cell>
          <table:table-cell office:value-type="float" office:value="0.7561235" calcext:value-type="float">
            <text:p>0.7561235</text:p>
          </table:table-cell>
          <table:table-cell office:value-type="float" office:value="0.5622534" calcext:value-type="float">
            <text:p>0.5622534</text:p>
          </table:table-cell>
          <table:table-cell office:value-type="float" office:value="391.8281" calcext:value-type="float">
            <text:p>391.8281</text:p>
          </table:table-cell>
          <table:table-cell office:value-type="float" office:value="0" calcext:value-type="float">
            <text:p>0</text:p>
          </table:table-cell>
          <table:table-cell office:value-type="float" office:value="31.76974" calcext:value-type="float">
            <text:p>31.76974</text:p>
          </table:table-cell>
          <table:table-cell office:value-type="float" office:value="5.017303" calcext:value-type="float">
            <text:p>5.017303</text:p>
          </table:table-cell>
          <table:table-cell office:value-type="float" office:value="23.42972" calcext:value-type="float">
            <text:p>23.42972</text:p>
          </table:table-cell>
          <table:table-cell office:value-type="float" office:value="9.046722" calcext:value-type="float">
            <text:p>9.046722</text:p>
          </table:table-cell>
          <table:table-cell office:value-type="float" office:value="20.0379" calcext:value-type="float">
            <text:p>20.0379</text:p>
          </table:table-cell>
          <table:table-cell office:value-type="float" office:value="11.20648" calcext:value-type="float">
            <text:p>11.20648</text:p>
          </table:table-cell>
          <table:table-cell office:value-type="float" office:value="17.59052" calcext:value-type="float">
            <text:p>17.59052</text:p>
          </table:table-cell>
          <table:table-cell office:value-type="float" office:value="12.51089" calcext:value-type="float">
            <text:p>12.51089</text:p>
          </table:table-cell>
          <table:table-cell office:value-type="float" office:value="16.1759" calcext:value-type="float">
            <text:p>16.1759</text:p>
          </table:table-cell>
          <table:table-cell office:value-type="float" office:value="13.04944" calcext:value-type="float">
            <text:p>13.04944</text:p>
          </table:table-cell>
          <table:table-cell office:value-type="float" office:value="15.17587" calcext:value-type="float">
            <text:p>15.17587</text:p>
          </table:table-cell>
          <table:table-cell office:value-type="float" office:value="13.33023" calcext:value-type="float">
            <text:p>13.33023</text:p>
          </table:table-cell>
          <table:table-cell office:value-type="float" office:value="13.97601" calcext:value-type="float">
            <text:p>13.97601</text:p>
          </table:table-cell>
          <table:table-cell office:value-type="float" office:value="13.02896" calcext:value-type="float">
            <text:p>13.02896</text:p>
          </table:table-cell>
          <table:table-cell office:value-type="float" office:value="12.39847" calcext:value-type="float">
            <text:p>12.39847</text:p>
          </table:table-cell>
          <table:table-cell office:value-type="float" office:value="12.12354" calcext:value-type="float">
            <text:p>12.12354</text:p>
          </table:table-cell>
          <table:table-cell office:value-type="float" office:value="10.62326" calcext:value-type="float">
            <text:p>10.62326</text:p>
          </table:table-cell>
          <table:table-cell office:value-type="float" office:value="10.39417" calcext:value-type="float">
            <text:p>10.39417</text:p>
          </table:table-cell>
          <table:table-cell office:value-type="float" office:value="8.928772" calcext:value-type="float">
            <text:p>8.928772</text:p>
          </table:table-cell>
          <table:table-cell office:value-type="float" office:value="8.7612" calcext:value-type="float">
            <text:p>8.7612</text:p>
          </table:table-cell>
          <table:table-cell office:value-type="float" office:value="7.884674" calcext:value-type="float">
            <text:p>7.884674</text:p>
          </table:table-cell>
          <table:table-cell office:value-type="float" office:value="7.737427" calcext:value-type="float">
            <text:p>7.737427</text:p>
          </table:table-cell>
          <table:table-cell office:value-type="float" office:value="7.183136" calcext:value-type="float">
            <text:p>7.183136</text:p>
          </table:table-cell>
          <table:table-cell office:value-type="float" office:value="7.060669" calcext:value-type="float">
            <text:p>7.060669</text:p>
          </table:table-cell>
          <table:table-cell office:value-type="float" office:value="6.847809" calcext:value-type="float">
            <text:p>6.847809</text:p>
          </table:table-cell>
          <table:table-cell office:value-type="float" office:value="6.759491" calcext:value-type="float">
            <text:p>6.759491</text:p>
          </table:table-cell>
          <table:table-cell office:value-type="float" office:value="6.860291" calcext:value-type="float">
            <text:p>6.860291</text:p>
          </table:table-cell>
          <table:table-cell office:value-type="float" office:value="6.794891" calcext:value-type="float">
            <text:p>6.794891</text:p>
          </table:table-cell>
          <table:table-cell office:value-type="float" office:value="36.04373" calcext:value-type="float">
            <text:p>36.04373</text:p>
          </table:table-cell>
          <table:table-cell office:value-type="float" office:value="-1.654358" calcext:value-type="float">
            <text:p>-1.6543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1" calcext:value-type="float">
            <text:p>17042001</text:p>
          </table:table-cell>
          <table:table-cell office:value-type="float" office:value="18.86185" calcext:value-type="float">
            <text:p>18.86185</text:p>
          </table:table-cell>
          <table:table-cell office:value-type="float" office:value="10.76177" calcext:value-type="float">
            <text:p>10.76177</text:p>
          </table:table-cell>
          <table:table-cell office:value-type="float" office:value="-2.026184" calcext:value-type="float">
            <text:p>-2.026184</text:p>
          </table:table-cell>
          <table:table-cell office:value-type="float" office:value="0.8192894" calcext:value-type="float">
            <text:p>0.8192894</text:p>
          </table:table-cell>
          <table:table-cell office:value-type="float" office:value="0.4655542" calcext:value-type="float">
            <text:p>0.4655542</text:p>
          </table:table-cell>
          <table:table-cell office:value-type="float" office:value="387.9484" calcext:value-type="float">
            <text:p>387.9484</text:p>
          </table:table-cell>
          <table:table-cell office:value-type="float" office:value="0" calcext:value-type="float">
            <text:p>0</text:p>
          </table:table-cell>
          <table:table-cell office:value-type="float" office:value="30.18356" calcext:value-type="float">
            <text:p>30.18356</text:p>
          </table:table-cell>
          <table:table-cell office:value-type="float" office:value="2.433685" calcext:value-type="float">
            <text:p>2.433685</text:p>
          </table:table-cell>
          <table:table-cell office:value-type="float" office:value="22.05179" calcext:value-type="float">
            <text:p>22.05179</text:p>
          </table:table-cell>
          <table:table-cell office:value-type="float" office:value="6.799103" calcext:value-type="float">
            <text:p>6.799103</text:p>
          </table:table-cell>
          <table:table-cell office:value-type="float" office:value="18.78113" calcext:value-type="float">
            <text:p>18.78113</text:p>
          </table:table-cell>
          <table:table-cell office:value-type="float" office:value="9.245392" calcext:value-type="float">
            <text:p>9.245392</text:p>
          </table:table-cell>
          <table:table-cell office:value-type="float" office:value="16.49054" calcext:value-type="float">
            <text:p>16.49054</text:p>
          </table:table-cell>
          <table:table-cell office:value-type="float" office:value="10.95734" calcext:value-type="float">
            <text:p>10.95734</text:p>
          </table:table-cell>
          <table:table-cell office:value-type="float" office:value="15.23126" calcext:value-type="float">
            <text:p>15.23126</text:p>
          </table:table-cell>
          <table:table-cell office:value-type="float" office:value="11.81064" calcext:value-type="float">
            <text:p>11.81064</text:p>
          </table:table-cell>
          <table:table-cell office:value-type="float" office:value="14.59113" calcext:value-type="float">
            <text:p>14.59113</text:p>
          </table:table-cell>
          <table:table-cell office:value-type="float" office:value="12.45087" calcext:value-type="float">
            <text:p>12.45087</text:p>
          </table:table-cell>
          <table:table-cell office:value-type="float" office:value="13.80899" calcext:value-type="float">
            <text:p>13.80899</text:p>
          </table:table-cell>
          <table:table-cell office:value-type="float" office:value="12.49438" calcext:value-type="float">
            <text:p>12.49438</text:p>
          </table:table-cell>
          <table:table-cell office:value-type="float" office:value="12.46069" calcext:value-type="float">
            <text:p>12.46069</text:p>
          </table:table-cell>
          <table:table-cell office:value-type="float" office:value="12.19058" calcext:value-type="float">
            <text:p>12.19058</text:p>
          </table:table-cell>
          <table:table-cell office:value-type="float" office:value="10.76669" calcext:value-type="float">
            <text:p>10.76669</text:p>
          </table:table-cell>
          <table:table-cell office:value-type="float" office:value="10.62555" calcext:value-type="float">
            <text:p>10.62555</text:p>
          </table:table-cell>
          <table:table-cell office:value-type="float" office:value="9.098633" calcext:value-type="float">
            <text:p>9.098633</text:p>
          </table:table-cell>
          <table:table-cell office:value-type="float" office:value="8.930573" calcext:value-type="float">
            <text:p>8.930573</text:p>
          </table:table-cell>
          <table:table-cell office:value-type="float" office:value="8.032806" calcext:value-type="float">
            <text:p>8.032806</text:p>
          </table:table-cell>
          <table:table-cell office:value-type="float" office:value="7.8862" calcext:value-type="float">
            <text:p>7.8862</text:p>
          </table:table-cell>
          <table:table-cell office:value-type="float" office:value="7.306702" calcext:value-type="float">
            <text:p>7.306702</text:p>
          </table:table-cell>
          <table:table-cell office:value-type="float" office:value="7.184448" calcext:value-type="float">
            <text:p>7.184448</text:p>
          </table:table-cell>
          <table:table-cell office:value-type="float" office:value="6.939819" calcext:value-type="float">
            <text:p>6.939819</text:p>
          </table:table-cell>
          <table:table-cell office:value-type="float" office:value="6.848755" calcext:value-type="float">
            <text:p>6.848755</text:p>
          </table:table-cell>
          <table:table-cell office:value-type="float" office:value="6.930267" calcext:value-type="float">
            <text:p>6.930267</text:p>
          </table:table-cell>
          <table:table-cell office:value-type="float" office:value="6.860992" calcext:value-type="float">
            <text:p>6.860992</text:p>
          </table:table-cell>
          <table:table-cell office:value-type="float" office:value="35.38986" calcext:value-type="float">
            <text:p>35.38986</text:p>
          </table:table-cell>
          <table:table-cell office:value-type="float" office:value="-4.613739" calcext:value-type="float">
            <text:p>-4.6137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1" calcext:value-type="float">
            <text:p>18042001</text:p>
          </table:table-cell>
          <table:table-cell office:value-type="float" office:value="23.38767" calcext:value-type="float">
            <text:p>23.38767</text:p>
          </table:table-cell>
          <table:table-cell office:value-type="float" office:value="18.53955" calcext:value-type="float">
            <text:p>18.53955</text:p>
          </table:table-cell>
          <table:table-cell office:value-type="float" office:value="-1.987266" calcext:value-type="float">
            <text:p>-1.987266</text:p>
          </table:table-cell>
          <table:table-cell office:value-type="float" office:value="1.014705" calcext:value-type="float">
            <text:p>1.014705</text:p>
          </table:table-cell>
          <table:table-cell office:value-type="float" office:value="0.4668767" calcext:value-type="float">
            <text:p>0.4668767</text:p>
          </table:table-cell>
          <table:table-cell office:value-type="float" office:value="384.7526" calcext:value-type="float">
            <text:p>384.7526</text:p>
          </table:table-cell>
          <table:table-cell office:value-type="float" office:value="0" calcext:value-type="float">
            <text:p>0</text:p>
          </table:table-cell>
          <table:table-cell office:value-type="float" office:value="39.06223" calcext:value-type="float">
            <text:p>39.06223</text:p>
          </table:table-cell>
          <table:table-cell office:value-type="float" office:value="2.305115" calcext:value-type="float">
            <text:p>2.305115</text:p>
          </table:table-cell>
          <table:table-cell office:value-type="float" office:value="27.28839" calcext:value-type="float">
            <text:p>27.28839</text:p>
          </table:table-cell>
          <table:table-cell office:value-type="float" office:value="6.639557" calcext:value-type="float">
            <text:p>6.639557</text:p>
          </table:table-cell>
          <table:table-cell office:value-type="float" office:value="22.42563" calcext:value-type="float">
            <text:p>22.42563</text:p>
          </table:table-cell>
          <table:table-cell office:value-type="float" office:value="8.929077" calcext:value-type="float">
            <text:p>8.929077</text:p>
          </table:table-cell>
          <table:table-cell office:value-type="float" office:value="18.92642" calcext:value-type="float">
            <text:p>18.92642</text:p>
          </table:table-cell>
          <table:table-cell office:value-type="float" office:value="10.61621" calcext:value-type="float">
            <text:p>10.61621</text:p>
          </table:table-cell>
          <table:table-cell office:value-type="float" office:value="16.95309" calcext:value-type="float">
            <text:p>16.95309</text:p>
          </table:table-cell>
          <table:table-cell office:value-type="float" office:value="11.46774" calcext:value-type="float">
            <text:p>11.46774</text:p>
          </table:table-cell>
          <table:table-cell office:value-type="float" office:value="15.1799" calcext:value-type="float">
            <text:p>15.1799</text:p>
          </table:table-cell>
          <table:table-cell office:value-type="float" office:value="12.14737" calcext:value-type="float">
            <text:p>12.14737</text:p>
          </table:table-cell>
          <table:table-cell office:value-type="float" office:value="13.93289" calcext:value-type="float">
            <text:p>13.93289</text:p>
          </table:table-cell>
          <table:table-cell office:value-type="float" office:value="12.24792" calcext:value-type="float">
            <text:p>12.24792</text:p>
          </table:table-cell>
          <table:table-cell office:value-type="float" office:value="12.27097" calcext:value-type="float">
            <text:p>12.27097</text:p>
          </table:table-cell>
          <table:table-cell office:value-type="float" office:value="12.0499" calcext:value-type="float">
            <text:p>12.0499</text:p>
          </table:table-cell>
          <table:table-cell office:value-type="float" office:value="10.82217" calcext:value-type="float">
            <text:p>10.82217</text:p>
          </table:table-cell>
          <table:table-cell office:value-type="float" office:value="10.76758" calcext:value-type="float">
            <text:p>10.76758</text:p>
          </table:table-cell>
          <table:table-cell office:value-type="float" office:value="9.244019" calcext:value-type="float">
            <text:p>9.244019</text:p>
          </table:table-cell>
          <table:table-cell office:value-type="float" office:value="9.100311" calcext:value-type="float">
            <text:p>9.100311</text:p>
          </table:table-cell>
          <table:table-cell office:value-type="float" office:value="8.175598" calcext:value-type="float">
            <text:p>8.175598</text:p>
          </table:table-cell>
          <table:table-cell office:value-type="float" office:value="8.034332" calcext:value-type="float">
            <text:p>8.034332</text:p>
          </table:table-cell>
          <table:table-cell office:value-type="float" office:value="7.428772" calcext:value-type="float">
            <text:p>7.428772</text:p>
          </table:table-cell>
          <table:table-cell office:value-type="float" office:value="7.307983" calcext:value-type="float">
            <text:p>7.307983</text:p>
          </table:table-cell>
          <table:table-cell office:value-type="float" office:value="7.034027" calcext:value-type="float">
            <text:p>7.034027</text:p>
          </table:table-cell>
          <table:table-cell office:value-type="float" office:value="6.940796" calcext:value-type="float">
            <text:p>6.940796</text:p>
          </table:table-cell>
          <table:table-cell office:value-type="float" office:value="7.004395" calcext:value-type="float">
            <text:p>7.004395</text:p>
          </table:table-cell>
          <table:table-cell office:value-type="float" office:value="6.93103" calcext:value-type="float">
            <text:p>6.93103</text:p>
          </table:table-cell>
          <table:table-cell office:value-type="float" office:value="46.93683" calcext:value-type="float">
            <text:p>46.93683</text:p>
          </table:table-cell>
          <table:table-cell office:value-type="float" office:value="-4.643097" calcext:value-type="float">
            <text:p>-4.6430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1" calcext:value-type="float">
            <text:p>19042001</text:p>
          </table:table-cell>
          <table:table-cell office:value-type="float" office:value="25.13688" calcext:value-type="float">
            <text:p>25.13688</text:p>
          </table:table-cell>
          <table:table-cell office:value-type="float" office:value="21.87288" calcext:value-type="float">
            <text:p>21.87288</text:p>
          </table:table-cell>
          <table:table-cell office:value-type="float" office:value="2.009399" calcext:value-type="float">
            <text:p>2.009399</text:p>
          </table:table-cell>
          <table:table-cell office:value-type="float" office:value="1.150914" calcext:value-type="float">
            <text:p>1.150914</text:p>
          </table:table-cell>
          <table:table-cell office:value-type="float" office:value="0.6221461" calcext:value-type="float">
            <text:p>0.6221461</text:p>
          </table:table-cell>
          <table:table-cell office:value-type="float" office:value="385.2638" calcext:value-type="float">
            <text:p>385.2638</text:p>
          </table:table-cell>
          <table:table-cell office:value-type="float" office:value="0.635" calcext:value-type="float">
            <text:p>0.635</text:p>
          </table:table-cell>
          <table:table-cell office:value-type="float" office:value="40.52557" calcext:value-type="float">
            <text:p>40.52557</text:p>
          </table:table-cell>
          <table:table-cell office:value-type="float" office:value="5.911865" calcext:value-type="float">
            <text:p>5.911865</text:p>
          </table:table-cell>
          <table:table-cell office:value-type="float" office:value="28.98822" calcext:value-type="float">
            <text:p>28.98822</text:p>
          </table:table-cell>
          <table:table-cell office:value-type="float" office:value="9.713348" calcext:value-type="float">
            <text:p>9.713348</text:p>
          </table:table-cell>
          <table:table-cell office:value-type="float" office:value="24.21362" calcext:value-type="float">
            <text:p>24.21362</text:p>
          </table:table-cell>
          <table:table-cell office:value-type="float" office:value="11.61108" calcext:value-type="float">
            <text:p>11.61108</text:p>
          </table:table-cell>
          <table:table-cell office:value-type="float" office:value="20.59229" calcext:value-type="float">
            <text:p>20.59229</text:p>
          </table:table-cell>
          <table:table-cell office:value-type="float" office:value="12.83414" calcext:value-type="float">
            <text:p>12.83414</text:p>
          </table:table-cell>
          <table:table-cell office:value-type="float" office:value="18.46973" calcext:value-type="float">
            <text:p>18.46973</text:p>
          </table:table-cell>
          <table:table-cell office:value-type="float" office:value="13.32159" calcext:value-type="float">
            <text:p>13.32159</text:p>
          </table:table-cell>
          <table:table-cell office:value-type="float" office:value="16.46228" calcext:value-type="float">
            <text:p>16.46228</text:p>
          </table:table-cell>
          <table:table-cell office:value-type="float" office:value="13.57458" calcext:value-type="float">
            <text:p>13.57458</text:p>
          </table:table-cell>
          <table:table-cell office:value-type="float" office:value="14.94095" calcext:value-type="float">
            <text:p>14.94095</text:p>
          </table:table-cell>
          <table:table-cell office:value-type="float" office:value="13.25211" calcext:value-type="float">
            <text:p>13.25211</text:p>
          </table:table-cell>
          <table:table-cell office:value-type="float" office:value="12.80447" calcext:value-type="float">
            <text:p>12.80447</text:p>
          </table:table-cell>
          <table:table-cell office:value-type="float" office:value="12.25598" calcext:value-type="float">
            <text:p>12.25598</text:p>
          </table:table-cell>
          <table:table-cell office:value-type="float" office:value="10.99426" calcext:value-type="float">
            <text:p>10.99426</text:p>
          </table:table-cell>
          <table:table-cell office:value-type="float" office:value="10.82321" calcext:value-type="float">
            <text:p>10.82321</text:p>
          </table:table-cell>
          <table:table-cell office:value-type="float" office:value="9.379395" calcext:value-type="float">
            <text:p>9.379395</text:p>
          </table:table-cell>
          <table:table-cell office:value-type="float" office:value="9.245361" calcext:value-type="float">
            <text:p>9.245361</text:p>
          </table:table-cell>
          <table:table-cell office:value-type="float" office:value="8.310455" calcext:value-type="float">
            <text:p>8.310455</text:p>
          </table:table-cell>
          <table:table-cell office:value-type="float" office:value="8.177063" calcext:value-type="float">
            <text:p>8.177063</text:p>
          </table:table-cell>
          <table:table-cell office:value-type="float" office:value="7.549225" calcext:value-type="float">
            <text:p>7.549225</text:p>
          </table:table-cell>
          <table:table-cell office:value-type="float" office:value="7.430054" calcext:value-type="float">
            <text:p>7.430054</text:p>
          </table:table-cell>
          <table:table-cell office:value-type="float" office:value="7.129547" calcext:value-type="float">
            <text:p>7.129547</text:p>
          </table:table-cell>
          <table:table-cell office:value-type="float" office:value="7.035034" calcext:value-type="float">
            <text:p>7.035034</text:p>
          </table:table-cell>
          <table:table-cell office:value-type="float" office:value="7.081635" calcext:value-type="float">
            <text:p>7.081635</text:p>
          </table:table-cell>
          <table:table-cell office:value-type="float" office:value="7.005157" calcext:value-type="float">
            <text:p>7.005157</text:p>
          </table:table-cell>
          <table:table-cell office:value-type="float" office:value="52.81958" calcext:value-type="float">
            <text:p>52.81958</text:p>
          </table:table-cell>
          <table:table-cell office:value-type="float" office:value="-0.4200439" calcext:value-type="float">
            <text:p>-0.42004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1" calcext:value-type="float">
            <text:p>20042001</text:p>
          </table:table-cell>
          <table:table-cell office:value-type="float" office:value="23.27231" calcext:value-type="float">
            <text:p>23.27231</text:p>
          </table:table-cell>
          <table:table-cell office:value-type="float" office:value="25.20621" calcext:value-type="float">
            <text:p>25.20621</text:p>
          </table:table-cell>
          <table:table-cell office:value-type="float" office:value="7.996055" calcext:value-type="float">
            <text:p>7.996055</text:p>
          </table:table-cell>
          <table:table-cell office:value-type="float" office:value="1.347694" calcext:value-type="float">
            <text:p>1.347694</text:p>
          </table:table-cell>
          <table:table-cell office:value-type="float" office:value="0.9066226" calcext:value-type="float">
            <text:p>0.9066226</text:p>
          </table:table-cell>
          <table:table-cell office:value-type="float" office:value="386.8758" calcext:value-type="float">
            <text:p>386.8758</text:p>
          </table:table-cell>
          <table:table-cell office:value-type="float" office:value="2.6035" calcext:value-type="float">
            <text:p>2.6035</text:p>
          </table:table-cell>
          <table:table-cell office:value-type="float" office:value="33.67542" calcext:value-type="float">
            <text:p>33.67542</text:p>
          </table:table-cell>
          <table:table-cell office:value-type="float" office:value="8.990814" calcext:value-type="float">
            <text:p>8.990814</text:p>
          </table:table-cell>
          <table:table-cell office:value-type="float" office:value="27.08334" calcext:value-type="float">
            <text:p>27.08334</text:p>
          </table:table-cell>
          <table:table-cell office:value-type="float" office:value="11.31531" calcext:value-type="float">
            <text:p>11.31531</text:p>
          </table:table-cell>
          <table:table-cell office:value-type="float" office:value="23.19324" calcext:value-type="float">
            <text:p>23.19324</text:p>
          </table:table-cell>
          <table:table-cell office:value-type="float" office:value="13.1131" calcext:value-type="float">
            <text:p>13.1131</text:p>
          </table:table-cell>
          <table:table-cell office:value-type="float" office:value="20.28027" calcext:value-type="float">
            <text:p>20.28027</text:p>
          </table:table-cell>
          <table:table-cell office:value-type="float" office:value="14.26126" calcext:value-type="float">
            <text:p>14.26126</text:p>
          </table:table-cell>
          <table:table-cell office:value-type="float" office:value="18.517" calcext:value-type="float">
            <text:p>18.517</text:p>
          </table:table-cell>
          <table:table-cell office:value-type="float" office:value="14.65494" calcext:value-type="float">
            <text:p>14.65494</text:p>
          </table:table-cell>
          <table:table-cell office:value-type="float" office:value="16.80075" calcext:value-type="float">
            <text:p>16.80075</text:p>
          </table:table-cell>
          <table:table-cell office:value-type="float" office:value="14.75473" calcext:value-type="float">
            <text:p>14.75473</text:p>
          </table:table-cell>
          <table:table-cell office:value-type="float" office:value="15.44217" calcext:value-type="float">
            <text:p>15.44217</text:p>
          </table:table-cell>
          <table:table-cell office:value-type="float" office:value="14.22949" calcext:value-type="float">
            <text:p>14.22949</text:p>
          </table:table-cell>
          <table:table-cell office:value-type="float" office:value="13.42624" calcext:value-type="float">
            <text:p>13.42624</text:p>
          </table:table-cell>
          <table:table-cell office:value-type="float" office:value="12.81802" calcext:value-type="float">
            <text:p>12.81802</text:p>
          </table:table-cell>
          <table:table-cell office:value-type="float" office:value="11.30783" calcext:value-type="float">
            <text:p>11.30783</text:p>
          </table:table-cell>
          <table:table-cell office:value-type="float" office:value="10.99698" calcext:value-type="float">
            <text:p>10.99698</text:p>
          </table:table-cell>
          <table:table-cell office:value-type="float" office:value="9.54068" calcext:value-type="float">
            <text:p>9.54068</text:p>
          </table:table-cell>
          <table:table-cell office:value-type="float" office:value="9.380859" calcext:value-type="float">
            <text:p>9.380859</text:p>
          </table:table-cell>
          <table:table-cell office:value-type="float" office:value="8.444641" calcext:value-type="float">
            <text:p>8.444641</text:p>
          </table:table-cell>
          <table:table-cell office:value-type="float" office:value="8.311829" calcext:value-type="float">
            <text:p>8.311829</text:p>
          </table:table-cell>
          <table:table-cell office:value-type="float" office:value="7.667877" calcext:value-type="float">
            <text:p>7.667877</text:p>
          </table:table-cell>
          <table:table-cell office:value-type="float" office:value="7.550446" calcext:value-type="float">
            <text:p>7.550446</text:p>
          </table:table-cell>
          <table:table-cell office:value-type="float" office:value="7.226654" calcext:value-type="float">
            <text:p>7.226654</text:p>
          </table:table-cell>
          <table:table-cell office:value-type="float" office:value="7.130554" calcext:value-type="float">
            <text:p>7.130554</text:p>
          </table:table-cell>
          <table:table-cell office:value-type="float" office:value="7.16214" calcext:value-type="float">
            <text:p>7.16214</text:p>
          </table:table-cell>
          <table:table-cell office:value-type="float" office:value="7.082489" calcext:value-type="float">
            <text:p>7.082489</text:p>
          </table:table-cell>
          <table:table-cell office:value-type="float" office:value="36.02133" calcext:value-type="float">
            <text:p>36.02133</text:p>
          </table:table-cell>
          <table:table-cell office:value-type="float" office:value="6.140411" calcext:value-type="float">
            <text:p>6.1404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1" calcext:value-type="float">
            <text:p>21042001</text:p>
          </table:table-cell>
          <table:table-cell office:value-type="float" office:value="17.52757" calcext:value-type="float">
            <text:p>17.52757</text:p>
          </table:table-cell>
          <table:table-cell office:value-type="float" office:value="19.65066" calcext:value-type="float">
            <text:p>19.65066</text:p>
          </table:table-cell>
          <table:table-cell office:value-type="float" office:value="9.460751" calcext:value-type="float">
            <text:p>9.460751</text:p>
          </table:table-cell>
          <table:table-cell office:value-type="float" office:value="1.179152" calcext:value-type="float">
            <text:p>1.179152</text:p>
          </table:table-cell>
          <table:table-cell office:value-type="float" office:value="0.9825333" calcext:value-type="float">
            <text:p>0.9825333</text:p>
          </table:table-cell>
          <table:table-cell office:value-type="float" office:value="386.2289" calcext:value-type="float">
            <text:p>386.2289</text:p>
          </table:table-cell>
          <table:table-cell office:value-type="float" office:value="5.2705" calcext:value-type="float">
            <text:p>5.2705</text:p>
          </table:table-cell>
          <table:table-cell office:value-type="float" office:value="28.20242" calcext:value-type="float">
            <text:p>28.20242</text:p>
          </table:table-cell>
          <table:table-cell office:value-type="float" office:value="9.547913" calcext:value-type="float">
            <text:p>9.547913</text:p>
          </table:table-cell>
          <table:table-cell office:value-type="float" office:value="23.59082" calcext:value-type="float">
            <text:p>23.59082</text:p>
          </table:table-cell>
          <table:table-cell office:value-type="float" office:value="11.57645" calcext:value-type="float">
            <text:p>11.57645</text:p>
          </table:table-cell>
          <table:table-cell office:value-type="float" office:value="20.77734" calcext:value-type="float">
            <text:p>20.77734</text:p>
          </table:table-cell>
          <table:table-cell office:value-type="float" office:value="13.3403" calcext:value-type="float">
            <text:p>13.3403</text:p>
          </table:table-cell>
          <table:table-cell office:value-type="float" office:value="18.69086" calcext:value-type="float">
            <text:p>18.69086</text:p>
          </table:table-cell>
          <table:table-cell office:value-type="float" office:value="14.45697" calcext:value-type="float">
            <text:p>14.45697</text:p>
          </table:table-cell>
          <table:table-cell office:value-type="float" office:value="17.48996" calcext:value-type="float">
            <text:p>17.48996</text:p>
          </table:table-cell>
          <table:table-cell office:value-type="float" office:value="14.86905" calcext:value-type="float">
            <text:p>14.86905</text:p>
          </table:table-cell>
          <table:table-cell office:value-type="float" office:value="16.71646" calcext:value-type="float">
            <text:p>16.71646</text:p>
          </table:table-cell>
          <table:table-cell office:value-type="float" office:value="15.00073" calcext:value-type="float">
            <text:p>15.00073</text:p>
          </table:table-cell>
          <table:table-cell office:value-type="float" office:value="15.45346" calcext:value-type="float">
            <text:p>15.45346</text:p>
          </table:table-cell>
          <table:table-cell office:value-type="float" office:value="14.55298" calcext:value-type="float">
            <text:p>14.55298</text:p>
          </table:table-cell>
          <table:table-cell office:value-type="float" office:value="13.68704" calcext:value-type="float">
            <text:p>13.68704</text:p>
          </table:table-cell>
          <table:table-cell office:value-type="float" office:value="13.43634" calcext:value-type="float">
            <text:p>13.43634</text:p>
          </table:table-cell>
          <table:table-cell office:value-type="float" office:value="11.62885" calcext:value-type="float">
            <text:p>11.62885</text:p>
          </table:table-cell>
          <table:table-cell office:value-type="float" office:value="11.31146" calcext:value-type="float">
            <text:p>11.31146</text:p>
          </table:table-cell>
          <table:table-cell office:value-type="float" office:value="9.733704" calcext:value-type="float">
            <text:p>9.733704</text:p>
          </table:table-cell>
          <table:table-cell office:value-type="float" office:value="9.542542" calcext:value-type="float">
            <text:p>9.542542</text:p>
          </table:table-cell>
          <table:table-cell office:value-type="float" office:value="8.587708" calcext:value-type="float">
            <text:p>8.587708</text:p>
          </table:table-cell>
          <table:table-cell office:value-type="float" office:value="8.446106" calcext:value-type="float">
            <text:p>8.446106</text:p>
          </table:table-cell>
          <table:table-cell office:value-type="float" office:value="7.786957" calcext:value-type="float">
            <text:p>7.786957</text:p>
          </table:table-cell>
          <table:table-cell office:value-type="float" office:value="7.669128" calcext:value-type="float">
            <text:p>7.669128</text:p>
          </table:table-cell>
          <table:table-cell office:value-type="float" office:value="7.324707" calcext:value-type="float">
            <text:p>7.324707</text:p>
          </table:table-cell>
          <table:table-cell office:value-type="float" office:value="7.227661" calcext:value-type="float">
            <text:p>7.227661</text:p>
          </table:table-cell>
          <table:table-cell office:value-type="float" office:value="7.24472" calcext:value-type="float">
            <text:p>7.24472</text:p>
          </table:table-cell>
          <table:table-cell office:value-type="float" office:value="7.162994" calcext:value-type="float">
            <text:p>7.162994</text:p>
          </table:table-cell>
          <table:table-cell office:value-type="float" office:value="30.22504" calcext:value-type="float">
            <text:p>30.22504</text:p>
          </table:table-cell>
          <table:table-cell office:value-type="float" office:value="7.356018" calcext:value-type="float">
            <text:p>7.3560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1" calcext:value-type="float">
            <text:p>22042001</text:p>
          </table:table-cell>
          <table:table-cell office:value-type="float" office:value="14.44981" calcext:value-type="float">
            <text:p>14.44981</text:p>
          </table:table-cell>
          <table:table-cell office:value-type="float" office:value="20.76177" calcext:value-type="float">
            <text:p>20.76177</text:p>
          </table:table-cell>
          <table:table-cell office:value-type="float" office:value="8.00508" calcext:value-type="float">
            <text:p>8.00508</text:p>
          </table:table-cell>
          <table:table-cell office:value-type="float" office:value="1.211959" calcext:value-type="float">
            <text:p>1.211959</text:p>
          </table:table-cell>
          <table:table-cell office:value-type="float" office:value="0.7125434" calcext:value-type="float">
            <text:p>0.7125434</text:p>
          </table:table-cell>
          <table:table-cell office:value-type="float" office:value="382.2892" calcext:value-type="float">
            <text:p>382.2892</text:p>
          </table:table-cell>
          <table:table-cell office:value-type="float" office:value="9.525" calcext:value-type="float">
            <text:p>9.525</text:p>
          </table:table-cell>
          <table:table-cell office:value-type="float" office:value="26.25925" calcext:value-type="float">
            <text:p>26.25925</text:p>
          </table:table-cell>
          <table:table-cell office:value-type="float" office:value="8.671112" calcext:value-type="float">
            <text:p>8.671112</text:p>
          </table:table-cell>
          <table:table-cell office:value-type="float" office:value="22.38242" calcext:value-type="float">
            <text:p>22.38242</text:p>
          </table:table-cell>
          <table:table-cell office:value-type="float" office:value="10.74136" calcext:value-type="float">
            <text:p>10.74136</text:p>
          </table:table-cell>
          <table:table-cell office:value-type="float" office:value="19.69458" calcext:value-type="float">
            <text:p>19.69458</text:p>
          </table:table-cell>
          <table:table-cell office:value-type="float" office:value="12.02029" calcext:value-type="float">
            <text:p>12.02029</text:p>
          </table:table-cell>
          <table:table-cell office:value-type="float" office:value="17.77618" calcext:value-type="float">
            <text:p>17.77618</text:p>
          </table:table-cell>
          <table:table-cell office:value-type="float" office:value="13.20502" calcext:value-type="float">
            <text:p>13.20502</text:p>
          </table:table-cell>
          <table:table-cell office:value-type="float" office:value="16.66681" calcext:value-type="float">
            <text:p>16.66681</text:p>
          </table:table-cell>
          <table:table-cell office:value-type="float" office:value="13.8136" calcext:value-type="float">
            <text:p>13.8136</text:p>
          </table:table-cell>
          <table:table-cell office:value-type="float" office:value="15.93707" calcext:value-type="float">
            <text:p>15.93707</text:p>
          </table:table-cell>
          <table:table-cell office:value-type="float" office:value="14.21616" calcext:value-type="float">
            <text:p>14.21616</text:p>
          </table:table-cell>
          <table:table-cell office:value-type="float" office:value="15.1474" calcext:value-type="float">
            <text:p>15.1474</text:p>
          </table:table-cell>
          <table:table-cell office:value-type="float" office:value="14.07108" calcext:value-type="float">
            <text:p>14.07108</text:p>
          </table:table-cell>
          <table:table-cell office:value-type="float" office:value="13.72964" calcext:value-type="float">
            <text:p>13.72964</text:p>
          </table:table-cell>
          <table:table-cell office:value-type="float" office:value="13.51392" calcext:value-type="float">
            <text:p>13.51392</text:p>
          </table:table-cell>
          <table:table-cell office:value-type="float" office:value="11.8179" calcext:value-type="float">
            <text:p>11.8179</text:p>
          </table:table-cell>
          <table:table-cell office:value-type="float" office:value="11.63171" calcext:value-type="float">
            <text:p>11.63171</text:p>
          </table:table-cell>
          <table:table-cell office:value-type="float" office:value="9.929443" calcext:value-type="float">
            <text:p>9.929443</text:p>
          </table:table-cell>
          <table:table-cell office:value-type="float" office:value="9.735809" calcext:value-type="float">
            <text:p>9.735809</text:p>
          </table:table-cell>
          <table:table-cell office:value-type="float" office:value="8.739868" calcext:value-type="float">
            <text:p>8.739868</text:p>
          </table:table-cell>
          <table:table-cell office:value-type="float" office:value="8.589264" calcext:value-type="float">
            <text:p>8.589264</text:p>
          </table:table-cell>
          <table:table-cell office:value-type="float" office:value="7.908264" calcext:value-type="float">
            <text:p>7.908264</text:p>
          </table:table-cell>
          <table:table-cell office:value-type="float" office:value="7.788208" calcext:value-type="float">
            <text:p>7.788208</text:p>
          </table:table-cell>
          <table:table-cell office:value-type="float" office:value="7.423584" calcext:value-type="float">
            <text:p>7.423584</text:p>
          </table:table-cell>
          <table:table-cell office:value-type="float" office:value="7.325714" calcext:value-type="float">
            <text:p>7.325714</text:p>
          </table:table-cell>
          <table:table-cell office:value-type="float" office:value="7.329407" calcext:value-type="float">
            <text:p>7.329407</text:p>
          </table:table-cell>
          <table:table-cell office:value-type="float" office:value="7.245605" calcext:value-type="float">
            <text:p>7.245605</text:p>
          </table:table-cell>
          <table:table-cell office:value-type="float" office:value="28.49988" calcext:value-type="float">
            <text:p>28.49988</text:p>
          </table:table-cell>
          <table:table-cell office:value-type="float" office:value="5.197113" calcext:value-type="float">
            <text:p>5.1971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1" calcext:value-type="float">
            <text:p>23042001</text:p>
          </table:table-cell>
          <table:table-cell office:value-type="float" office:value="19.17474" calcext:value-type="float">
            <text:p>19.17474</text:p>
          </table:table-cell>
          <table:table-cell office:value-type="float" office:value="12.42843" calcext:value-type="float">
            <text:p>12.42843</text:p>
          </table:table-cell>
          <table:table-cell office:value-type="float" office:value="2.957137" calcext:value-type="float">
            <text:p>2.957137</text:p>
          </table:table-cell>
          <table:table-cell office:value-type="float" office:value="0.8855537" calcext:value-type="float">
            <text:p>0.8855537</text:p>
          </table:table-cell>
          <table:table-cell office:value-type="float" office:value="0.6651666" calcext:value-type="float">
            <text:p>0.6651666</text:p>
          </table:table-cell>
          <table:table-cell office:value-type="float" office:value="385.7232" calcext:value-type="float">
            <text:p>385.7232</text:p>
          </table:table-cell>
          <table:table-cell office:value-type="float" office:value="0" calcext:value-type="float">
            <text:p>0</text:p>
          </table:table-cell>
          <table:table-cell office:value-type="float" office:value="24.88742" calcext:value-type="float">
            <text:p>24.88742</text:p>
          </table:table-cell>
          <table:table-cell office:value-type="float" office:value="4.536011" calcext:value-type="float">
            <text:p>4.536011</text:p>
          </table:table-cell>
          <table:table-cell office:value-type="float" office:value="20.80264" calcext:value-type="float">
            <text:p>20.80264</text:p>
          </table:table-cell>
          <table:table-cell office:value-type="float" office:value="7.34436" calcext:value-type="float">
            <text:p>7.34436</text:p>
          </table:table-cell>
          <table:table-cell office:value-type="float" office:value="18.16345" calcext:value-type="float">
            <text:p>18.16345</text:p>
          </table:table-cell>
          <table:table-cell office:value-type="float" office:value="9.969696" calcext:value-type="float">
            <text:p>9.969696</text:p>
          </table:table-cell>
          <table:table-cell office:value-type="float" office:value="16.41031" calcext:value-type="float">
            <text:p>16.41031</text:p>
          </table:table-cell>
          <table:table-cell office:value-type="float" office:value="11.82184" calcext:value-type="float">
            <text:p>11.82184</text:p>
          </table:table-cell>
          <table:table-cell office:value-type="float" office:value="15.63382" calcext:value-type="float">
            <text:p>15.63382</text:p>
          </table:table-cell>
          <table:table-cell office:value-type="float" office:value="12.73285" calcext:value-type="float">
            <text:p>12.73285</text:p>
          </table:table-cell>
          <table:table-cell office:value-type="float" office:value="15.44751" calcext:value-type="float">
            <text:p>15.44751</text:p>
          </table:table-cell>
          <table:table-cell office:value-type="float" office:value="13.435" calcext:value-type="float">
            <text:p>13.435</text:p>
          </table:table-cell>
          <table:table-cell office:value-type="float" office:value="14.76596" calcext:value-type="float">
            <text:p>14.76596</text:p>
          </table:table-cell>
          <table:table-cell office:value-type="float" office:value="13.52396" calcext:value-type="float">
            <text:p>13.52396</text:p>
          </table:table-cell>
          <table:table-cell office:value-type="float" office:value="13.59335" calcext:value-type="float">
            <text:p>13.59335</text:p>
          </table:table-cell>
          <table:table-cell office:value-type="float" office:value="13.26685" calcext:value-type="float">
            <text:p>13.26685</text:p>
          </table:table-cell>
          <table:table-cell office:value-type="float" office:value="11.88379" calcext:value-type="float">
            <text:p>11.88379</text:p>
          </table:table-cell>
          <table:table-cell office:value-type="float" office:value="11.81927" calcext:value-type="float">
            <text:p>11.81927</text:p>
          </table:table-cell>
          <table:table-cell office:value-type="float" office:value="10.09888" calcext:value-type="float">
            <text:p>10.09888</text:p>
          </table:table-cell>
          <table:table-cell office:value-type="float" office:value="9.931335" calcext:value-type="float">
            <text:p>9.931335</text:p>
          </table:table-cell>
          <table:table-cell office:value-type="float" office:value="8.891846" calcext:value-type="float">
            <text:p>8.891846</text:p>
          </table:table-cell>
          <table:table-cell office:value-type="float" office:value="8.741455" calcext:value-type="float">
            <text:p>8.741455</text:p>
          </table:table-cell>
          <table:table-cell office:value-type="float" office:value="8.032715" calcext:value-type="float">
            <text:p>8.032715</text:p>
          </table:table-cell>
          <table:table-cell office:value-type="float" office:value="7.909576" calcext:value-type="float">
            <text:p>7.909576</text:p>
          </table:table-cell>
          <table:table-cell office:value-type="float" office:value="7.526428" calcext:value-type="float">
            <text:p>7.526428</text:p>
          </table:table-cell>
          <table:table-cell office:value-type="float" office:value="7.424683" calcext:value-type="float">
            <text:p>7.424683</text:p>
          </table:table-cell>
          <table:table-cell office:value-type="float" office:value="7.416809" calcext:value-type="float">
            <text:p>7.416809</text:p>
          </table:table-cell>
          <table:table-cell office:value-type="float" office:value="7.330322" calcext:value-type="float">
            <text:p>7.330322</text:p>
          </table:table-cell>
          <table:table-cell office:value-type="float" office:value="27.22159" calcext:value-type="float">
            <text:p>27.22159</text:p>
          </table:table-cell>
          <table:table-cell office:value-type="float" office:value="1.409485" calcext:value-type="float">
            <text:p>1.4094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1" calcext:value-type="float">
            <text:p>24042001</text:p>
          </table:table-cell>
          <table:table-cell office:value-type="float" office:value="22.68005" calcext:value-type="float">
            <text:p>22.68005</text:p>
          </table:table-cell>
          <table:table-cell office:value-type="float" office:value="22.42843" calcext:value-type="float">
            <text:p>22.42843</text:p>
          </table:table-cell>
          <table:table-cell office:value-type="float" office:value="1.51468" calcext:value-type="float">
            <text:p>1.51468</text:p>
          </table:table-cell>
          <table:table-cell office:value-type="float" office:value="1.165348" calcext:value-type="float">
            <text:p>1.165348</text:p>
          </table:table-cell>
          <table:table-cell office:value-type="float" office:value="0.6006963" calcext:value-type="float">
            <text:p>0.6006963</text:p>
          </table:table-cell>
          <table:table-cell office:value-type="float" office:value="384.1536" calcext:value-type="float">
            <text:p>384.1536</text:p>
          </table:table-cell>
          <table:table-cell office:value-type="float" office:value="0" calcext:value-type="float">
            <text:p>0</text:p>
          </table:table-cell>
          <table:table-cell office:value-type="float" office:value="30.67664" calcext:value-type="float">
            <text:p>30.67664</text:p>
          </table:table-cell>
          <table:table-cell office:value-type="float" office:value="2.804565" calcext:value-type="float">
            <text:p>2.804565</text:p>
          </table:table-cell>
          <table:table-cell office:value-type="float" office:value="24.21472" calcext:value-type="float">
            <text:p>24.21472</text:p>
          </table:table-cell>
          <table:table-cell office:value-type="float" office:value="5.774628" calcext:value-type="float">
            <text:p>5.774628</text:p>
          </table:table-cell>
          <table:table-cell office:value-type="float" office:value="20.39227" calcext:value-type="float">
            <text:p>20.39227</text:p>
          </table:table-cell>
          <table:table-cell office:value-type="float" office:value="8.203613" calcext:value-type="float">
            <text:p>8.203613</text:p>
          </table:table-cell>
          <table:table-cell office:value-type="float" office:value="17.69571" calcext:value-type="float">
            <text:p>17.69571</text:p>
          </table:table-cell>
          <table:table-cell office:value-type="float" office:value="10.22861" calcext:value-type="float">
            <text:p>10.22861</text:p>
          </table:table-cell>
          <table:table-cell office:value-type="float" office:value="16.19345" calcext:value-type="float">
            <text:p>16.19345</text:p>
          </table:table-cell>
          <table:table-cell office:value-type="float" office:value="11.33902" calcext:value-type="float">
            <text:p>11.33902</text:p>
          </table:table-cell>
          <table:table-cell office:value-type="float" office:value="14.88351" calcext:value-type="float">
            <text:p>14.88351</text:p>
          </table:table-cell>
          <table:table-cell office:value-type="float" office:value="12.31784" calcext:value-type="float">
            <text:p>12.31784</text:p>
          </table:table-cell>
          <table:table-cell office:value-type="float" office:value="14.05597" calcext:value-type="float">
            <text:p>14.05597</text:p>
          </table:table-cell>
          <table:table-cell office:value-type="float" office:value="12.68881" calcext:value-type="float">
            <text:p>12.68881</text:p>
          </table:table-cell>
          <table:table-cell office:value-type="float" office:value="13.26712" calcext:value-type="float">
            <text:p>13.26712</text:p>
          </table:table-cell>
          <table:table-cell office:value-type="float" office:value="12.82837" calcext:value-type="float">
            <text:p>12.82837</text:p>
          </table:table-cell>
          <table:table-cell office:value-type="float" office:value="11.88443" calcext:value-type="float">
            <text:p>11.88443</text:p>
          </table:table-cell>
          <table:table-cell office:value-type="float" office:value="11.81738" calcext:value-type="float">
            <text:p>11.81738</text:p>
          </table:table-cell>
          <table:table-cell office:value-type="float" office:value="10.22379" calcext:value-type="float">
            <text:p>10.22379</text:p>
          </table:table-cell>
          <table:table-cell office:value-type="float" office:value="10.10043" calcext:value-type="float">
            <text:p>10.10043</text:p>
          </table:table-cell>
          <table:table-cell office:value-type="float" office:value="9.034607" calcext:value-type="float">
            <text:p>9.034607</text:p>
          </table:table-cell>
          <table:table-cell office:value-type="float" office:value="8.893402" calcext:value-type="float">
            <text:p>8.893402</text:p>
          </table:table-cell>
          <table:table-cell office:value-type="float" office:value="8.158844" calcext:value-type="float">
            <text:p>8.158844</text:p>
          </table:table-cell>
          <table:table-cell office:value-type="float" office:value="8.034027" calcext:value-type="float">
            <text:p>8.034027</text:p>
          </table:table-cell>
          <table:table-cell office:value-type="float" office:value="7.63028" calcext:value-type="float">
            <text:p>7.63028</text:p>
          </table:table-cell>
          <table:table-cell office:value-type="float" office:value="7.527527" calcext:value-type="float">
            <text:p>7.527527</text:p>
          </table:table-cell>
          <table:table-cell office:value-type="float" office:value="7.505615" calcext:value-type="float">
            <text:p>7.505615</text:p>
          </table:table-cell>
          <table:table-cell office:value-type="float" office:value="7.417725" calcext:value-type="float">
            <text:p>7.417725</text:p>
          </table:table-cell>
          <table:table-cell office:value-type="float" office:value="33.60895" calcext:value-type="float">
            <text:p>33.60895</text:p>
          </table:table-cell>
          <table:table-cell office:value-type="float" office:value="-0.3254089" calcext:value-type="float">
            <text:p>-0.32540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1" calcext:value-type="float">
            <text:p>25042001</text:p>
          </table:table-cell>
          <table:table-cell office:value-type="float" office:value="26.54028" calcext:value-type="float">
            <text:p>26.54028</text:p>
          </table:table-cell>
          <table:table-cell office:value-type="float" office:value="25.76177" calcext:value-type="float">
            <text:p>25.76177</text:p>
          </table:table-cell>
          <table:table-cell office:value-type="float" office:value="3.023854" calcext:value-type="float">
            <text:p>3.023854</text:p>
          </table:table-cell>
          <table:table-cell office:value-type="float" office:value="1.302336" calcext:value-type="float">
            <text:p>1.302336</text:p>
          </table:table-cell>
          <table:table-cell office:value-type="float" office:value="0.6682951" calcext:value-type="float">
            <text:p>0.6682951</text:p>
          </table:table-cell>
          <table:table-cell office:value-type="float" office:value="382.655" calcext:value-type="float">
            <text:p>382.655</text:p>
          </table:table-cell>
          <table:table-cell office:value-type="float" office:value="0" calcext:value-type="float">
            <text:p>0</text:p>
          </table:table-cell>
          <table:table-cell office:value-type="float" office:value="48.44263" calcext:value-type="float">
            <text:p>48.44263</text:p>
          </table:table-cell>
          <table:table-cell office:value-type="float" office:value="4.419952" calcext:value-type="float">
            <text:p>4.419952</text:p>
          </table:table-cell>
          <table:table-cell office:value-type="float" office:value="33.42471" calcext:value-type="float">
            <text:p>33.42471</text:p>
          </table:table-cell>
          <table:table-cell office:value-type="float" office:value="8.357971" calcext:value-type="float">
            <text:p>8.357971</text:p>
          </table:table-cell>
          <table:table-cell office:value-type="float" office:value="27.18698" calcext:value-type="float">
            <text:p>27.18698</text:p>
          </table:table-cell>
          <table:table-cell office:value-type="float" office:value="10.37982" calcext:value-type="float">
            <text:p>10.37982</text:p>
          </table:table-cell>
          <table:table-cell office:value-type="float" office:value="22.55594" calcext:value-type="float">
            <text:p>22.55594</text:p>
          </table:table-cell>
          <table:table-cell office:value-type="float" office:value="11.92233" calcext:value-type="float">
            <text:p>11.92233</text:p>
          </table:table-cell>
          <table:table-cell office:value-type="float" office:value="19.88675" calcext:value-type="float">
            <text:p>19.88675</text:p>
          </table:table-cell>
          <table:table-cell office:value-type="float" office:value="12.66492" calcext:value-type="float">
            <text:p>12.66492</text:p>
          </table:table-cell>
          <table:table-cell office:value-type="float" office:value="17.48788" calcext:value-type="float">
            <text:p>17.48788</text:p>
          </table:table-cell>
          <table:table-cell office:value-type="float" office:value="13.22919" calcext:value-type="float">
            <text:p>13.22919</text:p>
          </table:table-cell>
          <table:table-cell office:value-type="float" office:value="15.70126" calcext:value-type="float">
            <text:p>15.70126</text:p>
          </table:table-cell>
          <table:table-cell office:value-type="float" office:value="13.23254" calcext:value-type="float">
            <text:p>13.23254</text:p>
          </table:table-cell>
          <table:table-cell office:value-type="float" office:value="13.33585" calcext:value-type="float">
            <text:p>13.33585</text:p>
          </table:table-cell>
          <table:table-cell office:value-type="float" office:value="12.93326" calcext:value-type="float">
            <text:p>12.93326</text:p>
          </table:table-cell>
          <table:table-cell office:value-type="float" office:value="11.82703" calcext:value-type="float">
            <text:p>11.82703</text:p>
          </table:table-cell>
          <table:table-cell office:value-type="float" office:value="11.8085" calcext:value-type="float">
            <text:p>11.8085</text:p>
          </table:table-cell>
          <table:table-cell office:value-type="float" office:value="10.31345" calcext:value-type="float">
            <text:p>10.31345</text:p>
          </table:table-cell>
          <table:table-cell office:value-type="float" office:value="10.22479" calcext:value-type="float">
            <text:p>10.22479</text:p>
          </table:table-cell>
          <table:table-cell office:value-type="float" office:value="9.159546" calcext:value-type="float">
            <text:p>9.159546</text:p>
          </table:table-cell>
          <table:table-cell office:value-type="float" office:value="9.03598" calcext:value-type="float">
            <text:p>9.03598</text:p>
          </table:table-cell>
          <table:table-cell office:value-type="float" office:value="8.281464" calcext:value-type="float">
            <text:p>8.281464</text:p>
          </table:table-cell>
          <table:table-cell office:value-type="float" office:value="8.160156" calcext:value-type="float">
            <text:p>8.160156</text:p>
          </table:table-cell>
          <table:table-cell office:value-type="float" office:value="7.735138" calcext:value-type="float">
            <text:p>7.735138</text:p>
          </table:table-cell>
          <table:table-cell office:value-type="float" office:value="7.631378" calcext:value-type="float">
            <text:p>7.631378</text:p>
          </table:table-cell>
          <table:table-cell office:value-type="float" office:value="7.596588" calcext:value-type="float">
            <text:p>7.596588</text:p>
          </table:table-cell>
          <table:table-cell office:value-type="float" office:value="7.506531" calcext:value-type="float">
            <text:p>7.506531</text:p>
          </table:table-cell>
          <table:table-cell office:value-type="float" office:value="57.16687" calcext:value-type="float">
            <text:p>57.16687</text:p>
          </table:table-cell>
          <table:table-cell office:value-type="float" office:value="0.4161987" calcext:value-type="float">
            <text:p>0.41619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1" calcext:value-type="float">
            <text:p>26042001</text:p>
          </table:table-cell>
          <table:table-cell office:value-type="float" office:value="26.00828" calcext:value-type="float">
            <text:p>26.00828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7.523576" calcext:value-type="float">
            <text:p>7.523576</text:p>
          </table:table-cell>
          <table:table-cell office:value-type="float" office:value="1.552027" calcext:value-type="float">
            <text:p>1.552027</text:p>
          </table:table-cell>
          <table:table-cell office:value-type="float" office:value="0.8848657" calcext:value-type="float">
            <text:p>0.8848657</text:p>
          </table:table-cell>
          <table:table-cell office:value-type="float" office:value="376.0351" calcext:value-type="float">
            <text:p>376.0351</text:p>
          </table:table-cell>
          <table:table-cell office:value-type="float" office:value="0" calcext:value-type="float">
            <text:p>0</text:p>
          </table:table-cell>
          <table:table-cell office:value-type="float" office:value="52.09509" calcext:value-type="float">
            <text:p>52.09509</text:p>
          </table:table-cell>
          <table:table-cell office:value-type="float" office:value="9.897247" calcext:value-type="float">
            <text:p>9.897247</text:p>
          </table:table-cell>
          <table:table-cell office:value-type="float" office:value="37.26151" calcext:value-type="float">
            <text:p>37.26151</text:p>
          </table:table-cell>
          <table:table-cell office:value-type="float" office:value="13.51669" calcext:value-type="float">
            <text:p>13.51669</text:p>
          </table:table-cell>
          <table:table-cell office:value-type="float" office:value="30.88266" calcext:value-type="float">
            <text:p>30.88266</text:p>
          </table:table-cell>
          <table:table-cell office:value-type="float" office:value="15.02283" calcext:value-type="float">
            <text:p>15.02283</text:p>
          </table:table-cell>
          <table:table-cell office:value-type="float" office:value="25.91418" calcext:value-type="float">
            <text:p>25.91418</text:p>
          </table:table-cell>
          <table:table-cell office:value-type="float" office:value="15.90829" calcext:value-type="float">
            <text:p>15.90829</text:p>
          </table:table-cell>
          <table:table-cell office:value-type="float" office:value="22.91821" calcext:value-type="float">
            <text:p>22.91821</text:p>
          </table:table-cell>
          <table:table-cell office:value-type="float" office:value="16.10059" calcext:value-type="float">
            <text:p>16.10059</text:p>
          </table:table-cell>
          <table:table-cell office:value-type="float" office:value="20.06381" calcext:value-type="float">
            <text:p>20.06381</text:p>
          </table:table-cell>
          <table:table-cell office:value-type="float" office:value="15.98825" calcext:value-type="float">
            <text:p>15.98825</text:p>
          </table:table-cell>
          <table:table-cell office:value-type="float" office:value="17.76645" calcext:value-type="float">
            <text:p>17.76645</text:p>
          </table:table-cell>
          <table:table-cell office:value-type="float" office:value="15.26596" calcext:value-type="float">
            <text:p>15.26596</text:p>
          </table:table-cell>
          <table:table-cell office:value-type="float" office:value="14.54984" calcext:value-type="float">
            <text:p>14.54984</text:p>
          </table:table-cell>
          <table:table-cell office:value-type="float" office:value="13.3541" calcext:value-type="float">
            <text:p>13.3541</text:p>
          </table:table-cell>
          <table:table-cell office:value-type="float" office:value="12.14819" calcext:value-type="float">
            <text:p>12.14819</text:p>
          </table:table-cell>
          <table:table-cell office:value-type="float" office:value="11.82867" calcext:value-type="float">
            <text:p>11.82867</text:p>
          </table:table-cell>
          <table:table-cell office:value-type="float" office:value="10.42722" calcext:value-type="float">
            <text:p>10.42722</text:p>
          </table:table-cell>
          <table:table-cell office:value-type="float" office:value="10.31433" calcext:value-type="float">
            <text:p>10.31433</text:p>
          </table:table-cell>
          <table:table-cell office:value-type="float" office:value="9.274811" calcext:value-type="float">
            <text:p>9.274811</text:p>
          </table:table-cell>
          <table:table-cell office:value-type="float" office:value="9.160767" calcext:value-type="float">
            <text:p>9.160767</text:p>
          </table:table-cell>
          <table:table-cell office:value-type="float" office:value="8.399384" calcext:value-type="float">
            <text:p>8.399384</text:p>
          </table:table-cell>
          <table:table-cell office:value-type="float" office:value="8.282684" calcext:value-type="float">
            <text:p>8.282684</text:p>
          </table:table-cell>
          <table:table-cell office:value-type="float" office:value="7.839966" calcext:value-type="float">
            <text:p>7.839966</text:p>
          </table:table-cell>
          <table:table-cell office:value-type="float" office:value="7.736206" calcext:value-type="float">
            <text:p>7.736206</text:p>
          </table:table-cell>
          <table:table-cell office:value-type="float" office:value="7.689209" calcext:value-type="float">
            <text:p>7.689209</text:p>
          </table:table-cell>
          <table:table-cell office:value-type="float" office:value="7.597534" calcext:value-type="float">
            <text:p>7.597534</text:p>
          </table:table-cell>
          <table:table-cell office:value-type="float" office:value="60.49918" calcext:value-type="float">
            <text:p>60.49918</text:p>
          </table:table-cell>
          <table:table-cell office:value-type="float" office:value="5.476746" calcext:value-type="float">
            <text:p>5.4767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1" calcext:value-type="float">
            <text:p>27042001</text:p>
          </table:table-cell>
          <table:table-cell office:value-type="float" office:value="24.84859" calcext:value-type="float">
            <text:p>24.84859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12.49856" calcext:value-type="float">
            <text:p>12.49856</text:p>
          </table:table-cell>
          <table:table-cell office:value-type="float" office:value="1.606697" calcext:value-type="float">
            <text:p>1.606697</text:p>
          </table:table-cell>
          <table:table-cell office:value-type="float" office:value="1.150484" calcext:value-type="float">
            <text:p>1.150484</text:p>
          </table:table-cell>
          <table:table-cell office:value-type="float" office:value="369.792" calcext:value-type="float">
            <text:p>369.792</text:p>
          </table:table-cell>
          <table:table-cell office:value-type="float" office:value="0" calcext:value-type="float">
            <text:p>0</text:p>
          </table:table-cell>
          <table:table-cell office:value-type="float" office:value="51.89081" calcext:value-type="float">
            <text:p>51.89081</text:p>
          </table:table-cell>
          <table:table-cell office:value-type="float" office:value="14.44644" calcext:value-type="float">
            <text:p>14.44644</text:p>
          </table:table-cell>
          <table:table-cell office:value-type="float" office:value="38.38602" calcext:value-type="float">
            <text:p>38.38602</text:p>
          </table:table-cell>
          <table:table-cell office:value-type="float" office:value="17.46753" calcext:value-type="float">
            <text:p>17.46753</text:p>
          </table:table-cell>
          <table:table-cell office:value-type="float" office:value="32.46365" calcext:value-type="float">
            <text:p>32.46365</text:p>
          </table:table-cell>
          <table:table-cell office:value-type="float" office:value="18.65311" calcext:value-type="float">
            <text:p>18.65311</text:p>
          </table:table-cell>
          <table:table-cell office:value-type="float" office:value="27.73196" calcext:value-type="float">
            <text:p>27.73196</text:p>
          </table:table-cell>
          <table:table-cell office:value-type="float" office:value="19.13272" calcext:value-type="float">
            <text:p>19.13272</text:p>
          </table:table-cell>
          <table:table-cell office:value-type="float" office:value="24.79883" calcext:value-type="float">
            <text:p>24.79883</text:p>
          </table:table-cell>
          <table:table-cell office:value-type="float" office:value="19.01062" calcext:value-type="float">
            <text:p>19.01062</text:p>
          </table:table-cell>
          <table:table-cell office:value-type="float" office:value="21.89142" calcext:value-type="float">
            <text:p>21.89142</text:p>
          </table:table-cell>
          <table:table-cell office:value-type="float" office:value="18.49899" calcext:value-type="float">
            <text:p>18.49899</text:p>
          </table:table-cell>
          <table:table-cell office:value-type="float" office:value="19.47452" calcext:value-type="float">
            <text:p>19.47452</text:p>
          </table:table-cell>
          <table:table-cell office:value-type="float" office:value="17.33768" calcext:value-type="float">
            <text:p>17.33768</text:p>
          </table:table-cell>
          <table:table-cell office:value-type="float" office:value="15.94528" calcext:value-type="float">
            <text:p>15.94528</text:p>
          </table:table-cell>
          <table:table-cell office:value-type="float" office:value="14.57233" calcext:value-type="float">
            <text:p>14.57233</text:p>
          </table:table-cell>
          <table:table-cell office:value-type="float" office:value="12.7572" calcext:value-type="float">
            <text:p>12.7572</text:p>
          </table:table-cell>
          <table:table-cell office:value-type="float" office:value="12.15338" calcext:value-type="float">
            <text:p>12.15338</text:p>
          </table:table-cell>
          <table:table-cell office:value-type="float" office:value="10.62448" calcext:value-type="float">
            <text:p>10.62448</text:p>
          </table:table-cell>
          <table:table-cell office:value-type="float" office:value="10.42877" calcext:value-type="float">
            <text:p>10.42877</text:p>
          </table:table-cell>
          <table:table-cell office:value-type="float" office:value="9.402985" calcext:value-type="float">
            <text:p>9.402985</text:p>
          </table:table-cell>
          <table:table-cell office:value-type="float" office:value="9.276031" calcext:value-type="float">
            <text:p>9.276031</text:p>
          </table:table-cell>
          <table:table-cell office:value-type="float" office:value="8.515289" calcext:value-type="float">
            <text:p>8.515289</text:p>
          </table:table-cell>
          <table:table-cell office:value-type="float" office:value="8.400604" calcext:value-type="float">
            <text:p>8.400604</text:p>
          </table:table-cell>
          <table:table-cell office:value-type="float" office:value="7.944916" calcext:value-type="float">
            <text:p>7.944916</text:p>
          </table:table-cell>
          <table:table-cell office:value-type="float" office:value="7.841034" calcext:value-type="float">
            <text:p>7.841034</text:p>
          </table:table-cell>
          <table:table-cell office:value-type="float" office:value="7.783051" calcext:value-type="float">
            <text:p>7.783051</text:p>
          </table:table-cell>
          <table:table-cell office:value-type="float" office:value="7.690186" calcext:value-type="float">
            <text:p>7.690186</text:p>
          </table:table-cell>
          <table:table-cell office:value-type="float" office:value="59.39279" calcext:value-type="float">
            <text:p>59.39279</text:p>
          </table:table-cell>
          <table:table-cell office:value-type="float" office:value="10.55453" calcext:value-type="float">
            <text:p>10.554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1" calcext:value-type="float">
            <text:p>28042001</text:p>
          </table:table-cell>
          <table:table-cell office:value-type="float" office:value="23.30802" calcext:value-type="float">
            <text:p>23.30802</text:p>
          </table:table-cell>
          <table:table-cell office:value-type="float" office:value="28.53955" calcext:value-type="float">
            <text:p>28.53955</text:p>
          </table:table-cell>
          <table:table-cell office:value-type="float" office:value="13.98271" calcext:value-type="float">
            <text:p>13.98271</text:p>
          </table:table-cell>
          <table:table-cell office:value-type="float" office:value="1.576791" calcext:value-type="float">
            <text:p>1.576791</text:p>
          </table:table-cell>
          <table:table-cell office:value-type="float" office:value="1.237693" calcext:value-type="float">
            <text:p>1.237693</text:p>
          </table:table-cell>
          <table:table-cell office:value-type="float" office:value="376.0615" calcext:value-type="float">
            <text:p>376.0615</text:p>
          </table:table-cell>
          <table:table-cell office:value-type="float" office:value="0" calcext:value-type="float">
            <text:p>0</text:p>
          </table:table-cell>
          <table:table-cell office:value-type="float" office:value="49.65787" calcext:value-type="float">
            <text:p>49.65787</text:p>
          </table:table-cell>
          <table:table-cell office:value-type="float" office:value="16.03152" calcext:value-type="float">
            <text:p>16.03152</text:p>
          </table:table-cell>
          <table:table-cell office:value-type="float" office:value="37.75168" calcext:value-type="float">
            <text:p>37.75168</text:p>
          </table:table-cell>
          <table:table-cell office:value-type="float" office:value="19.10672" calcext:value-type="float">
            <text:p>19.10672</text:p>
          </table:table-cell>
          <table:table-cell office:value-type="float" office:value="32.46564" calcext:value-type="float">
            <text:p>32.46564</text:p>
          </table:table-cell>
          <table:table-cell office:value-type="float" office:value="20.35745" calcext:value-type="float">
            <text:p>20.35745</text:p>
          </table:table-cell>
          <table:table-cell office:value-type="float" office:value="28.20569" calcext:value-type="float">
            <text:p>28.20569</text:p>
          </table:table-cell>
          <table:table-cell office:value-type="float" office:value="20.82037" calcext:value-type="float">
            <text:p>20.82037</text:p>
          </table:table-cell>
          <table:table-cell office:value-type="float" office:value="25.53378" calcext:value-type="float">
            <text:p>25.53378</text:p>
          </table:table-cell>
          <table:table-cell office:value-type="float" office:value="20.67441" calcext:value-type="float">
            <text:p>20.67441</text:p>
          </table:table-cell>
          <table:table-cell office:value-type="float" office:value="22.81885" calcext:value-type="float">
            <text:p>22.81885</text:p>
          </table:table-cell>
          <table:table-cell office:value-type="float" office:value="20.10629" calcext:value-type="float">
            <text:p>20.10629</text:p>
          </table:table-cell>
          <table:table-cell office:value-type="float" office:value="20.5347" calcext:value-type="float">
            <text:p>20.5347</text:p>
          </table:table-cell>
          <table:table-cell office:value-type="float" office:value="18.84729" calcext:value-type="float">
            <text:p>18.84729</text:p>
          </table:table-cell>
          <table:table-cell office:value-type="float" office:value="17.11697" calcext:value-type="float">
            <text:p>17.11697</text:p>
          </table:table-cell>
          <table:table-cell office:value-type="float" office:value="15.96637" calcext:value-type="float">
            <text:p>15.96637</text:p>
          </table:table-cell>
          <table:table-cell office:value-type="float" office:value="13.49469" calcext:value-type="float">
            <text:p>13.49469</text:p>
          </table:table-cell>
          <table:table-cell office:value-type="float" office:value="12.76465" calcext:value-type="float">
            <text:p>12.76465</text:p>
          </table:table-cell>
          <table:table-cell office:value-type="float" office:value="10.91849" calcext:value-type="float">
            <text:p>10.91849</text:p>
          </table:table-cell>
          <table:table-cell office:value-type="float" office:value="10.62704" calcext:value-type="float">
            <text:p>10.62704</text:p>
          </table:table-cell>
          <table:table-cell office:value-type="float" office:value="9.564453" calcext:value-type="float">
            <text:p>9.564453</text:p>
          </table:table-cell>
          <table:table-cell office:value-type="float" office:value="9.404419" calcext:value-type="float">
            <text:p>9.404419</text:p>
          </table:table-cell>
          <table:table-cell office:value-type="float" office:value="8.635925" calcext:value-type="float">
            <text:p>8.635925</text:p>
          </table:table-cell>
          <table:table-cell office:value-type="float" office:value="8.516541" calcext:value-type="float">
            <text:p>8.516541</text:p>
          </table:table-cell>
          <table:table-cell office:value-type="float" office:value="8.05072" calcext:value-type="float">
            <text:p>8.05072</text:p>
          </table:table-cell>
          <table:table-cell office:value-type="float" office:value="7.946014" calcext:value-type="float">
            <text:p>7.946014</text:p>
          </table:table-cell>
          <table:table-cell office:value-type="float" office:value="7.877655" calcext:value-type="float">
            <text:p>7.877655</text:p>
          </table:table-cell>
          <table:table-cell office:value-type="float" office:value="7.784027" calcext:value-type="float">
            <text:p>7.784027</text:p>
          </table:table-cell>
          <table:table-cell office:value-type="float" office:value="56.32904" calcext:value-type="float">
            <text:p>56.32904</text:p>
          </table:table-cell>
          <table:table-cell office:value-type="float" office:value="12.19547" calcext:value-type="float">
            <text:p>12.195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1" calcext:value-type="float">
            <text:p>29042001</text:p>
          </table:table-cell>
          <table:table-cell office:value-type="float" office:value="21.29994" calcext:value-type="float">
            <text:p>21.29994</text:p>
          </table:table-cell>
          <table:table-cell office:value-type="float" office:value="27.42843" calcext:value-type="float">
            <text:p>27.42843</text:p>
          </table:table-cell>
          <table:table-cell office:value-type="float" office:value="14.97215" calcext:value-type="float">
            <text:p>14.97215</text:p>
          </table:table-cell>
          <table:table-cell office:value-type="float" office:value="1.546603" calcext:value-type="float">
            <text:p>1.546603</text:p>
          </table:table-cell>
          <table:table-cell office:value-type="float" office:value="1.300396" calcext:value-type="float">
            <text:p>1.300396</text:p>
          </table:table-cell>
          <table:table-cell office:value-type="float" office:value="374.6884" calcext:value-type="float">
            <text:p>374.6884</text:p>
          </table:table-cell>
          <table:table-cell office:value-type="float" office:value="0.254" calcext:value-type="float">
            <text:p>0.254</text:p>
          </table:table-cell>
          <table:table-cell office:value-type="float" office:value="47.36084" calcext:value-type="float">
            <text:p>47.36084</text:p>
          </table:table-cell>
          <table:table-cell office:value-type="float" office:value="16.84253" calcext:value-type="float">
            <text:p>16.84253</text:p>
          </table:table-cell>
          <table:table-cell office:value-type="float" office:value="36.61386" calcext:value-type="float">
            <text:p>36.61386</text:p>
          </table:table-cell>
          <table:table-cell office:value-type="float" office:value="19.79233" calcext:value-type="float">
            <text:p>19.79233</text:p>
          </table:table-cell>
          <table:table-cell office:value-type="float" office:value="31.87094" calcext:value-type="float">
            <text:p>31.87094</text:p>
          </table:table-cell>
          <table:table-cell office:value-type="float" office:value="21.02258" calcext:value-type="float">
            <text:p>21.02258</text:p>
          </table:table-cell>
          <table:table-cell office:value-type="float" office:value="28.05096" calcext:value-type="float">
            <text:p>28.05096</text:p>
          </table:table-cell>
          <table:table-cell office:value-type="float" office:value="21.52216" calcext:value-type="float">
            <text:p>21.52216</text:p>
          </table:table-cell>
          <table:table-cell office:value-type="float" office:value="25.65771" calcext:value-type="float">
            <text:p>25.65771</text:p>
          </table:table-cell>
          <table:table-cell office:value-type="float" office:value="21.42825" calcext:value-type="float">
            <text:p>21.42825</text:p>
          </table:table-cell>
          <table:table-cell office:value-type="float" office:value="23.19885" calcext:value-type="float">
            <text:p>23.19885</text:p>
          </table:table-cell>
          <table:table-cell office:value-type="float" office:value="20.92563" calcext:value-type="float">
            <text:p>20.92563</text:p>
          </table:table-cell>
          <table:table-cell office:value-type="float" office:value="21.11148" calcext:value-type="float">
            <text:p>21.11148</text:p>
          </table:table-cell>
          <table:table-cell office:value-type="float" office:value="19.73901" calcext:value-type="float">
            <text:p>19.73901</text:p>
          </table:table-cell>
          <table:table-cell office:value-type="float" office:value="17.95242" calcext:value-type="float">
            <text:p>17.95242</text:p>
          </table:table-cell>
          <table:table-cell office:value-type="float" office:value="17.13394" calcext:value-type="float">
            <text:p>17.13394</text:p>
          </table:table-cell>
          <table:table-cell office:value-type="float" office:value="14.21088" calcext:value-type="float">
            <text:p>14.21088</text:p>
          </table:table-cell>
          <table:table-cell office:value-type="float" office:value="13.50253" calcext:value-type="float">
            <text:p>13.50253</text:p>
          </table:table-cell>
          <table:table-cell office:value-type="float" office:value="11.28323" calcext:value-type="float">
            <text:p>11.28323</text:p>
          </table:table-cell>
          <table:table-cell office:value-type="float" office:value="10.92197" calcext:value-type="float">
            <text:p>10.92197</text:p>
          </table:table-cell>
          <table:table-cell office:value-type="float" office:value="9.76712" calcext:value-type="float">
            <text:p>9.76712</text:p>
          </table:table-cell>
          <table:table-cell office:value-type="float" office:value="9.566345" calcext:value-type="float">
            <text:p>9.566345</text:p>
          </table:table-cell>
          <table:table-cell office:value-type="float" office:value="8.768646" calcext:value-type="float">
            <text:p>8.768646</text:p>
          </table:table-cell>
          <table:table-cell office:value-type="float" office:value="8.637207" calcext:value-type="float">
            <text:p>8.637207</text:p>
          </table:table-cell>
          <table:table-cell office:value-type="float" office:value="8.157898" calcext:value-type="float">
            <text:p>8.157898</text:p>
          </table:table-cell>
          <table:table-cell office:value-type="float" office:value="8.051819" calcext:value-type="float">
            <text:p>8.051819</text:p>
          </table:table-cell>
          <table:table-cell office:value-type="float" office:value="7.973724" calcext:value-type="float">
            <text:p>7.973724</text:p>
          </table:table-cell>
          <table:table-cell office:value-type="float" office:value="7.878662" calcext:value-type="float">
            <text:p>7.878662</text:p>
          </table:table-cell>
          <table:table-cell office:value-type="float" office:value="53.14941" calcext:value-type="float">
            <text:p>53.14941</text:p>
          </table:table-cell>
          <table:table-cell office:value-type="float" office:value="13.14288" calcext:value-type="float">
            <text:p>13.142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1" calcext:value-type="float">
            <text:p>30042001</text:p>
          </table:table-cell>
          <table:table-cell office:value-type="float" office:value="19.2966" calcext:value-type="float">
            <text:p>19.2966</text:p>
          </table:table-cell>
          <table:table-cell office:value-type="float" office:value="24.65066" calcext:value-type="float">
            <text:p>24.65066</text:p>
          </table:table-cell>
          <table:table-cell office:value-type="float" office:value="15.95325" calcext:value-type="float">
            <text:p>15.95325</text:p>
          </table:table-cell>
          <table:table-cell office:value-type="float" office:value="1.520167" calcext:value-type="float">
            <text:p>1.520167</text:p>
          </table:table-cell>
          <table:table-cell office:value-type="float" office:value="1.255864" calcext:value-type="float">
            <text:p>1.255864</text:p>
          </table:table-cell>
          <table:table-cell office:value-type="float" office:value="368.2663" calcext:value-type="float">
            <text:p>368.2663</text:p>
          </table:table-cell>
          <table:table-cell office:value-type="float" office:value="1.3335" calcext:value-type="float">
            <text:p>1.3335</text:p>
          </table:table-cell>
          <table:table-cell office:value-type="float" office:value="42.76086" calcext:value-type="float">
            <text:p>42.76086</text:p>
          </table:table-cell>
          <table:table-cell office:value-type="float" office:value="15.80353" calcext:value-type="float">
            <text:p>15.80353</text:p>
          </table:table-cell>
          <table:table-cell office:value-type="float" office:value="33.27609" calcext:value-type="float">
            <text:p>33.27609</text:p>
          </table:table-cell>
          <table:table-cell office:value-type="float" office:value="18.7493" calcext:value-type="float">
            <text:p>18.7493</text:p>
          </table:table-cell>
          <table:table-cell office:value-type="float" office:value="29.3132" calcext:value-type="float">
            <text:p>29.3132</text:p>
          </table:table-cell>
          <table:table-cell office:value-type="float" office:value="20.34912" calcext:value-type="float">
            <text:p>20.34912</text:p>
          </table:table-cell>
          <table:table-cell office:value-type="float" office:value="26.28793" calcext:value-type="float">
            <text:p>26.28793</text:p>
          </table:table-cell>
          <table:table-cell office:value-type="float" office:value="21.16147" calcext:value-type="float">
            <text:p>21.16147</text:p>
          </table:table-cell>
          <table:table-cell office:value-type="float" office:value="24.42801" calcext:value-type="float">
            <text:p>24.42801</text:p>
          </table:table-cell>
          <table:table-cell office:value-type="float" office:value="21.27765" calcext:value-type="float">
            <text:p>21.27765</text:p>
          </table:table-cell>
          <table:table-cell office:value-type="float" office:value="23.10419" calcext:value-type="float">
            <text:p>23.10419</text:p>
          </table:table-cell>
          <table:table-cell office:value-type="float" office:value="20.97345" calcext:value-type="float">
            <text:p>20.97345</text:p>
          </table:table-cell>
          <table:table-cell office:value-type="float" office:value="21.12964" calcext:value-type="float">
            <text:p>21.12964</text:p>
          </table:table-cell>
          <table:table-cell office:value-type="float" office:value="20.01666" calcext:value-type="float">
            <text:p>20.01666</text:p>
          </table:table-cell>
          <table:table-cell office:value-type="float" office:value="18.34375" calcext:value-type="float">
            <text:p>18.34375</text:p>
          </table:table-cell>
          <table:table-cell office:value-type="float" office:value="17.96555" calcext:value-type="float">
            <text:p>17.96555</text:p>
          </table:table-cell>
          <table:table-cell office:value-type="float" office:value="14.81519" calcext:value-type="float">
            <text:p>14.81519</text:p>
          </table:table-cell>
          <table:table-cell office:value-type="float" office:value="14.21799" calcext:value-type="float">
            <text:p>14.21799</text:p>
          </table:table-cell>
          <table:table-cell office:value-type="float" office:value="11.67993" calcext:value-type="float">
            <text:p>11.67993</text:p>
          </table:table-cell>
          <table:table-cell office:value-type="float" office:value="11.28726" calcext:value-type="float">
            <text:p>11.28726</text:p>
          </table:table-cell>
          <table:table-cell office:value-type="float" office:value="10.00513" calcext:value-type="float">
            <text:p>10.00513</text:p>
          </table:table-cell>
          <table:table-cell office:value-type="float" office:value="9.76944" calcext:value-type="float">
            <text:p>9.76944</text:p>
          </table:table-cell>
          <table:table-cell office:value-type="float" office:value="8.917236" calcext:value-type="float">
            <text:p>8.917236</text:p>
          </table:table-cell>
          <table:table-cell office:value-type="float" office:value="8.770142" calcext:value-type="float">
            <text:p>8.770142</text:p>
          </table:table-cell>
          <table:table-cell office:value-type="float" office:value="8.269958" calcext:value-type="float">
            <text:p>8.269958</text:p>
          </table:table-cell>
          <table:table-cell office:value-type="float" office:value="8.159027" calcext:value-type="float">
            <text:p>8.159027</text:p>
          </table:table-cell>
          <table:table-cell office:value-type="float" office:value="8.070831" calcext:value-type="float">
            <text:p>8.070831</text:p>
          </table:table-cell>
          <table:table-cell office:value-type="float" office:value="7.974731" calcext:value-type="float">
            <text:p>7.974731</text:p>
          </table:table-cell>
          <table:table-cell office:value-type="float" office:value="48.71533" calcext:value-type="float">
            <text:p>48.71533</text:p>
          </table:table-cell>
          <table:table-cell office:value-type="float" office:value="13.41132" calcext:value-type="float">
            <text:p>13.411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1" calcext:value-type="float">
            <text:p>1052001</text:p>
          </table:table-cell>
          <table:table-cell office:value-type="float" office:value="16.30518" calcext:value-type="float">
            <text:p>16.30518</text:p>
          </table:table-cell>
          <table:table-cell office:value-type="float" office:value="31.31732" calcext:value-type="float">
            <text:p>31.31732</text:p>
          </table:table-cell>
          <table:table-cell office:value-type="float" office:value="13.99661" calcext:value-type="float">
            <text:p>13.99661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141889" calcext:value-type="float">
            <text:p>1.141889</text:p>
          </table:table-cell>
          <table:table-cell office:value-type="float" office:value="369.6394" calcext:value-type="float">
            <text:p>369.6394</text:p>
          </table:table-cell>
          <table:table-cell office:value-type="float" office:value="13.5255" calcext:value-type="float">
            <text:p>13.5255</text:p>
          </table:table-cell>
          <table:table-cell office:value-type="float" office:value="32.97986" calcext:value-type="float">
            <text:p>32.97986</text:p>
          </table:table-cell>
          <table:table-cell office:value-type="float" office:value="14.48157" calcext:value-type="float">
            <text:p>14.48157</text:p>
          </table:table-cell>
          <table:table-cell office:value-type="float" office:value="28.44846" calcext:value-type="float">
            <text:p>28.44846</text:p>
          </table:table-cell>
          <table:table-cell office:value-type="float" office:value="17.08606" calcext:value-type="float">
            <text:p>17.08606</text:p>
          </table:table-cell>
          <table:table-cell office:value-type="float" office:value="25.89444" calcext:value-type="float">
            <text:p>25.89444</text:p>
          </table:table-cell>
          <table:table-cell office:value-type="float" office:value="18.9328" calcext:value-type="float">
            <text:p>18.9328</text:p>
          </table:table-cell>
          <table:table-cell office:value-type="float" office:value="23.99188" calcext:value-type="float">
            <text:p>23.99188</text:p>
          </table:table-cell>
          <table:table-cell office:value-type="float" office:value="20.05734" calcext:value-type="float">
            <text:p>20.05734</text:p>
          </table:table-cell>
          <table:table-cell office:value-type="float" office:value="23.35516" calcext:value-type="float">
            <text:p>23.35516</text:p>
          </table:table-cell>
          <table:table-cell office:value-type="float" office:value="20.4108" calcext:value-type="float">
            <text:p>20.4108</text:p>
          </table:table-cell>
          <table:table-cell office:value-type="float" office:value="22.40164" calcext:value-type="float">
            <text:p>22.40164</text:p>
          </table:table-cell>
          <table:table-cell office:value-type="float" office:value="20.40109" calcext:value-type="float">
            <text:p>20.40109</text:p>
          </table:table-cell>
          <table:table-cell office:value-type="float" office:value="20.86331" calcext:value-type="float">
            <text:p>20.86331</text:p>
          </table:table-cell>
          <table:table-cell office:value-type="float" office:value="19.71985" calcext:value-type="float">
            <text:p>19.71985</text:p>
          </table:table-cell>
          <table:table-cell office:value-type="float" office:value="18.46002" calcext:value-type="float">
            <text:p>18.46002</text:p>
          </table:table-cell>
          <table:table-cell office:value-type="float" office:value="18.29813" calcext:value-type="float">
            <text:p>18.29813</text:p>
          </table:table-cell>
          <table:table-cell office:value-type="float" office:value="15.22482" calcext:value-type="float">
            <text:p>15.22482</text:p>
          </table:table-cell>
          <table:table-cell office:value-type="float" office:value="14.82053" calcext:value-type="float">
            <text:p>14.82053</text:p>
          </table:table-cell>
          <table:table-cell office:value-type="float" office:value="12.06531" calcext:value-type="float">
            <text:p>12.06531</text:p>
          </table:table-cell>
          <table:table-cell office:value-type="float" office:value="11.68408" calcext:value-type="float">
            <text:p>11.68408</text:p>
          </table:table-cell>
          <table:table-cell office:value-type="float" office:value="10.26532" calcext:value-type="float">
            <text:p>10.26532</text:p>
          </table:table-cell>
          <table:table-cell office:value-type="float" office:value="10.00778" calcext:value-type="float">
            <text:p>10.00778</text:p>
          </table:table-cell>
          <table:table-cell office:value-type="float" office:value="9.082733" calcext:value-type="float">
            <text:p>9.082733</text:p>
          </table:table-cell>
          <table:table-cell office:value-type="float" office:value="8.918884" calcext:value-type="float">
            <text:p>8.918884</text:p>
          </table:table-cell>
          <table:table-cell office:value-type="float" office:value="8.38855" calcext:value-type="float">
            <text:p>8.38855</text:p>
          </table:table-cell>
          <table:table-cell office:value-type="float" office:value="8.271118" calcext:value-type="float">
            <text:p>8.271118</text:p>
          </table:table-cell>
          <table:table-cell office:value-type="float" office:value="8.170532" calcext:value-type="float">
            <text:p>8.170532</text:p>
          </table:table-cell>
          <table:table-cell office:value-type="float" office:value="8.071838" calcext:value-type="float">
            <text:p>8.071838</text:p>
          </table:table-cell>
          <table:table-cell office:value-type="float" office:value="40.42181" calcext:value-type="float">
            <text:p>40.42181</text:p>
          </table:table-cell>
          <table:table-cell office:value-type="float" office:value="11.97702" calcext:value-type="float">
            <text:p>11.977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1" calcext:value-type="float">
            <text:p>2052001</text:p>
          </table:table-cell>
          <table:table-cell office:value-type="float" office:value="19.28972" calcext:value-type="float">
            <text:p>19.28972</text:p>
          </table:table-cell>
          <table:table-cell office:value-type="float" office:value="15.20621" calcext:value-type="float">
            <text:p>15.20621</text:p>
          </table:table-cell>
          <table:table-cell office:value-type="float" office:value="11.65831" calcext:value-type="float">
            <text:p>11.65831</text:p>
          </table:table-cell>
          <table:table-cell office:value-type="float" office:value="1.229225" calcext:value-type="float">
            <text:p>1.229225</text:p>
          </table:table-cell>
          <table:table-cell office:value-type="float" office:value="0.9503235" calcext:value-type="float">
            <text:p>0.9503235</text:p>
          </table:table-cell>
          <table:table-cell office:value-type="float" office:value="375.876" calcext:value-type="float">
            <text:p>375.876</text:p>
          </table:table-cell>
          <table:table-cell office:value-type="float" office:value="36.195" calcext:value-type="float">
            <text:p>36.195</text:p>
          </table:table-cell>
          <table:table-cell office:value-type="float" office:value="27.38583" calcext:value-type="float">
            <text:p>27.38583</text:p>
          </table:table-cell>
          <table:table-cell office:value-type="float" office:value="11.65799" calcext:value-type="float">
            <text:p>11.65799</text:p>
          </table:table-cell>
          <table:table-cell office:value-type="float" office:value="24.2016" calcext:value-type="float">
            <text:p>24.2016</text:p>
          </table:table-cell>
          <table:table-cell office:value-type="float" office:value="14.4776" calcext:value-type="float">
            <text:p>14.4776</text:p>
          </table:table-cell>
          <table:table-cell office:value-type="float" office:value="22.4487" calcext:value-type="float">
            <text:p>22.4487</text:p>
          </table:table-cell>
          <table:table-cell office:value-type="float" office:value="16.68442" calcext:value-type="float">
            <text:p>16.68442</text:p>
          </table:table-cell>
          <table:table-cell office:value-type="float" office:value="22.47711" calcext:value-type="float">
            <text:p>22.47711</text:p>
          </table:table-cell>
          <table:table-cell office:value-type="float" office:value="17.94983" calcext:value-type="float">
            <text:p>17.94983</text:p>
          </table:table-cell>
          <table:table-cell office:value-type="float" office:value="22.17447" calcext:value-type="float">
            <text:p>22.17447</text:p>
          </table:table-cell>
          <table:table-cell office:value-type="float" office:value="18.52457" calcext:value-type="float">
            <text:p>18.52457</text:p>
          </table:table-cell>
          <table:table-cell office:value-type="float" office:value="21.42819" calcext:value-type="float">
            <text:p>21.42819</text:p>
          </table:table-cell>
          <table:table-cell office:value-type="float" office:value="18.98022" calcext:value-type="float">
            <text:p>18.98022</text:p>
          </table:table-cell>
          <table:table-cell office:value-type="float" office:value="20.28278" calcext:value-type="float">
            <text:p>20.28278</text:p>
          </table:table-cell>
          <table:table-cell office:value-type="float" office:value="18.78265" calcext:value-type="float">
            <text:p>18.78265</text:p>
          </table:table-cell>
          <table:table-cell office:value-type="float" office:value="18.37436" calcext:value-type="float">
            <text:p>18.37436</text:p>
          </table:table-cell>
          <table:table-cell office:value-type="float" office:value="17.90414" calcext:value-type="float">
            <text:p>17.90414</text:p>
          </table:table-cell>
          <table:table-cell office:value-type="float" office:value="15.42383" calcext:value-type="float">
            <text:p>15.42383</text:p>
          </table:table-cell>
          <table:table-cell office:value-type="float" office:value="15.22806" calcext:value-type="float">
            <text:p>15.22806</text:p>
          </table:table-cell>
          <table:table-cell office:value-type="float" office:value="12.40274" calcext:value-type="float">
            <text:p>12.40274</text:p>
          </table:table-cell>
          <table:table-cell office:value-type="float" office:value="12.06912" calcext:value-type="float">
            <text:p>12.06912</text:p>
          </table:table-cell>
          <table:table-cell office:value-type="float" office:value="10.52893" calcext:value-type="float">
            <text:p>10.52893</text:p>
          </table:table-cell>
          <table:table-cell office:value-type="float" office:value="10.2681" calcext:value-type="float">
            <text:p>10.2681</text:p>
          </table:table-cell>
          <table:table-cell office:value-type="float" office:value="9.262146" calcext:value-type="float">
            <text:p>9.262146</text:p>
          </table:table-cell>
          <table:table-cell office:value-type="float" office:value="9.084534" calcext:value-type="float">
            <text:p>9.084534</text:p>
          </table:table-cell>
          <table:table-cell office:value-type="float" office:value="8.514679" calcext:value-type="float">
            <text:p>8.514679</text:p>
          </table:table-cell>
          <table:table-cell office:value-type="float" office:value="8.389801" calcext:value-type="float">
            <text:p>8.389801</text:p>
          </table:table-cell>
          <table:table-cell office:value-type="float" office:value="8.273651" calcext:value-type="float">
            <text:p>8.273651</text:p>
          </table:table-cell>
          <table:table-cell office:value-type="float" office:value="8.1716" calcext:value-type="float">
            <text:p>8.1716</text:p>
          </table:table-cell>
          <table:table-cell office:value-type="float" office:value="29.1749" calcext:value-type="float">
            <text:p>29.1749</text:p>
          </table:table-cell>
          <table:table-cell office:value-type="float" office:value="9.042694" calcext:value-type="float">
            <text:p>9.0426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1" calcext:value-type="float">
            <text:p>3052001</text:p>
          </table:table-cell>
          <table:table-cell office:value-type="float" office:value="8.727997" calcext:value-type="float">
            <text:p>8.727997</text:p>
          </table:table-cell>
          <table:table-cell office:value-type="float" office:value="12.98399" calcext:value-type="float">
            <text:p>12.98399</text:p>
          </table:table-cell>
          <table:table-cell office:value-type="float" office:value="9.924891" calcext:value-type="float">
            <text:p>9.924891</text:p>
          </table:table-cell>
          <table:table-cell office:value-type="float" office:value="1.053204" calcext:value-type="float">
            <text:p>1.053204</text:p>
          </table:table-cell>
          <table:table-cell office:value-type="float" office:value="0.8909616" calcext:value-type="float">
            <text:p>0.8909616</text:p>
          </table:table-cell>
          <table:table-cell office:value-type="float" office:value="383.1559" calcext:value-type="float">
            <text:p>383.1559</text:p>
          </table:table-cell>
          <table:table-cell office:value-type="float" office:value="15.113" calcext:value-type="float">
            <text:p>15.113</text:p>
          </table:table-cell>
          <table:table-cell office:value-type="float" office:value="18.64172" calcext:value-type="float">
            <text:p>18.64172</text:p>
          </table:table-cell>
          <table:table-cell office:value-type="float" office:value="9.931305" calcext:value-type="float">
            <text:p>9.931305</text:p>
          </table:table-cell>
          <table:table-cell office:value-type="float" office:value="17.54382" calcext:value-type="float">
            <text:p>17.54382</text:p>
          </table:table-cell>
          <table:table-cell office:value-type="float" office:value="11.49957" calcext:value-type="float">
            <text:p>11.49957</text:p>
          </table:table-cell>
          <table:table-cell office:value-type="float" office:value="17.08984" calcext:value-type="float">
            <text:p>17.08984</text:p>
          </table:table-cell>
          <table:table-cell office:value-type="float" office:value="13.15686" calcext:value-type="float">
            <text:p>13.15686</text:p>
          </table:table-cell>
          <table:table-cell office:value-type="float" office:value="18.06924" calcext:value-type="float">
            <text:p>18.06924</text:p>
          </table:table-cell>
          <table:table-cell office:value-type="float" office:value="14.84979" calcext:value-type="float">
            <text:p>14.84979</text:p>
          </table:table-cell>
          <table:table-cell office:value-type="float" office:value="18.70081" calcext:value-type="float">
            <text:p>18.70081</text:p>
          </table:table-cell>
          <table:table-cell office:value-type="float" office:value="15.71173" calcext:value-type="float">
            <text:p>15.71173</text:p>
          </table:table-cell>
          <table:table-cell office:value-type="float" office:value="19.18494" calcext:value-type="float">
            <text:p>19.18494</text:p>
          </table:table-cell>
          <table:table-cell office:value-type="float" office:value="16.54245" calcext:value-type="float">
            <text:p>16.54245</text:p>
          </table:table-cell>
          <table:table-cell office:value-type="float" office:value="18.88803" calcext:value-type="float">
            <text:p>18.88803</text:p>
          </table:table-cell>
          <table:table-cell office:value-type="float" office:value="16.83813" calcext:value-type="float">
            <text:p>16.83813</text:p>
          </table:table-cell>
          <table:table-cell office:value-type="float" office:value="17.90033" calcext:value-type="float">
            <text:p>17.90033</text:p>
          </table:table-cell>
          <table:table-cell office:value-type="float" office:value="16.88309" calcext:value-type="float">
            <text:p>16.88309</text:p>
          </table:table-cell>
          <table:table-cell office:value-type="float" office:value="15.43921" calcext:value-type="float">
            <text:p>15.43921</text:p>
          </table:table-cell>
          <table:table-cell office:value-type="float" office:value="15.34839" calcext:value-type="float">
            <text:p>15.34839</text:p>
          </table:table-cell>
          <table:table-cell office:value-type="float" office:value="12.66013" calcext:value-type="float">
            <text:p>12.66013</text:p>
          </table:table-cell>
          <table:table-cell office:value-type="float" office:value="12.40585" calcext:value-type="float">
            <text:p>12.40585</text:p>
          </table:table-cell>
          <table:table-cell office:value-type="float" office:value="10.7782" calcext:value-type="float">
            <text:p>10.7782</text:p>
          </table:table-cell>
          <table:table-cell office:value-type="float" office:value="10.53165" calcext:value-type="float">
            <text:p>10.53165</text:p>
          </table:table-cell>
          <table:table-cell office:value-type="float" office:value="9.449707" calcext:value-type="float">
            <text:p>9.449707</text:p>
          </table:table-cell>
          <table:table-cell office:value-type="float" office:value="9.264038" calcext:value-type="float">
            <text:p>9.264038</text:p>
          </table:table-cell>
          <table:table-cell office:value-type="float" office:value="8.64798" calcext:value-type="float">
            <text:p>8.64798</text:p>
          </table:table-cell>
          <table:table-cell office:value-type="float" office:value="8.516022" calcext:value-type="float">
            <text:p>8.516022</text:p>
          </table:table-cell>
          <table:table-cell office:value-type="float" office:value="8.38147" calcext:value-type="float">
            <text:p>8.38147</text:p>
          </table:table-cell>
          <table:table-cell office:value-type="float" office:value="8.27475" calcext:value-type="float">
            <text:p>8.27475</text:p>
          </table:table-cell>
          <table:table-cell office:value-type="float" office:value="19.44" calcext:value-type="float">
            <text:p>19.44</text:p>
          </table:table-cell>
          <table:table-cell office:value-type="float" office:value="7.830719" calcext:value-type="float">
            <text:p>7.8307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1" calcext:value-type="float">
            <text:p>4052001</text:p>
          </table:table-cell>
          <table:table-cell office:value-type="float" office:value="6.807753" calcext:value-type="float">
            <text:p>6.807753</text:p>
          </table:table-cell>
          <table:table-cell office:value-type="float" office:value="16.31732" calcext:value-type="float">
            <text:p>16.31732</text:p>
          </table:table-cell>
          <table:table-cell office:value-type="float" office:value="10.43907" calcext:value-type="float">
            <text:p>10.43907</text:p>
          </table:table-cell>
          <table:table-cell office:value-type="float" office:value="1.175614" calcext:value-type="float">
            <text:p>1.175614</text:p>
          </table:table-cell>
          <table:table-cell office:value-type="float" office:value="0.9880346" calcext:value-type="float">
            <text:p>0.9880346</text:p>
          </table:table-cell>
          <table:table-cell office:value-type="float" office:value="381.3662" calcext:value-type="float">
            <text:p>381.3662</text:p>
          </table:table-cell>
          <table:table-cell office:value-type="float" office:value="42.926" calcext:value-type="float">
            <text:p>42.926</text:p>
          </table:table-cell>
          <table:table-cell office:value-type="float" office:value="17.79645" calcext:value-type="float">
            <text:p>17.79645</text:p>
          </table:table-cell>
          <table:table-cell office:value-type="float" office:value="9.147552" calcext:value-type="float">
            <text:p>9.147552</text:p>
          </table:table-cell>
          <table:table-cell office:value-type="float" office:value="16.36197" calcext:value-type="float">
            <text:p>16.36197</text:p>
          </table:table-cell>
          <table:table-cell office:value-type="float" office:value="10.52069" calcext:value-type="float">
            <text:p>10.52069</text:p>
          </table:table-cell>
          <table:table-cell office:value-type="float" office:value="15.61411" calcext:value-type="float">
            <text:p>15.61411</text:p>
          </table:table-cell>
          <table:table-cell office:value-type="float" office:value="11.62286" calcext:value-type="float">
            <text:p>11.62286</text:p>
          </table:table-cell>
          <table:table-cell office:value-type="float" office:value="15.21603" calcext:value-type="float">
            <text:p>15.21603</text:p>
          </table:table-cell>
          <table:table-cell office:value-type="float" office:value="12.70319" calcext:value-type="float">
            <text:p>12.70319</text:p>
          </table:table-cell>
          <table:table-cell office:value-type="float" office:value="15.58643" calcext:value-type="float">
            <text:p>15.58643</text:p>
          </table:table-cell>
          <table:table-cell office:value-type="float" office:value="13.44122" calcext:value-type="float">
            <text:p>13.44122</text:p>
          </table:table-cell>
          <table:table-cell office:value-type="float" office:value="16.49908" calcext:value-type="float">
            <text:p>16.49908</text:p>
          </table:table-cell>
          <table:table-cell office:value-type="float" office:value="14.29504" calcext:value-type="float">
            <text:p>14.29504</text:p>
          </table:table-cell>
          <table:table-cell office:value-type="float" office:value="16.81647" calcext:value-type="float">
            <text:p>16.81647</text:p>
          </table:table-cell>
          <table:table-cell office:value-type="float" office:value="14.92715" calcext:value-type="float">
            <text:p>14.92715</text:p>
          </table:table-cell>
          <table:table-cell office:value-type="float" office:value="16.87274" calcext:value-type="float">
            <text:p>16.87274</text:p>
          </table:table-cell>
          <table:table-cell office:value-type="float" office:value="15.41431" calcext:value-type="float">
            <text:p>15.41431</text:p>
          </table:table-cell>
          <table:table-cell office:value-type="float" office:value="15.34601" calcext:value-type="float">
            <text:p>15.34601</text:p>
          </table:table-cell>
          <table:table-cell office:value-type="float" office:value="14.99069" calcext:value-type="float">
            <text:p>14.99069</text:p>
          </table:table-cell>
          <table:table-cell office:value-type="float" office:value="12.953" calcext:value-type="float">
            <text:p>12.953</text:p>
          </table:table-cell>
          <table:table-cell office:value-type="float" office:value="12.66223" calcext:value-type="float">
            <text:p>12.66223</text:p>
          </table:table-cell>
          <table:table-cell office:value-type="float" office:value="11.03146" calcext:value-type="float">
            <text:p>11.03146</text:p>
          </table:table-cell>
          <table:table-cell office:value-type="float" office:value="10.78061" calcext:value-type="float">
            <text:p>10.78061</text:p>
          </table:table-cell>
          <table:table-cell office:value-type="float" office:value="9.639435" calcext:value-type="float">
            <text:p>9.639435</text:p>
          </table:table-cell>
          <table:table-cell office:value-type="float" office:value="9.45166" calcext:value-type="float">
            <text:p>9.45166</text:p>
          </table:table-cell>
          <table:table-cell office:value-type="float" office:value="8.787842" calcext:value-type="float">
            <text:p>8.787842</text:p>
          </table:table-cell>
          <table:table-cell office:value-type="float" office:value="8.649384" calcext:value-type="float">
            <text:p>8.649384</text:p>
          </table:table-cell>
          <table:table-cell office:value-type="float" office:value="8.493805" calcext:value-type="float">
            <text:p>8.493805</text:p>
          </table:table-cell>
          <table:table-cell office:value-type="float" office:value="8.382629" calcext:value-type="float">
            <text:p>8.382629</text:p>
          </table:table-cell>
          <table:table-cell office:value-type="float" office:value="19.14673" calcext:value-type="float">
            <text:p>19.14673</text:p>
          </table:table-cell>
          <table:table-cell office:value-type="float" office:value="7.919647" calcext:value-type="float">
            <text:p>7.9196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1" calcext:value-type="float">
            <text:p>5052001</text:p>
          </table:table-cell>
          <table:table-cell office:value-type="float" office:value="8.566074" calcext:value-type="float">
            <text:p>8.566074</text:p>
          </table:table-cell>
          <table:table-cell office:value-type="float" office:value="23.53955" calcext:value-type="float">
            <text:p>23.53955</text:p>
          </table:table-cell>
          <table:table-cell office:value-type="float" office:value="12.4652" calcext:value-type="float">
            <text:p>12.4652</text:p>
          </table:table-cell>
          <table:table-cell office:value-type="float" office:value="1.352892" calcext:value-type="float">
            <text:p>1.352892</text:p>
          </table:table-cell>
          <table:table-cell office:value-type="float" office:value="1.149806" calcext:value-type="float">
            <text:p>1.149806</text:p>
          </table:table-cell>
          <table:table-cell office:value-type="float" office:value="380.5392" calcext:value-type="float">
            <text:p>380.5392</text:p>
          </table:table-cell>
          <table:table-cell office:value-type="float" office:value="13.335" calcext:value-type="float">
            <text:p>13.335</text:p>
          </table:table-cell>
          <table:table-cell office:value-type="float" office:value="22.71292" calcext:value-type="float">
            <text:p>22.71292</text:p>
          </table:table-cell>
          <table:table-cell office:value-type="float" office:value="10.37451" calcext:value-type="float">
            <text:p>10.37451</text:p>
          </table:table-cell>
          <table:table-cell office:value-type="float" office:value="19.91864" calcext:value-type="float">
            <text:p>19.91864</text:p>
          </table:table-cell>
          <table:table-cell office:value-type="float" office:value="11.39066" calcext:value-type="float">
            <text:p>11.39066</text:p>
          </table:table-cell>
          <table:table-cell office:value-type="float" office:value="18.23514" calcext:value-type="float">
            <text:p>18.23514</text:p>
          </table:table-cell>
          <table:table-cell office:value-type="float" office:value="12.20743" calcext:value-type="float">
            <text:p>12.20743</text:p>
          </table:table-cell>
          <table:table-cell office:value-type="float" office:value="17.03305" calcext:value-type="float">
            <text:p>17.03305</text:p>
          </table:table-cell>
          <table:table-cell office:value-type="float" office:value="12.9621" calcext:value-type="float">
            <text:p>12.9621</text:p>
          </table:table-cell>
          <table:table-cell office:value-type="float" office:value="16.37613" calcext:value-type="float">
            <text:p>16.37613</text:p>
          </table:table-cell>
          <table:table-cell office:value-type="float" office:value="13.46011" calcext:value-type="float">
            <text:p>13.46011</text:p>
          </table:table-cell>
          <table:table-cell office:value-type="float" office:value="15.75769" calcext:value-type="float">
            <text:p>15.75769</text:p>
          </table:table-cell>
          <table:table-cell office:value-type="float" office:value="14.04907" calcext:value-type="float">
            <text:p>14.04907</text:p>
          </table:table-cell>
          <table:table-cell office:value-type="float" office:value="15.38434" calcext:value-type="float">
            <text:p>15.38434</text:p>
          </table:table-cell>
          <table:table-cell office:value-type="float" office:value="14.47571" calcext:value-type="float">
            <text:p>14.47571</text:p>
          </table:table-cell>
          <table:table-cell office:value-type="float" office:value="15.40823" calcext:value-type="float">
            <text:p>15.40823</text:p>
          </table:table-cell>
          <table:table-cell office:value-type="float" office:value="14.87704" calcext:value-type="float">
            <text:p>14.87704</text:p>
          </table:table-cell>
          <table:table-cell office:value-type="float" office:value="14.98514" calcext:value-type="float">
            <text:p>14.98514</text:p>
          </table:table-cell>
          <table:table-cell office:value-type="float" office:value="14.51236" calcext:value-type="float">
            <text:p>14.51236</text:p>
          </table:table-cell>
          <table:table-cell office:value-type="float" office:value="13.04004" calcext:value-type="float">
            <text:p>13.04004</text:p>
          </table:table-cell>
          <table:table-cell office:value-type="float" office:value="12.95505" calcext:value-type="float">
            <text:p>12.95505</text:p>
          </table:table-cell>
          <table:table-cell office:value-type="float" office:value="11.39771" calcext:value-type="float">
            <text:p>11.39771</text:p>
          </table:table-cell>
          <table:table-cell office:value-type="float" office:value="11.03476" calcext:value-type="float">
            <text:p>11.03476</text:p>
          </table:table-cell>
          <table:table-cell office:value-type="float" office:value="9.90155" calcext:value-type="float">
            <text:p>9.90155</text:p>
          </table:table-cell>
          <table:table-cell office:value-type="float" office:value="9.641541" calcext:value-type="float">
            <text:p>9.641541</text:p>
          </table:table-cell>
          <table:table-cell office:value-type="float" office:value="8.940369" calcext:value-type="float">
            <text:p>8.940369</text:p>
          </table:table-cell>
          <table:table-cell office:value-type="float" office:value="8.789307" calcext:value-type="float">
            <text:p>8.789307</text:p>
          </table:table-cell>
          <table:table-cell office:value-type="float" office:value="8.611877" calcext:value-type="float">
            <text:p>8.611877</text:p>
          </table:table-cell>
          <table:table-cell office:value-type="float" office:value="8.494965" calcext:value-type="float">
            <text:p>8.494965</text:p>
          </table:table-cell>
          <table:table-cell office:value-type="float" office:value="24.78943" calcext:value-type="float">
            <text:p>24.78943</text:p>
          </table:table-cell>
          <table:table-cell office:value-type="float" office:value="9.383942" calcext:value-type="float">
            <text:p>9.3839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1" calcext:value-type="float">
            <text:p>6052001</text:p>
          </table:table-cell>
          <table:table-cell office:value-type="float" office:value="15.21549" calcext:value-type="float">
            <text:p>15.21549</text:p>
          </table:table-cell>
          <table:table-cell office:value-type="float" office:value="19.0951" calcext:value-type="float">
            <text:p>19.0951</text:p>
          </table:table-cell>
          <table:table-cell office:value-type="float" office:value="10.71561" calcext:value-type="float">
            <text:p>10.71561</text:p>
          </table:table-cell>
          <table:table-cell office:value-type="float" office:value="1.253308" calcext:value-type="float">
            <text:p>1.253308</text:p>
          </table:table-cell>
          <table:table-cell office:value-type="float" office:value="0.9037728" calcext:value-type="float">
            <text:p>0.9037728</text:p>
          </table:table-cell>
          <table:table-cell office:value-type="float" office:value="379.8333" calcext:value-type="float">
            <text:p>379.8333</text:p>
          </table:table-cell>
          <table:table-cell office:value-type="float" office:value="0" calcext:value-type="float">
            <text:p>0</text:p>
          </table:table-cell>
          <table:table-cell office:value-type="float" office:value="25.88391" calcext:value-type="float">
            <text:p>25.88391</text:p>
          </table:table-cell>
          <table:table-cell office:value-type="float" office:value="10.26584" calcext:value-type="float">
            <text:p>10.26584</text:p>
          </table:table-cell>
          <table:table-cell office:value-type="float" office:value="22.14667" calcext:value-type="float">
            <text:p>22.14667</text:p>
          </table:table-cell>
          <table:table-cell office:value-type="float" office:value="12.37518" calcext:value-type="float">
            <text:p>12.37518</text:p>
          </table:table-cell>
          <table:table-cell office:value-type="float" office:value="19.90207" calcext:value-type="float">
            <text:p>19.90207</text:p>
          </table:table-cell>
          <table:table-cell office:value-type="float" office:value="13.49106" calcext:value-type="float">
            <text:p>13.49106</text:p>
          </table:table-cell>
          <table:table-cell office:value-type="float" office:value="18.30322" calcext:value-type="float">
            <text:p>18.30322</text:p>
          </table:table-cell>
          <table:table-cell office:value-type="float" office:value="14.26202" calcext:value-type="float">
            <text:p>14.26202</text:p>
          </table:table-cell>
          <table:table-cell office:value-type="float" office:value="17.38321" calcext:value-type="float">
            <text:p>17.38321</text:p>
          </table:table-cell>
          <table:table-cell office:value-type="float" office:value="14.64658" calcext:value-type="float">
            <text:p>14.64658</text:p>
          </table:table-cell>
          <table:table-cell office:value-type="float" office:value="16.47144" calcext:value-type="float">
            <text:p>16.47144</text:p>
          </table:table-cell>
          <table:table-cell office:value-type="float" office:value="14.97742" calcext:value-type="float">
            <text:p>14.97742</text:p>
          </table:table-cell>
          <table:table-cell office:value-type="float" office:value="15.86572" calcext:value-type="float">
            <text:p>15.86572</text:p>
          </table:table-cell>
          <table:table-cell office:value-type="float" office:value="15.01578" calcext:value-type="float">
            <text:p>15.01578</text:p>
          </table:table-cell>
          <table:table-cell office:value-type="float" office:value="15.03461" calcext:value-type="float">
            <text:p>15.03461</text:p>
          </table:table-cell>
          <table:table-cell office:value-type="float" office:value="14.90491" calcext:value-type="float">
            <text:p>14.90491</text:p>
          </table:table-cell>
          <table:table-cell office:value-type="float" office:value="14.50867" calcext:value-type="float">
            <text:p>14.50867</text:p>
          </table:table-cell>
          <table:table-cell office:value-type="float" office:value="14.27802" calcext:value-type="float">
            <text:p>14.27802</text:p>
          </table:table-cell>
          <table:table-cell office:value-type="float" office:value="13.03928" calcext:value-type="float">
            <text:p>13.03928</text:p>
          </table:table-cell>
          <table:table-cell office:value-type="float" office:value="12.98563" calcext:value-type="float">
            <text:p>12.98563</text:p>
          </table:table-cell>
          <table:table-cell office:value-type="float" office:value="11.54285" calcext:value-type="float">
            <text:p>11.54285</text:p>
          </table:table-cell>
          <table:table-cell office:value-type="float" office:value="11.40024" calcext:value-type="float">
            <text:p>11.40024</text:p>
          </table:table-cell>
          <table:table-cell office:value-type="float" office:value="10.17221" calcext:value-type="float">
            <text:p>10.17221</text:p>
          </table:table-cell>
          <table:table-cell office:value-type="float" office:value="9.904999" calcext:value-type="float">
            <text:p>9.904999</text:p>
          </table:table-cell>
          <table:table-cell office:value-type="float" office:value="9.141785" calcext:value-type="float">
            <text:p>9.141785</text:p>
          </table:table-cell>
          <table:table-cell office:value-type="float" office:value="8.942169" calcext:value-type="float">
            <text:p>8.942169</text:p>
          </table:table-cell>
          <table:table-cell office:value-type="float" office:value="8.742981" calcext:value-type="float">
            <text:p>8.742981</text:p>
          </table:table-cell>
          <table:table-cell office:value-type="float" office:value="8.613159" calcext:value-type="float">
            <text:p>8.613159</text:p>
          </table:table-cell>
          <table:table-cell office:value-type="float" office:value="28.05704" calcext:value-type="float">
            <text:p>28.05704</text:p>
          </table:table-cell>
          <table:table-cell office:value-type="float" office:value="7.171234" calcext:value-type="float">
            <text:p>7.1712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1" calcext:value-type="float">
            <text:p>7052001</text:p>
          </table:table-cell>
          <table:table-cell office:value-type="float" office:value="23.34434" calcext:value-type="float">
            <text:p>23.34434</text:p>
          </table:table-cell>
          <table:table-cell office:value-type="float" office:value="21.31732" calcext:value-type="float">
            <text:p>21.31732</text:p>
          </table:table-cell>
          <table:table-cell office:value-type="float" office:value="6.9816" calcext:value-type="float">
            <text:p>6.9816</text:p>
          </table:table-cell>
          <table:table-cell office:value-type="float" office:value="1.195442" calcext:value-type="float">
            <text:p>1.195442</text:p>
          </table:table-cell>
          <table:table-cell office:value-type="float" office:value="0.8678634" calcext:value-type="float">
            <text:p>0.8678634</text:p>
          </table:table-cell>
          <table:table-cell office:value-type="float" office:value="379.0721" calcext:value-type="float">
            <text:p>379.0721</text:p>
          </table:table-cell>
          <table:table-cell office:value-type="float" office:value="0" calcext:value-type="float">
            <text:p>0</text:p>
          </table:table-cell>
          <table:table-cell office:value-type="float" office:value="40.47266" calcext:value-type="float">
            <text:p>40.47266</text:p>
          </table:table-cell>
          <table:table-cell office:value-type="float" office:value="7.560852" calcext:value-type="float">
            <text:p>7.560852</text:p>
          </table:table-cell>
          <table:table-cell office:value-type="float" office:value="29.02988" calcext:value-type="float">
            <text:p>29.02988</text:p>
          </table:table-cell>
          <table:table-cell office:value-type="float" office:value="10.47498" calcext:value-type="float">
            <text:p>10.47498</text:p>
          </table:table-cell>
          <table:table-cell office:value-type="float" office:value="24.51489" calcext:value-type="float">
            <text:p>24.51489</text:p>
          </table:table-cell>
          <table:table-cell office:value-type="float" office:value="12.38354" calcext:value-type="float">
            <text:p>12.38354</text:p>
          </table:table-cell>
          <table:table-cell office:value-type="float" office:value="21.2402" calcext:value-type="float">
            <text:p>21.2402</text:p>
          </table:table-cell>
          <table:table-cell office:value-type="float" office:value="13.75568" calcext:value-type="float">
            <text:p>13.75568</text:p>
          </table:table-cell>
          <table:table-cell office:value-type="float" office:value="19.39935" calcext:value-type="float">
            <text:p>19.39935</text:p>
          </table:table-cell>
          <table:table-cell office:value-type="float" office:value="14.44601" calcext:value-type="float">
            <text:p>14.44601</text:p>
          </table:table-cell>
          <table:table-cell office:value-type="float" office:value="17.76526" calcext:value-type="float">
            <text:p>17.76526</text:p>
          </table:table-cell>
          <table:table-cell office:value-type="float" office:value="14.99829" calcext:value-type="float">
            <text:p>14.99829</text:p>
          </table:table-cell>
          <table:table-cell office:value-type="float" office:value="16.64276" calcext:value-type="float">
            <text:p>16.64276</text:p>
          </table:table-cell>
          <table:table-cell office:value-type="float" office:value="15.09177" calcext:value-type="float">
            <text:p>15.09177</text:p>
          </table:table-cell>
          <table:table-cell office:value-type="float" office:value="15.18591" calcext:value-type="float">
            <text:p>15.18591</text:p>
          </table:table-cell>
          <table:table-cell office:value-type="float" office:value="14.9826" calcext:value-type="float">
            <text:p>14.9826</text:p>
          </table:table-cell>
          <table:table-cell office:value-type="float" office:value="14.27682" calcext:value-type="float">
            <text:p>14.27682</text:p>
          </table:table-cell>
          <table:table-cell office:value-type="float" office:value="14.19278" calcext:value-type="float">
            <text:p>14.19278</text:p>
          </table:table-cell>
          <table:table-cell office:value-type="float" office:value="12.98492" calcext:value-type="float">
            <text:p>12.98492</text:p>
          </table:table-cell>
          <table:table-cell office:value-type="float" office:value="12.92374" calcext:value-type="float">
            <text:p>12.92374</text:p>
          </table:table-cell>
          <table:table-cell office:value-type="float" office:value="11.59177" calcext:value-type="float">
            <text:p>11.59177</text:p>
          </table:table-cell>
          <table:table-cell office:value-type="float" office:value="11.54373" calcext:value-type="float">
            <text:p>11.54373</text:p>
          </table:table-cell>
          <table:table-cell office:value-type="float" office:value="10.35025" calcext:value-type="float">
            <text:p>10.35025</text:p>
          </table:table-cell>
          <table:table-cell office:value-type="float" office:value="10.17444" calcext:value-type="float">
            <text:p>10.17444</text:p>
          </table:table-cell>
          <table:table-cell office:value-type="float" office:value="9.334808" calcext:value-type="float">
            <text:p>9.334808</text:p>
          </table:table-cell>
          <table:table-cell office:value-type="float" office:value="9.143951" calcext:value-type="float">
            <text:p>9.143951</text:p>
          </table:table-cell>
          <table:table-cell office:value-type="float" office:value="8.891693" calcext:value-type="float">
            <text:p>8.891693</text:p>
          </table:table-cell>
          <table:table-cell office:value-type="float" office:value="8.744476" calcext:value-type="float">
            <text:p>8.744476</text:p>
          </table:table-cell>
          <table:table-cell office:value-type="float" office:value="48.1601" calcext:value-type="float">
            <text:p>48.1601</text:p>
          </table:table-cell>
          <table:table-cell office:value-type="float" office:value="4.610229" calcext:value-type="float">
            <text:p>4.6102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1" calcext:value-type="float">
            <text:p>8052001</text:p>
          </table:table-cell>
          <table:table-cell office:value-type="float" office:value="23.81766" calcext:value-type="float">
            <text:p>23.81766</text:p>
          </table:table-cell>
          <table:table-cell office:value-type="float" office:value="23.53955" calcext:value-type="float">
            <text:p>23.53955</text:p>
          </table:table-cell>
          <table:table-cell office:value-type="float" office:value="7.987716" calcext:value-type="float">
            <text:p>7.987716</text:p>
          </table:table-cell>
          <table:table-cell office:value-type="float" office:value="1.284623" calcext:value-type="float">
            <text:p>1.284623</text:p>
          </table:table-cell>
          <table:table-cell office:value-type="float" office:value="0.9146736" calcext:value-type="float">
            <text:p>0.9146736</text:p>
          </table:table-cell>
          <table:table-cell office:value-type="float" office:value="382.3591" calcext:value-type="float">
            <text:p>382.3591</text:p>
          </table:table-cell>
          <table:table-cell office:value-type="float" office:value="0.1905" calcext:value-type="float">
            <text:p>0.1905</text:p>
          </table:table-cell>
          <table:table-cell office:value-type="float" office:value="45.27237" calcext:value-type="float">
            <text:p>45.27237</text:p>
          </table:table-cell>
          <table:table-cell office:value-type="float" office:value="9.739502" calcext:value-type="float">
            <text:p>9.739502</text:p>
          </table:table-cell>
          <table:table-cell office:value-type="float" office:value="33.5072" calcext:value-type="float">
            <text:p>33.5072</text:p>
          </table:table-cell>
          <table:table-cell office:value-type="float" office:value="13.14014" calcext:value-type="float">
            <text:p>13.14014</text:p>
          </table:table-cell>
          <table:table-cell office:value-type="float" office:value="28.34256" calcext:value-type="float">
            <text:p>28.34256</text:p>
          </table:table-cell>
          <table:table-cell office:value-type="float" office:value="14.78696" calcext:value-type="float">
            <text:p>14.78696</text:p>
          </table:table-cell>
          <table:table-cell office:value-type="float" office:value="24.37085" calcext:value-type="float">
            <text:p>24.37085</text:p>
          </table:table-cell>
          <table:table-cell office:value-type="float" office:value="15.82779" calcext:value-type="float">
            <text:p>15.82779</text:p>
          </table:table-cell>
          <table:table-cell office:value-type="float" office:value="22.00192" calcext:value-type="float">
            <text:p>22.00192</text:p>
          </table:table-cell>
          <table:table-cell office:value-type="float" office:value="16.23541" calcext:value-type="float">
            <text:p>16.23541</text:p>
          </table:table-cell>
          <table:table-cell office:value-type="float" office:value="19.78748" calcext:value-type="float">
            <text:p>19.78748</text:p>
          </table:table-cell>
          <table:table-cell office:value-type="float" office:value="16.43423" calcext:value-type="float">
            <text:p>16.43423</text:p>
          </table:table-cell>
          <table:table-cell office:value-type="float" office:value="18.15918" calcext:value-type="float">
            <text:p>18.15918</text:p>
          </table:table-cell>
          <table:table-cell office:value-type="float" office:value="16.13495" calcext:value-type="float">
            <text:p>16.13495</text:p>
          </table:table-cell>
          <table:table-cell office:value-type="float" office:value="15.8905" calcext:value-type="float">
            <text:p>15.8905</text:p>
          </table:table-cell>
          <table:table-cell office:value-type="float" office:value="15.19666" calcext:value-type="float">
            <text:p>15.19666</text:p>
          </table:table-cell>
          <table:table-cell office:value-type="float" office:value="14.28854" calcext:value-type="float">
            <text:p>14.28854</text:p>
          </table:table-cell>
          <table:table-cell office:value-type="float" office:value="14.19272" calcext:value-type="float">
            <text:p>14.19272</text:p>
          </table:table-cell>
          <table:table-cell office:value-type="float" office:value="12.92316" calcext:value-type="float">
            <text:p>12.92316</text:p>
          </table:table-cell>
          <table:table-cell office:value-type="float" office:value="12.89569" calcext:value-type="float">
            <text:p>12.89569</text:p>
          </table:table-cell>
          <table:table-cell office:value-type="float" office:value="11.62039" calcext:value-type="float">
            <text:p>11.62039</text:p>
          </table:table-cell>
          <table:table-cell office:value-type="float" office:value="11.59207" calcext:value-type="float">
            <text:p>11.59207</text:p>
          </table:table-cell>
          <table:table-cell office:value-type="float" office:value="10.46182" calcext:value-type="float">
            <text:p>10.46182</text:p>
          </table:table-cell>
          <table:table-cell office:value-type="float" office:value="10.35162" calcext:value-type="float">
            <text:p>10.35162</text:p>
          </table:table-cell>
          <table:table-cell office:value-type="float" office:value="9.500793" calcext:value-type="float">
            <text:p>9.500793</text:p>
          </table:table-cell>
          <table:table-cell office:value-type="float" office:value="9.3367" calcext:value-type="float">
            <text:p>9.3367</text:p>
          </table:table-cell>
          <table:table-cell office:value-type="float" office:value="9.046967" calcext:value-type="float">
            <text:p>9.046967</text:p>
          </table:table-cell>
          <table:table-cell office:value-type="float" office:value="8.89328" calcext:value-type="float">
            <text:p>8.89328</text:p>
          </table:table-cell>
          <table:table-cell office:value-type="float" office:value="51.14343" calcext:value-type="float">
            <text:p>51.14343</text:p>
          </table:table-cell>
          <table:table-cell office:value-type="float" office:value="5.779419" calcext:value-type="float">
            <text:p>5.7794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1" calcext:value-type="float">
            <text:p>9052001</text:p>
          </table:table-cell>
          <table:table-cell office:value-type="float" office:value="24.45354" calcext:value-type="float">
            <text:p>24.45354</text:p>
          </table:table-cell>
          <table:table-cell office:value-type="float" office:value="29.0951" calcext:value-type="float">
            <text:p>29.0951</text:p>
          </table:table-cell>
          <table:table-cell office:value-type="float" office:value="10.50301" calcext:value-type="float">
            <text:p>10.50301</text:p>
          </table:table-cell>
          <table:table-cell office:value-type="float" office:value="1.524112" calcext:value-type="float">
            <text:p>1.524112</text:p>
          </table:table-cell>
          <table:table-cell office:value-type="float" office:value="1.042756" calcext:value-type="float">
            <text:p>1.042756</text:p>
          </table:table-cell>
          <table:table-cell office:value-type="float" office:value="380.3136" calcext:value-type="float">
            <text:p>380.3136</text:p>
          </table:table-cell>
          <table:table-cell office:value-type="float" office:value="0.5715" calcext:value-type="float">
            <text:p>0.5715</text:p>
          </table:table-cell>
          <table:table-cell office:value-type="float" office:value="49.47876" calcext:value-type="float">
            <text:p>49.47876</text:p>
          </table:table-cell>
          <table:table-cell office:value-type="float" office:value="11.15994" calcext:value-type="float">
            <text:p>11.15994</text:p>
          </table:table-cell>
          <table:table-cell office:value-type="float" office:value="36.68356" calcext:value-type="float">
            <text:p>36.68356</text:p>
          </table:table-cell>
          <table:table-cell office:value-type="float" office:value="14.60059" calcext:value-type="float">
            <text:p>14.60059</text:p>
          </table:table-cell>
          <table:table-cell office:value-type="float" office:value="30.99814" calcext:value-type="float">
            <text:p>30.99814</text:p>
          </table:table-cell>
          <table:table-cell office:value-type="float" office:value="16.44263" calcext:value-type="float">
            <text:p>16.44263</text:p>
          </table:table-cell>
          <table:table-cell office:value-type="float" office:value="26.63214" calcext:value-type="float">
            <text:p>26.63214</text:p>
          </table:table-cell>
          <table:table-cell office:value-type="float" office:value="17.53741" calcext:value-type="float">
            <text:p>17.53741</text:p>
          </table:table-cell>
          <table:table-cell office:value-type="float" office:value="23.99881" calcext:value-type="float">
            <text:p>23.99881</text:p>
          </table:table-cell>
          <table:table-cell office:value-type="float" office:value="17.90097" calcext:value-type="float">
            <text:p>17.90097</text:p>
          </table:table-cell>
          <table:table-cell office:value-type="float" office:value="21.49713" calcext:value-type="float">
            <text:p>21.49713</text:p>
          </table:table-cell>
          <table:table-cell office:value-type="float" office:value="17.95953" calcext:value-type="float">
            <text:p>17.95953</text:p>
          </table:table-cell>
          <table:table-cell office:value-type="float" office:value="19.53629" calcext:value-type="float">
            <text:p>19.53629</text:p>
          </table:table-cell>
          <table:table-cell office:value-type="float" office:value="17.41309" calcext:value-type="float">
            <text:p>17.41309</text:p>
          </table:table-cell>
          <table:table-cell office:value-type="float" office:value="16.78702" calcext:value-type="float">
            <text:p>16.78702</text:p>
          </table:table-cell>
          <table:table-cell office:value-type="float" office:value="15.90677" calcext:value-type="float">
            <text:p>15.90677</text:p>
          </table:table-cell>
          <table:table-cell office:value-type="float" office:value="14.60107" calcext:value-type="float">
            <text:p>14.60107</text:p>
          </table:table-cell>
          <table:table-cell office:value-type="float" office:value="14.29099" calcext:value-type="float">
            <text:p>14.29099</text:p>
          </table:table-cell>
          <table:table-cell office:value-type="float" office:value="12.93759" calcext:value-type="float">
            <text:p>12.93759</text:p>
          </table:table-cell>
          <table:table-cell office:value-type="float" office:value="12.89572" calcext:value-type="float">
            <text:p>12.89572</text:p>
          </table:table-cell>
          <table:table-cell office:value-type="float" office:value="11.66046" calcext:value-type="float">
            <text:p>11.66046</text:p>
          </table:table-cell>
          <table:table-cell office:value-type="float" office:value="11.6207" calcext:value-type="float">
            <text:p>11.6207</text:p>
          </table:table-cell>
          <table:table-cell office:value-type="float" office:value="10.55179" calcext:value-type="float">
            <text:p>10.55179</text:p>
          </table:table-cell>
          <table:table-cell office:value-type="float" office:value="10.46286" calcext:value-type="float">
            <text:p>10.46286</text:p>
          </table:table-cell>
          <table:table-cell office:value-type="float" office:value="9.639923" calcext:value-type="float">
            <text:p>9.639923</text:p>
          </table:table-cell>
          <table:table-cell office:value-type="float" office:value="9.50235" calcext:value-type="float">
            <text:p>9.50235</text:p>
          </table:table-cell>
          <table:table-cell office:value-type="float" office:value="9.200073" calcext:value-type="float">
            <text:p>9.200073</text:p>
          </table:table-cell>
          <table:table-cell office:value-type="float" office:value="9.048584" calcext:value-type="float">
            <text:p>9.048584</text:p>
          </table:table-cell>
          <table:table-cell office:value-type="float" office:value="56.37936" calcext:value-type="float">
            <text:p>56.37936</text:p>
          </table:table-cell>
          <table:table-cell office:value-type="float" office:value="8.250183" calcext:value-type="float">
            <text:p>8.2501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1" calcext:value-type="float">
            <text:p>10052001</text:p>
          </table:table-cell>
          <table:table-cell office:value-type="float" office:value="18.86541" calcext:value-type="float">
            <text:p>18.86541</text:p>
          </table:table-cell>
          <table:table-cell office:value-type="float" office:value="26.87288" calcext:value-type="float">
            <text:p>26.87288</text:p>
          </table:table-cell>
          <table:table-cell office:value-type="float" office:value="13.97437" calcext:value-type="float">
            <text:p>13.97437</text:p>
          </table:table-cell>
          <table:table-cell office:value-type="float" office:value="1.478257" calcext:value-type="float">
            <text:p>1.478257</text:p>
          </table:table-cell>
          <table:table-cell office:value-type="float" office:value="1.100068" calcext:value-type="float">
            <text:p>1.100068</text:p>
          </table:table-cell>
          <table:table-cell office:value-type="float" office:value="376.5737" calcext:value-type="float">
            <text:p>376.5737</text:p>
          </table:table-cell>
          <table:table-cell office:value-type="float" office:value="0" calcext:value-type="float">
            <text:p>0</text:p>
          </table:table-cell>
          <table:table-cell office:value-type="float" office:value="42.32816" calcext:value-type="float">
            <text:p>42.32816</text:p>
          </table:table-cell>
          <table:table-cell office:value-type="float" office:value="15.57587" calcext:value-type="float">
            <text:p>15.57587</text:p>
          </table:table-cell>
          <table:table-cell office:value-type="float" office:value="31.53601" calcext:value-type="float">
            <text:p>31.53601</text:p>
          </table:table-cell>
          <table:table-cell office:value-type="float" office:value="18.52582" calcext:value-type="float">
            <text:p>18.52582</text:p>
          </table:table-cell>
          <table:table-cell office:value-type="float" office:value="27.97653" calcext:value-type="float">
            <text:p>27.97653</text:p>
          </table:table-cell>
          <table:table-cell office:value-type="float" office:value="19.77066" calcext:value-type="float">
            <text:p>19.77066</text:p>
          </table:table-cell>
          <table:table-cell office:value-type="float" office:value="25.20413" calcext:value-type="float">
            <text:p>25.20413</text:p>
          </table:table-cell>
          <table:table-cell office:value-type="float" office:value="20.29929" calcext:value-type="float">
            <text:p>20.29929</text:p>
          </table:table-cell>
          <table:table-cell office:value-type="float" office:value="23.44708" calcext:value-type="float">
            <text:p>23.44708</text:p>
          </table:table-cell>
          <table:table-cell office:value-type="float" office:value="20.28247" calcext:value-type="float">
            <text:p>20.28247</text:p>
          </table:table-cell>
          <table:table-cell office:value-type="float" office:value="21.6026" calcext:value-type="float">
            <text:p>21.6026</text:p>
          </table:table-cell>
          <table:table-cell office:value-type="float" office:value="19.92752" calcext:value-type="float">
            <text:p>19.92752</text:p>
          </table:table-cell>
          <table:table-cell office:value-type="float" office:value="20.03424" calcext:value-type="float">
            <text:p>20.03424</text:p>
          </table:table-cell>
          <table:table-cell office:value-type="float" office:value="19.00311" calcext:value-type="float">
            <text:p>19.00311</text:p>
          </table:table-cell>
          <table:table-cell office:value-type="float" office:value="17.68713" calcext:value-type="float">
            <text:p>17.68713</text:p>
          </table:table-cell>
          <table:table-cell office:value-type="float" office:value="16.8053" calcext:value-type="float">
            <text:p>16.8053</text:p>
          </table:table-cell>
          <table:table-cell office:value-type="float" office:value="15.07193" calcext:value-type="float">
            <text:p>15.07193</text:p>
          </table:table-cell>
          <table:table-cell office:value-type="float" office:value="14.60538" calcext:value-type="float">
            <text:p>14.60538</text:p>
          </table:table-cell>
          <table:table-cell office:value-type="float" office:value="13.06244" calcext:value-type="float">
            <text:p>13.06244</text:p>
          </table:table-cell>
          <table:table-cell office:value-type="float" office:value="12.93842" calcext:value-type="float">
            <text:p>12.93842</text:p>
          </table:table-cell>
          <table:table-cell office:value-type="float" office:value="11.72928" calcext:value-type="float">
            <text:p>11.72928</text:p>
          </table:table-cell>
          <table:table-cell office:value-type="float" office:value="11.66101" calcext:value-type="float">
            <text:p>11.66101</text:p>
          </table:table-cell>
          <table:table-cell office:value-type="float" office:value="10.63766" calcext:value-type="float">
            <text:p>10.63766</text:p>
          </table:table-cell>
          <table:table-cell office:value-type="float" office:value="10.55264" calcext:value-type="float">
            <text:p>10.55264</text:p>
          </table:table-cell>
          <table:table-cell office:value-type="float" office:value="9.765045" calcext:value-type="float">
            <text:p>9.765045</text:p>
          </table:table-cell>
          <table:table-cell office:value-type="float" office:value="9.641296" calcext:value-type="float">
            <text:p>9.641296</text:p>
          </table:table-cell>
          <table:table-cell office:value-type="float" office:value="9.344391" calcext:value-type="float">
            <text:p>9.344391</text:p>
          </table:table-cell>
          <table:table-cell office:value-type="float" office:value="9.20163" calcext:value-type="float">
            <text:p>9.20163</text:p>
          </table:table-cell>
          <table:table-cell office:value-type="float" office:value="48.74869" calcext:value-type="float">
            <text:p>48.74869</text:p>
          </table:table-cell>
          <table:table-cell office:value-type="float" office:value="12.02582" calcext:value-type="float">
            <text:p>12.025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1" calcext:value-type="float">
            <text:p>11052001</text:p>
          </table:table-cell>
          <table:table-cell office:value-type="float" office:value="24.45021" calcext:value-type="float">
            <text:p>24.45021</text:p>
          </table:table-cell>
          <table:table-cell office:value-type="float" office:value="21.87288" calcext:value-type="float">
            <text:p>21.87288</text:p>
          </table:table-cell>
          <table:table-cell office:value-type="float" office:value="11.46186" calcext:value-type="float">
            <text:p>11.46186</text:p>
          </table:table-cell>
          <table:table-cell office:value-type="float" office:value="1.250276" calcext:value-type="float">
            <text:p>1.250276</text:p>
          </table:table-cell>
          <table:table-cell office:value-type="float" office:value="0.9363285" calcext:value-type="float">
            <text:p>0.9363285</text:p>
          </table:table-cell>
          <table:table-cell office:value-type="float" office:value="374.087" calcext:value-type="float">
            <text:p>374.087</text:p>
          </table:table-cell>
          <table:table-cell office:value-type="float" office:value="0.3175" calcext:value-type="float">
            <text:p>0.3175</text:p>
          </table:table-cell>
          <table:table-cell office:value-type="float" office:value="46.186" calcext:value-type="float">
            <text:p>46.186</text:p>
          </table:table-cell>
          <table:table-cell office:value-type="float" office:value="12.54022" calcext:value-type="float">
            <text:p>12.54022</text:p>
          </table:table-cell>
          <table:table-cell office:value-type="float" office:value="35.31277" calcext:value-type="float">
            <text:p>35.31277</text:p>
          </table:table-cell>
          <table:table-cell office:value-type="float" office:value="16.45529" calcext:value-type="float">
            <text:p>16.45529</text:p>
          </table:table-cell>
          <table:table-cell office:value-type="float" office:value="30.57095" calcext:value-type="float">
            <text:p>30.57095</text:p>
          </table:table-cell>
          <table:table-cell office:value-type="float" office:value="18.23218" calcext:value-type="float">
            <text:p>18.23218</text:p>
          </table:table-cell>
          <table:table-cell office:value-type="float" office:value="26.84537" calcext:value-type="float">
            <text:p>26.84537</text:p>
          </table:table-cell>
          <table:table-cell office:value-type="float" office:value="19.2977" calcext:value-type="float">
            <text:p>19.2977</text:p>
          </table:table-cell>
          <table:table-cell office:value-type="float" office:value="24.57272" calcext:value-type="float">
            <text:p>24.57272</text:p>
          </table:table-cell>
          <table:table-cell office:value-type="float" office:value="19.6488" calcext:value-type="float">
            <text:p>19.6488</text:p>
          </table:table-cell>
          <table:table-cell office:value-type="float" office:value="22.34378" calcext:value-type="float">
            <text:p>22.34378</text:p>
          </table:table-cell>
          <table:table-cell office:value-type="float" office:value="19.69803" calcext:value-type="float">
            <text:p>19.69803</text:p>
          </table:table-cell>
          <table:table-cell office:value-type="float" office:value="20.64984" calcext:value-type="float">
            <text:p>20.64984</text:p>
          </table:table-cell>
          <table:table-cell office:value-type="float" office:value="19.10513" calcext:value-type="float">
            <text:p>19.10513</text:p>
          </table:table-cell>
          <table:table-cell office:value-type="float" office:value="18.17603" calcext:value-type="float">
            <text:p>18.17603</text:p>
          </table:table-cell>
          <table:table-cell office:value-type="float" office:value="17.69791" calcext:value-type="float">
            <text:p>17.69791</text:p>
          </table:table-cell>
          <table:table-cell office:value-type="float" office:value="15.50327" calcext:value-type="float">
            <text:p>15.50327</text:p>
          </table:table-cell>
          <table:table-cell office:value-type="float" office:value="15.077" calcext:value-type="float">
            <text:p>15.077</text:p>
          </table:table-cell>
          <table:table-cell office:value-type="float" office:value="13.25333" calcext:value-type="float">
            <text:p>13.25333</text:p>
          </table:table-cell>
          <table:table-cell office:value-type="float" office:value="13.06412" calcext:value-type="float">
            <text:p>13.06412</text:p>
          </table:table-cell>
          <table:table-cell office:value-type="float" office:value="11.83328" calcext:value-type="float">
            <text:p>11.83328</text:p>
          </table:table-cell>
          <table:table-cell office:value-type="float" office:value="11.73019" calcext:value-type="float">
            <text:p>11.73019</text:p>
          </table:table-cell>
          <table:table-cell office:value-type="float" office:value="10.72983" calcext:value-type="float">
            <text:p>10.72983</text:p>
          </table:table-cell>
          <table:table-cell office:value-type="float" office:value="10.63855" calcext:value-type="float">
            <text:p>10.63855</text:p>
          </table:table-cell>
          <table:table-cell office:value-type="float" office:value="9.883423" calcext:value-type="float">
            <text:p>9.883423</text:p>
          </table:table-cell>
          <table:table-cell office:value-type="float" office:value="9.766296" calcext:value-type="float">
            <text:p>9.766296</text:p>
          </table:table-cell>
          <table:table-cell office:value-type="float" office:value="9.480499" calcext:value-type="float">
            <text:p>9.480499</text:p>
          </table:table-cell>
          <table:table-cell office:value-type="float" office:value="9.345856" calcext:value-type="float">
            <text:p>9.345856</text:p>
          </table:table-cell>
          <table:table-cell office:value-type="float" office:value="46.18585" calcext:value-type="float">
            <text:p>46.18585</text:p>
          </table:table-cell>
          <table:table-cell office:value-type="float" office:value="12.75375" calcext:value-type="float">
            <text:p>12.753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1" calcext:value-type="float">
            <text:p>12052001</text:p>
          </table:table-cell>
          <table:table-cell office:value-type="float" office:value="24.61286" calcext:value-type="float">
            <text:p>24.61286</text:p>
          </table:table-cell>
          <table:table-cell office:value-type="float" office:value="21.31732" calcext:value-type="float">
            <text:p>21.31732</text:p>
          </table:table-cell>
          <table:table-cell office:value-type="float" office:value="7.976596" calcext:value-type="float">
            <text:p>7.976596</text:p>
          </table:table-cell>
          <table:table-cell office:value-type="float" office:value="1.175022" calcext:value-type="float">
            <text:p>1.175022</text:p>
          </table:table-cell>
          <table:table-cell office:value-type="float" office:value="0.9082667" calcext:value-type="float">
            <text:p>0.9082667</text:p>
          </table:table-cell>
          <table:table-cell office:value-type="float" office:value="375.5901" calcext:value-type="float">
            <text:p>375.5901</text:p>
          </table:table-cell>
          <table:table-cell office:value-type="float" office:value="0.9525" calcext:value-type="float">
            <text:p>0.9525</text:p>
          </table:table-cell>
          <table:table-cell office:value-type="float" office:value="43.74808" calcext:value-type="float">
            <text:p>43.74808</text:p>
          </table:table-cell>
          <table:table-cell office:value-type="float" office:value="9.322205" calcext:value-type="float">
            <text:p>9.322205</text:p>
          </table:table-cell>
          <table:table-cell office:value-type="float" office:value="32.80719" calcext:value-type="float">
            <text:p>32.80719</text:p>
          </table:table-cell>
          <table:table-cell office:value-type="float" office:value="13.47537" calcext:value-type="float">
            <text:p>13.47537</text:p>
          </table:table-cell>
          <table:table-cell office:value-type="float" office:value="28.31314" calcext:value-type="float">
            <text:p>28.31314</text:p>
          </table:table-cell>
          <table:table-cell office:value-type="float" office:value="16.27313" calcext:value-type="float">
            <text:p>16.27313</text:p>
          </table:table-cell>
          <table:table-cell office:value-type="float" office:value="25.0979" calcext:value-type="float">
            <text:p>25.0979</text:p>
          </table:table-cell>
          <table:table-cell office:value-type="float" office:value="18.15213" calcext:value-type="float">
            <text:p>18.15213</text:p>
          </table:table-cell>
          <table:table-cell office:value-type="float" office:value="23.23904" calcext:value-type="float">
            <text:p>23.23904</text:p>
          </table:table-cell>
          <table:table-cell office:value-type="float" office:value="18.97366" calcext:value-type="float">
            <text:p>18.97366</text:p>
          </table:table-cell>
          <table:table-cell office:value-type="float" office:value="22.14966" calcext:value-type="float">
            <text:p>22.14966</text:p>
          </table:table-cell>
          <table:table-cell office:value-type="float" office:value="19.40854" calcext:value-type="float">
            <text:p>19.40854</text:p>
          </table:table-cell>
          <table:table-cell office:value-type="float" office:value="20.65161" calcext:value-type="float">
            <text:p>20.65161</text:p>
          </table:table-cell>
          <table:table-cell office:value-type="float" office:value="19.07877" calcext:value-type="float">
            <text:p>19.07877</text:p>
          </table:table-cell>
          <table:table-cell office:value-type="float" office:value="18.37625" calcext:value-type="float">
            <text:p>18.37625</text:p>
          </table:table-cell>
          <table:table-cell office:value-type="float" office:value="18.18518" calcext:value-type="float">
            <text:p>18.18518</text:p>
          </table:table-cell>
          <table:table-cell office:value-type="float" office:value="15.85431" calcext:value-type="float">
            <text:p>15.85431</text:p>
          </table:table-cell>
          <table:table-cell office:value-type="float" office:value="15.50772" calcext:value-type="float">
            <text:p>15.50772</text:p>
          </table:table-cell>
          <table:table-cell office:value-type="float" office:value="13.47418" calcext:value-type="float">
            <text:p>13.47418</text:p>
          </table:table-cell>
          <table:table-cell office:value-type="float" office:value="13.25549" calcext:value-type="float">
            <text:p>13.25549</text:p>
          </table:table-cell>
          <table:table-cell office:value-type="float" office:value="11.96692" calcext:value-type="float">
            <text:p>11.96692</text:p>
          </table:table-cell>
          <table:table-cell office:value-type="float" office:value="11.83453" calcext:value-type="float">
            <text:p>11.83453</text:p>
          </table:table-cell>
          <table:table-cell office:value-type="float" office:value="10.83261" calcext:value-type="float">
            <text:p>10.83261</text:p>
          </table:table-cell>
          <table:table-cell office:value-type="float" office:value="10.7308" calcext:value-type="float">
            <text:p>10.7308</text:p>
          </table:table-cell>
          <table:table-cell office:value-type="float" office:value="9.998962" calcext:value-type="float">
            <text:p>9.998962</text:p>
          </table:table-cell>
          <table:table-cell office:value-type="float" office:value="9.884674" calcext:value-type="float">
            <text:p>9.884674</text:p>
          </table:table-cell>
          <table:table-cell office:value-type="float" office:value="9.608765" calcext:value-type="float">
            <text:p>9.608765</text:p>
          </table:table-cell>
          <table:table-cell office:value-type="float" office:value="9.481873" calcext:value-type="float">
            <text:p>9.481873</text:p>
          </table:table-cell>
          <table:table-cell office:value-type="float" office:value="43.74799" calcext:value-type="float">
            <text:p>43.74799</text:p>
          </table:table-cell>
          <table:table-cell office:value-type="float" office:value="9.322235" calcext:value-type="float">
            <text:p>9.3222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1" calcext:value-type="float">
            <text:p>13052001</text:p>
          </table:table-cell>
          <table:table-cell office:value-type="float" office:value="21.91013" calcext:value-type="float">
            <text:p>21.91013</text:p>
          </table:table-cell>
          <table:table-cell office:value-type="float" office:value="31.87288" calcext:value-type="float">
            <text:p>31.87288</text:p>
          </table:table-cell>
          <table:table-cell office:value-type="float" office:value="11.0144" calcext:value-type="float">
            <text:p>11.0144</text:p>
          </table:table-cell>
          <table:table-cell office:value-type="float" office:value="1.60036" calcext:value-type="float">
            <text:p>1.60036</text:p>
          </table:table-cell>
          <table:table-cell office:value-type="float" office:value="1.064758" calcext:value-type="float">
            <text:p>1.064758</text:p>
          </table:table-cell>
          <table:table-cell office:value-type="float" office:value="377.9568" calcext:value-type="float">
            <text:p>377.9568</text:p>
          </table:table-cell>
          <table:table-cell office:value-type="float" office:value="0" calcext:value-type="float">
            <text:p>0</text:p>
          </table:table-cell>
          <table:table-cell office:value-type="float" office:value="50.74966" calcext:value-type="float">
            <text:p>50.74966</text:p>
          </table:table-cell>
          <table:table-cell office:value-type="float" office:value="12.1398" calcext:value-type="float">
            <text:p>12.1398</text:p>
          </table:table-cell>
          <table:table-cell office:value-type="float" office:value="38.28134" calcext:value-type="float">
            <text:p>38.28134</text:p>
          </table:table-cell>
          <table:table-cell office:value-type="float" office:value="15.73743" calcext:value-type="float">
            <text:p>15.73743</text:p>
          </table:table-cell>
          <table:table-cell office:value-type="float" office:value="32.65955" calcext:value-type="float">
            <text:p>32.65955</text:p>
          </table:table-cell>
          <table:table-cell office:value-type="float" office:value="17.57846" calcext:value-type="float">
            <text:p>17.57846</text:p>
          </table:table-cell>
          <table:table-cell office:value-type="float" office:value="28.3161" calcext:value-type="float">
            <text:p>28.3161</text:p>
          </table:table-cell>
          <table:table-cell office:value-type="float" office:value="18.75555" calcext:value-type="float">
            <text:p>18.75555</text:p>
          </table:table-cell>
          <table:table-cell office:value-type="float" office:value="25.70682" calcext:value-type="float">
            <text:p>25.70682</text:p>
          </table:table-cell>
          <table:table-cell office:value-type="float" office:value="19.25699" calcext:value-type="float">
            <text:p>19.25699</text:p>
          </table:table-cell>
          <table:table-cell office:value-type="float" office:value="23.2352" calcext:value-type="float">
            <text:p>23.2352</text:p>
          </table:table-cell>
          <table:table-cell office:value-type="float" office:value="19.50903" calcext:value-type="float">
            <text:p>19.50903</text:p>
          </table:table-cell>
          <table:table-cell office:value-type="float" office:value="21.32138" calcext:value-type="float">
            <text:p>21.32138</text:p>
          </table:table-cell>
          <table:table-cell office:value-type="float" office:value="19.155" calcext:value-type="float">
            <text:p>19.155</text:p>
          </table:table-cell>
          <table:table-cell office:value-type="float" office:value="18.61032" calcext:value-type="float">
            <text:p>18.61032</text:p>
          </table:table-cell>
          <table:table-cell office:value-type="float" office:value="18.26157" calcext:value-type="float">
            <text:p>18.26157</text:p>
          </table:table-cell>
          <table:table-cell office:value-type="float" office:value="16.09338" calcext:value-type="float">
            <text:p>16.09338</text:p>
          </table:table-cell>
          <table:table-cell office:value-type="float" office:value="15.85718" calcext:value-type="float">
            <text:p>15.85718</text:p>
          </table:table-cell>
          <table:table-cell office:value-type="float" office:value="13.68997" calcext:value-type="float">
            <text:p>13.68997</text:p>
          </table:table-cell>
          <table:table-cell office:value-type="float" office:value="13.47647" calcext:value-type="float">
            <text:p>13.47647</text:p>
          </table:table-cell>
          <table:table-cell office:value-type="float" office:value="12.11896" calcext:value-type="float">
            <text:p>12.11896</text:p>
          </table:table-cell>
          <table:table-cell office:value-type="float" office:value="11.96841" calcext:value-type="float">
            <text:p>11.96841</text:p>
          </table:table-cell>
          <table:table-cell office:value-type="float" office:value="10.9476" calcext:value-type="float">
            <text:p>10.9476</text:p>
          </table:table-cell>
          <table:table-cell office:value-type="float" office:value="10.83377" calcext:value-type="float">
            <text:p>10.83377</text:p>
          </table:table-cell>
          <table:table-cell office:value-type="float" office:value="10.11462" calcext:value-type="float">
            <text:p>10.11462</text:p>
          </table:table-cell>
          <table:table-cell office:value-type="float" office:value="10.00018" calcext:value-type="float">
            <text:p>10.00018</text:p>
          </table:table-cell>
          <table:table-cell office:value-type="float" office:value="9.730927" calcext:value-type="float">
            <text:p>9.730927</text:p>
          </table:table-cell>
          <table:table-cell office:value-type="float" office:value="9.610077" calcext:value-type="float">
            <text:p>9.610077</text:p>
          </table:table-cell>
          <table:table-cell office:value-type="float" office:value="50.74951" calcext:value-type="float">
            <text:p>50.74951</text:p>
          </table:table-cell>
          <table:table-cell office:value-type="float" office:value="12.13983" calcext:value-type="float">
            <text:p>12.139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1" calcext:value-type="float">
            <text:p>14052001</text:p>
          </table:table-cell>
          <table:table-cell office:value-type="float" office:value="25.2809" calcext:value-type="float">
            <text:p>25.2809</text:p>
          </table:table-cell>
          <table:table-cell office:value-type="float" office:value="32.42843" calcext:value-type="float">
            <text:p>32.42843</text:p>
          </table:table-cell>
          <table:table-cell office:value-type="float" office:value="15.99216" calcext:value-type="float">
            <text:p>15.99216</text:p>
          </table:table-cell>
          <table:table-cell office:value-type="float" office:value="1.758467" calcext:value-type="float">
            <text:p>1.758467</text:p>
          </table:table-cell>
          <table:table-cell office:value-type="float" office:value="1.373338" calcext:value-type="float">
            <text:p>1.373338</text:p>
          </table:table-cell>
          <table:table-cell office:value-type="float" office:value="375.5219" calcext:value-type="float">
            <text:p>375.5219</text:p>
          </table:table-cell>
          <table:table-cell office:value-type="float" office:value="0" calcext:value-type="float">
            <text:p>0</text:p>
          </table:table-cell>
          <table:table-cell office:value-type="float" office:value="55.37277" calcext:value-type="float">
            <text:p>55.37277</text:p>
          </table:table-cell>
          <table:table-cell office:value-type="float" office:value="17.00854" calcext:value-type="float">
            <text:p>17.00854</text:p>
          </table:table-cell>
          <table:table-cell office:value-type="float" office:value="42.01062" calcext:value-type="float">
            <text:p>42.01062</text:p>
          </table:table-cell>
          <table:table-cell office:value-type="float" office:value="19.98639" calcext:value-type="float">
            <text:p>19.98639</text:p>
          </table:table-cell>
          <table:table-cell office:value-type="float" office:value="36.02679" calcext:value-type="float">
            <text:p>36.02679</text:p>
          </table:table-cell>
          <table:table-cell office:value-type="float" office:value="21.32782" calcext:value-type="float">
            <text:p>21.32782</text:p>
          </table:table-cell>
          <table:table-cell office:value-type="float" office:value="31.23682" calcext:value-type="float">
            <text:p>31.23682</text:p>
          </table:table-cell>
          <table:table-cell office:value-type="float" office:value="21.92313" calcext:value-type="float">
            <text:p>21.92313</text:p>
          </table:table-cell>
          <table:table-cell office:value-type="float" office:value="28.26871" calcext:value-type="float">
            <text:p>28.26871</text:p>
          </table:table-cell>
          <table:table-cell office:value-type="float" office:value="21.95477" calcext:value-type="float">
            <text:p>21.95477</text:p>
          </table:table-cell>
          <table:table-cell office:value-type="float" office:value="25.36548" calcext:value-type="float">
            <text:p>25.36548</text:p>
          </table:table-cell>
          <table:table-cell office:value-type="float" office:value="21.6561" calcext:value-type="float">
            <text:p>21.6561</text:p>
          </table:table-cell>
          <table:table-cell office:value-type="float" office:value="23.03479" calcext:value-type="float">
            <text:p>23.03479</text:p>
          </table:table-cell>
          <table:table-cell office:value-type="float" office:value="20.73978" calcext:value-type="float">
            <text:p>20.73978</text:p>
          </table:table-cell>
          <table:table-cell office:value-type="float" office:value="19.63275" calcext:value-type="float">
            <text:p>19.63275</text:p>
          </table:table-cell>
          <table:table-cell office:value-type="float" office:value="18.6261" calcext:value-type="float">
            <text:p>18.6261</text:p>
          </table:table-cell>
          <table:table-cell office:value-type="float" office:value="16.4917" calcext:value-type="float">
            <text:p>16.4917</text:p>
          </table:table-cell>
          <table:table-cell office:value-type="float" office:value="16.09656" calcext:value-type="float">
            <text:p>16.09656</text:p>
          </table:table-cell>
          <table:table-cell office:value-type="float" office:value="13.91342" calcext:value-type="float">
            <text:p>13.91342</text:p>
          </table:table-cell>
          <table:table-cell office:value-type="float" office:value="13.69214" calcext:value-type="float">
            <text:p>13.69214</text:p>
          </table:table-cell>
          <table:table-cell office:value-type="float" office:value="12.28021" calcext:value-type="float">
            <text:p>12.28021</text:p>
          </table:table-cell>
          <table:table-cell office:value-type="float" office:value="12.12057" calcext:value-type="float">
            <text:p>12.12057</text:p>
          </table:table-cell>
          <table:table-cell office:value-type="float" office:value="11.07025" calcext:value-type="float">
            <text:p>11.07025</text:p>
          </table:table-cell>
          <table:table-cell office:value-type="float" office:value="10.94882" calcext:value-type="float">
            <text:p>10.94882</text:p>
          </table:table-cell>
          <table:table-cell office:value-type="float" office:value="10.23151" calcext:value-type="float">
            <text:p>10.23151</text:p>
          </table:table-cell>
          <table:table-cell office:value-type="float" office:value="10.11584" calcext:value-type="float">
            <text:p>10.11584</text:p>
          </table:table-cell>
          <table:table-cell office:value-type="float" office:value="9.848846" calcext:value-type="float">
            <text:p>9.848846</text:p>
          </table:table-cell>
          <table:table-cell office:value-type="float" office:value="9.732178" calcext:value-type="float">
            <text:p>9.732178</text:p>
          </table:table-cell>
          <table:table-cell office:value-type="float" office:value="55.37259" calcext:value-type="float">
            <text:p>55.37259</text:p>
          </table:table-cell>
          <table:table-cell office:value-type="float" office:value="17.00858" calcext:value-type="float">
            <text:p>17.008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1" calcext:value-type="float">
            <text:p>15052001</text:p>
          </table:table-cell>
          <table:table-cell office:value-type="float" office:value="20.89438" calcext:value-type="float">
            <text:p>20.89438</text:p>
          </table:table-cell>
          <table:table-cell office:value-type="float" office:value="32.98399" calcext:value-type="float">
            <text:p>32.98399</text:p>
          </table:table-cell>
          <table:table-cell office:value-type="float" office:value="20.47243" calcext:value-type="float">
            <text:p>20.47243</text:p>
          </table:table-cell>
          <table:table-cell office:value-type="float" office:value="1.944469" calcext:value-type="float">
            <text:p>1.944469</text:p>
          </table:table-cell>
          <table:table-cell office:value-type="float" office:value="1.493527" calcext:value-type="float">
            <text:p>1.493527</text:p>
          </table:table-cell>
          <table:table-cell office:value-type="float" office:value="377.6915" calcext:value-type="float">
            <text:p>377.6915</text:p>
          </table:table-cell>
          <table:table-cell office:value-type="float" office:value="0" calcext:value-type="float">
            <text:p>0</text:p>
          </table:table-cell>
          <table:table-cell office:value-type="float" office:value="52.71841" calcext:value-type="float">
            <text:p>52.71841</text:p>
          </table:table-cell>
          <table:table-cell office:value-type="float" office:value="21.16092" calcext:value-type="float">
            <text:p>21.16092</text:p>
          </table:table-cell>
          <table:table-cell office:value-type="float" office:value="41.3851" calcext:value-type="float">
            <text:p>41.3851</text:p>
          </table:table-cell>
          <table:table-cell office:value-type="float" office:value="23.45819" calcext:value-type="float">
            <text:p>23.45819</text:p>
          </table:table-cell>
          <table:table-cell office:value-type="float" office:value="36.20856" calcext:value-type="float">
            <text:p>36.20856</text:p>
          </table:table-cell>
          <table:table-cell office:value-type="float" office:value="24.40289" calcext:value-type="float">
            <text:p>24.40289</text:p>
          </table:table-cell>
          <table:table-cell office:value-type="float" office:value="31.95676" calcext:value-type="float">
            <text:p>31.95676</text:p>
          </table:table-cell>
          <table:table-cell office:value-type="float" office:value="24.60321" calcext:value-type="float">
            <text:p>24.60321</text:p>
          </table:table-cell>
          <table:table-cell office:value-type="float" office:value="29.26462" calcext:value-type="float">
            <text:p>29.26462</text:p>
          </table:table-cell>
          <table:table-cell office:value-type="float" office:value="24.35196" calcext:value-type="float">
            <text:p>24.35196</text:p>
          </table:table-cell>
          <table:table-cell office:value-type="float" office:value="26.52802" calcext:value-type="float">
            <text:p>26.52802</text:p>
          </table:table-cell>
          <table:table-cell office:value-type="float" office:value="23.71008" calcext:value-type="float">
            <text:p>23.71008</text:p>
          </table:table-cell>
          <table:table-cell office:value-type="float" office:value="24.21848" calcext:value-type="float">
            <text:p>24.21848</text:p>
          </table:table-cell>
          <table:table-cell office:value-type="float" office:value="22.44437" calcext:value-type="float">
            <text:p>22.44437</text:p>
          </table:table-cell>
          <table:table-cell office:value-type="float" office:value="20.76285" calcext:value-type="float">
            <text:p>20.76285</text:p>
          </table:table-cell>
          <table:table-cell office:value-type="float" office:value="19.65262" calcext:value-type="float">
            <text:p>19.65262</text:p>
          </table:table-cell>
          <table:table-cell office:value-type="float" office:value="17.08868" calcext:value-type="float">
            <text:p>17.08868</text:p>
          </table:table-cell>
          <table:table-cell office:value-type="float" office:value="16.49722" calcext:value-type="float">
            <text:p>16.49722</text:p>
          </table:table-cell>
          <table:table-cell office:value-type="float" office:value="14.18799" calcext:value-type="float">
            <text:p>14.18799</text:p>
          </table:table-cell>
          <table:table-cell office:value-type="float" office:value="13.91592" calcext:value-type="float">
            <text:p>13.91592</text:p>
          </table:table-cell>
          <table:table-cell office:value-type="float" office:value="12.45645" calcext:value-type="float">
            <text:p>12.45645</text:p>
          </table:table-cell>
          <table:table-cell office:value-type="float" office:value="12.28195" calcext:value-type="float">
            <text:p>12.28195</text:p>
          </table:table-cell>
          <table:table-cell office:value-type="float" office:value="11.20575" calcext:value-type="float">
            <text:p>11.20575</text:p>
          </table:table-cell>
          <table:table-cell office:value-type="float" office:value="11.07162" calcext:value-type="float">
            <text:p>11.07162</text:p>
          </table:table-cell>
          <table:table-cell office:value-type="float" office:value="10.3512" calcext:value-type="float">
            <text:p>10.3512</text:p>
          </table:table-cell>
          <table:table-cell office:value-type="float" office:value="10.23273" calcext:value-type="float">
            <text:p>10.23273</text:p>
          </table:table-cell>
          <table:table-cell office:value-type="float" office:value="9.964264" calcext:value-type="float">
            <text:p>9.964264</text:p>
          </table:table-cell>
          <table:table-cell office:value-type="float" office:value="9.850067" calcext:value-type="float">
            <text:p>9.850067</text:p>
          </table:table-cell>
          <table:table-cell office:value-type="float" office:value="52.71826" calcext:value-type="float">
            <text:p>52.71826</text:p>
          </table:table-cell>
          <table:table-cell office:value-type="float" office:value="21.16095" calcext:value-type="float">
            <text:p>21.160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1" calcext:value-type="float">
            <text:p>16052001</text:p>
          </table:table-cell>
          <table:table-cell office:value-type="float" office:value="24.49259" calcext:value-type="float">
            <text:p>24.49259</text:p>
          </table:table-cell>
          <table:table-cell office:value-type="float" office:value="30.76177" calcext:value-type="float">
            <text:p>30.76177</text:p>
          </table:table-cell>
          <table:table-cell office:value-type="float" office:value="17.47632" calcext:value-type="float">
            <text:p>17.47632</text:p>
          </table:table-cell>
          <table:table-cell office:value-type="float" office:value="1.730616" calcext:value-type="float">
            <text:p>1.730616</text:p>
          </table:table-cell>
          <table:table-cell office:value-type="float" office:value="1.445281" calcext:value-type="float">
            <text:p>1.445281</text:p>
          </table:table-cell>
          <table:table-cell office:value-type="float" office:value="381.2352" calcext:value-type="float">
            <text:p>381.2352</text:p>
          </table:table-cell>
          <table:table-cell office:value-type="float" office:value="0" calcext:value-type="float">
            <text:p>0</text:p>
          </table:table-cell>
          <table:table-cell office:value-type="float" office:value="53.88379" calcext:value-type="float">
            <text:p>53.88379</text:p>
          </table:table-cell>
          <table:table-cell office:value-type="float" office:value="19.33112" calcext:value-type="float">
            <text:p>19.33112</text:p>
          </table:table-cell>
          <table:table-cell office:value-type="float" office:value="42.12085" calcext:value-type="float">
            <text:p>42.12085</text:p>
          </table:table-cell>
          <table:table-cell office:value-type="float" office:value="22.76352" calcext:value-type="float">
            <text:p>22.76352</text:p>
          </table:table-cell>
          <table:table-cell office:value-type="float" office:value="36.85974" calcext:value-type="float">
            <text:p>36.85974</text:p>
          </table:table-cell>
          <table:table-cell office:value-type="float" office:value="24.26901" calcext:value-type="float">
            <text:p>24.26901</text:p>
          </table:table-cell>
          <table:table-cell office:value-type="float" office:value="32.60883" calcext:value-type="float">
            <text:p>32.60883</text:p>
          </table:table-cell>
          <table:table-cell office:value-type="float" office:value="24.90344" calcext:value-type="float">
            <text:p>24.90344</text:p>
          </table:table-cell>
          <table:table-cell office:value-type="float" office:value="29.9317" calcext:value-type="float">
            <text:p>29.9317</text:p>
          </table:table-cell>
          <table:table-cell office:value-type="float" office:value="24.89676" calcext:value-type="float">
            <text:p>24.89676</text:p>
          </table:table-cell>
          <table:table-cell office:value-type="float" office:value="27.2124" calcext:value-type="float">
            <text:p>27.2124</text:p>
          </table:table-cell>
          <table:table-cell office:value-type="float" office:value="24.4736" calcext:value-type="float">
            <text:p>24.4736</text:p>
          </table:table-cell>
          <table:table-cell office:value-type="float" office:value="24.96893" calcext:value-type="float">
            <text:p>24.96893</text:p>
          </table:table-cell>
          <table:table-cell office:value-type="float" office:value="23.31879" calcext:value-type="float">
            <text:p>23.31879</text:p>
          </table:table-cell>
          <table:table-cell office:value-type="float" office:value="21.6087" calcext:value-type="float">
            <text:p>21.6087</text:p>
          </table:table-cell>
          <table:table-cell office:value-type="float" office:value="20.77988" calcext:value-type="float">
            <text:p>20.77988</text:p>
          </table:table-cell>
          <table:table-cell office:value-type="float" office:value="17.73148" calcext:value-type="float">
            <text:p>17.73148</text:p>
          </table:table-cell>
          <table:table-cell office:value-type="float" office:value="17.09555" calcext:value-type="float">
            <text:p>17.09555</text:p>
          </table:table-cell>
          <table:table-cell office:value-type="float" office:value="14.52182" calcext:value-type="float">
            <text:p>14.52182</text:p>
          </table:table-cell>
          <table:table-cell office:value-type="float" office:value="14.19116" calcext:value-type="float">
            <text:p>14.19116</text:p>
          </table:table-cell>
          <table:table-cell office:value-type="float" office:value="12.66165" calcext:value-type="float">
            <text:p>12.66165</text:p>
          </table:table-cell>
          <table:table-cell office:value-type="float" office:value="12.45844" calcext:value-type="float">
            <text:p>12.45844</text:p>
          </table:table-cell>
          <table:table-cell office:value-type="float" office:value="11.35159" calcext:value-type="float">
            <text:p>11.35159</text:p>
          </table:table-cell>
          <table:table-cell office:value-type="float" office:value="11.20724" calcext:value-type="float">
            <text:p>11.20724</text:p>
          </table:table-cell>
          <table:table-cell office:value-type="float" office:value="10.47375" calcext:value-type="float">
            <text:p>10.47375</text:p>
          </table:table-cell>
          <table:table-cell office:value-type="float" office:value="10.35245" calcext:value-type="float">
            <text:p>10.35245</text:p>
          </table:table-cell>
          <table:table-cell office:value-type="float" office:value="10.07861" calcext:value-type="float">
            <text:p>10.07861</text:p>
          </table:table-cell>
          <table:table-cell office:value-type="float" office:value="9.965454" calcext:value-type="float">
            <text:p>9.965454</text:p>
          </table:table-cell>
          <table:table-cell office:value-type="float" office:value="53.88364" calcext:value-type="float">
            <text:p>53.88364</text:p>
          </table:table-cell>
          <table:table-cell office:value-type="float" office:value="19.33118" calcext:value-type="float">
            <text:p>19.331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1" calcext:value-type="float">
            <text:p>17052001</text:p>
          </table:table-cell>
          <table:table-cell office:value-type="float" office:value="22.50572" calcext:value-type="float">
            <text:p>22.50572</text:p>
          </table:table-cell>
          <table:table-cell office:value-type="float" office:value="26.87288" calcext:value-type="float">
            <text:p>26.87288</text:p>
          </table:table-cell>
          <table:table-cell office:value-type="float" office:value="17.45686" calcext:value-type="float">
            <text:p>17.45686</text:p>
          </table:table-cell>
          <table:table-cell office:value-type="float" office:value="1.636093" calcext:value-type="float">
            <text:p>1.636093</text:p>
          </table:table-cell>
          <table:table-cell office:value-type="float" office:value="1.277612" calcext:value-type="float">
            <text:p>1.277612</text:p>
          </table:table-cell>
          <table:table-cell office:value-type="float" office:value="376.2807" calcext:value-type="float">
            <text:p>376.2807</text:p>
          </table:table-cell>
          <table:table-cell office:value-type="float" office:value="0" calcext:value-type="float">
            <text:p>0</text:p>
          </table:table-cell>
          <table:table-cell office:value-type="float" office:value="49.47699" calcext:value-type="float">
            <text:p>49.47699</text:p>
          </table:table-cell>
          <table:table-cell office:value-type="float" office:value="19.14359" calcext:value-type="float">
            <text:p>19.14359</text:p>
          </table:table-cell>
          <table:table-cell office:value-type="float" office:value="39.3649" calcext:value-type="float">
            <text:p>39.3649</text:p>
          </table:table-cell>
          <table:table-cell office:value-type="float" office:value="22.64966" calcext:value-type="float">
            <text:p>22.64966</text:p>
          </table:table-cell>
          <table:table-cell office:value-type="float" office:value="34.94925" calcext:value-type="float">
            <text:p>34.94925</text:p>
          </table:table-cell>
          <table:table-cell office:value-type="float" office:value="24.25903" calcext:value-type="float">
            <text:p>24.25903</text:p>
          </table:table-cell>
          <table:table-cell office:value-type="float" office:value="31.41595" calcext:value-type="float">
            <text:p>31.41595</text:p>
          </table:table-cell>
          <table:table-cell office:value-type="float" office:value="25.04205" calcext:value-type="float">
            <text:p>25.04205</text:p>
          </table:table-cell>
          <table:table-cell office:value-type="float" office:value="29.18997" calcext:value-type="float">
            <text:p>29.18997</text:p>
          </table:table-cell>
          <table:table-cell office:value-type="float" office:value="25.15466" calcext:value-type="float">
            <text:p>25.15466</text:p>
          </table:table-cell>
          <table:table-cell office:value-type="float" office:value="27.0531" calcext:value-type="float">
            <text:p>27.0531</text:p>
          </table:table-cell>
          <table:table-cell office:value-type="float" office:value="24.85962" calcext:value-type="float">
            <text:p>24.85962</text:p>
          </table:table-cell>
          <table:table-cell office:value-type="float" office:value="24.98694" calcext:value-type="float">
            <text:p>24.98694</text:p>
          </table:table-cell>
          <table:table-cell office:value-type="float" office:value="23.83282" calcext:value-type="float">
            <text:p>23.83282</text:p>
          </table:table-cell>
          <table:table-cell office:value-type="float" office:value="22.12085" calcext:value-type="float">
            <text:p>22.12085</text:p>
          </table:table-cell>
          <table:table-cell office:value-type="float" office:value="21.62335" calcext:value-type="float">
            <text:p>21.62335</text:p>
          </table:table-cell>
          <table:table-cell office:value-type="float" office:value="18.31717" calcext:value-type="float">
            <text:p>18.31717</text:p>
          </table:table-cell>
          <table:table-cell office:value-type="float" office:value="17.73822" calcext:value-type="float">
            <text:p>17.73822</text:p>
          </table:table-cell>
          <table:table-cell office:value-type="float" office:value="14.892" calcext:value-type="float">
            <text:p>14.892</text:p>
          </table:table-cell>
          <table:table-cell office:value-type="float" office:value="14.52554" calcext:value-type="float">
            <text:p>14.52554</text:p>
          </table:table-cell>
          <table:table-cell office:value-type="float" office:value="12.89496" calcext:value-type="float">
            <text:p>12.89496</text:p>
          </table:table-cell>
          <table:table-cell office:value-type="float" office:value="12.66397" calcext:value-type="float">
            <text:p>12.66397</text:p>
          </table:table-cell>
          <table:table-cell office:value-type="float" office:value="11.5098" calcext:value-type="float">
            <text:p>11.5098</text:p>
          </table:table-cell>
          <table:table-cell office:value-type="float" office:value="11.35321" calcext:value-type="float">
            <text:p>11.35321</text:p>
          </table:table-cell>
          <table:table-cell office:value-type="float" office:value="10.60037" calcext:value-type="float">
            <text:p>10.60037</text:p>
          </table:table-cell>
          <table:table-cell office:value-type="float" office:value="10.47504" calcext:value-type="float">
            <text:p>10.47504</text:p>
          </table:table-cell>
          <table:table-cell office:value-type="float" office:value="10.19296" calcext:value-type="float">
            <text:p>10.19296</text:p>
          </table:table-cell>
          <table:table-cell office:value-type="float" office:value="10.0798" calcext:value-type="float">
            <text:p>10.0798</text:p>
          </table:table-cell>
          <table:table-cell office:value-type="float" office:value="49.47687" calcext:value-type="float">
            <text:p>49.47687</text:p>
          </table:table-cell>
          <table:table-cell office:value-type="float" office:value="19.14365" calcext:value-type="float">
            <text:p>19.143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1" calcext:value-type="float">
            <text:p>18052001</text:p>
          </table:table-cell>
          <table:table-cell office:value-type="float" office:value="21.6769" calcext:value-type="float">
            <text:p>21.6769</text:p>
          </table:table-cell>
          <table:table-cell office:value-type="float" office:value="25.76177" calcext:value-type="float">
            <text:p>25.76177</text:p>
          </table:table-cell>
          <table:table-cell office:value-type="float" office:value="14.96381" calcext:value-type="float">
            <text:p>14.96381</text:p>
          </table:table-cell>
          <table:table-cell office:value-type="float" office:value="1.477321" calcext:value-type="float">
            <text:p>1.477321</text:p>
          </table:table-cell>
          <table:table-cell office:value-type="float" office:value="1.151548" calcext:value-type="float">
            <text:p>1.151548</text:p>
          </table:table-cell>
          <table:table-cell office:value-type="float" office:value="375.7631" calcext:value-type="float">
            <text:p>375.7631</text:p>
          </table:table-cell>
          <table:table-cell office:value-type="float" office:value="0.8255" calcext:value-type="float">
            <text:p>0.8255</text:p>
          </table:table-cell>
          <table:table-cell office:value-type="float" office:value="47.46033" calcext:value-type="float">
            <text:p>47.46033</text:p>
          </table:table-cell>
          <table:table-cell office:value-type="float" office:value="15.91797" calcext:value-type="float">
            <text:p>15.91797</text:p>
          </table:table-cell>
          <table:table-cell office:value-type="float" office:value="37.76587" calcext:value-type="float">
            <text:p>37.76587</text:p>
          </table:table-cell>
          <table:table-cell office:value-type="float" office:value="20.88458" calcext:value-type="float">
            <text:p>20.88458</text:p>
          </table:table-cell>
          <table:table-cell office:value-type="float" office:value="33.61981" calcext:value-type="float">
            <text:p>33.61981</text:p>
          </table:table-cell>
          <table:table-cell office:value-type="float" office:value="22.82343" calcext:value-type="float">
            <text:p>22.82343</text:p>
          </table:table-cell>
          <table:table-cell office:value-type="float" office:value="30.36526" calcext:value-type="float">
            <text:p>30.36526</text:p>
          </table:table-cell>
          <table:table-cell office:value-type="float" office:value="23.95184" calcext:value-type="float">
            <text:p>23.95184</text:p>
          </table:table-cell>
          <table:table-cell office:value-type="float" office:value="28.36203" calcext:value-type="float">
            <text:p>28.36203</text:p>
          </table:table-cell>
          <table:table-cell office:value-type="float" office:value="24.32825" calcext:value-type="float">
            <text:p>24.32825</text:p>
          </table:table-cell>
          <table:table-cell office:value-type="float" office:value="26.66318" calcext:value-type="float">
            <text:p>26.66318</text:p>
          </table:table-cell>
          <table:table-cell office:value-type="float" office:value="24.34079" calcext:value-type="float">
            <text:p>24.34079</text:p>
          </table:table-cell>
          <table:table-cell office:value-type="float" office:value="24.9837" calcext:value-type="float">
            <text:p>24.9837</text:p>
          </table:table-cell>
          <table:table-cell office:value-type="float" office:value="23.62399" calcext:value-type="float">
            <text:p>23.62399</text:p>
          </table:table-cell>
          <table:table-cell office:value-type="float" office:value="22.26114" calcext:value-type="float">
            <text:p>22.26114</text:p>
          </table:table-cell>
          <table:table-cell office:value-type="float" office:value="22.10095" calcext:value-type="float">
            <text:p>22.10095</text:p>
          </table:table-cell>
          <table:table-cell office:value-type="float" office:value="18.74988" calcext:value-type="float">
            <text:p>18.74988</text:p>
          </table:table-cell>
          <table:table-cell office:value-type="float" office:value="18.32272" calcext:value-type="float">
            <text:p>18.32272</text:p>
          </table:table-cell>
          <table:table-cell office:value-type="float" office:value="15.26276" calcext:value-type="float">
            <text:p>15.26276</text:p>
          </table:table-cell>
          <table:table-cell office:value-type="float" office:value="14.89594" calcext:value-type="float">
            <text:p>14.89594</text:p>
          </table:table-cell>
          <table:table-cell office:value-type="float" office:value="13.14948" calcext:value-type="float">
            <text:p>13.14948</text:p>
          </table:table-cell>
          <table:table-cell office:value-type="float" office:value="12.89752" calcext:value-type="float">
            <text:p>12.89752</text:p>
          </table:table-cell>
          <table:table-cell office:value-type="float" office:value="11.68356" calcext:value-type="float">
            <text:p>11.68356</text:p>
          </table:table-cell>
          <table:table-cell office:value-type="float" office:value="11.51151" calcext:value-type="float">
            <text:p>11.51151</text:p>
          </table:table-cell>
          <table:table-cell office:value-type="float" office:value="10.73288" calcext:value-type="float">
            <text:p>10.73288</text:p>
          </table:table-cell>
          <table:table-cell office:value-type="float" office:value="10.60172" calcext:value-type="float">
            <text:p>10.60172</text:p>
          </table:table-cell>
          <table:table-cell office:value-type="float" office:value="10.30917" calcext:value-type="float">
            <text:p>10.30917</text:p>
          </table:table-cell>
          <table:table-cell office:value-type="float" office:value="10.19415" calcext:value-type="float">
            <text:p>10.19415</text:p>
          </table:table-cell>
          <table:table-cell office:value-type="float" office:value="47.46021" calcext:value-type="float">
            <text:p>47.46021</text:p>
          </table:table-cell>
          <table:table-cell office:value-type="float" office:value="16.3396" calcext:value-type="float">
            <text:p>16.33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1" calcext:value-type="float">
            <text:p>19052001</text:p>
          </table:table-cell>
          <table:table-cell office:value-type="float" office:value="25.62072" calcext:value-type="float">
            <text:p>25.62072</text:p>
          </table:table-cell>
          <table:table-cell office:value-type="float" office:value="28.53955" calcext:value-type="float">
            <text:p>28.53955</text:p>
          </table:table-cell>
          <table:table-cell office:value-type="float" office:value="11.49522" calcext:value-type="float">
            <text:p>11.49522</text:p>
          </table:table-cell>
          <table:table-cell office:value-type="float" office:value="1.487545" calcext:value-type="float">
            <text:p>1.487545</text:p>
          </table:table-cell>
          <table:table-cell office:value-type="float" office:value="1.1041" calcext:value-type="float">
            <text:p>1.1041</text:p>
          </table:table-cell>
          <table:table-cell office:value-type="float" office:value="366.8433" calcext:value-type="float">
            <text:p>366.8433</text:p>
          </table:table-cell>
          <table:table-cell office:value-type="float" office:value="12.319" calcext:value-type="float">
            <text:p>12.319</text:p>
          </table:table-cell>
          <table:table-cell office:value-type="float" office:value="47.7782" calcext:value-type="float">
            <text:p>47.7782</text:p>
          </table:table-cell>
          <table:table-cell office:value-type="float" office:value="12.99451" calcext:value-type="float">
            <text:p>12.99451</text:p>
          </table:table-cell>
          <table:table-cell office:value-type="float" office:value="36.12082" calcext:value-type="float">
            <text:p>36.12082</text:p>
          </table:table-cell>
          <table:table-cell office:value-type="float" office:value="16.52536" calcext:value-type="float">
            <text:p>16.52536</text:p>
          </table:table-cell>
          <table:table-cell office:value-type="float" office:value="31.71954" calcext:value-type="float">
            <text:p>31.71954</text:p>
          </table:table-cell>
          <table:table-cell office:value-type="float" office:value="19.61972" calcext:value-type="float">
            <text:p>19.61972</text:p>
          </table:table-cell>
          <table:table-cell office:value-type="float" office:value="28.61768" calcext:value-type="float">
            <text:p>28.61768</text:p>
          </table:table-cell>
          <table:table-cell office:value-type="float" office:value="21.67947" calcext:value-type="float">
            <text:p>21.67947</text:p>
          </table:table-cell>
          <table:table-cell office:value-type="float" office:value="26.84198" calcext:value-type="float">
            <text:p>26.84198</text:p>
          </table:table-cell>
          <table:table-cell office:value-type="float" office:value="22.62405" calcext:value-type="float">
            <text:p>22.62405</text:p>
          </table:table-cell>
          <table:table-cell office:value-type="float" office:value="26.09985" calcext:value-type="float">
            <text:p>26.09985</text:p>
          </table:table-cell>
          <table:table-cell office:value-type="float" office:value="23.15796" calcext:value-type="float">
            <text:p>23.15796</text:p>
          </table:table-cell>
          <table:table-cell office:value-type="float" office:value="24.68216" calcext:value-type="float">
            <text:p>24.68216</text:p>
          </table:table-cell>
          <table:table-cell office:value-type="float" office:value="22.85419" calcext:value-type="float">
            <text:p>22.85419</text:p>
          </table:table-cell>
          <table:table-cell office:value-type="float" office:value="22.30826" calcext:value-type="float">
            <text:p>22.30826</text:p>
          </table:table-cell>
          <table:table-cell office:value-type="float" office:value="21.88779" calcext:value-type="float">
            <text:p>21.88779</text:p>
          </table:table-cell>
          <table:table-cell office:value-type="float" office:value="18.99316" calcext:value-type="float">
            <text:p>18.99316</text:p>
          </table:table-cell>
          <table:table-cell office:value-type="float" office:value="18.75366" calcext:value-type="float">
            <text:p>18.75366</text:p>
          </table:table-cell>
          <table:table-cell office:value-type="float" office:value="15.60019" calcext:value-type="float">
            <text:p>15.60019</text:p>
          </table:table-cell>
          <table:table-cell office:value-type="float" office:value="15.26645" calcext:value-type="float">
            <text:p>15.26645</text:p>
          </table:table-cell>
          <table:table-cell office:value-type="float" office:value="13.41068" calcext:value-type="float">
            <text:p>13.41068</text:p>
          </table:table-cell>
          <table:table-cell office:value-type="float" office:value="13.15219" calcext:value-type="float">
            <text:p>13.15219</text:p>
          </table:table-cell>
          <table:table-cell office:value-type="float" office:value="11.8685" calcext:value-type="float">
            <text:p>11.8685</text:p>
          </table:table-cell>
          <table:table-cell office:value-type="float" office:value="11.68542" calcext:value-type="float">
            <text:p>11.68542</text:p>
          </table:table-cell>
          <table:table-cell office:value-type="float" office:value="10.87201" calcext:value-type="float">
            <text:p>10.87201</text:p>
          </table:table-cell>
          <table:table-cell office:value-type="float" office:value="10.73428" calcext:value-type="float">
            <text:p>10.73428</text:p>
          </table:table-cell>
          <table:table-cell office:value-type="float" office:value="10.42792" calcext:value-type="float">
            <text:p>10.42792</text:p>
          </table:table-cell>
          <table:table-cell office:value-type="float" office:value="10.31036" calcext:value-type="float">
            <text:p>10.31036</text:p>
          </table:table-cell>
          <table:table-cell office:value-type="float" office:value="47.77805" calcext:value-type="float">
            <text:p>47.77805</text:p>
          </table:table-cell>
          <table:table-cell office:value-type="float" office:value="12.99454" calcext:value-type="float">
            <text:p>12.994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1" calcext:value-type="float">
            <text:p>20052001</text:p>
          </table:table-cell>
          <table:table-cell office:value-type="float" office:value="19.14681" calcext:value-type="float">
            <text:p>19.14681</text:p>
          </table:table-cell>
          <table:table-cell office:value-type="float" office:value="17.98399" calcext:value-type="float">
            <text:p>17.98399</text:p>
          </table:table-cell>
          <table:table-cell office:value-type="float" office:value="11.78843" calcext:value-type="float">
            <text:p>11.78843</text:p>
          </table:table-cell>
          <table:table-cell office:value-type="float" office:value="1.237502" calcext:value-type="float">
            <text:p>1.237502</text:p>
          </table:table-cell>
          <table:table-cell office:value-type="float" office:value="0.9882124" calcext:value-type="float">
            <text:p>0.9882124</text:p>
          </table:table-cell>
          <table:table-cell office:value-type="float" office:value="366.3107" calcext:value-type="float">
            <text:p>366.3107</text:p>
          </table:table-cell>
          <table:table-cell office:value-type="float" office:value="29.5275" calcext:value-type="float">
            <text:p>29.5275</text:p>
          </table:table-cell>
          <table:table-cell office:value-type="float" office:value="27.84613" calcext:value-type="float">
            <text:p>27.84613</text:p>
          </table:table-cell>
          <table:table-cell office:value-type="float" office:value="12.06454" calcext:value-type="float">
            <text:p>12.06454</text:p>
          </table:table-cell>
          <table:table-cell office:value-type="float" office:value="25.09967" calcext:value-type="float">
            <text:p>25.09967</text:p>
          </table:table-cell>
          <table:table-cell office:value-type="float" office:value="15.49988" calcext:value-type="float">
            <text:p>15.49988</text:p>
          </table:table-cell>
          <table:table-cell office:value-type="float" office:value="24.12256" calcext:value-type="float">
            <text:p>24.12256</text:p>
          </table:table-cell>
          <table:table-cell office:value-type="float" office:value="18.07962" calcext:value-type="float">
            <text:p>18.07962</text:p>
          </table:table-cell>
          <table:table-cell office:value-type="float" office:value="25.68759" calcext:value-type="float">
            <text:p>25.68759</text:p>
          </table:table-cell>
          <table:table-cell office:value-type="float" office:value="19.77603" calcext:value-type="float">
            <text:p>19.77603</text:p>
          </table:table-cell>
          <table:table-cell office:value-type="float" office:value="25.65106" calcext:value-type="float">
            <text:p>25.65106</text:p>
          </table:table-cell>
          <table:table-cell office:value-type="float" office:value="20.79691" calcext:value-type="float">
            <text:p>20.79691</text:p>
          </table:table-cell>
          <table:table-cell office:value-type="float" office:value="25.04562" calcext:value-type="float">
            <text:p>25.04562</text:p>
          </table:table-cell>
          <table:table-cell office:value-type="float" office:value="21.57938" calcext:value-type="float">
            <text:p>21.57938</text:p>
          </table:table-cell>
          <table:table-cell office:value-type="float" office:value="23.87015" calcext:value-type="float">
            <text:p>23.87015</text:p>
          </table:table-cell>
          <table:table-cell office:value-type="float" office:value="21.62204" calcext:value-type="float">
            <text:p>21.62204</text:p>
          </table:table-cell>
          <table:table-cell office:value-type="float" office:value="21.97388" calcext:value-type="float">
            <text:p>21.97388</text:p>
          </table:table-cell>
          <table:table-cell office:value-type="float" office:value="21.1785" calcext:value-type="float">
            <text:p>21.1785</text:p>
          </table:table-cell>
          <table:table-cell office:value-type="float" office:value="19.06061" calcext:value-type="float">
            <text:p>19.06061</text:p>
          </table:table-cell>
          <table:table-cell office:value-type="float" office:value="18.99466" calcext:value-type="float">
            <text:p>18.99466</text:p>
          </table:table-cell>
          <table:table-cell office:value-type="float" office:value="15.87564" calcext:value-type="float">
            <text:p>15.87564</text:p>
          </table:table-cell>
          <table:table-cell office:value-type="float" office:value="15.60339" calcext:value-type="float">
            <text:p>15.60339</text:p>
          </table:table-cell>
          <table:table-cell office:value-type="float" office:value="13.66333" calcext:value-type="float">
            <text:p>13.66333</text:p>
          </table:table-cell>
          <table:table-cell office:value-type="float" office:value="13.41339" calcext:value-type="float">
            <text:p>13.41339</text:p>
          </table:table-cell>
          <table:table-cell office:value-type="float" office:value="12.06186" calcext:value-type="float">
            <text:p>12.06186</text:p>
          </table:table-cell>
          <table:table-cell office:value-type="float" office:value="11.87" calcext:value-type="float">
            <text:p>11.87</text:p>
          </table:table-cell>
          <table:table-cell office:value-type="float" office:value="11.01672" calcext:value-type="float">
            <text:p>11.01672</text:p>
          </table:table-cell>
          <table:table-cell office:value-type="float" office:value="10.87347" calcext:value-type="float">
            <text:p>10.87347</text:p>
          </table:table-cell>
          <table:table-cell office:value-type="float" office:value="10.54974" calcext:value-type="float">
            <text:p>10.54974</text:p>
          </table:table-cell>
          <table:table-cell office:value-type="float" office:value="10.42917" calcext:value-type="float">
            <text:p>10.42917</text:p>
          </table:table-cell>
          <table:table-cell office:value-type="float" office:value="29.70297" calcext:value-type="float">
            <text:p>29.70297</text:p>
          </table:table-cell>
          <table:table-cell office:value-type="float" office:value="9.353882" calcext:value-type="float">
            <text:p>9.3538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1" calcext:value-type="float">
            <text:p>21052001</text:p>
          </table:table-cell>
          <table:table-cell office:value-type="float" office:value="13.99515" calcext:value-type="float">
            <text:p>13.99515</text:p>
          </table:table-cell>
          <table:table-cell office:value-type="float" office:value="15.20621" calcext:value-type="float">
            <text:p>15.20621</text:p>
          </table:table-cell>
          <table:table-cell office:value-type="float" office:value="9.438512" calcext:value-type="float">
            <text:p>9.438512</text:p>
          </table:table-cell>
          <table:table-cell office:value-type="float" office:value="1.054934" calcext:value-type="float">
            <text:p>1.054934</text:p>
          </table:table-cell>
          <table:table-cell office:value-type="float" office:value="0.9177124" calcext:value-type="float">
            <text:p>0.9177124</text:p>
          </table:table-cell>
          <table:table-cell office:value-type="float" office:value="361.1193" calcext:value-type="float">
            <text:p>361.1193</text:p>
          </table:table-cell>
          <table:table-cell office:value-type="float" office:value="0" calcext:value-type="float">
            <text:p>0</text:p>
          </table:table-cell>
          <table:table-cell office:value-type="float" office:value="23.05276" calcext:value-type="float">
            <text:p>23.05276</text:p>
          </table:table-cell>
          <table:table-cell office:value-type="float" office:value="9.718903" calcext:value-type="float">
            <text:p>9.718903</text:p>
          </table:table-cell>
          <table:table-cell office:value-type="float" office:value="21.05746" calcext:value-type="float">
            <text:p>21.05746</text:p>
          </table:table-cell>
          <table:table-cell office:value-type="float" office:value="12.75125" calcext:value-type="float">
            <text:p>12.75125</text:p>
          </table:table-cell>
          <table:table-cell office:value-type="float" office:value="20.13464" calcext:value-type="float">
            <text:p>20.13464</text:p>
          </table:table-cell>
          <table:table-cell office:value-type="float" office:value="15.29886" calcext:value-type="float">
            <text:p>15.29886</text:p>
          </table:table-cell>
          <table:table-cell office:value-type="float" office:value="19.84528" calcext:value-type="float">
            <text:p>19.84528</text:p>
          </table:table-cell>
          <table:table-cell office:value-type="float" office:value="17.16711" calcext:value-type="float">
            <text:p>17.16711</text:p>
          </table:table-cell>
          <table:table-cell office:value-type="float" office:value="20.71564" calcext:value-type="float">
            <text:p>20.71564</text:p>
          </table:table-cell>
          <table:table-cell office:value-type="float" office:value="18.25192" calcext:value-type="float">
            <text:p>18.25192</text:p>
          </table:table-cell>
          <table:table-cell office:value-type="float" office:value="21.52957" calcext:value-type="float">
            <text:p>21.52957</text:p>
          </table:table-cell>
          <table:table-cell office:value-type="float" office:value="19.25211" calcext:value-type="float">
            <text:p>19.25211</text:p>
          </table:table-cell>
          <table:table-cell office:value-type="float" office:value="21.59805" calcext:value-type="float">
            <text:p>21.59805</text:p>
          </table:table-cell>
          <table:table-cell office:value-type="float" office:value="19.63882" calcext:value-type="float">
            <text:p>19.63882</text:p>
          </table:table-cell>
          <table:table-cell office:value-type="float" office:value="21.16983" calcext:value-type="float">
            <text:p>21.16983</text:p>
          </table:table-cell>
          <table:table-cell office:value-type="float" office:value="19.88113" calcext:value-type="float">
            <text:p>19.88113</text:p>
          </table:table-cell>
          <table:table-cell office:value-type="float" office:value="19.02634" calcext:value-type="float">
            <text:p>19.02634</text:p>
          </table:table-cell>
          <table:table-cell office:value-type="float" office:value="18.73224" calcext:value-type="float">
            <text:p>18.73224</text:p>
          </table:table-cell>
          <table:table-cell office:value-type="float" office:value="16.05054" calcext:value-type="float">
            <text:p>16.05054</text:p>
          </table:table-cell>
          <table:table-cell office:value-type="float" office:value="15.87802" calcext:value-type="float">
            <text:p>15.87802</text:p>
          </table:table-cell>
          <table:table-cell office:value-type="float" office:value="13.89041" calcext:value-type="float">
            <text:p>13.89041</text:p>
          </table:table-cell>
          <table:table-cell office:value-type="float" office:value="13.66586" calcext:value-type="float">
            <text:p>13.66586</text:p>
          </table:table-cell>
          <table:table-cell office:value-type="float" office:value="12.25766" calcext:value-type="float">
            <text:p>12.25766</text:p>
          </table:table-cell>
          <table:table-cell office:value-type="float" office:value="12.0639" calcext:value-type="float">
            <text:p>12.0639</text:p>
          </table:table-cell>
          <table:table-cell office:value-type="float" office:value="11.16724" calcext:value-type="float">
            <text:p>11.16724</text:p>
          </table:table-cell>
          <table:table-cell office:value-type="float" office:value="11.01825" calcext:value-type="float">
            <text:p>11.01825</text:p>
          </table:table-cell>
          <table:table-cell office:value-type="float" office:value="10.67578" calcext:value-type="float">
            <text:p>10.67578</text:p>
          </table:table-cell>
          <table:table-cell office:value-type="float" office:value="10.55103" calcext:value-type="float">
            <text:p>10.55103</text:p>
          </table:table-cell>
          <table:table-cell office:value-type="float" office:value="24.58145" calcext:value-type="float">
            <text:p>24.58145</text:p>
          </table:table-cell>
          <table:table-cell office:value-type="float" office:value="7.365448" calcext:value-type="float">
            <text:p>7.3654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1" calcext:value-type="float">
            <text:p>22052001</text:p>
          </table:table-cell>
          <table:table-cell office:value-type="float" office:value="19.30846" calcext:value-type="float">
            <text:p>19.30846</text:p>
          </table:table-cell>
          <table:table-cell office:value-type="float" office:value="18.53955" calcext:value-type="float">
            <text:p>18.53955</text:p>
          </table:table-cell>
          <table:table-cell office:value-type="float" office:value="7.962697" calcext:value-type="float">
            <text:p>7.962697</text:p>
          </table:table-cell>
          <table:table-cell office:value-type="float" office:value="1.108292" calcext:value-type="float">
            <text:p>1.108292</text:p>
          </table:table-cell>
          <table:table-cell office:value-type="float" office:value="0.9202941" calcext:value-type="float">
            <text:p>0.9202941</text:p>
          </table:table-cell>
          <table:table-cell office:value-type="float" office:value="357.9377" calcext:value-type="float">
            <text:p>357.9377</text:p>
          </table:table-cell>
          <table:table-cell office:value-type="float" office:value="0.1905" calcext:value-type="float">
            <text:p>0.1905</text:p>
          </table:table-cell>
          <table:table-cell office:value-type="float" office:value="27.33548" calcext:value-type="float">
            <text:p>27.33548</text:p>
          </table:table-cell>
          <table:table-cell office:value-type="float" office:value="8.176697" calcext:value-type="float">
            <text:p>8.176697</text:p>
          </table:table-cell>
          <table:table-cell office:value-type="float" office:value="23.47232" calcext:value-type="float">
            <text:p>23.47232</text:p>
          </table:table-cell>
          <table:table-cell office:value-type="float" office:value="10.6767" calcext:value-type="float">
            <text:p>10.6767</text:p>
          </table:table-cell>
          <table:table-cell office:value-type="float" office:value="21.31866" calcext:value-type="float">
            <text:p>21.31866</text:p>
          </table:table-cell>
          <table:table-cell office:value-type="float" office:value="13.13855" calcext:value-type="float">
            <text:p>13.13855</text:p>
          </table:table-cell>
          <table:table-cell office:value-type="float" office:value="19.99701" calcext:value-type="float">
            <text:p>19.99701</text:p>
          </table:table-cell>
          <table:table-cell office:value-type="float" office:value="15.15045" calcext:value-type="float">
            <text:p>15.15045</text:p>
          </table:table-cell>
          <table:table-cell office:value-type="float" office:value="19.37695" calcext:value-type="float">
            <text:p>19.37695</text:p>
          </table:table-cell>
          <table:table-cell office:value-type="float" office:value="16.37161" calcext:value-type="float">
            <text:p>16.37161</text:p>
          </table:table-cell>
          <table:table-cell office:value-type="float" office:value="19.21457" calcext:value-type="float">
            <text:p>19.21457</text:p>
          </table:table-cell>
          <table:table-cell office:value-type="float" office:value="17.55621" calcext:value-type="float">
            <text:p>17.55621</text:p>
          </table:table-cell>
          <table:table-cell office:value-type="float" office:value="19.61996" calcext:value-type="float">
            <text:p>19.61996</text:p>
          </table:table-cell>
          <table:table-cell office:value-type="float" office:value="18.28024" calcext:value-type="float">
            <text:p>18.28024</text:p>
          </table:table-cell>
          <table:table-cell office:value-type="float" office:value="19.87082" calcext:value-type="float">
            <text:p>19.87082</text:p>
          </table:table-cell>
          <table:table-cell office:value-type="float" office:value="18.81772" calcext:value-type="float">
            <text:p>18.81772</text:p>
          </table:table-cell>
          <table:table-cell office:value-type="float" office:value="18.72784" calcext:value-type="float">
            <text:p>18.72784</text:p>
          </table:table-cell>
          <table:table-cell office:value-type="float" office:value="18.23746" calcext:value-type="float">
            <text:p>18.23746</text:p>
          </table:table-cell>
          <table:table-cell office:value-type="float" office:value="16.10217" calcext:value-type="float">
            <text:p>16.10217</text:p>
          </table:table-cell>
          <table:table-cell office:value-type="float" office:value="16.0517" calcext:value-type="float">
            <text:p>16.0517</text:p>
          </table:table-cell>
          <table:table-cell office:value-type="float" office:value="14.07156" calcext:value-type="float">
            <text:p>14.07156</text:p>
          </table:table-cell>
          <table:table-cell office:value-type="float" office:value="13.89255" calcext:value-type="float">
            <text:p>13.89255</text:p>
          </table:table-cell>
          <table:table-cell office:value-type="float" office:value="12.44589" calcext:value-type="float">
            <text:p>12.44589</text:p>
          </table:table-cell>
          <table:table-cell office:value-type="float" office:value="12.25967" calcext:value-type="float">
            <text:p>12.25967</text:p>
          </table:table-cell>
          <table:table-cell office:value-type="float" office:value="11.32162" calcext:value-type="float">
            <text:p>11.32162</text:p>
          </table:table-cell>
          <table:table-cell office:value-type="float" office:value="11.16885" calcext:value-type="float">
            <text:p>11.16885</text:p>
          </table:table-cell>
          <table:table-cell office:value-type="float" office:value="10.80634" calcext:value-type="float">
            <text:p>10.80634</text:p>
          </table:table-cell>
          <table:table-cell office:value-type="float" office:value="10.67712" calcext:value-type="float">
            <text:p>10.67712</text:p>
          </table:table-cell>
          <table:table-cell office:value-type="float" office:value="29.57635" calcext:value-type="float">
            <text:p>29.57635</text:p>
          </table:table-cell>
          <table:table-cell office:value-type="float" office:value="6.005188" calcext:value-type="float">
            <text:p>6.0051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1" calcext:value-type="float">
            <text:p>23052001</text:p>
          </table:table-cell>
          <table:table-cell office:value-type="float" office:value="20.43013" calcext:value-type="float">
            <text:p>20.43013</text:p>
          </table:table-cell>
          <table:table-cell office:value-type="float" office:value="12.98399" calcext:value-type="float">
            <text:p>12.98399</text:p>
          </table:table-cell>
          <table:table-cell office:value-type="float" office:value="8.432396" calcext:value-type="float">
            <text:p>8.432396</text:p>
          </table:table-cell>
          <table:table-cell office:value-type="float" office:value="0.9875587" calcext:value-type="float">
            <text:p>0.9875587</text:p>
          </table:table-cell>
          <table:table-cell office:value-type="float" office:value="0.8614271" calcext:value-type="float">
            <text:p>0.8614271</text:p>
          </table:table-cell>
          <table:table-cell office:value-type="float" office:value="353.859" calcext:value-type="float">
            <text:p>353.859</text:p>
          </table:table-cell>
          <table:table-cell office:value-type="float" office:value="0.635" calcext:value-type="float">
            <text:p>0.635</text:p>
          </table:table-cell>
          <table:table-cell office:value-type="float" office:value="25.66223" calcext:value-type="float">
            <text:p>25.66223</text:p>
          </table:table-cell>
          <table:table-cell office:value-type="float" office:value="8.339844" calcext:value-type="float">
            <text:p>8.339844</text:p>
          </table:table-cell>
          <table:table-cell office:value-type="float" office:value="22.05084" calcext:value-type="float">
            <text:p>22.05084</text:p>
          </table:table-cell>
          <table:table-cell office:value-type="float" office:value="10.79178" calcext:value-type="float">
            <text:p>10.79178</text:p>
          </table:table-cell>
          <table:table-cell office:value-type="float" office:value="20.18918" calcext:value-type="float">
            <text:p>20.18918</text:p>
          </table:table-cell>
          <table:table-cell office:value-type="float" office:value="13.16953" calcext:value-type="float">
            <text:p>13.16953</text:p>
          </table:table-cell>
          <table:table-cell office:value-type="float" office:value="19.06854" calcext:value-type="float">
            <text:p>19.06854</text:p>
          </table:table-cell>
          <table:table-cell office:value-type="float" office:value="15.02957" calcext:value-type="float">
            <text:p>15.02957</text:p>
          </table:table-cell>
          <table:table-cell office:value-type="float" office:value="18.55542" calcext:value-type="float">
            <text:p>18.55542</text:p>
          </table:table-cell>
          <table:table-cell office:value-type="float" office:value="16.11554" calcext:value-type="float">
            <text:p>16.11554</text:p>
          </table:table-cell>
          <table:table-cell office:value-type="float" office:value="18.72836" calcext:value-type="float">
            <text:p>18.72836</text:p>
          </table:table-cell>
          <table:table-cell office:value-type="float" office:value="17.13281" calcext:value-type="float">
            <text:p>17.13281</text:p>
          </table:table-cell>
          <table:table-cell office:value-type="float" office:value="18.82733" calcext:value-type="float">
            <text:p>18.82733</text:p>
          </table:table-cell>
          <table:table-cell office:value-type="float" office:value="17.71005" calcext:value-type="float">
            <text:p>17.71005</text:p>
          </table:table-cell>
          <table:table-cell office:value-type="float" office:value="18.81418" calcext:value-type="float">
            <text:p>18.81418</text:p>
          </table:table-cell>
          <table:table-cell office:value-type="float" office:value="18.15063" calcext:value-type="float">
            <text:p>18.15063</text:p>
          </table:table-cell>
          <table:table-cell office:value-type="float" office:value="18.23239" calcext:value-type="float">
            <text:p>18.23239</text:p>
          </table:table-cell>
          <table:table-cell office:value-type="float" office:value="17.77048" calcext:value-type="float">
            <text:p>17.77048</text:p>
          </table:table-cell>
          <table:table-cell office:value-type="float" office:value="16.10187" calcext:value-type="float">
            <text:p>16.10187</text:p>
          </table:table-cell>
          <table:table-cell office:value-type="float" office:value="16.05875" calcext:value-type="float">
            <text:p>16.05875</text:p>
          </table:table-cell>
          <table:table-cell office:value-type="float" office:value="14.19797" calcext:value-type="float">
            <text:p>14.19797</text:p>
          </table:table-cell>
          <table:table-cell office:value-type="float" office:value="14.07318" calcext:value-type="float">
            <text:p>14.07318</text:p>
          </table:table-cell>
          <table:table-cell office:value-type="float" office:value="12.6181" calcext:value-type="float">
            <text:p>12.6181</text:p>
          </table:table-cell>
          <table:table-cell office:value-type="float" office:value="12.44775" calcext:value-type="float">
            <text:p>12.44775</text:p>
          </table:table-cell>
          <table:table-cell office:value-type="float" office:value="11.47635" calcext:value-type="float">
            <text:p>11.47635</text:p>
          </table:table-cell>
          <table:table-cell office:value-type="float" office:value="11.32321" calcext:value-type="float">
            <text:p>11.32321</text:p>
          </table:table-cell>
          <table:table-cell office:value-type="float" office:value="10.94061" calcext:value-type="float">
            <text:p>10.94061</text:p>
          </table:table-cell>
          <table:table-cell office:value-type="float" office:value="10.80771" calcext:value-type="float">
            <text:p>10.80771</text:p>
          </table:table-cell>
          <table:table-cell office:value-type="float" office:value="27.80472" calcext:value-type="float">
            <text:p>27.80472</text:p>
          </table:table-cell>
          <table:table-cell office:value-type="float" office:value="6.380493" calcext:value-type="float">
            <text:p>6.3804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1" calcext:value-type="float">
            <text:p>24052001</text:p>
          </table:table-cell>
          <table:table-cell office:value-type="float" office:value="12.73899" calcext:value-type="float">
            <text:p>12.73899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8.440736" calcext:value-type="float">
            <text:p>8.440736</text:p>
          </table:table-cell>
          <table:table-cell office:value-type="float" office:value="1.076197" calcext:value-type="float">
            <text:p>1.076197</text:p>
          </table:table-cell>
          <table:table-cell office:value-type="float" office:value="0.9060975" calcext:value-type="float">
            <text:p>0.9060975</text:p>
          </table:table-cell>
          <table:table-cell office:value-type="float" office:value="354.9607" calcext:value-type="float">
            <text:p>354.9607</text:p>
          </table:table-cell>
          <table:table-cell office:value-type="float" office:value="0.1905" calcext:value-type="float">
            <text:p>0.1905</text:p>
          </table:table-cell>
          <table:table-cell office:value-type="float" office:value="22.88934" calcext:value-type="float">
            <text:p>22.88934</text:p>
          </table:table-cell>
          <table:table-cell office:value-type="float" office:value="7.896973" calcext:value-type="float">
            <text:p>7.896973</text:p>
          </table:table-cell>
          <table:table-cell office:value-type="float" office:value="19.62759" calcext:value-type="float">
            <text:p>19.62759</text:p>
          </table:table-cell>
          <table:table-cell office:value-type="float" office:value="10.5708" calcext:value-type="float">
            <text:p>10.5708</text:p>
          </table:table-cell>
          <table:table-cell office:value-type="float" office:value="18.40677" calcext:value-type="float">
            <text:p>18.40677</text:p>
          </table:table-cell>
          <table:table-cell office:value-type="float" office:value="12.68567" calcext:value-type="float">
            <text:p>12.68567</text:p>
          </table:table-cell>
          <table:table-cell office:value-type="float" office:value="17.68954" calcext:value-type="float">
            <text:p>17.68954</text:p>
          </table:table-cell>
          <table:table-cell office:value-type="float" office:value="14.40134" calcext:value-type="float">
            <text:p>14.40134</text:p>
          </table:table-cell>
          <table:table-cell office:value-type="float" office:value="17.39041" calcext:value-type="float">
            <text:p>17.39041</text:p>
          </table:table-cell>
          <table:table-cell office:value-type="float" office:value="15.41379" calcext:value-type="float">
            <text:p>15.41379</text:p>
          </table:table-cell>
          <table:table-cell office:value-type="float" office:value="17.87164" calcext:value-type="float">
            <text:p>17.87164</text:p>
          </table:table-cell>
          <table:table-cell office:value-type="float" office:value="16.3606" calcext:value-type="float">
            <text:p>16.3606</text:p>
          </table:table-cell>
          <table:table-cell office:value-type="float" office:value="18.07938" calcext:value-type="float">
            <text:p>18.07938</text:p>
          </table:table-cell>
          <table:table-cell office:value-type="float" office:value="16.95081" calcext:value-type="float">
            <text:p>16.95081</text:p>
          </table:table-cell>
          <table:table-cell office:value-type="float" office:value="18.14743" calcext:value-type="float">
            <text:p>18.14743</text:p>
          </table:table-cell>
          <table:table-cell office:value-type="float" office:value="17.46457" calcext:value-type="float">
            <text:p>17.46457</text:p>
          </table:table-cell>
          <table:table-cell office:value-type="float" office:value="17.76602" calcext:value-type="float">
            <text:p>17.76602</text:p>
          </table:table-cell>
          <table:table-cell office:value-type="float" office:value="17.33521" calcext:value-type="float">
            <text:p>17.33521</text:p>
          </table:table-cell>
          <table:table-cell office:value-type="float" office:value="16.05792" calcext:value-type="float">
            <text:p>16.05792</text:p>
          </table:table-cell>
          <table:table-cell office:value-type="float" office:value="15.96152" calcext:value-type="float">
            <text:p>15.96152</text:p>
          </table:table-cell>
          <table:table-cell office:value-type="float" office:value="14.27594" calcext:value-type="float">
            <text:p>14.27594</text:p>
          </table:table-cell>
          <table:table-cell office:value-type="float" office:value="14.19901" calcext:value-type="float">
            <text:p>14.19901</text:p>
          </table:table-cell>
          <table:table-cell office:value-type="float" office:value="12.76929" calcext:value-type="float">
            <text:p>12.76929</text:p>
          </table:table-cell>
          <table:table-cell office:value-type="float" office:value="12.61981" calcext:value-type="float">
            <text:p>12.61981</text:p>
          </table:table-cell>
          <table:table-cell office:value-type="float" office:value="11.62787" calcext:value-type="float">
            <text:p>11.62787</text:p>
          </table:table-cell>
          <table:table-cell office:value-type="float" office:value="11.47797" calcext:value-type="float">
            <text:p>11.47797</text:p>
          </table:table-cell>
          <table:table-cell office:value-type="float" office:value="11.07611" calcext:value-type="float">
            <text:p>11.07611</text:p>
          </table:table-cell>
          <table:table-cell office:value-type="float" office:value="10.94202" calcext:value-type="float">
            <text:p>10.94202</text:p>
          </table:table-cell>
          <table:table-cell office:value-type="float" office:value="22.88931" calcext:value-type="float">
            <text:p>22.88931</text:p>
          </table:table-cell>
          <table:table-cell office:value-type="float" office:value="5.823639" calcext:value-type="float">
            <text:p>5.8236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1" calcext:value-type="float">
            <text:p>25052001</text:p>
          </table:table-cell>
          <table:table-cell office:value-type="float" office:value="17.7519" calcext:value-type="float">
            <text:p>17.7519</text:p>
          </table:table-cell>
          <table:table-cell office:value-type="float" office:value="21.7" calcext:value-type="float">
            <text:p>21.7</text:p>
          </table:table-cell>
          <table:table-cell office:value-type="float" office:value="9.6" calcext:value-type="float">
            <text:p>9.6</text:p>
          </table:table-cell>
          <table:table-cell office:value-type="float" office:value="1.120399" calcext:value-type="float">
            <text:p>1.120399</text:p>
          </table:table-cell>
          <table:table-cell office:value-type="float" office:value="0.9129553" calcext:value-type="float">
            <text:p>0.9129553</text:p>
          </table:table-cell>
          <table:table-cell office:value-type="float" office:value="535.14" calcext:value-type="float">
            <text:p>535.14</text:p>
          </table:table-cell>
          <table:table-cell office:value-type="float" office:value="0.127" calcext:value-type="float">
            <text:p>0.127</text:p>
          </table:table-cell>
          <table:table-cell office:value-type="float" office:value="38.1066" calcext:value-type="float">
            <text:p>38.1066</text:p>
          </table:table-cell>
          <table:table-cell office:value-type="float" office:value="9.239807" calcext:value-type="float">
            <text:p>9.239807</text:p>
          </table:table-cell>
          <table:table-cell office:value-type="float" office:value="28.37961" calcext:value-type="float">
            <text:p>28.37961</text:p>
          </table:table-cell>
          <table:table-cell office:value-type="float" office:value="12.11154" calcext:value-type="float">
            <text:p>12.11154</text:p>
          </table:table-cell>
          <table:table-cell office:value-type="float" office:value="24.41324" calcext:value-type="float">
            <text:p>24.41324</text:p>
          </table:table-cell>
          <table:table-cell office:value-type="float" office:value="13.71881" calcext:value-type="float">
            <text:p>13.71881</text:p>
          </table:table-cell>
          <table:table-cell office:value-type="float" office:value="21.6712" calcext:value-type="float">
            <text:p>21.6712</text:p>
          </table:table-cell>
          <table:table-cell office:value-type="float" office:value="14.91666" calcext:value-type="float">
            <text:p>14.91666</text:p>
          </table:table-cell>
          <table:table-cell office:value-type="float" office:value="20.22845" calcext:value-type="float">
            <text:p>20.22845</text:p>
          </table:table-cell>
          <table:table-cell office:value-type="float" office:value="15.61801" calcext:value-type="float">
            <text:p>15.61801</text:p>
          </table:table-cell>
          <table:table-cell office:value-type="float" office:value="19.00037" calcext:value-type="float">
            <text:p>19.00037</text:p>
          </table:table-cell>
          <table:table-cell office:value-type="float" office:value="16.3075" calcext:value-type="float">
            <text:p>16.3075</text:p>
          </table:table-cell>
          <table:table-cell office:value-type="float" office:value="18.25806" calcext:value-type="float">
            <text:p>18.25806</text:p>
          </table:table-cell>
          <table:table-cell office:value-type="float" office:value="16.72876" calcext:value-type="float">
            <text:p>16.72876</text:p>
          </table:table-cell>
          <table:table-cell office:value-type="float" office:value="17.46164" calcext:value-type="float">
            <text:p>17.46164</text:p>
          </table:table-cell>
          <table:table-cell office:value-type="float" office:value="17.15552" calcext:value-type="float">
            <text:p>17.15552</text:p>
          </table:table-cell>
          <table:table-cell office:value-type="float" office:value="17.33078" calcext:value-type="float">
            <text:p>17.33078</text:p>
          </table:table-cell>
          <table:table-cell office:value-type="float" office:value="16.96359" calcext:value-type="float">
            <text:p>16.96359</text:p>
          </table:table-cell>
          <table:table-cell office:value-type="float" office:value="15.96027" calcext:value-type="float">
            <text:p>15.96027</text:p>
          </table:table-cell>
          <table:table-cell office:value-type="float" office:value="15.83035" calcext:value-type="float">
            <text:p>15.83035</text:p>
          </table:table-cell>
          <table:table-cell office:value-type="float" office:value="14.31555" calcext:value-type="float">
            <text:p>14.31555</text:p>
          </table:table-cell>
          <table:table-cell office:value-type="float" office:value="14.27655" calcext:value-type="float">
            <text:p>14.27655</text:p>
          </table:table-cell>
          <table:table-cell office:value-type="float" office:value="12.89767" calcext:value-type="float">
            <text:p>12.89767</text:p>
          </table:table-cell>
          <table:table-cell office:value-type="float" office:value="12.77072" calcext:value-type="float">
            <text:p>12.77072</text:p>
          </table:table-cell>
          <table:table-cell office:value-type="float" office:value="11.77316" calcext:value-type="float">
            <text:p>11.77316</text:p>
          </table:table-cell>
          <table:table-cell office:value-type="float" office:value="11.62943" calcext:value-type="float">
            <text:p>11.62943</text:p>
          </table:table-cell>
          <table:table-cell office:value-type="float" office:value="11.21249" calcext:value-type="float">
            <text:p>11.21249</text:p>
          </table:table-cell>
          <table:table-cell office:value-type="float" office:value="11.07755" calcext:value-type="float">
            <text:p>11.07755</text:p>
          </table:table-cell>
          <table:table-cell office:value-type="float" office:value="38.10654" calcext:value-type="float">
            <text:p>38.10654</text:p>
          </table:table-cell>
          <table:table-cell office:value-type="float" office:value="9.239807" calcext:value-type="float">
            <text:p>9.2398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1" calcext:value-type="float">
            <text:p>26052001</text:p>
          </table:table-cell>
          <table:table-cell office:value-type="float" office:value="25.10045" calcext:value-type="float">
            <text:p>25.10045</text:p>
          </table:table-cell>
          <table:table-cell office:value-type="float" office:value="22.65" calcext:value-type="float">
            <text:p>22.65</text:p>
          </table:table-cell>
          <table:table-cell office:value-type="float" office:value="11.67" calcext:value-type="float">
            <text:p>11.67</text:p>
          </table:table-cell>
          <table:table-cell office:value-type="float" office:value="1.179438" calcext:value-type="float">
            <text:p>1.179438</text:p>
          </table:table-cell>
          <table:table-cell office:value-type="float" office:value="0.9935572" calcext:value-type="float">
            <text:p>0.9935572</text:p>
          </table:table-cell>
          <table:table-cell office:value-type="float" office:value="549.36" calcext:value-type="float">
            <text:p>549.36</text:p>
          </table:table-cell>
          <table:table-cell office:value-type="float" office:value="0" calcext:value-type="float">
            <text:p>0</text:p>
          </table:table-cell>
          <table:table-cell office:value-type="float" office:value="45.94077" calcext:value-type="float">
            <text:p>45.94077</text:p>
          </table:table-cell>
          <table:table-cell office:value-type="float" office:value="11.32886" calcext:value-type="float">
            <text:p>11.32886</text:p>
          </table:table-cell>
          <table:table-cell office:value-type="float" office:value="34.14362" calcext:value-type="float">
            <text:p>34.14362</text:p>
          </table:table-cell>
          <table:table-cell office:value-type="float" office:value="14.51505" calcext:value-type="float">
            <text:p>14.51505</text:p>
          </table:table-cell>
          <table:table-cell office:value-type="float" office:value="29.25662" calcext:value-type="float">
            <text:p>29.25662</text:p>
          </table:table-cell>
          <table:table-cell office:value-type="float" office:value="16.15344" calcext:value-type="float">
            <text:p>16.15344</text:p>
          </table:table-cell>
          <table:table-cell office:value-type="float" office:value="25.50681" calcext:value-type="float">
            <text:p>25.50681</text:p>
          </table:table-cell>
          <table:table-cell office:value-type="float" office:value="17.15631" calcext:value-type="float">
            <text:p>17.15631</text:p>
          </table:table-cell>
          <table:table-cell office:value-type="float" office:value="23.315" calcext:value-type="float">
            <text:p>23.315</text:p>
          </table:table-cell>
          <table:table-cell office:value-type="float" office:value="17.60284" calcext:value-type="float">
            <text:p>17.60284</text:p>
          </table:table-cell>
          <table:table-cell office:value-type="float" office:value="21.28915" calcext:value-type="float">
            <text:p>21.28915</text:p>
          </table:table-cell>
          <table:table-cell office:value-type="float" office:value="17.9169" calcext:value-type="float">
            <text:p>17.9169</text:p>
          </table:table-cell>
          <table:table-cell office:value-type="float" office:value="19.88336" calcext:value-type="float">
            <text:p>19.88336</text:p>
          </table:table-cell>
          <table:table-cell office:value-type="float" office:value="17.83267" calcext:value-type="float">
            <text:p>17.83267</text:p>
          </table:table-cell>
          <table:table-cell office:value-type="float" office:value="17.95142" calcext:value-type="float">
            <text:p>17.95142</text:p>
          </table:table-cell>
          <table:table-cell office:value-type="float" office:value="17.33359" calcext:value-type="float">
            <text:p>17.33359</text:p>
          </table:table-cell>
          <table:table-cell office:value-type="float" office:value="16.96121" calcext:value-type="float">
            <text:p>16.96121</text:p>
          </table:table-cell>
          <table:table-cell office:value-type="float" office:value="16.86462" calcext:value-type="float">
            <text:p>16.86462</text:p>
          </table:table-cell>
          <table:table-cell office:value-type="float" office:value="15.82895" calcext:value-type="float">
            <text:p>15.82895</text:p>
          </table:table-cell>
          <table:table-cell office:value-type="float" office:value="15.71475" calcext:value-type="float">
            <text:p>15.71475</text:p>
          </table:table-cell>
          <table:table-cell office:value-type="float" office:value="14.32971" calcext:value-type="float">
            <text:p>14.32971</text:p>
          </table:table-cell>
          <table:table-cell office:value-type="float" office:value="14.3158" calcext:value-type="float">
            <text:p>14.3158</text:p>
          </table:table-cell>
          <table:table-cell office:value-type="float" office:value="13.00433" calcext:value-type="float">
            <text:p>13.00433</text:p>
          </table:table-cell>
          <table:table-cell office:value-type="float" office:value="12.8989" calcext:value-type="float">
            <text:p>12.8989</text:p>
          </table:table-cell>
          <table:table-cell office:value-type="float" office:value="11.9101" calcext:value-type="float">
            <text:p>11.9101</text:p>
          </table:table-cell>
          <table:table-cell office:value-type="float" office:value="11.77463" calcext:value-type="float">
            <text:p>11.77463</text:p>
          </table:table-cell>
          <table:table-cell office:value-type="float" office:value="11.34756" calcext:value-type="float">
            <text:p>11.34756</text:p>
          </table:table-cell>
          <table:table-cell office:value-type="float" office:value="11.2139" calcext:value-type="float">
            <text:p>11.2139</text:p>
          </table:table-cell>
          <table:table-cell office:value-type="float" office:value="45.94064" calcext:value-type="float">
            <text:p>45.94064</text:p>
          </table:table-cell>
          <table:table-cell office:value-type="float" office:value="11.32889" calcext:value-type="float">
            <text:p>11.328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1" calcext:value-type="float">
            <text:p>27052001</text:p>
          </table:table-cell>
          <table:table-cell office:value-type="float" office:value="26.2668" calcext:value-type="float">
            <text:p>26.2668</text:p>
          </table:table-cell>
          <table:table-cell office:value-type="float" office:value="27.17" calcext:value-type="float">
            <text:p>27.17</text:p>
          </table:table-cell>
          <table:table-cell office:value-type="float" office:value="9.78" calcext:value-type="float">
            <text:p>9.78</text:p>
          </table:table-cell>
          <table:table-cell office:value-type="float" office:value="1.348064" calcext:value-type="float">
            <text:p>1.348064</text:p>
          </table:table-cell>
          <table:table-cell office:value-type="float" office:value="0.9052536" calcext:value-type="float">
            <text:p>0.9052536</text:p>
          </table:table-cell>
          <table:table-cell office:value-type="float" office:value="177.48" calcext:value-type="float">
            <text:p>177.48</text:p>
          </table:table-cell>
          <table:table-cell office:value-type="float" office:value="0" calcext:value-type="float">
            <text:p>0</text:p>
          </table:table-cell>
          <table:table-cell office:value-type="float" office:value="48.26593" calcext:value-type="float">
            <text:p>48.26593</text:p>
          </table:table-cell>
          <table:table-cell office:value-type="float" office:value="11.23926" calcext:value-type="float">
            <text:p>11.23926</text:p>
          </table:table-cell>
          <table:table-cell office:value-type="float" office:value="36.11102" calcext:value-type="float">
            <text:p>36.11102</text:p>
          </table:table-cell>
          <table:table-cell office:value-type="float" office:value="15.73404" calcext:value-type="float">
            <text:p>15.73404</text:p>
          </table:table-cell>
          <table:table-cell office:value-type="float" office:value="31.04742" calcext:value-type="float">
            <text:p>31.04742</text:p>
          </table:table-cell>
          <table:table-cell office:value-type="float" office:value="17.81183" calcext:value-type="float">
            <text:p>17.81183</text:p>
          </table:table-cell>
          <table:table-cell office:value-type="float" office:value="27.19235" calcext:value-type="float">
            <text:p>27.19235</text:p>
          </table:table-cell>
          <table:table-cell office:value-type="float" office:value="19.00491" calcext:value-type="float">
            <text:p>19.00491</text:p>
          </table:table-cell>
          <table:table-cell office:value-type="float" office:value="24.91599" calcext:value-type="float">
            <text:p>24.91599</text:p>
          </table:table-cell>
          <table:table-cell office:value-type="float" office:value="19.44025" calcext:value-type="float">
            <text:p>19.44025</text:p>
          </table:table-cell>
          <table:table-cell office:value-type="float" office:value="22.74573" calcext:value-type="float">
            <text:p>22.74573</text:p>
          </table:table-cell>
          <table:table-cell office:value-type="float" office:value="19.62265" calcext:value-type="float">
            <text:p>19.62265</text:p>
          </table:table-cell>
          <table:table-cell office:value-type="float" office:value="21.1138" calcext:value-type="float">
            <text:p>21.1138</text:p>
          </table:table-cell>
          <table:table-cell office:value-type="float" office:value="19.22614" calcext:value-type="float">
            <text:p>19.22614</text:p>
          </table:table-cell>
          <table:table-cell office:value-type="float" office:value="18.80698" calcext:value-type="float">
            <text:p>18.80698</text:p>
          </table:table-cell>
          <table:table-cell office:value-type="float" office:value="17.96729" calcext:value-type="float">
            <text:p>17.96729</text:p>
          </table:table-cell>
          <table:table-cell office:value-type="float" office:value="17.06876" calcext:value-type="float">
            <text:p>17.06876</text:p>
          </table:table-cell>
          <table:table-cell office:value-type="float" office:value="16.87201" calcext:value-type="float">
            <text:p>16.87201</text:p>
          </table:table-cell>
          <table:table-cell office:value-type="float" office:value="15.71384" calcext:value-type="float">
            <text:p>15.71384</text:p>
          </table:table-cell>
          <table:table-cell office:value-type="float" office:value="15.67084" calcext:value-type="float">
            <text:p>15.67084</text:p>
          </table:table-cell>
          <table:table-cell office:value-type="float" office:value="14.34253" calcext:value-type="float">
            <text:p>14.34253</text:p>
          </table:table-cell>
          <table:table-cell office:value-type="float" office:value="14.32983" calcext:value-type="float">
            <text:p>14.32983</text:p>
          </table:table-cell>
          <table:table-cell office:value-type="float" office:value="13.0946" calcext:value-type="float">
            <text:p>13.0946</text:p>
          </table:table-cell>
          <table:table-cell office:value-type="float" office:value="13.00537" calcext:value-type="float">
            <text:p>13.00537</text:p>
          </table:table-cell>
          <table:table-cell office:value-type="float" office:value="12.03799" calcext:value-type="float">
            <text:p>12.03799</text:p>
          </table:table-cell>
          <table:table-cell office:value-type="float" office:value="11.91147" calcext:value-type="float">
            <text:p>11.91147</text:p>
          </table:table-cell>
          <table:table-cell office:value-type="float" office:value="11.47998" calcext:value-type="float">
            <text:p>11.47998</text:p>
          </table:table-cell>
          <table:table-cell office:value-type="float" office:value="11.34897" calcext:value-type="float">
            <text:p>11.34897</text:p>
          </table:table-cell>
          <table:table-cell office:value-type="float" office:value="48.26581" calcext:value-type="float">
            <text:p>48.26581</text:p>
          </table:table-cell>
          <table:table-cell office:value-type="float" office:value="11.23929" calcext:value-type="float">
            <text:p>11.239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1" calcext:value-type="float">
            <text:p>28052001</text:p>
          </table:table-cell>
          <table:table-cell office:value-type="float" office:value="27.60881" calcext:value-type="float">
            <text:p>27.60881</text:p>
          </table:table-cell>
          <table:table-cell office:value-type="float" office:value="25.97" calcext:value-type="float">
            <text:p>25.97</text:p>
          </table:table-cell>
          <table:table-cell office:value-type="float" office:value="13.24" calcext:value-type="float">
            <text:p>13.24</text:p>
          </table:table-cell>
          <table:table-cell office:value-type="float" office:value="1.512982" calcext:value-type="float">
            <text:p>1.512982</text:p>
          </table:table-cell>
          <table:table-cell office:value-type="float" office:value="1.187376" calcext:value-type="float">
            <text:p>1.187376</text:p>
          </table:table-cell>
          <table:table-cell office:value-type="float" office:value="289.296" calcext:value-type="float">
            <text:p>289.296</text:p>
          </table:table-cell>
          <table:table-cell office:value-type="float" office:value="0" calcext:value-type="float">
            <text:p>0</text:p>
          </table:table-cell>
          <table:table-cell office:value-type="float" office:value="48.79211" calcext:value-type="float">
            <text:p>48.79211</text:p>
          </table:table-cell>
          <table:table-cell office:value-type="float" office:value="14.5929" calcext:value-type="float">
            <text:p>14.5929</text:p>
          </table:table-cell>
          <table:table-cell office:value-type="float" office:value="37.29337" calcext:value-type="float">
            <text:p>37.29337</text:p>
          </table:table-cell>
          <table:table-cell office:value-type="float" office:value="18.57104" calcext:value-type="float">
            <text:p>18.57104</text:p>
          </table:table-cell>
          <table:table-cell office:value-type="float" office:value="32.4758" calcext:value-type="float">
            <text:p>32.4758</text:p>
          </table:table-cell>
          <table:table-cell office:value-type="float" office:value="20.24893" calcext:value-type="float">
            <text:p>20.24893</text:p>
          </table:table-cell>
          <table:table-cell office:value-type="float" office:value="28.64819" calcext:value-type="float">
            <text:p>28.64819</text:p>
          </table:table-cell>
          <table:table-cell office:value-type="float" office:value="21.0972" calcext:value-type="float">
            <text:p>21.0972</text:p>
          </table:table-cell>
          <table:table-cell office:value-type="float" office:value="26.31775" calcext:value-type="float">
            <text:p>26.31775</text:p>
          </table:table-cell>
          <table:table-cell office:value-type="float" office:value="21.29224" calcext:value-type="float">
            <text:p>21.29224</text:p>
          </table:table-cell>
          <table:table-cell office:value-type="float" office:value="24.01968" calcext:value-type="float">
            <text:p>24.01968</text:p>
          </table:table-cell>
          <table:table-cell office:value-type="float" office:value="21.20074" calcext:value-type="float">
            <text:p>21.20074</text:p>
          </table:table-cell>
          <table:table-cell office:value-type="float" office:value="22.26566" calcext:value-type="float">
            <text:p>22.26566</text:p>
          </table:table-cell>
          <table:table-cell office:value-type="float" office:value="20.53592" calcext:value-type="float">
            <text:p>20.53592</text:p>
          </table:table-cell>
          <table:table-cell office:value-type="float" office:value="19.71509" calcext:value-type="float">
            <text:p>19.71509</text:p>
          </table:table-cell>
          <table:table-cell office:value-type="float" office:value="18.82303" calcext:value-type="float">
            <text:p>18.82303</text:p>
          </table:table-cell>
          <table:table-cell office:value-type="float" office:value="17.43933" calcext:value-type="float">
            <text:p>17.43933</text:p>
          </table:table-cell>
          <table:table-cell office:value-type="float" office:value="17.07196" calcext:value-type="float">
            <text:p>17.07196</text:p>
          </table:table-cell>
          <table:table-cell office:value-type="float" office:value="15.71725" calcext:value-type="float">
            <text:p>15.71725</text:p>
          </table:table-cell>
          <table:table-cell office:value-type="float" office:value="15.67081" calcext:value-type="float">
            <text:p>15.67081</text:p>
          </table:table-cell>
          <table:table-cell office:value-type="float" office:value="14.37564" calcext:value-type="float">
            <text:p>14.37564</text:p>
          </table:table-cell>
          <table:table-cell office:value-type="float" office:value="14.34271" calcext:value-type="float">
            <text:p>14.34271</text:p>
          </table:table-cell>
          <table:table-cell office:value-type="float" office:value="13.17593" calcext:value-type="float">
            <text:p>13.17593</text:p>
          </table:table-cell>
          <table:table-cell office:value-type="float" office:value="13.09546" calcext:value-type="float">
            <text:p>13.09546</text:p>
          </table:table-cell>
          <table:table-cell office:value-type="float" office:value="12.15717" calcext:value-type="float">
            <text:p>12.15717</text:p>
          </table:table-cell>
          <table:table-cell office:value-type="float" office:value="12.03925" calcext:value-type="float">
            <text:p>12.03925</text:p>
          </table:table-cell>
          <table:table-cell office:value-type="float" office:value="11.60748" calcext:value-type="float">
            <text:p>11.60748</text:p>
          </table:table-cell>
          <table:table-cell office:value-type="float" office:value="11.48132" calcext:value-type="float">
            <text:p>11.48132</text:p>
          </table:table-cell>
          <table:table-cell office:value-type="float" office:value="48.79199" calcext:value-type="float">
            <text:p>48.79199</text:p>
          </table:table-cell>
          <table:table-cell office:value-type="float" office:value="14.59293" calcext:value-type="float">
            <text:p>14.592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1" calcext:value-type="float">
            <text:p>29052001</text:p>
          </table:table-cell>
          <table:table-cell office:value-type="float" office:value="24.41142" calcext:value-type="float">
            <text:p>24.41142</text:p>
          </table:table-cell>
          <table:table-cell office:value-type="float" office:value="20.72" calcext:value-type="float">
            <text:p>20.72</text:p>
          </table:table-cell>
          <table:table-cell office:value-type="float" office:value="12.82" calcext:value-type="float">
            <text:p>12.82</text:p>
          </table:table-cell>
          <table:table-cell office:value-type="float" office:value="1.568718" calcext:value-type="float">
            <text:p>1.568718</text:p>
          </table:table-cell>
          <table:table-cell office:value-type="float" office:value="1.206382" calcext:value-type="float">
            <text:p>1.206382</text:p>
          </table:table-cell>
          <table:table-cell office:value-type="float" office:value="406.008" calcext:value-type="float">
            <text:p>406.008</text:p>
          </table:table-cell>
          <table:table-cell office:value-type="float" office:value="0" calcext:value-type="float">
            <text:p>0</text:p>
          </table:table-cell>
          <table:table-cell office:value-type="float" office:value="45.12518" calcext:value-type="float">
            <text:p>45.12518</text:p>
          </table:table-cell>
          <table:table-cell office:value-type="float" office:value="14.77853" calcext:value-type="float">
            <text:p>14.77853</text:p>
          </table:table-cell>
          <table:table-cell office:value-type="float" office:value="35.07352" calcext:value-type="float">
            <text:p>35.07352</text:p>
          </table:table-cell>
          <table:table-cell office:value-type="float" office:value="18.83865" calcext:value-type="float">
            <text:p>18.83865</text:p>
          </table:table-cell>
          <table:table-cell office:value-type="float" office:value="31.01407" calcext:value-type="float">
            <text:p>31.01407</text:p>
          </table:table-cell>
          <table:table-cell office:value-type="float" office:value="20.73956" calcext:value-type="float">
            <text:p>20.73956</text:p>
          </table:table-cell>
          <table:table-cell office:value-type="float" office:value="27.85403" calcext:value-type="float">
            <text:p>27.85403</text:p>
          </table:table-cell>
          <table:table-cell office:value-type="float" office:value="21.75278" calcext:value-type="float">
            <text:p>21.75278</text:p>
          </table:table-cell>
          <table:table-cell office:value-type="float" office:value="25.93765" calcext:value-type="float">
            <text:p>25.93765</text:p>
          </table:table-cell>
          <table:table-cell office:value-type="float" office:value="22.04883" calcext:value-type="float">
            <text:p>22.04883</text:p>
          </table:table-cell>
          <table:table-cell office:value-type="float" office:value="24.01877" calcext:value-type="float">
            <text:p>24.01877</text:p>
          </table:table-cell>
          <table:table-cell office:value-type="float" office:value="22.02585" calcext:value-type="float">
            <text:p>22.02585</text:p>
          </table:table-cell>
          <table:table-cell office:value-type="float" office:value="22.53613" calcext:value-type="float">
            <text:p>22.53613</text:p>
          </table:table-cell>
          <table:table-cell office:value-type="float" office:value="21.37631" calcext:value-type="float">
            <text:p>21.37631</text:p>
          </table:table-cell>
          <table:table-cell office:value-type="float" office:value="20.34753" calcext:value-type="float">
            <text:p>20.34753</text:p>
          </table:table-cell>
          <table:table-cell office:value-type="float" office:value="19.73053" calcext:value-type="float">
            <text:p>19.73053</text:p>
          </table:table-cell>
          <table:table-cell office:value-type="float" office:value="17.87662" calcext:value-type="float">
            <text:p>17.87662</text:p>
          </table:table-cell>
          <table:table-cell office:value-type="float" office:value="17.44394" calcext:value-type="float">
            <text:p>17.44394</text:p>
          </table:table-cell>
          <table:table-cell office:value-type="float" office:value="15.84641" calcext:value-type="float">
            <text:p>15.84641</text:p>
          </table:table-cell>
          <table:table-cell office:value-type="float" office:value="15.71817" calcext:value-type="float">
            <text:p>15.71817</text:p>
          </table:table-cell>
          <table:table-cell office:value-type="float" office:value="14.44131" calcext:value-type="float">
            <text:p>14.44131</text:p>
          </table:table-cell>
          <table:table-cell office:value-type="float" office:value="14.37613" calcext:value-type="float">
            <text:p>14.37613</text:p>
          </table:table-cell>
          <table:table-cell office:value-type="float" office:value="13.25751" calcext:value-type="float">
            <text:p>13.25751</text:p>
          </table:table-cell>
          <table:table-cell office:value-type="float" office:value="13.17673" calcext:value-type="float">
            <text:p>13.17673</text:p>
          </table:table-cell>
          <table:table-cell office:value-type="float" office:value="12.26935" calcext:value-type="float">
            <text:p>12.26935</text:p>
          </table:table-cell>
          <table:table-cell office:value-type="float" office:value="12.15836" calcext:value-type="float">
            <text:p>12.15836</text:p>
          </table:table-cell>
          <table:table-cell office:value-type="float" office:value="11.72946" calcext:value-type="float">
            <text:p>11.72946</text:p>
          </table:table-cell>
          <table:table-cell office:value-type="float" office:value="11.60876" calcext:value-type="float">
            <text:p>11.60876</text:p>
          </table:table-cell>
          <table:table-cell office:value-type="float" office:value="45.12509" calcext:value-type="float">
            <text:p>45.12509</text:p>
          </table:table-cell>
          <table:table-cell office:value-type="float" office:value="14.77856" calcext:value-type="float">
            <text:p>14.778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1" calcext:value-type="float">
            <text:p>30052001</text:p>
          </table:table-cell>
          <table:table-cell office:value-type="float" office:value="11.7983" calcext:value-type="float">
            <text:p>11.7983</text:p>
          </table:table-cell>
          <table:table-cell office:value-type="float" office:value="16.2" calcext:value-type="float">
            <text:p>16.2</text:p>
          </table:table-cell>
          <table:table-cell office:value-type="float" office:value="11.05" calcext:value-type="float">
            <text:p>11.05</text:p>
          </table:table-cell>
          <table:table-cell office:value-type="float" office:value="1.6143" calcext:value-type="float">
            <text:p>1.6143</text:p>
          </table:table-cell>
          <table:table-cell office:value-type="float" office:value="1.156131" calcext:value-type="float">
            <text:p>1.156131</text:p>
          </table:table-cell>
          <table:table-cell office:value-type="float" office:value="562.968" calcext:value-type="float">
            <text:p>562.968</text:p>
          </table:table-cell>
          <table:table-cell office:value-type="float" office:value="12.573" calcext:value-type="float">
            <text:p>12.573</text:p>
          </table:table-cell>
          <table:table-cell office:value-type="float" office:value="22.79648" calcext:value-type="float">
            <text:p>22.79648</text:p>
          </table:table-cell>
          <table:table-cell office:value-type="float" office:value="11.26907" calcext:value-type="float">
            <text:p>11.26907</text:p>
          </table:table-cell>
          <table:table-cell office:value-type="float" office:value="22.19559" calcext:value-type="float">
            <text:p>22.19559</text:p>
          </table:table-cell>
          <table:table-cell office:value-type="float" office:value="13.71213" calcext:value-type="float">
            <text:p>13.71213</text:p>
          </table:table-cell>
          <table:table-cell office:value-type="float" office:value="23.99542" calcext:value-type="float">
            <text:p>23.99542</text:p>
          </table:table-cell>
          <table:table-cell office:value-type="float" office:value="16.12115" calcext:value-type="float">
            <text:p>16.12115</text:p>
          </table:table-cell>
          <table:table-cell office:value-type="float" office:value="24.71609" calcext:value-type="float">
            <text:p>24.71609</text:p>
          </table:table-cell>
          <table:table-cell office:value-type="float" office:value="18.18274" calcext:value-type="float">
            <text:p>18.18274</text:p>
          </table:table-cell>
          <table:table-cell office:value-type="float" office:value="24.51212" calcext:value-type="float">
            <text:p>24.51212</text:p>
          </table:table-cell>
          <table:table-cell office:value-type="float" office:value="19.2977" calcext:value-type="float">
            <text:p>19.2977</text:p>
          </table:table-cell>
          <table:table-cell office:value-type="float" office:value="23.85507" calcext:value-type="float">
            <text:p>23.85507</text:p>
          </table:table-cell>
          <table:table-cell office:value-type="float" office:value="20.36243" calcext:value-type="float">
            <text:p>20.36243</text:p>
          </table:table-cell>
          <table:table-cell office:value-type="float" office:value="22.53769" calcext:value-type="float">
            <text:p>22.53769</text:p>
          </table:table-cell>
          <table:table-cell office:value-type="float" office:value="20.56494" calcext:value-type="float">
            <text:p>20.56494</text:p>
          </table:table-cell>
          <table:table-cell office:value-type="float" office:value="20.52975" calcext:value-type="float">
            <text:p>20.52975</text:p>
          </table:table-cell>
          <table:table-cell office:value-type="float" office:value="20.19781" calcext:value-type="float">
            <text:p>20.19781</text:p>
          </table:table-cell>
          <table:table-cell office:value-type="float" office:value="18.20526" calcext:value-type="float">
            <text:p>18.20526</text:p>
          </table:table-cell>
          <table:table-cell office:value-type="float" office:value="17.88104" calcext:value-type="float">
            <text:p>17.88104</text:p>
          </table:table-cell>
          <table:table-cell office:value-type="float" office:value="16.02338" calcext:value-type="float">
            <text:p>16.02338</text:p>
          </table:table-cell>
          <table:table-cell office:value-type="float" office:value="15.84805" calcext:value-type="float">
            <text:p>15.84805</text:p>
          </table:table-cell>
          <table:table-cell office:value-type="float" office:value="14.54056" calcext:value-type="float">
            <text:p>14.54056</text:p>
          </table:table-cell>
          <table:table-cell office:value-type="float" office:value="14.44217" calcext:value-type="float">
            <text:p>14.44217</text:p>
          </table:table-cell>
          <table:table-cell office:value-type="float" office:value="13.34634" calcext:value-type="float">
            <text:p>13.34634</text:p>
          </table:table-cell>
          <table:table-cell office:value-type="float" office:value="13.25842" calcext:value-type="float">
            <text:p>13.25842</text:p>
          </table:table-cell>
          <table:table-cell office:value-type="float" office:value="12.37732" calcext:value-type="float">
            <text:p>12.37732</text:p>
          </table:table-cell>
          <table:table-cell office:value-type="float" office:value="12.27051" calcext:value-type="float">
            <text:p>12.27051</text:p>
          </table:table-cell>
          <table:table-cell office:value-type="float" office:value="11.84583" calcext:value-type="float">
            <text:p>11.84583</text:p>
          </table:table-cell>
          <table:table-cell office:value-type="float" office:value="11.73068" calcext:value-type="float">
            <text:p>11.73068</text:p>
          </table:table-cell>
          <table:table-cell office:value-type="float" office:value="22.79648" calcext:value-type="float">
            <text:p>22.79648</text:p>
          </table:table-cell>
          <table:table-cell office:value-type="float" office:value="11.26907" calcext:value-type="float">
            <text:p>11.269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1" calcext:value-type="float">
            <text:p>31052001</text:p>
          </table:table-cell>
          <table:table-cell office:value-type="float" office:value="12.29976" calcext:value-type="float">
            <text:p>12.29976</text:p>
          </table:table-cell>
          <table:table-cell office:value-type="float" office:value="17.46" calcext:value-type="float">
            <text:p>17.46</text:p>
          </table:table-cell>
          <table:table-cell office:value-type="float" office:value="9.71" calcext:value-type="float">
            <text:p>9.71</text:p>
          </table:table-cell>
          <table:table-cell office:value-type="float" office:value="1.350063" calcext:value-type="float">
            <text:p>1.350063</text:p>
          </table:table-cell>
          <table:table-cell office:value-type="float" office:value="1.057317" calcext:value-type="float">
            <text:p>1.057317</text:p>
          </table:table-cell>
          <table:table-cell office:value-type="float" office:value="412.596" calcext:value-type="float">
            <text:p>412.596</text:p>
          </table:table-cell>
          <table:table-cell office:value-type="float" office:value="0.254" calcext:value-type="float">
            <text:p>0.254</text:p>
          </table:table-cell>
          <table:table-cell office:value-type="float" office:value="23.32724" calcext:value-type="float">
            <text:p>23.32724</text:p>
          </table:table-cell>
          <table:table-cell office:value-type="float" office:value="9.571564" calcext:value-type="float">
            <text:p>9.571564</text:p>
          </table:table-cell>
          <table:table-cell office:value-type="float" office:value="21.04578" calcext:value-type="float">
            <text:p>21.04578</text:p>
          </table:table-cell>
          <table:table-cell office:value-type="float" office:value="12.08267" calcext:value-type="float">
            <text:p>12.08267</text:p>
          </table:table-cell>
          <table:table-cell office:value-type="float" office:value="19.87659" calcext:value-type="float">
            <text:p>19.87659</text:p>
          </table:table-cell>
          <table:table-cell office:value-type="float" office:value="14.40311" calcext:value-type="float">
            <text:p>14.40311</text:p>
          </table:table-cell>
          <table:table-cell office:value-type="float" office:value="19.24579" calcext:value-type="float">
            <text:p>19.24579</text:p>
          </table:table-cell>
          <table:table-cell office:value-type="float" office:value="16.2005" calcext:value-type="float">
            <text:p>16.2005</text:p>
          </table:table-cell>
          <table:table-cell office:value-type="float" office:value="19.21222" calcext:value-type="float">
            <text:p>19.21222</text:p>
          </table:table-cell>
          <table:table-cell office:value-type="float" office:value="17.27502" calcext:value-type="float">
            <text:p>17.27502</text:p>
          </table:table-cell>
          <table:table-cell office:value-type="float" office:value="20.30487" calcext:value-type="float">
            <text:p>20.30487</text:p>
          </table:table-cell>
          <table:table-cell office:value-type="float" office:value="18.25882" calcext:value-type="float">
            <text:p>18.25882</text:p>
          </table:table-cell>
          <table:table-cell office:value-type="float" office:value="20.53235" calcext:value-type="float">
            <text:p>20.53235</text:p>
          </table:table-cell>
          <table:table-cell office:value-type="float" office:value="18.78494" calcext:value-type="float">
            <text:p>18.78494</text:p>
          </table:table-cell>
          <table:table-cell office:value-type="float" office:value="20.18918" calcext:value-type="float">
            <text:p>20.18918</text:p>
          </table:table-cell>
          <table:table-cell office:value-type="float" office:value="19.00485" calcext:value-type="float">
            <text:p>19.00485</text:p>
          </table:table-cell>
          <table:table-cell office:value-type="float" office:value="18.22705" calcext:value-type="float">
            <text:p>18.22705</text:p>
          </table:table-cell>
          <table:table-cell office:value-type="float" office:value="18.10217" calcext:value-type="float">
            <text:p>18.10217</text:p>
          </table:table-cell>
          <table:table-cell office:value-type="float" office:value="16.1687" calcext:value-type="float">
            <text:p>16.1687</text:p>
          </table:table-cell>
          <table:table-cell office:value-type="float" office:value="16.02527" calcext:value-type="float">
            <text:p>16.02527</text:p>
          </table:table-cell>
          <table:table-cell office:value-type="float" office:value="14.65857" calcext:value-type="float">
            <text:p>14.65857</text:p>
          </table:table-cell>
          <table:table-cell office:value-type="float" office:value="14.54175" calcext:value-type="float">
            <text:p>14.54175</text:p>
          </table:table-cell>
          <table:table-cell office:value-type="float" office:value="13.44464" calcext:value-type="float">
            <text:p>13.44464</text:p>
          </table:table-cell>
          <table:table-cell office:value-type="float" office:value="13.34726" calcext:value-type="float">
            <text:p>13.34726</text:p>
          </table:table-cell>
          <table:table-cell office:value-type="float" office:value="12.48389" calcext:value-type="float">
            <text:p>12.48389</text:p>
          </table:table-cell>
          <table:table-cell office:value-type="float" office:value="12.37845" calcext:value-type="float">
            <text:p>12.37845</text:p>
          </table:table-cell>
          <table:table-cell office:value-type="float" office:value="11.95804" calcext:value-type="float">
            <text:p>11.95804</text:p>
          </table:table-cell>
          <table:table-cell office:value-type="float" office:value="11.84702" calcext:value-type="float">
            <text:p>11.84702</text:p>
          </table:table-cell>
          <table:table-cell office:value-type="float" office:value="23.32724" calcext:value-type="float">
            <text:p>23.32724</text:p>
          </table:table-cell>
          <table:table-cell office:value-type="float" office:value="9.571564" calcext:value-type="float">
            <text:p>9.5715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1" calcext:value-type="float">
            <text:p>1062001</text:p>
          </table:table-cell>
          <table:table-cell office:value-type="float" office:value="24.72743" calcext:value-type="float">
            <text:p>24.72743</text:p>
          </table:table-cell>
          <table:table-cell office:value-type="float" office:value="26.66" calcext:value-type="float">
            <text:p>26.66</text:p>
          </table:table-cell>
          <table:table-cell office:value-type="float" office:value="9.81" calcext:value-type="float">
            <text:p>9.81</text:p>
          </table:table-cell>
          <table:table-cell office:value-type="float" office:value="1.534252" calcext:value-type="float">
            <text:p>1.534252</text:p>
          </table:table-cell>
          <table:table-cell office:value-type="float" office:value="1.002311" calcext:value-type="float">
            <text:p>1.002311</text:p>
          </table:table-cell>
          <table:table-cell office:value-type="float" office:value="547.92" calcext:value-type="float">
            <text:p>547.92</text:p>
          </table:table-cell>
          <table:table-cell office:value-type="float" office:value="0.508" calcext:value-type="float">
            <text:p>0.508</text:p>
          </table:table-cell>
          <table:table-cell office:value-type="float" office:value="33.20319" calcext:value-type="float">
            <text:p>33.20319</text:p>
          </table:table-cell>
          <table:table-cell office:value-type="float" office:value="9.237732" calcext:value-type="float">
            <text:p>9.237732</text:p>
          </table:table-cell>
          <table:table-cell office:value-type="float" office:value="27.32108" calcext:value-type="float">
            <text:p>27.32108</text:p>
          </table:table-cell>
          <table:table-cell office:value-type="float" office:value="11.36444" calcext:value-type="float">
            <text:p>11.36444</text:p>
          </table:table-cell>
          <table:table-cell office:value-type="float" office:value="24.00189" calcext:value-type="float">
            <text:p>24.00189</text:p>
          </table:table-cell>
          <table:table-cell office:value-type="float" office:value="13.43781" calcext:value-type="float">
            <text:p>13.43781</text:p>
          </table:table-cell>
          <table:table-cell office:value-type="float" office:value="21.77097" calcext:value-type="float">
            <text:p>21.77097</text:p>
          </table:table-cell>
          <table:table-cell office:value-type="float" office:value="15.17365" calcext:value-type="float">
            <text:p>15.17365</text:p>
          </table:table-cell>
          <table:table-cell office:value-type="float" office:value="20.58734" calcext:value-type="float">
            <text:p>20.58734</text:p>
          </table:table-cell>
          <table:table-cell office:value-type="float" office:value="16.21732" calcext:value-type="float">
            <text:p>16.21732</text:p>
          </table:table-cell>
          <table:table-cell office:value-type="float" office:value="19.60593" calcext:value-type="float">
            <text:p>19.60593</text:p>
          </table:table-cell>
          <table:table-cell office:value-type="float" office:value="17.24158" calcext:value-type="float">
            <text:p>17.24158</text:p>
          </table:table-cell>
          <table:table-cell office:value-type="float" office:value="19.08429" calcext:value-type="float">
            <text:p>19.08429</text:p>
          </table:table-cell>
          <table:table-cell office:value-type="float" office:value="17.8396" calcext:value-type="float">
            <text:p>17.8396</text:p>
          </table:table-cell>
          <table:table-cell office:value-type="float" office:value="18.9975" calcext:value-type="float">
            <text:p>18.9975</text:p>
          </table:table-cell>
          <table:table-cell office:value-type="float" office:value="18.34775" calcext:value-type="float">
            <text:p>18.34775</text:p>
          </table:table-cell>
          <table:table-cell office:value-type="float" office:value="18.09937" calcext:value-type="float">
            <text:p>18.09937</text:p>
          </table:table-cell>
          <table:table-cell office:value-type="float" office:value="17.78101" calcext:value-type="float">
            <text:p>17.78101</text:p>
          </table:table-cell>
          <table:table-cell office:value-type="float" office:value="16.21875" calcext:value-type="float">
            <text:p>16.21875</text:p>
          </table:table-cell>
          <table:table-cell office:value-type="float" office:value="16.16971" calcext:value-type="float">
            <text:p>16.16971</text:p>
          </table:table-cell>
          <table:table-cell office:value-type="float" office:value="14.76434" calcext:value-type="float">
            <text:p>14.76434</text:p>
          </table:table-cell>
          <table:table-cell office:value-type="float" office:value="14.65979" calcext:value-type="float">
            <text:p>14.65979</text:p>
          </table:table-cell>
          <table:table-cell office:value-type="float" office:value="13.54858" calcext:value-type="float">
            <text:p>13.54858</text:p>
          </table:table-cell>
          <table:table-cell office:value-type="float" office:value="13.44571" calcext:value-type="float">
            <text:p>13.44571</text:p>
          </table:table-cell>
          <table:table-cell office:value-type="float" office:value="12.59048" calcext:value-type="float">
            <text:p>12.59048</text:p>
          </table:table-cell>
          <table:table-cell office:value-type="float" office:value="12.48495" calcext:value-type="float">
            <text:p>12.48495</text:p>
          </table:table-cell>
          <table:table-cell office:value-type="float" office:value="12.06711" calcext:value-type="float">
            <text:p>12.06711</text:p>
          </table:table-cell>
          <table:table-cell office:value-type="float" office:value="11.95917" calcext:value-type="float">
            <text:p>11.95917</text:p>
          </table:table-cell>
          <table:table-cell office:value-type="float" office:value="33.20319" calcext:value-type="float">
            <text:p>33.20319</text:p>
          </table:table-cell>
          <table:table-cell office:value-type="float" office:value="9.237762" calcext:value-type="float">
            <text:p>9.2377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1" calcext:value-type="float">
            <text:p>2062001</text:p>
          </table:table-cell>
          <table:table-cell office:value-type="float" office:value="28.62208" calcext:value-type="float">
            <text:p>28.62208</text:p>
          </table:table-cell>
          <table:table-cell office:value-type="float" office:value="22.8" calcext:value-type="float">
            <text:p>22.8</text:p>
          </table:table-cell>
          <table:table-cell office:value-type="float" office:value="10.22" calcext:value-type="float">
            <text:p>10.22</text:p>
          </table:table-cell>
          <table:table-cell office:value-type="float" office:value="1.29045" calcext:value-type="float">
            <text:p>1.29045</text:p>
          </table:table-cell>
          <table:table-cell office:value-type="float" office:value="1.015555" calcext:value-type="float">
            <text:p>1.015555</text:p>
          </table:table-cell>
          <table:table-cell office:value-type="float" office:value="325.656" calcext:value-type="float">
            <text:p>325.656</text:p>
          </table:table-cell>
          <table:table-cell office:value-type="float" office:value="0" calcext:value-type="float">
            <text:p>0</text:p>
          </table:table-cell>
          <table:table-cell office:value-type="float" office:value="46.58514" calcext:value-type="float">
            <text:p>46.58514</text:p>
          </table:table-cell>
          <table:table-cell office:value-type="float" office:value="10.47778" calcext:value-type="float">
            <text:p>10.47778</text:p>
          </table:table-cell>
          <table:table-cell office:value-type="float" office:value="34.21643" calcext:value-type="float">
            <text:p>34.21643</text:p>
          </table:table-cell>
          <table:table-cell office:value-type="float" office:value="13.92926" calcext:value-type="float">
            <text:p>13.92926</text:p>
          </table:table-cell>
          <table:table-cell office:value-type="float" office:value="29.26938" calcext:value-type="float">
            <text:p>29.26938</text:p>
          </table:table-cell>
          <table:table-cell office:value-type="float" office:value="15.8125" calcext:value-type="float">
            <text:p>15.8125</text:p>
          </table:table-cell>
          <table:table-cell office:value-type="float" office:value="25.66422" calcext:value-type="float">
            <text:p>25.66422</text:p>
          </table:table-cell>
          <table:table-cell office:value-type="float" office:value="17.09186" calcext:value-type="float">
            <text:p>17.09186</text:p>
          </table:table-cell>
          <table:table-cell office:value-type="float" office:value="23.5936" calcext:value-type="float">
            <text:p>23.5936</text:p>
          </table:table-cell>
          <table:table-cell office:value-type="float" office:value="17.74411" calcext:value-type="float">
            <text:p>17.74411</text:p>
          </table:table-cell>
          <table:table-cell office:value-type="float" office:value="21.71078" calcext:value-type="float">
            <text:p>21.71078</text:p>
          </table:table-cell>
          <table:table-cell office:value-type="float" office:value="18.29166" calcext:value-type="float">
            <text:p>18.29166</text:p>
          </table:table-cell>
          <table:table-cell office:value-type="float" office:value="20.42154" calcext:value-type="float">
            <text:p>20.42154</text:p>
          </table:table-cell>
          <table:table-cell office:value-type="float" office:value="18.41449" calcext:value-type="float">
            <text:p>18.41449</text:p>
          </table:table-cell>
          <table:table-cell office:value-type="float" office:value="18.67511" calcext:value-type="float">
            <text:p>18.67511</text:p>
          </table:table-cell>
          <table:table-cell office:value-type="float" office:value="18.35425" calcext:value-type="float">
            <text:p>18.35425</text:p>
          </table:table-cell>
          <table:table-cell office:value-type="float" office:value="17.77829" calcext:value-type="float">
            <text:p>17.77829</text:p>
          </table:table-cell>
          <table:table-cell office:value-type="float" office:value="17.61267" calcext:value-type="float">
            <text:p>17.61267</text:p>
          </table:table-cell>
          <table:table-cell office:value-type="float" office:value="16.21945" calcext:value-type="float">
            <text:p>16.21945</text:p>
          </table:table-cell>
          <table:table-cell office:value-type="float" office:value="16.21112" calcext:value-type="float">
            <text:p>16.21112</text:p>
          </table:table-cell>
          <table:table-cell office:value-type="float" office:value="14.84161" calcext:value-type="float">
            <text:p>14.84161</text:p>
          </table:table-cell>
          <table:table-cell office:value-type="float" office:value="14.76529" calcext:value-type="float">
            <text:p>14.76529</text:p>
          </table:table-cell>
          <table:table-cell office:value-type="float" office:value="13.64966" calcext:value-type="float">
            <text:p>13.64966</text:p>
          </table:table-cell>
          <table:table-cell office:value-type="float" office:value="13.54971" calcext:value-type="float">
            <text:p>13.54971</text:p>
          </table:table-cell>
          <table:table-cell office:value-type="float" office:value="12.69662" calcext:value-type="float">
            <text:p>12.69662</text:p>
          </table:table-cell>
          <table:table-cell office:value-type="float" office:value="12.59161" calcext:value-type="float">
            <text:p>12.59161</text:p>
          </table:table-cell>
          <table:table-cell office:value-type="float" office:value="12.17349" calcext:value-type="float">
            <text:p>12.17349</text:p>
          </table:table-cell>
          <table:table-cell office:value-type="float" office:value="12.06824" calcext:value-type="float">
            <text:p>12.06824</text:p>
          </table:table-cell>
          <table:table-cell office:value-type="float" office:value="46.58499" calcext:value-type="float">
            <text:p>46.58499</text:p>
          </table:table-cell>
          <table:table-cell office:value-type="float" office:value="10.47781" calcext:value-type="float">
            <text:p>10.477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1" calcext:value-type="float">
            <text:p>3062001</text:p>
          </table:table-cell>
          <table:table-cell office:value-type="float" office:value="23.66273" calcext:value-type="float">
            <text:p>23.66273</text:p>
          </table:table-cell>
          <table:table-cell office:value-type="float" office:value="18.61" calcext:value-type="float">
            <text:p>18.61</text:p>
          </table:table-cell>
          <table:table-cell office:value-type="float" office:value="12.71" calcext:value-type="float">
            <text:p>12.71</text:p>
          </table:table-cell>
          <table:table-cell office:value-type="float" office:value="1.351039" calcext:value-type="float">
            <text:p>1.351039</text:p>
          </table:table-cell>
          <table:table-cell office:value-type="float" office:value="1.191123" calcext:value-type="float">
            <text:p>1.191123</text:p>
          </table:table-cell>
          <table:table-cell office:value-type="float" office:value="479.304" calcext:value-type="float">
            <text:p>479.304</text:p>
          </table:table-cell>
          <table:table-cell office:value-type="float" office:value="4.064" calcext:value-type="float">
            <text:p>4.064</text:p>
          </table:table-cell>
          <table:table-cell office:value-type="float" office:value="31.09457" calcext:value-type="float">
            <text:p>31.09457</text:p>
          </table:table-cell>
          <table:table-cell office:value-type="float" office:value="13.06256" calcext:value-type="float">
            <text:p>13.06256</text:p>
          </table:table-cell>
          <table:table-cell office:value-type="float" office:value="26.75613" calcext:value-type="float">
            <text:p>26.75613</text:p>
          </table:table-cell>
          <table:table-cell office:value-type="float" office:value="16.55612" calcext:value-type="float">
            <text:p>16.55612</text:p>
          </table:table-cell>
          <table:table-cell office:value-type="float" office:value="24.48737" calcext:value-type="float">
            <text:p>24.48737</text:p>
          </table:table-cell>
          <table:table-cell office:value-type="float" office:value="18.64172" calcext:value-type="float">
            <text:p>18.64172</text:p>
          </table:table-cell>
          <table:table-cell office:value-type="float" office:value="22.92123" calcext:value-type="float">
            <text:p>22.92123</text:p>
          </table:table-cell>
          <table:table-cell office:value-type="float" office:value="19.84216" calcext:value-type="float">
            <text:p>19.84216</text:p>
          </table:table-cell>
          <table:table-cell office:value-type="float" office:value="22.45197" calcext:value-type="float">
            <text:p>22.45197</text:p>
          </table:table-cell>
          <table:table-cell office:value-type="float" office:value="20.12119" calcext:value-type="float">
            <text:p>20.12119</text:p>
          </table:table-cell>
          <table:table-cell office:value-type="float" office:value="21.66748" calcext:value-type="float">
            <text:p>21.66748</text:p>
          </table:table-cell>
          <table:table-cell office:value-type="float" office:value="20.18195" calcext:value-type="float">
            <text:p>20.18195</text:p>
          </table:table-cell>
          <table:table-cell office:value-type="float" office:value="20.48041" calcext:value-type="float">
            <text:p>20.48041</text:p>
          </table:table-cell>
          <table:table-cell office:value-type="float" office:value="19.80304" calcext:value-type="float">
            <text:p>19.80304</text:p>
          </table:table-cell>
          <table:table-cell office:value-type="float" office:value="19.14185" calcext:value-type="float">
            <text:p>19.14185</text:p>
          </table:table-cell>
          <table:table-cell office:value-type="float" office:value="18.68887" calcext:value-type="float">
            <text:p>18.68887</text:p>
          </table:table-cell>
          <table:table-cell office:value-type="float" office:value="17.71555" calcext:value-type="float">
            <text:p>17.71555</text:p>
          </table:table-cell>
          <table:table-cell office:value-type="float" office:value="17.61267" calcext:value-type="float">
            <text:p>17.61267</text:p>
          </table:table-cell>
          <table:table-cell office:value-type="float" office:value="16.22018" calcext:value-type="float">
            <text:p>16.22018</text:p>
          </table:table-cell>
          <table:table-cell office:value-type="float" office:value="16.20889" calcext:value-type="float">
            <text:p>16.20889</text:p>
          </table:table-cell>
          <table:table-cell office:value-type="float" office:value="14.90164" calcext:value-type="float">
            <text:p>14.90164</text:p>
          </table:table-cell>
          <table:table-cell office:value-type="float" office:value="14.84229" calcext:value-type="float">
            <text:p>14.84229</text:p>
          </table:table-cell>
          <table:table-cell office:value-type="float" office:value="13.74374" calcext:value-type="float">
            <text:p>13.74374</text:p>
          </table:table-cell>
          <table:table-cell office:value-type="float" office:value="13.65063" calcext:value-type="float">
            <text:p>13.65063</text:p>
          </table:table-cell>
          <table:table-cell office:value-type="float" office:value="12.80054" calcext:value-type="float">
            <text:p>12.80054</text:p>
          </table:table-cell>
          <table:table-cell office:value-type="float" office:value="12.69772" calcext:value-type="float">
            <text:p>12.69772</text:p>
          </table:table-cell>
          <table:table-cell office:value-type="float" office:value="12.27731" calcext:value-type="float">
            <text:p>12.27731</text:p>
          </table:table-cell>
          <table:table-cell office:value-type="float" office:value="12.17456" calcext:value-type="float">
            <text:p>12.17456</text:p>
          </table:table-cell>
          <table:table-cell office:value-type="float" office:value="31.09454" calcext:value-type="float">
            <text:p>31.09454</text:p>
          </table:table-cell>
          <table:table-cell office:value-type="float" office:value="13.14435" calcext:value-type="float">
            <text:p>13.144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1" calcext:value-type="float">
            <text:p>4062001</text:p>
          </table:table-cell>
          <table:table-cell office:value-type="float" office:value="11.0398" calcext:value-type="float">
            <text:p>11.0398</text:p>
          </table:table-cell>
          <table:table-cell office:value-type="float" office:value="15.04" calcext:value-type="float">
            <text:p>15.04</text:p>
          </table:table-cell>
          <table:table-cell office:value-type="float" office:value="12.59" calcext:value-type="float">
            <text:p>12.59</text:p>
          </table:table-cell>
          <table:table-cell office:value-type="float" office:value="1.417403" calcext:value-type="float">
            <text:p>1.417403</text:p>
          </table:table-cell>
          <table:table-cell office:value-type="float" office:value="1.196256" calcext:value-type="float">
            <text:p>1.196256</text:p>
          </table:table-cell>
          <table:table-cell office:value-type="float" office:value="548.928" calcext:value-type="float">
            <text:p>548.928</text:p>
          </table:table-cell>
          <table:table-cell office:value-type="float" office:value="4.572" calcext:value-type="float">
            <text:p>4.572</text:p>
          </table:table-cell>
          <table:table-cell office:value-type="float" office:value="27.46368" calcext:value-type="float">
            <text:p>27.46368</text:p>
          </table:table-cell>
          <table:table-cell office:value-type="float" office:value="11.86792" calcext:value-type="float">
            <text:p>11.86792</text:p>
          </table:table-cell>
          <table:table-cell office:value-type="float" office:value="23.11813" calcext:value-type="float">
            <text:p>23.11813</text:p>
          </table:table-cell>
          <table:table-cell office:value-type="float" office:value="14.74939" calcext:value-type="float">
            <text:p>14.74939</text:p>
          </table:table-cell>
          <table:table-cell office:value-type="float" office:value="21.57169" calcext:value-type="float">
            <text:p>21.57169</text:p>
          </table:table-cell>
          <table:table-cell office:value-type="float" office:value="16.54221" calcext:value-type="float">
            <text:p>16.54221</text:p>
          </table:table-cell>
          <table:table-cell office:value-type="float" office:value="20.54495" calcext:value-type="float">
            <text:p>20.54495</text:p>
          </table:table-cell>
          <table:table-cell office:value-type="float" office:value="17.68674" calcext:value-type="float">
            <text:p>17.68674</text:p>
          </table:table-cell>
          <table:table-cell office:value-type="float" office:value="20.35126" calcext:value-type="float">
            <text:p>20.35126</text:p>
          </table:table-cell>
          <table:table-cell office:value-type="float" office:value="18.31412" calcext:value-type="float">
            <text:p>18.31412</text:p>
          </table:table-cell>
          <table:table-cell office:value-type="float" office:value="20.59076" calcext:value-type="float">
            <text:p>20.59076</text:p>
          </table:table-cell>
          <table:table-cell office:value-type="float" office:value="18.81802" calcext:value-type="float">
            <text:p>18.81802</text:p>
          </table:table-cell>
          <table:table-cell office:value-type="float" office:value="20.15472" calcext:value-type="float">
            <text:p>20.15472</text:p>
          </table:table-cell>
          <table:table-cell office:value-type="float" office:value="18.93173" calcext:value-type="float">
            <text:p>18.93173</text:p>
          </table:table-cell>
          <table:table-cell office:value-type="float" office:value="19.16125" calcext:value-type="float">
            <text:p>19.16125</text:p>
          </table:table-cell>
          <table:table-cell office:value-type="float" office:value="18.77396" calcext:value-type="float">
            <text:p>18.77396</text:p>
          </table:table-cell>
          <table:table-cell office:value-type="float" office:value="17.76569" calcext:value-type="float">
            <text:p>17.76569</text:p>
          </table:table-cell>
          <table:table-cell office:value-type="float" office:value="17.71689" calcext:value-type="float">
            <text:p>17.71689</text:p>
          </table:table-cell>
          <table:table-cell office:value-type="float" office:value="16.25873" calcext:value-type="float">
            <text:p>16.25873</text:p>
          </table:table-cell>
          <table:table-cell office:value-type="float" office:value="16.22049" calcext:value-type="float">
            <text:p>16.22049</text:p>
          </table:table-cell>
          <table:table-cell office:value-type="float" office:value="14.96164" calcext:value-type="float">
            <text:p>14.96164</text:p>
          </table:table-cell>
          <table:table-cell office:value-type="float" office:value="14.90222" calcext:value-type="float">
            <text:p>14.90222</text:p>
          </table:table-cell>
          <table:table-cell office:value-type="float" office:value="13.83154" calcext:value-type="float">
            <text:p>13.83154</text:p>
          </table:table-cell>
          <table:table-cell office:value-type="float" office:value="13.74472" calcext:value-type="float">
            <text:p>13.74472</text:p>
          </table:table-cell>
          <table:table-cell office:value-type="float" office:value="12.90146" calcext:value-type="float">
            <text:p>12.90146</text:p>
          </table:table-cell>
          <table:table-cell office:value-type="float" office:value="12.80161" calcext:value-type="float">
            <text:p>12.80161</text:p>
          </table:table-cell>
          <table:table-cell office:value-type="float" office:value="12.37918" calcext:value-type="float">
            <text:p>12.37918</text:p>
          </table:table-cell>
          <table:table-cell office:value-type="float" office:value="12.27838" calcext:value-type="float">
            <text:p>12.27838</text:p>
          </table:table-cell>
          <table:table-cell office:value-type="float" office:value="27.46365" calcext:value-type="float">
            <text:p>27.46365</text:p>
          </table:table-cell>
          <table:table-cell office:value-type="float" office:value="11.86792" calcext:value-type="float">
            <text:p>11.867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1" calcext:value-type="float">
            <text:p>5062001</text:p>
          </table:table-cell>
          <table:table-cell office:value-type="float" office:value="8.186253" calcext:value-type="float">
            <text:p>8.186253</text:p>
          </table:table-cell>
          <table:table-cell office:value-type="float" office:value="20.01" calcext:value-type="float">
            <text:p>20.01</text:p>
          </table:table-cell>
          <table:table-cell office:value-type="float" office:value="13.19" calcext:value-type="float">
            <text:p>13.19</text:p>
          </table:table-cell>
          <table:table-cell office:value-type="float" office:value="1.667687" calcext:value-type="float">
            <text:p>1.667687</text:p>
          </table:table-cell>
          <table:table-cell office:value-type="float" office:value="1.331136" calcext:value-type="float">
            <text:p>1.331136</text:p>
          </table:table-cell>
          <table:table-cell office:value-type="float" office:value="243.648" calcext:value-type="float">
            <text:p>243.648</text:p>
          </table:table-cell>
          <table:table-cell office:value-type="float" office:value="4.826" calcext:value-type="float">
            <text:p>4.826</text:p>
          </table:table-cell>
          <table:table-cell office:value-type="float" office:value="22.36514" calcext:value-type="float">
            <text:p>22.36514</text:p>
          </table:table-cell>
          <table:table-cell office:value-type="float" office:value="12.60703" calcext:value-type="float">
            <text:p>12.60703</text:p>
          </table:table-cell>
          <table:table-cell office:value-type="float" office:value="20.53882" calcext:value-type="float">
            <text:p>20.53882</text:p>
          </table:table-cell>
          <table:table-cell office:value-type="float" office:value="13.93472" calcext:value-type="float">
            <text:p>13.93472</text:p>
          </table:table-cell>
          <table:table-cell office:value-type="float" office:value="19.59787" calcext:value-type="float">
            <text:p>19.59787</text:p>
          </table:table-cell>
          <table:table-cell office:value-type="float" office:value="15.39273" calcext:value-type="float">
            <text:p>15.39273</text:p>
          </table:table-cell>
          <table:table-cell office:value-type="float" office:value="19.01505" calcext:value-type="float">
            <text:p>19.01505</text:p>
          </table:table-cell>
          <table:table-cell office:value-type="float" office:value="16.63022" calcext:value-type="float">
            <text:p>16.63022</text:p>
          </table:table-cell>
          <table:table-cell office:value-type="float" office:value="18.91403" calcext:value-type="float">
            <text:p>18.91403</text:p>
          </table:table-cell>
          <table:table-cell office:value-type="float" office:value="17.32724" calcext:value-type="float">
            <text:p>17.32724</text:p>
          </table:table-cell>
          <table:table-cell office:value-type="float" office:value="19.28247" calcext:value-type="float">
            <text:p>19.28247</text:p>
          </table:table-cell>
          <table:table-cell office:value-type="float" office:value="17.92441" calcext:value-type="float">
            <text:p>17.92441</text:p>
          </table:table-cell>
          <table:table-cell office:value-type="float" office:value="19.16412" calcext:value-type="float">
            <text:p>19.16412</text:p>
          </table:table-cell>
          <table:table-cell office:value-type="float" office:value="18.18588" calcext:value-type="float">
            <text:p>18.18588</text:p>
          </table:table-cell>
          <table:table-cell office:value-type="float" office:value="18.77206" calcext:value-type="float">
            <text:p>18.77206</text:p>
          </table:table-cell>
          <table:table-cell office:value-type="float" office:value="18.2533" calcext:value-type="float">
            <text:p>18.2533</text:p>
          </table:table-cell>
          <table:table-cell office:value-type="float" office:value="17.74924" calcext:value-type="float">
            <text:p>17.74924</text:p>
          </table:table-cell>
          <table:table-cell office:value-type="float" office:value="17.62073" calcext:value-type="float">
            <text:p>17.62073</text:p>
          </table:table-cell>
          <table:table-cell office:value-type="float" office:value="16.28058" calcext:value-type="float">
            <text:p>16.28058</text:p>
          </table:table-cell>
          <table:table-cell office:value-type="float" office:value="16.25909" calcext:value-type="float">
            <text:p>16.25909</text:p>
          </table:table-cell>
          <table:table-cell office:value-type="float" office:value="15.02145" calcext:value-type="float">
            <text:p>15.02145</text:p>
          </table:table-cell>
          <table:table-cell office:value-type="float" office:value="14.96231" calcext:value-type="float">
            <text:p>14.96231</text:p>
          </table:table-cell>
          <table:table-cell office:value-type="float" office:value="13.91486" calcext:value-type="float">
            <text:p>13.91486</text:p>
          </table:table-cell>
          <table:table-cell office:value-type="float" office:value="13.83243" calcext:value-type="float">
            <text:p>13.83243</text:p>
          </table:table-cell>
          <table:table-cell office:value-type="float" office:value="12.99918" calcext:value-type="float">
            <text:p>12.99918</text:p>
          </table:table-cell>
          <table:table-cell office:value-type="float" office:value="12.9025" calcext:value-type="float">
            <text:p>12.9025</text:p>
          </table:table-cell>
          <table:table-cell office:value-type="float" office:value="12.47845" calcext:value-type="float">
            <text:p>12.47845</text:p>
          </table:table-cell>
          <table:table-cell office:value-type="float" office:value="12.38022" calcext:value-type="float">
            <text:p>12.38022</text:p>
          </table:table-cell>
          <table:table-cell office:value-type="float" office:value="22.36514" calcext:value-type="float">
            <text:p>22.36514</text:p>
          </table:table-cell>
          <table:table-cell office:value-type="float" office:value="12.60703" calcext:value-type="float">
            <text:p>12.607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1" calcext:value-type="float">
            <text:p>6062001</text:p>
          </table:table-cell>
          <table:table-cell office:value-type="float" office:value="20.61575" calcext:value-type="float">
            <text:p>20.61575</text:p>
          </table:table-cell>
          <table:table-cell office:value-type="float" office:value="22.15" calcext:value-type="float">
            <text:p>22.15</text:p>
          </table:table-cell>
          <table:table-cell office:value-type="float" office:value="10.53" calcext:value-type="float">
            <text:p>10.53</text:p>
          </table:table-cell>
          <table:table-cell office:value-type="float" office:value="1.956798" calcext:value-type="float">
            <text:p>1.956798</text:p>
          </table:table-cell>
          <table:table-cell office:value-type="float" office:value="1.116846" calcext:value-type="float">
            <text:p>1.116846</text:p>
          </table:table-cell>
          <table:table-cell office:value-type="float" office:value="141.948" calcext:value-type="float">
            <text:p>141.948</text:p>
          </table:table-cell>
          <table:table-cell office:value-type="float" office:value="0" calcext:value-type="float">
            <text:p>0</text:p>
          </table:table-cell>
          <table:table-cell office:value-type="float" office:value="29.62604" calcext:value-type="float">
            <text:p>29.62604</text:p>
          </table:table-cell>
          <table:table-cell office:value-type="float" office:value="10.09601" calcext:value-type="float">
            <text:p>10.09601</text:p>
          </table:table-cell>
          <table:table-cell office:value-type="float" office:value="24.89044" calcext:value-type="float">
            <text:p>24.89044</text:p>
          </table:table-cell>
          <table:table-cell office:value-type="float" office:value="12.30106" calcext:value-type="float">
            <text:p>12.30106</text:p>
          </table:table-cell>
          <table:table-cell office:value-type="float" office:value="22.40198" calcext:value-type="float">
            <text:p>22.40198</text:p>
          </table:table-cell>
          <table:table-cell office:value-type="float" office:value="14.28436" calcext:value-type="float">
            <text:p>14.28436</text:p>
          </table:table-cell>
          <table:table-cell office:value-type="float" office:value="20.72916" calcext:value-type="float">
            <text:p>20.72916</text:p>
          </table:table-cell>
          <table:table-cell office:value-type="float" office:value="15.71222" calcext:value-type="float">
            <text:p>15.71222</text:p>
          </table:table-cell>
          <table:table-cell office:value-type="float" office:value="19.8208" calcext:value-type="float">
            <text:p>19.8208</text:p>
          </table:table-cell>
          <table:table-cell office:value-type="float" office:value="16.50076" calcext:value-type="float">
            <text:p>16.50076</text:p>
          </table:table-cell>
          <table:table-cell office:value-type="float" office:value="19.0499" calcext:value-type="float">
            <text:p>19.0499</text:p>
          </table:table-cell>
          <table:table-cell office:value-type="float" office:value="17.23038" calcext:value-type="float">
            <text:p>17.23038</text:p>
          </table:table-cell>
          <table:table-cell office:value-type="float" office:value="18.55804" calcext:value-type="float">
            <text:p>18.55804</text:p>
          </table:table-cell>
          <table:table-cell office:value-type="float" office:value="17.59702" calcext:value-type="float">
            <text:p>17.59702</text:p>
          </table:table-cell>
          <table:table-cell office:value-type="float" office:value="18.25052" calcext:value-type="float">
            <text:p>18.25052</text:p>
          </table:table-cell>
          <table:table-cell office:value-type="float" office:value="17.87805" calcext:value-type="float">
            <text:p>17.87805</text:p>
          </table:table-cell>
          <table:table-cell office:value-type="float" office:value="17.61887" calcext:value-type="float">
            <text:p>17.61887</text:p>
          </table:table-cell>
          <table:table-cell office:value-type="float" office:value="17.4151" calcext:value-type="float">
            <text:p>17.4151</text:p>
          </table:table-cell>
          <table:table-cell office:value-type="float" office:value="16.2807" calcext:value-type="float">
            <text:p>16.2807</text:p>
          </table:table-cell>
          <table:table-cell office:value-type="float" office:value="16.26535" calcext:value-type="float">
            <text:p>16.26535</text:p>
          </table:table-cell>
          <table:table-cell office:value-type="float" office:value="15.07065" calcext:value-type="float">
            <text:p>15.07065</text:p>
          </table:table-cell>
          <table:table-cell office:value-type="float" office:value="15.02203" calcext:value-type="float">
            <text:p>15.02203</text:p>
          </table:table-cell>
          <table:table-cell office:value-type="float" office:value="13.99484" calcext:value-type="float">
            <text:p>13.99484</text:p>
          </table:table-cell>
          <table:table-cell office:value-type="float" office:value="13.91568" calcext:value-type="float">
            <text:p>13.91568</text:p>
          </table:table-cell>
          <table:table-cell office:value-type="float" office:value="13.09341" calcext:value-type="float">
            <text:p>13.09341</text:p>
          </table:table-cell>
          <table:table-cell office:value-type="float" office:value="13.00015" calcext:value-type="float">
            <text:p>13.00015</text:p>
          </table:table-cell>
          <table:table-cell office:value-type="float" office:value="12.57523" calcext:value-type="float">
            <text:p>12.57523</text:p>
          </table:table-cell>
          <table:table-cell office:value-type="float" office:value="12.47946" calcext:value-type="float">
            <text:p>12.47946</text:p>
          </table:table-cell>
          <table:table-cell office:value-type="float" office:value="29.62604" calcext:value-type="float">
            <text:p>29.62604</text:p>
          </table:table-cell>
          <table:table-cell office:value-type="float" office:value="10.09601" calcext:value-type="float">
            <text:p>10.096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1" calcext:value-type="float">
            <text:p>7062001</text:p>
          </table:table-cell>
          <table:table-cell office:value-type="float" office:value="24.62326" calcext:value-type="float">
            <text:p>24.62326</text:p>
          </table:table-cell>
          <table:table-cell office:value-type="float" office:value="26.55" calcext:value-type="float">
            <text:p>26.55</text:p>
          </table:table-cell>
          <table:table-cell office:value-type="float" office:value="15.1" calcext:value-type="float">
            <text:p>15.1</text:p>
          </table:table-cell>
          <table:table-cell office:value-type="float" office:value="1.709187" calcext:value-type="float">
            <text:p>1.709187</text:p>
          </table:table-cell>
          <table:table-cell office:value-type="float" office:value="1.037649" calcext:value-type="float">
            <text:p>1.037649</text:p>
          </table:table-cell>
          <table:table-cell office:value-type="float" office:value="308.484" calcext:value-type="float">
            <text:p>308.484</text:p>
          </table:table-cell>
          <table:table-cell office:value-type="float" office:value="0" calcext:value-type="float">
            <text:p>0</text:p>
          </table:table-cell>
          <table:table-cell office:value-type="float" office:value="48.53262" calcext:value-type="float">
            <text:p>48.53262</text:p>
          </table:table-cell>
          <table:table-cell office:value-type="float" office:value="14.15857" calcext:value-type="float">
            <text:p>14.15857</text:p>
          </table:table-cell>
          <table:table-cell office:value-type="float" office:value="34.68533" calcext:value-type="float">
            <text:p>34.68533</text:p>
          </table:table-cell>
          <table:table-cell office:value-type="float" office:value="16.08881" calcext:value-type="float">
            <text:p>16.08881</text:p>
          </table:table-cell>
          <table:table-cell office:value-type="float" office:value="29.54474" calcext:value-type="float">
            <text:p>29.54474</text:p>
          </table:table-cell>
          <table:table-cell office:value-type="float" office:value="17.25162" calcext:value-type="float">
            <text:p>17.25162</text:p>
          </table:table-cell>
          <table:table-cell office:value-type="float" office:value="25.88391" calcext:value-type="float">
            <text:p>25.88391</text:p>
          </table:table-cell>
          <table:table-cell office:value-type="float" office:value="17.94571" calcext:value-type="float">
            <text:p>17.94571</text:p>
          </table:table-cell>
          <table:table-cell office:value-type="float" office:value="23.74173" calcext:value-type="float">
            <text:p>23.74173</text:p>
          </table:table-cell>
          <table:table-cell office:value-type="float" office:value="18.22693" calcext:value-type="float">
            <text:p>18.22693</text:p>
          </table:table-cell>
          <table:table-cell office:value-type="float" office:value="21.78824" calcext:value-type="float">
            <text:p>21.78824</text:p>
          </table:table-cell>
          <table:table-cell office:value-type="float" office:value="18.4064" calcext:value-type="float">
            <text:p>18.4064</text:p>
          </table:table-cell>
          <table:table-cell office:value-type="float" office:value="20.35504" calcext:value-type="float">
            <text:p>20.35504</text:p>
          </table:table-cell>
          <table:table-cell office:value-type="float" office:value="18.30478" calcext:value-type="float">
            <text:p>18.30478</text:p>
          </table:table-cell>
          <table:table-cell office:value-type="float" office:value="18.42459" calcext:value-type="float">
            <text:p>18.42459</text:p>
          </table:table-cell>
          <table:table-cell office:value-type="float" office:value="17.93924" calcext:value-type="float">
            <text:p>17.93924</text:p>
          </table:table-cell>
          <table:table-cell office:value-type="float" office:value="17.41342" calcext:value-type="float">
            <text:p>17.41342</text:p>
          </table:table-cell>
          <table:table-cell office:value-type="float" office:value="17.3378" calcext:value-type="float">
            <text:p>17.3378</text:p>
          </table:table-cell>
          <table:table-cell office:value-type="float" office:value="16.26505" calcext:value-type="float">
            <text:p>16.26505</text:p>
          </table:table-cell>
          <table:table-cell office:value-type="float" office:value="16.23364" calcext:value-type="float">
            <text:p>16.23364</text:p>
          </table:table-cell>
          <table:table-cell office:value-type="float" office:value="15.10544" calcext:value-type="float">
            <text:p>15.10544</text:p>
          </table:table-cell>
          <table:table-cell office:value-type="float" office:value="15.07108" calcext:value-type="float">
            <text:p>15.07108</text:p>
          </table:table-cell>
          <table:table-cell office:value-type="float" office:value="14.06876" calcext:value-type="float">
            <text:p>14.06876</text:p>
          </table:table-cell>
          <table:table-cell office:value-type="float" office:value="13.99564" calcext:value-type="float">
            <text:p>13.99564</text:p>
          </table:table-cell>
          <table:table-cell office:value-type="float" office:value="13.18436" calcext:value-type="float">
            <text:p>13.18436</text:p>
          </table:table-cell>
          <table:table-cell office:value-type="float" office:value="13.09439" calcext:value-type="float">
            <text:p>13.09439</text:p>
          </table:table-cell>
          <table:table-cell office:value-type="float" office:value="12.66907" calcext:value-type="float">
            <text:p>12.66907</text:p>
          </table:table-cell>
          <table:table-cell office:value-type="float" office:value="12.57623" calcext:value-type="float">
            <text:p>12.57623</text:p>
          </table:table-cell>
          <table:table-cell office:value-type="float" office:value="48.5325" calcext:value-type="float">
            <text:p>48.5325</text:p>
          </table:table-cell>
          <table:table-cell office:value-type="float" office:value="14.15857" calcext:value-type="float">
            <text:p>14.158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1" calcext:value-type="float">
            <text:p>8062001</text:p>
          </table:table-cell>
          <table:table-cell office:value-type="float" office:value="29.10448" calcext:value-type="float">
            <text:p>29.10448</text:p>
          </table:table-cell>
          <table:table-cell office:value-type="float" office:value="27.69" calcext:value-type="float">
            <text:p>27.69</text:p>
          </table:table-cell>
          <table:table-cell office:value-type="float" office:value="13.88" calcext:value-type="float">
            <text:p>13.88</text:p>
          </table:table-cell>
          <table:table-cell office:value-type="float" office:value="1.487025" calcext:value-type="float">
            <text:p>1.487025</text:p>
          </table:table-cell>
          <table:table-cell office:value-type="float" office:value="1.059192" calcext:value-type="float">
            <text:p>1.059192</text:p>
          </table:table-cell>
          <table:table-cell office:value-type="float" office:value="149.868" calcext:value-type="float">
            <text:p>149.868</text:p>
          </table:table-cell>
          <table:table-cell office:value-type="float" office:value="0" calcext:value-type="float">
            <text:p>0</text:p>
          </table:table-cell>
          <table:table-cell office:value-type="float" office:value="49.11084" calcext:value-type="float">
            <text:p>49.11084</text:p>
          </table:table-cell>
          <table:table-cell office:value-type="float" office:value="15.24399" calcext:value-type="float">
            <text:p>15.24399</text:p>
          </table:table-cell>
          <table:table-cell office:value-type="float" office:value="37.50107" calcext:value-type="float">
            <text:p>37.50107</text:p>
          </table:table-cell>
          <table:table-cell office:value-type="float" office:value="18.45645" calcext:value-type="float">
            <text:p>18.45645</text:p>
          </table:table-cell>
          <table:table-cell office:value-type="float" office:value="32.4852" calcext:value-type="float">
            <text:p>32.4852</text:p>
          </table:table-cell>
          <table:table-cell office:value-type="float" office:value="19.93704" calcext:value-type="float">
            <text:p>19.93704</text:p>
          </table:table-cell>
          <table:table-cell office:value-type="float" office:value="28.53876" calcext:value-type="float">
            <text:p>28.53876</text:p>
          </table:table-cell>
          <table:table-cell office:value-type="float" office:value="20.612" calcext:value-type="float">
            <text:p>20.612</text:p>
          </table:table-cell>
          <table:table-cell office:value-type="float" office:value="26.15155" calcext:value-type="float">
            <text:p>26.15155</text:p>
          </table:table-cell>
          <table:table-cell office:value-type="float" office:value="20.74173" calcext:value-type="float">
            <text:p>20.74173</text:p>
          </table:table-cell>
          <table:table-cell office:value-type="float" office:value="23.82657" calcext:value-type="float">
            <text:p>23.82657</text:p>
          </table:table-cell>
          <table:table-cell office:value-type="float" office:value="20.63116" calcext:value-type="float">
            <text:p>20.63116</text:p>
          </table:table-cell>
          <table:table-cell office:value-type="float" office:value="22.035" calcext:value-type="float">
            <text:p>22.035</text:p>
          </table:table-cell>
          <table:table-cell office:value-type="float" office:value="20.03619" calcext:value-type="float">
            <text:p>20.03619</text:p>
          </table:table-cell>
          <table:table-cell office:value-type="float" office:value="19.4787" calcext:value-type="float">
            <text:p>19.4787</text:p>
          </table:table-cell>
          <table:table-cell office:value-type="float" office:value="18.44043" calcext:value-type="float">
            <text:p>18.44043</text:p>
          </table:table-cell>
          <table:table-cell office:value-type="float" office:value="17.59222" calcext:value-type="float">
            <text:p>17.59222</text:p>
          </table:table-cell>
          <table:table-cell office:value-type="float" office:value="17.3475" calcext:value-type="float">
            <text:p>17.3475</text:p>
          </table:table-cell>
          <table:table-cell office:value-type="float" office:value="16.24619" calcext:value-type="float">
            <text:p>16.24619</text:p>
          </table:table-cell>
          <table:table-cell office:value-type="float" office:value="16.22971" calcext:value-type="float">
            <text:p>16.22971</text:p>
          </table:table-cell>
          <table:table-cell office:value-type="float" office:value="15.13708" calcext:value-type="float">
            <text:p>15.13708</text:p>
          </table:table-cell>
          <table:table-cell office:value-type="float" office:value="15.10574" calcext:value-type="float">
            <text:p>15.10574</text:p>
          </table:table-cell>
          <table:table-cell office:value-type="float" office:value="14.13623" calcext:value-type="float">
            <text:p>14.13623</text:p>
          </table:table-cell>
          <table:table-cell office:value-type="float" office:value="14.06952" calcext:value-type="float">
            <text:p>14.06952</text:p>
          </table:table-cell>
          <table:table-cell office:value-type="float" office:value="13.27109" calcext:value-type="float">
            <text:p>13.27109</text:p>
          </table:table-cell>
          <table:table-cell office:value-type="float" office:value="13.18527" calcext:value-type="float">
            <text:p>13.18527</text:p>
          </table:table-cell>
          <table:table-cell office:value-type="float" office:value="12.7594" calcext:value-type="float">
            <text:p>12.7594</text:p>
          </table:table-cell>
          <table:table-cell office:value-type="float" office:value="12.67001" calcext:value-type="float">
            <text:p>12.67001</text:p>
          </table:table-cell>
          <table:table-cell office:value-type="float" office:value="49.11072" calcext:value-type="float">
            <text:p>49.11072</text:p>
          </table:table-cell>
          <table:table-cell office:value-type="float" office:value="15.24402" calcext:value-type="float">
            <text:p>15.244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1" calcext:value-type="float">
            <text:p>9062001</text:p>
          </table:table-cell>
          <table:table-cell office:value-type="float" office:value="30.50388" calcext:value-type="float">
            <text:p>30.50388</text:p>
          </table:table-cell>
          <table:table-cell office:value-type="float" office:value="29.51" calcext:value-type="float">
            <text:p>29.51</text:p>
          </table:table-cell>
          <table:table-cell office:value-type="float" office:value="15.6" calcext:value-type="float">
            <text:p>15.6</text:p>
          </table:table-cell>
          <table:table-cell office:value-type="float" office:value="1.72306" calcext:value-type="float">
            <text:p>1.72306</text:p>
          </table:table-cell>
          <table:table-cell office:value-type="float" office:value="1.173564" calcext:value-type="float">
            <text:p>1.173564</text:p>
          </table:table-cell>
          <table:table-cell office:value-type="float" office:value="352.044" calcext:value-type="float">
            <text:p>352.044</text:p>
          </table:table-cell>
          <table:table-cell office:value-type="float" office:value="0" calcext:value-type="float">
            <text:p>0</text:p>
          </table:table-cell>
          <table:table-cell office:value-type="float" office:value="55.13254" calcext:value-type="float">
            <text:p>55.13254</text:p>
          </table:table-cell>
          <table:table-cell office:value-type="float" office:value="17.17615" calcext:value-type="float">
            <text:p>17.17615</text:p>
          </table:table-cell>
          <table:table-cell office:value-type="float" office:value="41.65198" calcext:value-type="float">
            <text:p>41.65198</text:p>
          </table:table-cell>
          <table:table-cell office:value-type="float" office:value="20.39688" calcext:value-type="float">
            <text:p>20.39688</text:p>
          </table:table-cell>
          <table:table-cell office:value-type="float" office:value="35.89285" calcext:value-type="float">
            <text:p>35.89285</text:p>
          </table:table-cell>
          <table:table-cell office:value-type="float" office:value="21.88135" calcext:value-type="float">
            <text:p>21.88135</text:p>
          </table:table-cell>
          <table:table-cell office:value-type="float" office:value="31.35965" calcext:value-type="float">
            <text:p>31.35965</text:p>
          </table:table-cell>
          <table:table-cell office:value-type="float" office:value="22.53387" calcext:value-type="float">
            <text:p>22.53387</text:p>
          </table:table-cell>
          <table:table-cell office:value-type="float" office:value="28.59348" calcext:value-type="float">
            <text:p>28.59348</text:p>
          </table:table-cell>
          <table:table-cell office:value-type="float" office:value="22.599" calcext:value-type="float">
            <text:p>22.599</text:p>
          </table:table-cell>
          <table:table-cell office:value-type="float" office:value="25.87225" calcext:value-type="float">
            <text:p>25.87225</text:p>
          </table:table-cell>
          <table:table-cell office:value-type="float" office:value="22.35919" calcext:value-type="float">
            <text:p>22.35919</text:p>
          </table:table-cell>
          <table:table-cell office:value-type="float" office:value="23.73328" calcext:value-type="float">
            <text:p>23.73328</text:p>
          </table:table-cell>
          <table:table-cell office:value-type="float" office:value="21.53549" calcext:value-type="float">
            <text:p>21.53549</text:p>
          </table:table-cell>
          <table:table-cell office:value-type="float" office:value="20.63339" calcext:value-type="float">
            <text:p>20.63339</text:p>
          </table:table-cell>
          <table:table-cell office:value-type="float" office:value="19.49673" calcext:value-type="float">
            <text:p>19.49673</text:p>
          </table:table-cell>
          <table:table-cell office:value-type="float" office:value="18.06296" calcext:value-type="float">
            <text:p>18.06296</text:p>
          </table:table-cell>
          <table:table-cell office:value-type="float" office:value="17.59634" calcext:value-type="float">
            <text:p>17.59634</text:p>
          </table:table-cell>
          <table:table-cell office:value-type="float" office:value="16.34521" calcext:value-type="float">
            <text:p>16.34521</text:p>
          </table:table-cell>
          <table:table-cell office:value-type="float" office:value="16.24673" calcext:value-type="float">
            <text:p>16.24673</text:p>
          </table:table-cell>
          <table:table-cell office:value-type="float" office:value="15.18768" calcext:value-type="float">
            <text:p>15.18768</text:p>
          </table:table-cell>
          <table:table-cell office:value-type="float" office:value="15.13748" calcext:value-type="float">
            <text:p>15.13748</text:p>
          </table:table-cell>
          <table:table-cell office:value-type="float" office:value="14.20148" calcext:value-type="float">
            <text:p>14.20148</text:p>
          </table:table-cell>
          <table:table-cell office:value-type="float" office:value="14.1369" calcext:value-type="float">
            <text:p>14.1369</text:p>
          </table:table-cell>
          <table:table-cell office:value-type="float" office:value="13.35422" calcext:value-type="float">
            <text:p>13.35422</text:p>
          </table:table-cell>
          <table:table-cell office:value-type="float" office:value="13.27197" calcext:value-type="float">
            <text:p>13.27197</text:p>
          </table:table-cell>
          <table:table-cell office:value-type="float" office:value="12.84747" calcext:value-type="float">
            <text:p>12.84747</text:p>
          </table:table-cell>
          <table:table-cell office:value-type="float" office:value="12.76031" calcext:value-type="float">
            <text:p>12.76031</text:p>
          </table:table-cell>
          <table:table-cell office:value-type="float" office:value="55.13235" calcext:value-type="float">
            <text:p>55.13235</text:p>
          </table:table-cell>
          <table:table-cell office:value-type="float" office:value="17.17618" calcext:value-type="float">
            <text:p>17.176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1" calcext:value-type="float">
            <text:p>10062001</text:p>
          </table:table-cell>
          <table:table-cell office:value-type="float" office:value="29.42244" calcext:value-type="float">
            <text:p>29.42244</text:p>
          </table:table-cell>
          <table:table-cell office:value-type="float" office:value="33.23" calcext:value-type="float">
            <text:p>33.23</text:p>
          </table:table-cell>
          <table:table-cell office:value-type="float" office:value="19.49" calcext:value-type="float">
            <text:p>19.49</text:p>
          </table:table-cell>
          <table:table-cell office:value-type="float" office:value="2.204369" calcext:value-type="float">
            <text:p>2.204369</text:p>
          </table:table-cell>
          <table:table-cell office:value-type="float" office:value="1.500837" calcext:value-type="float">
            <text:p>1.500837</text:p>
          </table:table-cell>
          <table:table-cell office:value-type="float" office:value="337.752" calcext:value-type="float">
            <text:p>337.752</text:p>
          </table:table-cell>
          <table:table-cell office:value-type="float" office:value="2.794" calcext:value-type="float">
            <text:p>2.794</text:p>
          </table:table-cell>
          <table:table-cell office:value-type="float" office:value="50.95056" calcext:value-type="float">
            <text:p>50.95056</text:p>
          </table:table-cell>
          <table:table-cell office:value-type="float" office:value="19.46597" calcext:value-type="float">
            <text:p>19.46597</text:p>
          </table:table-cell>
          <table:table-cell office:value-type="float" office:value="38.81723" calcext:value-type="float">
            <text:p>38.81723</text:p>
          </table:table-cell>
          <table:table-cell office:value-type="float" office:value="21.85977" calcext:value-type="float">
            <text:p>21.85977</text:p>
          </table:table-cell>
          <table:table-cell office:value-type="float" office:value="34.00507" calcext:value-type="float">
            <text:p>34.00507</text:p>
          </table:table-cell>
          <table:table-cell office:value-type="float" office:value="23.4668" calcext:value-type="float">
            <text:p>23.4668</text:p>
          </table:table-cell>
          <table:table-cell office:value-type="float" office:value="30.44629" calcext:value-type="float">
            <text:p>30.44629</text:p>
          </table:table-cell>
          <table:table-cell office:value-type="float" office:value="24.19376" calcext:value-type="float">
            <text:p>24.19376</text:p>
          </table:table-cell>
          <table:table-cell office:value-type="float" office:value="28.28134" calcext:value-type="float">
            <text:p>28.28134</text:p>
          </table:table-cell>
          <table:table-cell office:value-type="float" office:value="24.26868" calcext:value-type="float">
            <text:p>24.26868</text:p>
          </table:table-cell>
          <table:table-cell office:value-type="float" office:value="26.09808" calcext:value-type="float">
            <text:p>26.09808</text:p>
          </table:table-cell>
          <table:table-cell office:value-type="float" office:value="23.95184" calcext:value-type="float">
            <text:p>23.95184</text:p>
          </table:table-cell>
          <table:table-cell office:value-type="float" office:value="24.23978" calcext:value-type="float">
            <text:p>24.23978</text:p>
          </table:table-cell>
          <table:table-cell office:value-type="float" office:value="22.98199" calcext:value-type="float">
            <text:p>22.98199</text:p>
          </table:table-cell>
          <table:table-cell office:value-type="float" office:value="21.55133" calcext:value-type="float">
            <text:p>21.55133</text:p>
          </table:table-cell>
          <table:table-cell office:value-type="float" office:value="20.65341" calcext:value-type="float">
            <text:p>20.65341</text:p>
          </table:table-cell>
          <table:table-cell office:value-type="float" office:value="18.66177" calcext:value-type="float">
            <text:p>18.66177</text:p>
          </table:table-cell>
          <table:table-cell office:value-type="float" office:value="18.06897" calcext:value-type="float">
            <text:p>18.06897</text:p>
          </table:table-cell>
          <table:table-cell office:value-type="float" office:value="16.5372" calcext:value-type="float">
            <text:p>16.5372</text:p>
          </table:table-cell>
          <table:table-cell office:value-type="float" office:value="16.34671" calcext:value-type="float">
            <text:p>16.34671</text:p>
          </table:table-cell>
          <table:table-cell office:value-type="float" office:value="15.27289" calcext:value-type="float">
            <text:p>15.27289</text:p>
          </table:table-cell>
          <table:table-cell office:value-type="float" office:value="15.18839" calcext:value-type="float">
            <text:p>15.18839</text:p>
          </table:table-cell>
          <table:table-cell office:value-type="float" office:value="14.27048" calcext:value-type="float">
            <text:p>14.27048</text:p>
          </table:table-cell>
          <table:table-cell office:value-type="float" office:value="14.20215" calcext:value-type="float">
            <text:p>14.20215</text:p>
          </table:table-cell>
          <table:table-cell office:value-type="float" office:value="13.43491" calcext:value-type="float">
            <text:p>13.43491</text:p>
          </table:table-cell>
          <table:table-cell office:value-type="float" office:value="13.3551" calcext:value-type="float">
            <text:p>13.3551</text:p>
          </table:table-cell>
          <table:table-cell office:value-type="float" office:value="12.93256" calcext:value-type="float">
            <text:p>12.93256</text:p>
          </table:table-cell>
          <table:table-cell office:value-type="float" office:value="12.84839" calcext:value-type="float">
            <text:p>12.84839</text:p>
          </table:table-cell>
          <table:table-cell office:value-type="float" office:value="50.95041" calcext:value-type="float">
            <text:p>50.95041</text:p>
          </table:table-cell>
          <table:table-cell office:value-type="float" office:value="19.46597" calcext:value-type="float">
            <text:p>19.465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1" calcext:value-type="float">
            <text:p>11062001</text:p>
          </table:table-cell>
          <table:table-cell office:value-type="float" office:value="29.36952" calcext:value-type="float">
            <text:p>29.36952</text:p>
          </table:table-cell>
          <table:table-cell office:value-type="float" office:value="36.21" calcext:value-type="float">
            <text:p>36.21</text:p>
          </table:table-cell>
          <table:table-cell office:value-type="float" office:value="21.87" calcext:value-type="float">
            <text:p>21.87</text:p>
          </table:table-cell>
          <table:table-cell office:value-type="float" office:value="2.099576" calcext:value-type="float">
            <text:p>2.099576</text:p>
          </table:table-cell>
          <table:table-cell office:value-type="float" office:value="1.303079" calcext:value-type="float">
            <text:p>1.303079</text:p>
          </table:table-cell>
          <table:table-cell office:value-type="float" office:value="476.712" calcext:value-type="float">
            <text:p>476.712</text:p>
          </table:table-cell>
          <table:table-cell office:value-type="float" office:value="0" calcext:value-type="float">
            <text:p>0</text:p>
          </table:table-cell>
          <table:table-cell office:value-type="float" office:value="60.0827" calcext:value-type="float">
            <text:p>60.0827</text:p>
          </table:table-cell>
          <table:table-cell office:value-type="float" office:value="22.71893" calcext:value-type="float">
            <text:p>22.71893</text:p>
          </table:table-cell>
          <table:table-cell office:value-type="float" office:value="45.90753" calcext:value-type="float">
            <text:p>45.90753</text:p>
          </table:table-cell>
          <table:table-cell office:value-type="float" office:value="24.86646" calcext:value-type="float">
            <text:p>24.86646</text:p>
          </table:table-cell>
          <table:table-cell office:value-type="float" office:value="39.66605" calcext:value-type="float">
            <text:p>39.66605</text:p>
          </table:table-cell>
          <table:table-cell office:value-type="float" office:value="25.74756" calcext:value-type="float">
            <text:p>25.74756</text:p>
          </table:table-cell>
          <table:table-cell office:value-type="float" office:value="34.73859" calcext:value-type="float">
            <text:p>34.73859</text:p>
          </table:table-cell>
          <table:table-cell office:value-type="float" office:value="25.89542" calcext:value-type="float">
            <text:p>25.89542</text:p>
          </table:table-cell>
          <table:table-cell office:value-type="float" office:value="31.72284" calcext:value-type="float">
            <text:p>31.72284</text:p>
          </table:table-cell>
          <table:table-cell office:value-type="float" office:value="25.63922" calcext:value-type="float">
            <text:p>25.63922</text:p>
          </table:table-cell>
          <table:table-cell office:value-type="float" office:value="28.72607" calcext:value-type="float">
            <text:p>28.72607</text:p>
          </table:table-cell>
          <table:table-cell office:value-type="float" office:value="25.06204" calcext:value-type="float">
            <text:p>25.06204</text:p>
          </table:table-cell>
          <table:table-cell office:value-type="float" office:value="26.25681" calcext:value-type="float">
            <text:p>26.25681</text:p>
          </table:table-cell>
          <table:table-cell office:value-type="float" office:value="23.94717" calcext:value-type="float">
            <text:p>23.94717</text:p>
          </table:table-cell>
          <table:table-cell office:value-type="float" office:value="22.63184" calcext:value-type="float">
            <text:p>22.63184</text:p>
          </table:table-cell>
          <table:table-cell office:value-type="float" office:value="21.56448" calcext:value-type="float">
            <text:p>21.56448</text:p>
          </table:table-cell>
          <table:table-cell office:value-type="float" office:value="19.25531" calcext:value-type="float">
            <text:p>19.25531</text:p>
          </table:table-cell>
          <table:table-cell office:value-type="float" office:value="18.66779" calcext:value-type="float">
            <text:p>18.66779</text:p>
          </table:table-cell>
          <table:table-cell office:value-type="float" office:value="16.79541" calcext:value-type="float">
            <text:p>16.79541</text:p>
          </table:table-cell>
          <table:table-cell office:value-type="float" office:value="16.53961" calcext:value-type="float">
            <text:p>16.53961</text:p>
          </table:table-cell>
          <table:table-cell office:value-type="float" office:value="15.39822" calcext:value-type="float">
            <text:p>15.39822</text:p>
          </table:table-cell>
          <table:table-cell office:value-type="float" office:value="15.27399" calcext:value-type="float">
            <text:p>15.27399</text:p>
          </table:table-cell>
          <table:table-cell office:value-type="float" office:value="14.3512" calcext:value-type="float">
            <text:p>14.3512</text:p>
          </table:table-cell>
          <table:table-cell office:value-type="float" office:value="14.27124" calcext:value-type="float">
            <text:p>14.27124</text:p>
          </table:table-cell>
          <table:table-cell office:value-type="float" office:value="13.51471" calcext:value-type="float">
            <text:p>13.51471</text:p>
          </table:table-cell>
          <table:table-cell office:value-type="float" office:value="13.43573" calcext:value-type="float">
            <text:p>13.43573</text:p>
          </table:table-cell>
          <table:table-cell office:value-type="float" office:value="13.01437" calcext:value-type="float">
            <text:p>13.01437</text:p>
          </table:table-cell>
          <table:table-cell office:value-type="float" office:value="12.93341" calcext:value-type="float">
            <text:p>12.93341</text:p>
          </table:table-cell>
          <table:table-cell office:value-type="float" office:value="60.08249" calcext:value-type="float">
            <text:p>60.08249</text:p>
          </table:table-cell>
          <table:table-cell office:value-type="float" office:value="22.71893" calcext:value-type="float">
            <text:p>22.718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1" calcext:value-type="float">
            <text:p>12062001</text:p>
          </table:table-cell>
          <table:table-cell office:value-type="float" office:value="24.46452" calcext:value-type="float">
            <text:p>24.46452</text:p>
          </table:table-cell>
          <table:table-cell office:value-type="float" office:value="33.09" calcext:value-type="float">
            <text:p>33.09</text:p>
          </table:table-cell>
          <table:table-cell office:value-type="float" office:value="21.42" calcext:value-type="float">
            <text:p>21.42</text:p>
          </table:table-cell>
          <table:table-cell office:value-type="float" office:value="2.173463" calcext:value-type="float">
            <text:p>2.173463</text:p>
          </table:table-cell>
          <table:table-cell office:value-type="float" office:value="1.592426" calcext:value-type="float">
            <text:p>1.592426</text:p>
          </table:table-cell>
          <table:table-cell office:value-type="float" office:value="550.152" calcext:value-type="float">
            <text:p>550.152</text:p>
          </table:table-cell>
          <table:table-cell office:value-type="float" office:value="0" calcext:value-type="float">
            <text:p>0</text:p>
          </table:table-cell>
          <table:table-cell office:value-type="float" office:value="57.90656" calcext:value-type="float">
            <text:p>57.90656</text:p>
          </table:table-cell>
          <table:table-cell office:value-type="float" office:value="23.49512" calcext:value-type="float">
            <text:p>23.49512</text:p>
          </table:table-cell>
          <table:table-cell office:value-type="float" office:value="43.84326" calcext:value-type="float">
            <text:p>43.84326</text:p>
          </table:table-cell>
          <table:table-cell office:value-type="float" office:value="26.66611" calcext:value-type="float">
            <text:p>26.66611</text:p>
          </table:table-cell>
          <table:table-cell office:value-type="float" office:value="38.14581" calcext:value-type="float">
            <text:p>38.14581</text:p>
          </table:table-cell>
          <table:table-cell office:value-type="float" office:value="27.82895" calcext:value-type="float">
            <text:p>27.82895</text:p>
          </table:table-cell>
          <table:table-cell office:value-type="float" office:value="34.38974" calcext:value-type="float">
            <text:p>34.38974</text:p>
          </table:table-cell>
          <table:table-cell office:value-type="float" office:value="28.07352" calcext:value-type="float">
            <text:p>28.07352</text:p>
          </table:table-cell>
          <table:table-cell office:value-type="float" office:value="31.92813" calcext:value-type="float">
            <text:p>31.92813</text:p>
          </table:table-cell>
          <table:table-cell office:value-type="float" office:value="27.80304" calcext:value-type="float">
            <text:p>27.80304</text:p>
          </table:table-cell>
          <table:table-cell office:value-type="float" office:value="29.36008" calcext:value-type="float">
            <text:p>29.36008</text:p>
          </table:table-cell>
          <table:table-cell office:value-type="float" office:value="27.10944" calcext:value-type="float">
            <text:p>27.10944</text:p>
          </table:table-cell>
          <table:table-cell office:value-type="float" office:value="27.15549" calcext:value-type="float">
            <text:p>27.15549</text:p>
          </table:table-cell>
          <table:table-cell office:value-type="float" office:value="25.73093" calcext:value-type="float">
            <text:p>25.73093</text:p>
          </table:table-cell>
          <table:table-cell office:value-type="float" office:value="23.80969" calcext:value-type="float">
            <text:p>23.80969</text:p>
          </table:table-cell>
          <table:table-cell office:value-type="float" office:value="22.65283" calcext:value-type="float">
            <text:p>22.65283</text:p>
          </table:table-cell>
          <table:table-cell office:value-type="float" office:value="19.98291" calcext:value-type="float">
            <text:p>19.98291</text:p>
          </table:table-cell>
          <table:table-cell office:value-type="float" office:value="19.26245" calcext:value-type="float">
            <text:p>19.26245</text:p>
          </table:table-cell>
          <table:table-cell office:value-type="float" office:value="17.11752" calcext:value-type="float">
            <text:p>17.11752</text:p>
          </table:table-cell>
          <table:table-cell office:value-type="float" office:value="16.79837" calcext:value-type="float">
            <text:p>16.79837</text:p>
          </table:table-cell>
          <table:table-cell office:value-type="float" office:value="15.56183" calcext:value-type="float">
            <text:p>15.56183</text:p>
          </table:table-cell>
          <table:table-cell office:value-type="float" office:value="15.39969" calcext:value-type="float">
            <text:p>15.39969</text:p>
          </table:table-cell>
          <table:table-cell office:value-type="float" office:value="14.44745" calcext:value-type="float">
            <text:p>14.44745</text:p>
          </table:table-cell>
          <table:table-cell office:value-type="float" office:value="14.35211" calcext:value-type="float">
            <text:p>14.35211</text:p>
          </table:table-cell>
          <table:table-cell office:value-type="float" office:value="13.59674" calcext:value-type="float">
            <text:p>13.59674</text:p>
          </table:table-cell>
          <table:table-cell office:value-type="float" office:value="13.51556" calcext:value-type="float">
            <text:p>13.51556</text:p>
          </table:table-cell>
          <table:table-cell office:value-type="float" office:value="13.09479" calcext:value-type="float">
            <text:p>13.09479</text:p>
          </table:table-cell>
          <table:table-cell office:value-type="float" office:value="13.01523" calcext:value-type="float">
            <text:p>13.01523</text:p>
          </table:table-cell>
          <table:table-cell office:value-type="float" office:value="57.90637" calcext:value-type="float">
            <text:p>57.90637</text:p>
          </table:table-cell>
          <table:table-cell office:value-type="float" office:value="23.49512" calcext:value-type="float">
            <text:p>23.495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1" calcext:value-type="float">
            <text:p>13062001</text:p>
          </table:table-cell>
          <table:table-cell office:value-type="float" office:value="17.33976" calcext:value-type="float">
            <text:p>17.33976</text:p>
          </table:table-cell>
          <table:table-cell office:value-type="float" office:value="31.84" calcext:value-type="float">
            <text:p>31.84</text:p>
          </table:table-cell>
          <table:table-cell office:value-type="float" office:value="19.87" calcext:value-type="float">
            <text:p>19.87</text:p>
          </table:table-cell>
          <table:table-cell office:value-type="float" office:value="2.204678" calcext:value-type="float">
            <text:p>2.204678</text:p>
          </table:table-cell>
          <table:table-cell office:value-type="float" office:value="1.687844" calcext:value-type="float">
            <text:p>1.687844</text:p>
          </table:table-cell>
          <table:table-cell office:value-type="float" office:value="608.256" calcext:value-type="float">
            <text:p>608.256</text:p>
          </table:table-cell>
          <table:table-cell office:value-type="float" office:value="11.7" calcext:value-type="float">
            <text:p>11.7</text:p>
          </table:table-cell>
          <table:table-cell office:value-type="float" office:value="52.14529" calcext:value-type="float">
            <text:p>52.14529</text:p>
          </table:table-cell>
          <table:table-cell office:value-type="float" office:value="22.59167" calcext:value-type="float">
            <text:p>22.59167</text:p>
          </table:table-cell>
          <table:table-cell office:value-type="float" office:value="39.92487" calcext:value-type="float">
            <text:p>39.92487</text:p>
          </table:table-cell>
          <table:table-cell office:value-type="float" office:value="25.90506" calcext:value-type="float">
            <text:p>25.90506</text:p>
          </table:table-cell>
          <table:table-cell office:value-type="float" office:value="36.12482" calcext:value-type="float">
            <text:p>36.12482</text:p>
          </table:table-cell>
          <table:table-cell office:value-type="float" office:value="28.27676" calcext:value-type="float">
            <text:p>28.27676</text:p>
          </table:table-cell>
          <table:table-cell office:value-type="float" office:value="33.04919" calcext:value-type="float">
            <text:p>33.04919</text:p>
          </table:table-cell>
          <table:table-cell office:value-type="float" office:value="28.39661" calcext:value-type="float">
            <text:p>28.39661</text:p>
          </table:table-cell>
          <table:table-cell office:value-type="float" office:value="31.08316" calcext:value-type="float">
            <text:p>31.08316</text:p>
          </table:table-cell>
          <table:table-cell office:value-type="float" office:value="28.13019" calcext:value-type="float">
            <text:p>28.13019</text:p>
          </table:table-cell>
          <table:table-cell office:value-type="float" office:value="29.20453" calcext:value-type="float">
            <text:p>29.20453</text:p>
          </table:table-cell>
          <table:table-cell office:value-type="float" office:value="27.50711" calcext:value-type="float">
            <text:p>27.50711</text:p>
          </table:table-cell>
          <table:table-cell office:value-type="float" office:value="27.20828" calcext:value-type="float">
            <text:p>27.20828</text:p>
          </table:table-cell>
          <table:table-cell office:value-type="float" office:value="26.32098" calcext:value-type="float">
            <text:p>26.32098</text:p>
          </table:table-cell>
          <table:table-cell office:value-type="float" office:value="24.42023" calcext:value-type="float">
            <text:p>24.42023</text:p>
          </table:table-cell>
          <table:table-cell office:value-type="float" office:value="23.8244" calcext:value-type="float">
            <text:p>23.8244</text:p>
          </table:table-cell>
          <table:table-cell office:value-type="float" office:value="20.66211" calcext:value-type="float">
            <text:p>20.66211</text:p>
          </table:table-cell>
          <table:table-cell office:value-type="float" office:value="19.99066" calcext:value-type="float">
            <text:p>19.99066</text:p>
          </table:table-cell>
          <table:table-cell office:value-type="float" office:value="17.49338" calcext:value-type="float">
            <text:p>17.49338</text:p>
          </table:table-cell>
          <table:table-cell office:value-type="float" office:value="17.12122" calcext:value-type="float">
            <text:p>17.12122</text:p>
          </table:table-cell>
          <table:table-cell office:value-type="float" office:value="15.76456" calcext:value-type="float">
            <text:p>15.76456</text:p>
          </table:table-cell>
          <table:table-cell office:value-type="float" office:value="15.56369" calcext:value-type="float">
            <text:p>15.56369</text:p>
          </table:table-cell>
          <table:table-cell office:value-type="float" office:value="14.56259" calcext:value-type="float">
            <text:p>14.56259</text:p>
          </table:table-cell>
          <table:table-cell office:value-type="float" office:value="14.44855" calcext:value-type="float">
            <text:p>14.4485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5976" calcext:value-type="float">
            <text:p>13.5976</text:p>
          </table:table-cell>
          <table:table-cell office:value-type="float" office:value="13.17511" calcext:value-type="float">
            <text:p>13.17511</text:p>
          </table:table-cell>
          <table:table-cell office:value-type="float" office:value="13.09564" calcext:value-type="float">
            <text:p>13.09564</text:p>
          </table:table-cell>
          <table:table-cell office:value-type="float" office:value="52.14517" calcext:value-type="float">
            <text:p>52.14517</text:p>
          </table:table-cell>
          <table:table-cell office:value-type="float" office:value="20.16437" calcext:value-type="float">
            <text:p>20.164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1" calcext:value-type="float">
            <text:p>14062001</text:p>
          </table:table-cell>
          <table:table-cell office:value-type="float" office:value="14.87592" calcext:value-type="float">
            <text:p>14.87592</text:p>
          </table:table-cell>
          <table:table-cell office:value-type="float" office:value="24.19" calcext:value-type="float">
            <text:p>24.19</text:p>
          </table:table-cell>
          <table:table-cell office:value-type="float" office:value="15.45" calcext:value-type="float">
            <text:p>15.45</text:p>
          </table:table-cell>
          <table:table-cell office:value-type="float" office:value="2.03582" calcext:value-type="float">
            <text:p>2.03582</text:p>
          </table:table-cell>
          <table:table-cell office:value-type="float" office:value="1.276937" calcext:value-type="float">
            <text:p>1.276937</text:p>
          </table:table-cell>
          <table:table-cell office:value-type="float" office:value="288.9" calcext:value-type="float">
            <text:p>288.9</text:p>
          </table:table-cell>
          <table:table-cell office:value-type="float" office:value="4.6" calcext:value-type="float">
            <text:p>4.6</text:p>
          </table:table-cell>
          <table:table-cell office:value-type="float" office:value="31.1474" calcext:value-type="float">
            <text:p>31.1474</text:p>
          </table:table-cell>
          <table:table-cell office:value-type="float" office:value="15.33557" calcext:value-type="float">
            <text:p>15.33557</text:p>
          </table:table-cell>
          <table:table-cell office:value-type="float" office:value="27.556" calcext:value-type="float">
            <text:p>27.556</text:p>
          </table:table-cell>
          <table:table-cell office:value-type="float" office:value="18.62479" calcext:value-type="float">
            <text:p>18.62479</text:p>
          </table:table-cell>
          <table:table-cell office:value-type="float" office:value="28.74268" calcext:value-type="float">
            <text:p>28.74268</text:p>
          </table:table-cell>
          <table:table-cell office:value-type="float" office:value="21.51974" calcext:value-type="float">
            <text:p>21.51974</text:p>
          </table:table-cell>
          <table:table-cell office:value-type="float" office:value="29.957" calcext:value-type="float">
            <text:p>29.957</text:p>
          </table:table-cell>
          <table:table-cell office:value-type="float" office:value="23.48099" calcext:value-type="float">
            <text:p>23.48099</text:p>
          </table:table-cell>
          <table:table-cell office:value-type="float" office:value="29.69934" calcext:value-type="float">
            <text:p>29.69934</text:p>
          </table:table-cell>
          <table:table-cell office:value-type="float" office:value="24.27969" calcext:value-type="float">
            <text:p>24.27969</text:p>
          </table:table-cell>
          <table:table-cell office:value-type="float" office:value="28.82727" calcext:value-type="float">
            <text:p>28.82727</text:p>
          </table:table-cell>
          <table:table-cell office:value-type="float" office:value="24.88239" calcext:value-type="float">
            <text:p>24.88239</text:p>
          </table:table-cell>
          <table:table-cell office:value-type="float" office:value="27.2215" calcext:value-type="float">
            <text:p>27.2215</text:p>
          </table:table-cell>
          <table:table-cell office:value-type="float" office:value="24.72461" calcext:value-type="float">
            <text:p>24.72461</text:p>
          </table:table-cell>
          <table:table-cell office:value-type="float" office:value="24.5528" calcext:value-type="float">
            <text:p>24.5528</text:p>
          </table:table-cell>
          <table:table-cell office:value-type="float" office:value="23.94818" calcext:value-type="float">
            <text:p>23.94818</text:p>
          </table:table-cell>
          <table:table-cell office:value-type="float" office:value="21.09341" calcext:value-type="float">
            <text:p>21.09341</text:p>
          </table:table-cell>
          <table:table-cell office:value-type="float" office:value="20.66843" calcext:value-type="float">
            <text:p>20.66843</text:p>
          </table:table-cell>
          <table:table-cell office:value-type="float" office:value="17.87466" calcext:value-type="float">
            <text:p>17.87466</text:p>
          </table:table-cell>
          <table:table-cell office:value-type="float" office:value="17.49744" calcext:value-type="float">
            <text:p>17.49744</text:p>
          </table:table-cell>
          <table:table-cell office:value-type="float" office:value="15.99719" calcext:value-type="float">
            <text:p>15.99719</text:p>
          </table:table-cell>
          <table:table-cell office:value-type="float" office:value="15.76685" calcext:value-type="float">
            <text:p>15.76685</text:p>
          </table:table-cell>
          <table:table-cell office:value-type="float" office:value="14.69742" calcext:value-type="float">
            <text:p>14.69742</text:p>
          </table:table-cell>
          <table:table-cell office:value-type="float" office:value="14.56387" calcext:value-type="float">
            <text:p>14.56387</text:p>
          </table:table-cell>
          <table:table-cell office:value-type="float" office:value="13.77704" calcext:value-type="float">
            <text:p>13.77704</text:p>
          </table:table-cell>
          <table:table-cell office:value-type="float" office:value="13.68423" calcext:value-type="float">
            <text:p>13.68423</text:p>
          </table:table-cell>
          <table:table-cell office:value-type="float" office:value="13.25583" calcext:value-type="float">
            <text:p>13.25583</text:p>
          </table:table-cell>
          <table:table-cell office:value-type="float" office:value="13.17596" calcext:value-type="float">
            <text:p>13.17596</text:p>
          </table:table-cell>
          <table:table-cell office:value-type="float" office:value="32.91269" calcext:value-type="float">
            <text:p>32.91269</text:p>
          </table:table-cell>
          <table:table-cell office:value-type="float" office:value="13.05154" calcext:value-type="float">
            <text:p>13.051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1" calcext:value-type="float">
            <text:p>15062001</text:p>
          </table:table-cell>
          <table:table-cell office:value-type="float" office:value="30.27107" calcext:value-type="float">
            <text:p>30.27107</text:p>
          </table:table-cell>
          <table:table-cell office:value-type="float" office:value="28.48" calcext:value-type="float">
            <text:p>28.48</text:p>
          </table:table-cell>
          <table:table-cell office:value-type="float" office:value="12.03" calcext:value-type="float">
            <text:p>12.03</text:p>
          </table:table-cell>
          <table:table-cell office:value-type="float" office:value="1.692536" calcext:value-type="float">
            <text:p>1.692536</text:p>
          </table:table-cell>
          <table:table-cell office:value-type="float" office:value="1.087419" calcext:value-type="float">
            <text:p>1.087419</text:p>
          </table:table-cell>
          <table:table-cell office:value-type="float" office:value="270.648" calcext:value-type="float">
            <text:p>270.648</text:p>
          </table:table-cell>
          <table:table-cell office:value-type="float" office:value="0" calcext:value-type="float">
            <text:p>0</text:p>
          </table:table-cell>
          <table:table-cell office:value-type="float" office:value="44.3869" calcext:value-type="float">
            <text:p>44.3869</text:p>
          </table:table-cell>
          <table:table-cell office:value-type="float" office:value="12.91412" calcext:value-type="float">
            <text:p>12.91412</text:p>
          </table:table-cell>
          <table:table-cell office:value-type="float" office:value="33.60275" calcext:value-type="float">
            <text:p>33.60275</text:p>
          </table:table-cell>
          <table:table-cell office:value-type="float" office:value="15.7753" calcext:value-type="float">
            <text:p>15.7753</text:p>
          </table:table-cell>
          <table:table-cell office:value-type="float" office:value="29.83591" calcext:value-type="float">
            <text:p>29.83591</text:p>
          </table:table-cell>
          <table:table-cell office:value-type="float" office:value="18.49307" calcext:value-type="float">
            <text:p>18.49307</text:p>
          </table:table-cell>
          <table:table-cell office:value-type="float" office:value="27.37119" calcext:value-type="float">
            <text:p>27.37119</text:p>
          </table:table-cell>
          <table:table-cell office:value-type="float" office:value="20.56232" calcext:value-type="float">
            <text:p>20.56232</text:p>
          </table:table-cell>
          <table:table-cell office:value-type="float" office:value="26.02921" calcext:value-type="float">
            <text:p>26.02921</text:p>
          </table:table-cell>
          <table:table-cell office:value-type="float" office:value="21.70926" calcext:value-type="float">
            <text:p>21.70926</text:p>
          </table:table-cell>
          <table:table-cell office:value-type="float" office:value="24.83527" calcext:value-type="float">
            <text:p>24.83527</text:p>
          </table:table-cell>
          <table:table-cell office:value-type="float" office:value="22.68845" calcext:value-type="float">
            <text:p>22.68845</text:p>
          </table:table-cell>
          <table:table-cell office:value-type="float" office:value="24.70105" calcext:value-type="float">
            <text:p>24.70105</text:p>
          </table:table-cell>
          <table:table-cell office:value-type="float" office:value="23.0177" calcext:value-type="float">
            <text:p>23.0177</text:p>
          </table:table-cell>
          <table:table-cell office:value-type="float" office:value="23.93893" calcext:value-type="float">
            <text:p>23.93893</text:p>
          </table:table-cell>
          <table:table-cell office:value-type="float" office:value="22.90356" calcext:value-type="float">
            <text:p>22.90356</text:p>
          </table:table-cell>
          <table:table-cell office:value-type="float" office:value="21.1268" calcext:value-type="float">
            <text:p>21.1268</text:p>
          </table:table-cell>
          <table:table-cell office:value-type="float" office:value="21.04132" calcext:value-type="float">
            <text:p>21.04132</text:p>
          </table:table-cell>
          <table:table-cell office:value-type="float" office:value="18.17343" calcext:value-type="float">
            <text:p>18.17343</text:p>
          </table:table-cell>
          <table:table-cell office:value-type="float" office:value="17.87836" calcext:value-type="float">
            <text:p>17.87836</text:p>
          </table:table-cell>
          <table:table-cell office:value-type="float" office:value="16.23529" calcext:value-type="float">
            <text:p>16.23529</text:p>
          </table:table-cell>
          <table:table-cell office:value-type="float" office:value="15.99973" calcext:value-type="float">
            <text:p>15.99973</text:p>
          </table:table-cell>
          <table:table-cell office:value-type="float" office:value="14.84888" calcext:value-type="float">
            <text:p>14.84888</text:p>
          </table:table-cell>
          <table:table-cell office:value-type="float" office:value="14.69894" calcext:value-type="float">
            <text:p>14.69894</text:p>
          </table:table-cell>
          <table:table-cell office:value-type="float" office:value="13.87885" calcext:value-type="float">
            <text:p>13.87885</text:p>
          </table:table-cell>
          <table:table-cell office:value-type="float" office:value="13.77808" calcext:value-type="float">
            <text:p>13.77808</text:p>
          </table:table-cell>
          <table:table-cell office:value-type="float" office:value="13.33929" calcext:value-type="float">
            <text:p>13.33929</text:p>
          </table:table-cell>
          <table:table-cell office:value-type="float" office:value="13.25668" calcext:value-type="float">
            <text:p>13.25668</text:p>
          </table:table-cell>
          <table:table-cell office:value-type="float" office:value="44.38681" calcext:value-type="float">
            <text:p>44.38681</text:p>
          </table:table-cell>
          <table:table-cell office:value-type="float" office:value="10.77402" calcext:value-type="float">
            <text:p>10.774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1" calcext:value-type="float">
            <text:p>16062001</text:p>
          </table:table-cell>
          <table:table-cell office:value-type="float" office:value="30.01435" calcext:value-type="float">
            <text:p>30.01435</text:p>
          </table:table-cell>
          <table:table-cell office:value-type="float" office:value="29.59" calcext:value-type="float">
            <text:p>29.59</text:p>
          </table:table-cell>
          <table:table-cell office:value-type="float" office:value="14.6" calcext:value-type="float">
            <text:p>14.6</text:p>
          </table:table-cell>
          <table:table-cell office:value-type="float" office:value="1.630189" calcext:value-type="float">
            <text:p>1.630189</text:p>
          </table:table-cell>
          <table:table-cell office:value-type="float" office:value="0.9099848" calcext:value-type="float">
            <text:p>0.9099848</text:p>
          </table:table-cell>
          <table:table-cell office:value-type="float" office:value="186.336" calcext:value-type="float">
            <text:p>186.336</text:p>
          </table:table-cell>
          <table:table-cell office:value-type="float" office:value="0" calcext:value-type="float">
            <text:p>0</text:p>
          </table:table-cell>
          <table:table-cell office:value-type="float" office:value="49.2132" calcext:value-type="float">
            <text:p>49.2132</text:p>
          </table:table-cell>
          <table:table-cell office:value-type="float" office:value="16.24567" calcext:value-type="float">
            <text:p>16.24567</text:p>
          </table:table-cell>
          <table:table-cell office:value-type="float" office:value="38.61591" calcext:value-type="float">
            <text:p>38.61591</text:p>
          </table:table-cell>
          <table:table-cell office:value-type="float" office:value="20.18631" calcext:value-type="float">
            <text:p>20.18631</text:p>
          </table:table-cell>
          <table:table-cell office:value-type="float" office:value="33.92609" calcext:value-type="float">
            <text:p>33.92609</text:p>
          </table:table-cell>
          <table:table-cell office:value-type="float" office:value="21.97647" calcext:value-type="float">
            <text:p>21.97647</text:p>
          </table:table-cell>
          <table:table-cell office:value-type="float" office:value="30.47568" calcext:value-type="float">
            <text:p>30.47568</text:p>
          </table:table-cell>
          <table:table-cell office:value-type="float" office:value="23.03287" calcext:value-type="float">
            <text:p>23.03287</text:p>
          </table:table-cell>
          <table:table-cell office:value-type="float" office:value="28.44724" calcext:value-type="float">
            <text:p>28.44724</text:p>
          </table:table-cell>
          <table:table-cell office:value-type="float" office:value="23.45615" calcext:value-type="float">
            <text:p>23.45615</text:p>
          </table:table-cell>
          <table:table-cell office:value-type="float" office:value="26.51505" calcext:value-type="float">
            <text:p>26.51505</text:p>
          </table:table-cell>
          <table:table-cell office:value-type="float" office:value="23.70258" calcext:value-type="float">
            <text:p>23.70258</text:p>
          </table:table-cell>
          <table:table-cell office:value-type="float" office:value="25.08023" calcext:value-type="float">
            <text:p>25.08023</text:p>
          </table:table-cell>
          <table:table-cell office:value-type="float" office:value="23.46518" calcext:value-type="float">
            <text:p>23.46518</text:p>
          </table:table-cell>
          <table:table-cell office:value-type="float" office:value="23.02905" calcext:value-type="float">
            <text:p>23.02905</text:p>
          </table:table-cell>
          <table:table-cell office:value-type="float" office:value="22.79999" calcext:value-type="float">
            <text:p>22.79999</text:p>
          </table:table-cell>
          <table:table-cell office:value-type="float" office:value="21.03973" calcext:value-type="float">
            <text:p>21.03973</text:p>
          </table:table-cell>
          <table:table-cell office:value-type="float" office:value="20.95468" calcext:value-type="float">
            <text:p>20.95468</text:p>
          </table:table-cell>
          <table:table-cell office:value-type="float" office:value="18.3653" calcext:value-type="float">
            <text:p>18.3653</text:p>
          </table:table-cell>
          <table:table-cell office:value-type="float" office:value="18.1759" calcext:value-type="float">
            <text:p>18.1759</text:p>
          </table:table-cell>
          <table:table-cell office:value-type="float" office:value="16.44724" calcext:value-type="float">
            <text:p>16.44724</text:p>
          </table:table-cell>
          <table:table-cell office:value-type="float" office:value="16.23764" calcext:value-type="float">
            <text:p>16.23764</text:p>
          </table:table-cell>
          <table:table-cell office:value-type="float" office:value="15.00818" calcext:value-type="float">
            <text:p>15.00818</text:p>
          </table:table-cell>
          <table:table-cell office:value-type="float" office:value="14.85052" calcext:value-type="float">
            <text:p>14.85052</text:p>
          </table:table-cell>
          <table:table-cell office:value-type="float" office:value="13.98868" calcext:value-type="float">
            <text:p>13.98868</text:p>
          </table:table-cell>
          <table:table-cell office:value-type="float" office:value="13.87997" calcext:value-type="float">
            <text:p>13.87997</text:p>
          </table:table-cell>
          <table:table-cell office:value-type="float" office:value="13.42694" calcext:value-type="float">
            <text:p>13.42694</text:p>
          </table:table-cell>
          <table:table-cell office:value-type="float" office:value="13.34018" calcext:value-type="float">
            <text:p>13.34018</text:p>
          </table:table-cell>
          <table:table-cell office:value-type="float" office:value="49.21307" calcext:value-type="float">
            <text:p>49.21307</text:p>
          </table:table-cell>
          <table:table-cell office:value-type="float" office:value="16.24567" calcext:value-type="float">
            <text:p>16.245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1" calcext:value-type="float">
            <text:p>17062001</text:p>
          </table:table-cell>
          <table:table-cell office:value-type="float" office:value="18.82584" calcext:value-type="float">
            <text:p>18.82584</text:p>
          </table:table-cell>
          <table:table-cell office:value-type="float" office:value="31.29" calcext:value-type="float">
            <text:p>31.29</text:p>
          </table:table-cell>
          <table:table-cell office:value-type="float" office:value="17.91" calcext:value-type="float">
            <text:p>17.91</text:p>
          </table:table-cell>
          <table:table-cell office:value-type="float" office:value="1.959573" calcext:value-type="float">
            <text:p>1.959573</text:p>
          </table:table-cell>
          <table:table-cell office:value-type="float" office:value="0.9667295" calcext:value-type="float">
            <text:p>0.9667295</text:p>
          </table:table-cell>
          <table:table-cell office:value-type="float" office:value="404.712" calcext:value-type="float">
            <text:p>404.712</text:p>
          </table:table-cell>
          <table:table-cell office:value-type="float" office:value="0.3" calcext:value-type="float">
            <text:p>0.3</text:p>
          </table:table-cell>
          <table:table-cell office:value-type="float" office:value="47.78049" calcext:value-type="float">
            <text:p>47.78049</text:p>
          </table:table-cell>
          <table:table-cell office:value-type="float" office:value="20.05173" calcext:value-type="float">
            <text:p>20.05173</text:p>
          </table:table-cell>
          <table:table-cell office:value-type="float" office:value="35.0947" calcext:value-type="float">
            <text:p>35.0947</text:p>
          </table:table-cell>
          <table:table-cell office:value-type="float" office:value="23.12543" calcext:value-type="float">
            <text:p>23.12543</text:p>
          </table:table-cell>
          <table:table-cell office:value-type="float" office:value="32.08539" calcext:value-type="float">
            <text:p>32.08539</text:p>
          </table:table-cell>
          <table:table-cell office:value-type="float" office:value="24.50751" calcext:value-type="float">
            <text:p>24.50751</text:p>
          </table:table-cell>
          <table:table-cell office:value-type="float" office:value="29.74612" calcext:value-type="float">
            <text:p>29.74612</text:p>
          </table:table-cell>
          <table:table-cell office:value-type="float" office:value="25.1178" calcext:value-type="float">
            <text:p>25.1178</text:p>
          </table:table-cell>
          <table:table-cell office:value-type="float" office:value="28.28473" calcext:value-type="float">
            <text:p>28.28473</text:p>
          </table:table-cell>
          <table:table-cell office:value-type="float" office:value="25.25671" calcext:value-type="float">
            <text:p>25.25671</text:p>
          </table:table-cell>
          <table:table-cell office:value-type="float" office:value="26.76016" calcext:value-type="float">
            <text:p>26.76016</text:p>
          </table:table-cell>
          <table:table-cell office:value-type="float" office:value="25.15192" calcext:value-type="float">
            <text:p>25.15192</text:p>
          </table:table-cell>
          <table:table-cell office:value-type="float" office:value="25.43707" calcext:value-type="float">
            <text:p>25.43707</text:p>
          </table:table-cell>
          <table:table-cell office:value-type="float" office:value="24.52512" calcext:value-type="float">
            <text:p>24.52512</text:p>
          </table:table-cell>
          <table:table-cell office:value-type="float" office:value="23.48163" calcext:value-type="float">
            <text:p>23.48163</text:p>
          </table:table-cell>
          <table:table-cell office:value-type="float" office:value="23.03992" calcext:value-type="float">
            <text:p>23.03992</text:p>
          </table:table-cell>
          <table:table-cell office:value-type="float" office:value="21.09058" calcext:value-type="float">
            <text:p>21.09058</text:p>
          </table:table-cell>
          <table:table-cell office:value-type="float" office:value="20.95663" calcext:value-type="float">
            <text:p>20.95663</text:p>
          </table:table-cell>
          <table:table-cell office:value-type="float" office:value="18.52371" calcext:value-type="float">
            <text:p>18.52371</text:p>
          </table:table-cell>
          <table:table-cell office:value-type="float" office:value="18.36703" calcext:value-type="float">
            <text:p>18.36703</text:p>
          </table:table-cell>
          <table:table-cell office:value-type="float" office:value="16.62961" calcext:value-type="float">
            <text:p>16.62961</text:p>
          </table:table-cell>
          <table:table-cell office:value-type="float" office:value="16.44925" calcext:value-type="float">
            <text:p>16.44925</text:p>
          </table:table-cell>
          <table:table-cell office:value-type="float" office:value="15.16602" calcext:value-type="float">
            <text:p>15.16602</text:p>
          </table:table-cell>
          <table:table-cell office:value-type="float" office:value="15.00989" calcext:value-type="float">
            <text:p>15.00989</text:p>
          </table:table-cell>
          <table:table-cell office:value-type="float" office:value="14.10437" calcext:value-type="float">
            <text:p>14.10437</text:p>
          </table:table-cell>
          <table:table-cell office:value-type="float" office:value="13.98984" calcext:value-type="float">
            <text:p>13.98984</text:p>
          </table:table-cell>
          <table:table-cell office:value-type="float" office:value="13.51941" calcext:value-type="float">
            <text:p>13.51941</text:p>
          </table:table-cell>
          <table:table-cell office:value-type="float" office:value="13.42789" calcext:value-type="float">
            <text:p>13.42789</text:p>
          </table:table-cell>
          <table:table-cell office:value-type="float" office:value="47.78036" calcext:value-type="float">
            <text:p>47.78036</text:p>
          </table:table-cell>
          <table:table-cell office:value-type="float" office:value="20.05176" calcext:value-type="float">
            <text:p>20.051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1" calcext:value-type="float">
            <text:p>18062001</text:p>
          </table:table-cell>
          <table:table-cell office:value-type="float" office:value="28.15992" calcext:value-type="float">
            <text:p>28.15992</text:p>
          </table:table-cell>
          <table:table-cell office:value-type="float" office:value="34.39" calcext:value-type="float">
            <text:p>34.39</text:p>
          </table:table-cell>
          <table:table-cell office:value-type="float" office:value="18.3" calcext:value-type="float">
            <text:p>18.3</text:p>
          </table:table-cell>
          <table:table-cell office:value-type="float" office:value="1.807724" calcext:value-type="float">
            <text:p>1.807724</text:p>
          </table:table-cell>
          <table:table-cell office:value-type="float" office:value="1.261521" calcext:value-type="float">
            <text:p>1.261521</text:p>
          </table:table-cell>
          <table:table-cell office:value-type="float" office:value="599.58" calcext:value-type="float">
            <text:p>599.58</text:p>
          </table:table-cell>
          <table:table-cell office:value-type="float" office:value="2.2" calcext:value-type="float">
            <text:p>2.2</text:p>
          </table:table-cell>
          <table:table-cell office:value-type="float" office:value="56.28815" calcext:value-type="float">
            <text:p>56.28815</text:p>
          </table:table-cell>
          <table:table-cell office:value-type="float" office:value="18.10736" calcext:value-type="float">
            <text:p>18.10736</text:p>
          </table:table-cell>
          <table:table-cell office:value-type="float" office:value="43.63712" calcext:value-type="float">
            <text:p>43.63712</text:p>
          </table:table-cell>
          <table:table-cell office:value-type="float" office:value="23.7648" calcext:value-type="float">
            <text:p>23.7648</text:p>
          </table:table-cell>
          <table:table-cell office:value-type="float" office:value="38.2088" calcext:value-type="float">
            <text:p>38.2088</text:p>
          </table:table-cell>
          <table:table-cell office:value-type="float" office:value="26.08026" calcext:value-type="float">
            <text:p>26.08026</text:p>
          </table:table-cell>
          <table:table-cell office:value-type="float" office:value="34.02206" calcext:value-type="float">
            <text:p>34.02206</text:p>
          </table:table-cell>
          <table:table-cell office:value-type="float" office:value="26.35751" calcext:value-type="float">
            <text:p>26.35751</text:p>
          </table:table-cell>
          <table:table-cell office:value-type="float" office:value="31.45786" calcext:value-type="float">
            <text:p>31.45786</text:p>
          </table:table-cell>
          <table:table-cell office:value-type="float" office:value="26.25385" calcext:value-type="float">
            <text:p>26.25385</text:p>
          </table:table-cell>
          <table:table-cell office:value-type="float" office:value="28.84824" calcext:value-type="float">
            <text:p>28.84824</text:p>
          </table:table-cell>
          <table:table-cell office:value-type="float" office:value="25.91022" calcext:value-type="float">
            <text:p>25.91022</text:p>
          </table:table-cell>
          <table:table-cell office:value-type="float" office:value="26.91348" calcext:value-type="float">
            <text:p>26.91348</text:p>
          </table:table-cell>
          <table:table-cell office:value-type="float" office:value="25.12888" calcext:value-type="float">
            <text:p>25.12888</text:p>
          </table:table-cell>
          <table:table-cell office:value-type="float" office:value="24.14893" calcext:value-type="float">
            <text:p>24.14893</text:p>
          </table:table-cell>
          <table:table-cell office:value-type="float" office:value="23.48932" calcext:value-type="float">
            <text:p>23.48932</text:p>
          </table:table-cell>
          <table:table-cell office:value-type="float" office:value="21.33655" calcext:value-type="float">
            <text:p>21.33655</text:p>
          </table:table-cell>
          <table:table-cell office:value-type="float" office:value="21.09262" calcext:value-type="float">
            <text:p>21.09262</text:p>
          </table:table-cell>
          <table:table-cell office:value-type="float" office:value="18.694" calcext:value-type="float">
            <text:p>18.694</text:p>
          </table:table-cell>
          <table:table-cell office:value-type="float" office:value="18.52539" calcext:value-type="float">
            <text:p>18.52539</text:p>
          </table:table-cell>
          <table:table-cell office:value-type="float" office:value="16.7984" calcext:value-type="float">
            <text:p>16.7984</text:p>
          </table:table-cell>
          <table:table-cell office:value-type="float" office:value="16.63138" calcext:value-type="float">
            <text:p>16.63138</text:p>
          </table:table-cell>
          <table:table-cell office:value-type="float" office:value="15.31885" calcext:value-type="float">
            <text:p>15.31885</text:p>
          </table:table-cell>
          <table:table-cell office:value-type="float" office:value="15.16763" calcext:value-type="float">
            <text:p>15.16763</text:p>
          </table:table-cell>
          <table:table-cell office:value-type="float" office:value="14.22366" calcext:value-type="float">
            <text:p>14.22366</text:p>
          </table:table-cell>
          <table:table-cell office:value-type="float" office:value="14.10559" calcext:value-type="float">
            <text:p>14.10559</text:p>
          </table:table-cell>
          <table:table-cell office:value-type="float" office:value="13.61633" calcext:value-type="float">
            <text:p>13.61633</text:p>
          </table:table-cell>
          <table:table-cell office:value-type="float" office:value="13.52042" calcext:value-type="float">
            <text:p>13.52042</text:p>
          </table:table-cell>
          <table:table-cell office:value-type="float" office:value="56.28799" calcext:value-type="float">
            <text:p>56.28799</text:p>
          </table:table-cell>
          <table:table-cell office:value-type="float" office:value="18.47061" calcext:value-type="float">
            <text:p>18.470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1" calcext:value-type="float">
            <text:p>19062001</text:p>
          </table:table-cell>
          <table:table-cell office:value-type="float" office:value="12.46464" calcext:value-type="float">
            <text:p>12.46464</text:p>
          </table:table-cell>
          <table:table-cell office:value-type="float" office:value="19.05" calcext:value-type="float">
            <text:p>19.05</text:p>
          </table:table-cell>
          <table:table-cell office:value-type="float" office:value="12.8" calcext:value-type="float">
            <text:p>12.8</text:p>
          </table:table-cell>
          <table:table-cell office:value-type="float" office:value="1.615686" calcext:value-type="float">
            <text:p>1.615686</text:p>
          </table:table-cell>
          <table:table-cell office:value-type="float" office:value="1.242803" calcext:value-type="float">
            <text:p>1.242803</text:p>
          </table:table-cell>
          <table:table-cell office:value-type="float" office:value="252.072" calcext:value-type="float">
            <text:p>252.072</text:p>
          </table:table-cell>
          <table:table-cell office:value-type="float" office:value="4.9" calcext:value-type="float">
            <text:p>4.9</text:p>
          </table:table-cell>
          <table:table-cell office:value-type="float" office:value="24.20709" calcext:value-type="float">
            <text:p>24.20709</text:p>
          </table:table-cell>
          <table:table-cell office:value-type="float" office:value="14.81268" calcext:value-type="float">
            <text:p>14.81268</text:p>
          </table:table-cell>
          <table:table-cell office:value-type="float" office:value="23.42767" calcext:value-type="float">
            <text:p>23.42767</text:p>
          </table:table-cell>
          <table:table-cell office:value-type="float" office:value="17.95459" calcext:value-type="float">
            <text:p>17.95459</text:p>
          </table:table-cell>
          <table:table-cell office:value-type="float" office:value="27.00656" calcext:value-type="float">
            <text:p>27.00656</text:p>
          </table:table-cell>
          <table:table-cell office:value-type="float" office:value="20.06726" calcext:value-type="float">
            <text:p>20.06726</text:p>
          </table:table-cell>
          <table:table-cell office:value-type="float" office:value="28.82346" calcext:value-type="float">
            <text:p>28.82346</text:p>
          </table:table-cell>
          <table:table-cell office:value-type="float" office:value="21.71393" calcext:value-type="float">
            <text:p>21.71393</text:p>
          </table:table-cell>
          <table:table-cell office:value-type="float" office:value="28.97308" calcext:value-type="float">
            <text:p>28.97308</text:p>
          </table:table-cell>
          <table:table-cell office:value-type="float" office:value="22.58188" calcext:value-type="float">
            <text:p>22.58188</text:p>
          </table:table-cell>
          <table:table-cell office:value-type="float" office:value="28.4928" calcext:value-type="float">
            <text:p>28.4928</text:p>
          </table:table-cell>
          <table:table-cell office:value-type="float" office:value="23.4209" calcext:value-type="float">
            <text:p>23.4209</text:p>
          </table:table-cell>
          <table:table-cell office:value-type="float" office:value="26.90948" calcext:value-type="float">
            <text:p>26.90948</text:p>
          </table:table-cell>
          <table:table-cell office:value-type="float" office:value="23.71365" calcext:value-type="float">
            <text:p>23.71365</text:p>
          </table:table-cell>
          <table:table-cell office:value-type="float" office:value="24.37949" calcext:value-type="float">
            <text:p>24.37949</text:p>
          </table:table-cell>
          <table:table-cell office:value-type="float" office:value="23.67963" calcext:value-type="float">
            <text:p>23.67963</text:p>
          </table:table-cell>
          <table:table-cell office:value-type="float" office:value="21.59769" calcext:value-type="float">
            <text:p>21.59769</text:p>
          </table:table-cell>
          <table:table-cell office:value-type="float" office:value="21.34033" calcext:value-type="float">
            <text:p>21.34033</text:p>
          </table:table-cell>
          <table:table-cell office:value-type="float" office:value="18.89185" calcext:value-type="float">
            <text:p>18.89185</text:p>
          </table:table-cell>
          <table:table-cell office:value-type="float" office:value="18.69592" calcext:value-type="float">
            <text:p>18.69592</text:p>
          </table:table-cell>
          <table:table-cell office:value-type="float" office:value="16.96677" calcext:value-type="float">
            <text:p>16.96677</text:p>
          </table:table-cell>
          <table:table-cell office:value-type="float" office:value="16.80014" calcext:value-type="float">
            <text:p>16.80014</text:p>
          </table:table-cell>
          <table:table-cell office:value-type="float" office:value="15.46765" calcext:value-type="float">
            <text:p>15.46765</text:p>
          </table:table-cell>
          <table:table-cell office:value-type="float" office:value="15.3204" calcext:value-type="float">
            <text:p>15.3204</text:p>
          </table:table-cell>
          <table:table-cell office:value-type="float" office:value="14.34525" calcext:value-type="float">
            <text:p>14.34525</text:p>
          </table:table-cell>
          <table:table-cell office:value-type="float" office:value="14.22495" calcext:value-type="float">
            <text:p>14.22495</text:p>
          </table:table-cell>
          <table:table-cell office:value-type="float" office:value="13.71793" calcext:value-type="float">
            <text:p>13.71793</text:p>
          </table:table-cell>
          <table:table-cell office:value-type="float" office:value="13.61737" calcext:value-type="float">
            <text:p>13.61737</text:p>
          </table:table-cell>
          <table:table-cell office:value-type="float" office:value="24.20712" calcext:value-type="float">
            <text:p>24.20712</text:p>
          </table:table-cell>
          <table:table-cell office:value-type="float" office:value="14.81271" calcext:value-type="float">
            <text:p>14.812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1" calcext:value-type="float">
            <text:p>20062001</text:p>
          </table:table-cell>
          <table:table-cell office:value-type="float" office:value="15.06456" calcext:value-type="float">
            <text:p>15.06456</text:p>
          </table:table-cell>
          <table:table-cell office:value-type="float" office:value="21.86" calcext:value-type="float">
            <text:p>21.86</text:p>
          </table:table-cell>
          <table:table-cell office:value-type="float" office:value="14.09" calcext:value-type="float">
            <text:p>14.09</text:p>
          </table:table-cell>
          <table:table-cell office:value-type="float" office:value="2.011793" calcext:value-type="float">
            <text:p>2.011793</text:p>
          </table:table-cell>
          <table:table-cell office:value-type="float" office:value="1.354633" calcext:value-type="float">
            <text:p>1.354633</text:p>
          </table:table-cell>
          <table:table-cell office:value-type="float" office:value="156.924" calcext:value-type="float">
            <text:p>156.924</text:p>
          </table:table-cell>
          <table:table-cell office:value-type="float" office:value="0.9" calcext:value-type="float">
            <text:p>0.9</text:p>
          </table:table-cell>
          <table:table-cell office:value-type="float" office:value="26.93723" calcext:value-type="float">
            <text:p>26.93723</text:p>
          </table:table-cell>
          <table:table-cell office:value-type="float" office:value="14.47949" calcext:value-type="float">
            <text:p>14.47949</text:p>
          </table:table-cell>
          <table:table-cell office:value-type="float" office:value="24.06152" calcext:value-type="float">
            <text:p>24.06152</text:p>
          </table:table-cell>
          <table:table-cell office:value-type="float" office:value="16.84274" calcext:value-type="float">
            <text:p>16.84274</text:p>
          </table:table-cell>
          <table:table-cell office:value-type="float" office:value="23.07764" calcext:value-type="float">
            <text:p>23.07764</text:p>
          </table:table-cell>
          <table:table-cell office:value-type="float" office:value="18.64813" calcext:value-type="float">
            <text:p>18.64813</text:p>
          </table:table-cell>
          <table:table-cell office:value-type="float" office:value="22.62186" calcext:value-type="float">
            <text:p>22.62186</text:p>
          </table:table-cell>
          <table:table-cell office:value-type="float" office:value="20.18542" calcext:value-type="float">
            <text:p>20.18542</text:p>
          </table:table-cell>
          <table:table-cell office:value-type="float" office:value="22.52209" calcext:value-type="float">
            <text:p>22.52209</text:p>
          </table:table-cell>
          <table:table-cell office:value-type="float" office:value="21.11826" calcext:value-type="float">
            <text:p>21.11826</text:p>
          </table:table-cell>
          <table:table-cell office:value-type="float" office:value="23.38318" calcext:value-type="float">
            <text:p>23.38318</text:p>
          </table:table-cell>
          <table:table-cell office:value-type="float" office:value="21.9859" calcext:value-type="float">
            <text:p>21.9859</text:p>
          </table:table-cell>
          <table:table-cell office:value-type="float" office:value="23.68973" calcext:value-type="float">
            <text:p>23.68973</text:p>
          </table:table-cell>
          <table:table-cell office:value-type="float" office:value="22.39203" calcext:value-type="float">
            <text:p>22.39203</text:p>
          </table:table-cell>
          <table:table-cell office:value-type="float" office:value="23.66663" calcext:value-type="float">
            <text:p>23.66663</text:p>
          </table:table-cell>
          <table:table-cell office:value-type="float" office:value="22.46146" calcext:value-type="float">
            <text:p>22.46146</text:p>
          </table:table-cell>
          <table:table-cell office:value-type="float" office:value="21.59766" calcext:value-type="float">
            <text:p>21.59766</text:p>
          </table:table-cell>
          <table:table-cell office:value-type="float" office:value="21.38315" calcext:value-type="float">
            <text:p>21.38315</text:p>
          </table:table-cell>
          <table:table-cell office:value-type="float" office:value="19.03781" calcext:value-type="float">
            <text:p>19.03781</text:p>
          </table:table-cell>
          <table:table-cell office:value-type="float" office:value="18.89383" calcext:value-type="float">
            <text:p>18.89383</text:p>
          </table:table-cell>
          <table:table-cell office:value-type="float" office:value="17.13174" calcext:value-type="float">
            <text:p>17.13174</text:p>
          </table:table-cell>
          <table:table-cell office:value-type="float" office:value="16.96854" calcext:value-type="float">
            <text:p>16.96854</text:p>
          </table:table-cell>
          <table:table-cell office:value-type="float" office:value="15.61575" calcext:value-type="float">
            <text:p>15.61575</text:p>
          </table:table-cell>
          <table:table-cell office:value-type="float" office:value="15.46915" calcext:value-type="float">
            <text:p>15.46915</text:p>
          </table:table-cell>
          <table:table-cell office:value-type="float" office:value="14.4682" calcext:value-type="float">
            <text:p>14.4682</text:p>
          </table:table-cell>
          <table:table-cell office:value-type="float" office:value="14.34653" calcext:value-type="float">
            <text:p>14.34653</text:p>
          </table:table-cell>
          <table:table-cell office:value-type="float" office:value="13.82275" calcext:value-type="float">
            <text:p>13.82275</text:p>
          </table:table-cell>
          <table:table-cell office:value-type="float" office:value="13.71899" calcext:value-type="float">
            <text:p>13.71899</text:p>
          </table:table-cell>
          <table:table-cell office:value-type="float" office:value="26.93719" calcext:value-type="float">
            <text:p>26.93719</text:p>
          </table:table-cell>
          <table:table-cell office:value-type="float" office:value="14.6373" calcext:value-type="float">
            <text:p>14.63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1" calcext:value-type="float">
            <text:p>21062001</text:p>
          </table:table-cell>
          <table:table-cell office:value-type="float" office:value="27.14364" calcext:value-type="float">
            <text:p>27.14364</text:p>
          </table:table-cell>
          <table:table-cell office:value-type="float" office:value="25.48" calcext:value-type="float">
            <text:p>25.48</text:p>
          </table:table-cell>
          <table:table-cell office:value-type="float" office:value="12.6" calcext:value-type="float">
            <text:p>12.6</text:p>
          </table:table-cell>
          <table:table-cell office:value-type="float" office:value="1.554713" calcext:value-type="float">
            <text:p>1.554713</text:p>
          </table:table-cell>
          <table:table-cell office:value-type="float" office:value="1.005002" calcext:value-type="float">
            <text:p>1.005002</text:p>
          </table:table-cell>
          <table:table-cell office:value-type="float" office:value="238.68" calcext:value-type="float">
            <text:p>238.68</text:p>
          </table:table-cell>
          <table:table-cell office:value-type="float" office:value="0.1" calcext:value-type="float">
            <text:p>0.1</text:p>
          </table:table-cell>
          <table:table-cell office:value-type="float" office:value="41.14297" calcext:value-type="float">
            <text:p>41.14297</text:p>
          </table:table-cell>
          <table:table-cell office:value-type="float" office:value="12.94669" calcext:value-type="float">
            <text:p>12.94669</text:p>
          </table:table-cell>
          <table:table-cell office:value-type="float" office:value="32.32541" calcext:value-type="float">
            <text:p>32.32541</text:p>
          </table:table-cell>
          <table:table-cell office:value-type="float" office:value="15.52927" calcext:value-type="float">
            <text:p>15.52927</text:p>
          </table:table-cell>
          <table:table-cell office:value-type="float" office:value="28.59897" calcext:value-type="float">
            <text:p>28.59897</text:p>
          </table:table-cell>
          <table:table-cell office:value-type="float" office:value="17.48444" calcext:value-type="float">
            <text:p>17.48444</text:p>
          </table:table-cell>
          <table:table-cell office:value-type="float" office:value="26.10275" calcext:value-type="float">
            <text:p>26.10275</text:p>
          </table:table-cell>
          <table:table-cell office:value-type="float" office:value="19.07291" calcext:value-type="float">
            <text:p>19.07291</text:p>
          </table:table-cell>
          <table:table-cell office:value-type="float" office:value="24.7059" calcext:value-type="float">
            <text:p>24.7059</text:p>
          </table:table-cell>
          <table:table-cell office:value-type="float" office:value="20.01202" calcext:value-type="float">
            <text:p>20.01202</text:p>
          </table:table-cell>
          <table:table-cell office:value-type="float" office:value="23.48999" calcext:value-type="float">
            <text:p>23.48999</text:p>
          </table:table-cell>
          <table:table-cell office:value-type="float" office:value="20.90408" calcext:value-type="float">
            <text:p>20.90408</text:p>
          </table:table-cell>
          <table:table-cell office:value-type="float" office:value="22.76331" calcext:value-type="float">
            <text:p>22.76331</text:p>
          </table:table-cell>
          <table:table-cell office:value-type="float" office:value="21.40295" calcext:value-type="float">
            <text:p>21.40295</text:p>
          </table:table-cell>
          <table:table-cell office:value-type="float" office:value="22.45367" calcext:value-type="float">
            <text:p>22.45367</text:p>
          </table:table-cell>
          <table:table-cell office:value-type="float" office:value="21.78339" calcext:value-type="float">
            <text:p>21.78339</text:p>
          </table:table-cell>
          <table:table-cell office:value-type="float" office:value="21.3797" calcext:value-type="float">
            <text:p>21.3797</text:p>
          </table:table-cell>
          <table:table-cell office:value-type="float" office:value="21.01407" calcext:value-type="float">
            <text:p>21.01407</text:p>
          </table:table-cell>
          <table:table-cell office:value-type="float" office:value="19.08154" calcext:value-type="float">
            <text:p>19.08154</text:p>
          </table:table-cell>
          <table:table-cell office:value-type="float" office:value="19.03873" calcext:value-type="float">
            <text:p>19.03873</text:p>
          </table:table-cell>
          <table:table-cell office:value-type="float" office:value="17.26813" calcext:value-type="float">
            <text:p>17.26813</text:p>
          </table:table-cell>
          <table:table-cell office:value-type="float" office:value="17.13336" calcext:value-type="float">
            <text:p>17.13336</text:p>
          </table:table-cell>
          <table:table-cell office:value-type="float" office:value="15.76004" calcext:value-type="float">
            <text:p>15.76004</text:p>
          </table:table-cell>
          <table:table-cell office:value-type="float" office:value="15.61731" calcext:value-type="float">
            <text:p>15.61731</text:p>
          </table:table-cell>
          <table:table-cell office:value-type="float" office:value="14.59271" calcext:value-type="float">
            <text:p>14.59271</text:p>
          </table:table-cell>
          <table:table-cell office:value-type="float" office:value="14.46945" calcext:value-type="float">
            <text:p>14.46945</text:p>
          </table:table-cell>
          <table:table-cell office:value-type="float" office:value="13.93088" calcext:value-type="float">
            <text:p>13.93088</text:p>
          </table:table-cell>
          <table:table-cell office:value-type="float" office:value="13.82388" calcext:value-type="float">
            <text:p>13.82388</text:p>
          </table:table-cell>
          <table:table-cell office:value-type="float" office:value="41.14288" calcext:value-type="float">
            <text:p>41.14288</text:p>
          </table:table-cell>
          <table:table-cell office:value-type="float" office:value="12.94672" calcext:value-type="float">
            <text:p>12.946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1" calcext:value-type="float">
            <text:p>22062001</text:p>
          </table:table-cell>
          <table:table-cell office:value-type="float" office:value="30.57857" calcext:value-type="float">
            <text:p>30.57857</text:p>
          </table:table-cell>
          <table:table-cell office:value-type="float" office:value="24.54" calcext:value-type="float">
            <text:p>24.54</text:p>
          </table:table-cell>
          <table:table-cell office:value-type="float" office:value="11.33" calcext:value-type="float">
            <text:p>11.33</text:p>
          </table:table-cell>
          <table:table-cell office:value-type="float" office:value="1.342445" calcext:value-type="float">
            <text:p>1.342445</text:p>
          </table:table-cell>
          <table:table-cell office:value-type="float" office:value="0.9874756" calcext:value-type="float">
            <text:p>0.9874756</text:p>
          </table:table-cell>
          <table:table-cell office:value-type="float" office:value="139.14" calcext:value-type="float">
            <text:p>139.14</text:p>
          </table:table-cell>
          <table:table-cell office:value-type="float" office:value="0" calcext:value-type="float">
            <text:p>0</text:p>
          </table:table-cell>
          <table:table-cell office:value-type="float" office:value="42.96521" calcext:value-type="float">
            <text:p>42.96521</text:p>
          </table:table-cell>
          <table:table-cell office:value-type="float" office:value="13.17746" calcext:value-type="float">
            <text:p>13.17746</text:p>
          </table:table-cell>
          <table:table-cell office:value-type="float" office:value="33.70007" calcext:value-type="float">
            <text:p>33.70007</text:p>
          </table:table-cell>
          <table:table-cell office:value-type="float" office:value="17.31012" calcext:value-type="float">
            <text:p>17.31012</text:p>
          </table:table-cell>
          <table:table-cell office:value-type="float" office:value="29.91714" calcext:value-type="float">
            <text:p>29.91714</text:p>
          </table:table-cell>
          <table:table-cell office:value-type="float" office:value="19.38458" calcext:value-type="float">
            <text:p>19.38458</text:p>
          </table:table-cell>
          <table:table-cell office:value-type="float" office:value="27.20453" calcext:value-type="float">
            <text:p>27.20453</text:p>
          </table:table-cell>
          <table:table-cell office:value-type="float" office:value="20.78455" calcext:value-type="float">
            <text:p>20.78455</text:p>
          </table:table-cell>
          <table:table-cell office:value-type="float" office:value="25.67117" calcext:value-type="float">
            <text:p>25.67117</text:p>
          </table:table-cell>
          <table:table-cell office:value-type="float" office:value="21.46591" calcext:value-type="float">
            <text:p>21.46591</text:p>
          </table:table-cell>
          <table:table-cell office:value-type="float" office:value="24.25229" calcext:value-type="float">
            <text:p>24.25229</text:p>
          </table:table-cell>
          <table:table-cell office:value-type="float" office:value="21.99402" calcext:value-type="float">
            <text:p>21.99402</text:p>
          </table:table-cell>
          <table:table-cell office:value-type="float" office:value="23.30789" calcext:value-type="float">
            <text:p>23.30789</text:p>
          </table:table-cell>
          <table:table-cell office:value-type="float" office:value="22.03833" calcext:value-type="float">
            <text:p>22.03833</text:p>
          </table:table-cell>
          <table:table-cell office:value-type="float" office:value="21.99942" calcext:value-type="float">
            <text:p>21.99942</text:p>
          </table:table-cell>
          <table:table-cell office:value-type="float" office:value="21.8353" calcext:value-type="float">
            <text:p>21.8353</text:p>
          </table:table-cell>
          <table:table-cell office:value-type="float" office:value="21.01102" calcext:value-type="float">
            <text:p>21.01102</text:p>
          </table:table-cell>
          <table:table-cell office:value-type="float" office:value="20.82339" calcext:value-type="float">
            <text:p>20.82339</text:p>
          </table:table-cell>
          <table:table-cell office:value-type="float" office:value="19.0816" calcext:value-type="float">
            <text:p>19.0816</text:p>
          </table:table-cell>
          <table:table-cell office:value-type="float" office:value="19.07053" calcext:value-type="float">
            <text:p>19.07053</text:p>
          </table:table-cell>
          <table:table-cell office:value-type="float" office:value="17.36731" calcext:value-type="float">
            <text:p>17.36731</text:p>
          </table:table-cell>
          <table:table-cell office:value-type="float" office:value="17.26935" calcext:value-type="float">
            <text:p>17.26935</text:p>
          </table:table-cell>
          <table:table-cell office:value-type="float" office:value="15.8927" calcext:value-type="float">
            <text:p>15.8927</text:p>
          </table:table-cell>
          <table:table-cell office:value-type="float" office:value="15.76144" calcext:value-type="float">
            <text:p>15.76144</text:p>
          </table:table-cell>
          <table:table-cell office:value-type="float" office:value="14.71661" calcext:value-type="float">
            <text:p>14.71661</text:p>
          </table:table-cell>
          <table:table-cell office:value-type="float" office:value="14.59399" calcext:value-type="float">
            <text:p>14.59399</text:p>
          </table:table-cell>
          <table:table-cell office:value-type="float" office:value="14.04074" calcext:value-type="float">
            <text:p>14.04074</text:p>
          </table:table-cell>
          <table:table-cell office:value-type="float" office:value="13.93204" calcext:value-type="float">
            <text:p>13.93204</text:p>
          </table:table-cell>
          <table:table-cell office:value-type="float" office:value="42.96512" calcext:value-type="float">
            <text:p>42.96512</text:p>
          </table:table-cell>
          <table:table-cell office:value-type="float" office:value="13.17746" calcext:value-type="float">
            <text:p>13.177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1" calcext:value-type="float">
            <text:p>23062001</text:p>
          </table:table-cell>
          <table:table-cell office:value-type="float" office:value="29.82528" calcext:value-type="float">
            <text:p>29.82528</text:p>
          </table:table-cell>
          <table:table-cell office:value-type="float" office:value="28.81" calcext:value-type="float">
            <text:p>28.81</text:p>
          </table:table-cell>
          <table:table-cell office:value-type="float" office:value="13.47" calcext:value-type="float">
            <text:p>13.47</text:p>
          </table:table-cell>
          <table:table-cell office:value-type="float" office:value="1.940276" calcext:value-type="float">
            <text:p>1.940276</text:p>
          </table:table-cell>
          <table:table-cell office:value-type="float" office:value="1.261202" calcext:value-type="float">
            <text:p>1.261202</text:p>
          </table:table-cell>
          <table:table-cell office:value-type="float" office:value="337.608" calcext:value-type="float">
            <text:p>337.608</text:p>
          </table:table-cell>
          <table:table-cell office:value-type="float" office:value="0" calcext:value-type="float">
            <text:p>0</text:p>
          </table:table-cell>
          <table:table-cell office:value-type="float" office:value="48.0415" calcext:value-type="float">
            <text:p>48.0415</text:p>
          </table:table-cell>
          <table:table-cell office:value-type="float" office:value="15.20627" calcext:value-type="float">
            <text:p>15.20627</text:p>
          </table:table-cell>
          <table:table-cell office:value-type="float" office:value="37.14499" calcext:value-type="float">
            <text:p>37.14499</text:p>
          </table:table-cell>
          <table:table-cell office:value-type="float" office:value="18.63162" calcext:value-type="float">
            <text:p>18.63162</text:p>
          </table:table-cell>
          <table:table-cell office:value-type="float" office:value="32.64337" calcext:value-type="float">
            <text:p>32.64337</text:p>
          </table:table-cell>
          <table:table-cell office:value-type="float" office:value="20.41809" calcext:value-type="float">
            <text:p>20.41809</text:p>
          </table:table-cell>
          <table:table-cell office:value-type="float" office:value="29.30548" calcext:value-type="float">
            <text:p>29.30548</text:p>
          </table:table-cell>
          <table:table-cell office:value-type="float" office:value="21.62479" calcext:value-type="float">
            <text:p>21.62479</text:p>
          </table:table-cell>
          <table:table-cell office:value-type="float" office:value="27.35422" calcext:value-type="float">
            <text:p>27.35422</text:p>
          </table:table-cell>
          <table:table-cell office:value-type="float" office:value="22.19452" calcext:value-type="float">
            <text:p>22.19452</text:p>
          </table:table-cell>
          <table:table-cell office:value-type="float" office:value="25.54715" calcext:value-type="float">
            <text:p>25.54715</text:p>
          </table:table-cell>
          <table:table-cell office:value-type="float" office:value="22.59149" calcext:value-type="float">
            <text:p>22.59149</text:p>
          </table:table-cell>
          <table:table-cell office:value-type="float" office:value="24.19266" calcext:value-type="float">
            <text:p>24.19266</text:p>
          </table:table-cell>
          <table:table-cell office:value-type="float" office:value="22.48877" calcext:value-type="float">
            <text:p>22.48877</text:p>
          </table:table-cell>
          <table:table-cell office:value-type="float" office:value="22.32666" calcext:value-type="float">
            <text:p>22.32666</text:p>
          </table:table-cell>
          <table:table-cell office:value-type="float" office:value="22.00723" calcext:value-type="float">
            <text:p>22.00723</text:p>
          </table:table-cell>
          <table:table-cell office:value-type="float" office:value="20.82257" calcext:value-type="float">
            <text:p>20.82257</text:p>
          </table:table-cell>
          <table:table-cell office:value-type="float" office:value="20.79947" calcext:value-type="float">
            <text:p>20.79947</text:p>
          </table:table-cell>
          <table:table-cell office:value-type="float" office:value="19.07034" calcext:value-type="float">
            <text:p>19.07034</text:p>
          </table:table-cell>
          <table:table-cell office:value-type="float" office:value="19.06375" calcext:value-type="float">
            <text:p>19.06375</text:p>
          </table:table-cell>
          <table:table-cell office:value-type="float" office:value="17.4415" calcext:value-type="float">
            <text:p>17.4415</text:p>
          </table:table-cell>
          <table:table-cell office:value-type="float" office:value="17.36816" calcext:value-type="float">
            <text:p>17.36816</text:p>
          </table:table-cell>
          <table:table-cell office:value-type="float" office:value="16.01181" calcext:value-type="float">
            <text:p>16.01181</text:p>
          </table:table-cell>
          <table:table-cell office:value-type="float" office:value="15.89404" calcext:value-type="float">
            <text:p>15.89404</text:p>
          </table:table-cell>
          <table:table-cell office:value-type="float" office:value="14.83786" calcext:value-type="float">
            <text:p>14.83786</text:p>
          </table:table-cell>
          <table:table-cell office:value-type="float" office:value="14.71786" calcext:value-type="float">
            <text:p>14.71786</text:p>
          </table:table-cell>
          <table:table-cell office:value-type="float" office:value="14.1524" calcext:value-type="float">
            <text:p>14.1524</text:p>
          </table:table-cell>
          <table:table-cell office:value-type="float" office:value="14.0419" calcext:value-type="float">
            <text:p>14.0419</text:p>
          </table:table-cell>
          <table:table-cell office:value-type="float" office:value="48.04138" calcext:value-type="float">
            <text:p>48.04138</text:p>
          </table:table-cell>
          <table:table-cell office:value-type="float" office:value="15.20627" calcext:value-type="float">
            <text:p>15.206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1" calcext:value-type="float">
            <text:p>24062001</text:p>
          </table:table-cell>
          <table:table-cell office:value-type="float" office:value="28.97388" calcext:value-type="float">
            <text:p>28.97388</text:p>
          </table:table-cell>
          <table:table-cell office:value-type="float" office:value="33.88" calcext:value-type="float">
            <text:p>33.88</text:p>
          </table:table-cell>
          <table:table-cell office:value-type="float" office:value="18.95" calcext:value-type="float">
            <text:p>18.95</text:p>
          </table:table-cell>
          <table:table-cell office:value-type="float" office:value="2.008276" calcext:value-type="float">
            <text:p>2.008276</text:p>
          </table:table-cell>
          <table:table-cell office:value-type="float" office:value="1.267551" calcext:value-type="float">
            <text:p>1.267551</text:p>
          </table:table-cell>
          <table:table-cell office:value-type="float" office:value="339.552" calcext:value-type="float">
            <text:p>339.552</text:p>
          </table:table-cell>
          <table:table-cell office:value-type="float" office:value="0" calcext:value-type="float">
            <text:p>0</text:p>
          </table:table-cell>
          <table:table-cell office:value-type="float" office:value="52.45413" calcext:value-type="float">
            <text:p>52.45413</text:p>
          </table:table-cell>
          <table:table-cell office:value-type="float" office:value="20.3652" calcext:value-type="float">
            <text:p>20.3652</text:p>
          </table:table-cell>
          <table:table-cell office:value-type="float" office:value="40.82932" calcext:value-type="float">
            <text:p>40.82932</text:p>
          </table:table-cell>
          <table:table-cell office:value-type="float" office:value="22.9996" calcext:value-type="float">
            <text:p>22.9996</text:p>
          </table:table-cell>
          <table:table-cell office:value-type="float" office:value="35.86121" calcext:value-type="float">
            <text:p>35.86121</text:p>
          </table:table-cell>
          <table:table-cell office:value-type="float" office:value="24.08249" calcext:value-type="float">
            <text:p>24.08249</text:p>
          </table:table-cell>
          <table:table-cell office:value-type="float" office:value="32.01282" calcext:value-type="float">
            <text:p>32.01282</text:p>
          </table:table-cell>
          <table:table-cell office:value-type="float" office:value="24.54657" calcext:value-type="float">
            <text:p>24.54657</text:p>
          </table:table-cell>
          <table:table-cell office:value-type="float" office:value="29.68298" calcext:value-type="float">
            <text:p>29.68298</text:p>
          </table:table-cell>
          <table:table-cell office:value-type="float" office:value="24.6022" calcext:value-type="float">
            <text:p>24.6022</text:p>
          </table:table-cell>
          <table:table-cell office:value-type="float" office:value="27.43335" calcext:value-type="float">
            <text:p>27.43335</text:p>
          </table:table-cell>
          <table:table-cell office:value-type="float" office:value="24.43823" calcext:value-type="float">
            <text:p>24.43823</text:p>
          </table:table-cell>
          <table:table-cell office:value-type="float" office:value="25.67535" calcext:value-type="float">
            <text:p>25.67535</text:p>
          </table:table-cell>
          <table:table-cell office:value-type="float" office:value="23.82748" calcext:value-type="float">
            <text:p>23.82748</text:p>
          </table:table-cell>
          <table:table-cell office:value-type="float" office:value="23.14526" calcext:value-type="float">
            <text:p>23.14526</text:p>
          </table:table-cell>
          <table:table-cell office:value-type="float" office:value="22.33881" calcext:value-type="float">
            <text:p>22.33881</text:p>
          </table:table-cell>
          <table:table-cell office:value-type="float" office:value="20.99286" calcext:value-type="float">
            <text:p>20.99286</text:p>
          </table:table-cell>
          <table:table-cell office:value-type="float" office:value="20.80716" calcext:value-type="float">
            <text:p>20.80716</text:p>
          </table:table-cell>
          <table:table-cell office:value-type="float" office:value="19.09485" calcext:value-type="float">
            <text:p>19.09485</text:p>
          </table:table-cell>
          <table:table-cell office:value-type="float" office:value="19.06406" calcext:value-type="float">
            <text:p>19.06406</text:p>
          </table:table-cell>
          <table:table-cell office:value-type="float" office:value="17.50778" calcext:value-type="float">
            <text:p>17.50778</text:p>
          </table:table-cell>
          <table:table-cell office:value-type="float" office:value="17.4422" calcext:value-type="float">
            <text:p>17.4422</text:p>
          </table:table-cell>
          <table:table-cell office:value-type="float" office:value="16.11768" calcext:value-type="float">
            <text:p>16.11768</text:p>
          </table:table-cell>
          <table:table-cell office:value-type="float" office:value="16.01297" calcext:value-type="float">
            <text:p>16.01297</text:p>
          </table:table-cell>
          <table:table-cell office:value-type="float" office:value="14.95441" calcext:value-type="float">
            <text:p>14.95441</text:p>
          </table:table-cell>
          <table:table-cell office:value-type="float" office:value="14.83911" calcext:value-type="float">
            <text:p>14.83911</text:p>
          </table:table-cell>
          <table:table-cell office:value-type="float" office:value="14.26373" calcext:value-type="float">
            <text:p>14.26373</text:p>
          </table:table-cell>
          <table:table-cell office:value-type="float" office:value="14.15356" calcext:value-type="float">
            <text:p>14.15356</text:p>
          </table:table-cell>
          <table:table-cell office:value-type="float" office:value="52.45401" calcext:value-type="float">
            <text:p>52.45401</text:p>
          </table:table-cell>
          <table:table-cell office:value-type="float" office:value="20.36523" calcext:value-type="float">
            <text:p>20.365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1" calcext:value-type="float">
            <text:p>25062001</text:p>
          </table:table-cell>
          <table:table-cell office:value-type="float" office:value="29.5992" calcext:value-type="float">
            <text:p>29.5992</text:p>
          </table:table-cell>
          <table:table-cell office:value-type="float" office:value="32.62" calcext:value-type="float">
            <text:p>32.62</text:p>
          </table:table-cell>
          <table:table-cell office:value-type="float" office:value="21.37" calcext:value-type="float">
            <text:p>21.37</text:p>
          </table:table-cell>
          <table:table-cell office:value-type="float" office:value="1.833631" calcext:value-type="float">
            <text:p>1.833631</text:p>
          </table:table-cell>
          <table:table-cell office:value-type="float" office:value="1.141286" calcext:value-type="float">
            <text:p>1.141286</text:p>
          </table:table-cell>
          <table:table-cell office:value-type="float" office:value="465.912" calcext:value-type="float">
            <text:p>465.912</text:p>
          </table:table-cell>
          <table:table-cell office:value-type="float" office:value="0" calcext:value-type="float">
            <text:p>0</text:p>
          </table:table-cell>
          <table:table-cell office:value-type="float" office:value="52.24838" calcext:value-type="float">
            <text:p>52.24838</text:p>
          </table:table-cell>
          <table:table-cell office:value-type="float" office:value="22.38806" calcext:value-type="float">
            <text:p>22.38806</text:p>
          </table:table-cell>
          <table:table-cell office:value-type="float" office:value="41.55722" calcext:value-type="float">
            <text:p>41.55722</text:p>
          </table:table-cell>
          <table:table-cell office:value-type="float" office:value="25.07745" calcext:value-type="float">
            <text:p>25.07745</text:p>
          </table:table-cell>
          <table:table-cell office:value-type="float" office:value="36.75525" calcext:value-type="float">
            <text:p>36.75525</text:p>
          </table:table-cell>
          <table:table-cell office:value-type="float" office:value="26.08414" calcext:value-type="float">
            <text:p>26.08414</text:p>
          </table:table-cell>
          <table:table-cell office:value-type="float" office:value="33.06799" calcext:value-type="float">
            <text:p>33.06799</text:p>
          </table:table-cell>
          <table:table-cell office:value-type="float" office:value="26.46567" calcext:value-type="float">
            <text:p>26.46567</text:p>
          </table:table-cell>
          <table:table-cell office:value-type="float" office:value="30.79514" calcext:value-type="float">
            <text:p>30.79514</text:p>
          </table:table-cell>
          <table:table-cell office:value-type="float" office:value="26.40536" calcext:value-type="float">
            <text:p>26.40536</text:p>
          </table:table-cell>
          <table:table-cell office:value-type="float" office:value="28.53769" calcext:value-type="float">
            <text:p>28.53769</text:p>
          </table:table-cell>
          <table:table-cell office:value-type="float" office:value="26.05615" calcext:value-type="float">
            <text:p>26.05615</text:p>
          </table:table-cell>
          <table:table-cell office:value-type="float" office:value="26.7327" calcext:value-type="float">
            <text:p>26.7327</text:p>
          </table:table-cell>
          <table:table-cell office:value-type="float" office:value="25.18515" calcext:value-type="float">
            <text:p>25.18515</text:p>
          </table:table-cell>
          <table:table-cell office:value-type="float" office:value="24.06061" calcext:value-type="float">
            <text:p>24.06061</text:p>
          </table:table-cell>
          <table:table-cell office:value-type="float" office:value="23.16116" calcext:value-type="float">
            <text:p>23.16116</text:p>
          </table:table-cell>
          <table:table-cell office:value-type="float" office:value="21.37885" calcext:value-type="float">
            <text:p>21.37885</text:p>
          </table:table-cell>
          <table:table-cell office:value-type="float" office:value="20.99615" calcext:value-type="float">
            <text:p>20.99615</text:p>
          </table:table-cell>
          <table:table-cell office:value-type="float" office:value="19.19397" calcext:value-type="float">
            <text:p>19.19397</text:p>
          </table:table-cell>
          <table:table-cell office:value-type="float" office:value="19.09546" calcext:value-type="float">
            <text:p>19.09546</text:p>
          </table:table-cell>
          <table:table-cell office:value-type="float" office:value="17.58444" calcext:value-type="float">
            <text:p>17.58444</text:p>
          </table:table-cell>
          <table:table-cell office:value-type="float" office:value="17.50848" calcext:value-type="float">
            <text:p>17.50848</text:p>
          </table:table-cell>
          <table:table-cell office:value-type="float" office:value="16.21606" calcext:value-type="float">
            <text:p>16.21606</text:p>
          </table:table-cell>
          <table:table-cell office:value-type="float" office:value="16.11871" calcext:value-type="float">
            <text:p>16.11871</text:p>
          </table:table-cell>
          <table:table-cell office:value-type="float" office:value="15.06616" calcext:value-type="float">
            <text:p>15.06616</text:p>
          </table:table-cell>
          <table:table-cell office:value-type="float" office:value="14.95563" calcext:value-type="float">
            <text:p>14.95563</text:p>
          </table:table-cell>
          <table:table-cell office:value-type="float" office:value="14.37369" calcext:value-type="float">
            <text:p>14.37369</text:p>
          </table:table-cell>
          <table:table-cell office:value-type="float" office:value="14.26489" calcext:value-type="float">
            <text:p>14.26489</text:p>
          </table:table-cell>
          <table:table-cell office:value-type="float" office:value="52.24826" calcext:value-type="float">
            <text:p>52.24826</text:p>
          </table:table-cell>
          <table:table-cell office:value-type="float" office:value="22.38809" calcext:value-type="float">
            <text:p>22.388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1" calcext:value-type="float">
            <text:p>26062001</text:p>
          </table:table-cell>
          <table:table-cell office:value-type="float" office:value="12.24828" calcext:value-type="float">
            <text:p>12.24828</text:p>
          </table:table-cell>
          <table:table-cell office:value-type="float" office:value="29.23" calcext:value-type="float">
            <text:p>29.23</text:p>
          </table:table-cell>
          <table:table-cell office:value-type="float" office:value="20.49" calcext:value-type="float">
            <text:p>20.49</text:p>
          </table:table-cell>
          <table:table-cell office:value-type="float" office:value="1.929106" calcext:value-type="float">
            <text:p>1.929106</text:p>
          </table:table-cell>
          <table:table-cell office:value-type="float" office:value="1.652752" calcext:value-type="float">
            <text:p>1.652752</text:p>
          </table:table-cell>
          <table:table-cell office:value-type="float" office:value="269.568" calcext:value-type="float">
            <text:p>269.568</text:p>
          </table:table-cell>
          <table:table-cell office:value-type="float" office:value="0" calcext:value-type="float">
            <text:p>0</text:p>
          </table:table-cell>
          <table:table-cell office:value-type="float" office:value="36.94458" calcext:value-type="float">
            <text:p>36.94458</text:p>
          </table:table-cell>
          <table:table-cell office:value-type="float" office:value="22.28757" calcext:value-type="float">
            <text:p>22.28757</text:p>
          </table:table-cell>
          <table:table-cell office:value-type="float" office:value="32.58841" calcext:value-type="float">
            <text:p>32.58841</text:p>
          </table:table-cell>
          <table:table-cell office:value-type="float" office:value="25.12674" calcext:value-type="float">
            <text:p>25.12674</text:p>
          </table:table-cell>
          <table:table-cell office:value-type="float" office:value="30.56805" calcext:value-type="float">
            <text:p>30.56805</text:p>
          </table:table-cell>
          <table:table-cell office:value-type="float" office:value="26.34341" calcext:value-type="float">
            <text:p>26.34341</text:p>
          </table:table-cell>
          <table:table-cell office:value-type="float" office:value="30.01215" calcext:value-type="float">
            <text:p>30.01215</text:p>
          </table:table-cell>
          <table:table-cell office:value-type="float" office:value="26.80038" calcext:value-type="float">
            <text:p>26.80038</text:p>
          </table:table-cell>
          <table:table-cell office:value-type="float" office:value="29.47006" calcext:value-type="float">
            <text:p>29.47006</text:p>
          </table:table-cell>
          <table:table-cell office:value-type="float" office:value="26.81622" calcext:value-type="float">
            <text:p>26.81622</text:p>
          </table:table-cell>
          <table:table-cell office:value-type="float" office:value="28.41943" calcext:value-type="float">
            <text:p>28.41943</text:p>
          </table:table-cell>
          <table:table-cell office:value-type="float" office:value="26.50284" calcext:value-type="float">
            <text:p>26.50284</text:p>
          </table:table-cell>
          <table:table-cell office:value-type="float" office:value="26.74597" calcext:value-type="float">
            <text:p>26.74597</text:p>
          </table:table-cell>
          <table:table-cell office:value-type="float" office:value="25.74109" calcext:value-type="float">
            <text:p>25.74109</text:p>
          </table:table-cell>
          <table:table-cell office:value-type="float" office:value="24.39325" calcext:value-type="float">
            <text:p>24.39325</text:p>
          </table:table-cell>
          <table:table-cell office:value-type="float" office:value="24.0748" calcext:value-type="float">
            <text:p>24.0748</text:p>
          </table:table-cell>
          <table:table-cell office:value-type="float" office:value="21.80316" calcext:value-type="float">
            <text:p>21.80316</text:p>
          </table:table-cell>
          <table:table-cell office:value-type="float" office:value="21.38361" calcext:value-type="float">
            <text:p>21.38361</text:p>
          </table:table-cell>
          <table:table-cell office:value-type="float" office:value="19.36298" calcext:value-type="float">
            <text:p>19.36298</text:p>
          </table:table-cell>
          <table:table-cell office:value-type="float" office:value="19.1954" calcext:value-type="float">
            <text:p>19.1954</text:p>
          </table:table-cell>
          <table:table-cell office:value-type="float" office:value="17.68594" calcext:value-type="float">
            <text:p>17.68594</text:p>
          </table:table-cell>
          <table:table-cell office:value-type="float" office:value="17.58533" calcext:value-type="float">
            <text:p>17.58533</text:p>
          </table:table-cell>
          <table:table-cell office:value-type="float" office:value="16.31409" calcext:value-type="float">
            <text:p>16.31409</text:p>
          </table:table-cell>
          <table:table-cell office:value-type="float" office:value="16.2171" calcext:value-type="float">
            <text:p>16.2171</text:p>
          </table:table-cell>
          <table:table-cell office:value-type="float" office:value="15.17395" calcext:value-type="float">
            <text:p>15.17395</text:p>
          </table:table-cell>
          <table:table-cell office:value-type="float" office:value="15.06729" calcext:value-type="float">
            <text:p>15.06729</text:p>
          </table:table-cell>
          <table:table-cell office:value-type="float" office:value="14.48166" calcext:value-type="float">
            <text:p>14.48166</text:p>
          </table:table-cell>
          <table:table-cell office:value-type="float" office:value="14.37485" calcext:value-type="float">
            <text:p>14.37485</text:p>
          </table:table-cell>
          <table:table-cell office:value-type="float" office:value="36.94455" calcext:value-type="float">
            <text:p>36.94455</text:p>
          </table:table-cell>
          <table:table-cell office:value-type="float" office:value="22.28757" calcext:value-type="float">
            <text:p>22.287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1" calcext:value-type="float">
            <text:p>27062001</text:p>
          </table:table-cell>
          <table:table-cell office:value-type="float" office:value="26.88444" calcext:value-type="float">
            <text:p>26.88444</text:p>
          </table:table-cell>
          <table:table-cell office:value-type="float" office:value="30.58" calcext:value-type="float">
            <text:p>30.58</text:p>
          </table:table-cell>
          <table:table-cell office:value-type="float" office:value="17.76" calcext:value-type="float">
            <text:p>17.76</text:p>
          </table:table-cell>
          <table:table-cell office:value-type="float" office:value="2.000702" calcext:value-type="float">
            <text:p>2.000702</text:p>
          </table:table-cell>
          <table:table-cell office:value-type="float" office:value="1.479063" calcext:value-type="float">
            <text:p>1.479063</text:p>
          </table:table-cell>
          <table:table-cell office:value-type="float" office:value="244.62" calcext:value-type="float">
            <text:p>244.62</text:p>
          </table:table-cell>
          <table:table-cell office:value-type="float" office:value="0" calcext:value-type="float">
            <text:p>0</text:p>
          </table:table-cell>
          <table:table-cell office:value-type="float" office:value="45.80756" calcext:value-type="float">
            <text:p>45.80756</text:p>
          </table:table-cell>
          <table:table-cell office:value-type="float" office:value="19.55811" calcext:value-type="float">
            <text:p>19.55811</text:p>
          </table:table-cell>
          <table:table-cell office:value-type="float" office:value="37.42694" calcext:value-type="float">
            <text:p>37.42694</text:p>
          </table:table-cell>
          <table:table-cell office:value-type="float" office:value="22.63861" calcext:value-type="float">
            <text:p>22.63861</text:p>
          </table:table-cell>
          <table:table-cell office:value-type="float" office:value="33.84103" calcext:value-type="float">
            <text:p>33.84103</text:p>
          </table:table-cell>
          <table:table-cell office:value-type="float" office:value="24.0816" calcext:value-type="float">
            <text:p>24.0816</text:p>
          </table:table-cell>
          <table:table-cell office:value-type="float" office:value="31.03055" calcext:value-type="float">
            <text:p>31.03055</text:p>
          </table:table-cell>
          <table:table-cell office:value-type="float" office:value="24.96286" calcext:value-type="float">
            <text:p>24.96286</text:p>
          </table:table-cell>
          <table:table-cell office:value-type="float" office:value="29.31219" calcext:value-type="float">
            <text:p>29.31219</text:p>
          </table:table-cell>
          <table:table-cell office:value-type="float" office:value="25.30688" calcext:value-type="float">
            <text:p>25.30688</text:p>
          </table:table-cell>
          <table:table-cell office:value-type="float" office:value="27.63184" calcext:value-type="float">
            <text:p>27.63184</text:p>
          </table:table-cell>
          <table:table-cell office:value-type="float" office:value="25.4487" calcext:value-type="float">
            <text:p>25.4487</text:p>
          </table:table-cell>
          <table:table-cell office:value-type="float" office:value="26.31924" calcext:value-type="float">
            <text:p>26.31924</text:p>
          </table:table-cell>
          <table:table-cell office:value-type="float" office:value="25.095" calcext:value-type="float">
            <text:p>25.095</text:p>
          </table:table-cell>
          <table:table-cell office:value-type="float" office:value="24.40381" calcext:value-type="float">
            <text:p>24.40381</text:p>
          </table:table-cell>
          <table:table-cell office:value-type="float" office:value="24.22464" calcext:value-type="float">
            <text:p>24.22464</text:p>
          </table:table-cell>
          <table:table-cell office:value-type="float" office:value="22.02469" calcext:value-type="float">
            <text:p>22.02469</text:p>
          </table:table-cell>
          <table:table-cell office:value-type="float" office:value="21.80652" calcext:value-type="float">
            <text:p>21.80652</text:p>
          </table:table-cell>
          <table:table-cell office:value-type="float" office:value="19.55042" calcext:value-type="float">
            <text:p>19.55042</text:p>
          </table:table-cell>
          <table:table-cell office:value-type="float" office:value="19.36496" calcext:value-type="float">
            <text:p>19.36496</text:p>
          </table:table-cell>
          <table:table-cell office:value-type="float" office:value="17.81143" calcext:value-type="float">
            <text:p>17.81143</text:p>
          </table:table-cell>
          <table:table-cell office:value-type="float" office:value="17.68713" calcext:value-type="float">
            <text:p>17.68713</text:p>
          </table:table-cell>
          <table:table-cell office:value-type="float" office:value="16.41779" calcext:value-type="float">
            <text:p>16.41779</text:p>
          </table:table-cell>
          <table:table-cell office:value-type="float" office:value="16.31512" calcext:value-type="float">
            <text:p>16.31512</text:p>
          </table:table-cell>
          <table:table-cell office:value-type="float" office:value="15.2803" calcext:value-type="float">
            <text:p>15.2803</text:p>
          </table:table-cell>
          <table:table-cell office:value-type="float" office:value="15.17508" calcext:value-type="float">
            <text:p>15.17508</text:p>
          </table:table-cell>
          <table:table-cell office:value-type="float" office:value="14.58713" calcext:value-type="float">
            <text:p>14.58713</text:p>
          </table:table-cell>
          <table:table-cell office:value-type="float" office:value="14.48279" calcext:value-type="float">
            <text:p>14.48279</text:p>
          </table:table-cell>
          <table:table-cell office:value-type="float" office:value="45.8075" calcext:value-type="float">
            <text:p>45.8075</text:p>
          </table:table-cell>
          <table:table-cell office:value-type="float" office:value="19.55811" calcext:value-type="float">
            <text:p>19.558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1" calcext:value-type="float">
            <text:p>28062001</text:p>
          </table:table-cell>
          <table:table-cell office:value-type="float" office:value="27.77688" calcext:value-type="float">
            <text:p>27.77688</text:p>
          </table:table-cell>
          <table:table-cell office:value-type="float" office:value="30.11" calcext:value-type="float">
            <text:p>30.11</text:p>
          </table:table-cell>
          <table:table-cell office:value-type="float" office:value="18.31" calcext:value-type="float">
            <text:p>18.31</text:p>
          </table:table-cell>
          <table:table-cell office:value-type="float" office:value="1.950677" calcext:value-type="float">
            <text:p>1.950677</text:p>
          </table:table-cell>
          <table:table-cell office:value-type="float" office:value="1.361774" calcext:value-type="float">
            <text:p>1.361774</text:p>
          </table:table-cell>
          <table:table-cell office:value-type="float" office:value="292.644" calcext:value-type="float">
            <text:p>292.644</text:p>
          </table:table-cell>
          <table:table-cell office:value-type="float" office:value="0" calcext:value-type="float">
            <text:p>0</text:p>
          </table:table-cell>
          <table:table-cell office:value-type="float" office:value="46.431" calcext:value-type="float">
            <text:p>46.431</text:p>
          </table:table-cell>
          <table:table-cell office:value-type="float" office:value="20.40451" calcext:value-type="float">
            <text:p>20.40451</text:p>
          </table:table-cell>
          <table:table-cell office:value-type="float" office:value="37.88101" calcext:value-type="float">
            <text:p>37.88101</text:p>
          </table:table-cell>
          <table:table-cell office:value-type="float" office:value="23.47369" calcext:value-type="float">
            <text:p>23.47369</text:p>
          </table:table-cell>
          <table:table-cell office:value-type="float" office:value="34.1911" calcext:value-type="float">
            <text:p>34.1911</text:p>
          </table:table-cell>
          <table:table-cell office:value-type="float" office:value="24.8895" calcext:value-type="float">
            <text:p>24.8895</text:p>
          </table:table-cell>
          <table:table-cell office:value-type="float" office:value="31.34183" calcext:value-type="float">
            <text:p>31.34183</text:p>
          </table:table-cell>
          <table:table-cell office:value-type="float" office:value="25.69769" calcext:value-type="float">
            <text:p>25.69769</text:p>
          </table:table-cell>
          <table:table-cell office:value-type="float" office:value="29.61533" calcext:value-type="float">
            <text:p>29.61533</text:p>
          </table:table-cell>
          <table:table-cell office:value-type="float" office:value="25.97266" calcext:value-type="float">
            <text:p>25.97266</text:p>
          </table:table-cell>
          <table:table-cell office:value-type="float" office:value="27.91644" calcext:value-type="float">
            <text:p>27.91644</text:p>
          </table:table-cell>
          <table:table-cell office:value-type="float" office:value="26.00333" calcext:value-type="float">
            <text:p>26.00333</text:p>
          </table:table-cell>
          <table:table-cell office:value-type="float" office:value="26.58838" calcext:value-type="float">
            <text:p>26.58838</text:p>
          </table:table-cell>
          <table:table-cell office:value-type="float" office:value="25.50681" calcext:value-type="float">
            <text:p>25.50681</text:p>
          </table:table-cell>
          <table:table-cell office:value-type="float" office:value="24.63235" calcext:value-type="float">
            <text:p>24.63235</text:p>
          </table:table-cell>
          <table:table-cell office:value-type="float" office:value="24.38934" calcext:value-type="float">
            <text:p>24.38934</text:p>
          </table:table-cell>
          <table:table-cell office:value-type="float" office:value="22.22675" calcext:value-type="float">
            <text:p>22.22675</text:p>
          </table:table-cell>
          <table:table-cell office:value-type="float" office:value="22.02682" calcext:value-type="float">
            <text:p>22.02682</text:p>
          </table:table-cell>
          <table:table-cell office:value-type="float" office:value="19.72791" calcext:value-type="float">
            <text:p>19.72791</text:p>
          </table:table-cell>
          <table:table-cell office:value-type="float" office:value="19.55228" calcext:value-type="float">
            <text:p>19.55228</text:p>
          </table:table-cell>
          <table:table-cell office:value-type="float" office:value="17.948" calcext:value-type="float">
            <text:p>17.948</text:p>
          </table:table-cell>
          <table:table-cell office:value-type="float" office:value="17.81284" calcext:value-type="float">
            <text:p>17.81284</text:p>
          </table:table-cell>
          <table:table-cell office:value-type="float" office:value="16.52881" calcext:value-type="float">
            <text:p>16.52881</text:p>
          </table:table-cell>
          <table:table-cell office:value-type="float" office:value="16.41891" calcext:value-type="float">
            <text:p>16.41891</text:p>
          </table:table-cell>
          <table:table-cell office:value-type="float" office:value="15.38632" calcext:value-type="float">
            <text:p>15.38632</text:p>
          </table:table-cell>
          <table:table-cell office:value-type="float" office:value="15.28143" calcext:value-type="float">
            <text:p>15.28143</text:p>
          </table:table-cell>
          <table:table-cell office:value-type="float" office:value="14.69028" calcext:value-type="float">
            <text:p>14.69028</text:p>
          </table:table-cell>
          <table:table-cell office:value-type="float" office:value="14.58823" calcext:value-type="float">
            <text:p>14.58823</text:p>
          </table:table-cell>
          <table:table-cell office:value-type="float" office:value="46.43094" calcext:value-type="float">
            <text:p>46.43094</text:p>
          </table:table-cell>
          <table:table-cell office:value-type="float" office:value="20.40451" calcext:value-type="float">
            <text:p>20.404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1" calcext:value-type="float">
            <text:p>29062001</text:p>
          </table:table-cell>
          <table:table-cell office:value-type="float" office:value="27.92412" calcext:value-type="float">
            <text:p>27.92412</text:p>
          </table:table-cell>
          <table:table-cell office:value-type="float" office:value="30.74" calcext:value-type="float">
            <text:p>30.74</text:p>
          </table:table-cell>
          <table:table-cell office:value-type="float" office:value="19.34" calcext:value-type="float">
            <text:p>19.34</text:p>
          </table:table-cell>
          <table:table-cell office:value-type="float" office:value="2.016126" calcext:value-type="float">
            <text:p>2.016126</text:p>
          </table:table-cell>
          <table:table-cell office:value-type="float" office:value="1.349007" calcext:value-type="float">
            <text:p>1.349007</text:p>
          </table:table-cell>
          <table:table-cell office:value-type="float" office:value="224.856" calcext:value-type="float">
            <text:p>224.856</text:p>
          </table:table-cell>
          <table:table-cell office:value-type="float" office:value="0" calcext:value-type="float">
            <text:p>0</text:p>
          </table:table-cell>
          <table:table-cell office:value-type="float" office:value="46.93304" calcext:value-type="float">
            <text:p>46.93304</text:p>
          </table:table-cell>
          <table:table-cell office:value-type="float" office:value="21.2778" calcext:value-type="float">
            <text:p>21.2778</text:p>
          </table:table-cell>
          <table:table-cell office:value-type="float" office:value="38.30252" calcext:value-type="float">
            <text:p>38.30252</text:p>
          </table:table-cell>
          <table:table-cell office:value-type="float" office:value="24.00061" calcext:value-type="float">
            <text:p>24.00061</text:p>
          </table:table-cell>
          <table:table-cell office:value-type="float" office:value="34.51855" calcext:value-type="float">
            <text:p>34.51855</text:p>
          </table:table-cell>
          <table:table-cell office:value-type="float" office:value="25.25391" calcext:value-type="float">
            <text:p>25.25391</text:p>
          </table:table-cell>
          <table:table-cell office:value-type="float" office:value="31.60974" calcext:value-type="float">
            <text:p>31.60974</text:p>
          </table:table-cell>
          <table:table-cell office:value-type="float" office:value="25.98465" calcext:value-type="float">
            <text:p>25.98465</text:p>
          </table:table-cell>
          <table:table-cell office:value-type="float" office:value="29.88156" calcext:value-type="float">
            <text:p>29.88156</text:p>
          </table:table-cell>
          <table:table-cell office:value-type="float" office:value="26.22568" calcext:value-type="float">
            <text:p>26.22568</text:p>
          </table:table-cell>
          <table:table-cell office:value-type="float" office:value="28.18549" calcext:value-type="float">
            <text:p>28.18549</text:p>
          </table:table-cell>
          <table:table-cell office:value-type="float" office:value="26.23453" calcext:value-type="float">
            <text:p>26.23453</text:p>
          </table:table-cell>
          <table:table-cell office:value-type="float" office:value="26.84668" calcext:value-type="float">
            <text:p>26.84668</text:p>
          </table:table-cell>
          <table:table-cell office:value-type="float" office:value="25.73846" calcext:value-type="float">
            <text:p>25.73846</text:p>
          </table:table-cell>
          <table:table-cell office:value-type="float" office:value="24.86789" calcext:value-type="float">
            <text:p>24.86789</text:p>
          </table:table-cell>
          <table:table-cell office:value-type="float" office:value="24.63986" calcext:value-type="float">
            <text:p>24.63986</text:p>
          </table:table-cell>
          <table:table-cell office:value-type="float" office:value="22.43246" calcext:value-type="float">
            <text:p>22.43246</text:p>
          </table:table-cell>
          <table:table-cell office:value-type="float" office:value="22.22903" calcext:value-type="float">
            <text:p>22.22903</text:p>
          </table:table-cell>
          <table:table-cell office:value-type="float" office:value="19.90228" calcext:value-type="float">
            <text:p>19.90228</text:p>
          </table:table-cell>
          <table:table-cell office:value-type="float" office:value="19.72974" calcext:value-type="float">
            <text:p>19.72974</text:p>
          </table:table-cell>
          <table:table-cell office:value-type="float" office:value="18.08899" calcext:value-type="float">
            <text:p>18.08899</text:p>
          </table:table-cell>
          <table:table-cell office:value-type="float" office:value="17.94943" calcext:value-type="float">
            <text:p>17.94943</text:p>
          </table:table-cell>
          <table:table-cell office:value-type="float" office:value="16.64569" calcext:value-type="float">
            <text:p>16.64569</text:p>
          </table:table-cell>
          <table:table-cell office:value-type="float" office:value="16.52997" calcext:value-type="float">
            <text:p>16.52997</text:p>
          </table:table-cell>
          <table:table-cell office:value-type="float" office:value="15.49326" calcext:value-type="float">
            <text:p>15.49326</text:p>
          </table:table-cell>
          <table:table-cell office:value-type="float" office:value="15.38745" calcext:value-type="float">
            <text:p>15.38745</text:p>
          </table:table-cell>
          <table:table-cell office:value-type="float" office:value="14.79282" calcext:value-type="float">
            <text:p>14.79282</text:p>
          </table:table-cell>
          <table:table-cell office:value-type="float" office:value="14.69135" calcext:value-type="float">
            <text:p>14.69135</text:p>
          </table:table-cell>
          <table:table-cell office:value-type="float" office:value="46.93298" calcext:value-type="float">
            <text:p>46.93298</text:p>
          </table:table-cell>
          <table:table-cell office:value-type="float" office:value="21.27783" calcext:value-type="float">
            <text:p>21.277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1" calcext:value-type="float">
            <text:p>30062001</text:p>
          </table:table-cell>
          <table:table-cell office:value-type="float" office:value="25.49448" calcext:value-type="float">
            <text:p>25.49448</text:p>
          </table:table-cell>
          <table:table-cell office:value-type="float" office:value="32.701" calcext:value-type="float">
            <text:p>32.701</text:p>
          </table:table-cell>
          <table:table-cell office:value-type="float" office:value="20.71" calcext:value-type="float">
            <text:p>20.71</text:p>
          </table:table-cell>
          <table:table-cell office:value-type="float" office:value="2.284357" calcext:value-type="float">
            <text:p>2.284357</text:p>
          </table:table-cell>
          <table:table-cell office:value-type="float" office:value="1.425469" calcext:value-type="float">
            <text:p>1.425469</text:p>
          </table:table-cell>
          <table:table-cell office:value-type="float" office:value="147.744" calcext:value-type="float">
            <text:p>147.744</text:p>
          </table:table-cell>
          <table:table-cell office:value-type="float" office:value="0" calcext:value-type="float">
            <text:p>0</text:p>
          </table:table-cell>
          <table:table-cell office:value-type="float" office:value="46.60593" calcext:value-type="float">
            <text:p>46.60593</text:p>
          </table:table-cell>
          <table:table-cell office:value-type="float" office:value="22.04956" calcext:value-type="float">
            <text:p>22.04956</text:p>
          </table:table-cell>
          <table:table-cell office:value-type="float" office:value="38.47375" calcext:value-type="float">
            <text:p>38.47375</text:p>
          </table:table-cell>
          <table:table-cell office:value-type="float" office:value="24.55365" calcext:value-type="float">
            <text:p>24.55365</text:p>
          </table:table-cell>
          <table:table-cell office:value-type="float" office:value="34.44891" calcext:value-type="float">
            <text:p>34.44891</text:p>
          </table:table-cell>
          <table:table-cell office:value-type="float" office:value="25.73422" calcext:value-type="float">
            <text:p>25.73422</text:p>
          </table:table-cell>
          <table:table-cell office:value-type="float" office:value="31.53088" calcext:value-type="float">
            <text:p>31.53088</text:p>
          </table:table-cell>
          <table:table-cell office:value-type="float" office:value="26.39847" calcext:value-type="float">
            <text:p>26.39847</text:p>
          </table:table-cell>
          <table:table-cell office:value-type="float" office:value="29.87061" calcext:value-type="float">
            <text:p>29.87061</text:p>
          </table:table-cell>
          <table:table-cell office:value-type="float" office:value="26.59753" calcext:value-type="float">
            <text:p>26.59753</text:p>
          </table:table-cell>
          <table:table-cell office:value-type="float" office:value="28.30579" calcext:value-type="float">
            <text:p>28.30579</text:p>
          </table:table-cell>
          <table:table-cell office:value-type="float" office:value="26.55847" calcext:value-type="float">
            <text:p>26.55847</text:p>
          </table:table-cell>
          <table:table-cell office:value-type="float" office:value="27.01962" calcext:value-type="float">
            <text:p>27.01962</text:p>
          </table:table-cell>
          <table:table-cell office:value-type="float" office:value="26.02533" calcext:value-type="float">
            <text:p>26.02533</text:p>
          </table:table-cell>
          <table:table-cell office:value-type="float" office:value="25.09631" calcext:value-type="float">
            <text:p>25.09631</text:p>
          </table:table-cell>
          <table:table-cell office:value-type="float" office:value="24.87543" calcext:value-type="float">
            <text:p>24.87543</text:p>
          </table:table-cell>
          <table:table-cell office:value-type="float" office:value="22.64099" calcext:value-type="float">
            <text:p>22.64099</text:p>
          </table:table-cell>
          <table:table-cell office:value-type="float" office:value="22.43475" calcext:value-type="float">
            <text:p>22.43475</text:p>
          </table:table-cell>
          <table:table-cell office:value-type="float" office:value="20.07678" calcext:value-type="float">
            <text:p>20.07678</text:p>
          </table:table-cell>
          <table:table-cell office:value-type="float" office:value="19.90405" calcext:value-type="float">
            <text:p>19.90405</text:p>
          </table:table-cell>
          <table:table-cell office:value-type="float" office:value="18.23312" calcext:value-type="float">
            <text:p>18.23312</text:p>
          </table:table-cell>
          <table:table-cell office:value-type="float" office:value="18.09048" calcext:value-type="float">
            <text:p>18.09048</text:p>
          </table:table-cell>
          <table:table-cell office:value-type="float" office:value="16.76691" calcext:value-type="float">
            <text:p>16.76691</text:p>
          </table:table-cell>
          <table:table-cell office:value-type="float" office:value="16.64697" calcext:value-type="float">
            <text:p>16.64697</text:p>
          </table:table-cell>
          <table:table-cell office:value-type="float" office:value="15.60144" calcext:value-type="float">
            <text:p>15.60144</text:p>
          </table:table-cell>
          <table:table-cell office:value-type="float" office:value="15.49432" calcext:value-type="float">
            <text:p>15.49432</text:p>
          </table:table-cell>
          <table:table-cell office:value-type="float" office:value="14.89517" calcext:value-type="float">
            <text:p>14.89517</text:p>
          </table:table-cell>
          <table:table-cell office:value-type="float" office:value="14.79391" calcext:value-type="float">
            <text:p>14.79391</text:p>
          </table:table-cell>
          <table:table-cell office:value-type="float" office:value="46.60587" calcext:value-type="float">
            <text:p>46.60587</text:p>
          </table:table-cell>
          <table:table-cell office:value-type="float" office:value="22.04956" calcext:value-type="float">
            <text:p>22.049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1" calcext:value-type="float">
            <text:p>1072001</text:p>
          </table:table-cell>
          <table:table-cell office:value-type="float" office:value="11.9772" calcext:value-type="float">
            <text:p>11.9772</text:p>
          </table:table-cell>
          <table:table-cell office:value-type="float" office:value="23.35" calcext:value-type="float">
            <text:p>23.35</text:p>
          </table:table-cell>
          <table:table-cell office:value-type="float" office:value="15" calcext:value-type="float">
            <text:p>15</text:p>
          </table:table-cell>
          <table:table-cell office:value-type="float" office:value="2.285196" calcext:value-type="float">
            <text:p>2.285196</text:p>
          </table:table-cell>
          <table:table-cell office:value-type="float" office:value="1.220801" calcext:value-type="float">
            <text:p>1.220801</text:p>
          </table:table-cell>
          <table:table-cell office:value-type="float" office:value="332.64" calcext:value-type="float">
            <text:p>332.64</text:p>
          </table:table-cell>
          <table:table-cell office:value-type="float" office:value="0.5" calcext:value-type="float">
            <text:p>0.5</text:p>
          </table:table-cell>
          <table:table-cell office:value-type="float" office:value="35.49124" calcext:value-type="float">
            <text:p>35.49124</text:p>
          </table:table-cell>
          <table:table-cell office:value-type="float" office:value="16.49911" calcext:value-type="float">
            <text:p>16.49911</text:p>
          </table:table-cell>
          <table:table-cell office:value-type="float" office:value="29.60004" calcext:value-type="float">
            <text:p>29.60004</text:p>
          </table:table-cell>
          <table:table-cell office:value-type="float" office:value="19.93948" calcext:value-type="float">
            <text:p>19.93948</text:p>
          </table:table-cell>
          <table:table-cell office:value-type="float" office:value="28.80594" calcext:value-type="float">
            <text:p>28.80594</text:p>
          </table:table-cell>
          <table:table-cell office:value-type="float" office:value="22.15881" calcext:value-type="float">
            <text:p>22.15881</text:p>
          </table:table-cell>
          <table:table-cell office:value-type="float" office:value="29.15936" calcext:value-type="float">
            <text:p>29.15936</text:p>
          </table:table-cell>
          <table:table-cell office:value-type="float" office:value="23.92682" calcext:value-type="float">
            <text:p>23.92682</text:p>
          </table:table-cell>
          <table:table-cell office:value-type="float" office:value="28.85526" calcext:value-type="float">
            <text:p>28.85526</text:p>
          </table:table-cell>
          <table:table-cell office:value-type="float" office:value="24.81473" calcext:value-type="float">
            <text:p>24.81473</text:p>
          </table:table-cell>
          <table:table-cell office:value-type="float" office:value="28.18948" calcext:value-type="float">
            <text:p>28.18948</text:p>
          </table:table-cell>
          <table:table-cell office:value-type="float" office:value="25.6011" calcext:value-type="float">
            <text:p>25.6011</text:p>
          </table:table-cell>
          <table:table-cell office:value-type="float" office:value="27.02048" calcext:value-type="float">
            <text:p>27.02048</text:p>
          </table:table-cell>
          <table:table-cell office:value-type="float" office:value="25.58481" calcext:value-type="float">
            <text:p>25.58481</text:p>
          </table:table-cell>
          <table:table-cell office:value-type="float" office:value="25.21231" calcext:value-type="float">
            <text:p>25.21231</text:p>
          </table:table-cell>
          <table:table-cell office:value-type="float" office:value="24.94995" calcext:value-type="float">
            <text:p>24.94995</text:p>
          </table:table-cell>
          <table:table-cell office:value-type="float" office:value="22.8168" calcext:value-type="float">
            <text:p>22.8168</text:p>
          </table:table-cell>
          <table:table-cell office:value-type="float" office:value="22.64322" calcext:value-type="float">
            <text:p>22.64322</text:p>
          </table:table-cell>
          <table:table-cell office:value-type="float" office:value="20.25034" calcext:value-type="float">
            <text:p>20.25034</text:p>
          </table:table-cell>
          <table:table-cell office:value-type="float" office:value="20.07858" calcext:value-type="float">
            <text:p>20.07858</text:p>
          </table:table-cell>
          <table:table-cell office:value-type="float" office:value="18.37994" calcext:value-type="float">
            <text:p>18.37994</text:p>
          </table:table-cell>
          <table:table-cell office:value-type="float" office:value="18.23462" calcext:value-type="float">
            <text:p>18.23462</text:p>
          </table:table-cell>
          <table:table-cell office:value-type="float" office:value="16.89072" calcext:value-type="float">
            <text:p>16.89072</text:p>
          </table:table-cell>
          <table:table-cell office:value-type="float" office:value="16.76819" calcext:value-type="float">
            <text:p>16.76819</text:p>
          </table:table-cell>
          <table:table-cell office:value-type="float" office:value="15.71149" calcext:value-type="float">
            <text:p>15.71149</text:p>
          </table:table-cell>
          <table:table-cell office:value-type="float" office:value="15.60257" calcext:value-type="float">
            <text:p>15.60257</text:p>
          </table:table-cell>
          <table:table-cell office:value-type="float" office:value="14.99725" calcext:value-type="float">
            <text:p>14.99725</text:p>
          </table:table-cell>
          <table:table-cell office:value-type="float" office:value="14.89624" calcext:value-type="float">
            <text:p>14.89624</text:p>
          </table:table-cell>
          <table:table-cell office:value-type="float" office:value="35.49124" calcext:value-type="float">
            <text:p>35.49124</text:p>
          </table:table-cell>
          <table:table-cell office:value-type="float" office:value="16.54306" calcext:value-type="float">
            <text:p>16.543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1" calcext:value-type="float">
            <text:p>2072001</text:p>
          </table:table-cell>
          <table:table-cell office:value-type="float" office:value="24.37092" calcext:value-type="float">
            <text:p>24.37092</text:p>
          </table:table-cell>
          <table:table-cell office:value-type="float" office:value="32.381" calcext:value-type="float">
            <text:p>32.381</text:p>
          </table:table-cell>
          <table:table-cell office:value-type="float" office:value="14.72" calcext:value-type="float">
            <text:p>14.72</text:p>
          </table:table-cell>
          <table:table-cell office:value-type="float" office:value="2.010531" calcext:value-type="float">
            <text:p>2.010531</text:p>
          </table:table-cell>
          <table:table-cell office:value-type="float" office:value="1.240331" calcext:value-type="float">
            <text:p>1.240331</text:p>
          </table:table-cell>
          <table:table-cell office:value-type="float" office:value="327.096" calcext:value-type="float">
            <text:p>327.096</text:p>
          </table:table-cell>
          <table:table-cell office:value-type="float" office:value="0.4" calcext:value-type="float">
            <text:p>0.4</text:p>
          </table:table-cell>
          <table:table-cell office:value-type="float" office:value="45.02728" calcext:value-type="float">
            <text:p>45.02728</text:p>
          </table:table-cell>
          <table:table-cell office:value-type="float" office:value="15.86093" calcext:value-type="float">
            <text:p>15.86093</text:p>
          </table:table-cell>
          <table:table-cell office:value-type="float" office:value="35.55167" calcext:value-type="float">
            <text:p>35.55167</text:p>
          </table:table-cell>
          <table:table-cell office:value-type="float" office:value="18.72678" calcext:value-type="float">
            <text:p>18.72678</text:p>
          </table:table-cell>
          <table:table-cell office:value-type="float" office:value="31.57584" calcext:value-type="float">
            <text:p>31.57584</text:p>
          </table:table-cell>
          <table:table-cell office:value-type="float" office:value="20.51727" calcext:value-type="float">
            <text:p>20.51727</text:p>
          </table:table-cell>
          <table:table-cell office:value-type="float" office:value="28.94086" calcext:value-type="float">
            <text:p>28.94086</text:p>
          </table:table-cell>
          <table:table-cell office:value-type="float" office:value="21.93243" calcext:value-type="float">
            <text:p>21.93243</text:p>
          </table:table-cell>
          <table:table-cell office:value-type="float" office:value="27.45776" calcext:value-type="float">
            <text:p>27.45776</text:p>
          </table:table-cell>
          <table:table-cell office:value-type="float" office:value="22.77487" calcext:value-type="float">
            <text:p>22.77487</text:p>
          </table:table-cell>
          <table:table-cell office:value-type="float" office:value="26.20184" calcext:value-type="float">
            <text:p>26.20184</text:p>
          </table:table-cell>
          <table:table-cell office:value-type="float" office:value="23.57883" calcext:value-type="float">
            <text:p>23.57883</text:p>
          </table:table-cell>
          <table:table-cell office:value-type="float" office:value="25.55554" calcext:value-type="float">
            <text:p>25.55554</text:p>
          </table:table-cell>
          <table:table-cell office:value-type="float" office:value="23.97775" calcext:value-type="float">
            <text:p>23.97775</text:p>
          </table:table-cell>
          <table:table-cell office:value-type="float" office:value="24.94351" calcext:value-type="float">
            <text:p>24.94351</text:p>
          </table:table-cell>
          <table:table-cell office:value-type="float" office:value="24.10809" calcext:value-type="float">
            <text:p>24.10809</text:p>
          </table:table-cell>
          <table:table-cell office:value-type="float" office:value="22.82373" calcext:value-type="float">
            <text:p>22.82373</text:p>
          </table:table-cell>
          <table:table-cell office:value-type="float" office:value="22.70367" calcext:value-type="float">
            <text:p>22.70367</text:p>
          </table:table-cell>
          <table:table-cell office:value-type="float" office:value="20.38519" calcext:value-type="float">
            <text:p>20.38519</text:p>
          </table:table-cell>
          <table:table-cell office:value-type="float" office:value="20.25201" calcext:value-type="float">
            <text:p>20.25201</text:p>
          </table:table-cell>
          <table:table-cell office:value-type="float" office:value="18.5228" calcext:value-type="float">
            <text:p>18.5228</text:p>
          </table:table-cell>
          <table:table-cell office:value-type="float" office:value="18.38147" calcext:value-type="float">
            <text:p>18.38147</text:p>
          </table:table-cell>
          <table:table-cell office:value-type="float" office:value="17.01703" calcext:value-type="float">
            <text:p>17.01703</text:p>
          </table:table-cell>
          <table:table-cell office:value-type="float" office:value="16.89203" calcext:value-type="float">
            <text:p>16.89203</text:p>
          </table:table-cell>
          <table:table-cell office:value-type="float" office:value="15.82248" calcext:value-type="float">
            <text:p>15.82248</text:p>
          </table:table-cell>
          <table:table-cell office:value-type="float" office:value="15.71262" calcext:value-type="float">
            <text:p>15.71262</text:p>
          </table:table-cell>
          <table:table-cell office:value-type="float" office:value="15.09967" calcext:value-type="float">
            <text:p>15.09967</text:p>
          </table:table-cell>
          <table:table-cell office:value-type="float" office:value="14.99832" calcext:value-type="float">
            <text:p>14.99832</text:p>
          </table:table-cell>
          <table:table-cell office:value-type="float" office:value="45.02722" calcext:value-type="float">
            <text:p>45.02722</text:p>
          </table:table-cell>
          <table:table-cell office:value-type="float" office:value="15.86093" calcext:value-type="float">
            <text:p>15.860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1" calcext:value-type="float">
            <text:p>3072001</text:p>
          </table:table-cell>
          <table:table-cell office:value-type="float" office:value="27.1152" calcext:value-type="float">
            <text:p>27.1152</text:p>
          </table:table-cell>
          <table:table-cell office:value-type="float" office:value="30.6" calcext:value-type="float">
            <text:p>30.6</text:p>
          </table:table-cell>
          <table:table-cell office:value-type="float" office:value="18.96" calcext:value-type="float">
            <text:p>18.96</text:p>
          </table:table-cell>
          <table:table-cell office:value-type="float" office:value="2.380828" calcext:value-type="float">
            <text:p>2.380828</text:p>
          </table:table-cell>
          <table:table-cell office:value-type="float" office:value="1.834727" calcext:value-type="float">
            <text:p>1.834727</text:p>
          </table:table-cell>
          <table:table-cell office:value-type="float" office:value="236.412" calcext:value-type="float">
            <text:p>236.412</text:p>
          </table:table-cell>
          <table:table-cell office:value-type="float" office:value="17.6" calcext:value-type="float">
            <text:p>17.6</text:p>
          </table:table-cell>
          <table:table-cell office:value-type="float" office:value="33.17096" calcext:value-type="float">
            <text:p>33.17096</text:p>
          </table:table-cell>
          <table:table-cell office:value-type="float" office:value="19.65424" calcext:value-type="float">
            <text:p>19.65424</text:p>
          </table:table-cell>
          <table:table-cell office:value-type="float" office:value="29.88968" calcext:value-type="float">
            <text:p>29.88968</text:p>
          </table:table-cell>
          <table:table-cell office:value-type="float" office:value="21.58908" calcext:value-type="float">
            <text:p>21.58908</text:p>
          </table:table-cell>
          <table:table-cell office:value-type="float" office:value="28.34637" calcext:value-type="float">
            <text:p>28.34637</text:p>
          </table:table-cell>
          <table:table-cell office:value-type="float" office:value="23.14084" calcext:value-type="float">
            <text:p>23.14084</text:p>
          </table:table-cell>
          <table:table-cell office:value-type="float" office:value="27.45786" calcext:value-type="float">
            <text:p>27.45786</text:p>
          </table:table-cell>
          <table:table-cell office:value-type="float" office:value="24.2225" calcext:value-type="float">
            <text:p>24.2225</text:p>
          </table:table-cell>
          <table:table-cell office:value-type="float" office:value="26.97168" calcext:value-type="float">
            <text:p>26.97168</text:p>
          </table:table-cell>
          <table:table-cell office:value-type="float" office:value="24.68597" calcext:value-type="float">
            <text:p>24.68597</text:p>
          </table:table-cell>
          <table:table-cell office:value-type="float" office:value="26.20276" calcext:value-type="float">
            <text:p>26.20276</text:p>
          </table:table-cell>
          <table:table-cell office:value-type="float" office:value="24.94116" calcext:value-type="float">
            <text:p>24.94116</text:p>
          </table:table-cell>
          <table:table-cell office:value-type="float" office:value="25.40652" calcext:value-type="float">
            <text:p>25.40652</text:p>
          </table:table-cell>
          <table:table-cell office:value-type="float" office:value="24.73083" calcext:value-type="float">
            <text:p>24.73083</text:p>
          </table:table-cell>
          <table:table-cell office:value-type="float" office:value="24.2532" calcext:value-type="float">
            <text:p>24.2532</text:p>
          </table:table-cell>
          <table:table-cell office:value-type="float" office:value="24.14914" calcext:value-type="float">
            <text:p>24.14914</text:p>
          </table:table-cell>
          <table:table-cell office:value-type="float" office:value="22.70203" calcext:value-type="float">
            <text:p>22.70203</text:p>
          </table:table-cell>
          <table:table-cell office:value-type="float" office:value="22.61743" calcext:value-type="float">
            <text:p>22.61743</text:p>
          </table:table-cell>
          <table:table-cell office:value-type="float" office:value="20.46262" calcext:value-type="float">
            <text:p>20.46262</text:p>
          </table:table-cell>
          <table:table-cell office:value-type="float" office:value="20.38617" calcext:value-type="float">
            <text:p>20.38617</text:p>
          </table:table-cell>
          <table:table-cell office:value-type="float" office:value="18.6478" calcext:value-type="float">
            <text:p>18.6478</text:p>
          </table:table-cell>
          <table:table-cell office:value-type="float" office:value="18.5242" calcext:value-type="float">
            <text:p>18.5242</text:p>
          </table:table-cell>
          <table:table-cell office:value-type="float" office:value="17.14236" calcext:value-type="float">
            <text:p>17.14236</text:p>
          </table:table-cell>
          <table:table-cell office:value-type="float" office:value="17.01837" calcext:value-type="float">
            <text:p>17.01837</text:p>
          </table:table-cell>
          <table:table-cell office:value-type="float" office:value="15.93518" calcext:value-type="float">
            <text:p>15.93518</text:p>
          </table:table-cell>
          <table:table-cell office:value-type="float" office:value="15.82367" calcext:value-type="float">
            <text:p>15.82367</text:p>
          </table:table-cell>
          <table:table-cell office:value-type="float" office:value="15.20209" calcext:value-type="float">
            <text:p>15.20209</text:p>
          </table:table-cell>
          <table:table-cell office:value-type="float" office:value="15.10074" calcext:value-type="float">
            <text:p>15.10074</text:p>
          </table:table-cell>
          <table:table-cell office:value-type="float" office:value="34.60339" calcext:value-type="float">
            <text:p>34.60339</text:p>
          </table:table-cell>
          <table:table-cell office:value-type="float" office:value="18.5043" calcext:value-type="float">
            <text:p>18.50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1" calcext:value-type="float">
            <text:p>4072001</text:p>
          </table:table-cell>
          <table:table-cell office:value-type="float" office:value="29.03796" calcext:value-type="float">
            <text:p>29.03796</text:p>
          </table:table-cell>
          <table:table-cell office:value-type="float" office:value="31.4" calcext:value-type="float">
            <text:p>31.4</text:p>
          </table:table-cell>
          <table:table-cell office:value-type="float" office:value="19.69" calcext:value-type="float">
            <text:p>19.69</text:p>
          </table:table-cell>
          <table:table-cell office:value-type="float" office:value="2.236022" calcext:value-type="float">
            <text:p>2.236022</text:p>
          </table:table-cell>
          <table:table-cell office:value-type="float" office:value="1.382495" calcext:value-type="float">
            <text:p>1.382495</text:p>
          </table:table-cell>
          <table:table-cell office:value-type="float" office:value="155.556" calcext:value-type="float">
            <text:p>155.556</text:p>
          </table:table-cell>
          <table:table-cell office:value-type="float" office:value="0" calcext:value-type="float">
            <text:p>0</text:p>
          </table:table-cell>
          <table:table-cell office:value-type="float" office:value="41.75195" calcext:value-type="float">
            <text:p>41.75195</text:p>
          </table:table-cell>
          <table:table-cell office:value-type="float" office:value="19.65469" calcext:value-type="float">
            <text:p>19.65469</text:p>
          </table:table-cell>
          <table:table-cell office:value-type="float" office:value="33.86215" calcext:value-type="float">
            <text:p>33.86215</text:p>
          </table:table-cell>
          <table:table-cell office:value-type="float" office:value="21.42868" calcext:value-type="float">
            <text:p>21.42868</text:p>
          </table:table-cell>
          <table:table-cell office:value-type="float" office:value="30.81516" calcext:value-type="float">
            <text:p>30.81516</text:p>
          </table:table-cell>
          <table:table-cell office:value-type="float" office:value="22.67215" calcext:value-type="float">
            <text:p>22.67215</text:p>
          </table:table-cell>
          <table:table-cell office:value-type="float" office:value="28.63846" calcext:value-type="float">
            <text:p>28.63846</text:p>
          </table:table-cell>
          <table:table-cell office:value-type="float" office:value="23.54559" calcext:value-type="float">
            <text:p>23.54559</text:p>
          </table:table-cell>
          <table:table-cell office:value-type="float" office:value="27.3334" calcext:value-type="float">
            <text:p>27.3334</text:p>
          </table:table-cell>
          <table:table-cell office:value-type="float" office:value="23.98071" calcext:value-type="float">
            <text:p>23.98071</text:p>
          </table:table-cell>
          <table:table-cell office:value-type="float" office:value="26.12653" calcext:value-type="float">
            <text:p>26.12653</text:p>
          </table:table-cell>
          <table:table-cell office:value-type="float" office:value="24.28607" calcext:value-type="float">
            <text:p>24.28607</text:p>
          </table:table-cell>
          <table:table-cell office:value-type="float" office:value="25.22998" calcext:value-type="float">
            <text:p>25.22998</text:p>
          </table:table-cell>
          <table:table-cell office:value-type="float" office:value="24.23611" calcext:value-type="float">
            <text:p>24.23611</text:p>
          </table:table-cell>
          <table:table-cell office:value-type="float" office:value="24.15738" calcext:value-type="float">
            <text:p>24.15738</text:p>
          </table:table-cell>
          <table:table-cell office:value-type="float" office:value="23.90201" calcext:value-type="float">
            <text:p>23.90201</text:p>
          </table:table-cell>
          <table:table-cell office:value-type="float" office:value="22.61682" calcext:value-type="float">
            <text:p>22.61682</text:p>
          </table:table-cell>
          <table:table-cell office:value-type="float" office:value="22.53644" calcext:value-type="float">
            <text:p>22.53644</text:p>
          </table:table-cell>
          <table:table-cell office:value-type="float" office:value="20.51584" calcext:value-type="float">
            <text:p>20.51584</text:p>
          </table:table-cell>
          <table:table-cell office:value-type="float" office:value="20.46329" calcext:value-type="float">
            <text:p>20.46329</text:p>
          </table:table-cell>
          <table:table-cell office:value-type="float" office:value="18.75409" calcext:value-type="float">
            <text:p>18.75409</text:p>
          </table:table-cell>
          <table:table-cell office:value-type="float" office:value="18.64899" calcext:value-type="float">
            <text:p>18.64899</text:p>
          </table:table-cell>
          <table:table-cell office:value-type="float" office:value="17.26227" calcext:value-type="float">
            <text:p>17.26227</text:p>
          </table:table-cell>
          <table:table-cell office:value-type="float" office:value="17.14368" calcext:value-type="float">
            <text:p>17.14368</text:p>
          </table:table-cell>
          <table:table-cell office:value-type="float" office:value="16.04761" calcext:value-type="float">
            <text:p>16.04761</text:p>
          </table:table-cell>
          <table:table-cell office:value-type="float" office:value="15.93634" calcext:value-type="float">
            <text:p>15.93634</text:p>
          </table:table-cell>
          <table:table-cell office:value-type="float" office:value="15.30469" calcext:value-type="float">
            <text:p>15.30469</text:p>
          </table:table-cell>
          <table:table-cell office:value-type="float" office:value="15.20316" calcext:value-type="float">
            <text:p>15.20316</text:p>
          </table:table-cell>
          <table:table-cell office:value-type="float" office:value="41.75189" calcext:value-type="float">
            <text:p>41.75189</text:p>
          </table:table-cell>
          <table:table-cell office:value-type="float" office:value="18.69208" calcext:value-type="float">
            <text:p>18.692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1" calcext:value-type="float">
            <text:p>5072001</text:p>
          </table:table-cell>
          <table:table-cell office:value-type="float" office:value="29.45416" calcext:value-type="float">
            <text:p>29.45416</text:p>
          </table:table-cell>
          <table:table-cell office:value-type="float" office:value="29.58" calcext:value-type="float">
            <text:p>29.58</text:p>
          </table:table-cell>
          <table:table-cell office:value-type="float" office:value="19.73" calcext:value-type="float">
            <text:p>19.73</text:p>
          </table:table-cell>
          <table:table-cell office:value-type="float" office:value="1.931572" calcext:value-type="float">
            <text:p>1.931572</text:p>
          </table:table-cell>
          <table:table-cell office:value-type="float" office:value="1.381928" calcext:value-type="float">
            <text:p>1.381928</text:p>
          </table:table-cell>
          <table:table-cell office:value-type="float" office:value="239.256" calcext:value-type="float">
            <text:p>239.256</text:p>
          </table:table-cell>
          <table:table-cell office:value-type="float" office:value="0" calcext:value-type="float">
            <text:p>0</text:p>
          </table:table-cell>
          <table:table-cell office:value-type="float" office:value="41.94659" calcext:value-type="float">
            <text:p>41.94659</text:p>
          </table:table-cell>
          <table:table-cell office:value-type="float" office:value="20.71957" calcext:value-type="float">
            <text:p>20.71957</text:p>
          </table:table-cell>
          <table:table-cell office:value-type="float" office:value="35.00931" calcext:value-type="float">
            <text:p>35.00931</text:p>
          </table:table-cell>
          <table:table-cell office:value-type="float" office:value="23.20142" calcext:value-type="float">
            <text:p>23.20142</text:p>
          </table:table-cell>
          <table:table-cell office:value-type="float" office:value="31.9567" calcext:value-type="float">
            <text:p>31.9567</text:p>
          </table:table-cell>
          <table:table-cell office:value-type="float" office:value="24.25769" calcext:value-type="float">
            <text:p>24.25769</text:p>
          </table:table-cell>
          <table:table-cell office:value-type="float" office:value="29.62552" calcext:value-type="float">
            <text:p>29.62552</text:p>
          </table:table-cell>
          <table:table-cell office:value-type="float" office:value="24.82117" calcext:value-type="float">
            <text:p>24.82117</text:p>
          </table:table-cell>
          <table:table-cell office:value-type="float" office:value="28.19803" calcext:value-type="float">
            <text:p>28.19803</text:p>
          </table:table-cell>
          <table:table-cell office:value-type="float" office:value="25.02795" calcext:value-type="float">
            <text:p>25.02795</text:p>
          </table:table-cell>
          <table:table-cell office:value-type="float" office:value="26.82324" calcext:value-type="float">
            <text:p>26.82324</text:p>
          </table:table-cell>
          <table:table-cell office:value-type="float" office:value="25.07709" calcext:value-type="float">
            <text:p>25.07709</text:p>
          </table:table-cell>
          <table:table-cell office:value-type="float" office:value="25.76721" calcext:value-type="float">
            <text:p>25.76721</text:p>
          </table:table-cell>
          <table:table-cell office:value-type="float" office:value="24.75726" calcext:value-type="float">
            <text:p>24.75726</text:p>
          </table:table-cell>
          <table:table-cell office:value-type="float" office:value="24.23499" calcext:value-type="float">
            <text:p>24.23499</text:p>
          </table:table-cell>
          <table:table-cell office:value-type="float" office:value="23.98877" calcext:value-type="float">
            <text:p>23.98877</text:p>
          </table:table-cell>
          <table:table-cell office:value-type="float" office:value="22.54153" calcext:value-type="float">
            <text:p>22.54153</text:p>
          </table:table-cell>
          <table:table-cell office:value-type="float" office:value="22.53098" calcext:value-type="float">
            <text:p>22.53098</text:p>
          </table:table-cell>
          <table:table-cell office:value-type="float" office:value="20.55829" calcext:value-type="float">
            <text:p>20.55829</text:p>
          </table:table-cell>
          <table:table-cell office:value-type="float" office:value="20.51624" calcext:value-type="float">
            <text:p>20.51624</text:p>
          </table:table-cell>
          <table:table-cell office:value-type="float" office:value="18.84509" calcext:value-type="float">
            <text:p>18.84509</text:p>
          </table:table-cell>
          <table:table-cell office:value-type="float" office:value="18.7551" calcext:value-type="float">
            <text:p>18.7551</text:p>
          </table:table-cell>
          <table:table-cell office:value-type="float" office:value="17.37543" calcext:value-type="float">
            <text:p>17.37543</text:p>
          </table:table-cell>
          <table:table-cell office:value-type="float" office:value="17.26352" calcext:value-type="float">
            <text:p>17.26352</text:p>
          </table:table-cell>
          <table:table-cell office:value-type="float" office:value="16.1582" calcext:value-type="float">
            <text:p>16.1582</text:p>
          </table:table-cell>
          <table:table-cell office:value-type="float" office:value="16.04877" calcext:value-type="float">
            <text:p>16.04877</text:p>
          </table:table-cell>
          <table:table-cell office:value-type="float" office:value="15.40741" calcext:value-type="float">
            <text:p>15.40741</text:p>
          </table:table-cell>
          <table:table-cell office:value-type="float" office:value="15.30576" calcext:value-type="float">
            <text:p>15.30576</text:p>
          </table:table-cell>
          <table:table-cell office:value-type="float" office:value="41.94653" calcext:value-type="float">
            <text:p>41.94653</text:p>
          </table:table-cell>
          <table:table-cell office:value-type="float" office:value="20.71954" calcext:value-type="float">
            <text:p>20.719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1" calcext:value-type="float">
            <text:p>6072001</text:p>
          </table:table-cell>
          <table:table-cell office:value-type="float" office:value="26.46" calcext:value-type="float">
            <text:p>26.46</text:p>
          </table:table-cell>
          <table:table-cell office:value-type="float" office:value="36.78" calcext:value-type="float">
            <text:p>36.78</text:p>
          </table:table-cell>
          <table:table-cell office:value-type="float" office:value="20.75" calcext:value-type="float">
            <text:p>20.75</text:p>
          </table:table-cell>
          <table:table-cell office:value-type="float" office:value="2.115478" calcext:value-type="float">
            <text:p>2.115478</text:p>
          </table:table-cell>
          <table:table-cell office:value-type="float" office:value="1.544328" calcext:value-type="float">
            <text:p>1.544328</text:p>
          </table:table-cell>
          <table:table-cell office:value-type="float" office:value="361.98" calcext:value-type="float">
            <text:p>361.98</text:p>
          </table:table-cell>
          <table:table-cell office:value-type="float" office:value="0" calcext:value-type="float">
            <text:p>0</text:p>
          </table:table-cell>
          <table:table-cell office:value-type="float" office:value="46.69012" calcext:value-type="float">
            <text:p>46.69012</text:p>
          </table:table-cell>
          <table:table-cell office:value-type="float" office:value="21.91541" calcext:value-type="float">
            <text:p>21.91541</text:p>
          </table:table-cell>
          <table:table-cell office:value-type="float" office:value="38.06967" calcext:value-type="float">
            <text:p>38.06967</text:p>
          </table:table-cell>
          <table:table-cell office:value-type="float" office:value="23.85614" calcext:value-type="float">
            <text:p>23.85614</text:p>
          </table:table-cell>
          <table:table-cell office:value-type="float" office:value="34.22943" calcext:value-type="float">
            <text:p>34.22943</text:p>
          </table:table-cell>
          <table:table-cell office:value-type="float" office:value="24.7916" calcext:value-type="float">
            <text:p>24.7916</text:p>
          </table:table-cell>
          <table:table-cell office:value-type="float" office:value="31.33554" calcext:value-type="float">
            <text:p>31.33554</text:p>
          </table:table-cell>
          <table:table-cell office:value-type="float" office:value="25.33264" calcext:value-type="float">
            <text:p>25.33264</text:p>
          </table:table-cell>
          <table:table-cell office:value-type="float" office:value="29.54614" calcext:value-type="float">
            <text:p>29.54614</text:p>
          </table:table-cell>
          <table:table-cell office:value-type="float" office:value="25.51196" calcext:value-type="float">
            <text:p>25.51196</text:p>
          </table:table-cell>
          <table:table-cell office:value-type="float" office:value="27.85095" calcext:value-type="float">
            <text:p>27.85095</text:p>
          </table:table-cell>
          <table:table-cell office:value-type="float" office:value="25.51157" calcext:value-type="float">
            <text:p>25.51157</text:p>
          </table:table-cell>
          <table:table-cell office:value-type="float" office:value="26.48996" calcext:value-type="float">
            <text:p>26.48996</text:p>
          </table:table-cell>
          <table:table-cell office:value-type="float" office:value="25.12732" calcext:value-type="float">
            <text:p>25.12732</text:p>
          </table:table-cell>
          <table:table-cell office:value-type="float" office:value="24.55957" calcext:value-type="float">
            <text:p>24.55957</text:p>
          </table:table-cell>
          <table:table-cell office:value-type="float" office:value="24.2421" calcext:value-type="float">
            <text:p>24.2421</text:p>
          </table:table-cell>
          <table:table-cell office:value-type="float" office:value="22.64255" calcext:value-type="float">
            <text:p>22.64255</text:p>
          </table:table-cell>
          <table:table-cell office:value-type="float" office:value="22.54233" calcext:value-type="float">
            <text:p>22.54233</text:p>
          </table:table-cell>
          <table:table-cell office:value-type="float" office:value="20.61566" calcext:value-type="float">
            <text:p>20.61566</text:p>
          </table:table-cell>
          <table:table-cell office:value-type="float" office:value="20.55875" calcext:value-type="float">
            <text:p>20.55875</text:p>
          </table:table-cell>
          <table:table-cell office:value-type="float" office:value="18.93015" calcext:value-type="float">
            <text:p>18.93015</text:p>
          </table:table-cell>
          <table:table-cell office:value-type="float" office:value="18.84601" calcext:value-type="float">
            <text:p>18.84601</text:p>
          </table:table-cell>
          <table:table-cell office:value-type="float" office:value="17.48071" calcext:value-type="float">
            <text:p>17.48071</text:p>
          </table:table-cell>
          <table:table-cell office:value-type="float" office:value="17.37659" calcext:value-type="float">
            <text:p>17.37659</text:p>
          </table:table-cell>
          <table:table-cell office:value-type="float" office:value="16.26675" calcext:value-type="float">
            <text:p>16.26675</text:p>
          </table:table-cell>
          <table:table-cell office:value-type="float" office:value="16.15933" calcext:value-type="float">
            <text:p>16.15933</text:p>
          </table:table-cell>
          <table:table-cell office:value-type="float" office:value="15.51001" calcext:value-type="float">
            <text:p>15.51001</text:p>
          </table:table-cell>
          <table:table-cell office:value-type="float" office:value="15.40848" calcext:value-type="float">
            <text:p>15.40848</text:p>
          </table:table-cell>
          <table:table-cell office:value-type="float" office:value="46.69006" calcext:value-type="float">
            <text:p>46.69006</text:p>
          </table:table-cell>
          <table:table-cell office:value-type="float" office:value="21.91544" calcext:value-type="float">
            <text:p>21.915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1" calcext:value-type="float">
            <text:p>7072001</text:p>
          </table:table-cell>
          <table:table-cell office:value-type="float" office:value="24.75504" calcext:value-type="float">
            <text:p>24.75504</text:p>
          </table:table-cell>
          <table:table-cell office:value-type="float" office:value="35.63" calcext:value-type="float">
            <text:p>35.63</text:p>
          </table:table-cell>
          <table:table-cell office:value-type="float" office:value="23.7" calcext:value-type="float">
            <text:p>23.7</text:p>
          </table:table-cell>
          <table:table-cell office:value-type="float" office:value="2.563727" calcext:value-type="float">
            <text:p>2.563727</text:p>
          </table:table-cell>
          <table:table-cell office:value-type="float" office:value="1.565896" calcext:value-type="float">
            <text:p>1.565896</text:p>
          </table:table-cell>
          <table:table-cell office:value-type="float" office:value="242.352" calcext:value-type="float">
            <text:p>242.352</text:p>
          </table:table-cell>
          <table:table-cell office:value-type="float" office:value="0" calcext:value-type="float">
            <text:p>0</text:p>
          </table:table-cell>
          <table:table-cell office:value-type="float" office:value="45.44244" calcext:value-type="float">
            <text:p>45.44244</text:p>
          </table:table-cell>
          <table:table-cell office:value-type="float" office:value="24.26117" calcext:value-type="float">
            <text:p>24.26117</text:p>
          </table:table-cell>
          <table:table-cell office:value-type="float" office:value="37.77094" calcext:value-type="float">
            <text:p>37.77094</text:p>
          </table:table-cell>
          <table:table-cell office:value-type="float" office:value="26.19055" calcext:value-type="float">
            <text:p>26.19055</text:p>
          </table:table-cell>
          <table:table-cell office:value-type="float" office:value="34.32953" calcext:value-type="float">
            <text:p>34.32953</text:p>
          </table:table-cell>
          <table:table-cell office:value-type="float" office:value="26.91852" calcext:value-type="float">
            <text:p>26.91852</text:p>
          </table:table-cell>
          <table:table-cell office:value-type="float" office:value="31.75919" calcext:value-type="float">
            <text:p>31.75919</text:p>
          </table:table-cell>
          <table:table-cell office:value-type="float" office:value="27.1369" calcext:value-type="float">
            <text:p>27.1369</text:p>
          </table:table-cell>
          <table:table-cell office:value-type="float" office:value="30.12473" calcext:value-type="float">
            <text:p>30.12473</text:p>
          </table:table-cell>
          <table:table-cell office:value-type="float" office:value="27.05728" calcext:value-type="float">
            <text:p>27.05728</text:p>
          </table:table-cell>
          <table:table-cell office:value-type="float" office:value="28.48026" calcext:value-type="float">
            <text:p>28.48026</text:p>
          </table:table-cell>
          <table:table-cell office:value-type="float" office:value="26.75485" calcext:value-type="float">
            <text:p>26.75485</text:p>
          </table:table-cell>
          <table:table-cell office:value-type="float" office:value="27.11545" calcext:value-type="float">
            <text:p>27.11545</text:p>
          </table:table-cell>
          <table:table-cell office:value-type="float" office:value="26.0748" calcext:value-type="float">
            <text:p>26.0748</text:p>
          </table:table-cell>
          <table:table-cell office:value-type="float" office:value="25.10248" calcext:value-type="float">
            <text:p>25.10248</text:p>
          </table:table-cell>
          <table:table-cell office:value-type="float" office:value="24.56998" calcext:value-type="float">
            <text:p>24.56998</text:p>
          </table:table-cell>
          <table:table-cell office:value-type="float" office:value="22.8595" calcext:value-type="float">
            <text:p>22.8595</text:p>
          </table:table-cell>
          <table:table-cell office:value-type="float" office:value="22.64423" calcext:value-type="float">
            <text:p>22.64423</text:p>
          </table:table-cell>
          <table:table-cell office:value-type="float" office:value="20.70242" calcext:value-type="float">
            <text:p>20.70242</text:p>
          </table:table-cell>
          <table:table-cell office:value-type="float" office:value="20.61636" calcext:value-type="float">
            <text:p>20.61636</text:p>
          </table:table-cell>
          <table:table-cell office:value-type="float" office:value="19.01651" calcext:value-type="float">
            <text:p>19.01651</text:p>
          </table:table-cell>
          <table:table-cell office:value-type="float" office:value="18.93103" calcext:value-type="float">
            <text:p>18.93103</text:p>
          </table:table-cell>
          <table:table-cell office:value-type="float" office:value="17.58203" calcext:value-type="float">
            <text:p>17.58203</text:p>
          </table:table-cell>
          <table:table-cell office:value-type="float" office:value="17.48175" calcext:value-type="float">
            <text:p>17.48175</text:p>
          </table:table-cell>
          <table:table-cell office:value-type="float" office:value="16.37268" calcext:value-type="float">
            <text:p>16.37268</text:p>
          </table:table-cell>
          <table:table-cell office:value-type="float" office:value="16.26785" calcext:value-type="float">
            <text:p>16.26785</text:p>
          </table:table-cell>
          <table:table-cell office:value-type="float" office:value="15.61258" calcext:value-type="float">
            <text:p>15.61258</text:p>
          </table:table-cell>
          <table:table-cell office:value-type="float" office:value="15.51108" calcext:value-type="float">
            <text:p>15.51108</text:p>
          </table:table-cell>
          <table:table-cell office:value-type="float" office:value="45.44238" calcext:value-type="float">
            <text:p>45.44238</text:p>
          </table:table-cell>
          <table:table-cell office:value-type="float" office:value="24.2612" calcext:value-type="float">
            <text:p>24.26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1" calcext:value-type="float">
            <text:p>8072001</text:p>
          </table:table-cell>
          <table:table-cell office:value-type="float" office:value="15.59808" calcext:value-type="float">
            <text:p>15.59808</text:p>
          </table:table-cell>
          <table:table-cell office:value-type="float" office:value="30.82" calcext:value-type="float">
            <text:p>30.82</text:p>
          </table:table-cell>
          <table:table-cell office:value-type="float" office:value="22.84" calcext:value-type="float">
            <text:p>22.84</text:p>
          </table:table-cell>
          <table:table-cell office:value-type="float" office:value="2.523733" calcext:value-type="float">
            <text:p>2.523733</text:p>
          </table:table-cell>
          <table:table-cell office:value-type="float" office:value="1.846143" calcext:value-type="float">
            <text:p>1.846143</text:p>
          </table:table-cell>
          <table:table-cell office:value-type="float" office:value="161.46" calcext:value-type="float">
            <text:p>161.46</text:p>
          </table:table-cell>
          <table:table-cell office:value-type="float" office:value="0" calcext:value-type="float">
            <text:p>0</text:p>
          </table:table-cell>
          <table:table-cell office:value-type="float" office:value="36.91394" calcext:value-type="float">
            <text:p>36.91394</text:p>
          </table:table-cell>
          <table:table-cell office:value-type="float" office:value="24.59583" calcext:value-type="float">
            <text:p>24.59583</text:p>
          </table:table-cell>
          <table:table-cell office:value-type="float" office:value="32.83603" calcext:value-type="float">
            <text:p>32.83603</text:p>
          </table:table-cell>
          <table:table-cell office:value-type="float" office:value="26.75528" calcext:value-type="float">
            <text:p>26.75528</text:p>
          </table:table-cell>
          <table:table-cell office:value-type="float" office:value="31.09619" calcext:value-type="float">
            <text:p>31.09619</text:p>
          </table:table-cell>
          <table:table-cell office:value-type="float" office:value="27.37531" calcext:value-type="float">
            <text:p>27.37531</text:p>
          </table:table-cell>
          <table:table-cell office:value-type="float" office:value="29.85556" calcext:value-type="float">
            <text:p>29.85556</text:p>
          </table:table-cell>
          <table:table-cell office:value-type="float" office:value="27.51239" calcext:value-type="float">
            <text:p>27.51239</text:p>
          </table:table-cell>
          <table:table-cell office:value-type="float" office:value="29.31946" calcext:value-type="float">
            <text:p>29.31946</text:p>
          </table:table-cell>
          <table:table-cell office:value-type="float" office:value="27.44452" calcext:value-type="float">
            <text:p>27.44452</text:p>
          </table:table-cell>
          <table:table-cell office:value-type="float" office:value="28.42307" calcext:value-type="float">
            <text:p>28.42307</text:p>
          </table:table-cell>
          <table:table-cell office:value-type="float" office:value="27.14932" calcext:value-type="float">
            <text:p>27.14932</text:p>
          </table:table-cell>
          <table:table-cell office:value-type="float" office:value="27.13278" calcext:value-type="float">
            <text:p>27.13278</text:p>
          </table:table-cell>
          <table:table-cell office:value-type="float" office:value="26.48282" calcext:value-type="float">
            <text:p>26.48282</text:p>
          </table:table-cell>
          <table:table-cell office:value-type="float" office:value="25.3428" calcext:value-type="float">
            <text:p>25.3428</text:p>
          </table:table-cell>
          <table:table-cell office:value-type="float" office:value="25.11169" calcext:value-type="float">
            <text:p>25.11169</text:p>
          </table:table-cell>
          <table:table-cell office:value-type="float" office:value="23.11612" calcext:value-type="float">
            <text:p>23.11612</text:p>
          </table:table-cell>
          <table:table-cell office:value-type="float" office:value="22.86227" calcext:value-type="float">
            <text:p>22.86227</text:p>
          </table:table-cell>
          <table:table-cell office:value-type="float" office:value="20.82596" calcext:value-type="float">
            <text:p>20.82596</text:p>
          </table:table-cell>
          <table:table-cell office:value-type="float" office:value="20.70349" calcext:value-type="float">
            <text:p>20.70349</text:p>
          </table:table-cell>
          <table:table-cell office:value-type="float" office:value="19.11356" calcext:value-type="float">
            <text:p>19.11356</text:p>
          </table:table-cell>
          <table:table-cell office:value-type="float" office:value="19.01746" calcext:value-type="float">
            <text:p>19.01746</text:p>
          </table:table-cell>
          <table:table-cell office:value-type="float" office:value="17.68173" calcext:value-type="float">
            <text:p>17.68173</text:p>
          </table:table-cell>
          <table:table-cell office:value-type="float" office:value="17.5831" calcext:value-type="float">
            <text:p>17.5831</text:p>
          </table:table-cell>
          <table:table-cell office:value-type="float" office:value="16.47662" calcext:value-type="float">
            <text:p>16.47662</text:p>
          </table:table-cell>
          <table:table-cell office:value-type="float" office:value="16.37378" calcext:value-type="float">
            <text:p>16.37378</text:p>
          </table:table-cell>
          <table:table-cell office:value-type="float" office:value="15.71384" calcext:value-type="float">
            <text:p>15.71384</text:p>
          </table:table-cell>
          <table:table-cell office:value-type="float" office:value="15.61365" calcext:value-type="float">
            <text:p>15.61365</text:p>
          </table:table-cell>
          <table:table-cell office:value-type="float" office:value="36.91394" calcext:value-type="float">
            <text:p>36.91394</text:p>
          </table:table-cell>
          <table:table-cell office:value-type="float" office:value="24.70395" calcext:value-type="float">
            <text:p>24.703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1" calcext:value-type="float">
            <text:p>9072001</text:p>
          </table:table-cell>
          <table:table-cell office:value-type="float" office:value="21.66156" calcext:value-type="float">
            <text:p>21.66156</text:p>
          </table:table-cell>
          <table:table-cell office:value-type="float" office:value="31.28" calcext:value-type="float">
            <text:p>31.28</text:p>
          </table:table-cell>
          <table:table-cell office:value-type="float" office:value="20.96" calcext:value-type="float">
            <text:p>20.96</text:p>
          </table:table-cell>
          <table:table-cell office:value-type="float" office:value="2.415423" calcext:value-type="float">
            <text:p>2.415423</text:p>
          </table:table-cell>
          <table:table-cell office:value-type="float" office:value="1.468749" calcext:value-type="float">
            <text:p>1.468749</text:p>
          </table:table-cell>
          <table:table-cell office:value-type="float" office:value="155.736" calcext:value-type="float">
            <text:p>155.736</text:p>
          </table:table-cell>
          <table:table-cell office:value-type="float" office:value="0" calcext:value-type="float">
            <text:p>0</text:p>
          </table:table-cell>
          <table:table-cell office:value-type="float" office:value="39.94199" calcext:value-type="float">
            <text:p>39.94199</text:p>
          </table:table-cell>
          <table:table-cell office:value-type="float" office:value="22.36279" calcext:value-type="float">
            <text:p>22.36279</text:p>
          </table:table-cell>
          <table:table-cell office:value-type="float" office:value="34.40903" calcext:value-type="float">
            <text:p>34.40903</text:p>
          </table:table-cell>
          <table:table-cell office:value-type="float" office:value="24.45224" calcext:value-type="float">
            <text:p>24.45224</text:p>
          </table:table-cell>
          <table:table-cell office:value-type="float" office:value="31.73459" calcext:value-type="float">
            <text:p>31.73459</text:p>
          </table:table-cell>
          <table:table-cell office:value-type="float" office:value="25.50516" calcext:value-type="float">
            <text:p>25.50516</text:p>
          </table:table-cell>
          <table:table-cell office:value-type="float" office:value="29.88403" calcext:value-type="float">
            <text:p>29.88403</text:p>
          </table:table-cell>
          <table:table-cell office:value-type="float" office:value="26.12216" calcext:value-type="float">
            <text:p>26.12216</text:p>
          </table:table-cell>
          <table:table-cell office:value-type="float" office:value="28.77725" calcext:value-type="float">
            <text:p>28.77725</text:p>
          </table:table-cell>
          <table:table-cell office:value-type="float" office:value="26.3468" calcext:value-type="float">
            <text:p>26.3468</text:p>
          </table:table-cell>
          <table:table-cell office:value-type="float" office:value="27.65921" calcext:value-type="float">
            <text:p>27.65921</text:p>
          </table:table-cell>
          <table:table-cell office:value-type="float" office:value="26.38156" calcext:value-type="float">
            <text:p>26.38156</text:p>
          </table:table-cell>
          <table:table-cell office:value-type="float" office:value="26.74835" calcext:value-type="float">
            <text:p>26.74835</text:p>
          </table:table-cell>
          <table:table-cell office:value-type="float" office:value="26.02655" calcext:value-type="float">
            <text:p>26.02655</text:p>
          </table:table-cell>
          <table:table-cell office:value-type="float" office:value="25.36359" calcext:value-type="float">
            <text:p>25.36359</text:p>
          </table:table-cell>
          <table:table-cell office:value-type="float" office:value="25.22055" calcext:value-type="float">
            <text:p>25.22055</text:p>
          </table:table-cell>
          <table:table-cell office:value-type="float" office:value="23.25824" calcext:value-type="float">
            <text:p>23.25824</text:p>
          </table:table-cell>
          <table:table-cell office:value-type="float" office:value="23.11829" calcext:value-type="float">
            <text:p>23.11829</text:p>
          </table:table-cell>
          <table:table-cell office:value-type="float" office:value="20.96069" calcext:value-type="float">
            <text:p>20.96069</text:p>
          </table:table-cell>
          <table:table-cell office:value-type="float" office:value="20.82739" calcext:value-type="float">
            <text:p>20.82739</text:p>
          </table:table-cell>
          <table:table-cell office:value-type="float" office:value="19.22214" calcext:value-type="float">
            <text:p>19.22214</text:p>
          </table:table-cell>
          <table:table-cell office:value-type="float" office:value="19.11465" calcext:value-type="float">
            <text:p>19.11465</text:p>
          </table:table-cell>
          <table:table-cell office:value-type="float" office:value="17.78278" calcext:value-type="float">
            <text:p>17.78278</text:p>
          </table:table-cell>
          <table:table-cell office:value-type="float" office:value="17.68274" calcext:value-type="float">
            <text:p>17.68274</text:p>
          </table:table-cell>
          <table:table-cell office:value-type="float" office:value="16.57886" calcext:value-type="float">
            <text:p>16.57886</text:p>
          </table:table-cell>
          <table:table-cell office:value-type="float" office:value="16.47769" calcext:value-type="float">
            <text:p>16.47769</text:p>
          </table:table-cell>
          <table:table-cell office:value-type="float" office:value="15.81409" calcext:value-type="float">
            <text:p>15.81409</text:p>
          </table:table-cell>
          <table:table-cell office:value-type="float" office:value="15.7149" calcext:value-type="float">
            <text:p>15.7149</text:p>
          </table:table-cell>
          <table:table-cell office:value-type="float" office:value="39.94196" calcext:value-type="float">
            <text:p>39.94196</text:p>
          </table:table-cell>
          <table:table-cell office:value-type="float" office:value="22.36282" calcext:value-type="float">
            <text:p>22.362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1" calcext:value-type="float">
            <text:p>10072001</text:p>
          </table:table-cell>
          <table:table-cell office:value-type="float" office:value="13.92876" calcext:value-type="float">
            <text:p>13.92876</text:p>
          </table:table-cell>
          <table:table-cell office:value-type="float" office:value="29.15" calcext:value-type="float">
            <text:p>29.15</text:p>
          </table:table-cell>
          <table:table-cell office:value-type="float" office:value="18.97" calcext:value-type="float">
            <text:p>18.97</text:p>
          </table:table-cell>
          <table:table-cell office:value-type="float" office:value="2.223902" calcext:value-type="float">
            <text:p>2.223902</text:p>
          </table:table-cell>
          <table:table-cell office:value-type="float" office:value="1.744223" calcext:value-type="float">
            <text:p>1.744223</text:p>
          </table:table-cell>
          <table:table-cell office:value-type="float" office:value="185.22" calcext:value-type="float">
            <text:p>185.22</text:p>
          </table:table-cell>
          <table:table-cell office:value-type="float" office:value="0" calcext:value-type="float">
            <text:p>0</text:p>
          </table:table-cell>
          <table:table-cell office:value-type="float" office:value="38.5455" calcext:value-type="float">
            <text:p>38.5455</text:p>
          </table:table-cell>
          <table:table-cell office:value-type="float" office:value="21.02414" calcext:value-type="float">
            <text:p>21.02414</text:p>
          </table:table-cell>
          <table:table-cell office:value-type="float" office:value="31.26495" calcext:value-type="float">
            <text:p>31.26495</text:p>
          </table:table-cell>
          <table:table-cell office:value-type="float" office:value="23.61542" calcext:value-type="float">
            <text:p>23.61542</text:p>
          </table:table-cell>
          <table:table-cell office:value-type="float" office:value="29.27563" calcext:value-type="float">
            <text:p>29.27563</text:p>
          </table:table-cell>
          <table:table-cell office:value-type="float" office:value="24.89456" calcext:value-type="float">
            <text:p>24.89456</text:p>
          </table:table-cell>
          <table:table-cell office:value-type="float" office:value="28.19073" calcext:value-type="float">
            <text:p>28.19073</text:p>
          </table:table-cell>
          <table:table-cell office:value-type="float" office:value="25.65619" calcext:value-type="float">
            <text:p>25.65619</text:p>
          </table:table-cell>
          <table:table-cell office:value-type="float" office:value="27.88922" calcext:value-type="float">
            <text:p>27.88922</text:p>
          </table:table-cell>
          <table:table-cell office:value-type="float" office:value="25.96671" calcext:value-type="float">
            <text:p>25.96671</text:p>
          </table:table-cell>
          <table:table-cell office:value-type="float" office:value="27.52151" calcext:value-type="float">
            <text:p>27.52151</text:p>
          </table:table-cell>
          <table:table-cell office:value-type="float" office:value="26.08566" calcext:value-type="float">
            <text:p>26.08566</text:p>
          </table:table-cell>
          <table:table-cell office:value-type="float" office:value="26.70355" calcext:value-type="float">
            <text:p>26.70355</text:p>
          </table:table-cell>
          <table:table-cell office:value-type="float" office:value="25.82608" calcext:value-type="float">
            <text:p>25.82608</text:p>
          </table:table-cell>
          <table:table-cell office:value-type="float" office:value="25.33371" calcext:value-type="float">
            <text:p>25.33371</text:p>
          </table:table-cell>
          <table:table-cell office:value-type="float" office:value="25.13223" calcext:value-type="float">
            <text:p>25.13223</text:p>
          </table:table-cell>
          <table:table-cell office:value-type="float" office:value="23.33182" calcext:value-type="float">
            <text:p>23.33182</text:p>
          </table:table-cell>
          <table:table-cell office:value-type="float" office:value="23.25946" calcext:value-type="float">
            <text:p>23.25946</text:p>
          </table:table-cell>
          <table:table-cell office:value-type="float" office:value="21.08331" calcext:value-type="float">
            <text:p>21.08331</text:p>
          </table:table-cell>
          <table:table-cell office:value-type="float" office:value="20.96207" calcext:value-type="float">
            <text:p>20.96207</text:p>
          </table:table-cell>
          <table:table-cell office:value-type="float" office:value="19.33456" calcext:value-type="float">
            <text:p>19.33456</text:p>
          </table:table-cell>
          <table:table-cell office:value-type="float" office:value="19.2233" calcext:value-type="float">
            <text:p>19.2233</text:p>
          </table:table-cell>
          <table:table-cell office:value-type="float" office:value="17.8858" calcext:value-type="float">
            <text:p>17.8858</text:p>
          </table:table-cell>
          <table:table-cell office:value-type="float" office:value="17.78381" calcext:value-type="float">
            <text:p>17.78381</text:p>
          </table:table-cell>
          <table:table-cell office:value-type="float" office:value="16.68033" calcext:value-type="float">
            <text:p>16.68033</text:p>
          </table:table-cell>
          <table:table-cell office:value-type="float" office:value="16.57993" calcext:value-type="float">
            <text:p>16.57993</text:p>
          </table:table-cell>
          <table:table-cell office:value-type="float" office:value="15.91214" calcext:value-type="float">
            <text:p>15.91214</text:p>
          </table:table-cell>
          <table:table-cell office:value-type="float" office:value="15.81512" calcext:value-type="float">
            <text:p>15.81512</text:p>
          </table:table-cell>
          <table:table-cell office:value-type="float" office:value="38.54547" calcext:value-type="float">
            <text:p>38.54547</text:p>
          </table:table-cell>
          <table:table-cell office:value-type="float" office:value="21.02414" calcext:value-type="float">
            <text:p>21.024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1" calcext:value-type="float">
            <text:p>11072001</text:p>
          </table:table-cell>
          <table:table-cell office:value-type="float" office:value="12.74508" calcext:value-type="float">
            <text:p>12.74508</text:p>
          </table:table-cell>
          <table:table-cell office:value-type="float" office:value="26.47" calcext:value-type="float">
            <text:p>26.47</text:p>
          </table:table-cell>
          <table:table-cell office:value-type="float" office:value="19.64" calcext:value-type="float">
            <text:p>19.64</text:p>
          </table:table-cell>
          <table:table-cell office:value-type="float" office:value="2.032792" calcext:value-type="float">
            <text:p>2.032792</text:p>
          </table:table-cell>
          <table:table-cell office:value-type="float" office:value="1.788885" calcext:value-type="float">
            <text:p>1.788885</text:p>
          </table:table-cell>
          <table:table-cell office:value-type="float" office:value="173.556" calcext:value-type="float">
            <text:p>173.556</text:p>
          </table:table-cell>
          <table:table-cell office:value-type="float" office:value="2" calcext:value-type="float">
            <text:p>2</text:p>
          </table:table-cell>
          <table:table-cell office:value-type="float" office:value="27.89822" calcext:value-type="float">
            <text:p>27.89822</text:p>
          </table:table-cell>
          <table:table-cell office:value-type="float" office:value="20.62146" calcext:value-type="float">
            <text:p>20.62146</text:p>
          </table:table-cell>
          <table:table-cell office:value-type="float" office:value="25.71576" calcext:value-type="float">
            <text:p>25.71576</text:p>
          </table:table-cell>
          <table:table-cell office:value-type="float" office:value="22.3353" calcext:value-type="float">
            <text:p>22.3353</text:p>
          </table:table-cell>
          <table:table-cell office:value-type="float" office:value="25.85028" calcext:value-type="float">
            <text:p>25.85028</text:p>
          </table:table-cell>
          <table:table-cell office:value-type="float" office:value="23.40424" calcext:value-type="float">
            <text:p>23.40424</text:p>
          </table:table-cell>
          <table:table-cell office:value-type="float" office:value="26.48953" calcext:value-type="float">
            <text:p>26.48953</text:p>
          </table:table-cell>
          <table:table-cell office:value-type="float" office:value="24.23349" calcext:value-type="float">
            <text:p>24.23349</text:p>
          </table:table-cell>
          <table:table-cell office:value-type="float" office:value="26.60779" calcext:value-type="float">
            <text:p>26.60779</text:p>
          </table:table-cell>
          <table:table-cell office:value-type="float" office:value="24.69449" calcext:value-type="float">
            <text:p>24.69449</text:p>
          </table:table-cell>
          <table:table-cell office:value-type="float" office:value="26.55164" calcext:value-type="float">
            <text:p>26.55164</text:p>
          </table:table-cell>
          <table:table-cell office:value-type="float" office:value="24.93616" calcext:value-type="float">
            <text:p>24.93616</text:p>
          </table:table-cell>
          <table:table-cell office:value-type="float" office:value="26.07587" calcext:value-type="float">
            <text:p>26.07587</text:p>
          </table:table-cell>
          <table:table-cell office:value-type="float" office:value="24.85678" calcext:value-type="float">
            <text:p>24.85678</text:p>
          </table:table-cell>
          <table:table-cell office:value-type="float" office:value="25.13171" calcext:value-type="float">
            <text:p>25.13171</text:p>
          </table:table-cell>
          <table:table-cell office:value-type="float" office:value="24.60135" calcext:value-type="float">
            <text:p>24.60135</text:p>
          </table:table-cell>
          <table:table-cell office:value-type="float" office:value="23.33755" calcext:value-type="float">
            <text:p>23.33755</text:p>
          </table:table-cell>
          <table:table-cell office:value-type="float" office:value="23.28204" calcext:value-type="float">
            <text:p>23.28204</text:p>
          </table:table-cell>
          <table:table-cell office:value-type="float" office:value="21.17905" calcext:value-type="float">
            <text:p>21.17905</text:p>
          </table:table-cell>
          <table:table-cell office:value-type="float" office:value="21.08447" calcext:value-type="float">
            <text:p>21.08447</text:p>
          </table:table-cell>
          <table:table-cell office:value-type="float" office:value="19.4436" calcext:value-type="float">
            <text:p>19.4436</text:p>
          </table:table-cell>
          <table:table-cell office:value-type="float" office:value="19.33572" calcext:value-type="float">
            <text:p>19.33572</text:p>
          </table:table-cell>
          <table:table-cell office:value-type="float" office:value="17.99091" calcext:value-type="float">
            <text:p>17.99091</text:p>
          </table:table-cell>
          <table:table-cell office:value-type="float" office:value="17.8869" calcext:value-type="float">
            <text:p>17.8869</text:p>
          </table:table-cell>
          <table:table-cell office:value-type="float" office:value="16.78174" calcext:value-type="float">
            <text:p>16.78174</text:p>
          </table:table-cell>
          <table:table-cell office:value-type="float" office:value="16.6814" calcext:value-type="float">
            <text:p>16.6814</text:p>
          </table:table-cell>
          <table:table-cell office:value-type="float" office:value="16.00995" calcext:value-type="float">
            <text:p>16.00995</text:p>
          </table:table-cell>
          <table:table-cell office:value-type="float" office:value="15.91318" calcext:value-type="float">
            <text:p>15.91318</text:p>
          </table:table-cell>
          <table:table-cell office:value-type="float" office:value="27.89822" calcext:value-type="float">
            <text:p>27.89822</text:p>
          </table:table-cell>
          <table:table-cell office:value-type="float" office:value="20.62143" calcext:value-type="float">
            <text:p>20.621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1" calcext:value-type="float">
            <text:p>12072001</text:p>
          </table:table-cell>
          <table:table-cell office:value-type="float" office:value="24.92424" calcext:value-type="float">
            <text:p>24.92424</text:p>
          </table:table-cell>
          <table:table-cell office:value-type="float" office:value="26.57" calcext:value-type="float">
            <text:p>26.57</text:p>
          </table:table-cell>
          <table:table-cell office:value-type="float" office:value="18.39" calcext:value-type="float">
            <text:p>18.39</text:p>
          </table:table-cell>
          <table:table-cell office:value-type="float" office:value="1.882518" calcext:value-type="float">
            <text:p>1.882518</text:p>
          </table:table-cell>
          <table:table-cell office:value-type="float" office:value="1.3845" calcext:value-type="float">
            <text:p>1.3845</text:p>
          </table:table-cell>
          <table:table-cell office:value-type="float" office:value="270.576" calcext:value-type="float">
            <text:p>270.576</text:p>
          </table:table-cell>
          <table:table-cell office:value-type="float" office:value="0" calcext:value-type="float">
            <text:p>0</text:p>
          </table:table-cell>
          <table:table-cell office:value-type="float" office:value="38.16458" calcext:value-type="float">
            <text:p>38.16458</text:p>
          </table:table-cell>
          <table:table-cell office:value-type="float" office:value="20.26025" calcext:value-type="float">
            <text:p>20.26025</text:p>
          </table:table-cell>
          <table:table-cell office:value-type="float" office:value="31.95029" calcext:value-type="float">
            <text:p>31.95029</text:p>
          </table:table-cell>
          <table:table-cell office:value-type="float" office:value="21.99576" calcext:value-type="float">
            <text:p>21.99576</text:p>
          </table:table-cell>
          <table:table-cell office:value-type="float" office:value="29.60339" calcext:value-type="float">
            <text:p>29.60339</text:p>
          </table:table-cell>
          <table:table-cell office:value-type="float" office:value="22.89197" calcext:value-type="float">
            <text:p>22.89197</text:p>
          </table:table-cell>
          <table:table-cell office:value-type="float" office:value="27.82053" calcext:value-type="float">
            <text:p>27.82053</text:p>
          </table:table-cell>
          <table:table-cell office:value-type="float" office:value="23.54727" calcext:value-type="float">
            <text:p>23.54727</text:p>
          </table:table-cell>
          <table:table-cell office:value-type="float" office:value="26.75076" calcext:value-type="float">
            <text:p>26.75076</text:p>
          </table:table-cell>
          <table:table-cell office:value-type="float" office:value="23.92447" calcext:value-type="float">
            <text:p>23.92447</text:p>
          </table:table-cell>
          <table:table-cell office:value-type="float" office:value="25.77789" calcext:value-type="float">
            <text:p>25.77789</text:p>
          </table:table-cell>
          <table:table-cell office:value-type="float" office:value="24.24704" calcext:value-type="float">
            <text:p>24.24704</text:p>
          </table:table-cell>
          <table:table-cell office:value-type="float" office:value="25.13483" calcext:value-type="float">
            <text:p>25.13483</text:p>
          </table:table-cell>
          <table:table-cell office:value-type="float" office:value="24.32733" calcext:value-type="float">
            <text:p>24.32733</text:p>
          </table:table-cell>
          <table:table-cell office:value-type="float" office:value="24.59579" calcext:value-type="float">
            <text:p>24.59579</text:p>
          </table:table-cell>
          <table:table-cell office:value-type="float" office:value="24.20093" calcext:value-type="float">
            <text:p>24.20093</text:p>
          </table:table-cell>
          <table:table-cell office:value-type="float" office:value="23.28052" calcext:value-type="float">
            <text:p>23.28052</text:p>
          </table:table-cell>
          <table:table-cell office:value-type="float" office:value="23.10162" calcext:value-type="float">
            <text:p>23.10162</text:p>
          </table:table-cell>
          <table:table-cell office:value-type="float" office:value="21.22598" calcext:value-type="float">
            <text:p>21.22598</text:p>
          </table:table-cell>
          <table:table-cell office:value-type="float" office:value="21.17984" calcext:value-type="float">
            <text:p>21.17984</text:p>
          </table:table-cell>
          <table:table-cell office:value-type="float" office:value="19.53934" calcext:value-type="float">
            <text:p>19.53934</text:p>
          </table:table-cell>
          <table:table-cell office:value-type="float" office:value="19.4447" calcext:value-type="float">
            <text:p>19.4447</text:p>
          </table:table-cell>
          <table:table-cell office:value-type="float" office:value="18.09396" calcext:value-type="float">
            <text:p>18.09396</text:p>
          </table:table-cell>
          <table:table-cell office:value-type="float" office:value="17.99197" calcext:value-type="float">
            <text:p>17.99197</text:p>
          </table:table-cell>
          <table:table-cell office:value-type="float" office:value="16.88199" calcext:value-type="float">
            <text:p>16.88199</text:p>
          </table:table-cell>
          <table:table-cell office:value-type="float" office:value="16.78278" calcext:value-type="float">
            <text:p>16.78278</text:p>
          </table:table-cell>
          <table:table-cell office:value-type="float" office:value="16.10614" calcext:value-type="float">
            <text:p>16.10614</text:p>
          </table:table-cell>
          <table:table-cell office:value-type="float" office:value="16.01096" calcext:value-type="float">
            <text:p>16.01096</text:p>
          </table:table-cell>
          <table:table-cell office:value-type="float" office:value="38.16455" calcext:value-type="float">
            <text:p>38.16455</text:p>
          </table:table-cell>
          <table:table-cell office:value-type="float" office:value="20.26022" calcext:value-type="float">
            <text:p>20.260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1" calcext:value-type="float">
            <text:p>13072001</text:p>
          </table:table-cell>
          <table:table-cell office:value-type="float" office:value="26.7858" calcext:value-type="float">
            <text:p>26.7858</text:p>
          </table:table-cell>
          <table:table-cell office:value-type="float" office:value="27.52" calcext:value-type="float">
            <text:p>27.52</text:p>
          </table:table-cell>
          <table:table-cell office:value-type="float" office:value="15.46" calcext:value-type="float">
            <text:p>15.46</text:p>
          </table:table-cell>
          <table:table-cell office:value-type="float" office:value="1.739841" calcext:value-type="float">
            <text:p>1.739841</text:p>
          </table:table-cell>
          <table:table-cell office:value-type="float" office:value="1.338379" calcext:value-type="float">
            <text:p>1.338379</text:p>
          </table:table-cell>
          <table:table-cell office:value-type="float" office:value="123.588" calcext:value-type="float">
            <text:p>123.588</text:p>
          </table:table-cell>
          <table:table-cell office:value-type="float" office:value="0" calcext:value-type="float">
            <text:p>0</text:p>
          </table:table-cell>
          <table:table-cell office:value-type="float" office:value="38.2392" calcext:value-type="float">
            <text:p>38.2392</text:p>
          </table:table-cell>
          <table:table-cell office:value-type="float" office:value="17.44443" calcext:value-type="float">
            <text:p>17.44443</text:p>
          </table:table-cell>
          <table:table-cell office:value-type="float" office:value="31.63208" calcext:value-type="float">
            <text:p>31.63208</text:p>
          </table:table-cell>
          <table:table-cell office:value-type="float" office:value="20.22986" calcext:value-type="float">
            <text:p>20.22986</text:p>
          </table:table-cell>
          <table:table-cell office:value-type="float" office:value="29.29953" calcext:value-type="float">
            <text:p>29.29953</text:p>
          </table:table-cell>
          <table:table-cell office:value-type="float" office:value="21.83002" calcext:value-type="float">
            <text:p>21.83002</text:p>
          </table:table-cell>
          <table:table-cell office:value-type="float" office:value="27.64008" calcext:value-type="float">
            <text:p>27.64008</text:p>
          </table:table-cell>
          <table:table-cell office:value-type="float" office:value="23.00266" calcext:value-type="float">
            <text:p>23.00266</text:p>
          </table:table-cell>
          <table:table-cell office:value-type="float" office:value="26.61267" calcext:value-type="float">
            <text:p>26.61267</text:p>
          </table:table-cell>
          <table:table-cell office:value-type="float" office:value="23.64087" calcext:value-type="float">
            <text:p>23.64087</text:p>
          </table:table-cell>
          <table:table-cell office:value-type="float" office:value="25.67087" calcext:value-type="float">
            <text:p>25.67087</text:p>
          </table:table-cell>
          <table:table-cell office:value-type="float" office:value="24.12973" calcext:value-type="float">
            <text:p>24.12973</text:p>
          </table:table-cell>
          <table:table-cell office:value-type="float" office:value="25.12885" calcext:value-type="float">
            <text:p>25.12885</text:p>
          </table:table-cell>
          <table:table-cell office:value-type="float" office:value="24.21478" calcext:value-type="float">
            <text:p>24.21478</text:p>
          </table:table-cell>
          <table:table-cell office:value-type="float" office:value="24.27924" calcext:value-type="float">
            <text:p>24.27924</text:p>
          </table:table-cell>
          <table:table-cell office:value-type="float" office:value="24.05988" calcext:value-type="float">
            <text:p>24.05988</text:p>
          </table:table-cell>
          <table:table-cell office:value-type="float" office:value="23.10013" calcext:value-type="float">
            <text:p>23.10013</text:p>
          </table:table-cell>
          <table:table-cell office:value-type="float" office:value="22.9751" calcext:value-type="float">
            <text:p>22.9751</text:p>
          </table:table-cell>
          <table:table-cell office:value-type="float" office:value="21.23822" calcext:value-type="float">
            <text:p>21.23822</text:p>
          </table:table-cell>
          <table:table-cell office:value-type="float" office:value="21.2262" calcext:value-type="float">
            <text:p>21.2262</text:p>
          </table:table-cell>
          <table:table-cell office:value-type="float" office:value="19.61597" calcext:value-type="float">
            <text:p>19.61597</text:p>
          </table:table-cell>
          <table:table-cell office:value-type="float" office:value="19.54025" calcext:value-type="float">
            <text:p>19.54025</text:p>
          </table:table-cell>
          <table:table-cell office:value-type="float" office:value="18.19281" calcext:value-type="float">
            <text:p>18.19281</text:p>
          </table:table-cell>
          <table:table-cell office:value-type="float" office:value="18.095" calcext:value-type="float">
            <text:p>18.095</text:p>
          </table:table-cell>
          <table:table-cell office:value-type="float" office:value="16.9819" calcext:value-type="float">
            <text:p>16.9819</text:p>
          </table:table-cell>
          <table:table-cell office:value-type="float" office:value="16.88303" calcext:value-type="float">
            <text:p>16.88303</text:p>
          </table:table-cell>
          <table:table-cell office:value-type="float" office:value="16.20224" calcext:value-type="float">
            <text:p>16.20224</text:p>
          </table:table-cell>
          <table:table-cell office:value-type="float" office:value="16.10715" calcext:value-type="float">
            <text:p>16.10715</text:p>
          </table:table-cell>
          <table:table-cell office:value-type="float" office:value="38.23917" calcext:value-type="float">
            <text:p>38.23917</text:p>
          </table:table-cell>
          <table:table-cell office:value-type="float" office:value="17.44443" calcext:value-type="float">
            <text:p>17.444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1" calcext:value-type="float">
            <text:p>14072001</text:p>
          </table:table-cell>
          <table:table-cell office:value-type="float" office:value="27.27326" calcext:value-type="float">
            <text:p>27.27326</text:p>
          </table:table-cell>
          <table:table-cell office:value-type="float" office:value="28.15" calcext:value-type="float">
            <text:p>28.15</text:p>
          </table:table-cell>
          <table:table-cell office:value-type="float" office:value="16.51" calcext:value-type="float">
            <text:p>16.51</text:p>
          </table:table-cell>
          <table:table-cell office:value-type="float" office:value="1.794641" calcext:value-type="float">
            <text:p>1.794641</text:p>
          </table:table-cell>
          <table:table-cell office:value-type="float" office:value="1.406904" calcext:value-type="float">
            <text:p>1.406904</text:p>
          </table:table-cell>
          <table:table-cell office:value-type="float" office:value="183.708" calcext:value-type="float">
            <text:p>183.708</text:p>
          </table:table-cell>
          <table:table-cell office:value-type="float" office:value="0" calcext:value-type="float">
            <text:p>0</text:p>
          </table:table-cell>
          <table:table-cell office:value-type="float" office:value="38.6687" calcext:value-type="float">
            <text:p>38.6687</text:p>
          </table:table-cell>
          <table:table-cell office:value-type="float" office:value="18.1192" calcext:value-type="float">
            <text:p>18.1192</text:p>
          </table:table-cell>
          <table:table-cell office:value-type="float" office:value="33.06577" calcext:value-type="float">
            <text:p>33.06577</text:p>
          </table:table-cell>
          <table:table-cell office:value-type="float" office:value="20.6843" calcext:value-type="float">
            <text:p>20.6843</text:p>
          </table:table-cell>
          <table:table-cell office:value-type="float" office:value="30.38806" calcext:value-type="float">
            <text:p>30.38806</text:p>
          </table:table-cell>
          <table:table-cell office:value-type="float" office:value="22.13126" calcext:value-type="float">
            <text:p>22.13126</text:p>
          </table:table-cell>
          <table:table-cell office:value-type="float" office:value="28.31256" calcext:value-type="float">
            <text:p>28.31256</text:p>
          </table:table-cell>
          <table:table-cell office:value-type="float" office:value="23.17267" calcext:value-type="float">
            <text:p>23.17267</text:p>
          </table:table-cell>
          <table:table-cell office:value-type="float" office:value="27.05603" calcext:value-type="float">
            <text:p>27.05603</text:p>
          </table:table-cell>
          <table:table-cell office:value-type="float" office:value="23.73267" calcext:value-type="float">
            <text:p>23.73267</text:p>
          </table:table-cell>
          <table:table-cell office:value-type="float" office:value="25.9209" calcext:value-type="float">
            <text:p>25.9209</text:p>
          </table:table-cell>
          <table:table-cell office:value-type="float" office:value="24.15253" calcext:value-type="float">
            <text:p>24.15253</text:p>
          </table:table-cell>
          <table:table-cell office:value-type="float" office:value="25.1492" calcext:value-type="float">
            <text:p>25.1492</text:p>
          </table:table-cell>
          <table:table-cell office:value-type="float" office:value="24.18625" calcext:value-type="float">
            <text:p>24.18625</text:p>
          </table:table-cell>
          <table:table-cell office:value-type="float" office:value="24.15228" calcext:value-type="float">
            <text:p>24.15228</text:p>
          </table:table-cell>
          <table:table-cell office:value-type="float" office:value="23.97845" calcext:value-type="float">
            <text:p>23.97845</text:p>
          </table:table-cell>
          <table:table-cell office:value-type="float" office:value="22.97412" calcext:value-type="float">
            <text:p>22.97412</text:p>
          </table:table-cell>
          <table:table-cell office:value-type="float" office:value="22.89117" calcext:value-type="float">
            <text:p>22.89117</text:p>
          </table:table-cell>
          <table:table-cell office:value-type="float" office:value="21.23929" calcext:value-type="float">
            <text:p>21.23929</text:p>
          </table:table-cell>
          <table:table-cell office:value-type="float" office:value="21.23828" calcext:value-type="float">
            <text:p>21.23828</text:p>
          </table:table-cell>
          <table:table-cell office:value-type="float" office:value="19.67679" calcext:value-type="float">
            <text:p>19.67679</text:p>
          </table:table-cell>
          <table:table-cell office:value-type="float" office:value="19.61667" calcext:value-type="float">
            <text:p>19.61667</text:p>
          </table:table-cell>
          <table:table-cell office:value-type="float" office:value="18.28357" calcext:value-type="float">
            <text:p>18.28357</text:p>
          </table:table-cell>
          <table:table-cell office:value-type="float" office:value="18.19379" calcext:value-type="float">
            <text:p>18.19379</text:p>
          </table:table-cell>
          <table:table-cell office:value-type="float" office:value="17.07956" calcext:value-type="float">
            <text:p>17.07956</text:p>
          </table:table-cell>
          <table:table-cell office:value-type="float" office:value="16.98291" calcext:value-type="float">
            <text:p>16.98291</text:p>
          </table:table-cell>
          <table:table-cell office:value-type="float" office:value="16.29697" calcext:value-type="float">
            <text:p>16.29697</text:p>
          </table:table-cell>
          <table:table-cell office:value-type="float" office:value="16.20325" calcext:value-type="float">
            <text:p>16.20325</text:p>
          </table:table-cell>
          <table:table-cell office:value-type="float" office:value="38.6687" calcext:value-type="float">
            <text:p>38.6687</text:p>
          </table:table-cell>
          <table:table-cell office:value-type="float" office:value="18.1192" calcext:value-type="float">
            <text:p>18.11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1" calcext:value-type="float">
            <text:p>15072001</text:p>
          </table:table-cell>
          <table:table-cell office:value-type="float" office:value="12.06973" calcext:value-type="float">
            <text:p>12.06973</text:p>
          </table:table-cell>
          <table:table-cell office:value-type="float" office:value="26.33" calcext:value-type="float">
            <text:p>26.33</text:p>
          </table:table-cell>
          <table:table-cell office:value-type="float" office:value="17.77" calcext:value-type="float">
            <text:p>17.77</text:p>
          </table:table-cell>
          <table:table-cell office:value-type="float" office:value="2.072272" calcext:value-type="float">
            <text:p>2.072272</text:p>
          </table:table-cell>
          <table:table-cell office:value-type="float" office:value="1.64497" calcext:value-type="float">
            <text:p>1.64497</text:p>
          </table:table-cell>
          <table:table-cell office:value-type="float" office:value="241.164" calcext:value-type="float">
            <text:p>241.164</text:p>
          </table:table-cell>
          <table:table-cell office:value-type="float" office:value="0" calcext:value-type="float">
            <text:p>0</text:p>
          </table:table-cell>
          <table:table-cell office:value-type="float" office:value="29.83377" calcext:value-type="float">
            <text:p>29.83377</text:p>
          </table:table-cell>
          <table:table-cell office:value-type="float" office:value="19.25327" calcext:value-type="float">
            <text:p>19.25327</text:p>
          </table:table-cell>
          <table:table-cell office:value-type="float" office:value="27.69617" calcext:value-type="float">
            <text:p>27.69617</text:p>
          </table:table-cell>
          <table:table-cell office:value-type="float" office:value="21.48401" calcext:value-type="float">
            <text:p>21.48401</text:p>
          </table:table-cell>
          <table:table-cell office:value-type="float" office:value="26.59134" calcext:value-type="float">
            <text:p>26.59134</text:p>
          </table:table-cell>
          <table:table-cell office:value-type="float" office:value="22.72461" calcext:value-type="float">
            <text:p>22.72461</text:p>
          </table:table-cell>
          <table:table-cell office:value-type="float" office:value="25.82535" calcext:value-type="float">
            <text:p>25.82535</text:p>
          </table:table-cell>
          <table:table-cell office:value-type="float" office:value="23.60214" calcext:value-type="float">
            <text:p>23.60214</text:p>
          </table:table-cell>
          <table:table-cell office:value-type="float" office:value="25.9046" calcext:value-type="float">
            <text:p>25.9046</text:p>
          </table:table-cell>
          <table:table-cell office:value-type="float" office:value="24.05432" calcext:value-type="float">
            <text:p>24.05432</text:p>
          </table:table-cell>
          <table:table-cell office:value-type="float" office:value="25.75974" calcext:value-type="float">
            <text:p>25.75974</text:p>
          </table:table-cell>
          <table:table-cell office:value-type="float" office:value="24.32007" calcext:value-type="float">
            <text:p>24.32007</text:p>
          </table:table-cell>
          <table:table-cell office:value-type="float" office:value="25.14655" calcext:value-type="float">
            <text:p>25.14655</text:p>
          </table:table-cell>
          <table:table-cell office:value-type="float" office:value="24.25076" calcext:value-type="float">
            <text:p>24.25076</text:p>
          </table:table-cell>
          <table:table-cell office:value-type="float" office:value="24.14297" calcext:value-type="float">
            <text:p>24.14297</text:p>
          </table:table-cell>
          <table:table-cell office:value-type="float" office:value="23.92752" calcext:value-type="float">
            <text:p>23.92752</text:p>
          </table:table-cell>
          <table:table-cell office:value-type="float" office:value="22.89075" calcext:value-type="float">
            <text:p>22.89075</text:p>
          </table:table-cell>
          <table:table-cell office:value-type="float" office:value="22.845" calcext:value-type="float">
            <text:p>22.845</text:p>
          </table:table-cell>
          <table:table-cell office:value-type="float" office:value="21.23862" calcext:value-type="float">
            <text:p>21.23862</text:p>
          </table:table-cell>
          <table:table-cell office:value-type="float" office:value="21.23782" calcext:value-type="float">
            <text:p>21.23782</text:p>
          </table:table-cell>
          <table:table-cell office:value-type="float" office:value="19.72791" calcext:value-type="float">
            <text:p>19.72791</text:p>
          </table:table-cell>
          <table:table-cell office:value-type="float" office:value="19.67737" calcext:value-type="float">
            <text:p>19.67737</text:p>
          </table:table-cell>
          <table:table-cell office:value-type="float" office:value="18.36758" calcext:value-type="float">
            <text:p>18.36758</text:p>
          </table:table-cell>
          <table:table-cell office:value-type="float" office:value="18.28452" calcext:value-type="float">
            <text:p>18.28452</text:p>
          </table:table-cell>
          <table:table-cell office:value-type="float" office:value="17.17404" calcext:value-type="float">
            <text:p>17.17404</text:p>
          </table:table-cell>
          <table:table-cell office:value-type="float" office:value="17.08057" calcext:value-type="float">
            <text:p>17.08057</text:p>
          </table:table-cell>
          <table:table-cell office:value-type="float" office:value="16.39062" calcext:value-type="float">
            <text:p>16.39062</text:p>
          </table:table-cell>
          <table:table-cell office:value-type="float" office:value="16.29794" calcext:value-type="float">
            <text:p>16.29794</text:p>
          </table:table-cell>
          <table:table-cell office:value-type="float" office:value="29.83374" calcext:value-type="float">
            <text:p>29.83374</text:p>
          </table:table-cell>
          <table:table-cell office:value-type="float" office:value="19.25327" calcext:value-type="float">
            <text:p>19.253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1" calcext:value-type="float">
            <text:p>16072001</text:p>
          </table:table-cell>
          <table:table-cell office:value-type="float" office:value="24.19956" calcext:value-type="float">
            <text:p>24.19956</text:p>
          </table:table-cell>
          <table:table-cell office:value-type="float" office:value="32.04" calcext:value-type="float">
            <text:p>32.04</text:p>
          </table:table-cell>
          <table:table-cell office:value-type="float" office:value="20.78" calcext:value-type="float">
            <text:p>20.78</text:p>
          </table:table-cell>
          <table:table-cell office:value-type="float" office:value="2.447637" calcext:value-type="float">
            <text:p>2.447637</text:p>
          </table:table-cell>
          <table:table-cell office:value-type="float" office:value="1.76326" calcext:value-type="float">
            <text:p>1.76326</text:p>
          </table:table-cell>
          <table:table-cell office:value-type="float" office:value="296.28" calcext:value-type="float">
            <text:p>296.28</text:p>
          </table:table-cell>
          <table:table-cell office:value-type="float" office:value="0" calcext:value-type="float">
            <text:p>0</text:p>
          </table:table-cell>
          <table:table-cell office:value-type="float" office:value="40.27875" calcext:value-type="float">
            <text:p>40.27875</text:p>
          </table:table-cell>
          <table:table-cell office:value-type="float" office:value="21.45477" calcext:value-type="float">
            <text:p>21.45477</text:p>
          </table:table-cell>
          <table:table-cell office:value-type="float" office:value="34.45178" calcext:value-type="float">
            <text:p>34.45178</text:p>
          </table:table-cell>
          <table:table-cell office:value-type="float" office:value="22.67093" calcext:value-type="float">
            <text:p>22.67093</text:p>
          </table:table-cell>
          <table:table-cell office:value-type="float" office:value="31.50717" calcext:value-type="float">
            <text:p>31.50717</text:p>
          </table:table-cell>
          <table:table-cell office:value-type="float" office:value="23.31714" calcext:value-type="float">
            <text:p>23.31714</text:p>
          </table:table-cell>
          <table:table-cell office:value-type="float" office:value="29.19653" calcext:value-type="float">
            <text:p>29.19653</text:p>
          </table:table-cell>
          <table:table-cell office:value-type="float" office:value="23.76465" calcext:value-type="float">
            <text:p>23.76465</text:p>
          </table:table-cell>
          <table:table-cell office:value-type="float" office:value="27.75024" calcext:value-type="float">
            <text:p>27.75024</text:p>
          </table:table-cell>
          <table:table-cell office:value-type="float" office:value="23.98917" calcext:value-type="float">
            <text:p>23.98917</text:p>
          </table:table-cell>
          <table:table-cell office:value-type="float" office:value="26.42093" calcext:value-type="float">
            <text:p>26.42093</text:p>
          </table:table-cell>
          <table:table-cell office:value-type="float" office:value="24.13461" calcext:value-type="float">
            <text:p>24.13461</text:p>
          </table:table-cell>
          <table:table-cell office:value-type="float" office:value="25.39987" calcext:value-type="float">
            <text:p>25.39987</text:p>
          </table:table-cell>
          <table:table-cell office:value-type="float" office:value="24.06274" calcext:value-type="float">
            <text:p>24.06274</text:p>
          </table:table-cell>
          <table:table-cell office:value-type="float" office:value="23.98318" calcext:value-type="float">
            <text:p>23.98318</text:p>
          </table:table-cell>
          <table:table-cell office:value-type="float" office:value="23.78488" calcext:value-type="float">
            <text:p>23.78488</text:p>
          </table:table-cell>
          <table:table-cell office:value-type="float" office:value="22.84418" calcext:value-type="float">
            <text:p>22.84418</text:p>
          </table:table-cell>
          <table:table-cell office:value-type="float" office:value="22.77094" calcext:value-type="float">
            <text:p>22.77094</text:p>
          </table:table-cell>
          <table:table-cell office:value-type="float" office:value="21.23856" calcext:value-type="float">
            <text:p>21.23856</text:p>
          </table:table-cell>
          <table:table-cell office:value-type="float" office:value="21.23419" calcext:value-type="float">
            <text:p>21.23419</text:p>
          </table:table-cell>
          <table:table-cell office:value-type="float" office:value="19.772" calcext:value-type="float">
            <text:p>19.772</text:p>
          </table:table-cell>
          <table:table-cell office:value-type="float" office:value="19.72839" calcext:value-type="float">
            <text:p>19.72839</text:p>
          </table:table-cell>
          <table:table-cell office:value-type="float" office:value="18.44461" calcext:value-type="float">
            <text:p>18.44461</text:p>
          </table:table-cell>
          <table:table-cell office:value-type="float" office:value="18.36841" calcext:value-type="float">
            <text:p>18.36841</text:p>
          </table:table-cell>
          <table:table-cell office:value-type="float" office:value="17.26465" calcext:value-type="float">
            <text:p>17.26465</text:p>
          </table:table-cell>
          <table:table-cell office:value-type="float" office:value="17.17499" calcext:value-type="float">
            <text:p>17.17499</text:p>
          </table:table-cell>
          <table:table-cell office:value-type="float" office:value="16.48175" calcext:value-type="float">
            <text:p>16.48175</text:p>
          </table:table-cell>
          <table:table-cell office:value-type="float" office:value="16.39157" calcext:value-type="float">
            <text:p>16.39157</text:p>
          </table:table-cell>
          <table:table-cell office:value-type="float" office:value="40.27875" calcext:value-type="float">
            <text:p>40.27875</text:p>
          </table:table-cell>
          <table:table-cell office:value-type="float" office:value="21.45477" calcext:value-type="float">
            <text:p>21.454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1" calcext:value-type="float">
            <text:p>17072001</text:p>
          </table:table-cell>
          <table:table-cell office:value-type="float" office:value="25.75368" calcext:value-type="float">
            <text:p>25.75368</text:p>
          </table:table-cell>
          <table:table-cell office:value-type="float" office:value="34.53" calcext:value-type="float">
            <text:p>34.53</text:p>
          </table:table-cell>
          <table:table-cell office:value-type="float" office:value="22.74" calcext:value-type="float">
            <text:p>22.74</text:p>
          </table:table-cell>
          <table:table-cell office:value-type="float" office:value="2.550622" calcext:value-type="float">
            <text:p>2.550622</text:p>
          </table:table-cell>
          <table:table-cell office:value-type="float" office:value="2.035474" calcext:value-type="float">
            <text:p>2.035474</text:p>
          </table:table-cell>
          <table:table-cell office:value-type="float" office:value="249.3" calcext:value-type="float">
            <text:p>249.3</text:p>
          </table:table-cell>
          <table:table-cell office:value-type="float" office:value="1.2" calcext:value-type="float">
            <text:p>1.2</text:p>
          </table:table-cell>
          <table:table-cell office:value-type="float" office:value="45.07086" calcext:value-type="float">
            <text:p>45.07086</text:p>
          </table:table-cell>
          <table:table-cell office:value-type="float" office:value="22.57449" calcext:value-type="float">
            <text:p>22.57449</text:p>
          </table:table-cell>
          <table:table-cell office:value-type="float" office:value="37.65961" calcext:value-type="float">
            <text:p>37.65961</text:p>
          </table:table-cell>
          <table:table-cell office:value-type="float" office:value="25.61392" calcext:value-type="float">
            <text:p>25.61392</text:p>
          </table:table-cell>
          <table:table-cell office:value-type="float" office:value="34.0488" calcext:value-type="float">
            <text:p>34.0488</text:p>
          </table:table-cell>
          <table:table-cell office:value-type="float" office:value="25.94907" calcext:value-type="float">
            <text:p>25.94907</text:p>
          </table:table-cell>
          <table:table-cell office:value-type="float" office:value="31.22198" calcext:value-type="float">
            <text:p>31.22198</text:p>
          </table:table-cell>
          <table:table-cell office:value-type="float" office:value="26.01416" calcext:value-type="float">
            <text:p>26.01416</text:p>
          </table:table-cell>
          <table:table-cell office:value-type="float" office:value="29.46848" calcext:value-type="float">
            <text:p>29.46848</text:p>
          </table:table-cell>
          <table:table-cell office:value-type="float" office:value="25.91666" calcext:value-type="float">
            <text:p>25.91666</text:p>
          </table:table-cell>
          <table:table-cell office:value-type="float" office:value="27.80862" calcext:value-type="float">
            <text:p>27.80862</text:p>
          </table:table-cell>
          <table:table-cell office:value-type="float" office:value="25.66687" calcext:value-type="float">
            <text:p>25.66687</text:p>
          </table:table-cell>
          <table:table-cell office:value-type="float" office:value="26.49216" calcext:value-type="float">
            <text:p>26.49216</text:p>
          </table:table-cell>
          <table:table-cell office:value-type="float" office:value="25.14966" calcext:value-type="float">
            <text:p>25.14966</text:p>
          </table:table-cell>
          <table:table-cell office:value-type="float" office:value="24.59668" calcext:value-type="float">
            <text:p>24.59668</text:p>
          </table:table-cell>
          <table:table-cell office:value-type="float" office:value="23.99203" calcext:value-type="float">
            <text:p>23.99203</text:p>
          </table:table-cell>
          <table:table-cell office:value-type="float" office:value="22.87256" calcext:value-type="float">
            <text:p>22.87256</text:p>
          </table:table-cell>
          <table:table-cell office:value-type="float" office:value="22.77109" calcext:value-type="float">
            <text:p>22.77109</text:p>
          </table:table-cell>
          <table:table-cell office:value-type="float" office:value="21.24448" calcext:value-type="float">
            <text:p>21.24448</text:p>
          </table:table-cell>
          <table:table-cell office:value-type="float" office:value="21.23355" calcext:value-type="float">
            <text:p>21.23355</text:p>
          </table:table-cell>
          <table:table-cell office:value-type="float" office:value="19.81241" calcext:value-type="float">
            <text:p>19.81241</text:p>
          </table:table-cell>
          <table:table-cell office:value-type="float" office:value="19.77246" calcext:value-type="float">
            <text:p>19.77246</text:p>
          </table:table-cell>
          <table:table-cell office:value-type="float" office:value="18.51556" calcext:value-type="float">
            <text:p>18.51556</text:p>
          </table:table-cell>
          <table:table-cell office:value-type="float" office:value="18.44531" calcext:value-type="float">
            <text:p>18.44531</text:p>
          </table:table-cell>
          <table:table-cell office:value-type="float" office:value="17.35181" calcext:value-type="float">
            <text:p>17.35181</text:p>
          </table:table-cell>
          <table:table-cell office:value-type="float" office:value="17.26556" calcext:value-type="float">
            <text:p>17.26556</text:p>
          </table:table-cell>
          <table:table-cell office:value-type="float" office:value="16.57104" calcext:value-type="float">
            <text:p>16.57104</text:p>
          </table:table-cell>
          <table:table-cell office:value-type="float" office:value="16.48267" calcext:value-type="float">
            <text:p>16.48267</text:p>
          </table:table-cell>
          <table:table-cell office:value-type="float" office:value="45.07086" calcext:value-type="float">
            <text:p>45.07086</text:p>
          </table:table-cell>
          <table:table-cell office:value-type="float" office:value="22.71442" calcext:value-type="float">
            <text:p>22.714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1" calcext:value-type="float">
            <text:p>18072001</text:p>
          </table:table-cell>
          <table:table-cell office:value-type="float" office:value="15.27372" calcext:value-type="float">
            <text:p>15.27372</text:p>
          </table:table-cell>
          <table:table-cell office:value-type="float" office:value="31.63" calcext:value-type="float">
            <text:p>31.63</text:p>
          </table:table-cell>
          <table:table-cell office:value-type="float" office:value="22.24" calcext:value-type="float">
            <text:p>22.24</text:p>
          </table:table-cell>
          <table:table-cell office:value-type="float" office:value="2.523522" calcext:value-type="float">
            <text:p>2.523522</text:p>
          </table:table-cell>
          <table:table-cell office:value-type="float" office:value="1.918778" calcext:value-type="float">
            <text:p>1.918778</text:p>
          </table:table-cell>
          <table:table-cell office:value-type="float" office:value="249.3" calcext:value-type="float">
            <text:p>249.3</text:p>
          </table:table-cell>
          <table:table-cell office:value-type="float" office:value="0" calcext:value-type="float">
            <text:p>0</text:p>
          </table:table-cell>
          <table:table-cell office:value-type="float" office:value="34.95663" calcext:value-type="float">
            <text:p>34.95663</text:p>
          </table:table-cell>
          <table:table-cell office:value-type="float" office:value="21.77005" calcext:value-type="float">
            <text:p>21.77005</text:p>
          </table:table-cell>
          <table:table-cell office:value-type="float" office:value="31.84949" calcext:value-type="float">
            <text:p>31.84949</text:p>
          </table:table-cell>
          <table:table-cell office:value-type="float" office:value="24.06406" calcext:value-type="float">
            <text:p>24.06406</text:p>
          </table:table-cell>
          <table:table-cell office:value-type="float" office:value="30.2905" calcext:value-type="float">
            <text:p>30.2905</text:p>
          </table:table-cell>
          <table:table-cell office:value-type="float" office:value="25.02454" calcext:value-type="float">
            <text:p>25.02454</text:p>
          </table:table-cell>
          <table:table-cell office:value-type="float" office:value="28.85809" calcext:value-type="float">
            <text:p>28.85809</text:p>
          </table:table-cell>
          <table:table-cell office:value-type="float" office:value="25.6134" calcext:value-type="float">
            <text:p>25.6134</text:p>
          </table:table-cell>
          <table:table-cell office:value-type="float" office:value="28.21692" calcext:value-type="float">
            <text:p>28.21692</text:p>
          </table:table-cell>
          <table:table-cell office:value-type="float" office:value="25.85287" calcext:value-type="float">
            <text:p>25.85287</text:p>
          </table:table-cell>
          <table:table-cell office:value-type="float" office:value="27.6687" calcext:value-type="float">
            <text:p>27.6687</text:p>
          </table:table-cell>
          <table:table-cell office:value-type="float" office:value="25.87466" calcext:value-type="float">
            <text:p>25.87466</text:p>
          </table:table-cell>
          <table:table-cell office:value-type="float" office:value="26.49438" calcext:value-type="float">
            <text:p>26.49438</text:p>
          </table:table-cell>
          <table:table-cell office:value-type="float" office:value="25.50287" calcext:value-type="float">
            <text:p>25.50287</text:p>
          </table:table-cell>
          <table:table-cell office:value-type="float" office:value="24.79636" calcext:value-type="float">
            <text:p>24.79636</text:p>
          </table:table-cell>
          <table:table-cell office:value-type="float" office:value="24.60785" calcext:value-type="float">
            <text:p>24.60785</text:p>
          </table:table-cell>
          <table:table-cell office:value-type="float" office:value="23.07205" calcext:value-type="float">
            <text:p>23.07205</text:p>
          </table:table-cell>
          <table:table-cell office:value-type="float" office:value="22.87476" calcext:value-type="float">
            <text:p>22.87476</text:p>
          </table:table-cell>
          <table:table-cell office:value-type="float" office:value="21.29874" calcext:value-type="float">
            <text:p>21.29874</text:p>
          </table:table-cell>
          <table:table-cell office:value-type="float" office:value="21.24481" calcext:value-type="float">
            <text:p>21.24481</text:p>
          </table:table-cell>
          <table:table-cell office:value-type="float" office:value="19.85977" calcext:value-type="float">
            <text:p>19.85977</text:p>
          </table:table-cell>
          <table:table-cell office:value-type="float" office:value="19.81284" calcext:value-type="float">
            <text:p>19.81284</text:p>
          </table:table-cell>
          <table:table-cell office:value-type="float" office:value="18.58328" calcext:value-type="float">
            <text:p>18.58328</text:p>
          </table:table-cell>
          <table:table-cell office:value-type="float" office:value="18.5163" calcext:value-type="float">
            <text:p>18.5163</text:p>
          </table:table-cell>
          <table:table-cell office:value-type="float" office:value="17.43542" calcext:value-type="float">
            <text:p>17.43542</text:p>
          </table:table-cell>
          <table:table-cell office:value-type="float" office:value="17.35266" calcext:value-type="float">
            <text:p>17.35266</text:p>
          </table:table-cell>
          <table:table-cell office:value-type="float" office:value="16.65787" calcext:value-type="float">
            <text:p>16.65787</text:p>
          </table:table-cell>
          <table:table-cell office:value-type="float" office:value="16.57199" calcext:value-type="float">
            <text:p>16.57199</text:p>
          </table:table-cell>
          <table:table-cell office:value-type="float" office:value="34.95657" calcext:value-type="float">
            <text:p>34.95657</text:p>
          </table:table-cell>
          <table:table-cell office:value-type="float" office:value="21.77005" calcext:value-type="float">
            <text:p>21.770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1" calcext:value-type="float">
            <text:p>19072001</text:p>
          </table:table-cell>
          <table:table-cell office:value-type="float" office:value="19.4634" calcext:value-type="float">
            <text:p>19.4634</text:p>
          </table:table-cell>
          <table:table-cell office:value-type="float" office:value="29.33" calcext:value-type="float">
            <text:p>29.33</text:p>
          </table:table-cell>
          <table:table-cell office:value-type="float" office:value="21.77" calcext:value-type="float">
            <text:p>21.77</text:p>
          </table:table-cell>
          <table:table-cell office:value-type="float" office:value="2.523471" calcext:value-type="float">
            <text:p>2.523471</text:p>
          </table:table-cell>
          <table:table-cell office:value-type="float" office:value="1.882234" calcext:value-type="float">
            <text:p>1.882234</text:p>
          </table:table-cell>
          <table:table-cell office:value-type="float" office:value="272.664" calcext:value-type="float">
            <text:p>272.664</text:p>
          </table:table-cell>
          <table:table-cell office:value-type="float" office:value="0.9" calcext:value-type="float">
            <text:p>0.9</text:p>
          </table:table-cell>
          <table:table-cell office:value-type="float" office:value="39.12939" calcext:value-type="float">
            <text:p>39.12939</text:p>
          </table:table-cell>
          <table:table-cell office:value-type="float" office:value="23.01834" calcext:value-type="float">
            <text:p>23.01834</text:p>
          </table:table-cell>
          <table:table-cell office:value-type="float" office:value="32.27673" calcext:value-type="float">
            <text:p>32.27673</text:p>
          </table:table-cell>
          <table:table-cell office:value-type="float" office:value="24.4931" calcext:value-type="float">
            <text:p>24.4931</text:p>
          </table:table-cell>
          <table:table-cell office:value-type="float" office:value="30.40549" calcext:value-type="float">
            <text:p>30.40549</text:p>
          </table:table-cell>
          <table:table-cell office:value-type="float" office:value="25.16003" calcext:value-type="float">
            <text:p>25.16003</text:p>
          </table:table-cell>
          <table:table-cell office:value-type="float" office:value="28.90256" calcext:value-type="float">
            <text:p>28.90256</text:p>
          </table:table-cell>
          <table:table-cell office:value-type="float" office:value="25.60602" calcext:value-type="float">
            <text:p>25.60602</text:p>
          </table:table-cell>
          <table:table-cell office:value-type="float" office:value="27.89316" calcext:value-type="float">
            <text:p>27.89316</text:p>
          </table:table-cell>
          <table:table-cell office:value-type="float" office:value="25.76038" calcext:value-type="float">
            <text:p>25.76038</text:p>
          </table:table-cell>
          <table:table-cell office:value-type="float" office:value="26.87421" calcext:value-type="float">
            <text:p>26.87421</text:p>
          </table:table-cell>
          <table:table-cell office:value-type="float" office:value="25.76956" calcext:value-type="float">
            <text:p>25.76956</text:p>
          </table:table-cell>
          <table:table-cell office:value-type="float" office:value="26.05112" calcext:value-type="float">
            <text:p>26.05112</text:p>
          </table:table-cell>
          <table:table-cell office:value-type="float" office:value="25.45721" calcext:value-type="float">
            <text:p>25.45721</text:p>
          </table:table-cell>
          <table:table-cell office:value-type="float" office:value="24.85001" calcext:value-type="float">
            <text:p>24.85001</text:p>
          </table:table-cell>
          <table:table-cell office:value-type="float" office:value="24.77335" calcext:value-type="float">
            <text:p>24.77335</text:p>
          </table:table-cell>
          <table:table-cell office:value-type="float" office:value="23.19547" calcext:value-type="float">
            <text:p>23.19547</text:p>
          </table:table-cell>
          <table:table-cell office:value-type="float" office:value="23.07364" calcext:value-type="float">
            <text:p>23.07364</text:p>
          </table:table-cell>
          <table:table-cell office:value-type="float" office:value="21.37491" calcext:value-type="float">
            <text:p>21.37491</text:p>
          </table:table-cell>
          <table:table-cell office:value-type="float" office:value="21.29947" calcext:value-type="float">
            <text:p>21.29947</text:p>
          </table:table-cell>
          <table:table-cell office:value-type="float" office:value="19.91965" calcext:value-type="float">
            <text:p>19.91965</text:p>
          </table:table-cell>
          <table:table-cell office:value-type="float" office:value="19.86032" calcext:value-type="float">
            <text:p>19.86032</text:p>
          </table:table-cell>
          <table:table-cell office:value-type="float" office:value="18.65057" calcext:value-type="float">
            <text:p>18.65057</text:p>
          </table:table-cell>
          <table:table-cell office:value-type="float" office:value="18.58398" calcext:value-type="float">
            <text:p>18.58398</text:p>
          </table:table-cell>
          <table:table-cell office:value-type="float" office:value="17.51572" calcext:value-type="float">
            <text:p>17.51572</text:p>
          </table:table-cell>
          <table:table-cell office:value-type="float" office:value="17.43625" calcext:value-type="float">
            <text:p>17.43625</text:p>
          </table:table-cell>
          <table:table-cell office:value-type="float" office:value="16.74149" calcext:value-type="float">
            <text:p>16.74149</text:p>
          </table:table-cell>
          <table:table-cell office:value-type="float" office:value="16.65875" calcext:value-type="float">
            <text:p>16.65875</text:p>
          </table:table-cell>
          <table:table-cell office:value-type="float" office:value="39.12936" calcext:value-type="float">
            <text:p>39.12936</text:p>
          </table:table-cell>
          <table:table-cell office:value-type="float" office:value="23.01831" calcext:value-type="float">
            <text:p>23.018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1" calcext:value-type="float">
            <text:p>20072001</text:p>
          </table:table-cell>
          <table:table-cell office:value-type="float" office:value="15.41376" calcext:value-type="float">
            <text:p>15.41376</text:p>
          </table:table-cell>
          <table:table-cell office:value-type="float" office:value="32.26" calcext:value-type="float">
            <text:p>32.26</text:p>
          </table:table-cell>
          <table:table-cell office:value-type="float" office:value="23.47" calcext:value-type="float">
            <text:p>23.47</text:p>
          </table:table-cell>
          <table:table-cell office:value-type="float" office:value="2.719273" calcext:value-type="float">
            <text:p>2.719273</text:p>
          </table:table-cell>
          <table:table-cell office:value-type="float" office:value="2.192349" calcext:value-type="float">
            <text:p>2.192349</text:p>
          </table:table-cell>
          <table:table-cell office:value-type="float" office:value="202.068" calcext:value-type="float">
            <text:p>202.068</text:p>
          </table:table-cell>
          <table:table-cell office:value-type="float" office:value="0.2" calcext:value-type="float">
            <text:p>0.2</text:p>
          </table:table-cell>
          <table:table-cell office:value-type="float" office:value="37.89755" calcext:value-type="float">
            <text:p>37.89755</text:p>
          </table:table-cell>
          <table:table-cell office:value-type="float" office:value="23.85587" calcext:value-type="float">
            <text:p>23.85587</text:p>
          </table:table-cell>
          <table:table-cell office:value-type="float" office:value="33.02911" calcext:value-type="float">
            <text:p>33.02911</text:p>
          </table:table-cell>
          <table:table-cell office:value-type="float" office:value="25.02045" calcext:value-type="float">
            <text:p>25.02045</text:p>
          </table:table-cell>
          <table:table-cell office:value-type="float" office:value="30.88873" calcext:value-type="float">
            <text:p>30.88873</text:p>
          </table:table-cell>
          <table:table-cell office:value-type="float" office:value="25.58899" calcext:value-type="float">
            <text:p>25.58899</text:p>
          </table:table-cell>
          <table:table-cell office:value-type="float" office:value="29.2326" calcext:value-type="float">
            <text:p>29.2326</text:p>
          </table:table-cell>
          <table:table-cell office:value-type="float" office:value="25.89087" calcext:value-type="float">
            <text:p>25.89087</text:p>
          </table:table-cell>
          <table:table-cell office:value-type="float" office:value="28.15891" calcext:value-type="float">
            <text:p>28.15891</text:p>
          </table:table-cell>
          <table:table-cell office:value-type="float" office:value="25.96582" calcext:value-type="float">
            <text:p>25.96582</text:p>
          </table:table-cell>
          <table:table-cell office:value-type="float" office:value="27.08981" calcext:value-type="float">
            <text:p>27.08981</text:p>
          </table:table-cell>
          <table:table-cell office:value-type="float" office:value="25.88092" calcext:value-type="float">
            <text:p>25.88092</text:p>
          </table:table-cell>
          <table:table-cell office:value-type="float" office:value="26.20151" calcext:value-type="float">
            <text:p>26.20151</text:p>
          </table:table-cell>
          <table:table-cell office:value-type="float" office:value="25.52396" calcext:value-type="float">
            <text:p>25.52396</text:p>
          </table:table-cell>
          <table:table-cell office:value-type="float" office:value="24.90903" calcext:value-type="float">
            <text:p>24.90903</text:p>
          </table:table-cell>
          <table:table-cell office:value-type="float" office:value="24.82315" calcext:value-type="float">
            <text:p>24.82315</text:p>
          </table:table-cell>
          <table:table-cell office:value-type="float" office:value="23.28415" calcext:value-type="float">
            <text:p>23.28415</text:p>
          </table:table-cell>
          <table:table-cell office:value-type="float" office:value="23.19659" calcext:value-type="float">
            <text:p>23.19659</text:p>
          </table:table-cell>
          <table:table-cell office:value-type="float" office:value="21.45361" calcext:value-type="float">
            <text:p>21.45361</text:p>
          </table:table-cell>
          <table:table-cell office:value-type="float" office:value="21.3757" calcext:value-type="float">
            <text:p>21.3757</text:p>
          </table:table-cell>
          <table:table-cell office:value-type="float" office:value="19.98721" calcext:value-type="float">
            <text:p>19.98721</text:p>
          </table:table-cell>
          <table:table-cell office:value-type="float" office:value="19.92032" calcext:value-type="float">
            <text:p>19.92032</text:p>
          </table:table-cell>
          <table:table-cell office:value-type="float" office:value="18.72009" calcext:value-type="float">
            <text:p>18.72009</text:p>
          </table:table-cell>
          <table:table-cell office:value-type="float" office:value="18.65131" calcext:value-type="float">
            <text:p>18.65131</text:p>
          </table:table-cell>
          <table:table-cell office:value-type="float" office:value="17.59421" calcext:value-type="float">
            <text:p>17.59421</text:p>
          </table:table-cell>
          <table:table-cell office:value-type="float" office:value="17.51651" calcext:value-type="float">
            <text:p>17.51651</text:p>
          </table:table-cell>
          <table:table-cell office:value-type="float" office:value="16.82257" calcext:value-type="float">
            <text:p>16.82257</text:p>
          </table:table-cell>
          <table:table-cell office:value-type="float" office:value="16.74234" calcext:value-type="float">
            <text:p>16.74234</text:p>
          </table:table-cell>
          <table:table-cell office:value-type="float" office:value="37.89755" calcext:value-type="float">
            <text:p>37.89755</text:p>
          </table:table-cell>
          <table:table-cell office:value-type="float" office:value="23.85587" calcext:value-type="float">
            <text:p>23.855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1" calcext:value-type="float">
            <text:p>21072001</text:p>
          </table:table-cell>
          <table:table-cell office:value-type="float" office:value="27.34236" calcext:value-type="float">
            <text:p>27.34236</text:p>
          </table:table-cell>
          <table:table-cell office:value-type="float" office:value="34.61" calcext:value-type="float">
            <text:p>34.61</text:p>
          </table:table-cell>
          <table:table-cell office:value-type="float" office:value="22.9" calcext:value-type="float">
            <text:p>22.9</text:p>
          </table:table-cell>
          <table:table-cell office:value-type="float" office:value="2.834346" calcext:value-type="float">
            <text:p>2.834346</text:p>
          </table:table-cell>
          <table:table-cell office:value-type="float" office:value="2.077435" calcext:value-type="float">
            <text:p>2.077435</text:p>
          </table:table-cell>
          <table:table-cell office:value-type="float" office:value="218.592" calcext:value-type="float">
            <text:p>218.592</text:p>
          </table:table-cell>
          <table:table-cell office:value-type="float" office:value="0" calcext:value-type="float">
            <text:p>0</text:p>
          </table:table-cell>
          <table:table-cell office:value-type="float" office:value="45.19128" calcext:value-type="float">
            <text:p>45.19128</text:p>
          </table:table-cell>
          <table:table-cell office:value-type="float" office:value="23.5683" calcext:value-type="float">
            <text:p>23.5683</text:p>
          </table:table-cell>
          <table:table-cell office:value-type="float" office:value="38.0098" calcext:value-type="float">
            <text:p>38.0098</text:p>
          </table:table-cell>
          <table:table-cell office:value-type="float" office:value="25.12158" calcext:value-type="float">
            <text:p>25.12158</text:p>
          </table:table-cell>
          <table:table-cell office:value-type="float" office:value="34.57928" calcext:value-type="float">
            <text:p>34.57928</text:p>
          </table:table-cell>
          <table:table-cell office:value-type="float" office:value="25.81976" calcext:value-type="float">
            <text:p>25.81976</text:p>
          </table:table-cell>
          <table:table-cell office:value-type="float" office:value="31.85211" calcext:value-type="float">
            <text:p>31.85211</text:p>
          </table:table-cell>
          <table:table-cell office:value-type="float" office:value="26.16544" calcext:value-type="float">
            <text:p>26.16544</text:p>
          </table:table-cell>
          <table:table-cell office:value-type="float" office:value="30.13025" calcext:value-type="float">
            <text:p>30.13025</text:p>
          </table:table-cell>
          <table:table-cell office:value-type="float" office:value="26.24411" calcext:value-type="float">
            <text:p>26.24411</text:p>
          </table:table-cell>
          <table:table-cell office:value-type="float" office:value="28.48499" calcext:value-type="float">
            <text:p>28.48499</text:p>
          </table:table-cell>
          <table:table-cell office:value-type="float" office:value="26.16745" calcext:value-type="float">
            <text:p>26.16745</text:p>
          </table:table-cell>
          <table:table-cell office:value-type="float" office:value="27.16953" calcext:value-type="float">
            <text:p>27.16953</text:p>
          </table:table-cell>
          <table:table-cell office:value-type="float" office:value="25.76926" calcext:value-type="float">
            <text:p>25.76926</text:p>
          </table:table-cell>
          <table:table-cell office:value-type="float" office:value="25.26135" calcext:value-type="float">
            <text:p>25.26135</text:p>
          </table:table-cell>
          <table:table-cell office:value-type="float" office:value="24.91373" calcext:value-type="float">
            <text:p>24.91373</text:p>
          </table:table-cell>
          <table:table-cell office:value-type="float" office:value="23.39783" calcext:value-type="float">
            <text:p>23.39783</text:p>
          </table:table-cell>
          <table:table-cell office:value-type="float" office:value="23.28513" calcext:value-type="float">
            <text:p>23.28513</text:p>
          </table:table-cell>
          <table:table-cell office:value-type="float" office:value="21.53394" calcext:value-type="float">
            <text:p>21.53394</text:p>
          </table:table-cell>
          <table:table-cell office:value-type="float" office:value="21.45441" calcext:value-type="float">
            <text:p>21.45441</text:p>
          </table:table-cell>
          <table:table-cell office:value-type="float" office:value="20.05872" calcext:value-type="float">
            <text:p>20.05872</text:p>
          </table:table-cell>
          <table:table-cell office:value-type="float" office:value="19.98795" calcext:value-type="float">
            <text:p>19.98795</text:p>
          </table:table-cell>
          <table:table-cell office:value-type="float" office:value="18.79141" calcext:value-type="float">
            <text:p>18.79141</text:p>
          </table:table-cell>
          <table:table-cell office:value-type="float" office:value="18.72083" calcext:value-type="float">
            <text:p>18.72083</text:p>
          </table:table-cell>
          <table:table-cell office:value-type="float" office:value="17.67087" calcext:value-type="float">
            <text:p>17.67087</text:p>
          </table:table-cell>
          <table:table-cell office:value-type="float" office:value="17.595" calcext:value-type="float">
            <text:p>17.595</text:p>
          </table:table-cell>
          <table:table-cell office:value-type="float" office:value="16.90128" calcext:value-type="float">
            <text:p>16.90128</text:p>
          </table:table-cell>
          <table:table-cell office:value-type="float" office:value="16.82343" calcext:value-type="float">
            <text:p>16.82343</text:p>
          </table:table-cell>
          <table:table-cell office:value-type="float" office:value="45.19122" calcext:value-type="float">
            <text:p>45.19122</text:p>
          </table:table-cell>
          <table:table-cell office:value-type="float" office:value="23.5683" calcext:value-type="float">
            <text:p>23.56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1" calcext:value-type="float">
            <text:p>22072001</text:p>
          </table:table-cell>
          <table:table-cell office:value-type="float" office:value="26.67384" calcext:value-type="float">
            <text:p>26.67384</text:p>
          </table:table-cell>
          <table:table-cell office:value-type="float" office:value="34.73" calcext:value-type="float">
            <text:p>34.73</text:p>
          </table:table-cell>
          <table:table-cell office:value-type="float" office:value="24.4" calcext:value-type="float">
            <text:p>24.4</text:p>
          </table:table-cell>
          <table:table-cell office:value-type="float" office:value="2.604989" calcext:value-type="float">
            <text:p>2.604989</text:p>
          </table:table-cell>
          <table:table-cell office:value-type="float" office:value="1.809403" calcext:value-type="float">
            <text:p>1.809403</text:p>
          </table:table-cell>
          <table:table-cell office:value-type="float" office:value="234.792" calcext:value-type="float">
            <text:p>234.792</text:p>
          </table:table-cell>
          <table:table-cell office:value-type="float" office:value="0.2" calcext:value-type="float">
            <text:p>0.2</text:p>
          </table:table-cell>
          <table:table-cell office:value-type="float" office:value="45.05896" calcext:value-type="float">
            <text:p>45.05896</text:p>
          </table:table-cell>
          <table:table-cell office:value-type="float" office:value="25.42654" calcext:value-type="float">
            <text:p>25.42654</text:p>
          </table:table-cell>
          <table:table-cell office:value-type="float" office:value="38.29471" calcext:value-type="float">
            <text:p>38.29471</text:p>
          </table:table-cell>
          <table:table-cell office:value-type="float" office:value="26.87793" calcext:value-type="float">
            <text:p>26.87793</text:p>
          </table:table-cell>
          <table:table-cell office:value-type="float" office:value="35.09454" calcext:value-type="float">
            <text:p>35.09454</text:p>
          </table:table-cell>
          <table:table-cell office:value-type="float" office:value="27.45734" calcext:value-type="float">
            <text:p>27.45734</text:p>
          </table:table-cell>
          <table:table-cell office:value-type="float" office:value="32.52548" calcext:value-type="float">
            <text:p>32.52548</text:p>
          </table:table-cell>
          <table:table-cell office:value-type="float" office:value="27.6456" calcext:value-type="float">
            <text:p>27.6456</text:p>
          </table:table-cell>
          <table:table-cell office:value-type="float" office:value="30.86572" calcext:value-type="float">
            <text:p>30.86572</text:p>
          </table:table-cell>
          <table:table-cell office:value-type="float" office:value="27.5806" calcext:value-type="float">
            <text:p>27.5806</text:p>
          </table:table-cell>
          <table:table-cell office:value-type="float" office:value="29.21207" calcext:value-type="float">
            <text:p>29.21207</text:p>
          </table:table-cell>
          <table:table-cell office:value-type="float" office:value="27.31064" calcext:value-type="float">
            <text:p>27.31064</text:p>
          </table:table-cell>
          <table:table-cell office:value-type="float" office:value="27.83771" calcext:value-type="float">
            <text:p>27.83771</text:p>
          </table:table-cell>
          <table:table-cell office:value-type="float" office:value="26.67462" calcext:value-type="float">
            <text:p>26.67462</text:p>
          </table:table-cell>
          <table:table-cell office:value-type="float" office:value="25.81662" calcext:value-type="float">
            <text:p>25.81662</text:p>
          </table:table-cell>
          <table:table-cell office:value-type="float" office:value="25.27182" calcext:value-type="float">
            <text:p>25.27182</text:p>
          </table:table-cell>
          <table:table-cell office:value-type="float" office:value="23.63333" calcext:value-type="float">
            <text:p>23.63333</text:p>
          </table:table-cell>
          <table:table-cell office:value-type="float" office:value="23.39981" calcext:value-type="float">
            <text:p>23.39981</text:p>
          </table:table-cell>
          <table:table-cell office:value-type="float" office:value="21.63428" calcext:value-type="float">
            <text:p>21.63428</text:p>
          </table:table-cell>
          <table:table-cell office:value-type="float" office:value="21.53482" calcext:value-type="float">
            <text:p>21.53482</text:p>
          </table:table-cell>
          <table:table-cell office:value-type="float" office:value="20.13541" calcext:value-type="float">
            <text:p>20.13541</text:p>
          </table:table-cell>
          <table:table-cell office:value-type="float" office:value="20.05945" calcext:value-type="float">
            <text:p>20.05945</text:p>
          </table:table-cell>
          <table:table-cell office:value-type="float" office:value="18.86441" calcext:value-type="float">
            <text:p>18.86441</text:p>
          </table:table-cell>
          <table:table-cell office:value-type="float" office:value="18.79218" calcext:value-type="float">
            <text:p>18.79218</text:p>
          </table:table-cell>
          <table:table-cell office:value-type="float" office:value="17.74707" calcext:value-type="float">
            <text:p>17.74707</text:p>
          </table:table-cell>
          <table:table-cell office:value-type="float" office:value="17.67169" calcext:value-type="float">
            <text:p>17.67169</text:p>
          </table:table-cell>
          <table:table-cell office:value-type="float" office:value="16.97803" calcext:value-type="float">
            <text:p>16.97803</text:p>
          </table:table-cell>
          <table:table-cell office:value-type="float" office:value="16.90207" calcext:value-type="float">
            <text:p>16.90207</text:p>
          </table:table-cell>
          <table:table-cell office:value-type="float" office:value="44.83453" calcext:value-type="float">
            <text:p>44.83453</text:p>
          </table:table-cell>
          <table:table-cell office:value-type="float" office:value="25.42654" calcext:value-type="float">
            <text:p>25.426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1" calcext:value-type="float">
            <text:p>23072001</text:p>
          </table:table-cell>
          <table:table-cell office:value-type="float" office:value="18.4734" calcext:value-type="float">
            <text:p>18.4734</text:p>
          </table:table-cell>
          <table:table-cell office:value-type="float" office:value="32.521" calcext:value-type="float">
            <text:p>32.521</text:p>
          </table:table-cell>
          <table:table-cell office:value-type="float" office:value="23.57" calcext:value-type="float">
            <text:p>23.57</text:p>
          </table:table-cell>
          <table:table-cell office:value-type="float" office:value="2.444176" calcext:value-type="float">
            <text:p>2.444176</text:p>
          </table:table-cell>
          <table:table-cell office:value-type="float" office:value="1.803149" calcext:value-type="float">
            <text:p>1.803149</text:p>
          </table:table-cell>
          <table:table-cell office:value-type="float" office:value="194.832" calcext:value-type="float">
            <text:p>194.832</text:p>
          </table:table-cell>
          <table:table-cell office:value-type="float" office:value="0.5" calcext:value-type="float">
            <text:p>0.5</text:p>
          </table:table-cell>
          <table:table-cell office:value-type="float" office:value="40.54349" calcext:value-type="float">
            <text:p>40.54349</text:p>
          </table:table-cell>
          <table:table-cell office:value-type="float" office:value="24.78043" calcext:value-type="float">
            <text:p>24.78043</text:p>
          </table:table-cell>
          <table:table-cell office:value-type="float" office:value="35.19574" calcext:value-type="float">
            <text:p>35.19574</text:p>
          </table:table-cell>
          <table:table-cell office:value-type="float" office:value="26.5307" calcext:value-type="float">
            <text:p>26.5307</text:p>
          </table:table-cell>
          <table:table-cell office:value-type="float" office:value="32.80627" calcext:value-type="float">
            <text:p>32.80627</text:p>
          </table:table-cell>
          <table:table-cell office:value-type="float" office:value="27.27441" calcext:value-type="float">
            <text:p>27.27441</text:p>
          </table:table-cell>
          <table:table-cell office:value-type="float" office:value="30.94879" calcext:value-type="float">
            <text:p>30.94879</text:p>
          </table:table-cell>
          <table:table-cell office:value-type="float" office:value="27.5563" calcext:value-type="float">
            <text:p>27.5563</text:p>
          </table:table-cell>
          <table:table-cell office:value-type="float" office:value="29.94666" calcext:value-type="float">
            <text:p>29.94666</text:p>
          </table:table-cell>
          <table:table-cell office:value-type="float" office:value="27.57681" calcext:value-type="float">
            <text:p>27.57681</text:p>
          </table:table-cell>
          <table:table-cell office:value-type="float" office:value="29.11133" calcext:value-type="float">
            <text:p>29.11133</text:p>
          </table:table-cell>
          <table:table-cell office:value-type="float" office:value="27.42331" calcext:value-type="float">
            <text:p>27.42331</text:p>
          </table:table-cell>
          <table:table-cell office:value-type="float" office:value="27.84241" calcext:value-type="float">
            <text:p>27.84241</text:p>
          </table:table-cell>
          <table:table-cell office:value-type="float" office:value="26.93057" calcext:value-type="float">
            <text:p>26.93057</text:p>
          </table:table-cell>
          <table:table-cell office:value-type="float" office:value="26.01874" calcext:value-type="float">
            <text:p>26.01874</text:p>
          </table:table-cell>
          <table:table-cell office:value-type="float" office:value="25.82632" calcext:value-type="float">
            <text:p>25.82632</text:p>
          </table:table-cell>
          <table:table-cell office:value-type="float" office:value="23.89633" calcext:value-type="float">
            <text:p>23.89633</text:p>
          </table:table-cell>
          <table:table-cell office:value-type="float" office:value="23.63635" calcext:value-type="float">
            <text:p>23.63635</text:p>
          </table:table-cell>
          <table:table-cell office:value-type="float" office:value="21.76654" calcext:value-type="float">
            <text:p>21.76654</text:p>
          </table:table-cell>
          <table:table-cell office:value-type="float" office:value="21.63547" calcext:value-type="float">
            <text:p>21.63547</text:p>
          </table:table-cell>
          <table:table-cell office:value-type="float" office:value="20.22385" calcext:value-type="float">
            <text:p>20.22385</text:p>
          </table:table-cell>
          <table:table-cell office:value-type="float" office:value="20.13623" calcext:value-type="float">
            <text:p>20.13623</text:p>
          </table:table-cell>
          <table:table-cell office:value-type="float" office:value="18.94012" calcext:value-type="float">
            <text:p>18.94012</text:p>
          </table:table-cell>
          <table:table-cell office:value-type="float" office:value="18.86514" calcext:value-type="float">
            <text:p>18.86514</text:p>
          </table:table-cell>
          <table:table-cell office:value-type="float" office:value="17.82257" calcext:value-type="float">
            <text:p>17.82257</text:p>
          </table:table-cell>
          <table:table-cell office:value-type="float" office:value="17.74783" calcext:value-type="float">
            <text:p>17.74783</text:p>
          </table:table-cell>
          <table:table-cell office:value-type="float" office:value="17.05341" calcext:value-type="float">
            <text:p>17.05341</text:p>
          </table:table-cell>
          <table:table-cell office:value-type="float" office:value="16.97879" calcext:value-type="float">
            <text:p>16.97879</text:p>
          </table:table-cell>
          <table:table-cell office:value-type="float" office:value="40.54349" calcext:value-type="float">
            <text:p>40.54349</text:p>
          </table:table-cell>
          <table:table-cell office:value-type="float" office:value="24.78043" calcext:value-type="float">
            <text:p>24.780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1" calcext:value-type="float">
            <text:p>24072001</text:p>
          </table:table-cell>
          <table:table-cell office:value-type="float" office:value="15.5142" calcext:value-type="float">
            <text:p>15.5142</text:p>
          </table:table-cell>
          <table:table-cell office:value-type="float" office:value="31.11" calcext:value-type="float">
            <text:p>31.11</text:p>
          </table:table-cell>
          <table:table-cell office:value-type="float" office:value="20.26" calcext:value-type="float">
            <text:p>20.26</text:p>
          </table:table-cell>
          <table:table-cell office:value-type="float" office:value="2.621501" calcext:value-type="float">
            <text:p>2.621501</text:p>
          </table:table-cell>
          <table:table-cell office:value-type="float" office:value="1.944857" calcext:value-type="float">
            <text:p>1.944857</text:p>
          </table:table-cell>
          <table:table-cell office:value-type="float" office:value="183.852" calcext:value-type="float">
            <text:p>183.852</text:p>
          </table:table-cell>
          <table:table-cell office:value-type="float" office:value="0" calcext:value-type="float">
            <text:p>0</text:p>
          </table:table-cell>
          <table:table-cell office:value-type="float" office:value="38.00723" calcext:value-type="float">
            <text:p>38.00723</text:p>
          </table:table-cell>
          <table:table-cell office:value-type="float" office:value="22.92157" calcext:value-type="float">
            <text:p>22.92157</text:p>
          </table:table-cell>
          <table:table-cell office:value-type="float" office:value="32.86844" calcext:value-type="float">
            <text:p>32.86844</text:p>
          </table:table-cell>
          <table:table-cell office:value-type="float" office:value="25.78439" calcext:value-type="float">
            <text:p>25.78439</text:p>
          </table:table-cell>
          <table:table-cell office:value-type="float" office:value="31.03152" calcext:value-type="float">
            <text:p>31.03152</text:p>
          </table:table-cell>
          <table:table-cell office:value-type="float" office:value="26.85431" calcext:value-type="float">
            <text:p>26.85431</text:p>
          </table:table-cell>
          <table:table-cell office:value-type="float" office:value="29.65149" calcext:value-type="float">
            <text:p>29.65149</text:p>
          </table:table-cell>
          <table:table-cell office:value-type="float" office:value="27.16629" calcext:value-type="float">
            <text:p>27.16629</text:p>
          </table:table-cell>
          <table:table-cell office:value-type="float" office:value="28.82889" calcext:value-type="float">
            <text:p>28.82889</text:p>
          </table:table-cell>
          <table:table-cell office:value-type="float" office:value="27.17325" calcext:value-type="float">
            <text:p>27.17325</text:p>
          </table:table-cell>
          <table:table-cell office:value-type="float" office:value="28.38547" calcext:value-type="float">
            <text:p>28.38547</text:p>
          </table:table-cell>
          <table:table-cell office:value-type="float" office:value="27.06271" calcext:value-type="float">
            <text:p>27.06271</text:p>
          </table:table-cell>
          <table:table-cell office:value-type="float" office:value="27.50476" calcext:value-type="float">
            <text:p>27.50476</text:p>
          </table:table-cell>
          <table:table-cell office:value-type="float" office:value="26.6925" calcext:value-type="float">
            <text:p>26.6925</text:p>
          </table:table-cell>
          <table:table-cell office:value-type="float" office:value="26.06506" calcext:value-type="float">
            <text:p>26.06506</text:p>
          </table:table-cell>
          <table:table-cell office:value-type="float" office:value="25.91141" calcext:value-type="float">
            <text:p>25.91141</text:p>
          </table:table-cell>
          <table:table-cell office:value-type="float" office:value="24.04794" calcext:value-type="float">
            <text:p>24.04794</text:p>
          </table:table-cell>
          <table:table-cell office:value-type="float" office:value="23.89856" calcext:value-type="float">
            <text:p>23.89856</text:p>
          </table:table-cell>
          <table:table-cell office:value-type="float" office:value="21.90564" calcext:value-type="float">
            <text:p>21.90564</text:p>
          </table:table-cell>
          <table:table-cell office:value-type="float" office:value="21.76797" calcext:value-type="float">
            <text:p>21.76797</text:p>
          </table:table-cell>
          <table:table-cell office:value-type="float" office:value="20.32349" calcext:value-type="float">
            <text:p>20.32349</text:p>
          </table:table-cell>
          <table:table-cell office:value-type="float" office:value="20.22482" calcext:value-type="float">
            <text:p>20.22482</text:p>
          </table:table-cell>
          <table:table-cell office:value-type="float" office:value="19.02048" calcext:value-type="float">
            <text:p>19.02048</text:p>
          </table:table-cell>
          <table:table-cell office:value-type="float" office:value="18.94092" calcext:value-type="float">
            <text:p>18.94092</text:p>
          </table:table-cell>
          <table:table-cell office:value-type="float" office:value="17.8985" calcext:value-type="float">
            <text:p>17.8985</text:p>
          </table:table-cell>
          <table:table-cell office:value-type="float" office:value="17.82336" calcext:value-type="float">
            <text:p>17.82336</text:p>
          </table:table-cell>
          <table:table-cell office:value-type="float" office:value="17.12668" calcext:value-type="float">
            <text:p>17.12668</text:p>
          </table:table-cell>
          <table:table-cell office:value-type="float" office:value="17.05417" calcext:value-type="float">
            <text:p>17.05417</text:p>
          </table:table-cell>
          <table:table-cell office:value-type="float" office:value="38.00723" calcext:value-type="float">
            <text:p>38.00723</text:p>
          </table:table-cell>
          <table:table-cell office:value-type="float" office:value="23.10306" calcext:value-type="float">
            <text:p>23.103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1" calcext:value-type="float">
            <text:p>25072001</text:p>
          </table:table-cell>
          <table:table-cell office:value-type="float" office:value="8.98524" calcext:value-type="float">
            <text:p>8.98524</text:p>
          </table:table-cell>
          <table:table-cell office:value-type="float" office:value="26.43" calcext:value-type="float">
            <text:p>26.43</text:p>
          </table:table-cell>
          <table:table-cell office:value-type="float" office:value="19.91" calcext:value-type="float">
            <text:p>19.91</text:p>
          </table:table-cell>
          <table:table-cell office:value-type="float" office:value="2.145751" calcext:value-type="float">
            <text:p>2.145751</text:p>
          </table:table-cell>
          <table:table-cell office:value-type="float" office:value="1.953973" calcext:value-type="float">
            <text:p>1.953973</text:p>
          </table:table-cell>
          <table:table-cell office:value-type="float" office:value="179.64" calcext:value-type="float">
            <text:p>179.64</text:p>
          </table:table-cell>
          <table:table-cell office:value-type="float" office:value="0" calcext:value-type="float">
            <text:p>0</text:p>
          </table:table-cell>
          <table:table-cell office:value-type="float" office:value="29.53281" calcext:value-type="float">
            <text:p>29.53281</text:p>
          </table:table-cell>
          <table:table-cell office:value-type="float" office:value="21.77829" calcext:value-type="float">
            <text:p>21.77829</text:p>
          </table:table-cell>
          <table:table-cell office:value-type="float" office:value="27.50302" calcext:value-type="float">
            <text:p>27.50302</text:p>
          </table:table-cell>
          <table:table-cell office:value-type="float" office:value="23.6861" calcext:value-type="float">
            <text:p>23.6861</text:p>
          </table:table-cell>
          <table:table-cell office:value-type="float" office:value="27.03848" calcext:value-type="float">
            <text:p>27.03848</text:p>
          </table:table-cell>
          <table:table-cell office:value-type="float" office:value="24.6777" calcext:value-type="float">
            <text:p>24.6777</text:p>
          </table:table-cell>
          <table:table-cell office:value-type="float" office:value="27.75327" calcext:value-type="float">
            <text:p>27.75327</text:p>
          </table:table-cell>
          <table:table-cell office:value-type="float" office:value="25.33759" calcext:value-type="float">
            <text:p>25.33759</text:p>
          </table:table-cell>
          <table:table-cell office:value-type="float" office:value="27.82324" calcext:value-type="float">
            <text:p>27.82324</text:p>
          </table:table-cell>
          <table:table-cell office:value-type="float" office:value="25.66531" calcext:value-type="float">
            <text:p>25.66531</text:p>
          </table:table-cell>
          <table:table-cell office:value-type="float" office:value="27.66592" calcext:value-type="float">
            <text:p>27.66592</text:p>
          </table:table-cell>
          <table:table-cell office:value-type="float" office:value="25.80984" calcext:value-type="float">
            <text:p>25.80984</text:p>
          </table:table-cell>
          <table:table-cell office:value-type="float" office:value="27.0527" calcext:value-type="float">
            <text:p>27.0527</text:p>
          </table:table-cell>
          <table:table-cell office:value-type="float" office:value="25.73734" calcext:value-type="float">
            <text:p>25.73734</text:p>
          </table:table-cell>
          <table:table-cell office:value-type="float" office:value="25.93347" calcext:value-type="float">
            <text:p>25.93347</text:p>
          </table:table-cell>
          <table:table-cell office:value-type="float" office:value="25.41949" calcext:value-type="float">
            <text:p>25.41949</text:p>
          </table:table-cell>
          <table:table-cell office:value-type="float" office:value="24.08359" calcext:value-type="float">
            <text:p>24.08359</text:p>
          </table:table-cell>
          <table:table-cell office:value-type="float" office:value="24.04898" calcext:value-type="float">
            <text:p>24.04898</text:p>
          </table:table-cell>
          <table:table-cell office:value-type="float" office:value="22.02298" calcext:value-type="float">
            <text:p>22.02298</text:p>
          </table:table-cell>
          <table:table-cell office:value-type="float" office:value="21.90701" calcext:value-type="float">
            <text:p>21.90701</text:p>
          </table:table-cell>
          <table:table-cell office:value-type="float" office:value="20.42651" calcext:value-type="float">
            <text:p>20.42651</text:p>
          </table:table-cell>
          <table:table-cell office:value-type="float" office:value="20.32458" calcext:value-type="float">
            <text:p>20.32458</text:p>
          </table:table-cell>
          <table:table-cell office:value-type="float" office:value="19.10535" calcext:value-type="float">
            <text:p>19.10535</text:p>
          </table:table-cell>
          <table:table-cell office:value-type="float" office:value="19.02133" calcext:value-type="float">
            <text:p>19.02133</text:p>
          </table:table-cell>
          <table:table-cell office:value-type="float" office:value="17.97495" calcext:value-type="float">
            <text:p>17.97495</text:p>
          </table:table-cell>
          <table:table-cell office:value-type="float" office:value="17.89932" calcext:value-type="float">
            <text:p>17.89932</text:p>
          </table:table-cell>
          <table:table-cell office:value-type="float" office:value="17.19992" calcext:value-type="float">
            <text:p>17.19992</text:p>
          </table:table-cell>
          <table:table-cell office:value-type="float" office:value="17.12744" calcext:value-type="float">
            <text:p>17.12744</text:p>
          </table:table-cell>
          <table:table-cell office:value-type="float" office:value="29.53281" calcext:value-type="float">
            <text:p>29.53281</text:p>
          </table:table-cell>
          <table:table-cell office:value-type="float" office:value="21.77829" calcext:value-type="float">
            <text:p>21.778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1" calcext:value-type="float">
            <text:p>26072001</text:p>
          </table:table-cell>
          <table:table-cell office:value-type="float" office:value="8.4798" calcext:value-type="float">
            <text:p>8.4798</text:p>
          </table:table-cell>
          <table:table-cell office:value-type="float" office:value="25.69" calcext:value-type="float">
            <text:p>25.69</text:p>
          </table:table-cell>
          <table:table-cell office:value-type="float" office:value="20.44" calcext:value-type="float">
            <text:p>20.44</text:p>
          </table:table-cell>
          <table:table-cell office:value-type="float" office:value="2.161718" calcext:value-type="float">
            <text:p>2.161718</text:p>
          </table:table-cell>
          <table:table-cell office:value-type="float" office:value="2.020004" calcext:value-type="float">
            <text:p>2.020004</text:p>
          </table:table-cell>
          <table:table-cell office:value-type="float" office:value="255.024" calcext:value-type="float">
            <text:p>255.024</text:p>
          </table:table-cell>
          <table:table-cell office:value-type="float" office:value="0" calcext:value-type="float">
            <text:p>0</text:p>
          </table:table-cell>
          <table:table-cell office:value-type="float" office:value="30.03009" calcext:value-type="float">
            <text:p>30.03009</text:p>
          </table:table-cell>
          <table:table-cell office:value-type="float" office:value="21.52444" calcext:value-type="float">
            <text:p>21.52444</text:p>
          </table:table-cell>
          <table:table-cell office:value-type="float" office:value="26.84348" calcext:value-type="float">
            <text:p>26.84348</text:p>
          </table:table-cell>
          <table:table-cell office:value-type="float" office:value="22.85059" calcext:value-type="float">
            <text:p>22.85059</text:p>
          </table:table-cell>
          <table:table-cell office:value-type="float" office:value="26.13928" calcext:value-type="float">
            <text:p>26.13928</text:p>
          </table:table-cell>
          <table:table-cell office:value-type="float" office:value="23.65588" calcext:value-type="float">
            <text:p>23.65588</text:p>
          </table:table-cell>
          <table:table-cell office:value-type="float" office:value="25.65533" calcext:value-type="float">
            <text:p>25.65533</text:p>
          </table:table-cell>
          <table:table-cell office:value-type="float" office:value="24.26224" calcext:value-type="float">
            <text:p>24.26224</text:p>
          </table:table-cell>
          <table:table-cell office:value-type="float" office:value="25.6861" calcext:value-type="float">
            <text:p>25.6861</text:p>
          </table:table-cell>
          <table:table-cell office:value-type="float" office:value="24.58871" calcext:value-type="float">
            <text:p>24.58871</text:p>
          </table:table-cell>
          <table:table-cell office:value-type="float" office:value="25.83609" calcext:value-type="float">
            <text:p>25.83609</text:p>
          </table:table-cell>
          <table:table-cell office:value-type="float" office:value="24.82242" calcext:value-type="float">
            <text:p>24.82242</text:p>
          </table:table-cell>
          <table:table-cell office:value-type="float" office:value="25.73053" calcext:value-type="float">
            <text:p>25.73053</text:p>
          </table:table-cell>
          <table:table-cell office:value-type="float" office:value="24.91702" calcext:value-type="float">
            <text:p>24.91702</text:p>
          </table:table-cell>
          <table:table-cell office:value-type="float" office:value="25.41425" calcext:value-type="float">
            <text:p>25.41425</text:p>
          </table:table-cell>
          <table:table-cell office:value-type="float" office:value="24.8035" calcext:value-type="float">
            <text:p>24.8035</text:p>
          </table:table-cell>
          <table:table-cell office:value-type="float" office:value="24.05435" calcext:value-type="float">
            <text:p>24.05435</text:p>
          </table:table-cell>
          <table:table-cell office:value-type="float" office:value="23.88043" calcext:value-type="float">
            <text:p>23.88043</text:p>
          </table:table-cell>
          <table:table-cell office:value-type="float" office:value="22.08835" calcext:value-type="float">
            <text:p>22.08835</text:p>
          </table:table-cell>
          <table:table-cell office:value-type="float" office:value="22.02396" calcext:value-type="float">
            <text:p>22.02396</text:p>
          </table:table-cell>
          <table:table-cell office:value-type="float" office:value="20.52042" calcext:value-type="float">
            <text:p>20.52042</text:p>
          </table:table-cell>
          <table:table-cell office:value-type="float" office:value="20.42755" calcext:value-type="float">
            <text:p>20.42755</text:p>
          </table:table-cell>
          <table:table-cell office:value-type="float" office:value="19.19122" calcext:value-type="float">
            <text:p>19.19122</text:p>
          </table:table-cell>
          <table:table-cell office:value-type="float" office:value="19.10626" calcext:value-type="float">
            <text:p>19.10626</text:p>
          </table:table-cell>
          <table:table-cell office:value-type="float" office:value="18.05276" calcext:value-type="float">
            <text:p>18.05276</text:p>
          </table:table-cell>
          <table:table-cell office:value-type="float" office:value="17.97574" calcext:value-type="float">
            <text:p>17.97574</text:p>
          </table:table-cell>
          <table:table-cell office:value-type="float" office:value="17.27322" calcext:value-type="float">
            <text:p>17.27322</text:p>
          </table:table-cell>
          <table:table-cell office:value-type="float" office:value="17.20068" calcext:value-type="float">
            <text:p>17.20068</text:p>
          </table:table-cell>
          <table:table-cell office:value-type="float" office:value="30.03009" calcext:value-type="float">
            <text:p>30.03009</text:p>
          </table:table-cell>
          <table:table-cell office:value-type="float" office:value="21.52444" calcext:value-type="float">
            <text:p>21.524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1" calcext:value-type="float">
            <text:p>27072001</text:p>
          </table:table-cell>
          <table:table-cell office:value-type="float" office:value="10.84536" calcext:value-type="float">
            <text:p>10.84536</text:p>
          </table:table-cell>
          <table:table-cell office:value-type="float" office:value="27.61" calcext:value-type="float">
            <text:p>27.61</text:p>
          </table:table-cell>
          <table:table-cell office:value-type="float" office:value="20.41" calcext:value-type="float">
            <text:p>20.41</text:p>
          </table:table-cell>
          <table:table-cell office:value-type="float" office:value="2.510202" calcext:value-type="float">
            <text:p>2.510202</text:p>
          </table:table-cell>
          <table:table-cell office:value-type="float" office:value="2.016827" calcext:value-type="float">
            <text:p>2.016827</text:p>
          </table:table-cell>
          <table:table-cell office:value-type="float" office:value="246.168" calcext:value-type="float">
            <text:p>246.168</text:p>
          </table:table-cell>
          <table:table-cell office:value-type="float" office:value="1.2" calcext:value-type="float">
            <text:p>1.2</text:p>
          </table:table-cell>
          <table:table-cell office:value-type="float" office:value="29.59238" calcext:value-type="float">
            <text:p>29.59238</text:p>
          </table:table-cell>
          <table:table-cell office:value-type="float" office:value="21.0452" calcext:value-type="float">
            <text:p>21.0452</text:p>
          </table:table-cell>
          <table:table-cell office:value-type="float" office:value="27.40552" calcext:value-type="float">
            <text:p>27.40552</text:p>
          </table:table-cell>
          <table:table-cell office:value-type="float" office:value="22.20697" calcext:value-type="float">
            <text:p>22.20697</text:p>
          </table:table-cell>
          <table:table-cell office:value-type="float" office:value="26.36197" calcext:value-type="float">
            <text:p>26.36197</text:p>
          </table:table-cell>
          <table:table-cell office:value-type="float" office:value="22.89691" calcext:value-type="float">
            <text:p>22.89691</text:p>
          </table:table-cell>
          <table:table-cell office:value-type="float" office:value="25.64337" calcext:value-type="float">
            <text:p>25.64337</text:p>
          </table:table-cell>
          <table:table-cell office:value-type="float" office:value="23.48718" calcext:value-type="float">
            <text:p>23.48718</text:p>
          </table:table-cell>
          <table:table-cell office:value-type="float" office:value="25.22729" calcext:value-type="float">
            <text:p>25.22729</text:p>
          </table:table-cell>
          <table:table-cell office:value-type="float" office:value="23.84967" calcext:value-type="float">
            <text:p>23.84967</text:p>
          </table:table-cell>
          <table:table-cell office:value-type="float" office:value="25.09805" calcext:value-type="float">
            <text:p>25.09805</text:p>
          </table:table-cell>
          <table:table-cell office:value-type="float" office:value="24.16772" calcext:value-type="float">
            <text:p>24.16772</text:p>
          </table:table-cell>
          <table:table-cell office:value-type="float" office:value="25.01059" calcext:value-type="float">
            <text:p>25.01059</text:p>
          </table:table-cell>
          <table:table-cell office:value-type="float" office:value="24.33118" calcext:value-type="float">
            <text:p>24.33118</text:p>
          </table:table-cell>
          <table:table-cell office:value-type="float" office:value="24.7999" calcext:value-type="float">
            <text:p>24.7999</text:p>
          </table:table-cell>
          <table:table-cell office:value-type="float" office:value="24.34235" calcext:value-type="float">
            <text:p>24.34235</text:p>
          </table:table-cell>
          <table:table-cell office:value-type="float" office:value="23.87814" calcext:value-type="float">
            <text:p>23.87814</text:p>
          </table:table-cell>
          <table:table-cell office:value-type="float" office:value="23.64413" calcext:value-type="float">
            <text:p>23.64413</text:p>
          </table:table-cell>
          <table:table-cell office:value-type="float" office:value="22.09943" calcext:value-type="float">
            <text:p>22.09943</text:p>
          </table:table-cell>
          <table:table-cell office:value-type="float" office:value="22.08868" calcext:value-type="float">
            <text:p>22.08868</text:p>
          </table:table-cell>
          <table:table-cell office:value-type="float" office:value="20.59375" calcext:value-type="float">
            <text:p>20.59375</text:p>
          </table:table-cell>
          <table:table-cell office:value-type="float" office:value="20.5213" calcext:value-type="float">
            <text:p>20.5213</text:p>
          </table:table-cell>
          <table:table-cell office:value-type="float" office:value="19.27505" calcext:value-type="float">
            <text:p>19.27505</text:p>
          </table:table-cell>
          <table:table-cell office:value-type="float" office:value="19.19214" calcext:value-type="float">
            <text:p>19.19214</text:p>
          </table:table-cell>
          <table:table-cell office:value-type="float" office:value="18.13107" calcext:value-type="float">
            <text:p>18.13107</text:p>
          </table:table-cell>
          <table:table-cell office:value-type="float" office:value="18.05356" calcext:value-type="float">
            <text:p>18.05356</text:p>
          </table:table-cell>
          <table:table-cell office:value-type="float" office:value="17.3465" calcext:value-type="float">
            <text:p>17.3465</text:p>
          </table:table-cell>
          <table:table-cell office:value-type="float" office:value="17.27399" calcext:value-type="float">
            <text:p>17.27399</text:p>
          </table:table-cell>
          <table:table-cell office:value-type="float" office:value="29.59238" calcext:value-type="float">
            <text:p>29.59238</text:p>
          </table:table-cell>
          <table:table-cell office:value-type="float" office:value="21.0452" calcext:value-type="float">
            <text:p>21.04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1" calcext:value-type="float">
            <text:p>28072001</text:p>
          </table:table-cell>
          <table:table-cell office:value-type="float" office:value="21.6522" calcext:value-type="float">
            <text:p>21.6522</text:p>
          </table:table-cell>
          <table:table-cell office:value-type="float" office:value="31.18" calcext:value-type="float">
            <text:p>31.18</text:p>
          </table:table-cell>
          <table:table-cell office:value-type="float" office:value="20.92" calcext:value-type="float">
            <text:p>20.92</text:p>
          </table:table-cell>
          <table:table-cell office:value-type="float" office:value="2.501895" calcext:value-type="float">
            <text:p>2.501895</text:p>
          </table:table-cell>
          <table:table-cell office:value-type="float" office:value="1.698522" calcext:value-type="float">
            <text:p>1.698522</text:p>
          </table:table-cell>
          <table:table-cell office:value-type="float" office:value="131.112" calcext:value-type="float">
            <text:p>131.112</text:p>
          </table:table-cell>
          <table:table-cell office:value-type="float" office:value="0" calcext:value-type="float">
            <text:p>0</text:p>
          </table:table-cell>
          <table:table-cell office:value-type="float" office:value="37.31937" calcext:value-type="float">
            <text:p>37.31937</text:p>
          </table:table-cell>
          <table:table-cell office:value-type="float" office:value="21.63177" calcext:value-type="float">
            <text:p>21.63177</text:p>
          </table:table-cell>
          <table:table-cell office:value-type="float" office:value="31.99539" calcext:value-type="float">
            <text:p>31.99539</text:p>
          </table:table-cell>
          <table:table-cell office:value-type="float" office:value="23.0914" calcext:value-type="float">
            <text:p>23.0914</text:p>
          </table:table-cell>
          <table:table-cell office:value-type="float" office:value="30.02362" calcext:value-type="float">
            <text:p>30.02362</text:p>
          </table:table-cell>
          <table:table-cell office:value-type="float" office:value="23.73444" calcext:value-type="float">
            <text:p>23.73444</text:p>
          </table:table-cell>
          <table:table-cell office:value-type="float" office:value="28.36722" calcext:value-type="float">
            <text:p>28.36722</text:p>
          </table:table-cell>
          <table:table-cell office:value-type="float" office:value="24.14078" calcext:value-type="float">
            <text:p>24.14078</text:p>
          </table:table-cell>
          <table:table-cell office:value-type="float" office:value="27.3009" calcext:value-type="float">
            <text:p>27.3009</text:p>
          </table:table-cell>
          <table:table-cell office:value-type="float" office:value="24.32761" calcext:value-type="float">
            <text:p>24.32761</text:p>
          </table:table-cell>
          <table:table-cell office:value-type="float" office:value="26.26593" calcext:value-type="float">
            <text:p>26.26593</text:p>
          </table:table-cell>
          <table:table-cell office:value-type="float" office:value="24.45963" calcext:value-type="float">
            <text:p>24.45963</text:p>
          </table:table-cell>
          <table:table-cell office:value-type="float" office:value="25.48764" calcext:value-type="float">
            <text:p>25.48764</text:p>
          </table:table-cell>
          <table:table-cell office:value-type="float" office:value="24.42273" calcext:value-type="float">
            <text:p>24.42273</text:p>
          </table:table-cell>
          <table:table-cell office:value-type="float" office:value="24.40042" calcext:value-type="float">
            <text:p>24.40042</text:p>
          </table:table-cell>
          <table:table-cell office:value-type="float" office:value="24.23651" calcext:value-type="float">
            <text:p>24.23651</text:p>
          </table:table-cell>
          <table:table-cell office:value-type="float" office:value="23.64169" calcext:value-type="float">
            <text:p>23.64169</text:p>
          </table:table-cell>
          <table:table-cell office:value-type="float" office:value="23.46423" calcext:value-type="float">
            <text:p>23.46423</text:p>
          </table:table-cell>
          <table:table-cell office:value-type="float" office:value="22.09613" calcext:value-type="float">
            <text:p>22.09613</text:p>
          </table:table-cell>
          <table:table-cell office:value-type="float" office:value="22.06631" calcext:value-type="float">
            <text:p>22.06631</text:p>
          </table:table-cell>
          <table:table-cell office:value-type="float" office:value="20.64282" calcext:value-type="float">
            <text:p>20.64282</text:p>
          </table:table-cell>
          <table:table-cell office:value-type="float" office:value="20.59436" calcext:value-type="float">
            <text:p>20.59436</text:p>
          </table:table-cell>
          <table:table-cell office:value-type="float" office:value="19.35196" calcext:value-type="float">
            <text:p>19.35196</text:p>
          </table:table-cell>
          <table:table-cell office:value-type="float" office:value="19.27588" calcext:value-type="float">
            <text:p>19.27588</text:p>
          </table:table-cell>
          <table:table-cell office:value-type="float" office:value="18.20834" calcext:value-type="float">
            <text:p>18.20834</text:p>
          </table:table-cell>
          <table:table-cell office:value-type="float" office:value="18.13187" calcext:value-type="float">
            <text:p>18.13187</text:p>
          </table:table-cell>
          <table:table-cell office:value-type="float" office:value="17.41971" calcext:value-type="float">
            <text:p>17.41971</text:p>
          </table:table-cell>
          <table:table-cell office:value-type="float" office:value="17.34726" calcext:value-type="float">
            <text:p>17.34726</text:p>
          </table:table-cell>
          <table:table-cell office:value-type="float" office:value="37.31934" calcext:value-type="float">
            <text:p>37.31934</text:p>
          </table:table-cell>
          <table:table-cell office:value-type="float" office:value="21.63177" calcext:value-type="float">
            <text:p>21.631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1" calcext:value-type="float">
            <text:p>29072001</text:p>
          </table:table-cell>
          <table:table-cell office:value-type="float" office:value="27.27148" calcext:value-type="float">
            <text:p>27.27148</text:p>
          </table:table-cell>
          <table:table-cell office:value-type="float" office:value="32.1" calcext:value-type="float">
            <text:p>32.1</text:p>
          </table:table-cell>
          <table:table-cell office:value-type="float" office:value="19.41" calcext:value-type="float">
            <text:p>19.41</text:p>
          </table:table-cell>
          <table:table-cell office:value-type="float" office:value="2.663741" calcext:value-type="float">
            <text:p>2.663741</text:p>
          </table:table-cell>
          <table:table-cell office:value-type="float" office:value="1.741309" calcext:value-type="float">
            <text:p>1.741309</text:p>
          </table:table-cell>
          <table:table-cell office:value-type="float" office:value="245.448" calcext:value-type="float">
            <text:p>245.448</text:p>
          </table:table-cell>
          <table:table-cell office:value-type="float" office:value="0" calcext:value-type="float">
            <text:p>0</text:p>
          </table:table-cell>
          <table:table-cell office:value-type="float" office:value="43.02673" calcext:value-type="float">
            <text:p>43.02673</text:p>
          </table:table-cell>
          <table:table-cell office:value-type="float" office:value="20.7446" calcext:value-type="float">
            <text:p>20.7446</text:p>
          </table:table-cell>
          <table:table-cell office:value-type="float" office:value="35.91965" calcext:value-type="float">
            <text:p>35.91965</text:p>
          </table:table-cell>
          <table:table-cell office:value-type="float" office:value="22.87" calcext:value-type="float">
            <text:p>22.87</text:p>
          </table:table-cell>
          <table:table-cell office:value-type="float" office:value="32.67828" calcext:value-type="float">
            <text:p>32.67828</text:p>
          </table:table-cell>
          <table:table-cell office:value-type="float" office:value="23.93625" calcext:value-type="float">
            <text:p>23.93625</text:p>
          </table:table-cell>
          <table:table-cell office:value-type="float" office:value="30.23105" calcext:value-type="float">
            <text:p>30.23105</text:p>
          </table:table-cell>
          <table:table-cell office:value-type="float" office:value="24.61179" calcext:value-type="float">
            <text:p>24.61179</text:p>
          </table:table-cell>
          <table:table-cell office:value-type="float" office:value="28.73325" calcext:value-type="float">
            <text:p>28.73325</text:p>
          </table:table-cell>
          <table:table-cell office:value-type="float" office:value="24.9129" calcext:value-type="float">
            <text:p>24.9129</text:p>
          </table:table-cell>
          <table:table-cell office:value-type="float" office:value="27.33051" calcext:value-type="float">
            <text:p>27.33051</text:p>
          </table:table-cell>
          <table:table-cell office:value-type="float" office:value="25.07507" calcext:value-type="float">
            <text:p>25.07507</text:p>
          </table:table-cell>
          <table:table-cell office:value-type="float" office:value="26.2674" calcext:value-type="float">
            <text:p>26.2674</text:p>
          </table:table-cell>
          <table:table-cell office:value-type="float" office:value="24.91577" calcext:value-type="float">
            <text:p>24.91577</text:p>
          </table:table-cell>
          <table:table-cell office:value-type="float" office:value="24.74765" calcext:value-type="float">
            <text:p>24.74765</text:p>
          </table:table-cell>
          <table:table-cell office:value-type="float" office:value="24.40726" calcext:value-type="float">
            <text:p>24.40726</text:p>
          </table:table-cell>
          <table:table-cell office:value-type="float" office:value="23.4635" calcext:value-type="float">
            <text:p>23.4635</text:p>
          </table:table-cell>
          <table:table-cell office:value-type="float" office:value="23.44672" calcext:value-type="float">
            <text:p>23.44672</text:p>
          </table:table-cell>
          <table:table-cell office:value-type="float" office:value="22.06592" calcext:value-type="float">
            <text:p>22.06592</text:p>
          </table:table-cell>
          <table:table-cell office:value-type="float" office:value="22.04123" calcext:value-type="float">
            <text:p>22.04123</text:p>
          </table:table-cell>
          <table:table-cell office:value-type="float" office:value="20.67593" calcext:value-type="float">
            <text:p>20.67593</text:p>
          </table:table-cell>
          <table:table-cell office:value-type="float" office:value="20.64322" calcext:value-type="float">
            <text:p>20.64322</text:p>
          </table:table-cell>
          <table:table-cell office:value-type="float" office:value="19.41974" calcext:value-type="float">
            <text:p>19.41974</text:p>
          </table:table-cell>
          <table:table-cell office:value-type="float" office:value="19.35275" calcext:value-type="float">
            <text:p>19.35275</text:p>
          </table:table-cell>
          <table:table-cell office:value-type="float" office:value="18.28314" calcext:value-type="float">
            <text:p>18.28314</text:p>
          </table:table-cell>
          <table:table-cell office:value-type="float" office:value="18.20911" calcext:value-type="float">
            <text:p>18.20911</text:p>
          </table:table-cell>
          <table:table-cell office:value-type="float" office:value="17.49057" calcext:value-type="float">
            <text:p>17.49057</text:p>
          </table:table-cell>
          <table:table-cell office:value-type="float" office:value="17.42047" calcext:value-type="float">
            <text:p>17.42047</text:p>
          </table:table-cell>
          <table:table-cell office:value-type="float" office:value="43.0267" calcext:value-type="float">
            <text:p>43.0267</text:p>
          </table:table-cell>
          <table:table-cell office:value-type="float" office:value="20.7446" calcext:value-type="float">
            <text:p>20.74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1" calcext:value-type="float">
            <text:p>30072001</text:p>
          </table:table-cell>
          <table:table-cell office:value-type="float" office:value="26.64108" calcext:value-type="float">
            <text:p>26.64108</text:p>
          </table:table-cell>
          <table:table-cell office:value-type="float" office:value="35.35" calcext:value-type="float">
            <text:p>35.35</text:p>
          </table:table-cell>
          <table:table-cell office:value-type="float" office:value="24.44" calcext:value-type="float">
            <text:p>24.44</text:p>
          </table:table-cell>
          <table:table-cell office:value-type="float" office:value="2.735604" calcext:value-type="float">
            <text:p>2.735604</text:p>
          </table:table-cell>
          <table:table-cell office:value-type="float" office:value="1.922559" calcext:value-type="float">
            <text:p>1.922559</text:p>
          </table:table-cell>
          <table:table-cell office:value-type="float" office:value="330.624" calcext:value-type="float">
            <text:p>330.624</text:p>
          </table:table-cell>
          <table:table-cell office:value-type="float" office:value="0" calcext:value-type="float">
            <text:p>0</text:p>
          </table:table-cell>
          <table:table-cell office:value-type="float" office:value="45.47861" calcext:value-type="float">
            <text:p>45.47861</text:p>
          </table:table-cell>
          <table:table-cell office:value-type="float" office:value="25.28961" calcext:value-type="float">
            <text:p>25.28961</text:p>
          </table:table-cell>
          <table:table-cell office:value-type="float" office:value="38.28021" calcext:value-type="float">
            <text:p>38.28021</text:p>
          </table:table-cell>
          <table:table-cell office:value-type="float" office:value="26.28024" calcext:value-type="float">
            <text:p>26.28024</text:p>
          </table:table-cell>
          <table:table-cell office:value-type="float" office:value="34.81125" calcext:value-type="float">
            <text:p>34.81125</text:p>
          </table:table-cell>
          <table:table-cell office:value-type="float" office:value="26.65118" calcext:value-type="float">
            <text:p>26.65118</text:p>
          </table:table-cell>
          <table:table-cell office:value-type="float" office:value="32.07507" calcext:value-type="float">
            <text:p>32.07507</text:p>
          </table:table-cell>
          <table:table-cell office:value-type="float" office:value="26.74176" calcext:value-type="float">
            <text:p>26.74176</text:p>
          </table:table-cell>
          <table:table-cell office:value-type="float" office:value="30.35159" calcext:value-type="float">
            <text:p>30.35159</text:p>
          </table:table-cell>
          <table:table-cell office:value-type="float" office:value="26.65469" calcext:value-type="float">
            <text:p>26.65469</text:p>
          </table:table-cell>
          <table:table-cell office:value-type="float" office:value="28.68982" calcext:value-type="float">
            <text:p>28.68982</text:p>
          </table:table-cell>
          <table:table-cell office:value-type="float" office:value="26.41028" calcext:value-type="float">
            <text:p>26.41028</text:p>
          </table:table-cell>
          <table:table-cell office:value-type="float" office:value="27.33743" calcext:value-type="float">
            <text:p>27.33743</text:p>
          </table:table-cell>
          <table:table-cell office:value-type="float" office:value="25.90405" calcext:value-type="float">
            <text:p>25.90405</text:p>
          </table:table-cell>
          <table:table-cell office:value-type="float" office:value="25.36981" calcext:value-type="float">
            <text:p>25.36981</text:p>
          </table:table-cell>
          <table:table-cell office:value-type="float" office:value="24.75735" calcext:value-type="float">
            <text:p>24.75735</text:p>
          </table:table-cell>
          <table:table-cell office:value-type="float" office:value="23.61118" calcext:value-type="float">
            <text:p>23.61118</text:p>
          </table:table-cell>
          <table:table-cell office:value-type="float" office:value="23.4574" calcext:value-type="float">
            <text:p>23.4574</text:p>
          </table:table-cell>
          <table:table-cell office:value-type="float" office:value="22.05206" calcext:value-type="float">
            <text:p>22.05206</text:p>
          </table:table-cell>
          <table:table-cell office:value-type="float" office:value="22.03958" calcext:value-type="float">
            <text:p>22.03958</text:p>
          </table:table-cell>
          <table:table-cell office:value-type="float" office:value="20.70657" calcext:value-type="float">
            <text:p>20.70657</text:p>
          </table:table-cell>
          <table:table-cell office:value-type="float" office:value="20.67624" calcext:value-type="float">
            <text:p>20.67624</text:p>
          </table:table-cell>
          <table:table-cell office:value-type="float" office:value="19.4801" calcext:value-type="float">
            <text:p>19.4801</text:p>
          </table:table-cell>
          <table:table-cell office:value-type="float" office:value="19.42041" calcext:value-type="float">
            <text:p>19.42041</text:p>
          </table:table-cell>
          <table:table-cell office:value-type="float" office:value="18.35461" calcext:value-type="float">
            <text:p>18.35461</text:p>
          </table:table-cell>
          <table:table-cell office:value-type="float" office:value="18.28391" calcext:value-type="float">
            <text:p>18.28391</text:p>
          </table:table-cell>
          <table:table-cell office:value-type="float" office:value="17.5614" calcext:value-type="float">
            <text:p>17.5614</text:p>
          </table:table-cell>
          <table:table-cell office:value-type="float" office:value="17.4913" calcext:value-type="float">
            <text:p>17.4913</text:p>
          </table:table-cell>
          <table:table-cell office:value-type="float" office:value="45.47858" calcext:value-type="float">
            <text:p>45.47858</text:p>
          </table:table-cell>
          <table:table-cell office:value-type="float" office:value="25.28961" calcext:value-type="float">
            <text:p>25.289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1" calcext:value-type="float">
            <text:p>31072001</text:p>
          </table:table-cell>
          <table:table-cell office:value-type="float" office:value="26.51796" calcext:value-type="float">
            <text:p>26.51796</text:p>
          </table:table-cell>
          <table:table-cell office:value-type="float" office:value="34.78" calcext:value-type="float">
            <text:p>34.78</text:p>
          </table:table-cell>
          <table:table-cell office:value-type="float" office:value="25.18" calcext:value-type="float">
            <text:p>25.18</text:p>
          </table:table-cell>
          <table:table-cell office:value-type="float" office:value="2.434723" calcext:value-type="float">
            <text:p>2.434723</text:p>
          </table:table-cell>
          <table:table-cell office:value-type="float" office:value="1.653777" calcext:value-type="float">
            <text:p>1.653777</text:p>
          </table:table-cell>
          <table:table-cell office:value-type="float" office:value="426.816" calcext:value-type="float">
            <text:p>426.816</text:p>
          </table:table-cell>
          <table:table-cell office:value-type="float" office:value="0" calcext:value-type="float">
            <text:p>0</text:p>
          </table:table-cell>
          <table:table-cell office:value-type="float" office:value="46.38556" calcext:value-type="float">
            <text:p>46.38556</text:p>
          </table:table-cell>
          <table:table-cell office:value-type="float" office:value="26.12833" calcext:value-type="float">
            <text:p>26.12833</text:p>
          </table:table-cell>
          <table:table-cell office:value-type="float" office:value="38.9263" calcext:value-type="float">
            <text:p>38.9263</text:p>
          </table:table-cell>
          <table:table-cell office:value-type="float" office:value="27.40546" calcext:value-type="float">
            <text:p>27.40546</text:p>
          </table:table-cell>
          <table:table-cell office:value-type="float" office:value="35.49454" calcext:value-type="float">
            <text:p>35.49454</text:p>
          </table:table-cell>
          <table:table-cell office:value-type="float" office:value="27.8378" calcext:value-type="float">
            <text:p>27.8378</text:p>
          </table:table-cell>
          <table:table-cell office:value-type="float" office:value="32.83313" calcext:value-type="float">
            <text:p>32.83313</text:p>
          </table:table-cell>
          <table:table-cell office:value-type="float" office:value="27.93555" calcext:value-type="float">
            <text:p>27.93555</text:p>
          </table:table-cell>
          <table:table-cell office:value-type="float" office:value="31.13324" calcext:value-type="float">
            <text:p>31.13324</text:p>
          </table:table-cell>
          <table:table-cell office:value-type="float" office:value="27.82315" calcext:value-type="float">
            <text:p>27.82315</text:p>
          </table:table-cell>
          <table:table-cell office:value-type="float" office:value="29.44836" calcext:value-type="float">
            <text:p>29.44836</text:p>
          </table:table-cell>
          <table:table-cell office:value-type="float" office:value="27.51328" calcext:value-type="float">
            <text:p>27.51328</text:p>
          </table:table-cell>
          <table:table-cell office:value-type="float" office:value="28.05804" calcext:value-type="float">
            <text:p>28.05804</text:p>
          </table:table-cell>
          <table:table-cell office:value-type="float" office:value="26.85876" calcext:value-type="float">
            <text:p>26.85876</text:p>
          </table:table-cell>
          <table:table-cell office:value-type="float" office:value="26.02676" calcext:value-type="float">
            <text:p>26.02676</text:p>
          </table:table-cell>
          <table:table-cell office:value-type="float" office:value="25.38174" calcext:value-type="float">
            <text:p>25.38174</text:p>
          </table:table-cell>
          <table:table-cell office:value-type="float" office:value="23.9017" calcext:value-type="float">
            <text:p>23.9017</text:p>
          </table:table-cell>
          <table:table-cell office:value-type="float" office:value="23.61383" calcext:value-type="float">
            <text:p>23.61383</text:p>
          </table:table-cell>
          <table:table-cell office:value-type="float" office:value="22.11798" calcext:value-type="float">
            <text:p>22.11798</text:p>
          </table:table-cell>
          <table:table-cell office:value-type="float" office:value="22.0524" calcext:value-type="float">
            <text:p>22.0524</text:p>
          </table:table-cell>
          <table:table-cell office:value-type="float" office:value="20.7486" calcext:value-type="float">
            <text:p>20.7486</text:p>
          </table:table-cell>
          <table:table-cell office:value-type="float" office:value="20.70694" calcext:value-type="float">
            <text:p>20.70694</text:p>
          </table:table-cell>
          <table:table-cell office:value-type="float" office:value="19.53659" calcext:value-type="float">
            <text:p>19.53659</text:p>
          </table:table-cell>
          <table:table-cell office:value-type="float" office:value="19.48068" calcext:value-type="float">
            <text:p>19.48068</text:p>
          </table:table-cell>
          <table:table-cell office:value-type="float" office:value="18.42288" calcext:value-type="float">
            <text:p>18.42288</text:p>
          </table:table-cell>
          <table:table-cell office:value-type="float" office:value="18.35532" calcext:value-type="float">
            <text:p>18.35532</text:p>
          </table:table-cell>
          <table:table-cell office:value-type="float" office:value="17.63025" calcext:value-type="float">
            <text:p>17.63025</text:p>
          </table:table-cell>
          <table:table-cell office:value-type="float" office:value="17.56219" calcext:value-type="float">
            <text:p>17.56219</text:p>
          </table:table-cell>
          <table:table-cell office:value-type="float" office:value="46.3855" calcext:value-type="float">
            <text:p>46.3855</text:p>
          </table:table-cell>
          <table:table-cell office:value-type="float" office:value="26.12833" calcext:value-type="float">
            <text:p>26.128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1" calcext:value-type="float">
            <text:p>1082001</text:p>
          </table:table-cell>
          <table:table-cell office:value-type="float" office:value="25.17534" calcext:value-type="float">
            <text:p>25.17534</text:p>
          </table:table-cell>
          <table:table-cell office:value-type="float" office:value="35.26" calcext:value-type="float">
            <text:p>35.26</text:p>
          </table:table-cell>
          <table:table-cell office:value-type="float" office:value="24.49" calcext:value-type="float">
            <text:p>24.49</text:p>
          </table:table-cell>
          <table:table-cell office:value-type="float" office:value="2.624497" calcext:value-type="float">
            <text:p>2.624497</text:p>
          </table:table-cell>
          <table:table-cell office:value-type="float" office:value="1.620992" calcext:value-type="float">
            <text:p>1.620992</text:p>
          </table:table-cell>
          <table:table-cell office:value-type="float" office:value="223.992" calcext:value-type="float">
            <text:p>223.992</text:p>
          </table:table-cell>
          <table:table-cell office:value-type="float" office:value="0" calcext:value-type="float">
            <text:p>0</text:p>
          </table:table-cell>
          <table:table-cell office:value-type="float" office:value="45.20706" calcext:value-type="float">
            <text:p>45.20706</text:p>
          </table:table-cell>
          <table:table-cell office:value-type="float" office:value="25.87497" calcext:value-type="float">
            <text:p>25.87497</text:p>
          </table:table-cell>
          <table:table-cell office:value-type="float" office:value="38.60123" calcext:value-type="float">
            <text:p>38.60123</text:p>
          </table:table-cell>
          <table:table-cell office:value-type="float" office:value="27.54422" calcext:value-type="float">
            <text:p>27.54422</text:p>
          </table:table-cell>
          <table:table-cell office:value-type="float" office:value="35.4819" calcext:value-type="float">
            <text:p>35.4819</text:p>
          </table:table-cell>
          <table:table-cell office:value-type="float" office:value="28.10254" calcext:value-type="float">
            <text:p>28.10254</text:p>
          </table:table-cell>
          <table:table-cell office:value-type="float" office:value="33.0054" calcext:value-type="float">
            <text:p>33.0054</text:p>
          </table:table-cell>
          <table:table-cell office:value-type="float" office:value="28.28482" calcext:value-type="float">
            <text:p>28.28482</text:p>
          </table:table-cell>
          <table:table-cell office:value-type="float" office:value="31.40814" calcext:value-type="float">
            <text:p>31.40814</text:p>
          </table:table-cell>
          <table:table-cell office:value-type="float" office:value="28.24005" calcext:value-type="float">
            <text:p>28.24005</text:p>
          </table:table-cell>
          <table:table-cell office:value-type="float" office:value="29.80753" calcext:value-type="float">
            <text:p>29.80753</text:p>
          </table:table-cell>
          <table:table-cell office:value-type="float" office:value="27.99973" calcext:value-type="float">
            <text:p>27.99973</text:p>
          </table:table-cell>
          <table:table-cell office:value-type="float" office:value="28.46384" calcext:value-type="float">
            <text:p>28.46384</text:p>
          </table:table-cell>
          <table:table-cell office:value-type="float" office:value="27.38577" calcext:value-type="float">
            <text:p>27.38577</text:p>
          </table:table-cell>
          <table:table-cell office:value-type="float" office:value="26.48807" calcext:value-type="float">
            <text:p>26.48807</text:p>
          </table:table-cell>
          <table:table-cell office:value-type="float" office:value="26.03705" calcext:value-type="float">
            <text:p>26.03705</text:p>
          </table:table-cell>
          <table:table-cell office:value-type="float" office:value="24.22552" calcext:value-type="float">
            <text:p>24.22552</text:p>
          </table:table-cell>
          <table:table-cell office:value-type="float" office:value="23.90521" calcext:value-type="float">
            <text:p>23.90521</text:p>
          </table:table-cell>
          <table:table-cell office:value-type="float" office:value="22.23563" calcext:value-type="float">
            <text:p>22.23563</text:p>
          </table:table-cell>
          <table:table-cell office:value-type="float" office:value="22.11896" calcext:value-type="float">
            <text:p>22.11896</text:p>
          </table:table-cell>
          <table:table-cell office:value-type="float" office:value="20.81082" calcext:value-type="float">
            <text:p>20.81082</text:p>
          </table:table-cell>
          <table:table-cell office:value-type="float" office:value="20.74915" calcext:value-type="float">
            <text:p>20.74915</text:p>
          </table:table-cell>
          <table:table-cell office:value-type="float" office:value="19.59448" calcext:value-type="float">
            <text:p>19.59448</text:p>
          </table:table-cell>
          <table:table-cell office:value-type="float" office:value="19.53717" calcext:value-type="float">
            <text:p>19.53717</text:p>
          </table:table-cell>
          <table:table-cell office:value-type="float" office:value="18.48862" calcext:value-type="float">
            <text:p>18.48862</text:p>
          </table:table-cell>
          <table:table-cell office:value-type="float" office:value="18.42358" calcext:value-type="float">
            <text:p>18.42358</text:p>
          </table:table-cell>
          <table:table-cell office:value-type="float" office:value="17.69794" calcext:value-type="float">
            <text:p>17.69794</text:p>
          </table:table-cell>
          <table:table-cell office:value-type="float" office:value="17.63095" calcext:value-type="float">
            <text:p>17.63095</text:p>
          </table:table-cell>
          <table:table-cell office:value-type="float" office:value="45.20706" calcext:value-type="float">
            <text:p>45.20706</text:p>
          </table:table-cell>
          <table:table-cell office:value-type="float" office:value="25.87497" calcext:value-type="float">
            <text:p>25.874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1" calcext:value-type="float">
            <text:p>2082001</text:p>
          </table:table-cell>
          <table:table-cell office:value-type="float" office:value="26.2548" calcext:value-type="float">
            <text:p>26.2548</text:p>
          </table:table-cell>
          <table:table-cell office:value-type="float" office:value="33.2" calcext:value-type="float">
            <text:p>33.2</text:p>
          </table:table-cell>
          <table:table-cell office:value-type="float" office:value="24.24" calcext:value-type="float">
            <text:p>24.24</text:p>
          </table:table-cell>
          <table:table-cell office:value-type="float" office:value="2.76661" calcext:value-type="float">
            <text:p>2.76661</text:p>
          </table:table-cell>
          <table:table-cell office:value-type="float" office:value="1.660628" calcext:value-type="float">
            <text:p>1.660628</text:p>
          </table:table-cell>
          <table:table-cell office:value-type="float" office:value="225.18" calcext:value-type="float">
            <text:p>225.18</text:p>
          </table:table-cell>
          <table:table-cell office:value-type="float" office:value="0" calcext:value-type="float">
            <text:p>0</text:p>
          </table:table-cell>
          <table:table-cell office:value-type="float" office:value="44.54471" calcext:value-type="float">
            <text:p>44.54471</text:p>
          </table:table-cell>
          <table:table-cell office:value-type="float" office:value="25.5434" calcext:value-type="float">
            <text:p>25.5434</text:p>
          </table:table-cell>
          <table:table-cell office:value-type="float" office:value="37.83603" calcext:value-type="float">
            <text:p>37.83603</text:p>
          </table:table-cell>
          <table:table-cell office:value-type="float" office:value="27.23947" calcext:value-type="float">
            <text:p>27.23947</text:p>
          </table:table-cell>
          <table:table-cell office:value-type="float" office:value="34.98007" calcext:value-type="float">
            <text:p>34.98007</text:p>
          </table:table-cell>
          <table:table-cell office:value-type="float" office:value="27.94705" calcext:value-type="float">
            <text:p>27.94705</text:p>
          </table:table-cell>
          <table:table-cell office:value-type="float" office:value="32.71045" calcext:value-type="float">
            <text:p>32.71045</text:p>
          </table:table-cell>
          <table:table-cell office:value-type="float" office:value="28.30081" calcext:value-type="float">
            <text:p>28.30081</text:p>
          </table:table-cell>
          <table:table-cell office:value-type="float" office:value="31.25949" calcext:value-type="float">
            <text:p>31.25949</text:p>
          </table:table-cell>
          <table:table-cell office:value-type="float" office:value="28.35626" calcext:value-type="float">
            <text:p>28.35626</text:p>
          </table:table-cell>
          <table:table-cell office:value-type="float" office:value="29.80194" calcext:value-type="float">
            <text:p>29.80194</text:p>
          </table:table-cell>
          <table:table-cell office:value-type="float" office:value="28.20096" calcext:value-type="float">
            <text:p>28.20096</text:p>
          </table:table-cell>
          <table:table-cell office:value-type="float" office:value="28.57462" calcext:value-type="float">
            <text:p>28.57462</text:p>
          </table:table-cell>
          <table:table-cell office:value-type="float" office:value="27.65936" calcext:value-type="float">
            <text:p>27.65936</text:p>
          </table:table-cell>
          <table:table-cell office:value-type="float" office:value="26.77795" calcext:value-type="float">
            <text:p>26.77795</text:p>
          </table:table-cell>
          <table:table-cell office:value-type="float" office:value="26.49673" calcext:value-type="float">
            <text:p>26.49673</text:p>
          </table:table-cell>
          <table:table-cell office:value-type="float" office:value="24.51727" calcext:value-type="float">
            <text:p>24.51727</text:p>
          </table:table-cell>
          <table:table-cell office:value-type="float" office:value="24.22897" calcext:value-type="float">
            <text:p>24.22897</text:p>
          </table:table-cell>
          <table:table-cell office:value-type="float" office:value="22.38483" calcext:value-type="float">
            <text:p>22.38483</text:p>
          </table:table-cell>
          <table:table-cell office:value-type="float" office:value="22.23697" calcext:value-type="float">
            <text:p>22.23697</text:p>
          </table:table-cell>
          <table:table-cell office:value-type="float" office:value="20.89423" calcext:value-type="float">
            <text:p>20.89423</text:p>
          </table:table-cell>
          <table:table-cell office:value-type="float" office:value="20.81158" calcext:value-type="float">
            <text:p>20.81158</text:p>
          </table:table-cell>
          <table:table-cell office:value-type="float" office:value="19.65778" calcext:value-type="float">
            <text:p>19.65778</text:p>
          </table:table-cell>
          <table:table-cell office:value-type="float" office:value="19.59512" calcext:value-type="float">
            <text:p>19.59512</text:p>
          </table:table-cell>
          <table:table-cell office:value-type="float" office:value="18.55368" calcext:value-type="float">
            <text:p>18.55368</text:p>
          </table:table-cell>
          <table:table-cell office:value-type="float" office:value="18.48932" calcext:value-type="float">
            <text:p>18.48932</text:p>
          </table:table-cell>
          <table:table-cell office:value-type="float" office:value="17.76419" calcext:value-type="float">
            <text:p>17.76419</text:p>
          </table:table-cell>
          <table:table-cell office:value-type="float" office:value="17.69864" calcext:value-type="float">
            <text:p>17.69864</text:p>
          </table:table-cell>
          <table:table-cell office:value-type="float" office:value="44.54468" calcext:value-type="float">
            <text:p>44.54468</text:p>
          </table:table-cell>
          <table:table-cell office:value-type="float" office:value="25.5434" calcext:value-type="float">
            <text:p>25.54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1" calcext:value-type="float">
            <text:p>3082001</text:p>
          </table:table-cell>
          <table:table-cell office:value-type="float" office:value="25.119" calcext:value-type="float">
            <text:p>25.119</text:p>
          </table:table-cell>
          <table:table-cell office:value-type="float" office:value="33.17" calcext:value-type="float">
            <text:p>33.17</text:p>
          </table:table-cell>
          <table:table-cell office:value-type="float" office:value="23.4" calcext:value-type="float">
            <text:p>23.4</text:p>
          </table:table-cell>
          <table:table-cell office:value-type="float" office:value="2.728112" calcext:value-type="float">
            <text:p>2.728112</text:p>
          </table:table-cell>
          <table:table-cell office:value-type="float" office:value="1.967698" calcext:value-type="float">
            <text:p>1.967698</text:p>
          </table:table-cell>
          <table:table-cell office:value-type="float" office:value="262.116" calcext:value-type="float">
            <text:p>262.116</text:p>
          </table:table-cell>
          <table:table-cell office:value-type="float" office:value="0" calcext:value-type="float">
            <text:p>0</text:p>
          </table:table-cell>
          <table:table-cell office:value-type="float" office:value="44.53922" calcext:value-type="float">
            <text:p>44.53922</text:p>
          </table:table-cell>
          <table:table-cell office:value-type="float" office:value="24.78122" calcext:value-type="float">
            <text:p>24.78122</text:p>
          </table:table-cell>
          <table:table-cell office:value-type="float" office:value="37.75452" calcext:value-type="float">
            <text:p>37.75452</text:p>
          </table:table-cell>
          <table:table-cell office:value-type="float" office:value="26.79349" calcext:value-type="float">
            <text:p>26.79349</text:p>
          </table:table-cell>
          <table:table-cell office:value-type="float" office:value="34.78778" calcext:value-type="float">
            <text:p>34.78778</text:p>
          </table:table-cell>
          <table:table-cell office:value-type="float" office:value="27.65607" calcext:value-type="float">
            <text:p>27.65607</text:p>
          </table:table-cell>
          <table:table-cell office:value-type="float" office:value="32.51279" calcext:value-type="float">
            <text:p>32.51279</text:p>
          </table:table-cell>
          <table:table-cell office:value-type="float" office:value="28.12387" calcext:value-type="float">
            <text:p>28.12387</text:p>
          </table:table-cell>
          <table:table-cell office:value-type="float" office:value="31.0918" calcext:value-type="float">
            <text:p>31.0918</text:p>
          </table:table-cell>
          <table:table-cell office:value-type="float" office:value="28.25522" calcext:value-type="float">
            <text:p>28.25522</text:p>
          </table:table-cell>
          <table:table-cell office:value-type="float" office:value="29.70166" calcext:value-type="float">
            <text:p>29.70166</text:p>
          </table:table-cell>
          <table:table-cell office:value-type="float" office:value="28.19138" calcext:value-type="float">
            <text:p>28.19138</text:p>
          </table:table-cell>
          <table:table-cell office:value-type="float" office:value="28.56967" calcext:value-type="float">
            <text:p>28.56967</text:p>
          </table:table-cell>
          <table:table-cell office:value-type="float" office:value="27.7377" calcext:value-type="float">
            <text:p>27.7377</text:p>
          </table:table-cell>
          <table:table-cell office:value-type="float" office:value="26.93604" calcext:value-type="float">
            <text:p>26.93604</text:p>
          </table:table-cell>
          <table:table-cell office:value-type="float" office:value="26.78455" calcext:value-type="float">
            <text:p>26.78455</text:p>
          </table:table-cell>
          <table:table-cell office:value-type="float" office:value="24.74863" calcext:value-type="float">
            <text:p>24.74863</text:p>
          </table:table-cell>
          <table:table-cell office:value-type="float" office:value="24.5202" calcext:value-type="float">
            <text:p>24.5202</text:p>
          </table:table-cell>
          <table:table-cell office:value-type="float" office:value="22.54498" calcext:value-type="float">
            <text:p>22.54498</text:p>
          </table:table-cell>
          <table:table-cell office:value-type="float" office:value="22.38644" calcext:value-type="float">
            <text:p>22.38644</text:p>
          </table:table-cell>
          <table:table-cell office:value-type="float" office:value="20.99411" calcext:value-type="float">
            <text:p>20.99411</text:p>
          </table:table-cell>
          <table:table-cell office:value-type="float" office:value="20.8952" calcext:value-type="float">
            <text:p>20.8952</text:p>
          </table:table-cell>
          <table:table-cell office:value-type="float" office:value="19.72861" calcext:value-type="float">
            <text:p>19.72861</text:p>
          </table:table-cell>
          <table:table-cell office:value-type="float" office:value="19.65845" calcext:value-type="float">
            <text:p>19.65845</text:p>
          </table:table-cell>
          <table:table-cell office:value-type="float" office:value="18.61899" calcext:value-type="float">
            <text:p>18.61899</text:p>
          </table:table-cell>
          <table:table-cell office:value-type="float" office:value="18.55432" calcext:value-type="float">
            <text:p>18.55432</text:p>
          </table:table-cell>
          <table:table-cell office:value-type="float" office:value="17.82834" calcext:value-type="float">
            <text:p>17.82834</text:p>
          </table:table-cell>
          <table:table-cell office:value-type="float" office:value="17.76486" calcext:value-type="float">
            <text:p>17.76486</text:p>
          </table:table-cell>
          <table:table-cell office:value-type="float" office:value="44.53915" calcext:value-type="float">
            <text:p>44.53915</text:p>
          </table:table-cell>
          <table:table-cell office:value-type="float" office:value="24.78122" calcext:value-type="float">
            <text:p>24.781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1" calcext:value-type="float">
            <text:p>4082001</text:p>
          </table:table-cell>
          <table:table-cell office:value-type="float" office:value="26.32571" calcext:value-type="float">
            <text:p>26.32571</text:p>
          </table:table-cell>
          <table:table-cell office:value-type="float" office:value="35.67" calcext:value-type="float">
            <text:p>35.67</text:p>
          </table:table-cell>
          <table:table-cell office:value-type="float" office:value="22.43" calcext:value-type="float">
            <text:p>22.43</text:p>
          </table:table-cell>
          <table:table-cell office:value-type="float" office:value="2.458371" calcext:value-type="float">
            <text:p>2.458371</text:p>
          </table:table-cell>
          <table:table-cell office:value-type="float" office:value="1.210902" calcext:value-type="float">
            <text:p>1.210902</text:p>
          </table:table-cell>
          <table:table-cell office:value-type="float" office:value="222.444" calcext:value-type="float">
            <text:p>222.444</text:p>
          </table:table-cell>
          <table:table-cell office:value-type="float" office:value="0" calcext:value-type="float">
            <text:p>0</text:p>
          </table:table-cell>
          <table:table-cell office:value-type="float" office:value="45.16962" calcext:value-type="float">
            <text:p>45.16962</text:p>
          </table:table-cell>
          <table:table-cell office:value-type="float" office:value="24.04483" calcext:value-type="float">
            <text:p>24.04483</text:p>
          </table:table-cell>
          <table:table-cell office:value-type="float" office:value="38.22235" calcext:value-type="float">
            <text:p>38.22235</text:p>
          </table:table-cell>
          <table:table-cell office:value-type="float" office:value="25.94144" calcext:value-type="float">
            <text:p>25.94144</text:p>
          </table:table-cell>
          <table:table-cell office:value-type="float" office:value="35.16003" calcext:value-type="float">
            <text:p>35.16003</text:p>
          </table:table-cell>
          <table:table-cell office:value-type="float" office:value="26.89114" calcext:value-type="float">
            <text:p>26.89114</text:p>
          </table:table-cell>
          <table:table-cell office:value-type="float" office:value="32.76706" calcext:value-type="float">
            <text:p>32.76706</text:p>
          </table:table-cell>
          <table:table-cell office:value-type="float" office:value="27.49561" calcext:value-type="float">
            <text:p>27.49561</text:p>
          </table:table-cell>
          <table:table-cell office:value-type="float" office:value="31.27304" calcext:value-type="float">
            <text:p>31.27304</text:p>
          </table:table-cell>
          <table:table-cell office:value-type="float" office:value="27.74731" calcext:value-type="float">
            <text:p>27.74731</text:p>
          </table:table-cell>
          <table:table-cell office:value-type="float" office:value="29.81824" calcext:value-type="float">
            <text:p>29.81824</text:p>
          </table:table-cell>
          <table:table-cell office:value-type="float" office:value="27.83096" calcext:value-type="float">
            <text:p>27.83096</text:p>
          </table:table-cell>
          <table:table-cell office:value-type="float" office:value="28.65924" calcext:value-type="float">
            <text:p>28.65924</text:p>
          </table:table-cell>
          <table:table-cell office:value-type="float" office:value="27.5401" calcext:value-type="float">
            <text:p>27.5401</text:p>
          </table:table-cell>
          <table:table-cell office:value-type="float" office:value="26.98468" calcext:value-type="float">
            <text:p>26.98468</text:p>
          </table:table-cell>
          <table:table-cell office:value-type="float" office:value="26.8172" calcext:value-type="float">
            <text:p>26.8172</text:p>
          </table:table-cell>
          <table:table-cell office:value-type="float" office:value="24.90524" calcext:value-type="float">
            <text:p>24.90524</text:p>
          </table:table-cell>
          <table:table-cell office:value-type="float" office:value="24.75092" calcext:value-type="float">
            <text:p>24.75092</text:p>
          </table:table-cell>
          <table:table-cell office:value-type="float" office:value="22.69879" calcext:value-type="float">
            <text:p>22.69879</text:p>
          </table:table-cell>
          <table:table-cell office:value-type="float" office:value="22.54663" calcext:value-type="float">
            <text:p>22.54663</text:p>
          </table:table-cell>
          <table:table-cell office:value-type="float" office:value="21.10303" calcext:value-type="float">
            <text:p>21.10303</text:p>
          </table:table-cell>
          <table:table-cell office:value-type="float" office:value="20.99521" calcext:value-type="float">
            <text:p>20.99521</text:p>
          </table:table-cell>
          <table:table-cell office:value-type="float" office:value="19.80597" calcext:value-type="float">
            <text:p>19.80597</text:p>
          </table:table-cell>
          <table:table-cell office:value-type="float" office:value="19.72937" calcext:value-type="float">
            <text:p>19.72937</text:p>
          </table:table-cell>
          <table:table-cell office:value-type="float" office:value="18.68582" calcext:value-type="float">
            <text:p>18.68582</text:p>
          </table:table-cell>
          <table:table-cell office:value-type="float" office:value="18.61966" calcext:value-type="float">
            <text:p>18.61966</text:p>
          </table:table-cell>
          <table:table-cell office:value-type="float" office:value="17.89227" calcext:value-type="float">
            <text:p>17.89227</text:p>
          </table:table-cell>
          <table:table-cell office:value-type="float" office:value="17.82901" calcext:value-type="float">
            <text:p>17.82901</text:p>
          </table:table-cell>
          <table:table-cell office:value-type="float" office:value="45.16959" calcext:value-type="float">
            <text:p>45.16959</text:p>
          </table:table-cell>
          <table:table-cell office:value-type="float" office:value="24.04483" calcext:value-type="float">
            <text:p>24.044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1" calcext:value-type="float">
            <text:p>5082001</text:p>
          </table:table-cell>
          <table:table-cell office:value-type="float" office:value="26.25912" calcext:value-type="float">
            <text:p>26.25912</text:p>
          </table:table-cell>
          <table:table-cell office:value-type="float" office:value="36.19" calcext:value-type="float">
            <text:p>36.19</text:p>
          </table:table-cell>
          <table:table-cell office:value-type="float" office:value="23.66" calcext:value-type="float">
            <text:p>23.66</text:p>
          </table:table-cell>
          <table:table-cell office:value-type="float" office:value="2.632452" calcext:value-type="float">
            <text:p>2.632452</text:p>
          </table:table-cell>
          <table:table-cell office:value-type="float" office:value="1.324709" calcext:value-type="float">
            <text:p>1.324709</text:p>
          </table:table-cell>
          <table:table-cell office:value-type="float" office:value="265.896" calcext:value-type="float">
            <text:p>265.896</text:p>
          </table:table-cell>
          <table:table-cell office:value-type="float" office:value="0" calcext:value-type="float">
            <text:p>0</text:p>
          </table:table-cell>
          <table:table-cell office:value-type="float" office:value="45.95193" calcext:value-type="float">
            <text:p>45.95193</text:p>
          </table:table-cell>
          <table:table-cell office:value-type="float" office:value="25.42514" calcext:value-type="float">
            <text:p>25.42514</text:p>
          </table:table-cell>
          <table:table-cell office:value-type="float" office:value="39.04575" calcext:value-type="float">
            <text:p>39.04575</text:p>
          </table:table-cell>
          <table:table-cell office:value-type="float" office:value="27.15106" calcext:value-type="float">
            <text:p>27.15106</text:p>
          </table:table-cell>
          <table:table-cell office:value-type="float" office:value="35.89069" calcext:value-type="float">
            <text:p>35.89069</text:p>
          </table:table-cell>
          <table:table-cell office:value-type="float" office:value="27.88141" calcext:value-type="float">
            <text:p>27.88141</text:p>
          </table:table-cell>
          <table:table-cell office:value-type="float" office:value="33.41519" calcext:value-type="float">
            <text:p>33.41519</text:p>
          </table:table-cell>
          <table:table-cell office:value-type="float" office:value="28.28152" calcext:value-type="float">
            <text:p>28.28152</text:p>
          </table:table-cell>
          <table:table-cell office:value-type="float" office:value="31.85706" calcext:value-type="float">
            <text:p>31.85706</text:p>
          </table:table-cell>
          <table:table-cell office:value-type="float" office:value="28.39301" calcext:value-type="float">
            <text:p>28.39301</text:p>
          </table:table-cell>
          <table:table-cell office:value-type="float" office:value="30.31824" calcext:value-type="float">
            <text:p>30.31824</text:p>
          </table:table-cell>
          <table:table-cell office:value-type="float" office:value="28.32797" calcext:value-type="float">
            <text:p>28.32797</text:p>
          </table:table-cell>
          <table:table-cell office:value-type="float" office:value="29.05844" calcext:value-type="float">
            <text:p>29.05844</text:p>
          </table:table-cell>
          <table:table-cell office:value-type="float" office:value="27.89679" calcext:value-type="float">
            <text:p>27.89679</text:p>
          </table:table-cell>
          <table:table-cell office:value-type="float" office:value="27.20786" calcext:value-type="float">
            <text:p>27.20786</text:p>
          </table:table-cell>
          <table:table-cell office:value-type="float" office:value="26.97354" calcext:value-type="float">
            <text:p>26.97354</text:p>
          </table:table-cell>
          <table:table-cell office:value-type="float" office:value="25.06055" calcext:value-type="float">
            <text:p>25.06055</text:p>
          </table:table-cell>
          <table:table-cell office:value-type="float" office:value="24.90692" calcext:value-type="float">
            <text:p>24.90692</text:p>
          </table:table-cell>
          <table:table-cell office:value-type="float" office:value="22.84076" calcext:value-type="float">
            <text:p>22.84076</text:p>
          </table:table-cell>
          <table:table-cell office:value-type="float" office:value="22.70029" calcext:value-type="float">
            <text:p>22.70029</text:p>
          </table:table-cell>
          <table:table-cell office:value-type="float" office:value="21.21436" calcext:value-type="float">
            <text:p>21.21436</text:p>
          </table:table-cell>
          <table:table-cell office:value-type="float" office:value="21.10419" calcext:value-type="float">
            <text:p>21.10419</text:p>
          </table:table-cell>
          <table:table-cell office:value-type="float" office:value="19.88919" calcext:value-type="float">
            <text:p>19.88919</text:p>
          </table:table-cell>
          <table:table-cell office:value-type="float" office:value="19.80679" calcext:value-type="float">
            <text:p>19.80679</text:p>
          </table:table-cell>
          <table:table-cell office:value-type="float" office:value="18.75473" calcext:value-type="float">
            <text:p>18.75473</text:p>
          </table:table-cell>
          <table:table-cell office:value-type="float" office:value="18.68655" calcext:value-type="float">
            <text:p>18.68655</text:p>
          </table:table-cell>
          <table:table-cell office:value-type="float" office:value="17.95627" calcext:value-type="float">
            <text:p>17.95627</text:p>
          </table:table-cell>
          <table:table-cell office:value-type="float" office:value="17.89294" calcext:value-type="float">
            <text:p>17.89294</text:p>
          </table:table-cell>
          <table:table-cell office:value-type="float" office:value="45.53146" calcext:value-type="float">
            <text:p>45.53146</text:p>
          </table:table-cell>
          <table:table-cell office:value-type="float" office:value="25.42511" calcext:value-type="float">
            <text:p>25.425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1" calcext:value-type="float">
            <text:p>6082001</text:p>
          </table:table-cell>
          <table:table-cell office:value-type="float" office:value="24.78384" calcext:value-type="float">
            <text:p>24.78384</text:p>
          </table:table-cell>
          <table:table-cell office:value-type="float" office:value="35.77" calcext:value-type="float">
            <text:p>35.77</text:p>
          </table:table-cell>
          <table:table-cell office:value-type="float" office:value="23.85" calcext:value-type="float">
            <text:p>23.85</text:p>
          </table:table-cell>
          <table:table-cell office:value-type="float" office:value="2.628575" calcext:value-type="float">
            <text:p>2.628575</text:p>
          </table:table-cell>
          <table:table-cell office:value-type="float" office:value="1.562527" calcext:value-type="float">
            <text:p>1.562527</text:p>
          </table:table-cell>
          <table:table-cell office:value-type="float" office:value="213.84" calcext:value-type="float">
            <text:p>213.84</text:p>
          </table:table-cell>
          <table:table-cell office:value-type="float" office:value="0" calcext:value-type="float">
            <text:p>0</text:p>
          </table:table-cell>
          <table:table-cell office:value-type="float" office:value="45.57123" calcext:value-type="float">
            <text:p>45.57123</text:p>
          </table:table-cell>
          <table:table-cell office:value-type="float" office:value="25.62021" calcext:value-type="float">
            <text:p>25.62021</text:p>
          </table:table-cell>
          <table:table-cell office:value-type="float" office:value="38.84644" calcext:value-type="float">
            <text:p>38.84644</text:p>
          </table:table-cell>
          <table:table-cell office:value-type="float" office:value="27.45535" calcext:value-type="float">
            <text:p>27.45535</text:p>
          </table:table-cell>
          <table:table-cell office:value-type="float" office:value="35.77701" calcext:value-type="float">
            <text:p>35.77701</text:p>
          </table:table-cell>
          <table:table-cell office:value-type="float" office:value="28.25427" calcext:value-type="float">
            <text:p>28.25427</text:p>
          </table:table-cell>
          <table:table-cell office:value-type="float" office:value="33.44342" calcext:value-type="float">
            <text:p>33.44342</text:p>
          </table:table-cell>
          <table:table-cell office:value-type="float" office:value="28.68323" calcext:value-type="float">
            <text:p>28.68323</text:p>
          </table:table-cell>
          <table:table-cell office:value-type="float" office:value="31.95981" calcext:value-type="float">
            <text:p>31.95981</text:p>
          </table:table-cell>
          <table:table-cell office:value-type="float" office:value="28.79553" calcext:value-type="float">
            <text:p>28.79553</text:p>
          </table:table-cell>
          <table:table-cell office:value-type="float" office:value="30.47348" calcext:value-type="float">
            <text:p>30.47348</text:p>
          </table:table-cell>
          <table:table-cell office:value-type="float" office:value="28.71198" calcext:value-type="float">
            <text:p>28.71198</text:p>
          </table:table-cell>
          <table:table-cell office:value-type="float" office:value="29.24707" calcext:value-type="float">
            <text:p>29.24707</text:p>
          </table:table-cell>
          <table:table-cell office:value-type="float" office:value="28.24268" calcext:value-type="float">
            <text:p>28.24268</text:p>
          </table:table-cell>
          <table:table-cell office:value-type="float" office:value="27.45978" calcext:value-type="float">
            <text:p>27.45978</text:p>
          </table:table-cell>
          <table:table-cell office:value-type="float" office:value="27.21585" calcext:value-type="float">
            <text:p>27.21585</text:p>
          </table:table-cell>
          <table:table-cell office:value-type="float" office:value="25.24841" calcext:value-type="float">
            <text:p>25.24841</text:p>
          </table:table-cell>
          <table:table-cell office:value-type="float" office:value="25.0625" calcext:value-type="float">
            <text:p>25.0625</text:p>
          </table:table-cell>
          <table:table-cell office:value-type="float" office:value="22.98361" calcext:value-type="float">
            <text:p>22.98361</text:p>
          </table:table-cell>
          <table:table-cell office:value-type="float" office:value="22.84222" calcext:value-type="float">
            <text:p>22.84222</text:p>
          </table:table-cell>
          <table:table-cell office:value-type="float" office:value="21.32693" calcext:value-type="float">
            <text:p>21.32693</text:p>
          </table:table-cell>
          <table:table-cell office:value-type="float" office:value="21.21552" calcext:value-type="float">
            <text:p>21.21552</text:p>
          </table:table-cell>
          <table:table-cell office:value-type="float" office:value="19.97592" calcext:value-type="float">
            <text:p>19.97592</text:p>
          </table:table-cell>
          <table:table-cell office:value-type="float" office:value="19.89008" calcext:value-type="float">
            <text:p>19.89008</text:p>
          </table:table-cell>
          <table:table-cell office:value-type="float" office:value="18.82596" calcext:value-type="float">
            <text:p>18.82596</text:p>
          </table:table-cell>
          <table:table-cell office:value-type="float" office:value="18.75546" calcext:value-type="float">
            <text:p>18.75546</text:p>
          </table:table-cell>
          <table:table-cell office:value-type="float" office:value="18.02036" calcext:value-type="float">
            <text:p>18.02036</text:p>
          </table:table-cell>
          <table:table-cell office:value-type="float" office:value="17.95694" calcext:value-type="float">
            <text:p>17.95694</text:p>
          </table:table-cell>
          <table:table-cell office:value-type="float" office:value="45.57117" calcext:value-type="float">
            <text:p>45.57117</text:p>
          </table:table-cell>
          <table:table-cell office:value-type="float" office:value="25.62021" calcext:value-type="float">
            <text:p>25.620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1" calcext:value-type="float">
            <text:p>7082001</text:p>
          </table:table-cell>
          <table:table-cell office:value-type="float" office:value="26.38296" calcext:value-type="float">
            <text:p>26.38296</text:p>
          </table:table-cell>
          <table:table-cell office:value-type="float" office:value="33.65" calcext:value-type="float">
            <text:p>33.65</text:p>
          </table:table-cell>
          <table:table-cell office:value-type="float" office:value="21.01" calcext:value-type="float">
            <text:p>21.01</text:p>
          </table:table-cell>
          <table:table-cell office:value-type="float" office:value="2.235897" calcext:value-type="float">
            <text:p>2.235897</text:p>
          </table:table-cell>
          <table:table-cell office:value-type="float" office:value="1.205237" calcext:value-type="float">
            <text:p>1.205237</text:p>
          </table:table-cell>
          <table:table-cell office:value-type="float" office:value="177.372" calcext:value-type="float">
            <text:p>177.372</text:p>
          </table:table-cell>
          <table:table-cell office:value-type="float" office:value="0" calcext:value-type="float">
            <text:p>0</text:p>
          </table:table-cell>
          <table:table-cell office:value-type="float" office:value="44.01529" calcext:value-type="float">
            <text:p>44.01529</text:p>
          </table:table-cell>
          <table:table-cell office:value-type="float" office:value="23.38403" calcext:value-type="float">
            <text:p>23.38403</text:p>
          </table:table-cell>
          <table:table-cell office:value-type="float" office:value="37.89243" calcext:value-type="float">
            <text:p>37.89243</text:p>
          </table:table-cell>
          <table:table-cell office:value-type="float" office:value="25.99435" calcext:value-type="float">
            <text:p>25.99435</text:p>
          </table:table-cell>
          <table:table-cell office:value-type="float" office:value="34.98361" calcext:value-type="float">
            <text:p>34.98361</text:p>
          </table:table-cell>
          <table:table-cell office:value-type="float" office:value="27.20099" calcext:value-type="float">
            <text:p>27.20099</text:p>
          </table:table-cell>
          <table:table-cell office:value-type="float" office:value="32.80579" calcext:value-type="float">
            <text:p>32.80579</text:p>
          </table:table-cell>
          <table:table-cell office:value-type="float" office:value="27.97391" calcext:value-type="float">
            <text:p>27.97391</text:p>
          </table:table-cell>
          <table:table-cell office:value-type="float" office:value="31.4454" calcext:value-type="float">
            <text:p>31.4454</text:p>
          </table:table-cell>
          <table:table-cell office:value-type="float" office:value="28.31033" calcext:value-type="float">
            <text:p>28.31033</text:p>
          </table:table-cell>
          <table:table-cell office:value-type="float" office:value="30.26999" calcext:value-type="float">
            <text:p>30.26999</text:p>
          </table:table-cell>
          <table:table-cell office:value-type="float" office:value="28.45331" calcext:value-type="float">
            <text:p>28.45331</text:p>
          </table:table-cell>
          <table:table-cell office:value-type="float" office:value="29.23993" calcext:value-type="float">
            <text:p>29.23993</text:p>
          </table:table-cell>
          <table:table-cell office:value-type="float" office:value="28.15314" calcext:value-type="float">
            <text:p>28.15314</text:p>
          </table:table-cell>
          <table:table-cell office:value-type="float" office:value="27.55008" calcext:value-type="float">
            <text:p>27.55008</text:p>
          </table:table-cell>
          <table:table-cell office:value-type="float" office:value="27.39325" calcext:value-type="float">
            <text:p>27.39325</text:p>
          </table:table-cell>
          <table:table-cell office:value-type="float" office:value="25.40909" calcext:value-type="float">
            <text:p>25.40909</text:p>
          </table:table-cell>
          <table:table-cell office:value-type="float" office:value="25.25055" calcext:value-type="float">
            <text:p>25.25055</text:p>
          </table:table-cell>
          <table:table-cell office:value-type="float" office:value="23.12735" calcext:value-type="float">
            <text:p>23.12735</text:p>
          </table:table-cell>
          <table:table-cell office:value-type="float" office:value="22.98511" calcext:value-type="float">
            <text:p>22.98511</text:p>
          </table:table-cell>
          <table:table-cell office:value-type="float" office:value="21.44168" calcext:value-type="float">
            <text:p>21.44168</text:p>
          </table:table-cell>
          <table:table-cell office:value-type="float" office:value="21.32816" calcext:value-type="float">
            <text:p>21.32816</text:p>
          </table:table-cell>
          <table:table-cell office:value-type="float" office:value="20.06619" calcext:value-type="float">
            <text:p>20.06619</text:p>
          </table:table-cell>
          <table:table-cell office:value-type="float" office:value="19.97687" calcext:value-type="float">
            <text:p>19.97687</text:p>
          </table:table-cell>
          <table:table-cell office:value-type="float" office:value="18.89896" calcext:value-type="float">
            <text:p>18.89896</text:p>
          </table:table-cell>
          <table:table-cell office:value-type="float" office:value="18.82672" calcext:value-type="float">
            <text:p>18.82672</text:p>
          </table:table-cell>
          <table:table-cell office:value-type="float" office:value="18.08435" calcext:value-type="float">
            <text:p>18.08435</text:p>
          </table:table-cell>
          <table:table-cell office:value-type="float" office:value="18.02103" calcext:value-type="float">
            <text:p>18.02103</text:p>
          </table:table-cell>
          <table:table-cell office:value-type="float" office:value="43.97476" calcext:value-type="float">
            <text:p>43.97476</text:p>
          </table:table-cell>
          <table:table-cell office:value-type="float" office:value="23.38403" calcext:value-type="float">
            <text:p>23.384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1" calcext:value-type="float">
            <text:p>8082001</text:p>
          </table:table-cell>
          <table:table-cell office:value-type="float" office:value="25.84584" calcext:value-type="float">
            <text:p>25.84584</text:p>
          </table:table-cell>
          <table:table-cell office:value-type="float" office:value="34.44" calcext:value-type="float">
            <text:p>34.44</text:p>
          </table:table-cell>
          <table:table-cell office:value-type="float" office:value="19.3" calcext:value-type="float">
            <text:p>19.3</text:p>
          </table:table-cell>
          <table:table-cell office:value-type="float" office:value="2.102852" calcext:value-type="float">
            <text:p>2.102852</text:p>
          </table:table-cell>
          <table:table-cell office:value-type="float" office:value="1.403756" calcext:value-type="float">
            <text:p>1.403756</text:p>
          </table:table-cell>
          <table:table-cell office:value-type="float" office:value="197.46" calcext:value-type="float">
            <text:p>197.46</text:p>
          </table:table-cell>
          <table:table-cell office:value-type="float" office:value="0" calcext:value-type="float">
            <text:p>0</text:p>
          </table:table-cell>
          <table:table-cell office:value-type="float" office:value="43.8504" calcext:value-type="float">
            <text:p>43.8504</text:p>
          </table:table-cell>
          <table:table-cell office:value-type="float" office:value="21.2468" calcext:value-type="float">
            <text:p>21.2468</text:p>
          </table:table-cell>
          <table:table-cell office:value-type="float" office:value="37.20169" calcext:value-type="float">
            <text:p>37.20169</text:p>
          </table:table-cell>
          <table:table-cell office:value-type="float" office:value="24.05548" calcext:value-type="float">
            <text:p>24.05548</text:p>
          </table:table-cell>
          <table:table-cell office:value-type="float" office:value="34.37918" calcext:value-type="float">
            <text:p>34.37918</text:p>
          </table:table-cell>
          <table:table-cell office:value-type="float" office:value="25.56558" calcext:value-type="float">
            <text:p>25.56558</text:p>
          </table:table-cell>
          <table:table-cell office:value-type="float" office:value="32.24564" calcext:value-type="float">
            <text:p>32.24564</text:p>
          </table:table-cell>
          <table:table-cell office:value-type="float" office:value="26.69229" calcext:value-type="float">
            <text:p>26.69229</text:p>
          </table:table-cell>
          <table:table-cell office:value-type="float" office:value="30.92996" calcext:value-type="float">
            <text:p>30.92996</text:p>
          </table:table-cell>
          <table:table-cell office:value-type="float" office:value="27.28012" calcext:value-type="float">
            <text:p>27.28012</text:p>
          </table:table-cell>
          <table:table-cell office:value-type="float" office:value="29.76212" calcext:value-type="float">
            <text:p>29.76212</text:p>
          </table:table-cell>
          <table:table-cell office:value-type="float" office:value="27.68924" calcext:value-type="float">
            <text:p>27.68924</text:p>
          </table:table-cell>
          <table:table-cell office:value-type="float" office:value="28.99155" calcext:value-type="float">
            <text:p>28.99155</text:p>
          </table:table-cell>
          <table:table-cell office:value-type="float" office:value="27.64404" calcext:value-type="float">
            <text:p>27.64404</text:p>
          </table:table-cell>
          <table:table-cell office:value-type="float" office:value="27.53186" calcext:value-type="float">
            <text:p>27.53186</text:p>
          </table:table-cell>
          <table:table-cell office:value-type="float" office:value="27.21832" calcext:value-type="float">
            <text:p>27.21832</text:p>
          </table:table-cell>
          <table:table-cell office:value-type="float" office:value="25.47461" calcext:value-type="float">
            <text:p>25.47461</text:p>
          </table:table-cell>
          <table:table-cell office:value-type="float" office:value="25.41052" calcext:value-type="float">
            <text:p>25.41052</text:p>
          </table:table-cell>
          <table:table-cell office:value-type="float" office:value="23.25751" calcext:value-type="float">
            <text:p>23.25751</text:p>
          </table:table-cell>
          <table:table-cell office:value-type="float" office:value="23.12878" calcext:value-type="float">
            <text:p>23.12878</text:p>
          </table:table-cell>
          <table:table-cell office:value-type="float" office:value="21.55597" calcext:value-type="float">
            <text:p>21.55597</text:p>
          </table:table-cell>
          <table:table-cell office:value-type="float" office:value="21.4429" calcext:value-type="float">
            <text:p>21.4429</text:p>
          </table:table-cell>
          <table:table-cell office:value-type="float" office:value="20.15845" calcext:value-type="float">
            <text:p>20.15845</text:p>
          </table:table-cell>
          <table:table-cell office:value-type="float" office:value="20.06714" calcext:value-type="float">
            <text:p>20.06714</text:p>
          </table:table-cell>
          <table:table-cell office:value-type="float" office:value="18.97357" calcext:value-type="float">
            <text:p>18.97357</text:p>
          </table:table-cell>
          <table:table-cell office:value-type="float" office:value="18.89972" calcext:value-type="float">
            <text:p>18.89972</text:p>
          </table:table-cell>
          <table:table-cell office:value-type="float" office:value="18.15073" calcext:value-type="float">
            <text:p>18.15073</text:p>
          </table:table-cell>
          <table:table-cell office:value-type="float" office:value="18.08502" calcext:value-type="float">
            <text:p>18.08502</text:p>
          </table:table-cell>
          <table:table-cell office:value-type="float" office:value="43.6944" calcext:value-type="float">
            <text:p>43.6944</text:p>
          </table:table-cell>
          <table:table-cell office:value-type="float" office:value="21.2468" calcext:value-type="float">
            <text:p>21.24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1" calcext:value-type="float">
            <text:p>9082001</text:p>
          </table:table-cell>
          <table:table-cell office:value-type="float" office:value="21.39228" calcext:value-type="float">
            <text:p>21.39228</text:p>
          </table:table-cell>
          <table:table-cell office:value-type="float" office:value="28.01" calcext:value-type="float">
            <text:p>28.01</text:p>
          </table:table-cell>
          <table:table-cell office:value-type="float" office:value="16.51" calcext:value-type="float">
            <text:p>16.51</text:p>
          </table:table-cell>
          <table:table-cell office:value-type="float" office:value="2.202894" calcext:value-type="float">
            <text:p>2.202894</text:p>
          </table:table-cell>
          <table:table-cell office:value-type="float" office:value="1.294426" calcext:value-type="float">
            <text:p>1.294426</text:p>
          </table:table-cell>
          <table:table-cell office:value-type="float" office:value="292.392" calcext:value-type="float">
            <text:p>292.392</text:p>
          </table:table-cell>
          <table:table-cell office:value-type="float" office:value="0" calcext:value-type="float">
            <text:p>0</text:p>
          </table:table-cell>
          <table:table-cell office:value-type="float" office:value="37.6683" calcext:value-type="float">
            <text:p>37.6683</text:p>
          </table:table-cell>
          <table:table-cell office:value-type="float" office:value="19.57947" calcext:value-type="float">
            <text:p>19.57947</text:p>
          </table:table-cell>
          <table:table-cell office:value-type="float" office:value="33.92523" calcext:value-type="float">
            <text:p>33.92523</text:p>
          </table:table-cell>
          <table:table-cell office:value-type="float" office:value="23.50803" calcext:value-type="float">
            <text:p>23.50803</text:p>
          </table:table-cell>
          <table:table-cell office:value-type="float" office:value="32.10886" calcext:value-type="float">
            <text:p>32.10886</text:p>
          </table:table-cell>
          <table:table-cell office:value-type="float" office:value="25.77185" calcext:value-type="float">
            <text:p>25.77185</text:p>
          </table:table-cell>
          <table:table-cell office:value-type="float" office:value="30.68677" calcext:value-type="float">
            <text:p>30.68677</text:p>
          </table:table-cell>
          <table:table-cell office:value-type="float" office:value="27.31818" calcext:value-type="float">
            <text:p>27.31818</text:p>
          </table:table-cell>
          <table:table-cell office:value-type="float" office:value="29.888" calcext:value-type="float">
            <text:p>29.888</text:p>
          </table:table-cell>
          <table:table-cell office:value-type="float" office:value="27.8866" calcext:value-type="float">
            <text:p>27.8866</text:p>
          </table:table-cell>
          <table:table-cell office:value-type="float" office:value="29.5152" calcext:value-type="float">
            <text:p>29.5152</text:p>
          </table:table-cell>
          <table:table-cell office:value-type="float" office:value="28.02301" calcext:value-type="float">
            <text:p>28.02301</text:p>
          </table:table-cell>
          <table:table-cell office:value-type="float" office:value="28.69754" calcext:value-type="float">
            <text:p>28.69754</text:p>
          </table:table-cell>
          <table:table-cell office:value-type="float" office:value="27.79819" calcext:value-type="float">
            <text:p>27.79819</text:p>
          </table:table-cell>
          <table:table-cell office:value-type="float" office:value="27.35983" calcext:value-type="float">
            <text:p>27.35983</text:p>
          </table:table-cell>
          <table:table-cell office:value-type="float" office:value="27.1907" calcext:value-type="float">
            <text:p>27.1907</text:p>
          </table:table-cell>
          <table:table-cell office:value-type="float" office:value="25.50348" calcext:value-type="float">
            <text:p>25.50348</text:p>
          </table:table-cell>
          <table:table-cell office:value-type="float" office:value="25.47504" calcext:value-type="float">
            <text:p>25.47504</text:p>
          </table:table-cell>
          <table:table-cell office:value-type="float" office:value="23.3627" calcext:value-type="float">
            <text:p>23.3627</text:p>
          </table:table-cell>
          <table:table-cell office:value-type="float" office:value="23.25876" calcext:value-type="float">
            <text:p>23.25876</text:p>
          </table:table-cell>
          <table:table-cell office:value-type="float" office:value="21.66412" calcext:value-type="float">
            <text:p>21.66412</text:p>
          </table:table-cell>
          <table:table-cell office:value-type="float" office:value="21.55713" calcext:value-type="float">
            <text:p>21.55713</text:p>
          </table:table-cell>
          <table:table-cell office:value-type="float" office:value="20.25156" calcext:value-type="float">
            <text:p>20.25156</text:p>
          </table:table-cell>
          <table:table-cell office:value-type="float" office:value="20.15939" calcext:value-type="float">
            <text:p>20.15939</text:p>
          </table:table-cell>
          <table:table-cell office:value-type="float" office:value="19.0502" calcext:value-type="float">
            <text:p>19.0502</text:p>
          </table:table-cell>
          <table:table-cell office:value-type="float" office:value="18.97437" calcext:value-type="float">
            <text:p>18.97437</text:p>
          </table:table-cell>
          <table:table-cell office:value-type="float" office:value="18.21774" calcext:value-type="float">
            <text:p>18.21774</text:p>
          </table:table-cell>
          <table:table-cell office:value-type="float" office:value="18.15143" calcext:value-type="float">
            <text:p>18.15143</text:p>
          </table:table-cell>
          <table:table-cell office:value-type="float" office:value="37.6683" calcext:value-type="float">
            <text:p>37.6683</text:p>
          </table:table-cell>
          <table:table-cell office:value-type="float" office:value="19.71609" calcext:value-type="float">
            <text:p>19.716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1" calcext:value-type="float">
            <text:p>10082001</text:p>
          </table:table-cell>
          <table:table-cell office:value-type="float" office:value="25.39697" calcext:value-type="float">
            <text:p>25.39697</text:p>
          </table:table-cell>
          <table:table-cell office:value-type="float" office:value="25.17" calcext:value-type="float">
            <text:p>25.17</text:p>
          </table:table-cell>
          <table:table-cell office:value-type="float" office:value="14.63" calcext:value-type="float">
            <text:p>14.63</text:p>
          </table:table-cell>
          <table:table-cell office:value-type="float" office:value="1.563216" calcext:value-type="float">
            <text:p>1.563216</text:p>
          </table:table-cell>
          <table:table-cell office:value-type="float" office:value="1.101297" calcext:value-type="float">
            <text:p>1.101297</text:p>
          </table:table-cell>
          <table:table-cell office:value-type="float" office:value="200.016" calcext:value-type="float">
            <text:p>200.016</text:p>
          </table:table-cell>
          <table:table-cell office:value-type="float" office:value="0" calcext:value-type="float">
            <text:p>0</text:p>
          </table:table-cell>
          <table:table-cell office:value-type="float" office:value="35.38223" calcext:value-type="float">
            <text:p>35.38223</text:p>
          </table:table-cell>
          <table:table-cell office:value-type="float" office:value="17.13953" calcext:value-type="float">
            <text:p>17.13953</text:p>
          </table:table-cell>
          <table:table-cell office:value-type="float" office:value="31.23331" calcext:value-type="float">
            <text:p>31.23331</text:p>
          </table:table-cell>
          <table:table-cell office:value-type="float" office:value="20.63367" calcext:value-type="float">
            <text:p>20.63367</text:p>
          </table:table-cell>
          <table:table-cell office:value-type="float" office:value="29.47809" calcext:value-type="float">
            <text:p>29.47809</text:p>
          </table:table-cell>
          <table:table-cell office:value-type="float" office:value="22.61337" calcext:value-type="float">
            <text:p>22.61337</text:p>
          </table:table-cell>
          <table:table-cell office:value-type="float" office:value="28.30573" calcext:value-type="float">
            <text:p>28.30573</text:p>
          </table:table-cell>
          <table:table-cell office:value-type="float" office:value="24.19907" calcext:value-type="float">
            <text:p>24.19907</text:p>
          </table:table-cell>
          <table:table-cell office:value-type="float" office:value="27.83673" calcext:value-type="float">
            <text:p>27.83673</text:p>
          </table:table-cell>
          <table:table-cell office:value-type="float" office:value="25.14294" calcext:value-type="float">
            <text:p>25.14294</text:p>
          </table:table-cell>
          <table:table-cell office:value-type="float" office:value="28.32202" calcext:value-type="float">
            <text:p>28.32202</text:p>
          </table:table-cell>
          <table:table-cell office:value-type="float" office:value="25.97476" calcext:value-type="float">
            <text:p>25.97476</text:p>
          </table:table-cell>
          <table:table-cell office:value-type="float" office:value="28.0658" calcext:value-type="float">
            <text:p>28.0658</text:p>
          </table:table-cell>
          <table:table-cell office:value-type="float" office:value="26.3707" calcext:value-type="float">
            <text:p>26.3707</text:p>
          </table:table-cell>
          <table:table-cell office:value-type="float" office:value="27.20264" calcext:value-type="float">
            <text:p>27.20264</text:p>
          </table:table-cell>
          <table:table-cell office:value-type="float" office:value="26.45978" calcext:value-type="float">
            <text:p>26.45978</text:p>
          </table:table-cell>
          <table:table-cell office:value-type="float" office:value="25.50427" calcext:value-type="float">
            <text:p>25.50427</text:p>
          </table:table-cell>
          <table:table-cell office:value-type="float" office:value="25.38062" calcext:value-type="float">
            <text:p>25.38062</text:p>
          </table:table-cell>
          <table:table-cell office:value-type="float" office:value="23.43622" calcext:value-type="float">
            <text:p>23.43622</text:p>
          </table:table-cell>
          <table:table-cell office:value-type="float" office:value="23.36362" calcext:value-type="float">
            <text:p>23.36362</text:p>
          </table:table-cell>
          <table:table-cell office:value-type="float" office:value="21.76221" calcext:value-type="float">
            <text:p>21.76221</text:p>
          </table:table-cell>
          <table:table-cell office:value-type="float" office:value="21.66519" calcext:value-type="float">
            <text:p>21.66519</text:p>
          </table:table-cell>
          <table:table-cell office:value-type="float" office:value="20.34396" calcext:value-type="float">
            <text:p>20.34396</text:p>
          </table:table-cell>
          <table:table-cell office:value-type="float" office:value="20.25259" calcext:value-type="float">
            <text:p>20.25259</text:p>
          </table:table-cell>
          <table:table-cell office:value-type="float" office:value="19.12811" calcext:value-type="float">
            <text:p>19.12811</text:p>
          </table:table-cell>
          <table:table-cell office:value-type="float" office:value="19.05103" calcext:value-type="float">
            <text:p>19.05103</text:p>
          </table:table-cell>
          <table:table-cell office:value-type="float" office:value="18.28577" calcext:value-type="float">
            <text:p>18.28577</text:p>
          </table:table-cell>
          <table:table-cell office:value-type="float" office:value="18.21844" calcext:value-type="float">
            <text:p>18.21844</text:p>
          </table:table-cell>
          <table:table-cell office:value-type="float" office:value="35.3822" calcext:value-type="float">
            <text:p>35.3822</text:p>
          </table:table-cell>
          <table:table-cell office:value-type="float" office:value="17.13956" calcext:value-type="float">
            <text:p>17.139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1" calcext:value-type="float">
            <text:p>11082001</text:p>
          </table:table-cell>
          <table:table-cell office:value-type="float" office:value="26.23825" calcext:value-type="float">
            <text:p>26.23825</text:p>
          </table:table-cell>
          <table:table-cell office:value-type="float" office:value="28.4" calcext:value-type="float">
            <text:p>28.4</text:p>
          </table:table-cell>
          <table:table-cell office:value-type="float" office:value="12.67" calcext:value-type="float">
            <text:p>12.67</text:p>
          </table:table-cell>
          <table:table-cell office:value-type="float" office:value="1.591179" calcext:value-type="float">
            <text:p>1.591179</text:p>
          </table:table-cell>
          <table:table-cell office:value-type="float" office:value="1.13554" calcext:value-type="float">
            <text:p>1.13554</text:p>
          </table:table-cell>
          <table:table-cell office:value-type="float" office:value="143.172" calcext:value-type="float">
            <text:p>143.172</text:p>
          </table:table-cell>
          <table:table-cell office:value-type="float" office:value="0" calcext:value-type="float">
            <text:p>0</text:p>
          </table:table-cell>
          <table:table-cell office:value-type="float" office:value="37.37912" calcext:value-type="float">
            <text:p>37.37912</text:p>
          </table:table-cell>
          <table:table-cell office:value-type="float" office:value="15.05042" calcext:value-type="float">
            <text:p>15.05042</text:p>
          </table:table-cell>
          <table:table-cell office:value-type="float" office:value="31.89362" calcext:value-type="float">
            <text:p>31.89362</text:p>
          </table:table-cell>
          <table:table-cell office:value-type="float" office:value="18.83429" calcext:value-type="float">
            <text:p>18.83429</text:p>
          </table:table-cell>
          <table:table-cell office:value-type="float" office:value="29.64584" calcext:value-type="float">
            <text:p>29.64584</text:p>
          </table:table-cell>
          <table:table-cell office:value-type="float" office:value="20.95288" calcext:value-type="float">
            <text:p>20.95288</text:p>
          </table:table-cell>
          <table:table-cell office:value-type="float" office:value="28.13104" calcext:value-type="float">
            <text:p>28.13104</text:p>
          </table:table-cell>
          <table:table-cell office:value-type="float" office:value="22.68945" calcext:value-type="float">
            <text:p>22.68945</text:p>
          </table:table-cell>
          <table:table-cell office:value-type="float" office:value="27.29199" calcext:value-type="float">
            <text:p>27.29199</text:p>
          </table:table-cell>
          <table:table-cell office:value-type="float" office:value="23.74725" calcext:value-type="float">
            <text:p>23.74725</text:p>
          </table:table-cell>
          <table:table-cell office:value-type="float" office:value="26.75656" calcext:value-type="float">
            <text:p>26.75656</text:p>
          </table:table-cell>
          <table:table-cell office:value-type="float" office:value="24.72653" calcext:value-type="float">
            <text:p>24.72653</text:p>
          </table:table-cell>
          <table:table-cell office:value-type="float" office:value="26.76721" calcext:value-type="float">
            <text:p>26.76721</text:p>
          </table:table-cell>
          <table:table-cell office:value-type="float" office:value="25.30612" calcext:value-type="float">
            <text:p>25.30612</text:p>
          </table:table-cell>
          <table:table-cell office:value-type="float" office:value="26.45639" calcext:value-type="float">
            <text:p>26.45639</text:p>
          </table:table-cell>
          <table:table-cell office:value-type="float" office:value="25.76285" calcext:value-type="float">
            <text:p>25.76285</text:p>
          </table:table-cell>
          <table:table-cell office:value-type="float" office:value="25.37845" calcext:value-type="float">
            <text:p>25.37845</text:p>
          </table:table-cell>
          <table:table-cell office:value-type="float" office:value="25.095" calcext:value-type="float">
            <text:p>25.095</text:p>
          </table:table-cell>
          <table:table-cell office:value-type="float" office:value="23.45209" calcext:value-type="float">
            <text:p>23.45209</text:p>
          </table:table-cell>
          <table:table-cell office:value-type="float" office:value="23.43665" calcext:value-type="float">
            <text:p>23.43665</text:p>
          </table:table-cell>
          <table:table-cell office:value-type="float" office:value="21.84137" calcext:value-type="float">
            <text:p>21.84137</text:p>
          </table:table-cell>
          <table:table-cell office:value-type="float" office:value="21.76315" calcext:value-type="float">
            <text:p>21.76315</text:p>
          </table:table-cell>
          <table:table-cell office:value-type="float" office:value="20.43201" calcext:value-type="float">
            <text:p>20.43201</text:p>
          </table:table-cell>
          <table:table-cell office:value-type="float" office:value="20.34488" calcext:value-type="float">
            <text:p>20.34488</text:p>
          </table:table-cell>
          <table:table-cell office:value-type="float" office:value="19.20599" calcext:value-type="float">
            <text:p>19.20599</text:p>
          </table:table-cell>
          <table:table-cell office:value-type="float" office:value="19.12891" calcext:value-type="float">
            <text:p>19.12891</text:p>
          </table:table-cell>
          <table:table-cell office:value-type="float" office:value="18.35388" calcext:value-type="float">
            <text:p>18.35388</text:p>
          </table:table-cell>
          <table:table-cell office:value-type="float" office:value="18.28647" calcext:value-type="float">
            <text:p>18.28647</text:p>
          </table:table-cell>
          <table:table-cell office:value-type="float" office:value="37.37909" calcext:value-type="float">
            <text:p>37.37909</text:p>
          </table:table-cell>
          <table:table-cell office:value-type="float" office:value="15.05045" calcext:value-type="float">
            <text:p>15.050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1" calcext:value-type="float">
            <text:p>12082001</text:p>
          </table:table-cell>
          <table:table-cell office:value-type="float" office:value="15.84369" calcext:value-type="float">
            <text:p>15.84369</text:p>
          </table:table-cell>
          <table:table-cell office:value-type="float" office:value="29.16" calcext:value-type="float">
            <text:p>29.16</text:p>
          </table:table-cell>
          <table:table-cell office:value-type="float" office:value="16.39" calcext:value-type="float">
            <text:p>16.39</text:p>
          </table:table-cell>
          <table:table-cell office:value-type="float" office:value="1.696896" calcext:value-type="float">
            <text:p>1.696896</text:p>
          </table:table-cell>
          <table:table-cell office:value-type="float" office:value="1.299466" calcext:value-type="float">
            <text:p>1.299466</text:p>
          </table:table-cell>
          <table:table-cell office:value-type="float" office:value="151.884" calcext:value-type="float">
            <text:p>151.884</text:p>
          </table:table-cell>
          <table:table-cell office:value-type="float" office:value="0" calcext:value-type="float">
            <text:p>0</text:p>
          </table:table-cell>
          <table:table-cell office:value-type="float" office:value="35.51859" calcext:value-type="float">
            <text:p>35.51859</text:p>
          </table:table-cell>
          <table:table-cell office:value-type="float" office:value="18.25116" calcext:value-type="float">
            <text:p>18.25116</text:p>
          </table:table-cell>
          <table:table-cell office:value-type="float" office:value="29.36896" calcext:value-type="float">
            <text:p>29.36896</text:p>
          </table:table-cell>
          <table:table-cell office:value-type="float" office:value="20.98746" calcext:value-type="float">
            <text:p>20.98746</text:p>
          </table:table-cell>
          <table:table-cell office:value-type="float" office:value="27.96191" calcext:value-type="float">
            <text:p>27.96191</text:p>
          </table:table-cell>
          <table:table-cell office:value-type="float" office:value="22.46466" calcext:value-type="float">
            <text:p>22.46466</text:p>
          </table:table-cell>
          <table:table-cell office:value-type="float" office:value="27.16217" calcext:value-type="float">
            <text:p>27.16217</text:p>
          </table:table-cell>
          <table:table-cell office:value-type="float" office:value="23.63425" calcext:value-type="float">
            <text:p>23.63425</text:p>
          </table:table-cell>
          <table:table-cell office:value-type="float" office:value="26.65131" calcext:value-type="float">
            <text:p>26.65131</text:p>
          </table:table-cell>
          <table:table-cell office:value-type="float" office:value="24.32993" calcext:value-type="float">
            <text:p>24.32993</text:p>
          </table:table-cell>
          <table:table-cell office:value-type="float" office:value="26.42813" calcext:value-type="float">
            <text:p>26.42813</text:p>
          </table:table-cell>
          <table:table-cell office:value-type="float" office:value="24.95865" calcext:value-type="float">
            <text:p>24.95865</text:p>
          </table:table-cell>
          <table:table-cell office:value-type="float" office:value="26.21857" calcext:value-type="float">
            <text:p>26.21857</text:p>
          </table:table-cell>
          <table:table-cell office:value-type="float" office:value="25.27106" calcext:value-type="float">
            <text:p>25.27106</text:p>
          </table:table-cell>
          <table:table-cell office:value-type="float" office:value="25.77628" calcext:value-type="float">
            <text:p>25.77628</text:p>
          </table:table-cell>
          <table:table-cell office:value-type="float" office:value="25.45102" calcext:value-type="float">
            <text:p>25.45102</text:p>
          </table:table-cell>
          <table:table-cell office:value-type="float" office:value="25.09201" calcext:value-type="float">
            <text:p>25.09201</text:p>
          </table:table-cell>
          <table:table-cell office:value-type="float" office:value="24.8298" calcext:value-type="float">
            <text:p>24.8298</text:p>
          </table:table-cell>
          <table:table-cell office:value-type="float" office:value="23.44818" calcext:value-type="float">
            <text:p>23.44818</text:p>
          </table:table-cell>
          <table:table-cell office:value-type="float" office:value="23.40698" calcext:value-type="float">
            <text:p>23.40698</text:p>
          </table:table-cell>
          <table:table-cell office:value-type="float" office:value="21.89304" calcext:value-type="float">
            <text:p>21.89304</text:p>
          </table:table-cell>
          <table:table-cell office:value-type="float" office:value="21.84207" calcext:value-type="float">
            <text:p>21.84207</text:p>
          </table:table-cell>
          <table:table-cell office:value-type="float" office:value="20.51205" calcext:value-type="float">
            <text:p>20.51205</text:p>
          </table:table-cell>
          <table:table-cell office:value-type="float" office:value="20.43292" calcext:value-type="float">
            <text:p>20.43292</text:p>
          </table:table-cell>
          <table:table-cell office:value-type="float" office:value="19.28329" calcext:value-type="float">
            <text:p>19.28329</text:p>
          </table:table-cell>
          <table:table-cell office:value-type="float" office:value="19.20679" calcext:value-type="float">
            <text:p>19.20679</text:p>
          </table:table-cell>
          <table:table-cell office:value-type="float" office:value="18.42462" calcext:value-type="float">
            <text:p>18.42462</text:p>
          </table:table-cell>
          <table:table-cell office:value-type="float" office:value="18.35458" calcext:value-type="float">
            <text:p>18.35458</text:p>
          </table:table-cell>
          <table:table-cell office:value-type="float" office:value="35.51855" calcext:value-type="float">
            <text:p>35.51855</text:p>
          </table:table-cell>
          <table:table-cell office:value-type="float" office:value="18.25116" calcext:value-type="float">
            <text:p>18.251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1" calcext:value-type="float">
            <text:p>13082001</text:p>
          </table:table-cell>
          <table:table-cell office:value-type="float" office:value="25.51243" calcext:value-type="float">
            <text:p>25.51243</text:p>
          </table:table-cell>
          <table:table-cell office:value-type="float" office:value="29.28" calcext:value-type="float">
            <text:p>29.28</text:p>
          </table:table-cell>
          <table:table-cell office:value-type="float" office:value="15.9" calcext:value-type="float">
            <text:p>15.9</text:p>
          </table:table-cell>
          <table:table-cell office:value-type="float" office:value="1.753654" calcext:value-type="float">
            <text:p>1.753654</text:p>
          </table:table-cell>
          <table:table-cell office:value-type="float" office:value="1.092924" calcext:value-type="float">
            <text:p>1.092924</text:p>
          </table:table-cell>
          <table:table-cell office:value-type="float" office:value="146.736" calcext:value-type="float">
            <text:p>146.736</text:p>
          </table:table-cell>
          <table:table-cell office:value-type="float" office:value="0" calcext:value-type="float">
            <text:p>0</text:p>
          </table:table-cell>
          <table:table-cell office:value-type="float" office:value="37.57562" calcext:value-type="float">
            <text:p>37.57562</text:p>
          </table:table-cell>
          <table:table-cell office:value-type="float" office:value="17.78528" calcext:value-type="float">
            <text:p>17.78528</text:p>
          </table:table-cell>
          <table:table-cell office:value-type="float" office:value="32.02609" calcext:value-type="float">
            <text:p>32.02609</text:p>
          </table:table-cell>
          <table:table-cell office:value-type="float" office:value="20.46722" calcext:value-type="float">
            <text:p>20.46722</text:p>
          </table:table-cell>
          <table:table-cell office:value-type="float" office:value="29.75296" calcext:value-type="float">
            <text:p>29.75296</text:p>
          </table:table-cell>
          <table:table-cell office:value-type="float" office:value="21.93021" calcext:value-type="float">
            <text:p>21.93021</text:p>
          </table:table-cell>
          <table:table-cell office:value-type="float" office:value="28.10361" calcext:value-type="float">
            <text:p>28.10361</text:p>
          </table:table-cell>
          <table:table-cell office:value-type="float" office:value="23.09613" calcext:value-type="float">
            <text:p>23.09613</text:p>
          </table:table-cell>
          <table:table-cell office:value-type="float" office:value="27.15399" calcext:value-type="float">
            <text:p>27.15399</text:p>
          </table:table-cell>
          <table:table-cell office:value-type="float" office:value="23.80386" calcext:value-type="float">
            <text:p>23.80386</text:p>
          </table:table-cell>
          <table:table-cell office:value-type="float" office:value="26.31909" calcext:value-type="float">
            <text:p>26.31909</text:p>
          </table:table-cell>
          <table:table-cell office:value-type="float" office:value="24.46524" calcext:value-type="float">
            <text:p>24.46524</text:p>
          </table:table-cell>
          <table:table-cell office:value-type="float" office:value="25.83392" calcext:value-type="float">
            <text:p>25.83392</text:p>
          </table:table-cell>
          <table:table-cell office:value-type="float" office:value="24.83047" calcext:value-type="float">
            <text:p>24.83047</text:p>
          </table:table-cell>
          <table:table-cell office:value-type="float" office:value="25.46078" calcext:value-type="float">
            <text:p>25.46078</text:p>
          </table:table-cell>
          <table:table-cell office:value-type="float" office:value="25.11618" calcext:value-type="float">
            <text:p>25.11618</text:p>
          </table:table-cell>
          <table:table-cell office:value-type="float" office:value="24.82742" calcext:value-type="float">
            <text:p>24.82742</text:p>
          </table:table-cell>
          <table:table-cell office:value-type="float" office:value="24.59726" calcext:value-type="float">
            <text:p>24.59726</text:p>
          </table:table-cell>
          <table:table-cell office:value-type="float" office:value="23.40637" calcext:value-type="float">
            <text:p>23.40637</text:p>
          </table:table-cell>
          <table:table-cell office:value-type="float" office:value="23.33939" calcext:value-type="float">
            <text:p>23.33939</text:p>
          </table:table-cell>
          <table:table-cell office:value-type="float" office:value="21.92001" calcext:value-type="float">
            <text:p>21.92001</text:p>
          </table:table-cell>
          <table:table-cell office:value-type="float" office:value="21.89343" calcext:value-type="float">
            <text:p>21.89343</text:p>
          </table:table-cell>
          <table:table-cell office:value-type="float" office:value="20.58188" calcext:value-type="float">
            <text:p>20.58188</text:p>
          </table:table-cell>
          <table:table-cell office:value-type="float" office:value="20.51285" calcext:value-type="float">
            <text:p>20.51285</text:p>
          </table:table-cell>
          <table:table-cell office:value-type="float" office:value="19.35846" calcext:value-type="float">
            <text:p>19.35846</text:p>
          </table:table-cell>
          <table:table-cell office:value-type="float" office:value="19.28412" calcext:value-type="float">
            <text:p>19.28412</text:p>
          </table:table-cell>
          <table:table-cell office:value-type="float" office:value="18.49509" calcext:value-type="float">
            <text:p>18.49509</text:p>
          </table:table-cell>
          <table:table-cell office:value-type="float" office:value="18.42538" calcext:value-type="float">
            <text:p>18.42538</text:p>
          </table:table-cell>
          <table:table-cell office:value-type="float" office:value="37.57559" calcext:value-type="float">
            <text:p>37.57559</text:p>
          </table:table-cell>
          <table:table-cell office:value-type="float" office:value="17.78531" calcext:value-type="float">
            <text:p>17.785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1" calcext:value-type="float">
            <text:p>14082001</text:p>
          </table:table-cell>
          <table:table-cell office:value-type="float" office:value="9.165961" calcext:value-type="float">
            <text:p>9.165961</text:p>
          </table:table-cell>
          <table:table-cell office:value-type="float" office:value="25.96" calcext:value-type="float">
            <text:p>25.96</text:p>
          </table:table-cell>
          <table:table-cell office:value-type="float" office:value="15.09" calcext:value-type="float">
            <text:p>15.09</text:p>
          </table:table-cell>
          <table:table-cell office:value-type="float" office:value="1.932032" calcext:value-type="float">
            <text:p>1.932032</text:p>
          </table:table-cell>
          <table:table-cell office:value-type="float" office:value="1.335682" calcext:value-type="float">
            <text:p>1.335682</text:p>
          </table:table-cell>
          <table:table-cell office:value-type="float" office:value="231.552" calcext:value-type="float">
            <text:p>231.552</text:p>
          </table:table-cell>
          <table:table-cell office:value-type="float" office:value="6.3" calcext:value-type="float">
            <text:p>6.3</text:p>
          </table:table-cell>
          <table:table-cell office:value-type="float" office:value="30.83038" calcext:value-type="float">
            <text:p>30.83038</text:p>
          </table:table-cell>
          <table:table-cell office:value-type="float" office:value="17.07043" calcext:value-type="float">
            <text:p>17.07043</text:p>
          </table:table-cell>
          <table:table-cell office:value-type="float" office:value="27.18094" calcext:value-type="float">
            <text:p>27.18094</text:p>
          </table:table-cell>
          <table:table-cell office:value-type="float" office:value="20.05215" calcext:value-type="float">
            <text:p>20.05215</text:p>
          </table:table-cell>
          <table:table-cell office:value-type="float" office:value="26.01147" calcext:value-type="float">
            <text:p>26.01147</text:p>
          </table:table-cell>
          <table:table-cell office:value-type="float" office:value="21.68964" calcext:value-type="float">
            <text:p>21.68964</text:p>
          </table:table-cell>
          <table:table-cell office:value-type="float" office:value="25.73068" calcext:value-type="float">
            <text:p>25.73068</text:p>
          </table:table-cell>
          <table:table-cell office:value-type="float" office:value="22.98026" calcext:value-type="float">
            <text:p>22.98026</text:p>
          </table:table-cell>
          <table:table-cell office:value-type="float" office:value="26.03336" calcext:value-type="float">
            <text:p>26.03336</text:p>
          </table:table-cell>
          <table:table-cell office:value-type="float" office:value="23.71851" calcext:value-type="float">
            <text:p>23.71851</text:p>
          </table:table-cell>
          <table:table-cell office:value-type="float" office:value="26.1431" calcext:value-type="float">
            <text:p>26.1431</text:p>
          </table:table-cell>
          <table:table-cell office:value-type="float" office:value="24.31232" calcext:value-type="float">
            <text:p>24.31232</text:p>
          </table:table-cell>
          <table:table-cell office:value-type="float" office:value="25.81735" calcext:value-type="float">
            <text:p>25.81735</text:p>
          </table:table-cell>
          <table:table-cell office:value-type="float" office:value="24.62042" calcext:value-type="float">
            <text:p>24.62042</text:p>
          </table:table-cell>
          <table:table-cell office:value-type="float" office:value="25.22058" calcext:value-type="float">
            <text:p>25.22058</text:p>
          </table:table-cell>
          <table:table-cell office:value-type="float" office:value="24.81262" calcext:value-type="float">
            <text:p>24.81262</text:p>
          </table:table-cell>
          <table:table-cell office:value-type="float" office:value="24.59531" calcext:value-type="float">
            <text:p>24.59531</text:p>
          </table:table-cell>
          <table:table-cell office:value-type="float" office:value="24.40341" calcext:value-type="float">
            <text:p>24.40341</text:p>
          </table:table-cell>
          <table:table-cell office:value-type="float" office:value="23.33862" calcext:value-type="float">
            <text:p>23.33862</text:p>
          </table:table-cell>
          <table:table-cell office:value-type="float" office:value="23.26132" calcext:value-type="float">
            <text:p>23.26132</text:p>
          </table:table-cell>
          <table:table-cell office:value-type="float" office:value="21.92834" calcext:value-type="float">
            <text:p>21.92834</text:p>
          </table:table-cell>
          <table:table-cell office:value-type="float" office:value="21.92023" calcext:value-type="float">
            <text:p>21.92023</text:p>
          </table:table-cell>
          <table:table-cell office:value-type="float" office:value="20.6398" calcext:value-type="float">
            <text:p>20.6398</text:p>
          </table:table-cell>
          <table:table-cell office:value-type="float" office:value="20.58252" calcext:value-type="float">
            <text:p>20.58252</text:p>
          </table:table-cell>
          <table:table-cell office:value-type="float" office:value="19.4296" calcext:value-type="float">
            <text:p>19.4296</text:p>
          </table:table-cell>
          <table:table-cell office:value-type="float" office:value="19.35922" calcext:value-type="float">
            <text:p>19.35922</text:p>
          </table:table-cell>
          <table:table-cell office:value-type="float" office:value="18.56348" calcext:value-type="float">
            <text:p>18.56348</text:p>
          </table:table-cell>
          <table:table-cell office:value-type="float" office:value="18.49579" calcext:value-type="float">
            <text:p>18.49579</text:p>
          </table:table-cell>
          <table:table-cell office:value-type="float" office:value="30.83038" calcext:value-type="float">
            <text:p>30.83038</text:p>
          </table:table-cell>
          <table:table-cell office:value-type="float" office:value="17.07043" calcext:value-type="float">
            <text:p>17.070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1" calcext:value-type="float">
            <text:p>15082001</text:p>
          </table:table-cell>
          <table:table-cell office:value-type="float" office:value="9.083879" calcext:value-type="float">
            <text:p>9.083879</text:p>
          </table:table-cell>
          <table:table-cell office:value-type="float" office:value="23.34" calcext:value-type="float">
            <text:p>23.34</text:p>
          </table:table-cell>
          <table:table-cell office:value-type="float" office:value="15.22" calcext:value-type="float">
            <text:p>15.22</text:p>
          </table:table-cell>
          <table:table-cell office:value-type="float" office:value="1.894695" calcext:value-type="float">
            <text:p>1.894695</text:p>
          </table:table-cell>
          <table:table-cell office:value-type="float" office:value="1.518626" calcext:value-type="float">
            <text:p>1.518626</text:p>
          </table:table-cell>
          <table:table-cell office:value-type="float" office:value="242.928" calcext:value-type="float">
            <text:p>242.928</text:p>
          </table:table-cell>
          <table:table-cell office:value-type="float" office:value="29.7" calcext:value-type="float">
            <text:p>29.7</text:p>
          </table:table-cell>
          <table:table-cell office:value-type="float" office:value="22.57123" calcext:value-type="float">
            <text:p>22.57123</text:p>
          </table:table-cell>
          <table:table-cell office:value-type="float" office:value="16.34827" calcext:value-type="float">
            <text:p>16.34827</text:p>
          </table:table-cell>
          <table:table-cell office:value-type="float" office:value="21.8989" calcext:value-type="float">
            <text:p>21.8989</text:p>
          </table:table-cell>
          <table:table-cell office:value-type="float" office:value="18.27728" calcext:value-type="float">
            <text:p>18.27728</text:p>
          </table:table-cell>
          <table:table-cell office:value-type="float" office:value="22.53351" calcext:value-type="float">
            <text:p>22.53351</text:p>
          </table:table-cell>
          <table:table-cell office:value-type="float" office:value="19.69205" calcext:value-type="float">
            <text:p>19.69205</text:p>
          </table:table-cell>
          <table:table-cell office:value-type="float" office:value="23.78421" calcext:value-type="float">
            <text:p>23.78421</text:p>
          </table:table-cell>
          <table:table-cell office:value-type="float" office:value="20.98935" calcext:value-type="float">
            <text:p>20.98935</text:p>
          </table:table-cell>
          <table:table-cell office:value-type="float" office:value="24.32059" calcext:value-type="float">
            <text:p>24.32059</text:p>
          </table:table-cell>
          <table:table-cell office:value-type="float" office:value="21.80313" calcext:value-type="float">
            <text:p>21.80313</text:p>
          </table:table-cell>
          <table:table-cell office:value-type="float" office:value="24.75366" calcext:value-type="float">
            <text:p>24.75366</text:p>
          </table:table-cell>
          <table:table-cell office:value-type="float" office:value="22.61679" calcext:value-type="float">
            <text:p>22.61679</text:p>
          </table:table-cell>
          <table:table-cell office:value-type="float" office:value="24.83444" calcext:value-type="float">
            <text:p>24.83444</text:p>
          </table:table-cell>
          <table:table-cell office:value-type="float" office:value="23.2182" calcext:value-type="float">
            <text:p>23.2182</text:p>
          </table:table-cell>
          <table:table-cell office:value-type="float" office:value="24.81012" calcext:value-type="float">
            <text:p>24.81012</text:p>
          </table:table-cell>
          <table:table-cell office:value-type="float" office:value="23.9743" calcext:value-type="float">
            <text:p>23.9743</text:p>
          </table:table-cell>
          <table:table-cell office:value-type="float" office:value="24.40097" calcext:value-type="float">
            <text:p>24.40097</text:p>
          </table:table-cell>
          <table:table-cell office:value-type="float" office:value="24.09879" calcext:value-type="float">
            <text:p>24.09879</text:p>
          </table:table-cell>
          <table:table-cell office:value-type="float" office:value="23.26044" calcext:value-type="float">
            <text:p>23.26044</text:p>
          </table:table-cell>
          <table:table-cell office:value-type="float" office:value="23.16534" calcext:value-type="float">
            <text:p>23.16534</text:p>
          </table:table-cell>
          <table:table-cell office:value-type="float" office:value="21.92847" calcext:value-type="float">
            <text:p>21.92847</text:p>
          </table:table-cell>
          <table:table-cell office:value-type="float" office:value="21.92267" calcext:value-type="float">
            <text:p>21.92267</text:p>
          </table:table-cell>
          <table:table-cell office:value-type="float" office:value="20.68723" calcext:value-type="float">
            <text:p>20.68723</text:p>
          </table:table-cell>
          <table:table-cell office:value-type="float" office:value="20.64038" calcext:value-type="float">
            <text:p>20.64038</text:p>
          </table:table-cell>
          <table:table-cell office:value-type="float" office:value="19.49606" calcext:value-type="float">
            <text:p>19.49606</text:p>
          </table:table-cell>
          <table:table-cell office:value-type="float" office:value="19.43033" calcext:value-type="float">
            <text:p>19.43033</text:p>
          </table:table-cell>
          <table:table-cell office:value-type="float" office:value="18.63116" calcext:value-type="float">
            <text:p>18.63116</text:p>
          </table:table-cell>
          <table:table-cell office:value-type="float" office:value="18.56418" calcext:value-type="float">
            <text:p>18.56418</text:p>
          </table:table-cell>
          <table:table-cell office:value-type="float" office:value="23.0289" calcext:value-type="float">
            <text:p>23.0289</text:p>
          </table:table-cell>
          <table:table-cell office:value-type="float" office:value="15.14423" calcext:value-type="float">
            <text:p>15.144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1" calcext:value-type="float">
            <text:p>16082001</text:p>
          </table:table-cell>
          <table:table-cell office:value-type="float" office:value="26.33762" calcext:value-type="float">
            <text:p>26.33762</text:p>
          </table:table-cell>
          <table:table-cell office:value-type="float" office:value="25.43" calcext:value-type="float">
            <text:p>25.43</text:p>
          </table:table-cell>
          <table:table-cell office:value-type="float" office:value="14.16" calcext:value-type="float">
            <text:p>14.16</text:p>
          </table:table-cell>
          <table:table-cell office:value-type="float" office:value="1.606237" calcext:value-type="float">
            <text:p>1.606237</text:p>
          </table:table-cell>
          <table:table-cell office:value-type="float" office:value="1.201352" calcext:value-type="float">
            <text:p>1.201352</text:p>
          </table:table-cell>
          <table:table-cell office:value-type="float" office:value="221.256" calcext:value-type="float">
            <text:p>221.256</text:p>
          </table:table-cell>
          <table:table-cell office:value-type="float" office:value="0" calcext:value-type="float">
            <text:p>0</text:p>
          </table:table-cell>
          <table:table-cell office:value-type="float" office:value="26.97421" calcext:value-type="float">
            <text:p>26.97421</text:p>
          </table:table-cell>
          <table:table-cell office:value-type="float" office:value="15.57541" calcext:value-type="float">
            <text:p>15.57541</text:p>
          </table:table-cell>
          <table:table-cell office:value-type="float" office:value="24.53461" calcext:value-type="float">
            <text:p>24.53461</text:p>
          </table:table-cell>
          <table:table-cell office:value-type="float" office:value="17.33099" calcext:value-type="float">
            <text:p>17.33099</text:p>
          </table:table-cell>
          <table:table-cell office:value-type="float" office:value="23.38943" calcext:value-type="float">
            <text:p>23.38943</text:p>
          </table:table-cell>
          <table:table-cell office:value-type="float" office:value="18.48666" calcext:value-type="float">
            <text:p>18.48666</text:p>
          </table:table-cell>
          <table:table-cell office:value-type="float" office:value="22.87692" calcext:value-type="float">
            <text:p>22.87692</text:p>
          </table:table-cell>
          <table:table-cell office:value-type="float" office:value="19.66278" calcext:value-type="float">
            <text:p>19.66278</text:p>
          </table:table-cell>
          <table:table-cell office:value-type="float" office:value="22.68341" calcext:value-type="float">
            <text:p>22.68341</text:p>
          </table:table-cell>
          <table:table-cell office:value-type="float" office:value="20.57602" calcext:value-type="float">
            <text:p>20.57602</text:p>
          </table:table-cell>
          <table:table-cell office:value-type="float" office:value="22.6474" calcext:value-type="float">
            <text:p>22.6474</text:p>
          </table:table-cell>
          <table:table-cell office:value-type="float" office:value="21.55255" calcext:value-type="float">
            <text:p>21.55255</text:p>
          </table:table-cell>
          <table:table-cell office:value-type="float" office:value="23.20648" calcext:value-type="float">
            <text:p>23.20648</text:p>
          </table:table-cell>
          <table:table-cell office:value-type="float" office:value="22.35382" calcext:value-type="float">
            <text:p>22.35382</text:p>
          </table:table-cell>
          <table:table-cell office:value-type="float" office:value="23.96582" calcext:value-type="float">
            <text:p>23.96582</text:p>
          </table:table-cell>
          <table:table-cell office:value-type="float" office:value="23.22256" calcext:value-type="float">
            <text:p>23.22256</text:p>
          </table:table-cell>
          <table:table-cell office:value-type="float" office:value="24.09457" calcext:value-type="float">
            <text:p>24.09457</text:p>
          </table:table-cell>
          <table:table-cell office:value-type="float" office:value="23.64651" calcext:value-type="float">
            <text:p>23.64651</text:p>
          </table:table-cell>
          <table:table-cell office:value-type="float" office:value="23.16412" calcext:value-type="float">
            <text:p>23.16412</text:p>
          </table:table-cell>
          <table:table-cell office:value-type="float" office:value="23.02182" calcext:value-type="float">
            <text:p>23.02182</text:p>
          </table:table-cell>
          <table:table-cell office:value-type="float" office:value="21.92255" calcext:value-type="float">
            <text:p>21.92255</text:p>
          </table:table-cell>
          <table:table-cell office:value-type="float" office:value="21.89789" calcext:value-type="float">
            <text:p>21.89789</text:p>
          </table:table-cell>
          <table:table-cell office:value-type="float" office:value="20.72379" calcext:value-type="float">
            <text:p>20.72379</text:p>
          </table:table-cell>
          <table:table-cell office:value-type="float" office:value="20.68765" calcext:value-type="float">
            <text:p>20.68765</text:p>
          </table:table-cell>
          <table:table-cell office:value-type="float" office:value="19.55692" calcext:value-type="float">
            <text:p>19.55692</text:p>
          </table:table-cell>
          <table:table-cell office:value-type="float" office:value="19.49673" calcext:value-type="float">
            <text:p>19.49673</text:p>
          </table:table-cell>
          <table:table-cell office:value-type="float" office:value="18.69666" calcext:value-type="float">
            <text:p>18.69666</text:p>
          </table:table-cell>
          <table:table-cell office:value-type="float" office:value="18.6319" calcext:value-type="float">
            <text:p>18.6319</text:p>
          </table:table-cell>
          <table:table-cell office:value-type="float" office:value="28.51987" calcext:value-type="float">
            <text:p>28.51987</text:p>
          </table:table-cell>
          <table:table-cell office:value-type="float" office:value="14.17374" calcext:value-type="float">
            <text:p>14.173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1" calcext:value-type="float">
            <text:p>17082001</text:p>
          </table:table-cell>
          <table:table-cell office:value-type="float" office:value="23.50594" calcext:value-type="float">
            <text:p>23.50594</text:p>
          </table:table-cell>
          <table:table-cell office:value-type="float" office:value="28.21" calcext:value-type="float">
            <text:p>28.21</text:p>
          </table:table-cell>
          <table:table-cell office:value-type="float" office:value="12.74" calcext:value-type="float">
            <text:p>12.74</text:p>
          </table:table-cell>
          <table:table-cell office:value-type="float" office:value="2.07388" calcext:value-type="float">
            <text:p>2.07388</text:p>
          </table:table-cell>
          <table:table-cell office:value-type="float" office:value="1.292487" calcext:value-type="float">
            <text:p>1.292487</text:p>
          </table:table-cell>
          <table:table-cell office:value-type="float" office:value="193.212" calcext:value-type="float">
            <text:p>193.212</text:p>
          </table:table-cell>
          <table:table-cell office:value-type="float" office:value="0" calcext:value-type="float">
            <text:p>0</text:p>
          </table:table-cell>
          <table:table-cell office:value-type="float" office:value="28.51956" calcext:value-type="float">
            <text:p>28.51956</text:p>
          </table:table-cell>
          <table:table-cell office:value-type="float" office:value="13.7438" calcext:value-type="float">
            <text:p>13.7438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15.7117" calcext:value-type="float">
            <text:p>15.7117</text:p>
          </table:table-cell>
          <table:table-cell office:value-type="float" office:value="23.85699" calcext:value-type="float">
            <text:p>23.85699</text:p>
          </table:table-cell>
          <table:table-cell office:value-type="float" office:value="17.47485" calcext:value-type="float">
            <text:p>17.47485</text:p>
          </table:table-cell>
          <table:table-cell office:value-type="float" office:value="23.12161" calcext:value-type="float">
            <text:p>23.12161</text:p>
          </table:table-cell>
          <table:table-cell office:value-type="float" office:value="18.97687" calcext:value-type="float">
            <text:p>18.97687</text:p>
          </table:table-cell>
          <table:table-cell office:value-type="float" office:value="22.77359" calcext:value-type="float">
            <text:p>22.77359</text:p>
          </table:table-cell>
          <table:table-cell office:value-type="float" office:value="20.00073" calcext:value-type="float">
            <text:p>20.00073</text:p>
          </table:table-cell>
          <table:table-cell office:value-type="float" office:value="22.5741" calcext:value-type="float">
            <text:p>22.5741</text:p>
          </table:table-cell>
          <table:table-cell office:value-type="float" office:value="21.04254" calcext:value-type="float">
            <text:p>21.04254</text:p>
          </table:table-cell>
          <table:table-cell office:value-type="float" office:value="22.81381" calcext:value-type="float">
            <text:p>22.81381</text:p>
          </table:table-cell>
          <table:table-cell office:value-type="float" office:value="21.82901" calcext:value-type="float">
            <text:p>21.82901</text:p>
          </table:table-cell>
          <table:table-cell office:value-type="float" office:value="23.22046" calcext:value-type="float">
            <text:p>23.22046</text:p>
          </table:table-cell>
          <table:table-cell office:value-type="float" office:value="22.73856" calcext:value-type="float">
            <text:p>22.73856</text:p>
          </table:table-cell>
          <table:table-cell office:value-type="float" office:value="23.64209" calcext:value-type="float">
            <text:p>23.64209</text:p>
          </table:table-cell>
          <table:table-cell office:value-type="float" office:value="23.22849" calcext:value-type="float">
            <text:p>23.22849</text:p>
          </table:table-cell>
          <table:table-cell office:value-type="float" office:value="23.02002" calcext:value-type="float">
            <text:p>23.02002</text:p>
          </table:table-cell>
          <table:table-cell office:value-type="float" office:value="22.83847" calcext:value-type="float">
            <text:p>22.83847</text:p>
          </table:table-cell>
          <table:table-cell office:value-type="float" office:value="21.89752" calcext:value-type="float">
            <text:p>21.89752</text:p>
          </table:table-cell>
          <table:table-cell office:value-type="float" office:value="21.8479" calcext:value-type="float">
            <text:p>21.8479</text:p>
          </table:table-cell>
          <table:table-cell office:value-type="float" office:value="20.74762" calcext:value-type="float">
            <text:p>20.74762</text:p>
          </table:table-cell>
          <table:table-cell office:value-type="float" office:value="20.72409" calcext:value-type="float">
            <text:p>20.72409</text:p>
          </table:table-cell>
          <table:table-cell office:value-type="float" office:value="19.61203" calcext:value-type="float">
            <text:p>19.61203</text:p>
          </table:table-cell>
          <table:table-cell office:value-type="float" office:value="19.5575" calcext:value-type="float">
            <text:p>19.5575</text:p>
          </table:table-cell>
          <table:table-cell office:value-type="float" office:value="18.75867" calcext:value-type="float">
            <text:p>18.75867</text:p>
          </table:table-cell>
          <table:table-cell office:value-type="float" office:value="18.69733" calcext:value-type="float">
            <text:p>18.69733</text:p>
          </table:table-cell>
          <table:table-cell office:value-type="float" office:value="30.12347" calcext:value-type="float">
            <text:p>30.12347</text:p>
          </table:table-cell>
          <table:table-cell office:value-type="float" office:value="12.56091" calcext:value-type="float">
            <text:p>12.560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1" calcext:value-type="float">
            <text:p>18082001</text:p>
          </table:table-cell>
          <table:table-cell office:value-type="float" office:value="25.57041" calcext:value-type="float">
            <text:p>25.57041</text:p>
          </table:table-cell>
          <table:table-cell office:value-type="float" office:value="25.27" calcext:value-type="float">
            <text:p>25.27</text:p>
          </table:table-cell>
          <table:table-cell office:value-type="float" office:value="14.17" calcext:value-type="float">
            <text:p>14.17</text:p>
          </table:table-cell>
          <table:table-cell office:value-type="float" office:value="1.744088" calcext:value-type="float">
            <text:p>1.744088</text:p>
          </table:table-cell>
          <table:table-cell office:value-type="float" office:value="1.240746" calcext:value-type="float">
            <text:p>1.240746</text:p>
          </table:table-cell>
          <table:table-cell office:value-type="float" office:value="272.628" calcext:value-type="float">
            <text:p>272.628</text:p>
          </table:table-cell>
          <table:table-cell office:value-type="float" office:value="0" calcext:value-type="float">
            <text:p>0</text:p>
          </table:table-cell>
          <table:table-cell office:value-type="float" office:value="33.81985" calcext:value-type="float">
            <text:p>33.81985</text:p>
          </table:table-cell>
          <table:table-cell office:value-type="float" office:value="16.81494" calcext:value-type="float">
            <text:p>16.81494</text:p>
          </table:table-cell>
          <table:table-cell office:value-type="float" office:value="27.65085" calcext:value-type="float">
            <text:p>27.65085</text:p>
          </table:table-cell>
          <table:table-cell office:value-type="float" office:value="18.7215" calcext:value-type="float">
            <text:p>18.7215</text:p>
          </table:table-cell>
          <table:table-cell office:value-type="float" office:value="25.62625" calcext:value-type="float">
            <text:p>25.62625</text:p>
          </table:table-cell>
          <table:table-cell office:value-type="float" office:value="19.8316" calcext:value-type="float">
            <text:p>19.8316</text:p>
          </table:table-cell>
          <table:table-cell office:value-type="float" office:value="24.42865" calcext:value-type="float">
            <text:p>24.42865</text:p>
          </table:table-cell>
          <table:table-cell office:value-type="float" office:value="20.68216" calcext:value-type="float">
            <text:p>20.68216</text:p>
          </table:table-cell>
          <table:table-cell office:value-type="float" office:value="23.76306" calcext:value-type="float">
            <text:p>23.76306</text:p>
          </table:table-cell>
          <table:table-cell office:value-type="float" office:value="21.23099" calcext:value-type="float">
            <text:p>21.23099</text:p>
          </table:table-cell>
          <table:table-cell office:value-type="float" office:value="23.21799" calcext:value-type="float">
            <text:p>23.21799</text:p>
          </table:table-cell>
          <table:table-cell office:value-type="float" office:value="21.77753" calcext:value-type="float">
            <text:p>21.77753</text:p>
          </table:table-cell>
          <table:table-cell office:value-type="float" office:value="22.97699" calcext:value-type="float">
            <text:p>22.97699</text:p>
          </table:table-cell>
          <table:table-cell office:value-type="float" office:value="22.16879" calcext:value-type="float">
            <text:p>22.16879</text:p>
          </table:table-cell>
          <table:table-cell office:value-type="float" office:value="22.76743" calcext:value-type="float">
            <text:p>22.76743</text:p>
          </table:table-cell>
          <table:table-cell office:value-type="float" office:value="22.6445" calcext:value-type="float">
            <text:p>22.6445</text:p>
          </table:table-cell>
          <table:table-cell office:value-type="float" office:value="23.22467" calcext:value-type="float">
            <text:p>23.22467</text:p>
          </table:table-cell>
          <table:table-cell office:value-type="float" office:value="22.93637" calcext:value-type="float">
            <text:p>22.93637</text:p>
          </table:table-cell>
          <table:table-cell office:value-type="float" office:value="22.83643" calcext:value-type="float">
            <text:p>22.83643</text:p>
          </table:table-cell>
          <table:table-cell office:value-type="float" office:value="22.64563" calcext:value-type="float">
            <text:p>22.64563</text:p>
          </table:table-cell>
          <table:table-cell office:value-type="float" office:value="21.84723" calcext:value-type="float">
            <text:p>21.84723</text:p>
          </table:table-cell>
          <table:table-cell office:value-type="float" office:value="21.77689" calcext:value-type="float">
            <text:p>21.77689</text:p>
          </table:table-cell>
          <table:table-cell office:value-type="float" office:value="20.758" calcext:value-type="float">
            <text:p>20.758</text:p>
          </table:table-cell>
          <table:table-cell office:value-type="float" office:value="20.7478" calcext:value-type="float">
            <text:p>20.7478</text:p>
          </table:table-cell>
          <table:table-cell office:value-type="float" office:value="19.66006" calcext:value-type="float">
            <text:p>19.66006</text:p>
          </table:table-cell>
          <table:table-cell office:value-type="float" office:value="19.61255" calcext:value-type="float">
            <text:p>19.61255</text:p>
          </table:table-cell>
          <table:table-cell office:value-type="float" office:value="18.81671" calcext:value-type="float">
            <text:p>18.81671</text:p>
          </table:table-cell>
          <table:table-cell office:value-type="float" office:value="18.75931" calcext:value-type="float">
            <text:p>18.75931</text:p>
          </table:table-cell>
          <table:table-cell office:value-type="float" office:value="50.21927" calcext:value-type="float">
            <text:p>50.21927</text:p>
          </table:table-cell>
          <table:table-cell office:value-type="float" office:value="15.70886" calcext:value-type="float">
            <text:p>15.708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1" calcext:value-type="float">
            <text:p>19082001</text:p>
          </table:table-cell>
          <table:table-cell office:value-type="float" office:value="24.53292" calcext:value-type="float">
            <text:p>24.53292</text:p>
          </table:table-cell>
          <table:table-cell office:value-type="float" office:value="26.57" calcext:value-type="float">
            <text:p>26.57</text:p>
          </table:table-cell>
          <table:table-cell office:value-type="float" office:value="12.03" calcext:value-type="float">
            <text:p>12.03</text:p>
          </table:table-cell>
          <table:table-cell office:value-type="float" office:value="1.662479" calcext:value-type="float">
            <text:p>1.662479</text:p>
          </table:table-cell>
          <table:table-cell office:value-type="float" office:value="1.233544" calcext:value-type="float">
            <text:p>1.233544</text:p>
          </table:table-cell>
          <table:table-cell office:value-type="float" office:value="135.792" calcext:value-type="float">
            <text:p>135.792</text:p>
          </table:table-cell>
          <table:table-cell office:value-type="float" office:value="0" calcext:value-type="float">
            <text:p>0</text:p>
          </table:table-cell>
          <table:table-cell office:value-type="float" office:value="33.74597" calcext:value-type="float">
            <text:p>33.74597</text:p>
          </table:table-cell>
          <table:table-cell office:value-type="float" office:value="14.27475" calcext:value-type="float">
            <text:p>14.27475</text:p>
          </table:table-cell>
          <table:table-cell office:value-type="float" office:value="28.15085" calcext:value-type="float">
            <text:p>28.15085</text:p>
          </table:table-cell>
          <table:table-cell office:value-type="float" office:value="17.3869" calcext:value-type="float">
            <text:p>17.3869</text:p>
          </table:table-cell>
          <table:table-cell office:value-type="float" office:value="26.20209" calcext:value-type="float">
            <text:p>26.20209</text:p>
          </table:table-cell>
          <table:table-cell office:value-type="float" office:value="19.00024" calcext:value-type="float">
            <text:p>19.00024</text:p>
          </table:table-cell>
          <table:table-cell office:value-type="float" office:value="24.86594" calcext:value-type="float">
            <text:p>24.86594</text:p>
          </table:table-cell>
          <table:table-cell office:value-type="float" office:value="20.24838" calcext:value-type="float">
            <text:p>20.24838</text:p>
          </table:table-cell>
          <table:table-cell office:value-type="float" office:value="24.09711" calcext:value-type="float">
            <text:p>24.09711</text:p>
          </table:table-cell>
          <table:table-cell office:value-type="float" office:value="21.0123" calcext:value-type="float">
            <text:p>21.0123</text:p>
          </table:table-cell>
          <table:table-cell office:value-type="float" office:value="23.45825" calcext:value-type="float">
            <text:p>23.45825</text:p>
          </table:table-cell>
          <table:table-cell office:value-type="float" office:value="21.72668" calcext:value-type="float">
            <text:p>21.72668</text:p>
          </table:table-cell>
          <table:table-cell office:value-type="float" office:value="23.11871" calcext:value-type="float">
            <text:p>23.11871</text:p>
          </table:table-cell>
          <table:table-cell office:value-type="float" office:value="22.15909" calcext:value-type="float">
            <text:p>22.15909</text:p>
          </table:table-cell>
          <table:table-cell office:value-type="float" office:value="22.78647" calcext:value-type="float">
            <text:p>22.78647</text:p>
          </table:table-cell>
          <table:table-cell office:value-type="float" office:value="22.62253" calcext:value-type="float">
            <text:p>22.62253</text:p>
          </table:table-cell>
          <table:table-cell office:value-type="float" office:value="22.93427" calcext:value-type="float">
            <text:p>22.93427</text:p>
          </table:table-cell>
          <table:table-cell office:value-type="float" office:value="22.76257" calcext:value-type="float">
            <text:p>22.76257</text:p>
          </table:table-cell>
          <table:table-cell office:value-type="float" office:value="22.64374" calcext:value-type="float">
            <text:p>22.64374</text:p>
          </table:table-cell>
          <table:table-cell office:value-type="float" office:value="22.47452" calcext:value-type="float">
            <text:p>22.47452</text:p>
          </table:table-cell>
          <table:table-cell office:value-type="float" office:value="21.77606" calcext:value-type="float">
            <text:p>21.77606</text:p>
          </table:table-cell>
          <table:table-cell office:value-type="float" office:value="21.69611" calcext:value-type="float">
            <text:p>21.69611</text:p>
          </table:table-cell>
          <table:table-cell office:value-type="float" office:value="20.75851" calcext:value-type="float">
            <text:p>20.75851</text:p>
          </table:table-cell>
          <table:table-cell office:value-type="float" office:value="20.75525" calcext:value-type="float">
            <text:p>20.75525</text:p>
          </table:table-cell>
          <table:table-cell office:value-type="float" office:value="19.70047" calcext:value-type="float">
            <text:p>19.70047</text:p>
          </table:table-cell>
          <table:table-cell office:value-type="float" office:value="19.66055" calcext:value-type="float">
            <text:p>19.66055</text:p>
          </table:table-cell>
          <table:table-cell office:value-type="float" office:value="18.86972" calcext:value-type="float">
            <text:p>18.86972</text:p>
          </table:table-cell>
          <table:table-cell office:value-type="float" office:value="18.81726" calcext:value-type="float">
            <text:p>18.81726</text:p>
          </table:table-cell>
          <table:table-cell office:value-type="float" office:value="33.74597" calcext:value-type="float">
            <text:p>33.74597</text:p>
          </table:table-cell>
          <table:table-cell office:value-type="float" office:value="14.27475" calcext:value-type="float">
            <text:p>14.274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1" calcext:value-type="float">
            <text:p>20082001</text:p>
          </table:table-cell>
          <table:table-cell office:value-type="float" office:value="22.19709" calcext:value-type="float">
            <text:p>22.19709</text:p>
          </table:table-cell>
          <table:table-cell office:value-type="float" office:value="27.34" calcext:value-type="float">
            <text:p>27.34</text:p>
          </table:table-cell>
          <table:table-cell office:value-type="float" office:value="15.78" calcext:value-type="float">
            <text:p>15.78</text:p>
          </table:table-cell>
          <table:table-cell office:value-type="float" office:value="1.80246" calcext:value-type="float">
            <text:p>1.80246</text:p>
          </table:table-cell>
          <table:table-cell office:value-type="float" office:value="1.523714" calcext:value-type="float">
            <text:p>1.523714</text:p>
          </table:table-cell>
          <table:table-cell office:value-type="float" office:value="271.368" calcext:value-type="float">
            <text:p>271.368</text:p>
          </table:table-cell>
          <table:table-cell office:value-type="float" office:value="0" calcext:value-type="float">
            <text:p>0</text:p>
          </table:table-cell>
          <table:table-cell office:value-type="float" office:value="36.4678" calcext:value-type="float">
            <text:p>36.4678</text:p>
          </table:table-cell>
          <table:table-cell office:value-type="float" office:value="17.40442" calcext:value-type="float">
            <text:p>17.40442</text:p>
          </table:table-cell>
          <table:table-cell office:value-type="float" office:value="29.89725" calcext:value-type="float">
            <text:p>29.89725</text:p>
          </table:table-cell>
          <table:table-cell office:value-type="float" office:value="19.59738" calcext:value-type="float">
            <text:p>19.59738</text:p>
          </table:table-cell>
          <table:table-cell office:value-type="float" office:value="27.3743" calcext:value-type="float">
            <text:p>27.3743</text:p>
          </table:table-cell>
          <table:table-cell office:value-type="float" office:value="20.69974" calcext:value-type="float">
            <text:p>20.69974</text:p>
          </table:table-cell>
          <table:table-cell office:value-type="float" office:value="25.83261" calcext:value-type="float">
            <text:p>25.83261</text:p>
          </table:table-cell>
          <table:table-cell office:value-type="float" office:value="21.51617" calcext:value-type="float">
            <text:p>21.51617</text:p>
          </table:table-cell>
          <table:table-cell office:value-type="float" office:value="24.94083" calcext:value-type="float">
            <text:p>24.94083</text:p>
          </table:table-cell>
          <table:table-cell office:value-type="float" office:value="21.98538" calcext:value-type="float">
            <text:p>21.98538</text:p>
          </table:table-cell>
          <table:table-cell office:value-type="float" office:value="24.15308" calcext:value-type="float">
            <text:p>24.15308</text:p>
          </table:table-cell>
          <table:table-cell office:value-type="float" office:value="22.40469" calcext:value-type="float">
            <text:p>22.40469</text:p>
          </table:table-cell>
          <table:table-cell office:value-type="float" office:value="23.63037" calcext:value-type="float">
            <text:p>23.63037</text:p>
          </table:table-cell>
          <table:table-cell office:value-type="float" office:value="22.59747" calcext:value-type="float">
            <text:p>22.59747</text:p>
          </table:table-cell>
          <table:table-cell office:value-type="float" office:value="22.92599" calcext:value-type="float">
            <text:p>22.92599</text:p>
          </table:table-cell>
          <table:table-cell office:value-type="float" office:value="22.7236" calcext:value-type="float">
            <text:p>22.7236</text:p>
          </table:table-cell>
          <table:table-cell office:value-type="float" office:value="22.76126" calcext:value-type="float">
            <text:p>22.76126</text:p>
          </table:table-cell>
          <table:table-cell office:value-type="float" office:value="22.68155" calcext:value-type="float">
            <text:p>22.68155</text:p>
          </table:table-cell>
          <table:table-cell office:value-type="float" office:value="22.47287" calcext:value-type="float">
            <text:p>22.47287</text:p>
          </table:table-cell>
          <table:table-cell office:value-type="float" office:value="22.33374" calcext:value-type="float">
            <text:p>22.33374</text:p>
          </table:table-cell>
          <table:table-cell office:value-type="float" office:value="21.69528" calcext:value-type="float">
            <text:p>21.69528</text:p>
          </table:table-cell>
          <table:table-cell office:value-type="float" office:value="21.61594" calcext:value-type="float">
            <text:p>21.61594</text:p>
          </table:table-cell>
          <table:table-cell office:value-type="float" office:value="20.75516" calcext:value-type="float">
            <text:p>20.75516</text:p>
          </table:table-cell>
          <table:table-cell office:value-type="float" office:value="20.74341" calcext:value-type="float">
            <text:p>20.74341</text:p>
          </table:table-cell>
          <table:table-cell office:value-type="float" office:value="19.73303" calcext:value-type="float">
            <text:p>19.73303</text:p>
          </table:table-cell>
          <table:table-cell office:value-type="float" office:value="19.70084" calcext:value-type="float">
            <text:p>19.70084</text:p>
          </table:table-cell>
          <table:table-cell office:value-type="float" office:value="18.91721" calcext:value-type="float">
            <text:p>18.91721</text:p>
          </table:table-cell>
          <table:table-cell office:value-type="float" office:value="18.87024" calcext:value-type="float">
            <text:p>18.87024</text:p>
          </table:table-cell>
          <table:table-cell office:value-type="float" office:value="36.4678" calcext:value-type="float">
            <text:p>36.4678</text:p>
          </table:table-cell>
          <table:table-cell office:value-type="float" office:value="17.40439" calcext:value-type="float">
            <text:p>17.404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1" calcext:value-type="float">
            <text:p>21082001</text:p>
          </table:table-cell>
          <table:table-cell office:value-type="float" office:value="22.88204" calcext:value-type="float">
            <text:p>22.88204</text:p>
          </table:table-cell>
          <table:table-cell office:value-type="float" office:value="35.7" calcext:value-type="float">
            <text:p>35.7</text:p>
          </table:table-cell>
          <table:table-cell office:value-type="float" office:value="19.39" calcext:value-type="float">
            <text:p>19.39</text:p>
          </table:table-cell>
          <table:table-cell office:value-type="float" office:value="1.842736" calcext:value-type="float">
            <text:p>1.842736</text:p>
          </table:table-cell>
          <table:table-cell office:value-type="float" office:value="1.172142" calcext:value-type="float">
            <text:p>1.172142</text:p>
          </table:table-cell>
          <table:table-cell office:value-type="float" office:value="291.24" calcext:value-type="float">
            <text:p>291.24</text:p>
          </table:table-cell>
          <table:table-cell office:value-type="float" office:value="0" calcext:value-type="float">
            <text:p>0</text:p>
          </table:table-cell>
          <table:table-cell office:value-type="float" office:value="41.91757" calcext:value-type="float">
            <text:p>41.91757</text:p>
          </table:table-cell>
          <table:table-cell office:value-type="float" office:value="20.71869" calcext:value-type="float">
            <text:p>20.71869</text:p>
          </table:table-cell>
          <table:table-cell office:value-type="float" office:value="34.07657" calcext:value-type="float">
            <text:p>34.07657</text:p>
          </table:table-cell>
          <table:table-cell office:value-type="float" office:value="22.15201" calcext:value-type="float">
            <text:p>22.15201</text:p>
          </table:table-cell>
          <table:table-cell office:value-type="float" office:value="31.06976" calcext:value-type="float">
            <text:p>31.06976</text:p>
          </table:table-cell>
          <table:table-cell office:value-type="float" office:value="22.78256" calcext:value-type="float">
            <text:p>22.78256</text:p>
          </table:table-cell>
          <table:table-cell office:value-type="float" office:value="28.73657" calcext:value-type="float">
            <text:p>28.73657</text:p>
          </table:table-cell>
          <table:table-cell office:value-type="float" office:value="23.1662" calcext:value-type="float">
            <text:p>23.1662</text:p>
          </table:table-cell>
          <table:table-cell office:value-type="float" office:value="27.27341" calcext:value-type="float">
            <text:p>27.27341</text:p>
          </table:table-cell>
          <table:table-cell office:value-type="float" office:value="23.33408" calcext:value-type="float">
            <text:p>23.33408</text:p>
          </table:table-cell>
          <table:table-cell office:value-type="float" office:value="25.91663" calcext:value-type="float">
            <text:p>25.91663</text:p>
          </table:table-cell>
          <table:table-cell office:value-type="float" office:value="23.42966" calcext:value-type="float">
            <text:p>23.42966</text:p>
          </table:table-cell>
          <table:table-cell office:value-type="float" office:value="24.89001" calcext:value-type="float">
            <text:p>24.89001</text:p>
          </table:table-cell>
          <table:table-cell office:value-type="float" office:value="23.3349" calcext:value-type="float">
            <text:p>23.3349</text:p>
          </table:table-cell>
          <table:table-cell office:value-type="float" office:value="23.45712" calcext:value-type="float">
            <text:p>23.45712</text:p>
          </table:table-cell>
          <table:table-cell office:value-type="float" office:value="22.93292" calcext:value-type="float">
            <text:p>22.93292</text:p>
          </table:table-cell>
          <table:table-cell office:value-type="float" office:value="22.72974" calcext:value-type="float">
            <text:p>22.72974</text:p>
          </table:table-cell>
          <table:table-cell office:value-type="float" office:value="22.68121" calcext:value-type="float">
            <text:p>22.68121</text:p>
          </table:table-cell>
          <table:table-cell office:value-type="float" office:value="22.33246" calcext:value-type="float">
            <text:p>22.33246</text:p>
          </table:table-cell>
          <table:table-cell office:value-type="float" office:value="22.23575" calcext:value-type="float">
            <text:p>22.23575</text:p>
          </table:table-cell>
          <table:table-cell office:value-type="float" office:value="21.61511" calcext:value-type="float">
            <text:p>21.61511</text:p>
          </table:table-cell>
          <table:table-cell office:value-type="float" office:value="21.54443" calcext:value-type="float">
            <text:p>21.54443</text:p>
          </table:table-cell>
          <table:table-cell office:value-type="float" office:value="20.74323" calcext:value-type="float">
            <text:p>20.74323</text:p>
          </table:table-cell>
          <table:table-cell office:value-type="float" office:value="20.7251" calcext:value-type="float">
            <text:p>20.7251</text:p>
          </table:table-cell>
          <table:table-cell office:value-type="float" office:value="19.75851" calcext:value-type="float">
            <text:p>19.75851</text:p>
          </table:table-cell>
          <table:table-cell office:value-type="float" office:value="19.73337" calcext:value-type="float">
            <text:p>19.73337</text:p>
          </table:table-cell>
          <table:table-cell office:value-type="float" office:value="18.95917" calcext:value-type="float">
            <text:p>18.95917</text:p>
          </table:table-cell>
          <table:table-cell office:value-type="float" office:value="18.91766" calcext:value-type="float">
            <text:p>18.91766</text:p>
          </table:table-cell>
          <table:table-cell office:value-type="float" office:value="41.91757" calcext:value-type="float">
            <text:p>41.91757</text:p>
          </table:table-cell>
          <table:table-cell office:value-type="float" office:value="20.71869" calcext:value-type="float">
            <text:p>20.718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1" calcext:value-type="float">
            <text:p>22082001</text:p>
          </table:table-cell>
          <table:table-cell office:value-type="float" office:value="18.92177" calcext:value-type="float">
            <text:p>18.92177</text:p>
          </table:table-cell>
          <table:table-cell office:value-type="float" office:value="33.11" calcext:value-type="float">
            <text:p>33.11</text:p>
          </table:table-cell>
          <table:table-cell office:value-type="float" office:value="22.49" calcext:value-type="float">
            <text:p>22.49</text:p>
          </table:table-cell>
          <table:table-cell office:value-type="float" office:value="2.295368" calcext:value-type="float">
            <text:p>2.295368</text:p>
          </table:table-cell>
          <table:table-cell office:value-type="float" office:value="1.493715" calcext:value-type="float">
            <text:p>1.493715</text:p>
          </table:table-cell>
          <table:table-cell office:value-type="float" office:value="181.872" calcext:value-type="float">
            <text:p>181.872</text:p>
          </table:table-cell>
          <table:table-cell office:value-type="float" office:value="0" calcext:value-type="float">
            <text:p>0</text:p>
          </table:table-cell>
          <table:table-cell office:value-type="float" office:value="39.70248" calcext:value-type="float">
            <text:p>39.70248</text:p>
          </table:table-cell>
          <table:table-cell office:value-type="float" office:value="24.18066" calcext:value-type="float">
            <text:p>24.18066</text:p>
          </table:table-cell>
          <table:table-cell office:value-type="float" office:value="33.95541" calcext:value-type="float">
            <text:p>33.95541</text:p>
          </table:table-cell>
          <table:table-cell office:value-type="float" office:value="25.16467" calcext:value-type="float">
            <text:p>25.16467</text:p>
          </table:table-cell>
          <table:table-cell office:value-type="float" office:value="31.36166" calcext:value-type="float">
            <text:p>31.36166</text:p>
          </table:table-cell>
          <table:table-cell office:value-type="float" office:value="25.40439" calcext:value-type="float">
            <text:p>25.40439</text:p>
          </table:table-cell>
          <table:table-cell office:value-type="float" office:value="29.28162" calcext:value-type="float">
            <text:p>29.28162</text:p>
          </table:table-cell>
          <table:table-cell office:value-type="float" office:value="25.42221" calcext:value-type="float">
            <text:p>25.42221</text:p>
          </table:table-cell>
          <table:table-cell office:value-type="float" office:value="27.94897" calcext:value-type="float">
            <text:p>27.94897</text:p>
          </table:table-cell>
          <table:table-cell office:value-type="float" office:value="25.31882" calcext:value-type="float">
            <text:p>25.31882</text:p>
          </table:table-cell>
          <table:table-cell office:value-type="float" office:value="26.62912" calcext:value-type="float">
            <text:p>26.62912</text:p>
          </table:table-cell>
          <table:table-cell office:value-type="float" office:value="25.09177" calcext:value-type="float">
            <text:p>25.09177</text:p>
          </table:table-cell>
          <table:table-cell office:value-type="float" office:value="25.6167" calcext:value-type="float">
            <text:p>25.6167</text:p>
          </table:table-cell>
          <table:table-cell office:value-type="float" office:value="24.64413" calcext:value-type="float">
            <text:p>24.64413</text:p>
          </table:table-cell>
          <table:table-cell office:value-type="float" office:value="24.17242" calcext:value-type="float">
            <text:p>24.17242</text:p>
          </table:table-cell>
          <table:table-cell office:value-type="float" office:value="23.46982" calcext:value-type="float">
            <text:p>23.46982</text:p>
          </table:table-cell>
          <table:table-cell office:value-type="float" office:value="22.96259" calcext:value-type="float">
            <text:p>22.96259</text:p>
          </table:table-cell>
          <table:table-cell office:value-type="float" office:value="22.73141" calcext:value-type="float">
            <text:p>22.73141</text:p>
          </table:table-cell>
          <table:table-cell office:value-type="float" office:value="22.23499" calcext:value-type="float">
            <text:p>22.23499</text:p>
          </table:table-cell>
          <table:table-cell office:value-type="float" office:value="22.20096" calcext:value-type="float">
            <text:p>22.20096</text:p>
          </table:table-cell>
          <table:table-cell office:value-type="float" office:value="21.54376" calcext:value-type="float">
            <text:p>21.54376</text:p>
          </table:table-cell>
          <table:table-cell office:value-type="float" office:value="21.491" calcext:value-type="float">
            <text:p>21.491</text:p>
          </table:table-cell>
          <table:table-cell office:value-type="float" office:value="20.72488" calcext:value-type="float">
            <text:p>20.72488</text:p>
          </table:table-cell>
          <table:table-cell office:value-type="float" office:value="20.70554" calcext:value-type="float">
            <text:p>20.70554</text:p>
          </table:table-cell>
          <table:table-cell office:value-type="float" office:value="19.77737" calcext:value-type="float">
            <text:p>19.77737</text:p>
          </table:table-cell>
          <table:table-cell office:value-type="float" office:value="19.75873" calcext:value-type="float">
            <text:p>19.75873</text:p>
          </table:table-cell>
          <table:table-cell office:value-type="float" office:value="18.9953" calcext:value-type="float">
            <text:p>18.9953</text:p>
          </table:table-cell>
          <table:table-cell office:value-type="float" office:value="18.95956" calcext:value-type="float">
            <text:p>18.95956</text:p>
          </table:table-cell>
          <table:table-cell office:value-type="float" office:value="40.7735" calcext:value-type="float">
            <text:p>40.7735</text:p>
          </table:table-cell>
          <table:table-cell office:value-type="float" office:value="24.18066" calcext:value-type="float">
            <text:p>24.180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1" calcext:value-type="float">
            <text:p>23082001</text:p>
          </table:table-cell>
          <table:table-cell office:value-type="float" office:value="22.28588" calcext:value-type="float">
            <text:p>22.28588</text:p>
          </table:table-cell>
          <table:table-cell office:value-type="float" office:value="29.57" calcext:value-type="float">
            <text:p>29.57</text:p>
          </table:table-cell>
          <table:table-cell office:value-type="float" office:value="19.95" calcext:value-type="float">
            <text:p>19.95</text:p>
          </table:table-cell>
          <table:table-cell office:value-type="float" office:value="2.298989" calcext:value-type="float">
            <text:p>2.298989</text:p>
          </table:table-cell>
          <table:table-cell office:value-type="float" office:value="1.68753" calcext:value-type="float">
            <text:p>1.68753</text:p>
          </table:table-cell>
          <table:table-cell office:value-type="float" office:value="178.596" calcext:value-type="float">
            <text:p>178.596</text:p>
          </table:table-cell>
          <table:table-cell office:value-type="float" office:value="0" calcext:value-type="float">
            <text:p>0</text:p>
          </table:table-cell>
          <table:table-cell office:value-type="float" office:value="38.42575" calcext:value-type="float">
            <text:p>38.42575</text:p>
          </table:table-cell>
          <table:table-cell office:value-type="float" office:value="21.40381" calcext:value-type="float">
            <text:p>21.40381</text:p>
          </table:table-cell>
          <table:table-cell office:value-type="float" office:value="33.01392" calcext:value-type="float">
            <text:p>33.01392</text:p>
          </table:table-cell>
          <table:table-cell office:value-type="float" office:value="23.29657" calcext:value-type="float">
            <text:p>23.29657</text:p>
          </table:table-cell>
          <table:table-cell office:value-type="float" office:value="30.44351" calcext:value-type="float">
            <text:p>30.44351</text:p>
          </table:table-cell>
          <table:table-cell office:value-type="float" office:value="24.24619" calcext:value-type="float">
            <text:p>24.24619</text:p>
          </table:table-cell>
          <table:table-cell office:value-type="float" office:value="28.65714" calcext:value-type="float">
            <text:p>28.65714</text:p>
          </table:table-cell>
          <table:table-cell office:value-type="float" office:value="24.80658" calcext:value-type="float">
            <text:p>24.80658</text:p>
          </table:table-cell>
          <table:table-cell office:value-type="float" office:value="27.54834" calcext:value-type="float">
            <text:p>27.54834</text:p>
          </table:table-cell>
          <table:table-cell office:value-type="float" office:value="25.0351" calcext:value-type="float">
            <text:p>25.0351</text:p>
          </table:table-cell>
          <table:table-cell office:value-type="float" office:value="26.47601" calcext:value-type="float">
            <text:p>26.47601</text:p>
          </table:table-cell>
          <table:table-cell office:value-type="float" office:value="25.11377" calcext:value-type="float">
            <text:p>25.11377</text:p>
          </table:table-cell>
          <table:table-cell office:value-type="float" office:value="25.64093" calcext:value-type="float">
            <text:p>25.64093</text:p>
          </table:table-cell>
          <table:table-cell office:value-type="float" office:value="24.87363" calcext:value-type="float">
            <text:p>24.87363</text:p>
          </table:table-cell>
          <table:table-cell office:value-type="float" office:value="24.48117" calcext:value-type="float">
            <text:p>24.48117</text:p>
          </table:table-cell>
          <table:table-cell office:value-type="float" office:value="24.18192" calcext:value-type="float">
            <text:p>24.18192</text:p>
          </table:table-cell>
          <table:table-cell office:value-type="float" office:value="23.21744" calcext:value-type="float">
            <text:p>23.21744</text:p>
          </table:table-cell>
          <table:table-cell office:value-type="float" office:value="22.96558" calcext:value-type="float">
            <text:p>22.96558</text:p>
          </table:table-cell>
          <table:table-cell office:value-type="float" office:value="22.22983" calcext:value-type="float">
            <text:p>22.22983</text:p>
          </table:table-cell>
          <table:table-cell office:value-type="float" office:value="22.20096" calcext:value-type="float">
            <text:p>22.20096</text:p>
          </table:table-cell>
          <table:table-cell office:value-type="float" office:value="21.49057" calcext:value-type="float">
            <text:p>21.49057</text:p>
          </table:table-cell>
          <table:table-cell office:value-type="float" office:value="21.46481" calcext:value-type="float">
            <text:p>21.46481</text:p>
          </table:table-cell>
          <table:table-cell office:value-type="float" office:value="20.70532" calcext:value-type="float">
            <text:p>20.70532</text:p>
          </table:table-cell>
          <table:table-cell office:value-type="float" office:value="20.68942" calcext:value-type="float">
            <text:p>20.68942</text:p>
          </table:table-cell>
          <table:table-cell office:value-type="float" office:value="19.79196" calcext:value-type="float">
            <text:p>19.79196</text:p>
          </table:table-cell>
          <table:table-cell office:value-type="float" office:value="19.77759" calcext:value-type="float">
            <text:p>19.77759</text:p>
          </table:table-cell>
          <table:table-cell office:value-type="float" office:value="19.02567" calcext:value-type="float">
            <text:p>19.02567</text:p>
          </table:table-cell>
          <table:table-cell office:value-type="float" office:value="18.99564" calcext:value-type="float">
            <text:p>18.99564</text:p>
          </table:table-cell>
          <table:table-cell office:value-type="float" office:value="48.44995" calcext:value-type="float">
            <text:p>48.44995</text:p>
          </table:table-cell>
          <table:table-cell office:value-type="float" office:value="21.40381" calcext:value-type="float">
            <text:p>21.403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1" calcext:value-type="float">
            <text:p>24082001</text:p>
          </table:table-cell>
          <table:table-cell office:value-type="float" office:value="10.71504" calcext:value-type="float">
            <text:p>10.71504</text:p>
          </table:table-cell>
          <table:table-cell office:value-type="float" office:value="24.69" calcext:value-type="float">
            <text:p>24.69</text:p>
          </table:table-cell>
          <table:table-cell office:value-type="float" office:value="19.24" calcext:value-type="float">
            <text:p>19.24</text:p>
          </table:table-cell>
          <table:table-cell office:value-type="float" office:value="2.213776" calcext:value-type="float">
            <text:p>2.213776</text:p>
          </table:table-cell>
          <table:table-cell office:value-type="float" office:value="1.880295" calcext:value-type="float">
            <text:p>1.880295</text:p>
          </table:table-cell>
          <table:table-cell office:value-type="float" office:value="167.94" calcext:value-type="float">
            <text:p>167.94</text:p>
          </table:table-cell>
          <table:table-cell office:value-type="float" office:value="28.264" calcext:value-type="float">
            <text:p>28.264</text:p>
          </table:table-cell>
          <table:table-cell office:value-type="float" office:value="24.57962" calcext:value-type="float">
            <text:p>24.57962</text:p>
          </table:table-cell>
          <table:table-cell office:value-type="float" office:value="20.53323" calcext:value-type="float">
            <text:p>20.53323</text:p>
          </table:table-cell>
          <table:table-cell office:value-type="float" office:value="24.85516" calcext:value-type="float">
            <text:p>24.85516</text:p>
          </table:table-cell>
          <table:table-cell office:value-type="float" office:value="21.38095" calcext:value-type="float">
            <text:p>21.38095</text:p>
          </table:table-cell>
          <table:table-cell office:value-type="float" office:value="25.89951" calcext:value-type="float">
            <text:p>25.89951</text:p>
          </table:table-cell>
          <table:table-cell office:value-type="float" office:value="22.19943" calcext:value-type="float">
            <text:p>22.19943</text:p>
          </table:table-cell>
          <table:table-cell office:value-type="float" office:value="26.42148" calcext:value-type="float">
            <text:p>26.42148</text:p>
          </table:table-cell>
          <table:table-cell office:value-type="float" office:value="23.00601" calcext:value-type="float">
            <text:p>23.00601</text:p>
          </table:table-cell>
          <table:table-cell office:value-type="float" office:value="26.43979" calcext:value-type="float">
            <text:p>26.43979</text:p>
          </table:table-cell>
          <table:table-cell office:value-type="float" office:value="23.46649" calcext:value-type="float">
            <text:p>23.46649</text:p>
          </table:table-cell>
          <table:table-cell office:value-type="float" office:value="26.25403" calcext:value-type="float">
            <text:p>26.25403</text:p>
          </table:table-cell>
          <table:table-cell office:value-type="float" office:value="23.93619" calcext:value-type="float">
            <text:p>23.93619</text:p>
          </table:table-cell>
          <table:table-cell office:value-type="float" office:value="25.62827" calcext:value-type="float">
            <text:p>25.62827</text:p>
          </table:table-cell>
          <table:table-cell office:value-type="float" office:value="24.14212" calcext:value-type="float">
            <text:p>24.14212</text:p>
          </table:table-cell>
          <table:table-cell office:value-type="float" office:value="24.55496" calcext:value-type="float">
            <text:p>24.55496</text:p>
          </table:table-cell>
          <table:table-cell office:value-type="float" office:value="24.18353" calcext:value-type="float">
            <text:p>24.18353</text:p>
          </table:table-cell>
          <table:table-cell office:value-type="float" office:value="23.35577" calcext:value-type="float">
            <text:p>23.35577</text:p>
          </table:table-cell>
          <table:table-cell office:value-type="float" office:value="23.21982" calcext:value-type="float">
            <text:p>23.21982</text:p>
          </table:table-cell>
          <table:table-cell office:value-type="float" office:value="22.28735" calcext:value-type="float">
            <text:p>22.28735</text:p>
          </table:table-cell>
          <table:table-cell office:value-type="float" office:value="22.23032" calcext:value-type="float">
            <text:p>22.23032</text:p>
          </table:table-cell>
          <table:table-cell office:value-type="float" office:value="21.46469" calcext:value-type="float">
            <text:p>21.46469</text:p>
          </table:table-cell>
          <table:table-cell office:value-type="float" office:value="21.46188" calcext:value-type="float">
            <text:p>21.46188</text:p>
          </table:table-cell>
          <table:table-cell office:value-type="float" office:value="20.68933" calcext:value-type="float">
            <text:p>20.68933</text:p>
          </table:table-cell>
          <table:table-cell office:value-type="float" office:value="20.68073" calcext:value-type="float">
            <text:p>20.68073</text:p>
          </table:table-cell>
          <table:table-cell office:value-type="float" office:value="19.80377" calcext:value-type="float">
            <text:p>19.80377</text:p>
          </table:table-cell>
          <table:table-cell office:value-type="float" office:value="19.79211" calcext:value-type="float">
            <text:p>19.79211</text:p>
          </table:table-cell>
          <table:table-cell office:value-type="float" office:value="19.05093" calcext:value-type="float">
            <text:p>19.05093</text:p>
          </table:table-cell>
          <table:table-cell office:value-type="float" office:value="19.02588" calcext:value-type="float">
            <text:p>19.02588</text:p>
          </table:table-cell>
          <table:table-cell office:value-type="float" office:value="24.87381" calcext:value-type="float">
            <text:p>24.87381</text:p>
          </table:table-cell>
          <table:table-cell office:value-type="float" office:value="19.54288" calcext:value-type="float">
            <text:p>19.542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1" calcext:value-type="float">
            <text:p>25082001</text:p>
          </table:table-cell>
          <table:table-cell office:value-type="float" office:value="13.64746" calcext:value-type="float">
            <text:p>13.64746</text:p>
          </table:table-cell>
          <table:table-cell office:value-type="float" office:value="27.33" calcext:value-type="float">
            <text:p>27.33</text:p>
          </table:table-cell>
          <table:table-cell office:value-type="float" office:value="17.94" calcext:value-type="float">
            <text:p>17.94</text:p>
          </table:table-cell>
          <table:table-cell office:value-type="float" office:value="2.19083" calcext:value-type="float">
            <text:p>2.19083</text:p>
          </table:table-cell>
          <table:table-cell office:value-type="float" office:value="1.804107" calcext:value-type="float">
            <text:p>1.804107</text:p>
          </table:table-cell>
          <table:table-cell office:value-type="float" office:value="158.868" calcext:value-type="float">
            <text:p>158.868</text:p>
          </table:table-cell>
          <table:table-cell office:value-type="float" office:value="0.1" calcext:value-type="float">
            <text:p>0.1</text:p>
          </table:table-cell>
          <table:table-cell office:value-type="float" office:value="26.23529" calcext:value-type="float">
            <text:p>26.23529</text:p>
          </table:table-cell>
          <table:table-cell office:value-type="float" office:value="18.84064" calcext:value-type="float">
            <text:p>18.84064</text:p>
          </table:table-cell>
          <table:table-cell office:value-type="float" office:value="25.05295" calcext:value-type="float">
            <text:p>25.05295</text:p>
          </table:table-cell>
          <table:table-cell office:value-type="float" office:value="20.27344" calcext:value-type="float">
            <text:p>20.27344</text:p>
          </table:table-cell>
          <table:table-cell office:value-type="float" office:value="24.41531" calcext:value-type="float">
            <text:p>24.41531</text:p>
          </table:table-cell>
          <table:table-cell office:value-type="float" office:value="21.14078" calcext:value-type="float">
            <text:p>21.14078</text:p>
          </table:table-cell>
          <table:table-cell office:value-type="float" office:value="23.95789" calcext:value-type="float">
            <text:p>23.95789</text:p>
          </table:table-cell>
          <table:table-cell office:value-type="float" office:value="21.98529" calcext:value-type="float">
            <text:p>21.98529</text:p>
          </table:table-cell>
          <table:table-cell office:value-type="float" office:value="23.73682" calcext:value-type="float">
            <text:p>23.73682</text:p>
          </table:table-cell>
          <table:table-cell office:value-type="float" office:value="22.49704" calcext:value-type="float">
            <text:p>22.49704</text:p>
          </table:table-cell>
          <table:table-cell office:value-type="float" office:value="23.91367" calcext:value-type="float">
            <text:p>23.91367</text:p>
          </table:table-cell>
          <table:table-cell office:value-type="float" office:value="23.0036" calcext:value-type="float">
            <text:p>23.0036</text:p>
          </table:table-cell>
          <table:table-cell office:value-type="float" office:value="24.12808" calcext:value-type="float">
            <text:p>24.12808</text:p>
          </table:table-cell>
          <table:table-cell office:value-type="float" office:value="23.34784" calcext:value-type="float">
            <text:p>23.34784</text:p>
          </table:table-cell>
          <table:table-cell office:value-type="float" office:value="24.17731" calcext:value-type="float">
            <text:p>24.17731</text:p>
          </table:table-cell>
          <table:table-cell office:value-type="float" office:value="23.56381" calcext:value-type="float">
            <text:p>23.56381</text:p>
          </table:table-cell>
          <table:table-cell office:value-type="float" office:value="23.35565" calcext:value-type="float">
            <text:p>23.35565</text:p>
          </table:table-cell>
          <table:table-cell office:value-type="float" office:value="23.23157" calcext:value-type="float">
            <text:p>23.23157</text:p>
          </table:table-cell>
          <table:table-cell office:value-type="float" office:value="22.31818" calcext:value-type="float">
            <text:p>22.31818</text:p>
          </table:table-cell>
          <table:table-cell office:value-type="float" office:value="22.28793" calcext:value-type="float">
            <text:p>22.28793</text:p>
          </table:table-cell>
          <table:table-cell office:value-type="float" office:value="21.47714" calcext:value-type="float">
            <text:p>21.47714</text:p>
          </table:table-cell>
          <table:table-cell office:value-type="float" office:value="21.46463" calcext:value-type="float">
            <text:p>21.46463</text:p>
          </table:table-cell>
          <table:table-cell office:value-type="float" office:value="20.68069" calcext:value-type="float">
            <text:p>20.68069</text:p>
          </table:table-cell>
          <table:table-cell office:value-type="float" office:value="20.67972" calcext:value-type="float">
            <text:p>20.67972</text:p>
          </table:table-cell>
          <table:table-cell office:value-type="float" office:value="19.81525" calcext:value-type="float">
            <text:p>19.81525</text:p>
          </table:table-cell>
          <table:table-cell office:value-type="float" office:value="19.80386" calcext:value-type="float">
            <text:p>19.80386</text:p>
          </table:table-cell>
          <table:table-cell office:value-type="float" office:value="19.07239" calcext:value-type="float">
            <text:p>19.07239</text:p>
          </table:table-cell>
          <table:table-cell office:value-type="float" office:value="19.05115" calcext:value-type="float">
            <text:p>19.05115</text:p>
          </table:table-cell>
          <table:table-cell office:value-type="float" office:value="27.07635" calcext:value-type="float">
            <text:p>27.07635</text:p>
          </table:table-cell>
          <table:table-cell office:value-type="float" office:value="17.78055" calcext:value-type="float">
            <text:p>17.780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1" calcext:value-type="float">
            <text:p>26082001</text:p>
          </table:table-cell>
          <table:table-cell office:value-type="float" office:value="22.95561" calcext:value-type="float">
            <text:p>22.95561</text:p>
          </table:table-cell>
          <table:table-cell office:value-type="float" office:value="29.95" calcext:value-type="float">
            <text:p>29.95</text:p>
          </table:table-cell>
          <table:table-cell office:value-type="float" office:value="15.13" calcext:value-type="float">
            <text:p>15.13</text:p>
          </table:table-cell>
          <table:table-cell office:value-type="float" office:value="2.077464" calcext:value-type="float">
            <text:p>2.077464</text:p>
          </table:table-cell>
          <table:table-cell office:value-type="float" office:value="1.454231" calcext:value-type="float">
            <text:p>1.454231</text:p>
          </table:table-cell>
          <table:table-cell office:value-type="float" office:value="160.308" calcext:value-type="float">
            <text:p>160.308</text:p>
          </table:table-cell>
          <table:table-cell office:value-type="float" office:value="0" calcext:value-type="float">
            <text:p>0</text:p>
          </table:table-cell>
          <table:table-cell office:value-type="float" office:value="29.45053" calcext:value-type="float">
            <text:p>29.45053</text:p>
          </table:table-cell>
          <table:table-cell office:value-type="float" office:value="16.21475" calcext:value-type="float">
            <text:p>16.21475</text:p>
          </table:table-cell>
          <table:table-cell office:value-type="float" office:value="26.91199" calcext:value-type="float">
            <text:p>26.91199</text:p>
          </table:table-cell>
          <table:table-cell office:value-type="float" office:value="17.85724" calcext:value-type="float">
            <text:p>17.85724</text:p>
          </table:table-cell>
          <table:table-cell office:value-type="float" office:value="25.35764" calcext:value-type="float">
            <text:p>25.35764</text:p>
          </table:table-cell>
          <table:table-cell office:value-type="float" office:value="19.33777" calcext:value-type="float">
            <text:p>19.33777</text:p>
          </table:table-cell>
          <table:table-cell office:value-type="float" office:value="24.32141" calcext:value-type="float">
            <text:p>24.32141</text:p>
          </table:table-cell>
          <table:table-cell office:value-type="float" office:value="20.62894" calcext:value-type="float">
            <text:p>20.62894</text:p>
          </table:table-cell>
          <table:table-cell office:value-type="float" office:value="23.80786" calcext:value-type="float">
            <text:p>23.80786</text:p>
          </table:table-cell>
          <table:table-cell office:value-type="float" office:value="21.42175" calcext:value-type="float">
            <text:p>21.42175</text:p>
          </table:table-cell>
          <table:table-cell office:value-type="float" office:value="23.41565" calcext:value-type="float">
            <text:p>23.41565</text:p>
          </table:table-cell>
          <table:table-cell office:value-type="float" office:value="22.20023" calcext:value-type="float">
            <text:p>22.20023</text:p>
          </table:table-cell>
          <table:table-cell office:value-type="float" office:value="23.52835" calcext:value-type="float">
            <text:p>23.52835</text:p>
          </table:table-cell>
          <table:table-cell office:value-type="float" office:value="22.69226" calcext:value-type="float">
            <text:p>22.69226</text:p>
          </table:table-cell>
          <table:table-cell office:value-type="float" office:value="23.56116" calcext:value-type="float">
            <text:p>23.56116</text:p>
          </table:table-cell>
          <table:table-cell office:value-type="float" office:value="23.14719" calcext:value-type="float">
            <text:p>23.14719</text:p>
          </table:table-cell>
          <table:table-cell office:value-type="float" office:value="23.22968" calcext:value-type="float">
            <text:p>23.22968</text:p>
          </table:table-cell>
          <table:table-cell office:value-type="float" office:value="23.01678" calcext:value-type="float">
            <text:p>23.01678</text:p>
          </table:table-cell>
          <table:table-cell office:value-type="float" office:value="22.31833" calcext:value-type="float">
            <text:p>22.31833</text:p>
          </table:table-cell>
          <table:table-cell office:value-type="float" office:value="22.29669" calcext:value-type="float">
            <text:p>22.29669</text:p>
          </table:table-cell>
          <table:table-cell office:value-type="float" office:value="21.48325" calcext:value-type="float">
            <text:p>21.48325</text:p>
          </table:table-cell>
          <table:table-cell office:value-type="float" office:value="21.47726" calcext:value-type="float">
            <text:p>21.47726</text:p>
          </table:table-cell>
          <table:table-cell office:value-type="float" office:value="20.68533" calcext:value-type="float">
            <text:p>20.68533</text:p>
          </table:table-cell>
          <table:table-cell office:value-type="float" office:value="20.68039" calcext:value-type="float">
            <text:p>20.68039</text:p>
          </table:table-cell>
          <table:table-cell office:value-type="float" office:value="19.8273" calcext:value-type="float">
            <text:p>19.8273</text:p>
          </table:table-cell>
          <table:table-cell office:value-type="float" office:value="19.81537" calcext:value-type="float">
            <text:p>19.81537</text:p>
          </table:table-cell>
          <table:table-cell office:value-type="float" office:value="19.09155" calcext:value-type="float">
            <text:p>19.09155</text:p>
          </table:table-cell>
          <table:table-cell office:value-type="float" office:value="19.0726" calcext:value-type="float">
            <text:p>19.0726</text:p>
          </table:table-cell>
          <table:table-cell office:value-type="float" office:value="30.8775" calcext:value-type="float">
            <text:p>30.8775</text:p>
          </table:table-cell>
          <table:table-cell office:value-type="float" office:value="15.0437" calcext:value-type="float">
            <text:p>15.04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1" calcext:value-type="float">
            <text:p>27082001</text:p>
          </table:table-cell>
          <table:table-cell office:value-type="float" office:value="21.89729" calcext:value-type="float">
            <text:p>21.89729</text:p>
          </table:table-cell>
          <table:table-cell office:value-type="float" office:value="30.18" calcext:value-type="float">
            <text:p>30.18</text:p>
          </table:table-cell>
          <table:table-cell office:value-type="float" office:value="16.64" calcext:value-type="float">
            <text:p>16.64</text:p>
          </table:table-cell>
          <table:table-cell office:value-type="float" office:value="2.020406" calcext:value-type="float">
            <text:p>2.020406</text:p>
          </table:table-cell>
          <table:table-cell office:value-type="float" office:value="1.50335" calcext:value-type="float">
            <text:p>1.50335</text:p>
          </table:table-cell>
          <table:table-cell office:value-type="float" office:value="145.332" calcext:value-type="float">
            <text:p>145.332</text:p>
          </table:table-cell>
          <table:table-cell office:value-type="float" office:value="0" calcext:value-type="float">
            <text:p>0</text:p>
          </table:table-cell>
          <table:table-cell office:value-type="float" office:value="29.93088" calcext:value-type="float">
            <text:p>29.93088</text:p>
          </table:table-cell>
          <table:table-cell office:value-type="float" office:value="17.1019" calcext:value-type="float">
            <text:p>17.1019</text:p>
          </table:table-cell>
          <table:table-cell office:value-type="float" office:value="26.84341" calcext:value-type="float">
            <text:p>26.84341</text:p>
          </table:table-cell>
          <table:table-cell office:value-type="float" office:value="18.67883" calcext:value-type="float">
            <text:p>18.67883</text:p>
          </table:table-cell>
          <table:table-cell office:value-type="float" office:value="25.39581" calcext:value-type="float">
            <text:p>25.39581</text:p>
          </table:table-cell>
          <table:table-cell office:value-type="float" office:value="19.87134" calcext:value-type="float">
            <text:p>19.87134</text:p>
          </table:table-cell>
          <table:table-cell office:value-type="float" office:value="24.46201" calcext:value-type="float">
            <text:p>24.46201</text:p>
          </table:table-cell>
          <table:table-cell office:value-type="float" office:value="20.90778" calcext:value-type="float">
            <text:p>20.90778</text:p>
          </table:table-cell>
          <table:table-cell office:value-type="float" office:value="23.92188" calcext:value-type="float">
            <text:p>23.92188</text:p>
          </table:table-cell>
          <table:table-cell office:value-type="float" office:value="21.543" calcext:value-type="float">
            <text:p>21.543</text:p>
          </table:table-cell>
          <table:table-cell office:value-type="float" office:value="23.45572" calcext:value-type="float">
            <text:p>23.45572</text:p>
          </table:table-cell>
          <table:table-cell office:value-type="float" office:value="22.15424" calcext:value-type="float">
            <text:p>22.15424</text:p>
          </table:table-cell>
          <table:table-cell office:value-type="float" office:value="23.25122" calcext:value-type="float">
            <text:p>23.25122</text:p>
          </table:table-cell>
          <table:table-cell office:value-type="float" office:value="22.53687" calcext:value-type="float">
            <text:p>22.53687</text:p>
          </table:table-cell>
          <table:table-cell office:value-type="float" office:value="23.15491" calcext:value-type="float">
            <text:p>23.15491</text:p>
          </table:table-cell>
          <table:table-cell office:value-type="float" office:value="22.90619" calcext:value-type="float">
            <text:p>22.90619</text:p>
          </table:table-cell>
          <table:table-cell office:value-type="float" office:value="23.01468" calcext:value-type="float">
            <text:p>23.01468</text:p>
          </table:table-cell>
          <table:table-cell office:value-type="float" office:value="22.82193" calcext:value-type="float">
            <text:p>22.82193</text:p>
          </table:table-cell>
          <table:table-cell office:value-type="float" office:value="22.2962" calcext:value-type="float">
            <text:p>22.2962</text:p>
          </table:table-cell>
          <table:table-cell office:value-type="float" office:value="22.23917" calcext:value-type="float">
            <text:p>22.23917</text:p>
          </table:table-cell>
          <table:table-cell office:value-type="float" office:value="21.48322" calcext:value-type="float">
            <text:p>21.48322</text:p>
          </table:table-cell>
          <table:table-cell office:value-type="float" office:value="21.47455" calcext:value-type="float">
            <text:p>21.47455</text:p>
          </table:table-cell>
          <table:table-cell office:value-type="float" office:value="20.69012" calcext:value-type="float">
            <text:p>20.69012</text:p>
          </table:table-cell>
          <table:table-cell office:value-type="float" office:value="20.68542" calcext:value-type="float">
            <text:p>20.68542</text:p>
          </table:table-cell>
          <table:table-cell office:value-type="float" office:value="19.83875" calcext:value-type="float">
            <text:p>19.83875</text:p>
          </table:table-cell>
          <table:table-cell office:value-type="float" office:value="19.82742" calcext:value-type="float">
            <text:p>19.82742</text:p>
          </table:table-cell>
          <table:table-cell office:value-type="float" office:value="19.10794" calcext:value-type="float">
            <text:p>19.10794</text:p>
          </table:table-cell>
          <table:table-cell office:value-type="float" office:value="19.09177" calcext:value-type="float">
            <text:p>19.09177</text:p>
          </table:table-cell>
          <table:table-cell office:value-type="float" office:value="35.87167" calcext:value-type="float">
            <text:p>35.87167</text:p>
          </table:table-cell>
          <table:table-cell office:value-type="float" office:value="16.17337" calcext:value-type="float">
            <text:p>16.173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1" calcext:value-type="float">
            <text:p>28082001</text:p>
          </table:table-cell>
          <table:table-cell office:value-type="float" office:value="22.08118" calcext:value-type="float">
            <text:p>22.08118</text:p>
          </table:table-cell>
          <table:table-cell office:value-type="float" office:value="29.53" calcext:value-type="float">
            <text:p>29.53</text:p>
          </table:table-cell>
          <table:table-cell office:value-type="float" office:value="16.18" calcext:value-type="float">
            <text:p>16.18</text:p>
          </table:table-cell>
          <table:table-cell office:value-type="float" office:value="2.125647" calcext:value-type="float">
            <text:p>2.125647</text:p>
          </table:table-cell>
          <table:table-cell office:value-type="float" office:value="1.264512" calcext:value-type="float">
            <text:p>1.264512</text:p>
          </table:table-cell>
          <table:table-cell office:value-type="float" office:value="204.408" calcext:value-type="float">
            <text:p>204.408</text:p>
          </table:table-cell>
          <table:table-cell office:value-type="float" office:value="0" calcext:value-type="float">
            <text:p>0</text:p>
          </table:table-cell>
          <table:table-cell office:value-type="float" office:value="36.64865" calcext:value-type="float">
            <text:p>36.64865</text:p>
          </table:table-cell>
          <table:table-cell office:value-type="float" office:value="17.47885" calcext:value-type="float">
            <text:p>17.47885</text:p>
          </table:table-cell>
          <table:table-cell office:value-type="float" office:value="30.80396" calcext:value-type="float">
            <text:p>30.80396</text:p>
          </table:table-cell>
          <table:table-cell office:value-type="float" office:value="19.37839" calcext:value-type="float">
            <text:p>19.37839</text:p>
          </table:table-cell>
          <table:table-cell office:value-type="float" office:value="28.23364" calcext:value-type="float">
            <text:p>28.23364</text:p>
          </table:table-cell>
          <table:table-cell office:value-type="float" office:value="20.43958" calcext:value-type="float">
            <text:p>20.43958</text:p>
          </table:table-cell>
          <table:table-cell office:value-type="float" office:value="26.4003" calcext:value-type="float">
            <text:p>26.4003</text:p>
          </table:table-cell>
          <table:table-cell office:value-type="float" office:value="21.32983" calcext:value-type="float">
            <text:p>21.32983</text:p>
          </table:table-cell>
          <table:table-cell office:value-type="float" office:value="25.32983" calcext:value-type="float">
            <text:p>25.32983</text:p>
          </table:table-cell>
          <table:table-cell office:value-type="float" office:value="21.85422" calcext:value-type="float">
            <text:p>21.85422</text:p>
          </table:table-cell>
          <table:table-cell office:value-type="float" office:value="24.40802" calcext:value-type="float">
            <text:p>24.40802</text:p>
          </table:table-cell>
          <table:table-cell office:value-type="float" office:value="22.3396" calcext:value-type="float">
            <text:p>22.3396</text:p>
          </table:table-cell>
          <table:table-cell office:value-type="float" office:value="23.80267" calcext:value-type="float">
            <text:p>23.80267</text:p>
          </table:table-cell>
          <table:table-cell office:value-type="float" office:value="22.60696" calcext:value-type="float">
            <text:p>22.60696</text:p>
          </table:table-cell>
          <table:table-cell office:value-type="float" office:value="23.00793" calcext:value-type="float">
            <text:p>23.00793</text:p>
          </table:table-cell>
          <table:table-cell office:value-type="float" office:value="22.84314" calcext:value-type="float">
            <text:p>22.84314</text:p>
          </table:table-cell>
          <table:table-cell office:value-type="float" office:value="22.82034" calcext:value-type="float">
            <text:p>22.82034</text:p>
          </table:table-cell>
          <table:table-cell office:value-type="float" office:value="22.69592" calcext:value-type="float">
            <text:p>22.69592</text:p>
          </table:table-cell>
          <table:table-cell office:value-type="float" office:value="22.23846" calcext:value-type="float">
            <text:p>22.23846</text:p>
          </table:table-cell>
          <table:table-cell office:value-type="float" office:value="22.16891" calcext:value-type="float">
            <text:p>22.16891</text:p>
          </table:table-cell>
          <table:table-cell office:value-type="float" office:value="21.47437" calcext:value-type="float">
            <text:p>21.47437</text:p>
          </table:table-cell>
          <table:table-cell office:value-type="float" office:value="21.45273" calcext:value-type="float">
            <text:p>21.45273</text:p>
          </table:table-cell>
          <table:table-cell office:value-type="float" office:value="20.69156" calcext:value-type="float">
            <text:p>20.69156</text:p>
          </table:table-cell>
          <table:table-cell office:value-type="float" office:value="20.69016" calcext:value-type="float">
            <text:p>20.69016</text:p>
          </table:table-cell>
          <table:table-cell office:value-type="float" office:value="19.84918" calcext:value-type="float">
            <text:p>19.84918</text:p>
          </table:table-cell>
          <table:table-cell office:value-type="float" office:value="19.83887" calcext:value-type="float">
            <text:p>19.83887</text:p>
          </table:table-cell>
          <table:table-cell office:value-type="float" office:value="19.12219" calcext:value-type="float">
            <text:p>19.12219</text:p>
          </table:table-cell>
          <table:table-cell office:value-type="float" office:value="19.10812" calcext:value-type="float">
            <text:p>19.10812</text:p>
          </table:table-cell>
          <table:table-cell office:value-type="float" office:value="39.89944" calcext:value-type="float">
            <text:p>39.89944</text:p>
          </table:table-cell>
          <table:table-cell office:value-type="float" office:value="16.07632" calcext:value-type="float">
            <text:p>16.076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1" calcext:value-type="float">
            <text:p>29082001</text:p>
          </table:table-cell>
          <table:table-cell office:value-type="float" office:value="22.64726" calcext:value-type="float">
            <text:p>22.64726</text:p>
          </table:table-cell>
          <table:table-cell office:value-type="float" office:value="33" calcext:value-type="float">
            <text:p>33</text:p>
          </table:table-cell>
          <table:table-cell office:value-type="float" office:value="19.85" calcext:value-type="float">
            <text:p>19.85</text:p>
          </table:table-cell>
          <table:table-cell office:value-type="float" office:value="2.187351" calcext:value-type="float">
            <text:p>2.187351</text:p>
          </table:table-cell>
          <table:table-cell office:value-type="float" office:value="1.302995" calcext:value-type="float">
            <text:p>1.302995</text:p>
          </table:table-cell>
          <table:table-cell office:value-type="float" office:value="275.292" calcext:value-type="float">
            <text:p>275.292</text:p>
          </table:table-cell>
          <table:table-cell office:value-type="float" office:value="0" calcext:value-type="float">
            <text:p>0</text:p>
          </table:table-cell>
          <table:table-cell office:value-type="float" office:value="40.33456" calcext:value-type="float">
            <text:p>40.33456</text:p>
          </table:table-cell>
          <table:table-cell office:value-type="float" office:value="21.02167" calcext:value-type="float">
            <text:p>21.02167</text:p>
          </table:table-cell>
          <table:table-cell office:value-type="float" office:value="33.53726" calcext:value-type="float">
            <text:p>33.53726</text:p>
          </table:table-cell>
          <table:table-cell office:value-type="float" office:value="22.29291" calcext:value-type="float">
            <text:p>22.29291</text:p>
          </table:table-cell>
          <table:table-cell office:value-type="float" office:value="30.59723" calcext:value-type="float">
            <text:p>30.59723</text:p>
          </table:table-cell>
          <table:table-cell office:value-type="float" office:value="22.96707" calcext:value-type="float">
            <text:p>22.96707</text:p>
          </table:table-cell>
          <table:table-cell office:value-type="float" office:value="28.37457" calcext:value-type="float">
            <text:p>28.37457</text:p>
          </table:table-cell>
          <table:table-cell office:value-type="float" office:value="23.38635" calcext:value-type="float">
            <text:p>23.38635</text:p>
          </table:table-cell>
          <table:table-cell office:value-type="float" office:value="27.00574" calcext:value-type="float">
            <text:p>27.00574</text:p>
          </table:table-cell>
          <table:table-cell office:value-type="float" office:value="23.55618" calcext:value-type="float">
            <text:p>23.55618</text:p>
          </table:table-cell>
          <table:table-cell office:value-type="float" office:value="25.71613" calcext:value-type="float">
            <text:p>25.71613</text:p>
          </table:table-cell>
          <table:table-cell office:value-type="float" office:value="23.6355" calcext:value-type="float">
            <text:p>23.6355</text:p>
          </table:table-cell>
          <table:table-cell office:value-type="float" office:value="24.79611" calcext:value-type="float">
            <text:p>24.79611</text:p>
          </table:table-cell>
          <table:table-cell office:value-type="float" office:value="23.50766" calcext:value-type="float">
            <text:p>23.50766</text:p>
          </table:table-cell>
          <table:table-cell office:value-type="float" office:value="23.51535" calcext:value-type="float">
            <text:p>23.51535</text:p>
          </table:table-cell>
          <table:table-cell office:value-type="float" office:value="23.01559" calcext:value-type="float">
            <text:p>23.01559</text:p>
          </table:table-cell>
          <table:table-cell office:value-type="float" office:value="22.73157" calcext:value-type="float">
            <text:p>22.73157</text:p>
          </table:table-cell>
          <table:table-cell office:value-type="float" office:value="22.69235" calcext:value-type="float">
            <text:p>22.69235</text:p>
          </table:table-cell>
          <table:table-cell office:value-type="float" office:value="22.16818" calcext:value-type="float">
            <text:p>22.16818</text:p>
          </table:table-cell>
          <table:table-cell office:value-type="float" office:value="22.1142" calcext:value-type="float">
            <text:p>22.1142</text:p>
          </table:table-cell>
          <table:table-cell office:value-type="float" office:value="21.45242" calcext:value-type="float">
            <text:p>21.45242</text:p>
          </table:table-cell>
          <table:table-cell office:value-type="float" office:value="21.42496" calcext:value-type="float">
            <text:p>21.42496</text:p>
          </table:table-cell>
          <table:table-cell office:value-type="float" office:value="20.69119" calcext:value-type="float">
            <text:p>20.69119</text:p>
          </table:table-cell>
          <table:table-cell office:value-type="float" office:value="20.68811" calcext:value-type="float">
            <text:p>20.68811</text:p>
          </table:table-cell>
          <table:table-cell office:value-type="float" office:value="19.85788" calcext:value-type="float">
            <text:p>19.85788</text:p>
          </table:table-cell>
          <table:table-cell office:value-type="float" office:value="19.8493" calcext:value-type="float">
            <text:p>19.8493</text:p>
          </table:table-cell>
          <table:table-cell office:value-type="float" office:value="19.13531" calcext:value-type="float">
            <text:p>19.13531</text:p>
          </table:table-cell>
          <table:table-cell office:value-type="float" office:value="19.12231" calcext:value-type="float">
            <text:p>19.12231</text:p>
          </table:table-cell>
          <table:table-cell office:value-type="float" office:value="45.0704" calcext:value-type="float">
            <text:p>45.0704</text:p>
          </table:table-cell>
          <table:table-cell office:value-type="float" office:value="21.02167" calcext:value-type="float">
            <text:p>21.021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1" calcext:value-type="float">
            <text:p>30082001</text:p>
          </table:table-cell>
          <table:table-cell office:value-type="float" office:value="18.33519" calcext:value-type="float">
            <text:p>18.33519</text:p>
          </table:table-cell>
          <table:table-cell office:value-type="float" office:value="26.92" calcext:value-type="float">
            <text:p>26.92</text:p>
          </table:table-cell>
          <table:table-cell office:value-type="float" office:value="15.61" calcext:value-type="float">
            <text:p>15.61</text:p>
          </table:table-cell>
          <table:table-cell office:value-type="float" office:value="1.990746" calcext:value-type="float">
            <text:p>1.990746</text:p>
          </table:table-cell>
          <table:table-cell office:value-type="float" office:value="1.327685" calcext:value-type="float">
            <text:p>1.327685</text:p>
          </table:table-cell>
          <table:table-cell office:value-type="float" office:value="193.968" calcext:value-type="float">
            <text:p>193.968</text:p>
          </table:table-cell>
          <table:table-cell office:value-type="float" office:value="6.8" calcext:value-type="float">
            <text:p>6.8</text:p>
          </table:table-cell>
          <table:table-cell office:value-type="float" office:value="26.44775" calcext:value-type="float">
            <text:p>26.44775</text:p>
          </table:table-cell>
          <table:table-cell office:value-type="float" office:value="16.57712" calcext:value-type="float">
            <text:p>16.57712</text:p>
          </table:table-cell>
          <table:table-cell office:value-type="float" office:value="25.37408" calcext:value-type="float">
            <text:p>25.37408</text:p>
          </table:table-cell>
          <table:table-cell office:value-type="float" office:value="18.97968" calcext:value-type="float">
            <text:p>18.97968</text:p>
          </table:table-cell>
          <table:table-cell office:value-type="float" office:value="25.99713" calcext:value-type="float">
            <text:p>25.99713</text:p>
          </table:table-cell>
          <table:table-cell office:value-type="float" office:value="20.815" calcext:value-type="float">
            <text:p>20.815</text:p>
          </table:table-cell>
          <table:table-cell office:value-type="float" office:value="26.23352" calcext:value-type="float">
            <text:p>26.23352</text:p>
          </table:table-cell>
          <table:table-cell office:value-type="float" office:value="22.19376" calcext:value-type="float">
            <text:p>22.19376</text:p>
          </table:table-cell>
          <table:table-cell office:value-type="float" office:value="26.04047" calcext:value-type="float">
            <text:p>26.04047</text:p>
          </table:table-cell>
          <table:table-cell office:value-type="float" office:value="22.88797" calcext:value-type="float">
            <text:p>22.88797</text:p>
          </table:table-cell>
          <table:table-cell office:value-type="float" office:value="25.60553" calcext:value-type="float">
            <text:p>25.60553</text:p>
          </table:table-cell>
          <table:table-cell office:value-type="float" office:value="23.5267" calcext:value-type="float">
            <text:p>23.5267</text:p>
          </table:table-cell>
          <table:table-cell office:value-type="float" office:value="24.80154" calcext:value-type="float">
            <text:p>24.80154</text:p>
          </table:table-cell>
          <table:table-cell office:value-type="float" office:value="23.68393" calcext:value-type="float">
            <text:p>23.68393</text:p>
          </table:table-cell>
          <table:table-cell office:value-type="float" office:value="23.7247" calcext:value-type="float">
            <text:p>23.7247</text:p>
          </table:table-cell>
          <table:table-cell office:value-type="float" office:value="23.52576" calcext:value-type="float">
            <text:p>23.52576</text:p>
          </table:table-cell>
          <table:table-cell office:value-type="float" office:value="22.86584" calcext:value-type="float">
            <text:p>22.86584</text:p>
          </table:table-cell>
          <table:table-cell office:value-type="float" office:value="22.73306" calcext:value-type="float">
            <text:p>22.73306</text:p>
          </table:table-cell>
          <table:table-cell office:value-type="float" office:value="22.11383" calcext:value-type="float">
            <text:p>22.11383</text:p>
          </table:table-cell>
          <table:table-cell office:value-type="float" office:value="22.10266" calcext:value-type="float">
            <text:p>22.10266</text:p>
          </table:table-cell>
          <table:table-cell office:value-type="float" office:value="21.42468" calcext:value-type="float">
            <text:p>21.42468</text:p>
          </table:table-cell>
          <table:table-cell office:value-type="float" office:value="21.4032" calcext:value-type="float">
            <text:p>21.4032</text:p>
          </table:table-cell>
          <table:table-cell office:value-type="float" office:value="20.68808" calcext:value-type="float">
            <text:p>20.68808</text:p>
          </table:table-cell>
          <table:table-cell office:value-type="float" office:value="20.68222" calcext:value-type="float">
            <text:p>20.68222</text:p>
          </table:table-cell>
          <table:table-cell office:value-type="float" office:value="19.86459" calcext:value-type="float">
            <text:p>19.86459</text:p>
          </table:table-cell>
          <table:table-cell office:value-type="float" office:value="19.85797" calcext:value-type="float">
            <text:p>19.85797</text:p>
          </table:table-cell>
          <table:table-cell office:value-type="float" office:value="19.14697" calcext:value-type="float">
            <text:p>19.14697</text:p>
          </table:table-cell>
          <table:table-cell office:value-type="float" office:value="19.13544" calcext:value-type="float">
            <text:p>19.13544</text:p>
          </table:table-cell>
          <table:table-cell office:value-type="float" office:value="27.25293" calcext:value-type="float">
            <text:p>27.25293</text:p>
          </table:table-cell>
          <table:table-cell office:value-type="float" office:value="15.38428" calcext:value-type="float">
            <text:p>15.384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1" calcext:value-type="float">
            <text:p>31082001</text:p>
          </table:table-cell>
          <table:table-cell office:value-type="float" office:value="22.84767" calcext:value-type="float">
            <text:p>22.84767</text:p>
          </table:table-cell>
          <table:table-cell office:value-type="float" office:value="27.3" calcext:value-type="float">
            <text:p>27.3</text:p>
          </table:table-cell>
          <table:table-cell office:value-type="float" office:value="13.8" calcext:value-type="float">
            <text:p>13.8</text:p>
          </table:table-cell>
          <table:table-cell office:value-type="float" office:value="1.665486" calcext:value-type="float">
            <text:p>1.665486</text:p>
          </table:table-cell>
          <table:table-cell office:value-type="float" office:value="1.259113" calcext:value-type="float">
            <text:p>1.259113</text:p>
          </table:table-cell>
          <table:table-cell office:value-type="float" office:value="137.844" calcext:value-type="float">
            <text:p>137.844</text:p>
          </table:table-cell>
          <table:table-cell office:value-type="float" office:value="0" calcext:value-type="float">
            <text:p>0</text:p>
          </table:table-cell>
          <table:table-cell office:value-type="float" office:value="30.0853" calcext:value-type="float">
            <text:p>30.0853</text:p>
          </table:table-cell>
          <table:table-cell office:value-type="float" office:value="14.62234" calcext:value-type="float">
            <text:p>14.62234</text:p>
          </table:table-cell>
          <table:table-cell office:value-type="float" office:value="26.552" calcext:value-type="float">
            <text:p>26.552</text:p>
          </table:table-cell>
          <table:table-cell office:value-type="float" office:value="16.76157" calcext:value-type="float">
            <text:p>16.76157</text:p>
          </table:table-cell>
          <table:table-cell office:value-type="float" office:value="25.18243" calcext:value-type="float">
            <text:p>25.18243</text:p>
          </table:table-cell>
          <table:table-cell office:value-type="float" office:value="18.47784" calcext:value-type="float">
            <text:p>18.47784</text:p>
          </table:table-cell>
          <table:table-cell office:value-type="float" office:value="24.18756" calcext:value-type="float">
            <text:p>24.18756</text:p>
          </table:table-cell>
          <table:table-cell office:value-type="float" office:value="19.992" calcext:value-type="float">
            <text:p>19.992</text:p>
          </table:table-cell>
          <table:table-cell office:value-type="float" office:value="23.64798" calcext:value-type="float">
            <text:p>23.64798</text:p>
          </table:table-cell>
          <table:table-cell office:value-type="float" office:value="20.94266" calcext:value-type="float">
            <text:p>20.94266</text:p>
          </table:table-cell>
          <table:table-cell office:value-type="float" office:value="23.4874" calcext:value-type="float">
            <text:p>23.4874</text:p>
          </table:table-cell>
          <table:table-cell office:value-type="float" office:value="21.85364" calcext:value-type="float">
            <text:p>21.85364</text:p>
          </table:table-cell>
          <table:table-cell office:value-type="float" office:value="23.66501" calcext:value-type="float">
            <text:p>23.66501</text:p>
          </table:table-cell>
          <table:table-cell office:value-type="float" office:value="22.43253" calcext:value-type="float">
            <text:p>22.43253</text:p>
          </table:table-cell>
          <table:table-cell office:value-type="float" office:value="23.56259" calcext:value-type="float">
            <text:p>23.56259</text:p>
          </table:table-cell>
          <table:table-cell office:value-type="float" office:value="22.94482" calcext:value-type="float">
            <text:p>22.94482</text:p>
          </table:table-cell>
          <table:table-cell office:value-type="float" office:value="22.87082" calcext:value-type="float">
            <text:p>22.87082</text:p>
          </table:table-cell>
          <table:table-cell office:value-type="float" office:value="22.76697" calcext:value-type="float">
            <text:p>22.76697</text:p>
          </table:table-cell>
          <table:table-cell office:value-type="float" office:value="22.10434" calcext:value-type="float">
            <text:p>22.10434</text:p>
          </table:table-cell>
          <table:table-cell office:value-type="float" office:value="22.09683" calcext:value-type="float">
            <text:p>22.09683</text:p>
          </table:table-cell>
          <table:table-cell office:value-type="float" office:value="21.40302" calcext:value-type="float">
            <text:p>21.40302</text:p>
          </table:table-cell>
          <table:table-cell office:value-type="float" office:value="21.39157" calcext:value-type="float">
            <text:p>21.39157</text:p>
          </table:table-cell>
          <table:table-cell office:value-type="float" office:value="20.68216" calcext:value-type="float">
            <text:p>20.68216</text:p>
          </table:table-cell>
          <table:table-cell office:value-type="float" office:value="20.67618" calcext:value-type="float">
            <text:p>20.67618</text:p>
          </table:table-cell>
          <table:table-cell office:value-type="float" office:value="19.86935" calcext:value-type="float">
            <text:p>19.86935</text:p>
          </table:table-cell>
          <table:table-cell office:value-type="float" office:value="19.86465" calcext:value-type="float">
            <text:p>19.86465</text:p>
          </table:table-cell>
          <table:table-cell office:value-type="float" office:value="19.15591" calcext:value-type="float">
            <text:p>19.15591</text:p>
          </table:table-cell>
          <table:table-cell office:value-type="float" office:value="19.14709" calcext:value-type="float">
            <text:p>19.14709</text:p>
          </table:table-cell>
          <table:table-cell office:value-type="float" office:value="37.16818" calcext:value-type="float">
            <text:p>37.16818</text:p>
          </table:table-cell>
          <table:table-cell office:value-type="float" office:value="13.47708" calcext:value-type="float">
            <text:p>13.477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1" calcext:value-type="float">
            <text:p>1092001</text:p>
          </table:table-cell>
          <table:table-cell office:value-type="float" office:value="20.10959" calcext:value-type="float">
            <text:p>20.10959</text:p>
          </table:table-cell>
          <table:table-cell office:value-type="float" office:value="27.46" calcext:value-type="float">
            <text:p>27.46</text:p>
          </table:table-cell>
          <table:table-cell office:value-type="float" office:value="14.01" calcext:value-type="float">
            <text:p>14.01</text:p>
          </table:table-cell>
          <table:table-cell office:value-type="float" office:value="1.575796" calcext:value-type="float">
            <text:p>1.575796</text:p>
          </table:table-cell>
          <table:table-cell office:value-type="float" office:value="1.197119" calcext:value-type="float">
            <text:p>1.197119</text:p>
          </table:table-cell>
          <table:table-cell office:value-type="float" office:value="235.62" calcext:value-type="float">
            <text:p>235.62</text:p>
          </table:table-cell>
          <table:table-cell office:value-type="float" office:value="0" calcext:value-type="float">
            <text:p>0</text:p>
          </table:table-cell>
          <table:table-cell office:value-type="float" office:value="33.85904" calcext:value-type="float">
            <text:p>33.85904</text:p>
          </table:table-cell>
          <table:table-cell office:value-type="float" office:value="15.96765" calcext:value-type="float">
            <text:p>15.96765</text:p>
          </table:table-cell>
          <table:table-cell office:value-type="float" office:value="28.59598" calcext:value-type="float">
            <text:p>28.59598</text:p>
          </table:table-cell>
          <table:table-cell office:value-type="float" office:value="18.19922" calcext:value-type="float">
            <text:p>18.19922</text:p>
          </table:table-cell>
          <table:table-cell office:value-type="float" office:value="26.60931" calcext:value-type="float">
            <text:p>26.60931</text:p>
          </table:table-cell>
          <table:table-cell office:value-type="float" office:value="19.56915" calcext:value-type="float">
            <text:p>19.56915</text:p>
          </table:table-cell>
          <table:table-cell office:value-type="float" office:value="25.20834" calcext:value-type="float">
            <text:p>25.20834</text:p>
          </table:table-cell>
          <table:table-cell office:value-type="float" office:value="20.68387" calcext:value-type="float">
            <text:p>20.68387</text:p>
          </table:table-cell>
          <table:table-cell office:value-type="float" office:value="24.38251" calcext:value-type="float">
            <text:p>24.38251</text:p>
          </table:table-cell>
          <table:table-cell office:value-type="float" office:value="21.35715" calcext:value-type="float">
            <text:p>21.35715</text:p>
          </table:table-cell>
          <table:table-cell office:value-type="float" office:value="23.67648" calcext:value-type="float">
            <text:p>23.67648</text:p>
          </table:table-cell>
          <table:table-cell office:value-type="float" office:value="21.99225" calcext:value-type="float">
            <text:p>21.99225</text:p>
          </table:table-cell>
          <table:table-cell office:value-type="float" office:value="23.2951" calcext:value-type="float">
            <text:p>23.2951</text:p>
          </table:table-cell>
          <table:table-cell office:value-type="float" office:value="22.36777" calcext:value-type="float">
            <text:p>22.36777</text:p>
          </table:table-cell>
          <table:table-cell office:value-type="float" office:value="22.94849" calcext:value-type="float">
            <text:p>22.94849</text:p>
          </table:table-cell>
          <table:table-cell office:value-type="float" office:value="22.72672" calcext:value-type="float">
            <text:p>22.72672</text:p>
          </table:table-cell>
          <table:table-cell office:value-type="float" office:value="22.76526" calcext:value-type="float">
            <text:p>22.76526</text:p>
          </table:table-cell>
          <table:table-cell office:value-type="float" office:value="22.6095" calcext:value-type="float">
            <text:p>22.6095</text:p>
          </table:table-cell>
          <table:table-cell office:value-type="float" office:value="22.0965" calcext:value-type="float">
            <text:p>22.0965</text:p>
          </table:table-cell>
          <table:table-cell office:value-type="float" office:value="22.0571" calcext:value-type="float">
            <text:p>22.0571</text:p>
          </table:table-cell>
          <table:table-cell office:value-type="float" office:value="21.39145" calcext:value-type="float">
            <text:p>21.39145</text:p>
          </table:table-cell>
          <table:table-cell office:value-type="float" office:value="21.37775" calcext:value-type="float">
            <text:p>21.37775</text:p>
          </table:table-cell>
          <table:table-cell office:value-type="float" office:value="20.67612" calcext:value-type="float">
            <text:p>20.67612</text:p>
          </table:table-cell>
          <table:table-cell office:value-type="float" office:value="20.67142" calcext:value-type="float">
            <text:p>20.67142</text:p>
          </table:table-cell>
          <table:table-cell office:value-type="float" office:value="19.87274" calcext:value-type="float">
            <text:p>19.87274</text:p>
          </table:table-cell>
          <table:table-cell office:value-type="float" office:value="19.86938" calcext:value-type="float">
            <text:p>19.86938</text:p>
          </table:table-cell>
          <table:table-cell office:value-type="float" office:value="19.16339" calcext:value-type="float">
            <text:p>19.16339</text:p>
          </table:table-cell>
          <table:table-cell office:value-type="float" office:value="19.15601" calcext:value-type="float">
            <text:p>19.15601</text:p>
          </table:table-cell>
          <table:table-cell office:value-type="float" office:value="38.345" calcext:value-type="float">
            <text:p>38.345</text:p>
          </table:table-cell>
          <table:table-cell office:value-type="float" office:value="14.20349" calcext:value-type="float">
            <text:p>14.203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1" calcext:value-type="float">
            <text:p>2092001</text:p>
          </table:table-cell>
          <table:table-cell office:value-type="float" office:value="21.00168" calcext:value-type="float">
            <text:p>21.00168</text:p>
          </table:table-cell>
          <table:table-cell office:value-type="float" office:value="31.74" calcext:value-type="float">
            <text:p>31.74</text:p>
          </table:table-cell>
          <table:table-cell office:value-type="float" office:value="16.53" calcext:value-type="float">
            <text:p>16.53</text:p>
          </table:table-cell>
          <table:table-cell office:value-type="float" office:value="1.866269" calcext:value-type="float">
            <text:p>1.866269</text:p>
          </table:table-cell>
          <table:table-cell office:value-type="float" office:value="1.398795" calcext:value-type="float">
            <text:p>1.398795</text:p>
          </table:table-cell>
          <table:table-cell office:value-type="float" office:value="251.604" calcext:value-type="float">
            <text:p>251.604</text:p>
          </table:table-cell>
          <table:table-cell office:value-type="float" office:value="0" calcext:value-type="float">
            <text:p>0</text:p>
          </table:table-cell>
          <table:table-cell office:value-type="float" office:value="38.5188" calcext:value-type="float">
            <text:p>38.5188</text:p>
          </table:table-cell>
          <table:table-cell office:value-type="float" office:value="18.18085" calcext:value-type="float">
            <text:p>18.18085</text:p>
          </table:table-cell>
          <table:table-cell office:value-type="float" office:value="31.95422" calcext:value-type="float">
            <text:p>31.95422</text:p>
          </table:table-cell>
          <table:table-cell office:value-type="float" office:value="19.95117" calcext:value-type="float">
            <text:p>19.95117</text:p>
          </table:table-cell>
          <table:table-cell office:value-type="float" office:value="29.09567" calcext:value-type="float">
            <text:p>29.09567</text:p>
          </table:table-cell>
          <table:table-cell office:value-type="float" office:value="20.98108" calcext:value-type="float">
            <text:p>20.98108</text:p>
          </table:table-cell>
          <table:table-cell office:value-type="float" office:value="27.02417" calcext:value-type="float">
            <text:p>27.02417</text:p>
          </table:table-cell>
          <table:table-cell office:value-type="float" office:value="21.76703" calcext:value-type="float">
            <text:p>21.76703</text:p>
          </table:table-cell>
          <table:table-cell office:value-type="float" office:value="25.81543" calcext:value-type="float">
            <text:p>25.81543</text:p>
          </table:table-cell>
          <table:table-cell office:value-type="float" office:value="22.20834" calcext:value-type="float">
            <text:p>22.20834</text:p>
          </table:table-cell>
          <table:table-cell office:value-type="float" office:value="24.73755" calcext:value-type="float">
            <text:p>24.73755</text:p>
          </table:table-cell>
          <table:table-cell office:value-type="float" office:value="22.59003" calcext:value-type="float">
            <text:p>22.59003</text:p>
          </table:table-cell>
          <table:table-cell office:value-type="float" office:value="24.01703" calcext:value-type="float">
            <text:p>24.01703</text:p>
          </table:table-cell>
          <table:table-cell office:value-type="float" office:value="22.73969" calcext:value-type="float">
            <text:p>22.73969</text:p>
          </table:table-cell>
          <table:table-cell office:value-type="float" office:value="23.03287" calcext:value-type="float">
            <text:p>23.03287</text:p>
          </table:table-cell>
          <table:table-cell office:value-type="float" office:value="22.81354" calcext:value-type="float">
            <text:p>22.81354</text:p>
          </table:table-cell>
          <table:table-cell office:value-type="float" office:value="22.60837" calcext:value-type="float">
            <text:p>22.60837</text:p>
          </table:table-cell>
          <table:table-cell office:value-type="float" office:value="22.54718" calcext:value-type="float">
            <text:p>22.54718</text:p>
          </table:table-cell>
          <table:table-cell office:value-type="float" office:value="22.05655" calcext:value-type="float">
            <text:p>22.05655</text:p>
          </table:table-cell>
          <table:table-cell office:value-type="float" office:value="22.00677" calcext:value-type="float">
            <text:p>22.00677</text:p>
          </table:table-cell>
          <table:table-cell office:value-type="float" office:value="21.37756" calcext:value-type="float">
            <text:p>21.37756</text:p>
          </table:table-cell>
          <table:table-cell office:value-type="float" office:value="21.35632" calcext:value-type="float">
            <text:p>21.35632</text:p>
          </table:table-cell>
          <table:table-cell office:value-type="float" office:value="20.67133" calcext:value-type="float">
            <text:p>20.67133</text:p>
          </table:table-cell>
          <table:table-cell office:value-type="float" office:value="20.66519" calcext:value-type="float">
            <text:p>20.66519</text:p>
          </table:table-cell>
          <table:table-cell office:value-type="float" office:value="19.87494" calcext:value-type="float">
            <text:p>19.87494</text:p>
          </table:table-cell>
          <table:table-cell office:value-type="float" office:value="19.8728" calcext:value-type="float">
            <text:p>19.8728</text:p>
          </table:table-cell>
          <table:table-cell office:value-type="float" office:value="19.1701" calcext:value-type="float">
            <text:p>19.1701</text:p>
          </table:table-cell>
          <table:table-cell office:value-type="float" office:value="19.16348" calcext:value-type="float">
            <text:p>19.16348</text:p>
          </table:table-cell>
          <table:table-cell office:value-type="float" office:value="43.33459" calcext:value-type="float">
            <text:p>43.33459</text:p>
          </table:table-cell>
          <table:table-cell office:value-type="float" office:value="16.74478" calcext:value-type="float">
            <text:p>16.744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1" calcext:value-type="float">
            <text:p>3092001</text:p>
          </table:table-cell>
          <table:table-cell office:value-type="float" office:value="21.5784" calcext:value-type="float">
            <text:p>21.5784</text:p>
          </table:table-cell>
          <table:table-cell office:value-type="float" office:value="33.45" calcext:value-type="float">
            <text:p>33.45</text:p>
          </table:table-cell>
          <table:table-cell office:value-type="float" office:value="17.83" calcext:value-type="float">
            <text:p>17.83</text:p>
          </table:table-cell>
          <table:table-cell office:value-type="float" office:value="1.919503" calcext:value-type="float">
            <text:p>1.919503</text:p>
          </table:table-cell>
          <table:table-cell office:value-type="float" office:value="1.2321" calcext:value-type="float">
            <text:p>1.2321</text:p>
          </table:table-cell>
          <table:table-cell office:value-type="float" office:value="134.352" calcext:value-type="float">
            <text:p>134.352</text:p>
          </table:table-cell>
          <table:table-cell office:value-type="float" office:value="0" calcext:value-type="float">
            <text:p>0</text:p>
          </table:table-cell>
          <table:table-cell office:value-type="float" office:value="37.96646" calcext:value-type="float">
            <text:p>37.96646</text:p>
          </table:table-cell>
          <table:table-cell office:value-type="float" office:value="19.43802" calcext:value-type="float">
            <text:p>19.43802</text:p>
          </table:table-cell>
          <table:table-cell office:value-type="float" office:value="32.44473" calcext:value-type="float">
            <text:p>32.44473</text:p>
          </table:table-cell>
          <table:table-cell office:value-type="float" office:value="21.28317" calcext:value-type="float">
            <text:p>21.28317</text:p>
          </table:table-cell>
          <table:table-cell office:value-type="float" office:value="29.96747" calcext:value-type="float">
            <text:p>29.96747</text:p>
          </table:table-cell>
          <table:table-cell office:value-type="float" office:value="22.30231" calcext:value-type="float">
            <text:p>22.30231</text:p>
          </table:table-cell>
          <table:table-cell office:value-type="float" office:value="27.9278" calcext:value-type="float">
            <text:p>27.9278</text:p>
          </table:table-cell>
          <table:table-cell office:value-type="float" office:value="22.98892" calcext:value-type="float">
            <text:p>22.98892</text:p>
          </table:table-cell>
          <table:table-cell office:value-type="float" office:value="26.65741" calcext:value-type="float">
            <text:p>26.65741</text:p>
          </table:table-cell>
          <table:table-cell office:value-type="float" office:value="23.31305" calcext:value-type="float">
            <text:p>23.31305</text:p>
          </table:table-cell>
          <table:table-cell office:value-type="float" office:value="25.46109" calcext:value-type="float">
            <text:p>25.46109</text:p>
          </table:table-cell>
          <table:table-cell office:value-type="float" office:value="23.52444" calcext:value-type="float">
            <text:p>23.52444</text:p>
          </table:table-cell>
          <table:table-cell office:value-type="float" office:value="24.6178" calcext:value-type="float">
            <text:p>24.6178</text:p>
          </table:table-cell>
          <table:table-cell office:value-type="float" office:value="23.45551" calcext:value-type="float">
            <text:p>23.45551</text:p>
          </table:table-cell>
          <table:table-cell office:value-type="float" office:value="23.4379" calcext:value-type="float">
            <text:p>23.4379</text:p>
          </table:table-cell>
          <table:table-cell office:value-type="float" office:value="23.04172" calcext:value-type="float">
            <text:p>23.04172</text:p>
          </table:table-cell>
          <table:table-cell office:value-type="float" office:value="22.62717" calcext:value-type="float">
            <text:p>22.62717</text:p>
          </table:table-cell>
          <table:table-cell office:value-type="float" office:value="22.54852" calcext:value-type="float">
            <text:p>22.54852</text:p>
          </table:table-cell>
          <table:table-cell office:value-type="float" office:value="22.00629" calcext:value-type="float">
            <text:p>22.00629</text:p>
          </table:table-cell>
          <table:table-cell office:value-type="float" office:value="21.97784" calcext:value-type="float">
            <text:p>21.97784</text:p>
          </table:table-cell>
          <table:table-cell office:value-type="float" office:value="21.35608" calcext:value-type="float">
            <text:p>21.35608</text:p>
          </table:table-cell>
          <table:table-cell office:value-type="float" office:value="21.33365" calcext:value-type="float">
            <text:p>21.33365</text:p>
          </table:table-cell>
          <table:table-cell office:value-type="float" office:value="20.66513" calcext:value-type="float">
            <text:p>20.66513</text:p>
          </table:table-cell>
          <table:table-cell office:value-type="float" office:value="20.65665" calcext:value-type="float">
            <text:p>20.65665</text:p>
          </table:table-cell>
          <table:table-cell office:value-type="float" office:value="19.87619" calcext:value-type="float">
            <text:p>19.87619</text:p>
          </table:table-cell>
          <table:table-cell office:value-type="float" office:value="19.87494" calcext:value-type="float">
            <text:p>19.87494</text:p>
          </table:table-cell>
          <table:table-cell office:value-type="float" office:value="19.17438" calcext:value-type="float">
            <text:p>19.17438</text:p>
          </table:table-cell>
          <table:table-cell office:value-type="float" office:value="19.17017" calcext:value-type="float">
            <text:p>19.17017</text:p>
          </table:table-cell>
          <table:table-cell office:value-type="float" office:value="40.69479" calcext:value-type="float">
            <text:p>40.69479</text:p>
          </table:table-cell>
          <table:table-cell office:value-type="float" office:value="18.11334" calcext:value-type="float">
            <text:p>18.113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1" calcext:value-type="float">
            <text:p>4092001</text:p>
          </table:table-cell>
          <table:table-cell office:value-type="float" office:value="21.66582" calcext:value-type="float">
            <text:p>21.66582</text:p>
          </table:table-cell>
          <table:table-cell office:value-type="float" office:value="32.491" calcext:value-type="float">
            <text:p>32.491</text:p>
          </table:table-cell>
          <table:table-cell office:value-type="float" office:value="16.66" calcext:value-type="float">
            <text:p>16.66</text:p>
          </table:table-cell>
          <table:table-cell office:value-type="float" office:value="1.856547" calcext:value-type="float">
            <text:p>1.856547</text:p>
          </table:table-cell>
          <table:table-cell office:value-type="float" office:value="1.288484" calcext:value-type="float">
            <text:p>1.288484</text:p>
          </table:table-cell>
          <table:table-cell office:value-type="float" office:value="165.708" calcext:value-type="float">
            <text:p>165.708</text:p>
          </table:table-cell>
          <table:table-cell office:value-type="float" office:value="0" calcext:value-type="float">
            <text:p>0</text:p>
          </table:table-cell>
          <table:table-cell office:value-type="float" office:value="38.50098" calcext:value-type="float">
            <text:p>38.50098</text:p>
          </table:table-cell>
          <table:table-cell office:value-type="float" office:value="18.33423" calcext:value-type="float">
            <text:p>18.33423</text:p>
          </table:table-cell>
          <table:table-cell office:value-type="float" office:value="32.6293" calcext:value-type="float">
            <text:p>32.6293</text:p>
          </table:table-cell>
          <table:table-cell office:value-type="float" office:value="20.73846" calcext:value-type="float">
            <text:p>20.73846</text:p>
          </table:table-cell>
          <table:table-cell office:value-type="float" office:value="30.03668" calcext:value-type="float">
            <text:p>30.03668</text:p>
          </table:table-cell>
          <table:table-cell office:value-type="float" office:value="22.07574" calcext:value-type="float">
            <text:p>22.07574</text:p>
          </table:table-cell>
          <table:table-cell office:value-type="float" office:value="28.04495" calcext:value-type="float">
            <text:p>28.04495</text:p>
          </table:table-cell>
          <table:table-cell office:value-type="float" office:value="22.99875" calcext:value-type="float">
            <text:p>22.99875</text:p>
          </table:table-cell>
          <table:table-cell office:value-type="float" office:value="26.81479" calcext:value-type="float">
            <text:p>26.81479</text:p>
          </table:table-cell>
          <table:table-cell office:value-type="float" office:value="23.46707" calcext:value-type="float">
            <text:p>23.46707</text:p>
          </table:table-cell>
          <table:table-cell office:value-type="float" office:value="25.66751" calcext:value-type="float">
            <text:p>25.66751</text:p>
          </table:table-cell>
          <table:table-cell office:value-type="float" office:value="23.80231" calcext:value-type="float">
            <text:p>23.80231</text:p>
          </table:table-cell>
          <table:table-cell office:value-type="float" office:value="24.85733" calcext:value-type="float">
            <text:p>24.85733</text:p>
          </table:table-cell>
          <table:table-cell office:value-type="float" office:value="23.78232" calcext:value-type="float">
            <text:p>23.78232</text:p>
          </table:table-cell>
          <table:table-cell office:value-type="float" office:value="23.71844" calcext:value-type="float">
            <text:p>23.71844</text:p>
          </table:table-cell>
          <table:table-cell office:value-type="float" office:value="23.4469" calcext:value-type="float">
            <text:p>23.4469</text:p>
          </table:table-cell>
          <table:table-cell office:value-type="float" office:value="22.77029" calcext:value-type="float">
            <text:p>22.77029</text:p>
          </table:table-cell>
          <table:table-cell office:value-type="float" office:value="22.62863" calcext:value-type="float">
            <text:p>22.62863</text:p>
          </table:table-cell>
          <table:table-cell office:value-type="float" office:value="21.98444" calcext:value-type="float">
            <text:p>21.98444</text:p>
          </table:table-cell>
          <table:table-cell office:value-type="float" office:value="21.97598" calcext:value-type="float">
            <text:p>21.97598</text:p>
          </table:table-cell>
          <table:table-cell office:value-type="float" office:value="21.33344" calcext:value-type="float">
            <text:p>21.33344</text:p>
          </table:table-cell>
          <table:table-cell office:value-type="float" office:value="21.31918" calcext:value-type="float">
            <text:p>21.31918</text:p>
          </table:table-cell>
          <table:table-cell office:value-type="float" office:value="20.65652" calcext:value-type="float">
            <text:p>20.65652</text:p>
          </table:table-cell>
          <table:table-cell office:value-type="float" office:value="20.64832" calcext:value-type="float">
            <text:p>20.64832</text:p>
          </table:table-cell>
          <table:table-cell office:value-type="float" office:value="19.87619" calcext:value-type="float">
            <text:p>19.87619</text:p>
          </table:table-cell>
          <table:table-cell office:value-type="float" office:value="19.87573" calcext:value-type="float">
            <text:p>19.87573</text:p>
          </table:table-cell>
          <table:table-cell office:value-type="float" office:value="19.17783" calcext:value-type="float">
            <text:p>19.17783</text:p>
          </table:table-cell>
          <table:table-cell office:value-type="float" office:value="19.17441" calcext:value-type="float">
            <text:p>19.17441</text:p>
          </table:table-cell>
          <table:table-cell office:value-type="float" office:value="41.79416" calcext:value-type="float">
            <text:p>41.79416</text:p>
          </table:table-cell>
          <table:table-cell office:value-type="float" office:value="16.69025" calcext:value-type="float">
            <text:p>16.690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1" calcext:value-type="float">
            <text:p>5092001</text:p>
          </table:table-cell>
          <table:table-cell office:value-type="float" office:value="16.92429" calcext:value-type="float">
            <text:p>16.92429</text:p>
          </table:table-cell>
          <table:table-cell office:value-type="float" office:value="30.08" calcext:value-type="float">
            <text:p>30.08</text:p>
          </table:table-cell>
          <table:table-cell office:value-type="float" office:value="16.351" calcext:value-type="float">
            <text:p>16.351</text:p>
          </table:table-cell>
          <table:table-cell office:value-type="float" office:value="2.045408" calcext:value-type="float">
            <text:p>2.045408</text:p>
          </table:table-cell>
          <table:table-cell office:value-type="float" office:value="1.487557" calcext:value-type="float">
            <text:p>1.487557</text:p>
          </table:table-cell>
          <table:table-cell office:value-type="float" office:value="208.152" calcext:value-type="float">
            <text:p>208.152</text:p>
          </table:table-cell>
          <table:table-cell office:value-type="float" office:value="0" calcext:value-type="float">
            <text:p>0</text:p>
          </table:table-cell>
          <table:table-cell office:value-type="float" office:value="35.14639" calcext:value-type="float">
            <text:p>35.14639</text:p>
          </table:table-cell>
          <table:table-cell office:value-type="float" office:value="18.2677" calcext:value-type="float">
            <text:p>18.2677</text:p>
          </table:table-cell>
          <table:table-cell office:value-type="float" office:value="30.7283" calcext:value-type="float">
            <text:p>30.7283</text:p>
          </table:table-cell>
          <table:table-cell office:value-type="float" office:value="20.85791" calcext:value-type="float">
            <text:p>20.85791</text:p>
          </table:table-cell>
          <table:table-cell office:value-type="float" office:value="28.73267" calcext:value-type="float">
            <text:p>28.73267</text:p>
          </table:table-cell>
          <table:table-cell office:value-type="float" office:value="22.24051" calcext:value-type="float">
            <text:p>22.24051</text:p>
          </table:table-cell>
          <table:table-cell office:value-type="float" office:value="27.22028" calcext:value-type="float">
            <text:p>27.22028</text:p>
          </table:table-cell>
          <table:table-cell office:value-type="float" office:value="23.18942" calcext:value-type="float">
            <text:p>23.18942</text:p>
          </table:table-cell>
          <table:table-cell office:value-type="float" office:value="26.29025" calcext:value-type="float">
            <text:p>26.29025</text:p>
          </table:table-cell>
          <table:table-cell office:value-type="float" office:value="23.67053" calcext:value-type="float">
            <text:p>23.67053</text:p>
          </table:table-cell>
          <table:table-cell office:value-type="float" office:value="25.556" calcext:value-type="float">
            <text:p>25.556</text:p>
          </table:table-cell>
          <table:table-cell office:value-type="float" office:value="24.00845" calcext:value-type="float">
            <text:p>24.00845</text:p>
          </table:table-cell>
          <table:table-cell office:value-type="float" office:value="24.85886" calcext:value-type="float">
            <text:p>24.85886</text:p>
          </table:table-cell>
          <table:table-cell office:value-type="float" office:value="23.99292" calcext:value-type="float">
            <text:p>23.99292</text:p>
          </table:table-cell>
          <table:table-cell office:value-type="float" office:value="23.85501" calcext:value-type="float">
            <text:p>23.85501</text:p>
          </table:table-cell>
          <table:table-cell office:value-type="float" office:value="23.72604" calcext:value-type="float">
            <text:p>23.72604</text:p>
          </table:table-cell>
          <table:table-cell office:value-type="float" office:value="22.90552" calcext:value-type="float">
            <text:p>22.90552</text:p>
          </table:table-cell>
          <table:table-cell office:value-type="float" office:value="22.77194" calcext:value-type="float">
            <text:p>22.77194</text:p>
          </table:table-cell>
          <table:table-cell office:value-type="float" office:value="22.01743" calcext:value-type="float">
            <text:p>22.01743</text:p>
          </table:table-cell>
          <table:table-cell office:value-type="float" office:value="21.98462" calcext:value-type="float">
            <text:p>21.98462</text:p>
          </table:table-cell>
          <table:table-cell office:value-type="float" office:value="21.31909" calcext:value-type="float">
            <text:p>21.31909</text:p>
          </table:table-cell>
          <table:table-cell office:value-type="float" office:value="21.3168" calcext:value-type="float">
            <text:p>21.3168</text:p>
          </table:table-cell>
          <table:table-cell office:value-type="float" office:value="20.64825" calcext:value-type="float">
            <text:p>20.64825</text:p>
          </table:table-cell>
          <table:table-cell office:value-type="float" office:value="20.64142" calcext:value-type="float">
            <text:p>20.64142</text:p>
          </table:table-cell>
          <table:table-cell office:value-type="float" office:value="19.87582" calcext:value-type="float">
            <text:p>19.87582</text:p>
          </table:table-cell>
          <table:table-cell office:value-type="float" office:value="19.87451" calcext:value-type="float">
            <text:p>19.87451</text:p>
          </table:table-cell>
          <table:table-cell office:value-type="float" office:value="19.17807" calcext:value-type="float">
            <text:p>19.17807</text:p>
          </table:table-cell>
          <table:table-cell office:value-type="float" office:value="19.17783" calcext:value-type="float">
            <text:p>19.17783</text:p>
          </table:table-cell>
          <table:table-cell office:value-type="float" office:value="38.86023" calcext:value-type="float">
            <text:p>38.86023</text:p>
          </table:table-cell>
          <table:table-cell office:value-type="float" office:value="16.60834" calcext:value-type="float">
            <text:p>16.608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1" calcext:value-type="float">
            <text:p>6092001</text:p>
          </table:table-cell>
          <table:table-cell office:value-type="float" office:value="11.88612" calcext:value-type="float">
            <text:p>11.88612</text:p>
          </table:table-cell>
          <table:table-cell office:value-type="float" office:value="28.48" calcext:value-type="float">
            <text:p>28.48</text:p>
          </table:table-cell>
          <table:table-cell office:value-type="float" office:value="20.59" calcext:value-type="float">
            <text:p>20.59</text:p>
          </table:table-cell>
          <table:table-cell office:value-type="float" office:value="2.102811" calcext:value-type="float">
            <text:p>2.102811</text:p>
          </table:table-cell>
          <table:table-cell office:value-type="float" office:value="1.667691" calcext:value-type="float">
            <text:p>1.667691</text:p>
          </table:table-cell>
          <table:table-cell office:value-type="float" office:value="310.716" calcext:value-type="float">
            <text:p>310.716</text:p>
          </table:table-cell>
          <table:table-cell office:value-type="float" office:value="0.3" calcext:value-type="float">
            <text:p>0.3</text:p>
          </table:table-cell>
          <table:table-cell office:value-type="float" office:value="32.37234" calcext:value-type="float">
            <text:p>32.37234</text:p>
          </table:table-cell>
          <table:table-cell office:value-type="float" office:value="21.7507" calcext:value-type="float">
            <text:p>21.7507</text:p>
          </table:table-cell>
          <table:table-cell office:value-type="float" office:value="29.15836" calcext:value-type="float">
            <text:p>29.15836</text:p>
          </table:table-cell>
          <table:table-cell office:value-type="float" office:value="23.33234" calcext:value-type="float">
            <text:p>23.33234</text:p>
          </table:table-cell>
          <table:table-cell office:value-type="float" office:value="27.68954" calcext:value-type="float">
            <text:p>27.68954</text:p>
          </table:table-cell>
          <table:table-cell office:value-type="float" office:value="23.93167" calcext:value-type="float">
            <text:p>23.93167</text:p>
          </table:table-cell>
          <table:table-cell office:value-type="float" office:value="26.59647" calcext:value-type="float">
            <text:p>26.59647</text:p>
          </table:table-cell>
          <table:table-cell office:value-type="float" office:value="24.28448" calcext:value-type="float">
            <text:p>24.28448</text:p>
          </table:table-cell>
          <table:table-cell office:value-type="float" office:value="25.90988" calcext:value-type="float">
            <text:p>25.90988</text:p>
          </table:table-cell>
          <table:table-cell office:value-type="float" office:value="24.42856" calcext:value-type="float">
            <text:p>24.42856</text:p>
          </table:table-cell>
          <table:table-cell office:value-type="float" office:value="25.3822" calcext:value-type="float">
            <text:p>25.3822</text:p>
          </table:table-cell>
          <table:table-cell office:value-type="float" office:value="24.46277" calcext:value-type="float">
            <text:p>24.46277</text:p>
          </table:table-cell>
          <table:table-cell office:value-type="float" office:value="24.79102" calcext:value-type="float">
            <text:p>24.79102</text:p>
          </table:table-cell>
          <table:table-cell office:value-type="float" office:value="24.29666" calcext:value-type="float">
            <text:p>24.29666</text:p>
          </table:table-cell>
          <table:table-cell office:value-type="float" office:value="23.96722" calcext:value-type="float">
            <text:p>23.96722</text:p>
          </table:table-cell>
          <table:table-cell office:value-type="float" office:value="23.85999" calcext:value-type="float">
            <text:p>23.85999</text:p>
          </table:table-cell>
          <table:table-cell office:value-type="float" office:value="23.01614" calcext:value-type="float">
            <text:p>23.01614</text:p>
          </table:table-cell>
          <table:table-cell office:value-type="float" office:value="22.90677" calcext:value-type="float">
            <text:p>22.90677</text:p>
          </table:table-cell>
          <table:table-cell office:value-type="float" office:value="22.06284" calcext:value-type="float">
            <text:p>22.06284</text:p>
          </table:table-cell>
          <table:table-cell office:value-type="float" office:value="22.01788" calcext:value-type="float">
            <text:p>22.01788</text:p>
          </table:table-cell>
          <table:table-cell office:value-type="float" office:value="21.32767" calcext:value-type="float">
            <text:p>21.32767</text:p>
          </table:table-cell>
          <table:table-cell office:value-type="float" office:value="21.31784" calcext:value-type="float">
            <text:p>21.31784</text:p>
          </table:table-cell>
          <table:table-cell office:value-type="float" office:value="20.64142" calcext:value-type="float">
            <text:p>20.64142</text:p>
          </table:table-cell>
          <table:table-cell office:value-type="float" office:value="20.63934" calcext:value-type="float">
            <text:p>20.63934</text:p>
          </table:table-cell>
          <table:table-cell office:value-type="float" office:value="19.87448" calcext:value-type="float">
            <text:p>19.87448</text:p>
          </table:table-cell>
          <table:table-cell office:value-type="float" office:value="19.87262" calcext:value-type="float">
            <text:p>19.87262</text:p>
          </table:table-cell>
          <table:table-cell office:value-type="float" office:value="19.17844" calcext:value-type="float">
            <text:p>19.17844</text:p>
          </table:table-cell>
          <table:table-cell office:value-type="float" office:value="19.1781" calcext:value-type="float">
            <text:p>19.1781</text:p>
          </table:table-cell>
          <table:table-cell office:value-type="float" office:value="35.84579" calcext:value-type="float">
            <text:p>35.84579</text:p>
          </table:table-cell>
          <table:table-cell office:value-type="float" office:value="20.17987" calcext:value-type="float">
            <text:p>20.179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1" calcext:value-type="float">
            <text:p>7092001</text:p>
          </table:table-cell>
          <table:table-cell office:value-type="float" office:value="8.052839" calcext:value-type="float">
            <text:p>8.052839</text:p>
          </table:table-cell>
          <table:table-cell office:value-type="float" office:value="23.49" calcext:value-type="float">
            <text:p>23.49</text:p>
          </table:table-cell>
          <table:table-cell office:value-type="float" office:value="16.89" calcext:value-type="float">
            <text:p>16.89</text:p>
          </table:table-cell>
          <table:table-cell office:value-type="float" office:value="2.084037" calcext:value-type="float">
            <text:p>2.084037</text:p>
          </table:table-cell>
          <table:table-cell office:value-type="float" office:value="1.690166" calcext:value-type="float">
            <text:p>1.690166</text:p>
          </table:table-cell>
          <table:table-cell office:value-type="float" office:value="278.28" calcext:value-type="float">
            <text:p>278.28</text:p>
          </table:table-cell>
          <table:table-cell office:value-type="float" office:value="47.2" calcext:value-type="float">
            <text:p>47.2</text:p>
          </table:table-cell>
          <table:table-cell office:value-type="float" office:value="24.47388" calcext:value-type="float">
            <text:p>24.47388</text:p>
          </table:table-cell>
          <table:table-cell office:value-type="float" office:value="17.32205" calcext:value-type="float">
            <text:p>17.32205</text:p>
          </table:table-cell>
          <table:table-cell office:value-type="float" office:value="24.94443" calcext:value-type="float">
            <text:p>24.94443</text:p>
          </table:table-cell>
          <table:table-cell office:value-type="float" office:value="18.56903" calcext:value-type="float">
            <text:p>18.56903</text:p>
          </table:table-cell>
          <table:table-cell office:value-type="float" office:value="25.42459" calcext:value-type="float">
            <text:p>25.42459</text:p>
          </table:table-cell>
          <table:table-cell office:value-type="float" office:value="19.58206" calcext:value-type="float">
            <text:p>19.58206</text:p>
          </table:table-cell>
          <table:table-cell office:value-type="float" office:value="25.5614" calcext:value-type="float">
            <text:p>25.5614</text:p>
          </table:table-cell>
          <table:table-cell office:value-type="float" office:value="20.77362" calcext:value-type="float">
            <text:p>20.77362</text:p>
          </table:table-cell>
          <table:table-cell office:value-type="float" office:value="25.44296" calcext:value-type="float">
            <text:p>25.44296</text:p>
          </table:table-cell>
          <table:table-cell office:value-type="float" office:value="21.70636" calcext:value-type="float">
            <text:p>21.70636</text:p>
          </table:table-cell>
          <table:table-cell office:value-type="float" office:value="25.1868" calcext:value-type="float">
            <text:p>25.1868</text:p>
          </table:table-cell>
          <table:table-cell office:value-type="float" office:value="22.71146" calcext:value-type="float">
            <text:p>22.71146</text:p>
          </table:table-cell>
          <table:table-cell office:value-type="float" office:value="24.7276" calcext:value-type="float">
            <text:p>24.7276</text:p>
          </table:table-cell>
          <table:table-cell office:value-type="float" office:value="23.26877" calcext:value-type="float">
            <text:p>23.26877</text:p>
          </table:table-cell>
          <table:table-cell office:value-type="float" office:value="24.01093" calcext:value-type="float">
            <text:p>24.01093</text:p>
          </table:table-cell>
          <table:table-cell office:value-type="float" office:value="23.62598" calcext:value-type="float">
            <text:p>23.62598</text:p>
          </table:table-cell>
          <table:table-cell office:value-type="float" office:value="23.06644" calcext:value-type="float">
            <text:p>23.06644</text:p>
          </table:table-cell>
          <table:table-cell office:value-type="float" office:value="23.01709" calcext:value-type="float">
            <text:p>23.01709</text:p>
          </table:table-cell>
          <table:table-cell office:value-type="float" office:value="22.10892" calcext:value-type="float">
            <text:p>22.10892</text:p>
          </table:table-cell>
          <table:table-cell office:value-type="float" office:value="22.06335" calcext:value-type="float">
            <text:p>22.06335</text:p>
          </table:table-cell>
          <table:table-cell office:value-type="float" office:value="21.3454" calcext:value-type="float">
            <text:p>21.3454</text:p>
          </table:table-cell>
          <table:table-cell office:value-type="float" office:value="21.32779" calcext:value-type="float">
            <text:p>21.32779</text:p>
          </table:table-cell>
          <table:table-cell office:value-type="float" office:value="20.64102" calcext:value-type="float">
            <text:p>20.64102</text:p>
          </table:table-cell>
          <table:table-cell office:value-type="float" office:value="20.63922" calcext:value-type="float">
            <text:p>20.63922</text:p>
          </table:table-cell>
          <table:table-cell office:value-type="float" office:value="19.87259" calcext:value-type="float">
            <text:p>19.87259</text:p>
          </table:table-cell>
          <table:table-cell office:value-type="float" office:value="19.87201" calcext:value-type="float">
            <text:p>19.87201</text:p>
          </table:table-cell>
          <table:table-cell office:value-type="float" office:value="19.17908" calcext:value-type="float">
            <text:p>19.17908</text:p>
          </table:table-cell>
          <table:table-cell office:value-type="float" office:value="19.17841" calcext:value-type="float">
            <text:p>19.17841</text:p>
          </table:table-cell>
          <table:table-cell office:value-type="float" office:value="25.30011" calcext:value-type="float">
            <text:p>25.30011</text:p>
          </table:table-cell>
          <table:table-cell office:value-type="float" office:value="16.49393" calcext:value-type="float">
            <text:p>16.493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1" calcext:value-type="float">
            <text:p>8092001</text:p>
          </table:table-cell>
          <table:table-cell office:value-type="float" office:value="17.33071" calcext:value-type="float">
            <text:p>17.33071</text:p>
          </table:table-cell>
          <table:table-cell office:value-type="float" office:value="20.99" calcext:value-type="float">
            <text:p>20.99</text:p>
          </table:table-cell>
          <table:table-cell office:value-type="float" office:value="13.63" calcext:value-type="float">
            <text:p>13.63</text:p>
          </table:table-cell>
          <table:table-cell office:value-type="float" office:value="1.659194" calcext:value-type="float">
            <text:p>1.659194</text:p>
          </table:table-cell>
          <table:table-cell office:value-type="float" office:value="1.128668" calcext:value-type="float">
            <text:p>1.128668</text:p>
          </table:table-cell>
          <table:table-cell office:value-type="float" office:value="276.012" calcext:value-type="float">
            <text:p>276.012</text:p>
          </table:table-cell>
          <table:table-cell office:value-type="float" office:value="0.3" calcext:value-type="float">
            <text:p>0.3</text:p>
          </table:table-cell>
          <table:table-cell office:value-type="float" office:value="22.42709" calcext:value-type="float">
            <text:p>22.42709</text:p>
          </table:table-cell>
          <table:table-cell office:value-type="float" office:value="14.59506" calcext:value-type="float">
            <text:p>14.59506</text:p>
          </table:table-cell>
          <table:table-cell office:value-type="float" office:value="21.31674" calcext:value-type="float">
            <text:p>21.31674</text:p>
          </table:table-cell>
          <table:table-cell office:value-type="float" office:value="16.21259" calcext:value-type="float">
            <text:p>16.21259</text:p>
          </table:table-cell>
          <table:table-cell office:value-type="float" office:value="20.94574" calcext:value-type="float">
            <text:p>20.94574</text:p>
          </table:table-cell>
          <table:table-cell office:value-type="float" office:value="17.50562" calcext:value-type="float">
            <text:p>17.50562</text:p>
          </table:table-cell>
          <table:table-cell office:value-type="float" office:value="20.97018" calcext:value-type="float">
            <text:p>20.97018</text:p>
          </table:table-cell>
          <table:table-cell office:value-type="float" office:value="18.80695" calcext:value-type="float">
            <text:p>18.80695</text:p>
          </table:table-cell>
          <table:table-cell office:value-type="float" office:value="21.65527" calcext:value-type="float">
            <text:p>21.65527</text:p>
          </table:table-cell>
          <table:table-cell office:value-type="float" office:value="19.81622" calcext:value-type="float">
            <text:p>19.81622</text:p>
          </table:table-cell>
          <table:table-cell office:value-type="float" office:value="22.67142" calcext:value-type="float">
            <text:p>22.67142</text:p>
          </table:table-cell>
          <table:table-cell office:value-type="float" office:value="20.92923" calcext:value-type="float">
            <text:p>20.92923</text:p>
          </table:table-cell>
          <table:table-cell office:value-type="float" office:value="23.2428" calcext:value-type="float">
            <text:p>23.2428</text:p>
          </table:table-cell>
          <table:table-cell office:value-type="float" office:value="21.71512" calcext:value-type="float">
            <text:p>21.71512</text:p>
          </table:table-cell>
          <table:table-cell office:value-type="float" office:value="23.61746" calcext:value-type="float">
            <text:p>23.61746</text:p>
          </table:table-cell>
          <table:table-cell office:value-type="float" office:value="22.57596" calcext:value-type="float">
            <text:p>22.57596</text:p>
          </table:table-cell>
          <table:table-cell office:value-type="float" office:value="23.05301" calcext:value-type="float">
            <text:p>23.05301</text:p>
          </table:table-cell>
          <table:table-cell office:value-type="float" office:value="22.80307" calcext:value-type="float">
            <text:p>22.80307</text:p>
          </table:table-cell>
          <table:table-cell office:value-type="float" office:value="22.12091" calcext:value-type="float">
            <text:p>22.12091</text:p>
          </table:table-cell>
          <table:table-cell office:value-type="float" office:value="22.10928" calcext:value-type="float">
            <text:p>22.10928</text:p>
          </table:table-cell>
          <table:table-cell office:value-type="float" office:value="21.36221" calcext:value-type="float">
            <text:p>21.36221</text:p>
          </table:table-cell>
          <table:table-cell office:value-type="float" office:value="21.34561" calcext:value-type="float">
            <text:p>21.34561</text:p>
          </table:table-cell>
          <table:table-cell office:value-type="float" office:value="20.64606" calcext:value-type="float">
            <text:p>20.64606</text:p>
          </table:table-cell>
          <table:table-cell office:value-type="float" office:value="20.64105" calcext:value-type="float">
            <text:p>20.64105</text:p>
          </table:table-cell>
          <table:table-cell office:value-type="float" office:value="19.87283" calcext:value-type="float">
            <text:p>19.87283</text:p>
          </table:table-cell>
          <table:table-cell office:value-type="float" office:value="19.87219" calcext:value-type="float">
            <text:p>19.87219</text:p>
          </table:table-cell>
          <table:table-cell office:value-type="float" office:value="19.17938" calcext:value-type="float">
            <text:p>19.17938</text:p>
          </table:table-cell>
          <table:table-cell office:value-type="float" office:value="19.17908" calcext:value-type="float">
            <text:p>19.17908</text:p>
          </table:table-cell>
          <table:table-cell office:value-type="float" office:value="23.55383" calcext:value-type="float">
            <text:p>23.55383</text:p>
          </table:table-cell>
          <table:table-cell office:value-type="float" office:value="13.27951" calcext:value-type="float">
            <text:p>13.279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1" calcext:value-type="float">
            <text:p>9092001</text:p>
          </table:table-cell>
          <table:table-cell office:value-type="float" office:value="21.80142" calcext:value-type="float">
            <text:p>21.80142</text:p>
          </table:table-cell>
          <table:table-cell office:value-type="float" office:value="22.93" calcext:value-type="float">
            <text:p>22.93</text:p>
          </table:table-cell>
          <table:table-cell office:value-type="float" office:value="10.61" calcext:value-type="float">
            <text:p>10.61</text:p>
          </table:table-cell>
          <table:table-cell office:value-type="float" office:value="1.338113" calcext:value-type="float">
            <text:p>1.338113</text:p>
          </table:table-cell>
          <table:table-cell office:value-type="float" office:value="0.9680679" calcext:value-type="float">
            <text:p>0.9680679</text:p>
          </table:table-cell>
          <table:table-cell office:value-type="float" office:value="166.536" calcext:value-type="float">
            <text:p>166.536</text:p>
          </table:table-cell>
          <table:table-cell office:value-type="float" office:value="0" calcext:value-type="float">
            <text:p>0</text:p>
          </table:table-cell>
          <table:table-cell office:value-type="float" office:value="22.88419" calcext:value-type="float">
            <text:p>22.88419</text:p>
          </table:table-cell>
          <table:table-cell office:value-type="float" office:value="12.1225" calcext:value-type="float">
            <text:p>12.1225</text:p>
          </table:table-cell>
          <table:table-cell office:value-type="float" office:value="21.10477" calcext:value-type="float">
            <text:p>21.10477</text:p>
          </table:table-cell>
          <table:table-cell office:value-type="float" office:value="14.17615" calcext:value-type="float">
            <text:p>14.17615</text:p>
          </table:table-cell>
          <table:table-cell office:value-type="float" office:value="20.40866" calcext:value-type="float">
            <text:p>20.40866</text:p>
          </table:table-cell>
          <table:table-cell office:value-type="float" office:value="15.6218" calcext:value-type="float">
            <text:p>15.6218</text:p>
          </table:table-cell>
          <table:table-cell office:value-type="float" office:value="20.20334" calcext:value-type="float">
            <text:p>20.20334</text:p>
          </table:table-cell>
          <table:table-cell office:value-type="float" office:value="17.06921" calcext:value-type="float">
            <text:p>17.06921</text:p>
          </table:table-cell>
          <table:table-cell office:value-type="float" office:value="20.22076" calcext:value-type="float">
            <text:p>20.22076</text:p>
          </table:table-cell>
          <table:table-cell office:value-type="float" office:value="18.25882" calcext:value-type="float">
            <text:p>18.25882</text:p>
          </table:table-cell>
          <table:table-cell office:value-type="float" office:value="20.89624" calcext:value-type="float">
            <text:p>20.89624</text:p>
          </table:table-cell>
          <table:table-cell office:value-type="float" office:value="19.52277" calcext:value-type="float">
            <text:p>19.52277</text:p>
          </table:table-cell>
          <table:table-cell office:value-type="float" office:value="21.69473" calcext:value-type="float">
            <text:p>21.69473</text:p>
          </table:table-cell>
          <table:table-cell office:value-type="float" office:value="20.53204" calcext:value-type="float">
            <text:p>20.53204</text:p>
          </table:table-cell>
          <table:table-cell office:value-type="float" office:value="22.56668" calcext:value-type="float">
            <text:p>22.56668</text:p>
          </table:table-cell>
          <table:table-cell office:value-type="float" office:value="21.60068" calcext:value-type="float">
            <text:p>21.60068</text:p>
          </table:table-cell>
          <table:table-cell office:value-type="float" office:value="22.79929" calcext:value-type="float">
            <text:p>22.79929</text:p>
          </table:table-cell>
          <table:table-cell office:value-type="float" office:value="22.35056" calcext:value-type="float">
            <text:p>22.35056</text:p>
          </table:table-cell>
          <table:table-cell office:value-type="float" office:value="22.11353" calcext:value-type="float">
            <text:p>22.11353</text:p>
          </table:table-cell>
          <table:table-cell office:value-type="float" office:value="22.03619" calcext:value-type="float">
            <text:p>22.03619</text:p>
          </table:table-cell>
          <table:table-cell office:value-type="float" office:value="21.36429" calcext:value-type="float">
            <text:p>21.36429</text:p>
          </table:table-cell>
          <table:table-cell office:value-type="float" office:value="21.35907" calcext:value-type="float">
            <text:p>21.35907</text:p>
          </table:table-cell>
          <table:table-cell office:value-type="float" office:value="20.65109" calcext:value-type="float">
            <text:p>20.65109</text:p>
          </table:table-cell>
          <table:table-cell office:value-type="float" office:value="20.64615" calcext:value-type="float">
            <text:p>20.64615</text:p>
          </table:table-cell>
          <table:table-cell office:value-type="float" office:value="19.87402" calcext:value-type="float">
            <text:p>19.87402</text:p>
          </table:table-cell>
          <table:table-cell office:value-type="float" office:value="19.8728" calcext:value-type="float">
            <text:p>19.8728</text:p>
          </table:table-cell>
          <table:table-cell office:value-type="float" office:value="19.17969" calcext:value-type="float">
            <text:p>19.17969</text:p>
          </table:table-cell>
          <table:table-cell office:value-type="float" office:value="19.17941" calcext:value-type="float">
            <text:p>19.17941</text:p>
          </table:table-cell>
          <table:table-cell office:value-type="float" office:value="24.46619" calcext:value-type="float">
            <text:p>24.46619</text:p>
          </table:table-cell>
          <table:table-cell office:value-type="float" office:value="10.58435" calcext:value-type="float">
            <text:p>10.584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1" calcext:value-type="float">
            <text:p>10092001</text:p>
          </table:table-cell>
          <table:table-cell office:value-type="float" office:value="21.98552" calcext:value-type="float">
            <text:p>21.98552</text:p>
          </table:table-cell>
          <table:table-cell office:value-type="float" office:value="28.55" calcext:value-type="float">
            <text:p>28.55</text:p>
          </table:table-cell>
          <table:table-cell office:value-type="float" office:value="9.85" calcext:value-type="float">
            <text:p>9.85</text:p>
          </table:table-cell>
          <table:table-cell office:value-type="float" office:value="1.293697" calcext:value-type="float">
            <text:p>1.293697</text:p>
          </table:table-cell>
          <table:table-cell office:value-type="float" office:value="0.9817519" calcext:value-type="float">
            <text:p>0.9817519</text:p>
          </table:table-cell>
          <table:table-cell office:value-type="float" office:value="163.188" calcext:value-type="float">
            <text:p>163.188</text:p>
          </table:table-cell>
          <table:table-cell office:value-type="float" office:value="0" calcext:value-type="float">
            <text:p>0</text:p>
          </table:table-cell>
          <table:table-cell office:value-type="float" office:value="25.49609" calcext:value-type="float">
            <text:p>25.49609</text:p>
          </table:table-cell>
          <table:table-cell office:value-type="float" office:value="11.12558" calcext:value-type="float">
            <text:p>11.12558</text:p>
          </table:table-cell>
          <table:table-cell office:value-type="float" office:value="22.61063" calcext:value-type="float">
            <text:p>22.61063</text:p>
          </table:table-cell>
          <table:table-cell office:value-type="float" office:value="13.10046" calcext:value-type="float">
            <text:p>13.10046</text:p>
          </table:table-cell>
          <table:table-cell office:value-type="float" office:value="21.24686" calcext:value-type="float">
            <text:p>21.24686</text:p>
          </table:table-cell>
          <table:table-cell office:value-type="float" office:value="14.76566" calcext:value-type="float">
            <text:p>14.76566</text:p>
          </table:table-cell>
          <table:table-cell office:value-type="float" office:value="20.58023" calcext:value-type="float">
            <text:p>20.58023</text:p>
          </table:table-cell>
          <table:table-cell office:value-type="float" office:value="16.32156" calcext:value-type="float">
            <text:p>16.32156</text:p>
          </table:table-cell>
          <table:table-cell office:value-type="float" office:value="20.29306" calcext:value-type="float">
            <text:p>20.29306</text:p>
          </table:table-cell>
          <table:table-cell office:value-type="float" office:value="17.50049" calcext:value-type="float">
            <text:p>17.50049</text:p>
          </table:table-cell>
          <table:table-cell office:value-type="float" office:value="20.20337" calcext:value-type="float">
            <text:p>20.20337</text:p>
          </table:table-cell>
          <table:table-cell office:value-type="float" office:value="18.7504" calcext:value-type="float">
            <text:p>18.7504</text:p>
          </table:table-cell>
          <table:table-cell office:value-type="float" office:value="20.79651" calcext:value-type="float">
            <text:p>20.79651</text:p>
          </table:table-cell>
          <table:table-cell office:value-type="float" office:value="19.75357" calcext:value-type="float">
            <text:p>19.75357</text:p>
          </table:table-cell>
          <table:table-cell office:value-type="float" office:value="21.59579" calcext:value-type="float">
            <text:p>21.59579</text:p>
          </table:table-cell>
          <table:table-cell office:value-type="float" office:value="20.95355" calcext:value-type="float">
            <text:p>20.95355</text:p>
          </table:table-cell>
          <table:table-cell office:value-type="float" office:value="22.34564" calcext:value-type="float">
            <text:p>22.34564</text:p>
          </table:table-cell>
          <table:table-cell office:value-type="float" office:value="21.87299" calcext:value-type="float">
            <text:p>21.87299</text:p>
          </table:table-cell>
          <table:table-cell office:value-type="float" office:value="22.035" calcext:value-type="float">
            <text:p>22.035</text:p>
          </table:table-cell>
          <table:table-cell office:value-type="float" office:value="21.88483" calcext:value-type="float">
            <text:p>21.88483</text:p>
          </table:table-cell>
          <table:table-cell office:value-type="float" office:value="21.35886" calcext:value-type="float">
            <text:p>21.35886</text:p>
          </table:table-cell>
          <table:table-cell office:value-type="float" office:value="21.3226" calcext:value-type="float">
            <text:p>21.3226</text:p>
          </table:table-cell>
          <table:table-cell office:value-type="float" office:value="20.65167" calcext:value-type="float">
            <text:p>20.65167</text:p>
          </table:table-cell>
          <table:table-cell office:value-type="float" office:value="20.64932" calcext:value-type="float">
            <text:p>20.64932</text:p>
          </table:table-cell>
          <table:table-cell office:value-type="float" office:value="19.87509" calcext:value-type="float">
            <text:p>19.87509</text:p>
          </table:table-cell>
          <table:table-cell office:value-type="float" office:value="19.87402" calcext:value-type="float">
            <text:p>19.87402</text:p>
          </table:table-cell>
          <table:table-cell office:value-type="float" office:value="19.17993" calcext:value-type="float">
            <text:p>19.17993</text:p>
          </table:table-cell>
          <table:table-cell office:value-type="float" office:value="19.17966" calcext:value-type="float">
            <text:p>19.17966</text:p>
          </table:table-cell>
          <table:table-cell office:value-type="float" office:value="27.6431" calcext:value-type="float">
            <text:p>27.6431</text:p>
          </table:table-cell>
          <table:table-cell office:value-type="float" office:value="9.7612" calcext:value-type="float">
            <text:p>9.76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1" calcext:value-type="float">
            <text:p>11092001</text:p>
          </table:table-cell>
          <table:table-cell office:value-type="float" office:value="21.90848" calcext:value-type="float">
            <text:p>21.90848</text:p>
          </table:table-cell>
          <table:table-cell office:value-type="float" office:value="28.12" calcext:value-type="float">
            <text:p>28.12</text:p>
          </table:table-cell>
          <table:table-cell office:value-type="float" office:value="11.79" calcext:value-type="float">
            <text:p>11.79</text:p>
          </table:table-cell>
          <table:table-cell office:value-type="float" office:value="1.407161" calcext:value-type="float">
            <text:p>1.407161</text:p>
          </table:table-cell>
          <table:table-cell office:value-type="float" office:value="1.042593" calcext:value-type="float">
            <text:p>1.042593</text:p>
          </table:table-cell>
          <table:table-cell office:value-type="float" office:value="281.772" calcext:value-type="float">
            <text:p>281.772</text:p>
          </table:table-cell>
          <table:table-cell office:value-type="float" office:value="0" calcext:value-type="float">
            <text:p>0</text:p>
          </table:table-cell>
          <table:table-cell office:value-type="float" office:value="25.44208" calcext:value-type="float">
            <text:p>25.44208</text:p>
          </table:table-cell>
          <table:table-cell office:value-type="float" office:value="12.57663" calcext:value-type="float">
            <text:p>12.57663</text:p>
          </table:table-cell>
          <table:table-cell office:value-type="float" office:value="22.55145" calcext:value-type="float">
            <text:p>22.55145</text:p>
          </table:table-cell>
          <table:table-cell office:value-type="float" office:value="14.26764" calcext:value-type="float">
            <text:p>14.26764</text:p>
          </table:table-cell>
          <table:table-cell office:value-type="float" office:value="21.22369" calcext:value-type="float">
            <text:p>21.22369</text:p>
          </table:table-cell>
          <table:table-cell office:value-type="float" office:value="15.8396" calcext:value-type="float">
            <text:p>15.8396</text:p>
          </table:table-cell>
          <table:table-cell office:value-type="float" office:value="20.61386" calcext:value-type="float">
            <text:p>20.61386</text:p>
          </table:table-cell>
          <table:table-cell office:value-type="float" office:value="17.15973" calcext:value-type="float">
            <text:p>17.15973</text:p>
          </table:table-cell>
          <table:table-cell office:value-type="float" office:value="20.336" calcext:value-type="float">
            <text:p>20.336</text:p>
          </table:table-cell>
          <table:table-cell office:value-type="float" office:value="18.06439" calcext:value-type="float">
            <text:p>18.06439</text:p>
          </table:table-cell>
          <table:table-cell office:value-type="float" office:value="20.21109" calcext:value-type="float">
            <text:p>20.21109</text:p>
          </table:table-cell>
          <table:table-cell office:value-type="float" office:value="19.0094" calcext:value-type="float">
            <text:p>19.0094</text:p>
          </table:table-cell>
          <table:table-cell office:value-type="float" office:value="20.44446" calcext:value-type="float">
            <text:p>20.44446</text:p>
          </table:table-cell>
          <table:table-cell office:value-type="float" office:value="19.74707" calcext:value-type="float">
            <text:p>19.74707</text:p>
          </table:table-cell>
          <table:table-cell office:value-type="float" office:value="20.9534" calcext:value-type="float">
            <text:p>20.9534</text:p>
          </table:table-cell>
          <table:table-cell office:value-type="float" office:value="20.67172" calcext:value-type="float">
            <text:p>20.67172</text:p>
          </table:table-cell>
          <table:table-cell office:value-type="float" office:value="21.86853" calcext:value-type="float">
            <text:p>21.86853</text:p>
          </table:table-cell>
          <table:table-cell office:value-type="float" office:value="21.49719" calcext:value-type="float">
            <text:p>21.49719</text:p>
          </table:table-cell>
          <table:table-cell office:value-type="float" office:value="21.88297" calcext:value-type="float">
            <text:p>21.88297</text:p>
          </table:table-cell>
          <table:table-cell office:value-type="float" office:value="21.69531" calcext:value-type="float">
            <text:p>21.69531</text:p>
          </table:table-cell>
          <table:table-cell office:value-type="float" office:value="21.32205" calcext:value-type="float">
            <text:p>21.32205</text:p>
          </table:table-cell>
          <table:table-cell office:value-type="float" office:value="21.2536" calcext:value-type="float">
            <text:p>21.2536</text:p>
          </table:table-cell>
          <table:table-cell office:value-type="float" office:value="20.64926" calcext:value-type="float">
            <text:p>20.64926</text:p>
          </table:table-cell>
          <table:table-cell office:value-type="float" office:value="20.63657" calcext:value-type="float">
            <text:p>20.63657</text:p>
          </table:table-cell>
          <table:table-cell office:value-type="float" office:value="19.87515" calcext:value-type="float">
            <text:p>19.87515</text:p>
          </table:table-cell>
          <table:table-cell office:value-type="float" office:value="19.87427" calcext:value-type="float">
            <text:p>19.87427</text:p>
          </table:table-cell>
          <table:table-cell office:value-type="float" office:value="19.18015" calcext:value-type="float">
            <text:p>19.18015</text:p>
          </table:table-cell>
          <table:table-cell office:value-type="float" office:value="19.17993" calcext:value-type="float">
            <text:p>19.17993</text:p>
          </table:table-cell>
          <table:table-cell office:value-type="float" office:value="27.15836" calcext:value-type="float">
            <text:p>27.15836</text:p>
          </table:table-cell>
          <table:table-cell office:value-type="float" office:value="11.26108" calcext:value-type="float">
            <text:p>11.261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1" calcext:value-type="float">
            <text:p>12092001</text:p>
          </table:table-cell>
          <table:table-cell office:value-type="float" office:value="20.39069" calcext:value-type="float">
            <text:p>20.39069</text:p>
          </table:table-cell>
          <table:table-cell office:value-type="float" office:value="29.93" calcext:value-type="float">
            <text:p>29.93</text:p>
          </table:table-cell>
          <table:table-cell office:value-type="float" office:value="13.67" calcext:value-type="float">
            <text:p>13.67</text:p>
          </table:table-cell>
          <table:table-cell office:value-type="float" office:value="1.75244" calcext:value-type="float">
            <text:p>1.75244</text:p>
          </table:table-cell>
          <table:table-cell office:value-type="float" office:value="1.332018" calcext:value-type="float">
            <text:p>1.332018</text:p>
          </table:table-cell>
          <table:table-cell office:value-type="float" office:value="161.064" calcext:value-type="float">
            <text:p>161.064</text:p>
          </table:table-cell>
          <table:table-cell office:value-type="float" office:value="0" calcext:value-type="float">
            <text:p>0</text:p>
          </table:table-cell>
          <table:table-cell office:value-type="float" office:value="31.60544" calcext:value-type="float">
            <text:p>31.60544</text:p>
          </table:table-cell>
          <table:table-cell office:value-type="float" office:value="13.77716" calcext:value-type="float">
            <text:p>13.77716</text:p>
          </table:table-cell>
          <table:table-cell office:value-type="float" office:value="26.05731" calcext:value-type="float">
            <text:p>26.05731</text:p>
          </table:table-cell>
          <table:table-cell office:value-type="float" office:value="15.53357" calcext:value-type="float">
            <text:p>15.53357</text:p>
          </table:table-cell>
          <table:table-cell office:value-type="float" office:value="24.05005" calcext:value-type="float">
            <text:p>24.05005</text:p>
          </table:table-cell>
          <table:table-cell office:value-type="float" office:value="16.75623" calcext:value-type="float">
            <text:p>16.75623</text:p>
          </table:table-cell>
          <table:table-cell office:value-type="float" office:value="22.67175" calcext:value-type="float">
            <text:p>22.67175</text:p>
          </table:table-cell>
          <table:table-cell office:value-type="float" office:value="17.79755" calcext:value-type="float">
            <text:p>17.79755</text:p>
          </table:table-cell>
          <table:table-cell office:value-type="float" office:value="21.88898" calcext:value-type="float">
            <text:p>21.88898</text:p>
          </table:table-cell>
          <table:table-cell office:value-type="float" office:value="18.50244" calcext:value-type="float">
            <text:p>18.50244</text:p>
          </table:table-cell>
          <table:table-cell office:value-type="float" office:value="21.31561" calcext:value-type="float">
            <text:p>21.31561</text:p>
          </table:table-cell>
          <table:table-cell office:value-type="float" office:value="19.23889" calcext:value-type="float">
            <text:p>19.23889</text:p>
          </table:table-cell>
          <table:table-cell office:value-type="float" office:value="20.95056" calcext:value-type="float">
            <text:p>20.95056</text:p>
          </table:table-cell>
          <table:table-cell office:value-type="float" office:value="19.80957" calcext:value-type="float">
            <text:p>19.80957</text:p>
          </table:table-cell>
          <table:table-cell office:value-type="float" office:value="20.69931" calcext:value-type="float">
            <text:p>20.69931</text:p>
          </table:table-cell>
          <table:table-cell office:value-type="float" office:value="20.54205" calcext:value-type="float">
            <text:p>20.54205</text:p>
          </table:table-cell>
          <table:table-cell office:value-type="float" office:value="21.49396" calcext:value-type="float">
            <text:p>21.49396</text:p>
          </table:table-cell>
          <table:table-cell office:value-type="float" office:value="21.23703" calcext:value-type="float">
            <text:p>21.23703</text:p>
          </table:table-cell>
          <table:table-cell office:value-type="float" office:value="21.6933" calcext:value-type="float">
            <text:p>21.6933</text:p>
          </table:table-cell>
          <table:table-cell office:value-type="float" office:value="21.50418" calcext:value-type="float">
            <text:p>21.50418</text:p>
          </table:table-cell>
          <table:table-cell office:value-type="float" office:value="21.25278" calcext:value-type="float">
            <text:p>21.25278</text:p>
          </table:table-cell>
          <table:table-cell office:value-type="float" office:value="21.16296" calcext:value-type="float">
            <text:p>21.16296</text:p>
          </table:table-cell>
          <table:table-cell office:value-type="float" office:value="20.63632" calcext:value-type="float">
            <text:p>20.63632</text:p>
          </table:table-cell>
          <table:table-cell office:value-type="float" office:value="20.60962" calcext:value-type="float">
            <text:p>20.60962</text:p>
          </table:table-cell>
          <table:table-cell office:value-type="float" office:value="19.87421" calcext:value-type="float">
            <text:p>19.87421</text:p>
          </table:table-cell>
          <table:table-cell office:value-type="float" office:value="19.86966" calcext:value-type="float">
            <text:p>19.86966</text:p>
          </table:table-cell>
          <table:table-cell office:value-type="float" office:value="19.18018" calcext:value-type="float">
            <text:p>19.18018</text:p>
          </table:table-cell>
          <table:table-cell office:value-type="float" office:value="19.18011" calcext:value-type="float">
            <text:p>19.18011</text:p>
          </table:table-cell>
          <table:table-cell office:value-type="float" office:value="37.8992" calcext:value-type="float">
            <text:p>37.8992</text:p>
          </table:table-cell>
          <table:table-cell office:value-type="float" office:value="12.74097" calcext:value-type="float">
            <text:p>12.740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1" calcext:value-type="float">
            <text:p>13092001</text:p>
          </table:table-cell>
          <table:table-cell office:value-type="float" office:value="15.00156" calcext:value-type="float">
            <text:p>15.00156</text:p>
          </table:table-cell>
          <table:table-cell office:value-type="float" office:value="21.55" calcext:value-type="float">
            <text:p>21.55</text:p>
          </table:table-cell>
          <table:table-cell office:value-type="float" office:value="16.191" calcext:value-type="float">
            <text:p>16.191</text:p>
          </table:table-cell>
          <table:table-cell office:value-type="float" office:value="1.64612" calcext:value-type="float">
            <text:p>1.64612</text:p>
          </table:table-cell>
          <table:table-cell office:value-type="float" office:value="1.329639" calcext:value-type="float">
            <text:p>1.329639</text:p>
          </table:table-cell>
          <table:table-cell office:value-type="float" office:value="312.12" calcext:value-type="float">
            <text:p>312.12</text:p>
          </table:table-cell>
          <table:table-cell office:value-type="float" office:value="0" calcext:value-type="float">
            <text:p>0</text:p>
          </table:table-cell>
          <table:table-cell office:value-type="float" office:value="27.27173" calcext:value-type="float">
            <text:p>27.27173</text:p>
          </table:table-cell>
          <table:table-cell office:value-type="float" office:value="17.58801" calcext:value-type="float">
            <text:p>17.58801</text:p>
          </table:table-cell>
          <table:table-cell office:value-type="float" office:value="24.25668" calcext:value-type="float">
            <text:p>24.25668</text:p>
          </table:table-cell>
          <table:table-cell office:value-type="float" office:value="19.08899" calcext:value-type="float">
            <text:p>19.08899</text:p>
          </table:table-cell>
          <table:table-cell office:value-type="float" office:value="23.0961" calcext:value-type="float">
            <text:p>23.0961</text:p>
          </table:table-cell>
          <table:table-cell office:value-type="float" office:value="19.83044" calcext:value-type="float">
            <text:p>19.83044</text:p>
          </table:table-cell>
          <table:table-cell office:value-type="float" office:value="22.33527" calcext:value-type="float">
            <text:p>22.33527</text:p>
          </table:table-cell>
          <table:table-cell office:value-type="float" office:value="20.31177" calcext:value-type="float">
            <text:p>20.31177</text:p>
          </table:table-cell>
          <table:table-cell office:value-type="float" office:value="21.88458" calcext:value-type="float">
            <text:p>21.88458</text:p>
          </table:table-cell>
          <table:table-cell office:value-type="float" office:value="20.56873" calcext:value-type="float">
            <text:p>20.56873</text:p>
          </table:table-cell>
          <table:table-cell office:value-type="float" office:value="21.4874" calcext:value-type="float">
            <text:p>21.4874</text:p>
          </table:table-cell>
          <table:table-cell office:value-type="float" office:value="20.77591" calcext:value-type="float">
            <text:p>20.77591</text:p>
          </table:table-cell>
          <table:table-cell office:value-type="float" office:value="21.27585" calcext:value-type="float">
            <text:p>21.27585</text:p>
          </table:table-cell>
          <table:table-cell office:value-type="float" office:value="20.85022" calcext:value-type="float">
            <text:p>20.85022</text:p>
          </table:table-cell>
          <table:table-cell office:value-type="float" office:value="21.0369" calcext:value-type="float">
            <text:p>21.0369</text:p>
          </table:table-cell>
          <table:table-cell office:value-type="float" office:value="20.67719" calcext:value-type="float">
            <text:p>20.67719</text:p>
          </table:table-cell>
          <table:table-cell office:value-type="float" office:value="21.23529" calcext:value-type="float">
            <text:p>21.23529</text:p>
          </table:table-cell>
          <table:table-cell office:value-type="float" office:value="21.17389" calcext:value-type="float">
            <text:p>21.17389</text:p>
          </table:table-cell>
          <table:table-cell office:value-type="float" office:value="21.50226" calcext:value-type="float">
            <text:p>21.50226</text:p>
          </table:table-cell>
          <table:table-cell office:value-type="float" office:value="21.34311" calcext:value-type="float">
            <text:p>21.34311</text:p>
          </table:table-cell>
          <table:table-cell office:value-type="float" office:value="21.16193" calcext:value-type="float">
            <text:p>21.16193</text:p>
          </table:table-cell>
          <table:table-cell office:value-type="float" office:value="21.06387" calcext:value-type="float">
            <text:p>21.06387</text:p>
          </table:table-cell>
          <table:table-cell office:value-type="float" office:value="20.60928" calcext:value-type="float">
            <text:p>20.60928</text:p>
          </table:table-cell>
          <table:table-cell office:value-type="float" office:value="20.57129" calcext:value-type="float">
            <text:p>20.57129</text:p>
          </table:table-cell>
          <table:table-cell office:value-type="float" office:value="19.86957" calcext:value-type="float">
            <text:p>19.86957</text:p>
          </table:table-cell>
          <table:table-cell office:value-type="float" office:value="19.86026" calcext:value-type="float">
            <text:p>19.86026</text:p>
          </table:table-cell>
          <table:table-cell office:value-type="float" office:value="19.18018" calcext:value-type="float">
            <text:p>19.18018</text:p>
          </table:table-cell>
          <table:table-cell office:value-type="float" office:value="19.17972" calcext:value-type="float">
            <text:p>19.17972</text:p>
          </table:table-cell>
          <table:table-cell office:value-type="float" office:value="29.8147" calcext:value-type="float">
            <text:p>29.8147</text:p>
          </table:table-cell>
          <table:table-cell office:value-type="float" office:value="16.1481" calcext:value-type="float">
            <text:p>16.14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1" calcext:value-type="float">
            <text:p>14092001</text:p>
          </table:table-cell>
          <table:table-cell office:value-type="float" office:value="6.41376" calcext:value-type="float">
            <text:p>6.41376</text:p>
          </table:table-cell>
          <table:table-cell office:value-type="float" office:value="19.09" calcext:value-type="float">
            <text:p>19.09</text:p>
          </table:table-cell>
          <table:table-cell office:value-type="float" office:value="12.73" calcext:value-type="float">
            <text:p>12.73</text:p>
          </table:table-cell>
          <table:table-cell office:value-type="float" office:value="1.478878" calcext:value-type="float">
            <text:p>1.478878</text:p>
          </table:table-cell>
          <table:table-cell office:value-type="float" office:value="1.258185" calcext:value-type="float">
            <text:p>1.258185</text:p>
          </table:table-cell>
          <table:table-cell office:value-type="float" office:value="330.516" calcext:value-type="float">
            <text:p>330.516</text:p>
          </table:table-cell>
          <table:table-cell office:value-type="float" office:value="5.1" calcext:value-type="float">
            <text:p>5.1</text:p>
          </table:table-cell>
          <table:table-cell office:value-type="float" office:value="21.16116" calcext:value-type="float">
            <text:p>21.16116</text:p>
          </table:table-cell>
          <table:table-cell office:value-type="float" office:value="13.45261" calcext:value-type="float">
            <text:p>13.45261</text:p>
          </table:table-cell>
          <table:table-cell office:value-type="float" office:value="20.0256" calcext:value-type="float">
            <text:p>20.0256</text:p>
          </table:table-cell>
          <table:table-cell office:value-type="float" office:value="15.06281" calcext:value-type="float">
            <text:p>15.06281</text:p>
          </table:table-cell>
          <table:table-cell office:value-type="float" office:value="20.66562" calcext:value-type="float">
            <text:p>20.66562</text:p>
          </table:table-cell>
          <table:table-cell office:value-type="float" office:value="16.7818" calcext:value-type="float">
            <text:p>16.7818</text:p>
          </table:table-cell>
          <table:table-cell office:value-type="float" office:value="21.17288" calcext:value-type="float">
            <text:p>21.17288</text:p>
          </table:table-cell>
          <table:table-cell office:value-type="float" office:value="18.20422" calcext:value-type="float">
            <text:p>18.20422</text:p>
          </table:table-cell>
          <table:table-cell office:value-type="float" office:value="21.33032" calcext:value-type="float">
            <text:p>21.33032</text:p>
          </table:table-cell>
          <table:table-cell office:value-type="float" office:value="19.0405" calcext:value-type="float">
            <text:p>19.0405</text:p>
          </table:table-cell>
          <table:table-cell office:value-type="float" office:value="21.40115" calcext:value-type="float">
            <text:p>21.40115</text:p>
          </table:table-cell>
          <table:table-cell office:value-type="float" office:value="19.90146" calcext:value-type="float">
            <text:p>19.90146</text:p>
          </table:table-cell>
          <table:table-cell office:value-type="float" office:value="21.27499" calcext:value-type="float">
            <text:p>21.27499</text:p>
          </table:table-cell>
          <table:table-cell office:value-type="float" office:value="20.39893" calcext:value-type="float">
            <text:p>20.39893</text:p>
          </table:table-cell>
          <table:table-cell office:value-type="float" office:value="21.09473" calcext:value-type="float">
            <text:p>21.09473</text:p>
          </table:table-cell>
          <table:table-cell office:value-type="float" office:value="20.88226" calcext:value-type="float">
            <text:p>20.88226</text:p>
          </table:table-cell>
          <table:table-cell office:value-type="float" office:value="21.17682" calcext:value-type="float">
            <text:p>21.17682</text:p>
          </table:table-cell>
          <table:table-cell office:value-type="float" office:value="21.14658" calcext:value-type="float">
            <text:p>21.14658</text:p>
          </table:table-cell>
          <table:table-cell office:value-type="float" office:value="21.34167" calcext:value-type="float">
            <text:p>21.34167</text:p>
          </table:table-cell>
          <table:table-cell office:value-type="float" office:value="21.22766" calcext:value-type="float">
            <text:p>21.22766</text:p>
          </table:table-cell>
          <table:table-cell office:value-type="float" office:value="21.06287" calcext:value-type="float">
            <text:p>21.06287</text:p>
          </table:table-cell>
          <table:table-cell office:value-type="float" office:value="20.97156" calcext:value-type="float">
            <text:p>20.97156</text:p>
          </table:table-cell>
          <table:table-cell office:value-type="float" office:value="20.57083" calcext:value-type="float">
            <text:p>20.57083</text:p>
          </table:table-cell>
          <table:table-cell office:value-type="float" office:value="20.52505" calcext:value-type="float">
            <text:p>20.52505</text:p>
          </table:table-cell>
          <table:table-cell office:value-type="float" office:value="19.86011" calcext:value-type="float">
            <text:p>19.86011</text:p>
          </table:table-cell>
          <table:table-cell office:value-type="float" office:value="19.84531" calcext:value-type="float">
            <text:p>19.84531</text:p>
          </table:table-cell>
          <table:table-cell office:value-type="float" office:value="19.17972" calcext:value-type="float">
            <text:p>19.17972</text:p>
          </table:table-cell>
          <table:table-cell office:value-type="float" office:value="19.17538" calcext:value-type="float">
            <text:p>19.17538</text:p>
          </table:table-cell>
          <table:table-cell office:value-type="float" office:value="23.06909" calcext:value-type="float">
            <text:p>23.06909</text:p>
          </table:table-cell>
          <table:table-cell office:value-type="float" office:value="12.21167" calcext:value-type="float">
            <text:p>12.211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1" calcext:value-type="float">
            <text:p>15092001</text:p>
          </table:table-cell>
          <table:table-cell office:value-type="float" office:value="6.52932" calcext:value-type="float">
            <text:p>6.52932</text:p>
          </table:table-cell>
          <table:table-cell office:value-type="float" office:value="17.33" calcext:value-type="float">
            <text:p>17.33</text:p>
          </table:table-cell>
          <table:table-cell office:value-type="float" office:value="13.08" calcext:value-type="float">
            <text:p>13.08</text:p>
          </table:table-cell>
          <table:table-cell office:value-type="float" office:value="1.446937" calcext:value-type="float">
            <text:p>1.446937</text:p>
          </table:table-cell>
          <table:table-cell office:value-type="float" office:value="1.155148" calcext:value-type="float">
            <text:p>1.155148</text:p>
          </table:table-cell>
          <table:table-cell office:value-type="float" office:value="208.44" calcext:value-type="float">
            <text:p>208.44</text:p>
          </table:table-cell>
          <table:table-cell office:value-type="float" office:value="1.9" calcext:value-type="float">
            <text:p>1.9</text:p>
          </table:table-cell>
          <table:table-cell office:value-type="float" office:value="18.45389" calcext:value-type="float">
            <text:p>18.45389</text:p>
          </table:table-cell>
          <table:table-cell office:value-type="float" office:value="12.45453" calcext:value-type="float">
            <text:p>12.45453</text:p>
          </table:table-cell>
          <table:table-cell office:value-type="float" office:value="17.47839" calcext:value-type="float">
            <text:p>17.47839</text:p>
          </table:table-cell>
          <table:table-cell office:value-type="float" office:value="13.96484" calcext:value-type="float">
            <text:p>13.96484</text:p>
          </table:table-cell>
          <table:table-cell office:value-type="float" office:value="17.42236" calcext:value-type="float">
            <text:p>17.42236</text:p>
          </table:table-cell>
          <table:table-cell office:value-type="float" office:value="15.4028" calcext:value-type="float">
            <text:p>15.4028</text:p>
          </table:table-cell>
          <table:table-cell office:value-type="float" office:value="18.13348" calcext:value-type="float">
            <text:p>18.13348</text:p>
          </table:table-cell>
          <table:table-cell office:value-type="float" office:value="16.6478" calcext:value-type="float">
            <text:p>16.6478</text:p>
          </table:table-cell>
          <table:table-cell office:value-type="float" office:value="18.98517" calcext:value-type="float">
            <text:p>18.98517</text:p>
          </table:table-cell>
          <table:table-cell office:value-type="float" office:value="17.43643" calcext:value-type="float">
            <text:p>17.43643</text:p>
          </table:table-cell>
          <table:table-cell office:value-type="float" office:value="19.86813" calcext:value-type="float">
            <text:p>19.86813</text:p>
          </table:table-cell>
          <table:table-cell office:value-type="float" office:value="18.34525" calcext:value-type="float">
            <text:p>18.34525</text:p>
          </table:table-cell>
          <table:table-cell office:value-type="float" office:value="20.38239" calcext:value-type="float">
            <text:p>20.38239</text:p>
          </table:table-cell>
          <table:table-cell office:value-type="float" office:value="19.11536" calcext:value-type="float">
            <text:p>19.11536</text:p>
          </table:table-cell>
          <table:table-cell office:value-type="float" office:value="20.87802" calcext:value-type="float">
            <text:p>20.87802</text:p>
          </table:table-cell>
          <table:table-cell office:value-type="float" office:value="20.12732" calcext:value-type="float">
            <text:p>20.12732</text:p>
          </table:table-cell>
          <table:table-cell office:value-type="float" office:value="21.14557" calcext:value-type="float">
            <text:p>21.14557</text:p>
          </table:table-cell>
          <table:table-cell office:value-type="float" office:value="20.93088" calcext:value-type="float">
            <text:p>20.93088</text:p>
          </table:table-cell>
          <table:table-cell office:value-type="float" office:value="21.22659" calcext:value-type="float">
            <text:p>21.22659</text:p>
          </table:table-cell>
          <table:table-cell office:value-type="float" office:value="21.11768" calcext:value-type="float">
            <text:p>21.11768</text:p>
          </table:table-cell>
          <table:table-cell office:value-type="float" office:value="20.97064" calcext:value-type="float">
            <text:p>20.97064</text:p>
          </table:table-cell>
          <table:table-cell office:value-type="float" office:value="20.88791" calcext:value-type="float">
            <text:p>20.88791</text:p>
          </table:table-cell>
          <table:table-cell office:value-type="float" office:value="20.52454" calcext:value-type="float">
            <text:p>20.52454</text:p>
          </table:table-cell>
          <table:table-cell office:value-type="float" office:value="20.47574" calcext:value-type="float">
            <text:p>20.47574</text:p>
          </table:table-cell>
          <table:table-cell office:value-type="float" office:value="19.84515" calcext:value-type="float">
            <text:p>19.84515</text:p>
          </table:table-cell>
          <table:table-cell office:value-type="float" office:value="19.82565" calcext:value-type="float">
            <text:p>19.82565</text:p>
          </table:table-cell>
          <table:table-cell office:value-type="float" office:value="19.17529" calcext:value-type="float">
            <text:p>19.17529</text:p>
          </table:table-cell>
          <table:table-cell office:value-type="float" office:value="19.16772" calcext:value-type="float">
            <text:p>19.16772</text:p>
          </table:table-cell>
          <table:table-cell office:value-type="float" office:value="19.13498" calcext:value-type="float">
            <text:p>19.13498</text:p>
          </table:table-cell>
          <table:table-cell office:value-type="float" office:value="11.40543" calcext:value-type="float">
            <text:p>11.405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1" calcext:value-type="float">
            <text:p>16092001</text:p>
          </table:table-cell>
          <table:table-cell office:value-type="float" office:value="5.22972" calcext:value-type="float">
            <text:p>5.22972</text:p>
          </table:table-cell>
          <table:table-cell office:value-type="float" office:value="16.99" calcext:value-type="float">
            <text:p>16.99</text:p>
          </table:table-cell>
          <table:table-cell office:value-type="float" office:value="13.3" calcext:value-type="float">
            <text:p>13.3</text:p>
          </table:table-cell>
          <table:table-cell office:value-type="float" office:value="1.68249" calcext:value-type="float">
            <text:p>1.68249</text:p>
          </table:table-cell>
          <table:table-cell office:value-type="float" office:value="1.340737" calcext:value-type="float">
            <text:p>1.340737</text:p>
          </table:table-cell>
          <table:table-cell office:value-type="float" office:value="115.38" calcext:value-type="float">
            <text:p>115.38</text:p>
          </table:table-cell>
          <table:table-cell office:value-type="float" office:value="4.9" calcext:value-type="float">
            <text:p>4.9</text:p>
          </table:table-cell>
          <table:table-cell office:value-type="float" office:value="17.86523" calcext:value-type="float">
            <text:p>17.86523</text:p>
          </table:table-cell>
          <table:table-cell office:value-type="float" office:value="12.78482" calcext:value-type="float">
            <text:p>12.78482</text:p>
          </table:table-cell>
          <table:table-cell office:value-type="float" office:value="17.23682" calcext:value-type="float">
            <text:p>17.23682</text:p>
          </table:table-cell>
          <table:table-cell office:value-type="float" office:value="13.73395" calcext:value-type="float">
            <text:p>13.73395</text:p>
          </table:table-cell>
          <table:table-cell office:value-type="float" office:value="17.17612" calcext:value-type="float">
            <text:p>17.17612</text:p>
          </table:table-cell>
          <table:table-cell office:value-type="float" office:value="14.80792" calcext:value-type="float">
            <text:p>14.80792</text:p>
          </table:table-cell>
          <table:table-cell office:value-type="float" office:value="17.39972" calcext:value-type="float">
            <text:p>17.39972</text:p>
          </table:table-cell>
          <table:table-cell office:value-type="float" office:value="15.91998" calcext:value-type="float">
            <text:p>15.91998</text:p>
          </table:table-cell>
          <table:table-cell office:value-type="float" office:value="17.66403" calcext:value-type="float">
            <text:p>17.66403</text:p>
          </table:table-cell>
          <table:table-cell office:value-type="float" office:value="16.74048" calcext:value-type="float">
            <text:p>16.74048</text:p>
          </table:table-cell>
          <table:table-cell office:value-type="float" office:value="18.32681" calcext:value-type="float">
            <text:p>18.32681</text:p>
          </table:table-cell>
          <table:table-cell office:value-type="float" office:value="17.65829" calcext:value-type="float">
            <text:p>17.65829</text:p>
          </table:table-cell>
          <table:table-cell office:value-type="float" office:value="19.10291" calcext:value-type="float">
            <text:p>19.10291</text:p>
          </table:table-cell>
          <table:table-cell office:value-type="float" office:value="18.47742" calcext:value-type="float">
            <text:p>18.47742</text:p>
          </table:table-cell>
          <table:table-cell office:value-type="float" office:value="20.12021" calcext:value-type="float">
            <text:p>20.12021</text:p>
          </table:table-cell>
          <table:table-cell office:value-type="float" office:value="19.46738" calcext:value-type="float">
            <text:p>19.46738</text:p>
          </table:table-cell>
          <table:table-cell office:value-type="float" office:value="20.92758" calcext:value-type="float">
            <text:p>20.92758</text:p>
          </table:table-cell>
          <table:table-cell office:value-type="float" office:value="20.56696" calcext:value-type="float">
            <text:p>20.56696</text:p>
          </table:table-cell>
          <table:table-cell office:value-type="float" office:value="21.11633" calcext:value-type="float">
            <text:p>21.11633</text:p>
          </table:table-cell>
          <table:table-cell office:value-type="float" office:value="20.96988" calcext:value-type="float">
            <text:p>20.96988</text:p>
          </table:table-cell>
          <table:table-cell office:value-type="float" office:value="20.88705" calcext:value-type="float">
            <text:p>20.88705</text:p>
          </table:table-cell>
          <table:table-cell office:value-type="float" office:value="20.80093" calcext:value-type="float">
            <text:p>20.80093</text:p>
          </table:table-cell>
          <table:table-cell office:value-type="float" office:value="20.47525" calcext:value-type="float">
            <text:p>20.47525</text:p>
          </table:table-cell>
          <table:table-cell office:value-type="float" office:value="20.42435" calcext:value-type="float">
            <text:p>20.42435</text:p>
          </table:table-cell>
          <table:table-cell office:value-type="float" office:value="19.82544" calcext:value-type="float">
            <text:p>19.82544</text:p>
          </table:table-cell>
          <table:table-cell office:value-type="float" office:value="19.80267" calcext:value-type="float">
            <text:p>19.80267</text:p>
          </table:table-cell>
          <table:table-cell office:value-type="float" office:value="19.16763" calcext:value-type="float">
            <text:p>19.16763</text:p>
          </table:table-cell>
          <table:table-cell office:value-type="float" office:value="19.15662" calcext:value-type="float">
            <text:p>19.15662</text:p>
          </table:table-cell>
          <table:table-cell office:value-type="float" office:value="18.3175" calcext:value-type="float">
            <text:p>18.3175</text:p>
          </table:table-cell>
          <table:table-cell office:value-type="float" office:value="12.08917" calcext:value-type="float">
            <text:p>12.089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1" calcext:value-type="float">
            <text:p>17092001</text:p>
          </table:table-cell>
          <table:table-cell office:value-type="float" office:value="17.8614" calcext:value-type="float">
            <text:p>17.8614</text:p>
          </table:table-cell>
          <table:table-cell office:value-type="float" office:value="22.36" calcext:value-type="float">
            <text:p>22.36</text:p>
          </table:table-cell>
          <table:table-cell office:value-type="float" office:value="14.25" calcext:value-type="float">
            <text:p>14.25</text:p>
          </table:table-cell>
          <table:table-cell office:value-type="float" office:value="1.645475" calcext:value-type="float">
            <text:p>1.645475</text:p>
          </table:table-cell>
          <table:table-cell office:value-type="float" office:value="1.363851" calcext:value-type="float">
            <text:p>1.363851</text:p>
          </table:table-cell>
          <table:table-cell office:value-type="float" office:value="166.572" calcext:value-type="float">
            <text:p>166.572</text:p>
          </table:table-cell>
          <table:table-cell office:value-type="float" office:value="0" calcext:value-type="float">
            <text:p>0</text:p>
          </table:table-cell>
          <table:table-cell office:value-type="float" office:value="24.07068" calcext:value-type="float">
            <text:p>24.07068</text:p>
          </table:table-cell>
          <table:table-cell office:value-type="float" office:value="13.85236" calcext:value-type="float">
            <text:p>13.85236</text:p>
          </table:table-cell>
          <table:table-cell office:value-type="float" office:value="21.32727" calcext:value-type="float">
            <text:p>21.32727</text:p>
          </table:table-cell>
          <table:table-cell office:value-type="float" office:value="14.79846" calcext:value-type="float">
            <text:p>14.79846</text:p>
          </table:table-cell>
          <table:table-cell office:value-type="float" office:value="19.98792" calcext:value-type="float">
            <text:p>19.98792</text:p>
          </table:table-cell>
          <table:table-cell office:value-type="float" office:value="15.65158" calcext:value-type="float">
            <text:p>15.65158</text:p>
          </table:table-cell>
          <table:table-cell office:value-type="float" office:value="19.272" calcext:value-type="float">
            <text:p>19.272</text:p>
          </table:table-cell>
          <table:table-cell office:value-type="float" office:value="16.44952" calcext:value-type="float">
            <text:p>16.44952</text:p>
          </table:table-cell>
          <table:table-cell office:value-type="float" office:value="18.95807" calcext:value-type="float">
            <text:p>18.95807</text:p>
          </table:table-cell>
          <table:table-cell office:value-type="float" office:value="17.03687" calcext:value-type="float">
            <text:p>17.03687</text:p>
          </table:table-cell>
          <table:table-cell office:value-type="float" office:value="18.81253" calcext:value-type="float">
            <text:p>18.81253</text:p>
          </table:table-cell>
          <table:table-cell office:value-type="float" office:value="17.71042" calcext:value-type="float">
            <text:p>17.71042</text:p>
          </table:table-cell>
          <table:table-cell office:value-type="float" office:value="18.95007" calcext:value-type="float">
            <text:p>18.95007</text:p>
          </table:table-cell>
          <table:table-cell office:value-type="float" office:value="18.34567" calcext:value-type="float">
            <text:p>18.34567</text:p>
          </table:table-cell>
          <table:table-cell office:value-type="float" office:value="19.46402" calcext:value-type="float">
            <text:p>19.46402</text:p>
          </table:table-cell>
          <table:table-cell office:value-type="float" office:value="19.23785" calcext:value-type="float">
            <text:p>19.23785</text:p>
          </table:table-cell>
          <table:table-cell office:value-type="float" office:value="20.56308" calcext:value-type="float">
            <text:p>20.56308</text:p>
          </table:table-cell>
          <table:table-cell office:value-type="float" office:value="20.2384" calcext:value-type="float">
            <text:p>20.2384</text:p>
          </table:table-cell>
          <table:table-cell office:value-type="float" office:value="20.96808" calcext:value-type="float">
            <text:p>20.96808</text:p>
          </table:table-cell>
          <table:table-cell office:value-type="float" office:value="20.78833" calcext:value-type="float">
            <text:p>20.78833</text:p>
          </table:table-cell>
          <table:table-cell office:value-type="float" office:value="20.79999" calcext:value-type="float">
            <text:p>20.79999</text:p>
          </table:table-cell>
          <table:table-cell office:value-type="float" office:value="20.69937" calcext:value-type="float">
            <text:p>20.69937</text:p>
          </table:table-cell>
          <table:table-cell office:value-type="float" office:value="20.42377" calcext:value-type="float">
            <text:p>20.42377</text:p>
          </table:table-cell>
          <table:table-cell office:value-type="float" office:value="20.36798" calcext:value-type="float">
            <text:p>20.36798</text:p>
          </table:table-cell>
          <table:table-cell office:value-type="float" office:value="19.8024" calcext:value-type="float">
            <text:p>19.8024</text:p>
          </table:table-cell>
          <table:table-cell office:value-type="float" office:value="19.7757" calcext:value-type="float">
            <text:p>19.7757</text:p>
          </table:table-cell>
          <table:table-cell office:value-type="float" office:value="19.15643" calcext:value-type="float">
            <text:p>19.15643</text:p>
          </table:table-cell>
          <table:table-cell office:value-type="float" office:value="19.14209" calcext:value-type="float">
            <text:p>19.14209</text:p>
          </table:table-cell>
          <table:table-cell office:value-type="float" office:value="25.54755" calcext:value-type="float">
            <text:p>25.54755</text:p>
          </table:table-cell>
          <table:table-cell office:value-type="float" office:value="13.1955" calcext:value-type="float">
            <text:p>13.19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1" calcext:value-type="float">
            <text:p>18092001</text:p>
          </table:table-cell>
          <table:table-cell office:value-type="float" office:value="7.11108" calcext:value-type="float">
            <text:p>7.11108</text:p>
          </table:table-cell>
          <table:table-cell office:value-type="float" office:value="18.76" calcext:value-type="float">
            <text:p>18.76</text:p>
          </table:table-cell>
          <table:table-cell office:value-type="float" office:value="13.97" calcext:value-type="float">
            <text:p>13.97</text:p>
          </table:table-cell>
          <table:table-cell office:value-type="float" office:value="1.554024" calcext:value-type="float">
            <text:p>1.554024</text:p>
          </table:table-cell>
          <table:table-cell office:value-type="float" office:value="1.400578" calcext:value-type="float">
            <text:p>1.400578</text:p>
          </table:table-cell>
          <table:table-cell office:value-type="float" office:value="135.612" calcext:value-type="float">
            <text:p>135.612</text:p>
          </table:table-cell>
          <table:table-cell office:value-type="float" office:value="3.7" calcext:value-type="float">
            <text:p>3.7</text:p>
          </table:table-cell>
          <table:table-cell office:value-type="float" office:value="18.90326" calcext:value-type="float">
            <text:p>18.90326</text:p>
          </table:table-cell>
          <table:table-cell office:value-type="float" office:value="13.57684" calcext:value-type="float">
            <text:p>13.57684</text:p>
          </table:table-cell>
          <table:table-cell office:value-type="float" office:value="18.11276" calcext:value-type="float">
            <text:p>18.11276</text:p>
          </table:table-cell>
          <table:table-cell office:value-type="float" office:value="14.80539" calcext:value-type="float">
            <text:p>14.80539</text:p>
          </table:table-cell>
          <table:table-cell office:value-type="float" office:value="17.86304" calcext:value-type="float">
            <text:p>17.86304</text:p>
          </table:table-cell>
          <table:table-cell office:value-type="float" office:value="15.79303" calcext:value-type="float">
            <text:p>15.79303</text:p>
          </table:table-cell>
          <table:table-cell office:value-type="float" office:value="17.86899" calcext:value-type="float">
            <text:p>17.86899</text:p>
          </table:table-cell>
          <table:table-cell office:value-type="float" office:value="16.64078" calcext:value-type="float">
            <text:p>16.64078</text:p>
          </table:table-cell>
          <table:table-cell office:value-type="float" office:value="18.23334" calcext:value-type="float">
            <text:p>18.23334</text:p>
          </table:table-cell>
          <table:table-cell office:value-type="float" office:value="17.22919" calcext:value-type="float">
            <text:p>17.22919</text:p>
          </table:table-cell>
          <table:table-cell office:value-type="float" office:value="18.67868" calcext:value-type="float">
            <text:p>18.67868</text:p>
          </table:table-cell>
          <table:table-cell office:value-type="float" office:value="17.8623" calcext:value-type="float">
            <text:p>17.8623</text:p>
          </table:table-cell>
          <table:table-cell office:value-type="float" office:value="18.94147" calcext:value-type="float">
            <text:p>18.94147</text:p>
          </table:table-cell>
          <table:table-cell office:value-type="float" office:value="18.40631" calcext:value-type="float">
            <text:p>18.40631</text:p>
          </table:table-cell>
          <table:table-cell office:value-type="float" office:value="19.30908" calcext:value-type="float">
            <text:p>19.30908</text:p>
          </table:table-cell>
          <table:table-cell office:value-type="float" office:value="19.11948" calcext:value-type="float">
            <text:p>19.11948</text:p>
          </table:table-cell>
          <table:table-cell office:value-type="float" office:value="20.23587" calcext:value-type="float">
            <text:p>20.23587</text:p>
          </table:table-cell>
          <table:table-cell office:value-type="float" office:value="20.02136" calcext:value-type="float">
            <text:p>20.02136</text:p>
          </table:table-cell>
          <table:table-cell office:value-type="float" office:value="20.78638" calcext:value-type="float">
            <text:p>20.78638</text:p>
          </table:table-cell>
          <table:table-cell office:value-type="float" office:value="20.60706" calcext:value-type="float">
            <text:p>20.60706</text:p>
          </table:table-cell>
          <table:table-cell office:value-type="float" office:value="20.69827" calcext:value-type="float">
            <text:p>20.69827</text:p>
          </table:table-cell>
          <table:table-cell office:value-type="float" office:value="20.58597" calcext:value-type="float">
            <text:p>20.58597</text:p>
          </table:table-cell>
          <table:table-cell office:value-type="float" office:value="20.3674" calcext:value-type="float">
            <text:p>20.3674</text:p>
          </table:table-cell>
          <table:table-cell office:value-type="float" office:value="20.30505" calcext:value-type="float">
            <text:p>20.30505</text:p>
          </table:table-cell>
          <table:table-cell office:value-type="float" office:value="19.77536" calcext:value-type="float">
            <text:p>19.77536</text:p>
          </table:table-cell>
          <table:table-cell office:value-type="float" office:value="19.7442" calcext:value-type="float">
            <text:p>19.7442</text:p>
          </table:table-cell>
          <table:table-cell office:value-type="float" office:value="19.14194" calcext:value-type="float">
            <text:p>19.14194</text:p>
          </table:table-cell>
          <table:table-cell office:value-type="float" office:value="19.12402" calcext:value-type="float">
            <text:p>19.12402</text:p>
          </table:table-cell>
          <table:table-cell office:value-type="float" office:value="19.43936" calcext:value-type="float">
            <text:p>19.43936</text:p>
          </table:table-cell>
          <table:table-cell office:value-type="float" office:value="12.77942" calcext:value-type="float">
            <text:p>12.779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1" calcext:value-type="float">
            <text:p>19092001</text:p>
          </table:table-cell>
          <table:table-cell office:value-type="float" office:value="17.5014" calcext:value-type="float">
            <text:p>17.5014</text:p>
          </table:table-cell>
          <table:table-cell office:value-type="float" office:value="25.73" calcext:value-type="float">
            <text:p>25.73</text:p>
          </table:table-cell>
          <table:table-cell office:value-type="float" office:value="10.73" calcext:value-type="float">
            <text:p>10.73</text:p>
          </table:table-cell>
          <table:table-cell office:value-type="float" office:value="1.585138" calcext:value-type="float">
            <text:p>1.585138</text:p>
          </table:table-cell>
          <table:table-cell office:value-type="float" office:value="1.131813" calcext:value-type="float">
            <text:p>1.131813</text:p>
          </table:table-cell>
          <table:table-cell office:value-type="float" office:value="128.196" calcext:value-type="float">
            <text:p>128.196</text:p>
          </table:table-cell>
          <table:table-cell office:value-type="float" office:value="0" calcext:value-type="float">
            <text:p>0</text:p>
          </table:table-cell>
          <table:table-cell office:value-type="float" office:value="23.86563" calcext:value-type="float">
            <text:p>23.86563</text:p>
          </table:table-cell>
          <table:table-cell office:value-type="float" office:value="11.40912" calcext:value-type="float">
            <text:p>11.40912</text:p>
          </table:table-cell>
          <table:table-cell office:value-type="float" office:value="21.29269" calcext:value-type="float">
            <text:p>21.29269</text:p>
          </table:table-cell>
          <table:table-cell office:value-type="float" office:value="13.14987" calcext:value-type="float">
            <text:p>13.14987</text:p>
          </table:table-cell>
          <table:table-cell office:value-type="float" office:value="19.91916" calcext:value-type="float">
            <text:p>19.91916</text:p>
          </table:table-cell>
          <table:table-cell office:value-type="float" office:value="14.53278" calcext:value-type="float">
            <text:p>14.53278</text:p>
          </table:table-cell>
          <table:table-cell office:value-type="float" office:value="19.14236" calcext:value-type="float">
            <text:p>19.14236</text:p>
          </table:table-cell>
          <table:table-cell office:value-type="float" office:value="15.67212" calcext:value-type="float">
            <text:p>15.67212</text:p>
          </table:table-cell>
          <table:table-cell office:value-type="float" office:value="18.77145" calcext:value-type="float">
            <text:p>18.77145</text:p>
          </table:table-cell>
          <table:table-cell office:value-type="float" office:value="16.44516" calcext:value-type="float">
            <text:p>16.44516</text:p>
          </table:table-cell>
          <table:table-cell office:value-type="float" office:value="18.57272" calcext:value-type="float">
            <text:p>18.57272</text:p>
          </table:table-cell>
          <table:table-cell office:value-type="float" office:value="17.27521" calcext:value-type="float">
            <text:p>17.27521</text:p>
          </table:table-cell>
          <table:table-cell office:value-type="float" office:value="18.65845" calcext:value-type="float">
            <text:p>18.65845</text:p>
          </table:table-cell>
          <table:table-cell office:value-type="float" office:value="17.96246" calcext:value-type="float">
            <text:p>17.96246</text:p>
          </table:table-cell>
          <table:table-cell office:value-type="float" office:value="19.11816" calcext:value-type="float">
            <text:p>19.11816</text:p>
          </table:table-cell>
          <table:table-cell office:value-type="float" office:value="18.86633" calcext:value-type="float">
            <text:p>18.86633</text:p>
          </table:table-cell>
          <table:table-cell office:value-type="float" office:value="20.01917" calcext:value-type="float">
            <text:p>20.01917</text:p>
          </table:table-cell>
          <table:table-cell office:value-type="float" office:value="19.80185" calcext:value-type="float">
            <text:p>19.80185</text:p>
          </table:table-cell>
          <table:table-cell office:value-type="float" office:value="20.60522" calcext:value-type="float">
            <text:p>20.60522</text:p>
          </table:table-cell>
          <table:table-cell office:value-type="float" office:value="20.43298" calcext:value-type="float">
            <text:p>20.43298</text:p>
          </table:table-cell>
          <table:table-cell office:value-type="float" office:value="20.58478" calcext:value-type="float">
            <text:p>20.58478</text:p>
          </table:table-cell>
          <table:table-cell office:value-type="float" office:value="20.46805" calcext:value-type="float">
            <text:p>20.46805</text:p>
          </table:table-cell>
          <table:table-cell office:value-type="float" office:value="20.30438" calcext:value-type="float">
            <text:p>20.30438</text:p>
          </table:table-cell>
          <table:table-cell office:value-type="float" office:value="20.23648" calcext:value-type="float">
            <text:p>20.23648</text:p>
          </table:table-cell>
          <table:table-cell office:value-type="float" office:value="19.74387" calcext:value-type="float">
            <text:p>19.74387</text:p>
          </table:table-cell>
          <table:table-cell office:value-type="float" office:value="19.70859" calcext:value-type="float">
            <text:p>19.70859</text:p>
          </table:table-cell>
          <table:table-cell office:value-type="float" office:value="19.12381" calcext:value-type="float">
            <text:p>19.12381</text:p>
          </table:table-cell>
          <table:table-cell office:value-type="float" office:value="19.10257" calcext:value-type="float">
            <text:p>19.10257</text:p>
          </table:table-cell>
          <table:table-cell office:value-type="float" office:value="25.69138" calcext:value-type="float">
            <text:p>25.69138</text:p>
          </table:table-cell>
          <table:table-cell office:value-type="float" office:value="10.27679" calcext:value-type="float">
            <text:p>10.276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1" calcext:value-type="float">
            <text:p>20092001</text:p>
          </table:table-cell>
          <table:table-cell office:value-type="float" office:value="17.1234" calcext:value-type="float">
            <text:p>17.1234</text:p>
          </table:table-cell>
          <table:table-cell office:value-type="float" office:value="28.13" calcext:value-type="float">
            <text:p>28.13</text:p>
          </table:table-cell>
          <table:table-cell office:value-type="float" office:value="13.71" calcext:value-type="float">
            <text:p>13.71</text:p>
          </table:table-cell>
          <table:table-cell office:value-type="float" office:value="1.845147" calcext:value-type="float">
            <text:p>1.845147</text:p>
          </table:table-cell>
          <table:table-cell office:value-type="float" office:value="1.315009" calcext:value-type="float">
            <text:p>1.315009</text:p>
          </table:table-cell>
          <table:table-cell office:value-type="float" office:value="189.792" calcext:value-type="float">
            <text:p>189.792</text:p>
          </table:table-cell>
          <table:table-cell office:value-type="float" office:value="0" calcext:value-type="float">
            <text:p>0</text:p>
          </table:table-cell>
          <table:table-cell office:value-type="float" office:value="26.57492" calcext:value-type="float">
            <text:p>26.57492</text:p>
          </table:table-cell>
          <table:table-cell office:value-type="float" office:value="13.66013" calcext:value-type="float">
            <text:p>13.66013</text:p>
          </table:table-cell>
          <table:table-cell office:value-type="float" office:value="22.70697" calcext:value-type="float">
            <text:p>22.70697</text:p>
          </table:table-cell>
          <table:table-cell office:value-type="float" office:value="14.95291" calcext:value-type="float">
            <text:p>14.95291</text:p>
          </table:table-cell>
          <table:table-cell office:value-type="float" office:value="21.19815" calcext:value-type="float">
            <text:p>21.19815</text:p>
          </table:table-cell>
          <table:table-cell office:value-type="float" office:value="15.95135" calcext:value-type="float">
            <text:p>15.95135</text:p>
          </table:table-cell>
          <table:table-cell office:value-type="float" office:value="20.26132" calcext:value-type="float">
            <text:p>20.26132</text:p>
          </table:table-cell>
          <table:table-cell office:value-type="float" office:value="16.77512" calcext:value-type="float">
            <text:p>16.77512</text:p>
          </table:table-cell>
          <table:table-cell office:value-type="float" office:value="19.72958" calcext:value-type="float">
            <text:p>19.72958</text:p>
          </table:table-cell>
          <table:table-cell office:value-type="float" office:value="17.30945" calcext:value-type="float">
            <text:p>17.30945</text:p>
          </table:table-cell>
          <table:table-cell office:value-type="float" office:value="19.32483" calcext:value-type="float">
            <text:p>19.32483</text:p>
          </table:table-cell>
          <table:table-cell office:value-type="float" office:value="17.86868" calcext:value-type="float">
            <text:p>17.86868</text:p>
          </table:table-cell>
          <table:table-cell office:value-type="float" office:value="19.16437" calcext:value-type="float">
            <text:p>19.16437</text:p>
          </table:table-cell>
          <table:table-cell office:value-type="float" office:value="18.3089" calcext:value-type="float">
            <text:p>18.3089</text:p>
          </table:table-cell>
          <table:table-cell office:value-type="float" office:value="19.04062" calcext:value-type="float">
            <text:p>19.04062</text:p>
          </table:table-cell>
          <table:table-cell office:value-type="float" office:value="18.90594" calcext:value-type="float">
            <text:p>18.90594</text:p>
          </table:table-cell>
          <table:table-cell office:value-type="float" office:value="19.7999" calcext:value-type="float">
            <text:p>19.7999</text:p>
          </table:table-cell>
          <table:table-cell office:value-type="float" office:value="19.66248" calcext:value-type="float">
            <text:p>19.66248</text:p>
          </table:table-cell>
          <table:table-cell office:value-type="float" office:value="20.43115" calcext:value-type="float">
            <text:p>20.43115</text:p>
          </table:table-cell>
          <table:table-cell office:value-type="float" office:value="20.26999" calcext:value-type="float">
            <text:p>20.26999</text:p>
          </table:table-cell>
          <table:table-cell office:value-type="float" office:value="20.46683" calcext:value-type="float">
            <text:p>20.46683</text:p>
          </table:table-cell>
          <table:table-cell office:value-type="float" office:value="20.34912" calcext:value-type="float">
            <text:p>20.34912</text:p>
          </table:table-cell>
          <table:table-cell office:value-type="float" office:value="20.23572" calcext:value-type="float">
            <text:p>20.23572</text:p>
          </table:table-cell>
          <table:table-cell office:value-type="float" office:value="20.16205" calcext:value-type="float">
            <text:p>20.16205</text:p>
          </table:table-cell>
          <table:table-cell office:value-type="float" office:value="19.70819" calcext:value-type="float">
            <text:p>19.70819</text:p>
          </table:table-cell>
          <table:table-cell office:value-type="float" office:value="19.66843" calcext:value-type="float">
            <text:p>19.66843</text:p>
          </table:table-cell>
          <table:table-cell office:value-type="float" office:value="19.10236" calcext:value-type="float">
            <text:p>19.10236</text:p>
          </table:table-cell>
          <table:table-cell office:value-type="float" office:value="19.07782" calcext:value-type="float">
            <text:p>19.07782</text:p>
          </table:table-cell>
          <table:table-cell office:value-type="float" office:value="33.47806" calcext:value-type="float">
            <text:p>33.47806</text:p>
          </table:table-cell>
          <table:table-cell office:value-type="float" office:value="12.79669" calcext:value-type="float">
            <text:p>12.796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1" calcext:value-type="float">
            <text:p>21092001</text:p>
          </table:table-cell>
          <table:table-cell office:value-type="float" office:value="19.61945" calcext:value-type="float">
            <text:p>19.61945</text:p>
          </table:table-cell>
          <table:table-cell office:value-type="float" office:value="26.33" calcext:value-type="float">
            <text:p>26.33</text:p>
          </table:table-cell>
          <table:table-cell office:value-type="float" office:value="10.51" calcext:value-type="float">
            <text:p>10.51</text:p>
          </table:table-cell>
          <table:table-cell office:value-type="float" office:value="1.301867" calcext:value-type="float">
            <text:p>1.301867</text:p>
          </table:table-cell>
          <table:table-cell office:value-type="float" office:value="1.016833" calcext:value-type="float">
            <text:p>1.016833</text:p>
          </table:table-cell>
          <table:table-cell office:value-type="float" office:value="166.212" calcext:value-type="float">
            <text:p>166.212</text:p>
          </table:table-cell>
          <table:table-cell office:value-type="float" office:value="0" calcext:value-type="float">
            <text:p>0</text:p>
          </table:table-cell>
          <table:table-cell office:value-type="float" office:value="30.95435" calcext:value-type="float">
            <text:p>30.95435</text:p>
          </table:table-cell>
          <table:table-cell office:value-type="float" office:value="12.27597" calcext:value-type="float">
            <text:p>12.27597</text:p>
          </table:table-cell>
          <table:table-cell office:value-type="float" office:value="25.31662" calcext:value-type="float">
            <text:p>25.31662</text:p>
          </table:table-cell>
          <table:table-cell office:value-type="float" office:value="14.83914" calcext:value-type="float">
            <text:p>14.83914</text:p>
          </table:table-cell>
          <table:table-cell office:value-type="float" office:value="23.18411" calcext:value-type="float">
            <text:p>23.18411</text:p>
          </table:table-cell>
          <table:table-cell office:value-type="float" office:value="16.16406" calcext:value-type="float">
            <text:p>16.16406</text:p>
          </table:table-cell>
          <table:table-cell office:value-type="float" office:value="21.70605" calcext:value-type="float">
            <text:p>21.70605</text:p>
          </table:table-cell>
          <table:table-cell office:value-type="float" office:value="17.15778" calcext:value-type="float">
            <text:p>17.15778</text:p>
          </table:table-cell>
          <table:table-cell office:value-type="float" office:value="20.84546" calcext:value-type="float">
            <text:p>20.84546</text:p>
          </table:table-cell>
          <table:table-cell office:value-type="float" office:value="17.75381" calcext:value-type="float">
            <text:p>17.75381</text:p>
          </table:table-cell>
          <table:table-cell office:value-type="float" office:value="20.13248" calcext:value-type="float">
            <text:p>20.13248</text:p>
          </table:table-cell>
          <table:table-cell office:value-type="float" office:value="18.32785" calcext:value-type="float">
            <text:p>18.32785</text:p>
          </table:table-cell>
          <table:table-cell office:value-type="float" office:value="19.74033" calcext:value-type="float">
            <text:p>19.74033</text:p>
          </table:table-cell>
          <table:table-cell office:value-type="float" office:value="18.68573" calcext:value-type="float">
            <text:p>18.68573</text:p>
          </table:table-cell>
          <table:table-cell office:value-type="float" office:value="19.2919" calcext:value-type="float">
            <text:p>19.2919</text:p>
          </table:table-cell>
          <table:table-cell office:value-type="float" office:value="19.0463" calcext:value-type="float">
            <text:p>19.0463</text:p>
          </table:table-cell>
          <table:table-cell office:value-type="float" office:value="19.66174" calcext:value-type="float">
            <text:p>19.66174</text:p>
          </table:table-cell>
          <table:table-cell office:value-type="float" office:value="19.6312" calcext:value-type="float">
            <text:p>19.6312</text:p>
          </table:table-cell>
          <table:table-cell office:value-type="float" office:value="20.2684" calcext:value-type="float">
            <text:p>20.2684</text:p>
          </table:table-cell>
          <table:table-cell office:value-type="float" office:value="20.13669" calcext:value-type="float">
            <text:p>20.13669</text:p>
          </table:table-cell>
          <table:table-cell office:value-type="float" office:value="20.3479" calcext:value-type="float">
            <text:p>20.3479</text:p>
          </table:table-cell>
          <table:table-cell office:value-type="float" office:value="20.23444" calcext:value-type="float">
            <text:p>20.23444</text:p>
          </table:table-cell>
          <table:table-cell office:value-type="float" office:value="20.16125" calcext:value-type="float">
            <text:p>20.16125</text:p>
          </table:table-cell>
          <table:table-cell office:value-type="float" office:value="20.08456" calcext:value-type="float">
            <text:p>20.08456</text:p>
          </table:table-cell>
          <table:table-cell office:value-type="float" office:value="19.66797" calcext:value-type="float">
            <text:p>19.66797</text:p>
          </table:table-cell>
          <table:table-cell office:value-type="float" office:value="19.62378" calcext:value-type="float">
            <text:p>19.62378</text:p>
          </table:table-cell>
          <table:table-cell office:value-type="float" office:value="19.07755" calcext:value-type="float">
            <text:p>19.07755</text:p>
          </table:table-cell>
          <table:table-cell office:value-type="float" office:value="19.04926" calcext:value-type="float">
            <text:p>19.04926</text:p>
          </table:table-cell>
          <table:table-cell office:value-type="float" office:value="35.38528" calcext:value-type="float">
            <text:p>35.38528</text:p>
          </table:table-cell>
          <table:table-cell office:value-type="float" office:value="10.35406" calcext:value-type="float">
            <text:p>10.354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1" calcext:value-type="float">
            <text:p>22092001</text:p>
          </table:table-cell>
          <table:table-cell office:value-type="float" office:value="12.24684" calcext:value-type="float">
            <text:p>12.24684</text:p>
          </table:table-cell>
          <table:table-cell office:value-type="float" office:value="26.34" calcext:value-type="float">
            <text:p>26.34</text:p>
          </table:table-cell>
          <table:table-cell office:value-type="float" office:value="13.6" calcext:value-type="float">
            <text:p>13.6</text:p>
          </table:table-cell>
          <table:table-cell office:value-type="float" office:value="1.972228" calcext:value-type="float">
            <text:p>1.972228</text:p>
          </table:table-cell>
          <table:table-cell office:value-type="float" office:value="1.186104" calcext:value-type="float">
            <text:p>1.186104</text:p>
          </table:table-cell>
          <table:table-cell office:value-type="float" office:value="249.912" calcext:value-type="float">
            <text:p>249.912</text:p>
          </table:table-cell>
          <table:table-cell office:value-type="float" office:value="6.6" calcext:value-type="float">
            <text:p>6.6</text:p>
          </table:table-cell>
          <table:table-cell office:value-type="float" office:value="24.56433" calcext:value-type="float">
            <text:p>24.56433</text:p>
          </table:table-cell>
          <table:table-cell office:value-type="float" office:value="14.61984" calcext:value-type="float">
            <text:p>14.61984</text:p>
          </table:table-cell>
          <table:table-cell office:value-type="float" office:value="21.80902" calcext:value-type="float">
            <text:p>21.80902</text:p>
          </table:table-cell>
          <table:table-cell office:value-type="float" office:value="16.21237" calcext:value-type="float">
            <text:p>16.21237</text:p>
          </table:table-cell>
          <table:table-cell office:value-type="float" office:value="20.78677" calcext:value-type="float">
            <text:p>20.78677</text:p>
          </table:table-cell>
          <table:table-cell office:value-type="float" office:value="17.36539" calcext:value-type="float">
            <text:p>17.36539</text:p>
          </table:table-cell>
          <table:table-cell office:value-type="float" office:value="20.29126" calcext:value-type="float">
            <text:p>20.29126</text:p>
          </table:table-cell>
          <table:table-cell office:value-type="float" office:value="18.14151" calcext:value-type="float">
            <text:p>18.14151</text:p>
          </table:table-cell>
          <table:table-cell office:value-type="float" office:value="20.28354" calcext:value-type="float">
            <text:p>20.28354</text:p>
          </table:table-cell>
          <table:table-cell office:value-type="float" office:value="18.59421" calcext:value-type="float">
            <text:p>18.59421</text:p>
          </table:table-cell>
          <table:table-cell office:value-type="float" office:value="20.10513" calcext:value-type="float">
            <text:p>20.10513</text:p>
          </table:table-cell>
          <table:table-cell office:value-type="float" office:value="19.00812" calcext:value-type="float">
            <text:p>19.00812</text:p>
          </table:table-cell>
          <table:table-cell office:value-type="float" office:value="19.76654" calcext:value-type="float">
            <text:p>19.76654</text:p>
          </table:table-cell>
          <table:table-cell office:value-type="float" office:value="19.21844" calcext:value-type="float">
            <text:p>19.21844</text:p>
          </table:table-cell>
          <table:table-cell office:value-type="float" office:value="19.49121" calcext:value-type="float">
            <text:p>19.49121</text:p>
          </table:table-cell>
          <table:table-cell office:value-type="float" office:value="19.29968" calcext:value-type="float">
            <text:p>19.29968</text:p>
          </table:table-cell>
          <table:table-cell office:value-type="float" office:value="19.68433" calcext:value-type="float">
            <text:p>19.68433</text:p>
          </table:table-cell>
          <table:table-cell office:value-type="float" office:value="19.6326" calcext:value-type="float">
            <text:p>19.6326</text:p>
          </table:table-cell>
          <table:table-cell office:value-type="float" office:value="20.1355" calcext:value-type="float">
            <text:p>20.1355</text:p>
          </table:table-cell>
          <table:table-cell office:value-type="float" office:value="20.04288" calcext:value-type="float">
            <text:p>20.04288</text:p>
          </table:table-cell>
          <table:table-cell office:value-type="float" office:value="20.23331" calcext:value-type="float">
            <text:p>20.23331</text:p>
          </table:table-cell>
          <table:table-cell office:value-type="float" office:value="20.13181" calcext:value-type="float">
            <text:p>20.13181</text:p>
          </table:table-cell>
          <table:table-cell office:value-type="float" office:value="20.08374" calcext:value-type="float">
            <text:p>20.08374</text:p>
          </table:table-cell>
          <table:table-cell office:value-type="float" office:value="20.00681" calcext:value-type="float">
            <text:p>20.00681</text:p>
          </table:table-cell>
          <table:table-cell office:value-type="float" office:value="19.62329" calcext:value-type="float">
            <text:p>19.62329</text:p>
          </table:table-cell>
          <table:table-cell office:value-type="float" office:value="19.57526" calcext:value-type="float">
            <text:p>19.57526</text:p>
          </table:table-cell>
          <table:table-cell office:value-type="float" office:value="19.04892" calcext:value-type="float">
            <text:p>19.04892</text:p>
          </table:table-cell>
          <table:table-cell office:value-type="float" office:value="19.01648" calcext:value-type="float">
            <text:p>19.01648</text:p>
          </table:table-cell>
          <table:table-cell office:value-type="float" office:value="26.12131" calcext:value-type="float">
            <text:p>26.12131</text:p>
          </table:table-cell>
          <table:table-cell office:value-type="float" office:value="13.11441" calcext:value-type="float">
            <text:p>13.114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1" calcext:value-type="float">
            <text:p>23092001</text:p>
          </table:table-cell>
          <table:table-cell office:value-type="float" office:value="8.85744" calcext:value-type="float">
            <text:p>8.85744</text:p>
          </table:table-cell>
          <table:table-cell office:value-type="float" office:value="15.81" calcext:value-type="float">
            <text:p>15.81</text:p>
          </table:table-cell>
          <table:table-cell office:value-type="float" office:value="5.98" calcext:value-type="float">
            <text:p>5.98</text:p>
          </table:table-cell>
          <table:table-cell office:value-type="float" office:value="1.407956" calcext:value-type="float">
            <text:p>1.407956</text:p>
          </table:table-cell>
          <table:table-cell office:value-type="float" office:value="0.8207941" calcext:value-type="float">
            <text:p>0.8207941</text:p>
          </table:table-cell>
          <table:table-cell office:value-type="float" office:value="363.564" calcext:value-type="float">
            <text:p>363.564</text:p>
          </table:table-cell>
          <table:table-cell office:value-type="float" office:value="0" calcext:value-type="float">
            <text:p>0</text:p>
          </table:table-cell>
          <table:table-cell office:value-type="float" office:value="17.75574" calcext:value-type="float">
            <text:p>17.75574</text:p>
          </table:table-cell>
          <table:table-cell office:value-type="float" office:value="7.950928" calcext:value-type="float">
            <text:p>7.950928</text:p>
          </table:table-cell>
          <table:table-cell office:value-type="float" office:value="17.71072" calcext:value-type="float">
            <text:p>17.71072</text:p>
          </table:table-cell>
          <table:table-cell office:value-type="float" office:value="11.3342" calcext:value-type="float">
            <text:p>11.3342</text:p>
          </table:table-cell>
          <table:table-cell office:value-type="float" office:value="18.86032" calcext:value-type="float">
            <text:p>18.86032</text:p>
          </table:table-cell>
          <table:table-cell office:value-type="float" office:value="13.71677" calcext:value-type="float">
            <text:p>13.71677</text:p>
          </table:table-cell>
          <table:table-cell office:value-type="float" office:value="19.42453" calcext:value-type="float">
            <text:p>19.42453</text:p>
          </table:table-cell>
          <table:table-cell office:value-type="float" office:value="15.56888" calcext:value-type="float">
            <text:p>15.56888</text:p>
          </table:table-cell>
          <table:table-cell office:value-type="float" office:value="19.58807" calcext:value-type="float">
            <text:p>19.58807</text:p>
          </table:table-cell>
          <table:table-cell office:value-type="float" office:value="16.64038" calcext:value-type="float">
            <text:p>16.64038</text:p>
          </table:table-cell>
          <table:table-cell office:value-type="float" office:value="19.6633" calcext:value-type="float">
            <text:p>19.6633</text:p>
          </table:table-cell>
          <table:table-cell office:value-type="float" office:value="17.75571" calcext:value-type="float">
            <text:p>17.75571</text:p>
          </table:table-cell>
          <table:table-cell office:value-type="float" office:value="19.59509" calcext:value-type="float">
            <text:p>19.59509</text:p>
          </table:table-cell>
          <table:table-cell office:value-type="float" office:value="18.46356" calcext:value-type="float">
            <text:p>18.46356</text:p>
          </table:table-cell>
          <table:table-cell office:value-type="float" office:value="19.5257" calcext:value-type="float">
            <text:p>19.5257</text:p>
          </table:table-cell>
          <table:table-cell office:value-type="float" office:value="19.21729" calcext:value-type="float">
            <text:p>19.21729</text:p>
          </table:table-cell>
          <table:table-cell office:value-type="float" office:value="19.70175" calcext:value-type="float">
            <text:p>19.70175</text:p>
          </table:table-cell>
          <table:table-cell office:value-type="float" office:value="19.6749" calcext:value-type="float">
            <text:p>19.6749</text:p>
          </table:table-cell>
          <table:table-cell office:value-type="float" office:value="20.04211" calcext:value-type="float">
            <text:p>20.04211</text:p>
          </table:table-cell>
          <table:table-cell office:value-type="float" office:value="19.97632" calcext:value-type="float">
            <text:p>19.97632</text:p>
          </table:table-cell>
          <table:table-cell office:value-type="float" office:value="20.13083" calcext:value-type="float">
            <text:p>20.13083</text:p>
          </table:table-cell>
          <table:table-cell office:value-type="float" office:value="20.04471" calcext:value-type="float">
            <text:p>20.04471</text:p>
          </table:table-cell>
          <table:table-cell office:value-type="float" office:value="20.00598" calcext:value-type="float">
            <text:p>20.00598</text:p>
          </table:table-cell>
          <table:table-cell office:value-type="float" office:value="19.93085" calcext:value-type="float">
            <text:p>19.93085</text:p>
          </table:table-cell>
          <table:table-cell office:value-type="float" office:value="19.57471" calcext:value-type="float">
            <text:p>19.57471</text:p>
          </table:table-cell>
          <table:table-cell office:value-type="float" office:value="19.52463" calcext:value-type="float">
            <text:p>19.52463</text:p>
          </table:table-cell>
          <table:table-cell office:value-type="float" office:value="19.01614" calcext:value-type="float">
            <text:p>19.01614</text:p>
          </table:table-cell>
          <table:table-cell office:value-type="float" office:value="18.98019" calcext:value-type="float">
            <text:p>18.98019</text:p>
          </table:table-cell>
          <table:table-cell office:value-type="float" office:value="18.36002" calcext:value-type="float">
            <text:p>18.36002</text:p>
          </table:table-cell>
          <table:table-cell office:value-type="float" office:value="5.869659" calcext:value-type="float">
            <text:p>5.8696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1" calcext:value-type="float">
            <text:p>24092001</text:p>
          </table:table-cell>
          <table:table-cell office:value-type="float" office:value="19.76434" calcext:value-type="float">
            <text:p>19.76434</text:p>
          </table:table-cell>
          <table:table-cell office:value-type="float" office:value="17.02" calcext:value-type="float">
            <text:p>17.02</text:p>
          </table:table-cell>
          <table:table-cell office:value-type="float" office:value="5.1" calcext:value-type="float">
            <text:p>5.1</text:p>
          </table:table-cell>
          <table:table-cell office:value-type="float" office:value="0.9791687" calcext:value-type="float">
            <text:p>0.9791687</text:p>
          </table:table-cell>
          <table:table-cell office:value-type="float" office:value="0.7724296" calcext:value-type="float">
            <text:p>0.7724296</text:p>
          </table:table-cell>
          <table:table-cell office:value-type="float" office:value="154.764" calcext:value-type="float">
            <text:p>154.764</text:p>
          </table:table-cell>
          <table:table-cell office:value-type="float" office:value="0" calcext:value-type="float">
            <text:p>0</text:p>
          </table:table-cell>
          <table:table-cell office:value-type="float" office:value="19.52524" calcext:value-type="float">
            <text:p>19.52524</text:p>
          </table:table-cell>
          <table:table-cell office:value-type="float" office:value="6.954224" calcext:value-type="float">
            <text:p>6.954224</text:p>
          </table:table-cell>
          <table:table-cell office:value-type="float" office:value="17.25394" calcext:value-type="float">
            <text:p>17.25394</text:p>
          </table:table-cell>
          <table:table-cell office:value-type="float" office:value="9.949341" calcext:value-type="float">
            <text:p>9.949341</text:p>
          </table:table-cell>
          <table:table-cell office:value-type="float" office:value="16.68277" calcext:value-type="float">
            <text:p>16.68277</text:p>
          </table:table-cell>
          <table:table-cell office:value-type="float" office:value="11.77512" calcext:value-type="float">
            <text:p>11.77512</text:p>
          </table:table-cell>
          <table:table-cell office:value-type="float" office:value="16.51834" calcext:value-type="float">
            <text:p>16.51834</text:p>
          </table:table-cell>
          <table:table-cell office:value-type="float" office:value="13.52084" calcext:value-type="float">
            <text:p>13.52084</text:p>
          </table:table-cell>
          <table:table-cell office:value-type="float" office:value="16.59705" calcext:value-type="float">
            <text:p>16.59705</text:p>
          </table:table-cell>
          <table:table-cell office:value-type="float" office:value="14.73685" calcext:value-type="float">
            <text:p>14.73685</text:p>
          </table:table-cell>
          <table:table-cell office:value-type="float" office:value="17.71674" calcext:value-type="float">
            <text:p>17.71674</text:p>
          </table:table-cell>
          <table:table-cell office:value-type="float" office:value="16.02591" calcext:value-type="float">
            <text:p>16.02591</text:p>
          </table:table-cell>
          <table:table-cell office:value-type="float" office:value="18.44296" calcext:value-type="float">
            <text:p>18.44296</text:p>
          </table:table-cell>
          <table:table-cell office:value-type="float" office:value="17.09225" calcext:value-type="float">
            <text:p>17.09225</text:p>
          </table:table-cell>
          <table:table-cell office:value-type="float" office:value="19.21106" calcext:value-type="float">
            <text:p>19.21106</text:p>
          </table:table-cell>
          <table:table-cell office:value-type="float" office:value="18.31943" calcext:value-type="float">
            <text:p>18.31943</text:p>
          </table:table-cell>
          <table:table-cell office:value-type="float" office:value="19.67377" calcext:value-type="float">
            <text:p>19.67377</text:p>
          </table:table-cell>
          <table:table-cell office:value-type="float" office:value="19.41608" calcext:value-type="float">
            <text:p>19.41608</text:p>
          </table:table-cell>
          <table:table-cell office:value-type="float" office:value="19.97562" calcext:value-type="float">
            <text:p>19.97562</text:p>
          </table:table-cell>
          <table:table-cell office:value-type="float" office:value="19.89059" calcext:value-type="float">
            <text:p>19.89059</text:p>
          </table:table-cell>
          <table:table-cell office:value-type="float" office:value="20.04388" calcext:value-type="float">
            <text:p>20.04388</text:p>
          </table:table-cell>
          <table:table-cell office:value-type="float" office:value="19.96558" calcext:value-type="float">
            <text:p>19.96558</text:p>
          </table:table-cell>
          <table:table-cell office:value-type="float" office:value="19.93008" calcext:value-type="float">
            <text:p>19.93008</text:p>
          </table:table-cell>
          <table:table-cell office:value-type="float" office:value="19.85864" calcext:value-type="float">
            <text:p>19.85864</text:p>
          </table:table-cell>
          <table:table-cell office:value-type="float" office:value="19.52411" calcext:value-type="float">
            <text:p>19.52411</text:p>
          </table:table-cell>
          <table:table-cell office:value-type="float" office:value="19.47189" calcext:value-type="float">
            <text:p>19.47189</text:p>
          </table:table-cell>
          <table:table-cell office:value-type="float" office:value="18.9798" calcext:value-type="float">
            <text:p>18.9798</text:p>
          </table:table-cell>
          <table:table-cell office:value-type="float" office:value="18.9408" calcext:value-type="float">
            <text:p>18.9408</text:p>
          </table:table-cell>
          <table:table-cell office:value-type="float" office:value="25.78586" calcext:value-type="float">
            <text:p>25.78586</text:p>
          </table:table-cell>
          <table:table-cell office:value-type="float" office:value="4.913971" calcext:value-type="float">
            <text:p>4.9139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1" calcext:value-type="float">
            <text:p>25092001</text:p>
          </table:table-cell>
          <table:table-cell office:value-type="float" office:value="19.28089" calcext:value-type="float">
            <text:p>19.28089</text:p>
          </table:table-cell>
          <table:table-cell office:value-type="float" office:value="19.08" calcext:value-type="float">
            <text:p>19.08</text:p>
          </table:table-cell>
          <table:table-cell office:value-type="float" office:value="3.17" calcext:value-type="float">
            <text:p>3.17</text:p>
          </table:table-cell>
          <table:table-cell office:value-type="float" office:value="0.9985803" calcext:value-type="float">
            <text:p>0.9985803</text:p>
          </table:table-cell>
          <table:table-cell office:value-type="float" office:value="0.6751903" calcext:value-type="float">
            <text:p>0.6751903</text:p>
          </table:table-cell>
          <table:table-cell office:value-type="float" office:value="113.544" calcext:value-type="float">
            <text:p>113.544</text:p>
          </table:table-cell>
          <table:table-cell office:value-type="float" office:value="0" calcext:value-type="float">
            <text:p>0</text:p>
          </table:table-cell>
          <table:table-cell office:value-type="float" office:value="23.72168" calcext:value-type="float">
            <text:p>23.72168</text:p>
          </table:table-cell>
          <table:table-cell office:value-type="float" office:value="5.381317" calcext:value-type="float">
            <text:p>5.381317</text:p>
          </table:table-cell>
          <table:table-cell office:value-type="float" office:value="19.56952" calcext:value-type="float">
            <text:p>19.56952</text:p>
          </table:table-cell>
          <table:table-cell office:value-type="float" office:value="9.104645" calcext:value-type="float">
            <text:p>9.104645</text:p>
          </table:table-cell>
          <table:table-cell office:value-type="float" office:value="18.13824" calcext:value-type="float">
            <text:p>18.13824</text:p>
          </table:table-cell>
          <table:table-cell office:value-type="float" office:value="11.22675" calcext:value-type="float">
            <text:p>11.22675</text:p>
          </table:table-cell>
          <table:table-cell office:value-type="float" office:value="17.34726" calcext:value-type="float">
            <text:p>17.34726</text:p>
          </table:table-cell>
          <table:table-cell office:value-type="float" office:value="13.0108" calcext:value-type="float">
            <text:p>13.0108</text:p>
          </table:table-cell>
          <table:table-cell office:value-type="float" office:value="17.03656" calcext:value-type="float">
            <text:p>17.03656</text:p>
          </table:table-cell>
          <table:table-cell office:value-type="float" office:value="14.19498" calcext:value-type="float">
            <text:p>14.19498</text:p>
          </table:table-cell>
          <table:table-cell office:value-type="float" office:value="16.9639" calcext:value-type="float">
            <text:p>16.9639</text:p>
          </table:table-cell>
          <table:table-cell office:value-type="float" office:value="15.45352" calcext:value-type="float">
            <text:p>15.45352</text:p>
          </table:table-cell>
          <table:table-cell office:value-type="float" office:value="17.39789" calcext:value-type="float">
            <text:p>17.39789</text:p>
          </table:table-cell>
          <table:table-cell office:value-type="float" office:value="16.48346" calcext:value-type="float">
            <text:p>16.48346</text:p>
          </table:table-cell>
          <table:table-cell office:value-type="float" office:value="18.31549" calcext:value-type="float">
            <text:p>18.31549</text:p>
          </table:table-cell>
          <table:table-cell office:value-type="float" office:value="17.79962" calcext:value-type="float">
            <text:p>17.79962</text:p>
          </table:table-cell>
          <table:table-cell office:value-type="float" office:value="19.41251" calcext:value-type="float">
            <text:p>19.41251</text:p>
          </table:table-cell>
          <table:table-cell office:value-type="float" office:value="19.05505" calcext:value-type="float">
            <text:p>19.05505</text:p>
          </table:table-cell>
          <table:table-cell office:value-type="float" office:value="19.8894" calcext:value-type="float">
            <text:p>19.8894</text:p>
          </table:table-cell>
          <table:table-cell office:value-type="float" office:value="19.75095" calcext:value-type="float">
            <text:p>19.75095</text:p>
          </table:table-cell>
          <table:table-cell office:value-type="float" office:value="19.96472" calcext:value-type="float">
            <text:p>19.96472</text:p>
          </table:table-cell>
          <table:table-cell office:value-type="float" office:value="19.87811" calcext:value-type="float">
            <text:p>19.87811</text:p>
          </table:table-cell>
          <table:table-cell office:value-type="float" office:value="19.85788" calcext:value-type="float">
            <text:p>19.85788</text:p>
          </table:table-cell>
          <table:table-cell office:value-type="float" office:value="19.7865" calcext:value-type="float">
            <text:p>19.7865</text:p>
          </table:table-cell>
          <table:table-cell office:value-type="float" office:value="19.47137" calcext:value-type="float">
            <text:p>19.47137</text:p>
          </table:table-cell>
          <table:table-cell office:value-type="float" office:value="19.41135" calcext:value-type="float">
            <text:p>19.41135</text:p>
          </table:table-cell>
          <table:table-cell office:value-type="float" office:value="18.94037" calcext:value-type="float">
            <text:p>18.94037</text:p>
          </table:table-cell>
          <table:table-cell office:value-type="float" office:value="18.89835" calcext:value-type="float">
            <text:p>18.89835</text:p>
          </table:table-cell>
          <table:table-cell office:value-type="float" office:value="26.88089" calcext:value-type="float">
            <text:p>26.88089</text:p>
          </table:table-cell>
          <table:table-cell office:value-type="float" office:value="3.2724" calcext:value-type="float">
            <text:p>3.27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1" calcext:value-type="float">
            <text:p>26092001</text:p>
          </table:table-cell>
          <table:table-cell office:value-type="float" office:value="19.09507" calcext:value-type="float">
            <text:p>19.09507</text:p>
          </table:table-cell>
          <table:table-cell office:value-type="float" office:value="22.92" calcext:value-type="float">
            <text:p>22.92</text:p>
          </table:table-cell>
          <table:table-cell office:value-type="float" office:value="4.37" calcext:value-type="float">
            <text:p>4.37</text:p>
          </table:table-cell>
          <table:table-cell office:value-type="float" office:value="1.063349" calcext:value-type="float">
            <text:p>1.063349</text:p>
          </table:table-cell>
          <table:table-cell office:value-type="float" office:value="0.7342646" calcext:value-type="float">
            <text:p>0.7342646</text:p>
          </table:table-cell>
          <table:table-cell office:value-type="float" office:value="160.596" calcext:value-type="float">
            <text:p>160.596</text:p>
          </table:table-cell>
          <table:table-cell office:value-type="float" office:value="0" calcext:value-type="float">
            <text:p>0</text:p>
          </table:table-cell>
          <table:table-cell office:value-type="float" office:value="27.19583" calcext:value-type="float">
            <text:p>27.19583</text:p>
          </table:table-cell>
          <table:table-cell office:value-type="float" office:value="6.539337" calcext:value-type="float">
            <text:p>6.539337</text:p>
          </table:table-cell>
          <table:table-cell office:value-type="float" office:value="21.78036" calcext:value-type="float">
            <text:p>21.78036</text:p>
          </table:table-cell>
          <table:table-cell office:value-type="float" office:value="9.993256" calcext:value-type="float">
            <text:p>9.993256</text:p>
          </table:table-cell>
          <table:table-cell office:value-type="float" office:value="19.81021" calcext:value-type="float">
            <text:p>19.81021</text:p>
          </table:table-cell>
          <table:table-cell office:value-type="float" office:value="11.94327" calcext:value-type="float">
            <text:p>11.94327</text:p>
          </table:table-cell>
          <table:table-cell office:value-type="float" office:value="18.56323" calcext:value-type="float">
            <text:p>18.56323</text:p>
          </table:table-cell>
          <table:table-cell office:value-type="float" office:value="13.53992" calcext:value-type="float">
            <text:p>13.53992</text:p>
          </table:table-cell>
          <table:table-cell office:value-type="float" office:value="17.9501" calcext:value-type="float">
            <text:p>17.9501</text:p>
          </table:table-cell>
          <table:table-cell office:value-type="float" office:value="14.57022" calcext:value-type="float">
            <text:p>14.57022</text:p>
          </table:table-cell>
          <table:table-cell office:value-type="float" office:value="17.5657" calcext:value-type="float">
            <text:p>17.5657</text:p>
          </table:table-cell>
          <table:table-cell office:value-type="float" office:value="15.64587" calcext:value-type="float">
            <text:p>15.64587</text:p>
          </table:table-cell>
          <table:table-cell office:value-type="float" office:value="17.53934" calcext:value-type="float">
            <text:p>17.53934</text:p>
          </table:table-cell>
          <table:table-cell office:value-type="float" office:value="16.49017" calcext:value-type="float">
            <text:p>16.49017</text:p>
          </table:table-cell>
          <table:table-cell office:value-type="float" office:value="17.82312" calcext:value-type="float">
            <text:p>17.82312</text:p>
          </table:table-cell>
          <table:table-cell office:value-type="float" office:value="17.59967" calcext:value-type="float">
            <text:p>17.59967</text:p>
          </table:table-cell>
          <table:table-cell office:value-type="float" office:value="19.05161" calcext:value-type="float">
            <text:p>19.05161</text:p>
          </table:table-cell>
          <table:table-cell office:value-type="float" office:value="18.77042" calcext:value-type="float">
            <text:p>18.77042</text:p>
          </table:table-cell>
          <table:table-cell office:value-type="float" office:value="19.74927" calcext:value-type="float">
            <text:p>19.74927</text:p>
          </table:table-cell>
          <table:table-cell office:value-type="float" office:value="19.58038" calcext:value-type="float">
            <text:p>19.58038</text:p>
          </table:table-cell>
          <table:table-cell office:value-type="float" office:value="19.87711" calcext:value-type="float">
            <text:p>19.87711</text:p>
          </table:table-cell>
          <table:table-cell office:value-type="float" office:value="19.77319" calcext:value-type="float">
            <text:p>19.77319</text:p>
          </table:table-cell>
          <table:table-cell office:value-type="float" office:value="19.78574" calcext:value-type="float">
            <text:p>19.78574</text:p>
          </table:table-cell>
          <table:table-cell office:value-type="float" office:value="19.71164" calcext:value-type="float">
            <text:p>19.71164</text:p>
          </table:table-cell>
          <table:table-cell office:value-type="float" office:value="19.41086" calcext:value-type="float">
            <text:p>19.41086</text:p>
          </table:table-cell>
          <table:table-cell office:value-type="float" office:value="19.36057" calcext:value-type="float">
            <text:p>19.36057</text:p>
          </table:table-cell>
          <table:table-cell office:value-type="float" office:value="18.89792" calcext:value-type="float">
            <text:p>18.89792</text:p>
          </table:table-cell>
          <table:table-cell office:value-type="float" office:value="18.85483" calcext:value-type="float">
            <text:p>18.85483</text:p>
          </table:table-cell>
          <table:table-cell office:value-type="float" office:value="31.98541" calcext:value-type="float">
            <text:p>31.98541</text:p>
          </table:table-cell>
          <table:table-cell office:value-type="float" office:value="4.47052" calcext:value-type="float">
            <text:p>4.470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1" calcext:value-type="float">
            <text:p>27092001</text:p>
          </table:table-cell>
          <table:table-cell office:value-type="float" office:value="18.0938" calcext:value-type="float">
            <text:p>18.0938</text:p>
          </table:table-cell>
          <table:table-cell office:value-type="float" office:value="25.82" calcext:value-type="float">
            <text:p>25.82</text:p>
          </table:table-cell>
          <table:table-cell office:value-type="float" office:value="9.04" calcext:value-type="float">
            <text:p>9.04</text:p>
          </table:table-cell>
          <table:table-cell office:value-type="float" office:value="1.247384" calcext:value-type="float">
            <text:p>1.247384</text:p>
          </table:table-cell>
          <table:table-cell office:value-type="float" office:value="0.9957519" calcext:value-type="float">
            <text:p>0.9957519</text:p>
          </table:table-cell>
          <table:table-cell office:value-type="float" office:value="181.62" calcext:value-type="float">
            <text:p>181.62</text:p>
          </table:table-cell>
          <table:table-cell office:value-type="float" office:value="0" calcext:value-type="float">
            <text:p>0</text:p>
          </table:table-cell>
          <table:table-cell office:value-type="float" office:value="29.95105" calcext:value-type="float">
            <text:p>29.95105</text:p>
          </table:table-cell>
          <table:table-cell office:value-type="float" office:value="10.74805" calcext:value-type="float">
            <text:p>10.74805</text:p>
          </table:table-cell>
          <table:table-cell office:value-type="float" office:value="24.06064" calcext:value-type="float">
            <text:p>24.06064</text:p>
          </table:table-cell>
          <table:table-cell office:value-type="float" office:value="12.96619" calcext:value-type="float">
            <text:p>12.96619</text:p>
          </table:table-cell>
          <table:table-cell office:value-type="float" office:value="21.77652" calcext:value-type="float">
            <text:p>21.77652</text:p>
          </table:table-cell>
          <table:table-cell office:value-type="float" office:value="14.25537" calcext:value-type="float">
            <text:p>14.25537</text:p>
          </table:table-cell>
          <table:table-cell office:value-type="float" office:value="20.20203" calcext:value-type="float">
            <text:p>20.20203</text:p>
          </table:table-cell>
          <table:table-cell office:value-type="float" office:value="15.29614" calcext:value-type="float">
            <text:p>15.29614</text:p>
          </table:table-cell>
          <table:table-cell office:value-type="float" office:value="19.33765" calcext:value-type="float">
            <text:p>19.33765</text:p>
          </table:table-cell>
          <table:table-cell office:value-type="float" office:value="15.94739" calcext:value-type="float">
            <text:p>15.94739</text:p>
          </table:table-cell>
          <table:table-cell office:value-type="float" office:value="18.66071" calcext:value-type="float">
            <text:p>18.66071</text:p>
          </table:table-cell>
          <table:table-cell office:value-type="float" office:value="16.61346" calcext:value-type="float">
            <text:p>16.61346</text:p>
          </table:table-cell>
          <table:table-cell office:value-type="float" office:value="18.30411" calcext:value-type="float">
            <text:p>18.30411</text:p>
          </table:table-cell>
          <table:table-cell office:value-type="float" office:value="17.10248" calcext:value-type="float">
            <text:p>17.10248</text:p>
          </table:table-cell>
          <table:table-cell office:value-type="float" office:value="17.95602" calcext:value-type="float">
            <text:p>17.95602</text:p>
          </table:table-cell>
          <table:table-cell office:value-type="float" office:value="17.6936" calcext:value-type="float">
            <text:p>17.6936</text:p>
          </table:table-cell>
          <table:table-cell office:value-type="float" office:value="18.76822" calcext:value-type="float">
            <text:p>18.76822</text:p>
          </table:table-cell>
          <table:table-cell office:value-type="float" office:value="18.63904" calcext:value-type="float">
            <text:p>18.63904</text:p>
          </table:table-cell>
          <table:table-cell office:value-type="float" office:value="19.57852" calcext:value-type="float">
            <text:p>19.57852</text:p>
          </table:table-cell>
          <table:table-cell office:value-type="float" office:value="19.4162" calcext:value-type="float">
            <text:p>19.4162</text:p>
          </table:table-cell>
          <table:table-cell office:value-type="float" office:value="19.772" calcext:value-type="float">
            <text:p>19.772</text:p>
          </table:table-cell>
          <table:table-cell office:value-type="float" office:value="19.65744" calcext:value-type="float">
            <text:p>19.65744</text:p>
          </table:table-cell>
          <table:table-cell office:value-type="float" office:value="19.71082" calcext:value-type="float">
            <text:p>19.71082</text:p>
          </table:table-cell>
          <table:table-cell office:value-type="float" office:value="19.63318" calcext:value-type="float">
            <text:p>19.63318</text:p>
          </table:table-cell>
          <table:table-cell office:value-type="float" office:value="19.36005" calcext:value-type="float">
            <text:p>19.36005</text:p>
          </table:table-cell>
          <table:table-cell office:value-type="float" office:value="19.3053" calcext:value-type="float">
            <text:p>19.3053</text:p>
          </table:table-cell>
          <table:table-cell office:value-type="float" office:value="18.85437" calcext:value-type="float">
            <text:p>18.85437</text:p>
          </table:table-cell>
          <table:table-cell office:value-type="float" office:value="18.81006" calcext:value-type="float">
            <text:p>18.81006</text:p>
          </table:table-cell>
          <table:table-cell office:value-type="float" office:value="35.11588" calcext:value-type="float">
            <text:p>35.11588</text:p>
          </table:table-cell>
          <table:table-cell office:value-type="float" office:value="8.918732" calcext:value-type="float">
            <text:p>8.9187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1" calcext:value-type="float">
            <text:p>28092001</text:p>
          </table:table-cell>
          <table:table-cell office:value-type="float" office:value="18.6136" calcext:value-type="float">
            <text:p>18.6136</text:p>
          </table:table-cell>
          <table:table-cell office:value-type="float" office:value="25.29" calcext:value-type="float">
            <text:p>25.29</text:p>
          </table:table-cell>
          <table:table-cell office:value-type="float" office:value="10.56" calcext:value-type="float">
            <text:p>10.56</text:p>
          </table:table-cell>
          <table:table-cell office:value-type="float" office:value="1.184167" calcext:value-type="float">
            <text:p>1.184167</text:p>
          </table:table-cell>
          <table:table-cell office:value-type="float" office:value="0.9067975" calcext:value-type="float">
            <text:p>0.9067975</text:p>
          </table:table-cell>
          <table:table-cell office:value-type="float" office:value="189.504" calcext:value-type="float">
            <text:p>189.504</text:p>
          </table:table-cell>
          <table:table-cell office:value-type="float" office:value="0" calcext:value-type="float">
            <text:p>0</text:p>
          </table:table-cell>
          <table:table-cell office:value-type="float" office:value="30.30963" calcext:value-type="float">
            <text:p>30.30963</text:p>
          </table:table-cell>
          <table:table-cell office:value-type="float" office:value="12.35202" calcext:value-type="float">
            <text:p>12.35202</text:p>
          </table:table-cell>
          <table:table-cell office:value-type="float" office:value="24.70737" calcext:value-type="float">
            <text:p>24.70737</text:p>
          </table:table-cell>
          <table:table-cell office:value-type="float" office:value="14.78354" calcext:value-type="float">
            <text:p>14.78354</text:p>
          </table:table-cell>
          <table:table-cell office:value-type="float" office:value="22.51373" calcext:value-type="float">
            <text:p>22.51373</text:p>
          </table:table-cell>
          <table:table-cell office:value-type="float" office:value="15.98807" calcext:value-type="float">
            <text:p>15.98807</text:p>
          </table:table-cell>
          <table:table-cell office:value-type="float" office:value="20.96362" calcext:value-type="float">
            <text:p>20.96362</text:p>
          </table:table-cell>
          <table:table-cell office:value-type="float" office:value="16.8367" calcext:value-type="float">
            <text:p>16.8367</text:p>
          </table:table-cell>
          <table:table-cell office:value-type="float" office:value="20.08173" calcext:value-type="float">
            <text:p>20.08173</text:p>
          </table:table-cell>
          <table:table-cell office:value-type="float" office:value="17.3038" calcext:value-type="float">
            <text:p>17.3038</text:p>
          </table:table-cell>
          <table:table-cell office:value-type="float" office:value="19.31982" calcext:value-type="float">
            <text:p>19.31982</text:p>
          </table:table-cell>
          <table:table-cell office:value-type="float" office:value="17.73038" calcext:value-type="float">
            <text:p>17.73038</text:p>
          </table:table-cell>
          <table:table-cell office:value-type="float" office:value="18.90518" calcext:value-type="float">
            <text:p>18.90518</text:p>
          </table:table-cell>
          <table:table-cell office:value-type="float" office:value="17.94681" calcext:value-type="float">
            <text:p>17.94681</text:p>
          </table:table-cell>
          <table:table-cell office:value-type="float" office:value="18.40524" calcext:value-type="float">
            <text:p>18.40524</text:p>
          </table:table-cell>
          <table:table-cell office:value-type="float" office:value="17.96487" calcext:value-type="float">
            <text:p>17.96487</text:p>
          </table:table-cell>
          <table:table-cell office:value-type="float" office:value="18.67688" calcext:value-type="float">
            <text:p>18.67688</text:p>
          </table:table-cell>
          <table:table-cell office:value-type="float" office:value="18.6373" calcext:value-type="float">
            <text:p>18.6373</text:p>
          </table:table-cell>
          <table:table-cell office:value-type="float" office:value="19.41464" calcext:value-type="float">
            <text:p>19.41464</text:p>
          </table:table-cell>
          <table:table-cell office:value-type="float" office:value="19.29141" calcext:value-type="float">
            <text:p>19.29141</text:p>
          </table:table-cell>
          <table:table-cell office:value-type="float" office:value="19.65622" calcext:value-type="float">
            <text:p>19.65622</text:p>
          </table:table-cell>
          <table:table-cell office:value-type="float" office:value="19.54398" calcext:value-type="float">
            <text:p>19.54398</text:p>
          </table:table-cell>
          <table:table-cell office:value-type="float" office:value="19.63239" calcext:value-type="float">
            <text:p>19.63239</text:p>
          </table:table-cell>
          <table:table-cell office:value-type="float" office:value="19.55103" calcext:value-type="float">
            <text:p>19.55103</text:p>
          </table:table-cell>
          <table:table-cell office:value-type="float" office:value="19.30472" calcext:value-type="float">
            <text:p>19.30472</text:p>
          </table:table-cell>
          <table:table-cell office:value-type="float" office:value="19.24677" calcext:value-type="float">
            <text:p>19.24677</text:p>
          </table:table-cell>
          <table:table-cell office:value-type="float" office:value="18.80957" calcext:value-type="float">
            <text:p>18.80957</text:p>
          </table:table-cell>
          <table:table-cell office:value-type="float" office:value="18.76263" calcext:value-type="float">
            <text:p>18.76263</text:p>
          </table:table-cell>
          <table:table-cell office:value-type="float" office:value="34.78491" calcext:value-type="float">
            <text:p>34.78491</text:p>
          </table:table-cell>
          <table:table-cell office:value-type="float" office:value="10.43988" calcext:value-type="float">
            <text:p>10.439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1" calcext:value-type="float">
            <text:p>29092001</text:p>
          </table:table-cell>
          <table:table-cell office:value-type="float" office:value="18.36946" calcext:value-type="float">
            <text:p>18.36946</text:p>
          </table:table-cell>
          <table:table-cell office:value-type="float" office:value="22.85" calcext:value-type="float">
            <text:p>22.85</text:p>
          </table:table-cell>
          <table:table-cell office:value-type="float" office:value="7.9" calcext:value-type="float">
            <text:p>7.9</text:p>
          </table:table-cell>
          <table:table-cell office:value-type="float" office:value="1.181303" calcext:value-type="float">
            <text:p>1.181303</text:p>
          </table:table-cell>
          <table:table-cell office:value-type="float" office:value="0.9243832" calcext:value-type="float">
            <text:p>0.9243832</text:p>
          </table:table-cell>
          <table:table-cell office:value-type="float" office:value="218.376" calcext:value-type="float">
            <text:p>218.376</text:p>
          </table:table-cell>
          <table:table-cell office:value-type="float" office:value="0" calcext:value-type="float">
            <text:p>0</text:p>
          </table:table-cell>
          <table:table-cell office:value-type="float" office:value="27.73035" calcext:value-type="float">
            <text:p>27.73035</text:p>
          </table:table-cell>
          <table:table-cell office:value-type="float" office:value="10.40958" calcext:value-type="float">
            <text:p>10.40958</text:p>
          </table:table-cell>
          <table:table-cell office:value-type="float" office:value="23.08682" calcext:value-type="float">
            <text:p>23.08682</text:p>
          </table:table-cell>
          <table:table-cell office:value-type="float" office:value="13.73596" calcext:value-type="float">
            <text:p>13.73596</text:p>
          </table:table-cell>
          <table:table-cell office:value-type="float" office:value="21.33057" calcext:value-type="float">
            <text:p>21.33057</text:p>
          </table:table-cell>
          <table:table-cell office:value-type="float" office:value="15.36179" calcext:value-type="float">
            <text:p>15.36179</text:p>
          </table:table-cell>
          <table:table-cell office:value-type="float" office:value="20.16055" calcext:value-type="float">
            <text:p>20.16055</text:p>
          </table:table-cell>
          <table:table-cell office:value-type="float" office:value="16.54581" calcext:value-type="float">
            <text:p>16.54581</text:p>
          </table:table-cell>
          <table:table-cell office:value-type="float" office:value="19.53067" calcext:value-type="float">
            <text:p>19.53067</text:p>
          </table:table-cell>
          <table:table-cell office:value-type="float" office:value="17.21164" calcext:value-type="float">
            <text:p>17.21164</text:p>
          </table:table-cell>
          <table:table-cell office:value-type="float" office:value="19.23837" calcext:value-type="float">
            <text:p>19.23837</text:p>
          </table:table-cell>
          <table:table-cell office:value-type="float" office:value="17.82089" calcext:value-type="float">
            <text:p>17.82089</text:p>
          </table:table-cell>
          <table:table-cell office:value-type="float" office:value="18.91037" calcext:value-type="float">
            <text:p>18.91037</text:p>
          </table:table-cell>
          <table:table-cell office:value-type="float" office:value="18.14594" calcext:value-type="float">
            <text:p>18.14594</text:p>
          </table:table-cell>
          <table:table-cell office:value-type="float" office:value="18.56967" calcext:value-type="float">
            <text:p>18.56967</text:p>
          </table:table-cell>
          <table:table-cell office:value-type="float" office:value="18.41318" calcext:value-type="float">
            <text:p>18.41318</text:p>
          </table:table-cell>
          <table:table-cell office:value-type="float" office:value="18.76886" calcext:value-type="float">
            <text:p>18.76886</text:p>
          </table:table-cell>
          <table:table-cell office:value-type="float" office:value="18.67795" calcext:value-type="float">
            <text:p>18.67795</text:p>
          </table:table-cell>
          <table:table-cell office:value-type="float" office:value="19.29034" calcext:value-type="float">
            <text:p>19.29034</text:p>
          </table:table-cell>
          <table:table-cell office:value-type="float" office:value="19.216" calcext:value-type="float">
            <text:p>19.216</text:p>
          </table:table-cell>
          <table:table-cell office:value-type="float" office:value="19.54288" calcext:value-type="float">
            <text:p>19.54288</text:p>
          </table:table-cell>
          <table:table-cell office:value-type="float" office:value="19.44485" calcext:value-type="float">
            <text:p>19.44485</text:p>
          </table:table-cell>
          <table:table-cell office:value-type="float" office:value="19.55014" calcext:value-type="float">
            <text:p>19.55014</text:p>
          </table:table-cell>
          <table:table-cell office:value-type="float" office:value="19.46771" calcext:value-type="float">
            <text:p>19.46771</text:p>
          </table:table-cell>
          <table:table-cell office:value-type="float" office:value="19.24615" calcext:value-type="float">
            <text:p>19.24615</text:p>
          </table:table-cell>
          <table:table-cell office:value-type="float" office:value="19.1853" calcext:value-type="float">
            <text:p>19.1853</text:p>
          </table:table-cell>
          <table:table-cell office:value-type="float" office:value="18.76212" calcext:value-type="float">
            <text:p>18.76212</text:p>
          </table:table-cell>
          <table:table-cell office:value-type="float" office:value="18.71249" calcext:value-type="float">
            <text:p>18.71249</text:p>
          </table:table-cell>
          <table:table-cell office:value-type="float" office:value="31.85266" calcext:value-type="float">
            <text:p>31.85266</text:p>
          </table:table-cell>
          <table:table-cell office:value-type="float" office:value="8.132782" calcext:value-type="float">
            <text:p>8.1327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1" calcext:value-type="float">
            <text:p>30092001</text:p>
          </table:table-cell>
          <table:table-cell office:value-type="float" office:value="17.5686" calcext:value-type="float">
            <text:p>17.5686</text:p>
          </table:table-cell>
          <table:table-cell office:value-type="float" office:value="26.43" calcext:value-type="float">
            <text:p>26.43</text:p>
          </table:table-cell>
          <table:table-cell office:value-type="float" office:value="7.84" calcext:value-type="float">
            <text:p>7.84</text:p>
          </table:table-cell>
          <table:table-cell office:value-type="float" office:value="1.250048" calcext:value-type="float">
            <text:p>1.250048</text:p>
          </table:table-cell>
          <table:table-cell office:value-type="float" office:value="0.9320446" calcext:value-type="float">
            <text:p>0.9320446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0" calcext:value-type="float">
            <text:p>0</text:p>
          </table:table-cell>
          <table:table-cell office:value-type="float" office:value="29.58475" calcext:value-type="float">
            <text:p>29.58475</text:p>
          </table:table-cell>
          <table:table-cell office:value-type="float" office:value="9.887634" calcext:value-type="float">
            <text:p>9.887634</text:p>
          </table:table-cell>
          <table:table-cell office:value-type="float" office:value="24.17654" calcext:value-type="float">
            <text:p>24.17654</text:p>
          </table:table-cell>
          <table:table-cell office:value-type="float" office:value="12.93393" calcext:value-type="float">
            <text:p>12.93393</text:p>
          </table:table-cell>
          <table:table-cell office:value-type="float" office:value="22.03644" calcext:value-type="float">
            <text:p>22.03644</text:p>
          </table:table-cell>
          <table:table-cell office:value-type="float" office:value="14.61136" calcext:value-type="float">
            <text:p>14.61136</text:p>
          </table:table-cell>
          <table:table-cell office:value-type="float" office:value="20.564" calcext:value-type="float">
            <text:p>20.564</text:p>
          </table:table-cell>
          <table:table-cell office:value-type="float" office:value="15.92468" calcext:value-type="float">
            <text:p>15.92468</text:p>
          </table:table-cell>
          <table:table-cell office:value-type="float" office:value="19.78058" calcext:value-type="float">
            <text:p>19.78058</text:p>
          </table:table-cell>
          <table:table-cell office:value-type="float" office:value="16.70566" calcext:value-type="float">
            <text:p>16.70566</text:p>
          </table:table-cell>
          <table:table-cell office:value-type="float" office:value="19.16922" calcext:value-type="float">
            <text:p>19.16922</text:p>
          </table:table-cell>
          <table:table-cell office:value-type="float" office:value="17.45767" calcext:value-type="float">
            <text:p>17.45767</text:p>
          </table:table-cell>
          <table:table-cell office:value-type="float" office:value="18.86707" calcext:value-type="float">
            <text:p>18.86707</text:p>
          </table:table-cell>
          <table:table-cell office:value-type="float" office:value="17.92947" calcext:value-type="float">
            <text:p>17.92947</text:p>
          </table:table-cell>
          <table:table-cell office:value-type="float" office:value="18.62241" calcext:value-type="float">
            <text:p>18.62241</text:p>
          </table:table-cell>
          <table:table-cell office:value-type="float" office:value="18.4581" calcext:value-type="float">
            <text:p>18.4581</text:p>
          </table:table-cell>
          <table:table-cell office:value-type="float" office:value="18.80246" calcext:value-type="float">
            <text:p>18.80246</text:p>
          </table:table-cell>
          <table:table-cell office:value-type="float" office:value="18.76962" calcext:value-type="float">
            <text:p>18.76962</text:p>
          </table:table-cell>
          <table:table-cell office:value-type="float" office:value="19.21542" calcext:value-type="float">
            <text:p>19.21542</text:p>
          </table:table-cell>
          <table:table-cell office:value-type="float" office:value="19.16721" calcext:value-type="float">
            <text:p>19.16721</text:p>
          </table:table-cell>
          <table:table-cell office:value-type="float" office:value="19.44391" calcext:value-type="float">
            <text:p>19.44391</text:p>
          </table:table-cell>
          <table:table-cell office:value-type="float" office:value="19.36279" calcext:value-type="float">
            <text:p>19.36279</text:p>
          </table:table-cell>
          <table:table-cell office:value-type="float" office:value="19.46686" calcext:value-type="float">
            <text:p>19.46686</text:p>
          </table:table-cell>
          <table:table-cell office:value-type="float" office:value="19.38742" calcext:value-type="float">
            <text:p>19.38742</text:p>
          </table:table-cell>
          <table:table-cell office:value-type="float" office:value="19.18463" calcext:value-type="float">
            <text:p>19.18463</text:p>
          </table:table-cell>
          <table:table-cell office:value-type="float" office:value="19.12192" calcext:value-type="float">
            <text:p>19.12192</text:p>
          </table:table-cell>
          <table:table-cell office:value-type="float" office:value="18.71194" calcext:value-type="float">
            <text:p>18.71194</text:p>
          </table:table-cell>
          <table:table-cell office:value-type="float" office:value="18.65976" calcext:value-type="float">
            <text:p>18.65976</text:p>
          </table:table-cell>
          <table:table-cell office:value-type="float" office:value="34.9382" calcext:value-type="float">
            <text:p>34.9382</text:p>
          </table:table-cell>
          <table:table-cell office:value-type="float" office:value="7.818451" calcext:value-type="float">
            <text:p>7.8184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1" calcext:value-type="float">
            <text:p>1102001</text:p>
          </table:table-cell>
          <table:table-cell office:value-type="float" office:value="16.58723" calcext:value-type="float">
            <text:p>16.58723</text:p>
          </table:table-cell>
          <table:table-cell office:value-type="float" office:value="29.5" calcext:value-type="float">
            <text:p>29.5</text:p>
          </table:table-cell>
          <table:table-cell office:value-type="float" office:value="10.71" calcext:value-type="float">
            <text:p>10.71</text:p>
          </table:table-cell>
          <table:table-cell office:value-type="float" office:value="1.256162" calcext:value-type="float">
            <text:p>1.256162</text:p>
          </table:table-cell>
          <table:table-cell office:value-type="float" office:value="1.031981" calcext:value-type="float">
            <text:p>1.031981</text:p>
          </table:table-cell>
          <table:table-cell office:value-type="float" office:value="177.804" calcext:value-type="float">
            <text:p>177.804</text:p>
          </table:table-cell>
          <table:table-cell office:value-type="float" office:value="0" calcext:value-type="float">
            <text:p>0</text:p>
          </table:table-cell>
          <table:table-cell office:value-type="float" office:value="32.1705" calcext:value-type="float">
            <text:p>32.1705</text:p>
          </table:table-cell>
          <table:table-cell office:value-type="float" office:value="12.5502" calcext:value-type="float">
            <text:p>12.5502</text:p>
          </table:table-cell>
          <table:table-cell office:value-type="float" office:value="26.14331" calcext:value-type="float">
            <text:p>26.14331</text:p>
          </table:table-cell>
          <table:table-cell office:value-type="float" office:value="14.99216" calcext:value-type="float">
            <text:p>14.99216</text:p>
          </table:table-cell>
          <table:table-cell office:value-type="float" office:value="23.68307" calcext:value-type="float">
            <text:p>23.68307</text:p>
          </table:table-cell>
          <table:table-cell office:value-type="float" office:value="16.25055" calcext:value-type="float">
            <text:p>16.25055</text:p>
          </table:table-cell>
          <table:table-cell office:value-type="float" office:value="21.90411" calcext:value-type="float">
            <text:p>21.90411</text:p>
          </table:table-cell>
          <table:table-cell office:value-type="float" office:value="17.17737" calcext:value-type="float">
            <text:p>17.17737</text:p>
          </table:table-cell>
          <table:table-cell office:value-type="float" office:value="20.90045" calcext:value-type="float">
            <text:p>20.90045</text:p>
          </table:table-cell>
          <table:table-cell office:value-type="float" office:value="17.68951" calcext:value-type="float">
            <text:p>17.68951</text:p>
          </table:table-cell>
          <table:table-cell office:value-type="float" office:value="20.04691" calcext:value-type="float">
            <text:p>20.04691</text:p>
          </table:table-cell>
          <table:table-cell office:value-type="float" office:value="18.15826" calcext:value-type="float">
            <text:p>18.15826</text:p>
          </table:table-cell>
          <table:table-cell office:value-type="float" office:value="19.50412" calcext:value-type="float">
            <text:p>19.50412</text:p>
          </table:table-cell>
          <table:table-cell office:value-type="float" office:value="18.39502" calcext:value-type="float">
            <text:p>18.39502</text:p>
          </table:table-cell>
          <table:table-cell office:value-type="float" office:value="18.82297" calcext:value-type="float">
            <text:p>18.82297</text:p>
          </table:table-cell>
          <table:table-cell office:value-type="float" office:value="18.5556" calcext:value-type="float">
            <text:p>18.5556</text:p>
          </table:table-cell>
          <table:table-cell office:value-type="float" office:value="18.84427" calcext:value-type="float">
            <text:p>18.84427</text:p>
          </table:table-cell>
          <table:table-cell office:value-type="float" office:value="18.79898" calcext:value-type="float">
            <text:p>18.79898</text:p>
          </table:table-cell>
          <table:table-cell office:value-type="float" office:value="19.16669" calcext:value-type="float">
            <text:p>19.16669</text:p>
          </table:table-cell>
          <table:table-cell office:value-type="float" office:value="19.12875" calcext:value-type="float">
            <text:p>19.12875</text:p>
          </table:table-cell>
          <table:table-cell office:value-type="float" office:value="19.36203" calcext:value-type="float">
            <text:p>19.36203</text:p>
          </table:table-cell>
          <table:table-cell office:value-type="float" office:value="19.29358" calcext:value-type="float">
            <text:p>19.29358</text:p>
          </table:table-cell>
          <table:table-cell office:value-type="float" office:value="19.3866" calcext:value-type="float">
            <text:p>19.3866</text:p>
          </table:table-cell>
          <table:table-cell office:value-type="float" office:value="19.31183" calcext:value-type="float">
            <text:p>19.31183</text:p>
          </table:table-cell>
          <table:table-cell office:value-type="float" office:value="19.12125" calcext:value-type="float">
            <text:p>19.12125</text:p>
          </table:table-cell>
          <table:table-cell office:value-type="float" office:value="19.05798" calcext:value-type="float">
            <text:p>19.05798</text:p>
          </table:table-cell>
          <table:table-cell office:value-type="float" office:value="18.65921" calcext:value-type="float">
            <text:p>18.65921</text:p>
          </table:table-cell>
          <table:table-cell office:value-type="float" office:value="18.60541" calcext:value-type="float">
            <text:p>18.60541</text:p>
          </table:table-cell>
          <table:table-cell office:value-type="float" office:value="37.70758" calcext:value-type="float">
            <text:p>37.70758</text:p>
          </table:table-cell>
          <table:table-cell office:value-type="float" office:value="10.66992" calcext:value-type="float">
            <text:p>10.669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1" calcext:value-type="float">
            <text:p>2102001</text:p>
          </table:table-cell>
          <table:table-cell office:value-type="float" office:value="17.51736" calcext:value-type="float">
            <text:p>17.51736</text:p>
          </table:table-cell>
          <table:table-cell office:value-type="float" office:value="30.76" calcext:value-type="float">
            <text:p>30.76</text:p>
          </table:table-cell>
          <table:table-cell office:value-type="float" office:value="11.57" calcext:value-type="float">
            <text:p>11.57</text:p>
          </table:table-cell>
          <table:table-cell office:value-type="float" office:value="1.17071" calcext:value-type="float">
            <text:p>1.17071</text:p>
          </table:table-cell>
          <table:table-cell office:value-type="float" office:value="0.8526155" calcext:value-type="float">
            <text:p>0.8526155</text:p>
          </table:table-cell>
          <table:table-cell office:value-type="float" office:value="280.08" calcext:value-type="float">
            <text:p>280.08</text:p>
          </table:table-cell>
          <table:table-cell office:value-type="float" office:value="0" calcext:value-type="float">
            <text:p>0</text:p>
          </table:table-cell>
          <table:table-cell office:value-type="float" office:value="33.74911" calcext:value-type="float">
            <text:p>33.74911</text:p>
          </table:table-cell>
          <table:table-cell office:value-type="float" office:value="13.42148" calcext:value-type="float">
            <text:p>13.42148</text:p>
          </table:table-cell>
          <table:table-cell office:value-type="float" office:value="27.20996" calcext:value-type="float">
            <text:p>27.20996</text:p>
          </table:table-cell>
          <table:table-cell office:value-type="float" office:value="15.9679" calcext:value-type="float">
            <text:p>15.9679</text:p>
          </table:table-cell>
          <table:table-cell office:value-type="float" office:value="24.64661" calcext:value-type="float">
            <text:p>24.64661</text:p>
          </table:table-cell>
          <table:table-cell office:value-type="float" office:value="17.20325" calcext:value-type="float">
            <text:p>17.20325</text:p>
          </table:table-cell>
          <table:table-cell office:value-type="float" office:value="22.76926" calcext:value-type="float">
            <text:p>22.76926</text:p>
          </table:table-cell>
          <table:table-cell office:value-type="float" office:value="18.07449" calcext:value-type="float">
            <text:p>18.07449</text:p>
          </table:table-cell>
          <table:table-cell office:value-type="float" office:value="21.69101" calcext:value-type="float">
            <text:p>21.69101</text:p>
          </table:table-cell>
          <table:table-cell office:value-type="float" office:value="18.52005" calcext:value-type="float">
            <text:p>18.52005</text:p>
          </table:table-cell>
          <table:table-cell office:value-type="float" office:value="20.73822" calcext:value-type="float">
            <text:p>20.73822</text:p>
          </table:table-cell>
          <table:table-cell office:value-type="float" office:value="18.88876" calcext:value-type="float">
            <text:p>18.88876</text:p>
          </table:table-cell>
          <table:table-cell office:value-type="float" office:value="20.08423" calcext:value-type="float">
            <text:p>20.08423</text:p>
          </table:table-cell>
          <table:table-cell office:value-type="float" office:value="18.99011" calcext:value-type="float">
            <text:p>18.99011</text:p>
          </table:table-cell>
          <table:table-cell office:value-type="float" office:value="19.22015" calcext:value-type="float">
            <text:p>19.22015</text:p>
          </table:table-cell>
          <table:table-cell office:value-type="float" office:value="18.83145" calcext:value-type="float">
            <text:p>18.83145</text:p>
          </table:table-cell>
          <table:table-cell office:value-type="float" office:value="18.97372" calcext:value-type="float">
            <text:p>18.97372</text:p>
          </table:table-cell>
          <table:table-cell office:value-type="float" office:value="18.84528" calcext:value-type="float">
            <text:p>18.84528</text:p>
          </table:table-cell>
          <table:table-cell office:value-type="float" office:value="19.12842" calcext:value-type="float">
            <text:p>19.12842</text:p>
          </table:table-cell>
          <table:table-cell office:value-type="float" office:value="19.11279" calcext:value-type="float">
            <text:p>19.11279</text:p>
          </table:table-cell>
          <table:table-cell office:value-type="float" office:value="19.29294" calcext:value-type="float">
            <text:p>19.29294</text:p>
          </table:table-cell>
          <table:table-cell office:value-type="float" office:value="19.23572" calcext:value-type="float">
            <text:p>19.23572</text:p>
          </table:table-cell>
          <table:table-cell office:value-type="float" office:value="19.31107" calcext:value-type="float">
            <text:p>19.31107</text:p>
          </table:table-cell>
          <table:table-cell office:value-type="float" office:value="19.24146" calcext:value-type="float">
            <text:p>19.24146</text:p>
          </table:table-cell>
          <table:table-cell office:value-type="float" office:value="19.05731" calcext:value-type="float">
            <text:p>19.05731</text:p>
          </table:table-cell>
          <table:table-cell office:value-type="float" office:value="18.99451" calcext:value-type="float">
            <text:p>18.99451</text:p>
          </table:table-cell>
          <table:table-cell office:value-type="float" office:value="18.60483" calcext:value-type="float">
            <text:p>18.60483</text:p>
          </table:table-cell>
          <table:table-cell office:value-type="float" office:value="18.55008" calcext:value-type="float">
            <text:p>18.55008</text:p>
          </table:table-cell>
          <table:table-cell office:value-type="float" office:value="39.51834" calcext:value-type="float">
            <text:p>39.51834</text:p>
          </table:table-cell>
          <table:table-cell office:value-type="float" office:value="11.49594" calcext:value-type="float">
            <text:p>11.495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1" calcext:value-type="float">
            <text:p>3102001</text:p>
          </table:table-cell>
          <table:table-cell office:value-type="float" office:value="14.74401" calcext:value-type="float">
            <text:p>14.74401</text:p>
          </table:table-cell>
          <table:table-cell office:value-type="float" office:value="21.17" calcext:value-type="float">
            <text:p>21.17</text:p>
          </table:table-cell>
          <table:table-cell office:value-type="float" office:value="11.99" calcext:value-type="float">
            <text:p>11.99</text:p>
          </table:table-cell>
          <table:table-cell office:value-type="float" office:value="1.258385" calcext:value-type="float">
            <text:p>1.258385</text:p>
          </table:table-cell>
          <table:table-cell office:value-type="float" office:value="0.8606205" calcext:value-type="float">
            <text:p>0.8606205</text:p>
          </table:table-cell>
          <table:table-cell office:value-type="float" office:value="224.568" calcext:value-type="float">
            <text:p>224.568</text:p>
          </table:table-cell>
          <table:table-cell office:value-type="float" office:value="0" calcext:value-type="float">
            <text:p>0</text:p>
          </table:table-cell>
          <table:table-cell office:value-type="float" office:value="27.25406" calcext:value-type="float">
            <text:p>27.25406</text:p>
          </table:table-cell>
          <table:table-cell office:value-type="float" office:value="13.96432" calcext:value-type="float">
            <text:p>13.96432</text:p>
          </table:table-cell>
          <table:table-cell office:value-type="float" office:value="22.97168" calcext:value-type="float">
            <text:p>22.97168</text:p>
          </table:table-cell>
          <table:table-cell office:value-type="float" office:value="16.33566" calcext:value-type="float">
            <text:p>16.33566</text:p>
          </table:table-cell>
          <table:table-cell office:value-type="float" office:value="21.54373" calcext:value-type="float">
            <text:p>21.54373</text:p>
          </table:table-cell>
          <table:table-cell office:value-type="float" office:value="17.7598" calcext:value-type="float">
            <text:p>17.7598</text:p>
          </table:table-cell>
          <table:table-cell office:value-type="float" office:value="21.3237" calcext:value-type="float">
            <text:p>21.3237</text:p>
          </table:table-cell>
          <table:table-cell office:value-type="float" office:value="18.80685" calcext:value-type="float">
            <text:p>18.80685</text:p>
          </table:table-cell>
          <table:table-cell office:value-type="float" office:value="21.13416" calcext:value-type="float">
            <text:p>21.13416</text:p>
          </table:table-cell>
          <table:table-cell office:value-type="float" office:value="19.28088" calcext:value-type="float">
            <text:p>19.28088</text:p>
          </table:table-cell>
          <table:table-cell office:value-type="float" office:value="20.71591" calcext:value-type="float">
            <text:p>20.71591</text:p>
          </table:table-cell>
          <table:table-cell office:value-type="float" office:value="19.55087" calcext:value-type="float">
            <text:p>19.55087</text:p>
          </table:table-cell>
          <table:table-cell office:value-type="float" office:value="20.11795" calcext:value-type="float">
            <text:p>20.11795</text:p>
          </table:table-cell>
          <table:table-cell office:value-type="float" office:value="19.5527" calcext:value-type="float">
            <text:p>19.5527</text:p>
          </table:table-cell>
          <table:table-cell office:value-type="float" office:value="19.46518" calcext:value-type="float">
            <text:p>19.46518</text:p>
          </table:table-cell>
          <table:table-cell office:value-type="float" office:value="19.2291" calcext:value-type="float">
            <text:p>19.2291</text:p>
          </table:table-cell>
          <table:table-cell office:value-type="float" office:value="19.15247" calcext:value-type="float">
            <text:p>19.15247</text:p>
          </table:table-cell>
          <table:table-cell office:value-type="float" office:value="18.97549" calcext:value-type="float">
            <text:p>18.97549</text:p>
          </table:table-cell>
          <table:table-cell office:value-type="float" office:value="19.12808" calcext:value-type="float">
            <text:p>19.12808</text:p>
          </table:table-cell>
          <table:table-cell office:value-type="float" office:value="19.11267" calcext:value-type="float">
            <text:p>19.11267</text:p>
          </table:table-cell>
          <table:table-cell office:value-type="float" office:value="19.23517" calcext:value-type="float">
            <text:p>19.23517</text:p>
          </table:table-cell>
          <table:table-cell office:value-type="float" office:value="19.1925" calcext:value-type="float">
            <text:p>19.1925</text:p>
          </table:table-cell>
          <table:table-cell office:value-type="float" office:value="19.24072" calcext:value-type="float">
            <text:p>19.24072</text:p>
          </table:table-cell>
          <table:table-cell office:value-type="float" office:value="19.17728" calcext:value-type="float">
            <text:p>19.17728</text:p>
          </table:table-cell>
          <table:table-cell office:value-type="float" office:value="18.99384" calcext:value-type="float">
            <text:p>18.99384</text:p>
          </table:table-cell>
          <table:table-cell office:value-type="float" office:value="18.93201" calcext:value-type="float">
            <text:p>18.93201</text:p>
          </table:table-cell>
          <table:table-cell office:value-type="float" office:value="18.5495" calcext:value-type="float">
            <text:p>18.5495</text:p>
          </table:table-cell>
          <table:table-cell office:value-type="float" office:value="18.49301" calcext:value-type="float">
            <text:p>18.49301</text:p>
          </table:table-cell>
          <table:table-cell office:value-type="float" office:value="31.50809" calcext:value-type="float">
            <text:p>31.50809</text:p>
          </table:table-cell>
          <table:table-cell office:value-type="float" office:value="11.9715" calcext:value-type="float">
            <text:p>11.97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1" calcext:value-type="float">
            <text:p>4102001</text:p>
          </table:table-cell>
          <table:table-cell office:value-type="float" office:value="1.57716" calcext:value-type="float">
            <text:p>1.57716</text:p>
          </table:table-cell>
          <table:table-cell office:value-type="float" office:value="12.62" calcext:value-type="float">
            <text:p>12.62</text:p>
          </table:table-cell>
          <table:table-cell office:value-type="float" office:value="8.88" calcext:value-type="float">
            <text:p>8.88</text:p>
          </table:table-cell>
          <table:table-cell office:value-type="float" office:value="1.084088" calcext:value-type="float">
            <text:p>1.084088</text:p>
          </table:table-cell>
          <table:table-cell office:value-type="float" office:value="0.8972786" calcext:value-type="float">
            <text:p>0.8972786</text:p>
          </table:table-cell>
          <table:table-cell office:value-type="float" office:value="176.832" calcext:value-type="float">
            <text:p>176.832</text:p>
          </table:table-cell>
          <table:table-cell office:value-type="float" office:value="2.5" calcext:value-type="float">
            <text:p>2.5</text:p>
          </table:table-cell>
          <table:table-cell office:value-type="float" office:value="14.42105" calcext:value-type="float">
            <text:p>14.42105</text:p>
          </table:table-cell>
          <table:table-cell office:value-type="float" office:value="9.027374" calcext:value-type="float">
            <text:p>9.027374</text:p>
          </table:table-cell>
          <table:table-cell office:value-type="float" office:value="16.25537" calcext:value-type="float">
            <text:p>16.25537</text:p>
          </table:table-cell>
          <table:table-cell office:value-type="float" office:value="10.98206" calcext:value-type="float">
            <text:p>10.98206</text:p>
          </table:table-cell>
          <table:table-cell office:value-type="float" office:value="17.67633" calcext:value-type="float">
            <text:p>17.67633</text:p>
          </table:table-cell>
          <table:table-cell office:value-type="float" office:value="12.69913" calcext:value-type="float">
            <text:p>12.69913</text:p>
          </table:table-cell>
          <table:table-cell office:value-type="float" office:value="18.73468" calcext:value-type="float">
            <text:p>18.73468</text:p>
          </table:table-cell>
          <table:table-cell office:value-type="float" office:value="14.3078" calcext:value-type="float">
            <text:p>14.3078</text:p>
          </table:table-cell>
          <table:table-cell office:value-type="float" office:value="19.22647" calcext:value-type="float">
            <text:p>19.22647</text:p>
          </table:table-cell>
          <table:table-cell office:value-type="float" office:value="15.39108" calcext:value-type="float">
            <text:p>15.39108</text:p>
          </table:table-cell>
          <table:table-cell office:value-type="float" office:value="19.64734" calcext:value-type="float">
            <text:p>19.64734</text:p>
          </table:table-cell>
          <table:table-cell office:value-type="float" office:value="16.63556" calcext:value-type="float">
            <text:p>16.63556</text:p>
          </table:table-cell>
          <table:table-cell office:value-type="float" office:value="19.67377" calcext:value-type="float">
            <text:p>19.67377</text:p>
          </table:table-cell>
          <table:table-cell office:value-type="float" office:value="17.62396" calcext:value-type="float">
            <text:p>17.62396</text:p>
          </table:table-cell>
          <table:table-cell office:value-type="float" office:value="19.46631" calcext:value-type="float">
            <text:p>19.46631</text:p>
          </table:table-cell>
          <table:table-cell office:value-type="float" office:value="18.79367" calcext:value-type="float">
            <text:p>18.79367</text:p>
          </table:table-cell>
          <table:table-cell office:value-type="float" office:value="19.19858" calcext:value-type="float">
            <text:p>19.19858</text:p>
          </table:table-cell>
          <table:table-cell office:value-type="float" office:value="19.15387" calcext:value-type="float">
            <text:p>19.15387</text:p>
          </table:table-cell>
          <table:table-cell office:value-type="float" office:value="19.15182" calcext:value-type="float">
            <text:p>19.15182</text:p>
          </table:table-cell>
          <table:table-cell office:value-type="float" office:value="19.12839" calcext:value-type="float">
            <text:p>19.12839</text:p>
          </table:table-cell>
          <table:table-cell office:value-type="float" office:value="19.19214" calcext:value-type="float">
            <text:p>19.19214</text:p>
          </table:table-cell>
          <table:table-cell office:value-type="float" office:value="19.16376" calcext:value-type="float">
            <text:p>19.16376</text:p>
          </table:table-cell>
          <table:table-cell office:value-type="float" office:value="19.17664" calcext:value-type="float">
            <text:p>19.17664</text:p>
          </table:table-cell>
          <table:table-cell office:value-type="float" office:value="19.12067" calcext:value-type="float">
            <text:p>19.12067</text:p>
          </table:table-cell>
          <table:table-cell office:value-type="float" office:value="18.9314" calcext:value-type="float">
            <text:p>18.9314</text:p>
          </table:table-cell>
          <table:table-cell office:value-type="float" office:value="18.87115" calcext:value-type="float">
            <text:p>18.87115</text:p>
          </table:table-cell>
          <table:table-cell office:value-type="float" office:value="18.49243" calcext:value-type="float">
            <text:p>18.49243</text:p>
          </table:table-cell>
          <table:table-cell office:value-type="float" office:value="18.43588" calcext:value-type="float">
            <text:p>18.43588</text:p>
          </table:table-cell>
          <table:table-cell office:value-type="float" office:value="14.11673" calcext:value-type="float">
            <text:p>14.11673</text:p>
          </table:table-cell>
          <table:table-cell office:value-type="float" office:value="7.730652" calcext:value-type="float">
            <text:p>7.7306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1" calcext:value-type="float">
            <text:p>5102001</text:p>
          </table:table-cell>
          <table:table-cell office:value-type="float" office:value="13.60523" calcext:value-type="float">
            <text:p>13.60523</text:p>
          </table:table-cell>
          <table:table-cell office:value-type="float" office:value="14.74" calcext:value-type="float">
            <text:p>14.74</text:p>
          </table:table-cell>
          <table:table-cell office:value-type="float" office:value="0.22" calcext:value-type="float">
            <text:p>0.22</text:p>
          </table:table-cell>
          <table:table-cell office:value-type="float" office:value="0.8844176" calcext:value-type="float">
            <text:p>0.8844176</text:p>
          </table:table-cell>
          <table:table-cell office:value-type="float" office:value="0.5476668" calcext:value-type="float">
            <text:p>0.5476668</text:p>
          </table:table-cell>
          <table:table-cell office:value-type="float" office:value="218.52" calcext:value-type="float">
            <text:p>218.52</text:p>
          </table:table-cell>
          <table:table-cell office:value-type="float" office:value="0" calcext:value-type="float">
            <text:p>0</text:p>
          </table:table-cell>
          <table:table-cell office:value-type="float" office:value="16.27292" calcext:value-type="float">
            <text:p>16.27292</text:p>
          </table:table-cell>
          <table:table-cell office:value-type="float" office:value="2.629852" calcext:value-type="float">
            <text:p>2.629852</text:p>
          </table:table-cell>
          <table:table-cell office:value-type="float" office:value="14.69601" calcext:value-type="float">
            <text:p>14.69601</text:p>
          </table:table-cell>
          <table:table-cell office:value-type="float" office:value="7.32074" calcext:value-type="float">
            <text:p>7.32074</text:p>
          </table:table-cell>
          <table:table-cell office:value-type="float" office:value="14.55383" calcext:value-type="float">
            <text:p>14.55383</text:p>
          </table:table-cell>
          <table:table-cell office:value-type="float" office:value="10.29977" calcext:value-type="float">
            <text:p>10.29977</text:p>
          </table:table-cell>
          <table:table-cell office:value-type="float" office:value="14.82477" calcext:value-type="float">
            <text:p>14.82477</text:p>
          </table:table-cell>
          <table:table-cell office:value-type="float" office:value="12.64789" calcext:value-type="float">
            <text:p>12.64789</text:p>
          </table:table-cell>
          <table:table-cell office:value-type="float" office:value="15.35483" calcext:value-type="float">
            <text:p>15.35483</text:p>
          </table:table-cell>
          <table:table-cell office:value-type="float" office:value="13.97244" calcext:value-type="float">
            <text:p>13.97244</text:p>
          </table:table-cell>
          <table:table-cell office:value-type="float" office:value="16.6059" calcext:value-type="float">
            <text:p>16.6059</text:p>
          </table:table-cell>
          <table:table-cell office:value-type="float" office:value="15.3634" calcext:value-type="float">
            <text:p>15.3634</text:p>
          </table:table-cell>
          <table:table-cell office:value-type="float" office:value="17.60123" calcext:value-type="float">
            <text:p>17.60123</text:p>
          </table:table-cell>
          <table:table-cell office:value-type="float" office:value="16.3739" calcext:value-type="float">
            <text:p>16.3739</text:p>
          </table:table-cell>
          <table:table-cell office:value-type="float" office:value="18.78171" calcext:value-type="float">
            <text:p>18.78171</text:p>
          </table:table-cell>
          <table:table-cell office:value-type="float" office:value="17.66385" calcext:value-type="float">
            <text:p>17.66385</text:p>
          </table:table-cell>
          <table:table-cell office:value-type="float" office:value="19.15714" calcext:value-type="float">
            <text:p>19.15714</text:p>
          </table:table-cell>
          <table:table-cell office:value-type="float" office:value="18.81543" calcext:value-type="float">
            <text:p>18.81543</text:p>
          </table:table-cell>
          <table:table-cell office:value-type="float" office:value="19.15228" calcext:value-type="float">
            <text:p>19.15228</text:p>
          </table:table-cell>
          <table:table-cell office:value-type="float" office:value="19.1171" calcext:value-type="float">
            <text:p>19.1171</text:p>
          </table:table-cell>
          <table:table-cell office:value-type="float" office:value="19.16351" calcext:value-type="float">
            <text:p>19.16351</text:p>
          </table:table-cell>
          <table:table-cell office:value-type="float" office:value="19.13522" calcext:value-type="float">
            <text:p>19.13522</text:p>
          </table:table-cell>
          <table:table-cell office:value-type="float" office:value="19.12012" calcext:value-type="float">
            <text:p>19.12012</text:p>
          </table:table-cell>
          <table:table-cell office:value-type="float" office:value="19.07004" calcext:value-type="float">
            <text:p>19.07004</text:p>
          </table:table-cell>
          <table:table-cell office:value-type="float" office:value="18.87054" calcext:value-type="float">
            <text:p>18.87054</text:p>
          </table:table-cell>
          <table:table-cell office:value-type="float" office:value="18.8125" calcext:value-type="float">
            <text:p>18.8125</text:p>
          </table:table-cell>
          <table:table-cell office:value-type="float" office:value="18.43527" calcext:value-type="float">
            <text:p>18.43527</text:p>
          </table:table-cell>
          <table:table-cell office:value-type="float" office:value="18.37918" calcext:value-type="float">
            <text:p>18.37918</text:p>
          </table:table-cell>
          <table:table-cell office:value-type="float" office:value="17.26407" calcext:value-type="float">
            <text:p>17.26407</text:p>
          </table:table-cell>
          <table:table-cell office:value-type="float" office:value="0.4508362" calcext:value-type="float">
            <text:p>0.45083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1" calcext:value-type="float">
            <text:p>6102001</text:p>
          </table:table-cell>
          <table:table-cell office:value-type="float" office:value="16.76978" calcext:value-type="float">
            <text:p>16.76978</text:p>
          </table:table-cell>
          <table:table-cell office:value-type="float" office:value="19.19" calcext:value-type="float">
            <text:p>19.19</text:p>
          </table:table-cell>
          <table:table-cell office:value-type="float" office:value="-1.52" calcext:value-type="float">
            <text:p>-1.52</text:p>
          </table:table-cell>
          <table:table-cell office:value-type="float" office:value="0.8908728" calcext:value-type="float">
            <text:p>0.8908728</text:p>
          </table:table-cell>
          <table:table-cell office:value-type="float" office:value="0.4830257" calcext:value-type="float">
            <text:p>0.4830257</text:p>
          </table:table-cell>
          <table:table-cell office:value-type="float" office:value="180.576" calcext:value-type="float">
            <text:p>180.576</text:p>
          </table:table-cell>
          <table:table-cell office:value-type="float" office:value="0" calcext:value-type="float">
            <text:p>0</text:p>
          </table:table-cell>
          <table:table-cell office:value-type="float" office:value="21.52969" calcext:value-type="float">
            <text:p>21.52969</text:p>
          </table:table-cell>
          <table:table-cell office:value-type="float" office:value="0.640564" calcext:value-type="float">
            <text:p>0.640564</text:p>
          </table:table-cell>
          <table:table-cell office:value-type="float" office:value="17.25253" calcext:value-type="float">
            <text:p>17.25253</text:p>
          </table:table-cell>
          <table:table-cell office:value-type="float" office:value="4.660217" calcext:value-type="float">
            <text:p>4.660217</text:p>
          </table:table-cell>
          <table:table-cell office:value-type="float" office:value="15.81021" calcext:value-type="float">
            <text:p>15.81021</text:p>
          </table:table-cell>
          <table:table-cell office:value-type="float" office:value="7.365387" calcext:value-type="float">
            <text:p>7.365387</text:p>
          </table:table-cell>
          <table:table-cell office:value-type="float" office:value="15.09152" calcext:value-type="float">
            <text:p>15.09152</text:p>
          </table:table-cell>
          <table:table-cell office:value-type="float" office:value="9.836884" calcext:value-type="float">
            <text:p>9.836884</text:p>
          </table:table-cell>
          <table:table-cell office:value-type="float" office:value="14.92575" calcext:value-type="float">
            <text:p>14.92575</text:p>
          </table:table-cell>
          <table:table-cell office:value-type="float" office:value="11.5043" calcext:value-type="float">
            <text:p>11.5043</text:p>
          </table:table-cell>
          <table:table-cell office:value-type="float" office:value="15.32339" calcext:value-type="float">
            <text:p>15.32339</text:p>
          </table:table-cell>
          <table:table-cell office:value-type="float" office:value="13.29929" calcext:value-type="float">
            <text:p>13.29929</text:p>
          </table:table-cell>
          <table:table-cell office:value-type="float" office:value="16.3548" calcext:value-type="float">
            <text:p>16.3548</text:p>
          </table:table-cell>
          <table:table-cell office:value-type="float" office:value="14.80072" calcext:value-type="float">
            <text:p>14.80072</text:p>
          </table:table-cell>
          <table:table-cell office:value-type="float" office:value="17.6557" calcext:value-type="float">
            <text:p>17.6557</text:p>
          </table:table-cell>
          <table:table-cell office:value-type="float" office:value="16.63614" calcext:value-type="float">
            <text:p>16.63614</text:p>
          </table:table-cell>
          <table:table-cell office:value-type="float" office:value="18.81091" calcext:value-type="float">
            <text:p>18.81091</text:p>
          </table:table-cell>
          <table:table-cell office:value-type="float" office:value="18.29465" calcext:value-type="float">
            <text:p>18.29465</text:p>
          </table:table-cell>
          <table:table-cell office:value-type="float" office:value="19.11624" calcext:value-type="float">
            <text:p>19.11624</text:p>
          </table:table-cell>
          <table:table-cell office:value-type="float" office:value="18.99002" calcext:value-type="float">
            <text:p>18.99002</text:p>
          </table:table-cell>
          <table:table-cell office:value-type="float" office:value="19.13483" calcext:value-type="float">
            <text:p>19.13483</text:p>
          </table:table-cell>
          <table:table-cell office:value-type="float" office:value="19.08365" calcext:value-type="float">
            <text:p>19.08365</text:p>
          </table:table-cell>
          <table:table-cell office:value-type="float" office:value="19.06952" calcext:value-type="float">
            <text:p>19.06952</text:p>
          </table:table-cell>
          <table:table-cell office:value-type="float" office:value="19.0206" calcext:value-type="float">
            <text:p>19.0206</text:p>
          </table:table-cell>
          <table:table-cell office:value-type="float" office:value="18.81192" calcext:value-type="float">
            <text:p>18.81192</text:p>
          </table:table-cell>
          <table:table-cell office:value-type="float" office:value="18.7565" calcext:value-type="float">
            <text:p>18.7565</text:p>
          </table:table-cell>
          <table:table-cell office:value-type="float" office:value="18.37863" calcext:value-type="float">
            <text:p>18.37863</text:p>
          </table:table-cell>
          <table:table-cell office:value-type="float" office:value="18.32468" calcext:value-type="float">
            <text:p>18.32468</text:p>
          </table:table-cell>
          <table:table-cell office:value-type="float" office:value="27.57901" calcext:value-type="float">
            <text:p>27.57901</text:p>
          </table:table-cell>
          <table:table-cell office:value-type="float" office:value="-1.498291" calcext:value-type="float">
            <text:p>-1.4982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1" calcext:value-type="float">
            <text:p>7102001</text:p>
          </table:table-cell>
          <table:table-cell office:value-type="float" office:value="16.2617" calcext:value-type="float">
            <text:p>16.2617</text:p>
          </table:table-cell>
          <table:table-cell office:value-type="float" office:value="22.27" calcext:value-type="float">
            <text:p>22.27</text:p>
          </table:table-cell>
          <table:table-cell office:value-type="float" office:value="4.56" calcext:value-type="float">
            <text:p>4.56</text:p>
          </table:table-cell>
          <table:table-cell office:value-type="float" office:value="1.026484" calcext:value-type="float">
            <text:p>1.026484</text:p>
          </table:table-cell>
          <table:table-cell office:value-type="float" office:value="0.7440321" calcext:value-type="float">
            <text:p>0.7440321</text:p>
          </table:table-cell>
          <table:table-cell office:value-type="float" office:value="330.984" calcext:value-type="float">
            <text:p>330.984</text:p>
          </table:table-cell>
          <table:table-cell office:value-type="float" office:value="0" calcext:value-type="float">
            <text:p>0</text:p>
          </table:table-cell>
          <table:table-cell office:value-type="float" office:value="25.6265" calcext:value-type="float">
            <text:p>25.6265</text:p>
          </table:table-cell>
          <table:table-cell office:value-type="float" office:value="6.435883" calcext:value-type="float">
            <text:p>6.435883</text:p>
          </table:table-cell>
          <table:table-cell office:value-type="float" office:value="20.29169" calcext:value-type="float">
            <text:p>20.29169</text:p>
          </table:table-cell>
          <table:table-cell office:value-type="float" office:value="9.2771" calcext:value-type="float">
            <text:p>9.2771</text:p>
          </table:table-cell>
          <table:table-cell office:value-type="float" office:value="18.35092" calcext:value-type="float">
            <text:p>18.35092</text:p>
          </table:table-cell>
          <table:table-cell office:value-type="float" office:value="10.93277" calcext:value-type="float">
            <text:p>10.93277</text:p>
          </table:table-cell>
          <table:table-cell office:value-type="float" office:value="17.11124" calcext:value-type="float">
            <text:p>17.11124</text:p>
          </table:table-cell>
          <table:table-cell office:value-type="float" office:value="12.35349" calcext:value-type="float">
            <text:p>12.35349</text:p>
          </table:table-cell>
          <table:table-cell office:value-type="float" office:value="16.5647" calcext:value-type="float">
            <text:p>16.5647</text:p>
          </table:table-cell>
          <table:table-cell office:value-type="float" office:value="13.28302" calcext:value-type="float">
            <text:p>13.28302</text:p>
          </table:table-cell>
          <table:table-cell office:value-type="float" office:value="16.31" calcext:value-type="float">
            <text:p>16.31</text:p>
          </table:table-cell>
          <table:table-cell office:value-type="float" office:value="14.30353" calcext:value-type="float">
            <text:p>14.30353</text:p>
          </table:table-cell>
          <table:table-cell office:value-type="float" office:value="16.30035" calcext:value-type="float">
            <text:p>16.30035</text:p>
          </table:table-cell>
          <table:table-cell office:value-type="float" office:value="15.18832" calcext:value-type="float">
            <text:p>15.18832</text:p>
          </table:table-cell>
          <table:table-cell office:value-type="float" office:value="16.63498" calcext:value-type="float">
            <text:p>16.63498</text:p>
          </table:table-cell>
          <table:table-cell office:value-type="float" office:value="16.42282" calcext:value-type="float">
            <text:p>16.42282</text:p>
          </table:table-cell>
          <table:table-cell office:value-type="float" office:value="18.28915" calcext:value-type="float">
            <text:p>18.28915</text:p>
          </table:table-cell>
          <table:table-cell office:value-type="float" office:value="17.87054" calcext:value-type="float">
            <text:p>17.87054</text:p>
          </table:table-cell>
          <table:table-cell office:value-type="float" office:value="18.98819" calcext:value-type="float">
            <text:p>18.98819</text:p>
          </table:table-cell>
          <table:table-cell office:value-type="float" office:value="18.79553" calcext:value-type="float">
            <text:p>18.79553</text:p>
          </table:table-cell>
          <table:table-cell office:value-type="float" office:value="19.08295" calcext:value-type="float">
            <text:p>19.08295</text:p>
          </table:table-cell>
          <table:table-cell office:value-type="float" office:value="18.99704" calcext:value-type="float">
            <text:p>18.99704</text:p>
          </table:table-cell>
          <table:table-cell office:value-type="float" office:value="19.02008" calcext:value-type="float">
            <text:p>19.02008</text:p>
          </table:table-cell>
          <table:table-cell office:value-type="float" office:value="18.96542" calcext:value-type="float">
            <text:p>18.96542</text:p>
          </table:table-cell>
          <table:table-cell office:value-type="float" office:value="18.75592" calcext:value-type="float">
            <text:p>18.75592</text:p>
          </table:table-cell>
          <table:table-cell office:value-type="float" office:value="18.70108" calcext:value-type="float">
            <text:p>18.70108</text:p>
          </table:table-cell>
          <table:table-cell office:value-type="float" office:value="18.3241" calcext:value-type="float">
            <text:p>18.3241</text:p>
          </table:table-cell>
          <table:table-cell office:value-type="float" office:value="18.27023" calcext:value-type="float">
            <text:p>18.27023</text:p>
          </table:table-cell>
          <table:table-cell office:value-type="float" office:value="30.85321" calcext:value-type="float">
            <text:p>30.85321</text:p>
          </table:table-cell>
          <table:table-cell office:value-type="float" office:value="4.325134" calcext:value-type="float">
            <text:p>4.3251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1" calcext:value-type="float">
            <text:p>8102001</text:p>
          </table:table-cell>
          <table:table-cell office:value-type="float" office:value="15.56298" calcext:value-type="float">
            <text:p>15.56298</text:p>
          </table:table-cell>
          <table:table-cell office:value-type="float" office:value="23.25" calcext:value-type="float">
            <text:p>23.25</text:p>
          </table:table-cell>
          <table:table-cell office:value-type="float" office:value="11.33" calcext:value-type="float">
            <text:p>11.33</text:p>
          </table:table-cell>
          <table:table-cell office:value-type="float" office:value="1.411715" calcext:value-type="float">
            <text:p>1.411715</text:p>
          </table:table-cell>
          <table:table-cell office:value-type="float" office:value="0.9884065" calcext:value-type="float">
            <text:p>0.9884065</text:p>
          </table:table-cell>
          <table:table-cell office:value-type="float" office:value="351.684" calcext:value-type="float">
            <text:p>351.684</text:p>
          </table:table-cell>
          <table:table-cell office:value-type="float" office:value="0" calcext:value-type="float">
            <text:p>0</text:p>
          </table:table-cell>
          <table:table-cell office:value-type="float" office:value="26.15344" calcext:value-type="float">
            <text:p>26.15344</text:p>
          </table:table-cell>
          <table:table-cell office:value-type="float" office:value="12.18918" calcext:value-type="float">
            <text:p>12.18918</text:p>
          </table:table-cell>
          <table:table-cell office:value-type="float" office:value="21.85928" calcext:value-type="float">
            <text:p>21.85928</text:p>
          </table:table-cell>
          <table:table-cell office:value-type="float" office:value="13.68158" calcext:value-type="float">
            <text:p>13.68158</text:p>
          </table:table-cell>
          <table:table-cell office:value-type="float" office:value="20.03506" calcext:value-type="float">
            <text:p>20.03506</text:p>
          </table:table-cell>
          <table:table-cell office:value-type="float" office:value="14.4725" calcext:value-type="float">
            <text:p>14.4725</text:p>
          </table:table-cell>
          <table:table-cell office:value-type="float" office:value="18.7413" calcext:value-type="float">
            <text:p>18.7413</text:p>
          </table:table-cell>
          <table:table-cell office:value-type="float" office:value="15.11975" calcext:value-type="float">
            <text:p>15.11975</text:p>
          </table:table-cell>
          <table:table-cell office:value-type="float" office:value="18.04422" calcext:value-type="float">
            <text:p>18.04422</text:p>
          </table:table-cell>
          <table:table-cell office:value-type="float" office:value="15.50998" calcext:value-type="float">
            <text:p>15.50998</text:p>
          </table:table-cell>
          <table:table-cell office:value-type="float" office:value="17.5206" calcext:value-type="float">
            <text:p>17.5206</text:p>
          </table:table-cell>
          <table:table-cell office:value-type="float" office:value="15.9209" calcext:value-type="float">
            <text:p>15.9209</text:p>
          </table:table-cell>
          <table:table-cell office:value-type="float" office:value="17.23242" calcext:value-type="float">
            <text:p>17.23242</text:p>
          </table:table-cell>
          <table:table-cell office:value-type="float" office:value="16.24585" calcext:value-type="float">
            <text:p>16.24585</text:p>
          </table:table-cell>
          <table:table-cell office:value-type="float" office:value="16.96432" calcext:value-type="float">
            <text:p>16.96432</text:p>
          </table:table-cell>
          <table:table-cell office:value-type="float" office:value="16.53812" calcext:value-type="float">
            <text:p>16.53812</text:p>
          </table:table-cell>
          <table:table-cell office:value-type="float" office:value="17.86755" calcext:value-type="float">
            <text:p>17.86755</text:p>
          </table:table-cell>
          <table:table-cell office:value-type="float" office:value="17.7171" calcext:value-type="float">
            <text:p>17.7171</text:p>
          </table:table-cell>
          <table:table-cell office:value-type="float" office:value="18.7934" calcext:value-type="float">
            <text:p>18.7934</text:p>
          </table:table-cell>
          <table:table-cell office:value-type="float" office:value="18.60397" calcext:value-type="float">
            <text:p>18.60397</text:p>
          </table:table-cell>
          <table:table-cell office:value-type="float" office:value="18.99597" calcext:value-type="float">
            <text:p>18.99597</text:p>
          </table:table-cell>
          <table:table-cell office:value-type="float" office:value="18.88528" calcext:value-type="float">
            <text:p>18.88528</text:p>
          </table:table-cell>
          <table:table-cell office:value-type="float" office:value="18.96478" calcext:value-type="float">
            <text:p>18.96478</text:p>
          </table:table-cell>
          <table:table-cell office:value-type="float" office:value="18.89816" calcext:value-type="float">
            <text:p>18.89816</text:p>
          </table:table-cell>
          <table:table-cell office:value-type="float" office:value="18.70053" calcext:value-type="float">
            <text:p>18.70053</text:p>
          </table:table-cell>
          <table:table-cell office:value-type="float" office:value="18.64081" calcext:value-type="float">
            <text:p>18.64081</text:p>
          </table:table-cell>
          <table:table-cell office:value-type="float" office:value="18.26965" calcext:value-type="float">
            <text:p>18.26965</text:p>
          </table:table-cell>
          <table:table-cell office:value-type="float" office:value="18.21542" calcext:value-type="float">
            <text:p>18.21542</text:p>
          </table:table-cell>
          <table:table-cell office:value-type="float" office:value="29.75269" calcext:value-type="float">
            <text:p>29.75269</text:p>
          </table:table-cell>
          <table:table-cell office:value-type="float" office:value="10.86981" calcext:value-type="float">
            <text:p>10.869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1" calcext:value-type="float">
            <text:p>9102001</text:p>
          </table:table-cell>
          <table:table-cell office:value-type="float" office:value="7.067164" calcext:value-type="float">
            <text:p>7.067164</text:p>
          </table:table-cell>
          <table:table-cell office:value-type="float" office:value="21.7" calcext:value-type="float">
            <text:p>21.7</text:p>
          </table:table-cell>
          <table:table-cell office:value-type="float" office:value="14.73" calcext:value-type="float">
            <text:p>14.73</text:p>
          </table:table-cell>
          <table:table-cell office:value-type="float" office:value="1.718575" calcext:value-type="float">
            <text:p>1.718575</text:p>
          </table:table-cell>
          <table:table-cell office:value-type="float" office:value="1.408633" calcext:value-type="float">
            <text:p>1.408633</text:p>
          </table:table-cell>
          <table:table-cell office:value-type="float" office:value="389.124" calcext:value-type="float">
            <text:p>389.124</text:p>
          </table:table-cell>
          <table:table-cell office:value-type="float" office:value="22.1" calcext:value-type="float">
            <text:p>22.1</text:p>
          </table:table-cell>
          <table:table-cell office:value-type="float" office:value="20.70096" calcext:value-type="float">
            <text:p>20.70096</text:p>
          </table:table-cell>
          <table:table-cell office:value-type="float" office:value="14.93457" calcext:value-type="float">
            <text:p>14.93457</text:p>
          </table:table-cell>
          <table:table-cell office:value-type="float" office:value="19.06189" calcext:value-type="float">
            <text:p>19.06189</text:p>
          </table:table-cell>
          <table:table-cell office:value-type="float" office:value="15.6142" calcext:value-type="float">
            <text:p>15.6142</text:p>
          </table:table-cell>
          <table:table-cell office:value-type="float" office:value="18.2648" calcext:value-type="float">
            <text:p>18.2648</text:p>
          </table:table-cell>
          <table:table-cell office:value-type="float" office:value="16.22675" calcext:value-type="float">
            <text:p>16.22675</text:p>
          </table:table-cell>
          <table:table-cell office:value-type="float" office:value="17.8656" calcext:value-type="float">
            <text:p>17.8656</text:p>
          </table:table-cell>
          <table:table-cell office:value-type="float" office:value="16.63092" calcext:value-type="float">
            <text:p>16.63092</text:p>
          </table:table-cell>
          <table:table-cell office:value-type="float" office:value="17.75046" calcext:value-type="float">
            <text:p>17.75046</text:p>
          </table:table-cell>
          <table:table-cell office:value-type="float" office:value="16.84369" calcext:value-type="float">
            <text:p>16.84369</text:p>
          </table:table-cell>
          <table:table-cell office:value-type="float" office:value="17.52032" calcext:value-type="float">
            <text:p>17.52032</text:p>
          </table:table-cell>
          <table:table-cell office:value-type="float" office:value="17.02985" calcext:value-type="float">
            <text:p>17.02985</text:p>
          </table:table-cell>
          <table:table-cell office:value-type="float" office:value="17.39136" calcext:value-type="float">
            <text:p>17.39136</text:p>
          </table:table-cell>
          <table:table-cell office:value-type="float" office:value="17.12405" calcext:value-type="float">
            <text:p>17.12405</text:p>
          </table:table-cell>
          <table:table-cell office:value-type="float" office:value="17.35263" calcext:value-type="float">
            <text:p>17.35263</text:p>
          </table:table-cell>
          <table:table-cell office:value-type="float" office:value="16.97272" calcext:value-type="float">
            <text:p>16.97272</text:p>
          </table:table-cell>
          <table:table-cell office:value-type="float" office:value="17.76218" calcext:value-type="float">
            <text:p>17.76218</text:p>
          </table:table-cell>
          <table:table-cell office:value-type="float" office:value="17.71606" calcext:value-type="float">
            <text:p>17.71606</text:p>
          </table:table-cell>
          <table:table-cell office:value-type="float" office:value="18.60217" calcext:value-type="float">
            <text:p>18.60217</text:p>
          </table:table-cell>
          <table:table-cell office:value-type="float" office:value="18.4653" calcext:value-type="float">
            <text:p>18.4653</text:p>
          </table:table-cell>
          <table:table-cell office:value-type="float" office:value="18.88406" calcext:value-type="float">
            <text:p>18.88406</text:p>
          </table:table-cell>
          <table:table-cell office:value-type="float" office:value="18.76984" calcext:value-type="float">
            <text:p>18.76984</text:p>
          </table:table-cell>
          <table:table-cell office:value-type="float" office:value="18.8974" calcext:value-type="float">
            <text:p>18.8974</text:p>
          </table:table-cell>
          <table:table-cell office:value-type="float" office:value="18.82175" calcext:value-type="float">
            <text:p>18.82175</text:p>
          </table:table-cell>
          <table:table-cell office:value-type="float" office:value="18.64023" calcext:value-type="float">
            <text:p>18.64023</text:p>
          </table:table-cell>
          <table:table-cell office:value-type="float" office:value="18.58435" calcext:value-type="float">
            <text:p>18.58435</text:p>
          </table:table-cell>
          <table:table-cell office:value-type="float" office:value="18.21487" calcext:value-type="float">
            <text:p>18.21487</text:p>
          </table:table-cell>
          <table:table-cell office:value-type="float" office:value="18.16193" calcext:value-type="float">
            <text:p>18.16193</text:p>
          </table:table-cell>
          <table:table-cell office:value-type="float" office:value="21.75613" calcext:value-type="float">
            <text:p>21.75613</text:p>
          </table:table-cell>
          <table:table-cell office:value-type="float" office:value="14.36026" calcext:value-type="float">
            <text:p>14.360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1" calcext:value-type="float">
            <text:p>10102001</text:p>
          </table:table-cell>
          <table:table-cell office:value-type="float" office:value="14.0362" calcext:value-type="float">
            <text:p>14.0362</text:p>
          </table:table-cell>
          <table:table-cell office:value-type="float" office:value="19.07" calcext:value-type="float">
            <text:p>19.07</text:p>
          </table:table-cell>
          <table:table-cell office:value-type="float" office:value="9" calcext:value-type="float">
            <text:p>9</text:p>
          </table:table-cell>
          <table:table-cell office:value-type="float" office:value="1.532385" calcext:value-type="float">
            <text:p>1.532385</text:p>
          </table:table-cell>
          <table:table-cell office:value-type="float" office:value="0.9448463" calcext:value-type="float">
            <text:p>0.9448463</text:p>
          </table:table-cell>
          <table:table-cell office:value-type="float" office:value="288.9" calcext:value-type="float">
            <text:p>288.9</text:p>
          </table:table-cell>
          <table:table-cell office:value-type="float" office:value="0.1" calcext:value-type="float">
            <text:p>0.1</text:p>
          </table:table-cell>
          <table:table-cell office:value-type="float" office:value="19.26456" calcext:value-type="float">
            <text:p>19.26456</text:p>
          </table:table-cell>
          <table:table-cell office:value-type="float" office:value="10.1431" calcext:value-type="float">
            <text:p>10.1431</text:p>
          </table:table-cell>
          <table:table-cell office:value-type="float" office:value="17.71646" calcext:value-type="float">
            <text:p>17.71646</text:p>
          </table:table-cell>
          <table:table-cell office:value-type="float" office:value="11.93805" calcext:value-type="float">
            <text:p>11.93805</text:p>
          </table:table-cell>
          <table:table-cell office:value-type="float" office:value="17.13605" calcext:value-type="float">
            <text:p>17.13605</text:p>
          </table:table-cell>
          <table:table-cell office:value-type="float" office:value="13.5675" calcext:value-type="float">
            <text:p>13.5675</text:p>
          </table:table-cell>
          <table:table-cell office:value-type="float" office:value="17.39102" calcext:value-type="float">
            <text:p>17.39102</text:p>
          </table:table-cell>
          <table:table-cell office:value-type="float" office:value="15.03802" calcext:value-type="float">
            <text:p>15.03802</text:p>
          </table:table-cell>
          <table:table-cell office:value-type="float" office:value="17.44397" calcext:value-type="float">
            <text:p>17.44397</text:p>
          </table:table-cell>
          <table:table-cell office:value-type="float" office:value="15.79709" calcext:value-type="float">
            <text:p>15.79709</text:p>
          </table:table-cell>
          <table:table-cell office:value-type="float" office:value="17.44238" calcext:value-type="float">
            <text:p>17.44238</text:p>
          </table:table-cell>
          <table:table-cell office:value-type="float" office:value="16.49911" calcext:value-type="float">
            <text:p>16.49911</text:p>
          </table:table-cell>
          <table:table-cell office:value-type="float" office:value="17.39999" calcext:value-type="float">
            <text:p>17.39999</text:p>
          </table:table-cell>
          <table:table-cell office:value-type="float" office:value="16.87344" calcext:value-type="float">
            <text:p>16.87344</text:p>
          </table:table-cell>
          <table:table-cell office:value-type="float" office:value="17.41693" calcext:value-type="float">
            <text:p>17.41693</text:p>
          </table:table-cell>
          <table:table-cell office:value-type="float" office:value="17.30341" calcext:value-type="float">
            <text:p>17.30341</text:p>
          </table:table-cell>
          <table:table-cell office:value-type="float" office:value="17.79919" calcext:value-type="float">
            <text:p>17.79919</text:p>
          </table:table-cell>
          <table:table-cell office:value-type="float" office:value="17.76285" calcext:value-type="float">
            <text:p>17.76285</text:p>
          </table:table-cell>
          <table:table-cell office:value-type="float" office:value="18.46414" calcext:value-type="float">
            <text:p>18.46414</text:p>
          </table:table-cell>
          <table:table-cell office:value-type="float" office:value="18.37558" calcext:value-type="float">
            <text:p>18.37558</text:p>
          </table:table-cell>
          <table:table-cell office:value-type="float" office:value="18.76865" calcext:value-type="float">
            <text:p>18.76865</text:p>
          </table:table-cell>
          <table:table-cell office:value-type="float" office:value="18.66708" calcext:value-type="float">
            <text:p>18.66708</text:p>
          </table:table-cell>
          <table:table-cell office:value-type="float" office:value="18.82092" calcext:value-type="float">
            <text:p>18.82092</text:p>
          </table:table-cell>
          <table:table-cell office:value-type="float" office:value="18.74158" calcext:value-type="float">
            <text:p>18.74158</text:p>
          </table:table-cell>
          <table:table-cell office:value-type="float" office:value="18.58374" calcext:value-type="float">
            <text:p>18.58374</text:p>
          </table:table-cell>
          <table:table-cell office:value-type="float" office:value="18.52368" calcext:value-type="float">
            <text:p>18.52368</text:p>
          </table:table-cell>
          <table:table-cell office:value-type="float" office:value="18.16138" calcext:value-type="float">
            <text:p>18.16138</text:p>
          </table:table-cell>
          <table:table-cell office:value-type="float" office:value="18.10855" calcext:value-type="float">
            <text:p>18.10855</text:p>
          </table:table-cell>
          <table:table-cell office:value-type="float" office:value="20.45694" calcext:value-type="float">
            <text:p>20.45694</text:p>
          </table:table-cell>
          <table:table-cell office:value-type="float" office:value="8.71228" calcext:value-type="float">
            <text:p>8.712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1" calcext:value-type="float">
            <text:p>11102001</text:p>
          </table:table-cell>
          <table:table-cell office:value-type="float" office:value="15.79502" calcext:value-type="float">
            <text:p>15.79502</text:p>
          </table:table-cell>
          <table:table-cell office:value-type="float" office:value="21.49" calcext:value-type="float">
            <text:p>21.49</text:p>
          </table:table-cell>
          <table:table-cell office:value-type="float" office:value="4.88" calcext:value-type="float">
            <text:p>4.88</text:p>
          </table:table-cell>
          <table:table-cell office:value-type="float" office:value="1.102077" calcext:value-type="float">
            <text:p>1.102077</text:p>
          </table:table-cell>
          <table:table-cell office:value-type="float" office:value="0.760745" calcext:value-type="float">
            <text:p>0.760745</text:p>
          </table:table-cell>
          <table:table-cell office:value-type="float" office:value="202.428" calcext:value-type="float">
            <text:p>202.428</text:p>
          </table:table-cell>
          <table:table-cell office:value-type="float" office:value="0" calcext:value-type="float">
            <text:p>0</text:p>
          </table:table-cell>
          <table:table-cell office:value-type="float" office:value="19.54599" calcext:value-type="float">
            <text:p>19.54599</text:p>
          </table:table-cell>
          <table:table-cell office:value-type="float" office:value="6.645691" calcext:value-type="float">
            <text:p>6.645691</text:p>
          </table:table-cell>
          <table:table-cell office:value-type="float" office:value="17.44421" calcext:value-type="float">
            <text:p>17.44421</text:p>
          </table:table-cell>
          <table:table-cell office:value-type="float" office:value="8.739014" calcext:value-type="float">
            <text:p>8.739014</text:p>
          </table:table-cell>
          <table:table-cell office:value-type="float" office:value="16.39053" calcext:value-type="float">
            <text:p>16.39053</text:p>
          </table:table-cell>
          <table:table-cell office:value-type="float" office:value="10.59799" calcext:value-type="float">
            <text:p>10.59799</text:p>
          </table:table-cell>
          <table:table-cell office:value-type="float" office:value="15.87662" calcext:value-type="float">
            <text:p>15.87662</text:p>
          </table:table-cell>
          <table:table-cell office:value-type="float" office:value="12.44913" calcext:value-type="float">
            <text:p>12.44913</text:p>
          </table:table-cell>
          <table:table-cell office:value-type="float" office:value="15.737" calcext:value-type="float">
            <text:p>15.737</text:p>
          </table:table-cell>
          <table:table-cell office:value-type="float" office:value="13.61624" calcext:value-type="float">
            <text:p>13.61624</text:p>
          </table:table-cell>
          <table:table-cell office:value-type="float" office:value="16.50546" calcext:value-type="float">
            <text:p>16.50546</text:p>
          </table:table-cell>
          <table:table-cell office:value-type="float" office:value="14.81879" calcext:value-type="float">
            <text:p>14.81879</text:p>
          </table:table-cell>
          <table:table-cell office:value-type="float" office:value="16.90921" calcext:value-type="float">
            <text:p>16.90921</text:p>
          </table:table-cell>
          <table:table-cell office:value-type="float" office:value="15.7193" calcext:value-type="float">
            <text:p>15.7193</text:p>
          </table:table-cell>
          <table:table-cell office:value-type="float" office:value="17.30197" calcext:value-type="float">
            <text:p>17.30197</text:p>
          </table:table-cell>
          <table:table-cell office:value-type="float" office:value="16.75354" calcext:value-type="float">
            <text:p>16.75354</text:p>
          </table:table-cell>
          <table:table-cell office:value-type="float" office:value="17.79636" calcext:value-type="float">
            <text:p>17.79636</text:p>
          </table:table-cell>
          <table:table-cell office:value-type="float" office:value="17.66812" calcext:value-type="float">
            <text:p>17.66812</text:p>
          </table:table-cell>
          <table:table-cell office:value-type="float" office:value="18.37476" calcext:value-type="float">
            <text:p>18.37476</text:p>
          </table:table-cell>
          <table:table-cell office:value-type="float" office:value="18.29449" calcext:value-type="float">
            <text:p>18.29449</text:p>
          </table:table-cell>
          <table:table-cell office:value-type="float" office:value="18.66608" calcext:value-type="float">
            <text:p>18.66608</text:p>
          </table:table-cell>
          <table:table-cell office:value-type="float" office:value="18.57758" calcext:value-type="float">
            <text:p>18.57758</text:p>
          </table:table-cell>
          <table:table-cell office:value-type="float" office:value="18.74075" calcext:value-type="float">
            <text:p>18.74075</text:p>
          </table:table-cell>
          <table:table-cell office:value-type="float" office:value="18.66208" calcext:value-type="float">
            <text:p>18.66208</text:p>
          </table:table-cell>
          <table:table-cell office:value-type="float" office:value="18.52304" calcext:value-type="float">
            <text:p>18.52304</text:p>
          </table:table-cell>
          <table:table-cell office:value-type="float" office:value="18.46036" calcext:value-type="float">
            <text:p>18.46036</text:p>
          </table:table-cell>
          <table:table-cell office:value-type="float" office:value="18.108" calcext:value-type="float">
            <text:p>18.108</text:p>
          </table:table-cell>
          <table:table-cell office:value-type="float" office:value="18.05392" calcext:value-type="float">
            <text:p>18.05392</text:p>
          </table:table-cell>
          <table:table-cell office:value-type="float" office:value="21.50858" calcext:value-type="float">
            <text:p>21.50858</text:p>
          </table:table-cell>
          <table:table-cell office:value-type="float" office:value="5.067322" calcext:value-type="float">
            <text:p>5.0673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1" calcext:value-type="float">
            <text:p>12102001</text:p>
          </table:table-cell>
          <table:table-cell office:value-type="float" office:value="6.987793" calcext:value-type="float">
            <text:p>6.987793</text:p>
          </table:table-cell>
          <table:table-cell office:value-type="float" office:value="16.29" calcext:value-type="float">
            <text:p>16.29</text:p>
          </table:table-cell>
          <table:table-cell office:value-type="float" office:value="6.34" calcext:value-type="float">
            <text:p>6.34</text:p>
          </table:table-cell>
          <table:table-cell office:value-type="float" office:value="1.226177" calcext:value-type="float">
            <text:p>1.226177</text:p>
          </table:table-cell>
          <table:table-cell office:value-type="float" office:value="0.8413473" calcext:value-type="float">
            <text:p>0.8413473</text:p>
          </table:table-cell>
          <table:table-cell office:value-type="float" office:value="135.504" calcext:value-type="float">
            <text:p>135.504</text:p>
          </table:table-cell>
          <table:table-cell office:value-type="float" office:value="8.5" calcext:value-type="float">
            <text:p>8.5</text:p>
          </table:table-cell>
          <table:table-cell office:value-type="float" office:value="15.95822" calcext:value-type="float">
            <text:p>15.95822</text:p>
          </table:table-cell>
          <table:table-cell office:value-type="float" office:value="7.489685" calcext:value-type="float">
            <text:p>7.489685</text:p>
          </table:table-cell>
          <table:table-cell office:value-type="float" office:value="14.81866" calcext:value-type="float">
            <text:p>14.81866</text:p>
          </table:table-cell>
          <table:table-cell office:value-type="float" office:value="9.211426" calcext:value-type="float">
            <text:p>9.211426</text:p>
          </table:table-cell>
          <table:table-cell office:value-type="float" office:value="14.3699" calcext:value-type="float">
            <text:p>14.3699</text:p>
          </table:table-cell>
          <table:table-cell office:value-type="float" office:value="10.87106" calcext:value-type="float">
            <text:p>10.87106</text:p>
          </table:table-cell>
          <table:table-cell office:value-type="float" office:value="14.36938" calcext:value-type="float">
            <text:p>14.36938</text:p>
          </table:table-cell>
          <table:table-cell office:value-type="float" office:value="12.36267" calcext:value-type="float">
            <text:p>12.36267</text:p>
          </table:table-cell>
          <table:table-cell office:value-type="float" office:value="14.93933" calcext:value-type="float">
            <text:p>14.93933</text:p>
          </table:table-cell>
          <table:table-cell office:value-type="float" office:value="13.34216" calcext:value-type="float">
            <text:p>13.34216</text:p>
          </table:table-cell>
          <table:table-cell office:value-type="float" office:value="15.62747" calcext:value-type="float">
            <text:p>15.62747</text:p>
          </table:table-cell>
          <table:table-cell office:value-type="float" office:value="14.38254" calcext:value-type="float">
            <text:p>14.38254</text:p>
          </table:table-cell>
          <table:table-cell office:value-type="float" office:value="16.10135" calcext:value-type="float">
            <text:p>16.10135</text:p>
          </table:table-cell>
          <table:table-cell office:value-type="float" office:value="15.2265" calcext:value-type="float">
            <text:p>15.2265</text:p>
          </table:table-cell>
          <table:table-cell office:value-type="float" office:value="16.75171" calcext:value-type="float">
            <text:p>16.75171</text:p>
          </table:table-cell>
          <table:table-cell office:value-type="float" office:value="16.26196" calcext:value-type="float">
            <text:p>16.26196</text:p>
          </table:table-cell>
          <table:table-cell office:value-type="float" office:value="17.66605" calcext:value-type="float">
            <text:p>17.66605</text:p>
          </table:table-cell>
          <table:table-cell office:value-type="float" office:value="17.42917" calcext:value-type="float">
            <text:p>17.42917</text:p>
          </table:table-cell>
          <table:table-cell office:value-type="float" office:value="18.29352" calcext:value-type="float">
            <text:p>18.29352</text:p>
          </table:table-cell>
          <table:table-cell office:value-type="float" office:value="18.18564" calcext:value-type="float">
            <text:p>18.18564</text:p>
          </table:table-cell>
          <table:table-cell office:value-type="float" office:value="18.57669" calcext:value-type="float">
            <text:p>18.57669</text:p>
          </table:table-cell>
          <table:table-cell office:value-type="float" office:value="18.48917" calcext:value-type="float">
            <text:p>18.48917</text:p>
          </table:table-cell>
          <table:table-cell office:value-type="float" office:value="18.66129" calcext:value-type="float">
            <text:p>18.66129</text:p>
          </table:table-cell>
          <table:table-cell office:value-type="float" office:value="18.58365" calcext:value-type="float">
            <text:p>18.58365</text:p>
          </table:table-cell>
          <table:table-cell office:value-type="float" office:value="18.45969" calcext:value-type="float">
            <text:p>18.45969</text:p>
          </table:table-cell>
          <table:table-cell office:value-type="float" office:value="18.39557" calcext:value-type="float">
            <text:p>18.39557</text:p>
          </table:table-cell>
          <table:table-cell office:value-type="float" office:value="18.05334" calcext:value-type="float">
            <text:p>18.05334</text:p>
          </table:table-cell>
          <table:table-cell office:value-type="float" office:value="17.9968" calcext:value-type="float">
            <text:p>17.9968</text:p>
          </table:table-cell>
          <table:table-cell office:value-type="float" office:value="16.9064" calcext:value-type="float">
            <text:p>16.9064</text:p>
          </table:table-cell>
          <table:table-cell office:value-type="float" office:value="6.095764" calcext:value-type="float">
            <text:p>6.0957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1" calcext:value-type="float">
            <text:p>13102001</text:p>
          </table:table-cell>
          <table:table-cell office:value-type="float" office:value="13.40299" calcext:value-type="float">
            <text:p>13.40299</text:p>
          </table:table-cell>
          <table:table-cell office:value-type="float" office:value="17.57" calcext:value-type="float">
            <text:p>17.57</text:p>
          </table:table-cell>
          <table:table-cell office:value-type="float" office:value="6.92" calcext:value-type="float">
            <text:p>6.92</text:p>
          </table:table-cell>
          <table:table-cell office:value-type="float" office:value="1.090353" calcext:value-type="float">
            <text:p>1.090353</text:p>
          </table:table-cell>
          <table:table-cell office:value-type="float" office:value="0.8754353" calcext:value-type="float">
            <text:p>0.8754353</text:p>
          </table:table-cell>
          <table:table-cell office:value-type="float" office:value="225.288" calcext:value-type="float">
            <text:p>225.288</text:p>
          </table:table-cell>
          <table:table-cell office:value-type="float" office:value="3.5" calcext:value-type="float">
            <text:p>3.5</text:p>
          </table:table-cell>
          <table:table-cell office:value-type="float" office:value="16.70645" calcext:value-type="float">
            <text:p>16.70645</text:p>
          </table:table-cell>
          <table:table-cell office:value-type="float" office:value="8.451691" calcext:value-type="float">
            <text:p>8.451691</text:p>
          </table:table-cell>
          <table:table-cell office:value-type="float" office:value="15.16068" calcext:value-type="float">
            <text:p>15.16068</text:p>
          </table:table-cell>
          <table:table-cell office:value-type="float" office:value="10.2627" calcext:value-type="float">
            <text:p>10.2627</text:p>
          </table:table-cell>
          <table:table-cell office:value-type="float" office:value="14.53946" calcext:value-type="float">
            <text:p>14.53946</text:p>
          </table:table-cell>
          <table:table-cell office:value-type="float" office:value="11.32303" calcext:value-type="float">
            <text:p>11.32303</text:p>
          </table:table-cell>
          <table:table-cell office:value-type="float" office:value="14.35483" calcext:value-type="float">
            <text:p>14.35483</text:p>
          </table:table-cell>
          <table:table-cell office:value-type="float" office:value="12.32285" calcext:value-type="float">
            <text:p>12.32285</text:p>
          </table:table-cell>
          <table:table-cell office:value-type="float" office:value="14.40189" calcext:value-type="float">
            <text:p>14.40189</text:p>
          </table:table-cell>
          <table:table-cell office:value-type="float" office:value="13.11423" calcext:value-type="float">
            <text:p>13.11423</text:p>
          </table:table-cell>
          <table:table-cell office:value-type="float" office:value="14.81061" calcext:value-type="float">
            <text:p>14.81061</text:p>
          </table:table-cell>
          <table:table-cell office:value-type="float" office:value="14.01086" calcext:value-type="float">
            <text:p>14.01086</text:p>
          </table:table-cell>
          <table:table-cell office:value-type="float" office:value="15.38504" calcext:value-type="float">
            <text:p>15.38504</text:p>
          </table:table-cell>
          <table:table-cell office:value-type="float" office:value="14.81598" calcext:value-type="float">
            <text:p>14.81598</text:p>
          </table:table-cell>
          <table:table-cell office:value-type="float" office:value="16.25909" calcext:value-type="float">
            <text:p>16.25909</text:p>
          </table:table-cell>
          <table:table-cell office:value-type="float" office:value="15.87549" calcext:value-type="float">
            <text:p>15.87549</text:p>
          </table:table-cell>
          <table:table-cell office:value-type="float" office:value="17.42633" calcext:value-type="float">
            <text:p>17.42633</text:p>
          </table:table-cell>
          <table:table-cell office:value-type="float" office:value="17.14978" calcext:value-type="float">
            <text:p>17.14978</text:p>
          </table:table-cell>
          <table:table-cell office:value-type="float" office:value="18.18436" calcext:value-type="float">
            <text:p>18.18436</text:p>
          </table:table-cell>
          <table:table-cell office:value-type="float" office:value="18.04587" calcext:value-type="float">
            <text:p>18.04587</text:p>
          </table:table-cell>
          <table:table-cell office:value-type="float" office:value="18.48822" calcext:value-type="float">
            <text:p>18.48822</text:p>
          </table:table-cell>
          <table:table-cell office:value-type="float" office:value="18.39264" calcext:value-type="float">
            <text:p>18.39264</text:p>
          </table:table-cell>
          <table:table-cell office:value-type="float" office:value="18.58282" calcext:value-type="float">
            <text:p>18.58282</text:p>
          </table:table-cell>
          <table:table-cell office:value-type="float" office:value="18.50452" calcext:value-type="float">
            <text:p>18.50452</text:p>
          </table:table-cell>
          <table:table-cell office:value-type="float" office:value="18.39487" calcext:value-type="float">
            <text:p>18.39487</text:p>
          </table:table-cell>
          <table:table-cell office:value-type="float" office:value="18.33011" calcext:value-type="float">
            <text:p>18.33011</text:p>
          </table:table-cell>
          <table:table-cell office:value-type="float" office:value="17.99622" calcext:value-type="float">
            <text:p>17.99622</text:p>
          </table:table-cell>
          <table:table-cell office:value-type="float" office:value="17.93964" calcext:value-type="float">
            <text:p>17.93964</text:p>
          </table:table-cell>
          <table:table-cell office:value-type="float" office:value="17.91306" calcext:value-type="float">
            <text:p>17.91306</text:p>
          </table:table-cell>
          <table:table-cell office:value-type="float" office:value="6.856201" calcext:value-type="float">
            <text:p>6.8562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1" calcext:value-type="float">
            <text:p>14102001</text:p>
          </table:table-cell>
          <table:table-cell office:value-type="float" office:value="15.59825" calcext:value-type="float">
            <text:p>15.59825</text:p>
          </table:table-cell>
          <table:table-cell office:value-type="float" office:value="15.56" calcext:value-type="float">
            <text:p>15.56</text:p>
          </table:table-cell>
          <table:table-cell office:value-type="float" office:value="5.73" calcext:value-type="float">
            <text:p>5.73</text:p>
          </table:table-cell>
          <table:table-cell office:value-type="float" office:value="0.9320475" calcext:value-type="float">
            <text:p>0.9320475</text:p>
          </table:table-cell>
          <table:table-cell office:value-type="float" office:value="0.759837" calcext:value-type="float">
            <text:p>0.759837</text:p>
          </table:table-cell>
          <table:table-cell office:value-type="float" office:value="354.024" calcext:value-type="float">
            <text:p>354.024</text:p>
          </table:table-cell>
          <table:table-cell office:value-type="float" office:value="0" calcext:value-type="float">
            <text:p>0</text:p>
          </table:table-cell>
          <table:table-cell office:value-type="float" office:value="16.24448" calcext:value-type="float">
            <text:p>16.24448</text:p>
          </table:table-cell>
          <table:table-cell office:value-type="float" office:value="7.041107" calcext:value-type="float">
            <text:p>7.041107</text:p>
          </table:table-cell>
          <table:table-cell office:value-type="float" office:value="14.5224" calcext:value-type="float">
            <text:p>14.5224</text:p>
          </table:table-cell>
          <table:table-cell office:value-type="float" office:value="8.7966" calcext:value-type="float">
            <text:p>8.7966</text:p>
          </table:table-cell>
          <table:table-cell office:value-type="float" office:value="13.75076" calcext:value-type="float">
            <text:p>13.75076</text:p>
          </table:table-cell>
          <table:table-cell office:value-type="float" office:value="10.25488" calcext:value-type="float">
            <text:p>10.25488</text:p>
          </table:table-cell>
          <table:table-cell office:value-type="float" office:value="13.59995" calcext:value-type="float">
            <text:p>13.59995</text:p>
          </table:table-cell>
          <table:table-cell office:value-type="float" office:value="11.53632" calcext:value-type="float">
            <text:p>11.53632</text:p>
          </table:table-cell>
          <table:table-cell office:value-type="float" office:value="13.70782" calcext:value-type="float">
            <text:p>13.70782</text:p>
          </table:table-cell>
          <table:table-cell office:value-type="float" office:value="12.42847" calcext:value-type="float">
            <text:p>12.42847</text:p>
          </table:table-cell>
          <table:table-cell office:value-type="float" office:value="14.46323" calcext:value-type="float">
            <text:p>14.46323</text:p>
          </table:table-cell>
          <table:table-cell office:value-type="float" office:value="13.43585" calcext:value-type="float">
            <text:p>13.43585</text:p>
          </table:table-cell>
          <table:table-cell office:value-type="float" office:value="15.0473" calcext:value-type="float">
            <text:p>15.0473</text:p>
          </table:table-cell>
          <table:table-cell office:value-type="float" office:value="14.31937" calcext:value-type="float">
            <text:p>14.31937</text:p>
          </table:table-cell>
          <table:table-cell office:value-type="float" office:value="15.87393" calcext:value-type="float">
            <text:p>15.87393</text:p>
          </table:table-cell>
          <table:table-cell office:value-type="float" office:value="15.46567" calcext:value-type="float">
            <text:p>15.46567</text:p>
          </table:table-cell>
          <table:table-cell office:value-type="float" office:value="17.14697" calcext:value-type="float">
            <text:p>17.14697</text:p>
          </table:table-cell>
          <table:table-cell office:value-type="float" office:value="16.86761" calcext:value-type="float">
            <text:p>16.86761</text:p>
          </table:table-cell>
          <table:table-cell office:value-type="float" office:value="18.04425" calcext:value-type="float">
            <text:p>18.04425</text:p>
          </table:table-cell>
          <table:table-cell office:value-type="float" office:value="17.88446" calcext:value-type="float">
            <text:p>17.88446</text:p>
          </table:table-cell>
          <table:table-cell office:value-type="float" office:value="18.39157" calcext:value-type="float">
            <text:p>18.39157</text:p>
          </table:table-cell>
          <table:table-cell office:value-type="float" office:value="18.28464" calcext:value-type="float">
            <text:p>18.28464</text:p>
          </table:table-cell>
          <table:table-cell office:value-type="float" office:value="18.50366" calcext:value-type="float">
            <text:p>18.50366</text:p>
          </table:table-cell>
          <table:table-cell office:value-type="float" office:value="18.42264" calcext:value-type="float">
            <text:p>18.42264</text:p>
          </table:table-cell>
          <table:table-cell office:value-type="float" office:value="18.32944" calcext:value-type="float">
            <text:p>18.32944</text:p>
          </table:table-cell>
          <table:table-cell office:value-type="float" office:value="18.26294" calcext:value-type="float">
            <text:p>18.26294</text:p>
          </table:table-cell>
          <table:table-cell office:value-type="float" office:value="17.93906" calcext:value-type="float">
            <text:p>17.93906</text:p>
          </table:table-cell>
          <table:table-cell office:value-type="float" office:value="17.88013" calcext:value-type="float">
            <text:p>17.88013</text:p>
          </table:table-cell>
          <table:table-cell office:value-type="float" office:value="17.61224" calcext:value-type="float">
            <text:p>17.61224</text:p>
          </table:table-cell>
          <table:table-cell office:value-type="float" office:value="5.64859" calcext:value-type="float">
            <text:p>5.648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1" calcext:value-type="float">
            <text:p>15102001</text:p>
          </table:table-cell>
          <table:table-cell office:value-type="float" office:value="10.3086" calcext:value-type="float">
            <text:p>10.3086</text:p>
          </table:table-cell>
          <table:table-cell office:value-type="float" office:value="12.05" calcext:value-type="float">
            <text:p>12.05</text:p>
          </table:table-cell>
          <table:table-cell office:value-type="float" office:value="0.51" calcext:value-type="float">
            <text:p>0.51</text:p>
          </table:table-cell>
          <table:table-cell office:value-type="float" office:value="0.8386956" calcext:value-type="float">
            <text:p>0.8386956</text:p>
          </table:table-cell>
          <table:table-cell office:value-type="float" office:value="0.5591657" calcext:value-type="float">
            <text:p>0.5591657</text:p>
          </table:table-cell>
          <table:table-cell office:value-type="float" office:value="295.2" calcext:value-type="float">
            <text:p>295.2</text:p>
          </table:table-cell>
          <table:table-cell office:value-type="float" office:value="0" calcext:value-type="float">
            <text:p>0</text:p>
          </table:table-cell>
          <table:table-cell office:value-type="float" office:value="13.94727" calcext:value-type="float">
            <text:p>13.94727</text:p>
          </table:table-cell>
          <table:table-cell office:value-type="float" office:value="3.05188" calcext:value-type="float">
            <text:p>3.05188</text:p>
          </table:table-cell>
          <table:table-cell office:value-type="float" office:value="12.42941" calcext:value-type="float">
            <text:p>12.42941</text:p>
          </table:table-cell>
          <table:table-cell office:value-type="float" office:value="6.005524" calcext:value-type="float">
            <text:p>6.005524</text:p>
          </table:table-cell>
          <table:table-cell office:value-type="float" office:value="12.02292" calcext:value-type="float">
            <text:p>12.02292</text:p>
          </table:table-cell>
          <table:table-cell office:value-type="float" office:value="8.502167" calcext:value-type="float">
            <text:p>8.502167</text:p>
          </table:table-cell>
          <table:table-cell office:value-type="float" office:value="12.20132" calcext:value-type="float">
            <text:p>12.20132</text:p>
          </table:table-cell>
          <table:table-cell office:value-type="float" office:value="10.45334" calcext:value-type="float">
            <text:p>10.45334</text:p>
          </table:table-cell>
          <table:table-cell office:value-type="float" office:value="12.87958" calcext:value-type="float">
            <text:p>12.87958</text:p>
          </table:table-cell>
          <table:table-cell office:value-type="float" office:value="11.55176" calcext:value-type="float">
            <text:p>11.55176</text:p>
          </table:table-cell>
          <table:table-cell office:value-type="float" office:value="13.79034" calcext:value-type="float">
            <text:p>13.79034</text:p>
          </table:table-cell>
          <table:table-cell office:value-type="float" office:value="12.74805" calcext:value-type="float">
            <text:p>12.74805</text:p>
          </table:table-cell>
          <table:table-cell office:value-type="float" office:value="14.49521" calcext:value-type="float">
            <text:p>14.49521</text:p>
          </table:table-cell>
          <table:table-cell office:value-type="float" office:value="13.68735" calcext:value-type="float">
            <text:p>13.68735</text:p>
          </table:table-cell>
          <table:table-cell office:value-type="float" office:value="15.46323" calcext:value-type="float">
            <text:p>15.46323</text:p>
          </table:table-cell>
          <table:table-cell office:value-type="float" office:value="14.94861" calcext:value-type="float">
            <text:p>14.94861</text:p>
          </table:table-cell>
          <table:table-cell office:value-type="float" office:value="16.86465" calcext:value-type="float">
            <text:p>16.86465</text:p>
          </table:table-cell>
          <table:table-cell office:value-type="float" office:value="16.55597" calcext:value-type="float">
            <text:p>16.55597</text:p>
          </table:table-cell>
          <table:table-cell office:value-type="float" office:value="17.88272" calcext:value-type="float">
            <text:p>17.88272</text:p>
          </table:table-cell>
          <table:table-cell office:value-type="float" office:value="17.70526" calcext:value-type="float">
            <text:p>17.70526</text:p>
          </table:table-cell>
          <table:table-cell office:value-type="float" office:value="18.28345" calcext:value-type="float">
            <text:p>18.28345</text:p>
          </table:table-cell>
          <table:table-cell office:value-type="float" office:value="18.16501" calcext:value-type="float">
            <text:p>18.16501</text:p>
          </table:table-cell>
          <table:table-cell office:value-type="float" office:value="18.42175" calcext:value-type="float">
            <text:p>18.42175</text:p>
          </table:table-cell>
          <table:table-cell office:value-type="float" office:value="18.33658" calcext:value-type="float">
            <text:p>18.33658</text:p>
          </table:table-cell>
          <table:table-cell office:value-type="float" office:value="18.26224" calcext:value-type="float">
            <text:p>18.26224</text:p>
          </table:table-cell>
          <table:table-cell office:value-type="float" office:value="18.19431" calcext:value-type="float">
            <text:p>18.19431</text:p>
          </table:table-cell>
          <table:table-cell office:value-type="float" office:value="17.87952" calcext:value-type="float">
            <text:p>17.87952</text:p>
          </table:table-cell>
          <table:table-cell office:value-type="float" office:value="17.82059" calcext:value-type="float">
            <text:p>17.82059</text:p>
          </table:table-cell>
          <table:table-cell office:value-type="float" office:value="15.10635" calcext:value-type="float">
            <text:p>15.10635</text:p>
          </table:table-cell>
          <table:table-cell office:value-type="float" office:value="0.8658752" calcext:value-type="float">
            <text:p>0.86587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1" calcext:value-type="float">
            <text:p>16102001</text:p>
          </table:table-cell>
          <table:table-cell office:value-type="float" office:value="15.16607" calcext:value-type="float">
            <text:p>15.16607</text:p>
          </table:table-cell>
          <table:table-cell office:value-type="float" office:value="13.57" calcext:value-type="float">
            <text:p>13.57</text:p>
          </table:table-cell>
          <table:table-cell office:value-type="float" office:value="-2.22" calcext:value-type="float">
            <text:p>-2.22</text:p>
          </table:table-cell>
          <table:table-cell office:value-type="float" office:value="0.763643" calcext:value-type="float">
            <text:p>0.763643</text:p>
          </table:table-cell>
          <table:table-cell office:value-type="float" office:value="0.4590161" calcext:value-type="float">
            <text:p>0.4590161</text:p>
          </table:table-cell>
          <table:table-cell office:value-type="float" office:value="195.66" calcext:value-type="float">
            <text:p>195.66</text:p>
          </table:table-cell>
          <table:table-cell office:value-type="float" office:value="0" calcext:value-type="float">
            <text:p>0</text:p>
          </table:table-cell>
          <table:table-cell office:value-type="float" office:value="14.02142" calcext:value-type="float">
            <text:p>14.02142</text:p>
          </table:table-cell>
          <table:table-cell office:value-type="float" office:value="0.8027649" calcext:value-type="float">
            <text:p>0.8027649</text:p>
          </table:table-cell>
          <table:table-cell office:value-type="float" office:value="12.01767" calcext:value-type="float">
            <text:p>12.01767</text:p>
          </table:table-cell>
          <table:table-cell office:value-type="float" office:value="3.573578" calcext:value-type="float">
            <text:p>3.573578</text:p>
          </table:table-cell>
          <table:table-cell office:value-type="float" office:value="11.31244" calcext:value-type="float">
            <text:p>11.31244</text:p>
          </table:table-cell>
          <table:table-cell office:value-type="float" office:value="6.026672" calcext:value-type="float">
            <text:p>6.026672</text:p>
          </table:table-cell>
          <table:table-cell office:value-type="float" office:value="11.19806" calcext:value-type="float">
            <text:p>11.19806</text:p>
          </table:table-cell>
          <table:table-cell office:value-type="float" office:value="8.162598" calcext:value-type="float">
            <text:p>8.162598</text:p>
          </table:table-cell>
          <table:table-cell office:value-type="float" office:value="11.49384" calcext:value-type="float">
            <text:p>11.49384</text:p>
          </table:table-cell>
          <table:table-cell office:value-type="float" office:value="9.539032" calcext:value-type="float">
            <text:p>9.539032</text:p>
          </table:table-cell>
          <table:table-cell office:value-type="float" office:value="12.71735" calcext:value-type="float">
            <text:p>12.71735</text:p>
          </table:table-cell>
          <table:table-cell office:value-type="float" office:value="11.08267" calcext:value-type="float">
            <text:p>11.08267</text:p>
          </table:table-cell>
          <table:table-cell office:value-type="float" office:value="13.67322" calcext:value-type="float">
            <text:p>13.67322</text:p>
          </table:table-cell>
          <table:table-cell office:value-type="float" office:value="12.43866" calcext:value-type="float">
            <text:p>12.43866</text:p>
          </table:table-cell>
          <table:table-cell office:value-type="float" office:value="14.94391" calcext:value-type="float">
            <text:p>14.94391</text:p>
          </table:table-cell>
          <table:table-cell office:value-type="float" office:value="14.15726" calcext:value-type="float">
            <text:p>14.15726</text:p>
          </table:table-cell>
          <table:table-cell office:value-type="float" office:value="16.55249" calcext:value-type="float">
            <text:p>16.55249</text:p>
          </table:table-cell>
          <table:table-cell office:value-type="float" office:value="16.15088" calcext:value-type="float">
            <text:p>16.15088</text:p>
          </table:table-cell>
          <table:table-cell office:value-type="float" office:value="17.70328" calcext:value-type="float">
            <text:p>17.70328</text:p>
          </table:table-cell>
          <table:table-cell office:value-type="float" office:value="17.49951" calcext:value-type="float">
            <text:p>17.49951</text:p>
          </table:table-cell>
          <table:table-cell office:value-type="float" office:value="18.1637" calcext:value-type="float">
            <text:p>18.1637</text:p>
          </table:table-cell>
          <table:table-cell office:value-type="float" office:value="18.03265" calcext:value-type="float">
            <text:p>18.03265</text:p>
          </table:table-cell>
          <table:table-cell office:value-type="float" office:value="18.33569" calcext:value-type="float">
            <text:p>18.33569</text:p>
          </table:table-cell>
          <table:table-cell office:value-type="float" office:value="18.24423" calcext:value-type="float">
            <text:p>18.24423</text:p>
          </table:table-cell>
          <table:table-cell office:value-type="float" office:value="18.19357" calcext:value-type="float">
            <text:p>18.19357</text:p>
          </table:table-cell>
          <table:table-cell office:value-type="float" office:value="18.12347" calcext:value-type="float">
            <text:p>18.12347</text:p>
          </table:table-cell>
          <table:table-cell office:value-type="float" office:value="17.81998" calcext:value-type="float">
            <text:p>17.81998</text:p>
          </table:table-cell>
          <table:table-cell office:value-type="float" office:value="17.75931" calcext:value-type="float">
            <text:p>17.75931</text:p>
          </table:table-cell>
          <table:table-cell office:value-type="float" office:value="15.7478" calcext:value-type="float">
            <text:p>15.7478</text:p>
          </table:table-cell>
          <table:table-cell office:value-type="float" office:value="-1.251068" calcext:value-type="float">
            <text:p>-1.2510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1" calcext:value-type="float">
            <text:p>17102001</text:p>
          </table:table-cell>
          <table:table-cell office:value-type="float" office:value="14.34964" calcext:value-type="float">
            <text:p>14.34964</text:p>
          </table:table-cell>
          <table:table-cell office:value-type="float" office:value="21.68" calcext:value-type="float">
            <text:p>21.68</text:p>
          </table:table-cell>
          <table:table-cell office:value-type="float" office:value="1.65" calcext:value-type="float">
            <text:p>1.65</text:p>
          </table:table-cell>
          <table:table-cell office:value-type="float" office:value="0.9707316" calcext:value-type="float">
            <text:p>0.9707316</text:p>
          </table:table-cell>
          <table:table-cell office:value-type="float" office:value="0.6064964" calcext:value-type="float">
            <text:p>0.6064964</text:p>
          </table:table-cell>
          <table:table-cell office:value-type="float" office:value="325.764" calcext:value-type="float">
            <text:p>325.764</text:p>
          </table:table-cell>
          <table:table-cell office:value-type="float" office:value="0" calcext:value-type="float">
            <text:p>0</text:p>
          </table:table-cell>
          <table:table-cell office:value-type="float" office:value="17.19934" calcext:value-type="float">
            <text:p>17.19934</text:p>
          </table:table-cell>
          <table:table-cell office:value-type="float" office:value="3.142456" calcext:value-type="float">
            <text:p>3.142456</text:p>
          </table:table-cell>
          <table:table-cell office:value-type="float" office:value="14.39276" calcext:value-type="float">
            <text:p>14.39276</text:p>
          </table:table-cell>
          <table:table-cell office:value-type="float" office:value="5.229553" calcext:value-type="float">
            <text:p>5.229553</text:p>
          </table:table-cell>
          <table:table-cell office:value-type="float" office:value="13.05569" calcext:value-type="float">
            <text:p>13.05569</text:p>
          </table:table-cell>
          <table:table-cell office:value-type="float" office:value="6.991272" calcext:value-type="float">
            <text:p>6.991272</text:p>
          </table:table-cell>
          <table:table-cell office:value-type="float" office:value="12.43405" calcext:value-type="float">
            <text:p>12.43405</text:p>
          </table:table-cell>
          <table:table-cell office:value-type="float" office:value="8.53299" calcext:value-type="float">
            <text:p>8.53299</text:p>
          </table:table-cell>
          <table:table-cell office:value-type="float" office:value="12.32935" calcext:value-type="float">
            <text:p>12.32935</text:p>
          </table:table-cell>
          <table:table-cell office:value-type="float" office:value="9.605225" calcext:value-type="float">
            <text:p>9.605225</text:p>
          </table:table-cell>
          <table:table-cell office:value-type="float" office:value="12.48965" calcext:value-type="float">
            <text:p>12.48965</text:p>
          </table:table-cell>
          <table:table-cell office:value-type="float" office:value="10.86038" calcext:value-type="float">
            <text:p>10.86038</text:p>
          </table:table-cell>
          <table:table-cell office:value-type="float" office:value="12.88074" calcext:value-type="float">
            <text:p>12.88074</text:p>
          </table:table-cell>
          <table:table-cell office:value-type="float" office:value="12.05212" calcext:value-type="float">
            <text:p>12.05212</text:p>
          </table:table-cell>
          <table:table-cell office:value-type="float" office:value="14.15335" calcext:value-type="float">
            <text:p>14.15335</text:p>
          </table:table-cell>
          <table:table-cell office:value-type="float" office:value="13.71469" calcext:value-type="float">
            <text:p>13.71469</text:p>
          </table:table-cell>
          <table:table-cell office:value-type="float" office:value="16.14627" calcext:value-type="float">
            <text:p>16.14627</text:p>
          </table:table-cell>
          <table:table-cell office:value-type="float" office:value="15.72101" calcext:value-type="float">
            <text:p>15.72101</text:p>
          </table:table-cell>
          <table:table-cell office:value-type="float" office:value="17.49713" calcext:value-type="float">
            <text:p>17.49713</text:p>
          </table:table-cell>
          <table:table-cell office:value-type="float" office:value="17.259" calcext:value-type="float">
            <text:p>17.259</text:p>
          </table:table-cell>
          <table:table-cell office:value-type="float" office:value="18.03122" calcext:value-type="float">
            <text:p>18.03122</text:p>
          </table:table-cell>
          <table:table-cell office:value-type="float" office:value="17.88367" calcext:value-type="float">
            <text:p>17.88367</text:p>
          </table:table-cell>
          <table:table-cell office:value-type="float" office:value="18.24323" calcext:value-type="float">
            <text:p>18.24323</text:p>
          </table:table-cell>
          <table:table-cell office:value-type="float" office:value="18.14462" calcext:value-type="float">
            <text:p>18.14462</text:p>
          </table:table-cell>
          <table:table-cell office:value-type="float" office:value="18.12271" calcext:value-type="float">
            <text:p>18.12271</text:p>
          </table:table-cell>
          <table:table-cell office:value-type="float" office:value="18.0495" calcext:value-type="float">
            <text:p>18.0495</text:p>
          </table:table-cell>
          <table:table-cell office:value-type="float" office:value="17.75867" calcext:value-type="float">
            <text:p>17.75867</text:p>
          </table:table-cell>
          <table:table-cell office:value-type="float" office:value="17.69647" calcext:value-type="float">
            <text:p>17.69647</text:p>
          </table:table-cell>
          <table:table-cell office:value-type="float" office:value="19.4267" calcext:value-type="float">
            <text:p>19.4267</text:p>
          </table:table-cell>
          <table:table-cell office:value-type="float" office:value="1.441345" calcext:value-type="float">
            <text:p>1.4413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1" calcext:value-type="float">
            <text:p>18102001</text:p>
          </table:table-cell>
          <table:table-cell office:value-type="float" office:value="13.39416" calcext:value-type="float">
            <text:p>13.39416</text:p>
          </table:table-cell>
          <table:table-cell office:value-type="float" office:value="17.59" calcext:value-type="float">
            <text:p>17.59</text:p>
          </table:table-cell>
          <table:table-cell office:value-type="float" office:value="3.36" calcext:value-type="float">
            <text:p>3.36</text:p>
          </table:table-cell>
          <table:table-cell office:value-type="float" office:value="0.9585296" calcext:value-type="float">
            <text:p>0.9585296</text:p>
          </table:table-cell>
          <table:table-cell office:value-type="float" office:value="0.6842488" calcext:value-type="float">
            <text:p>0.6842488</text:p>
          </table:table-cell>
          <table:table-cell office:value-type="float" office:value="260.928" calcext:value-type="float">
            <text:p>260.928</text:p>
          </table:table-cell>
          <table:table-cell office:value-type="float" office:value="0" calcext:value-type="float">
            <text:p>0</text:p>
          </table:table-cell>
          <table:table-cell office:value-type="float" office:value="16.64725" calcext:value-type="float">
            <text:p>16.64725</text:p>
          </table:table-cell>
          <table:table-cell office:value-type="float" office:value="5.059082" calcext:value-type="float">
            <text:p>5.059082</text:p>
          </table:table-cell>
          <table:table-cell office:value-type="float" office:value="14.50638" calcext:value-type="float">
            <text:p>14.50638</text:p>
          </table:table-cell>
          <table:table-cell office:value-type="float" office:value="8.127319" calcext:value-type="float">
            <text:p>8.127319</text:p>
          </table:table-cell>
          <table:table-cell office:value-type="float" office:value="13.52774" calcext:value-type="float">
            <text:p>13.52774</text:p>
          </table:table-cell>
          <table:table-cell office:value-type="float" office:value="10.12256" calcext:value-type="float">
            <text:p>10.12256</text:p>
          </table:table-cell>
          <table:table-cell office:value-type="float" office:value="13.03851" calcext:value-type="float">
            <text:p>13.03851</text:p>
          </table:table-cell>
          <table:table-cell office:value-type="float" office:value="10.98892" calcext:value-type="float">
            <text:p>10.98892</text:p>
          </table:table-cell>
          <table:table-cell office:value-type="float" office:value="12.90912" calcext:value-type="float">
            <text:p>12.90912</text:p>
          </table:table-cell>
          <table:table-cell office:value-type="float" office:value="11.54614" calcext:value-type="float">
            <text:p>11.54614</text:p>
          </table:table-cell>
          <table:table-cell office:value-type="float" office:value="12.94284" calcext:value-type="float">
            <text:p>12.94284</text:p>
          </table:table-cell>
          <table:table-cell office:value-type="float" office:value="12.19748" calcext:value-type="float">
            <text:p>12.19748</text:p>
          </table:table-cell>
          <table:table-cell office:value-type="float" office:value="13.25879" calcext:value-type="float">
            <text:p>13.25879</text:p>
          </table:table-cell>
          <table:table-cell office:value-type="float" office:value="12.83356" calcext:value-type="float">
            <text:p>12.83356</text:p>
          </table:table-cell>
          <table:table-cell office:value-type="float" office:value="13.8963" calcext:value-type="float">
            <text:p>13.8963</text:p>
          </table:table-cell>
          <table:table-cell office:value-type="float" office:value="13.74493" calcext:value-type="float">
            <text:p>13.74493</text:p>
          </table:table-cell>
          <table:table-cell office:value-type="float" office:value="15.71716" calcext:value-type="float">
            <text:p>15.71716</text:p>
          </table:table-cell>
          <table:table-cell office:value-type="float" office:value="15.4649" calcext:value-type="float">
            <text:p>15.4649</text:p>
          </table:table-cell>
          <table:table-cell office:value-type="float" office:value="17.25638" calcext:value-type="float">
            <text:p>17.25638</text:p>
          </table:table-cell>
          <table:table-cell office:value-type="float" office:value="17.01468" calcext:value-type="float">
            <text:p>17.01468</text:p>
          </table:table-cell>
          <table:table-cell office:value-type="float" office:value="17.88202" calcext:value-type="float">
            <text:p>17.88202</text:p>
          </table:table-cell>
          <table:table-cell office:value-type="float" office:value="17.71942" calcext:value-type="float">
            <text:p>17.71942</text:p>
          </table:table-cell>
          <table:table-cell office:value-type="float" office:value="18.14355" calcext:value-type="float">
            <text:p>18.14355</text:p>
          </table:table-cell>
          <table:table-cell office:value-type="float" office:value="18.03662" calcext:value-type="float">
            <text:p>18.03662</text:p>
          </table:table-cell>
          <table:table-cell office:value-type="float" office:value="18.04874" calcext:value-type="float">
            <text:p>18.04874</text:p>
          </table:table-cell>
          <table:table-cell office:value-type="float" office:value="17.97205" calcext:value-type="float">
            <text:p>17.97205</text:p>
          </table:table-cell>
          <table:table-cell office:value-type="float" office:value="17.6958" calcext:value-type="float">
            <text:p>17.6958</text:p>
          </table:table-cell>
          <table:table-cell office:value-type="float" office:value="17.63177" calcext:value-type="float">
            <text:p>17.63177</text:p>
          </table:table-cell>
          <table:table-cell office:value-type="float" office:value="18.24118" calcext:value-type="float">
            <text:p>18.24118</text:p>
          </table:table-cell>
          <table:table-cell office:value-type="float" office:value="3.280853" calcext:value-type="float">
            <text:p>3.2808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1" calcext:value-type="float">
            <text:p>19102001</text:p>
          </table:table-cell>
          <table:table-cell office:value-type="float" office:value="10.91196" calcext:value-type="float">
            <text:p>10.91196</text:p>
          </table:table-cell>
          <table:table-cell office:value-type="float" office:value="19.51" calcext:value-type="float">
            <text:p>19.51</text:p>
          </table:table-cell>
          <table:table-cell office:value-type="float" office:value="0.95" calcext:value-type="float">
            <text:p>0.95</text:p>
          </table:table-cell>
          <table:table-cell office:value-type="float" office:value="0.9366649" calcext:value-type="float">
            <text:p>0.9366649</text:p>
          </table:table-cell>
          <table:table-cell office:value-type="float" office:value="0.5770259" calcext:value-type="float">
            <text:p>0.5770259</text:p>
          </table:table-cell>
          <table:table-cell office:value-type="float" office:value="203.508" calcext:value-type="float">
            <text:p>203.508</text:p>
          </table:table-cell>
          <table:table-cell office:value-type="float" office:value="0" calcext:value-type="float">
            <text:p>0</text:p>
          </table:table-cell>
          <table:table-cell office:value-type="float" office:value="16.78656" calcext:value-type="float">
            <text:p>16.78656</text:p>
          </table:table-cell>
          <table:table-cell office:value-type="float" office:value="2.655304" calcext:value-type="float">
            <text:p>2.655304</text:p>
          </table:table-cell>
          <table:table-cell office:value-type="float" office:value="13.86548" calcext:value-type="float">
            <text:p>13.86548</text:p>
          </table:table-cell>
          <table:table-cell office:value-type="float" office:value="5.609406" calcext:value-type="float">
            <text:p>5.609406</text:p>
          </table:table-cell>
          <table:table-cell office:value-type="float" office:value="12.81885" calcext:value-type="float">
            <text:p>12.81885</text:p>
          </table:table-cell>
          <table:table-cell office:value-type="float" office:value="7.508209" calcext:value-type="float">
            <text:p>7.508209</text:p>
          </table:table-cell>
          <table:table-cell office:value-type="float" office:value="12.32983" calcext:value-type="float">
            <text:p>12.32983</text:p>
          </table:table-cell>
          <table:table-cell office:value-type="float" office:value="9.162933" calcext:value-type="float">
            <text:p>9.162933</text:p>
          </table:table-cell>
          <table:table-cell office:value-type="float" office:value="12.26132" calcext:value-type="float">
            <text:p>12.26132</text:p>
          </table:table-cell>
          <table:table-cell office:value-type="float" office:value="10.21915" calcext:value-type="float">
            <text:p>10.21915</text:p>
          </table:table-cell>
          <table:table-cell office:value-type="float" office:value="12.7883" calcext:value-type="float">
            <text:p>12.7883</text:p>
          </table:table-cell>
          <table:table-cell office:value-type="float" office:value="11.35791" calcext:value-type="float">
            <text:p>11.35791</text:p>
          </table:table-cell>
          <table:table-cell office:value-type="float" office:value="13.2468" calcext:value-type="float">
            <text:p>13.2468</text:p>
          </table:table-cell>
          <table:table-cell office:value-type="float" office:value="12.32822" calcext:value-type="float">
            <text:p>12.32822</text:p>
          </table:table-cell>
          <table:table-cell office:value-type="float" office:value="13.91873" calcext:value-type="float">
            <text:p>13.91873</text:p>
          </table:table-cell>
          <table:table-cell office:value-type="float" office:value="13.64777" calcext:value-type="float">
            <text:p>13.64777</text:p>
          </table:table-cell>
          <table:table-cell office:value-type="float" office:value="15.46313" calcext:value-type="float">
            <text:p>15.46313</text:p>
          </table:table-cell>
          <table:table-cell office:value-type="float" office:value="15.27737" calcext:value-type="float">
            <text:p>15.27737</text:p>
          </table:table-cell>
          <table:table-cell office:value-type="float" office:value="17.0123" calcext:value-type="float">
            <text:p>17.0123</text:p>
          </table:table-cell>
          <table:table-cell office:value-type="float" office:value="16.79861" calcext:value-type="float">
            <text:p>16.79861</text:p>
          </table:table-cell>
          <table:table-cell office:value-type="float" office:value="17.71768" calcext:value-type="float">
            <text:p>17.71768</text:p>
          </table:table-cell>
          <table:table-cell office:value-type="float" office:value="17.5517" calcext:value-type="float">
            <text:p>17.5517</text:p>
          </table:table-cell>
          <table:table-cell office:value-type="float" office:value="18.03543" calcext:value-type="float">
            <text:p>18.03543</text:p>
          </table:table-cell>
          <table:table-cell office:value-type="float" office:value="17.9205" calcext:value-type="float">
            <text:p>17.9205</text:p>
          </table:table-cell>
          <table:table-cell office:value-type="float" office:value="17.97119" calcext:value-type="float">
            <text:p>17.97119</text:p>
          </table:table-cell>
          <table:table-cell office:value-type="float" office:value="17.8891" calcext:value-type="float">
            <text:p>17.8891</text:p>
          </table:table-cell>
          <table:table-cell office:value-type="float" office:value="17.63107" calcext:value-type="float">
            <text:p>17.63107</text:p>
          </table:table-cell>
          <table:table-cell office:value-type="float" office:value="17.56448" calcext:value-type="float">
            <text:p>17.56448</text:p>
          </table:table-cell>
          <table:table-cell office:value-type="float" office:value="19.77356" calcext:value-type="float">
            <text:p>19.77356</text:p>
          </table:table-cell>
          <table:table-cell office:value-type="float" office:value="0.8036194" calcext:value-type="float">
            <text:p>0.80361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1" calcext:value-type="float">
            <text:p>20102001</text:p>
          </table:table-cell>
          <table:table-cell office:value-type="float" office:value="13.15416" calcext:value-type="float">
            <text:p>13.15416</text:p>
          </table:table-cell>
          <table:table-cell office:value-type="float" office:value="21.67" calcext:value-type="float">
            <text:p>21.67</text:p>
          </table:table-cell>
          <table:table-cell office:value-type="float" office:value="2.81" calcext:value-type="float">
            <text:p>2.81</text:p>
          </table:table-cell>
          <table:table-cell office:value-type="float" office:value="1.038416" calcext:value-type="float">
            <text:p>1.038416</text:p>
          </table:table-cell>
          <table:table-cell office:value-type="float" office:value="0.658318" calcext:value-type="float">
            <text:p>0.658318</text:p>
          </table:table-cell>
          <table:table-cell office:value-type="float" office:value="183.816" calcext:value-type="float">
            <text:p>183.816</text:p>
          </table:table-cell>
          <table:table-cell office:value-type="float" office:value="0" calcext:value-type="float">
            <text:p>0</text:p>
          </table:table-cell>
          <table:table-cell office:value-type="float" office:value="20.44702" calcext:value-type="float">
            <text:p>20.44702</text:p>
          </table:table-cell>
          <table:table-cell office:value-type="float" office:value="4.264374" calcext:value-type="float">
            <text:p>4.264374</text:p>
          </table:table-cell>
          <table:table-cell office:value-type="float" office:value="16.13864" calcext:value-type="float">
            <text:p>16.13864</text:p>
          </table:table-cell>
          <table:table-cell office:value-type="float" office:value="6.705902" calcext:value-type="float">
            <text:p>6.705902</text:p>
          </table:table-cell>
          <table:table-cell office:value-type="float" office:value="14.43939" calcext:value-type="float">
            <text:p>14.43939</text:p>
          </table:table-cell>
          <table:table-cell office:value-type="float" office:value="8.237091" calcext:value-type="float">
            <text:p>8.237091</text:p>
          </table:table-cell>
          <table:table-cell office:value-type="float" office:value="13.52176" calcext:value-type="float">
            <text:p>13.52176</text:p>
          </table:table-cell>
          <table:table-cell office:value-type="float" office:value="9.616974" calcext:value-type="float">
            <text:p>9.616974</text:p>
          </table:table-cell>
          <table:table-cell office:value-type="float" office:value="13.19238" calcext:value-type="float">
            <text:p>13.19238</text:p>
          </table:table-cell>
          <table:table-cell office:value-type="float" office:value="10.50439" calcext:value-type="float">
            <text:p>10.50439</text:p>
          </table:table-cell>
          <table:table-cell office:value-type="float" office:value="13.09366" calcext:value-type="float">
            <text:p>13.09366</text:p>
          </table:table-cell>
          <table:table-cell office:value-type="float" office:value="11.4877" calcext:value-type="float">
            <text:p>11.4877</text:p>
          </table:table-cell>
          <table:table-cell office:value-type="float" office:value="13.19717" calcext:value-type="float">
            <text:p>13.19717</text:p>
          </table:table-cell>
          <table:table-cell office:value-type="float" office:value="12.33408" calcext:value-type="float">
            <text:p>12.33408</text:p>
          </table:table-cell>
          <table:table-cell office:value-type="float" office:value="13.66721" calcext:value-type="float">
            <text:p>13.66721</text:p>
          </table:table-cell>
          <table:table-cell office:value-type="float" office:value="13.52286" calcext:value-type="float">
            <text:p>13.52286</text:p>
          </table:table-cell>
          <table:table-cell office:value-type="float" office:value="15.27527" calcext:value-type="float">
            <text:p>15.27527</text:p>
          </table:table-cell>
          <table:table-cell office:value-type="float" office:value="15.08926" calcext:value-type="float">
            <text:p>15.08926</text:p>
          </table:table-cell>
          <table:table-cell office:value-type="float" office:value="16.79642" calcext:value-type="float">
            <text:p>16.79642</text:p>
          </table:table-cell>
          <table:table-cell office:value-type="float" office:value="16.59866" calcext:value-type="float">
            <text:p>16.59866</text:p>
          </table:table-cell>
          <table:table-cell office:value-type="float" office:value="17.54996" calcext:value-type="float">
            <text:p>17.54996</text:p>
          </table:table-cell>
          <table:table-cell office:value-type="float" office:value="17.38712" calcext:value-type="float">
            <text:p>17.38712</text:p>
          </table:table-cell>
          <table:table-cell office:value-type="float" office:value="17.91925" calcext:value-type="float">
            <text:p>17.91925</text:p>
          </table:table-cell>
          <table:table-cell office:value-type="float" office:value="17.79846" calcext:value-type="float">
            <text:p>17.79846</text:p>
          </table:table-cell>
          <table:table-cell office:value-type="float" office:value="17.88821" calcext:value-type="float">
            <text:p>17.88821</text:p>
          </table:table-cell>
          <table:table-cell office:value-type="float" office:value="17.79999" calcext:value-type="float">
            <text:p>17.79999</text:p>
          </table:table-cell>
          <table:table-cell office:value-type="float" office:value="17.56378" calcext:value-type="float">
            <text:p>17.56378</text:p>
          </table:table-cell>
          <table:table-cell office:value-type="float" office:value="17.49414" calcext:value-type="float">
            <text:p>17.49414</text:p>
          </table:table-cell>
          <table:table-cell office:value-type="float" office:value="27.78314" calcext:value-type="float">
            <text:p>27.78314</text:p>
          </table:table-cell>
          <table:table-cell office:value-type="float" office:value="2.475586" calcext:value-type="float">
            <text:p>2.4755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1" calcext:value-type="float">
            <text:p>21102001</text:p>
          </table:table-cell>
          <table:table-cell office:value-type="float" office:value="12.46349" calcext:value-type="float">
            <text:p>12.46349</text:p>
          </table:table-cell>
          <table:table-cell office:value-type="float" office:value="20.91" calcext:value-type="float">
            <text:p>20.91</text:p>
          </table:table-cell>
          <table:table-cell office:value-type="float" office:value="7.48" calcext:value-type="float">
            <text:p>7.48</text:p>
          </table:table-cell>
          <table:table-cell office:value-type="float" office:value="1.000329" calcext:value-type="float">
            <text:p>1.000329</text:p>
          </table:table-cell>
          <table:table-cell office:value-type="float" office:value="0.8823062" calcext:value-type="float">
            <text:p>0.8823062</text:p>
          </table:table-cell>
          <table:table-cell office:value-type="float" office:value="159.984" calcext:value-type="float">
            <text:p>159.984</text:p>
          </table:table-cell>
          <table:table-cell office:value-type="float" office:value="0" calcext:value-type="float">
            <text:p>0</text:p>
          </table:table-cell>
          <table:table-cell office:value-type="float" office:value="22.28549" calcext:value-type="float">
            <text:p>22.28549</text:p>
          </table:table-cell>
          <table:table-cell office:value-type="float" office:value="8.953949" calcext:value-type="float">
            <text:p>8.953949</text:p>
          </table:table-cell>
          <table:table-cell office:value-type="float" office:value="17.94852" calcext:value-type="float">
            <text:p>17.94852</text:p>
          </table:table-cell>
          <table:table-cell office:value-type="float" office:value="10.92239" calcext:value-type="float">
            <text:p>10.92239</text:p>
          </table:table-cell>
          <table:table-cell office:value-type="float" office:value="16.22009" calcext:value-type="float">
            <text:p>16.22009</text:p>
          </table:table-cell>
          <table:table-cell office:value-type="float" office:value="11.50079" calcext:value-type="float">
            <text:p>11.50079</text:p>
          </table:table-cell>
          <table:table-cell office:value-type="float" office:value="15.06732" calcext:value-type="float">
            <text:p>15.06732</text:p>
          </table:table-cell>
          <table:table-cell office:value-type="float" office:value="12.03186" calcext:value-type="float">
            <text:p>12.03186</text:p>
          </table:table-cell>
          <table:table-cell office:value-type="float" office:value="14.51871" calcext:value-type="float">
            <text:p>14.51871</text:p>
          </table:table-cell>
          <table:table-cell office:value-type="float" office:value="12.38541" calcext:value-type="float">
            <text:p>12.38541</text:p>
          </table:table-cell>
          <table:table-cell office:value-type="float" office:value="14.13388" calcext:value-type="float">
            <text:p>14.13388</text:p>
          </table:table-cell>
          <table:table-cell office:value-type="float" office:value="12.79178" calcext:value-type="float">
            <text:p>12.79178</text:p>
          </table:table-cell>
          <table:table-cell office:value-type="float" office:value="14.01614" calcext:value-type="float">
            <text:p>14.01614</text:p>
          </table:table-cell>
          <table:table-cell office:value-type="float" office:value="13.17203" calcext:value-type="float">
            <text:p>13.17203</text:p>
          </table:table-cell>
          <table:table-cell office:value-type="float" office:value="13.98477" calcext:value-type="float">
            <text:p>13.98477</text:p>
          </table:table-cell>
          <table:table-cell office:value-type="float" office:value="13.60739" calcext:value-type="float">
            <text:p>13.60739</text:p>
          </table:table-cell>
          <table:table-cell office:value-type="float" office:value="15.08777" calcext:value-type="float">
            <text:p>15.08777</text:p>
          </table:table-cell>
          <table:table-cell office:value-type="float" office:value="15.026" calcext:value-type="float">
            <text:p>15.026</text:p>
          </table:table-cell>
          <table:table-cell office:value-type="float" office:value="16.59662" calcext:value-type="float">
            <text:p>16.59662</text:p>
          </table:table-cell>
          <table:table-cell office:value-type="float" office:value="16.423" calcext:value-type="float">
            <text:p>16.423</text:p>
          </table:table-cell>
          <table:table-cell office:value-type="float" office:value="17.38544" calcext:value-type="float">
            <text:p>17.38544</text:p>
          </table:table-cell>
          <table:table-cell office:value-type="float" office:value="17.22787" calcext:value-type="float">
            <text:p>17.22787</text:p>
          </table:table-cell>
          <table:table-cell office:value-type="float" office:value="17.79724" calcext:value-type="float">
            <text:p>17.79724</text:p>
          </table:table-cell>
          <table:table-cell office:value-type="float" office:value="17.67432" calcext:value-type="float">
            <text:p>17.67432</text:p>
          </table:table-cell>
          <table:table-cell office:value-type="float" office:value="17.7991" calcext:value-type="float">
            <text:p>17.7991</text:p>
          </table:table-cell>
          <table:table-cell office:value-type="float" office:value="17.7113" calcext:value-type="float">
            <text:p>17.7113</text:p>
          </table:table-cell>
          <table:table-cell office:value-type="float" office:value="17.49335" calcext:value-type="float">
            <text:p>17.49335</text:p>
          </table:table-cell>
          <table:table-cell office:value-type="float" office:value="17.42108" calcext:value-type="float">
            <text:p>17.42108</text:p>
          </table:table-cell>
          <table:table-cell office:value-type="float" office:value="27.24103" calcext:value-type="float">
            <text:p>27.24103</text:p>
          </table:table-cell>
          <table:table-cell office:value-type="float" office:value="7.388214" calcext:value-type="float">
            <text:p>7.3882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1" calcext:value-type="float">
            <text:p>22102001</text:p>
          </table:table-cell>
          <table:table-cell office:value-type="float" office:value="2.92212" calcext:value-type="float">
            <text:p>2.92212</text:p>
          </table:table-cell>
          <table:table-cell office:value-type="float" office:value="13.97" calcext:value-type="float">
            <text:p>13.97</text:p>
          </table:table-cell>
          <table:table-cell office:value-type="float" office:value="9.46" calcext:value-type="float">
            <text:p>9.46</text:p>
          </table:table-cell>
          <table:table-cell office:value-type="float" office:value="1.400578" calcext:value-type="float">
            <text:p>1.400578</text:p>
          </table:table-cell>
          <table:table-cell office:value-type="float" office:value="1.009224" calcext:value-type="float">
            <text:p>1.009224</text:p>
          </table:table-cell>
          <table:table-cell office:value-type="float" office:value="140.184" calcext:value-type="float">
            <text:p>140.184</text:p>
          </table:table-cell>
          <table:table-cell office:value-type="float" office:value="9.700001" calcext:value-type="float">
            <text:p>9.700001</text:p>
          </table:table-cell>
          <table:table-cell office:value-type="float" office:value="14.37064" calcext:value-type="float">
            <text:p>14.37064</text:p>
          </table:table-cell>
          <table:table-cell office:value-type="float" office:value="10.44733" calcext:value-type="float">
            <text:p>10.44733</text:p>
          </table:table-cell>
          <table:table-cell office:value-type="float" office:value="13.88559" calcext:value-type="float">
            <text:p>13.88559</text:p>
          </table:table-cell>
          <table:table-cell office:value-type="float" office:value="11.77139" calcext:value-type="float">
            <text:p>11.77139</text:p>
          </table:table-cell>
          <table:table-cell office:value-type="float" office:value="13.68976" calcext:value-type="float">
            <text:p>13.68976</text:p>
          </table:table-cell>
          <table:table-cell office:value-type="float" office:value="12.38815" calcext:value-type="float">
            <text:p>12.38815</text:p>
          </table:table-cell>
          <table:table-cell office:value-type="float" office:value="14.02847" calcext:value-type="float">
            <text:p>14.02847</text:p>
          </table:table-cell>
          <table:table-cell office:value-type="float" office:value="12.93024" calcext:value-type="float">
            <text:p>12.93024</text:p>
          </table:table-cell>
          <table:table-cell office:value-type="float" office:value="14.12796" calcext:value-type="float">
            <text:p>14.12796</text:p>
          </table:table-cell>
          <table:table-cell office:value-type="float" office:value="13.25153" calcext:value-type="float">
            <text:p>13.25153</text:p>
          </table:table-cell>
          <table:table-cell office:value-type="float" office:value="14.12109" calcext:value-type="float">
            <text:p>14.12109</text:p>
          </table:table-cell>
          <table:table-cell office:value-type="float" office:value="13.56256" calcext:value-type="float">
            <text:p>13.56256</text:p>
          </table:table-cell>
          <table:table-cell office:value-type="float" office:value="14.04752" calcext:value-type="float">
            <text:p>14.04752</text:p>
          </table:table-cell>
          <table:table-cell office:value-type="float" office:value="13.81366" calcext:value-type="float">
            <text:p>13.81366</text:p>
          </table:table-cell>
          <table:table-cell office:value-type="float" office:value="14.25708" calcext:value-type="float">
            <text:p>14.25708</text:p>
          </table:table-cell>
          <table:table-cell office:value-type="float" office:value="13.9921" calcext:value-type="float">
            <text:p>13.9921</text:p>
          </table:table-cell>
          <table:table-cell office:value-type="float" office:value="15.08777" calcext:value-type="float">
            <text:p>15.08777</text:p>
          </table:table-cell>
          <table:table-cell office:value-type="float" office:value="15.02731" calcext:value-type="float">
            <text:p>15.02731</text:p>
          </table:table-cell>
          <table:table-cell office:value-type="float" office:value="16.42142" calcext:value-type="float">
            <text:p>16.42142</text:p>
          </table:table-cell>
          <table:table-cell office:value-type="float" office:value="16.29456" calcext:value-type="float">
            <text:p>16.29456</text:p>
          </table:table-cell>
          <table:table-cell office:value-type="float" office:value="17.22629" calcext:value-type="float">
            <text:p>17.22629</text:p>
          </table:table-cell>
          <table:table-cell office:value-type="float" office:value="17.0817" calcext:value-type="float">
            <text:p>17.0817</text:p>
          </table:table-cell>
          <table:table-cell office:value-type="float" office:value="17.67303" calcext:value-type="float">
            <text:p>17.67303</text:p>
          </table:table-cell>
          <table:table-cell office:value-type="float" office:value="17.55005" calcext:value-type="float">
            <text:p>17.55005</text:p>
          </table:table-cell>
          <table:table-cell office:value-type="float" office:value="17.71036" calcext:value-type="float">
            <text:p>17.71036</text:p>
          </table:table-cell>
          <table:table-cell office:value-type="float" office:value="17.61862" calcext:value-type="float">
            <text:p>17.61862</text:p>
          </table:table-cell>
          <table:table-cell office:value-type="float" office:value="17.42029" calcext:value-type="float">
            <text:p>17.42029</text:p>
          </table:table-cell>
          <table:table-cell office:value-type="float" office:value="17.3454" calcext:value-type="float">
            <text:p>17.3454</text:p>
          </table:table-cell>
          <table:table-cell office:value-type="float" office:value="15.06354" calcext:value-type="float">
            <text:p>15.06354</text:p>
          </table:table-cell>
          <table:table-cell office:value-type="float" office:value="9.040588" calcext:value-type="float">
            <text:p>9.0405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1" calcext:value-type="float">
            <text:p>23102001</text:p>
          </table:table-cell>
          <table:table-cell office:value-type="float" office:value="12.93244" calcext:value-type="float">
            <text:p>12.93244</text:p>
          </table:table-cell>
          <table:table-cell office:value-type="float" office:value="22.47" calcext:value-type="float">
            <text:p>22.47</text:p>
          </table:table-cell>
          <table:table-cell office:value-type="float" office:value="6.86" calcext:value-type="float">
            <text:p>6.86</text:p>
          </table:table-cell>
          <table:table-cell office:value-type="float" office:value="1.218183" calcext:value-type="float">
            <text:p>1.218183</text:p>
          </table:table-cell>
          <table:table-cell office:value-type="float" office:value="0.8718515" calcext:value-type="float">
            <text:p>0.8718515</text:p>
          </table:table-cell>
          <table:table-cell office:value-type="float" office:value="214.416" calcext:value-type="float">
            <text:p>214.416</text:p>
          </table:table-cell>
          <table:table-cell office:value-type="float" office:value="0" calcext:value-type="float">
            <text:p>0</text:p>
          </table:table-cell>
          <table:table-cell office:value-type="float" office:value="19.2876" calcext:value-type="float">
            <text:p>19.2876</text:p>
          </table:table-cell>
          <table:table-cell office:value-type="float" office:value="7.84903" calcext:value-type="float">
            <text:p>7.84903</text:p>
          </table:table-cell>
          <table:table-cell office:value-type="float" office:value="16.56522" calcext:value-type="float">
            <text:p>16.56522</text:p>
          </table:table-cell>
          <table:table-cell office:value-type="float" office:value="9.537537" calcext:value-type="float">
            <text:p>9.537537</text:p>
          </table:table-cell>
          <table:table-cell office:value-type="float" office:value="15.28271" calcext:value-type="float">
            <text:p>15.28271</text:p>
          </table:table-cell>
          <table:table-cell office:value-type="float" office:value="10.92761" calcext:value-type="float">
            <text:p>10.92761</text:p>
          </table:table-cell>
          <table:table-cell office:value-type="float" office:value="14.50455" calcext:value-type="float">
            <text:p>14.50455</text:p>
          </table:table-cell>
          <table:table-cell office:value-type="float" office:value="11.92191" calcext:value-type="float">
            <text:p>11.92191</text:p>
          </table:table-cell>
          <table:table-cell office:value-type="float" office:value="14.19147" calcext:value-type="float">
            <text:p>14.19147</text:p>
          </table:table-cell>
          <table:table-cell office:value-type="float" office:value="12.48999" calcext:value-type="float">
            <text:p>12.48999</text:p>
          </table:table-cell>
          <table:table-cell office:value-type="float" office:value="14.03387" calcext:value-type="float">
            <text:p>14.03387</text:p>
          </table:table-cell>
          <table:table-cell office:value-type="float" office:value="13.09509" calcext:value-type="float">
            <text:p>13.09509</text:p>
          </table:table-cell>
          <table:table-cell office:value-type="float" office:value="14.08585" calcext:value-type="float">
            <text:p>14.08585</text:p>
          </table:table-cell>
          <table:table-cell office:value-type="float" office:value="13.56934" calcext:value-type="float">
            <text:p>13.56934</text:p>
          </table:table-cell>
          <table:table-cell office:value-type="float" office:value="14.27975" calcext:value-type="float">
            <text:p>14.27975</text:p>
          </table:table-cell>
          <table:table-cell office:value-type="float" office:value="14.21707" calcext:value-type="float">
            <text:p>14.21707</text:p>
          </table:table-cell>
          <table:table-cell office:value-type="float" office:value="15.10959" calcext:value-type="float">
            <text:p>15.10959</text:p>
          </table:table-cell>
          <table:table-cell office:value-type="float" office:value="15.08835" calcext:value-type="float">
            <text:p>15.08835</text:p>
          </table:table-cell>
          <table:table-cell office:value-type="float" office:value="16.29346" calcext:value-type="float">
            <text:p>16.29346</text:p>
          </table:table-cell>
          <table:table-cell office:value-type="float" office:value="16.2023" calcext:value-type="float">
            <text:p>16.2023</text:p>
          </table:table-cell>
          <table:table-cell office:value-type="float" office:value="17.08026" calcext:value-type="float">
            <text:p>17.08026</text:p>
          </table:table-cell>
          <table:table-cell office:value-type="float" office:value="16.95435" calcext:value-type="float">
            <text:p>16.95435</text:p>
          </table:table-cell>
          <table:table-cell office:value-type="float" office:value="17.54877" calcext:value-type="float">
            <text:p>17.54877</text:p>
          </table:table-cell>
          <table:table-cell office:value-type="float" office:value="17.42908" calcext:value-type="float">
            <text:p>17.42908</text:p>
          </table:table-cell>
          <table:table-cell office:value-type="float" office:value="17.61765" calcext:value-type="float">
            <text:p>17.61765</text:p>
          </table:table-cell>
          <table:table-cell office:value-type="float" office:value="17.52316" calcext:value-type="float">
            <text:p>17.52316</text:p>
          </table:table-cell>
          <table:table-cell office:value-type="float" office:value="17.3446" calcext:value-type="float">
            <text:p>17.3446</text:p>
          </table:table-cell>
          <table:table-cell office:value-type="float" office:value="17.26614" calcext:value-type="float">
            <text:p>17.26614</text:p>
          </table:table-cell>
          <table:table-cell office:value-type="float" office:value="21.42758" calcext:value-type="float">
            <text:p>21.42758</text:p>
          </table:table-cell>
          <table:table-cell office:value-type="float" office:value="6.65033" calcext:value-type="float">
            <text:p>6.650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1" calcext:value-type="float">
            <text:p>24102001</text:p>
          </table:table-cell>
          <table:table-cell office:value-type="float" office:value="13.16214" calcext:value-type="float">
            <text:p>13.16214</text:p>
          </table:table-cell>
          <table:table-cell office:value-type="float" office:value="13.43" calcext:value-type="float">
            <text:p>13.43</text:p>
          </table:table-cell>
          <table:table-cell office:value-type="float" office:value="3.68" calcext:value-type="float">
            <text:p>3.68</text:p>
          </table:table-cell>
          <table:table-cell office:value-type="float" office:value="0.9860002" calcext:value-type="float">
            <text:p>0.9860002</text:p>
          </table:table-cell>
          <table:table-cell office:value-type="float" office:value="0.6997541" calcext:value-type="float">
            <text:p>0.6997541</text:p>
          </table:table-cell>
          <table:table-cell office:value-type="float" office:value="388.98" calcext:value-type="float">
            <text:p>388.98</text:p>
          </table:table-cell>
          <table:table-cell office:value-type="float" office:value="0.3" calcext:value-type="float">
            <text:p>0.3</text:p>
          </table:table-cell>
          <table:table-cell office:value-type="float" office:value="14.77567" calcext:value-type="float">
            <text:p>14.77567</text:p>
          </table:table-cell>
          <table:table-cell office:value-type="float" office:value="5.305939" calcext:value-type="float">
            <text:p>5.305939</text:p>
          </table:table-cell>
          <table:table-cell office:value-type="float" office:value="13.38727" calcext:value-type="float">
            <text:p>13.38727</text:p>
          </table:table-cell>
          <table:table-cell office:value-type="float" office:value="7.230438" calcext:value-type="float">
            <text:p>7.230438</text:p>
          </table:table-cell>
          <table:table-cell office:value-type="float" office:value="13.37692" calcext:value-type="float">
            <text:p>13.37692</text:p>
          </table:table-cell>
          <table:table-cell office:value-type="float" office:value="9.10672" calcext:value-type="float">
            <text:p>9.10672</text:p>
          </table:table-cell>
          <table:table-cell office:value-type="float" office:value="13.82654" calcext:value-type="float">
            <text:p>13.82654</text:p>
          </table:table-cell>
          <table:table-cell office:value-type="float" office:value="10.76801" calcext:value-type="float">
            <text:p>10.76801</text:p>
          </table:table-cell>
          <table:table-cell office:value-type="float" office:value="13.95383" calcext:value-type="float">
            <text:p>13.95383</text:p>
          </table:table-cell>
          <table:table-cell office:value-type="float" office:value="11.73764" calcext:value-type="float">
            <text:p>11.73764</text:p>
          </table:table-cell>
          <table:table-cell office:value-type="float" office:value="14.03152" calcext:value-type="float">
            <text:p>14.03152</text:p>
          </table:table-cell>
          <table:table-cell office:value-type="float" office:value="12.78137" calcext:value-type="float">
            <text:p>12.78137</text:p>
          </table:table-cell>
          <table:table-cell office:value-type="float" office:value="14.10733" calcext:value-type="float">
            <text:p>14.10733</text:p>
          </table:table-cell>
          <table:table-cell office:value-type="float" office:value="13.466" calcext:value-type="float">
            <text:p>13.466</text:p>
          </table:table-cell>
          <table:table-cell office:value-type="float" office:value="14.34442" calcext:value-type="float">
            <text:p>14.34442</text:p>
          </table:table-cell>
          <table:table-cell office:value-type="float" office:value="14.22476" calcext:value-type="float">
            <text:p>14.22476</text:p>
          </table:table-cell>
          <table:table-cell office:value-type="float" office:value="15.11984" calcext:value-type="float">
            <text:p>15.11984</text:p>
          </table:table-cell>
          <table:table-cell office:value-type="float" office:value="15.10831" calcext:value-type="float">
            <text:p>15.10831</text:p>
          </table:table-cell>
          <table:table-cell office:value-type="float" office:value="16.20142" calcext:value-type="float">
            <text:p>16.20142</text:p>
          </table:table-cell>
          <table:table-cell office:value-type="float" office:value="16.1265" calcext:value-type="float">
            <text:p>16.1265</text:p>
          </table:table-cell>
          <table:table-cell office:value-type="float" office:value="16.95312" calcext:value-type="float">
            <text:p>16.95312</text:p>
          </table:table-cell>
          <table:table-cell office:value-type="float" office:value="16.8428" calcext:value-type="float">
            <text:p>16.8428</text:p>
          </table:table-cell>
          <table:table-cell office:value-type="float" office:value="17.42783" calcext:value-type="float">
            <text:p>17.42783</text:p>
          </table:table-cell>
          <table:table-cell office:value-type="float" office:value="17.31387" calcext:value-type="float">
            <text:p>17.31387</text:p>
          </table:table-cell>
          <table:table-cell office:value-type="float" office:value="17.52213" calcext:value-type="float">
            <text:p>17.52213</text:p>
          </table:table-cell>
          <table:table-cell office:value-type="float" office:value="17.42654" calcext:value-type="float">
            <text:p>17.42654</text:p>
          </table:table-cell>
          <table:table-cell office:value-type="float" office:value="17.26532" calcext:value-type="float">
            <text:p>17.26532</text:p>
          </table:table-cell>
          <table:table-cell office:value-type="float" office:value="17.18454" calcext:value-type="float">
            <text:p>17.18454</text:p>
          </table:table-cell>
          <table:table-cell office:value-type="float" office:value="16.02008" calcext:value-type="float">
            <text:p>16.02008</text:p>
          </table:table-cell>
          <table:table-cell office:value-type="float" office:value="3.524323" calcext:value-type="float">
            <text:p>3.5243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1" calcext:value-type="float">
            <text:p>25102001</text:p>
          </table:table-cell>
          <table:table-cell office:value-type="float" office:value="12.02003" calcext:value-type="float">
            <text:p>12.02003</text:p>
          </table:table-cell>
          <table:table-cell office:value-type="float" office:value="10.69" calcext:value-type="float">
            <text:p>10.69</text:p>
          </table:table-cell>
          <table:table-cell office:value-type="float" office:value="1.39" calcext:value-type="float">
            <text:p>1.39</text:p>
          </table:table-cell>
          <table:table-cell office:value-type="float" office:value="0.7441171" calcext:value-type="float">
            <text:p>0.7441171</text:p>
          </table:table-cell>
          <table:table-cell office:value-type="float" office:value="0.5953966" calcext:value-type="float">
            <text:p>0.5953966</text:p>
          </table:table-cell>
          <table:table-cell office:value-type="float" office:value="457.092" calcext:value-type="float">
            <text:p>457.092</text:p>
          </table:table-cell>
          <table:table-cell office:value-type="float" office:value="0" calcext:value-type="float">
            <text:p>0</text:p>
          </table:table-cell>
          <table:table-cell office:value-type="float" office:value="12.55945" calcext:value-type="float">
            <text:p>12.55945</text:p>
          </table:table-cell>
          <table:table-cell office:value-type="float" office:value="3.591217" calcext:value-type="float">
            <text:p>3.591217</text:p>
          </table:table-cell>
          <table:table-cell office:value-type="float" office:value="10.89493" calcext:value-type="float">
            <text:p>10.89493</text:p>
          </table:table-cell>
          <table:table-cell office:value-type="float" office:value="5.664185" calcext:value-type="float">
            <text:p>5.664185</text:p>
          </table:table-cell>
          <table:table-cell office:value-type="float" office:value="10.45035" calcext:value-type="float">
            <text:p>10.45035</text:p>
          </table:table-cell>
          <table:table-cell office:value-type="float" office:value="7.461578" calcext:value-type="float">
            <text:p>7.461578</text:p>
          </table:table-cell>
          <table:table-cell office:value-type="float" office:value="10.70654" calcext:value-type="float">
            <text:p>10.70654</text:p>
          </table:table-cell>
          <table:table-cell office:value-type="float" office:value="9.06778" calcext:value-type="float">
            <text:p>9.06778</text:p>
          </table:table-cell>
          <table:table-cell office:value-type="float" office:value="11.6857" calcext:value-type="float">
            <text:p>11.6857</text:p>
          </table:table-cell>
          <table:table-cell office:value-type="float" office:value="10.11768" calcext:value-type="float">
            <text:p>10.11768</text:p>
          </table:table-cell>
          <table:table-cell office:value-type="float" office:value="12.74695" calcext:value-type="float">
            <text:p>12.74695</text:p>
          </table:table-cell>
          <table:table-cell office:value-type="float" office:value="11.26996" calcext:value-type="float">
            <text:p>11.26996</text:p>
          </table:table-cell>
          <table:table-cell office:value-type="float" office:value="13.44769" calcext:value-type="float">
            <text:p>13.44769</text:p>
          </table:table-cell>
          <table:table-cell office:value-type="float" office:value="12.2356" calcext:value-type="float">
            <text:p>12.2356</text:p>
          </table:table-cell>
          <table:table-cell office:value-type="float" office:value="14.22137" calcext:value-type="float">
            <text:p>14.22137</text:p>
          </table:table-cell>
          <table:table-cell office:value-type="float" office:value="13.5062" calcext:value-type="float">
            <text:p>13.5062</text:p>
          </table:table-cell>
          <table:table-cell office:value-type="float" office:value="15.11023" calcext:value-type="float">
            <text:p>15.11023</text:p>
          </table:table-cell>
          <table:table-cell office:value-type="float" office:value="14.94101" calcext:value-type="float">
            <text:p>14.94101</text:p>
          </table:table-cell>
          <table:table-cell office:value-type="float" office:value="16.12573" calcext:value-type="float">
            <text:p>16.12573</text:p>
          </table:table-cell>
          <table:table-cell office:value-type="float" office:value="16.04379" calcext:value-type="float">
            <text:p>16.04379</text:p>
          </table:table-cell>
          <table:table-cell office:value-type="float" office:value="16.84171" calcext:value-type="float">
            <text:p>16.84171</text:p>
          </table:table-cell>
          <table:table-cell office:value-type="float" office:value="16.742" calcext:value-type="float">
            <text:p>16.742</text:p>
          </table:table-cell>
          <table:table-cell office:value-type="float" office:value="17.31271" calcext:value-type="float">
            <text:p>17.31271</text:p>
          </table:table-cell>
          <table:table-cell office:value-type="float" office:value="17.20505" calcext:value-type="float">
            <text:p>17.20505</text:p>
          </table:table-cell>
          <table:table-cell office:value-type="float" office:value="17.42557" calcext:value-type="float">
            <text:p>17.42557</text:p>
          </table:table-cell>
          <table:table-cell office:value-type="float" office:value="17.33008" calcext:value-type="float">
            <text:p>17.33008</text:p>
          </table:table-cell>
          <table:table-cell office:value-type="float" office:value="17.18369" calcext:value-type="float">
            <text:p>17.18369</text:p>
          </table:table-cell>
          <table:table-cell office:value-type="float" office:value="17.10077" calcext:value-type="float">
            <text:p>17.10077</text:p>
          </table:table-cell>
          <table:table-cell office:value-type="float" office:value="13.83942" calcext:value-type="float">
            <text:p>13.83942</text:p>
          </table:table-cell>
          <table:table-cell office:value-type="float" office:value="1.631226" calcext:value-type="float">
            <text:p>1.6312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1" calcext:value-type="float">
            <text:p>26102001</text:p>
          </table:table-cell>
          <table:table-cell office:value-type="float" office:value="13.59874" calcext:value-type="float">
            <text:p>13.59874</text:p>
          </table:table-cell>
          <table:table-cell office:value-type="float" office:value="9.58" calcext:value-type="float">
            <text:p>9.58</text:p>
          </table:table-cell>
          <table:table-cell office:value-type="float" office:value="-4.18" calcext:value-type="float">
            <text:p>-4.18</text:p>
          </table:table-cell>
          <table:table-cell office:value-type="float" office:value="0.69949" calcext:value-type="float">
            <text:p>0.69949</text:p>
          </table:table-cell>
          <table:table-cell office:value-type="float" office:value="0.397391" calcext:value-type="float">
            <text:p>0.397391</text:p>
          </table:table-cell>
          <table:table-cell office:value-type="float" office:value="278.856" calcext:value-type="float">
            <text:p>278.856</text:p>
          </table:table-cell>
          <table:table-cell office:value-type="float" office:value="0" calcext:value-type="float">
            <text:p>0</text:p>
          </table:table-cell>
          <table:table-cell office:value-type="float" office:value="11.11835" calcext:value-type="float">
            <text:p>11.11835</text:p>
          </table:table-cell>
          <table:table-cell office:value-type="float" office:value="-0.8461304" calcext:value-type="float">
            <text:p>-0.8461304</text:p>
          </table:table-cell>
          <table:table-cell office:value-type="float" office:value="9.518127" calcext:value-type="float">
            <text:p>9.518127</text:p>
          </table:table-cell>
          <table:table-cell office:value-type="float" office:value="2.451782" calcext:value-type="float">
            <text:p>2.451782</text:p>
          </table:table-cell>
          <table:table-cell office:value-type="float" office:value="9.159576" calcext:value-type="float">
            <text:p>9.159576</text:p>
          </table:table-cell>
          <table:table-cell office:value-type="float" office:value="5.34726" calcext:value-type="float">
            <text:p>5.34726</text:p>
          </table:table-cell>
          <table:table-cell office:value-type="float" office:value="9.35321" calcext:value-type="float">
            <text:p>9.35321</text:p>
          </table:table-cell>
          <table:table-cell office:value-type="float" office:value="7.368622" calcext:value-type="float">
            <text:p>7.368622</text:p>
          </table:table-cell>
          <table:table-cell office:value-type="float" office:value="10.14743" calcext:value-type="float">
            <text:p>10.14743</text:p>
          </table:table-cell>
          <table:table-cell office:value-type="float" office:value="8.585938" calcext:value-type="float">
            <text:p>8.585938</text:p>
          </table:table-cell>
          <table:table-cell office:value-type="float" office:value="11.28586" calcext:value-type="float">
            <text:p>11.28586</text:p>
          </table:table-cell>
          <table:table-cell office:value-type="float" office:value="9.949188" calcext:value-type="float">
            <text:p>9.949188</text:p>
          </table:table-cell>
          <table:table-cell office:value-type="float" office:value="12.22296" calcext:value-type="float">
            <text:p>12.22296</text:p>
          </table:table-cell>
          <table:table-cell office:value-type="float" office:value="11.16586" calcext:value-type="float">
            <text:p>11.16586</text:p>
          </table:table-cell>
          <table:table-cell office:value-type="float" office:value="13.50031" calcext:value-type="float">
            <text:p>13.50031</text:p>
          </table:table-cell>
          <table:table-cell office:value-type="float" office:value="12.7149" calcext:value-type="float">
            <text:p>12.7149</text:p>
          </table:table-cell>
          <table:table-cell office:value-type="float" office:value="14.93823" calcext:value-type="float">
            <text:p>14.93823</text:p>
          </table:table-cell>
          <table:table-cell office:value-type="float" office:value="14.59424" calcext:value-type="float">
            <text:p>14.59424</text:p>
          </table:table-cell>
          <table:table-cell office:value-type="float" office:value="16.04269" calcext:value-type="float">
            <text:p>16.04269</text:p>
          </table:table-cell>
          <table:table-cell office:value-type="float" office:value="15.91422" calcext:value-type="float">
            <text:p>15.91422</text:p>
          </table:table-cell>
          <table:table-cell office:value-type="float" office:value="16.74097" calcext:value-type="float">
            <text:p>16.74097</text:p>
          </table:table-cell>
          <table:table-cell office:value-type="float" office:value="16.63712" calcext:value-type="float">
            <text:p>16.63712</text:p>
          </table:table-cell>
          <table:table-cell office:value-type="float" office:value="17.20395" calcext:value-type="float">
            <text:p>17.20395</text:p>
          </table:table-cell>
          <table:table-cell office:value-type="float" office:value="17.10037" calcext:value-type="float">
            <text:p>17.10037</text:p>
          </table:table-cell>
          <table:table-cell office:value-type="float" office:value="17.32904" calcext:value-type="float">
            <text:p>17.32904</text:p>
          </table:table-cell>
          <table:table-cell office:value-type="float" office:value="17.23444" calcext:value-type="float">
            <text:p>17.23444</text:p>
          </table:table-cell>
          <table:table-cell office:value-type="float" office:value="17.09991" calcext:value-type="float">
            <text:p>17.09991</text:p>
          </table:table-cell>
          <table:table-cell office:value-type="float" office:value="17.0162" calcext:value-type="float">
            <text:p>17.0162</text:p>
          </table:table-cell>
          <table:table-cell office:value-type="float" office:value="12.56174" calcext:value-type="float">
            <text:p>12.56174</text:p>
          </table:table-cell>
          <table:table-cell office:value-type="float" office:value="-2.886963" calcext:value-type="float">
            <text:p>-2.8869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1" calcext:value-type="float">
            <text:p>27102001</text:p>
          </table:table-cell>
          <table:table-cell office:value-type="float" office:value="13.15298" calcext:value-type="float">
            <text:p>13.15298</text:p>
          </table:table-cell>
          <table:table-cell office:value-type="float" office:value="13.47" calcext:value-type="float">
            <text:p>13.47</text:p>
          </table:table-cell>
          <table:table-cell office:value-type="float" office:value="-5.64" calcext:value-type="float">
            <text:p>-5.64</text:p>
          </table:table-cell>
          <table:table-cell office:value-type="float" office:value="0.7825361" calcext:value-type="float">
            <text:p>0.7825361</text:p>
          </table:table-cell>
          <table:table-cell office:value-type="float" office:value="0.356437" calcext:value-type="float">
            <text:p>0.356437</text:p>
          </table:table-cell>
          <table:table-cell office:value-type="float" office:value="282.168" calcext:value-type="float">
            <text:p>282.168</text:p>
          </table:table-cell>
          <table:table-cell office:value-type="float" office:value="0" calcext:value-type="float">
            <text:p>0</text:p>
          </table:table-cell>
          <table:table-cell office:value-type="float" office:value="11.20569" calcext:value-type="float">
            <text:p>11.20569</text:p>
          </table:table-cell>
          <table:table-cell office:value-type="float" office:value="-2.181763" calcext:value-type="float">
            <text:p>-2.181763</text:p>
          </table:table-cell>
          <table:table-cell office:value-type="float" office:value="9.112885" calcext:value-type="float">
            <text:p>9.112885</text:p>
          </table:table-cell>
          <table:table-cell office:value-type="float" office:value="0.4699707" calcext:value-type="float">
            <text:p>0.4699707</text:p>
          </table:table-cell>
          <table:table-cell office:value-type="float" office:value="8.340851" calcext:value-type="float">
            <text:p>8.340851</text:p>
          </table:table-cell>
          <table:table-cell office:value-type="float" office:value="2.898102" calcext:value-type="float">
            <text:p>2.898102</text:p>
          </table:table-cell>
          <table:table-cell office:value-type="float" office:value="8.350342" calcext:value-type="float">
            <text:p>8.350342</text:p>
          </table:table-cell>
          <table:table-cell office:value-type="float" office:value="5.12854" calcext:value-type="float">
            <text:p>5.12854</text:p>
          </table:table-cell>
          <table:table-cell office:value-type="float" office:value="8.73822" calcext:value-type="float">
            <text:p>8.73822</text:p>
          </table:table-cell>
          <table:table-cell office:value-type="float" office:value="6.62146" calcext:value-type="float">
            <text:p>6.62146</text:p>
          </table:table-cell>
          <table:table-cell office:value-type="float" office:value="10.09171" calcext:value-type="float">
            <text:p>10.09171</text:p>
          </table:table-cell>
          <table:table-cell office:value-type="float" office:value="8.279816" calcext:value-type="float">
            <text:p>8.279816</text:p>
          </table:table-cell>
          <table:table-cell office:value-type="float" office:value="11.18427" calcext:value-type="float">
            <text:p>11.18427</text:p>
          </table:table-cell>
          <table:table-cell office:value-type="float" office:value="9.802429" calcext:value-type="float">
            <text:p>9.802429</text:p>
          </table:table-cell>
          <table:table-cell office:value-type="float" office:value="12.70895" calcext:value-type="float">
            <text:p>12.70895</text:p>
          </table:table-cell>
          <table:table-cell office:value-type="float" office:value="11.79382" calcext:value-type="float">
            <text:p>11.79382</text:p>
          </table:table-cell>
          <table:table-cell office:value-type="float" office:value="14.59006" calcext:value-type="float">
            <text:p>14.59006</text:p>
          </table:table-cell>
          <table:table-cell office:value-type="float" office:value="14.12427" calcext:value-type="float">
            <text:p>14.12427</text:p>
          </table:table-cell>
          <table:table-cell office:value-type="float" office:value="15.9126" calcext:value-type="float">
            <text:p>15.9126</text:p>
          </table:table-cell>
          <table:table-cell office:value-type="float" office:value="15.72647" calcext:value-type="float">
            <text:p>15.72647</text:p>
          </table:table-cell>
          <table:table-cell office:value-type="float" office:value="16.63593" calcext:value-type="float">
            <text:p>16.63593</text:p>
          </table:table-cell>
          <table:table-cell office:value-type="float" office:value="16.51587" calcext:value-type="float">
            <text:p>16.51587</text:p>
          </table:table-cell>
          <table:table-cell office:value-type="float" office:value="17.0993" calcext:value-type="float">
            <text:p>17.0993</text:p>
          </table:table-cell>
          <table:table-cell office:value-type="float" office:value="16.99524" calcext:value-type="float">
            <text:p>16.99524</text:p>
          </table:table-cell>
          <table:table-cell office:value-type="float" office:value="17.2334" calcext:value-type="float">
            <text:p>17.2334</text:p>
          </table:table-cell>
          <table:table-cell office:value-type="float" office:value="17.13916" calcext:value-type="float">
            <text:p>17.13916</text:p>
          </table:table-cell>
          <table:table-cell office:value-type="float" office:value="17.01526" calcext:value-type="float">
            <text:p>17.01526</text:p>
          </table:table-cell>
          <table:table-cell office:value-type="float" office:value="16.92966" calcext:value-type="float">
            <text:p>16.92966</text:p>
          </table:table-cell>
          <table:table-cell office:value-type="float" office:value="13.33728" calcext:value-type="float">
            <text:p>13.33728</text:p>
          </table:table-cell>
          <table:table-cell office:value-type="float" office:value="-4.244568" calcext:value-type="float">
            <text:p>-4.2445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1" calcext:value-type="float">
            <text:p>28102001</text:p>
          </table:table-cell>
          <table:table-cell office:value-type="float" office:value="12.41883" calcext:value-type="float">
            <text:p>12.41883</text:p>
          </table:table-cell>
          <table:table-cell office:value-type="float" office:value="23.02" calcext:value-type="float">
            <text:p>23.02</text:p>
          </table:table-cell>
          <table:table-cell office:value-type="float" office:value="7.07" calcext:value-type="float">
            <text:p>7.07</text:p>
          </table:table-cell>
          <table:table-cell office:value-type="float" office:value="1.114002" calcext:value-type="float">
            <text:p>1.114002</text:p>
          </table:table-cell>
          <table:table-cell office:value-type="float" office:value="0.7706542" calcext:value-type="float">
            <text:p>0.7706542</text:p>
          </table:table-cell>
          <table:table-cell office:value-type="float" office:value="337.896" calcext:value-type="float">
            <text:p>337.896</text:p>
          </table:table-cell>
          <table:table-cell office:value-type="float" office:value="0" calcext:value-type="float">
            <text:p>0</text:p>
          </table:table-cell>
          <table:table-cell office:value-type="float" office:value="17.97369" calcext:value-type="float">
            <text:p>17.97369</text:p>
          </table:table-cell>
          <table:table-cell office:value-type="float" office:value="5.406677" calcext:value-type="float">
            <text:p>5.406677</text:p>
          </table:table-cell>
          <table:table-cell office:value-type="float" office:value="14.74695" calcext:value-type="float">
            <text:p>14.74695</text:p>
          </table:table-cell>
          <table:table-cell office:value-type="float" office:value="6.369781" calcext:value-type="float">
            <text:p>6.369781</text:p>
          </table:table-cell>
          <table:table-cell office:value-type="float" office:value="13.06638" calcext:value-type="float">
            <text:p>13.06638</text:p>
          </table:table-cell>
          <table:table-cell office:value-type="float" office:value="7.209442" calcext:value-type="float">
            <text:p>7.209442</text:p>
          </table:table-cell>
          <table:table-cell office:value-type="float" office:value="12.03574" calcext:value-type="float">
            <text:p>12.03574</text:p>
          </table:table-cell>
          <table:table-cell office:value-type="float" office:value="7.994843" calcext:value-type="float">
            <text:p>7.994843</text:p>
          </table:table-cell>
          <table:table-cell office:value-type="float" office:value="11.61929" calcext:value-type="float">
            <text:p>11.61929</text:p>
          </table:table-cell>
          <table:table-cell office:value-type="float" office:value="8.585083" calcext:value-type="float">
            <text:p>8.585083</text:p>
          </table:table-cell>
          <table:table-cell office:value-type="float" office:value="11.4379" calcext:value-type="float">
            <text:p>11.4379</text:p>
          </table:table-cell>
          <table:table-cell office:value-type="float" office:value="9.331482" calcext:value-type="float">
            <text:p>9.331482</text:p>
          </table:table-cell>
          <table:table-cell office:value-type="float" office:value="11.47089" calcext:value-type="float">
            <text:p>11.47089</text:p>
          </table:table-cell>
          <table:table-cell office:value-type="float" office:value="10.21097" calcext:value-type="float">
            <text:p>10.21097</text:p>
          </table:table-cell>
          <table:table-cell office:value-type="float" office:value="11.83762" calcext:value-type="float">
            <text:p>11.83762</text:p>
          </table:table-cell>
          <table:table-cell office:value-type="float" office:value="11.65219" calcext:value-type="float">
            <text:p>11.65219</text:p>
          </table:table-cell>
          <table:table-cell office:value-type="float" office:value="14.11896" calcext:value-type="float">
            <text:p>14.11896</text:p>
          </table:table-cell>
          <table:table-cell office:value-type="float" office:value="13.72125" calcext:value-type="float">
            <text:p>13.72125</text:p>
          </table:table-cell>
          <table:table-cell office:value-type="float" office:value="15.72412" calcext:value-type="float">
            <text:p>15.72412</text:p>
          </table:table-cell>
          <table:table-cell office:value-type="float" office:value="15.49008" calcext:value-type="float">
            <text:p>15.49008</text:p>
          </table:table-cell>
          <table:table-cell office:value-type="float" office:value="16.51447" calcext:value-type="float">
            <text:p>16.51447</text:p>
          </table:table-cell>
          <table:table-cell office:value-type="float" office:value="16.37009" calcext:value-type="float">
            <text:p>16.37009</text:p>
          </table:table-cell>
          <table:table-cell office:value-type="float" office:value="16.99414" calcext:value-type="float">
            <text:p>16.99414</text:p>
          </table:table-cell>
          <table:table-cell office:value-type="float" office:value="16.8855" calcext:value-type="float">
            <text:p>16.8855</text:p>
          </table:table-cell>
          <table:table-cell office:value-type="float" office:value="17.13815" calcext:value-type="float">
            <text:p>17.13815</text:p>
          </table:table-cell>
          <table:table-cell office:value-type="float" office:value="17.0433" calcext:value-type="float">
            <text:p>17.0433</text:p>
          </table:table-cell>
          <table:table-cell office:value-type="float" office:value="16.92874" calcext:value-type="float">
            <text:p>16.92874</text:p>
          </table:table-cell>
          <table:table-cell office:value-type="float" office:value="16.84222" calcext:value-type="float">
            <text:p>16.84222</text:p>
          </table:table-cell>
          <table:table-cell office:value-type="float" office:value="20.36487" calcext:value-type="float">
            <text:p>20.36487</text:p>
          </table:table-cell>
          <table:table-cell office:value-type="float" office:value="4.652924" calcext:value-type="float">
            <text:p>4.6529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1" calcext:value-type="float">
            <text:p>29102001</text:p>
          </table:table-cell>
          <table:table-cell office:value-type="float" office:value="9.540719" calcext:value-type="float">
            <text:p>9.540719</text:p>
          </table:table-cell>
          <table:table-cell office:value-type="float" office:value="15.23" calcext:value-type="float">
            <text:p>15.23</text:p>
          </table:table-cell>
          <table:table-cell office:value-type="float" office:value="5.91" calcext:value-type="float">
            <text:p>5.91</text:p>
          </table:table-cell>
          <table:table-cell office:value-type="float" office:value="1.019572" calcext:value-type="float">
            <text:p>1.019572</text:p>
          </table:table-cell>
          <table:table-cell office:value-type="float" office:value="0.8168496" calcext:value-type="float">
            <text:p>0.8168496</text:p>
          </table:table-cell>
          <table:table-cell office:value-type="float" office:value="239.364" calcext:value-type="float">
            <text:p>239.364</text:p>
          </table:table-cell>
          <table:table-cell office:value-type="float" office:value="0" calcext:value-type="float">
            <text:p>0</text:p>
          </table:table-cell>
          <table:table-cell office:value-type="float" office:value="14.39938" calcext:value-type="float">
            <text:p>14.39938</text:p>
          </table:table-cell>
          <table:table-cell office:value-type="float" office:value="6.361847" calcext:value-type="float">
            <text:p>6.361847</text:p>
          </table:table-cell>
          <table:table-cell office:value-type="float" office:value="12.60934" calcext:value-type="float">
            <text:p>12.60934</text:p>
          </table:table-cell>
          <table:table-cell office:value-type="float" office:value="7.906006" calcext:value-type="float">
            <text:p>7.906006</text:p>
          </table:table-cell>
          <table:table-cell office:value-type="float" office:value="11.81674" calcext:value-type="float">
            <text:p>11.81674</text:p>
          </table:table-cell>
          <table:table-cell office:value-type="float" office:value="9.011932" calcext:value-type="float">
            <text:p>9.011932</text:p>
          </table:table-cell>
          <table:table-cell office:value-type="float" office:value="11.51013" calcext:value-type="float">
            <text:p>11.51013</text:p>
          </table:table-cell>
          <table:table-cell office:value-type="float" office:value="9.865784" calcext:value-type="float">
            <text:p>9.865784</text:p>
          </table:table-cell>
          <table:table-cell office:value-type="float" office:value="11.51416" calcext:value-type="float">
            <text:p>11.51416</text:p>
          </table:table-cell>
          <table:table-cell office:value-type="float" office:value="10.3797" calcext:value-type="float">
            <text:p>10.3797</text:p>
          </table:table-cell>
          <table:table-cell office:value-type="float" office:value="11.46796" calcext:value-type="float">
            <text:p>11.46796</text:p>
          </table:table-cell>
          <table:table-cell office:value-type="float" office:value="10.9335" calcext:value-type="float">
            <text:p>10.9335</text:p>
          </table:table-cell>
          <table:table-cell office:value-type="float" office:value="11.69144" calcext:value-type="float">
            <text:p>11.69144</text:p>
          </table:table-cell>
          <table:table-cell office:value-type="float" office:value="11.40573" calcext:value-type="float">
            <text:p>11.40573</text:p>
          </table:table-cell>
          <table:table-cell office:value-type="float" office:value="12.2218" calcext:value-type="float">
            <text:p>12.2218</text:p>
          </table:table-cell>
          <table:table-cell office:value-type="float" office:value="11.84573" calcext:value-type="float">
            <text:p>11.84573</text:p>
          </table:table-cell>
          <table:table-cell office:value-type="float" office:value="13.71878" calcext:value-type="float">
            <text:p>13.71878</text:p>
          </table:table-cell>
          <table:table-cell office:value-type="float" office:value="13.61438" calcext:value-type="float">
            <text:p>13.61438</text:p>
          </table:table-cell>
          <table:table-cell office:value-type="float" office:value="15.48758" calcext:value-type="float">
            <text:p>15.48758</text:p>
          </table:table-cell>
          <table:table-cell office:value-type="float" office:value="15.27335" calcext:value-type="float">
            <text:p>15.27335</text:p>
          </table:table-cell>
          <table:table-cell office:value-type="float" office:value="16.36844" calcext:value-type="float">
            <text:p>16.36844</text:p>
          </table:table-cell>
          <table:table-cell office:value-type="float" office:value="16.20889" calcext:value-type="float">
            <text:p>16.20889</text:p>
          </table:table-cell>
          <table:table-cell office:value-type="float" office:value="16.88428" calcext:value-type="float">
            <text:p>16.88428</text:p>
          </table:table-cell>
          <table:table-cell office:value-type="float" office:value="16.76779" calcext:value-type="float">
            <text:p>16.76779</text:p>
          </table:table-cell>
          <table:table-cell office:value-type="float" office:value="17.0423" calcext:value-type="float">
            <text:p>17.0423</text:p>
          </table:table-cell>
          <table:table-cell office:value-type="float" office:value="16.94601" calcext:value-type="float">
            <text:p>16.94601</text:p>
          </table:table-cell>
          <table:table-cell office:value-type="float" office:value="16.84131" calcext:value-type="float">
            <text:p>16.84131</text:p>
          </table:table-cell>
          <table:table-cell office:value-type="float" office:value="16.75488" calcext:value-type="float">
            <text:p>16.75488</text:p>
          </table:table-cell>
          <table:table-cell office:value-type="float" office:value="15.80249" calcext:value-type="float">
            <text:p>15.80249</text:p>
          </table:table-cell>
          <table:table-cell office:value-type="float" office:value="5.172424" calcext:value-type="float">
            <text:p>5.1724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1" calcext:value-type="float">
            <text:p>30102001</text:p>
          </table:table-cell>
          <table:table-cell office:value-type="float" office:value="8.36712" calcext:value-type="float">
            <text:p>8.36712</text:p>
          </table:table-cell>
          <table:table-cell office:value-type="float" office:value="21.4" calcext:value-type="float">
            <text:p>21.4</text:p>
          </table:table-cell>
          <table:table-cell office:value-type="float" office:value="7.56" calcext:value-type="float">
            <text:p>7.56</text:p>
          </table:table-cell>
          <table:table-cell office:value-type="float" office:value="1.334117" calcext:value-type="float">
            <text:p>1.334117</text:p>
          </table:table-cell>
          <table:table-cell office:value-type="float" office:value="0.9144786" calcext:value-type="float">
            <text:p>0.9144786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8.04541" calcext:value-type="float">
            <text:p>18.04541</text:p>
          </table:table-cell>
          <table:table-cell office:value-type="float" office:value="6.996216" calcext:value-type="float">
            <text:p>6.996216</text:p>
          </table:table-cell>
          <table:table-cell office:value-type="float" office:value="14.92163" calcext:value-type="float">
            <text:p>14.92163</text:p>
          </table:table-cell>
          <table:table-cell office:value-type="float" office:value="8.127411" calcext:value-type="float">
            <text:p>8.127411</text:p>
          </table:table-cell>
          <table:table-cell office:value-type="float" office:value="13.53662" calcext:value-type="float">
            <text:p>13.53662</text:p>
          </table:table-cell>
          <table:table-cell office:value-type="float" office:value="8.91864" calcext:value-type="float">
            <text:p>8.91864</text:p>
          </table:table-cell>
          <table:table-cell office:value-type="float" office:value="12.70758" calcext:value-type="float">
            <text:p>12.70758</text:p>
          </table:table-cell>
          <table:table-cell office:value-type="float" office:value="9.677582" calcext:value-type="float">
            <text:p>9.677582</text:p>
          </table:table-cell>
          <table:table-cell office:value-type="float" office:value="12.35117" calcext:value-type="float">
            <text:p>12.35117</text:p>
          </table:table-cell>
          <table:table-cell office:value-type="float" office:value="10.20538" calcext:value-type="float">
            <text:p>10.20538</text:p>
          </table:table-cell>
          <table:table-cell office:value-type="float" office:value="12.18002" calcext:value-type="float">
            <text:p>12.18002</text:p>
          </table:table-cell>
          <table:table-cell office:value-type="float" office:value="10.81329" calcext:value-type="float">
            <text:p>10.81329</text:p>
          </table:table-cell>
          <table:table-cell office:value-type="float" office:value="12.16824" calcext:value-type="float">
            <text:p>12.16824</text:p>
          </table:table-cell>
          <table:table-cell office:value-type="float" office:value="11.37869" calcext:value-type="float">
            <text:p>11.37869</text:p>
          </table:table-cell>
          <table:table-cell office:value-type="float" office:value="12.35599" calcext:value-type="float">
            <text:p>12.35599</text:p>
          </table:table-cell>
          <table:table-cell office:value-type="float" office:value="12.22458" calcext:value-type="float">
            <text:p>12.22458</text:p>
          </table:table-cell>
          <table:table-cell office:value-type="float" office:value="13.61392" calcext:value-type="float">
            <text:p>13.61392</text:p>
          </table:table-cell>
          <table:table-cell office:value-type="float" office:value="13.57141" calcext:value-type="float">
            <text:p>13.57141</text:p>
          </table:table-cell>
          <table:table-cell office:value-type="float" office:value="15.27136" calcext:value-type="float">
            <text:p>15.27136</text:p>
          </table:table-cell>
          <table:table-cell office:value-type="float" office:value="15.10403" calcext:value-type="float">
            <text:p>15.10403</text:p>
          </table:table-cell>
          <table:table-cell office:value-type="float" office:value="16.20718" calcext:value-type="float">
            <text:p>16.20718</text:p>
          </table:table-cell>
          <table:table-cell office:value-type="float" office:value="16.0513" calcext:value-type="float">
            <text:p>16.0513</text:p>
          </table:table-cell>
          <table:table-cell office:value-type="float" office:value="16.76657" calcext:value-type="float">
            <text:p>16.76657</text:p>
          </table:table-cell>
          <table:table-cell office:value-type="float" office:value="16.64407" calcext:value-type="float">
            <text:p>16.64407</text:p>
          </table:table-cell>
          <table:table-cell office:value-type="float" office:value="16.94501" calcext:value-type="float">
            <text:p>16.94501</text:p>
          </table:table-cell>
          <table:table-cell office:value-type="float" office:value="16.84595" calcext:value-type="float">
            <text:p>16.84595</text:p>
          </table:table-cell>
          <table:table-cell office:value-type="float" office:value="16.754" calcext:value-type="float">
            <text:p>16.754</text:p>
          </table:table-cell>
          <table:table-cell office:value-type="float" office:value="16.66669" calcext:value-type="float">
            <text:p>16.66669</text:p>
          </table:table-cell>
          <table:table-cell office:value-type="float" office:value="42.14182" calcext:value-type="float">
            <text:p>42.14182</text:p>
          </table:table-cell>
          <table:table-cell office:value-type="float" office:value="6.067047" calcext:value-type="float">
            <text:p>6.0670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1" calcext:value-type="float">
            <text:p>31102001</text:p>
          </table:table-cell>
          <table:table-cell office:value-type="float" office:value="8.18676" calcext:value-type="float">
            <text:p>8.18676</text:p>
          </table:table-cell>
          <table:table-cell office:value-type="float" office:value="21.31" calcext:value-type="float">
            <text:p>21.31</text:p>
          </table:table-cell>
          <table:table-cell office:value-type="float" office:value="12.61" calcext:value-type="float">
            <text:p>12.61</text:p>
          </table:table-cell>
          <table:table-cell office:value-type="float" office:value="1.438153" calcext:value-type="float">
            <text:p>1.438153</text:p>
          </table:table-cell>
          <table:table-cell office:value-type="float" office:value="1.091931" calcext:value-type="float">
            <text:p>1.091931</text:p>
          </table:table-cell>
          <table:table-cell office:value-type="float" office:value="480.42" calcext:value-type="float">
            <text:p>480.42</text:p>
          </table:table-cell>
          <table:table-cell office:value-type="float" office:value="0" calcext:value-type="float">
            <text:p>0</text:p>
          </table:table-cell>
          <table:table-cell office:value-type="float" office:value="20.83551" calcext:value-type="float">
            <text:p>20.83551</text:p>
          </table:table-cell>
          <table:table-cell office:value-type="float" office:value="10.12283" calcext:value-type="float">
            <text:p>10.12283</text:p>
          </table:table-cell>
          <table:table-cell office:value-type="float" office:value="17.02597" calcext:value-type="float">
            <text:p>17.02597</text:p>
          </table:table-cell>
          <table:table-cell office:value-type="float" office:value="10.85605" calcext:value-type="float">
            <text:p>10.85605</text:p>
          </table:table-cell>
          <table:table-cell office:value-type="float" office:value="15.32687" calcext:value-type="float">
            <text:p>15.32687</text:p>
          </table:table-cell>
          <table:table-cell office:value-type="float" office:value="11.31113" calcext:value-type="float">
            <text:p>11.31113</text:p>
          </table:table-cell>
          <table:table-cell office:value-type="float" office:value="14.25" calcext:value-type="float">
            <text:p>14.25</text:p>
          </table:table-cell>
          <table:table-cell office:value-type="float" office:value="11.64865" calcext:value-type="float">
            <text:p>11.64865</text:p>
          </table:table-cell>
          <table:table-cell office:value-type="float" office:value="13.70566" calcext:value-type="float">
            <text:p>13.70566</text:p>
          </table:table-cell>
          <table:table-cell office:value-type="float" office:value="11.84427" calcext:value-type="float">
            <text:p>11.84427</text:p>
          </table:table-cell>
          <table:table-cell office:value-type="float" office:value="13.32425" calcext:value-type="float">
            <text:p>13.32425</text:p>
          </table:table-cell>
          <table:table-cell office:value-type="float" office:value="12.05975" calcext:value-type="float">
            <text:p>12.05975</text:p>
          </table:table-cell>
          <table:table-cell office:value-type="float" office:value="13.06082" calcext:value-type="float">
            <text:p>13.06082</text:p>
          </table:table-cell>
          <table:table-cell office:value-type="float" office:value="12.17825" calcext:value-type="float">
            <text:p>12.17825</text:p>
          </table:table-cell>
          <table:table-cell office:value-type="float" office:value="12.84122" calcext:value-type="float">
            <text:p>12.84122</text:p>
          </table:table-cell>
          <table:table-cell office:value-type="float" office:value="12.36185" calcext:value-type="float">
            <text:p>12.36185</text:p>
          </table:table-cell>
          <table:table-cell office:value-type="float" office:value="13.62848" calcext:value-type="float">
            <text:p>13.62848</text:p>
          </table:table-cell>
          <table:table-cell office:value-type="float" office:value="13.57132" calcext:value-type="float">
            <text:p>13.57132</text:p>
          </table:table-cell>
          <table:table-cell office:value-type="float" office:value="15.10251" calcext:value-type="float">
            <text:p>15.10251</text:p>
          </table:table-cell>
          <table:table-cell office:value-type="float" office:value="14.97668" calcext:value-type="float">
            <text:p>14.97668</text:p>
          </table:table-cell>
          <table:table-cell office:value-type="float" office:value="16.04974" calcext:value-type="float">
            <text:p>16.04974</text:p>
          </table:table-cell>
          <table:table-cell office:value-type="float" office:value="15.90662" calcext:value-type="float">
            <text:p>15.90662</text:p>
          </table:table-cell>
          <table:table-cell office:value-type="float" office:value="16.6427" calcext:value-type="float">
            <text:p>16.6427</text:p>
          </table:table-cell>
          <table:table-cell office:value-type="float" office:value="16.51855" calcext:value-type="float">
            <text:p>16.51855</text:p>
          </table:table-cell>
          <table:table-cell office:value-type="float" office:value="16.84485" calcext:value-type="float">
            <text:p>16.84485</text:p>
          </table:table-cell>
          <table:table-cell office:value-type="float" office:value="16.74268" calcext:value-type="float">
            <text:p>16.74268</text:p>
          </table:table-cell>
          <table:table-cell office:value-type="float" office:value="16.66577" calcext:value-type="float">
            <text:p>16.66577</text:p>
          </table:table-cell>
          <table:table-cell office:value-type="float" office:value="16.57703" calcext:value-type="float">
            <text:p>16.57703</text:p>
          </table:table-cell>
          <table:table-cell office:value-type="float" office:value="35.3624" calcext:value-type="float">
            <text:p>35.3624</text:p>
          </table:table-cell>
          <table:table-cell office:value-type="float" office:value="8.374451" calcext:value-type="float">
            <text:p>8.3744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1" calcext:value-type="float">
            <text:p>1112001</text:p>
          </table:table-cell>
          <table:table-cell office:value-type="float" office:value="10.6076" calcext:value-type="float">
            <text:p>10.6076</text:p>
          </table:table-cell>
          <table:table-cell office:value-type="float" office:value="22.81" calcext:value-type="float">
            <text:p>22.81</text:p>
          </table:table-cell>
          <table:table-cell office:value-type="float" office:value="4.12" calcext:value-type="float">
            <text:p>4.12</text:p>
          </table:table-cell>
          <table:table-cell office:value-type="float" office:value="1.400022" calcext:value-type="float">
            <text:p>1.400022</text:p>
          </table:table-cell>
          <table:table-cell office:value-type="float" office:value="0.7215886" calcext:value-type="float">
            <text:p>0.7215886</text:p>
          </table:table-cell>
          <table:table-cell office:value-type="float" office:value="236.052" calcext:value-type="float">
            <text:p>236.052</text:p>
          </table:table-cell>
          <table:table-cell office:value-type="float" office:value="0" calcext:value-type="float">
            <text:p>0</text:p>
          </table:table-cell>
          <table:table-cell office:value-type="float" office:value="23.21085" calcext:value-type="float">
            <text:p>23.21085</text:p>
          </table:table-cell>
          <table:table-cell office:value-type="float" office:value="9.905182" calcext:value-type="float">
            <text:p>9.905182</text:p>
          </table:table-cell>
          <table:table-cell office:value-type="float" office:value="18.89774" calcext:value-type="float">
            <text:p>18.89774</text:p>
          </table:table-cell>
          <table:table-cell office:value-type="float" office:value="11.91565" calcext:value-type="float">
            <text:p>11.91565</text:p>
          </table:table-cell>
          <table:table-cell office:value-type="float" office:value="16.94669" calcext:value-type="float">
            <text:p>16.94669</text:p>
          </table:table-cell>
          <table:table-cell office:value-type="float" office:value="12.57651" calcext:value-type="float">
            <text:p>12.57651</text:p>
          </table:table-cell>
          <table:table-cell office:value-type="float" office:value="15.63751" calcext:value-type="float">
            <text:p>15.63751</text:p>
          </table:table-cell>
          <table:table-cell office:value-type="float" office:value="12.92859" calcext:value-type="float">
            <text:p>12.92859</text:p>
          </table:table-cell>
          <table:table-cell office:value-type="float" office:value="14.9202" calcext:value-type="float">
            <text:p>14.9202</text:p>
          </table:table-cell>
          <table:table-cell office:value-type="float" office:value="13.06268" calcext:value-type="float">
            <text:p>13.06268</text:p>
          </table:table-cell>
          <table:table-cell office:value-type="float" office:value="14.28714" calcext:value-type="float">
            <text:p>14.28714</text:p>
          </table:table-cell>
          <table:table-cell office:value-type="float" office:value="13.16208" calcext:value-type="float">
            <text:p>13.16208</text:p>
          </table:table-cell>
          <table:table-cell office:value-type="float" office:value="13.91855" calcext:value-type="float">
            <text:p>13.91855</text:p>
          </table:table-cell>
          <table:table-cell office:value-type="float" office:value="13.07126" calcext:value-type="float">
            <text:p>13.07126</text:p>
          </table:table-cell>
          <table:table-cell office:value-type="float" office:value="13.45801" calcext:value-type="float">
            <text:p>13.45801</text:p>
          </table:table-cell>
          <table:table-cell office:value-type="float" office:value="12.84915" calcext:value-type="float">
            <text:p>12.84915</text:p>
          </table:table-cell>
          <table:table-cell office:value-type="float" office:value="13.81122" calcext:value-type="float">
            <text:p>13.81122</text:p>
          </table:table-cell>
          <table:table-cell office:value-type="float" office:value="13.62982" calcext:value-type="float">
            <text:p>13.62982</text:p>
          </table:table-cell>
          <table:table-cell office:value-type="float" office:value="14.97562" calcext:value-type="float">
            <text:p>14.97562</text:p>
          </table:table-cell>
          <table:table-cell office:value-type="float" office:value="14.90366" calcext:value-type="float">
            <text:p>14.90366</text:p>
          </table:table-cell>
          <table:table-cell office:value-type="float" office:value="15.90521" calcext:value-type="float">
            <text:p>15.90521</text:p>
          </table:table-cell>
          <table:table-cell office:value-type="float" office:value="15.7818" calcext:value-type="float">
            <text:p>15.7818</text:p>
          </table:table-cell>
          <table:table-cell office:value-type="float" office:value="16.51724" calcext:value-type="float">
            <text:p>16.51724</text:p>
          </table:table-cell>
          <table:table-cell office:value-type="float" office:value="16.39581" calcext:value-type="float">
            <text:p>16.39581</text:p>
          </table:table-cell>
          <table:table-cell office:value-type="float" office:value="16.74158" calcext:value-type="float">
            <text:p>16.74158</text:p>
          </table:table-cell>
          <table:table-cell office:value-type="float" office:value="16.63623" calcext:value-type="float">
            <text:p>16.63623</text:p>
          </table:table-cell>
          <table:table-cell office:value-type="float" office:value="16.57608" calcext:value-type="float">
            <text:p>16.57608</text:p>
          </table:table-cell>
          <table:table-cell office:value-type="float" office:value="16.48474" calcext:value-type="float">
            <text:p>16.48474</text:p>
          </table:table-cell>
          <table:table-cell office:value-type="float" office:value="40.44897" calcext:value-type="float">
            <text:p>40.44897</text:p>
          </table:table-cell>
          <table:table-cell office:value-type="float" office:value="1.312866" calcext:value-type="float">
            <text:p>1.3128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1" calcext:value-type="float">
            <text:p>2112001</text:p>
          </table:table-cell>
          <table:table-cell office:value-type="float" office:value="11.74051" calcext:value-type="float">
            <text:p>11.74051</text:p>
          </table:table-cell>
          <table:table-cell office:value-type="float" office:value="20.41" calcext:value-type="float">
            <text:p>20.41</text:p>
          </table:table-cell>
          <table:table-cell office:value-type="float" office:value="1.58" calcext:value-type="float">
            <text:p>1.58</text:p>
          </table:table-cell>
          <table:table-cell office:value-type="float" office:value="0.9011853" calcext:value-type="float">
            <text:p>0.9011853</text:p>
          </table:table-cell>
          <table:table-cell office:value-type="float" office:value="0.6034892" calcext:value-type="float">
            <text:p>0.6034892</text:p>
          </table:table-cell>
          <table:table-cell office:value-type="float" office:value="131.94" calcext:value-type="float">
            <text:p>131.94</text:p>
          </table:table-cell>
          <table:table-cell office:value-type="float" office:value="0" calcext:value-type="float">
            <text:p>0</text:p>
          </table:table-cell>
          <table:table-cell office:value-type="float" office:value="21.64328" calcext:value-type="float">
            <text:p>21.64328</text:p>
          </table:table-cell>
          <table:table-cell office:value-type="float" office:value="6.914276" calcext:value-type="float">
            <text:p>6.914276</text:p>
          </table:table-cell>
          <table:table-cell office:value-type="float" office:value="17.64603" calcext:value-type="float">
            <text:p>17.64603</text:p>
          </table:table-cell>
          <table:table-cell office:value-type="float" office:value="9.435669" calcext:value-type="float">
            <text:p>9.435669</text:p>
          </table:table-cell>
          <table:table-cell office:value-type="float" office:value="15.97842" calcext:value-type="float">
            <text:p>15.97842</text:p>
          </table:table-cell>
          <table:table-cell office:value-type="float" office:value="10.87497" calcext:value-type="float">
            <text:p>10.87497</text:p>
          </table:table-cell>
          <table:table-cell office:value-type="float" office:value="14.92197" calcext:value-type="float">
            <text:p>14.92197</text:p>
          </table:table-cell>
          <table:table-cell office:value-type="float" office:value="11.92773" calcext:value-type="float">
            <text:p>11.92773</text:p>
          </table:table-cell>
          <table:table-cell office:value-type="float" office:value="14.40271" calcext:value-type="float">
            <text:p>14.40271</text:p>
          </table:table-cell>
          <table:table-cell office:value-type="float" office:value="12.50223" calcext:value-type="float">
            <text:p>12.50223</text:p>
          </table:table-cell>
          <table:table-cell office:value-type="float" office:value="14.20932" calcext:value-type="float">
            <text:p>14.20932</text:p>
          </table:table-cell>
          <table:table-cell office:value-type="float" office:value="13.02832" calcext:value-type="float">
            <text:p>13.02832</text:p>
          </table:table-cell>
          <table:table-cell office:value-type="float" office:value="13.92096" calcext:value-type="float">
            <text:p>13.92096</text:p>
          </table:table-cell>
          <table:table-cell office:value-type="float" office:value="13.29767" calcext:value-type="float">
            <text:p>13.29767</text:p>
          </table:table-cell>
          <table:table-cell office:value-type="float" office:value="13.68631" calcext:value-type="float">
            <text:p>13.68631</text:p>
          </table:table-cell>
          <table:table-cell office:value-type="float" office:value="13.46591" calcext:value-type="float">
            <text:p>13.46591</text:p>
          </table:table-cell>
          <table:table-cell office:value-type="float" office:value="14.01578" calcext:value-type="float">
            <text:p>14.01578</text:p>
          </table:table-cell>
          <table:table-cell office:value-type="float" office:value="13.81369" calcext:value-type="float">
            <text:p>13.81369</text:p>
          </table:table-cell>
          <table:table-cell office:value-type="float" office:value="14.90317" calcext:value-type="float">
            <text:p>14.90317</text:p>
          </table:table-cell>
          <table:table-cell office:value-type="float" office:value="14.88403" calcext:value-type="float">
            <text:p>14.88403</text:p>
          </table:table-cell>
          <table:table-cell office:value-type="float" office:value="15.78064" calcext:value-type="float">
            <text:p>15.78064</text:p>
          </table:table-cell>
          <table:table-cell office:value-type="float" office:value="15.68311" calcext:value-type="float">
            <text:p>15.68311</text:p>
          </table:table-cell>
          <table:table-cell office:value-type="float" office:value="16.39459" calcext:value-type="float">
            <text:p>16.39459</text:p>
          </table:table-cell>
          <table:table-cell office:value-type="float" office:value="16.27957" calcext:value-type="float">
            <text:p>16.27957</text:p>
          </table:table-cell>
          <table:table-cell office:value-type="float" office:value="16.63516" calcext:value-type="float">
            <text:p>16.63516</text:p>
          </table:table-cell>
          <table:table-cell office:value-type="float" office:value="16.53259" calcext:value-type="float">
            <text:p>16.53259</text:p>
          </table:table-cell>
          <table:table-cell office:value-type="float" office:value="16.48376" calcext:value-type="float">
            <text:p>16.48376</text:p>
          </table:table-cell>
          <table:table-cell office:value-type="float" office:value="16.39185" calcext:value-type="float">
            <text:p>16.39185</text:p>
          </table:table-cell>
          <table:table-cell office:value-type="float" office:value="36.27643" calcext:value-type="float">
            <text:p>36.27643</text:p>
          </table:table-cell>
          <table:table-cell office:value-type="float" office:value="-1.748535" calcext:value-type="float">
            <text:p>-1.7485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1" calcext:value-type="float">
            <text:p>3112001</text:p>
          </table:table-cell>
          <table:table-cell office:value-type="float" office:value="10.2019" calcext:value-type="float">
            <text:p>10.2019</text:p>
          </table:table-cell>
          <table:table-cell office:value-type="float" office:value="23.46" calcext:value-type="float">
            <text:p>23.46</text:p>
          </table:table-cell>
          <table:table-cell office:value-type="float" office:value="5.28" calcext:value-type="float">
            <text:p>5.28</text:p>
          </table:table-cell>
          <table:table-cell office:value-type="float" office:value="1.361029" calcext:value-type="float">
            <text:p>1.361029</text:p>
          </table:table-cell>
          <table:table-cell office:value-type="float" office:value="0.7821092" calcext:value-type="float">
            <text:p>0.7821092</text:p>
          </table:table-cell>
          <table:table-cell office:value-type="float" office:value="150.768" calcext:value-type="float">
            <text:p>150.768</text:p>
          </table:table-cell>
          <table:table-cell office:value-type="float" office:value="0" calcext:value-type="float">
            <text:p>0</text:p>
          </table:table-cell>
          <table:table-cell office:value-type="float" office:value="22.40582" calcext:value-type="float">
            <text:p>22.40582</text:p>
          </table:table-cell>
          <table:table-cell office:value-type="float" office:value="8.432739" calcext:value-type="float">
            <text:p>8.432739</text:p>
          </table:table-cell>
          <table:table-cell office:value-type="float" office:value="18.28979" calcext:value-type="float">
            <text:p>18.28979</text:p>
          </table:table-cell>
          <table:table-cell office:value-type="float" office:value="10.31476" calcext:value-type="float">
            <text:p>10.31476</text:p>
          </table:table-cell>
          <table:table-cell office:value-type="float" office:value="16.47916" calcext:value-type="float">
            <text:p>16.47916</text:p>
          </table:table-cell>
          <table:table-cell office:value-type="float" office:value="11.41339" calcext:value-type="float">
            <text:p>11.41339</text:p>
          </table:table-cell>
          <table:table-cell office:value-type="float" office:value="15.33487" calcext:value-type="float">
            <text:p>15.33487</text:p>
          </table:table-cell>
          <table:table-cell office:value-type="float" office:value="12.23923" calcext:value-type="float">
            <text:p>12.23923</text:p>
          </table:table-cell>
          <table:table-cell office:value-type="float" office:value="14.76062" calcext:value-type="float">
            <text:p>14.76062</text:p>
          </table:table-cell>
          <table:table-cell office:value-type="float" office:value="12.70758" calcext:value-type="float">
            <text:p>12.70758</text:p>
          </table:table-cell>
          <table:table-cell office:value-type="float" office:value="14.31525" calcext:value-type="float">
            <text:p>14.31525</text:p>
          </table:table-cell>
          <table:table-cell office:value-type="float" office:value="13.15845" calcext:value-type="float">
            <text:p>13.15845</text:p>
          </table:table-cell>
          <table:table-cell office:value-type="float" office:value="14.08563" calcext:value-type="float">
            <text:p>14.08563</text:p>
          </table:table-cell>
          <table:table-cell office:value-type="float" office:value="13.4202" calcext:value-type="float">
            <text:p>13.4202</text:p>
          </table:table-cell>
          <table:table-cell office:value-type="float" office:value="13.83966" calcext:value-type="float">
            <text:p>13.83966</text:p>
          </table:table-cell>
          <table:table-cell office:value-type="float" office:value="13.69043" calcext:value-type="float">
            <text:p>13.69043</text:p>
          </table:table-cell>
          <table:table-cell office:value-type="float" office:value="14.15063" calcext:value-type="float">
            <text:p>14.15063</text:p>
          </table:table-cell>
          <table:table-cell office:value-type="float" office:value="14.01749" calcext:value-type="float">
            <text:p>14.01749</text:p>
          </table:table-cell>
          <table:table-cell office:value-type="float" office:value="14.88901" calcext:value-type="float">
            <text:p>14.88901</text:p>
          </table:table-cell>
          <table:table-cell office:value-type="float" office:value="14.88364" calcext:value-type="float">
            <text:p>14.88364</text:p>
          </table:table-cell>
          <table:table-cell office:value-type="float" office:value="15.68222" calcext:value-type="float">
            <text:p>15.68222</text:p>
          </table:table-cell>
          <table:table-cell office:value-type="float" office:value="15.60873" calcext:value-type="float">
            <text:p>15.60873</text:p>
          </table:table-cell>
          <table:table-cell office:value-type="float" office:value="16.27838" calcext:value-type="float">
            <text:p>16.27838</text:p>
          </table:table-cell>
          <table:table-cell office:value-type="float" office:value="16.17279" calcext:value-type="float">
            <text:p>16.17279</text:p>
          </table:table-cell>
          <table:table-cell office:value-type="float" office:value="16.53149" calcext:value-type="float">
            <text:p>16.53149</text:p>
          </table:table-cell>
          <table:table-cell office:value-type="float" office:value="16.42938" calcext:value-type="float">
            <text:p>16.42938</text:p>
          </table:table-cell>
          <table:table-cell office:value-type="float" office:value="16.39087" calcext:value-type="float">
            <text:p>16.39087</text:p>
          </table:table-cell>
          <table:table-cell office:value-type="float" office:value="16.29849" calcext:value-type="float">
            <text:p>16.29849</text:p>
          </table:table-cell>
          <table:table-cell office:value-type="float" office:value="37.47437" calcext:value-type="float">
            <text:p>37.47437</text:p>
          </table:table-cell>
          <table:table-cell office:value-type="float" office:value="1.911438" calcext:value-type="float">
            <text:p>1.9114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1" calcext:value-type="float">
            <text:p>4112001</text:p>
          </table:table-cell>
          <table:table-cell office:value-type="float" office:value="11.49794" calcext:value-type="float">
            <text:p>11.49794</text:p>
          </table:table-cell>
          <table:table-cell office:value-type="float" office:value="22.52" calcext:value-type="float">
            <text:p>22.52</text:p>
          </table:table-cell>
          <table:table-cell office:value-type="float" office:value="2.03" calcext:value-type="float">
            <text:p>2.03</text:p>
          </table:table-cell>
          <table:table-cell office:value-type="float" office:value="0.9819386" calcext:value-type="float">
            <text:p>0.9819386</text:p>
          </table:table-cell>
          <table:table-cell office:value-type="float" office:value="0.6230544" calcext:value-type="float">
            <text:p>0.6230544</text:p>
          </table:table-cell>
          <table:table-cell office:value-type="float" office:value="101.232" calcext:value-type="float">
            <text:p>101.232</text:p>
          </table:table-cell>
          <table:table-cell office:value-type="float" office:value="0" calcext:value-type="float">
            <text:p>0</text:p>
          </table:table-cell>
          <table:table-cell office:value-type="float" office:value="22.65866" calcext:value-type="float">
            <text:p>22.65866</text:p>
          </table:table-cell>
          <table:table-cell office:value-type="float" office:value="7.65918" calcext:value-type="float">
            <text:p>7.65918</text:p>
          </table:table-cell>
          <table:table-cell office:value-type="float" office:value="18.39075" calcext:value-type="float">
            <text:p>18.39075</text:p>
          </table:table-cell>
          <table:table-cell office:value-type="float" office:value="10.11725" calcext:value-type="float">
            <text:p>10.11725</text:p>
          </table:table-cell>
          <table:table-cell office:value-type="float" office:value="16.6283" calcext:value-type="float">
            <text:p>16.6283</text:p>
          </table:table-cell>
          <table:table-cell office:value-type="float" office:value="11.43402" calcext:value-type="float">
            <text:p>11.43402</text:p>
          </table:table-cell>
          <table:table-cell office:value-type="float" office:value="15.48978" calcext:value-type="float">
            <text:p>15.48978</text:p>
          </table:table-cell>
          <table:table-cell office:value-type="float" office:value="12.39093" calcext:value-type="float">
            <text:p>12.39093</text:p>
          </table:table-cell>
          <table:table-cell office:value-type="float" office:value="14.91266" calcext:value-type="float">
            <text:p>14.91266</text:p>
          </table:table-cell>
          <table:table-cell office:value-type="float" office:value="12.91202" calcext:value-type="float">
            <text:p>12.91202</text:p>
          </table:table-cell>
          <table:table-cell office:value-type="float" office:value="14.45926" calcext:value-type="float">
            <text:p>14.45926</text:p>
          </table:table-cell>
          <table:table-cell office:value-type="float" office:value="13.39651" calcext:value-type="float">
            <text:p>13.39651</text:p>
          </table:table-cell>
          <table:table-cell office:value-type="float" office:value="14.25305" calcext:value-type="float">
            <text:p>14.25305</text:p>
          </table:table-cell>
          <table:table-cell office:value-type="float" office:value="13.64774" calcext:value-type="float">
            <text:p>13.64774</text:p>
          </table:table-cell>
          <table:table-cell office:value-type="float" office:value="14.02246" calcext:value-type="float">
            <text:p>14.02246</text:p>
          </table:table-cell>
          <table:table-cell office:value-type="float" office:value="13.84467" calcext:value-type="float">
            <text:p>13.84467</text:p>
          </table:table-cell>
          <table:table-cell office:value-type="float" office:value="14.27066" calcext:value-type="float">
            <text:p>14.27066</text:p>
          </table:table-cell>
          <table:table-cell office:value-type="float" office:value="14.15195" calcext:value-type="float">
            <text:p>14.15195</text:p>
          </table:table-cell>
          <table:table-cell office:value-type="float" office:value="14.90387" calcext:value-type="float">
            <text:p>14.90387</text:p>
          </table:table-cell>
          <table:table-cell office:value-type="float" office:value="14.8891" calcext:value-type="float">
            <text:p>14.8891</text:p>
          </table:table-cell>
          <table:table-cell office:value-type="float" office:value="15.60806" calcext:value-type="float">
            <text:p>15.60806</text:p>
          </table:table-cell>
          <table:table-cell office:value-type="float" office:value="15.55151" calcext:value-type="float">
            <text:p>15.55151</text:p>
          </table:table-cell>
          <table:table-cell office:value-type="float" office:value="16.17175" calcext:value-type="float">
            <text:p>16.17175</text:p>
          </table:table-cell>
          <table:table-cell office:value-type="float" office:value="16.07675" calcext:value-type="float">
            <text:p>16.07675</text:p>
          </table:table-cell>
          <table:table-cell office:value-type="float" office:value="16.42831" calcext:value-type="float">
            <text:p>16.42831</text:p>
          </table:table-cell>
          <table:table-cell office:value-type="float" office:value="16.32861" calcext:value-type="float">
            <text:p>16.32861</text:p>
          </table:table-cell>
          <table:table-cell office:value-type="float" office:value="16.29749" calcext:value-type="float">
            <text:p>16.29749</text:p>
          </table:table-cell>
          <table:table-cell office:value-type="float" office:value="16.20493" calcext:value-type="float">
            <text:p>16.20493</text:p>
          </table:table-cell>
          <table:table-cell office:value-type="float" office:value="38.2453" calcext:value-type="float">
            <text:p>38.2453</text:p>
          </table:table-cell>
          <table:table-cell office:value-type="float" office:value="-1.146118" calcext:value-type="float">
            <text:p>-1.1461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1" calcext:value-type="float">
            <text:p>5112001</text:p>
          </table:table-cell>
          <table:table-cell office:value-type="float" office:value="11.07293" calcext:value-type="float">
            <text:p>11.07293</text:p>
          </table:table-cell>
          <table:table-cell office:value-type="float" office:value="24.08" calcext:value-type="float">
            <text:p>24.08</text:p>
          </table:table-cell>
          <table:table-cell office:value-type="float" office:value="4.26" calcext:value-type="float">
            <text:p>4.26</text:p>
          </table:table-cell>
          <table:table-cell office:value-type="float" office:value="1.374325" calcext:value-type="float">
            <text:p>1.374325</text:p>
          </table:table-cell>
          <table:table-cell office:value-type="float" office:value="0.7286634" calcext:value-type="float">
            <text:p>0.7286634</text:p>
          </table:table-cell>
          <table:table-cell office:value-type="float" office:value="273.96" calcext:value-type="float">
            <text:p>273.96</text:p>
          </table:table-cell>
          <table:table-cell office:value-type="float" office:value="0" calcext:value-type="float">
            <text:p>0</text:p>
          </table:table-cell>
          <table:table-cell office:value-type="float" office:value="24.09451" calcext:value-type="float">
            <text:p>24.09451</text:p>
          </table:table-cell>
          <table:table-cell office:value-type="float" office:value="8.406921" calcext:value-type="float">
            <text:p>8.406921</text:p>
          </table:table-cell>
          <table:table-cell office:value-type="float" office:value="19.41873" calcext:value-type="float">
            <text:p>19.41873</text:p>
          </table:table-cell>
          <table:table-cell office:value-type="float" office:value="10.48355" calcext:value-type="float">
            <text:p>10.48355</text:p>
          </table:table-cell>
          <table:table-cell office:value-type="float" office:value="17.42236" calcext:value-type="float">
            <text:p>17.42236</text:p>
          </table:table-cell>
          <table:table-cell office:value-type="float" office:value="11.66306" calcext:value-type="float">
            <text:p>11.66306</text:p>
          </table:table-cell>
          <table:table-cell office:value-type="float" office:value="16.09915" calcext:value-type="float">
            <text:p>16.09915</text:p>
          </table:table-cell>
          <table:table-cell office:value-type="float" office:value="12.55194" calcext:value-type="float">
            <text:p>12.55194</text:p>
          </table:table-cell>
          <table:table-cell office:value-type="float" office:value="15.41098" calcext:value-type="float">
            <text:p>15.41098</text:p>
          </table:table-cell>
          <table:table-cell office:value-type="float" office:value="13.05313" calcext:value-type="float">
            <text:p>13.05313</text:p>
          </table:table-cell>
          <table:table-cell office:value-type="float" office:value="14.87402" calcext:value-type="float">
            <text:p>14.87402</text:p>
          </table:table-cell>
          <table:table-cell office:value-type="float" office:value="13.52744" calcext:value-type="float">
            <text:p>13.52744</text:p>
          </table:table-cell>
          <table:table-cell office:value-type="float" office:value="14.55817" calcext:value-type="float">
            <text:p>14.55817</text:p>
          </table:table-cell>
          <table:table-cell office:value-type="float" office:value="13.78378" calcext:value-type="float">
            <text:p>13.78378</text:p>
          </table:table-cell>
          <table:table-cell office:value-type="float" office:value="14.18893" calcext:value-type="float">
            <text:p>14.18893</text:p>
          </table:table-cell>
          <table:table-cell office:value-type="float" office:value="14.02689" calcext:value-type="float">
            <text:p>14.02689</text:p>
          </table:table-cell>
          <table:table-cell office:value-type="float" office:value="14.37646" calcext:value-type="float">
            <text:p>14.37646</text:p>
          </table:table-cell>
          <table:table-cell office:value-type="float" office:value="14.27185" calcext:value-type="float">
            <text:p>14.27185</text:p>
          </table:table-cell>
          <table:table-cell office:value-type="float" office:value="14.92444" calcext:value-type="float">
            <text:p>14.92444</text:p>
          </table:table-cell>
          <table:table-cell office:value-type="float" office:value="14.90405" calcext:value-type="float">
            <text:p>14.90405</text:p>
          </table:table-cell>
          <table:table-cell office:value-type="float" office:value="15.55099" calcext:value-type="float">
            <text:p>15.55099</text:p>
          </table:table-cell>
          <table:table-cell office:value-type="float" office:value="15.50623" calcext:value-type="float">
            <text:p>15.50623</text:p>
          </table:table-cell>
          <table:table-cell office:value-type="float" office:value="16.07584" calcext:value-type="float">
            <text:p>16.07584</text:p>
          </table:table-cell>
          <table:table-cell office:value-type="float" office:value="15.99048" calcext:value-type="float">
            <text:p>15.99048</text:p>
          </table:table-cell>
          <table:table-cell office:value-type="float" office:value="16.32755" calcext:value-type="float">
            <text:p>16.32755</text:p>
          </table:table-cell>
          <table:table-cell office:value-type="float" office:value="16.23145" calcext:value-type="float">
            <text:p>16.23145</text:p>
          </table:table-cell>
          <table:table-cell office:value-type="float" office:value="16.20395" calcext:value-type="float">
            <text:p>16.20395</text:p>
          </table:table-cell>
          <table:table-cell office:value-type="float" office:value="16.11136" calcext:value-type="float">
            <text:p>16.11136</text:p>
          </table:table-cell>
          <table:table-cell office:value-type="float" office:value="42.78406" calcext:value-type="float">
            <text:p>42.78406</text:p>
          </table:table-cell>
          <table:table-cell office:value-type="float" office:value="1.013062" calcext:value-type="float">
            <text:p>1.0130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1" calcext:value-type="float">
            <text:p>6112001</text:p>
          </table:table-cell>
          <table:table-cell office:value-type="float" office:value="10.84703" calcext:value-type="float">
            <text:p>10.84703</text:p>
          </table:table-cell>
          <table:table-cell office:value-type="float" office:value="24.47" calcext:value-type="float">
            <text:p>24.47</text:p>
          </table:table-cell>
          <table:table-cell office:value-type="float" office:value="9.79" calcext:value-type="float">
            <text:p>9.79</text:p>
          </table:table-cell>
          <table:table-cell office:value-type="float" office:value="1.515177" calcext:value-type="float">
            <text:p>1.515177</text:p>
          </table:table-cell>
          <table:table-cell office:value-type="float" office:value="1.062998" calcext:value-type="float">
            <text:p>1.062998</text:p>
          </table:table-cell>
          <table:table-cell office:value-type="float" office:value="227.304" calcext:value-type="float">
            <text:p>227.304</text:p>
          </table:table-cell>
          <table:table-cell office:value-type="float" office:value="0" calcext:value-type="float">
            <text:p>0</text:p>
          </table:table-cell>
          <table:table-cell office:value-type="float" office:value="25.11371" calcext:value-type="float">
            <text:p>25.11371</text:p>
          </table:table-cell>
          <table:table-cell office:value-type="float" office:value="11.5423" calcext:value-type="float">
            <text:p>11.5423</text:p>
          </table:table-cell>
          <table:table-cell office:value-type="float" office:value="20.59528" calcext:value-type="float">
            <text:p>20.59528</text:p>
          </table:table-cell>
          <table:table-cell office:value-type="float" office:value="12.85046" calcext:value-type="float">
            <text:p>12.85046</text:p>
          </table:table-cell>
          <table:table-cell office:value-type="float" office:value="18.58411" calcext:value-type="float">
            <text:p>18.58411</text:p>
          </table:table-cell>
          <table:table-cell office:value-type="float" office:value="13.55264" calcext:value-type="float">
            <text:p>13.55264</text:p>
          </table:table-cell>
          <table:table-cell office:value-type="float" office:value="17.15399" calcext:value-type="float">
            <text:p>17.15399</text:p>
          </table:table-cell>
          <table:table-cell office:value-type="float" office:value="14.00513" calcext:value-type="float">
            <text:p>14.00513</text:p>
          </table:table-cell>
          <table:table-cell office:value-type="float" office:value="16.35916" calcext:value-type="float">
            <text:p>16.35916</text:p>
          </table:table-cell>
          <table:table-cell office:value-type="float" office:value="14.21744" calcext:value-type="float">
            <text:p>14.21744</text:p>
          </table:table-cell>
          <table:table-cell office:value-type="float" office:value="15.67935" calcext:value-type="float">
            <text:p>15.67935</text:p>
          </table:table-cell>
          <table:table-cell office:value-type="float" office:value="14.38766" calcext:value-type="float">
            <text:p>14.38766</text:p>
          </table:table-cell>
          <table:table-cell office:value-type="float" office:value="15.20752" calcext:value-type="float">
            <text:p>15.20752</text:p>
          </table:table-cell>
          <table:table-cell office:value-type="float" office:value="14.40274" calcext:value-type="float">
            <text:p>14.40274</text:p>
          </table:table-cell>
          <table:table-cell office:value-type="float" office:value="14.577" calcext:value-type="float">
            <text:p>14.577</text:p>
          </table:table-cell>
          <table:table-cell office:value-type="float" office:value="14.19467" calcext:value-type="float">
            <text:p>14.19467</text:p>
          </table:table-cell>
          <table:table-cell office:value-type="float" office:value="14.52054" calcext:value-type="float">
            <text:p>14.52054</text:p>
          </table:table-cell>
          <table:table-cell office:value-type="float" office:value="14.37766" calcext:value-type="float">
            <text:p>14.37766</text:p>
          </table:table-cell>
          <table:table-cell office:value-type="float" office:value="14.95303" calcext:value-type="float">
            <text:p>14.95303</text:p>
          </table:table-cell>
          <table:table-cell office:value-type="float" office:value="14.92465" calcext:value-type="float">
            <text:p>14.92465</text:p>
          </table:table-cell>
          <table:table-cell office:value-type="float" office:value="15.5058" calcext:value-type="float">
            <text:p>15.5058</text:p>
          </table:table-cell>
          <table:table-cell office:value-type="float" office:value="15.47107" calcext:value-type="float">
            <text:p>15.47107</text:p>
          </table:table-cell>
          <table:table-cell office:value-type="float" office:value="15.98959" calcext:value-type="float">
            <text:p>15.98959</text:p>
          </table:table-cell>
          <table:table-cell office:value-type="float" office:value="15.91299" calcext:value-type="float">
            <text:p>15.91299</text:p>
          </table:table-cell>
          <table:table-cell office:value-type="float" office:value="16.23047" calcext:value-type="float">
            <text:p>16.23047</text:p>
          </table:table-cell>
          <table:table-cell office:value-type="float" office:value="16.13855" calcext:value-type="float">
            <text:p>16.13855</text:p>
          </table:table-cell>
          <table:table-cell office:value-type="float" office:value="16.11041" calcext:value-type="float">
            <text:p>16.11041</text:p>
          </table:table-cell>
          <table:table-cell office:value-type="float" office:value="16.02045" calcext:value-type="float">
            <text:p>16.02045</text:p>
          </table:table-cell>
          <table:table-cell office:value-type="float" office:value="41.11722" calcext:value-type="float">
            <text:p>41.11722</text:p>
          </table:table-cell>
          <table:table-cell office:value-type="float" office:value="6.805054" calcext:value-type="float">
            <text:p>6.8050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1" calcext:value-type="float">
            <text:p>7112001</text:p>
          </table:table-cell>
          <table:table-cell office:value-type="float" office:value="10.78503" calcext:value-type="float">
            <text:p>10.78503</text:p>
          </table:table-cell>
          <table:table-cell office:value-type="float" office:value="25.02" calcext:value-type="float">
            <text:p>25.02</text:p>
          </table:table-cell>
          <table:table-cell office:value-type="float" office:value="9.59" calcext:value-type="float">
            <text:p>9.59</text:p>
          </table:table-cell>
          <table:table-cell office:value-type="float" office:value="1.361806" calcext:value-type="float">
            <text:p>1.361806</text:p>
          </table:table-cell>
          <table:table-cell office:value-type="float" office:value="0.9053195" calcext:value-type="float">
            <text:p>0.9053195</text:p>
          </table:table-cell>
          <table:table-cell office:value-type="float" office:value="397.44" calcext:value-type="float">
            <text:p>397.44</text:p>
          </table:table-cell>
          <table:table-cell office:value-type="float" office:value="0" calcext:value-type="float">
            <text:p>0</text:p>
          </table:table-cell>
          <table:table-cell office:value-type="float" office:value="25.15396" calcext:value-type="float">
            <text:p>25.15396</text:p>
          </table:table-cell>
          <table:table-cell office:value-type="float" office:value="12.54678" calcext:value-type="float">
            <text:p>12.54678</text:p>
          </table:table-cell>
          <table:table-cell office:value-type="float" office:value="20.79276" calcext:value-type="float">
            <text:p>20.79276</text:p>
          </table:table-cell>
          <table:table-cell office:value-type="float" office:value="13.79214" calcext:value-type="float">
            <text:p>13.79214</text:p>
          </table:table-cell>
          <table:table-cell office:value-type="float" office:value="18.90292" calcext:value-type="float">
            <text:p>18.90292</text:p>
          </table:table-cell>
          <table:table-cell office:value-type="float" office:value="14.44669" calcext:value-type="float">
            <text:p>14.44669</text:p>
          </table:table-cell>
          <table:table-cell office:value-type="float" office:value="17.62344" calcext:value-type="float">
            <text:p>17.62344</text:p>
          </table:table-cell>
          <table:table-cell office:value-type="float" office:value="14.84341" calcext:value-type="float">
            <text:p>14.84341</text:p>
          </table:table-cell>
          <table:table-cell office:value-type="float" office:value="16.90277" calcext:value-type="float">
            <text:p>16.90277</text:p>
          </table:table-cell>
          <table:table-cell office:value-type="float" office:value="14.77408" calcext:value-type="float">
            <text:p>14.77408</text:p>
          </table:table-cell>
          <table:table-cell office:value-type="float" office:value="16.2099" calcext:value-type="float">
            <text:p>16.2099</text:p>
          </table:table-cell>
          <table:table-cell office:value-type="float" office:value="15.09888" calcext:value-type="float">
            <text:p>15.09888</text:p>
          </table:table-cell>
          <table:table-cell office:value-type="float" office:value="15.72177" calcext:value-type="float">
            <text:p>15.72177</text:p>
          </table:table-cell>
          <table:table-cell office:value-type="float" office:value="15.01993" calcext:value-type="float">
            <text:p>15.01993</text:p>
          </table:table-cell>
          <table:table-cell office:value-type="float" office:value="15.04294" calcext:value-type="float">
            <text:p>15.04294</text:p>
          </table:table-cell>
          <table:table-cell office:value-type="float" office:value="14.58423" calcext:value-type="float">
            <text:p>14.58423</text:p>
          </table:table-cell>
          <table:table-cell office:value-type="float" office:value="14.73495" calcext:value-type="float">
            <text:p>14.73495</text:p>
          </table:table-cell>
          <table:table-cell office:value-type="float" office:value="14.52246" calcext:value-type="float">
            <text:p>14.52246</text:p>
          </table:table-cell>
          <table:table-cell office:value-type="float" office:value="15.00116" calcext:value-type="float">
            <text:p>15.00116</text:p>
          </table:table-cell>
          <table:table-cell office:value-type="float" office:value="14.9534" calcext:value-type="float">
            <text:p>14.9534</text:p>
          </table:table-cell>
          <table:table-cell office:value-type="float" office:value="15.47073" calcext:value-type="float">
            <text:p>15.47073</text:p>
          </table:table-cell>
          <table:table-cell office:value-type="float" office:value="15.44617" calcext:value-type="float">
            <text:p>15.44617</text:p>
          </table:table-cell>
          <table:table-cell office:value-type="float" office:value="15.91223" calcext:value-type="float">
            <text:p>15.91223</text:p>
          </table:table-cell>
          <table:table-cell office:value-type="float" office:value="15.84399" calcext:value-type="float">
            <text:p>15.84399</text:p>
          </table:table-cell>
          <table:table-cell office:value-type="float" office:value="16.13757" calcext:value-type="float">
            <text:p>16.13757</text:p>
          </table:table-cell>
          <table:table-cell office:value-type="float" office:value="16.05026" calcext:value-type="float">
            <text:p>16.05026</text:p>
          </table:table-cell>
          <table:table-cell office:value-type="float" office:value="16.0195" calcext:value-type="float">
            <text:p>16.0195</text:p>
          </table:table-cell>
          <table:table-cell office:value-type="float" office:value="15.93036" calcext:value-type="float">
            <text:p>15.93036</text:p>
          </table:table-cell>
          <table:table-cell office:value-type="float" office:value="42.1546" calcext:value-type="float">
            <text:p>42.1546</text:p>
          </table:table-cell>
          <table:table-cell office:value-type="float" office:value="6.811981" calcext:value-type="float">
            <text:p>6.8119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1" calcext:value-type="float">
            <text:p>8112001</text:p>
          </table:table-cell>
          <table:table-cell office:value-type="float" office:value="10.87737" calcext:value-type="float">
            <text:p>10.87737</text:p>
          </table:table-cell>
          <table:table-cell office:value-type="float" office:value="10.21" calcext:value-type="float">
            <text:p>10.21</text:p>
          </table:table-cell>
          <table:table-cell office:value-type="float" office:value="-3.35" calcext:value-type="float">
            <text:p>-3.35</text:p>
          </table:table-cell>
          <table:table-cell office:value-type="float" office:value="0.882732" calcext:value-type="float">
            <text:p>0.882732</text:p>
          </table:table-cell>
          <table:table-cell office:value-type="float" office:value="0.422515" calcext:value-type="float">
            <text:p>0.422515</text:p>
          </table:table-cell>
          <table:table-cell office:value-type="float" office:value="389.988" calcext:value-type="float">
            <text:p>389.988</text:p>
          </table:table-cell>
          <table:table-cell office:value-type="float" office:value="0" calcext:value-type="float">
            <text:p>0</text:p>
          </table:table-cell>
          <table:table-cell office:value-type="float" office:value="21.31091" calcext:value-type="float">
            <text:p>21.31091</text:p>
          </table:table-cell>
          <table:table-cell office:value-type="float" office:value="6.192322" calcext:value-type="float">
            <text:p>6.192322</text:p>
          </table:table-cell>
          <table:table-cell office:value-type="float" office:value="17.96814" calcext:value-type="float">
            <text:p>17.96814</text:p>
          </table:table-cell>
          <table:table-cell office:value-type="float" office:value="10.07791" calcext:value-type="float">
            <text:p>10.07791</text:p>
          </table:table-cell>
          <table:table-cell office:value-type="float" office:value="16.69141" calcext:value-type="float">
            <text:p>16.69141</text:p>
          </table:table-cell>
          <table:table-cell office:value-type="float" office:value="12.2291" calcext:value-type="float">
            <text:p>12.2291</text:p>
          </table:table-cell>
          <table:table-cell office:value-type="float" office:value="16.21744" calcext:value-type="float">
            <text:p>16.21744</text:p>
          </table:table-cell>
          <table:table-cell office:value-type="float" office:value="13.73465" calcext:value-type="float">
            <text:p>13.73465</text:p>
          </table:table-cell>
          <table:table-cell office:value-type="float" office:value="16.25476" calcext:value-type="float">
            <text:p>16.25476</text:p>
          </table:table-cell>
          <table:table-cell office:value-type="float" office:value="14.41403" calcext:value-type="float">
            <text:p>14.41403</text:p>
          </table:table-cell>
          <table:table-cell office:value-type="float" office:value="16.12466" calcext:value-type="float">
            <text:p>16.12466</text:p>
          </table:table-cell>
          <table:table-cell office:value-type="float" office:value="14.92435" calcext:value-type="float">
            <text:p>14.92435</text:p>
          </table:table-cell>
          <table:table-cell office:value-type="float" office:value="15.72195" calcext:value-type="float">
            <text:p>15.72195</text:p>
          </table:table-cell>
          <table:table-cell office:value-type="float" office:value="15.04413" calcext:value-type="float">
            <text:p>15.04413</text:p>
          </table:table-cell>
          <table:table-cell office:value-type="float" office:value="15.16238" calcext:value-type="float">
            <text:p>15.16238</text:p>
          </table:table-cell>
          <table:table-cell office:value-type="float" office:value="15.0491" calcext:value-type="float">
            <text:p>15.0491</text:p>
          </table:table-cell>
          <table:table-cell office:value-type="float" office:value="14.93225" calcext:value-type="float">
            <text:p>14.93225</text:p>
          </table:table-cell>
          <table:table-cell office:value-type="float" office:value="14.73746" calcext:value-type="float">
            <text:p>14.73746</text:p>
          </table:table-cell>
          <table:table-cell office:value-type="float" office:value="15.07184" calcext:value-type="float">
            <text:p>15.07184</text:p>
          </table:table-cell>
          <table:table-cell office:value-type="float" office:value="15.0018" calcext:value-type="float">
            <text:p>15.0018</text:p>
          </table:table-cell>
          <table:table-cell office:value-type="float" office:value="15.44598" calcext:value-type="float">
            <text:p>15.44598</text:p>
          </table:table-cell>
          <table:table-cell office:value-type="float" office:value="15.43518" calcext:value-type="float">
            <text:p>15.43518</text:p>
          </table:table-cell>
          <table:table-cell office:value-type="float" office:value="15.84335" calcext:value-type="float">
            <text:p>15.84335</text:p>
          </table:table-cell>
          <table:table-cell office:value-type="float" office:value="15.78329" calcext:value-type="float">
            <text:p>15.78329</text:p>
          </table:table-cell>
          <table:table-cell office:value-type="float" office:value="16.04938" calcext:value-type="float">
            <text:p>16.04938</text:p>
          </table:table-cell>
          <table:table-cell office:value-type="float" office:value="15.9668" calcext:value-type="float">
            <text:p>15.9668</text:p>
          </table:table-cell>
          <table:table-cell office:value-type="float" office:value="15.92944" calcext:value-type="float">
            <text:p>15.92944</text:p>
          </table:table-cell>
          <table:table-cell office:value-type="float" office:value="15.84244" calcext:value-type="float">
            <text:p>15.84244</text:p>
          </table:table-cell>
          <table:table-cell office:value-type="float" office:value="29.26511" calcext:value-type="float">
            <text:p>29.26511</text:p>
          </table:table-cell>
          <table:table-cell office:value-type="float" office:value="-5.733368" calcext:value-type="float">
            <text:p>-5.7333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1" calcext:value-type="float">
            <text:p>9112001</text:p>
          </table:table-cell>
          <table:table-cell office:value-type="float" office:value="11.48234" calcext:value-type="float">
            <text:p>11.48234</text:p>
          </table:table-cell>
          <table:table-cell office:value-type="float" office:value="17.52" calcext:value-type="float">
            <text:p>17.52</text:p>
          </table:table-cell>
          <table:table-cell office:value-type="float" office:value="-3.13" calcext:value-type="float">
            <text:p>-3.13</text:p>
          </table:table-cell>
          <table:table-cell office:value-type="float" office:value="0.8191676" calcext:value-type="float">
            <text:p>0.8191676</text:p>
          </table:table-cell>
          <table:table-cell office:value-type="float" office:value="0.4294095" calcext:value-type="float">
            <text:p>0.4294095</text:p>
          </table:table-cell>
          <table:table-cell office:value-type="float" office:value="364.176" calcext:value-type="float">
            <text:p>364.176</text:p>
          </table:table-cell>
          <table:table-cell office:value-type="float" office:value="0" calcext:value-type="float">
            <text:p>0</text:p>
          </table:table-cell>
          <table:table-cell office:value-type="float" office:value="21.66388" calcext:value-type="float">
            <text:p>21.66388</text:p>
          </table:table-cell>
          <table:table-cell office:value-type="float" office:value="4.417328" calcext:value-type="float">
            <text:p>4.417328</text:p>
          </table:table-cell>
          <table:table-cell office:value-type="float" office:value="17.17725" calcext:value-type="float">
            <text:p>17.17725</text:p>
          </table:table-cell>
          <table:table-cell office:value-type="float" office:value="7.576447" calcext:value-type="float">
            <text:p>7.576447</text:p>
          </table:table-cell>
          <table:table-cell office:value-type="float" office:value="15.52759" calcext:value-type="float">
            <text:p>15.52759</text:p>
          </table:table-cell>
          <table:table-cell office:value-type="float" office:value="9.520203" calcext:value-type="float">
            <text:p>9.520203</text:p>
          </table:table-cell>
          <table:table-cell office:value-type="float" office:value="14.62747" calcext:value-type="float">
            <text:p>14.62747</text:p>
          </table:table-cell>
          <table:table-cell office:value-type="float" office:value="11.15161" calcext:value-type="float">
            <text:p>11.15161</text:p>
          </table:table-cell>
          <table:table-cell office:value-type="float" office:value="14.34528" calcext:value-type="float">
            <text:p>14.34528</text:p>
          </table:table-cell>
          <table:table-cell office:value-type="float" office:value="12.16779" calcext:value-type="float">
            <text:p>12.16779</text:p>
          </table:table-cell>
          <table:table-cell office:value-type="float" office:value="14.96838" calcext:value-type="float">
            <text:p>14.96838</text:p>
          </table:table-cell>
          <table:table-cell office:value-type="float" office:value="13.17773" calcext:value-type="float">
            <text:p>13.17773</text:p>
          </table:table-cell>
          <table:table-cell office:value-type="float" office:value="15.12088" calcext:value-type="float">
            <text:p>15.12088</text:p>
          </table:table-cell>
          <table:table-cell office:value-type="float" office:value="13.85519" calcext:value-type="float">
            <text:p>13.85519</text:p>
          </table:table-cell>
          <table:table-cell office:value-type="float" office:value="15.09195" calcext:value-type="float">
            <text:p>15.09195</text:p>
          </table:table-cell>
          <table:table-cell office:value-type="float" office:value="14.57263" calcext:value-type="float">
            <text:p>14.57263</text:p>
          </table:table-cell>
          <table:table-cell office:value-type="float" office:value="14.96786" calcext:value-type="float">
            <text:p>14.96786</text:p>
          </table:table-cell>
          <table:table-cell office:value-type="float" office:value="14.92926" calcext:value-type="float">
            <text:p>14.92926</text:p>
          </table:table-cell>
          <table:table-cell office:value-type="float" office:value="15.1308" calcext:value-type="float">
            <text:p>15.1308</text:p>
          </table:table-cell>
          <table:table-cell office:value-type="float" office:value="15.0726" calcext:value-type="float">
            <text:p>15.0726</text:p>
          </table:table-cell>
          <table:table-cell office:value-type="float" office:value="15.43515" calcext:value-type="float">
            <text:p>15.43515</text:p>
          </table:table-cell>
          <table:table-cell office:value-type="float" office:value="15.43402" calcext:value-type="float">
            <text:p>15.43402</text:p>
          </table:table-cell>
          <table:table-cell office:value-type="float" office:value="15.78271" calcext:value-type="float">
            <text:p>15.78271</text:p>
          </table:table-cell>
          <table:table-cell office:value-type="float" office:value="15.73123" calcext:value-type="float">
            <text:p>15.73123</text:p>
          </table:table-cell>
          <table:table-cell office:value-type="float" office:value="15.96597" calcext:value-type="float">
            <text:p>15.96597</text:p>
          </table:table-cell>
          <table:table-cell office:value-type="float" office:value="15.88815" calcext:value-type="float">
            <text:p>15.88815</text:p>
          </table:table-cell>
          <table:table-cell office:value-type="float" office:value="15.84152" calcext:value-type="float">
            <text:p>15.84152</text:p>
          </table:table-cell>
          <table:table-cell office:value-type="float" office:value="15.75833" calcext:value-type="float">
            <text:p>15.75833</text:p>
          </table:table-cell>
          <table:table-cell office:value-type="float" office:value="36.931" calcext:value-type="float">
            <text:p>36.931</text:p>
          </table:table-cell>
          <table:table-cell office:value-type="float" office:value="-5.683899" calcext:value-type="float">
            <text:p>-5.6838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1" calcext:value-type="float">
            <text:p>10112001</text:p>
          </table:table-cell>
          <table:table-cell office:value-type="float" office:value="11.02305" calcext:value-type="float">
            <text:p>11.02305</text:p>
          </table:table-cell>
          <table:table-cell office:value-type="float" office:value="19.55" calcext:value-type="float">
            <text:p>19.55</text:p>
          </table:table-cell>
          <table:table-cell office:value-type="float" office:value="-0.58" calcext:value-type="float">
            <text:p>-0.58</text:p>
          </table:table-cell>
          <table:table-cell office:value-type="float" office:value="0.8065832" calcext:value-type="float">
            <text:p>0.8065832</text:p>
          </table:table-cell>
          <table:table-cell office:value-type="float" office:value="0.5170403" calcext:value-type="float">
            <text:p>0.5170403</text:p>
          </table:table-cell>
          <table:table-cell office:value-type="float" office:value="178.092" calcext:value-type="float">
            <text:p>178.092</text:p>
          </table:table-cell>
          <table:table-cell office:value-type="float" office:value="0" calcext:value-type="float">
            <text:p>0</text:p>
          </table:table-cell>
          <table:table-cell office:value-type="float" office:value="21.72461" calcext:value-type="float">
            <text:p>21.72461</text:p>
          </table:table-cell>
          <table:table-cell office:value-type="float" office:value="5.504059" calcext:value-type="float">
            <text:p>5.504059</text:p>
          </table:table-cell>
          <table:table-cell office:value-type="float" office:value="17.44864" calcext:value-type="float">
            <text:p>17.44864</text:p>
          </table:table-cell>
          <table:table-cell office:value-type="float" office:value="8.518585" calcext:value-type="float">
            <text:p>8.518585</text:p>
          </table:table-cell>
          <table:table-cell office:value-type="float" office:value="15.75833" calcext:value-type="float">
            <text:p>15.75833</text:p>
          </table:table-cell>
          <table:table-cell office:value-type="float" office:value="10.15573" calcext:value-type="float">
            <text:p>10.15573</text:p>
          </table:table-cell>
          <table:table-cell office:value-type="float" office:value="14.7756" calcext:value-type="float">
            <text:p>14.7756</text:p>
          </table:table-cell>
          <table:table-cell office:value-type="float" office:value="11.46387" calcext:value-type="float">
            <text:p>11.46387</text:p>
          </table:table-cell>
          <table:table-cell office:value-type="float" office:value="14.35114" calcext:value-type="float">
            <text:p>14.35114</text:p>
          </table:table-cell>
          <table:table-cell office:value-type="float" office:value="12.25476" calcext:value-type="float">
            <text:p>12.25476</text:p>
          </table:table-cell>
          <table:table-cell office:value-type="float" office:value="14.10468" calcext:value-type="float">
            <text:p>14.10468</text:p>
          </table:table-cell>
          <table:table-cell office:value-type="float" office:value="13.05936" calcext:value-type="float">
            <text:p>13.05936</text:p>
          </table:table-cell>
          <table:table-cell office:value-type="float" office:value="14.28387" calcext:value-type="float">
            <text:p>14.28387</text:p>
          </table:table-cell>
          <table:table-cell office:value-type="float" office:value="13.62149" calcext:value-type="float">
            <text:p>13.62149</text:p>
          </table:table-cell>
          <table:table-cell office:value-type="float" office:value="14.5715" calcext:value-type="float">
            <text:p>14.5715</text:p>
          </table:table-cell>
          <table:table-cell office:value-type="float" office:value="14.2991" calcext:value-type="float">
            <text:p>14.2991</text:p>
          </table:table-cell>
          <table:table-cell office:value-type="float" office:value="14.92831" calcext:value-type="float">
            <text:p>14.92831</text:p>
          </table:table-cell>
          <table:table-cell office:value-type="float" office:value="14.81375" calcext:value-type="float">
            <text:p>14.81375</text:p>
          </table:table-cell>
          <table:table-cell office:value-type="float" office:value="15.14557" calcext:value-type="float">
            <text:p>15.14557</text:p>
          </table:table-cell>
          <table:table-cell office:value-type="float" office:value="15.1312" calcext:value-type="float">
            <text:p>15.1312</text:p>
          </table:table-cell>
          <table:table-cell office:value-type="float" office:value="15.43402" calcext:value-type="float">
            <text:p>15.43402</text:p>
          </table:table-cell>
          <table:table-cell office:value-type="float" office:value="15.42926" calcext:value-type="float">
            <text:p>15.42926</text:p>
          </table:table-cell>
          <table:table-cell office:value-type="float" office:value="15.73071" calcext:value-type="float">
            <text:p>15.73071</text:p>
          </table:table-cell>
          <table:table-cell office:value-type="float" office:value="15.68619" calcext:value-type="float">
            <text:p>15.68619</text:p>
          </table:table-cell>
          <table:table-cell office:value-type="float" office:value="15.88739" calcext:value-type="float">
            <text:p>15.88739</text:p>
          </table:table-cell>
          <table:table-cell office:value-type="float" office:value="15.81473" calcext:value-type="float">
            <text:p>15.81473</text:p>
          </table:table-cell>
          <table:table-cell office:value-type="float" office:value="15.75748" calcext:value-type="float">
            <text:p>15.75748</text:p>
          </table:table-cell>
          <table:table-cell office:value-type="float" office:value="15.67728" calcext:value-type="float">
            <text:p>15.67728</text:p>
          </table:table-cell>
          <table:table-cell office:value-type="float" office:value="36.5748" calcext:value-type="float">
            <text:p>36.5748</text:p>
          </table:table-cell>
          <table:table-cell office:value-type="float" office:value="-3.765289" calcext:value-type="float">
            <text:p>-3.7652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1" calcext:value-type="float">
            <text:p>11112001</text:p>
          </table:table-cell>
          <table:table-cell office:value-type="float" office:value="10.87774" calcext:value-type="float">
            <text:p>10.87774</text:p>
          </table:table-cell>
          <table:table-cell office:value-type="float" office:value="18.45" calcext:value-type="float">
            <text:p>18.45</text:p>
          </table:table-cell>
          <table:table-cell office:value-type="float" office:value="-1.17" calcext:value-type="float">
            <text:p>-1.17</text:p>
          </table:table-cell>
          <table:table-cell office:value-type="float" office:value="0.8719076" calcext:value-type="float">
            <text:p>0.8719076</text:p>
          </table:table-cell>
          <table:table-cell office:value-type="float" office:value="0.4954474" calcext:value-type="float">
            <text:p>0.4954474</text:p>
          </table:table-cell>
          <table:table-cell office:value-type="float" office:value="207.108" calcext:value-type="float">
            <text:p>207.108</text:p>
          </table:table-cell>
          <table:table-cell office:value-type="float" office:value="0" calcext:value-type="float">
            <text:p>0</text:p>
          </table:table-cell>
          <table:table-cell office:value-type="float" office:value="21.41876" calcext:value-type="float">
            <text:p>21.41876</text:p>
          </table:table-cell>
          <table:table-cell office:value-type="float" office:value="5.342316" calcext:value-type="float">
            <text:p>5.342316</text:p>
          </table:table-cell>
          <table:table-cell office:value-type="float" office:value="17.1806" calcext:value-type="float">
            <text:p>17.1806</text:p>
          </table:table-cell>
          <table:table-cell office:value-type="float" office:value="8.341553" calcext:value-type="float">
            <text:p>8.341553</text:p>
          </table:table-cell>
          <table:table-cell office:value-type="float" office:value="15.51022" calcext:value-type="float">
            <text:p>15.51022</text:p>
          </table:table-cell>
          <table:table-cell office:value-type="float" office:value="9.997101" calcext:value-type="float">
            <text:p>9.997101</text:p>
          </table:table-cell>
          <table:table-cell office:value-type="float" office:value="14.53604" calcext:value-type="float">
            <text:p>14.53604</text:p>
          </table:table-cell>
          <table:table-cell office:value-type="float" office:value="11.32047" calcext:value-type="float">
            <text:p>11.32047</text:p>
          </table:table-cell>
          <table:table-cell office:value-type="float" office:value="14.1228" calcext:value-type="float">
            <text:p>14.1228</text:p>
          </table:table-cell>
          <table:table-cell office:value-type="float" office:value="12.11465" calcext:value-type="float">
            <text:p>12.11465</text:p>
          </table:table-cell>
          <table:table-cell office:value-type="float" office:value="14.04001" calcext:value-type="float">
            <text:p>14.04001</text:p>
          </table:table-cell>
          <table:table-cell office:value-type="float" office:value="12.91425" calcext:value-type="float">
            <text:p>12.91425</text:p>
          </table:table-cell>
          <table:table-cell office:value-type="float" office:value="14.15009" calcext:value-type="float">
            <text:p>14.15009</text:p>
          </table:table-cell>
          <table:table-cell office:value-type="float" office:value="13.46075" calcext:value-type="float">
            <text:p>13.46075</text:p>
          </table:table-cell>
          <table:table-cell office:value-type="float" office:value="14.32675" calcext:value-type="float">
            <text:p>14.32675</text:p>
          </table:table-cell>
          <table:table-cell office:value-type="float" office:value="14.13089" calcext:value-type="float">
            <text:p>14.13089</text:p>
          </table:table-cell>
          <table:table-cell office:value-type="float" office:value="14.81259" calcext:value-type="float">
            <text:p>14.81259</text:p>
          </table:table-cell>
          <table:table-cell office:value-type="float" office:value="14.70245" calcext:value-type="float">
            <text:p>14.70245</text:p>
          </table:table-cell>
          <table:table-cell office:value-type="float" office:value="15.14471" calcext:value-type="float">
            <text:p>15.14471</text:p>
          </table:table-cell>
          <table:table-cell office:value-type="float" office:value="15.12488" calcext:value-type="float">
            <text:p>15.12488</text:p>
          </table:table-cell>
          <table:table-cell office:value-type="float" office:value="15.42914" calcext:value-type="float">
            <text:p>15.42914</text:p>
          </table:table-cell>
          <table:table-cell office:value-type="float" office:value="15.41241" calcext:value-type="float">
            <text:p>15.41241</text:p>
          </table:table-cell>
          <table:table-cell office:value-type="float" office:value="15.68576" calcext:value-type="float">
            <text:p>15.68576</text:p>
          </table:table-cell>
          <table:table-cell office:value-type="float" office:value="15.64392" calcext:value-type="float">
            <text:p>15.64392</text:p>
          </table:table-cell>
          <table:table-cell office:value-type="float" office:value="15.81396" calcext:value-type="float">
            <text:p>15.81396</text:p>
          </table:table-cell>
          <table:table-cell office:value-type="float" office:value="15.74625" calcext:value-type="float">
            <text:p>15.74625</text:p>
          </table:table-cell>
          <table:table-cell office:value-type="float" office:value="15.67642" calcext:value-type="float">
            <text:p>15.67642</text:p>
          </table:table-cell>
          <table:table-cell office:value-type="float" office:value="15.60025" calcext:value-type="float">
            <text:p>15.60025</text:p>
          </table:table-cell>
          <table:table-cell office:value-type="float" office:value="35.435" calcext:value-type="float">
            <text:p>35.435</text:p>
          </table:table-cell>
          <table:table-cell office:value-type="float" office:value="-4.166626" calcext:value-type="float">
            <text:p>-4.1666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1" calcext:value-type="float">
            <text:p>12112001</text:p>
          </table:table-cell>
          <table:table-cell office:value-type="float" office:value="8.682718" calcext:value-type="float">
            <text:p>8.682718</text:p>
          </table:table-cell>
          <table:table-cell office:value-type="float" office:value="20.6" calcext:value-type="float">
            <text:p>20.6</text:p>
          </table:table-cell>
          <table:table-cell office:value-type="float" office:value="4.9" calcext:value-type="float">
            <text:p>4.9</text:p>
          </table:table-cell>
          <table:table-cell office:value-type="float" office:value="1.515693" calcext:value-type="float">
            <text:p>1.515693</text:p>
          </table:table-cell>
          <table:table-cell office:value-type="float" office:value="0.7618005" calcext:value-type="float">
            <text:p>0.7618005</text:p>
          </table:table-cell>
          <table:table-cell office:value-type="float" office:value="371.556" calcext:value-type="float">
            <text:p>371.556</text:p>
          </table:table-cell>
          <table:table-cell office:value-type="float" office:value="0" calcext:value-type="float">
            <text:p>0</text:p>
          </table:table-cell>
          <table:table-cell office:value-type="float" office:value="22.00854" calcext:value-type="float">
            <text:p>22.00854</text:p>
          </table:table-cell>
          <table:table-cell office:value-type="float" office:value="7.594116" calcext:value-type="float">
            <text:p>7.594116</text:p>
          </table:table-cell>
          <table:table-cell office:value-type="float" office:value="17.28009" calcext:value-type="float">
            <text:p>17.28009</text:p>
          </table:table-cell>
          <table:table-cell office:value-type="float" office:value="9.527313" calcext:value-type="float">
            <text:p>9.527313</text:p>
          </table:table-cell>
          <table:table-cell office:value-type="float" office:value="15.62234" calcext:value-type="float">
            <text:p>15.62234</text:p>
          </table:table-cell>
          <table:table-cell office:value-type="float" office:value="10.70386" calcext:value-type="float">
            <text:p>10.70386</text:p>
          </table:table-cell>
          <table:table-cell office:value-type="float" office:value="14.69717" calcext:value-type="float">
            <text:p>14.69717</text:p>
          </table:table-cell>
          <table:table-cell office:value-type="float" office:value="11.69022" calcext:value-type="float">
            <text:p>11.69022</text:p>
          </table:table-cell>
          <table:table-cell office:value-type="float" office:value="14.29218" calcext:value-type="float">
            <text:p>14.29218</text:p>
          </table:table-cell>
          <table:table-cell office:value-type="float" office:value="12.314" calcext:value-type="float">
            <text:p>12.314</text:p>
          </table:table-cell>
          <table:table-cell office:value-type="float" office:value="14.08173" calcext:value-type="float">
            <text:p>14.08173</text:p>
          </table:table-cell>
          <table:table-cell office:value-type="float" office:value="12.95575" calcext:value-type="float">
            <text:p>12.95575</text:p>
          </table:table-cell>
          <table:table-cell office:value-type="float" office:value="14.02859" calcext:value-type="float">
            <text:p>14.02859</text:p>
          </table:table-cell>
          <table:table-cell office:value-type="float" office:value="13.42328" calcext:value-type="float">
            <text:p>13.42328</text:p>
          </table:table-cell>
          <table:table-cell office:value-type="float" office:value="14.16089" calcext:value-type="float">
            <text:p>14.16089</text:p>
          </table:table-cell>
          <table:table-cell office:value-type="float" office:value="14.02304" calcext:value-type="float">
            <text:p>14.02304</text:p>
          </table:table-cell>
          <table:table-cell office:value-type="float" office:value="14.70135" calcext:value-type="float">
            <text:p>14.70135</text:p>
          </table:table-cell>
          <table:table-cell office:value-type="float" office:value="14.60443" calcext:value-type="float">
            <text:p>14.60443</text:p>
          </table:table-cell>
          <table:table-cell office:value-type="float" office:value="15.12451" calcext:value-type="float">
            <text:p>15.12451</text:p>
          </table:table-cell>
          <table:table-cell office:value-type="float" office:value="15.08496" calcext:value-type="float">
            <text:p>15.08496</text:p>
          </table:table-cell>
          <table:table-cell office:value-type="float" office:value="15.41214" calcext:value-type="float">
            <text:p>15.41214</text:p>
          </table:table-cell>
          <table:table-cell office:value-type="float" office:value="15.38333" calcext:value-type="float">
            <text:p>15.38333</text:p>
          </table:table-cell>
          <table:table-cell office:value-type="float" office:value="15.64349" calcext:value-type="float">
            <text:p>15.64349</text:p>
          </table:table-cell>
          <table:table-cell office:value-type="float" office:value="15.60056" calcext:value-type="float">
            <text:p>15.60056</text:p>
          </table:table-cell>
          <table:table-cell office:value-type="float" office:value="15.74554" calcext:value-type="float">
            <text:p>15.74554</text:p>
          </table:table-cell>
          <table:table-cell office:value-type="float" office:value="15.68115" calcext:value-type="float">
            <text:p>15.68115</text:p>
          </table:table-cell>
          <table:table-cell office:value-type="float" office:value="15.59946" calcext:value-type="float">
            <text:p>15.59946</text:p>
          </table:table-cell>
          <table:table-cell office:value-type="float" office:value="15.52701" calcext:value-type="float">
            <text:p>15.52701</text:p>
          </table:table-cell>
          <table:table-cell office:value-type="float" office:value="36.90427" calcext:value-type="float">
            <text:p>36.90427</text:p>
          </table:table-cell>
          <table:table-cell office:value-type="float" office:value="1.665466" calcext:value-type="float">
            <text:p>1.6654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1" calcext:value-type="float">
            <text:p>13112001</text:p>
          </table:table-cell>
          <table:table-cell office:value-type="float" office:value="2.37168" calcext:value-type="float">
            <text:p>2.37168</text:p>
          </table:table-cell>
          <table:table-cell office:value-type="float" office:value="18.24" calcext:value-type="float">
            <text:p>18.24</text:p>
          </table:table-cell>
          <table:table-cell office:value-type="float" office:value="13.28" calcext:value-type="float">
            <text:p>13.28</text:p>
          </table:table-cell>
          <table:table-cell office:value-type="float" office:value="1.605993" calcext:value-type="float">
            <text:p>1.605993</text:p>
          </table:table-cell>
          <table:table-cell office:value-type="float" office:value="1.338988" calcext:value-type="float">
            <text:p>1.338988</text:p>
          </table:table-cell>
          <table:table-cell office:value-type="float" office:value="344.16" calcext:value-type="float">
            <text:p>344.16</text:p>
          </table:table-cell>
          <table:table-cell office:value-type="float" office:value="0" calcext:value-type="float">
            <text:p>0</text:p>
          </table:table-cell>
          <table:table-cell office:value-type="float" office:value="17.02158" calcext:value-type="float">
            <text:p>17.02158</text:p>
          </table:table-cell>
          <table:table-cell office:value-type="float" office:value="11.9787" calcext:value-type="float">
            <text:p>11.9787</text:p>
          </table:table-cell>
          <table:table-cell office:value-type="float" office:value="15.71698" calcext:value-type="float">
            <text:p>15.71698</text:p>
          </table:table-cell>
          <table:table-cell office:value-type="float" office:value="12.79947" calcext:value-type="float">
            <text:p>12.79947</text:p>
          </table:table-cell>
          <table:table-cell office:value-type="float" office:value="15.09384" calcext:value-type="float">
            <text:p>15.09384</text:p>
          </table:table-cell>
          <table:table-cell office:value-type="float" office:value="13.25082" calcext:value-type="float">
            <text:p>13.25082</text:p>
          </table:table-cell>
          <table:table-cell office:value-type="float" office:value="14.67609" calcext:value-type="float">
            <text:p>14.67609</text:p>
          </table:table-cell>
          <table:table-cell office:value-type="float" office:value="13.56424" calcext:value-type="float">
            <text:p>13.56424</text:p>
          </table:table-cell>
          <table:table-cell office:value-type="float" office:value="14.46747" calcext:value-type="float">
            <text:p>14.46747</text:p>
          </table:table-cell>
          <table:table-cell office:value-type="float" office:value="13.7323" calcext:value-type="float">
            <text:p>13.7323</text:p>
          </table:table-cell>
          <table:table-cell office:value-type="float" office:value="14.31879" calcext:value-type="float">
            <text:p>14.31879</text:p>
          </table:table-cell>
          <table:table-cell office:value-type="float" office:value="13.89697" calcext:value-type="float">
            <text:p>13.89697</text:p>
          </table:table-cell>
          <table:table-cell office:value-type="float" office:value="14.27664" calcext:value-type="float">
            <text:p>14.27664</text:p>
          </table:table-cell>
          <table:table-cell office:value-type="float" office:value="14.01059" calcext:value-type="float">
            <text:p>14.01059</text:p>
          </table:table-cell>
          <table:table-cell office:value-type="float" office:value="14.25433" calcext:value-type="float">
            <text:p>14.25433</text:p>
          </table:table-cell>
          <table:table-cell office:value-type="float" office:value="14.07379" calcext:value-type="float">
            <text:p>14.07379</text:p>
          </table:table-cell>
          <table:table-cell office:value-type="float" office:value="14.6037" calcext:value-type="float">
            <text:p>14.6037</text:p>
          </table:table-cell>
          <table:table-cell office:value-type="float" office:value="14.58105" calcext:value-type="float">
            <text:p>14.58105</text:p>
          </table:table-cell>
          <table:table-cell office:value-type="float" office:value="15.08447" calcext:value-type="float">
            <text:p>15.08447</text:p>
          </table:table-cell>
          <table:table-cell office:value-type="float" office:value="15.04138" calcext:value-type="float">
            <text:p>15.04138</text:p>
          </table:table-cell>
          <table:table-cell office:value-type="float" office:value="15.38297" calcext:value-type="float">
            <text:p>15.38297</text:p>
          </table:table-cell>
          <table:table-cell office:value-type="float" office:value="15.34543" calcext:value-type="float">
            <text:p>15.34543</text:p>
          </table:table-cell>
          <table:table-cell office:value-type="float" office:value="15.6001" calcext:value-type="float">
            <text:p>15.6001</text:p>
          </table:table-cell>
          <table:table-cell office:value-type="float" office:value="15.55533" calcext:value-type="float">
            <text:p>15.55533</text:p>
          </table:table-cell>
          <table:table-cell office:value-type="float" office:value="15.68054" calcext:value-type="float">
            <text:p>15.68054</text:p>
          </table:table-cell>
          <table:table-cell office:value-type="float" office:value="15.61905" calcext:value-type="float">
            <text:p>15.61905</text:p>
          </table:table-cell>
          <table:table-cell office:value-type="float" office:value="15.52628" calcext:value-type="float">
            <text:p>15.52628</text:p>
          </table:table-cell>
          <table:table-cell office:value-type="float" office:value="15.45776" calcext:value-type="float">
            <text:p>15.45776</text:p>
          </table:table-cell>
          <table:table-cell office:value-type="float" office:value="21.12497" calcext:value-type="float">
            <text:p>21.12497</text:p>
          </table:table-cell>
          <table:table-cell office:value-type="float" office:value="10.1131" calcext:value-type="float">
            <text:p>10.11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1" calcext:value-type="float">
            <text:p>14112001</text:p>
          </table:table-cell>
          <table:table-cell office:value-type="float" office:value="3.14892" calcext:value-type="float">
            <text:p>3.14892</text:p>
          </table:table-cell>
          <table:table-cell office:value-type="float" office:value="19.72" calcext:value-type="float">
            <text:p>19.72</text:p>
          </table:table-cell>
          <table:table-cell office:value-type="float" office:value="12.73" calcext:value-type="float">
            <text:p>12.73</text:p>
          </table:table-cell>
          <table:table-cell office:value-type="float" office:value="1.68747" calcext:value-type="float">
            <text:p>1.68747</text:p>
          </table:table-cell>
          <table:table-cell office:value-type="float" office:value="1.29164" calcext:value-type="float">
            <text:p>1.29164</text:p>
          </table:table-cell>
          <table:table-cell office:value-type="float" office:value="328.176" calcext:value-type="float">
            <text:p>328.176</text:p>
          </table:table-cell>
          <table:table-cell office:value-type="float" office:value="0" calcext:value-type="float">
            <text:p>0</text:p>
          </table:table-cell>
          <table:table-cell office:value-type="float" office:value="18.5928" calcext:value-type="float">
            <text:p>18.5928</text:p>
          </table:table-cell>
          <table:table-cell office:value-type="float" office:value="12.87091" calcext:value-type="float">
            <text:p>12.87091</text:p>
          </table:table-cell>
          <table:table-cell office:value-type="float" office:value="16.80469" calcext:value-type="float">
            <text:p>16.80469</text:p>
          </table:table-cell>
          <table:table-cell office:value-type="float" office:value="13.60806" calcext:value-type="float">
            <text:p>13.60806</text:p>
          </table:table-cell>
          <table:table-cell office:value-type="float" office:value="15.93991" calcext:value-type="float">
            <text:p>15.93991</text:p>
          </table:table-cell>
          <table:table-cell office:value-type="float" office:value="13.80408" calcext:value-type="float">
            <text:p>13.80408</text:p>
          </table:table-cell>
          <table:table-cell office:value-type="float" office:value="15.33908" calcext:value-type="float">
            <text:p>15.33908</text:p>
          </table:table-cell>
          <table:table-cell office:value-type="float" office:value="13.96832" calcext:value-type="float">
            <text:p>13.96832</text:p>
          </table:table-cell>
          <table:table-cell office:value-type="float" office:value="15.01047" calcext:value-type="float">
            <text:p>15.01047</text:p>
          </table:table-cell>
          <table:table-cell office:value-type="float" office:value="14.06549" calcext:value-type="float">
            <text:p>14.06549</text:p>
          </table:table-cell>
          <table:table-cell office:value-type="float" office:value="14.7468" calcext:value-type="float">
            <text:p>14.7468</text:p>
          </table:table-cell>
          <table:table-cell office:value-type="float" office:value="14.16409" calcext:value-type="float">
            <text:p>14.16409</text:p>
          </table:table-cell>
          <table:table-cell office:value-type="float" office:value="14.60614" calcext:value-type="float">
            <text:p>14.60614</text:p>
          </table:table-cell>
          <table:table-cell office:value-type="float" office:value="14.23038" calcext:value-type="float">
            <text:p>14.23038</text:p>
          </table:table-cell>
          <table:table-cell office:value-type="float" office:value="14.43481" calcext:value-type="float">
            <text:p>14.43481</text:p>
          </table:table-cell>
          <table:table-cell office:value-type="float" office:value="14.25677" calcext:value-type="float">
            <text:p>14.25677</text:p>
          </table:table-cell>
          <table:table-cell office:value-type="float" office:value="14.61575" calcext:value-type="float">
            <text:p>14.61575</text:p>
          </table:table-cell>
          <table:table-cell office:value-type="float" office:value="14.5824" calcext:value-type="float">
            <text:p>14.5824</text:p>
          </table:table-cell>
          <table:table-cell office:value-type="float" office:value="15.04102" calcext:value-type="float">
            <text:p>15.04102</text:p>
          </table:table-cell>
          <table:table-cell office:value-type="float" office:value="15.01077" calcext:value-type="float">
            <text:p>15.01077</text:p>
          </table:table-cell>
          <table:table-cell office:value-type="float" office:value="15.345" calcext:value-type="float">
            <text:p>15.345</text:p>
          </table:table-cell>
          <table:table-cell office:value-type="float" office:value="15.30551" calcext:value-type="float">
            <text:p>15.30551</text:p>
          </table:table-cell>
          <table:table-cell office:value-type="float" office:value="15.55484" calcext:value-type="float">
            <text:p>15.55484</text:p>
          </table:table-cell>
          <table:table-cell office:value-type="float" office:value="15.50803" calcext:value-type="float">
            <text:p>15.50803</text:p>
          </table:table-cell>
          <table:table-cell office:value-type="float" office:value="15.61844" calcext:value-type="float">
            <text:p>15.61844</text:p>
          </table:table-cell>
          <table:table-cell office:value-type="float" office:value="15.55878" calcext:value-type="float">
            <text:p>15.55878</text:p>
          </table:table-cell>
          <table:table-cell office:value-type="float" office:value="15.45706" calcext:value-type="float">
            <text:p>15.45706</text:p>
          </table:table-cell>
          <table:table-cell office:value-type="float" office:value="15.39105" calcext:value-type="float">
            <text:p>15.39105</text:p>
          </table:table-cell>
          <table:table-cell office:value-type="float" office:value="22.89502" calcext:value-type="float">
            <text:p>22.89502</text:p>
          </table:table-cell>
          <table:table-cell office:value-type="float" office:value="9.771545" calcext:value-type="float">
            <text:p>9.7715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1" calcext:value-type="float">
            <text:p>15112001</text:p>
          </table:table-cell>
          <table:table-cell office:value-type="float" office:value="9.969582" calcext:value-type="float">
            <text:p>9.969582</text:p>
          </table:table-cell>
          <table:table-cell office:value-type="float" office:value="24.57" calcext:value-type="float">
            <text:p>24.57</text:p>
          </table:table-cell>
          <table:table-cell office:value-type="float" office:value="9.76" calcext:value-type="float">
            <text:p>9.76</text:p>
          </table:table-cell>
          <table:table-cell office:value-type="float" office:value="1.402399" calcext:value-type="float">
            <text:p>1.402399</text:p>
          </table:table-cell>
          <table:table-cell office:value-type="float" office:value="1.021074" calcext:value-type="float">
            <text:p>1.021074</text:p>
          </table:table-cell>
          <table:table-cell office:value-type="float" office:value="222.3" calcext:value-type="float">
            <text:p>222.3</text:p>
          </table:table-cell>
          <table:table-cell office:value-type="float" office:value="0" calcext:value-type="float">
            <text:p>0</text:p>
          </table:table-cell>
          <table:table-cell office:value-type="float" office:value="23.74255" calcext:value-type="float">
            <text:p>23.74255</text:p>
          </table:table-cell>
          <table:table-cell office:value-type="float" office:value="10.77905" calcext:value-type="float">
            <text:p>10.77905</text:p>
          </table:table-cell>
          <table:table-cell office:value-type="float" office:value="19.88333" calcext:value-type="float">
            <text:p>19.88333</text:p>
          </table:table-cell>
          <table:table-cell office:value-type="float" office:value="12.17191" calcext:value-type="float">
            <text:p>12.17191</text:p>
          </table:table-cell>
          <table:table-cell office:value-type="float" office:value="17.93973" calcext:value-type="float">
            <text:p>17.93973</text:p>
          </table:table-cell>
          <table:table-cell office:value-type="float" office:value="12.92886" calcext:value-type="float">
            <text:p>12.92886</text:p>
          </table:table-cell>
          <table:table-cell office:value-type="float" office:value="16.60587" calcext:value-type="float">
            <text:p>16.60587</text:p>
          </table:table-cell>
          <table:table-cell office:value-type="float" office:value="13.52087" calcext:value-type="float">
            <text:p>13.52087</text:p>
          </table:table-cell>
          <table:table-cell office:value-type="float" office:value="15.89389" calcext:value-type="float">
            <text:p>15.89389</text:p>
          </table:table-cell>
          <table:table-cell office:value-type="float" office:value="13.85779" calcext:value-type="float">
            <text:p>13.85779</text:p>
          </table:table-cell>
          <table:table-cell office:value-type="float" office:value="15.31375" calcext:value-type="float">
            <text:p>15.31375</text:p>
          </table:table-cell>
          <table:table-cell office:value-type="float" office:value="14.17477" calcext:value-type="float">
            <text:p>14.17477</text:p>
          </table:table-cell>
          <table:table-cell office:value-type="float" office:value="15.00916" calcext:value-type="float">
            <text:p>15.00916</text:p>
          </table:table-cell>
          <table:table-cell office:value-type="float" office:value="14.32889" calcext:value-type="float">
            <text:p>14.32889</text:p>
          </table:table-cell>
          <table:table-cell office:value-type="float" office:value="14.61966" calcext:value-type="float">
            <text:p>14.61966</text:p>
          </table:table-cell>
          <table:table-cell office:value-type="float" office:value="14.43808" calcext:value-type="float">
            <text:p>14.43808</text:p>
          </table:table-cell>
          <table:table-cell office:value-type="float" office:value="14.6792" calcext:value-type="float">
            <text:p>14.6792</text:p>
          </table:table-cell>
          <table:table-cell office:value-type="float" office:value="14.61639" calcext:value-type="float">
            <text:p>14.61639</text:p>
          </table:table-cell>
          <table:table-cell office:value-type="float" office:value="15.01056" calcext:value-type="float">
            <text:p>15.01056</text:p>
          </table:table-cell>
          <table:table-cell office:value-type="float" office:value="14.99646" calcext:value-type="float">
            <text:p>14.99646</text:p>
          </table:table-cell>
          <table:table-cell office:value-type="float" office:value="15.30508" calcext:value-type="float">
            <text:p>15.30508</text:p>
          </table:table-cell>
          <table:table-cell office:value-type="float" office:value="15.26862" calcext:value-type="float">
            <text:p>15.26862</text:p>
          </table:table-cell>
          <table:table-cell office:value-type="float" office:value="15.50751" calcext:value-type="float">
            <text:p>15.50751</text:p>
          </table:table-cell>
          <table:table-cell office:value-type="float" office:value="15.46057" calcext:value-type="float">
            <text:p>15.46057</text:p>
          </table:table-cell>
          <table:table-cell office:value-type="float" office:value="15.55817" calcext:value-type="float">
            <text:p>15.55817</text:p>
          </table:table-cell>
          <table:table-cell office:value-type="float" office:value="15.49838" calcext:value-type="float">
            <text:p>15.49838</text:p>
          </table:table-cell>
          <table:table-cell office:value-type="float" office:value="15.39038" calcext:value-type="float">
            <text:p>15.39038</text:p>
          </table:table-cell>
          <table:table-cell office:value-type="float" office:value="15.32706" calcext:value-type="float">
            <text:p>15.32706</text:p>
          </table:table-cell>
          <table:table-cell office:value-type="float" office:value="39.11545" calcext:value-type="float">
            <text:p>39.11545</text:p>
          </table:table-cell>
          <table:table-cell office:value-type="float" office:value="6.587402" calcext:value-type="float">
            <text:p>6.5874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1" calcext:value-type="float">
            <text:p>16112001</text:p>
          </table:table-cell>
          <table:table-cell office:value-type="float" office:value="9.539514" calcext:value-type="float">
            <text:p>9.539514</text:p>
          </table:table-cell>
          <table:table-cell office:value-type="float" office:value="22.32" calcext:value-type="float">
            <text:p>22.32</text:p>
          </table:table-cell>
          <table:table-cell office:value-type="float" office:value="6.78" calcext:value-type="float">
            <text:p>6.78</text:p>
          </table:table-cell>
          <table:table-cell office:value-type="float" office:value="1.357655" calcext:value-type="float">
            <text:p>1.357655</text:p>
          </table:table-cell>
          <table:table-cell office:value-type="float" office:value="0.8670956" calcext:value-type="float">
            <text:p>0.8670956</text:p>
          </table:table-cell>
          <table:table-cell office:value-type="float" office:value="187.812" calcext:value-type="float">
            <text:p>187.812</text:p>
          </table:table-cell>
          <table:table-cell office:value-type="float" office:value="0" calcext:value-type="float">
            <text:p>0</text:p>
          </table:table-cell>
          <table:table-cell office:value-type="float" office:value="23.3335" calcext:value-type="float">
            <text:p>23.3335</text:p>
          </table:table-cell>
          <table:table-cell office:value-type="float" office:value="9.484406" calcext:value-type="float">
            <text:p>9.484406</text:p>
          </table:table-cell>
          <table:table-cell office:value-type="float" office:value="19.48782" calcext:value-type="float">
            <text:p>19.48782</text:p>
          </table:table-cell>
          <table:table-cell office:value-type="float" office:value="11.47034" calcext:value-type="float">
            <text:p>11.47034</text:p>
          </table:table-cell>
          <table:table-cell office:value-type="float" office:value="17.64404" calcext:value-type="float">
            <text:p>17.64404</text:p>
          </table:table-cell>
          <table:table-cell office:value-type="float" office:value="12.62085" calcext:value-type="float">
            <text:p>12.62085</text:p>
          </table:table-cell>
          <table:table-cell office:value-type="float" office:value="16.44443" calcext:value-type="float">
            <text:p>16.44443</text:p>
          </table:table-cell>
          <table:table-cell office:value-type="float" office:value="13.47775" calcext:value-type="float">
            <text:p>13.47775</text:p>
          </table:table-cell>
          <table:table-cell office:value-type="float" office:value="15.81915" calcext:value-type="float">
            <text:p>15.81915</text:p>
          </table:table-cell>
          <table:table-cell office:value-type="float" office:value="13.94427" calcext:value-type="float">
            <text:p>13.94427</text:p>
          </table:table-cell>
          <table:table-cell office:value-type="float" office:value="15.31104" calcext:value-type="float">
            <text:p>15.31104</text:p>
          </table:table-cell>
          <table:table-cell office:value-type="float" office:value="14.36307" calcext:value-type="float">
            <text:p>14.36307</text:p>
          </table:table-cell>
          <table:table-cell office:value-type="float" office:value="15.06564" calcext:value-type="float">
            <text:p>15.06564</text:p>
          </table:table-cell>
          <table:table-cell office:value-type="float" office:value="14.5365" calcext:value-type="float">
            <text:p>14.5365</text:p>
          </table:table-cell>
          <table:table-cell office:value-type="float" office:value="14.77029" calcext:value-type="float">
            <text:p>14.77029</text:p>
          </table:table-cell>
          <table:table-cell office:value-type="float" office:value="14.62476" calcext:value-type="float">
            <text:p>14.62476</text:p>
          </table:table-cell>
          <table:table-cell office:value-type="float" office:value="14.767" calcext:value-type="float">
            <text:p>14.767</text:p>
          </table:table-cell>
          <table:table-cell office:value-type="float" office:value="14.68015" calcext:value-type="float">
            <text:p>14.68015</text:p>
          </table:table-cell>
          <table:table-cell office:value-type="float" office:value="14.99817" calcext:value-type="float">
            <text:p>14.99817</text:p>
          </table:table-cell>
          <table:table-cell office:value-type="float" office:value="14.99515" calcext:value-type="float">
            <text:p>14.99515</text:p>
          </table:table-cell>
          <table:table-cell office:value-type="float" office:value="15.26828" calcext:value-type="float">
            <text:p>15.26828</text:p>
          </table:table-cell>
          <table:table-cell office:value-type="float" office:value="15.23785" calcext:value-type="float">
            <text:p>15.23785</text:p>
          </table:table-cell>
          <table:table-cell office:value-type="float" office:value="15.46005" calcext:value-type="float">
            <text:p>15.46005</text:p>
          </table:table-cell>
          <table:table-cell office:value-type="float" office:value="15.41379" calcext:value-type="float">
            <text:p>15.41379</text:p>
          </table:table-cell>
          <table:table-cell office:value-type="float" office:value="15.49777" calcext:value-type="float">
            <text:p>15.49777</text:p>
          </table:table-cell>
          <table:table-cell office:value-type="float" office:value="15.44193" calcext:value-type="float">
            <text:p>15.44193</text:p>
          </table:table-cell>
          <table:table-cell office:value-type="float" office:value="15.32639" calcext:value-type="float">
            <text:p>15.32639</text:p>
          </table:table-cell>
          <table:table-cell office:value-type="float" office:value="15.26575" calcext:value-type="float">
            <text:p>15.26575</text:p>
          </table:table-cell>
          <table:table-cell office:value-type="float" office:value="37.81088" calcext:value-type="float">
            <text:p>37.81088</text:p>
          </table:table-cell>
          <table:table-cell office:value-type="float" office:value="3.745331" calcext:value-type="float">
            <text:p>3.7453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1" calcext:value-type="float">
            <text:p>17112001</text:p>
          </table:table-cell>
          <table:table-cell office:value-type="float" office:value="7.743546" calcext:value-type="float">
            <text:p>7.743546</text:p>
          </table:table-cell>
          <table:table-cell office:value-type="float" office:value="21.58" calcext:value-type="float">
            <text:p>21.58</text:p>
          </table:table-cell>
          <table:table-cell office:value-type="float" office:value="7.31" calcext:value-type="float">
            <text:p>7.31</text:p>
          </table:table-cell>
          <table:table-cell office:value-type="float" office:value="1.339999" calcext:value-type="float">
            <text:p>1.339999</text:p>
          </table:table-cell>
          <table:table-cell office:value-type="float" office:value="0.899045" calcext:value-type="float">
            <text:p>0.899045</text:p>
          </table:table-cell>
          <table:table-cell office:value-type="float" office:value="252.864" calcext:value-type="float">
            <text:p>252.864</text:p>
          </table:table-cell>
          <table:table-cell office:value-type="float" office:value="0" calcext:value-type="float">
            <text:p>0</text:p>
          </table:table-cell>
          <table:table-cell office:value-type="float" office:value="22.18124" calcext:value-type="float">
            <text:p>22.18124</text:p>
          </table:table-cell>
          <table:table-cell office:value-type="float" office:value="9.547455" calcext:value-type="float">
            <text:p>9.547455</text:p>
          </table:table-cell>
          <table:table-cell office:value-type="float" office:value="18.51062" calcext:value-type="float">
            <text:p>18.51062</text:p>
          </table:table-cell>
          <table:table-cell office:value-type="float" office:value="11.3696" calcext:value-type="float">
            <text:p>11.3696</text:p>
          </table:table-cell>
          <table:table-cell office:value-type="float" office:value="16.86508" calcext:value-type="float">
            <text:p>16.86508</text:p>
          </table:table-cell>
          <table:table-cell office:value-type="float" office:value="12.40112" calcext:value-type="float">
            <text:p>12.40112</text:p>
          </table:table-cell>
          <table:table-cell office:value-type="float" office:value="15.86655" calcext:value-type="float">
            <text:p>15.86655</text:p>
          </table:table-cell>
          <table:table-cell office:value-type="float" office:value="13.24716" calcext:value-type="float">
            <text:p>13.24716</text:p>
          </table:table-cell>
          <table:table-cell office:value-type="float" office:value="15.38446" calcext:value-type="float">
            <text:p>15.38446</text:p>
          </table:table-cell>
          <table:table-cell office:value-type="float" office:value="13.74777" calcext:value-type="float">
            <text:p>13.74777</text:p>
          </table:table-cell>
          <table:table-cell office:value-type="float" office:value="15.22354" calcext:value-type="float">
            <text:p>15.22354</text:p>
          </table:table-cell>
          <table:table-cell office:value-type="float" office:value="14.21021" calcext:value-type="float">
            <text:p>14.21021</text:p>
          </table:table-cell>
          <table:table-cell office:value-type="float" office:value="15.06476" calcext:value-type="float">
            <text:p>15.06476</text:p>
          </table:table-cell>
          <table:table-cell office:value-type="float" office:value="14.46268" calcext:value-type="float">
            <text:p>14.46268</text:p>
          </table:table-cell>
          <table:table-cell office:value-type="float" office:value="14.8212" calcext:value-type="float">
            <text:p>14.8212</text:p>
          </table:table-cell>
          <table:table-cell office:value-type="float" office:value="14.72363" calcext:value-type="float">
            <text:p>14.72363</text:p>
          </table:table-cell>
          <table:table-cell office:value-type="float" office:value="14.82578" calcext:value-type="float">
            <text:p>14.82578</text:p>
          </table:table-cell>
          <table:table-cell office:value-type="float" office:value="14.76791" calcext:value-type="float">
            <text:p>14.76791</text:p>
          </table:table-cell>
          <table:table-cell office:value-type="float" office:value="15.00897" calcext:value-type="float">
            <text:p>15.00897</text:p>
          </table:table-cell>
          <table:table-cell office:value-type="float" office:value="14.99823" calcext:value-type="float">
            <text:p>14.99823</text:p>
          </table:table-cell>
          <table:table-cell office:value-type="float" office:value="15.23758" calcext:value-type="float">
            <text:p>15.23758</text:p>
          </table:table-cell>
          <table:table-cell office:value-type="float" office:value="15.21405" calcext:value-type="float">
            <text:p>15.21405</text:p>
          </table:table-cell>
          <table:table-cell office:value-type="float" office:value="15.41333" calcext:value-type="float">
            <text:p>15.41333</text:p>
          </table:table-cell>
          <table:table-cell office:value-type="float" office:value="15.36969" calcext:value-type="float">
            <text:p>15.36969</text:p>
          </table:table-cell>
          <table:table-cell office:value-type="float" office:value="15.44135" calcext:value-type="float">
            <text:p>15.44135</text:p>
          </table:table-cell>
          <table:table-cell office:value-type="float" office:value="15.38669" calcext:value-type="float">
            <text:p>15.38669</text:p>
          </table:table-cell>
          <table:table-cell office:value-type="float" office:value="15.26514" calcext:value-type="float">
            <text:p>15.26514</text:p>
          </table:table-cell>
          <table:table-cell office:value-type="float" office:value="15.207" calcext:value-type="float">
            <text:p>15.207</text:p>
          </table:table-cell>
          <table:table-cell office:value-type="float" office:value="35.93372" calcext:value-type="float">
            <text:p>35.93372</text:p>
          </table:table-cell>
          <table:table-cell office:value-type="float" office:value="4.040039" calcext:value-type="float">
            <text:p>4.0400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1" calcext:value-type="float">
            <text:p>18112001</text:p>
          </table:table-cell>
          <table:table-cell office:value-type="float" office:value="2.0088" calcext:value-type="float">
            <text:p>2.0088</text:p>
          </table:table-cell>
          <table:table-cell office:value-type="float" office:value="15.88" calcext:value-type="float">
            <text:p>15.88</text:p>
          </table:table-cell>
          <table:table-cell office:value-type="float" office:value="5.9" calcext:value-type="float">
            <text:p>5.9</text:p>
          </table:table-cell>
          <table:table-cell office:value-type="float" office:value="1.402921" calcext:value-type="float">
            <text:p>1.402921</text:p>
          </table:table-cell>
          <table:table-cell office:value-type="float" office:value="0.7076755" calcext:value-type="float">
            <text:p>0.7076755</text:p>
          </table:table-cell>
          <table:table-cell office:value-type="float" office:value="494.208" calcext:value-type="float">
            <text:p>494.208</text:p>
          </table:table-cell>
          <table:table-cell office:value-type="float" office:value="0.1" calcext:value-type="float">
            <text:p>0.1</text:p>
          </table:table-cell>
          <table:table-cell office:value-type="float" office:value="16.57339" calcext:value-type="float">
            <text:p>16.57339</text:p>
          </table:table-cell>
          <table:table-cell office:value-type="float" office:value="8.091003" calcext:value-type="float">
            <text:p>8.091003</text:p>
          </table:table-cell>
          <table:table-cell office:value-type="float" office:value="15.22079" calcext:value-type="float">
            <text:p>15.22079</text:p>
          </table:table-cell>
          <table:table-cell office:value-type="float" office:value="10.23068" calcext:value-type="float">
            <text:p>10.23068</text:p>
          </table:table-cell>
          <table:table-cell office:value-type="float" office:value="14.71942" calcext:value-type="float">
            <text:p>14.71942</text:p>
          </table:table-cell>
          <table:table-cell office:value-type="float" office:value="11.6821" calcext:value-type="float">
            <text:p>11.6821</text:p>
          </table:table-cell>
          <table:table-cell office:value-type="float" office:value="14.79776" calcext:value-type="float">
            <text:p>14.79776</text:p>
          </table:table-cell>
          <table:table-cell office:value-type="float" office:value="12.84183" calcext:value-type="float">
            <text:p>12.84183</text:p>
          </table:table-cell>
          <table:table-cell office:value-type="float" office:value="14.93008" calcext:value-type="float">
            <text:p>14.93008</text:p>
          </table:table-cell>
          <table:table-cell office:value-type="float" office:value="13.48282" calcext:value-type="float">
            <text:p>13.48282</text:p>
          </table:table-cell>
          <table:table-cell office:value-type="float" office:value="14.9863" calcext:value-type="float">
            <text:p>14.9863</text:p>
          </table:table-cell>
          <table:table-cell office:value-type="float" office:value="14.12817" calcext:value-type="float">
            <text:p>14.12817</text:p>
          </table:table-cell>
          <table:table-cell office:value-type="float" office:value="14.89999" calcext:value-type="float">
            <text:p>14.89999</text:p>
          </table:table-cell>
          <table:table-cell office:value-type="float" office:value="14.44968" calcext:value-type="float">
            <text:p>14.44968</text:p>
          </table:table-cell>
          <table:table-cell office:value-type="float" office:value="14.79205" calcext:value-type="float">
            <text:p>14.79205</text:p>
          </table:table-cell>
          <table:table-cell office:value-type="float" office:value="14.71246" calcext:value-type="float">
            <text:p>14.71246</text:p>
          </table:table-cell>
          <table:table-cell office:value-type="float" office:value="14.85175" calcext:value-type="float">
            <text:p>14.85175</text:p>
          </table:table-cell>
          <table:table-cell office:value-type="float" office:value="14.82614" calcext:value-type="float">
            <text:p>14.82614</text:p>
          </table:table-cell>
          <table:table-cell office:value-type="float" office:value="15.01855" calcext:value-type="float">
            <text:p>15.01855</text:p>
          </table:table-cell>
          <table:table-cell office:value-type="float" office:value="15.00906" calcext:value-type="float">
            <text:p>15.00906</text:p>
          </table:table-cell>
          <table:table-cell office:value-type="float" office:value="15.21381" calcext:value-type="float">
            <text:p>15.21381</text:p>
          </table:table-cell>
          <table:table-cell office:value-type="float" office:value="15.19516" calcext:value-type="float">
            <text:p>15.19516</text:p>
          </table:table-cell>
          <table:table-cell office:value-type="float" office:value="15.36929" calcext:value-type="float">
            <text:p>15.36929</text:p>
          </table:table-cell>
          <table:table-cell office:value-type="float" office:value="15.32916" calcext:value-type="float">
            <text:p>15.32916</text:p>
          </table:table-cell>
          <table:table-cell office:value-type="float" office:value="15.38611" calcext:value-type="float">
            <text:p>15.38611</text:p>
          </table:table-cell>
          <table:table-cell office:value-type="float" office:value="15.3335" calcext:value-type="float">
            <text:p>15.3335</text:p>
          </table:table-cell>
          <table:table-cell office:value-type="float" office:value="15.20639" calcext:value-type="float">
            <text:p>15.20639</text:p>
          </table:table-cell>
          <table:table-cell office:value-type="float" office:value="15.1506" calcext:value-type="float">
            <text:p>15.1506</text:p>
          </table:table-cell>
          <table:table-cell office:value-type="float" office:value="18.89798" calcext:value-type="float">
            <text:p>18.89798</text:p>
          </table:table-cell>
          <table:table-cell office:value-type="float" office:value="2.453339" calcext:value-type="float">
            <text:p>2.4533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1" calcext:value-type="float">
            <text:p>19112001</text:p>
          </table:table-cell>
          <table:table-cell office:value-type="float" office:value="10.06399" calcext:value-type="float">
            <text:p>10.06399</text:p>
          </table:table-cell>
          <table:table-cell office:value-type="float" office:value="9.31" calcext:value-type="float">
            <text:p>9.31</text:p>
          </table:table-cell>
          <table:table-cell office:value-type="float" office:value="-5" calcext:value-type="float">
            <text:p>-5</text:p>
          </table:table-cell>
          <table:table-cell office:value-type="float" office:value="0.6978621" calcext:value-type="float">
            <text:p>0.6978621</text:p>
          </table:table-cell>
          <table:table-cell office:value-type="float" office:value="0.3738973" calcext:value-type="float">
            <text:p>0.3738973</text:p>
          </table:table-cell>
          <table:table-cell office:value-type="float" office:value="308.304" calcext:value-type="float">
            <text:p>308.304</text:p>
          </table:table-cell>
          <table:table-cell office:value-type="float" office:value="0" calcext:value-type="float">
            <text:p>0</text:p>
          </table:table-cell>
          <table:table-cell office:value-type="float" office:value="17.56415" calcext:value-type="float">
            <text:p>17.56415</text:p>
          </table:table-cell>
          <table:table-cell office:value-type="float" office:value="3.344055" calcext:value-type="float">
            <text:p>3.344055</text:p>
          </table:table-cell>
          <table:table-cell office:value-type="float" office:value="14.78369" calcext:value-type="float">
            <text:p>14.78369</text:p>
          </table:table-cell>
          <table:table-cell office:value-type="float" office:value="7.113922" calcext:value-type="float">
            <text:p>7.113922</text:p>
          </table:table-cell>
          <table:table-cell office:value-type="float" office:value="13.68884" calcext:value-type="float">
            <text:p>13.68884</text:p>
          </table:table-cell>
          <table:table-cell office:value-type="float" office:value="9.128784" calcext:value-type="float">
            <text:p>9.128784</text:p>
          </table:table-cell>
          <table:table-cell office:value-type="float" office:value="13.23181" calcext:value-type="float">
            <text:p>13.23181</text:p>
          </table:table-cell>
          <table:table-cell office:value-type="float" office:value="10.71683" calcext:value-type="float">
            <text:p>10.71683</text:p>
          </table:table-cell>
          <table:table-cell office:value-type="float" office:value="13.44113" calcext:value-type="float">
            <text:p>13.44113</text:p>
          </table:table-cell>
          <table:table-cell office:value-type="float" office:value="11.69931" calcext:value-type="float">
            <text:p>11.69931</text:p>
          </table:table-cell>
          <table:table-cell office:value-type="float" office:value="14.10269" calcext:value-type="float">
            <text:p>14.10269</text:p>
          </table:table-cell>
          <table:table-cell office:value-type="float" office:value="12.69189" calcext:value-type="float">
            <text:p>12.69189</text:p>
          </table:table-cell>
          <table:table-cell office:value-type="float" office:value="14.43619" calcext:value-type="float">
            <text:p>14.43619</text:p>
          </table:table-cell>
          <table:table-cell office:value-type="float" office:value="13.3927" calcext:value-type="float">
            <text:p>13.3927</text:p>
          </table:table-cell>
          <table:table-cell office:value-type="float" office:value="14.71014" calcext:value-type="float">
            <text:p>14.71014</text:p>
          </table:table-cell>
          <table:table-cell office:value-type="float" office:value="14.15283" calcext:value-type="float">
            <text:p>14.15283</text:p>
          </table:table-cell>
          <table:table-cell office:value-type="float" office:value="14.85159" calcext:value-type="float">
            <text:p>14.85159</text:p>
          </table:table-cell>
          <table:table-cell office:value-type="float" office:value="14.74707" calcext:value-type="float">
            <text:p>14.74707</text:p>
          </table:table-cell>
          <table:table-cell office:value-type="float" office:value="15.0199" calcext:value-type="float">
            <text:p>15.0199</text:p>
          </table:table-cell>
          <table:table-cell office:value-type="float" office:value="15.0123" calcext:value-type="float">
            <text:p>15.0123</text:p>
          </table:table-cell>
          <table:table-cell office:value-type="float" office:value="15.19498" calcext:value-type="float">
            <text:p>15.19498</text:p>
          </table:table-cell>
          <table:table-cell office:value-type="float" office:value="15.17654" calcext:value-type="float">
            <text:p>15.17654</text:p>
          </table:table-cell>
          <table:table-cell office:value-type="float" office:value="15.32877" calcext:value-type="float">
            <text:p>15.32877</text:p>
          </table:table-cell>
          <table:table-cell office:value-type="float" office:value="15.29123" calcext:value-type="float">
            <text:p>15.29123</text:p>
          </table:table-cell>
          <table:table-cell office:value-type="float" office:value="15.33298" calcext:value-type="float">
            <text:p>15.33298</text:p>
          </table:table-cell>
          <table:table-cell office:value-type="float" office:value="15.28281" calcext:value-type="float">
            <text:p>15.28281</text:p>
          </table:table-cell>
          <table:table-cell office:value-type="float" office:value="15.15002" calcext:value-type="float">
            <text:p>15.15002</text:p>
          </table:table-cell>
          <table:table-cell office:value-type="float" office:value="15.09631" calcext:value-type="float">
            <text:p>15.09631</text:p>
          </table:table-cell>
          <table:table-cell office:value-type="float" office:value="21.82892" calcext:value-type="float">
            <text:p>21.82892</text:p>
          </table:table-cell>
          <table:table-cell office:value-type="float" office:value="-7.208038" calcext:value-type="float">
            <text:p>-7.2080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1" calcext:value-type="float">
            <text:p>20112001</text:p>
          </table:table-cell>
          <table:table-cell office:value-type="float" office:value="8.36981" calcext:value-type="float">
            <text:p>8.36981</text:p>
          </table:table-cell>
          <table:table-cell office:value-type="float" office:value="14.14" calcext:value-type="float">
            <text:p>14.14</text:p>
          </table:table-cell>
          <table:table-cell office:value-type="float" office:value="-6.01" calcext:value-type="float">
            <text:p>-6.01</text:p>
          </table:table-cell>
          <table:table-cell office:value-type="float" office:value="0.8396594" calcext:value-type="float">
            <text:p>0.8396594</text:p>
          </table:table-cell>
          <table:table-cell office:value-type="float" office:value="0.3466814" calcext:value-type="float">
            <text:p>0.3466814</text:p>
          </table:table-cell>
          <table:table-cell office:value-type="float" office:value="301.788" calcext:value-type="float">
            <text:p>301.788</text:p>
          </table:table-cell>
          <table:table-cell office:value-type="float" office:value="0" calcext:value-type="float">
            <text:p>0</text:p>
          </table:table-cell>
          <table:table-cell office:value-type="float" office:value="16.22583" calcext:value-type="float">
            <text:p>16.22583</text:p>
          </table:table-cell>
          <table:table-cell office:value-type="float" office:value="1.524506" calcext:value-type="float">
            <text:p>1.524506</text:p>
          </table:table-cell>
          <table:table-cell office:value-type="float" office:value="13.27783" calcext:value-type="float">
            <text:p>13.27783</text:p>
          </table:table-cell>
          <table:table-cell office:value-type="float" office:value="4.576904" calcext:value-type="float">
            <text:p>4.576904</text:p>
          </table:table-cell>
          <table:table-cell office:value-type="float" office:value="12.1936" calcext:value-type="float">
            <text:p>12.1936</text:p>
          </table:table-cell>
          <table:table-cell office:value-type="float" office:value="6.712494" calcext:value-type="float">
            <text:p>6.712494</text:p>
          </table:table-cell>
          <table:table-cell office:value-type="float" office:value="11.78787" calcext:value-type="float">
            <text:p>11.78787</text:p>
          </table:table-cell>
          <table:table-cell office:value-type="float" office:value="8.630859" calcext:value-type="float">
            <text:p>8.630859</text:p>
          </table:table-cell>
          <table:table-cell office:value-type="float" office:value="12.01566" calcext:value-type="float">
            <text:p>12.01566</text:p>
          </table:table-cell>
          <table:table-cell office:value-type="float" office:value="9.893768" calcext:value-type="float">
            <text:p>9.893768</text:p>
          </table:table-cell>
          <table:table-cell office:value-type="float" office:value="12.94028" calcext:value-type="float">
            <text:p>12.94028</text:p>
          </table:table-cell>
          <table:table-cell office:value-type="float" office:value="11.19666" calcext:value-type="float">
            <text:p>11.19666</text:p>
          </table:table-cell>
          <table:table-cell office:value-type="float" office:value="13.49536" calcext:value-type="float">
            <text:p>13.49536</text:p>
          </table:table-cell>
          <table:table-cell office:value-type="float" office:value="12.21021" calcext:value-type="float">
            <text:p>12.21021</text:p>
          </table:table-cell>
          <table:table-cell office:value-type="float" office:value="14.1489" calcext:value-type="float">
            <text:p>14.1489</text:p>
          </table:table-cell>
          <table:table-cell office:value-type="float" office:value="13.40353" calcext:value-type="float">
            <text:p>13.40353</text:p>
          </table:table-cell>
          <table:table-cell office:value-type="float" office:value="14.74518" calcext:value-type="float">
            <text:p>14.74518</text:p>
          </table:table-cell>
          <table:table-cell office:value-type="float" office:value="14.47784" calcext:value-type="float">
            <text:p>14.47784</text:p>
          </table:table-cell>
          <table:table-cell office:value-type="float" office:value="15.01199" calcext:value-type="float">
            <text:p>15.01199</text:p>
          </table:table-cell>
          <table:table-cell office:value-type="float" office:value="14.96072" calcext:value-type="float">
            <text:p>14.96072</text:p>
          </table:table-cell>
          <table:table-cell office:value-type="float" office:value="15.17633" calcext:value-type="float">
            <text:p>15.17633</text:p>
          </table:table-cell>
          <table:table-cell office:value-type="float" office:value="15.14917" calcext:value-type="float">
            <text:p>15.14917</text:p>
          </table:table-cell>
          <table:table-cell office:value-type="float" office:value="15.2908" calcext:value-type="float">
            <text:p>15.2908</text:p>
          </table:table-cell>
          <table:table-cell office:value-type="float" office:value="15.25461" calcext:value-type="float">
            <text:p>15.25461</text:p>
          </table:table-cell>
          <table:table-cell office:value-type="float" office:value="15.28229" calcext:value-type="float">
            <text:p>15.28229</text:p>
          </table:table-cell>
          <table:table-cell office:value-type="float" office:value="15.23404" calcext:value-type="float">
            <text:p>15.23404</text:p>
          </table:table-cell>
          <table:table-cell office:value-type="float" office:value="15.09573" calcext:value-type="float">
            <text:p>15.09573</text:p>
          </table:table-cell>
          <table:table-cell office:value-type="float" office:value="15.04361" calcext:value-type="float">
            <text:p>15.04361</text:p>
          </table:table-cell>
          <table:table-cell office:value-type="float" office:value="25.62793" calcext:value-type="float">
            <text:p>25.62793</text:p>
          </table:table-cell>
          <table:table-cell office:value-type="float" office:value="-8.323975" calcext:value-type="float">
            <text:p>-8.3239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1" calcext:value-type="float">
            <text:p>21112001</text:p>
          </table:table-cell>
          <table:table-cell office:value-type="float" office:value="9.601084" calcext:value-type="float">
            <text:p>9.601084</text:p>
          </table:table-cell>
          <table:table-cell office:value-type="float" office:value="19.03" calcext:value-type="float">
            <text:p>19.03</text:p>
          </table:table-cell>
          <table:table-cell office:value-type="float" office:value="-1.42" calcext:value-type="float">
            <text:p>-1.42</text:p>
          </table:table-cell>
          <table:table-cell office:value-type="float" office:value="0.8799599" calcext:value-type="float">
            <text:p>0.8799599</text:p>
          </table:table-cell>
          <table:table-cell office:value-type="float" office:value="0.486545" calcext:value-type="float">
            <text:p>0.486545</text:p>
          </table:table-cell>
          <table:table-cell office:value-type="float" office:value="180.396" calcext:value-type="float">
            <text:p>180.396</text:p>
          </table:table-cell>
          <table:table-cell office:value-type="float" office:value="0" calcext:value-type="float">
            <text:p>0</text:p>
          </table:table-cell>
          <table:table-cell office:value-type="float" office:value="18.93362" calcext:value-type="float">
            <text:p>18.93362</text:p>
          </table:table-cell>
          <table:table-cell office:value-type="float" office:value="3.305023" calcext:value-type="float">
            <text:p>3.305023</text:p>
          </table:table-cell>
          <table:table-cell office:value-type="float" office:value="15.08865" calcext:value-type="float">
            <text:p>15.08865</text:p>
          </table:table-cell>
          <table:table-cell office:value-type="float" office:value="6.000061" calcext:value-type="float">
            <text:p>6.000061</text:p>
          </table:table-cell>
          <table:table-cell office:value-type="float" office:value="13.44809" calcext:value-type="float">
            <text:p>13.44809</text:p>
          </table:table-cell>
          <table:table-cell office:value-type="float" office:value="7.6828" calcext:value-type="float">
            <text:p>7.6828</text:p>
          </table:table-cell>
          <table:table-cell office:value-type="float" office:value="12.58426" calcext:value-type="float">
            <text:p>12.58426</text:p>
          </table:table-cell>
          <table:table-cell office:value-type="float" office:value="9.157074" calcext:value-type="float">
            <text:p>9.157074</text:p>
          </table:table-cell>
          <table:table-cell office:value-type="float" office:value="12.28348" calcext:value-type="float">
            <text:p>12.28348</text:p>
          </table:table-cell>
          <table:table-cell office:value-type="float" office:value="10.10349" calcext:value-type="float">
            <text:p>10.10349</text:p>
          </table:table-cell>
          <table:table-cell office:value-type="float" office:value="12.23242" calcext:value-type="float">
            <text:p>12.23242</text:p>
          </table:table-cell>
          <table:table-cell office:value-type="float" office:value="11.11957" calcext:value-type="float">
            <text:p>11.11957</text:p>
          </table:table-cell>
          <table:table-cell office:value-type="float" office:value="12.53214" calcext:value-type="float">
            <text:p>12.53214</text:p>
          </table:table-cell>
          <table:table-cell office:value-type="float" office:value="11.94418" calcext:value-type="float">
            <text:p>11.94418</text:p>
          </table:table-cell>
          <table:table-cell office:value-type="float" office:value="13.40015" calcext:value-type="float">
            <text:p>13.40015</text:p>
          </table:table-cell>
          <table:table-cell office:value-type="float" office:value="13.03787" calcext:value-type="float">
            <text:p>13.03787</text:p>
          </table:table-cell>
          <table:table-cell office:value-type="float" office:value="14.47443" calcext:value-type="float">
            <text:p>14.47443</text:p>
          </table:table-cell>
          <table:table-cell office:value-type="float" office:value="14.16458" calcext:value-type="float">
            <text:p>14.16458</text:p>
          </table:table-cell>
          <table:table-cell office:value-type="float" office:value="14.95987" calcext:value-type="float">
            <text:p>14.95987</text:p>
          </table:table-cell>
          <table:table-cell office:value-type="float" office:value="14.85556" calcext:value-type="float">
            <text:p>14.85556</text:p>
          </table:table-cell>
          <table:table-cell office:value-type="float" office:value="15.14877" calcext:value-type="float">
            <text:p>15.14877</text:p>
          </table:table-cell>
          <table:table-cell office:value-type="float" office:value="15.10245" calcext:value-type="float">
            <text:p>15.10245</text:p>
          </table:table-cell>
          <table:table-cell office:value-type="float" office:value="15.25421" calcext:value-type="float">
            <text:p>15.25421</text:p>
          </table:table-cell>
          <table:table-cell office:value-type="float" office:value="15.21567" calcext:value-type="float">
            <text:p>15.21567</text:p>
          </table:table-cell>
          <table:table-cell office:value-type="float" office:value="15.23352" calcext:value-type="float">
            <text:p>15.23352</text:p>
          </table:table-cell>
          <table:table-cell office:value-type="float" office:value="15.18713" calcext:value-type="float">
            <text:p>15.18713</text:p>
          </table:table-cell>
          <table:table-cell office:value-type="float" office:value="15.04309" calcext:value-type="float">
            <text:p>15.04309</text:p>
          </table:table-cell>
          <table:table-cell office:value-type="float" office:value="14.99362" calcext:value-type="float">
            <text:p>14.99362</text:p>
          </table:table-cell>
          <table:table-cell office:value-type="float" office:value="32.4855" calcext:value-type="float">
            <text:p>32.4855</text:p>
          </table:table-cell>
          <table:table-cell office:value-type="float" office:value="-4.730225" calcext:value-type="float">
            <text:p>-4.7302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1" calcext:value-type="float">
            <text:p>22112001</text:p>
          </table:table-cell>
          <table:table-cell office:value-type="float" office:value="9.213084" calcext:value-type="float">
            <text:p>9.213084</text:p>
          </table:table-cell>
          <table:table-cell office:value-type="float" office:value="17.09" calcext:value-type="float">
            <text:p>17.09</text:p>
          </table:table-cell>
          <table:table-cell office:value-type="float" office:value="2.55" calcext:value-type="float">
            <text:p>2.55</text:p>
          </table:table-cell>
          <table:table-cell office:value-type="float" office:value="1.045493" calcext:value-type="float">
            <text:p>1.045493</text:p>
          </table:table-cell>
          <table:table-cell office:value-type="float" office:value="0.6463689" calcext:value-type="float">
            <text:p>0.6463689</text:p>
          </table:table-cell>
          <table:table-cell office:value-type="float" office:value="240.876" calcext:value-type="float">
            <text:p>240.876</text:p>
          </table:table-cell>
          <table:table-cell office:value-type="float" office:value="0" calcext:value-type="float">
            <text:p>0</text:p>
          </table:table-cell>
          <table:table-cell office:value-type="float" office:value="19.66498" calcext:value-type="float">
            <text:p>19.66498</text:p>
          </table:table-cell>
          <table:table-cell office:value-type="float" office:value="4.964172" calcext:value-type="float">
            <text:p>4.964172</text:p>
          </table:table-cell>
          <table:table-cell office:value-type="float" office:value="15.76019" calcext:value-type="float">
            <text:p>15.76019</text:p>
          </table:table-cell>
          <table:table-cell office:value-type="float" office:value="7.139099" calcext:value-type="float">
            <text:p>7.139099</text:p>
          </table:table-cell>
          <table:table-cell office:value-type="float" office:value="13.96307" calcext:value-type="float">
            <text:p>13.96307</text:p>
          </table:table-cell>
          <table:table-cell office:value-type="float" office:value="8.536407" calcext:value-type="float">
            <text:p>8.536407</text:p>
          </table:table-cell>
          <table:table-cell office:value-type="float" office:value="13.01178" calcext:value-type="float">
            <text:p>13.01178</text:p>
          </table:table-cell>
          <table:table-cell office:value-type="float" office:value="9.743896" calcext:value-type="float">
            <text:p>9.743896</text:p>
          </table:table-cell>
          <table:table-cell office:value-type="float" office:value="12.62766" calcext:value-type="float">
            <text:p>12.62766</text:p>
          </table:table-cell>
          <table:table-cell office:value-type="float" office:value="10.5217" calcext:value-type="float">
            <text:p>10.5217</text:p>
          </table:table-cell>
          <table:table-cell office:value-type="float" office:value="12.4682" calcext:value-type="float">
            <text:p>12.4682</text:p>
          </table:table-cell>
          <table:table-cell office:value-type="float" office:value="11.3497" calcext:value-type="float">
            <text:p>11.3497</text:p>
          </table:table-cell>
          <table:table-cell office:value-type="float" office:value="12.61514" calcext:value-type="float">
            <text:p>12.61514</text:p>
          </table:table-cell>
          <table:table-cell office:value-type="float" office:value="12.00677" calcext:value-type="float">
            <text:p>12.00677</text:p>
          </table:table-cell>
          <table:table-cell office:value-type="float" office:value="13.05399" calcext:value-type="float">
            <text:p>13.05399</text:p>
          </table:table-cell>
          <table:table-cell office:value-type="float" office:value="12.90338" calcext:value-type="float">
            <text:p>12.90338</text:p>
          </table:table-cell>
          <table:table-cell office:value-type="float" office:value="14.16177" calcext:value-type="float">
            <text:p>14.16177</text:p>
          </table:table-cell>
          <table:table-cell office:value-type="float" office:value="13.9368" calcext:value-type="float">
            <text:p>13.9368</text:p>
          </table:table-cell>
          <table:table-cell office:value-type="float" office:value="14.85431" calcext:value-type="float">
            <text:p>14.85431</text:p>
          </table:table-cell>
          <table:table-cell office:value-type="float" office:value="14.72491" calcext:value-type="float">
            <text:p>14.72491</text:p>
          </table:table-cell>
          <table:table-cell office:value-type="float" office:value="15.10181" calcext:value-type="float">
            <text:p>15.10181</text:p>
          </table:table-cell>
          <table:table-cell office:value-type="float" office:value="15.03485" calcext:value-type="float">
            <text:p>15.03485</text:p>
          </table:table-cell>
          <table:table-cell office:value-type="float" office:value="15.21521" calcext:value-type="float">
            <text:p>15.21521</text:p>
          </table:table-cell>
          <table:table-cell office:value-type="float" office:value="15.17044" calcext:value-type="float">
            <text:p>15.17044</text:p>
          </table:table-cell>
          <table:table-cell office:value-type="float" office:value="15.18665" calcext:value-type="float">
            <text:p>15.18665</text:p>
          </table:table-cell>
          <table:table-cell office:value-type="float" office:value="15.14072" calcext:value-type="float">
            <text:p>15.14072</text:p>
          </table:table-cell>
          <table:table-cell office:value-type="float" office:value="14.9931" calcext:value-type="float">
            <text:p>14.9931</text:p>
          </table:table-cell>
          <table:table-cell office:value-type="float" office:value="14.94534" calcext:value-type="float">
            <text:p>14.94534</text:p>
          </table:table-cell>
          <table:table-cell office:value-type="float" office:value="32.48746" calcext:value-type="float">
            <text:p>32.48746</text:p>
          </table:table-cell>
          <table:table-cell office:value-type="float" office:value="-1.016327" calcext:value-type="float">
            <text:p>-1.0163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1" calcext:value-type="float">
            <text:p>23112001</text:p>
          </table:table-cell>
          <table:table-cell office:value-type="float" office:value="0.82476" calcext:value-type="float">
            <text:p>0.82476</text:p>
          </table:table-cell>
          <table:table-cell office:value-type="float" office:value="12.66" calcext:value-type="float">
            <text:p>12.66</text:p>
          </table:table-cell>
          <table:table-cell office:value-type="float" office:value="8.62" calcext:value-type="float">
            <text:p>8.62</text:p>
          </table:table-cell>
          <table:table-cell office:value-type="float" office:value="1.285722" calcext:value-type="float">
            <text:p>1.285722</text:p>
          </table:table-cell>
          <table:table-cell office:value-type="float" office:value="0.9825843" calcext:value-type="float">
            <text:p>0.9825843</text:p>
          </table:table-cell>
          <table:table-cell office:value-type="float" office:value="381.636" calcext:value-type="float">
            <text:p>381.636</text:p>
          </table:table-cell>
          <table:table-cell office:value-type="float" office:value="6.8" calcext:value-type="float">
            <text:p>6.8</text:p>
          </table:table-cell>
          <table:table-cell office:value-type="float" office:value="10.76669" calcext:value-type="float">
            <text:p>10.76669</text:p>
          </table:table-cell>
          <table:table-cell office:value-type="float" office:value="7.760223" calcext:value-type="float">
            <text:p>7.760223</text:p>
          </table:table-cell>
          <table:table-cell office:value-type="float" office:value="10.71701" calcext:value-type="float">
            <text:p>10.71701</text:p>
          </table:table-cell>
          <table:table-cell office:value-type="float" office:value="9.010773" calcext:value-type="float">
            <text:p>9.010773</text:p>
          </table:table-cell>
          <table:table-cell office:value-type="float" office:value="11.23929" calcext:value-type="float">
            <text:p>11.23929</text:p>
          </table:table-cell>
          <table:table-cell office:value-type="float" office:value="10.09042" calcext:value-type="float">
            <text:p>10.09042</text:p>
          </table:table-cell>
          <table:table-cell office:value-type="float" office:value="11.87097" calcext:value-type="float">
            <text:p>11.87097</text:p>
          </table:table-cell>
          <table:table-cell office:value-type="float" office:value="10.8421" calcext:value-type="float">
            <text:p>10.8421</text:p>
          </table:table-cell>
          <table:table-cell office:value-type="float" office:value="12.16544" calcext:value-type="float">
            <text:p>12.16544</text:p>
          </table:table-cell>
          <table:table-cell office:value-type="float" office:value="11.27231" calcext:value-type="float">
            <text:p>11.27231</text:p>
          </table:table-cell>
          <table:table-cell office:value-type="float" office:value="12.43478" calcext:value-type="float">
            <text:p>12.43478</text:p>
          </table:table-cell>
          <table:table-cell office:value-type="float" office:value="11.74545" calcext:value-type="float">
            <text:p>11.74545</text:p>
          </table:table-cell>
          <table:table-cell office:value-type="float" office:value="12.61893" calcext:value-type="float">
            <text:p>12.61893</text:p>
          </table:table-cell>
          <table:table-cell office:value-type="float" office:value="12.19141" calcext:value-type="float">
            <text:p>12.19141</text:p>
          </table:table-cell>
          <table:table-cell office:value-type="float" office:value="12.98837" calcext:value-type="float">
            <text:p>12.98837</text:p>
          </table:table-cell>
          <table:table-cell office:value-type="float" office:value="12.8678" calcext:value-type="float">
            <text:p>12.8678</text:p>
          </table:table-cell>
          <table:table-cell office:value-type="float" office:value="13.935" calcext:value-type="float">
            <text:p>13.935</text:p>
          </table:table-cell>
          <table:table-cell office:value-type="float" office:value="13.79715" calcext:value-type="float">
            <text:p>13.79715</text:p>
          </table:table-cell>
          <table:table-cell office:value-type="float" office:value="14.72351" calcext:value-type="float">
            <text:p>14.72351</text:p>
          </table:table-cell>
          <table:table-cell office:value-type="float" office:value="14.59787" calcext:value-type="float">
            <text:p>14.59787</text:p>
          </table:table-cell>
          <table:table-cell office:value-type="float" office:value="15.03406" calcext:value-type="float">
            <text:p>15.03406</text:p>
          </table:table-cell>
          <table:table-cell office:value-type="float" office:value="14.95432" calcext:value-type="float">
            <text:p>14.95432</text:p>
          </table:table-cell>
          <table:table-cell office:value-type="float" office:value="15.16992" calcext:value-type="float">
            <text:p>15.16992</text:p>
          </table:table-cell>
          <table:table-cell office:value-type="float" office:value="15.11801" calcext:value-type="float">
            <text:p>15.11801</text:p>
          </table:table-cell>
          <table:table-cell office:value-type="float" office:value="15.14023" calcext:value-type="float">
            <text:p>15.14023</text:p>
          </table:table-cell>
          <table:table-cell office:value-type="float" office:value="15.09338" calcext:value-type="float">
            <text:p>15.09338</text:p>
          </table:table-cell>
          <table:table-cell office:value-type="float" office:value="14.94485" calcext:value-type="float">
            <text:p>14.94485</text:p>
          </table:table-cell>
          <table:table-cell office:value-type="float" office:value="14.89758" calcext:value-type="float">
            <text:p>14.89758</text:p>
          </table:table-cell>
          <table:table-cell office:value-type="float" office:value="10.82431" calcext:value-type="float">
            <text:p>10.82431</text:p>
          </table:table-cell>
          <table:table-cell office:value-type="float" office:value="5.190399" calcext:value-type="float">
            <text:p>5.1903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1" calcext:value-type="float">
            <text:p>24112001</text:p>
          </table:table-cell>
          <table:table-cell office:value-type="float" office:value="1.682714" calcext:value-type="float">
            <text:p>1.682714</text:p>
          </table:table-cell>
          <table:table-cell office:value-type="float" office:value="10.8" calcext:value-type="float">
            <text:p>10.8</text:p>
          </table:table-cell>
          <table:table-cell office:value-type="float" office:value="4.08" calcext:value-type="float">
            <text:p>4.08</text:p>
          </table:table-cell>
          <table:table-cell office:value-type="float" office:value="1.137093" calcext:value-type="float">
            <text:p>1.137093</text:p>
          </table:table-cell>
          <table:table-cell office:value-type="float" office:value="0.7195788" calcext:value-type="float">
            <text:p>0.7195788</text:p>
          </table:table-cell>
          <table:table-cell office:value-type="float" office:value="611.928" calcext:value-type="float">
            <text:p>611.928</text:p>
          </table:table-cell>
          <table:table-cell office:value-type="float" office:value="39.39999" calcext:value-type="float">
            <text:p>39.39999</text:p>
          </table:table-cell>
          <table:table-cell office:value-type="float" office:value="10.77502" calcext:value-type="float">
            <text:p>10.77502</text:p>
          </table:table-cell>
          <table:table-cell office:value-type="float" office:value="5.341309" calcext:value-type="float">
            <text:p>5.341309</text:p>
          </table:table-cell>
          <table:table-cell office:value-type="float" office:value="10.11539" calcext:value-type="float">
            <text:p>10.11539</text:p>
          </table:table-cell>
          <table:table-cell office:value-type="float" office:value="6.693604" calcext:value-type="float">
            <text:p>6.693604</text:p>
          </table:table-cell>
          <table:table-cell office:value-type="float" office:value="10.07751" calcext:value-type="float">
            <text:p>10.07751</text:p>
          </table:table-cell>
          <table:table-cell office:value-type="float" office:value="7.800232" calcext:value-type="float">
            <text:p>7.800232</text:p>
          </table:table-cell>
          <table:table-cell office:value-type="float" office:value="10.8082" calcext:value-type="float">
            <text:p>10.8082</text:p>
          </table:table-cell>
          <table:table-cell office:value-type="float" office:value="8.829742" calcext:value-type="float">
            <text:p>8.829742</text:p>
          </table:table-cell>
          <table:table-cell office:value-type="float" office:value="11.25369" calcext:value-type="float">
            <text:p>11.25369</text:p>
          </table:table-cell>
          <table:table-cell office:value-type="float" office:value="9.514008" calcext:value-type="float">
            <text:p>9.514008</text:p>
          </table:table-cell>
          <table:table-cell office:value-type="float" office:value="11.73901" calcext:value-type="float">
            <text:p>11.73901</text:p>
          </table:table-cell>
          <table:table-cell office:value-type="float" office:value="10.50076" calcext:value-type="float">
            <text:p>10.50076</text:p>
          </table:table-cell>
          <table:table-cell office:value-type="float" office:value="12.18829" calcext:value-type="float">
            <text:p>12.18829</text:p>
          </table:table-cell>
          <table:table-cell office:value-type="float" office:value="11.37866" calcext:value-type="float">
            <text:p>11.37866</text:p>
          </table:table-cell>
          <table:table-cell office:value-type="float" office:value="12.86578" calcext:value-type="float">
            <text:p>12.86578</text:p>
          </table:table-cell>
          <table:table-cell office:value-type="float" office:value="12.48358" calcext:value-type="float">
            <text:p>12.48358</text:p>
          </table:table-cell>
          <table:table-cell office:value-type="float" office:value="13.79568" calcext:value-type="float">
            <text:p>13.79568</text:p>
          </table:table-cell>
          <table:table-cell office:value-type="float" office:value="13.6203" calcext:value-type="float">
            <text:p>13.6203</text:p>
          </table:table-cell>
          <table:table-cell office:value-type="float" office:value="14.59659" calcext:value-type="float">
            <text:p>14.59659</text:p>
          </table:table-cell>
          <table:table-cell office:value-type="float" office:value="14.4754" calcext:value-type="float">
            <text:p>14.4754</text:p>
          </table:table-cell>
          <table:table-cell office:value-type="float" office:value="14.95346" calcext:value-type="float">
            <text:p>14.95346</text:p>
          </table:table-cell>
          <table:table-cell office:value-type="float" office:value="14.86868" calcext:value-type="float">
            <text:p>14.86868</text:p>
          </table:table-cell>
          <table:table-cell office:value-type="float" office:value="15.11743" calcext:value-type="float">
            <text:p>15.11743</text:p>
          </table:table-cell>
          <table:table-cell office:value-type="float" office:value="15.05951" calcext:value-type="float">
            <text:p>15.05951</text:p>
          </table:table-cell>
          <table:table-cell office:value-type="float" office:value="15.09286" calcext:value-type="float">
            <text:p>15.09286</text:p>
          </table:table-cell>
          <table:table-cell office:value-type="float" office:value="15.04425" calcext:value-type="float">
            <text:p>15.04425</text:p>
          </table:table-cell>
          <table:table-cell office:value-type="float" office:value="14.89706" calcext:value-type="float">
            <text:p>14.89706</text:p>
          </table:table-cell>
          <table:table-cell office:value-type="float" office:value="14.85144" calcext:value-type="float">
            <text:p>14.85144</text:p>
          </table:table-cell>
          <table:table-cell office:value-type="float" office:value="11.28479" calcext:value-type="float">
            <text:p>11.28479</text:p>
          </table:table-cell>
          <table:table-cell office:value-type="float" office:value="2.812439" calcext:value-type="float">
            <text:p>2.8124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1" calcext:value-type="float">
            <text:p>25112001</text:p>
          </table:table-cell>
          <table:table-cell office:value-type="float" office:value="3.14028" calcext:value-type="float">
            <text:p>3.14028</text:p>
          </table:table-cell>
          <table:table-cell office:value-type="float" office:value="5.86" calcext:value-type="float">
            <text:p>5.86</text:p>
          </table:table-cell>
          <table:table-cell office:value-type="float" office:value="3.65" calcext:value-type="float">
            <text:p>3.65</text:p>
          </table:table-cell>
          <table:table-cell office:value-type="float" office:value="0.8140419" calcext:value-type="float">
            <text:p>0.8140419</text:p>
          </table:table-cell>
          <table:table-cell office:value-type="float" office:value="0.6982876" calcext:value-type="float">
            <text:p>0.6982876</text:p>
          </table:table-cell>
          <table:table-cell office:value-type="float" office:value="341.568" calcext:value-type="float">
            <text:p>341.568</text:p>
          </table:table-cell>
          <table:table-cell office:value-type="float" office:value="1.6" calcext:value-type="float">
            <text:p>1.6</text:p>
          </table:table-cell>
          <table:table-cell office:value-type="float" office:value="9.062927" calcext:value-type="float">
            <text:p>9.062927</text:p>
          </table:table-cell>
          <table:table-cell office:value-type="float" office:value="4.307495" calcext:value-type="float">
            <text:p>4.307495</text:p>
          </table:table-cell>
          <table:table-cell office:value-type="float" office:value="8.481201" calcext:value-type="float">
            <text:p>8.481201</text:p>
          </table:table-cell>
          <table:table-cell office:value-type="float" office:value="5.621429" calcext:value-type="float">
            <text:p>5.621429</text:p>
          </table:table-cell>
          <table:table-cell office:value-type="float" office:value="8.510956" calcext:value-type="float">
            <text:p>8.510956</text:p>
          </table:table-cell>
          <table:table-cell office:value-type="float" office:value="6.787476" calcext:value-type="float">
            <text:p>6.787476</text:p>
          </table:table-cell>
          <table:table-cell office:value-type="float" office:value="8.819275" calcext:value-type="float">
            <text:p>8.819275</text:p>
          </table:table-cell>
          <table:table-cell office:value-type="float" office:value="7.845337" calcext:value-type="float">
            <text:p>7.845337</text:p>
          </table:table-cell>
          <table:table-cell office:value-type="float" office:value="9.489197" calcext:value-type="float">
            <text:p>9.489197</text:p>
          </table:table-cell>
          <table:table-cell office:value-type="float" office:value="8.526123" calcext:value-type="float">
            <text:p>8.526123</text:p>
          </table:table-cell>
          <table:table-cell office:value-type="float" office:value="10.47806" calcext:value-type="float">
            <text:p>10.47806</text:p>
          </table:table-cell>
          <table:table-cell office:value-type="float" office:value="9.494019" calcext:value-type="float">
            <text:p>9.494019</text:p>
          </table:table-cell>
          <table:table-cell office:value-type="float" office:value="11.36234" calcext:value-type="float">
            <text:p>11.36234</text:p>
          </table:table-cell>
          <table:table-cell office:value-type="float" office:value="10.43365" calcext:value-type="float">
            <text:p>10.43365</text:p>
          </table:table-cell>
          <table:table-cell office:value-type="float" office:value="12.47757" calcext:value-type="float">
            <text:p>12.47757</text:p>
          </table:table-cell>
          <table:table-cell office:value-type="float" office:value="11.77106" calcext:value-type="float">
            <text:p>11.77106</text:p>
          </table:table-cell>
          <table:table-cell office:value-type="float" office:value="13.61801" calcext:value-type="float">
            <text:p>13.61801</text:p>
          </table:table-cell>
          <table:table-cell office:value-type="float" office:value="13.31848" calcext:value-type="float">
            <text:p>13.31848</text:p>
          </table:table-cell>
          <table:table-cell office:value-type="float" office:value="14.47409" calcext:value-type="float">
            <text:p>14.47409</text:p>
          </table:table-cell>
          <table:table-cell office:value-type="float" office:value="14.33521" calcext:value-type="float">
            <text:p>14.33521</text:p>
          </table:table-cell>
          <table:table-cell office:value-type="float" office:value="14.86777" calcext:value-type="float">
            <text:p>14.86777</text:p>
          </table:table-cell>
          <table:table-cell office:value-type="float" office:value="14.77692" calcext:value-type="float">
            <text:p>14.77692</text:p>
          </table:table-cell>
          <table:table-cell office:value-type="float" office:value="15.05887" calcext:value-type="float">
            <text:p>15.05887</text:p>
          </table:table-cell>
          <table:table-cell office:value-type="float" office:value="14.99554" calcext:value-type="float">
            <text:p>14.99554</text:p>
          </table:table-cell>
          <table:table-cell office:value-type="float" office:value="15.04373" calcext:value-type="float">
            <text:p>15.04373</text:p>
          </table:table-cell>
          <table:table-cell office:value-type="float" office:value="14.99365" calcext:value-type="float">
            <text:p>14.99365</text:p>
          </table:table-cell>
          <table:table-cell office:value-type="float" office:value="14.85095" calcext:value-type="float">
            <text:p>14.85095</text:p>
          </table:table-cell>
          <table:table-cell office:value-type="float" office:value="14.8046" calcext:value-type="float">
            <text:p>14.8046</text:p>
          </table:table-cell>
          <table:table-cell office:value-type="float" office:value="10.2572" calcext:value-type="float">
            <text:p>10.2572</text:p>
          </table:table-cell>
          <table:table-cell office:value-type="float" office:value="1.232574" calcext:value-type="float">
            <text:p>1.2325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1" calcext:value-type="float">
            <text:p>26112001</text:p>
          </table:table-cell>
          <table:table-cell office:value-type="float" office:value="7.778837" calcext:value-type="float">
            <text:p>7.778837</text:p>
          </table:table-cell>
          <table:table-cell office:value-type="float" office:value="13.74" calcext:value-type="float">
            <text:p>13.74</text:p>
          </table:table-cell>
          <table:table-cell office:value-type="float" office:value="-1.4" calcext:value-type="float">
            <text:p>-1.4</text:p>
          </table:table-cell>
          <table:table-cell office:value-type="float" office:value="1.15687" calcext:value-type="float">
            <text:p>1.15687</text:p>
          </table:table-cell>
          <table:table-cell office:value-type="float" office:value="0.4872529" calcext:value-type="float">
            <text:p>0.4872529</text:p>
          </table:table-cell>
          <table:table-cell office:value-type="float" office:value="565.7401" calcext:value-type="float">
            <text:p>565.7401</text:p>
          </table:table-cell>
          <table:table-cell office:value-type="float" office:value="2.3" calcext:value-type="float">
            <text:p>2.3</text:p>
          </table:table-cell>
          <table:table-cell office:value-type="float" office:value="15.44586" calcext:value-type="float">
            <text:p>15.44586</text:p>
          </table:table-cell>
          <table:table-cell office:value-type="float" office:value="3.496307" calcext:value-type="float">
            <text:p>3.496307</text:p>
          </table:table-cell>
          <table:table-cell office:value-type="float" office:value="12.646" calcext:value-type="float">
            <text:p>12.646</text:p>
          </table:table-cell>
          <table:table-cell office:value-type="float" office:value="5.084503" calcext:value-type="float">
            <text:p>5.084503</text:p>
          </table:table-cell>
          <table:table-cell office:value-type="float" office:value="11.05307" calcext:value-type="float">
            <text:p>11.05307</text:p>
          </table:table-cell>
          <table:table-cell office:value-type="float" office:value="6.157959" calcext:value-type="float">
            <text:p>6.157959</text:p>
          </table:table-cell>
          <table:table-cell office:value-type="float" office:value="10.27383" calcext:value-type="float">
            <text:p>10.27383</text:p>
          </table:table-cell>
          <table:table-cell office:value-type="float" office:value="7.103516" calcext:value-type="float">
            <text:p>7.103516</text:p>
          </table:table-cell>
          <table:table-cell office:value-type="float" office:value="10.05774" calcext:value-type="float">
            <text:p>10.05774</text:p>
          </table:table-cell>
          <table:table-cell office:value-type="float" office:value="7.760895" calcext:value-type="float">
            <text:p>7.760895</text:p>
          </table:table-cell>
          <table:table-cell office:value-type="float" office:value="10.07452" calcext:value-type="float">
            <text:p>10.07452</text:p>
          </table:table-cell>
          <table:table-cell office:value-type="float" office:value="8.75589" calcext:value-type="float">
            <text:p>8.75589</text:p>
          </table:table-cell>
          <table:table-cell office:value-type="float" office:value="10.48392" calcext:value-type="float">
            <text:p>10.48392</text:p>
          </table:table-cell>
          <table:table-cell office:value-type="float" office:value="9.811676" calcext:value-type="float">
            <text:p>9.811676</text:p>
          </table:table-cell>
          <table:table-cell office:value-type="float" office:value="11.76501" calcext:value-type="float">
            <text:p>11.76501</text:p>
          </table:table-cell>
          <table:table-cell office:value-type="float" office:value="11.28058" calcext:value-type="float">
            <text:p>11.28058</text:p>
          </table:table-cell>
          <table:table-cell office:value-type="float" office:value="13.31476" calcext:value-type="float">
            <text:p>13.31476</text:p>
          </table:table-cell>
          <table:table-cell office:value-type="float" office:value="12.94183" calcext:value-type="float">
            <text:p>12.94183</text:p>
          </table:table-cell>
          <table:table-cell office:value-type="float" office:value="14.33353" calcext:value-type="float">
            <text:p>14.33353</text:p>
          </table:table-cell>
          <table:table-cell office:value-type="float" office:value="14.15765" calcext:value-type="float">
            <text:p>14.15765</text:p>
          </table:table-cell>
          <table:table-cell office:value-type="float" office:value="14.77591" calcext:value-type="float">
            <text:p>14.77591</text:p>
          </table:table-cell>
          <table:table-cell office:value-type="float" office:value="14.67249" calcext:value-type="float">
            <text:p>14.67249</text:p>
          </table:table-cell>
          <table:table-cell office:value-type="float" office:value="14.99484" calcext:value-type="float">
            <text:p>14.99484</text:p>
          </table:table-cell>
          <table:table-cell office:value-type="float" office:value="14.92627" calcext:value-type="float">
            <text:p>14.92627</text:p>
          </table:table-cell>
          <table:table-cell office:value-type="float" office:value="14.99313" calcext:value-type="float">
            <text:p>14.99313</text:p>
          </table:table-cell>
          <table:table-cell office:value-type="float" office:value="14.94073" calcext:value-type="float">
            <text:p>14.94073</text:p>
          </table:table-cell>
          <table:table-cell office:value-type="float" office:value="14.80408" calcext:value-type="float">
            <text:p>14.80408</text:p>
          </table:table-cell>
          <table:table-cell office:value-type="float" office:value="14.75687" calcext:value-type="float">
            <text:p>14.75687</text:p>
          </table:table-cell>
          <table:table-cell office:value-type="float" office:value="22.1102" calcext:value-type="float">
            <text:p>22.1102</text:p>
          </table:table-cell>
          <table:table-cell office:value-type="float" office:value="-1.488037" calcext:value-type="float">
            <text:p>-1.4880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1" calcext:value-type="float">
            <text:p>27112001</text:p>
          </table:table-cell>
          <table:table-cell office:value-type="float" office:value="3.132989" calcext:value-type="float">
            <text:p>3.132989</text:p>
          </table:table-cell>
          <table:table-cell office:value-type="float" office:value="-1.84" calcext:value-type="float">
            <text:p>-1.84</text:p>
          </table:table-cell>
          <table:table-cell office:value-type="float" office:value="-5.16" calcext:value-type="float">
            <text:p>-5.16</text:p>
          </table:table-cell>
          <table:table-cell office:value-type="float" office:value="0.4719133" calcext:value-type="float">
            <text:p>0.4719133</text:p>
          </table:table-cell>
          <table:table-cell office:value-type="float" office:value="0.3694615" calcext:value-type="float">
            <text:p>0.3694615</text:p>
          </table:table-cell>
          <table:table-cell office:value-type="float" office:value="639.036" calcext:value-type="float">
            <text:p>639.036</text:p>
          </table:table-cell>
          <table:table-cell office:value-type="float" office:value="0" calcext:value-type="float">
            <text:p>0</text:p>
          </table:table-cell>
          <table:table-cell office:value-type="float" office:value="3.59729" calcext:value-type="float">
            <text:p>3.59729</text:p>
          </table:table-cell>
          <table:table-cell office:value-type="float" office:value="-1.11554" calcext:value-type="float">
            <text:p>-1.11554</text:p>
          </table:table-cell>
          <table:table-cell office:value-type="float" office:value="5.674103" calcext:value-type="float">
            <text:p>5.674103</text:p>
          </table:table-cell>
          <table:table-cell office:value-type="float" office:value="1.282013" calcext:value-type="float">
            <text:p>1.282013</text:p>
          </table:table-cell>
          <table:table-cell office:value-type="float" office:value="7.358124" calcext:value-type="float">
            <text:p>7.358124</text:p>
          </table:table-cell>
          <table:table-cell office:value-type="float" office:value="3.110779" calcext:value-type="float">
            <text:p>3.110779</text:p>
          </table:table-cell>
          <table:table-cell office:value-type="float" office:value="8.586823" calcext:value-type="float">
            <text:p>8.586823</text:p>
          </table:table-cell>
          <table:table-cell office:value-type="float" office:value="4.875763" calcext:value-type="float">
            <text:p>4.875763</text:p>
          </table:table-cell>
          <table:table-cell office:value-type="float" office:value="9.20282" calcext:value-type="float">
            <text:p>9.20282</text:p>
          </table:table-cell>
          <table:table-cell office:value-type="float" office:value="6.105927" calcext:value-type="float">
            <text:p>6.105927</text:p>
          </table:table-cell>
          <table:table-cell office:value-type="float" office:value="9.92749" calcext:value-type="float">
            <text:p>9.92749</text:p>
          </table:table-cell>
          <table:table-cell office:value-type="float" office:value="7.559753" calcext:value-type="float">
            <text:p>7.559753</text:p>
          </table:table-cell>
          <table:table-cell office:value-type="float" office:value="10.47205" calcext:value-type="float">
            <text:p>10.47205</text:p>
          </table:table-cell>
          <table:table-cell office:value-type="float" office:value="8.829315" calcext:value-type="float">
            <text:p>8.829315</text:p>
          </table:table-cell>
          <table:table-cell office:value-type="float" office:value="11.29956" calcext:value-type="float">
            <text:p>11.29956</text:p>
          </table:table-cell>
          <table:table-cell office:value-type="float" office:value="10.65503" calcext:value-type="float">
            <text:p>10.65503</text:p>
          </table:table-cell>
          <table:table-cell office:value-type="float" office:value="12.93845" calcext:value-type="float">
            <text:p>12.93845</text:p>
          </table:table-cell>
          <table:table-cell office:value-type="float" office:value="12.60107" calcext:value-type="float">
            <text:p>12.60107</text:p>
          </table:table-cell>
          <table:table-cell office:value-type="float" office:value="14.15561" calcext:value-type="float">
            <text:p>14.15561</text:p>
          </table:table-cell>
          <table:table-cell office:value-type="float" office:value="13.95862" calcext:value-type="float">
            <text:p>13.95862</text:p>
          </table:table-cell>
          <table:table-cell office:value-type="float" office:value="14.67133" calcext:value-type="float">
            <text:p>14.67133</text:p>
          </table:table-cell>
          <table:table-cell office:value-type="float" office:value="14.55182" calcext:value-type="float">
            <text:p>14.55182</text:p>
          </table:table-cell>
          <table:table-cell office:value-type="float" office:value="14.92554" calcext:value-type="float">
            <text:p>14.92554</text:p>
          </table:table-cell>
          <table:table-cell office:value-type="float" office:value="14.8497" calcext:value-type="float">
            <text:p>14.8497</text:p>
          </table:table-cell>
          <table:table-cell office:value-type="float" office:value="14.94019" calcext:value-type="float">
            <text:p>14.94019</text:p>
          </table:table-cell>
          <table:table-cell office:value-type="float" office:value="14.88379" calcext:value-type="float">
            <text:p>14.88379</text:p>
          </table:table-cell>
          <table:table-cell office:value-type="float" office:value="14.75638" calcext:value-type="float">
            <text:p>14.75638</text:p>
          </table:table-cell>
          <table:table-cell office:value-type="float" office:value="14.70877" calcext:value-type="float">
            <text:p>14.70877</text:p>
          </table:table-cell>
          <table:table-cell office:value-type="float" office:value="1.651276" calcext:value-type="float">
            <text:p>1.651276</text:p>
          </table:table-cell>
          <table:table-cell office:value-type="float" office:value="-6.541931" calcext:value-type="float">
            <text:p>-6.5419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1" calcext:value-type="float">
            <text:p>28112001</text:p>
          </table:table-cell>
          <table:table-cell office:value-type="float" office:value="4.660921" calcext:value-type="float">
            <text:p>4.660921</text:p>
          </table:table-cell>
          <table:table-cell office:value-type="float" office:value="-2.44" calcext:value-type="float">
            <text:p>-2.44</text:p>
          </table:table-cell>
          <table:table-cell office:value-type="float" office:value="-5.67" calcext:value-type="float">
            <text:p>-5.67</text:p>
          </table:table-cell>
          <table:table-cell office:value-type="float" office:value="0.4516952" calcext:value-type="float">
            <text:p>0.4516952</text:p>
          </table:table-cell>
          <table:table-cell office:value-type="float" office:value="0.3556372" calcext:value-type="float">
            <text:p>0.3556372</text:p>
          </table:table-cell>
          <table:table-cell office:value-type="float" office:value="330.696" calcext:value-type="float">
            <text:p>330.696</text:p>
          </table:table-cell>
          <table:table-cell office:value-type="float" office:value="0" calcext:value-type="float">
            <text:p>0</text:p>
          </table:table-cell>
          <table:table-cell office:value-type="float" office:value="3.708282" calcext:value-type="float">
            <text:p>3.708282</text:p>
          </table:table-cell>
          <table:table-cell office:value-type="float" office:value="-2.953156" calcext:value-type="float">
            <text:p>-2.953156</text:p>
          </table:table-cell>
          <table:table-cell office:value-type="float" office:value="3.007935" calcext:value-type="float">
            <text:p>3.007935</text:p>
          </table:table-cell>
          <table:table-cell office:value-type="float" office:value="-0.04953003" calcext:value-type="float">
            <text:p>-0.04953003</text:p>
          </table:table-cell>
          <table:table-cell office:value-type="float" office:value="3.497803" calcext:value-type="float">
            <text:p>3.497803</text:p>
          </table:table-cell>
          <table:table-cell office:value-type="float" office:value="1.822754" calcext:value-type="float">
            <text:p>1.822754</text:p>
          </table:table-cell>
          <table:table-cell office:value-type="float" office:value="4.845306" calcext:value-type="float">
            <text:p>4.845306</text:p>
          </table:table-cell>
          <table:table-cell office:value-type="float" office:value="3.649323" calcext:value-type="float">
            <text:p>3.649323</text:p>
          </table:table-cell>
          <table:table-cell office:value-type="float" office:value="6.079865" calcext:value-type="float">
            <text:p>6.079865</text:p>
          </table:table-cell>
          <table:table-cell office:value-type="float" office:value="4.850403" calcext:value-type="float">
            <text:p>4.850403</text:p>
          </table:table-cell>
          <table:table-cell office:value-type="float" office:value="7.538574" calcext:value-type="float">
            <text:p>7.538574</text:p>
          </table:table-cell>
          <table:table-cell office:value-type="float" office:value="6.211395" calcext:value-type="float">
            <text:p>6.211395</text:p>
          </table:table-cell>
          <table:table-cell office:value-type="float" office:value="8.813263" calcext:value-type="float">
            <text:p>8.813263</text:p>
          </table:table-cell>
          <table:table-cell office:value-type="float" office:value="7.550415" calcext:value-type="float">
            <text:p>7.550415</text:p>
          </table:table-cell>
          <table:table-cell office:value-type="float" office:value="10.64523" calcext:value-type="float">
            <text:p>10.64523</text:p>
          </table:table-cell>
          <table:table-cell office:value-type="float" office:value="9.622375" calcext:value-type="float">
            <text:p>9.622375</text:p>
          </table:table-cell>
          <table:table-cell office:value-type="float" office:value="12.59671" calcext:value-type="float">
            <text:p>12.59671</text:p>
          </table:table-cell>
          <table:table-cell office:value-type="float" office:value="12.09415" calcext:value-type="float">
            <text:p>12.09415</text:p>
          </table:table-cell>
          <table:table-cell office:value-type="float" office:value="13.95642" calcext:value-type="float">
            <text:p>13.95642</text:p>
          </table:table-cell>
          <table:table-cell office:value-type="float" office:value="13.72504" calcext:value-type="float">
            <text:p>13.72504</text:p>
          </table:table-cell>
          <table:table-cell office:value-type="float" office:value="14.55051" calcext:value-type="float">
            <text:p>14.55051</text:p>
          </table:table-cell>
          <table:table-cell office:value-type="float" office:value="14.41483" calcext:value-type="float">
            <text:p>14.41483</text:p>
          </table:table-cell>
          <table:table-cell office:value-type="float" office:value="14.84879" calcext:value-type="float">
            <text:p>14.84879</text:p>
          </table:table-cell>
          <table:table-cell office:value-type="float" office:value="14.76483" calcext:value-type="float">
            <text:p>14.76483</text:p>
          </table:table-cell>
          <table:table-cell office:value-type="float" office:value="14.88318" calcext:value-type="float">
            <text:p>14.88318</text:p>
          </table:table-cell>
          <table:table-cell office:value-type="float" office:value="14.82468" calcext:value-type="float">
            <text:p>14.82468</text:p>
          </table:table-cell>
          <table:table-cell office:value-type="float" office:value="14.70828" calcext:value-type="float">
            <text:p>14.70828</text:p>
          </table:table-cell>
          <table:table-cell office:value-type="float" office:value="14.65955" calcext:value-type="float">
            <text:p>14.65955</text:p>
          </table:table-cell>
          <table:table-cell office:value-type="float" office:value="3.63797" calcext:value-type="float">
            <text:p>3.63797</text:p>
          </table:table-cell>
          <table:table-cell office:value-type="float" office:value="-8.410889" calcext:value-type="float">
            <text:p>-8.4108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1" calcext:value-type="float">
            <text:p>29112001</text:p>
          </table:table-cell>
          <table:table-cell office:value-type="float" office:value="2.8422" calcext:value-type="float">
            <text:p>2.8422</text:p>
          </table:table-cell>
          <table:table-cell office:value-type="float" office:value="-2.16" calcext:value-type="float">
            <text:p>-2.16</text:p>
          </table:table-cell>
          <table:table-cell office:value-type="float" office:value="-6.07" calcext:value-type="float">
            <text:p>-6.07</text:p>
          </table:table-cell>
          <table:table-cell office:value-type="float" office:value="0.4610312" calcext:value-type="float">
            <text:p>0.4610312</text:p>
          </table:table-cell>
          <table:table-cell office:value-type="float" office:value="0.3451227" calcext:value-type="float">
            <text:p>0.3451227</text:p>
          </table:table-cell>
          <table:table-cell office:value-type="float" office:value="167.184" calcext:value-type="float">
            <text:p>167.184</text:p>
          </table:table-cell>
          <table:table-cell office:value-type="float" office:value="0" calcext:value-type="float">
            <text:p>0</text:p>
          </table:table-cell>
          <table:table-cell office:value-type="float" office:value="0.9964905" calcext:value-type="float">
            <text:p>0.9964905</text:p>
          </table:table-cell>
          <table:table-cell office:value-type="float" office:value="-3.34256" calcext:value-type="float">
            <text:p>-3.34256</text:p>
          </table:table-cell>
          <table:table-cell office:value-type="float" office:value="0.3007507" calcext:value-type="float">
            <text:p>0.3007507</text:p>
          </table:table-cell>
          <table:table-cell office:value-type="float" office:value="-0.177002" calcext:value-type="float">
            <text:p>-0.177002</text:p>
          </table:table-cell>
          <table:table-cell office:value-type="float" office:value="1.994446" calcext:value-type="float">
            <text:p>1.994446</text:p>
          </table:table-cell>
          <table:table-cell office:value-type="float" office:value="1.187134" calcext:value-type="float">
            <text:p>1.187134</text:p>
          </table:table-cell>
          <table:table-cell office:value-type="float" office:value="3.6763" calcext:value-type="float">
            <text:p>3.6763</text:p>
          </table:table-cell>
          <table:table-cell office:value-type="float" office:value="2.582977" calcext:value-type="float">
            <text:p>2.582977</text:p>
          </table:table-cell>
          <table:table-cell office:value-type="float" office:value="4.827057" calcext:value-type="float">
            <text:p>4.827057</text:p>
          </table:table-cell>
          <table:table-cell office:value-type="float" office:value="3.66095" calcext:value-type="float">
            <text:p>3.66095</text:p>
          </table:table-cell>
          <table:table-cell office:value-type="float" office:value="6.197052" calcext:value-type="float">
            <text:p>6.197052</text:p>
          </table:table-cell>
          <table:table-cell office:value-type="float" office:value="5.015259" calcext:value-type="float">
            <text:p>5.015259</text:p>
          </table:table-cell>
          <table:table-cell office:value-type="float" office:value="7.540161" calcext:value-type="float">
            <text:p>7.540161</text:p>
          </table:table-cell>
          <table:table-cell office:value-type="float" office:value="6.449524" calcext:value-type="float">
            <text:p>6.449524</text:p>
          </table:table-cell>
          <table:table-cell office:value-type="float" office:value="9.61322" calcext:value-type="float">
            <text:p>9.61322</text:p>
          </table:table-cell>
          <table:table-cell office:value-type="float" office:value="8.696167" calcext:value-type="float">
            <text:p>8.696167</text:p>
          </table:table-cell>
          <table:table-cell office:value-type="float" office:value="12.0882" calcext:value-type="float">
            <text:p>12.0882</text:p>
          </table:table-cell>
          <table:table-cell office:value-type="float" office:value="11.49863" calcext:value-type="float">
            <text:p>11.49863</text:p>
          </table:table-cell>
          <table:table-cell office:value-type="float" office:value="13.72232" calcext:value-type="float">
            <text:p>13.72232</text:p>
          </table:table-cell>
          <table:table-cell office:value-type="float" office:value="13.43854" calcext:value-type="float">
            <text:p>13.43854</text:p>
          </table:table-cell>
          <table:table-cell office:value-type="float" office:value="14.4133" calcext:value-type="float">
            <text:p>14.4133</text:p>
          </table:table-cell>
          <table:table-cell office:value-type="float" office:value="14.25458" calcext:value-type="float">
            <text:p>14.25458</text:p>
          </table:table-cell>
          <table:table-cell office:value-type="float" office:value="14.76392" calcext:value-type="float">
            <text:p>14.76392</text:p>
          </table:table-cell>
          <table:table-cell office:value-type="float" office:value="14.66977" calcext:value-type="float">
            <text:p>14.66977</text:p>
          </table:table-cell>
          <table:table-cell office:value-type="float" office:value="14.82404" calcext:value-type="float">
            <text:p>14.82404</text:p>
          </table:table-cell>
          <table:table-cell office:value-type="float" office:value="14.76123" calcext:value-type="float">
            <text:p>14.76123</text:p>
          </table:table-cell>
          <table:table-cell office:value-type="float" office:value="14.65903" calcext:value-type="float">
            <text:p>14.65903</text:p>
          </table:table-cell>
          <table:table-cell office:value-type="float" office:value="14.6087" calcext:value-type="float">
            <text:p>14.6087</text:p>
          </table:table-cell>
          <table:table-cell office:value-type="float" office:value="0.6684875" calcext:value-type="float">
            <text:p>0.6684875</text:p>
          </table:table-cell>
          <table:table-cell office:value-type="float" office:value="-9.29187" calcext:value-type="float">
            <text:p>-9.291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1" calcext:value-type="float">
            <text:p>30112001</text:p>
          </table:table-cell>
          <table:table-cell office:value-type="float" office:value="2.26692" calcext:value-type="float">
            <text:p>2.26692</text:p>
          </table:table-cell>
          <table:table-cell office:value-type="float" office:value="1.52" calcext:value-type="float">
            <text:p>1.52</text:p>
          </table:table-cell>
          <table:table-cell office:value-type="float" office:value="-2.56" calcext:value-type="float">
            <text:p>-2.56</text:p>
          </table:table-cell>
          <table:table-cell office:value-type="float" office:value="0.6009227" calcext:value-type="float">
            <text:p>0.6009227</text:p>
          </table:table-cell>
          <table:table-cell office:value-type="float" office:value="0.4477464" calcext:value-type="float">
            <text:p>0.4477464</text:p>
          </table:table-cell>
          <table:table-cell office:value-type="float" office:value="201.024" calcext:value-type="float">
            <text:p>201.024</text:p>
          </table:table-cell>
          <table:table-cell office:value-type="float" office:value="0" calcext:value-type="float">
            <text:p>0</text:p>
          </table:table-cell>
          <table:table-cell office:value-type="float" office:value="0.942627" calcext:value-type="float">
            <text:p>0.942627</text:p>
          </table:table-cell>
          <table:table-cell office:value-type="float" office:value="-2.424438" calcext:value-type="float">
            <text:p>-2.424438</text:p>
          </table:table-cell>
          <table:table-cell office:value-type="float" office:value="1.09552" calcext:value-type="float">
            <text:p>1.09552</text:p>
          </table:table-cell>
          <table:table-cell office:value-type="float" office:value="-0.1137695" calcext:value-type="float">
            <text:p>-0.1137695</text:p>
          </table:table-cell>
          <table:table-cell office:value-type="float" office:value="1.724976" calcext:value-type="float">
            <text:p>1.724976</text:p>
          </table:table-cell>
          <table:table-cell office:value-type="float" office:value="1.097198" calcext:value-type="float">
            <text:p>1.097198</text:p>
          </table:table-cell>
          <table:table-cell office:value-type="float" office:value="2.712738" calcext:value-type="float">
            <text:p>2.712738</text:p>
          </table:table-cell>
          <table:table-cell office:value-type="float" office:value="2.410095" calcext:value-type="float">
            <text:p>2.410095</text:p>
          </table:table-cell>
          <table:table-cell office:value-type="float" office:value="3.653412" calcext:value-type="float">
            <text:p>3.653412</text:p>
          </table:table-cell>
          <table:table-cell office:value-type="float" office:value="3.42099" calcext:value-type="float">
            <text:p>3.42099</text:p>
          </table:table-cell>
          <table:table-cell office:value-type="float" office:value="5.006683" calcext:value-type="float">
            <text:p>5.006683</text:p>
          </table:table-cell>
          <table:table-cell office:value-type="float" office:value="4.612701" calcext:value-type="float">
            <text:p>4.612701</text:p>
          </table:table-cell>
          <table:table-cell office:value-type="float" office:value="6.440552" calcext:value-type="float">
            <text:p>6.440552</text:p>
          </table:table-cell>
          <table:table-cell office:value-type="float" office:value="5.877106" calcext:value-type="float">
            <text:p>5.877106</text:p>
          </table:table-cell>
          <table:table-cell office:value-type="float" office:value="8.687042" calcext:value-type="float">
            <text:p>8.687042</text:p>
          </table:table-cell>
          <table:table-cell office:value-type="float" office:value="7.943481" calcext:value-type="float">
            <text:p>7.943481</text:p>
          </table:table-cell>
          <table:table-cell office:value-type="float" office:value="11.49222" calcext:value-type="float">
            <text:p>11.49222</text:p>
          </table:table-cell>
          <table:table-cell office:value-type="float" office:value="10.88782" calcext:value-type="float">
            <text:p>10.88782</text:p>
          </table:table-cell>
          <table:table-cell office:value-type="float" office:value="13.4353" calcext:value-type="float">
            <text:p>13.4353</text:p>
          </table:table-cell>
          <table:table-cell office:value-type="float" office:value="13.10709" calcext:value-type="float">
            <text:p>13.10709</text:p>
          </table:table-cell>
          <table:table-cell office:value-type="float" office:value="14.25278" calcext:value-type="float">
            <text:p>14.25278</text:p>
          </table:table-cell>
          <table:table-cell office:value-type="float" office:value="14.06662" calcext:value-type="float">
            <text:p>14.06662</text:p>
          </table:table-cell>
          <table:table-cell office:value-type="float" office:value="14.66873" calcext:value-type="float">
            <text:p>14.66873</text:p>
          </table:table-cell>
          <table:table-cell office:value-type="float" office:value="14.56195" calcext:value-type="float">
            <text:p>14.56195</text:p>
          </table:table-cell>
          <table:table-cell office:value-type="float" office:value="14.76053" calcext:value-type="float">
            <text:p>14.76053</text:p>
          </table:table-cell>
          <table:table-cell office:value-type="float" office:value="14.69257" calcext:value-type="float">
            <text:p>14.69257</text:p>
          </table:table-cell>
          <table:table-cell office:value-type="float" office:value="14.60815" calcext:value-type="float">
            <text:p>14.60815</text:p>
          </table:table-cell>
          <table:table-cell office:value-type="float" office:value="14.55472" calcext:value-type="float">
            <text:p>14.55472</text:p>
          </table:table-cell>
          <table:table-cell office:value-type="float" office:value="1.204651" calcext:value-type="float">
            <text:p>1.204651</text:p>
          </table:table-cell>
          <table:table-cell office:value-type="float" office:value="-6.446625" calcext:value-type="float">
            <text:p>-6.4466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1" calcext:value-type="float">
            <text:p>1122001</text:p>
          </table:table-cell>
          <table:table-cell office:value-type="float" office:value="8.789585" calcext:value-type="float">
            <text:p>8.789585</text:p>
          </table:table-cell>
          <table:table-cell office:value-type="float" office:value="9.88" calcext:value-type="float">
            <text:p>9.88</text:p>
          </table:table-cell>
          <table:table-cell office:value-type="float" office:value="-4.9" calcext:value-type="float">
            <text:p>-4.9</text:p>
          </table:table-cell>
          <table:table-cell office:value-type="float" office:value="0.8544813" calcext:value-type="float">
            <text:p>0.8544813</text:p>
          </table:table-cell>
          <table:table-cell office:value-type="float" office:value="0.3766938" calcext:value-type="float">
            <text:p>0.3766938</text:p>
          </table:table-cell>
          <table:table-cell office:value-type="float" office:value="150.984" calcext:value-type="float">
            <text:p>150.984</text:p>
          </table:table-cell>
          <table:table-cell office:value-type="float" office:value="0" calcext:value-type="float">
            <text:p>0</text:p>
          </table:table-cell>
          <table:table-cell office:value-type="float" office:value="9.671051" calcext:value-type="float">
            <text:p>9.671051</text:p>
          </table:table-cell>
          <table:table-cell office:value-type="float" office:value="-2.942352" calcext:value-type="float">
            <text:p>-2.942352</text:p>
          </table:table-cell>
          <table:table-cell office:value-type="float" office:value="6.571289" calcext:value-type="float">
            <text:p>6.571289</text:p>
          </table:table-cell>
          <table:table-cell office:value-type="float" office:value="-0.1923218" calcext:value-type="float">
            <text:p>-0.1923218</text:p>
          </table:table-cell>
          <table:table-cell office:value-type="float" office:value="5.357391" calcext:value-type="float">
            <text:p>5.357391</text:p>
          </table:table-cell>
          <table:table-cell office:value-type="float" office:value="0.9801941" calcext:value-type="float">
            <text:p>0.9801941</text:p>
          </table:table-cell>
          <table:table-cell office:value-type="float" office:value="4.945831" calcext:value-type="float">
            <text:p>4.945831</text:p>
          </table:table-cell>
          <table:table-cell office:value-type="float" office:value="2.222961" calcext:value-type="float">
            <text:p>2.222961</text:p>
          </table:table-cell>
          <table:table-cell office:value-type="float" office:value="5.017456" calcext:value-type="float">
            <text:p>5.017456</text:p>
          </table:table-cell>
          <table:table-cell office:value-type="float" office:value="3.170593" calcext:value-type="float">
            <text:p>3.170593</text:p>
          </table:table-cell>
          <table:table-cell office:value-type="float" office:value="5.424438" calcext:value-type="float">
            <text:p>5.424438</text:p>
          </table:table-cell>
          <table:table-cell office:value-type="float" office:value="4.338959" calcext:value-type="float">
            <text:p>4.338959</text:p>
          </table:table-cell>
          <table:table-cell office:value-type="float" office:value="6.162262" calcext:value-type="float">
            <text:p>6.162262</text:p>
          </table:table-cell>
          <table:table-cell office:value-type="float" office:value="5.601349" calcext:value-type="float">
            <text:p>5.601349</text:p>
          </table:table-cell>
          <table:table-cell office:value-type="float" office:value="7.937561" calcext:value-type="float">
            <text:p>7.937561</text:p>
          </table:table-cell>
          <table:table-cell office:value-type="float" office:value="7.544067" calcext:value-type="float">
            <text:p>7.544067</text:p>
          </table:table-cell>
          <table:table-cell office:value-type="float" office:value="10.88171" calcext:value-type="float">
            <text:p>10.88171</text:p>
          </table:table-cell>
          <table:table-cell office:value-type="float" office:value="10.34955" calcext:value-type="float">
            <text:p>10.34955</text:p>
          </table:table-cell>
          <table:table-cell office:value-type="float" office:value="13.10345" calcext:value-type="float">
            <text:p>13.10345</text:p>
          </table:table-cell>
          <table:table-cell office:value-type="float" office:value="12.75116" calcext:value-type="float">
            <text:p>12.75116</text:p>
          </table:table-cell>
          <table:table-cell office:value-type="float" office:value="14.06454" calcext:value-type="float">
            <text:p>14.06454</text:p>
          </table:table-cell>
          <table:table-cell office:value-type="float" office:value="13.85349" calcext:value-type="float">
            <text:p>13.85349</text:p>
          </table:table-cell>
          <table:table-cell office:value-type="float" office:value="14.56079" calcext:value-type="float">
            <text:p>14.56079</text:p>
          </table:table-cell>
          <table:table-cell office:value-type="float" office:value="14.43985" calcext:value-type="float">
            <text:p>14.43985</text:p>
          </table:table-cell>
          <table:table-cell office:value-type="float" office:value="14.6918" calcext:value-type="float">
            <text:p>14.6918</text:p>
          </table:table-cell>
          <table:table-cell office:value-type="float" office:value="14.61731" calcext:value-type="float">
            <text:p>14.61731</text:p>
          </table:table-cell>
          <table:table-cell office:value-type="float" office:value="14.5542" calcext:value-type="float">
            <text:p>14.5542</text:p>
          </table:table-cell>
          <table:table-cell office:value-type="float" office:value="14.49777" calcext:value-type="float">
            <text:p>14.49777</text:p>
          </table:table-cell>
          <table:table-cell office:value-type="float" office:value="13.00351" calcext:value-type="float">
            <text:p>13.00351</text:p>
          </table:table-cell>
          <table:table-cell office:value-type="float" office:value="-8.241058" calcext:value-type="float">
            <text:p>-8.2410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1" calcext:value-type="float">
            <text:p>2122001</text:p>
          </table:table-cell>
          <table:table-cell office:value-type="float" office:value="8.67368" calcext:value-type="float">
            <text:p>8.67368</text:p>
          </table:table-cell>
          <table:table-cell office:value-type="float" office:value="13.36" calcext:value-type="float">
            <text:p>13.36</text:p>
          </table:table-cell>
          <table:table-cell office:value-type="float" office:value="-1.98" calcext:value-type="float">
            <text:p>-1.98</text:p>
          </table:table-cell>
          <table:table-cell office:value-type="float" office:value="1.014637" calcext:value-type="float">
            <text:p>1.014637</text:p>
          </table:table-cell>
          <table:table-cell office:value-type="float" office:value="0.4671238" calcext:value-type="float">
            <text:p>0.4671238</text:p>
          </table:table-cell>
          <table:table-cell office:value-type="float" office:value="188.28" calcext:value-type="float">
            <text:p>188.28</text:p>
          </table:table-cell>
          <table:table-cell office:value-type="float" office:value="0" calcext:value-type="float">
            <text:p>0</text:p>
          </table:table-cell>
          <table:table-cell office:value-type="float" office:value="13.78809" calcext:value-type="float">
            <text:p>13.78809</text:p>
          </table:table-cell>
          <table:table-cell office:value-type="float" office:value="-0.3495483" calcext:value-type="float">
            <text:p>-0.3495483</text:p>
          </table:table-cell>
          <table:table-cell office:value-type="float" office:value="10.19202" calcext:value-type="float">
            <text:p>10.19202</text:p>
          </table:table-cell>
          <table:table-cell office:value-type="float" office:value="0.9664001" calcext:value-type="float">
            <text:p>0.9664001</text:p>
          </table:table-cell>
          <table:table-cell office:value-type="float" office:value="8.125854" calcext:value-type="float">
            <text:p>8.125854</text:p>
          </table:table-cell>
          <table:table-cell office:value-type="float" office:value="2.124573" calcext:value-type="float">
            <text:p>2.124573</text:p>
          </table:table-cell>
          <table:table-cell office:value-type="float" office:value="7.001709" calcext:value-type="float">
            <text:p>7.001709</text:p>
          </table:table-cell>
          <table:table-cell office:value-type="float" office:value="3.251556" calcext:value-type="float">
            <text:p>3.251556</text:p>
          </table:table-cell>
          <table:table-cell office:value-type="float" office:value="6.60788" calcext:value-type="float">
            <text:p>6.60788</text:p>
          </table:table-cell>
          <table:table-cell office:value-type="float" office:value="4.061157" calcext:value-type="float">
            <text:p>4.061157</text:p>
          </table:table-cell>
          <table:table-cell office:value-type="float" office:value="6.54541" calcext:value-type="float">
            <text:p>6.54541</text:p>
          </table:table-cell>
          <table:table-cell office:value-type="float" office:value="5.032349" calcext:value-type="float">
            <text:p>5.032349</text:p>
          </table:table-cell>
          <table:table-cell office:value-type="float" office:value="6.88269" calcext:value-type="float">
            <text:p>6.88269</text:p>
          </table:table-cell>
          <table:table-cell office:value-type="float" office:value="6.003418" calcext:value-type="float">
            <text:p>6.003418</text:p>
          </table:table-cell>
          <table:table-cell office:value-type="float" office:value="7.650879" calcext:value-type="float">
            <text:p>7.650879</text:p>
          </table:table-cell>
          <table:table-cell office:value-type="float" office:value="7.530365" calcext:value-type="float">
            <text:p>7.530365</text:p>
          </table:table-cell>
          <table:table-cell office:value-type="float" office:value="10.34488" calcext:value-type="float">
            <text:p>10.34488</text:p>
          </table:table-cell>
          <table:table-cell office:value-type="float" office:value="9.998505" calcext:value-type="float">
            <text:p>9.998505</text:p>
          </table:table-cell>
          <table:table-cell office:value-type="float" office:value="12.74744" calcext:value-type="float">
            <text:p>12.74744</text:p>
          </table:table-cell>
          <table:table-cell office:value-type="float" office:value="12.40781" calcext:value-type="float">
            <text:p>12.40781</text:p>
          </table:table-cell>
          <table:table-cell office:value-type="float" office:value="13.85114" calcext:value-type="float">
            <text:p>13.85114</text:p>
          </table:table-cell>
          <table:table-cell office:value-type="float" office:value="13.62427" calcext:value-type="float">
            <text:p>13.62427</text:p>
          </table:table-cell>
          <table:table-cell office:value-type="float" office:value="14.43851" calcext:value-type="float">
            <text:p>14.43851</text:p>
          </table:table-cell>
          <table:table-cell office:value-type="float" office:value="14.30307" calcext:value-type="float">
            <text:p>14.30307</text:p>
          </table:table-cell>
          <table:table-cell office:value-type="float" office:value="14.61646" calcext:value-type="float">
            <text:p>14.61646</text:p>
          </table:table-cell>
          <table:table-cell office:value-type="float" office:value="14.53467" calcext:value-type="float">
            <text:p>14.53467</text:p>
          </table:table-cell>
          <table:table-cell office:value-type="float" office:value="14.49716" calcext:value-type="float">
            <text:p>14.49716</text:p>
          </table:table-cell>
          <table:table-cell office:value-type="float" office:value="14.43695" calcext:value-type="float">
            <text:p>14.43695</text:p>
          </table:table-cell>
          <table:table-cell office:value-type="float" office:value="20.95151" calcext:value-type="float">
            <text:p>20.95151</text:p>
          </table:table-cell>
          <table:table-cell office:value-type="float" office:value="-2.797424" calcext:value-type="float">
            <text:p>-2.7974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1" calcext:value-type="float">
            <text:p>3122001</text:p>
          </table:table-cell>
          <table:table-cell office:value-type="float" office:value="3.546326" calcext:value-type="float">
            <text:p>3.546326</text:p>
          </table:table-cell>
          <table:table-cell office:value-type="float" office:value="10.16" calcext:value-type="float">
            <text:p>10.16</text:p>
          </table:table-cell>
          <table:table-cell office:value-type="float" office:value="-1.38" calcext:value-type="float">
            <text:p>-1.38</text:p>
          </table:table-cell>
          <table:table-cell office:value-type="float" office:value="1.089624" calcext:value-type="float">
            <text:p>1.089624</text:p>
          </table:table-cell>
          <table:table-cell office:value-type="float" office:value="0.48796" calcext:value-type="float">
            <text:p>0.48796</text:p>
          </table:table-cell>
          <table:table-cell office:value-type="float" office:value="149.616" calcext:value-type="float">
            <text:p>149.616</text:p>
          </table:table-cell>
          <table:table-cell office:value-type="float" office:value="0.1" calcext:value-type="float">
            <text:p>0.1</text:p>
          </table:table-cell>
          <table:table-cell office:value-type="float" office:value="8.059814" calcext:value-type="float">
            <text:p>8.059814</text:p>
          </table:table-cell>
          <table:table-cell office:value-type="float" office:value="0.2362976" calcext:value-type="float">
            <text:p>0.2362976</text:p>
          </table:table-cell>
          <table:table-cell office:value-type="float" office:value="6.774414" calcext:value-type="float">
            <text:p>6.774414</text:p>
          </table:table-cell>
          <table:table-cell office:value-type="float" office:value="1.74115" calcext:value-type="float">
            <text:p>1.74115</text:p>
          </table:table-cell>
          <table:table-cell office:value-type="float" office:value="6.187653" calcext:value-type="float">
            <text:p>6.187653</text:p>
          </table:table-cell>
          <table:table-cell office:value-type="float" office:value="3.032379" calcext:value-type="float">
            <text:p>3.032379</text:p>
          </table:table-cell>
          <table:table-cell office:value-type="float" office:value="6.025269" calcext:value-type="float">
            <text:p>6.025269</text:p>
          </table:table-cell>
          <table:table-cell office:value-type="float" office:value="4.226898" calcext:value-type="float">
            <text:p>4.226898</text:p>
          </table:table-cell>
          <table:table-cell office:value-type="float" office:value="6.193481" calcext:value-type="float">
            <text:p>6.193481</text:p>
          </table:table-cell>
          <table:table-cell office:value-type="float" office:value="5.00882" calcext:value-type="float">
            <text:p>5.00882</text:p>
          </table:table-cell>
          <table:table-cell office:value-type="float" office:value="6.541779" calcext:value-type="float">
            <text:p>6.541779</text:p>
          </table:table-cell>
          <table:table-cell office:value-type="float" office:value="5.862183" calcext:value-type="float">
            <text:p>5.862183</text:p>
          </table:table-cell>
          <table:table-cell office:value-type="float" office:value="6.930206" calcext:value-type="float">
            <text:p>6.930206</text:p>
          </table:table-cell>
          <table:table-cell office:value-type="float" office:value="6.616608" calcext:value-type="float">
            <text:p>6.616608</text:p>
          </table:table-cell>
          <table:table-cell office:value-type="float" office:value="7.823822" calcext:value-type="float">
            <text:p>7.823822</text:p>
          </table:table-cell>
          <table:table-cell office:value-type="float" office:value="7.656738" calcext:value-type="float">
            <text:p>7.656738</text:p>
          </table:table-cell>
          <table:table-cell office:value-type="float" office:value="9.996033" calcext:value-type="float">
            <text:p>9.996033</text:p>
          </table:table-cell>
          <table:table-cell office:value-type="float" office:value="9.8367" calcext:value-type="float">
            <text:p>9.8367</text:p>
          </table:table-cell>
          <table:table-cell office:value-type="float" office:value="12.40439" calcext:value-type="float">
            <text:p>12.40439</text:p>
          </table:table-cell>
          <table:table-cell office:value-type="float" office:value="12.11337" calcext:value-type="float">
            <text:p>12.11337</text:p>
          </table:table-cell>
          <table:table-cell office:value-type="float" office:value="13.62183" calcext:value-type="float">
            <text:p>13.62183</text:p>
          </table:table-cell>
          <table:table-cell office:value-type="float" office:value="13.39459" calcext:value-type="float">
            <text:p>13.39459</text:p>
          </table:table-cell>
          <table:table-cell office:value-type="float" office:value="14.30161" calcext:value-type="float">
            <text:p>14.30161</text:p>
          </table:table-cell>
          <table:table-cell office:value-type="float" office:value="14.15457" calcext:value-type="float">
            <text:p>14.15457</text:p>
          </table:table-cell>
          <table:table-cell office:value-type="float" office:value="14.53375" calcext:value-type="float">
            <text:p>14.53375</text:p>
          </table:table-cell>
          <table:table-cell office:value-type="float" office:value="14.44391" calcext:value-type="float">
            <text:p>14.44391</text:p>
          </table:table-cell>
          <table:table-cell office:value-type="float" office:value="14.43628" calcext:value-type="float">
            <text:p>14.43628</text:p>
          </table:table-cell>
          <table:table-cell office:value-type="float" office:value="14.37097" calcext:value-type="float">
            <text:p>14.37097</text:p>
          </table:table-cell>
          <table:table-cell office:value-type="float" office:value="11.07413" calcext:value-type="float">
            <text:p>11.07413</text:p>
          </table:table-cell>
          <table:table-cell office:value-type="float" office:value="-2.286041" calcext:value-type="float">
            <text:p>-2.2860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1" calcext:value-type="float">
            <text:p>4122001</text:p>
          </table:table-cell>
          <table:table-cell office:value-type="float" office:value="2.845046" calcext:value-type="float">
            <text:p>2.845046</text:p>
          </table:table-cell>
          <table:table-cell office:value-type="float" office:value="17.84" calcext:value-type="float">
            <text:p>17.84</text:p>
          </table:table-cell>
          <table:table-cell office:value-type="float" office:value="1.23" calcext:value-type="float">
            <text:p>1.23</text:p>
          </table:table-cell>
          <table:table-cell office:value-type="float" office:value="1.582951" calcext:value-type="float">
            <text:p>1.582951</text:p>
          </table:table-cell>
          <table:table-cell office:value-type="float" office:value="0.5886562" calcext:value-type="float">
            <text:p>0.5886562</text:p>
          </table:table-cell>
          <table:table-cell office:value-type="float" office:value="223.236" calcext:value-type="float">
            <text:p>223.236</text:p>
          </table:table-cell>
          <table:table-cell office:value-type="float" office:value="0" calcext:value-type="float">
            <text:p>0</text:p>
          </table:table-cell>
          <table:table-cell office:value-type="float" office:value="13.70569" calcext:value-type="float">
            <text:p>13.70569</text:p>
          </table:table-cell>
          <table:table-cell office:value-type="float" office:value="1.618988" calcext:value-type="float">
            <text:p>1.618988</text:p>
          </table:table-cell>
          <table:table-cell office:value-type="float" office:value="10.53131" calcext:value-type="float">
            <text:p>10.53131</text:p>
          </table:table-cell>
          <table:table-cell office:value-type="float" office:value="2.929565" calcext:value-type="float">
            <text:p>2.929565</text:p>
          </table:table-cell>
          <table:table-cell office:value-type="float" office:value="8.759155" calcext:value-type="float">
            <text:p>8.759155</text:p>
          </table:table-cell>
          <table:table-cell office:value-type="float" office:value="3.909454" calcext:value-type="float">
            <text:p>3.909454</text:p>
          </table:table-cell>
          <table:table-cell office:value-type="float" office:value="7.874847" calcext:value-type="float">
            <text:p>7.874847</text:p>
          </table:table-cell>
          <table:table-cell office:value-type="float" office:value="4.752441" calcext:value-type="float">
            <text:p>4.752441</text:p>
          </table:table-cell>
          <table:table-cell office:value-type="float" office:value="7.661133" calcext:value-type="float">
            <text:p>7.661133</text:p>
          </table:table-cell>
          <table:table-cell office:value-type="float" office:value="5.352875" calcext:value-type="float">
            <text:p>5.352875</text:p>
          </table:table-cell>
          <table:table-cell office:value-type="float" office:value="7.457855" calcext:value-type="float">
            <text:p>7.457855</text:p>
          </table:table-cell>
          <table:table-cell office:value-type="float" office:value="6.050751" calcext:value-type="float">
            <text:p>6.050751</text:p>
          </table:table-cell>
          <table:table-cell office:value-type="float" office:value="7.523041" calcext:value-type="float">
            <text:p>7.523041</text:p>
          </table:table-cell>
          <table:table-cell office:value-type="float" office:value="6.747101" calcext:value-type="float">
            <text:p>6.747101</text:p>
          </table:table-cell>
          <table:table-cell office:value-type="float" office:value="7.964966" calcext:value-type="float">
            <text:p>7.964966</text:p>
          </table:table-cell>
          <table:table-cell office:value-type="float" office:value="7.825745" calcext:value-type="float">
            <text:p>7.825745</text:p>
          </table:table-cell>
          <table:table-cell office:value-type="float" office:value="9.835358" calcext:value-type="float">
            <text:p>9.835358</text:p>
          </table:table-cell>
          <table:table-cell office:value-type="float" office:value="9.72876" calcext:value-type="float">
            <text:p>9.72876</text:p>
          </table:table-cell>
          <table:table-cell office:value-type="float" office:value="12.11063" calcext:value-type="float">
            <text:p>12.11063</text:p>
          </table:table-cell>
          <table:table-cell office:value-type="float" office:value="11.87149" calcext:value-type="float">
            <text:p>11.87149</text:p>
          </table:table-cell>
          <table:table-cell office:value-type="float" office:value="13.39224" calcext:value-type="float">
            <text:p>13.39224</text:p>
          </table:table-cell>
          <table:table-cell office:value-type="float" office:value="13.17783" calcext:value-type="float">
            <text:p>13.17783</text:p>
          </table:table-cell>
          <table:table-cell office:value-type="float" office:value="14.15295" calcext:value-type="float">
            <text:p>14.15295</text:p>
          </table:table-cell>
          <table:table-cell office:value-type="float" office:value="13.99988" calcext:value-type="float">
            <text:p>13.99988</text:p>
          </table:table-cell>
          <table:table-cell office:value-type="float" office:value="14.44293" calcext:value-type="float">
            <text:p>14.44293</text:p>
          </table:table-cell>
          <table:table-cell office:value-type="float" office:value="14.34552" calcext:value-type="float">
            <text:p>14.34552</text:p>
          </table:table-cell>
          <table:table-cell office:value-type="float" office:value="14.37024" calcext:value-type="float">
            <text:p>14.37024</text:p>
          </table:table-cell>
          <table:table-cell office:value-type="float" office:value="14.3002" calcext:value-type="float">
            <text:p>14.3002</text:p>
          </table:table-cell>
          <table:table-cell office:value-type="float" office:value="20.05481" calcext:value-type="float">
            <text:p>20.05481</text:p>
          </table:table-cell>
          <table:table-cell office:value-type="float" office:value="-1.2229" calcext:value-type="float">
            <text:p>-1.22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1" calcext:value-type="float">
            <text:p>5122001</text:p>
          </table:table-cell>
          <table:table-cell office:value-type="float" office:value="6.699603" calcext:value-type="float">
            <text:p>6.699603</text:p>
          </table:table-cell>
          <table:table-cell office:value-type="float" office:value="18.28" calcext:value-type="float">
            <text:p>18.28</text:p>
          </table:table-cell>
          <table:table-cell office:value-type="float" office:value="-2.51" calcext:value-type="float">
            <text:p>-2.51</text:p>
          </table:table-cell>
          <table:table-cell office:value-type="float" office:value="1.730629" calcext:value-type="float">
            <text:p>1.730629</text:p>
          </table:table-cell>
          <table:table-cell office:value-type="float" office:value="0.4493877" calcext:value-type="float">
            <text:p>0.4493877</text:p>
          </table:table-cell>
          <table:table-cell office:value-type="float" office:value="424.908" calcext:value-type="float">
            <text:p>424.908</text:p>
          </table:table-cell>
          <table:table-cell office:value-type="float" office:value="1.2" calcext:value-type="float">
            <text:p>1.2</text:p>
          </table:table-cell>
          <table:table-cell office:value-type="float" office:value="16.60483" calcext:value-type="float">
            <text:p>16.60483</text:p>
          </table:table-cell>
          <table:table-cell office:value-type="float" office:value="2.697632" calcext:value-type="float">
            <text:p>2.697632</text:p>
          </table:table-cell>
          <table:table-cell office:value-type="float" office:value="13.89697" calcext:value-type="float">
            <text:p>13.89697</text:p>
          </table:table-cell>
          <table:table-cell office:value-type="float" office:value="5.217468" calcext:value-type="float">
            <text:p>5.217468</text:p>
          </table:table-cell>
          <table:table-cell office:value-type="float" office:value="12.04211" calcext:value-type="float">
            <text:p>12.04211</text:p>
          </table:table-cell>
          <table:table-cell office:value-type="float" office:value="7.171417" calcext:value-type="float">
            <text:p>7.171417</text:p>
          </table:table-cell>
          <table:table-cell office:value-type="float" office:value="10.707" calcext:value-type="float">
            <text:p>10.707</text:p>
          </table:table-cell>
          <table:table-cell office:value-type="float" office:value="7.894318" calcext:value-type="float">
            <text:p>7.894318</text:p>
          </table:table-cell>
          <table:table-cell office:value-type="float" office:value="9.96698" calcext:value-type="float">
            <text:p>9.96698</text:p>
          </table:table-cell>
          <table:table-cell office:value-type="float" office:value="7.677277" calcext:value-type="float">
            <text:p>7.677277</text:p>
          </table:table-cell>
          <table:table-cell office:value-type="float" office:value="9.315369" calcext:value-type="float">
            <text:p>9.315369</text:p>
          </table:table-cell>
          <table:table-cell office:value-type="float" office:value="7.474365" calcext:value-type="float">
            <text:p>7.474365</text:p>
          </table:table-cell>
          <table:table-cell office:value-type="float" office:value="9.024292" calcext:value-type="float">
            <text:p>9.024292</text:p>
          </table:table-cell>
          <table:table-cell office:value-type="float" office:value="7.538269" calcext:value-type="float">
            <text:p>7.538269</text:p>
          </table:table-cell>
          <table:table-cell office:value-type="float" office:value="8.779327" calcext:value-type="float">
            <text:p>8.779327</text:p>
          </table:table-cell>
          <table:table-cell office:value-type="float" office:value="7.971008" calcext:value-type="float">
            <text:p>7.971008</text:p>
          </table:table-cell>
          <table:table-cell office:value-type="float" office:value="9.796143" calcext:value-type="float">
            <text:p>9.796143</text:p>
          </table:table-cell>
          <table:table-cell office:value-type="float" office:value="9.72168" calcext:value-type="float">
            <text:p>9.72168</text:p>
          </table:table-cell>
          <table:table-cell office:value-type="float" office:value="11.86923" calcext:value-type="float">
            <text:p>11.86923</text:p>
          </table:table-cell>
          <table:table-cell office:value-type="float" office:value="11.68411" calcext:value-type="float">
            <text:p>11.68411</text:p>
          </table:table-cell>
          <table:table-cell office:value-type="float" office:value="13.17566" calcext:value-type="float">
            <text:p>13.17566</text:p>
          </table:table-cell>
          <table:table-cell office:value-type="float" office:value="12.98041" calcext:value-type="float">
            <text:p>12.98041</text:p>
          </table:table-cell>
          <table:table-cell office:value-type="float" office:value="13.99826" calcext:value-type="float">
            <text:p>13.99826</text:p>
          </table:table-cell>
          <table:table-cell office:value-type="float" office:value="13.84464" calcext:value-type="float">
            <text:p>13.84464</text:p>
          </table:table-cell>
          <table:table-cell office:value-type="float" office:value="14.34448" calcext:value-type="float">
            <text:p>14.34448</text:p>
          </table:table-cell>
          <table:table-cell office:value-type="float" office:value="14.24072" calcext:value-type="float">
            <text:p>14.24072</text:p>
          </table:table-cell>
          <table:table-cell office:value-type="float" office:value="14.29944" calcext:value-type="float">
            <text:p>14.29944</text:p>
          </table:table-cell>
          <table:table-cell office:value-type="float" office:value="14.22336" calcext:value-type="float">
            <text:p>14.22336</text:p>
          </table:table-cell>
          <table:table-cell office:value-type="float" office:value="20.54022" calcext:value-type="float">
            <text:p>20.54022</text:p>
          </table:table-cell>
          <table:table-cell office:value-type="float" office:value="-2.159546" calcext:value-type="float">
            <text:p>-2.1595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1" calcext:value-type="float">
            <text:p>6122001</text:p>
          </table:table-cell>
          <table:table-cell office:value-type="float" office:value="8.703722" calcext:value-type="float">
            <text:p>8.703722</text:p>
          </table:table-cell>
          <table:table-cell office:value-type="float" office:value="11.99" calcext:value-type="float">
            <text:p>11.99</text:p>
          </table:table-cell>
          <table:table-cell office:value-type="float" office:value="-3.14" calcext:value-type="float">
            <text:p>-3.14</text:p>
          </table:table-cell>
          <table:table-cell office:value-type="float" office:value="0.8404961" calcext:value-type="float">
            <text:p>0.8404961</text:p>
          </table:table-cell>
          <table:table-cell office:value-type="float" office:value="0.429094" calcext:value-type="float">
            <text:p>0.429094</text:p>
          </table:table-cell>
          <table:table-cell office:value-type="float" office:value="225.648" calcext:value-type="float">
            <text:p>225.648</text:p>
          </table:table-cell>
          <table:table-cell office:value-type="float" office:value="0" calcext:value-type="float">
            <text:p>0</text:p>
          </table:table-cell>
          <table:table-cell office:value-type="float" office:value="14.99945" calcext:value-type="float">
            <text:p>14.99945</text:p>
          </table:table-cell>
          <table:table-cell office:value-type="float" office:value="0.6741638" calcext:value-type="float">
            <text:p>0.6741638</text:p>
          </table:table-cell>
          <table:table-cell office:value-type="float" office:value="11.66516" calcext:value-type="float">
            <text:p>11.66516</text:p>
          </table:table-cell>
          <table:table-cell office:value-type="float" office:value="2.680267" calcext:value-type="float">
            <text:p>2.680267</text:p>
          </table:table-cell>
          <table:table-cell office:value-type="float" office:value="9.829285" calcext:value-type="float">
            <text:p>9.829285</text:p>
          </table:table-cell>
          <table:table-cell office:value-type="float" office:value="4.321045" calcext:value-type="float">
            <text:p>4.321045</text:p>
          </table:table-cell>
          <table:table-cell office:value-type="float" office:value="8.870575" calcext:value-type="float">
            <text:p>8.870575</text:p>
          </table:table-cell>
          <table:table-cell office:value-type="float" office:value="5.766785" calcext:value-type="float">
            <text:p>5.766785</text:p>
          </table:table-cell>
          <table:table-cell office:value-type="float" office:value="8.778595" calcext:value-type="float">
            <text:p>8.778595</text:p>
          </table:table-cell>
          <table:table-cell office:value-type="float" office:value="6.653778" calcext:value-type="float">
            <text:p>6.653778</text:p>
          </table:table-cell>
          <table:table-cell office:value-type="float" office:value="9.103546" calcext:value-type="float">
            <text:p>9.103546</text:p>
          </table:table-cell>
          <table:table-cell office:value-type="float" office:value="7.529602" calcext:value-type="float">
            <text:p>7.529602</text:p>
          </table:table-cell>
          <table:table-cell office:value-type="float" office:value="9.017303" calcext:value-type="float">
            <text:p>9.017303</text:p>
          </table:table-cell>
          <table:table-cell office:value-type="float" office:value="8.112549" calcext:value-type="float">
            <text:p>8.112549</text:p>
          </table:table-cell>
          <table:table-cell office:value-type="float" office:value="8.951111" calcext:value-type="float">
            <text:p>8.951111</text:p>
          </table:table-cell>
          <table:table-cell office:value-type="float" office:value="8.788605" calcext:value-type="float">
            <text:p>8.788605</text:p>
          </table:table-cell>
          <table:table-cell office:value-type="float" office:value="9.954803" calcext:value-type="float">
            <text:p>9.954803</text:p>
          </table:table-cell>
          <table:table-cell office:value-type="float" office:value="9.798248" calcext:value-type="float">
            <text:p>9.798248</text:p>
          </table:table-cell>
          <table:table-cell office:value-type="float" office:value="11.68256" calcext:value-type="float">
            <text:p>11.68256</text:p>
          </table:table-cell>
          <table:table-cell office:value-type="float" office:value="11.57236" calcext:value-type="float">
            <text:p>11.57236</text:p>
          </table:table-cell>
          <table:table-cell office:value-type="float" office:value="12.97849" calcext:value-type="float">
            <text:p>12.97849</text:p>
          </table:table-cell>
          <table:table-cell office:value-type="float" office:value="12.81165" calcext:value-type="float">
            <text:p>12.81165</text:p>
          </table:table-cell>
          <table:table-cell office:value-type="float" office:value="13.84305" calcext:value-type="float">
            <text:p>13.84305</text:p>
          </table:table-cell>
          <table:table-cell office:value-type="float" office:value="13.69293" calcext:value-type="float">
            <text:p>13.69293</text:p>
          </table:table-cell>
          <table:table-cell office:value-type="float" office:value="14.23959" calcext:value-type="float">
            <text:p>14.23959</text:p>
          </table:table-cell>
          <table:table-cell office:value-type="float" office:value="14.1312" calcext:value-type="float">
            <text:p>14.1312</text:p>
          </table:table-cell>
          <table:table-cell office:value-type="float" office:value="14.22256" calcext:value-type="float">
            <text:p>14.22256</text:p>
          </table:table-cell>
          <table:table-cell office:value-type="float" office:value="14.14111" calcext:value-type="float">
            <text:p>14.14111</text:p>
          </table:table-cell>
          <table:table-cell office:value-type="float" office:value="21.22974" calcext:value-type="float">
            <text:p>21.22974</text:p>
          </table:table-cell>
          <table:table-cell office:value-type="float" office:value="-2.752167" calcext:value-type="float">
            <text:p>-2.7521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1" calcext:value-type="float">
            <text:p>7122001</text:p>
          </table:table-cell>
          <table:table-cell office:value-type="float" office:value="3.825576" calcext:value-type="float">
            <text:p>3.825576</text:p>
          </table:table-cell>
          <table:table-cell office:value-type="float" office:value="6.36" calcext:value-type="float">
            <text:p>6.36</text:p>
          </table:table-cell>
          <table:table-cell office:value-type="float" office:value="-1.59" calcext:value-type="float">
            <text:p>-1.59</text:p>
          </table:table-cell>
          <table:table-cell office:value-type="float" office:value="0.8074332" calcext:value-type="float">
            <text:p>0.8074332</text:p>
          </table:table-cell>
          <table:table-cell office:value-type="float" office:value="0.4805744" calcext:value-type="float">
            <text:p>0.4805744</text:p>
          </table:table-cell>
          <table:table-cell office:value-type="float" office:value="164.664" calcext:value-type="float">
            <text:p>164.664</text:p>
          </table:table-cell>
          <table:table-cell office:value-type="float" office:value="0" calcext:value-type="float">
            <text:p>0</text:p>
          </table:table-cell>
          <table:table-cell office:value-type="float" office:value="7.344147" calcext:value-type="float">
            <text:p>7.344147</text:p>
          </table:table-cell>
          <table:table-cell office:value-type="float" office:value="0.5146484" calcext:value-type="float">
            <text:p>0.5146484</text:p>
          </table:table-cell>
          <table:table-cell office:value-type="float" office:value="6.563019" calcext:value-type="float">
            <text:p>6.563019</text:p>
          </table:table-cell>
          <table:table-cell office:value-type="float" office:value="2.280792" calcext:value-type="float">
            <text:p>2.280792</text:p>
          </table:table-cell>
          <table:table-cell office:value-type="float" office:value="6.284576" calcext:value-type="float">
            <text:p>6.284576</text:p>
          </table:table-cell>
          <table:table-cell office:value-type="float" office:value="3.829132" calcext:value-type="float">
            <text:p>3.829132</text:p>
          </table:table-cell>
          <table:table-cell office:value-type="float" office:value="7.116394" calcext:value-type="float">
            <text:p>7.116394</text:p>
          </table:table-cell>
          <table:table-cell office:value-type="float" office:value="5.196747" calcext:value-type="float">
            <text:p>5.196747</text:p>
          </table:table-cell>
          <table:table-cell office:value-type="float" office:value="7.691071" calcext:value-type="float">
            <text:p>7.691071</text:p>
          </table:table-cell>
          <table:table-cell office:value-type="float" office:value="6.065674" calcext:value-type="float">
            <text:p>6.065674</text:p>
          </table:table-cell>
          <table:table-cell office:value-type="float" office:value="8.218628" calcext:value-type="float">
            <text:p>8.218628</text:p>
          </table:table-cell>
          <table:table-cell office:value-type="float" office:value="6.948334" calcext:value-type="float">
            <text:p>6.948334</text:p>
          </table:table-cell>
          <table:table-cell office:value-type="float" office:value="8.50528" calcext:value-type="float">
            <text:p>8.50528</text:p>
          </table:table-cell>
          <table:table-cell office:value-type="float" office:value="7.645752" calcext:value-type="float">
            <text:p>7.645752</text:p>
          </table:table-cell>
          <table:table-cell office:value-type="float" office:value="8.927643" calcext:value-type="float">
            <text:p>8.927643</text:p>
          </table:table-cell>
          <table:table-cell office:value-type="float" office:value="8.639771" calcext:value-type="float">
            <text:p>8.639771</text:p>
          </table:table-cell>
          <table:table-cell office:value-type="float" office:value="9.988129" calcext:value-type="float">
            <text:p>9.988129</text:p>
          </table:table-cell>
          <table:table-cell office:value-type="float" office:value="9.955719" calcext:value-type="float">
            <text:p>9.955719</text:p>
          </table:table-cell>
          <table:table-cell office:value-type="float" office:value="11.57144" calcext:value-type="float">
            <text:p>11.57144</text:p>
          </table:table-cell>
          <table:table-cell office:value-type="float" office:value="11.49362" calcext:value-type="float">
            <text:p>11.49362</text:p>
          </table:table-cell>
          <table:table-cell office:value-type="float" office:value="12.81006" calcext:value-type="float">
            <text:p>12.81006</text:p>
          </table:table-cell>
          <table:table-cell office:value-type="float" office:value="12.67267" calcext:value-type="float">
            <text:p>12.67267</text:p>
          </table:table-cell>
          <table:table-cell office:value-type="float" office:value="13.69138" calcext:value-type="float">
            <text:p>13.69138</text:p>
          </table:table-cell>
          <table:table-cell office:value-type="float" office:value="13.54956" calcext:value-type="float">
            <text:p>13.54956</text:p>
          </table:table-cell>
          <table:table-cell office:value-type="float" office:value="14.13004" calcext:value-type="float">
            <text:p>14.13004</text:p>
          </table:table-cell>
          <table:table-cell office:value-type="float" office:value="14.01907" calcext:value-type="float">
            <text:p>14.01907</text:p>
          </table:table-cell>
          <table:table-cell office:value-type="float" office:value="14.14023" calcext:value-type="float">
            <text:p>14.14023</text:p>
          </table:table-cell>
          <table:table-cell office:value-type="float" office:value="14.05417" calcext:value-type="float">
            <text:p>14.05417</text:p>
          </table:table-cell>
          <table:table-cell office:value-type="float" office:value="8.808868" calcext:value-type="float">
            <text:p>8.808868</text:p>
          </table:table-cell>
          <table:table-cell office:value-type="float" office:value="-2.286469" calcext:value-type="float">
            <text:p>-2.2864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1" calcext:value-type="float">
            <text:p>8122001</text:p>
          </table:table-cell>
          <table:table-cell office:value-type="float" office:value="8.592957" calcext:value-type="float">
            <text:p>8.592957</text:p>
          </table:table-cell>
          <table:table-cell office:value-type="float" office:value="6.47" calcext:value-type="float">
            <text:p>6.47</text:p>
          </table:table-cell>
          <table:table-cell office:value-type="float" office:value="-3.25" calcext:value-type="float">
            <text:p>-3.25</text:p>
          </table:table-cell>
          <table:table-cell office:value-type="float" office:value="0.7235664" calcext:value-type="float">
            <text:p>0.7235664</text:p>
          </table:table-cell>
          <table:table-cell office:value-type="float" office:value="0.4256369" calcext:value-type="float">
            <text:p>0.4256369</text:p>
          </table:table-cell>
          <table:table-cell office:value-type="float" office:value="261.432" calcext:value-type="float">
            <text:p>261.432</text:p>
          </table:table-cell>
          <table:table-cell office:value-type="float" office:value="0" calcext:value-type="float">
            <text:p>0</text:p>
          </table:table-cell>
          <table:table-cell office:value-type="float" office:value="11.10507" calcext:value-type="float">
            <text:p>11.10507</text:p>
          </table:table-cell>
          <table:table-cell office:value-type="float" office:value="-0.3784485" calcext:value-type="float">
            <text:p>-0.3784485</text:p>
          </table:table-cell>
          <table:table-cell office:value-type="float" office:value="8.470398" calcext:value-type="float">
            <text:p>8.470398</text:p>
          </table:table-cell>
          <table:table-cell office:value-type="float" office:value="1.251404" calcext:value-type="float">
            <text:p>1.251404</text:p>
          </table:table-cell>
          <table:table-cell office:value-type="float" office:value="7.189575" calcext:value-type="float">
            <text:p>7.189575</text:p>
          </table:table-cell>
          <table:table-cell office:value-type="float" office:value="2.696259" calcext:value-type="float">
            <text:p>2.696259</text:p>
          </table:table-cell>
          <table:table-cell office:value-type="float" office:value="6.672333" calcext:value-type="float">
            <text:p>6.672333</text:p>
          </table:table-cell>
          <table:table-cell office:value-type="float" office:value="4.058014" calcext:value-type="float">
            <text:p>4.058014</text:p>
          </table:table-cell>
          <table:table-cell office:value-type="float" office:value="6.614258" calcext:value-type="float">
            <text:p>6.614258</text:p>
          </table:table-cell>
          <table:table-cell office:value-type="float" office:value="4.995972" calcext:value-type="float">
            <text:p>4.995972</text:p>
          </table:table-cell>
          <table:table-cell office:value-type="float" office:value="6.93573" calcext:value-type="float">
            <text:p>6.93573</text:p>
          </table:table-cell>
          <table:table-cell office:value-type="float" office:value="6.049957" calcext:value-type="float">
            <text:p>6.049957</text:p>
          </table:table-cell>
          <table:table-cell office:value-type="float" office:value="7.638428" calcext:value-type="float">
            <text:p>7.638428</text:p>
          </table:table-cell>
          <table:table-cell office:value-type="float" office:value="6.974457" calcext:value-type="float">
            <text:p>6.974457</text:p>
          </table:table-cell>
          <table:table-cell office:value-type="float" office:value="8.636475" calcext:value-type="float">
            <text:p>8.636475</text:p>
          </table:table-cell>
          <table:table-cell office:value-type="float" office:value="8.229126" calcext:value-type="float">
            <text:p>8.229126</text:p>
          </table:table-cell>
          <table:table-cell office:value-type="float" office:value="9.967773" calcext:value-type="float">
            <text:p>9.967773</text:p>
          </table:table-cell>
          <table:table-cell office:value-type="float" office:value="9.819794" calcext:value-type="float">
            <text:p>9.819794</text:p>
          </table:table-cell>
          <table:table-cell office:value-type="float" office:value="11.4928" calcext:value-type="float">
            <text:p>11.4928</text:p>
          </table:table-cell>
          <table:table-cell office:value-type="float" office:value="11.40237" calcext:value-type="float">
            <text:p>11.40237</text:p>
          </table:table-cell>
          <table:table-cell office:value-type="float" office:value="12.67136" calcext:value-type="float">
            <text:p>12.67136</text:p>
          </table:table-cell>
          <table:table-cell office:value-type="float" office:value="12.55035" calcext:value-type="float">
            <text:p>12.55035</text:p>
          </table:table-cell>
          <table:table-cell office:value-type="float" office:value="13.5481" calcext:value-type="float">
            <text:p>13.5481</text:p>
          </table:table-cell>
          <table:table-cell office:value-type="float" office:value="13.41583" calcext:value-type="float">
            <text:p>13.41583</text:p>
          </table:table-cell>
          <table:table-cell office:value-type="float" office:value="14.01794" calcext:value-type="float">
            <text:p>14.01794</text:p>
          </table:table-cell>
          <table:table-cell office:value-type="float" office:value="13.90668" calcext:value-type="float">
            <text:p>13.90668</text:p>
          </table:table-cell>
          <table:table-cell office:value-type="float" office:value="14.05322" calcext:value-type="float">
            <text:p>14.05322</text:p>
          </table:table-cell>
          <table:table-cell office:value-type="float" office:value="13.96362" calcext:value-type="float">
            <text:p>13.96362</text:p>
          </table:table-cell>
          <table:table-cell office:value-type="float" office:value="15.42102" calcext:value-type="float">
            <text:p>15.42102</text:p>
          </table:table-cell>
          <table:table-cell office:value-type="float" office:value="-3.42099" calcext:value-type="float">
            <text:p>-3.420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1" calcext:value-type="float">
            <text:p>9122001</text:p>
          </table:table-cell>
          <table:table-cell office:value-type="float" office:value="8.622736" calcext:value-type="float">
            <text:p>8.622736</text:p>
          </table:table-cell>
          <table:table-cell office:value-type="float" office:value="12.63" calcext:value-type="float">
            <text:p>12.63</text:p>
          </table:table-cell>
          <table:table-cell office:value-type="float" office:value="-3.66" calcext:value-type="float">
            <text:p>-3.66</text:p>
          </table:table-cell>
          <table:table-cell office:value-type="float" office:value="0.7539921" calcext:value-type="float">
            <text:p>0.7539921</text:p>
          </table:table-cell>
          <table:table-cell office:value-type="float" office:value="0.4129688" calcext:value-type="float">
            <text:p>0.4129688</text:p>
          </table:table-cell>
          <table:table-cell office:value-type="float" office:value="319.032" calcext:value-type="float">
            <text:p>319.032</text:p>
          </table:table-cell>
          <table:table-cell office:value-type="float" office:value="0" calcext:value-type="float">
            <text:p>0</text:p>
          </table:table-cell>
          <table:table-cell office:value-type="float" office:value="12.88208" calcext:value-type="float">
            <text:p>12.88208</text:p>
          </table:table-cell>
          <table:table-cell office:value-type="float" office:value="-0.6169739" calcext:value-type="float">
            <text:p>-0.6169739</text:p>
          </table:table-cell>
          <table:table-cell office:value-type="float" office:value="9.589478" calcext:value-type="float">
            <text:p>9.589478</text:p>
          </table:table-cell>
          <table:table-cell office:value-type="float" office:value="1.015259" calcext:value-type="float">
            <text:p>1.015259</text:p>
          </table:table-cell>
          <table:table-cell office:value-type="float" office:value="7.854187" calcext:value-type="float">
            <text:p>7.854187</text:p>
          </table:table-cell>
          <table:table-cell office:value-type="float" office:value="2.399353" calcext:value-type="float">
            <text:p>2.399353</text:p>
          </table:table-cell>
          <table:table-cell office:value-type="float" office:value="7.001831" calcext:value-type="float">
            <text:p>7.001831</text:p>
          </table:table-cell>
          <table:table-cell office:value-type="float" office:value="3.747467" calcext:value-type="float">
            <text:p>3.747467</text:p>
          </table:table-cell>
          <table:table-cell office:value-type="float" office:value="6.763763" calcext:value-type="float">
            <text:p>6.763763</text:p>
          </table:table-cell>
          <table:table-cell office:value-type="float" office:value="4.67572" calcext:value-type="float">
            <text:p>4.67572</text:p>
          </table:table-cell>
          <table:table-cell office:value-type="float" office:value="6.805115" calcext:value-type="float">
            <text:p>6.805115</text:p>
          </table:table-cell>
          <table:table-cell office:value-type="float" office:value="5.721741" calcext:value-type="float">
            <text:p>5.721741</text:p>
          </table:table-cell>
          <table:table-cell office:value-type="float" office:value="7.291168" calcext:value-type="float">
            <text:p>7.291168</text:p>
          </table:table-cell>
          <table:table-cell office:value-type="float" office:value="6.648682" calcext:value-type="float">
            <text:p>6.648682</text:p>
          </table:table-cell>
          <table:table-cell office:value-type="float" office:value="8.22821" calcext:value-type="float">
            <text:p>8.22821</text:p>
          </table:table-cell>
          <table:table-cell office:value-type="float" office:value="7.950348" calcext:value-type="float">
            <text:p>7.950348</text:p>
          </table:table-cell>
          <table:table-cell office:value-type="float" office:value="9.817932" calcext:value-type="float">
            <text:p>9.817932</text:p>
          </table:table-cell>
          <table:table-cell office:value-type="float" office:value="9.624512" calcext:value-type="float">
            <text:p>9.624512</text:p>
          </table:table-cell>
          <table:table-cell office:value-type="float" office:value="11.40128" calcext:value-type="float">
            <text:p>11.40128</text:p>
          </table:table-cell>
          <table:table-cell office:value-type="float" office:value="11.28448" calcext:value-type="float">
            <text:p>11.28448</text:p>
          </table:table-cell>
          <table:table-cell office:value-type="float" office:value="12.5491" calcext:value-type="float">
            <text:p>12.5491</text:p>
          </table:table-cell>
          <table:table-cell office:value-type="float" office:value="12.43039" calcext:value-type="float">
            <text:p>12.43039</text:p>
          </table:table-cell>
          <table:table-cell office:value-type="float" office:value="13.41449" calcext:value-type="float">
            <text:p>13.41449</text:p>
          </table:table-cell>
          <table:table-cell office:value-type="float" office:value="13.28934" calcext:value-type="float">
            <text:p>13.28934</text:p>
          </table:table-cell>
          <table:table-cell office:value-type="float" office:value="13.90549" calcext:value-type="float">
            <text:p>13.90549</text:p>
          </table:table-cell>
          <table:table-cell office:value-type="float" office:value="13.79535" calcext:value-type="float">
            <text:p>13.79535</text:p>
          </table:table-cell>
          <table:table-cell office:value-type="float" office:value="13.96265" calcext:value-type="float">
            <text:p>13.96265</text:p>
          </table:table-cell>
          <table:table-cell office:value-type="float" office:value="13.86975" calcext:value-type="float">
            <text:p>13.86975</text:p>
          </table:table-cell>
          <table:table-cell office:value-type="float" office:value="19.58746" calcext:value-type="float">
            <text:p>19.58746</text:p>
          </table:table-cell>
          <table:table-cell office:value-type="float" office:value="-4.036407" calcext:value-type="float">
            <text:p>-4.0364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1" calcext:value-type="float">
            <text:p>10122001</text:p>
          </table:table-cell>
          <table:table-cell office:value-type="float" office:value="7.432477" calcext:value-type="float">
            <text:p>7.432477</text:p>
          </table:table-cell>
          <table:table-cell office:value-type="float" office:value="8.03" calcext:value-type="float">
            <text:p>8.03</text:p>
          </table:table-cell>
          <table:table-cell office:value-type="float" office:value="-3.09" calcext:value-type="float">
            <text:p>-3.09</text:p>
          </table:table-cell>
          <table:table-cell office:value-type="float" office:value="0.7581289" calcext:value-type="float">
            <text:p>0.7581289</text:p>
          </table:table-cell>
          <table:table-cell office:value-type="float" office:value="0.4306745" calcext:value-type="float">
            <text:p>0.4306745</text:p>
          </table:table-cell>
          <table:table-cell office:value-type="float" office:value="196.488" calcext:value-type="float">
            <text:p>196.488</text:p>
          </table:table-cell>
          <table:table-cell office:value-type="float" office:value="0" calcext:value-type="float">
            <text:p>0</text:p>
          </table:table-cell>
          <table:table-cell office:value-type="float" office:value="11.24249" calcext:value-type="float">
            <text:p>11.24249</text:p>
          </table:table-cell>
          <table:table-cell office:value-type="float" office:value="-0.2901306" calcext:value-type="float">
            <text:p>-0.2901306</text:p>
          </table:table-cell>
          <table:table-cell office:value-type="float" office:value="8.583252" calcext:value-type="float">
            <text:p>8.583252</text:p>
          </table:table-cell>
          <table:table-cell office:value-type="float" office:value="1.435028" calcext:value-type="float">
            <text:p>1.435028</text:p>
          </table:table-cell>
          <table:table-cell office:value-type="float" office:value="7.342896" calcext:value-type="float">
            <text:p>7.342896</text:p>
          </table:table-cell>
          <table:table-cell office:value-type="float" office:value="2.909454" calcext:value-type="float">
            <text:p>2.909454</text:p>
          </table:table-cell>
          <table:table-cell office:value-type="float" office:value="6.763641" calcext:value-type="float">
            <text:p>6.763641</text:p>
          </table:table-cell>
          <table:table-cell office:value-type="float" office:value="4.216461" calcext:value-type="float">
            <text:p>4.216461</text:p>
          </table:table-cell>
          <table:table-cell office:value-type="float" office:value="6.634094" calcext:value-type="float">
            <text:p>6.634094</text:p>
          </table:table-cell>
          <table:table-cell office:value-type="float" office:value="5.063995" calcext:value-type="float">
            <text:p>5.063995</text:p>
          </table:table-cell>
          <table:table-cell office:value-type="float" office:value="6.779694" calcext:value-type="float">
            <text:p>6.779694</text:p>
          </table:table-cell>
          <table:table-cell office:value-type="float" office:value="5.983246" calcext:value-type="float">
            <text:p>5.983246</text:p>
          </table:table-cell>
          <table:table-cell office:value-type="float" office:value="7.210876" calcext:value-type="float">
            <text:p>7.210876</text:p>
          </table:table-cell>
          <table:table-cell office:value-type="float" office:value="6.762512" calcext:value-type="float">
            <text:p>6.762512</text:p>
          </table:table-cell>
          <table:table-cell office:value-type="float" office:value="7.988464" calcext:value-type="float">
            <text:p>7.988464</text:p>
          </table:table-cell>
          <table:table-cell office:value-type="float" office:value="7.878632" calcext:value-type="float">
            <text:p>7.878632</text:p>
          </table:table-cell>
          <table:table-cell office:value-type="float" office:value="9.62262" calcext:value-type="float">
            <text:p>9.62262</text:p>
          </table:table-cell>
          <table:table-cell office:value-type="float" office:value="9.468842" calcext:value-type="float">
            <text:p>9.468842</text:p>
          </table:table-cell>
          <table:table-cell office:value-type="float" office:value="11.28314" calcext:value-type="float">
            <text:p>11.28314</text:p>
          </table:table-cell>
          <table:table-cell office:value-type="float" office:value="11.15216" calcext:value-type="float">
            <text:p>11.15216</text:p>
          </table:table-cell>
          <table:table-cell office:value-type="float" office:value="12.42911" calcext:value-type="float">
            <text:p>12.42911</text:p>
          </table:table-cell>
          <table:table-cell office:value-type="float" office:value="12.30743" calcext:value-type="float">
            <text:p>12.30743</text:p>
          </table:table-cell>
          <table:table-cell office:value-type="float" office:value="13.28802" calcext:value-type="float">
            <text:p>13.28802</text:p>
          </table:table-cell>
          <table:table-cell office:value-type="float" office:value="13.16736" calcext:value-type="float">
            <text:p>13.16736</text:p>
          </table:table-cell>
          <table:table-cell office:value-type="float" office:value="13.79419" calcext:value-type="float">
            <text:p>13.79419</text:p>
          </table:table-cell>
          <table:table-cell office:value-type="float" office:value="13.68478" calcext:value-type="float">
            <text:p>13.68478</text:p>
          </table:table-cell>
          <table:table-cell office:value-type="float" office:value="13.86874" calcext:value-type="float">
            <text:p>13.86874</text:p>
          </table:table-cell>
          <table:table-cell office:value-type="float" office:value="13.77417" calcext:value-type="float">
            <text:p>13.77417</text:p>
          </table:table-cell>
          <table:table-cell office:value-type="float" office:value="15.39713" calcext:value-type="float">
            <text:p>15.39713</text:p>
          </table:table-cell>
          <table:table-cell office:value-type="float" office:value="-3.379883" calcext:value-type="float">
            <text:p>-3.3798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1" calcext:value-type="float">
            <text:p>11122001</text:p>
          </table:table-cell>
          <table:table-cell office:value-type="float" office:value="8.353466" calcext:value-type="float">
            <text:p>8.353466</text:p>
          </table:table-cell>
          <table:table-cell office:value-type="float" office:value="12.57" calcext:value-type="float">
            <text:p>12.57</text:p>
          </table:table-cell>
          <table:table-cell office:value-type="float" office:value="0.08" calcext:value-type="float">
            <text:p>0.08</text:p>
          </table:table-cell>
          <table:table-cell office:value-type="float" office:value="0.8410351" calcext:value-type="float">
            <text:p>0.8410351</text:p>
          </table:table-cell>
          <table:table-cell office:value-type="float" office:value="0.5421917" calcext:value-type="float">
            <text:p>0.5421917</text:p>
          </table:table-cell>
          <table:table-cell office:value-type="float" office:value="470.592" calcext:value-type="float">
            <text:p>470.592</text:p>
          </table:table-cell>
          <table:table-cell office:value-type="float" office:value="0" calcext:value-type="float">
            <text:p>0</text:p>
          </table:table-cell>
          <table:table-cell office:value-type="float" office:value="14.34479" calcext:value-type="float">
            <text:p>14.34479</text:p>
          </table:table-cell>
          <table:table-cell office:value-type="float" office:value="0.4376221" calcext:value-type="float">
            <text:p>0.4376221</text:p>
          </table:table-cell>
          <table:table-cell office:value-type="float" office:value="10.83633" calcext:value-type="float">
            <text:p>10.83633</text:p>
          </table:table-cell>
          <table:table-cell office:value-type="float" office:value="1.910461" calcext:value-type="float">
            <text:p>1.910461</text:p>
          </table:table-cell>
          <table:table-cell office:value-type="float" office:value="8.863922" calcext:value-type="float">
            <text:p>8.863922</text:p>
          </table:table-cell>
          <table:table-cell office:value-type="float" office:value="3.162292" calcext:value-type="float">
            <text:p>3.162292</text:p>
          </table:table-cell>
          <table:table-cell office:value-type="float" office:value="7.777222" calcext:value-type="float">
            <text:p>7.777222</text:p>
          </table:table-cell>
          <table:table-cell office:value-type="float" office:value="4.330444" calcext:value-type="float">
            <text:p>4.330444</text:p>
          </table:table-cell>
          <table:table-cell office:value-type="float" office:value="7.358765" calcext:value-type="float">
            <text:p>7.358765</text:p>
          </table:table-cell>
          <table:table-cell office:value-type="float" office:value="5.102844" calcext:value-type="float">
            <text:p>5.102844</text:p>
          </table:table-cell>
          <table:table-cell office:value-type="float" office:value="7.230835" calcext:value-type="float">
            <text:p>7.230835</text:p>
          </table:table-cell>
          <table:table-cell office:value-type="float" office:value="5.96225" calcext:value-type="float">
            <text:p>5.96225</text:p>
          </table:table-cell>
          <table:table-cell office:value-type="float" office:value="7.419922" calcext:value-type="float">
            <text:p>7.419922</text:p>
          </table:table-cell>
          <table:table-cell office:value-type="float" office:value="6.713654" calcext:value-type="float">
            <text:p>6.713654</text:p>
          </table:table-cell>
          <table:table-cell office:value-type="float" office:value="7.903015" calcext:value-type="float">
            <text:p>7.903015</text:p>
          </table:table-cell>
          <table:table-cell office:value-type="float" office:value="7.799408" calcext:value-type="float">
            <text:p>7.799408</text:p>
          </table:table-cell>
          <table:table-cell office:value-type="float" office:value="9.467468" calcext:value-type="float">
            <text:p>9.467468</text:p>
          </table:table-cell>
          <table:table-cell office:value-type="float" office:value="9.344299" calcext:value-type="float">
            <text:p>9.344299</text:p>
          </table:table-cell>
          <table:table-cell office:value-type="float" office:value="11.15076" calcext:value-type="float">
            <text:p>11.15076</text:p>
          </table:table-cell>
          <table:table-cell office:value-type="float" office:value="11.01974" calcext:value-type="float">
            <text:p>11.01974</text:p>
          </table:table-cell>
          <table:table-cell office:value-type="float" office:value="12.30612" calcext:value-type="float">
            <text:p>12.30612</text:p>
          </table:table-cell>
          <table:table-cell office:value-type="float" office:value="12.18164" calcext:value-type="float">
            <text:p>12.18164</text:p>
          </table:table-cell>
          <table:table-cell office:value-type="float" office:value="13.16608" calcext:value-type="float">
            <text:p>13.16608</text:p>
          </table:table-cell>
          <table:table-cell office:value-type="float" office:value="13.047" calcext:value-type="float">
            <text:p>13.047</text:p>
          </table:table-cell>
          <table:table-cell office:value-type="float" office:value="13.68362" calcext:value-type="float">
            <text:p>13.68362</text:p>
          </table:table-cell>
          <table:table-cell office:value-type="float" office:value="13.57498" calcext:value-type="float">
            <text:p>13.57498</text:p>
          </table:table-cell>
          <table:table-cell office:value-type="float" office:value="13.77319" calcext:value-type="float">
            <text:p>13.77319</text:p>
          </table:table-cell>
          <table:table-cell office:value-type="float" office:value="13.67651" calcext:value-type="float">
            <text:p>13.67651</text:p>
          </table:table-cell>
          <table:table-cell office:value-type="float" office:value="20.89313" calcext:value-type="float">
            <text:p>20.89313</text:p>
          </table:table-cell>
          <table:table-cell office:value-type="float" office:value="-1.799469" calcext:value-type="float">
            <text:p>-1.7994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1" calcext:value-type="float">
            <text:p>12122001</text:p>
          </table:table-cell>
          <table:table-cell office:value-type="float" office:value="2.828777" calcext:value-type="float">
            <text:p>2.828777</text:p>
          </table:table-cell>
          <table:table-cell office:value-type="float" office:value="5.02" calcext:value-type="float">
            <text:p>5.02</text:p>
          </table:table-cell>
          <table:table-cell office:value-type="float" office:value="-2.66" calcext:value-type="float">
            <text:p>-2.66</text:p>
          </table:table-cell>
          <table:table-cell office:value-type="float" office:value="0.7681614" calcext:value-type="float">
            <text:p>0.7681614</text:p>
          </table:table-cell>
          <table:table-cell office:value-type="float" office:value="0.4444795" calcext:value-type="float">
            <text:p>0.4444795</text:p>
          </table:table-cell>
          <table:table-cell office:value-type="float" office:value="308.664" calcext:value-type="float">
            <text:p>308.664</text:p>
          </table:table-cell>
          <table:table-cell office:value-type="float" office:value="0.7" calcext:value-type="float">
            <text:p>0.7</text:p>
          </table:table-cell>
          <table:table-cell office:value-type="float" office:value="7.40152" calcext:value-type="float">
            <text:p>7.40152</text:p>
          </table:table-cell>
          <table:table-cell office:value-type="float" office:value="-0.004058838" calcext:value-type="float">
            <text:p>-0.004058838</text:p>
          </table:table-cell>
          <table:table-cell office:value-type="float" office:value="6.617798" calcext:value-type="float">
            <text:p>6.617798</text:p>
          </table:table-cell>
          <table:table-cell office:value-type="float" office:value="1.983429" calcext:value-type="float">
            <text:p>1.983429</text:p>
          </table:table-cell>
          <table:table-cell office:value-type="float" office:value="6.278534" calcext:value-type="float">
            <text:p>6.278534</text:p>
          </table:table-cell>
          <table:table-cell office:value-type="float" office:value="3.62323" calcext:value-type="float">
            <text:p>3.62323</text:p>
          </table:table-cell>
          <table:table-cell office:value-type="float" office:value="6.786835" calcext:value-type="float">
            <text:p>6.786835</text:p>
          </table:table-cell>
          <table:table-cell office:value-type="float" office:value="4.962219" calcext:value-type="float">
            <text:p>4.962219</text:p>
          </table:table-cell>
          <table:table-cell office:value-type="float" office:value="7.022614" calcext:value-type="float">
            <text:p>7.022614</text:p>
          </table:table-cell>
          <table:table-cell office:value-type="float" office:value="5.736725" calcext:value-type="float">
            <text:p>5.736725</text:p>
          </table:table-cell>
          <table:table-cell office:value-type="float" office:value="7.227936" calcext:value-type="float">
            <text:p>7.227936</text:p>
          </table:table-cell>
          <table:table-cell office:value-type="float" office:value="6.557251" calcext:value-type="float">
            <text:p>6.557251</text:p>
          </table:table-cell>
          <table:table-cell office:value-type="float" office:value="7.453003" calcext:value-type="float">
            <text:p>7.453003</text:p>
          </table:table-cell>
          <table:table-cell office:value-type="float" office:value="7.156158" calcext:value-type="float">
            <text:p>7.156158</text:p>
          </table:table-cell>
          <table:table-cell office:value-type="float" office:value="7.982086" calcext:value-type="float">
            <text:p>7.982086</text:p>
          </table:table-cell>
          <table:table-cell office:value-type="float" office:value="7.87796" calcext:value-type="float">
            <text:p>7.87796</text:p>
          </table:table-cell>
          <table:table-cell office:value-type="float" office:value="9.343384" calcext:value-type="float">
            <text:p>9.343384</text:p>
          </table:table-cell>
          <table:table-cell office:value-type="float" office:value="9.294769" calcext:value-type="float">
            <text:p>9.294769</text:p>
          </table:table-cell>
          <table:table-cell office:value-type="float" office:value="11.0184" calcext:value-type="float">
            <text:p>11.0184</text:p>
          </table:table-cell>
          <table:table-cell office:value-type="float" office:value="10.89969" calcext:value-type="float">
            <text:p>10.89969</text:p>
          </table:table-cell>
          <table:table-cell office:value-type="float" office:value="12.18033" calcext:value-type="float">
            <text:p>12.18033</text:p>
          </table:table-cell>
          <table:table-cell office:value-type="float" office:value="12.05704" calcext:value-type="float">
            <text:p>12.05704</text:p>
          </table:table-cell>
          <table:table-cell office:value-type="float" office:value="13.04575" calcext:value-type="float">
            <text:p>13.04575</text:p>
          </table:table-cell>
          <table:table-cell office:value-type="float" office:value="12.92667" calcext:value-type="float">
            <text:p>12.92667</text:p>
          </table:table-cell>
          <table:table-cell office:value-type="float" office:value="13.57388" calcext:value-type="float">
            <text:p>13.57388</text:p>
          </table:table-cell>
          <table:table-cell office:value-type="float" office:value="13.46582" calcext:value-type="float">
            <text:p>13.46582</text:p>
          </table:table-cell>
          <table:table-cell office:value-type="float" office:value="13.67551" calcext:value-type="float">
            <text:p>13.67551</text:p>
          </table:table-cell>
          <table:table-cell office:value-type="float" office:value="13.57858" calcext:value-type="float">
            <text:p>13.57858</text:p>
          </table:table-cell>
          <table:table-cell office:value-type="float" office:value="8.917206" calcext:value-type="float">
            <text:p>8.917206</text:p>
          </table:table-cell>
          <table:table-cell office:value-type="float" office:value="-3.028778" calcext:value-type="float">
            <text:p>-3.0287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1" calcext:value-type="float">
            <text:p>13122001</text:p>
          </table:table-cell>
          <table:table-cell office:value-type="float" office:value="8.369606" calcext:value-type="float">
            <text:p>8.369606</text:p>
          </table:table-cell>
          <table:table-cell office:value-type="float" office:value="7.11" calcext:value-type="float">
            <text:p>7.11</text:p>
          </table:table-cell>
          <table:table-cell office:value-type="float" office:value="-7.75" calcext:value-type="float">
            <text:p>-7.75</text:p>
          </table:table-cell>
          <table:table-cell office:value-type="float" office:value="0.7635971" calcext:value-type="float">
            <text:p>0.7635971</text:p>
          </table:table-cell>
          <table:table-cell office:value-type="float" office:value="0.3039498" calcext:value-type="float">
            <text:p>0.3039498</text:p>
          </table:table-cell>
          <table:table-cell office:value-type="float" office:value="204.876" calcext:value-type="float">
            <text:p>204.876</text:p>
          </table:table-cell>
          <table:table-cell office:value-type="float" office:value="0" calcext:value-type="float">
            <text:p>0</text:p>
          </table:table-cell>
          <table:table-cell office:value-type="float" office:value="9.352295" calcext:value-type="float">
            <text:p>9.352295</text:p>
          </table:table-cell>
          <table:table-cell office:value-type="float" office:value="-1.237366" calcext:value-type="float">
            <text:p>-1.237366</text:p>
          </table:table-cell>
          <table:table-cell office:value-type="float" office:value="6.917267" calcext:value-type="float">
            <text:p>6.917267</text:p>
          </table:table-cell>
          <table:table-cell office:value-type="float" office:value="0.5124512" calcext:value-type="float">
            <text:p>0.5124512</text:p>
          </table:table-cell>
          <table:table-cell office:value-type="float" office:value="5.93924" calcext:value-type="float">
            <text:p>5.93924</text:p>
          </table:table-cell>
          <table:table-cell office:value-type="float" office:value="2.032104" calcext:value-type="float">
            <text:p>2.032104</text:p>
          </table:table-cell>
          <table:table-cell office:value-type="float" office:value="5.640778" calcext:value-type="float">
            <text:p>5.640778</text:p>
          </table:table-cell>
          <table:table-cell office:value-type="float" office:value="3.440216" calcext:value-type="float">
            <text:p>3.440216</text:p>
          </table:table-cell>
          <table:table-cell office:value-type="float" office:value="5.707336" calcext:value-type="float">
            <text:p>5.707336</text:p>
          </table:table-cell>
          <table:table-cell office:value-type="float" office:value="4.393463" calcext:value-type="float">
            <text:p>4.393463</text:p>
          </table:table-cell>
          <table:table-cell office:value-type="float" office:value="6.537079" calcext:value-type="float">
            <text:p>6.537079</text:p>
          </table:table-cell>
          <table:table-cell office:value-type="float" office:value="5.433411" calcext:value-type="float">
            <text:p>5.433411</text:p>
          </table:table-cell>
          <table:table-cell office:value-type="float" office:value="7.147278" calcext:value-type="float">
            <text:p>7.147278</text:p>
          </table:table-cell>
          <table:table-cell office:value-type="float" office:value="6.348236" calcext:value-type="float">
            <text:p>6.348236</text:p>
          </table:table-cell>
          <table:table-cell office:value-type="float" office:value="7.957428" calcext:value-type="float">
            <text:p>7.957428</text:p>
          </table:table-cell>
          <table:table-cell office:value-type="float" office:value="7.578796" calcext:value-type="float">
            <text:p>7.578796</text:p>
          </table:table-cell>
          <table:table-cell office:value-type="float" office:value="9.29425" calcext:value-type="float">
            <text:p>9.29425</text:p>
          </table:table-cell>
          <table:table-cell office:value-type="float" office:value="9.176361" calcext:value-type="float">
            <text:p>9.176361</text:p>
          </table:table-cell>
          <table:table-cell office:value-type="float" office:value="10.89856" calcext:value-type="float">
            <text:p>10.89856</text:p>
          </table:table-cell>
          <table:table-cell office:value-type="float" office:value="10.78925" calcext:value-type="float">
            <text:p>10.78925</text:p>
          </table:table-cell>
          <table:table-cell office:value-type="float" office:value="12.05579" calcext:value-type="float">
            <text:p>12.05579</text:p>
          </table:table-cell>
          <table:table-cell office:value-type="float" office:value="11.93771" calcext:value-type="float">
            <text:p>11.93771</text:p>
          </table:table-cell>
          <table:table-cell office:value-type="float" office:value="12.92548" calcext:value-type="float">
            <text:p>12.92548</text:p>
          </table:table-cell>
          <table:table-cell office:value-type="float" office:value="12.80939" calcext:value-type="float">
            <text:p>12.80939</text:p>
          </table:table-cell>
          <table:table-cell office:value-type="float" office:value="13.46466" calcext:value-type="float">
            <text:p>13.46466</text:p>
          </table:table-cell>
          <table:table-cell office:value-type="float" office:value="13.35693" calcext:value-type="float">
            <text:p>13.35693</text:p>
          </table:table-cell>
          <table:table-cell office:value-type="float" office:value="13.57755" calcext:value-type="float">
            <text:p>13.57755</text:p>
          </table:table-cell>
          <table:table-cell office:value-type="float" office:value="13.47964" calcext:value-type="float">
            <text:p>13.47964</text:p>
          </table:table-cell>
          <table:table-cell office:value-type="float" office:value="11.10248" calcext:value-type="float">
            <text:p>11.10248</text:p>
          </table:table-cell>
          <table:table-cell office:value-type="float" office:value="-6.299957" calcext:value-type="float">
            <text:p>-6.2999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1" calcext:value-type="float">
            <text:p>14122001</text:p>
          </table:table-cell>
          <table:table-cell office:value-type="float" office:value="7.623393" calcext:value-type="float">
            <text:p>7.623393</text:p>
          </table:table-cell>
          <table:table-cell office:value-type="float" office:value="8.16" calcext:value-type="float">
            <text:p>8.16</text:p>
          </table:table-cell>
          <table:table-cell office:value-type="float" office:value="-5.71" calcext:value-type="float">
            <text:p>-5.71</text:p>
          </table:table-cell>
          <table:table-cell office:value-type="float" office:value="0.8492504" calcext:value-type="float">
            <text:p>0.8492504</text:p>
          </table:table-cell>
          <table:table-cell office:value-type="float" office:value="0.3545732" calcext:value-type="float">
            <text:p>0.3545732</text:p>
          </table:table-cell>
          <table:table-cell office:value-type="float" office:value="369.972" calcext:value-type="float">
            <text:p>369.972</text:p>
          </table:table-cell>
          <table:table-cell office:value-type="float" office:value="0" calcext:value-type="float">
            <text:p>0</text:p>
          </table:table-cell>
          <table:table-cell office:value-type="float" office:value="9.697662" calcext:value-type="float">
            <text:p>9.697662</text:p>
          </table:table-cell>
          <table:table-cell office:value-type="float" office:value="-0.8872375" calcext:value-type="float">
            <text:p>-0.8872375</text:p>
          </table:table-cell>
          <table:table-cell office:value-type="float" office:value="7.178711" calcext:value-type="float">
            <text:p>7.178711</text:p>
          </table:table-cell>
          <table:table-cell office:value-type="float" office:value="0.606842" calcext:value-type="float">
            <text:p>0.606842</text:p>
          </table:table-cell>
          <table:table-cell office:value-type="float" office:value="5.988556" calcext:value-type="float">
            <text:p>5.988556</text:p>
          </table:table-cell>
          <table:table-cell office:value-type="float" office:value="1.885376" calcext:value-type="float">
            <text:p>1.885376</text:p>
          </table:table-cell>
          <table:table-cell office:value-type="float" office:value="5.537506" calcext:value-type="float">
            <text:p>5.537506</text:p>
          </table:table-cell>
          <table:table-cell office:value-type="float" office:value="3.148041" calcext:value-type="float">
            <text:p>3.148041</text:p>
          </table:table-cell>
          <table:table-cell office:value-type="float" office:value="5.52597" calcext:value-type="float">
            <text:p>5.52597</text:p>
          </table:table-cell>
          <table:table-cell office:value-type="float" office:value="4.032715" calcext:value-type="float">
            <text:p>4.032715</text:p>
          </table:table-cell>
          <table:table-cell office:value-type="float" office:value="5.887543" calcext:value-type="float">
            <text:p>5.887543</text:p>
          </table:table-cell>
          <table:table-cell office:value-type="float" office:value="5.026917" calcext:value-type="float">
            <text:p>5.026917</text:p>
          </table:table-cell>
          <table:table-cell office:value-type="float" office:value="6.560211" calcext:value-type="float">
            <text:p>6.560211</text:p>
          </table:table-cell>
          <table:table-cell office:value-type="float" office:value="5.952454" calcext:value-type="float">
            <text:p>5.952454</text:p>
          </table:table-cell>
          <table:table-cell office:value-type="float" office:value="7.577057" calcext:value-type="float">
            <text:p>7.577057</text:p>
          </table:table-cell>
          <table:table-cell office:value-type="float" office:value="7.256073" calcext:value-type="float">
            <text:p>7.256073</text:p>
          </table:table-cell>
          <table:table-cell office:value-type="float" office:value="9.174591" calcext:value-type="float">
            <text:p>9.174591</text:p>
          </table:table-cell>
          <table:table-cell office:value-type="float" office:value="8.980469" calcext:value-type="float">
            <text:p>8.980469</text:p>
          </table:table-cell>
          <table:table-cell office:value-type="float" office:value="10.78799" calcext:value-type="float">
            <text:p>10.78799</text:p>
          </table:table-cell>
          <table:table-cell office:value-type="float" office:value="10.66425" calcext:value-type="float">
            <text:p>10.66425</text:p>
          </table:table-cell>
          <table:table-cell office:value-type="float" office:value="11.93652" calcext:value-type="float">
            <text:p>11.93652</text:p>
          </table:table-cell>
          <table:table-cell office:value-type="float" office:value="11.81979" calcext:value-type="float">
            <text:p>11.81979</text:p>
          </table:table-cell>
          <table:table-cell office:value-type="float" office:value="12.80814" calcext:value-type="float">
            <text:p>12.80814</text:p>
          </table:table-cell>
          <table:table-cell office:value-type="float" office:value="12.69418" calcext:value-type="float">
            <text:p>12.69418</text:p>
          </table:table-cell>
          <table:table-cell office:value-type="float" office:value="13.3558" calcext:value-type="float">
            <text:p>13.3558</text:p>
          </table:table-cell>
          <table:table-cell office:value-type="float" office:value="13.24939" calcext:value-type="float">
            <text:p>13.24939</text:p>
          </table:table-cell>
          <table:table-cell office:value-type="float" office:value="13.47861" calcext:value-type="float">
            <text:p>13.47861</text:p>
          </table:table-cell>
          <table:table-cell office:value-type="float" office:value="13.37976" calcext:value-type="float">
            <text:p>13.37976</text:p>
          </table:table-cell>
          <table:table-cell office:value-type="float" office:value="11.93335" calcext:value-type="float">
            <text:p>11.93335</text:p>
          </table:table-cell>
          <table:table-cell office:value-type="float" office:value="-4.733429" calcext:value-type="float">
            <text:p>-4.7334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1" calcext:value-type="float">
            <text:p>15122001</text:p>
          </table:table-cell>
          <table:table-cell office:value-type="float" office:value="8.199875" calcext:value-type="float">
            <text:p>8.199875</text:p>
          </table:table-cell>
          <table:table-cell office:value-type="float" office:value="12.65" calcext:value-type="float">
            <text:p>12.65</text:p>
          </table:table-cell>
          <table:table-cell office:value-type="float" office:value="3.54" calcext:value-type="float">
            <text:p>3.54</text:p>
          </table:table-cell>
          <table:table-cell office:value-type="float" office:value="1.014048" calcext:value-type="float">
            <text:p>1.014048</text:p>
          </table:table-cell>
          <table:table-cell office:value-type="float" office:value="0.6929332" calcext:value-type="float">
            <text:p>0.6929332</text:p>
          </table:table-cell>
          <table:table-cell office:value-type="float" office:value="571.4641" calcext:value-type="float">
            <text:p>571.4641</text:p>
          </table:table-cell>
          <table:table-cell office:value-type="float" office:value="0" calcext:value-type="float">
            <text:p>0</text:p>
          </table:table-cell>
          <table:table-cell office:value-type="float" office:value="14.66534" calcext:value-type="float">
            <text:p>14.66534</text:p>
          </table:table-cell>
          <table:table-cell office:value-type="float" office:value="1.478485" calcext:value-type="float">
            <text:p>1.478485</text:p>
          </table:table-cell>
          <table:table-cell office:value-type="float" office:value="11.08353" calcext:value-type="float">
            <text:p>11.08353</text:p>
          </table:table-cell>
          <table:table-cell office:value-type="float" office:value="2.351349" calcext:value-type="float">
            <text:p>2.351349</text:p>
          </table:table-cell>
          <table:table-cell office:value-type="float" office:value="8.966919" calcext:value-type="float">
            <text:p>8.966919</text:p>
          </table:table-cell>
          <table:table-cell office:value-type="float" office:value="3.196442" calcext:value-type="float">
            <text:p>3.196442</text:p>
          </table:table-cell>
          <table:table-cell office:value-type="float" office:value="7.693756" calcext:value-type="float">
            <text:p>7.693756</text:p>
          </table:table-cell>
          <table:table-cell office:value-type="float" office:value="4.045044" calcext:value-type="float">
            <text:p>4.045044</text:p>
          </table:table-cell>
          <table:table-cell office:value-type="float" office:value="7.1539" calcext:value-type="float">
            <text:p>7.1539</text:p>
          </table:table-cell>
          <table:table-cell office:value-type="float" office:value="4.658173" calcext:value-type="float">
            <text:p>4.658173</text:p>
          </table:table-cell>
          <table:table-cell office:value-type="float" office:value="6.94928" calcext:value-type="float">
            <text:p>6.94928</text:p>
          </table:table-cell>
          <table:table-cell office:value-type="float" office:value="5.381805" calcext:value-type="float">
            <text:p>5.381805</text:p>
          </table:table-cell>
          <table:table-cell office:value-type="float" office:value="7.004303" calcext:value-type="float">
            <text:p>7.004303</text:p>
          </table:table-cell>
          <table:table-cell office:value-type="float" office:value="6.095428" calcext:value-type="float">
            <text:p>6.095428</text:p>
          </table:table-cell>
          <table:table-cell office:value-type="float" office:value="7.31076" calcext:value-type="float">
            <text:p>7.31076</text:p>
          </table:table-cell>
          <table:table-cell office:value-type="float" office:value="7.178253" calcext:value-type="float">
            <text:p>7.178253</text:p>
          </table:table-cell>
          <table:table-cell office:value-type="float" office:value="8.978363" calcext:value-type="float">
            <text:p>8.978363</text:p>
          </table:table-cell>
          <table:table-cell office:value-type="float" office:value="8.81369" calcext:value-type="float">
            <text:p>8.81369</text:p>
          </table:table-cell>
          <table:table-cell office:value-type="float" office:value="10.66284" calcext:value-type="float">
            <text:p>10.66284</text:p>
          </table:table-cell>
          <table:table-cell office:value-type="float" office:value="10.52573" calcext:value-type="float">
            <text:p>10.52573</text:p>
          </table:table-cell>
          <table:table-cell office:value-type="float" office:value="11.81854" calcext:value-type="float">
            <text:p>11.81854</text:p>
          </table:table-cell>
          <table:table-cell office:value-type="float" office:value="11.69833" calcext:value-type="float">
            <text:p>11.69833</text:p>
          </table:table-cell>
          <table:table-cell office:value-type="float" office:value="12.69299" calcext:value-type="float">
            <text:p>12.69299</text:p>
          </table:table-cell>
          <table:table-cell office:value-type="float" office:value="12.58005" calcext:value-type="float">
            <text:p>12.58005</text:p>
          </table:table-cell>
          <table:table-cell office:value-type="float" office:value="13.24826" calcext:value-type="float">
            <text:p>13.24826</text:p>
          </table:table-cell>
          <table:table-cell office:value-type="float" office:value="13.14102" calcext:value-type="float">
            <text:p>13.14102</text:p>
          </table:table-cell>
          <table:table-cell office:value-type="float" office:value="13.37872" calcext:value-type="float">
            <text:p>13.37872</text:p>
          </table:table-cell>
          <table:table-cell office:value-type="float" office:value="13.27982" calcext:value-type="float">
            <text:p>13.27982</text:p>
          </table:table-cell>
          <table:table-cell office:value-type="float" office:value="21.24963" calcext:value-type="float">
            <text:p>21.24963</text:p>
          </table:table-cell>
          <table:table-cell office:value-type="float" office:value="-0.2285767" calcext:value-type="float">
            <text:p>-0.22857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1" calcext:value-type="float">
            <text:p>16122001</text:p>
          </table:table-cell>
          <table:table-cell office:value-type="float" office:value="3.83057" calcext:value-type="float">
            <text:p>3.83057</text:p>
          </table:table-cell>
          <table:table-cell office:value-type="float" office:value="8.38" calcext:value-type="float">
            <text:p>8.38</text:p>
          </table:table-cell>
          <table:table-cell office:value-type="float" office:value="-5.53" calcext:value-type="float">
            <text:p>-5.53</text:p>
          </table:table-cell>
          <table:table-cell office:value-type="float" office:value="0.9560027" calcext:value-type="float">
            <text:p>0.9560027</text:p>
          </table:table-cell>
          <table:table-cell office:value-type="float" office:value="0.3593854" calcext:value-type="float">
            <text:p>0.3593854</text:p>
          </table:table-cell>
          <table:table-cell office:value-type="float" office:value="234.108" calcext:value-type="float">
            <text:p>234.108</text:p>
          </table:table-cell>
          <table:table-cell office:value-type="float" office:value="0" calcext:value-type="float">
            <text:p>0</text:p>
          </table:table-cell>
          <table:table-cell office:value-type="float" office:value="10.73239" calcext:value-type="float">
            <text:p>10.73239</text:p>
          </table:table-cell>
          <table:table-cell office:value-type="float" office:value="-0.3351135" calcext:value-type="float">
            <text:p>-0.3351135</text:p>
          </table:table-cell>
          <table:table-cell office:value-type="float" office:value="8.45813" calcext:value-type="float">
            <text:p>8.45813</text:p>
          </table:table-cell>
          <table:table-cell office:value-type="float" office:value="2.061584" calcext:value-type="float">
            <text:p>2.061584</text:p>
          </table:table-cell>
          <table:table-cell office:value-type="float" office:value="7.397156" calcext:value-type="float">
            <text:p>7.397156</text:p>
          </table:table-cell>
          <table:table-cell office:value-type="float" office:value="3.952759" calcext:value-type="float">
            <text:p>3.952759</text:p>
          </table:table-cell>
          <table:table-cell office:value-type="float" office:value="6.973389" calcext:value-type="float">
            <text:p>6.973389</text:p>
          </table:table-cell>
          <table:table-cell office:value-type="float" office:value="5.348511" calcext:value-type="float">
            <text:p>5.348511</text:p>
          </table:table-cell>
          <table:table-cell office:value-type="float" office:value="6.948486" calcext:value-type="float">
            <text:p>6.948486</text:p>
          </table:table-cell>
          <table:table-cell office:value-type="float" office:value="6.048096" calcext:value-type="float">
            <text:p>6.048096</text:p>
          </table:table-cell>
          <table:table-cell office:value-type="float" office:value="6.960754" calcext:value-type="float">
            <text:p>6.960754</text:p>
          </table:table-cell>
          <table:table-cell office:value-type="float" office:value="6.626404" calcext:value-type="float">
            <text:p>6.626404</text:p>
          </table:table-cell>
          <table:table-cell office:value-type="float" office:value="7.138092" calcext:value-type="float">
            <text:p>7.138092</text:p>
          </table:table-cell>
          <table:table-cell office:value-type="float" office:value="6.991638" calcext:value-type="float">
            <text:p>6.991638</text:p>
          </table:table-cell>
          <table:table-cell office:value-type="float" office:value="7.619476" calcext:value-type="float">
            <text:p>7.619476</text:p>
          </table:table-cell>
          <table:table-cell office:value-type="float" office:value="7.316833" calcext:value-type="float">
            <text:p>7.316833</text:p>
          </table:table-cell>
          <table:table-cell office:value-type="float" office:value="8.812775" calcext:value-type="float">
            <text:p>8.812775</text:p>
          </table:table-cell>
          <table:table-cell office:value-type="float" office:value="8.797546" calcext:value-type="float">
            <text:p>8.797546</text:p>
          </table:table-cell>
          <table:table-cell office:value-type="float" office:value="10.52432" calcext:value-type="float">
            <text:p>10.52432</text:p>
          </table:table-cell>
          <table:table-cell office:value-type="float" office:value="10.40347" calcext:value-type="float">
            <text:p>10.40347</text:p>
          </table:table-cell>
          <table:table-cell office:value-type="float" office:value="11.69702" calcext:value-type="float">
            <text:p>11.69702</text:p>
          </table:table-cell>
          <table:table-cell office:value-type="float" office:value="11.57553" calcext:value-type="float">
            <text:p>11.57553</text:p>
          </table:table-cell>
          <table:table-cell office:value-type="float" office:value="12.57892" calcext:value-type="float">
            <text:p>12.57892</text:p>
          </table:table-cell>
          <table:table-cell office:value-type="float" office:value="12.46497" calcext:value-type="float">
            <text:p>12.46497</text:p>
          </table:table-cell>
          <table:table-cell office:value-type="float" office:value="13.13992" calcext:value-type="float">
            <text:p>13.13992</text:p>
          </table:table-cell>
          <table:table-cell office:value-type="float" office:value="13.03339" calcext:value-type="float">
            <text:p>13.03339</text:p>
          </table:table-cell>
          <table:table-cell office:value-type="float" office:value="13.27875" calcext:value-type="float">
            <text:p>13.27875</text:p>
          </table:table-cell>
          <table:table-cell office:value-type="float" office:value="13.18002" calcext:value-type="float">
            <text:p>13.18002</text:p>
          </table:table-cell>
          <table:table-cell office:value-type="float" office:value="14.9187" calcext:value-type="float">
            <text:p>14.9187</text:p>
          </table:table-cell>
          <table:table-cell office:value-type="float" office:value="-4.596283" calcext:value-type="float">
            <text:p>-4.5962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1" calcext:value-type="float">
            <text:p>17122001</text:p>
          </table:table-cell>
          <table:table-cell office:value-type="float" office:value="7.949827" calcext:value-type="float">
            <text:p>7.949827</text:p>
          </table:table-cell>
          <table:table-cell office:value-type="float" office:value="9.2" calcext:value-type="float">
            <text:p>9.2</text:p>
          </table:table-cell>
          <table:table-cell office:value-type="float" office:value="-7.77" calcext:value-type="float">
            <text:p>-7.77</text:p>
          </table:table-cell>
          <table:table-cell office:value-type="float" office:value="0.7748173" calcext:value-type="float">
            <text:p>0.7748173</text:p>
          </table:table-cell>
          <table:table-cell office:value-type="float" office:value="0.3034878" calcext:value-type="float">
            <text:p>0.3034878</text:p>
          </table:table-cell>
          <table:table-cell office:value-type="float" office:value="157.968" calcext:value-type="float">
            <text:p>157.968</text:p>
          </table:table-cell>
          <table:table-cell office:value-type="float" office:value="0" calcext:value-type="float">
            <text:p>0</text:p>
          </table:table-cell>
          <table:table-cell office:value-type="float" office:value="9.500305" calcext:value-type="float">
            <text:p>9.500305</text:p>
          </table:table-cell>
          <table:table-cell office:value-type="float" office:value="-1.415649" calcext:value-type="float">
            <text:p>-1.415649</text:p>
          </table:table-cell>
          <table:table-cell office:value-type="float" office:value="7.10791" calcext:value-type="float">
            <text:p>7.10791</text:p>
          </table:table-cell>
          <table:table-cell office:value-type="float" office:value="0.4441528" calcext:value-type="float">
            <text:p>0.4441528</text:p>
          </table:table-cell>
          <table:table-cell office:value-type="float" office:value="6.113953" calcext:value-type="float">
            <text:p>6.113953</text:p>
          </table:table-cell>
          <table:table-cell office:value-type="float" office:value="2.028137" calcext:value-type="float">
            <text:p>2.028137</text:p>
          </table:table-cell>
          <table:table-cell office:value-type="float" office:value="5.763519" calcext:value-type="float">
            <text:p>5.763519</text:p>
          </table:table-cell>
          <table:table-cell office:value-type="float" office:value="3.461548" calcext:value-type="float">
            <text:p>3.461548</text:p>
          </table:table-cell>
          <table:table-cell office:value-type="float" office:value="5.997253" calcext:value-type="float">
            <text:p>5.997253</text:p>
          </table:table-cell>
          <table:table-cell office:value-type="float" office:value="4.406494" calcext:value-type="float">
            <text:p>4.406494</text:p>
          </table:table-cell>
          <table:table-cell office:value-type="float" office:value="6.69809" calcext:value-type="float">
            <text:p>6.69809</text:p>
          </table:table-cell>
          <table:table-cell office:value-type="float" office:value="5.404022" calcext:value-type="float">
            <text:p>5.404022</text:p>
          </table:table-cell>
          <table:table-cell office:value-type="float" office:value="7.105927" calcext:value-type="float">
            <text:p>7.105927</text:p>
          </table:table-cell>
          <table:table-cell office:value-type="float" office:value="6.236572" calcext:value-type="float">
            <text:p>6.236572</text:p>
          </table:table-cell>
          <table:table-cell office:value-type="float" office:value="7.629791" calcext:value-type="float">
            <text:p>7.629791</text:p>
          </table:table-cell>
          <table:table-cell office:value-type="float" office:value="7.343842" calcext:value-type="float">
            <text:p>7.343842</text:p>
          </table:table-cell>
          <table:table-cell office:value-type="float" office:value="8.807678" calcext:value-type="float">
            <text:p>8.807678</text:p>
          </table:table-cell>
          <table:table-cell office:value-type="float" office:value="8.759186" calcext:value-type="float">
            <text:p>8.759186</text:p>
          </table:table-cell>
          <table:table-cell office:value-type="float" office:value="10.40237" calcext:value-type="float">
            <text:p>10.40237</text:p>
          </table:table-cell>
          <table:table-cell office:value-type="float" office:value="10.30695" calcext:value-type="float">
            <text:p>10.30695</text:p>
          </table:table-cell>
          <table:table-cell office:value-type="float" office:value="11.57428" calcext:value-type="float">
            <text:p>11.57428</text:p>
          </table:table-cell>
          <table:table-cell office:value-type="float" office:value="11.46014" calcext:value-type="float">
            <text:p>11.46014</text:p>
          </table:table-cell>
          <table:table-cell office:value-type="float" office:value="12.46375" calcext:value-type="float">
            <text:p>12.46375</text:p>
          </table:table-cell>
          <table:table-cell office:value-type="float" office:value="12.35019" calcext:value-type="float">
            <text:p>12.35019</text:p>
          </table:table-cell>
          <table:table-cell office:value-type="float" office:value="13.03229" calcext:value-type="float">
            <text:p>13.03229</text:p>
          </table:table-cell>
          <table:table-cell office:value-type="float" office:value="12.92612" calcext:value-type="float">
            <text:p>12.92612</text:p>
          </table:table-cell>
          <table:table-cell office:value-type="float" office:value="13.17899" calcext:value-type="float">
            <text:p>13.17899</text:p>
          </table:table-cell>
          <table:table-cell office:value-type="float" office:value="13.08029" calcext:value-type="float">
            <text:p>13.08029</text:p>
          </table:table-cell>
          <table:table-cell office:value-type="float" office:value="11.95615" calcext:value-type="float">
            <text:p>11.95615</text:p>
          </table:table-cell>
          <table:table-cell office:value-type="float" office:value="-6.590393" calcext:value-type="float">
            <text:p>-6.5903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1" calcext:value-type="float">
            <text:p>18122001</text:p>
          </table:table-cell>
          <table:table-cell office:value-type="float" office:value="3.012431" calcext:value-type="float">
            <text:p>3.012431</text:p>
          </table:table-cell>
          <table:table-cell office:value-type="float" office:value="6.72" calcext:value-type="float">
            <text:p>6.72</text:p>
          </table:table-cell>
          <table:table-cell office:value-type="float" office:value="-2.99" calcext:value-type="float">
            <text:p>-2.99</text:p>
          </table:table-cell>
          <table:table-cell office:value-type="float" office:value="0.7995881" calcext:value-type="float">
            <text:p>0.7995881</text:p>
          </table:table-cell>
          <table:table-cell office:value-type="float" office:value="0.4338503" calcext:value-type="float">
            <text:p>0.4338503</text:p>
          </table:table-cell>
          <table:table-cell office:value-type="float" office:value="403.704" calcext:value-type="float">
            <text:p>403.704</text:p>
          </table:table-cell>
          <table:table-cell office:value-type="float" office:value="0.1" calcext:value-type="float">
            <text:p>0.1</text:p>
          </table:table-cell>
          <table:table-cell office:value-type="float" office:value="5.088837" calcext:value-type="float">
            <text:p>5.088837</text:p>
          </table:table-cell>
          <table:table-cell office:value-type="float" office:value="-0.4053955" calcext:value-type="float">
            <text:p>-0.4053955</text:p>
          </table:table-cell>
          <table:table-cell office:value-type="float" office:value="4.587738" calcext:value-type="float">
            <text:p>4.587738</text:p>
          </table:table-cell>
          <table:table-cell office:value-type="float" office:value="1.006409" calcext:value-type="float">
            <text:p>1.006409</text:p>
          </table:table-cell>
          <table:table-cell office:value-type="float" office:value="4.453522" calcext:value-type="float">
            <text:p>4.453522</text:p>
          </table:table-cell>
          <table:table-cell office:value-type="float" office:value="2.231628" calcext:value-type="float">
            <text:p>2.231628</text:p>
          </table:table-cell>
          <table:table-cell office:value-type="float" office:value="4.662231" calcext:value-type="float">
            <text:p>4.662231</text:p>
          </table:table-cell>
          <table:table-cell office:value-type="float" office:value="3.418793" calcext:value-type="float">
            <text:p>3.418793</text:p>
          </table:table-cell>
          <table:table-cell office:value-type="float" office:value="5.277252" calcext:value-type="float">
            <text:p>5.277252</text:p>
          </table:table-cell>
          <table:table-cell office:value-type="float" office:value="4.231079" calcext:value-type="float">
            <text:p>4.231079</text:p>
          </table:table-cell>
          <table:table-cell office:value-type="float" office:value="5.925476" calcext:value-type="float">
            <text:p>5.925476</text:p>
          </table:table-cell>
          <table:table-cell office:value-type="float" office:value="5.133942" calcext:value-type="float">
            <text:p>5.133942</text:p>
          </table:table-cell>
          <table:table-cell office:value-type="float" office:value="6.478729" calcext:value-type="float">
            <text:p>6.478729</text:p>
          </table:table-cell>
          <table:table-cell office:value-type="float" office:value="5.937317" calcext:value-type="float">
            <text:p>5.937317</text:p>
          </table:table-cell>
          <table:table-cell office:value-type="float" office:value="7.342743" calcext:value-type="float">
            <text:p>7.342743</text:p>
          </table:table-cell>
          <table:table-cell office:value-type="float" office:value="7.042297" calcext:value-type="float">
            <text:p>7.042297</text:p>
          </table:table-cell>
          <table:table-cell office:value-type="float" office:value="8.758087" calcext:value-type="float">
            <text:p>8.758087</text:p>
          </table:table-cell>
          <table:table-cell office:value-type="float" office:value="8.62207" calcext:value-type="float">
            <text:p>8.62207</text:p>
          </table:table-cell>
          <table:table-cell office:value-type="float" office:value="10.30594" calcext:value-type="float">
            <text:p>10.30594</text:p>
          </table:table-cell>
          <table:table-cell office:value-type="float" office:value="10.20569" calcext:value-type="float">
            <text:p>10.20569</text:p>
          </table:table-cell>
          <table:table-cell office:value-type="float" office:value="11.45895" calcext:value-type="float">
            <text:p>11.45895</text:p>
          </table:table-cell>
          <table:table-cell office:value-type="float" office:value="11.35016" calcext:value-type="float">
            <text:p>11.35016</text:p>
          </table:table-cell>
          <table:table-cell office:value-type="float" office:value="12.34903" calcext:value-type="float">
            <text:p>12.34903</text:p>
          </table:table-cell>
          <table:table-cell office:value-type="float" office:value="12.23727" calcext:value-type="float">
            <text:p>12.23727</text:p>
          </table:table-cell>
          <table:table-cell office:value-type="float" office:value="12.92502" calcext:value-type="float">
            <text:p>12.92502</text:p>
          </table:table-cell>
          <table:table-cell office:value-type="float" office:value="12.81906" calcext:value-type="float">
            <text:p>12.81906</text:p>
          </table:table-cell>
          <table:table-cell office:value-type="float" office:value="13.07925" calcext:value-type="float">
            <text:p>13.07925</text:p>
          </table:table-cell>
          <table:table-cell office:value-type="float" office:value="12.98132" calcext:value-type="float">
            <text:p>12.98132</text:p>
          </table:table-cell>
          <table:table-cell office:value-type="float" office:value="6.059875" calcext:value-type="float">
            <text:p>6.059875</text:p>
          </table:table-cell>
          <table:table-cell office:value-type="float" office:value="-3.473145" calcext:value-type="float">
            <text:p>-3.4731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1" calcext:value-type="float">
            <text:p>19122001</text:p>
          </table:table-cell>
          <table:table-cell office:value-type="float" office:value="8.516778" calcext:value-type="float">
            <text:p>8.516778</text:p>
          </table:table-cell>
          <table:table-cell office:value-type="float" office:value="5.14" calcext:value-type="float">
            <text:p>5.14</text:p>
          </table:table-cell>
          <table:table-cell office:value-type="float" office:value="-8.54" calcext:value-type="float">
            <text:p>-8.54</text:p>
          </table:table-cell>
          <table:table-cell office:value-type="float" office:value="0.6368162" calcext:value-type="float">
            <text:p>0.6368162</text:p>
          </table:table-cell>
          <table:table-cell office:value-type="float" office:value="0.2861645" calcext:value-type="float">
            <text:p>0.2861645</text:p>
          </table:table-cell>
          <table:table-cell office:value-type="float" office:value="247.212" calcext:value-type="float">
            <text:p>247.212</text:p>
          </table:table-cell>
          <table:table-cell office:value-type="float" office:value="0" calcext:value-type="float">
            <text:p>0</text:p>
          </table:table-cell>
          <table:table-cell office:value-type="float" office:value="8.483063" calcext:value-type="float">
            <text:p>8.483063</text:p>
          </table:table-cell>
          <table:table-cell office:value-type="float" office:value="-1.410004" calcext:value-type="float">
            <text:p>-1.410004</text:p>
          </table:table-cell>
          <table:table-cell office:value-type="float" office:value="6.12738" calcext:value-type="float">
            <text:p>6.12738</text:p>
          </table:table-cell>
          <table:table-cell office:value-type="float" office:value="0.10672" calcext:value-type="float">
            <text:p>0.10672</text:p>
          </table:table-cell>
          <table:table-cell office:value-type="float" office:value="5.098175" calcext:value-type="float">
            <text:p>5.098175</text:p>
          </table:table-cell>
          <table:table-cell office:value-type="float" office:value="1.445892" calcext:value-type="float">
            <text:p>1.445892</text:p>
          </table:table-cell>
          <table:table-cell office:value-type="float" office:value="4.776154" calcext:value-type="float">
            <text:p>4.776154</text:p>
          </table:table-cell>
          <table:table-cell office:value-type="float" office:value="2.699402" calcext:value-type="float">
            <text:p>2.699402</text:p>
          </table:table-cell>
          <table:table-cell office:value-type="float" office:value="4.828308" calcext:value-type="float">
            <text:p>4.828308</text:p>
          </table:table-cell>
          <table:table-cell office:value-type="float" office:value="3.562469" calcext:value-type="float">
            <text:p>3.562469</text:p>
          </table:table-cell>
          <table:table-cell office:value-type="float" office:value="5.244781" calcext:value-type="float">
            <text:p>5.244781</text:p>
          </table:table-cell>
          <table:table-cell office:value-type="float" office:value="4.532227" calcext:value-type="float">
            <text:p>4.532227</text:p>
          </table:table-cell>
          <table:table-cell office:value-type="float" office:value="5.967651" calcext:value-type="float">
            <text:p>5.967651</text:p>
          </table:table-cell>
          <table:table-cell office:value-type="float" office:value="5.43634" calcext:value-type="float">
            <text:p>5.43634</text:p>
          </table:table-cell>
          <table:table-cell office:value-type="float" office:value="7.039795" calcext:value-type="float">
            <text:p>7.039795</text:p>
          </table:table-cell>
          <table:table-cell office:value-type="float" office:value="6.706299" calcext:value-type="float">
            <text:p>6.706299</text:p>
          </table:table-cell>
          <table:table-cell office:value-type="float" office:value="8.620331" calcext:value-type="float">
            <text:p>8.620331</text:p>
          </table:table-cell>
          <table:table-cell office:value-type="float" office:value="8.425201" calcext:value-type="float">
            <text:p>8.425201</text:p>
          </table:table-cell>
          <table:table-cell office:value-type="float" office:value="10.20459" calcext:value-type="float">
            <text:p>10.20459</text:p>
          </table:table-cell>
          <table:table-cell office:value-type="float" office:value="10.08698" calcext:value-type="float">
            <text:p>10.08698</text:p>
          </table:table-cell>
          <table:table-cell office:value-type="float" office:value="11.349" calcext:value-type="float">
            <text:p>11.349</text:p>
          </table:table-cell>
          <table:table-cell office:value-type="float" office:value="11.23959" calcext:value-type="float">
            <text:p>11.23959</text:p>
          </table:table-cell>
          <table:table-cell office:value-type="float" office:value="12.23615" calcext:value-type="float">
            <text:p>12.23615</text:p>
          </table:table-cell>
          <table:table-cell office:value-type="float" office:value="12.1264" calcext:value-type="float">
            <text:p>12.1264</text:p>
          </table:table-cell>
          <table:table-cell office:value-type="float" office:value="12.81793" calcext:value-type="float">
            <text:p>12.81793</text:p>
          </table:table-cell>
          <table:table-cell office:value-type="float" office:value="12.71298" calcext:value-type="float">
            <text:p>12.71298</text:p>
          </table:table-cell>
          <table:table-cell office:value-type="float" office:value="12.98029" calcext:value-type="float">
            <text:p>12.98029</text:p>
          </table:table-cell>
          <table:table-cell office:value-type="float" office:value="12.88248" calcext:value-type="float">
            <text:p>12.88248</text:p>
          </table:table-cell>
          <table:table-cell office:value-type="float" office:value="10.22943" calcext:value-type="float">
            <text:p>10.22943</text:p>
          </table:table-cell>
          <table:table-cell office:value-type="float" office:value="-6.473938" calcext:value-type="float">
            <text:p>-6.4739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1" calcext:value-type="float">
            <text:p>20122001</text:p>
          </table:table-cell>
          <table:table-cell office:value-type="float" office:value="8.490568" calcext:value-type="float">
            <text:p>8.490568</text:p>
          </table:table-cell>
          <table:table-cell office:value-type="float" office:value="10.84" calcext:value-type="float">
            <text:p>10.84</text:p>
          </table:table-cell>
          <table:table-cell office:value-type="float" office:value="-7.18" calcext:value-type="float">
            <text:p>-7.18</text:p>
          </table:table-cell>
          <table:table-cell office:value-type="float" office:value="0.7388247" calcext:value-type="float">
            <text:p>0.7388247</text:p>
          </table:table-cell>
          <table:table-cell office:value-type="float" office:value="0.3173943" calcext:value-type="float">
            <text:p>0.3173943</text:p>
          </table:table-cell>
          <table:table-cell office:value-type="float" office:value="190.188" calcext:value-type="float">
            <text:p>190.188</text:p>
          </table:table-cell>
          <table:table-cell office:value-type="float" office:value="0" calcext:value-type="float">
            <text:p>0</text:p>
          </table:table-cell>
          <table:table-cell office:value-type="float" office:value="10.31863" calcext:value-type="float">
            <text:p>10.31863</text:p>
          </table:table-cell>
          <table:table-cell office:value-type="float" office:value="-1.734222" calcext:value-type="float">
            <text:p>-1.734222</text:p>
          </table:table-cell>
          <table:table-cell office:value-type="float" office:value="7.448425" calcext:value-type="float">
            <text:p>7.448425</text:p>
          </table:table-cell>
          <table:table-cell office:value-type="float" office:value="-0.08380127" calcext:value-type="float">
            <text:p>-0.08380127</text:p>
          </table:table-cell>
          <table:table-cell office:value-type="float" office:value="5.905396" calcext:value-type="float">
            <text:p>5.905396</text:p>
          </table:table-cell>
          <table:table-cell office:value-type="float" office:value="1.176056" calcext:value-type="float">
            <text:p>1.176056</text:p>
          </table:table-cell>
          <table:table-cell office:value-type="float" office:value="5.211884" calcext:value-type="float">
            <text:p>5.211884</text:p>
          </table:table-cell>
          <table:table-cell office:value-type="float" office:value="2.403748" calcext:value-type="float">
            <text:p>2.403748</text:p>
          </table:table-cell>
          <table:table-cell office:value-type="float" office:value="5.058075" calcext:value-type="float">
            <text:p>5.058075</text:p>
          </table:table-cell>
          <table:table-cell office:value-type="float" office:value="3.265472" calcext:value-type="float">
            <text:p>3.265472</text:p>
          </table:table-cell>
          <table:table-cell office:value-type="float" office:value="5.154022" calcext:value-type="float">
            <text:p>5.154022</text:p>
          </table:table-cell>
          <table:table-cell office:value-type="float" office:value="4.241302" calcext:value-type="float">
            <text:p>4.241302</text:p>
          </table:table-cell>
          <table:table-cell office:value-type="float" office:value="5.665466" calcext:value-type="float">
            <text:p>5.665466</text:p>
          </table:table-cell>
          <table:table-cell office:value-type="float" office:value="5.147308" calcext:value-type="float">
            <text:p>5.147308</text:p>
          </table:table-cell>
          <table:table-cell office:value-type="float" office:value="6.705109" calcext:value-type="float">
            <text:p>6.705109</text:p>
          </table:table-cell>
          <table:table-cell office:value-type="float" office:value="6.456329" calcext:value-type="float">
            <text:p>6.456329</text:p>
          </table:table-cell>
          <table:table-cell office:value-type="float" office:value="8.423096" calcext:value-type="float">
            <text:p>8.423096</text:p>
          </table:table-cell>
          <table:table-cell office:value-type="float" office:value="8.215973" calcext:value-type="float">
            <text:p>8.215973</text:p>
          </table:table-cell>
          <table:table-cell office:value-type="float" office:value="10.08563" calcext:value-type="float">
            <text:p>10.08563</text:p>
          </table:table-cell>
          <table:table-cell office:value-type="float" office:value="9.950043" calcext:value-type="float">
            <text:p>9.950043</text:p>
          </table:table-cell>
          <table:table-cell office:value-type="float" office:value="11.2384" calcext:value-type="float">
            <text:p>11.2384</text:p>
          </table:table-cell>
          <table:table-cell office:value-type="float" office:value="11.12323" calcext:value-type="float">
            <text:p>11.12323</text:p>
          </table:table-cell>
          <table:table-cell office:value-type="float" office:value="12.12524" calcext:value-type="float">
            <text:p>12.12524</text:p>
          </table:table-cell>
          <table:table-cell office:value-type="float" office:value="12.0162" calcext:value-type="float">
            <text:p>12.0162</text:p>
          </table:table-cell>
          <table:table-cell office:value-type="float" office:value="12.71188" calcext:value-type="float">
            <text:p>12.71188</text:p>
          </table:table-cell>
          <table:table-cell office:value-type="float" office:value="12.60754" calcext:value-type="float">
            <text:p>12.60754</text:p>
          </table:table-cell>
          <table:table-cell office:value-type="float" office:value="12.88144" calcext:value-type="float">
            <text:p>12.88144</text:p>
          </table:table-cell>
          <table:table-cell office:value-type="float" office:value="12.78375" calcext:value-type="float">
            <text:p>12.78375</text:p>
          </table:table-cell>
          <table:table-cell office:value-type="float" office:value="15.62231" calcext:value-type="float">
            <text:p>15.62231</text:p>
          </table:table-cell>
          <table:table-cell office:value-type="float" office:value="-6.768372" calcext:value-type="float">
            <text:p>-6.7683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1" calcext:value-type="float">
            <text:p>21122001</text:p>
          </table:table-cell>
          <table:table-cell office:value-type="float" office:value="5.151064" calcext:value-type="float">
            <text:p>5.151064</text:p>
          </table:table-cell>
          <table:table-cell office:value-type="float" office:value="8.99" calcext:value-type="float">
            <text:p>8.99</text:p>
          </table:table-cell>
          <table:table-cell office:value-type="float" office:value="-5.52" calcext:value-type="float">
            <text:p>-5.52</text:p>
          </table:table-cell>
          <table:table-cell office:value-type="float" office:value="0.8681711" calcext:value-type="float">
            <text:p>0.8681711</text:p>
          </table:table-cell>
          <table:table-cell office:value-type="float" office:value="0.3596546" calcext:value-type="float">
            <text:p>0.3596546</text:p>
          </table:table-cell>
          <table:table-cell office:value-type="float" office:value="428.832" calcext:value-type="float">
            <text:p>428.832</text:p>
          </table:table-cell>
          <table:table-cell office:value-type="float" office:value="0" calcext:value-type="float">
            <text:p>0</text:p>
          </table:table-cell>
          <table:table-cell office:value-type="float" office:value="7.233429" calcext:value-type="float">
            <text:p>7.233429</text:p>
          </table:table-cell>
          <table:table-cell office:value-type="float" office:value="-0.8887634" calcext:value-type="float">
            <text:p>-0.8887634</text:p>
          </table:table-cell>
          <table:table-cell office:value-type="float" office:value="5.128754" calcext:value-type="float">
            <text:p>5.128754</text:p>
          </table:table-cell>
          <table:table-cell office:value-type="float" office:value="0.4225159" calcext:value-type="float">
            <text:p>0.4225159</text:p>
          </table:table-cell>
          <table:table-cell office:value-type="float" office:value="4.649384" calcext:value-type="float">
            <text:p>4.649384</text:p>
          </table:table-cell>
          <table:table-cell office:value-type="float" office:value="1.563446" calcext:value-type="float">
            <text:p>1.563446</text:p>
          </table:table-cell>
          <table:table-cell office:value-type="float" office:value="4.592102" calcext:value-type="float">
            <text:p>4.592102</text:p>
          </table:table-cell>
          <table:table-cell office:value-type="float" office:value="2.682465" calcext:value-type="float">
            <text:p>2.682465</text:p>
          </table:table-cell>
          <table:table-cell office:value-type="float" office:value="4.740814" calcext:value-type="float">
            <text:p>4.740814</text:p>
          </table:table-cell>
          <table:table-cell office:value-type="float" office:value="3.459473" calcext:value-type="float">
            <text:p>3.459473</text:p>
          </table:table-cell>
          <table:table-cell office:value-type="float" office:value="5.088104" calcext:value-type="float">
            <text:p>5.088104</text:p>
          </table:table-cell>
          <table:table-cell office:value-type="float" office:value="4.323944" calcext:value-type="float">
            <text:p>4.323944</text:p>
          </table:table-cell>
          <table:table-cell office:value-type="float" office:value="5.61441" calcext:value-type="float">
            <text:p>5.61441</text:p>
          </table:table-cell>
          <table:table-cell office:value-type="float" office:value="5.136475" calcext:value-type="float">
            <text:p>5.136475</text:p>
          </table:table-cell>
          <table:table-cell office:value-type="float" office:value="6.479614" calcext:value-type="float">
            <text:p>6.479614</text:p>
          </table:table-cell>
          <table:table-cell office:value-type="float" office:value="6.325287" calcext:value-type="float">
            <text:p>6.325287</text:p>
          </table:table-cell>
          <table:table-cell office:value-type="float" office:value="8.21402" calcext:value-type="float">
            <text:p>8.21402</text:p>
          </table:table-cell>
          <table:table-cell office:value-type="float" office:value="8.041046" calcext:value-type="float">
            <text:p>8.041046</text:p>
          </table:table-cell>
          <table:table-cell office:value-type="float" office:value="9.948547" calcext:value-type="float">
            <text:p>9.948547</text:p>
          </table:table-cell>
          <table:table-cell office:value-type="float" office:value="9.805145" calcext:value-type="float">
            <text:p>9.805145</text:p>
          </table:table-cell>
          <table:table-cell office:value-type="float" office:value="11.12201" calcext:value-type="float">
            <text:p>11.12201</text:p>
          </table:table-cell>
          <table:table-cell office:value-type="float" office:value="11.00107" calcext:value-type="float">
            <text:p>11.00107</text:p>
          </table:table-cell>
          <table:table-cell office:value-type="float" office:value="12.01508" calcext:value-type="float">
            <text:p>12.01508</text:p>
          </table:table-cell>
          <table:table-cell office:value-type="float" office:value="11.90472" calcext:value-type="float">
            <text:p>11.90472</text:p>
          </table:table-cell>
          <table:table-cell office:value-type="float" office:value="12.60645" calcext:value-type="float">
            <text:p>12.60645</text:p>
          </table:table-cell>
          <table:table-cell office:value-type="float" office:value="12.50259" calcext:value-type="float">
            <text:p>12.50259</text:p>
          </table:table-cell>
          <table:table-cell office:value-type="float" office:value="12.78271" calcext:value-type="float">
            <text:p>12.78271</text:p>
          </table:table-cell>
          <table:table-cell office:value-type="float" office:value="12.6853" calcext:value-type="float">
            <text:p>12.6853</text:p>
          </table:table-cell>
          <table:table-cell office:value-type="float" office:value="9.213989" calcext:value-type="float">
            <text:p>9.213989</text:p>
          </table:table-cell>
          <table:table-cell office:value-type="float" office:value="-4.848145" calcext:value-type="float">
            <text:p>-4.8481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1" calcext:value-type="float">
            <text:p>22122001</text:p>
          </table:table-cell>
          <table:table-cell office:value-type="float" office:value="4.010309" calcext:value-type="float">
            <text:p>4.010309</text:p>
          </table:table-cell>
          <table:table-cell office:value-type="float" office:value="8.33" calcext:value-type="float">
            <text:p>8.33</text:p>
          </table:table-cell>
          <table:table-cell office:value-type="float" office:value="-8.07" calcext:value-type="float">
            <text:p>-8.07</text:p>
          </table:table-cell>
          <table:table-cell office:value-type="float" office:value="0.8763208" calcext:value-type="float">
            <text:p>0.8763208</text:p>
          </table:table-cell>
          <table:table-cell office:value-type="float" office:value="0.296629" calcext:value-type="float">
            <text:p>0.296629</text:p>
          </table:table-cell>
          <table:table-cell office:value-type="float" office:value="480.996" calcext:value-type="float">
            <text:p>480.996</text:p>
          </table:table-cell>
          <table:table-cell office:value-type="float" office:value="1.2" calcext:value-type="float">
            <text:p>1.2</text:p>
          </table:table-cell>
          <table:table-cell office:value-type="float" office:value="3.66449" calcext:value-type="float">
            <text:p>3.66449</text:p>
          </table:table-cell>
          <table:table-cell office:value-type="float" office:value="-1.474976" calcext:value-type="float">
            <text:p>-1.474976</text:p>
          </table:table-cell>
          <table:table-cell office:value-type="float" office:value="3.655518" calcext:value-type="float">
            <text:p>3.655518</text:p>
          </table:table-cell>
          <table:table-cell office:value-type="float" office:value="0.1315918" calcext:value-type="float">
            <text:p>0.1315918</text:p>
          </table:table-cell>
          <table:table-cell office:value-type="float" office:value="4.132324" calcext:value-type="float">
            <text:p>4.132324</text:p>
          </table:table-cell>
          <table:table-cell office:value-type="float" office:value="1.46701" calcext:value-type="float">
            <text:p>1.46701</text:p>
          </table:table-cell>
          <table:table-cell office:value-type="float" office:value="4.501404" calcext:value-type="float">
            <text:p>4.501404</text:p>
          </table:table-cell>
          <table:table-cell office:value-type="float" office:value="2.704834" calcext:value-type="float">
            <text:p>2.704834</text:p>
          </table:table-cell>
          <table:table-cell office:value-type="float" office:value="4.735992" calcext:value-type="float">
            <text:p>4.735992</text:p>
          </table:table-cell>
          <table:table-cell office:value-type="float" office:value="3.522583" calcext:value-type="float">
            <text:p>3.522583</text:p>
          </table:table-cell>
          <table:table-cell office:value-type="float" office:value="5.072784" calcext:value-type="float">
            <text:p>5.072784</text:p>
          </table:table-cell>
          <table:table-cell office:value-type="float" office:value="4.452576" calcext:value-type="float">
            <text:p>4.452576</text:p>
          </table:table-cell>
          <table:table-cell office:value-type="float" office:value="5.549072" calcext:value-type="float">
            <text:p>5.549072</text:p>
          </table:table-cell>
          <table:table-cell office:value-type="float" office:value="5.232178" calcext:value-type="float">
            <text:p>5.232178</text:p>
          </table:table-cell>
          <table:table-cell office:value-type="float" office:value="6.36911" calcext:value-type="float">
            <text:p>6.36911</text:p>
          </table:table-cell>
          <table:table-cell office:value-type="float" office:value="6.308014" calcext:value-type="float">
            <text:p>6.308014</text:p>
          </table:table-cell>
          <table:table-cell office:value-type="float" office:value="8.039337" calcext:value-type="float">
            <text:p>8.039337</text:p>
          </table:table-cell>
          <table:table-cell office:value-type="float" office:value="7.914978" calcext:value-type="float">
            <text:p>7.914978</text:p>
          </table:table-cell>
          <table:table-cell office:value-type="float" office:value="9.803589" calcext:value-type="float">
            <text:p>9.803589</text:p>
          </table:table-cell>
          <table:table-cell office:value-type="float" office:value="9.663544" calcext:value-type="float">
            <text:p>9.663544</text:p>
          </table:table-cell>
          <table:table-cell office:value-type="float" office:value="10.99979" calcext:value-type="float">
            <text:p>10.99979</text:p>
          </table:table-cell>
          <table:table-cell office:value-type="float" office:value="10.8757" calcext:value-type="float">
            <text:p>10.8757</text:p>
          </table:table-cell>
          <table:table-cell office:value-type="float" office:value="11.90353" calcext:value-type="float">
            <text:p>11.90353</text:p>
          </table:table-cell>
          <table:table-cell office:value-type="float" office:value="11.7916" calcext:value-type="float">
            <text:p>11.7916</text:p>
          </table:table-cell>
          <table:table-cell office:value-type="float" office:value="12.50153" calcext:value-type="float">
            <text:p>12.50153</text:p>
          </table:table-cell>
          <table:table-cell office:value-type="float" office:value="12.39755" calcext:value-type="float">
            <text:p>12.39755</text:p>
          </table:table-cell>
          <table:table-cell office:value-type="float" office:value="12.6843" calcext:value-type="float">
            <text:p>12.6843</text:p>
          </table:table-cell>
          <table:table-cell office:value-type="float" office:value="12.58722" calcext:value-type="float">
            <text:p>12.58722</text:p>
          </table:table-cell>
          <table:table-cell office:value-type="float" office:value="3.438782" calcext:value-type="float">
            <text:p>3.438782</text:p>
          </table:table-cell>
          <table:table-cell office:value-type="float" office:value="-5.371704" calcext:value-type="float">
            <text:p>-5.3717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1" calcext:value-type="float">
            <text:p>23122001</text:p>
          </table:table-cell>
          <table:table-cell office:value-type="float" office:value="8.928946" calcext:value-type="float">
            <text:p>8.928946</text:p>
          </table:table-cell>
          <table:table-cell office:value-type="float" office:value="-0.85" calcext:value-type="float">
            <text:p>-0.85</text:p>
          </table:table-cell>
          <table:table-cell office:value-type="float" office:value="-7.72" calcext:value-type="float">
            <text:p>-7.72</text:p>
          </table:table-cell>
          <table:table-cell office:value-type="float" office:value="0.5070558" calcext:value-type="float">
            <text:p>0.5070558</text:p>
          </table:table-cell>
          <table:table-cell office:value-type="float" office:value="0.3046444" calcext:value-type="float">
            <text:p>0.3046444</text:p>
          </table:table-cell>
          <table:table-cell office:value-type="float" office:value="544.0681" calcext:value-type="float">
            <text:p>544.0681</text:p>
          </table:table-cell>
          <table:table-cell office:value-type="float" office:value="0" calcext:value-type="float">
            <text:p>0</text:p>
          </table:table-cell>
          <table:table-cell office:value-type="float" office:value="1.997192" calcext:value-type="float">
            <text:p>1.997192</text:p>
          </table:table-cell>
          <table:table-cell office:value-type="float" office:value="-3.327759" calcext:value-type="float">
            <text:p>-3.327759</text:p>
          </table:table-cell>
          <table:table-cell office:value-type="float" office:value="1.443146" calcext:value-type="float">
            <text:p>1.443146</text:p>
          </table:table-cell>
          <table:table-cell office:value-type="float" office:value="-0.339386" calcext:value-type="float">
            <text:p>-0.339386</text:p>
          </table:table-cell>
          <table:table-cell office:value-type="float" office:value="1.754395" calcext:value-type="float">
            <text:p>1.754395</text:p>
          </table:table-cell>
          <table:table-cell office:value-type="float" office:value="0.8174438" calcext:value-type="float">
            <text:p>0.8174438</text:p>
          </table:table-cell>
          <table:table-cell office:value-type="float" office:value="2.673859" calcext:value-type="float">
            <text:p>2.673859</text:p>
          </table:table-cell>
          <table:table-cell office:value-type="float" office:value="1.898468" calcext:value-type="float">
            <text:p>1.898468</text:p>
          </table:table-cell>
          <table:table-cell office:value-type="float" office:value="3.497345" calcext:value-type="float">
            <text:p>3.497345</text:p>
          </table:table-cell>
          <table:table-cell office:value-type="float" office:value="2.6521" calcext:value-type="float">
            <text:p>2.6521</text:p>
          </table:table-cell>
          <table:table-cell office:value-type="float" office:value="4.435425" calcext:value-type="float">
            <text:p>4.435425</text:p>
          </table:table-cell>
          <table:table-cell office:value-type="float" office:value="3.561646" calcext:value-type="float">
            <text:p>3.561646</text:p>
          </table:table-cell>
          <table:table-cell office:value-type="float" office:value="5.222321" calcext:value-type="float">
            <text:p>5.222321</text:p>
          </table:table-cell>
          <table:table-cell office:value-type="float" office:value="4.477783" calcext:value-type="float">
            <text:p>4.477783</text:p>
          </table:table-cell>
          <table:table-cell office:value-type="float" office:value="6.305634" calcext:value-type="float">
            <text:p>6.305634</text:p>
          </table:table-cell>
          <table:table-cell office:value-type="float" office:value="5.869263" calcext:value-type="float">
            <text:p>5.869263</text:p>
          </table:table-cell>
          <table:table-cell office:value-type="float" office:value="7.913727" calcext:value-type="float">
            <text:p>7.913727</text:p>
          </table:table-cell>
          <table:table-cell office:value-type="float" office:value="7.738556" calcext:value-type="float">
            <text:p>7.738556</text:p>
          </table:table-cell>
          <table:table-cell office:value-type="float" office:value="9.66214" calcext:value-type="float">
            <text:p>9.66214</text:p>
          </table:table-cell>
          <table:table-cell office:value-type="float" office:value="9.526031" calcext:value-type="float">
            <text:p>9.526031</text:p>
          </table:table-cell>
          <table:table-cell office:value-type="float" office:value="10.87439" calcext:value-type="float">
            <text:p>10.87439</text:p>
          </table:table-cell>
          <table:table-cell office:value-type="float" office:value="10.74979" calcext:value-type="float">
            <text:p>10.74979</text:p>
          </table:table-cell>
          <table:table-cell office:value-type="float" office:value="11.79044" calcext:value-type="float">
            <text:p>11.79044</text:p>
          </table:table-cell>
          <table:table-cell office:value-type="float" office:value="11.67728" calcext:value-type="float">
            <text:p>11.67728</text:p>
          </table:table-cell>
          <table:table-cell office:value-type="float" office:value="12.39648" calcext:value-type="float">
            <text:p>12.39648</text:p>
          </table:table-cell>
          <table:table-cell office:value-type="float" office:value="12.29236" calcext:value-type="float">
            <text:p>12.29236</text:p>
          </table:table-cell>
          <table:table-cell office:value-type="float" office:value="12.58618" calcext:value-type="float">
            <text:p>12.58618</text:p>
          </table:table-cell>
          <table:table-cell office:value-type="float" office:value="12.48892" calcext:value-type="float">
            <text:p>12.48892</text:p>
          </table:table-cell>
          <table:table-cell office:value-type="float" office:value="5.539276" calcext:value-type="float">
            <text:p>5.539276</text:p>
          </table:table-cell>
          <table:table-cell office:value-type="float" office:value="-7.947449" calcext:value-type="float">
            <text:p>-7.9474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1" calcext:value-type="float">
            <text:p>24122001</text:p>
          </table:table-cell>
          <table:table-cell office:value-type="float" office:value="7.885528" calcext:value-type="float">
            <text:p>7.885528</text:p>
          </table:table-cell>
          <table:table-cell office:value-type="float" office:value="-4.18" calcext:value-type="float">
            <text:p>-4.18</text:p>
          </table:table-cell>
          <table:table-cell office:value-type="float" office:value="-13.94" calcext:value-type="float">
            <text:p>-13.94</text:p>
          </table:table-cell>
          <table:table-cell office:value-type="float" office:value="0.397391" calcext:value-type="float">
            <text:p>0.397391</text:p>
          </table:table-cell>
          <table:table-cell office:value-type="float" office:value="0.18765" calcext:value-type="float">
            <text:p>0.18765</text:p>
          </table:table-cell>
          <table:table-cell office:value-type="float" office:value="417.276" calcext:value-type="float">
            <text:p>417.276</text:p>
          </table:table-cell>
          <table:table-cell office:value-type="float" office:value="0" calcext:value-type="float">
            <text:p>0</text:p>
          </table:table-cell>
          <table:table-cell office:value-type="float" office:value="1.464752" calcext:value-type="float">
            <text:p>1.464752</text:p>
          </table:table-cell>
          <table:table-cell office:value-type="float" office:value="-5.828033" calcext:value-type="float">
            <text:p>-5.828033</text:p>
          </table:table-cell>
          <table:table-cell office:value-type="float" office:value="0.2662964" calcext:value-type="float">
            <text:p>0.2662964</text:p>
          </table:table-cell>
          <table:table-cell office:value-type="float" office:value="-0.8115234" calcext:value-type="float">
            <text:p>-0.8115234</text:p>
          </table:table-cell>
          <table:table-cell office:value-type="float" office:value="0.8815613" calcext:value-type="float">
            <text:p>0.8815613</text:p>
          </table:table-cell>
          <table:table-cell office:value-type="float" office:value="0.2372437" calcext:value-type="float">
            <text:p>0.2372437</text:p>
          </table:table-cell>
          <table:table-cell office:value-type="float" office:value="1.885956" calcext:value-type="float">
            <text:p>1.885956</text:p>
          </table:table-cell>
          <table:table-cell office:value-type="float" office:value="1.307556" calcext:value-type="float">
            <text:p>1.307556</text:p>
          </table:table-cell>
          <table:table-cell office:value-type="float" office:value="2.640961" calcext:value-type="float">
            <text:p>2.640961</text:p>
          </table:table-cell>
          <table:table-cell office:value-type="float" office:value="2.080444" calcext:value-type="float">
            <text:p>2.080444</text:p>
          </table:table-cell>
          <table:table-cell office:value-type="float" office:value="3.553436" calcext:value-type="float">
            <text:p>3.553436</text:p>
          </table:table-cell>
          <table:table-cell office:value-type="float" office:value="3.012177" calcext:value-type="float">
            <text:p>3.012177</text:p>
          </table:table-cell>
          <table:table-cell office:value-type="float" office:value="4.472046" calcext:value-type="float">
            <text:p>4.472046</text:p>
          </table:table-cell>
          <table:table-cell office:value-type="float" office:value="3.96933" calcext:value-type="float">
            <text:p>3.96933</text:p>
          </table:table-cell>
          <table:table-cell office:value-type="float" office:value="5.864838" calcext:value-type="float">
            <text:p>5.864838</text:p>
          </table:table-cell>
          <table:table-cell office:value-type="float" office:value="5.435333" calcext:value-type="float">
            <text:p>5.435333</text:p>
          </table:table-cell>
          <table:table-cell office:value-type="float" office:value="7.736145" calcext:value-type="float">
            <text:p>7.736145</text:p>
          </table:table-cell>
          <table:table-cell office:value-type="float" office:value="7.482788" calcext:value-type="float">
            <text:p>7.482788</text:p>
          </table:table-cell>
          <table:table-cell office:value-type="float" office:value="9.524506" calcext:value-type="float">
            <text:p>9.524506</text:p>
          </table:table-cell>
          <table:table-cell office:value-type="float" office:value="9.371613" calcext:value-type="float">
            <text:p>9.371613</text:p>
          </table:table-cell>
          <table:table-cell office:value-type="float" office:value="10.74844" calcext:value-type="float">
            <text:p>10.74844</text:p>
          </table:table-cell>
          <table:table-cell office:value-type="float" office:value="10.62128" calcext:value-type="float">
            <text:p>10.62128</text:p>
          </table:table-cell>
          <table:table-cell office:value-type="float" office:value="11.67615" calcext:value-type="float">
            <text:p>11.67615</text:p>
          </table:table-cell>
          <table:table-cell office:value-type="float" office:value="11.56216" calcext:value-type="float">
            <text:p>11.56216</text:p>
          </table:table-cell>
          <table:table-cell office:value-type="float" office:value="12.29126" calcext:value-type="float">
            <text:p>12.29126</text:p>
          </table:table-cell>
          <table:table-cell office:value-type="float" office:value="12.18701" calcext:value-type="float">
            <text:p>12.18701</text:p>
          </table:table-cell>
          <table:table-cell office:value-type="float" office:value="12.48795" calcext:value-type="float">
            <text:p>12.48795</text:p>
          </table:table-cell>
          <table:table-cell office:value-type="float" office:value="12.39099" calcext:value-type="float">
            <text:p>12.39099</text:p>
          </table:table-cell>
          <table:table-cell office:value-type="float" office:value="4.147156" calcext:value-type="float">
            <text:p>4.147156</text:p>
          </table:table-cell>
          <table:table-cell office:value-type="float" office:value="-12.5174" calcext:value-type="float">
            <text:p>-12.51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1" calcext:value-type="float">
            <text:p>25122001</text:p>
          </table:table-cell>
          <table:table-cell office:value-type="float" office:value="7.420503" calcext:value-type="float">
            <text:p>7.420503</text:p>
          </table:table-cell>
          <table:table-cell office:value-type="float" office:value="-4.93" calcext:value-type="float">
            <text:p>-4.93</text:p>
          </table:table-cell>
          <table:table-cell office:value-type="float" office:value="-15.43" calcext:value-type="float">
            <text:p>-15.43</text:p>
          </table:table-cell>
          <table:table-cell office:value-type="float" office:value="0.3758533" calcext:value-type="float">
            <text:p>0.3758533</text:p>
          </table:table-cell>
          <table:table-cell office:value-type="float" office:value="0.1665056" calcext:value-type="float">
            <text:p>0.1665056</text:p>
          </table:table-cell>
          <table:table-cell office:value-type="float" office:value="272.808" calcext:value-type="float">
            <text:p>272.808</text:p>
          </table:table-cell>
          <table:table-cell office:value-type="float" office:value="0" calcext:value-type="float">
            <text:p>0</text:p>
          </table:table-cell>
          <table:table-cell office:value-type="float" office:value="1.051422" calcext:value-type="float">
            <text:p>1.051422</text:p>
          </table:table-cell>
          <table:table-cell office:value-type="float" office:value="-6.779785" calcext:value-type="float">
            <text:p>-6.779785</text:p>
          </table:table-cell>
          <table:table-cell office:value-type="float" office:value="-0.4139709" calcext:value-type="float">
            <text:p>-0.4139709</text:p>
          </table:table-cell>
          <table:table-cell office:value-type="float" office:value="-1.859711" calcext:value-type="float">
            <text:p>-1.859711</text:p>
          </table:table-cell>
          <table:table-cell office:value-type="float" office:value="0.2196045" calcext:value-type="float">
            <text:p>0.2196045</text:p>
          </table:table-cell>
          <table:table-cell office:value-type="float" office:value="-0.1815491" calcext:value-type="float">
            <text:p>-0.1815491</text:p>
          </table:table-cell>
          <table:table-cell office:value-type="float" office:value="1.292786" calcext:value-type="float">
            <text:p>1.292786</text:p>
          </table:table-cell>
          <table:table-cell office:value-type="float" office:value="0.7915649" calcext:value-type="float">
            <text:p>0.7915649</text:p>
          </table:table-cell>
          <table:table-cell office:value-type="float" office:value="2.069" calcext:value-type="float">
            <text:p>2.069</text:p>
          </table:table-cell>
          <table:table-cell office:value-type="float" office:value="1.537689" calcext:value-type="float">
            <text:p>1.537689</text:p>
          </table:table-cell>
          <table:table-cell office:value-type="float" office:value="3.004883" calcext:value-type="float">
            <text:p>3.004883</text:p>
          </table:table-cell>
          <table:table-cell office:value-type="float" office:value="2.460571" calcext:value-type="float">
            <text:p>2.460571</text:p>
          </table:table-cell>
          <table:table-cell office:value-type="float" office:value="3.964081" calcext:value-type="float">
            <text:p>3.964081</text:p>
          </table:table-cell>
          <table:table-cell office:value-type="float" office:value="3.457031" calcext:value-type="float">
            <text:p>3.457031</text:p>
          </table:table-cell>
          <table:table-cell office:value-type="float" office:value="5.431183" calcext:value-type="float">
            <text:p>5.431183</text:p>
          </table:table-cell>
          <table:table-cell office:value-type="float" office:value="5.007355" calcext:value-type="float">
            <text:p>5.007355</text:p>
          </table:table-cell>
          <table:table-cell office:value-type="float" office:value="7.479919" calcext:value-type="float">
            <text:p>7.479919</text:p>
          </table:table-cell>
          <table:table-cell office:value-type="float" office:value="7.194977" calcext:value-type="float">
            <text:p>7.194977</text:p>
          </table:table-cell>
          <table:table-cell office:value-type="float" office:value="9.369873" calcext:value-type="float">
            <text:p>9.369873</text:p>
          </table:table-cell>
          <table:table-cell office:value-type="float" office:value="9.195862" calcext:value-type="float">
            <text:p>9.195862</text:p>
          </table:table-cell>
          <table:table-cell office:value-type="float" office:value="10.61993" calcext:value-type="float">
            <text:p>10.61993</text:p>
          </table:table-cell>
          <table:table-cell office:value-type="float" office:value="10.4848" calcext:value-type="float">
            <text:p>10.4848</text:p>
          </table:table-cell>
          <table:table-cell office:value-type="float" office:value="11.561" calcext:value-type="float">
            <text:p>11.561</text:p>
          </table:table-cell>
          <table:table-cell office:value-type="float" office:value="11.44333" calcext:value-type="float">
            <text:p>11.44333</text:p>
          </table:table-cell>
          <table:table-cell office:value-type="float" office:value="12.18591" calcext:value-type="float">
            <text:p>12.18591</text:p>
          </table:table-cell>
          <table:table-cell office:value-type="float" office:value="12.08081" calcext:value-type="float">
            <text:p>12.08081</text:p>
          </table:table-cell>
          <table:table-cell office:value-type="float" office:value="12.38998" calcext:value-type="float">
            <text:p>12.38998</text:p>
          </table:table-cell>
          <table:table-cell office:value-type="float" office:value="12.29306" calcext:value-type="float">
            <text:p>12.29306</text:p>
          </table:table-cell>
          <table:table-cell office:value-type="float" office:value="3.926239" calcext:value-type="float">
            <text:p>3.926239</text:p>
          </table:table-cell>
          <table:table-cell office:value-type="float" office:value="-13.78293" calcext:value-type="float">
            <text:p>-13.782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1" calcext:value-type="float">
            <text:p>26122001</text:p>
          </table:table-cell>
          <table:table-cell office:value-type="float" office:value="7.167268" calcext:value-type="float">
            <text:p>7.167268</text:p>
          </table:table-cell>
          <table:table-cell office:value-type="float" office:value="-0.01" calcext:value-type="float">
            <text:p>-0.01</text:p>
          </table:table-cell>
          <table:table-cell office:value-type="float" office:value="-14.49" calcext:value-type="float">
            <text:p>-14.49</text:p>
          </table:table-cell>
          <table:table-cell office:value-type="float" office:value="0.5386987" calcext:value-type="float">
            <text:p>0.5386987</text:p>
          </table:table-cell>
          <table:table-cell office:value-type="float" office:value="0.1795781" calcext:value-type="float">
            <text:p>0.1795781</text:p>
          </table:table-cell>
          <table:table-cell office:value-type="float" office:value="307.296" calcext:value-type="float">
            <text:p>307.296</text:p>
          </table:table-cell>
          <table:table-cell office:value-type="float" office:value="0" calcext:value-type="float">
            <text:p>0</text:p>
          </table:table-cell>
          <table:table-cell office:value-type="float" office:value="0.7443237" calcext:value-type="float">
            <text:p>0.7443237</text:p>
          </table:table-cell>
          <table:table-cell office:value-type="float" office:value="-7.581268" calcext:value-type="float">
            <text:p>-7.581268</text:p>
          </table:table-cell>
          <table:table-cell office:value-type="float" office:value="-0.9362488" calcext:value-type="float">
            <text:p>-0.9362488</text:p>
          </table:table-cell>
          <table:table-cell office:value-type="float" office:value="-3.147919" calcext:value-type="float">
            <text:p>-3.147919</text:p>
          </table:table-cell>
          <table:table-cell office:value-type="float" office:value="-0.1004028" calcext:value-type="float">
            <text:p>-0.1004028</text:p>
          </table:table-cell>
          <table:table-cell office:value-type="float" office:value="-0.4113464" calcext:value-type="float">
            <text:p>-0.4113464</text:p>
          </table:table-cell>
          <table:table-cell office:value-type="float" office:value="0.7854614" calcext:value-type="float">
            <text:p>0.7854614</text:p>
          </table:table-cell>
          <table:table-cell office:value-type="float" office:value="0.5625916" calcext:value-type="float">
            <text:p>0.5625916</text:p>
          </table:table-cell>
          <table:table-cell office:value-type="float" office:value="1.532532" calcext:value-type="float">
            <text:p>1.532532</text:p>
          </table:table-cell>
          <table:table-cell office:value-type="float" office:value="1.318695" calcext:value-type="float">
            <text:p>1.318695</text:p>
          </table:table-cell>
          <table:table-cell office:value-type="float" office:value="2.456207" calcext:value-type="float">
            <text:p>2.456207</text:p>
          </table:table-cell>
          <table:table-cell office:value-type="float" office:value="2.18634" calcext:value-type="float">
            <text:p>2.18634</text:p>
          </table:table-cell>
          <table:table-cell office:value-type="float" office:value="3.452881" calcext:value-type="float">
            <text:p>3.452881</text:p>
          </table:table-cell>
          <table:table-cell office:value-type="float" office:value="3.128418" calcext:value-type="float">
            <text:p>3.128418</text:p>
          </table:table-cell>
          <table:table-cell office:value-type="float" office:value="5.003143" calcext:value-type="float">
            <text:p>5.003143</text:p>
          </table:table-cell>
          <table:table-cell office:value-type="float" office:value="4.633484" calcext:value-type="float">
            <text:p>4.633484</text:p>
          </table:table-cell>
          <table:table-cell office:value-type="float" office:value="7.191833" calcext:value-type="float">
            <text:p>7.191833</text:p>
          </table:table-cell>
          <table:table-cell office:value-type="float" office:value="6.894714" calcext:value-type="float">
            <text:p>6.894714</text:p>
          </table:table-cell>
          <table:table-cell office:value-type="float" office:value="9.193939" calcext:value-type="float">
            <text:p>9.193939</text:p>
          </table:table-cell>
          <table:table-cell office:value-type="float" office:value="9.001312" calcext:value-type="float">
            <text:p>9.001312</text:p>
          </table:table-cell>
          <table:table-cell office:value-type="float" office:value="10.48334" calcext:value-type="float">
            <text:p>10.48334</text:p>
          </table:table-cell>
          <table:table-cell office:value-type="float" office:value="10.33853" calcext:value-type="float">
            <text:p>10.33853</text:p>
          </table:table-cell>
          <table:table-cell office:value-type="float" office:value="11.44205" calcext:value-type="float">
            <text:p>11.44205</text:p>
          </table:table-cell>
          <table:table-cell office:value-type="float" office:value="11.32364" calcext:value-type="float">
            <text:p>11.32364</text:p>
          </table:table-cell>
          <table:table-cell office:value-type="float" office:value="12.07968" calcext:value-type="float">
            <text:p>12.07968</text:p>
          </table:table-cell>
          <table:table-cell office:value-type="float" office:value="11.97641" calcext:value-type="float">
            <text:p>11.97641</text:p>
          </table:table-cell>
          <table:table-cell office:value-type="float" office:value="12.29202" calcext:value-type="float">
            <text:p>12.29202</text:p>
          </table:table-cell>
          <table:table-cell office:value-type="float" office:value="12.19449" calcext:value-type="float">
            <text:p>12.19449</text:p>
          </table:table-cell>
          <table:table-cell office:value-type="float" office:value="4.038269" calcext:value-type="float">
            <text:p>4.038269</text:p>
          </table:table-cell>
          <table:table-cell office:value-type="float" office:value="-13.73251" calcext:value-type="float">
            <text:p>-13.732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1" calcext:value-type="float">
            <text:p>27122001</text:p>
          </table:table-cell>
          <table:table-cell office:value-type="float" office:value="2.951662" calcext:value-type="float">
            <text:p>2.951662</text:p>
          </table:table-cell>
          <table:table-cell office:value-type="float" office:value="0.75" calcext:value-type="float">
            <text:p>0.75</text:p>
          </table:table-cell>
          <table:table-cell office:value-type="float" office:value="-9.54" calcext:value-type="float">
            <text:p>-9.54</text:p>
          </table:table-cell>
          <table:table-cell office:value-type="float" office:value="0.568845" calcext:value-type="float">
            <text:p>0.568845</text:p>
          </table:table-cell>
          <table:table-cell office:value-type="float" office:value="0.2649988" calcext:value-type="float">
            <text:p>0.2649988</text:p>
          </table:table-cell>
          <table:table-cell office:value-type="float" office:value="296.388" calcext:value-type="float">
            <text:p>296.388</text:p>
          </table:table-cell>
          <table:table-cell office:value-type="float" office:value="0" calcext:value-type="float">
            <text:p>0</text:p>
          </table:table-cell>
          <table:table-cell office:value-type="float" office:value="-0.3456116" calcext:value-type="float">
            <text:p>-0.3456116</text:p>
          </table:table-cell>
          <table:table-cell office:value-type="float" office:value="-5.202301" calcext:value-type="float">
            <text:p>-5.202301</text:p>
          </table:table-cell>
          <table:table-cell office:value-type="float" office:value="-0.6525269" calcext:value-type="float">
            <text:p>-0.6525269</text:p>
          </table:table-cell>
          <table:table-cell office:value-type="float" office:value="-1.44104" calcext:value-type="float">
            <text:p>-1.44104</text:p>
          </table:table-cell>
          <table:table-cell office:value-type="float" office:value="-0.06851196" calcext:value-type="float">
            <text:p>-0.06851196</text:p>
          </table:table-cell>
          <table:table-cell office:value-type="float" office:value="-0.1816101" calcext:value-type="float">
            <text:p>-0.1816101</text:p>
          </table:table-cell>
          <table:table-cell office:value-type="float" office:value="0.6911621" calcext:value-type="float">
            <text:p>0.6911621</text:p>
          </table:table-cell>
          <table:table-cell office:value-type="float" office:value="0.6164551" calcext:value-type="float">
            <text:p>0.6164551</text:p>
          </table:table-cell>
          <table:table-cell office:value-type="float" office:value="1.353424" calcext:value-type="float">
            <text:p>1.353424</text:p>
          </table:table-cell>
          <table:table-cell office:value-type="float" office:value="1.257782" calcext:value-type="float">
            <text:p>1.257782</text:p>
          </table:table-cell>
          <table:table-cell office:value-type="float" office:value="2.184967" calcext:value-type="float">
            <text:p>2.184967</text:p>
          </table:table-cell>
          <table:table-cell office:value-type="float" office:value="2.055084" calcext:value-type="float">
            <text:p>2.055084</text:p>
          </table:table-cell>
          <table:table-cell office:value-type="float" office:value="3.126404" calcext:value-type="float">
            <text:p>3.126404</text:p>
          </table:table-cell>
          <table:table-cell office:value-type="float" office:value="2.946472" calcext:value-type="float">
            <text:p>2.946472</text:p>
          </table:table-cell>
          <table:table-cell office:value-type="float" office:value="4.63031" calcext:value-type="float">
            <text:p>4.63031</text:p>
          </table:table-cell>
          <table:table-cell office:value-type="float" office:value="4.371429" calcext:value-type="float">
            <text:p>4.371429</text:p>
          </table:table-cell>
          <table:table-cell office:value-type="float" office:value="6.891632" calcext:value-type="float">
            <text:p>6.891632</text:p>
          </table:table-cell>
          <table:table-cell office:value-type="float" office:value="6.615906" calcext:value-type="float">
            <text:p>6.615906</text:p>
          </table:table-cell>
          <table:table-cell office:value-type="float" office:value="8.999237" calcext:value-type="float">
            <text:p>8.999237</text:p>
          </table:table-cell>
          <table:table-cell office:value-type="float" office:value="8.795868" calcext:value-type="float">
            <text:p>8.795868</text:p>
          </table:table-cell>
          <table:table-cell office:value-type="float" office:value="10.33698" calcext:value-type="float">
            <text:p>10.33698</text:p>
          </table:table-cell>
          <table:table-cell office:value-type="float" office:value="10.18396" calcext:value-type="float">
            <text:p>10.18396</text:p>
          </table:table-cell>
          <table:table-cell office:value-type="float" office:value="11.32239" calcext:value-type="float">
            <text:p>11.32239</text:p>
          </table:table-cell>
          <table:table-cell office:value-type="float" office:value="11.20117" calcext:value-type="float">
            <text:p>11.20117</text:p>
          </table:table-cell>
          <table:table-cell office:value-type="float" office:value="11.97528" calcext:value-type="float">
            <text:p>11.97528</text:p>
          </table:table-cell>
          <table:table-cell office:value-type="float" office:value="11.86609" calcext:value-type="float">
            <text:p>11.86609</text:p>
          </table:table-cell>
          <table:table-cell office:value-type="float" office:value="12.19345" calcext:value-type="float">
            <text:p>12.19345</text:p>
          </table:table-cell>
          <table:table-cell office:value-type="float" office:value="12.09454" calcext:value-type="float">
            <text:p>12.09454</text:p>
          </table:table-cell>
          <table:table-cell office:value-type="float" office:value="0.5790405" calcext:value-type="float">
            <text:p>0.5790405</text:p>
          </table:table-cell>
          <table:table-cell office:value-type="float" office:value="-10.23895" calcext:value-type="float">
            <text:p>-10.238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1" calcext:value-type="float">
            <text:p>28122001</text:p>
          </table:table-cell>
          <table:table-cell office:value-type="float" office:value="3.439205" calcext:value-type="float">
            <text:p>3.439205</text:p>
          </table:table-cell>
          <table:table-cell office:value-type="float" office:value="-3.21" calcext:value-type="float">
            <text:p>-3.21</text:p>
          </table:table-cell>
          <table:table-cell office:value-type="float" office:value="-11.75" calcext:value-type="float">
            <text:p>-11.75</text:p>
          </table:table-cell>
          <table:table-cell office:value-type="float" office:value="0.4268913" calcext:value-type="float">
            <text:p>0.4268913</text:p>
          </table:table-cell>
          <table:table-cell office:value-type="float" office:value="0.2231445" calcext:value-type="float">
            <text:p>0.2231445</text:p>
          </table:table-cell>
          <table:table-cell office:value-type="float" office:value="267.048" calcext:value-type="float">
            <text:p>267.048</text:p>
          </table:table-cell>
          <table:table-cell office:value-type="float" office:value="0" calcext:value-type="float">
            <text:p>0</text:p>
          </table:table-cell>
          <table:table-cell office:value-type="float" office:value="-1.347412" calcext:value-type="float">
            <text:p>-1.347412</text:p>
          </table:table-cell>
          <table:table-cell office:value-type="float" office:value="-6.865112" calcext:value-type="float">
            <text:p>-6.865112</text:p>
          </table:table-cell>
          <table:table-cell office:value-type="float" office:value="-1.257965" calcext:value-type="float">
            <text:p>-1.257965</text:p>
          </table:table-cell>
          <table:table-cell office:value-type="float" office:value="-2.489105" calcext:value-type="float">
            <text:p>-2.489105</text:p>
          </table:table-cell>
          <table:table-cell office:value-type="float" office:value="-0.1877441" calcext:value-type="float">
            <text:p>-0.1877441</text:p>
          </table:table-cell>
          <table:table-cell office:value-type="float" office:value="-0.4674988" calcext:value-type="float">
            <text:p>-0.4674988</text:p>
          </table:table-cell>
          <table:table-cell office:value-type="float" office:value="0.6122437" calcext:value-type="float">
            <text:p>0.6122437</text:p>
          </table:table-cell>
          <table:table-cell office:value-type="float" office:value="0.3546753" calcext:value-type="float">
            <text:p>0.3546753</text:p>
          </table:table-cell>
          <table:table-cell office:value-type="float" office:value="1.2547" calcext:value-type="float">
            <text:p>1.2547</text:p>
          </table:table-cell>
          <table:table-cell office:value-type="float" office:value="1.019775" calcext:value-type="float">
            <text:p>1.019775</text:p>
          </table:table-cell>
          <table:table-cell office:value-type="float" office:value="2.05304" calcext:value-type="float">
            <text:p>2.05304</text:p>
          </table:table-cell>
          <table:table-cell office:value-type="float" office:value="1.837891" calcext:value-type="float">
            <text:p>1.837891</text:p>
          </table:table-cell>
          <table:table-cell office:value-type="float" office:value="2.94455" calcext:value-type="float">
            <text:p>2.94455</text:p>
          </table:table-cell>
          <table:table-cell office:value-type="float" office:value="2.730042" calcext:value-type="float">
            <text:p>2.730042</text:p>
          </table:table-cell>
          <table:table-cell office:value-type="float" office:value="4.36908" calcext:value-type="float">
            <text:p>4.36908</text:p>
          </table:table-cell>
          <table:table-cell office:value-type="float" office:value="4.14212" calcext:value-type="float">
            <text:p>4.14212</text:p>
          </table:table-cell>
          <table:table-cell office:value-type="float" office:value="6.61322" calcext:value-type="float">
            <text:p>6.61322</text:p>
          </table:table-cell>
          <table:table-cell office:value-type="float" office:value="6.368103" calcext:value-type="float">
            <text:p>6.368103</text:p>
          </table:table-cell>
          <table:table-cell office:value-type="float" office:value="8.793671" calcext:value-type="float">
            <text:p>8.793671</text:p>
          </table:table-cell>
          <table:table-cell office:value-type="float" office:value="8.589233" calcext:value-type="float">
            <text:p>8.589233</text:p>
          </table:table-cell>
          <table:table-cell office:value-type="float" office:value="10.18231" calcext:value-type="float">
            <text:p>10.18231</text:p>
          </table:table-cell>
          <table:table-cell office:value-type="float" office:value="10.02255" calcext:value-type="float">
            <text:p>10.02255</text:p>
          </table:table-cell>
          <table:table-cell office:value-type="float" office:value="11.19986" calcext:value-type="float">
            <text:p>11.19986</text:p>
          </table:table-cell>
          <table:table-cell office:value-type="float" office:value="11.07193" calcext:value-type="float">
            <text:p>11.07193</text:p>
          </table:table-cell>
          <table:table-cell office:value-type="float" office:value="11.86496" calcext:value-type="float">
            <text:p>11.86496</text:p>
          </table:table-cell>
          <table:table-cell office:value-type="float" office:value="11.75519" calcext:value-type="float">
            <text:p>11.75519</text:p>
          </table:table-cell>
          <table:table-cell office:value-type="float" office:value="12.09351" calcext:value-type="float">
            <text:p>12.09351</text:p>
          </table:table-cell>
          <table:table-cell office:value-type="float" office:value="11.99423" calcext:value-type="float">
            <text:p>11.99423</text:p>
          </table:table-cell>
          <table:table-cell office:value-type="float" office:value="-0.2781372" calcext:value-type="float">
            <text:p>-0.2781372</text:p>
          </table:table-cell>
          <table:table-cell office:value-type="float" office:value="-12.25305" calcext:value-type="float">
            <text:p>-12.253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1" calcext:value-type="float">
            <text:p>29122001</text:p>
          </table:table-cell>
          <table:table-cell office:value-type="float" office:value="8.381751" calcext:value-type="float">
            <text:p>8.381751</text:p>
          </table:table-cell>
          <table:table-cell office:value-type="float" office:value="-7.35" calcext:value-type="float">
            <text:p>-7.35</text:p>
          </table:table-cell>
          <table:table-cell office:value-type="float" office:value="-13.26" calcext:value-type="float">
            <text:p>-13.26</text:p>
          </table:table-cell>
          <table:table-cell office:value-type="float" office:value="0.3133292" calcext:value-type="float">
            <text:p>0.3133292</text:p>
          </table:table-cell>
          <table:table-cell office:value-type="float" office:value="0.1980822" calcext:value-type="float">
            <text:p>0.1980822</text:p>
          </table:table-cell>
          <table:table-cell office:value-type="float" office:value="307.116" calcext:value-type="float">
            <text:p>307.116</text:p>
          </table:table-cell>
          <table:table-cell office:value-type="float" office:value="0" calcext:value-type="float">
            <text:p>0</text:p>
          </table:table-cell>
          <table:table-cell office:value-type="float" office:value="0.2209473" calcext:value-type="float">
            <text:p>0.2209473</text:p>
          </table:table-cell>
          <table:table-cell office:value-type="float" office:value="-7.704041" calcext:value-type="float">
            <text:p>-7.704041</text:p>
          </table:table-cell>
          <table:table-cell office:value-type="float" office:value="-1.176422" calcext:value-type="float">
            <text:p>-1.176422</text:p>
          </table:table-cell>
          <table:table-cell office:value-type="float" office:value="-3.33847" calcext:value-type="float">
            <text:p>-3.33847</text:p>
          </table:table-cell>
          <table:table-cell office:value-type="float" office:value="-0.4772034" calcext:value-type="float">
            <text:p>-0.4772034</text:p>
          </table:table-cell>
          <table:table-cell office:value-type="float" office:value="-1.03949" calcext:value-type="float">
            <text:p>-1.03949</text:p>
          </table:table-cell>
          <table:table-cell office:value-type="float" office:value="0.3475037" calcext:value-type="float">
            <text:p>0.3475037</text:p>
          </table:table-cell>
          <table:table-cell office:value-type="float" office:value="-0.06338501" calcext:value-type="float">
            <text:p>-0.06338501</text:p>
          </table:table-cell>
          <table:table-cell office:value-type="float" office:value="1.014465" calcext:value-type="float">
            <text:p>1.014465</text:p>
          </table:table-cell>
          <table:table-cell office:value-type="float" office:value="0.6295166" calcext:value-type="float">
            <text:p>0.6295166</text:p>
          </table:table-cell>
          <table:table-cell office:value-type="float" office:value="1.834503" calcext:value-type="float">
            <text:p>1.834503</text:p>
          </table:table-cell>
          <table:table-cell office:value-type="float" office:value="1.491364" calcext:value-type="float">
            <text:p>1.491364</text:p>
          </table:table-cell>
          <table:table-cell office:value-type="float" office:value="2.727478" calcext:value-type="float">
            <text:p>2.727478</text:p>
          </table:table-cell>
          <table:table-cell office:value-type="float" office:value="2.423859" calcext:value-type="float">
            <text:p>2.423859</text:p>
          </table:table-cell>
          <table:table-cell office:value-type="float" office:value="4.139832" calcext:value-type="float">
            <text:p>4.139832</text:p>
          </table:table-cell>
          <table:table-cell office:value-type="float" office:value="3.884247" calcext:value-type="float">
            <text:p>3.884247</text:p>
          </table:table-cell>
          <table:table-cell office:value-type="float" office:value="6.365631" calcext:value-type="float">
            <text:p>6.365631</text:p>
          </table:table-cell>
          <table:table-cell office:value-type="float" office:value="6.132812" calcext:value-type="float">
            <text:p>6.132812</text:p>
          </table:table-cell>
          <table:table-cell office:value-type="float" office:value="8.587128" calcext:value-type="float">
            <text:p>8.587128</text:p>
          </table:table-cell>
          <table:table-cell office:value-type="float" office:value="8.38562" calcext:value-type="float">
            <text:p>8.38562</text:p>
          </table:table-cell>
          <table:table-cell office:value-type="float" office:value="10.02081" calcext:value-type="float">
            <text:p>10.02081</text:p>
          </table:table-cell>
          <table:table-cell office:value-type="float" office:value="9.857269" calcext:value-type="float">
            <text:p>9.857269</text:p>
          </table:table-cell>
          <table:table-cell office:value-type="float" office:value="11.07059" calcext:value-type="float">
            <text:p>11.07059</text:p>
          </table:table-cell>
          <table:table-cell office:value-type="float" office:value="10.93738" calcext:value-type="float">
            <text:p>10.93738</text:p>
          </table:table-cell>
          <table:table-cell office:value-type="float" office:value="11.754" calcext:value-type="float">
            <text:p>11.754</text:p>
          </table:table-cell>
          <table:table-cell office:value-type="float" office:value="11.64252" calcext:value-type="float">
            <text:p>11.64252</text:p>
          </table:table-cell>
          <table:table-cell office:value-type="float" office:value="11.99323" calcext:value-type="float">
            <text:p>11.99323</text:p>
          </table:table-cell>
          <table:table-cell office:value-type="float" office:value="11.8938" calcext:value-type="float">
            <text:p>11.8938</text:p>
          </table:table-cell>
          <table:table-cell office:value-type="float" office:value="2.673981" calcext:value-type="float">
            <text:p>2.673981</text:p>
          </table:table-cell>
          <table:table-cell office:value-type="float" office:value="-13.28394" calcext:value-type="float">
            <text:p>-13.283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1" calcext:value-type="float">
            <text:p>30122001</text:p>
          </table:table-cell>
          <table:table-cell office:value-type="float" office:value="4.58386" calcext:value-type="float">
            <text:p>4.58386</text:p>
          </table:table-cell>
          <table:table-cell office:value-type="float" office:value="-7.05" calcext:value-type="float">
            <text:p>-7.05</text:p>
          </table:table-cell>
          <table:table-cell office:value-type="float" office:value="-13.18" calcext:value-type="float">
            <text:p>-13.18</text:p>
          </table:table-cell>
          <table:table-cell office:value-type="float" office:value="0.3205349" calcext:value-type="float">
            <text:p>0.3205349</text:p>
          </table:table-cell>
          <table:table-cell office:value-type="float" office:value="0.1993437" calcext:value-type="float">
            <text:p>0.1993437</text:p>
          </table:table-cell>
          <table:table-cell office:value-type="float" office:value="273.744" calcext:value-type="float">
            <text:p>273.744</text:p>
          </table:table-cell>
          <table:table-cell office:value-type="float" office:value="0" calcext:value-type="float">
            <text:p>0</text:p>
          </table:table-cell>
          <table:table-cell office:value-type="float" office:value="-2.538635" calcext:value-type="float">
            <text:p>-2.538635</text:p>
          </table:table-cell>
          <table:table-cell office:value-type="float" office:value="-8.238129" calcext:value-type="float">
            <text:p>-8.238129</text:p>
          </table:table-cell>
          <table:table-cell office:value-type="float" office:value="-2.351135" calcext:value-type="float">
            <text:p>-2.351135</text:p>
          </table:table-cell>
          <table:table-cell office:value-type="float" office:value="-3.980591" calcext:value-type="float">
            <text:p>-3.980591</text:p>
          </table:table-cell>
          <table:table-cell office:value-type="float" office:value="-1.05603" calcext:value-type="float">
            <text:p>-1.05603</text:p>
          </table:table-cell>
          <table:table-cell office:value-type="float" office:value="-1.912445" calcext:value-type="float">
            <text:p>-1.912445</text:p>
          </table:table-cell>
          <table:table-cell office:value-type="float" office:value="-0.06591797" calcext:value-type="float">
            <text:p>-0.06591797</text:p>
          </table:table-cell>
          <table:table-cell office:value-type="float" office:value="-0.2199097" calcext:value-type="float">
            <text:p>-0.2199097</text:p>
          </table:table-cell>
          <table:table-cell office:value-type="float" office:value="0.6261902" calcext:value-type="float">
            <text:p>0.6261902</text:p>
          </table:table-cell>
          <table:table-cell office:value-type="float" office:value="0.4260559" calcext:value-type="float">
            <text:p>0.4260559</text:p>
          </table:table-cell>
          <table:table-cell office:value-type="float" office:value="1.487488" calcext:value-type="float">
            <text:p>1.487488</text:p>
          </table:table-cell>
          <table:table-cell office:value-type="float" office:value="1.250946" calcext:value-type="float">
            <text:p>1.250946</text:p>
          </table:table-cell>
          <table:table-cell office:value-type="float" office:value="2.420563" calcext:value-type="float">
            <text:p>2.420563</text:p>
          </table:table-cell>
          <table:table-cell office:value-type="float" office:value="2.166718" calcext:value-type="float">
            <text:p>2.166718</text:p>
          </table:table-cell>
          <table:table-cell office:value-type="float" office:value="3.8815" calcext:value-type="float">
            <text:p>3.8815</text:p>
          </table:table-cell>
          <table:table-cell office:value-type="float" office:value="3.621826" calcext:value-type="float">
            <text:p>3.621826</text:p>
          </table:table-cell>
          <table:table-cell office:value-type="float" office:value="6.130341" calcext:value-type="float">
            <text:p>6.130341</text:p>
          </table:table-cell>
          <table:table-cell office:value-type="float" office:value="5.895569" calcext:value-type="float">
            <text:p>5.895569</text:p>
          </table:table-cell>
          <table:table-cell office:value-type="float" office:value="8.383545" calcext:value-type="float">
            <text:p>8.383545</text:p>
          </table:table-cell>
          <table:table-cell office:value-type="float" office:value="8.183685" calcext:value-type="float">
            <text:p>8.183685</text:p>
          </table:table-cell>
          <table:table-cell office:value-type="float" office:value="9.85553" calcext:value-type="float">
            <text:p>9.85553</text:p>
          </table:table-cell>
          <table:table-cell office:value-type="float" office:value="9.689728" calcext:value-type="float">
            <text:p>9.689728</text:p>
          </table:table-cell>
          <table:table-cell office:value-type="float" office:value="10.93594" calcext:value-type="float">
            <text:p>10.93594</text:p>
          </table:table-cell>
          <table:table-cell office:value-type="float" office:value="10.79947" calcext:value-type="float">
            <text:p>10.79947</text:p>
          </table:table-cell>
          <table:table-cell office:value-type="float" office:value="11.64133" calcext:value-type="float">
            <text:p>11.64133</text:p>
          </table:table-cell>
          <table:table-cell office:value-type="float" office:value="11.52768" calcext:value-type="float">
            <text:p>11.52768</text:p>
          </table:table-cell>
          <table:table-cell office:value-type="float" office:value="11.89279" calcext:value-type="float">
            <text:p>11.89279</text:p>
          </table:table-cell>
          <table:table-cell office:value-type="float" office:value="11.79257" calcext:value-type="float">
            <text:p>11.79257</text:p>
          </table:table-cell>
          <table:table-cell office:value-type="float" office:value="-1.888885" calcext:value-type="float">
            <text:p>-1.888885</text:p>
          </table:table-cell>
          <table:table-cell office:value-type="float" office:value="-13.47748" calcext:value-type="float">
            <text:p>-13.477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1" calcext:value-type="float">
            <text:p>31122001</text:p>
          </table:table-cell>
          <table:table-cell office:value-type="float" office:value="9.090623" calcext:value-type="float">
            <text:p>9.090623</text:p>
          </table:table-cell>
          <table:table-cell office:value-type="float" office:value="-6.99" calcext:value-type="float">
            <text:p>-6.99</text:p>
          </table:table-cell>
          <table:table-cell office:value-type="float" office:value="-17.52" calcext:value-type="float">
            <text:p>-17.52</text:p>
          </table:table-cell>
          <table:table-cell office:value-type="float" office:value="0.3219935" calcext:value-type="float">
            <text:p>0.3219935</text:p>
          </table:table-cell>
          <table:table-cell office:value-type="float" office:value="0.1404692" calcext:value-type="float">
            <text:p>0.1404692</text:p>
          </table:table-cell>
          <table:table-cell office:value-type="float" office:value="212.724" calcext:value-type="float">
            <text:p>212.724</text:p>
          </table:table-cell>
          <table:table-cell office:value-type="float" office:value="0" calcext:value-type="float">
            <text:p>0</text:p>
          </table:table-cell>
          <table:table-cell office:value-type="float" office:value="1.002441" calcext:value-type="float">
            <text:p>1.002441</text:p>
          </table:table-cell>
          <table:table-cell office:value-type="float" office:value="-10.49045" calcext:value-type="float">
            <text:p>-10.49045</text:p>
          </table:table-cell>
          <table:table-cell office:value-type="float" office:value="-1.86734" calcext:value-type="float">
            <text:p>-1.86734</text:p>
          </table:table-cell>
          <table:table-cell office:value-type="float" office:value="-5.449158" calcext:value-type="float">
            <text:p>-5.449158</text:p>
          </table:table-cell>
          <table:table-cell office:value-type="float" office:value="-1.565155" calcext:value-type="float">
            <text:p>-1.565155</text:p>
          </table:table-cell>
          <table:table-cell office:value-type="float" office:value="-2.807983" calcext:value-type="float">
            <text:p>-2.807983</text:p>
          </table:table-cell>
          <table:table-cell office:value-type="float" office:value="-0.2234802" calcext:value-type="float">
            <text:p>-0.2234802</text:p>
          </table:table-cell>
          <table:table-cell office:value-type="float" office:value="-0.3891907" calcext:value-type="float">
            <text:p>-0.3891907</text:p>
          </table:table-cell>
          <table:table-cell office:value-type="float" office:value="0.4229431" calcext:value-type="float">
            <text:p>0.4229431</text:p>
          </table:table-cell>
          <table:table-cell office:value-type="float" office:value="0.264679" calcext:value-type="float">
            <text:p>0.264679</text:p>
          </table:table-cell>
          <table:table-cell office:value-type="float" office:value="1.248535" calcext:value-type="float">
            <text:p>1.248535</text:p>
          </table:table-cell>
          <table:table-cell office:value-type="float" office:value="1.068878" calcext:value-type="float">
            <text:p>1.068878</text:p>
          </table:table-cell>
          <table:table-cell office:value-type="float" office:value="2.164459" calcext:value-type="float">
            <text:p>2.164459</text:p>
          </table:table-cell>
          <table:table-cell office:value-type="float" office:value="1.961548" calcext:value-type="float">
            <text:p>1.961548</text:p>
          </table:table-cell>
          <table:table-cell office:value-type="float" office:value="3.619354" calcext:value-type="float">
            <text:p>3.619354</text:p>
          </table:table-cell>
          <table:table-cell office:value-type="float" office:value="3.386841" calcext:value-type="float">
            <text:p>3.386841</text:p>
          </table:table-cell>
          <table:table-cell office:value-type="float" office:value="5.893127" calcext:value-type="float">
            <text:p>5.893127</text:p>
          </table:table-cell>
          <table:table-cell office:value-type="float" office:value="5.664093" calcext:value-type="float">
            <text:p>5.664093</text:p>
          </table:table-cell>
          <table:table-cell office:value-type="float" office:value="8.18158" calcext:value-type="float">
            <text:p>8.18158</text:p>
          </table:table-cell>
          <table:table-cell office:value-type="float" office:value="7.982239" calcext:value-type="float">
            <text:p>7.982239</text:p>
          </table:table-cell>
          <table:table-cell office:value-type="float" office:value="9.687958" calcext:value-type="float">
            <text:p>9.687958</text:p>
          </table:table-cell>
          <table:table-cell office:value-type="float" office:value="9.520569" calcext:value-type="float">
            <text:p>9.520569</text:p>
          </table:table-cell>
          <table:table-cell office:value-type="float" office:value="10.79803" calcext:value-type="float">
            <text:p>10.79803</text:p>
          </table:table-cell>
          <table:table-cell office:value-type="float" office:value="10.65875" calcext:value-type="float">
            <text:p>10.65875</text:p>
          </table:table-cell>
          <table:table-cell office:value-type="float" office:value="11.52649" calcext:value-type="float">
            <text:p>11.52649</text:p>
          </table:table-cell>
          <table:table-cell office:value-type="float" office:value="11.4108" calcext:value-type="float">
            <text:p>11.4108</text:p>
          </table:table-cell>
          <table:table-cell office:value-type="float" office:value="11.79153" calcext:value-type="float">
            <text:p>11.79153</text:p>
          </table:table-cell>
          <table:table-cell office:value-type="float" office:value="11.69025" calcext:value-type="float">
            <text:p>11.69025</text:p>
          </table:table-cell>
          <table:table-cell office:value-type="float" office:value="2.920654" calcext:value-type="float">
            <text:p>2.920654</text:p>
          </table:table-cell>
          <table:table-cell office:value-type="float" office:value="-16.7066" calcext:value-type="float">
            <text:p>-16.7066</text:p>
          </table:table-cell>
          <table:table-cell table:number-columns-repeated="1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1:26.834863058</dc:date>
    <meta:editing-duration>PT6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